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61in"/>
    </style:style>
    <style:style style:name="co2" style:family="table-column">
      <style:table-column-properties fo:break-before="auto" style:column-width="1.3866in"/>
    </style:style>
    <style:style style:name="co3" style:family="table-column">
      <style:table-column-properties fo:break-before="auto" style:column-width="5.0008in"/>
    </style:style>
    <style:style style:name="co4" style:family="table-column">
      <style:table-column-properties fo:break-before="auto" style:column-width="0.5819in"/>
    </style:style>
    <style:style style:name="co5" style:family="table-column">
      <style:table-column-properties fo:break-before="auto" style:column-width="0.4965in"/>
    </style:style>
    <style:style style:name="co6" style:family="table-column">
      <style:table-column-properties fo:break-before="auto" style:column-width="0.6898in"/>
    </style:style>
    <style:style style:name="co7" style:family="table-column">
      <style:table-column-properties fo:break-before="auto" style:column-width="1.0972in"/>
    </style:style>
    <style:style style:name="co8" style:family="table-column">
      <style:table-column-properties fo:break-before="auto" style:column-width="0.6465in"/>
    </style:style>
    <style:style style:name="co9" style:family="table-column">
      <style:table-column-properties fo:break-before="auto" style:column-width="0.7327in"/>
    </style:style>
    <style:style style:name="co10" style:family="table-column">
      <style:table-column-properties fo:break-before="auto" style:column-width="16.1543in"/>
    </style:style>
    <style:style style:name="co11" style:family="table-column">
      <style:table-column-properties fo:break-before="auto" style:column-width="0.8827in"/>
    </style:style>
    <style:style style:name="co12" style:family="table-column">
      <style:table-column-properties fo:break-before="auto" style:column-width="3.3811in"/>
    </style:style>
    <style:style style:name="co13" style:family="table-column">
      <style:table-column-properties fo:break-before="auto" style:column-width="0.4217in"/>
    </style:style>
    <style:style style:name="co14" style:family="table-column">
      <style:table-column-properties fo:break-before="auto" style:column-width="1.7516in"/>
    </style:style>
    <style:style style:name="co15" style:family="table-column">
      <style:table-column-properties fo:break-before="auto" style:column-width="1.0862in"/>
    </style:style>
    <style:style style:name="co16" style:family="table-column">
      <style:table-column-properties fo:break-before="auto" style:column-width="1.4402in"/>
    </style:style>
    <style:style style:name="co17" style:family="table-column">
      <style:table-column-properties fo:break-before="auto" style:column-width="3.628in"/>
    </style:style>
    <style:style style:name="co18" style:family="table-column">
      <style:table-column-properties fo:break-before="auto" style:column-width="1.2791in"/>
    </style:style>
    <style:style style:name="co19" style:family="table-column">
      <style:table-column-properties fo:break-before="auto" style:column-width="1.3437in"/>
    </style:style>
    <style:style style:name="co20" style:family="table-column">
      <style:table-column-properties fo:break-before="auto" style:column-width="7.0382in"/>
    </style:style>
    <style:style style:name="co21" style:family="table-column">
      <style:table-column-properties fo:break-before="auto" style:column-width="22.8335in"/>
    </style:style>
    <style:style style:name="co22" style:family="table-column">
      <style:table-column-properties fo:break-before="auto" style:column-width="9.0335in"/>
    </style:style>
    <style:style style:name="co23"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7.7937in" fo:break-before="auto" style:use-optimal-row-height="true"/>
    </style:style>
    <style:style style:name="ro3" style:family="table-row">
      <style:table-row-properties style:row-height="5.6173in" fo:break-before="auto" style:use-optimal-row-height="true"/>
    </style:style>
    <style:style style:name="ro4" style:family="table-row">
      <style:table-row-properties style:row-height="7.9492in" fo:break-before="auto" style:use-optimal-row-height="true"/>
    </style:style>
    <style:style style:name="ro5" style:family="table-row">
      <style:table-row-properties style:row-height="15.8783in" fo:break-before="auto" style:use-optimal-row-height="true"/>
    </style:style>
    <style:style style:name="ro6" style:family="table-row">
      <style:table-row-properties style:row-height="13.702in" fo:break-before="auto" style:use-optimal-row-height="true"/>
    </style:style>
    <style:style style:name="ro7" style:family="table-row">
      <style:table-row-properties style:row-height="6.7055in" fo:break-before="auto" style:use-optimal-row-height="true"/>
    </style:style>
    <style:style style:name="ro8" style:family="table-row">
      <style:table-row-properties style:row-height="7.0165in" fo:break-before="auto" style:use-optimal-row-height="true"/>
    </style:style>
    <style:style style:name="ro9" style:family="table-row">
      <style:table-row-properties style:row-height="16.0339in" fo:break-before="auto" style:use-optimal-row-height="true"/>
    </style:style>
    <style:style style:name="ro10" style:family="table-row">
      <style:table-row-properties style:row-height="9.6598in" fo:break-before="auto" style:use-optimal-row-height="true"/>
    </style:style>
    <style:style style:name="ro11" style:family="table-row">
      <style:table-row-properties style:row-height="8.1047in" fo:break-before="auto" style:use-optimal-row-height="true"/>
    </style:style>
    <style:style style:name="ro12" style:family="table-row">
      <style:table-row-properties style:row-height="9.3484in" fo:break-before="auto" style:use-optimal-row-height="true"/>
    </style:style>
    <style:style style:name="ro13" style:family="table-row">
      <style:table-row-properties style:row-height="8.5717in" fo:break-before="auto" style:use-optimal-row-height="true"/>
    </style:style>
    <style:style style:name="ro14" style:family="table-row">
      <style:table-row-properties style:row-height="6.55in" fo:break-before="auto" style:use-optimal-row-height="true"/>
    </style:style>
    <style:style style:name="ro15" style:family="table-row">
      <style:table-row-properties style:row-height="6.2398in" fo:break-before="auto" style:use-optimal-row-height="true"/>
    </style:style>
    <style:style style:name="ro16" style:family="table-row">
      <style:table-row-properties style:row-height="5.7728in" fo:break-before="auto" style:use-optimal-row-height="true"/>
    </style:style>
    <style:style style:name="ro17" style:family="table-row">
      <style:table-row-properties style:row-height="8.8827in" fo:break-before="auto" style:use-optimal-row-height="true"/>
    </style:style>
    <style:style style:name="ro18" style:family="table-row">
      <style:table-row-properties style:row-height="16.511in" fo:break-before="auto" style:use-optimal-row-height="true"/>
    </style:style>
    <style:style style:name="ro19" style:family="table-row">
      <style:table-row-properties style:row-height="10.4366in" fo:break-before="auto" style:use-optimal-row-height="true"/>
    </style:style>
    <style:style style:name="ro20" style:family="table-row">
      <style:table-row-properties style:row-height="9.9709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imovei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7"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7" table:default-cell-style-name="Default"/>
        <table:table-column table:style-name="co14" table:default-cell-style-name="Default"/>
        <table:table-column table:style-name="co15" table:default-cell-style-name="Default"/>
        <table:table-column table:style-name="co16" table:default-cell-style-name="Default"/>
        <table:table-column table:style-name="co15" table:default-cell-style-name="Default"/>
        <table:table-column table:style-name="co17" table:default-cell-style-name="Default"/>
        <table:table-column table:style-name="co18" table:default-cell-style-name="Default"/>
        <table:table-column table:style-name="co7"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row table:style-name="ro1">
          <table:table-cell office:value-type="string" calcext:value-type="string">
            <text:p>cidade</text:p>
          </table:table-cell>
          <table:table-cell office:value-type="string" calcext:value-type="string">
            <text:p>bairro</text:p>
          </table:table-cell>
          <table:table-cell office:value-type="string" calcext:value-type="string">
            <text:p>endereco</text:p>
          </table:table-cell>
          <table:table-cell office:value-type="string" calcext:value-type="string">
            <text:p>quartos</text:p>
          </table:table-cell>
          <table:table-cell office:value-type="string" calcext:value-type="string">
            <text:p>suites</text:p>
          </table:table-cell>
          <table:table-cell office:value-type="string" calcext:value-type="string">
            <text:p>garagens</text:p>
          </table:table-cell>
          <table:table-cell office:value-type="string" calcext:value-type="string">
            <text:p>posicao_sol</text:p>
          </table:table-cell>
          <table:table-cell office:value-type="string" calcext:value-type="string">
            <text:p>area_util</text:p>
          </table:table-cell>
          <table:table-cell office:value-type="string" calcext:value-type="string">
            <text:p>area_total</text:p>
          </table:table-cell>
          <table:table-cell office:value-type="string" calcext:value-type="string">
            <text:p>preco</text:p>
          </table:table-cell>
          <table:table-cell office:value-type="string" calcext:value-type="string">
            <text:p>características</text:p>
          </table:table-cell>
          <table:table-cell office:value-type="string" calcext:value-type="string">
            <text:p>latitude</text:p>
          </table:table-cell>
          <table:table-cell office:value-type="string" calcext:value-type="string">
            <text:p>longitude</text:p>
          </table:table-cell>
          <table:table-cell office:value-type="string" calcext:value-type="string">
            <text:p>nome_vendedor</text:p>
          </table:table-cell>
          <table:table-cell office:value-type="string" calcext:value-type="string">
            <text:p>creci</text:p>
          </table:table-cell>
          <table:table-cell office:value-type="string" calcext:value-type="string">
            <text:p>whatsapp</text:p>
          </table:table-cell>
          <table:table-cell office:value-type="string" calcext:value-type="string">
            <text:p>telefone</text:p>
          </table:table-cell>
          <table:table-cell office:value-type="string" calcext:value-type="string">
            <text:p>publicado_dias:</text:p>
          </table:table-cell>
          <table:table-cell office:value-type="string" calcext:value-type="string">
            <text:p>aceita_financiamento</text:p>
          </table:table-cell>
          <table:table-cell office:value-type="string" calcext:value-type="string">
            <text:p>posicao_imovel</text:p>
          </table:table-cell>
          <table:table-cell office:value-type="string" calcext:value-type="string">
            <text:p>nome_edificio</text:p>
          </table:table-cell>
          <table:table-cell office:value-type="string" calcext:value-type="string">
            <text:p>ultima_atualizacao</text:p>
          </table:table-cell>
          <table:table-cell office:value-type="string" calcext:value-type="string">
            <text:p>unidades_andar</text:p>
          </table:table-cell>
          <table:table-cell office:value-type="string" calcext:value-type="string">
            <text:p>total_andares_empr</text:p>
          </table:table-cell>
          <table:table-cell office:value-type="string" calcext:value-type="string">
            <text:p>titulo</text:p>
          </table:table-cell>
          <table:table-cell office:value-type="string" calcext:value-type="string">
            <text:p>descricao</text:p>
          </table:table-cell>
          <table:table-cell office:value-type="string" calcext:value-type="string">
            <text:p>url_origem</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5 Conjunto X</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Poente</text:p>
          </table:table-cell>
          <table:table-cell table:number-columns-repeated="2" office:value-type="string" calcext:value-type="string">
            <text:p>150,00 m²</text:p>
          </table:table-cell>
          <table:table-cell office:value-type="float" office:value="370" calcext:value-type="float">
            <text:p>370</text:p>
          </table:table-cell>
          <table:table-cell/>
          <table:table-cell office:value-type="float" office:value="-15.8197968" calcext:value-type="float">
            <text:p>-15.8197968</text:p>
          </table:table-cell>
          <table:table-cell office:value-type="float" office:value="-48.1281042" calcext:value-type="float">
            <text:p>-48.1281042</text:p>
          </table:table-cell>
          <table:table-cell office:value-type="string" calcext:value-type="string">
            <text:p>Império dos imóveis</text:p>
          </table:table-cell>
          <table:table-cell office:value-type="float" office:value="24801" calcext:value-type="float">
            <text:p>24801</text:p>
          </table:table-cell>
          <table:table-cell office:value-type="float" office:value="5561995529255" calcext:value-type="float">
            <text:p>5561995529255</text:p>
          </table:table-cell>
          <table:table-cell office:value-type="string" calcext:value-type="string">
            <text:p>(61) 99552 </text:p>
            <text:p>                                             </text:p>
            <text:p>                                         </text:p>
            <text:p>                             </text:p>
            <text:p>                             - 9255 </text:p>
            <text:p>                                 </text:p>
            <text:p>                                       </text:p>
            <text:p>                                 </text:p>
            <text:p>                             </text:p>
            <text:p/>
            <text:p>         </text:p>
            <text:p>                             </text:p>
            <text:p>                                         </text:p>
            <text:p>                                             </text:p>
            <text:p>                                                 </text:p>
            <text:p>                                                 (61) 99552 </text:p>
            <text:p>                                             </text:p>
            <text:p>                                         </text:p>
            <text:p>                             </text:p>
            <text:p>                             - 9255 </text:p>
            <text:p>                                 </text:p>
            <text:p>                                       </text:p>
            <text:p>                                 </text:p>
            <text:p>                             </text:p>
            <text:p/>
            <text:p>         </text:p>
            <text:p>                             </text:p>
            <text:p>                                         </text:p>
            <text:p>                                             </text:p>
            <text:p>                                                 </text:p>
            <text:p>                                                 (61) 99552 </text:p>
            <text:p>                                             </text:p>
            <text:p>                                         </text:p>
            <text:p>                             </text:p>
            <text:p>                             - 9255 </text:p>
            <text:p>                                 </text:p>
            <text:p>                                       </text:p>
            <text:p>                                 </text:p>
            <text:p>                             </text:p>
            <text:p/>
            <text:p>         </text:p>
            <text:p>                             </text:p>
            <text:p>                                         </text:p>
            <text:p>                                             </text:p>
            <text:p>                                                 </text:p>
            <text:p>                                                 (61) 99552 </text:p>
            <text:p>                                             </text:p>
            <text:p>                                         </text:p>
            <text:p>                             </text:p>
            <text:p>                             - 9255</text:p>
          </table:table-cell>
          <table:table-cell office:value-type="string" calcext:value-type="string">
            <text:p>49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QNP 5 - IMÓVEL FICA LOCALIZADA NA AVENIDA PRINCIPAL - NO P NORTE - EM CEILÂNDIA - </text:p>
            <text:p/>
            <text:p>CASA PRONTINHA PARA MORAR - 3 QUARTOS - SENDO UM COM SUITE - BANHEIROS COM BOX E BANCADA DA PIA EM MARMORE BEGE BAHIA - COZINHA REVESTIDA EM CERÂMICA E COM BANCADA DA PIA EM GRANITO VERDE UBATUBA - PISO DA CASA NOVO - PINTURA NOVA - INSTALAÇÃO ELETRICA TODA NOVA, MAIS UMA CASA NOS FUNDOS COM QUARTO - SALA - COZINHA E BANHEIRO SOCIAL - PISO EM CERÂMICA E FORRO PVC.</text:p>
            <text:p/>
            <text:p>ACEITAMOS FINANCIAMENTO, FGTS E PODENDO SER FINANCIADA EM ATÉ 100%.</text:p>
            <text:p/>
            <text:p>ACEITAMOS CARRO OU CASA DE MENOR VALOR.</text:p>
            <text:p/>
            <text:p>VENHA CONFERIR E APROVEITAR ESSA OPORTUNIDADE PARA SAIR DO ALUGUEL.</text:p>
            <text:p/>
            <text:p>LIGUE AGORA E AGENDA SUA VISITA.</text:p>
            <text:p/>
            <text:p>CONTATO:</text:p>
            <text:p/>
            <text:p>(61) 9 ,</text:p>
            <text:p/>
            <text:p>(61) 9 ,</text:p>
            <text:p/>
            <text:p>(61) 9 </text:p>
          </table:table-cell>
          <table:table-cell office:value-type="string" calcext:value-type="string">
            <text:p>https://www.dfimoveis.com.br/imovel/casa-3-quartos-venda-ceilandia-norte-ceilandia-df-qnp-5-conjunto-x-1108879</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3</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Perpendicular</text:p>
          </table:table-cell>
          <table:table-cell office:value-type="string" calcext:value-type="string">
            <text:p>120,00 m²</text:p>
          </table:table-cell>
          <table:table-cell office:value-type="string" calcext:value-type="string">
            <text:p>150,00 m²</text:p>
          </table:table-cell>
          <table:table-cell office:value-type="float" office:value="470.008" calcext:value-type="float">
            <text:p>470.008</text:p>
          </table:table-cell>
          <table:table-cell office:value-type="string" calcext:value-type="string">
            <text:p>Área de Serviço, Cozinha com Armários , Portão Eletrônico, Varanda, Piso em Porcelanato , Cozinha Espaçosa, Pintura Nova </text:p>
          </table:table-cell>
          <table:table-cell office:value-type="float" office:value="-15.7908239" calcext:value-type="float">
            <text:p>-15.7908239</text:p>
          </table:table-cell>
          <table:table-cell office:value-type="float" office:value="-48.1297341" calcext:value-type="float">
            <text:p>-48.1297341</text:p>
          </table:table-cell>
          <table:table-cell office:value-type="string" calcext:value-type="string">
            <text:p>Augusto corretor de imóveis</text:p>
          </table:table-cell>
          <table:table-cell office:value-type="float" office:value="9459" calcext:value-type="float">
            <text:p>9459</text:p>
          </table:table-cell>
          <table:table-cell office:value-type="float" office:value="5561985628637" calcext:value-type="float">
            <text:p>5561985628637</text:p>
          </table:table-cell>
          <table:table-cell office:value-type="string" calcext:value-type="string">
            <text:p>(61) 98562 </text:p>
            <text:p>                                             </text:p>
            <text:p>                                         </text:p>
            <text:p>                             </text:p>
            <text:p>                             - 8637 </text:p>
            <text:p>                                 </text:p>
            <text:p>                                       </text:p>
            <text:p>                                 </text:p>
            <text:p>                             </text:p>
            <text:p/>
            <text:p>         </text:p>
            <text:p>                             </text:p>
            <text:p>                                         </text:p>
            <text:p>                                             </text:p>
            <text:p>                                                 </text:p>
            <text:p>                                                 (61) 98562 </text:p>
            <text:p>                                             </text:p>
            <text:p>                                         </text:p>
            <text:p>                             </text:p>
            <text:p>                             - 8637 </text:p>
            <text:p>                                 </text:p>
            <text:p>                                       </text:p>
            <text:p>                                 </text:p>
            <text:p>                             </text:p>
            <text:p/>
            <text:p>         </text:p>
            <text:p>                             </text:p>
            <text:p>                                         </text:p>
            <text:p>                                             </text:p>
            <text:p>                                                 </text:p>
            <text:p>                                                 (61) 98562 </text:p>
            <text:p>                                             </text:p>
            <text:p>                                         </text:p>
            <text:p>                             </text:p>
            <text:p>                             - 8637 </text:p>
            <text:p>                                 </text:p>
            <text:p>                                       </text:p>
            <text:p>                                 </text:p>
            <text:p>                             </text:p>
            <text:p/>
            <text:p>         </text:p>
            <text:p>                             </text:p>
            <text:p>                                         </text:p>
            <text:p>                                             </text:p>
            <text:p>                                                 </text:p>
            <text:p>                                                 (61) 98562 </text:p>
            <text:p>                                             </text:p>
            <text:p>                                         </text:p>
            <text:p>                             </text:p>
            <text:p>                             - 8637</text:p>
          </table:table-cell>
          <table:table-cell office:value-type="string" calcext:value-type="string">
            <text:p>78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QNO 13 - VENDO LINDA CASA, CONSTRUCAO NOVA, COM 3 QUARTOS , SENDO UM SUITE,  SALA AMPLA , COPA, BANHEIRO SOCIAL, COZINHA COM ARMARIOS, AREA DE SERVICO, TUDO NOVO NO IMOVEL, COMODOS AMPLOS  E CONFORTAVEL, CASA BEM</text:p>
            <text:p>AREJADA, CLARA E ACONCHEGANTE. VALOR R$. 470 MIL - FALAR COM AUGUSTO ZAP ,.</text:p>
            <text:p/>
            <text:p/>
          </table:table-cell>
          <table:table-cell office:value-type="string" calcext:value-type="string">
            <text:p>https://www.dfimoveis.com.br/imovel/casa-3-quartos-venda-ceilandia-norte-ceilandia-df-qno-13-1095592</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21 Conjunto H</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Perpendicular</text:p>
          </table:table-cell>
          <table:table-cell table:number-columns-repeated="2" office:value-type="string" calcext:value-type="string">
            <text:p>165,60 m²</text:p>
          </table:table-cell>
          <table:table-cell office:value-type="float" office:value="280" calcext:value-type="float">
            <text:p>280</text:p>
          </table:table-cell>
          <table:table-cell office:value-type="string" calcext:value-type="string">
            <text:p>Área de Serviço</text:p>
          </table:table-cell>
          <table:table-cell office:value-type="float" office:value="-15.811853" calcext:value-type="float">
            <text:p>-15.811853</text:p>
          </table:table-cell>
          <table:table-cell office:value-type="float" office:value="-48.13166" calcext:value-type="float">
            <text:p>-48.13166</text:p>
          </table:table-cell>
          <table:table-cell office:value-type="string" calcext:value-type="string">
            <text:p>Adriano</text:p>
          </table:table-cell>
          <table:table-cell office:value-type="float" office:value="30121" calcext:value-type="float">
            <text:p>30121</text:p>
          </table:table-cell>
          <table:table-cell office:value-type="float" office:value="5561984404420" calcext:value-type="float">
            <text:p>5561984404420</text:p>
          </table:table-cell>
          <table:table-cell office:value-type="string" calcext:value-type="string">
            <text:p>(61) 98440 </text:p>
            <text:p>                                             </text:p>
            <text:p>                                         </text:p>
            <text:p>                             </text:p>
            <text:p>                             - 4420 </text:p>
            <text:p>                                 </text:p>
            <text:p>                                       </text:p>
            <text:p>                                 </text:p>
            <text:p>                             </text:p>
            <text:p/>
            <text:p>         </text:p>
            <text:p>                             </text:p>
            <text:p>                                         </text:p>
            <text:p>                                             </text:p>
            <text:p>                                                 </text:p>
            <text:p>                                                 (61) 98440 </text:p>
            <text:p>                                             </text:p>
            <text:p>                                         </text:p>
            <text:p>                             </text:p>
            <text:p>                             - 4420 </text:p>
            <text:p>                                 </text:p>
            <text:p>                                       </text:p>
            <text:p>                                 </text:p>
            <text:p>                             </text:p>
            <text:p/>
            <text:p>         </text:p>
            <text:p>                             </text:p>
            <text:p>                                         </text:p>
            <text:p>                                             </text:p>
            <text:p>                                                 </text:p>
            <text:p>                                                 (61) 98440 </text:p>
            <text:p>                                             </text:p>
            <text:p>                                         </text:p>
            <text:p>                             </text:p>
            <text:p>                             - 4420 </text:p>
            <text:p>                                 </text:p>
            <text:p>                                       </text:p>
            <text:p>                                 </text:p>
            <text:p>                             </text:p>
            <text:p/>
            <text:p>         </text:p>
            <text:p>                             </text:p>
            <text:p>                                         </text:p>
            <text:p>                                             </text:p>
            <text:p>                                                 </text:p>
            <text:p>                                                 (61) 98440 </text:p>
            <text:p>                                             </text:p>
            <text:p>                                         </text:p>
            <text:p>                             </text:p>
            <text:p>                             - 4420</text:p>
          </table:table-cell>
          <table:table-cell office:value-type="string" calcext:value-type="string">
            <text:p>30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solta no lote </text:p>
          </table:table-cell>
          <table:table-cell office:value-type="string" calcext:value-type="string">
            <text:p> S.A Imóveis – Vende Casa na QNP 21</text:p>
            <text:p/>
            <text:p> Localização:</text:p>
            <text:p><text:tab/>•<text:tab/>Endereço: QNP 21, Conjunto H</text:p>
            <text:p/>
            <text:p> Características do Imóvel:</text:p>
            <text:p><text:tab/>•<text:tab/>Lote de 165,60m²</text:p>
            <text:p><text:tab/>•<text:tab/>Casa solta no lote</text:p>
            <text:p><text:tab/>•<text:tab/>3 quartos, sendo 1 suíte</text:p>
            <text:p><text:tab/>•<text:tab/>Banheiro social com box</text:p>
            <text:p><text:tab/>•<text:tab/>Cozinha ampla</text:p>
            <text:p><text:tab/>•<text:tab/>Área de serviço</text:p>
            <text:p/>
            <text:p> Documentação:</text:p>
            <text:p><text:tab/>•<text:tab/>Escriturada e registrada</text:p>
            <text:p><text:tab/>•<text:tab/>Aceita financiamento</text:p>
            <text:p/>
            <text:p>Valor: R$ 280.000,00</text:p>
            <text:p/>
            <text:p>Entre em contato para mais informações!</text:p>
          </table:table-cell>
          <table:table-cell office:value-type="string" calcext:value-type="string">
            <text:p>https://www.dfimoveis.com.br/imovel/casa-3-quartos-venda-ceilandia-norte-ceilandia-df-qnp-21-conjunto-h-1119637</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9 Conjunto K</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Poente</text:p>
          </table:table-cell>
          <table:table-cell table:number-columns-repeated="2" office:value-type="string" calcext:value-type="string">
            <text:p>135,00 m²</text:p>
          </table:table-cell>
          <table:table-cell office:value-type="float" office:value="280" calcext:value-type="float">
            <text:p>280</text:p>
          </table:table-cell>
          <table:table-cell/>
          <table:table-cell office:value-type="float" office:value="-15.8143576" calcext:value-type="float">
            <text:p>-15.8143576</text:p>
          </table:table-cell>
          <table:table-cell office:value-type="float" office:value="-48.127905" calcext:value-type="float">
            <text:p>-48.127905</text:p>
          </table:table-cell>
          <table:table-cell office:value-type="string" calcext:value-type="string">
            <text:p>Adriano</text:p>
          </table:table-cell>
          <table:table-cell office:value-type="float" office:value="30121" calcext:value-type="float">
            <text:p>30121</text:p>
          </table:table-cell>
          <table:table-cell office:value-type="float" office:value="5561984404420" calcext:value-type="float">
            <text:p>5561984404420</text:p>
          </table:table-cell>
          <table:table-cell office:value-type="string" calcext:value-type="string">
            <text:p>(61) 98440 </text:p>
            <text:p>                                             </text:p>
            <text:p>                                         </text:p>
            <text:p>                             </text:p>
            <text:p>                             - 4420 </text:p>
            <text:p>                                 </text:p>
            <text:p>                                       </text:p>
            <text:p>                                 </text:p>
            <text:p>                             </text:p>
            <text:p/>
            <text:p>         </text:p>
            <text:p>                             </text:p>
            <text:p>                                         </text:p>
            <text:p>                                             </text:p>
            <text:p>                                                 </text:p>
            <text:p>                                                 (61) 98440 </text:p>
            <text:p>                                             </text:p>
            <text:p>                                         </text:p>
            <text:p>                             </text:p>
            <text:p>                             - 4420 </text:p>
            <text:p>                                 </text:p>
            <text:p>                                       </text:p>
            <text:p>                                 </text:p>
            <text:p>                             </text:p>
            <text:p/>
            <text:p>         </text:p>
            <text:p>                             </text:p>
            <text:p>                                         </text:p>
            <text:p>                                             </text:p>
            <text:p>                                                 </text:p>
            <text:p>                                                 (61) 98440 </text:p>
            <text:p>                                             </text:p>
            <text:p>                                         </text:p>
            <text:p>                             </text:p>
            <text:p>                             - 4420 </text:p>
            <text:p>                                 </text:p>
            <text:p>                                       </text:p>
            <text:p>                                 </text:p>
            <text:p>                             </text:p>
            <text:p/>
            <text:p>         </text:p>
            <text:p>                             </text:p>
            <text:p>                                         </text:p>
            <text:p>                                             </text:p>
            <text:p>                                                 </text:p>
            <text:p>                                                 (61) 98440 </text:p>
            <text:p>                                             </text:p>
            <text:p>                                         </text:p>
            <text:p>                             </text:p>
            <text:p>                             - 4420</text:p>
          </table:table-cell>
          <table:table-cell office:value-type="string" calcext:value-type="string">
            <text:p>30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É um imóvel de esquina e possui casa de fundos </text:p>
          </table:table-cell>
          <table:table-cell office:value-type="string" calcext:value-type="string">
            <text:p> S.A Imóveis – Vende Casa de Esquina na QNP 09</text:p>
            <text:p/>
            <text:p>Localização:</text:p>
            <text:p><text:tab/>•<text:tab/>Endereço: QNP 09, Conjunto K, Casa 01</text:p>
            <text:p><text:tab/>•<text:tab/>CEP: 72240-811</text:p>
            <text:p/>
            <text:p> Características do Imóvel:</text:p>
            <text:p><text:tab/>•<text:tab/>Lote de 135m²</text:p>
            <text:p><text:tab/>•<text:tab/>Casa de esquina</text:p>
            <text:p><text:tab/>•<text:tab/>Toda forrada em PVC</text:p>
            <text:p><text:tab/>•<text:tab/>Gradeada na lateral</text:p>
            <text:p/>
            <text:p> Casa Principal:</text:p>
            <text:p><text:tab/>•<text:tab/>3 quartos</text:p>
            <text:p><text:tab/>•<text:tab/>Sala</text:p>
            <text:p><text:tab/>•<text:tab/>Cozinha</text:p>
            <text:p><text:tab/>•<text:tab/>Banheiro social</text:p>
            <text:p/>
            <text:p> Casa nos Fundos:</text:p>
            <text:p><text:tab/>•<text:tab/>1 quarto</text:p>
            <text:p><text:tab/>•<text:tab/>Sala</text:p>
            <text:p><text:tab/>•<text:tab/>Cozinha</text:p>
            <text:p><text:tab/>•<text:tab/>Banheiro</text:p>
            <text:p/>
            <text:p> Valor: R$ 280.000,00</text:p>
            <text:p/>
            <text:p>Entre em contato para mais informações!</text:p>
          </table:table-cell>
          <table:table-cell office:value-type="string" calcext:value-type="string">
            <text:p>https://www.dfimoveis.com.br/imovel/casa-3-quartos-venda-ceilandia-norte-ceilandia-df-qnp-9-conjunto-k-1119660</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37</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Poente</text:p>
          </table:table-cell>
          <table:table-cell table:number-columns-repeated="2" office:value-type="string" calcext:value-type="string">
            <text:p>180,00 m²</text:p>
          </table:table-cell>
          <table:table-cell office:value-type="float" office:value="390" calcext:value-type="float">
            <text:p>390</text:p>
          </table:table-cell>
          <table:table-cell office:value-type="string" calcext:value-type="string">
            <text:p>Área de Serviço, Cozinha com Armários </text:p>
          </table:table-cell>
          <table:table-cell office:value-type="float" office:value="-15.8116078" calcext:value-type="float">
            <text:p>-15.8116078</text:p>
          </table:table-cell>
          <table:table-cell office:value-type="float" office:value="-48.1262399" calcext:value-type="float">
            <text:p>-48.1262399</text:p>
          </table:table-cell>
          <table:table-cell office:value-type="string" calcext:value-type="string">
            <text:p>Adriano</text:p>
          </table:table-cell>
          <table:table-cell office:value-type="float" office:value="30121" calcext:value-type="float">
            <text:p>30121</text:p>
          </table:table-cell>
          <table:table-cell office:value-type="float" office:value="5561984404420" calcext:value-type="float">
            <text:p>5561984404420</text:p>
          </table:table-cell>
          <table:table-cell office:value-type="string" calcext:value-type="string">
            <text:p>(61) 98440 </text:p>
            <text:p>                                             </text:p>
            <text:p>                                         </text:p>
            <text:p>                             </text:p>
            <text:p>                             - 4420 </text:p>
            <text:p>                                 </text:p>
            <text:p>                                       </text:p>
            <text:p>                                 </text:p>
            <text:p>                             </text:p>
            <text:p/>
            <text:p>         </text:p>
            <text:p>                             </text:p>
            <text:p>                                         </text:p>
            <text:p>                                             </text:p>
            <text:p>                                                 </text:p>
            <text:p>                                                 (61) 98440 </text:p>
            <text:p>                                             </text:p>
            <text:p>                                         </text:p>
            <text:p>                             </text:p>
            <text:p>                             - 4420 </text:p>
            <text:p>                                 </text:p>
            <text:p>                                       </text:p>
            <text:p>                                 </text:p>
            <text:p>                             </text:p>
            <text:p/>
            <text:p>         </text:p>
            <text:p>                             </text:p>
            <text:p>                                         </text:p>
            <text:p>                                             </text:p>
            <text:p>                                                 </text:p>
            <text:p>                                                 (61) 98440 </text:p>
            <text:p>                                             </text:p>
            <text:p>                                         </text:p>
            <text:p>                             </text:p>
            <text:p>                             - 4420 </text:p>
            <text:p>                                 </text:p>
            <text:p>                                       </text:p>
            <text:p>                                 </text:p>
            <text:p>                             </text:p>
            <text:p/>
            <text:p>         </text:p>
            <text:p>                             </text:p>
            <text:p>                                         </text:p>
            <text:p>                                             </text:p>
            <text:p>                                                 </text:p>
            <text:p>                                                 (61) 98440 </text:p>
            <text:p>                                             </text:p>
            <text:p>                                         </text:p>
            <text:p>                             </text:p>
            <text:p>                             - 4420</text:p>
          </table:table-cell>
          <table:table-cell office:value-type="string" calcext:value-type="string">
            <text:p>30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Possui imóvel de fundos </text:p>
          </table:table-cell>
          <table:table-cell office:value-type="string" calcext:value-type="string">
            <text:p>S.A Imóveis – Vende Casa no P Norte</text:p>
            <text:p/>
            <text:p>Localização:</text:p>
            <text:p><text:tab/>•<text:tab/>Endereço: QNN 37, Conjunto G, Casa 13 – P Norte</text:p>
            <text:p><text:tab/>•<text:tab/>CEP: 72225-370</text:p>
            <text:p/>
            <text:p>Características do Imóvel:</text:p>
            <text:p><text:tab/>•<text:tab/>Lote de 180m²</text:p>
            <text:p><text:tab/>•<text:tab/>Casa principal:</text:p>
            <text:p><text:tab/>•<text:tab/>3 quartos, sendo 1 suíte</text:p>
            <text:p><text:tab/>•<text:tab/>Sala de estar ampla</text:p>
            <text:p><text:tab/>•<text:tab/>Cozinha americana</text:p>
            <text:p><text:tab/>•<text:tab/>Banheiro social</text:p>
            <text:p><text:tab/>•<text:tab/>Casa toda forrada</text:p>
            <text:p><text:tab/>•<text:tab/>Vaga para até 3 carros</text:p>
            <text:p><text:tab/>•<text:tab/>Edícula:</text:p>
            <text:p><text:tab/>•<text:tab/>1 quarto com suíte</text:p>
            <text:p><text:tab/>•<text:tab/>Sala</text:p>
            <text:p><text:tab/>•<text:tab/>Cozinha</text:p>
            <text:p><text:tab/>•<text:tab/>Banheiro</text:p>
            <text:p/>
            <text:p>Valor: R$ 390.000,00</text:p>
            <text:p>Aceita financiamento</text:p>
            <text:p/>
            <text:p>Entre em contato para mais informações!</text:p>
          </table:table-cell>
          <table:table-cell office:value-type="string" calcext:value-type="string">
            <text:p>https://www.dfimoveis.com.br/imovel/casa-3-quartos-venda-ceilandia-norte-ceilandia-df-qnn-37-1119626</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37 Conjunto E</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Nascente</text:p>
          </table:table-cell>
          <table:table-cell office:value-type="string" calcext:value-type="string">
            <text:p>130,00 m²</text:p>
          </table:table-cell>
          <table:table-cell office:value-type="string" calcext:value-type="string">
            <text:p>147,00 m²</text:p>
          </table:table-cell>
          <table:table-cell office:value-type="float" office:value="410" calcext:value-type="float">
            <text:p>410</text:p>
          </table:table-cell>
          <table:table-cell office:value-type="string" calcext:value-type="string">
            <text:p>Área de Lazer, Área de Serviço, Piso em Porcelanato , Vista Livre, Cozinha Espaçosa, Pintura Nova </text:p>
          </table:table-cell>
          <table:table-cell office:value-type="float" office:value="-15.8106307" calcext:value-type="float">
            <text:p>-15.8106307</text:p>
          </table:table-cell>
          <table:table-cell office:value-type="float" office:value="-48.1260687" calcext:value-type="float">
            <text:p>-48.1260687</text:p>
          </table:table-cell>
          <table:table-cell office:value-type="string" calcext:value-type="string">
            <text:p>Aristides Imóveis</text:p>
          </table:table-cell>
          <table:table-cell office:value-type="float" office:value="16948" calcext:value-type="float">
            <text:p>16948</text:p>
          </table:table-cell>
          <table:table-cell office:value-type="float" office:value="5561982177579" calcext:value-type="float">
            <text:p>5561982177579</text:p>
          </table:table-cell>
          <table:table-cell office:value-type="string" calcext:value-type="string">
            <text:p>(61) 98217 </text:p>
            <text:p>                                             </text:p>
            <text:p>                                         </text:p>
            <text:p>                             </text:p>
            <text:p>                             - 7579 </text:p>
            <text:p>                                 </text:p>
            <text:p>                                       </text:p>
            <text:p>                                 </text:p>
            <text:p>                             </text:p>
            <text:p/>
            <text:p>         </text:p>
            <text:p>                             </text:p>
            <text:p>                                         </text:p>
            <text:p>                                             </text:p>
            <text:p>                                                 </text:p>
            <text:p>                                                 (61) 98217 </text:p>
            <text:p>                                             </text:p>
            <text:p>                                         </text:p>
            <text:p>                             </text:p>
            <text:p>                             - 7579 </text:p>
            <text:p>                                 </text:p>
            <text:p>                                       </text:p>
            <text:p>                                 </text:p>
            <text:p>                             </text:p>
            <text:p/>
            <text:p>         </text:p>
            <text:p>                             </text:p>
            <text:p>                                         </text:p>
            <text:p>                                             </text:p>
            <text:p>                                                 </text:p>
            <text:p>                                                 (61) 98217 </text:p>
            <text:p>                                             </text:p>
            <text:p>                                         </text:p>
            <text:p>                             </text:p>
            <text:p>                             - 7579 </text:p>
            <text:p>                                 </text:p>
            <text:p>                                       </text:p>
            <text:p>                                 </text:p>
            <text:p>                             </text:p>
            <text:p/>
            <text:p>         </text:p>
            <text:p>                             </text:p>
            <text:p>                                         </text:p>
            <text:p>                                             </text:p>
            <text:p>                                                 </text:p>
            <text:p>                                                 (61) 98217 </text:p>
            <text:p>                                             </text:p>
            <text:p>                                         </text:p>
            <text:p>                             </text:p>
            <text:p>                             - 7579</text:p>
          </table:table-cell>
          <table:table-cell office:value-type="string" calcext:value-type="string">
            <text:p>58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office:value-type="string" calcext:value-type="string">
            <text:p>Não econtrado</text:p>
          </table:table-cell>
          <table:table-cell office:value-type="string" calcext:value-type="string">
            <text:p>1 Andar</text:p>
          </table:table-cell>
          <table:table-cell office:value-type="string" calcext:value-type="string">
            <text:p>Imóvel todo reformado ! </text:p>
          </table:table-cell>
          <table:table-cell office:value-type="string" calcext:value-type="string">
            <text:p> CASA SUPER REFORMADA 4 QUARTOS, ÁREA GOUMERT!</text:p>
            <text:p>TEM VÍDEO DO IMÓVEL . </text:p>
            <text:p>Você acaba de encontrar o imóvel que tanto idealizou! </text:p>
            <text:p>Este imóvel incrível é ideal para quem busca conforto, modernidade e praticidade. </text:p>
            <text:p>Localizada ao lado de faculdades, escolas e uma grande variedade de comércios locais, esta casa é perfeita para famílias e investidores.</text:p>
            <text:p/>
            <text:p>Destaques do Imóvel:</text:p>
            <text:p> -Toda reformada e com acabamentos de alta qualidade, incluindo piso em porcelanato e pias em mármore.</text:p>
            <text:p>- Sala ampla com portas e janelas em Blindex, garantindo iluminação natural e elegância.</text:p>
            <text:p>- 3 quartos aconchegantes, ideal para o descanso de toda a família.</text:p>
            <text:p> -Banheiro social com box Blindex e excelente funcionalidade.</text:p>
            <text:p>- Sistema de iluminação planejado para criar ambientes acolhedores, e excelente ventilação.</text:p>
            <text:p> - Área externa com espaço gourmet** completo, churrasqueira, bancada em mármore, e um quarto suíte adicional.</text:p>
            <text:p>- 3 vagas de garagem para maior comodidade e segurança.</text:p>
            <text:p>- Vista livre e  privilegiada</text:p>
            <text:p>- Calhas de chuva instaladas para evitar transtornos.</text:p>
            <text:p/>
            <text:p>-Não perca a chance de conquistar seu novo lar!</text:p>
            <text:p>Esta casa é uma excelente opção para quem busca a combinação perfeita entre conforto e localização.</text:p>
            <text:p/>
            <text:p>ACEITA FINANCIAMENTO E FGTS.</text:p>
            <text:p>Entre em contato agora mesmo para agendar uma visita e conhecer pessoalmente cada detalhe deste imóvel incrível! </text:p>
            <text:p/>
            <text:p>Aproveite essa oportunidade e venha viver com qualidade! </text:p>
            <text:p/>
            <text:p>Contato : Edson  61-,9  whats . </text:p>
          </table:table-cell>
          <table:table-cell office:value-type="string" calcext:value-type="string">
            <text:p>https://www.dfimoveis.com.br/imovel/casa-4-quartos-venda-ceilandia-norte-ceilandia-df-qnn-37-conjunto-e-1104056</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M 8 Conjunto J</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ão encontrado</text:p>
          </table:table-cell>
          <table:table-cell office:value-type="string" calcext:value-type="string">
            <text:p>250,00 m²</text:p>
          </table:table-cell>
          <table:table-cell office:value-type="string" calcext:value-type="string">
            <text:p>300,00 m²</text:p>
          </table:table-cell>
          <table:table-cell office:value-type="float" office:value="340" calcext:value-type="float">
            <text:p>340</text:p>
          </table:table-cell>
          <table:table-cell/>
          <table:table-cell office:value-type="float" office:value="-15.8019998" calcext:value-type="float">
            <text:p>-15.8019998</text:p>
          </table:table-cell>
          <table:table-cell office:value-type="float" office:value="-48.1153332" calcext:value-type="float">
            <text:p>-48.1153332</text:p>
          </table:table-cell>
          <table:table-cell office:value-type="string" calcext:value-type="string">
            <text:p>RE/MAX Capital</text:p>
          </table:table-cell>
          <table:table-cell office:value-type="float" office:value="24523" calcext:value-type="float">
            <text:p>24523</text:p>
          </table:table-cell>
          <table:table-cell/>
          <table:table-cell office:value-type="string" calcext:value-type="string">
            <text:p>(61) 3532 </text:p>
            <text:p>                             </text:p>
            <text:p>                             - 2281 </text:p>
            <text:p>                                 </text:p>
            <text:p>                                       </text:p>
            <text:p>                                 </text:p>
            <text:p>                             </text:p>
            <text:p/>
            <text:p>         </text:p>
            <text:p>                             </text:p>
            <text:p>                                     </text:p>
            <text:p>                                     (61) 3532 </text:p>
            <text:p>                             </text:p>
            <text:p>                             - 2281 </text:p>
            <text:p>                                 </text:p>
            <text:p>                                       </text:p>
            <text:p>                                 </text:p>
            <text:p>                             </text:p>
            <text:p/>
            <text:p>         </text:p>
            <text:p>                             </text:p>
            <text:p>                                     </text:p>
            <text:p>                                     (61) 3532 </text:p>
            <text:p>                             </text:p>
            <text:p>                             - 2281 </text:p>
            <text:p>                                 </text:p>
            <text:p>                                       </text:p>
            <text:p>                                 </text:p>
            <text:p>                             </text:p>
            <text:p/>
            <text:p>         </text:p>
            <text:p>                             </text:p>
            <text:p>                                     </text:p>
            <text:p>                                     (61) 3532 </text:p>
            <text:p>                             </text:p>
            <text:p>                             - 2281</text:p>
          </table:table-cell>
          <table:table-cell office:value-type="string" calcext:value-type="string">
            <text:p>43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M 8 conjunto J Investimento Casa 6 kits</text:p>
          </table:table-cell>
          <table:table-cell office:value-type="string" calcext:value-type="string">
            <text:p>QNM 8 conjunto J Excelente Oportunidade de Investimento!</text:p>
            <text:p>R$340.000,00</text:p>
            <text:p>Apresentamos um imóvel único, ideal para quem busca segurança e rentabilidade no mercado imobiliário. Localizado em uma área residencial privilegiada, este imóvel conta com 6 kitnets de 1/4, todas equipadas com sala e cozinha americana, além de medidores de luz independentes para maior praticidade.</text:p>
            <text:p/>
            <text:p>Destaques do investimento:</text:p>
            <text:p>- Retorno financeiro direto superior a 1% ao mês, garantindo uma renda passiva consistente.</text:p>
            <text:p>- Potencial de valorização do imóvel devido à localização estratégica e crescente demanda por moradias compactas e funcionais.</text:p>
            <text:p/>
            <text:p>Não perca a chance de adquirir um imóvel que une renda imediata e valorização com segurança financeira</text:p>
            <text:p/>
            <text:p>Vitória Romero </text:p>
            <text:p>CRECI 29975</text:p>
            <text:p>,</text:p>
            <text:p/>
            <text:p>Renato Silva </text:p>
            <text:p>,</text:p>
            <text:p>CRECI 29150</text:p>
          </table:table-cell>
          <table:table-cell office:value-type="string" calcext:value-type="string">
            <text:p>https://www.dfimoveis.com.br/imovel/casa-4-quartos-venda-ceilandia-norte-ceilandia-df-qnm-8-conjunto-j-1110656</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13 Conjunto J <text:s/>- VIDEO DISPONIVEL NO CANTO SUPERIOR DA TELA</text:p>
          </table:table-cell>
          <table:table-cell office:value-type="float" office:value="4" calcext:value-type="float">
            <text:p>4</text:p>
          </table:table-cell>
          <table:table-cell table:number-columns-repeated="2" office:value-type="float" office:value="2" calcext:value-type="float">
            <text:p>2</text:p>
          </table:table-cell>
          <table:table-cell office:value-type="string" calcext:value-type="string">
            <text:p>Nascente</text:p>
          </table:table-cell>
          <table:table-cell table:number-columns-repeated="2" office:value-type="string" calcext:value-type="string">
            <text:p>300,00 m²</text:p>
          </table:table-cell>
          <table:table-cell office:value-type="float" office:value="649" calcext:value-type="float">
            <text:p>649</text:p>
          </table:table-cell>
          <table:table-cell office:value-type="string" calcext:value-type="string">
            <text:p>Aceita Pets, Área de Lazer, Área de Serviço, Cozinha com Armários , Despensa , Escritorio , Jardim, Lavabo, Portão Eletrônico, Varanda, Projeto de Iluminação, Área de Serviço Coberta , Piso em Porcelanato , Vista Livre, Cozinha Espaçosa, Pintura Nova </text:p>
          </table:table-cell>
          <table:table-cell office:value-type="float" office:value="-15.8119023" calcext:value-type="float">
            <text:p>-15.8119023</text:p>
          </table:table-cell>
          <table:table-cell office:value-type="float" office:value="-48.1284504" calcext:value-type="float">
            <text:p>-48.1284504</text:p>
          </table:table-cell>
          <table:table-cell office:value-type="string" calcext:value-type="string">
            <text:p>Oriton Pereira</text:p>
          </table:table-cell>
          <table:table-cell office:value-type="float" office:value="17025" calcext:value-type="float">
            <text:p>17025</text:p>
          </table:table-cell>
          <table:table-cell office:value-type="float" office:value="5561985203642" calcext:value-type="float">
            <text:p>5561985203642</text:p>
          </table:table-cell>
          <table:table-cell office:value-type="string" calcext:value-type="string">
            <text:p>(61) 98520 </text:p>
            <text:p>                                             </text:p>
            <text:p>                                         </text:p>
            <text:p>                             </text:p>
            <text:p>                             - 3642 </text:p>
            <text:p>                                 </text:p>
            <text:p>                                       </text:p>
            <text:p>                                 </text:p>
            <text:p>                             </text:p>
            <text:p/>
            <text:p>         </text:p>
            <text:p>                             </text:p>
            <text:p>                                         </text:p>
            <text:p>                                             </text:p>
            <text:p>                                                 </text:p>
            <text:p>                                                 (61) 98520 </text:p>
            <text:p>                                             </text:p>
            <text:p>                                         </text:p>
            <text:p>                             </text:p>
            <text:p>                             - 3642 </text:p>
            <text:p>                                 </text:p>
            <text:p>                                       </text:p>
            <text:p>                                 </text:p>
            <text:p>                             </text:p>
            <text:p/>
            <text:p>         </text:p>
            <text:p>                             </text:p>
            <text:p>                                         </text:p>
            <text:p>                                             </text:p>
            <text:p>                                                 </text:p>
            <text:p>                                                 (61) 98520 </text:p>
            <text:p>                                             </text:p>
            <text:p>                                         </text:p>
            <text:p>                             </text:p>
            <text:p>                             - 3642 </text:p>
            <text:p>                                 </text:p>
            <text:p>                                       </text:p>
            <text:p>                                 </text:p>
            <text:p>                             </text:p>
            <text:p/>
            <text:p>         </text:p>
            <text:p>                             </text:p>
            <text:p>                                         </text:p>
            <text:p>                                             </text:p>
            <text:p>                                                 </text:p>
            <text:p>                                                 (61) 98520 </text:p>
            <text:p>                                             </text:p>
            <text:p>                                         </text:p>
            <text:p>                             </text:p>
            <text:p>                             - 3642</text:p>
          </table:table-cell>
          <table:table-cell office:value-type="string" calcext:value-type="string">
            <text:p>181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VIDEO DISPONIVEL NO CANTO SUPERIOR DA TELA</text:p>
          </table:table-cell>
          <table:table-cell office:value-type="string" calcext:value-type="string">
            <text:p>27/03/2025</text:p>
          </table:table-cell>
          <table:table-cell office:value-type="string" calcext:value-type="string">
            <text:p>Não econtrado</text:p>
          </table:table-cell>
          <table:table-cell office:value-type="string" calcext:value-type="string">
            <text:p>2 Andares</text:p>
          </table:table-cell>
          <table:table-cell office:value-type="string" calcext:value-type="string">
            <text:p>Linda Casa Sobrado 4Qtos, Suíte Master, Alto Padrão, Área Gourmet, Piso Porcelanato, Cozinha Grande</text:p>
          </table:table-cell>
          <table:table-cell office:value-type="string" calcext:value-type="string">
            <text:p>QNP 13 - CEILANDIA NORTE/DF</text:p>
            <text:p/>
            <text:p>ORITON PEREIRA CORRETOR DE IMÓVEIS VENDE:</text:p>
            <text:p>Lindo Sobrado 4 Quartos, 1 Suíte, Garagem Coberta para 2 Carros.</text:p>
            <text:p>IMÓVEL NÃO ACEITA FINANCIAMENTO!</text:p>
            <text:p>TERREO:</text:p>
            <text:p>Porta de Acesso em Blindex, Janelão em Blindex,</text:p>
            <text:p>Piso em porcelanato marmorizado, pé direito alto, Alto padrão Construtivo e de Acabamento,</text:p>
            <text:p>Sala ampla para 2 Ambientes, com projeto de Iluminação e Lâmpadas em LED e luminárias, Roda teto decorativo,</text:p>
            <text:p>Home Office com janelão com iluminação e ventilação natural,</text:p>
            <text:p>Banheiro Social Reformado com bancada em granito branco, cuba suspensa, Luminárias pendente, Revestimento em Porcelanato,</text:p>
            <text:p>Cozinha ampla para 2 Ambientes, Piso em Porcelanato Marmorizado,</text:p>
            <text:p>projeto de iluminação na cozinha com lâmpadas em LED e rebaixamento de gesso,</text:p>
            <text:p>Porta grande em blindex de acesso a área de serviço, Janelão da cozinha em Blindex, Área de serviço coberta,</text:p>
            <text:p>Escada de acesso ao 1º pavimento, toda revestida em porcelanato.</text:p>
            <text:p/>
            <text:p>1º Pavimento:</text:p>
            <text:p>Sala de TV, com teto rebaixado e projeto de iluminação em LED, piso em porcelanato marmorizado,</text:p>
            <text:p>banheiro social com revestimento em porcelanato e piso em porcelanato, box blindex,</text:p>
            <text:p>cuba suspensa, nicho e porta de acesso em blindex,</text:p>
            <text:p>suíte master com piso em porcelanato,</text:p>
            <text:p>banheiro suíte com revestimento e piso em porcelanato, ventilação natural, box em blindex, cuba suspensa torneira em inox,</text:p>
            <text:p>casa bem ventilada e iluminada naturalmente.</text:p>
            <text:p/>
            <text:p>2º Pavimento:</text:p>
            <text:p>Espaço com calculo estrutural para instalação de Piscina, Área de Insolação com Vista livre,</text:p>
            <text:p>Banheiro de Apoio com Bancada em em Granito e Cuba Suspensa, Luminária, Box Blindex, Revestimento em porcelanato,</text:p>
            <text:p>Cozinha Gourmet com Apoio de copa, Bancada, Excelente espaço para momentos em família,</text:p>
            <text:p>Local para Preparar aquele churrasco de domingo.</text:p>
            <text:p/>
            <text:p>IMÓVEL NÃO ACEITA FINANCIAMENTO</text:p>
            <text:p>Área construída 280m2.</text:p>
            <text:p>Valor do IPTU R$ 772,40</text:p>
            <text:p>Imóvel quitado, escriturado e registrado, livre e desembaraçado</text:p>
            <text:p>Imóvel sujeito a alteração de preço sem aviso prévio</text:p>
            <text:p/>
            <text:p>Excelente Localização:</text:p>
            <text:p>Escolas, Faculdades, Supermercados, Restaurantes, Padarias, Lanchonetes, Farmácias,</text:p>
            <text:p>Lojas de Material de construção, Postos de Gasolina, Parada de ônibus, Saída Fácil para BR 070,</text:p>
            <text:p>e Comercio em Geral.</text:p>
            <text:p/>
            <text:p>Agende agora mesmo sua Visita.</text:p>
            <text:p>ORITON PEREIRA CRECI-F 17025</text:p>
            <text:p>corretor especialista</text:p>
            <text:p>( 0 6 1 )   9 8 5 2 0 - 3 6 4 2   (WhatsApp)</text:p>
          </table:table-cell>
          <table:table-cell office:value-type="string" calcext:value-type="string">
            <text:p>https://www.dfimoveis.com.br/imovel/casa-4-quartos-venda-ceilandia-norte-ceilandia-df-qnp-13-conjunto-j-964316</text:p>
          </table:table-cell>
        </table:table-row>
        <table:table-row table:style-name="ro4">
          <table:table-cell office:value-type="string" calcext:value-type="string">
            <text:p>CEILÂNDIA</text:p>
          </table:table-cell>
          <table:table-cell office:value-type="string" calcext:value-type="string">
            <text:p>CEILANDIA NORTE</text:p>
          </table:table-cell>
          <table:table-cell office:value-type="string" calcext:value-type="string">
            <text:p>QNP 9 Conjunto E <text:s/>- VIDEO DISPONIVEL NO CANTO SUPERIOR DA TELA</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ascente</text:p>
          </table:table-cell>
          <table:table-cell table:number-columns-repeated="2" office:value-type="string" calcext:value-type="string">
            <text:p>135,00 m²</text:p>
          </table:table-cell>
          <table:table-cell office:value-type="float" office:value="469.999" calcext:value-type="float">
            <text:p>469.999</text:p>
          </table:table-cell>
          <table:table-cell office:value-type="string" calcext:value-type="string">
            <text:p>Aceita Pets, Área de Lazer, Área de Serviço, Jardim, Varanda, Projeto de Iluminação, Área de Serviço Coberta , Piso em Porcelanato , Cozinha Espaçosa, Pintura Nova </text:p>
          </table:table-cell>
          <table:table-cell office:value-type="float" office:value="-15.8145937" calcext:value-type="float">
            <text:p>-15.8145937</text:p>
          </table:table-cell>
          <table:table-cell office:value-type="float" office:value="-48.1266271" calcext:value-type="float">
            <text:p>-48.1266271</text:p>
          </table:table-cell>
          <table:table-cell office:value-type="string" calcext:value-type="string">
            <text:p>Oriton Pereira</text:p>
          </table:table-cell>
          <table:table-cell office:value-type="float" office:value="17025" calcext:value-type="float">
            <text:p>17025</text:p>
          </table:table-cell>
          <table:table-cell office:value-type="float" office:value="5561985203642" calcext:value-type="float">
            <text:p>5561985203642</text:p>
          </table:table-cell>
          <table:table-cell office:value-type="string" calcext:value-type="string">
            <text:p>(61) 98520 </text:p>
            <text:p>                                             </text:p>
            <text:p>                                         </text:p>
            <text:p>                             </text:p>
            <text:p>                             - 3642 </text:p>
            <text:p>                                 </text:p>
            <text:p>                                       </text:p>
            <text:p>                                 </text:p>
            <text:p>                             </text:p>
            <text:p/>
            <text:p>         </text:p>
            <text:p>                             </text:p>
            <text:p>                                         </text:p>
            <text:p>                                             </text:p>
            <text:p>                                                 </text:p>
            <text:p>                                                 (61) 98520 </text:p>
            <text:p>                                             </text:p>
            <text:p>                                         </text:p>
            <text:p>                             </text:p>
            <text:p>                             - 3642 </text:p>
            <text:p>                                 </text:p>
            <text:p>                                       </text:p>
            <text:p>                                 </text:p>
            <text:p>                             </text:p>
            <text:p/>
            <text:p>         </text:p>
            <text:p>                             </text:p>
            <text:p>                                         </text:p>
            <text:p>                                             </text:p>
            <text:p>                                                 </text:p>
            <text:p>                                                 (61) 98520 </text:p>
            <text:p>                                             </text:p>
            <text:p>                                         </text:p>
            <text:p>                             </text:p>
            <text:p>                             - 3642 </text:p>
            <text:p>                                 </text:p>
            <text:p>                                       </text:p>
            <text:p>                                 </text:p>
            <text:p>                             </text:p>
            <text:p/>
            <text:p>         </text:p>
            <text:p>                             </text:p>
            <text:p>                                         </text:p>
            <text:p>                                             </text:p>
            <text:p>                                                 </text:p>
            <text:p>                                                 (61) 98520 </text:p>
            <text:p>                                             </text:p>
            <text:p>                                         </text:p>
            <text:p>                             </text:p>
            <text:p>                             - 3642</text:p>
          </table:table-cell>
          <table:table-cell office:value-type="string" calcext:value-type="string">
            <text:p>9 dias</text:p>
          </table:table-cell>
          <table:table-cell office:value-type="string" calcext:value-type="string">
            <text:p>Sim</text:p>
          </table:table-cell>
          <table:table-cell office:value-type="string" calcext:value-type="string">
            <text:p>Frente</text:p>
          </table:table-cell>
          <table:table-cell office:value-type="string" calcext:value-type="string">
            <text:p>VIDEO DISPONIVEL NO CANTO SUPERIOR DA TELA</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P 9 - Linda Casa, Alto Padrão, 3 Quartos, Suíte, Porcelanato, Área gourmet, A/C FINANCIAMENTO&amp;FGTS</text:p>
          </table:table-cell>
          <table:table-cell office:value-type="string" calcext:value-type="string">
            <text:p>QNP 9 - CEILANDIA NORTE/DF.</text:p>
            <text:p/>
            <text:p>ORITON PEREIRA CORRETOR DE IMÓVEIS VENDE COM EXCLUSIVIDADE NO "P" NORTE:</text:p>
            <text:p>LINDA CASA, 3 QUARTOS, ALTO PADRÃO, SUÍTE VAZADA, GARAGEM COBERTA,</text:p>
            <text:p>PORCELANATO POLIDO, BANCADAS EM GRANITO PRETO SÃO GABRIEL,</text:p>
            <text:p>PROJETO ARQUTETONICO MODERNO, CASA RECEM-CONSTRUÍDA,</text:p>
            <text:p>TUDO NOVO: (FUNDAÇÃO, HIDRAULICA, ELETRICA, TELHADO, REVESTIMENTOS,</text:p>
            <text:p>LOUÇAS, METAIS, PORTAS E JANELAS, TUDO DE PRIMEIRA LINHA.)</text:p>
            <text:p>Imóvel moderno, espaços amplos, localizado em uma das melhores quadras do P Norte,</text:p>
            <text:p>área total do lote 135m², área total construída 135m², altíssimo Padrão e bom gosto,</text:p>
            <text:p>tudo muito bem pensado e planejado para você viver confortavelmente com sua família.</text:p>
            <text:p/>
            <text:p>Casa recém-construída, tudo novinho, com alto padrão,</text:p>
            <text:p>3 Quartos, Suíte Master,</text:p>
            <text:p>Pé direito alto, Sozinha no lote, 100% nascente,</text:p>
            <text:p>Vagas de garagem coberta para 2 carros (uma caminhonete e um sedan),</text:p>
            <text:p>piso em porcelanato, roda pé 15cm, Portas novas de alta qualidade,</text:p>
            <text:p>Cozinha toda revestida, combinação perfeita entre funcionalidade e estilo,</text:p>
            <text:p>Sala ampla de estar e TV que oferecem conforto e espaço para toda sua família,</text:p>
            <text:p>Cozinha planejada com Ilha, Representa o coração deste lar,</text:p>
            <text:p>Jardim de Inverno todo revestido em Porcelanato e iluminação em LED,</text:p>
            <text:p>banheiro social com revestimento em porcelanato, Box Blindex até o teto,</text:p>
            <text:p>Bancada em porcelanato com cuba esculpida, louças e metais de 1° linha,</text:p>
            <text:p>vaso DECA duplo acionamento, nichos embutidos em porcelanato,</text:p>
            <text:p>Suíte com Janela Panorâmica um charme a parte neste imóvel,</text:p>
            <text:p>Banheiro da Suíte com Bancada em Porcelanato,</text:p>
            <text:p>Vaso DECA com duplo Acionamento,</text:p>
            <text:p>Box blindex até o teto e Ventilação natural,</text:p>
            <text:p>Casa toda projetada com rebaixamento em gesso acartonado, toda tabicada,</text:p>
            <text:p>Cortineiros com iluminação LED, pintura novíssima,</text:p>
            <text:p>Desfrute de momentos especiais no Espaço Gourmet bem estruturado</text:p>
            <text:p>com Jardim e Ponto para Ducha, revestimentos 3D e porcelanato,</text:p>
            <text:p>Imóvel com Muita iluminação e ventilação natural.</text:p>
            <text:p/>
            <text:p>Esse Lindo imóvel está pronto para receber você e sua família com</text:p>
            <text:p>Localização, conforto, Segurança, Estilo e Inovação!</text:p>
            <text:p/>
            <text:p>Imóvel Quitada Escriturada e Registrada</text:p>
            <text:p>Imóvel Aceita Financiamento e FGTS</text:p>
            <text:p/>
            <text:p>Excelente Localização:</text:p>
            <text:p>Escolas, Faculdades, Supermercados, Restaurantes, Padarias, Lanchonetes, Farmácias,</text:p>
            <text:p>Lojas de Material de construção, Postos de Gasolina, Parada de ônibus, Feiras,</text:p>
            <text:p>e comercio em geral.</text:p>
            <text:p/>
            <text:p>Preços, valores e informações exibidos neste anuncio,</text:p>
            <text:p>poderão sofrer alterações sem prévio aviso!</text:p>
            <text:p>Agende agora mesmo uma visita e apaixone-se por cada detalhe!!</text:p>
            <text:p>ORITON PEREIRA CRECI-F 17025/DF</text:p>
            <text:p>  corretor de imóveis especialista</text:p>
            <text:p>( 0 6 1 )   9 8 5 2 0 - 3 6 4 2   (WhatsApp)</text:p>
          </table:table-cell>
          <table:table-cell office:value-type="string" calcext:value-type="string">
            <text:p>https://www.dfimoveis.com.br/imovel/casa-3-quartos-venda-ceilandia-norte-ceilandia-df-qnp-9-conjunto-e-1128400</text:p>
          </table:table-cell>
        </table:table-row>
        <table:table-row table:style-name="ro5">
          <table:table-cell office:value-type="string" calcext:value-type="string">
            <text:p>CEILÂNDIA</text:p>
          </table:table-cell>
          <table:table-cell office:value-type="string" calcext:value-type="string">
            <text:p>CEILANDIA NORTE</text:p>
          </table:table-cell>
          <table:table-cell office:value-type="string" calcext:value-type="string">
            <text:p>QNO 13</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ão encontrado</text:p>
          </table:table-cell>
          <table:table-cell table:number-columns-repeated="2" office:value-type="string" calcext:value-type="string">
            <text:p>150,00 m²</text:p>
          </table:table-cell>
          <table:table-cell office:value-type="float" office:value="450" calcext:value-type="float">
            <text:p>450</text:p>
          </table:table-cell>
          <table:table-cell/>
          <table:table-cell office:value-type="float" office:value="-15.7908239" calcext:value-type="float">
            <text:p>-15.7908239</text:p>
          </table:table-cell>
          <table:table-cell office:value-type="float" office:value="-48.1297341" calcext:value-type="float">
            <text:p>-48.1297341</text:p>
          </table:table-cell>
          <table:table-cell office:value-type="string" calcext:value-type="string">
            <text:p>Cristiano e Cilas Negócios Imobiliários</text:p>
          </table:table-cell>
          <table:table-cell office:value-type="float" office:value="17643" calcext:value-type="float">
            <text:p>17643</text:p>
          </table:table-cell>
          <table:table-cell office:value-type="float" office:value="5561995685597" calcext:value-type="float">
            <text:p>5561995685597</text:p>
          </table:table-cell>
          <table:table-cell office:value-type="string" calcext:value-type="string">
            <text:p>(61) 99568 </text:p>
            <text:p>                                             </text:p>
            <text:p>                                         </text:p>
            <text:p>                             </text:p>
            <text:p>                             - 5597 </text:p>
            <text:p>                                 </text:p>
            <text:p>                                       </text:p>
            <text:p>                                 </text:p>
            <text:p>                             </text:p>
            <text:p>                             </text:p>
            <text:p>                                         </text:p>
            <text:p>                                             </text:p>
            <text:p>                                                 </text:p>
            <text:p>                                                 (61) 98162 </text:p>
            <text:p>                                             </text:p>
            <text:p>                                         </text:p>
            <text:p>                             </text:p>
            <text:p>                             - 0371 </text:p>
            <text:p>                                 </text:p>
            <text:p>                                       </text:p>
            <text:p>                                 </text:p>
            <text:p>                             </text:p>
            <text:p/>
            <text:p>         </text:p>
            <text:p>                             </text:p>
            <text:p>                                         </text:p>
            <text:p>                                             </text:p>
            <text:p>                                                 </text:p>
            <text:p>                                                 (61) 99568 </text:p>
            <text:p>                                             </text:p>
            <text:p>                                         </text:p>
            <text:p>                             </text:p>
            <text:p>                             - 5597 </text:p>
            <text:p>                                 </text:p>
            <text:p>                                       </text:p>
            <text:p>                                 </text:p>
            <text:p>                             </text:p>
            <text:p>                             </text:p>
            <text:p>                                         </text:p>
            <text:p>                                             </text:p>
            <text:p>                                                 </text:p>
            <text:p>                                                 (61) 98162 </text:p>
            <text:p>                                             </text:p>
            <text:p>                                         </text:p>
            <text:p>                             </text:p>
            <text:p>                             - 0371 </text:p>
            <text:p>                                 </text:p>
            <text:p>                                       </text:p>
            <text:p>                                 </text:p>
            <text:p>                             </text:p>
            <text:p/>
            <text:p>         </text:p>
            <text:p>                             </text:p>
            <text:p>                                         </text:p>
            <text:p>                                             </text:p>
            <text:p>                                                 </text:p>
            <text:p>                                                 (61) 99568 </text:p>
            <text:p>                                             </text:p>
            <text:p>                                         </text:p>
            <text:p>                             </text:p>
            <text:p>                             - 5597 </text:p>
            <text:p>                                 </text:p>
            <text:p>                                       </text:p>
            <text:p>                                 </text:p>
            <text:p>                             </text:p>
            <text:p>                             </text:p>
            <text:p>                                         </text:p>
            <text:p>                                             </text:p>
            <text:p>                                                 </text:p>
            <text:p>                                                 (61) 98162 </text:p>
            <text:p>                                             </text:p>
            <text:p>                                         </text:p>
            <text:p>                             </text:p>
            <text:p>                             - 0371 </text:p>
            <text:p>                                 </text:p>
            <text:p>                                       </text:p>
            <text:p>                                 </text:p>
            <text:p>                             </text:p>
            <text:p/>
            <text:p>         </text:p>
            <text:p>                             </text:p>
            <text:p>                                         </text:p>
            <text:p>                                             </text:p>
            <text:p>                                                 </text:p>
            <text:p>                                                 (61) 99568 </text:p>
            <text:p>                                             </text:p>
            <text:p>                                         </text:p>
            <text:p>                             </text:p>
            <text:p>                             - 5597 </text:p>
            <text:p>                                 </text:p>
            <text:p>                                       </text:p>
            <text:p>                                 </text:p>
            <text:p>                             </text:p>
            <text:p>                             </text:p>
            <text:p>                                         </text:p>
            <text:p>                                             </text:p>
            <text:p>                                                 </text:p>
            <text:p>                                                 (61) 98162 </text:p>
            <text:p>                                             </text:p>
            <text:p>                                         </text:p>
            <text:p>                             </text:p>
            <text:p>                             - 0371</text:p>
          </table:table-cell>
          <table:table-cell office:value-type="string" calcext:value-type="string">
            <text:p>178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RISTIANO E CILAS NEGÓCIOS IMOBILIÁRIOS VENDEM, EXCELENTE CASA NO SETOR O, CASA 3QTS, 100% LAJE.</text:p>
          </table:table-cell>
          <table:table-cell office:value-type="string" calcext:value-type="string">
            <text:p>CRISTIANO E CILAS NEGÓCIOS IMOBILIÁRIOS VENDEM, EXCELENTE CASA NO SETOR O</text:p>
            <text:p>QNO 13 - Ceilândia</text:p>
            <text:p/>
            <text:p>Excelente Casa de 3Qts, sendo 1 com Suíte</text:p>
            <text:p/>
            <text:p>100% Laje</text:p>
            <text:p>Sala de TV</text:p>
            <text:p>Copa</text:p>
            <text:p>Cozinha ampla e com bastante armários planejados</text:p>
            <text:p>Casa toda no Blindex</text:p>
            <text:p>Piso em porcelanato</text:p>
            <text:p>Área de serviço </text:p>
            <text:p>3 banheiros </text:p>
            <text:p>Garagem p/ 3 carros</text:p>
            <text:p>2 portões eletrônicos </text:p>
            <text:p>Jardim de inverno</text:p>
            <text:p>Quitada!</text:p>
            <text:p>Aceita Financiamento Bancário</text:p>
            <text:p/>
            <text:p>R$ 450.000,00</text:p>
            <text:p/>
            <text:p>Mais Informações: Cilas Sá - ,97 / Cristiano Marcelino - ,71</text:p>
          </table:table-cell>
          <table:table-cell office:value-type="string" calcext:value-type="string">
            <text:p>https://www.dfimoveis.com.br/imovel/casa-3-quartos-venda-ceilandia-norte-ceilandia-df-qno-13-1045299</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Q 4 Conjunto 21</text:p>
          </table:table-cell>
          <table:table-cell office:value-type="float" office:value="4" calcext:value-type="float">
            <text:p>4</text:p>
          </table:table-cell>
          <table:table-cell office:value-type="float" office:value="1" calcext:value-type="float">
            <text:p>1</text:p>
          </table:table-cell>
          <table:table-cell office:value-type="float" office:value="50" calcext:value-type="float">
            <text:p>50</text:p>
          </table:table-cell>
          <table:table-cell office:value-type="string" calcext:value-type="string">
            <text:p>Nascente</text:p>
          </table:table-cell>
          <table:table-cell office:value-type="string" calcext:value-type="string">
            <text:p>92,00 m²</text:p>
          </table:table-cell>
          <table:table-cell office:value-type="string" calcext:value-type="string">
            <text:p>126,00 m²</text:p>
          </table:table-cell>
          <table:table-cell office:value-type="float" office:value="350" calcext:value-type="float">
            <text:p>350</text:p>
          </table:table-cell>
          <table:table-cell office:value-type="string" calcext:value-type="string">
            <text:p>Área de Serviço, Área de Serviço Coberta , Vista Livre, Cozinha Espaçosa</text:p>
          </table:table-cell>
          <table:table-cell office:value-type="float" office:value="-15.8037233" calcext:value-type="float">
            <text:p>-15.8037233</text:p>
          </table:table-cell>
          <table:table-cell office:value-type="float" office:value="-48.1450456" calcext:value-type="float">
            <text:p>-48.1450456</text:p>
          </table:table-cell>
          <table:table-cell office:value-type="string" calcext:value-type="string">
            <text:p>Melqui</text:p>
          </table:table-cell>
          <table:table-cell office:value-type="float" office:value="30518" calcext:value-type="float">
            <text:p>30518</text:p>
          </table:table-cell>
          <table:table-cell office:value-type="float" office:value="5561992544386" calcext:value-type="float">
            <text:p>5561992544386</text:p>
          </table:table-cell>
          <table:table-cell office:value-type="string" calcext:value-type="string">
            <text:p>(61) 99254 </text:p>
            <text:p>                                             </text:p>
            <text:p>                                         </text:p>
            <text:p>                             </text:p>
            <text:p>                             - 4386 </text:p>
            <text:p>                                 </text:p>
            <text:p>                                       </text:p>
            <text:p>                                 </text:p>
            <text:p>                             </text:p>
            <text:p/>
            <text:p>         </text:p>
            <text:p>                             </text:p>
            <text:p>                                         </text:p>
            <text:p>                                             </text:p>
            <text:p>                                                 </text:p>
            <text:p>                                                 (61) 99254 </text:p>
            <text:p>                                             </text:p>
            <text:p>                                         </text:p>
            <text:p>                             </text:p>
            <text:p>                             - 4386 </text:p>
            <text:p>                                 </text:p>
            <text:p>                                       </text:p>
            <text:p>                                 </text:p>
            <text:p>                             </text:p>
            <text:p/>
            <text:p>         </text:p>
            <text:p>                             </text:p>
            <text:p>                                         </text:p>
            <text:p>                                             </text:p>
            <text:p>                                                 </text:p>
            <text:p>                                                 (61) 99254 </text:p>
            <text:p>                                             </text:p>
            <text:p>                                         </text:p>
            <text:p>                             </text:p>
            <text:p>                             - 4386 </text:p>
            <text:p>                                 </text:p>
            <text:p>                                       </text:p>
            <text:p>                                 </text:p>
            <text:p>                             </text:p>
            <text:p/>
            <text:p>         </text:p>
            <text:p>                             </text:p>
            <text:p>                                         </text:p>
            <text:p>                                             </text:p>
            <text:p>                                                 </text:p>
            <text:p>                                                 (61) 99254 </text:p>
            <text:p>                                             </text:p>
            <text:p>                                         </text:p>
            <text:p>                             </text:p>
            <text:p>                             - 4386</text:p>
          </table:table-cell>
          <table:table-cell office:value-type="string" calcext:value-type="string">
            <text:p>481 dias</text:p>
          </table:table-cell>
          <table:table-cell office:value-type="string" calcext:value-type="string">
            <text:p>Sim</text:p>
          </table:table-cell>
          <table:table-cell office:value-type="string" calcext:value-type="string">
            <text:p>Meio</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de frente para área verde, frente para pista principal, área verde na frente do imóvel.</text:p>
          </table:table-cell>
          <table:table-cell office:value-type="string" calcext:value-type="string">
            <text:p>TRATA-SE DE UMA CASA COM A OPÇÃO DE</text:p>
            <text:p>SE AUTOPAGAR, POIS ESTÁ DIVIDIDA COM 2</text:p>
            <text:p>ACESSOS PRONTOS ( 2 ESCADAS ,INTERNA</text:p>
            <text:p>E EXTERNA ). PERMITINDO AO COMPRADOR</text:p>
            <text:p>MORAR EM UM DOS PAVIMENTOS (EM</text:p>
            <text:p>BAIXO OU EM CIMA ) E JÁ TEM UM</text:p>
            <text:p>INQUILINO PAGANDO ALUGUEL.</text:p>
            <text:p>TAMBÉM POSSUI A DISPONIBILIDADE DE SE</text:p>
            <text:p>TORNAR CASA INTEIRA PARA UMA FAMÍLIA</text:p>
            <text:p>GRANDE, COM 5 QUARTOS E 4 BANHEIROS.</text:p>
          </table:table-cell>
          <table:table-cell office:value-type="string" calcext:value-type="string">
            <text:p>https://www.dfimoveis.com.br/imovel/casa-4-quartos-venda-ceilandia-norte-ceilandia-df-qnq-4-conjunto-21-877165</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Rodovia DF 180</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Não encontrado</text:p>
          </table:table-cell>
          <table:table-cell office:value-type="string" calcext:value-type="string">
            <text:p>350,00 m²</text:p>
          </table:table-cell>
          <table:table-cell office:value-type="string" calcext:value-type="string">
            <text:p>800,00 m²</text:p>
          </table:table-cell>
          <table:table-cell office:value-type="float" office:value="450" calcext:value-type="float">
            <text:p>450</text:p>
          </table:table-cell>
          <table:table-cell office:value-type="string" calcext:value-type="string">
            <text:p>Aceita Pets, Área de Lazer, Área de Serviço, Jardim, Portão Eletrônico, Salão de Festas, Varanda, Área de Serviço Coberta , Cozinha Espaçosa</text:p>
          </table:table-cell>
          <table:table-cell office:value-type="float" office:value="-15.8513187" calcext:value-type="float">
            <text:p>-15.8513187</text:p>
          </table:table-cell>
          <table:table-cell office:value-type="float" office:value="-48.1107906" calcext:value-type="float">
            <text:p>-48.1107906</text:p>
          </table:table-cell>
          <table:table-cell office:value-type="string" calcext:value-type="string">
            <text:p>Evangelista</text:p>
          </table:table-cell>
          <table:table-cell office:value-type="float" office:value="27230" calcext:value-type="float">
            <text:p>27230</text:p>
          </table:table-cell>
          <table:table-cell office:value-type="float" office:value="5561981525163" calcext:value-type="float">
            <text:p>5561981525163</text:p>
          </table:table-cell>
          <table:table-cell office:value-type="string" calcext:value-type="string">
            <text:p>(61) 98152 </text:p>
            <text:p>                                             </text:p>
            <text:p>                                         </text:p>
            <text:p>                             </text:p>
            <text:p>                             - 5163 </text:p>
            <text:p>                                 </text:p>
            <text:p>                                       </text:p>
            <text:p>                                 </text:p>
            <text:p>                             </text:p>
            <text:p/>
            <text:p>         </text:p>
            <text:p>                             </text:p>
            <text:p>                                         </text:p>
            <text:p>                                             </text:p>
            <text:p>                                                 </text:p>
            <text:p>                                                 (61) 98152 </text:p>
            <text:p>                                             </text:p>
            <text:p>                                         </text:p>
            <text:p>                             </text:p>
            <text:p>                             - 5163 </text:p>
            <text:p>                                 </text:p>
            <text:p>                                       </text:p>
            <text:p>                                 </text:p>
            <text:p>                             </text:p>
            <text:p/>
            <text:p>         </text:p>
            <text:p>                             </text:p>
            <text:p>                                         </text:p>
            <text:p>                                             </text:p>
            <text:p>                                                 </text:p>
            <text:p>                                                 (61) 98152 </text:p>
            <text:p>                                             </text:p>
            <text:p>                                         </text:p>
            <text:p>                             </text:p>
            <text:p>                             - 5163 </text:p>
            <text:p>                                 </text:p>
            <text:p>                                       </text:p>
            <text:p>                                 </text:p>
            <text:p>                             </text:p>
            <text:p/>
            <text:p>         </text:p>
            <text:p>                             </text:p>
            <text:p>                                         </text:p>
            <text:p>                                             </text:p>
            <text:p>                                                 </text:p>
            <text:p>                                                 (61) 98152 </text:p>
            <text:p>                                             </text:p>
            <text:p>                                         </text:p>
            <text:p>                             </text:p>
            <text:p>                             - 5163</text:p>
          </table:table-cell>
          <table:table-cell office:value-type="string" calcext:value-type="string">
            <text:p>51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ONDOMÍNIO FECHADO - LOCALIZAÇÃO ESPECIAL - ACESSO TODO NO ASFALTO</text:p>
          </table:table-cell>
          <table:table-cell office:value-type="string" calcext:value-type="string">
            <text:p>Casa à Venda em Ceilândia Norte - Incra 09! </text:p>
            <text:p/>
            <text:p>Localizado por trás da PRF (BR070)</text:p>
            <text:p/>
            <text:p>Venha conhecer essa incrível oportunidade em um condomínio fechado.</text:p>
            <text:p/>
            <text:p>Lote de 800m² com uma casa super aconchegante, perfeita para você e sua família!</text:p>
            <text:p/>
            <text:p>Características do imóvel:</text:p>
            <text:p>- 3 Quartos (sendo 1 suíte)</text:p>
            <text:p>- Sala ampla e iluminada</text:p>
            <text:p>- Cozinha funcional</text:p>
            <text:p>- Banheiro social</text:p>
            <text:p>- Área de serviço</text:p>
            <text:p>- Área gourmet novinha com churrasqueira e banheiro</text:p>
            <text:p>- 4 vagas de garagem</text:p>
            <text:p/>
            <text:p>Acesso do condomínio todo asfaltado!</text:p>
            <text:p/>
            <text:p>Aceita permuta em Casa ou Apto de menor valor em Ceilandia, Samambaia e Taguatinga </text:p>
            <text:p/>
            <text:p>Não perca essa chance de viver com conforto e segurança! </text:p>
            <text:p/>
            <text:p>NÃO ACEITA FINANCIAMENTO.</text:p>
            <text:p/>
            <text:p>Entre em contato para mais informações e agende sua visita!</text:p>
            <text:p/>
            <text:p>VALORIZA IMÓVEIS</text:p>
            <text:p>CJ: 27230</text:p>
            <text:p>Plantão ,</text:p>
            <text:p/>
            <text:p>Corretores:</text:p>
            <text:p>Romulo Barreto</text:p>
            <text:p>Creci:21.118</text:p>
            <text:p>Fone: , WhatsApp</text:p>
            <text:p>Evangelista</text:p>
            <text:p>Creci-DF 16.819</text:p>
            <text:p>Fone: , - WhatsApp</text:p>
            <text:p/>
            <text:p>#CasaAVenda #CeilândiaNorte #CondomínioFechado #Oportunidade #Imóveis #SeuNovoLar</text:p>
          </table:table-cell>
          <table:table-cell office:value-type="string" calcext:value-type="string">
            <text:p>https://www.dfimoveis.com.br/imovel/casa-3-quartos-venda-ceilandia-norte-ceilandia-df-rodovia-df-180-1107288</text:p>
          </table:table-cell>
        </table:table-row>
        <table:table-row table:style-name="ro6">
          <table:table-cell office:value-type="string" calcext:value-type="string">
            <text:p>CEILÂNDIA</text:p>
          </table:table-cell>
          <table:table-cell office:value-type="string" calcext:value-type="string">
            <text:p>CEILANDIA NORTE</text:p>
          </table:table-cell>
          <table:table-cell office:value-type="string" calcext:value-type="string">
            <text:p>QNN 21 Conjunto M</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Nascente</text:p>
          </table:table-cell>
          <table:table-cell table:number-columns-repeated="2" office:value-type="string" calcext:value-type="string">
            <text:p>250,00 m²</text:p>
          </table:table-cell>
          <table:table-cell office:value-type="float" office:value="298" calcext:value-type="float">
            <text:p>298</text:p>
          </table:table-cell>
          <table:table-cell office:value-type="string" calcext:value-type="string">
            <text:p>Aceita Pets</text:p>
          </table:table-cell>
          <table:table-cell office:value-type="float" office:value="-15.8145679" calcext:value-type="float">
            <text:p>-15.8145679</text:p>
          </table:table-cell>
          <table:table-cell office:value-type="float" office:value="-48.1223866" calcext:value-type="float">
            <text:p>-48.1223866</text:p>
          </table:table-cell>
          <table:table-cell office:value-type="string" calcext:value-type="string">
            <text:p>House DF Imóveis</text:p>
          </table:table-cell>
          <table:table-cell office:value-type="float" office:value="27681" calcext:value-type="float">
            <text:p>27681</text:p>
          </table:table-cell>
          <table:table-cell office:value-type="float" office:value="5561981265598" calcext:value-type="float">
            <text:p>5561981265598</text:p>
          </table:table-cell>
          <table:table-cell office:value-type="string" calcext:value-type="string">
            <text:p>(61) 98126 </text:p>
            <text:p>                                             </text:p>
            <text:p>                                         </text:p>
            <text:p>                             </text:p>
            <text:p>                             - 5598 </text:p>
            <text:p>                                 </text:p>
            <text:p>                                       </text:p>
            <text:p>                                 </text:p>
            <text:p>                             </text:p>
            <text:p/>
            <text:p>         </text:p>
            <text:p>                             </text:p>
            <text:p>                                         </text:p>
            <text:p>                                             </text:p>
            <text:p>                                                 </text:p>
            <text:p>                                                 (61) 98126 </text:p>
            <text:p>                                             </text:p>
            <text:p>                                         </text:p>
            <text:p>                             </text:p>
            <text:p>                             - 5598 </text:p>
            <text:p>                                 </text:p>
            <text:p>                                       </text:p>
            <text:p>                                 </text:p>
            <text:p>                             </text:p>
            <text:p/>
            <text:p>         </text:p>
            <text:p>                             </text:p>
            <text:p>                                         </text:p>
            <text:p>                                             </text:p>
            <text:p>                                                 </text:p>
            <text:p>                                                 (61) 98126 </text:p>
            <text:p>                                             </text:p>
            <text:p>                                         </text:p>
            <text:p>                             </text:p>
            <text:p>                             - 5598 </text:p>
            <text:p>                                 </text:p>
            <text:p>                                       </text:p>
            <text:p>                                 </text:p>
            <text:p>                             </text:p>
            <text:p/>
            <text:p>         </text:p>
            <text:p>                             </text:p>
            <text:p>                                         </text:p>
            <text:p>                                             </text:p>
            <text:p>                                                 </text:p>
            <text:p>                                                 (61) 98126 </text:p>
            <text:p>                                             </text:p>
            <text:p>                                         </text:p>
            <text:p>                             </text:p>
            <text:p>                             - 5598</text:p>
          </table:table-cell>
          <table:table-cell office:value-type="string" calcext:value-type="string">
            <text:p>154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N 21 - KITS - ACEITA FINANCIAMENTO </text:p>
          </table:table-cell>
          <table:table-cell office:value-type="string" calcext:value-type="string">
            <text:p>KITS na QNN 21 de  - Próximo a estação do metrô</text:p>
            <text:p/>
            <text:p>O KITS conta com uma localização muito boa, próximo à estação do metrô e ao centro de Ceilândia. </text:p>
            <text:p/>
            <text:p>-------------------O IMÓVEL-------------------</text:p>
            <text:p/>
            <text:p>- 250m²</text:p>
            <text:p>- 1 KIT DE 2 QUARTOS,</text:p>
            <text:p>- 4 KITS DE 1 QUARTO</text:p>
            <text:p>- Garagem para 05 carros</text:p>
            <text:p>- Escriturado e aceita financiamento</text:p>
            <text:p>- luz individualizada</text:p>
            <text:p>- localidade próximo a Comércios variados, tais como: padaria, farmácias, supermercados, diversas lojas, restaurantes, lanchonetes, açaiteria, hamburgueria, papelaria, salão de beleza, academia, postos de combustível, clínica, pet shop e vários outros</text:p>
            <text:p/>
            <text:p/>
            <text:p>HOUSEDF IMÓVEIS CRECI: 27681</text:p>
            <text:p/>
            <text:p>Agende sua visita</text:p>
            <text:p>Trabalhamos com correspondente bancário</text:p>
            <text:p>Aceita financiamento e FGTS (CAIXA ECONÓMICA FEDERAL)</text:p>
            <text:p>Agende sua visita</text:p>
            <text:p/>
            <text:p/>
            <text:p>Temos imóveis em outras cidades, como:</text:p>
            <text:p>- Samambaia</text:p>
            <text:p>- Águas Claras</text:p>
            <text:p>- Taguatinga</text:p>
            <text:p>- Ceilândia</text:p>
            <text:p>- Brasília</text:p>
            <text:p>- Asa Sul</text:p>
            <text:p>- Asa Norte</text:p>
            <text:p>- Guará</text:p>
            <text:p>- Gama</text:p>
            <text:p>- Sudoeste</text:p>
            <text:p>- Noroeste</text:p>
            <text:p>- Park Way</text:p>
            <text:p/>
            <text:p>Temos imóveis em outros empreendimentos, como:</text:p>
            <text:p>- DF Plaza</text:p>
            <text:p>- DF Century Plaza</text:p>
            <text:p>- Blend</text:p>
            <text:p>- Spot</text:p>
            <text:p>- Max</text:p>
            <text:p>- Smart</text:p>
            <text:p>- Duo</text:p>
            <text:p>- Ouro Branco</text:p>
            <text:p>- Refinatto</text:p>
            <text:p>- Riviera Dei Fiori</text:p>
            <text:p>- Oasis Designer</text:p>
            <text:p>- Cedro</text:p>
            <text:p>- Vive La Vie</text:p>
            <text:p>- Moove</text:p>
            <text:p>- ALL</text:p>
            <text:p>- Show de Morar Vivace</text:p>
            <text:p>- Allegro</text:p>
            <text:p>- Ventura</text:p>
            <text:p>- Idealle</text:p>
            <text:p>- Astral</text:p>
            <text:p>- Top Life</text:p>
            <text:p>- Tagua Life</text:p>
            <text:p>- Art Life</text:p>
            <text:p>- Acqua Village</text:p>
            <text:p>- Borges Landeiro</text:p>
            <text:p>- Residencial JK</text:p>
            <text:p>- Reserva Taguatinga</text:p>
            <text:p>- Portal do Sol</text:p>
            <text:p>- Connect</text:p>
            <text:p>- Art Life Designer e Grauna</text:p>
            <text:p>- Portal do Sol</text:p>
            <text:p>- Tagua Life</text:p>
            <text:p/>
            <text:p>Tipos de Imóveis:</text:p>
            <text:p>- Apartamento 1 quarto, 2 quartos, 3 quartos, 4 quartos, Ap e Apto</text:p>
            <text:p>- Sala Comercial</text:p>
            <text:p>- Coberturas</text:p>
            <text:p>- Loft</text:p>
            <text:p>- Casa</text:p>
            <text:p>- Kitnet</text:p>
            <text:p/>
            <text:p>Imóveis:</text:p>
            <text:p>- Nascente</text:p>
            <text:p>- Poente</text:p>
            <text:p>- Com Garagem</text:p>
            <text:p>- Próximo ao Metrô e Shopping</text:p>
            <text:p/>
            <text:p/>
            <text:p>Agende sua visita</text:p>
            <text:p>HOUSEDF IMÓVEIS CRECI: 27681</text:p>
          </table:table-cell>
          <table:table-cell office:value-type="string" calcext:value-type="string">
            <text:p>https://www.dfimoveis.com.br/imovel/casa-4-quartos-venda-ceilandia-norte-ceilandia-df-qnn-21-conjunto-m-956404</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7 Conjunto H</text:p>
          </table:table-cell>
          <table:table-cell table:number-columns-repeated="2" office:value-type="float" office:value="2" calcext:value-type="float">
            <text:p>2</text:p>
          </table:table-cell>
          <table:table-cell office:value-type="float" office:value="0" calcext:value-type="float">
            <text:p>0</text:p>
          </table:table-cell>
          <table:table-cell office:value-type="string" calcext:value-type="string">
            <text:p>Não encontrado</text:p>
          </table:table-cell>
          <table:table-cell office:value-type="string" calcext:value-type="string">
            <text:p>160,00 m²</text:p>
          </table:table-cell>
          <table:table-cell office:value-type="string" calcext:value-type="string">
            <text:p>250,00 m²</text:p>
          </table:table-cell>
          <table:table-cell office:value-type="float" office:value="305" calcext:value-type="float">
            <text:p>305</text:p>
          </table:table-cell>
          <table:table-cell/>
          <table:table-cell office:value-type="float" office:value="-15.8043604" calcext:value-type="float">
            <text:p>-15.8043604</text:p>
          </table:table-cell>
          <table:table-cell office:value-type="float" office:value="-48.1189731" calcext:value-type="float">
            <text:p>-48.1189731</text:p>
          </table:table-cell>
          <table:table-cell office:value-type="string" calcext:value-type="string">
            <text:p>RE/MAX Veritas</text:p>
          </table:table-cell>
          <table:table-cell office:value-type="float" office:value="24313" calcext:value-type="float">
            <text:p>24313</text:p>
          </table:table-cell>
          <table:table-cell office:value-type="float" office:value="5561999073943" calcext:value-type="float">
            <text:p>5561999073943</text:p>
          </table:table-cell>
          <table:table-cell office:value-type="string" calcext:value-type="string">
            <text:p>(61) 99907 </text:p>
            <text:p>                                             </text:p>
            <text:p>                                         </text:p>
            <text:p>                             </text:p>
            <text:p>                             - 3943 </text:p>
            <text:p>                                 </text:p>
            <text:p>                                       </text:p>
            <text:p>                                 </text:p>
            <text:p>                             </text:p>
            <text:p/>
            <text:p>         </text:p>
            <text:p>                             </text:p>
            <text:p>                                         </text:p>
            <text:p>                                             </text:p>
            <text:p>                                                 </text:p>
            <text:p>                                                 (61) 99907 </text:p>
            <text:p>                                             </text:p>
            <text:p>                                         </text:p>
            <text:p>                             </text:p>
            <text:p>                             - 3943 </text:p>
            <text:p>                                 </text:p>
            <text:p>                                       </text:p>
            <text:p>                                 </text:p>
            <text:p>                             </text:p>
            <text:p/>
            <text:p>         </text:p>
            <text:p>                             </text:p>
            <text:p>                                         </text:p>
            <text:p>                                             </text:p>
            <text:p>                                                 </text:p>
            <text:p>                                                 (61) 99907 </text:p>
            <text:p>                                             </text:p>
            <text:p>                                         </text:p>
            <text:p>                             </text:p>
            <text:p>                             - 3943 </text:p>
            <text:p>                                 </text:p>
            <text:p>                                       </text:p>
            <text:p>                                 </text:p>
            <text:p>                             </text:p>
            <text:p/>
            <text:p>         </text:p>
            <text:p>                             </text:p>
            <text:p>                                         </text:p>
            <text:p>                                             </text:p>
            <text:p>                                                 </text:p>
            <text:p>                                                 (61) 99907 </text:p>
            <text:p>                                             </text:p>
            <text:p>                                         </text:p>
            <text:p>                             </text:p>
            <text:p>                             - 3943</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à Venda em Ceilândia, DF - 2 Quartos, 250m²</text:p>
          </table:table-cell>
          <table:table-cell office:value-type="string" calcext:value-type="string">
            <text:p>Descrição do Imóvel</text:p>
            <text:p/>
            <text:p>Se você está em busca de uma excelente oportunidade de investimento em uma região promissora, esta é a sua chance! Apresentamos uma encantadora casa residencial à venda, localizada em Ceilândia, Brasília, no Distrito Federal. Este imóvel, situado no endereço QNN 07 Conjunto H, oferece um ambiente espaçoso e confortável, perfeito para sua família.</text:p>
            <text:p/>
            <text:p>Com uma área total de 250 metros quadrados e uma área construída de 160 metros quadrados, este imóvel oferece um quintal amplo. A casa é composta por 2 dormitórios, ideais para proporcionar noites de sono tranquilas e confortáveis. </text:p>
            <text:p/>
            <text:p>O bairro tem proximidade a diversas comodidades, incluindo escolas, supermercados, tornando-se um local perfeito para famílias que buscam conforto e praticidade.</text:p>
            <text:p/>
            <text:p>Não perca esta oportunidade única de adquirir uma casa em Brasília, uma das cidades mais dinâmicas do Brasil. Entre em contato conosco para agendar uma visita e descubra o potencial desta maravilhosa residência.</text:p>
          </table:table-cell>
          <table:table-cell office:value-type="string" calcext:value-type="string">
            <text:p>https://www.dfimoveis.com.br/imovel/casa-2-quartos-venda-ceilandia-norte-ceilandia-df-qnn-7-conjunto-h-954912</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4 Conjunto H</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ão encontrado</text:p>
          </table:table-cell>
          <table:table-cell office:value-type="string" calcext:value-type="string">
            <text:p>142,00 m²</text:p>
          </table:table-cell>
          <table:table-cell office:value-type="string" calcext:value-type="string">
            <text:p>144,00 m²</text:p>
          </table:table-cell>
          <table:table-cell office:value-type="float" office:value="435" calcext:value-type="float">
            <text:p>435</text:p>
          </table:table-cell>
          <table:table-cell/>
          <table:table-cell office:value-type="float" office:value="-15.7942202" calcext:value-type="float">
            <text:p>-15.7942202</text:p>
          </table:table-cell>
          <table:table-cell office:value-type="float" office:value="-48.1195937" calcext:value-type="float">
            <text:p>-48.1195937</text:p>
          </table:table-cell>
          <table:table-cell office:value-type="string" calcext:value-type="string">
            <text:p>LCimoveis</text:p>
          </table:table-cell>
          <table:table-cell office:value-type="float" office:value="23870" calcext:value-type="float">
            <text:p>23870</text:p>
          </table:table-cell>
          <table:table-cell office:value-type="float" office:value="5561992892468" calcext:value-type="float">
            <text:p>5561992892468</text:p>
          </table:table-cell>
          <table:table-cell office:value-type="string" calcext:value-type="string">
            <text:p>(61) 99289 </text:p>
            <text:p>                                             </text:p>
            <text:p>                                         </text:p>
            <text:p>                             </text:p>
            <text:p>                             - 2468 </text:p>
            <text:p>                                 </text:p>
            <text:p>                                       </text:p>
            <text:p>                                 </text:p>
            <text:p>                             </text:p>
            <text:p/>
            <text:p>         </text:p>
            <text:p>                             </text:p>
            <text:p>                                         </text:p>
            <text:p>                                             </text:p>
            <text:p>                                                 </text:p>
            <text:p>                                                 (61) 99289 </text:p>
            <text:p>                                             </text:p>
            <text:p>                                         </text:p>
            <text:p>                             </text:p>
            <text:p>                             - 2468 </text:p>
            <text:p>                                 </text:p>
            <text:p>                                       </text:p>
            <text:p>                                 </text:p>
            <text:p>                             </text:p>
            <text:p/>
            <text:p>         </text:p>
            <text:p>                             </text:p>
            <text:p>                                         </text:p>
            <text:p>                                             </text:p>
            <text:p>                                                 </text:p>
            <text:p>                                                 (61) 99289 </text:p>
            <text:p>                                             </text:p>
            <text:p>                                         </text:p>
            <text:p>                             </text:p>
            <text:p>                             - 2468 </text:p>
            <text:p>                                 </text:p>
            <text:p>                                       </text:p>
            <text:p>                                 </text:p>
            <text:p>                             </text:p>
            <text:p/>
            <text:p>         </text:p>
            <text:p>                             </text:p>
            <text:p>                                         </text:p>
            <text:p>                                             </text:p>
            <text:p>                                                 </text:p>
            <text:p>                                                 (61) 99289 </text:p>
            <text:p>                                             </text:p>
            <text:p>                                         </text:p>
            <text:p>                             </text:p>
            <text:p>                             - 2468</text:p>
          </table:table-cell>
          <table:table-cell office:value-type="string" calcext:value-type="string">
            <text:p>277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ACEITA FINANCIAMENTO E FGTS </text:p>
          </table:table-cell>
          <table:table-cell office:value-type="string" calcext:value-type="string">
            <text:p>Vendo casa na QNO 4</text:p>
            <text:p/>
            <text:p>Excelente localização, acesso fácil a BRB 070, próximo a comercio e restaurante.</text:p>
            <text:p/>
            <text:p>DESCRIÇÃO IMÓVEL</text:p>
            <text:p/>
            <text:p>Casa 4 quartos sendo uma suíte,  cozinha ampla, casa com ventilação natural, corredor lateral e área de serviço.</text:p>
            <text:p/>
            <text:p>Obs: estrutura da casa na laje, com apenas 2 cômodos no forro PVC.</text:p>
            <text:p/>
            <text:p>Para visitas e mais informações entre em contato.</text:p>
            <text:p/>
            <text:p>Aceita financiamento e FGTS.</text:p>
            <text:p/>
            <text:p>Lediane Camargos</text:p>
            <text:p>creci 23870</text:p>
            <text:p>contato 9 92 89- 24 68</text:p>
          </table:table-cell>
          <table:table-cell office:value-type="string" calcext:value-type="string">
            <text:p>https://www.dfimoveis.com.br/imovel/casa-4-quartos-venda-ceilandia-norte-ceilandia-df-qno-4-conjunto-h-995741</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11 Conjunto 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oente</text:p>
          </table:table-cell>
          <table:table-cell table:number-columns-repeated="2" office:value-type="string" calcext:value-type="string">
            <text:p>135,00 m²</text:p>
          </table:table-cell>
          <table:table-cell office:value-type="float" office:value="255" calcext:value-type="float">
            <text:p>255</text:p>
          </table:table-cell>
          <table:table-cell office:value-type="string" calcext:value-type="string">
            <text:p>Aceita Pets, Área de Serviço</text:p>
          </table:table-cell>
          <table:table-cell office:value-type="float" office:value="-15.8160678" calcext:value-type="float">
            <text:p>-15.8160678</text:p>
          </table:table-cell>
          <table:table-cell office:value-type="float" office:value="-48.1307378" calcext:value-type="float">
            <text:p>-48.1307378</text:p>
          </table:table-cell>
          <table:table-cell office:value-type="string" calcext:value-type="string">
            <text:p>Lucena imóveis DF</text:p>
          </table:table-cell>
          <table:table-cell office:value-type="float" office:value="19635" calcext:value-type="float">
            <text:p>19635</text:p>
          </table:table-cell>
          <table:table-cell office:value-type="float" office:value="5561982094118" calcext:value-type="float">
            <text:p>5561982094118</text:p>
          </table:table-cell>
          <table:table-cell office:value-type="string" calcext:value-type="string">
            <text:p>(61) 98209 </text:p>
            <text:p>                                             </text:p>
            <text:p>                                         </text:p>
            <text:p>                             </text:p>
            <text:p>                             - 4118 </text:p>
            <text:p>                                 </text:p>
            <text:p>                                       </text:p>
            <text:p>                                 </text:p>
            <text:p>                             </text:p>
            <text:p/>
            <text:p>         </text:p>
            <text:p>                             </text:p>
            <text:p>                                         </text:p>
            <text:p>                                             </text:p>
            <text:p>                                                 </text:p>
            <text:p>                                                 (61) 98209 </text:p>
            <text:p>                                             </text:p>
            <text:p>                                         </text:p>
            <text:p>                             </text:p>
            <text:p>                             - 4118 </text:p>
            <text:p>                                 </text:p>
            <text:p>                                       </text:p>
            <text:p>                                 </text:p>
            <text:p>                             </text:p>
            <text:p/>
            <text:p>         </text:p>
            <text:p>                             </text:p>
            <text:p>                                         </text:p>
            <text:p>                                             </text:p>
            <text:p>                                                 </text:p>
            <text:p>                                                 (61) 98209 </text:p>
            <text:p>                                             </text:p>
            <text:p>                                         </text:p>
            <text:p>                             </text:p>
            <text:p>                             - 4118 </text:p>
            <text:p>                                 </text:p>
            <text:p>                                       </text:p>
            <text:p>                                 </text:p>
            <text:p>                             </text:p>
            <text:p/>
            <text:p>         </text:p>
            <text:p>                             </text:p>
            <text:p>                                         </text:p>
            <text:p>                                             </text:p>
            <text:p>                                                 </text:p>
            <text:p>                                                 (61) 98209 </text:p>
            <text:p>                                             </text:p>
            <text:p>                                         </text:p>
            <text:p>                             </text:p>
            <text:p>                             - 4118</text:p>
          </table:table-cell>
          <table:table-cell office:value-type="string" calcext:value-type="string">
            <text:p>46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Localização privilegiada, próximo a todas as facilidades que você precisa!</text:p>
          </table:table-cell>
          <table:table-cell office:value-type="string" calcext:value-type="string">
            <text:p>Oportunidade Imperdível no P Norte, QNP 11!</text:p>
            <text:p>Por apenas R$ 255.000,00, você adquire um imóvel quitado e escriturado com duas construções, oferecendo conforto e versatilidade para o seu dia a dia.</text:p>
            <text:p/>
            <text:p>Casa Principal:</text:p>
            <text:p>3 quartos</text:p>
            <text:p>Sala </text:p>
            <text:p>Cozinha </text:p>
            <text:p>Banheiro social</text:p>
            <text:p>Área de serviço</text:p>
            <text:p>Forro em PVC</text:p>
            <text:p/>
            <text:p>Casa nos Fundos:</text:p>
            <text:p>1 quarto</text:p>
            <text:p>Sala</text:p>
            <text:p>Cozinha</text:p>
            <text:p>Banheiro</text:p>
            <text:p>Não perca esta oportunidade de adquirir um imóvel completo e bem localizado em Ceilândia Norte!</text:p>
            <text:p/>
            <text:p>Valor: R$ 255.000,00</text:p>
            <text:p/>
            <text:p>Agende sua visita e aproveite esta oportunidade única!</text:p>
            <text:p/>
            <text:p>Gláucia Lucena</text:p>
            <text:p>Contato: ,</text:p>
            <text:p>CRECI/DF: 19.635</text:p>
          </table:table-cell>
          <table:table-cell office:value-type="string" calcext:value-type="string">
            <text:p>https://www.dfimoveis.com.br/imovel/casa-3-quartos-venda-ceilandia-norte-ceilandia-df-qnp-11-conjunto-e-1105282</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5</text:p>
          </table:table-cell>
          <table:table-cell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Não encontrado</text:p>
          </table:table-cell>
          <table:table-cell office:value-type="string" calcext:value-type="string">
            <text:p>144,00 m²</text:p>
          </table:table-cell>
          <table:table-cell office:value-type="string" calcext:value-type="string">
            <text:p>Não encontrado</text:p>
          </table:table-cell>
          <table:table-cell office:value-type="float" office:value="320" calcext:value-type="float">
            <text:p>320</text:p>
          </table:table-cell>
          <table:table-cell office:value-type="string" calcext:value-type="string">
            <text:p>Área de Serviço</text:p>
          </table:table-cell>
          <table:table-cell office:value-type="float" office:value="-15.789374" calcext:value-type="float">
            <text:p>-15.789374</text:p>
          </table:table-cell>
          <table:table-cell office:value-type="float" office:value="-48.1250717" calcext:value-type="float">
            <text:p>-48.1250717</text:p>
          </table:table-cell>
          <table:table-cell office:value-type="string" calcext:value-type="string">
            <text:p>VME - Corretores associados</text:p>
          </table:table-cell>
          <table:table-cell office:value-type="float" office:value="34740" calcext:value-type="float">
            <text:p>34740</text:p>
          </table:table-cell>
          <table:table-cell office:value-type="float" office:value="5561981429763" calcext:value-type="float">
            <text:p>5561981429763</text:p>
          </table:table-cell>
          <table:table-cell office:value-type="string" calcext:value-type="string">
            <text:p>(61) 98142 </text:p>
            <text:p>                                             </text:p>
            <text:p>                                         </text:p>
            <text:p>                             </text:p>
            <text:p>                             - 9763 </text:p>
            <text:p>                                 </text:p>
            <text:p>                                       </text:p>
            <text:p>                                 </text:p>
            <text:p>                             </text:p>
            <text:p/>
            <text:p>         </text:p>
            <text:p>                             </text:p>
            <text:p>                                         </text:p>
            <text:p>                                             </text:p>
            <text:p>                                                 </text:p>
            <text:p>                                                 (61) 98142 </text:p>
            <text:p>                                             </text:p>
            <text:p>                                         </text:p>
            <text:p>                             </text:p>
            <text:p>                             - 9763 </text:p>
            <text:p>                                 </text:p>
            <text:p>                                       </text:p>
            <text:p>                                 </text:p>
            <text:p>                             </text:p>
            <text:p/>
            <text:p>         </text:p>
            <text:p>                             </text:p>
            <text:p>                                         </text:p>
            <text:p>                                             </text:p>
            <text:p>                                                 </text:p>
            <text:p>                                                 (61) 98142 </text:p>
            <text:p>                                             </text:p>
            <text:p>                                         </text:p>
            <text:p>                             </text:p>
            <text:p>                             - 9763 </text:p>
            <text:p>                                 </text:p>
            <text:p>                                       </text:p>
            <text:p>                                 </text:p>
            <text:p>                             </text:p>
            <text:p/>
            <text:p>         </text:p>
            <text:p>                             </text:p>
            <text:p>                                         </text:p>
            <text:p>                                             </text:p>
            <text:p>                                                 </text:p>
            <text:p>                                                 (61) 98142 </text:p>
            <text:p>                                             </text:p>
            <text:p>                                         </text:p>
            <text:p>                             </text:p>
            <text:p>                             - 9763</text:p>
          </table:table-cell>
          <table:table-cell office:value-type="string" calcext:value-type="string">
            <text:p>50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Excelente casa localizada na QNO 05, próximo a mercados, padaria, farmácia, pontos de ônibus e entre outros comércios locais.</text:p>
            <text:p>Ideal para quem busca conforto e praticidade</text:p>
            <text:p>Casa compõe:</text:p>
            <text:p>2 quartos</text:p>
            <text:p>Sala</text:p>
            <text:p>Cozinha</text:p>
            <text:p>1 banheiro</text:p>
            <text:p>Garagem coberta para 4 a 5 carros</text:p>
            <text:p>Area de serviço</text:p>
            <text:p>Aceita financiamentos</text:p>
            <text:p>Aceita FGTS</text:p>
            <text:p/>
            <text:p>WhatsApp: ,65</text:p>
            <text:p>Victor Cintra</text:p>
          </table:table-cell>
          <table:table-cell office:value-type="string" calcext:value-type="string">
            <text:p>https://www.dfimoveis.com.br/imovel/casa-2-quartos-venda-ceilandia-norte-ceilandia-df-qno-5-1108114</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Q 7 Conjunto 2</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ascente</text:p>
          </table:table-cell>
          <table:table-cell table:number-columns-repeated="2" office:value-type="string" calcext:value-type="string">
            <text:p>150,00 m²</text:p>
          </table:table-cell>
          <table:table-cell office:value-type="float" office:value="225" calcext:value-type="float">
            <text:p>225</text:p>
          </table:table-cell>
          <table:table-cell office:value-type="string" calcext:value-type="string">
            <text:p>Portão Eletrônico</text:p>
          </table:table-cell>
          <table:table-cell office:value-type="float" office:value="-15.8074625" calcext:value-type="float">
            <text:p>-15.8074625</text:p>
          </table:table-cell>
          <table:table-cell office:value-type="float" office:value="-48.1497027" calcext:value-type="float">
            <text:p>-48.1497027</text:p>
          </table:table-cell>
          <table:table-cell office:value-type="string" calcext:value-type="string">
            <text:p>RE/Max Metrópoles</text:p>
          </table:table-cell>
          <table:table-cell office:value-type="float" office:value="31122" calcext:value-type="float">
            <text:p>31122</text:p>
          </table:table-cell>
          <table:table-cell office:value-type="float" office:value="5561981015266" calcext:value-type="float">
            <text:p>5561981015266</text:p>
          </table:table-cell>
          <table:table-cell office:value-type="string" calcext:value-type="string">
            <text:p>(61) 98101 </text:p>
            <text:p>                                             </text:p>
            <text:p>                                         </text:p>
            <text:p>                             </text:p>
            <text:p>                             - 5266 </text:p>
            <text:p>                                 </text:p>
            <text:p>                                       </text:p>
            <text:p>                                 </text:p>
            <text:p>                             </text:p>
            <text:p/>
            <text:p>         </text:p>
            <text:p>                             </text:p>
            <text:p>                                         </text:p>
            <text:p>                                             </text:p>
            <text:p>                                                 </text:p>
            <text:p>                                                 (61) 98101 </text:p>
            <text:p>                                             </text:p>
            <text:p>                                         </text:p>
            <text:p>                             </text:p>
            <text:p>                             - 5266 </text:p>
            <text:p>                                 </text:p>
            <text:p>                                       </text:p>
            <text:p>                                 </text:p>
            <text:p>                             </text:p>
            <text:p/>
            <text:p>         </text:p>
            <text:p>                             </text:p>
            <text:p>                                         </text:p>
            <text:p>                                             </text:p>
            <text:p>                                                 </text:p>
            <text:p>                                                 (61) 98101 </text:p>
            <text:p>                                             </text:p>
            <text:p>                                         </text:p>
            <text:p>                             </text:p>
            <text:p>                             - 5266 </text:p>
            <text:p>                                 </text:p>
            <text:p>                                       </text:p>
            <text:p>                                 </text:p>
            <text:p>                             </text:p>
            <text:p/>
            <text:p>         </text:p>
            <text:p>                             </text:p>
            <text:p>                                         </text:p>
            <text:p>                                             </text:p>
            <text:p>                                                 </text:p>
            <text:p>                                                 (61) 98101 </text:p>
            <text:p>                                             </text:p>
            <text:p>                                         </text:p>
            <text:p>                             </text:p>
            <text:p>                             - 5266</text:p>
          </table:table-cell>
          <table:table-cell office:value-type="string" calcext:value-type="string">
            <text:p>34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Vendo Casa em Excelente Localização.</text:p>
            <text:p/>
            <text:p>Se você está em busca de um imóvel confortável, bem localizado e com ótimo custo-benefício, essa casa é uma oportunidade imperdível! Situada em uma área estratégica, ela oferece a praticidade e comodidade que você e sua família precisam no dia a dia. Com fácil acesso a transporte público, a casa está próxima de pontos de ônibus, escolas públicas e particulares, e diversos comércios que atendem a todas as suas necessidades, como supermercados, farmácias, padarias e lojas em geral.</text:p>
            <text:p/>
            <text:p>O imóvel é composto por um quarto amplo, ideal para quem busca um ambiente aconchegante e privativo. A sala de estar proporciona um ótimo espaço para momentos de lazer e convivência em família. A cozinha/copa é funcional e integrada, permitindo um ambiente perfeito para suas refeições diárias. Além disso, a casa conta com uma área de serviço, facilitando a organização e a manutenção da sua casa. O banheiro social é bem distribuído e atende com conforto às necessidades da família.</text:p>
            <text:p/>
            <text:p>Com garagem para dois carros, você terá mais segurança e praticidade no seu dia a dia. E para quem gosta de um espaço ao ar livre, o quintal oferece diversas possibilidades para lazer, cultivo de plantas ou até mesmo para construção de uma área gourmet. A casa está situada sozinha no lote, o que garante mais privacidade e liberdade de uso do terreno.</text:p>
            <text:p/>
            <text:p>A localização da casa é um dos seus maiores diferenciais, proporcionando acesso rápido a tudo o que você precisa para o seu cotidiano, além de ser um ambiente tranquilo para viver. Se você procura um imóvel com excelente potencial de valorização e qualidade de vida, esta é a oportunidade ideal.</text:p>
            <text:p/>
            <text:p>Não perca tempo! Agende uma visita para conhecer o imóvel e se encantar com tudo o que ele oferece. Entre em contato para mais informações!</text:p>
          </table:table-cell>
          <table:table-cell office:value-type="string" calcext:value-type="string">
            <text:p>https://www.dfimoveis.com.br/imovel/casa-3-quartos-venda-ceilandia-norte-ceilandia-df-qnq-7-conjunto-2-1117685</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26 Conjunto E</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ascente</text:p>
          </table:table-cell>
          <table:table-cell table:number-columns-repeated="2" office:value-type="string" calcext:value-type="string">
            <text:p>244,00 m²</text:p>
          </table:table-cell>
          <table:table-cell office:value-type="float" office:value="385" calcext:value-type="float">
            <text:p>385</text:p>
          </table:table-cell>
          <table:table-cell office:value-type="string" calcext:value-type="string">
            <text:p>Área de Serviço, Cozinha com Armários , Escritorio , Portão Eletrônico, Varanda, Área de Serviço Coberta , Cozinha Espaçosa, Pintura Nova </text:p>
          </table:table-cell>
          <table:table-cell office:value-type="float" office:value="-15.797467" calcext:value-type="float">
            <text:p>-15.797467</text:p>
          </table:table-cell>
          <table:table-cell office:value-type="float" office:value="-48.1125696" calcext:value-type="float">
            <text:p>-48.1125696</text:p>
          </table:table-cell>
          <table:table-cell office:value-type="string" calcext:value-type="string">
            <text:p>Oriton Pereira</text:p>
          </table:table-cell>
          <table:table-cell office:value-type="float" office:value="17025" calcext:value-type="float">
            <text:p>17025</text:p>
          </table:table-cell>
          <table:table-cell office:value-type="float" office:value="5561985203642" calcext:value-type="float">
            <text:p>5561985203642</text:p>
          </table:table-cell>
          <table:table-cell office:value-type="string" calcext:value-type="string">
            <text:p>(61) 98520 </text:p>
            <text:p>                                             </text:p>
            <text:p>                                         </text:p>
            <text:p>                             </text:p>
            <text:p>                             - 3642 </text:p>
            <text:p>                                 </text:p>
            <text:p>                                       </text:p>
            <text:p>                                 </text:p>
            <text:p>                             </text:p>
            <text:p/>
            <text:p>         </text:p>
            <text:p>                             </text:p>
            <text:p>                                         </text:p>
            <text:p>                                             </text:p>
            <text:p>                                                 </text:p>
            <text:p>                                                 (61) 98520 </text:p>
            <text:p>                                             </text:p>
            <text:p>                                         </text:p>
            <text:p>                             </text:p>
            <text:p>                             - 3642 </text:p>
            <text:p>                                 </text:p>
            <text:p>                                       </text:p>
            <text:p>                                 </text:p>
            <text:p>                             </text:p>
            <text:p/>
            <text:p>         </text:p>
            <text:p>                             </text:p>
            <text:p>                                         </text:p>
            <text:p>                                             </text:p>
            <text:p>                                                 </text:p>
            <text:p>                                                 (61) 98520 </text:p>
            <text:p>                                             </text:p>
            <text:p>                                         </text:p>
            <text:p>                             </text:p>
            <text:p>                             - 3642 </text:p>
            <text:p>                                 </text:p>
            <text:p>                                       </text:p>
            <text:p>                                 </text:p>
            <text:p>                             </text:p>
            <text:p/>
            <text:p>         </text:p>
            <text:p>                             </text:p>
            <text:p>                                         </text:p>
            <text:p>                                             </text:p>
            <text:p>                                                 </text:p>
            <text:p>                                                 (61) 98520 </text:p>
            <text:p>                                             </text:p>
            <text:p>                                         </text:p>
            <text:p>                             </text:p>
            <text:p>                             - 3642</text:p>
          </table:table-cell>
          <table:table-cell office:value-type="string" calcext:value-type="string">
            <text:p>402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M 26 - Casa 3 Quartos, Armários na cozinha, Garagem coberta, Aceita Financiamento e FGTS</text:p>
          </table:table-cell>
          <table:table-cell office:value-type="string" calcext:value-type="string">
            <text:p>QNM 26 Ceilândia Norte/DF</text:p>
            <text:p/>
            <text:p>Casa 3 quartos, Portão eletrônico,  garagem coberta,</text:p>
            <text:p>Sala bem ventilada e iluminada naturalmente,</text:p>
            <text:p>Quarto de casal grande, quarto solteiro 1 espaçoso,</text:p>
            <text:p>banheiro social com ventilação natural,</text:p>
            <text:p>quarto solteiro 2 grande, casa toda forrada,</text:p>
            <text:p>cozinha com armários,</text:p>
            <text:p>área de serviço ampla e coberta + duas casas de fundos de 1 e 2 quartos todas no forro,</text:p>
            <text:p>casa toda gradeada, excelente padrão construtivo e acabamento,</text:p>
            <text:p>portas e janelas em blindex.</text:p>
            <text:p/>
            <text:p>Excelente Localização</text:p>
            <text:p>saída fácil BR 070, próximo Comercio Local, supermercados,</text:p>
            <text:p>Padarias, lanchonetes, restaurantes, posto de gasolina,</text:p>
            <text:p>escolas, faculdade, parada de ônibus e comercio em geral.</text:p>
            <text:p/>
            <text:p>Imóvel Aceita financiamento e FGTS</text:p>
            <text:p>Imóvel Quitado, escriturado e Registrado.</text:p>
            <text:p>Imóvel sujeito a alteração de preço sem aviso prévio!</text:p>
            <text:p/>
            <text:p>ORITON PEREIRA CRECI-F 17025/DF</text:p>
            <text:p>0 6 1   9 8 5 2 0 - 3 6 4 2</text:p>
          </table:table-cell>
          <table:table-cell office:value-type="string" calcext:value-type="string">
            <text:p>https://www.dfimoveis.com.br/imovel/casa-3-quartos-venda-ceilandia-norte-ceilandia-df-qnm-26-conjunto-e-776620</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M 22 Conjunto D</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ão encontrado</text:p>
          </table:table-cell>
          <table:table-cell office:value-type="string" calcext:value-type="string">
            <text:p>300,00 m²</text:p>
          </table:table-cell>
          <table:table-cell office:value-type="string" calcext:value-type="string">
            <text:p>Não encontrado</text:p>
          </table:table-cell>
          <table:table-cell office:value-type="float" office:value="690" calcext:value-type="float">
            <text:p>690</text:p>
          </table:table-cell>
          <table:table-cell office:value-type="string" calcext:value-type="string">
            <text:p>Aquecimento Solar, Área de Serviço, Cozinha com Armários , Despensa , Salão Gourmet , Sauna, Varanda, Projeto de Iluminação, Piso em Porcelanato , Cozinha Espaçosa, Pintura Nova </text:p>
          </table:table-cell>
          <table:table-cell office:value-type="float" office:value="-15.8054766" calcext:value-type="float">
            <text:p>-15.8054766</text:p>
          </table:table-cell>
          <table:table-cell office:value-type="float" office:value="-48.1086222" calcext:value-type="float">
            <text:p>-48.1086222</text:p>
          </table:table-cell>
          <table:table-cell office:value-type="string" calcext:value-type="string">
            <text:p>Alvaro Júnior Netimóveis</text:p>
          </table:table-cell>
          <table:table-cell office:value-type="float" office:value="22126" calcext:value-type="float">
            <text:p>22126</text:p>
          </table:table-cell>
          <table:table-cell office:value-type="float" office:value="5561981440574" calcext:value-type="float">
            <text:p>5561981440574</text:p>
          </table:table-cell>
          <table:table-cell office:value-type="string" calcext:value-type="string">
            <text:p>(61) 3554 </text:p>
            <text:p>                             </text:p>
            <text:p>                             - 2252 </text:p>
            <text:p>                                 </text:p>
            <text:p>                                       </text:p>
            <text:p>                                 </text:p>
            <text:p>                             </text:p>
            <text:p/>
            <text:p>         </text:p>
            <text:p>                             </text:p>
            <text:p>                                     </text:p>
            <text:p>                                     (61) 3554 </text:p>
            <text:p>                             </text:p>
            <text:p>                             - 2252 </text:p>
            <text:p>                                 </text:p>
            <text:p>                                       </text:p>
            <text:p>                                 </text:p>
            <text:p>                             </text:p>
            <text:p/>
            <text:p>         </text:p>
            <text:p>                             </text:p>
            <text:p>                                     </text:p>
            <text:p>                                     (61) 3554 </text:p>
            <text:p>                             </text:p>
            <text:p>                             - 2252 </text:p>
            <text:p>                                 </text:p>
            <text:p>                                       </text:p>
            <text:p>                                 </text:p>
            <text:p>                             </text:p>
            <text:p/>
            <text:p>         </text:p>
            <text:p>                             </text:p>
            <text:p>                                     </text:p>
            <text:p>                                     (61) 3554 </text:p>
            <text:p>                             </text:p>
            <text:p>                             - 2252</text:p>
          </table:table-cell>
          <table:table-cell office:value-type="string" calcext:value-type="string">
            <text:p>42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office:value-type="string" calcext:value-type="string">
            <text:p>Não econtrado</text:p>
          </table:table-cell>
          <table:table-cell office:value-type="string" calcext:value-type="string">
            <text:p>2 Andares</text:p>
          </table:table-cell>
          <table:table-cell office:value-type="string" calcext:value-type="string">
            <text:p>O imóvel conta com 2 pavimentos + terraço, Instalação para aquecimento solar, Armários planejados.</text:p>
          </table:table-cell>
          <table:table-cell office:value-type="string" calcext:value-type="string">
            <text:p>É um lindo sobrado, bem localizado e com toda estrutura para sua comodidade e lazer. </text:p>
            <text:p/>
            <text:p>Contando com toda emparelharem necessária para promover conforto e satisfação que você sempre sonhou. </text:p>
          </table:table-cell>
          <table:table-cell office:value-type="string" calcext:value-type="string">
            <text:p>https://www.dfimoveis.com.br/imovel/casa-4-quartos-venda-ceilandia-norte-ceilandia-df-qnm-22-conjunto-d-1112674</text:p>
          </table:table-cell>
        </table:table-row>
        <table:table-row table:style-name="ro5">
          <table:table-cell office:value-type="string" calcext:value-type="string">
            <text:p>CEILÂNDIA</text:p>
          </table:table-cell>
          <table:table-cell office:value-type="string" calcext:value-type="string">
            <text:p>CEILANDIA NORTE</text:p>
          </table:table-cell>
          <table:table-cell office:value-type="string" calcext:value-type="string">
            <text:p>QNM 20 Conjunto G</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scente</text:p>
          </table:table-cell>
          <table:table-cell office:value-type="string" calcext:value-type="string">
            <text:p>90,00 m²</text:p>
          </table:table-cell>
          <table:table-cell office:value-type="string" calcext:value-type="string">
            <text:p>Não encontrado</text:p>
          </table:table-cell>
          <table:table-cell office:value-type="float" office:value="250" calcext:value-type="float">
            <text:p>250</text:p>
          </table:table-cell>
          <table:table-cell/>
          <table:table-cell office:value-type="float" office:value="-15.8109262" calcext:value-type="float">
            <text:p>-15.8109262</text:p>
          </table:table-cell>
          <table:table-cell office:value-type="float" office:value="-48.1031494" calcext:value-type="float">
            <text:p>-48.1031494</text:p>
          </table:table-cell>
          <table:table-cell office:value-type="string" calcext:value-type="string">
            <text:p>Carlos Torres</text:p>
          </table:table-cell>
          <table:table-cell office:value-type="float" office:value="8396" calcext:value-type="float">
            <text:p>8396</text:p>
          </table:table-cell>
          <table:table-cell office:value-type="float" office:value="5561999854447" calcext:value-type="float">
            <text:p>5561999854447</text:p>
          </table:table-cell>
          <table:table-cell office:value-type="string" calcext:value-type="string">
            <text:p>(61) 99985 </text:p>
            <text:p>                                             </text:p>
            <text:p>                                         </text:p>
            <text:p>                             </text:p>
            <text:p>                             - 4447 </text:p>
            <text:p>                                 </text:p>
            <text:p>                                       </text:p>
            <text:p>                                 </text:p>
            <text:p>                             </text:p>
            <text:p>                             </text:p>
            <text:p>                                         </text:p>
            <text:p>                                             </text:p>
            <text:p>                                                 </text:p>
            <text:p>                                                 (61) 99189 </text:p>
            <text:p>                                             </text:p>
            <text:p>                                         </text:p>
            <text:p>                             </text:p>
            <text:p>                             - 6830 </text:p>
            <text:p>                                 </text:p>
            <text:p>                                       </text:p>
            <text:p>                                 </text:p>
            <text:p>                             </text:p>
            <text:p/>
            <text:p>         </text:p>
            <text:p>                             </text:p>
            <text:p>                                         </text:p>
            <text:p>                                             </text:p>
            <text:p>                                                 </text:p>
            <text:p>                                                 (61) 99985 </text:p>
            <text:p>                                             </text:p>
            <text:p>                                         </text:p>
            <text:p>                             </text:p>
            <text:p>                             - 4447 </text:p>
            <text:p>                                 </text:p>
            <text:p>                                       </text:p>
            <text:p>                                 </text:p>
            <text:p>                             </text:p>
            <text:p>                             </text:p>
            <text:p>                                         </text:p>
            <text:p>                                             </text:p>
            <text:p>                                                 </text:p>
            <text:p>                                                 (61) 99189 </text:p>
            <text:p>                                             </text:p>
            <text:p>                                         </text:p>
            <text:p>                             </text:p>
            <text:p>                             - 6830 </text:p>
            <text:p>                                 </text:p>
            <text:p>                                       </text:p>
            <text:p>                                 </text:p>
            <text:p>                             </text:p>
            <text:p/>
            <text:p>         </text:p>
            <text:p>                             </text:p>
            <text:p>                                         </text:p>
            <text:p>                                             </text:p>
            <text:p>                                                 </text:p>
            <text:p>                                                 (61) 99985 </text:p>
            <text:p>                                             </text:p>
            <text:p>                                         </text:p>
            <text:p>                             </text:p>
            <text:p>                             - 4447 </text:p>
            <text:p>                                 </text:p>
            <text:p>                                       </text:p>
            <text:p>                                 </text:p>
            <text:p>                             </text:p>
            <text:p>                             </text:p>
            <text:p>                                         </text:p>
            <text:p>                                             </text:p>
            <text:p>                                                 </text:p>
            <text:p>                                                 (61) 99189 </text:p>
            <text:p>                                             </text:p>
            <text:p>                                         </text:p>
            <text:p>                             </text:p>
            <text:p>                             - 6830 </text:p>
            <text:p>                                 </text:p>
            <text:p>                                       </text:p>
            <text:p>                                 </text:p>
            <text:p>                             </text:p>
            <text:p/>
            <text:p>         </text:p>
            <text:p>                             </text:p>
            <text:p>                                         </text:p>
            <text:p>                                             </text:p>
            <text:p>                                                 </text:p>
            <text:p>                                                 (61) 99985 </text:p>
            <text:p>                                             </text:p>
            <text:p>                                         </text:p>
            <text:p>                             </text:p>
            <text:p>                             - 4447 </text:p>
            <text:p>                                 </text:p>
            <text:p>                                       </text:p>
            <text:p>                                 </text:p>
            <text:p>                             </text:p>
            <text:p>                             </text:p>
            <text:p>                                         </text:p>
            <text:p>                                             </text:p>
            <text:p>                                                 </text:p>
            <text:p>                                                 (61) 99189 </text:p>
            <text:p>                                             </text:p>
            <text:p>                                         </text:p>
            <text:p>                             </text:p>
            <text:p>                             - 6830</text:p>
          </table:table-cell>
          <table:table-cell office:value-type="string" calcext:value-type="string">
            <text:p>364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Casa  térrea de alvenaria sem laje com 3 quartos, sala, banheiro, cozinha, garagem, área de serviço. Terreno de 250 metros todo murado, frente para nascente e próximo do centro da Ceilândia e muito bem servido de comercio e transporte coletivo. Nos fundos tem uma outra casa muito antiga que necessita ser demolida ou totalmente reformada.</text:p>
            <text:p/>
            <text:p>Obs: Este imóvel não aceita financiamento nem FGTS porque não tem habite-se. Valor pode ser negociado com valor bem abaixo porque o imóvel necessita de inventário.</text:p>
            <text:p/>
            <text:p>Vale a pena conferir e fazer uma proposta.   </text:p>
            <text:p/>
            <text:p>Estuda proposta para pagamento a vista ou permuta.</text:p>
            <text:p/>
          </table:table-cell>
          <table:table-cell office:value-type="string" calcext:value-type="string">
            <text:p>https://www.dfimoveis.com.br/imovel/casa-3-quartos-venda-ceilandia-norte-ceilandia-df-qnm-20-conjunto-g-411533</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7 Conjunto 55</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Nascente</text:p>
          </table:table-cell>
          <table:table-cell office:value-type="string" calcext:value-type="string">
            <text:p>160,00 m²</text:p>
          </table:table-cell>
          <table:table-cell office:value-type="string" calcext:value-type="string">
            <text:p>Não encontrado</text:p>
          </table:table-cell>
          <table:table-cell office:value-type="float" office:value="210" calcext:value-type="float">
            <text:p>210</text:p>
          </table:table-cell>
          <table:table-cell/>
          <table:table-cell office:value-type="float" office:value="-15.7994045" calcext:value-type="float">
            <text:p>-15.7994045</text:p>
          </table:table-cell>
          <table:table-cell office:value-type="float" office:value="-48.1380624" calcext:value-type="float">
            <text:p>-48.1380624</text:p>
          </table:table-cell>
          <table:table-cell office:value-type="string" calcext:value-type="string">
            <text:p>Revolução Imob</text:p>
          </table:table-cell>
          <table:table-cell office:value-type="float" office:value="27453" calcext:value-type="float">
            <text:p>27453</text:p>
          </table:table-cell>
          <table:table-cell office:value-type="float" office:value="5561993069023" calcext:value-type="float">
            <text:p>5561993069023</text:p>
          </table:table-cell>
          <table:table-cell office:value-type="string" calcext:value-type="string">
            <text:p>(61) 99306 </text:p>
            <text:p>                                             </text:p>
            <text:p>                                         </text:p>
            <text:p>                             </text:p>
            <text:p>                             - 9023 </text:p>
            <text:p>                                 </text:p>
            <text:p>                                       </text:p>
            <text:p>                                 </text:p>
            <text:p>                             </text:p>
            <text:p/>
            <text:p>         </text:p>
            <text:p>                             </text:p>
            <text:p>                                         </text:p>
            <text:p>                                             </text:p>
            <text:p>                                                 </text:p>
            <text:p>                                                 (61) 99306 </text:p>
            <text:p>                                             </text:p>
            <text:p>                                         </text:p>
            <text:p>                             </text:p>
            <text:p>                             - 9023 </text:p>
            <text:p>                                 </text:p>
            <text:p>                                       </text:p>
            <text:p>                                 </text:p>
            <text:p>                             </text:p>
            <text:p/>
            <text:p>         </text:p>
            <text:p>                             </text:p>
            <text:p>                                         </text:p>
            <text:p>                                             </text:p>
            <text:p>                                                 </text:p>
            <text:p>                                                 (61) 99306 </text:p>
            <text:p>                                             </text:p>
            <text:p>                                         </text:p>
            <text:p>                             </text:p>
            <text:p>                             - 9023 </text:p>
            <text:p>                                 </text:p>
            <text:p>                                       </text:p>
            <text:p>                                 </text:p>
            <text:p>                             </text:p>
            <text:p/>
            <text:p>         </text:p>
            <text:p>                             </text:p>
            <text:p>                                         </text:p>
            <text:p>                                             </text:p>
            <text:p>                                                 </text:p>
            <text:p>                                                 (61) 99306 </text:p>
            <text:p>                                             </text:p>
            <text:p>                                         </text:p>
            <text:p>                             </text:p>
            <text:p>                             - 9023</text:p>
          </table:table-cell>
          <table:table-cell office:value-type="string" calcext:value-type="string">
            <text:p>76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OPORTUNIDADE DE <text:s/>RENDA EXTRA!</text:p>
          </table:table-cell>
          <table:table-cell office:value-type="string" calcext:value-type="string">
            <text:p>IMÓVEL DE ESQUINA COMPOSTO POR:</text:p>
            <text:p/>
            <text:p>CASA PRINCIPAL:</text:p>
            <text:p>DOIS DORMITÓRIOS</text:p>
            <text:p>SALA</text:p>
            <text:p>BANHEIRO SOCIAL</text:p>
            <text:p>COZINHA</text:p>
            <text:p>ÁREA DE SERVIÇO</text:p>
            <text:p>DUAS VAGAS DE GARAGEM</text:p>
            <text:p/>
            <text:p>DUAS KITS:</text:p>
            <text:p>SALA COM COZINHA AMERICANA</text:p>
            <text:p>QUARTO E BANHEIRO SOCIAL</text:p>
            <text:p>ÁREA DE SERVIÇO E UMA VAGA DE GARAGEM!</text:p>
            <text:p/>
            <text:p>NÃO ACEITA FINANCIAMENTO!</text:p>
            <text:p/>
            <text:p>AGENDE SUA VISITA:</text:p>
            <text:p/>
            <text:p/>
          </table:table-cell>
          <table:table-cell office:value-type="string" calcext:value-type="string">
            <text:p>https://www.dfimoveis.com.br/imovel/casa-4-quartos-venda-ceilandia-norte-ceilandia-df-qno-17-conjunto-55-1096540</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Q 2 Conjunto 18</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oente</text:p>
          </table:table-cell>
          <table:table-cell office:value-type="string" calcext:value-type="string">
            <text:p>130,00 m²</text:p>
          </table:table-cell>
          <table:table-cell office:value-type="string" calcext:value-type="string">
            <text:p>Não encontrado</text:p>
          </table:table-cell>
          <table:table-cell office:value-type="float" office:value="230" calcext:value-type="float">
            <text:p>230</text:p>
          </table:table-cell>
          <table:table-cell/>
          <table:table-cell office:value-type="float" office:value="-15.8036741" calcext:value-type="float">
            <text:p>-15.8036741</text:p>
          </table:table-cell>
          <table:table-cell office:value-type="float" office:value="-48.1420187" calcext:value-type="float">
            <text:p>-48.1420187</text:p>
          </table:table-cell>
          <table:table-cell office:value-type="string" calcext:value-type="string">
            <text:p>WS Corretor de Imóveis</text:p>
          </table:table-cell>
          <table:table-cell office:value-type="float" office:value="28571" calcext:value-type="float">
            <text:p>28571</text:p>
          </table:table-cell>
          <table:table-cell office:value-type="float" office:value="5561984590563" calcext:value-type="float">
            <text:p>5561984590563</text:p>
          </table:table-cell>
          <table:table-cell office:value-type="string" calcext:value-type="string">
            <text:p>(61) 98459 </text:p>
            <text:p>                                             </text:p>
            <text:p>                                         </text:p>
            <text:p>                             </text:p>
            <text:p>                             - 0563 </text:p>
            <text:p>                                 </text:p>
            <text:p>                                       </text:p>
            <text:p>                                 </text:p>
            <text:p>                             </text:p>
            <text:p/>
            <text:p>         </text:p>
            <text:p>                             </text:p>
            <text:p>                                         </text:p>
            <text:p>                                             </text:p>
            <text:p>                                                 </text:p>
            <text:p>                                                 (61) 98459 </text:p>
            <text:p>                                             </text:p>
            <text:p>                                         </text:p>
            <text:p>                             </text:p>
            <text:p>                             - 0563 </text:p>
            <text:p>                                 </text:p>
            <text:p>                                       </text:p>
            <text:p>                                 </text:p>
            <text:p>                             </text:p>
            <text:p/>
            <text:p>         </text:p>
            <text:p>                             </text:p>
            <text:p>                                         </text:p>
            <text:p>                                             </text:p>
            <text:p>                                                 </text:p>
            <text:p>                                                 (61) 98459 </text:p>
            <text:p>                                             </text:p>
            <text:p>                                         </text:p>
            <text:p>                             </text:p>
            <text:p>                             - 0563 </text:p>
            <text:p>                                 </text:p>
            <text:p>                                       </text:p>
            <text:p>                                 </text:p>
            <text:p>                             </text:p>
            <text:p/>
            <text:p>         </text:p>
            <text:p>                             </text:p>
            <text:p>                                         </text:p>
            <text:p>                                             </text:p>
            <text:p>                                                 </text:p>
            <text:p>                                                 (61) 98459 </text:p>
            <text:p>                                             </text:p>
            <text:p>                                         </text:p>
            <text:p>                             </text:p>
            <text:p>                             - 0563</text:p>
          </table:table-cell>
          <table:table-cell office:value-type="string" calcext:value-type="string">
            <text:p>9 dias</text:p>
          </table:table-cell>
          <table:table-cell office:value-type="string" calcext:value-type="string">
            <text:p>Sim</text:p>
          </table:table-cell>
          <table:table-cell office:value-type="string" calcext:value-type="string">
            <text:p>Fundos</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OPORTUNIDADE DE FINANCIAMENTO EM BRASILA  NO PROGRAMA MINHA CASA MINHA VIDA </text:p>
            <text:p/>
            <text:p>VENDO CASA QNQ 2 </text:p>
            <text:p>Casa bem localizada , próximo dos comércios , parada de ônibus </text:p>
            <text:p>Casa composta  </text:p>
            <text:p>2 qtos </text:p>
            <text:p>Sala </text:p>
            <text:p>Cozinha e banheira </text:p>
            <text:p>Muro alto da frente casa </text:p>
            <text:p>Coberto de telhas coloniais na área </text:p>
            <text:p>Área  ampla para 4 carros </text:p>
            <text:p>Terreno de 130 metros </text:p>
            <text:p>Aceita financiamento </text:p>
            <text:p>Oportunidade única </text:p>
            <text:p>Chama no zap ,63 </text:p>
          </table:table-cell>
          <table:table-cell office:value-type="string" calcext:value-type="string">
            <text:p>https://www.dfimoveis.com.br/imovel/casa-2-quartos-venda-ceilandia-norte-ceilandia-df-qnq-2-conjunto-18-1128485</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21</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85,00 m²</text:p>
          </table:table-cell>
          <table:table-cell office:value-type="string" calcext:value-type="string">
            <text:p>Não encontrado</text:p>
          </table:table-cell>
          <table:table-cell office:value-type="float" office:value="230" calcext:value-type="float">
            <text:p>230</text:p>
          </table:table-cell>
          <table:table-cell office:value-type="string" calcext:value-type="string">
            <text:p>Aceita Pets, Área de Serviço, Pintura Nova </text:p>
          </table:table-cell>
          <table:table-cell office:value-type="float" office:value="-15.8453535" calcext:value-type="float">
            <text:p>-15.8453535</text:p>
          </table:table-cell>
          <table:table-cell office:value-type="float" office:value="-48.1239993" calcext:value-type="float">
            <text:p>-48.1239993</text:p>
          </table:table-cell>
          <table:table-cell office:value-type="string" calcext:value-type="string">
            <text:p>Brasília Capital Imóveis</text:p>
          </table:table-cell>
          <table:table-cell office:value-type="float" office:value="20627" calcext:value-type="float">
            <text:p>20627</text:p>
          </table:table-cell>
          <table:table-cell office:value-type="float" office:value="556135689712" calcext:value-type="float">
            <text:p>556135689712</text:p>
          </table:table-cell>
          <table:table-cell office:value-type="string" calcext:value-type="string">
            <text:p>(61) 3568 </text:p>
            <text:p>                                             </text:p>
            <text:p>                                         </text:p>
            <text:p>                             </text:p>
            <text:p>                             - 9712 </text:p>
            <text:p>                                 </text:p>
            <text:p>                                       </text:p>
            <text:p>                                 </text:p>
            <text:p>                             </text:p>
            <text:p/>
            <text:p>         </text:p>
            <text:p>                             </text:p>
            <text:p>                                         </text:p>
            <text:p>                                             </text:p>
            <text:p>                                                 </text:p>
            <text:p>                                                 (61) 3568 </text:p>
            <text:p>                                             </text:p>
            <text:p>                                         </text:p>
            <text:p>                             </text:p>
            <text:p>                             - 9712 </text:p>
            <text:p>                                 </text:p>
            <text:p>                                       </text:p>
            <text:p>                                 </text:p>
            <text:p>                             </text:p>
            <text:p/>
            <text:p>         </text:p>
            <text:p>                             </text:p>
            <text:p>                                         </text:p>
            <text:p>                                             </text:p>
            <text:p>                                                 </text:p>
            <text:p>                                                 (61) 3568 </text:p>
            <text:p>                                             </text:p>
            <text:p>                                         </text:p>
            <text:p>                             </text:p>
            <text:p>                             - 9712 </text:p>
            <text:p>                                 </text:p>
            <text:p>                                       </text:p>
            <text:p>                                 </text:p>
            <text:p>                             </text:p>
            <text:p/>
            <text:p>         </text:p>
            <text:p>                             </text:p>
            <text:p>                                         </text:p>
            <text:p>                                             </text:p>
            <text:p>                                                 </text:p>
            <text:p>                                                 (61) 3568 </text:p>
            <text:p>                                             </text:p>
            <text:p>                                         </text:p>
            <text:p>                             </text:p>
            <text:p>                             - 9712</text:p>
          </table:table-cell>
          <table:table-cell office:value-type="string" calcext:value-type="string">
            <text:p>296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PAGAMENTO SOMENTE À VISTA!!!</text:p>
            <text:p/>
            <text:p>Excelente casa no P Norte.</text:p>
            <text:p>Composta por sala, 02 quartos, banheiro social, cozinha, área de serviço coberta, quintal, corredor lateral, piso cerâmico, teto de forro PVC, 02 garagens.</text:p>
            <text:p/>
            <text:p>Para mais informações entre em contato com o nosso corretor de plantão:</text:p>
            <text:p/>
            <text:p>Márcia Castanheiro</text:p>
            <text:p>, WhatsApp</text:p>
            <text:p/>
            <text:p>1)<text:tab/>Valor sujeito a alteração sem aviso prévio</text:p>
            <text:p>2)<text:tab/>A área do imóvel é uma estimativa e deverá ser confirmada na certidão de ônus reais</text:p>
            <text:p>3)<text:tab/>O valor do IPTU/TLP é referente a cada parcela conforme parcelamento da secretaria de fazenda (6 parcelas).</text:p>
            <text:p/>
            <text:p>Brasília Capital Imóveis</text:p>
            <text:p>Avenida Pau Brasil lote 06 sala 1204 Ed. E-business – Águas Claras/DF</text:p>
            <text:p/>
          </table:table-cell>
          <table:table-cell office:value-type="string" calcext:value-type="string">
            <text:p>https://www.dfimoveis.com.br/imovel/casa-2-quartos-venda-ceilandia-norte-ceilandia-df-qnp-21-982896</text:p>
          </table:table-cell>
        </table:table-row>
        <table:table-row table:style-name="ro5">
          <table:table-cell office:value-type="string" calcext:value-type="string">
            <text:p>CEILÂNDIA</text:p>
          </table:table-cell>
          <table:table-cell office:value-type="string" calcext:value-type="string">
            <text:p>CEILANDIA NORTE</text:p>
          </table:table-cell>
          <table:table-cell office:value-type="string" calcext:value-type="string">
            <text:p>QNM 22</text:p>
          </table:table-cell>
          <table:table-cell office:value-type="float" office:value="5" calcext:value-type="float">
            <text:p>5</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ascente</text:p>
          </table:table-cell>
          <table:table-cell office:value-type="string" calcext:value-type="string">
            <text:p>290,00 m²</text:p>
          </table:table-cell>
          <table:table-cell office:value-type="string" calcext:value-type="string">
            <text:p>300,00 m²</text:p>
          </table:table-cell>
          <table:table-cell office:value-type="float" office:value="690" calcext:value-type="float">
            <text:p>690</text:p>
          </table:table-cell>
          <table:table-cell office:value-type="string" calcext:value-type="string">
            <text:p>Área de Lazer, Área de Serviço, Cozinha com Armários , Escritorio , Interfone, Jardim, Lavabo, Portão Eletrônico, Sauna, Varanda, Projeto de Iluminação, Cozinha Espaçosa, Pintura Nova </text:p>
          </table:table-cell>
          <table:table-cell office:value-type="float" office:value="-15.8055211" calcext:value-type="float">
            <text:p>-15.8055211</text:p>
          </table:table-cell>
          <table:table-cell office:value-type="float" office:value="-48.104962" calcext:value-type="float">
            <text:p>-48.104962</text:p>
          </table:table-cell>
          <table:table-cell office:value-type="string" calcext:value-type="string">
            <text:p>Melhor do Imóvel</text:p>
          </table:table-cell>
          <table:table-cell office:value-type="float" office:value="29108" calcext:value-type="float">
            <text:p>29108</text:p>
          </table:table-cell>
          <table:table-cell office:value-type="float" office:value="5561981000794" calcext:value-type="float">
            <text:p>5561981000794</text:p>
          </table:table-cell>
          <table:table-cell office:value-type="string" calcext:value-type="string">
            <text:p>(61) 98100 </text:p>
            <text:p>                                             </text:p>
            <text:p>                                         </text:p>
            <text:p>                             </text:p>
            <text:p>                             - 0794 </text:p>
            <text:p>                                 </text:p>
            <text:p>                                       </text:p>
            <text:p>                                 </text:p>
            <text:p>                             </text:p>
            <text:p>                             </text:p>
            <text:p>                                         </text:p>
            <text:p>                                             </text:p>
            <text:p>                                                 </text:p>
            <text:p>                                                 (61) 99956 </text:p>
            <text:p>                                             </text:p>
            <text:p>                                         </text:p>
            <text:p>                             </text:p>
            <text:p>                             - 2121 </text:p>
            <text:p>                                 </text:p>
            <text:p>                                       </text:p>
            <text:p>                                 </text:p>
            <text:p>                             </text:p>
            <text:p/>
            <text:p>         </text:p>
            <text:p>                             </text:p>
            <text:p>                                         </text:p>
            <text:p>                                             </text:p>
            <text:p>                                                 </text:p>
            <text:p>                                                 (61) 98100 </text:p>
            <text:p>                                             </text:p>
            <text:p>                                         </text:p>
            <text:p>                             </text:p>
            <text:p>                             - 0794 </text:p>
            <text:p>                                 </text:p>
            <text:p>                                       </text:p>
            <text:p>                                 </text:p>
            <text:p>                             </text:p>
            <text:p>                             </text:p>
            <text:p>                                         </text:p>
            <text:p>                                             </text:p>
            <text:p>                                                 </text:p>
            <text:p>                                                 (61) 99956 </text:p>
            <text:p>                                             </text:p>
            <text:p>                                         </text:p>
            <text:p>                             </text:p>
            <text:p>                             - 2121 </text:p>
            <text:p>                                 </text:p>
            <text:p>                                       </text:p>
            <text:p>                                 </text:p>
            <text:p>                             </text:p>
            <text:p/>
            <text:p>         </text:p>
            <text:p>                             </text:p>
            <text:p>                                         </text:p>
            <text:p>                                             </text:p>
            <text:p>                                                 </text:p>
            <text:p>                                                 (61) 98100 </text:p>
            <text:p>                                             </text:p>
            <text:p>                                         </text:p>
            <text:p>                             </text:p>
            <text:p>                             - 0794 </text:p>
            <text:p>                                 </text:p>
            <text:p>                                       </text:p>
            <text:p>                                 </text:p>
            <text:p>                             </text:p>
            <text:p>                             </text:p>
            <text:p>                                         </text:p>
            <text:p>                                             </text:p>
            <text:p>                                                 </text:p>
            <text:p>                                                 (61) 99956 </text:p>
            <text:p>                                             </text:p>
            <text:p>                                         </text:p>
            <text:p>                             </text:p>
            <text:p>                             - 2121 </text:p>
            <text:p>                                 </text:p>
            <text:p>                                       </text:p>
            <text:p>                                 </text:p>
            <text:p>                             </text:p>
            <text:p/>
            <text:p>         </text:p>
            <text:p>                             </text:p>
            <text:p>                                         </text:p>
            <text:p>                                             </text:p>
            <text:p>                                                 </text:p>
            <text:p>                                                 (61) 98100 </text:p>
            <text:p>                                             </text:p>
            <text:p>                                         </text:p>
            <text:p>                             </text:p>
            <text:p>                             - 0794 </text:p>
            <text:p>                                 </text:p>
            <text:p>                                       </text:p>
            <text:p>                                 </text:p>
            <text:p>                             </text:p>
            <text:p>                             </text:p>
            <text:p>                                         </text:p>
            <text:p>                                             </text:p>
            <text:p>                                                 </text:p>
            <text:p>                                                 (61) 99956 </text:p>
            <text:p>                                             </text:p>
            <text:p>                                         </text:p>
            <text:p>                             </text:p>
            <text:p>                             - 2121</text:p>
          </table:table-cell>
          <table:table-cell office:value-type="string" calcext:value-type="string">
            <text:p>10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ACEITA IMÓVEL DE MENOR VALOR E CARRO COMO PARTE DE PAGAMENTO.</text:p>
          </table:table-cell>
          <table:table-cell office:value-type="string" calcext:value-type="string">
            <text:p>OPORTUNIDADE!  Excelente sobrado à Venda em Ceilândia Norte.</text:p>
            <text:p/>
            <text:p>- A menos de 5 minutos para feira central da Ceilândia e a uma rua da parada de ônibus.</text:p>
            <text:p/>
            <text:p>- Casa com habite-se e podendo financiar e usar seu FGTS.</text:p>
            <text:p/>
            <text:p>Característica do Imóvel:</text:p>
            <text:p/>
            <text:p>- 5 quartos grandes (uma suíte com closet)</text:p>
            <text:p>- 3  banheiros sociais e um lavabo</text:p>
            <text:p>- 2 salas confortáveis com iluminação natural</text:p>
            <text:p>- Copa espaçosa para refeições em família</text:p>
            <text:p>- Cozinha reformada com armários planejados de alta qualidade</text:p>
            <text:p>- Espaço gourmet, espaço para churrasqueira, ideal para receber amigos e familiares</text:p>
            <text:p>- Despensa e lavanderia integradas</text:p>
            <text:p>- Terraço exclusivo com ducha e sauna</text:p>
            <text:p>- Instalação pronta para aquecimento solar</text:p>
            <text:p>- Garagem para até 4 carros.</text:p>
            <text:p/>
            <text:p>Localização Privilegiada: Próximo a uma variedade de comércios, bancos, escolas e faculdades. Tudo o que você precisa, a poucos minutos de casa!</text:p>
            <text:p/>
            <text:p>Facilidades de Pagamento:</text:p>
            <text:p>- Aceitamos carros como parte do pagamento</text:p>
            <text:p>- Financiamento facilitado</text:p>
            <text:p>- Analisamos proposta.</text:p>
            <text:p/>
            <text:p>Obs.: Analisamos proposta e possibilidade de trocar por aparamento de 2 quartos no Noroeste.</text:p>
            <text:p/>
            <text:p>Agende sua visita:</text:p>
            <text:p/>
            <text:p>(61) 9.,</text:p>
            <text:p>CJ-29108</text:p>
            <text:p>@melhordoimovel</text:p>
            <text:p>Corretor Max</text:p>
            <text:p/>
            <text:p>Obs.: Avaliamos e vendemos seu imóvel.</text:p>
            <text:p/>
            <text:p>Obs.: - Antes de fecha qualquer negócio verifique todas as documentações do imóvel e dos vendedores</text:p>
            <text:p>- Exija o Creci do corretor e consulte para ter certeza que o profissional é credenciado ao Creci-DF.</text:p>
          </table:table-cell>
          <table:table-cell office:value-type="string" calcext:value-type="string">
            <text:p>https://www.dfimoveis.com.br/imovel/casa-4-quartos-venda-ceilandia-norte-ceilandia-df-qnm-22-1061580</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Perpendicular</text:p>
          </table:table-cell>
          <table:table-cell office:value-type="string" calcext:value-type="string">
            <text:p>144,00 m²</text:p>
          </table:table-cell>
          <table:table-cell office:value-type="string" calcext:value-type="string">
            <text:p>Não encontrado</text:p>
          </table:table-cell>
          <table:table-cell office:value-type="float" office:value="370" calcext:value-type="float">
            <text:p>370</text:p>
          </table:table-cell>
          <table:table-cell/>
          <table:table-cell office:value-type="float" office:value="-15.7971326" calcext:value-type="float">
            <text:p>-15.7971326</text:p>
          </table:table-cell>
          <table:table-cell office:value-type="float" office:value="-48.1208699" calcext:value-type="float">
            <text:p>-48.1208699</text:p>
          </table:table-cell>
          <table:table-cell office:value-type="string" calcext:value-type="string">
            <text:p>Matheus Lima</text:p>
          </table:table-cell>
          <table:table-cell office:value-type="float" office:value="25545" calcext:value-type="float">
            <text:p>25545</text:p>
          </table:table-cell>
          <table:table-cell office:value-type="float" office:value="5561982427835" calcext:value-type="float">
            <text:p>5561982427835</text:p>
          </table:table-cell>
          <table:table-cell office:value-type="string" calcext:value-type="string">
            <text:p>(61) 98242 </text:p>
            <text:p>                                             </text:p>
            <text:p>                                         </text:p>
            <text:p>                             </text:p>
            <text:p>                             - 7835 </text:p>
            <text:p>                                 </text:p>
            <text:p>                                       </text:p>
            <text:p>                                 </text:p>
            <text:p>                             </text:p>
            <text:p/>
            <text:p>         </text:p>
            <text:p>                             </text:p>
            <text:p>                                         </text:p>
            <text:p>                                             </text:p>
            <text:p>                                                 </text:p>
            <text:p>                                                 (61) 98242 </text:p>
            <text:p>                                             </text:p>
            <text:p>                                         </text:p>
            <text:p>                             </text:p>
            <text:p>                             - 7835 </text:p>
            <text:p>                                 </text:p>
            <text:p>                                       </text:p>
            <text:p>                                 </text:p>
            <text:p>                             </text:p>
            <text:p/>
            <text:p>         </text:p>
            <text:p>                             </text:p>
            <text:p>                                         </text:p>
            <text:p>                                             </text:p>
            <text:p>                                                 </text:p>
            <text:p>                                                 (61) 98242 </text:p>
            <text:p>                                             </text:p>
            <text:p>                                         </text:p>
            <text:p>                             </text:p>
            <text:p>                             - 7835 </text:p>
            <text:p>                                 </text:p>
            <text:p>                                       </text:p>
            <text:p>                                 </text:p>
            <text:p>                             </text:p>
            <text:p/>
            <text:p>         </text:p>
            <text:p>                             </text:p>
            <text:p>                                         </text:p>
            <text:p>                                             </text:p>
            <text:p>                                                 </text:p>
            <text:p>                                                 (61) 98242 </text:p>
            <text:p>                                             </text:p>
            <text:p>                                         </text:p>
            <text:p>                             </text:p>
            <text:p>                             - 7835</text:p>
          </table:table-cell>
          <table:table-cell office:value-type="string" calcext:value-type="string">
            <text:p>308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VENDO - Ótima casa na QNO 1 de Ceilândia Norte!</text:p>
            <text:p/>
            <text:p>144m²</text:p>
            <text:p>Forro PVC</text:p>
            <text:p>Cozinha ampla</text:p>
            <text:p>3 Vagas de Garagem</text:p>
            <text:p>Casa sozinha no lote</text:p>
            <text:p>3 Quartos sendo 1 suíte</text:p>
            <text:p>Armários na cozinha e suíte.</text:p>
            <text:p/>
            <text:p>LOCALIZAÇÃO EXCELENTE E PRIVILEGIADA!</text:p>
            <text:p/>
            <text:p>Entre em contato agora mesmo e agende uma visita ou envie sua proposta!</text:p>
            <text:p/>
            <text:p>Matheus de Sousa Lima</text:p>
            <text:p>Corretor de Imóveis</text:p>
            <text:p>CRECI/DF 25.545</text:p>
            <text:p/>
          </table:table-cell>
          <table:table-cell office:value-type="string" calcext:value-type="string">
            <text:p>https://www.dfimoveis.com.br/imovel/casa-3-quartos-venda-ceilandia-norte-ceilandia-df-qno-1-244175</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7 Conjunto C</text:p>
          </table:table-cell>
          <table:table-cell office:value-type="float" office:value="4" calcext:value-type="float">
            <text:p>4</text:p>
          </table:table-cell>
          <table:table-cell table:number-columns-repeated="2" office:value-type="float" office:value="2" calcext:value-type="float">
            <text:p>2</text:p>
          </table:table-cell>
          <table:table-cell office:value-type="string" calcext:value-type="string">
            <text:p>Poente</text:p>
          </table:table-cell>
          <table:table-cell office:value-type="string" calcext:value-type="string">
            <text:p>230,00 m²</text:p>
          </table:table-cell>
          <table:table-cell office:value-type="string" calcext:value-type="string">
            <text:p>Não encontrado</text:p>
          </table:table-cell>
          <table:table-cell office:value-type="float" office:value="480" calcext:value-type="float">
            <text:p>480</text:p>
          </table:table-cell>
          <table:table-cell/>
          <table:table-cell office:value-type="float" office:value="-15.8059072" calcext:value-type="float">
            <text:p>-15.8059072</text:p>
          </table:table-cell>
          <table:table-cell office:value-type="float" office:value="-48.1168009" calcext:value-type="float">
            <text:p>-48.1168009</text:p>
          </table:table-cell>
          <table:table-cell office:value-type="string" calcext:value-type="string">
            <text:p>Câmara Imóveis</text:p>
          </table:table-cell>
          <table:table-cell office:value-type="float" office:value="25474" calcext:value-type="float">
            <text:p>25474</text:p>
          </table:table-cell>
          <table:table-cell office:value-type="float" office:value="5561999251050" calcext:value-type="float">
            <text:p>5561999251050</text:p>
          </table:table-cell>
          <table:table-cell office:value-type="string" calcext:value-type="string">
            <text:p>(61) 99925 </text:p>
            <text:p>                                             </text:p>
            <text:p>                                         </text:p>
            <text:p>                             </text:p>
            <text:p>                             - 1050 </text:p>
            <text:p>                                 </text:p>
            <text:p>                                       </text:p>
            <text:p>                                 </text:p>
            <text:p>                             </text:p>
            <text:p/>
            <text:p>         </text:p>
            <text:p>                             </text:p>
            <text:p>                                         </text:p>
            <text:p>                                             </text:p>
            <text:p>                                                 </text:p>
            <text:p>                                                 (61) 99925 </text:p>
            <text:p>                                             </text:p>
            <text:p>                                         </text:p>
            <text:p>                             </text:p>
            <text:p>                             - 1050 </text:p>
            <text:p>                                 </text:p>
            <text:p>                                       </text:p>
            <text:p>                                 </text:p>
            <text:p>                             </text:p>
            <text:p/>
            <text:p>         </text:p>
            <text:p>                             </text:p>
            <text:p>                                         </text:p>
            <text:p>                                             </text:p>
            <text:p>                                                 </text:p>
            <text:p>                                                 (61) 99925 </text:p>
            <text:p>                                             </text:p>
            <text:p>                                         </text:p>
            <text:p>                             </text:p>
            <text:p>                             - 1050 </text:p>
            <text:p>                                 </text:p>
            <text:p>                                       </text:p>
            <text:p>                                 </text:p>
            <text:p>                             </text:p>
            <text:p/>
            <text:p>         </text:p>
            <text:p>                             </text:p>
            <text:p>                                         </text:p>
            <text:p>                                             </text:p>
            <text:p>                                                 </text:p>
            <text:p>                                                 (61) 99925 </text:p>
            <text:p>                                             </text:p>
            <text:p>                                         </text:p>
            <text:p>                             </text:p>
            <text:p>                             - 1050</text:p>
          </table:table-cell>
          <table:table-cell office:value-type="string" calcext:value-type="string">
            <text:p>338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Excelente localização!</text:p>
          </table:table-cell>
          <table:table-cell office:value-type="string" calcext:value-type="string">
            <text:p>Excelente casa localizada na Ceilândia Norte!</text:p>
            <text:p/>
            <text:p>Casa composta por: Área útil de aproximadamente 230m² e área do terreno de aproximadamente 250m²</text:p>
            <text:p/>
            <text:p>Casa na laje composta por: 3 quartos sendo 1 suíte, 1 sala integrada com a cozinha, um banheiro social, uma área de serviço com banheiro e garagem para 2 carros Frente/Poente.</text:p>
            <text:p/>
            <text:p>Casa de fundos composta por: 1 quarto sendo uma suíte, sala, cozinha e área de serviço com entrada independente.</text:p>
            <text:p><text:tab/></text:p>
            <text:p>Diferencial: Ótima localização, próximo a UBS 02 de Ceilândia, ao metro e de comércios variados.</text:p>
            <text:p/>
            <text:p>Permuta: Aceita terreno em condomínio fechado.</text:p>
            <text:p/>
            <text:p>Casa escriturada e registrada!</text:p>
            <text:p/>
            <text:p>______________________________________________________________________ </text:p>
            <text:p>AVALIAMOS E VENDEMOS O SEU IMÓVEL. </text:p>
            <text:p/>
            <text:p>MARQUE UMA VISITA: </text:p>
            <text:p>Rogério: , </text:p>
            <text:p>                   , </text:p>
          </table:table-cell>
          <table:table-cell office:value-type="string" calcext:value-type="string">
            <text:p>https://www.dfimoveis.com.br/imovel/casa-4-quartos-venda-ceilandia-norte-ceilandia-df-qnn-7-conjunto-c-951103</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5 Conjunto E</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Poente</text:p>
          </table:table-cell>
          <table:table-cell table:number-columns-repeated="2" office:value-type="string" calcext:value-type="string">
            <text:p>144,00 m²</text:p>
          </table:table-cell>
          <table:table-cell office:value-type="float" office:value="250" calcext:value-type="float">
            <text:p>250</text:p>
          </table:table-cell>
          <table:table-cell/>
          <table:table-cell office:value-type="float" office:value="-15.7878059" calcext:value-type="float">
            <text:p>-15.7878059</text:p>
          </table:table-cell>
          <table:table-cell office:value-type="float" office:value="-48.1308839" calcext:value-type="float">
            <text:p>-48.1308839</text:p>
          </table:table-cell>
          <table:table-cell office:value-type="string" calcext:value-type="string">
            <text:p>ALima Empreend. Imobiliários</text:p>
          </table:table-cell>
          <table:table-cell office:value-type="float" office:value="28566" calcext:value-type="float">
            <text:p>28566</text:p>
          </table:table-cell>
          <table:table-cell office:value-type="float" office:value="5561984832589" calcext:value-type="float">
            <text:p>5561984832589</text:p>
          </table:table-cell>
          <table:table-cell office:value-type="string" calcext:value-type="string">
            <text:p>(61) 98483 </text:p>
            <text:p>                                             </text:p>
            <text:p>                                         </text:p>
            <text:p>                             </text:p>
            <text:p>                             - 2589 </text:p>
            <text:p>                                 </text:p>
            <text:p>                                       </text:p>
            <text:p>                                 </text:p>
            <text:p>                             </text:p>
            <text:p/>
            <text:p>         </text:p>
            <text:p>                             </text:p>
            <text:p>                                         </text:p>
            <text:p>                                             </text:p>
            <text:p>                                                 </text:p>
            <text:p>                                                 (61) 98483 </text:p>
            <text:p>                                             </text:p>
            <text:p>                                         </text:p>
            <text:p>                             </text:p>
            <text:p>                             - 2589 </text:p>
            <text:p>                                 </text:p>
            <text:p>                                       </text:p>
            <text:p>                                 </text:p>
            <text:p>                             </text:p>
            <text:p/>
            <text:p>         </text:p>
            <text:p>                             </text:p>
            <text:p>                                         </text:p>
            <text:p>                                             </text:p>
            <text:p>                                                 </text:p>
            <text:p>                                                 (61) 98483 </text:p>
            <text:p>                                             </text:p>
            <text:p>                                         </text:p>
            <text:p>                             </text:p>
            <text:p>                             - 2589 </text:p>
            <text:p>                                 </text:p>
            <text:p>                                       </text:p>
            <text:p>                                 </text:p>
            <text:p>                             </text:p>
            <text:p/>
            <text:p>         </text:p>
            <text:p>                             </text:p>
            <text:p>                                         </text:p>
            <text:p>                                             </text:p>
            <text:p>                                                 </text:p>
            <text:p>                                                 (61) 98483 </text:p>
            <text:p>                                             </text:p>
            <text:p>                                         </text:p>
            <text:p>                             </text:p>
            <text:p>                             - 2589</text:p>
          </table:table-cell>
          <table:table-cell office:value-type="string" calcext:value-type="string">
            <text:p>222 dias</text:p>
          </table:table-cell>
          <table:table-cell office:value-type="string" calcext:value-type="string">
            <text:p>Sim</text:p>
          </table:table-cell>
          <table:table-cell office:value-type="string" calcext:value-type="string">
            <text:p>Meio</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ALIMA EMPREENDIMENTOS IMOBILIÁRIOS, AVALIA E VENDE O SEU IMÓVEL NO DF E ENTORNO, COM HONESTIDADE, TRANSPARÊNCIA E PROFISSIONALISMO, CRECIJ 28.566DF.   TEL. ,</text:p>
            <text:p/>
            <text:p>VENDO CASA DE 02 QUARTOS + BARRACO DE FUNDO</text:p>
            <text:p>QNO 15 CONJ. E   SETOR  " O ",  EXCELENTE LOCAL</text:p>
            <text:p>CASA DE 02 QUARTOS, SALA, COZINHA E BANHEIRO SOCIAL</text:p>
            <text:p>FORRADA COM  PVC  E  PISO COM CERÂMICA</text:p>
            <text:p>GARAGEM COM CAPACIDADE PARA 03 CARROS</text:p>
            <text:p>QUITADA/ESCRITURADA</text:p>
            <text:p>MURADA E GRADEADA</text:p>
            <text:p>PRÓXIMO DE ESCOLA, COMÉRCIO LOCAL, POSTO DE GASOLINA, TERMINAL RODOVIÁRIO E OUTROS</text:p>
            <text:p>DOCUMENTAÇÃO 100%</text:p>
            <text:p>ESTUDO PROPOSTA EM DINHEIRO</text:p>
            <text:p>VISITAS SOMENTE ATRAVÉS DO CORRETOR:  ANDRÉ LUIZ. </text:p>
          </table:table-cell>
          <table:table-cell office:value-type="string" calcext:value-type="string">
            <text:p>https://www.dfimoveis.com.br/imovel/casa-2-quartos-venda-ceilandia-norte-ceilandia-df-qno-15-conjunto-e-1025381</text:p>
          </table:table-cell>
        </table:table-row>
        <table:table-row table:style-name="ro7">
          <table:table-cell office:value-type="string" calcext:value-type="string">
            <text:p>CEILÂNDIA</text:p>
          </table:table-cell>
          <table:table-cell office:value-type="string" calcext:value-type="string">
            <text:p>CEILANDIA NORTE</text:p>
          </table:table-cell>
          <table:table-cell office:value-type="string" calcext:value-type="string">
            <text:p>QNP 11 Conjunto D</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Perpendicular</text:p>
          </table:table-cell>
          <table:table-cell table:number-columns-repeated="2" office:value-type="string" calcext:value-type="string">
            <text:p>135,00 m²</text:p>
          </table:table-cell>
          <table:table-cell office:value-type="float" office:value="239.999" calcext:value-type="float">
            <text:p>239.999</text:p>
          </table:table-cell>
          <table:table-cell office:value-type="string" calcext:value-type="string">
            <text:p>Área de Serviço, Área de Serviço Coberta , Cozinha Espaçosa</text:p>
          </table:table-cell>
          <table:table-cell office:value-type="float" office:value="-15.8182047" calcext:value-type="float">
            <text:p>-15.8182047</text:p>
          </table:table-cell>
          <table:table-cell office:value-type="float" office:value="-48.1295241" calcext:value-type="float">
            <text:p>-48.1295241</text:p>
          </table:table-cell>
          <table:table-cell office:value-type="string" calcext:value-type="string">
            <text:p>S Randazzo Imóveis</text:p>
          </table:table-cell>
          <table:table-cell office:value-type="float" office:value="21410" calcext:value-type="float">
            <text:p>21410</text:p>
          </table:table-cell>
          <table:table-cell/>
          <table:table-cell office:value-type="string" calcext:value-type="string">
            <text:p>(61) 98201 </text:p>
            <text:p>                             </text:p>
            <text:p>                             - 0913 </text:p>
            <text:p>                                 </text:p>
            <text:p>                                       </text:p>
            <text:p>                                 </text:p>
            <text:p>                             </text:p>
            <text:p/>
            <text:p>         </text:p>
            <text:p>                             </text:p>
            <text:p>                                     </text:p>
            <text:p>                                     (61) 98201 </text:p>
            <text:p>                             </text:p>
            <text:p>                             - 0913 </text:p>
            <text:p>                                 </text:p>
            <text:p>                                       </text:p>
            <text:p>                                 </text:p>
            <text:p>                             </text:p>
            <text:p/>
            <text:p>         </text:p>
            <text:p>                             </text:p>
            <text:p>                                     </text:p>
            <text:p>                                     (61) 98201 </text:p>
            <text:p>                             </text:p>
            <text:p>                             - 0913 </text:p>
            <text:p>                                 </text:p>
            <text:p>                                       </text:p>
            <text:p>                                 </text:p>
            <text:p>                             </text:p>
            <text:p/>
            <text:p>         </text:p>
            <text:p>                             </text:p>
            <text:p>                                     </text:p>
            <text:p>                                     (61) 98201 </text:p>
            <text:p>                             </text:p>
            <text:p>                             - 0913</text:p>
          </table:table-cell>
          <table:table-cell office:value-type="string" calcext:value-type="string">
            <text:p>45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 - VENDO CASA NA QNP 11 CONJUNTO D</text:p>
            <text:p>* - CASA COM 02 QUARTOS,  COM UM BARRACO NOS FUNDO!</text:p>
            <text:p/>
            <text:p>* - CARACTERÍSTICAS DO IMÓVEL:</text:p>
            <text:p>* - 02 QUARTOS</text:p>
            <text:p>* - SALA PARA 02 AMBIENTES</text:p>
            <text:p>* - COZINHA ESPAÇOSA</text:p>
            <text:p>* - WC  SOCIAL</text:p>
            <text:p>* - ÁREA DE SERVIÇO COM LAVANDERIA</text:p>
            <text:p>* - GARAGEM COBERTA PARA 02 CARROS</text:p>
            <text:p>* - CASA TODA NO FORRO  PVC</text:p>
            <text:p>* - CORREDOR  LATERAL</text:p>
            <text:p/>
            <text:p/>
            <text:p>* - BARRACO DE FUNDO</text:p>
            <text:p>* - QUARTO</text:p>
            <text:p>* - SALA</text:p>
            <text:p>* - COZINHA</text:p>
            <text:p>* - BANHEIRO</text:p>
            <text:p>* - OBS: O BARRACO ESTA DESATIVADO (VAZIO)</text:p>
            <text:p/>
            <text:p>* - LOCALIZADA EM UMA REGIÃO TRANQUILA</text:p>
            <text:p>* - COM FÁCIL ACESSO A UM VASTO COMÉRCIO</text:p>
            <text:p>* - ESCOLAS  E TRANSPORTE  PÚBLICO</text:p>
            <text:p>* - AO LADO DE PARADA DE ÔNIBUS</text:p>
            <text:p>* - PRÓXIMO DE MERCADOS</text:p>
            <text:p>* - PRÓXIMO DE FARMÁCIAS</text:p>
            <text:p>* - IDEAL  PARA QUEM QUER MORAR BEM  OU  INVESTIR</text:p>
            <text:p/>
            <text:p>* - VALOR  R$  239.999,00</text:p>
            <text:p>* - ACEITA  FINANCIAMENTO  BANCÁRIO e FGTS</text:p>
            <text:p/>
            <text:p>* - LIGUE E AGENDE UMA VISITA. </text:p>
            <text:p/>
            <text:p>* - SOUSA - 61 - , / JÚNIOR - 61- ,. </text:p>
            <text:p/>
            <text:p>* - AVALIAMOS E VENDEMOS SEU IMÓVEL EM TODO DF </text:p>
            <text:p/>
            <text:p>* - OBS: (AVALIAÇÃO GRATUITA). </text:p>
            <text:p>* - Captador: Sousa</text:p>
            <text:p/>
            <text:p>* - OBS: (*A área do imóvel anunciado, é uma estimativa e deverá ser confirmada junto à certidão de ônus do imóvel.*)</text:p>
            <text:p/>
          </table:table-cell>
          <table:table-cell office:value-type="string" calcext:value-type="string">
            <text:p>https://www.dfimoveis.com.br/imovel/casa-2-quartos-venda-ceilandia-norte-ceilandia-df-qnp-11-conjunto-d-1110427</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6 Conjunto 51</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Perpendicular</text:p>
          </table:table-cell>
          <table:table-cell table:number-columns-repeated="2" office:value-type="string" calcext:value-type="string">
            <text:p>200,00 m²</text:p>
          </table:table-cell>
          <table:table-cell office:value-type="float" office:value="280" calcext:value-type="float">
            <text:p>280</text:p>
          </table:table-cell>
          <table:table-cell office:value-type="string" calcext:value-type="string">
            <text:p>Área de Serviço, Varanda</text:p>
          </table:table-cell>
          <table:table-cell office:value-type="float" office:value="-15.8035245" calcext:value-type="float">
            <text:p>-15.8035245</text:p>
          </table:table-cell>
          <table:table-cell office:value-type="float" office:value="-48.1378361" calcext:value-type="float">
            <text:p>-48.1378361</text:p>
          </table:table-cell>
          <table:table-cell office:value-type="string" calcext:value-type="string">
            <text:p>RE/Max Metrópoles</text:p>
          </table:table-cell>
          <table:table-cell office:value-type="float" office:value="31122" calcext:value-type="float">
            <text:p>31122</text:p>
          </table:table-cell>
          <table:table-cell office:value-type="float" office:value="5561981015266" calcext:value-type="float">
            <text:p>5561981015266</text:p>
          </table:table-cell>
          <table:table-cell office:value-type="string" calcext:value-type="string">
            <text:p>(61) 98101 </text:p>
            <text:p>                                             </text:p>
            <text:p>                                         </text:p>
            <text:p>                             </text:p>
            <text:p>                             - 5266 </text:p>
            <text:p>                                 </text:p>
            <text:p>                                       </text:p>
            <text:p>                                 </text:p>
            <text:p>                             </text:p>
            <text:p/>
            <text:p>         </text:p>
            <text:p>                             </text:p>
            <text:p>                                         </text:p>
            <text:p>                                             </text:p>
            <text:p>                                                 </text:p>
            <text:p>                                                 (61) 98101 </text:p>
            <text:p>                                             </text:p>
            <text:p>                                         </text:p>
            <text:p>                             </text:p>
            <text:p>                             - 5266 </text:p>
            <text:p>                                 </text:p>
            <text:p>                                       </text:p>
            <text:p>                                 </text:p>
            <text:p>                             </text:p>
            <text:p/>
            <text:p>         </text:p>
            <text:p>                             </text:p>
            <text:p>                                         </text:p>
            <text:p>                                             </text:p>
            <text:p>                                                 </text:p>
            <text:p>                                                 (61) 98101 </text:p>
            <text:p>                                             </text:p>
            <text:p>                                         </text:p>
            <text:p>                             </text:p>
            <text:p>                             - 5266 </text:p>
            <text:p>                                 </text:p>
            <text:p>                                       </text:p>
            <text:p>                                 </text:p>
            <text:p>                             </text:p>
            <text:p/>
            <text:p>         </text:p>
            <text:p>                             </text:p>
            <text:p>                                         </text:p>
            <text:p>                                             </text:p>
            <text:p>                                                 </text:p>
            <text:p>                                                 (61) 98101 </text:p>
            <text:p>                                             </text:p>
            <text:p>                                         </text:p>
            <text:p>                             </text:p>
            <text:p>                             - 5266</text:p>
          </table:table-cell>
          <table:table-cell office:value-type="string" calcext:value-type="string">
            <text:p>178 dias</text:p>
          </table:table-cell>
          <table:table-cell office:value-type="string" calcext:value-type="string">
            <text:p>Não encontrado</text:p>
          </table:table-cell>
          <table:table-cell office:value-type="string" calcext:value-type="string">
            <text:p>Lateral</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Descubra sua nova casa dos sonhos em Ceilândia, Brasília! Esta espaçosa residência de 4 quartos e 2 banheiros oferece conforto e praticidade, ideal para famílias que valorizam qualidade de vida e um ótimo preço. Localizada no endereço QNO 16 Conjunto 51, esta casa construída possui uma área total de 200 metros quadrados e uma área útil de 140 metros quadrados.</text:p>
            <text:p/>
            <text:p>Ao entrar, você será recebido por uma sala de estar acolhedora, que convida para momentos de lazer e descontração. A cozinha é ampla e funcional, perfeita para preparar refeições deliciosas e desfrutar de jantares em família. Todos os 4 quartos são bem iluminados e arejados, proporcionando um ambiente tranquilo para descanso e privacidade.</text:p>
            <text:p/>
            <text:p>A casa inclui 2 vagas de garagem, garantindo segurança e comodidade para toda a família. Com um total de 10 cômodos bem distribuídos, esta residência térrea oferece espaço de sobra para cada membro da família usufruir do seu próprio cantinho.</text:p>
            <text:p/>
            <text:p>Situada na Região Centro-oeste do Brasil, em uma localização estratégica de Ceilândia do Distrito Federal, Conjunto 51 oferece fácil acesso a comércios, escolas e serviços essenciais. Esta é a oportunidade perfeita para adquirir um lar completo, em uma vizinhança tranquila e bem equipada.</text:p>
            <text:p/>
            <text:p>Não perca esta chance única de garantir um excelente investimento imobiliário. Agende já sua visita e venha conhecer pessoalmente este encantador imóvel!</text:p>
          </table:table-cell>
          <table:table-cell office:value-type="string" calcext:value-type="string">
            <text:p>https://www.dfimoveis.com.br/imovel/casa-4-quartos-venda-ceilandia-norte-ceilandia-df-qno-16-conjunto-51-1045738</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24 Conjunto A</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Não encontrado</text:p>
          </table:table-cell>
          <table:table-cell office:value-type="string" calcext:value-type="string">
            <text:p>250,00 m²</text:p>
          </table:table-cell>
          <table:table-cell office:value-type="string" calcext:value-type="string">
            <text:p>Não encontrado</text:p>
          </table:table-cell>
          <table:table-cell office:value-type="float" office:value="390" calcext:value-type="float">
            <text:p>390</text:p>
          </table:table-cell>
          <table:table-cell office:value-type="string" calcext:value-type="string">
            <text:p>Área de Serviço Coberta </text:p>
          </table:table-cell>
          <table:table-cell office:value-type="float" office:value="-15.8026292" calcext:value-type="float">
            <text:p>-15.8026292</text:p>
          </table:table-cell>
          <table:table-cell office:value-type="float" office:value="-48.1112934" calcext:value-type="float">
            <text:p>-48.1112934</text:p>
          </table:table-cell>
          <table:table-cell office:value-type="string" calcext:value-type="string">
            <text:p>Walleson Araujo</text:p>
          </table:table-cell>
          <table:table-cell office:value-type="float" office:value="23148" calcext:value-type="float">
            <text:p>23148</text:p>
          </table:table-cell>
          <table:table-cell office:value-type="float" office:value="5561984473127" calcext:value-type="float">
            <text:p>5561984473127</text:p>
          </table:table-cell>
          <table:table-cell office:value-type="string" calcext:value-type="string">
            <text:p>(61) 98447 </text:p>
            <text:p>                                             </text:p>
            <text:p>                                         </text:p>
            <text:p>                             </text:p>
            <text:p>                             - 3127 </text:p>
            <text:p>                                 </text:p>
            <text:p>                                       </text:p>
            <text:p>                                 </text:p>
            <text:p>                             </text:p>
            <text:p/>
            <text:p>         </text:p>
            <text:p>                             </text:p>
            <text:p>                                         </text:p>
            <text:p>                                             </text:p>
            <text:p>                                                 </text:p>
            <text:p>                                                 (61) 98447 </text:p>
            <text:p>                                             </text:p>
            <text:p>                                         </text:p>
            <text:p>                             </text:p>
            <text:p>                             - 3127 </text:p>
            <text:p>                                 </text:p>
            <text:p>                                       </text:p>
            <text:p>                                 </text:p>
            <text:p>                             </text:p>
            <text:p/>
            <text:p>         </text:p>
            <text:p>                             </text:p>
            <text:p>                                         </text:p>
            <text:p>                                             </text:p>
            <text:p>                                                 </text:p>
            <text:p>                                                 (61) 98447 </text:p>
            <text:p>                                             </text:p>
            <text:p>                                         </text:p>
            <text:p>                             </text:p>
            <text:p>                             - 3127 </text:p>
            <text:p>                                 </text:p>
            <text:p>                                       </text:p>
            <text:p>                                 </text:p>
            <text:p>                             </text:p>
            <text:p/>
            <text:p>         </text:p>
            <text:p>                             </text:p>
            <text:p>                                         </text:p>
            <text:p>                                             </text:p>
            <text:p>                                                 </text:p>
            <text:p>                                                 (61) 98447 </text:p>
            <text:p>                                             </text:p>
            <text:p>                                         </text:p>
            <text:p>                             </text:p>
            <text:p>                             - 3127</text:p>
          </table:table-cell>
          <table:table-cell office:value-type="string" calcext:value-type="string">
            <text:p>7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text:s/>Qnm- Casa 3qts C/ suite 100% reformada</text:p>
          </table:table-cell>
          <table:table-cell office:value-type="string" calcext:value-type="string">
            <text:p>CASA 3 QTS , SALA AMPLA, COZINHA, SALA DE JANTAR , ÁREA DE SERVIÇO,BENHEIRO SOCIAL E GARAGEM COBERTA .</text:p>
            <text:p>AC/ FINANCIAMENTO E FGTS </text:p>
            <text:p>NAO ACEITA TROCAS !</text:p>
          </table:table-cell>
          <table:table-cell office:value-type="string" calcext:value-type="string">
            <text:p>https://www.dfimoveis.com.br/imovel/casa-3-quartos-venda-ceilandia-norte-ceilandia-df-qnm-24-conjunto-a-1100874</text:p>
          </table:table-cell>
        </table:table-row>
        <table:table-row table:style-name="ro1">
          <table:table-cell office:value-type="string" calcext:value-type="string">
            <text:p>cidade</text:p>
          </table:table-cell>
          <table:table-cell office:value-type="string" calcext:value-type="string">
            <text:p>bairro</text:p>
          </table:table-cell>
          <table:table-cell office:value-type="string" calcext:value-type="string">
            <text:p>endereco</text:p>
          </table:table-cell>
          <table:table-cell office:value-type="string" calcext:value-type="string">
            <text:p>quartos</text:p>
          </table:table-cell>
          <table:table-cell office:value-type="string" calcext:value-type="string">
            <text:p>suites</text:p>
          </table:table-cell>
          <table:table-cell office:value-type="string" calcext:value-type="string">
            <text:p>garagens</text:p>
          </table:table-cell>
          <table:table-cell office:value-type="string" calcext:value-type="string">
            <text:p>posicao_sol</text:p>
          </table:table-cell>
          <table:table-cell office:value-type="string" calcext:value-type="string">
            <text:p>area_util</text:p>
          </table:table-cell>
          <table:table-cell office:value-type="string" calcext:value-type="string">
            <text:p>area_total</text:p>
          </table:table-cell>
          <table:table-cell office:value-type="string" calcext:value-type="string">
            <text:p>preco</text:p>
          </table:table-cell>
          <table:table-cell office:value-type="string" calcext:value-type="string">
            <text:p>características</text:p>
          </table:table-cell>
          <table:table-cell office:value-type="string" calcext:value-type="string">
            <text:p>latitude</text:p>
          </table:table-cell>
          <table:table-cell office:value-type="string" calcext:value-type="string">
            <text:p>longitude</text:p>
          </table:table-cell>
          <table:table-cell office:value-type="string" calcext:value-type="string">
            <text:p>nome_vendedor</text:p>
          </table:table-cell>
          <table:table-cell office:value-type="string" calcext:value-type="string">
            <text:p>creci</text:p>
          </table:table-cell>
          <table:table-cell office:value-type="string" calcext:value-type="string">
            <text:p>whatsapp</text:p>
          </table:table-cell>
          <table:table-cell office:value-type="string" calcext:value-type="string">
            <text:p>telefone</text:p>
          </table:table-cell>
          <table:table-cell office:value-type="string" calcext:value-type="string">
            <text:p>publicado_dias:</text:p>
          </table:table-cell>
          <table:table-cell office:value-type="string" calcext:value-type="string">
            <text:p>aceita_financiamento</text:p>
          </table:table-cell>
          <table:table-cell office:value-type="string" calcext:value-type="string">
            <text:p>posicao_imovel</text:p>
          </table:table-cell>
          <table:table-cell office:value-type="string" calcext:value-type="string">
            <text:p>nome_edificio</text:p>
          </table:table-cell>
          <table:table-cell office:value-type="string" calcext:value-type="string">
            <text:p>ultima_atualizacao</text:p>
          </table:table-cell>
          <table:table-cell office:value-type="string" calcext:value-type="string">
            <text:p>unidades_andar</text:p>
          </table:table-cell>
          <table:table-cell office:value-type="string" calcext:value-type="string">
            <text:p>total_andares_empr</text:p>
          </table:table-cell>
          <table:table-cell office:value-type="string" calcext:value-type="string">
            <text:p>titulo</text:p>
          </table:table-cell>
          <table:table-cell office:value-type="string" calcext:value-type="string">
            <text:p>descricao</text:p>
          </table:table-cell>
          <table:table-cell office:value-type="string" calcext:value-type="string">
            <text:p>url_origem</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5 Conjunto X</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Poente</text:p>
          </table:table-cell>
          <table:table-cell table:number-columns-repeated="2" office:value-type="string" calcext:value-type="string">
            <text:p>150,00 m²</text:p>
          </table:table-cell>
          <table:table-cell office:value-type="float" office:value="370" calcext:value-type="float">
            <text:p>370</text:p>
          </table:table-cell>
          <table:table-cell/>
          <table:table-cell office:value-type="float" office:value="-15.8197968" calcext:value-type="float">
            <text:p>-15.8197968</text:p>
          </table:table-cell>
          <table:table-cell office:value-type="float" office:value="-48.1281042" calcext:value-type="float">
            <text:p>-48.1281042</text:p>
          </table:table-cell>
          <table:table-cell office:value-type="string" calcext:value-type="string">
            <text:p>Império dos imóveis</text:p>
          </table:table-cell>
          <table:table-cell office:value-type="float" office:value="24801" calcext:value-type="float">
            <text:p>24801</text:p>
          </table:table-cell>
          <table:table-cell office:value-type="float" office:value="5561995529255" calcext:value-type="float">
            <text:p>5561995529255</text:p>
          </table:table-cell>
          <table:table-cell office:value-type="string" calcext:value-type="string">
            <text:p>(61) 99552 </text:p>
            <text:p>                                             </text:p>
            <text:p>                                         </text:p>
            <text:p>                             </text:p>
            <text:p>                             - 9255 </text:p>
            <text:p>                                 </text:p>
            <text:p>                                       </text:p>
            <text:p>                                 </text:p>
            <text:p>                             </text:p>
            <text:p/>
            <text:p>         </text:p>
            <text:p>                             </text:p>
            <text:p>                                         </text:p>
            <text:p>                                             </text:p>
            <text:p>                                                 </text:p>
            <text:p>                                                 (61) 99552 </text:p>
            <text:p>                                             </text:p>
            <text:p>                                         </text:p>
            <text:p>                             </text:p>
            <text:p>                             - 9255 </text:p>
            <text:p>                                 </text:p>
            <text:p>                                       </text:p>
            <text:p>                                 </text:p>
            <text:p>                             </text:p>
            <text:p/>
            <text:p>         </text:p>
            <text:p>                             </text:p>
            <text:p>                                         </text:p>
            <text:p>                                             </text:p>
            <text:p>                                                 </text:p>
            <text:p>                                                 (61) 99552 </text:p>
            <text:p>                                             </text:p>
            <text:p>                                         </text:p>
            <text:p>                             </text:p>
            <text:p>                             - 9255 </text:p>
            <text:p>                                 </text:p>
            <text:p>                                       </text:p>
            <text:p>                                 </text:p>
            <text:p>                             </text:p>
            <text:p/>
            <text:p>         </text:p>
            <text:p>                             </text:p>
            <text:p>                                         </text:p>
            <text:p>                                             </text:p>
            <text:p>                                                 </text:p>
            <text:p>                                                 (61) 99552 </text:p>
            <text:p>                                             </text:p>
            <text:p>                                         </text:p>
            <text:p>                             </text:p>
            <text:p>                             - 9255</text:p>
          </table:table-cell>
          <table:table-cell office:value-type="string" calcext:value-type="string">
            <text:p>49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QNP 5 - IMÓVEL FICA LOCALIZADA NA AVENIDA PRINCIPAL - NO P NORTE - EM CEILÂNDIA - </text:p>
            <text:p/>
            <text:p>CASA PRONTINHA PARA MORAR - 3 QUARTOS - SENDO UM COM SUITE - BANHEIROS COM BOX E BANCADA DA PIA EM MARMORE BEGE BAHIA - COZINHA REVESTIDA EM CERÂMICA E COM BANCADA DA PIA EM GRANITO VERDE UBATUBA - PISO DA CASA NOVO - PINTURA NOVA - INSTALAÇÃO ELETRICA TODA NOVA, MAIS UMA CASA NOS FUNDOS COM QUARTO - SALA - COZINHA E BANHEIRO SOCIAL - PISO EM CERÂMICA E FORRO PVC.</text:p>
            <text:p/>
            <text:p>ACEITAMOS FINANCIAMENTO, FGTS E PODENDO SER FINANCIADA EM ATÉ 100%.</text:p>
            <text:p/>
            <text:p>ACEITAMOS CARRO OU CASA DE MENOR VALOR.</text:p>
            <text:p/>
            <text:p>VENHA CONFERIR E APROVEITAR ESSA OPORTUNIDADE PARA SAIR DO ALUGUEL.</text:p>
            <text:p/>
            <text:p>LIGUE AGORA E AGENDA SUA VISITA.</text:p>
            <text:p/>
            <text:p>CONTATO:</text:p>
            <text:p/>
            <text:p>(61) 9 ,</text:p>
            <text:p/>
            <text:p>(61) 9 ,</text:p>
            <text:p/>
            <text:p>(61) 9 </text:p>
          </table:table-cell>
          <table:table-cell office:value-type="string" calcext:value-type="string">
            <text:p>https://www.dfimoveis.com.br/imovel/casa-3-quartos-venda-ceilandia-norte-ceilandia-df-qnp-5-conjunto-x-1108879</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Q 4 Conjunto 21</text:p>
          </table:table-cell>
          <table:table-cell office:value-type="float" office:value="4" calcext:value-type="float">
            <text:p>4</text:p>
          </table:table-cell>
          <table:table-cell office:value-type="float" office:value="1" calcext:value-type="float">
            <text:p>1</text:p>
          </table:table-cell>
          <table:table-cell office:value-type="float" office:value="50" calcext:value-type="float">
            <text:p>50</text:p>
          </table:table-cell>
          <table:table-cell office:value-type="string" calcext:value-type="string">
            <text:p>Nascente</text:p>
          </table:table-cell>
          <table:table-cell office:value-type="string" calcext:value-type="string">
            <text:p>92,00 m²</text:p>
          </table:table-cell>
          <table:table-cell office:value-type="string" calcext:value-type="string">
            <text:p>126,00 m²</text:p>
          </table:table-cell>
          <table:table-cell office:value-type="float" office:value="350" calcext:value-type="float">
            <text:p>350</text:p>
          </table:table-cell>
          <table:table-cell office:value-type="string" calcext:value-type="string">
            <text:p>Área de Serviço, Área de Serviço Coberta , Vista Livre, Cozinha Espaçosa</text:p>
          </table:table-cell>
          <table:table-cell office:value-type="float" office:value="-15.8037233" calcext:value-type="float">
            <text:p>-15.8037233</text:p>
          </table:table-cell>
          <table:table-cell office:value-type="float" office:value="-48.1450456" calcext:value-type="float">
            <text:p>-48.1450456</text:p>
          </table:table-cell>
          <table:table-cell office:value-type="string" calcext:value-type="string">
            <text:p>Melqui</text:p>
          </table:table-cell>
          <table:table-cell office:value-type="float" office:value="30518" calcext:value-type="float">
            <text:p>30518</text:p>
          </table:table-cell>
          <table:table-cell office:value-type="float" office:value="5561992544386" calcext:value-type="float">
            <text:p>5561992544386</text:p>
          </table:table-cell>
          <table:table-cell office:value-type="string" calcext:value-type="string">
            <text:p>(61) 99254 </text:p>
            <text:p>                                             </text:p>
            <text:p>                                         </text:p>
            <text:p>                             </text:p>
            <text:p>                             - 4386 </text:p>
            <text:p>                                 </text:p>
            <text:p>                                       </text:p>
            <text:p>                                 </text:p>
            <text:p>                             </text:p>
            <text:p/>
            <text:p>         </text:p>
            <text:p>                             </text:p>
            <text:p>                                         </text:p>
            <text:p>                                             </text:p>
            <text:p>                                                 </text:p>
            <text:p>                                                 (61) 99254 </text:p>
            <text:p>                                             </text:p>
            <text:p>                                         </text:p>
            <text:p>                             </text:p>
            <text:p>                             - 4386 </text:p>
            <text:p>                                 </text:p>
            <text:p>                                       </text:p>
            <text:p>                                 </text:p>
            <text:p>                             </text:p>
            <text:p/>
            <text:p>         </text:p>
            <text:p>                             </text:p>
            <text:p>                                         </text:p>
            <text:p>                                             </text:p>
            <text:p>                                                 </text:p>
            <text:p>                                                 (61) 99254 </text:p>
            <text:p>                                             </text:p>
            <text:p>                                         </text:p>
            <text:p>                             </text:p>
            <text:p>                             - 4386 </text:p>
            <text:p>                                 </text:p>
            <text:p>                                       </text:p>
            <text:p>                                 </text:p>
            <text:p>                             </text:p>
            <text:p/>
            <text:p>         </text:p>
            <text:p>                             </text:p>
            <text:p>                                         </text:p>
            <text:p>                                             </text:p>
            <text:p>                                                 </text:p>
            <text:p>                                                 (61) 99254 </text:p>
            <text:p>                                             </text:p>
            <text:p>                                         </text:p>
            <text:p>                             </text:p>
            <text:p>                             - 4386</text:p>
          </table:table-cell>
          <table:table-cell office:value-type="string" calcext:value-type="string">
            <text:p>481 dias</text:p>
          </table:table-cell>
          <table:table-cell office:value-type="string" calcext:value-type="string">
            <text:p>Sim</text:p>
          </table:table-cell>
          <table:table-cell office:value-type="string" calcext:value-type="string">
            <text:p>Meio</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de frente para área verde, frente para pista principal, área verde na frente do imóvel.</text:p>
          </table:table-cell>
          <table:table-cell office:value-type="string" calcext:value-type="string">
            <text:p>TRATA-SE DE UMA CASA COM A OPÇÃO DE</text:p>
            <text:p>SE AUTOPAGAR, POIS ESTÁ DIVIDIDA COM 2</text:p>
            <text:p>ACESSOS PRONTOS ( 2 ESCADAS ,INTERNA</text:p>
            <text:p>E EXTERNA ). PERMITINDO AO COMPRADOR</text:p>
            <text:p>MORAR EM UM DOS PAVIMENTOS (EM</text:p>
            <text:p>BAIXO OU EM CIMA ) E JÁ TEM UM</text:p>
            <text:p>INQUILINO PAGANDO ALUGUEL.</text:p>
            <text:p>TAMBÉM POSSUI A DISPONIBILIDADE DE SE</text:p>
            <text:p>TORNAR CASA INTEIRA PARA UMA FAMÍLIA</text:p>
            <text:p>GRANDE, COM 5 QUARTOS E 4 BANHEIROS.</text:p>
          </table:table-cell>
          <table:table-cell office:value-type="string" calcext:value-type="string">
            <text:p>https://www.dfimoveis.com.br/imovel/casa-4-quartos-venda-ceilandia-norte-ceilandia-df-qnq-4-conjunto-21-877165</text:p>
          </table:table-cell>
        </table:table-row>
        <table:table-row table:style-name="ro4">
          <table:table-cell office:value-type="string" calcext:value-type="string">
            <text:p>CEILÂNDIA</text:p>
          </table:table-cell>
          <table:table-cell office:value-type="string" calcext:value-type="string">
            <text:p>CEILANDIA NORTE</text:p>
          </table:table-cell>
          <table:table-cell office:value-type="string" calcext:value-type="string">
            <text:p>QNP 9 Conjunto E <text:s/>- VIDEO DISPONIVEL NO CANTO SUPERIOR DA TELA</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ascente</text:p>
          </table:table-cell>
          <table:table-cell table:number-columns-repeated="2" office:value-type="string" calcext:value-type="string">
            <text:p>135,00 m²</text:p>
          </table:table-cell>
          <table:table-cell office:value-type="float" office:value="469.999" calcext:value-type="float">
            <text:p>469.999</text:p>
          </table:table-cell>
          <table:table-cell office:value-type="string" calcext:value-type="string">
            <text:p>Aceita Pets, Área de Lazer, Área de Serviço, Jardim, Varanda, Projeto de Iluminação, Área de Serviço Coberta , Piso em Porcelanato , Cozinha Espaçosa, Pintura Nova </text:p>
          </table:table-cell>
          <table:table-cell office:value-type="float" office:value="-15.8145937" calcext:value-type="float">
            <text:p>-15.8145937</text:p>
          </table:table-cell>
          <table:table-cell office:value-type="float" office:value="-48.1266271" calcext:value-type="float">
            <text:p>-48.1266271</text:p>
          </table:table-cell>
          <table:table-cell office:value-type="string" calcext:value-type="string">
            <text:p>Oriton Pereira</text:p>
          </table:table-cell>
          <table:table-cell office:value-type="float" office:value="17025" calcext:value-type="float">
            <text:p>17025</text:p>
          </table:table-cell>
          <table:table-cell office:value-type="float" office:value="5561985203642" calcext:value-type="float">
            <text:p>5561985203642</text:p>
          </table:table-cell>
          <table:table-cell office:value-type="string" calcext:value-type="string">
            <text:p>(61) 98520 </text:p>
            <text:p>                                             </text:p>
            <text:p>                                         </text:p>
            <text:p>                             </text:p>
            <text:p>                             - 3642 </text:p>
            <text:p>                                 </text:p>
            <text:p>                                       </text:p>
            <text:p>                                 </text:p>
            <text:p>                             </text:p>
            <text:p/>
            <text:p>         </text:p>
            <text:p>                             </text:p>
            <text:p>                                         </text:p>
            <text:p>                                             </text:p>
            <text:p>                                                 </text:p>
            <text:p>                                                 (61) 98520 </text:p>
            <text:p>                                             </text:p>
            <text:p>                                         </text:p>
            <text:p>                             </text:p>
            <text:p>                             - 3642 </text:p>
            <text:p>                                 </text:p>
            <text:p>                                       </text:p>
            <text:p>                                 </text:p>
            <text:p>                             </text:p>
            <text:p/>
            <text:p>         </text:p>
            <text:p>                             </text:p>
            <text:p>                                         </text:p>
            <text:p>                                             </text:p>
            <text:p>                                                 </text:p>
            <text:p>                                                 (61) 98520 </text:p>
            <text:p>                                             </text:p>
            <text:p>                                         </text:p>
            <text:p>                             </text:p>
            <text:p>                             - 3642 </text:p>
            <text:p>                                 </text:p>
            <text:p>                                       </text:p>
            <text:p>                                 </text:p>
            <text:p>                             </text:p>
            <text:p/>
            <text:p>         </text:p>
            <text:p>                             </text:p>
            <text:p>                                         </text:p>
            <text:p>                                             </text:p>
            <text:p>                                                 </text:p>
            <text:p>                                                 (61) 98520 </text:p>
            <text:p>                                             </text:p>
            <text:p>                                         </text:p>
            <text:p>                             </text:p>
            <text:p>                             - 3642</text:p>
          </table:table-cell>
          <table:table-cell office:value-type="string" calcext:value-type="string">
            <text:p>9 dias</text:p>
          </table:table-cell>
          <table:table-cell office:value-type="string" calcext:value-type="string">
            <text:p>Sim</text:p>
          </table:table-cell>
          <table:table-cell office:value-type="string" calcext:value-type="string">
            <text:p>Frente</text:p>
          </table:table-cell>
          <table:table-cell office:value-type="string" calcext:value-type="string">
            <text:p>VIDEO DISPONIVEL NO CANTO SUPERIOR DA TELA</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P 9 - Linda Casa, Alto Padrão, 3 Quartos, Suíte, Porcelanato, Área gourmet, A/C FINANCIAMENTO&amp;FGTS</text:p>
          </table:table-cell>
          <table:table-cell office:value-type="string" calcext:value-type="string">
            <text:p>QNP 9 - CEILANDIA NORTE/DF.</text:p>
            <text:p/>
            <text:p>ORITON PEREIRA CORRETOR DE IMÓVEIS VENDE COM EXCLUSIVIDADE NO "P" NORTE:</text:p>
            <text:p>LINDA CASA, 3 QUARTOS, ALTO PADRÃO, SUÍTE VAZADA, GARAGEM COBERTA,</text:p>
            <text:p>PORCELANATO POLIDO, BANCADAS EM GRANITO PRETO SÃO GABRIEL,</text:p>
            <text:p>PROJETO ARQUTETONICO MODERNO, CASA RECEM-CONSTRUÍDA,</text:p>
            <text:p>TUDO NOVO: (FUNDAÇÃO, HIDRAULICA, ELETRICA, TELHADO, REVESTIMENTOS,</text:p>
            <text:p>LOUÇAS, METAIS, PORTAS E JANELAS, TUDO DE PRIMEIRA LINHA.)</text:p>
            <text:p>Imóvel moderno, espaços amplos, localizado em uma das melhores quadras do P Norte,</text:p>
            <text:p>área total do lote 135m², área total construída 135m², altíssimo Padrão e bom gosto,</text:p>
            <text:p>tudo muito bem pensado e planejado para você viver confortavelmente com sua família.</text:p>
            <text:p/>
            <text:p>Casa recém-construída, tudo novinho, com alto padrão,</text:p>
            <text:p>3 Quartos, Suíte Master,</text:p>
            <text:p>Pé direito alto, Sozinha no lote, 100% nascente,</text:p>
            <text:p>Vagas de garagem coberta para 2 carros (uma caminhonete e um sedan),</text:p>
            <text:p>piso em porcelanato, roda pé 15cm, Portas novas de alta qualidade,</text:p>
            <text:p>Cozinha toda revestida, combinação perfeita entre funcionalidade e estilo,</text:p>
            <text:p>Sala ampla de estar e TV que oferecem conforto e espaço para toda sua família,</text:p>
            <text:p>Cozinha planejada com Ilha, Representa o coração deste lar,</text:p>
            <text:p>Jardim de Inverno todo revestido em Porcelanato e iluminação em LED,</text:p>
            <text:p>banheiro social com revestimento em porcelanato, Box Blindex até o teto,</text:p>
            <text:p>Bancada em porcelanato com cuba esculpida, louças e metais de 1° linha,</text:p>
            <text:p>vaso DECA duplo acionamento, nichos embutidos em porcelanato,</text:p>
            <text:p>Suíte com Janela Panorâmica um charme a parte neste imóvel,</text:p>
            <text:p>Banheiro da Suíte com Bancada em Porcelanato,</text:p>
            <text:p>Vaso DECA com duplo Acionamento,</text:p>
            <text:p>Box blindex até o teto e Ventilação natural,</text:p>
            <text:p>Casa toda projetada com rebaixamento em gesso acartonado, toda tabicada,</text:p>
            <text:p>Cortineiros com iluminação LED, pintura novíssima,</text:p>
            <text:p>Desfrute de momentos especiais no Espaço Gourmet bem estruturado</text:p>
            <text:p>com Jardim e Ponto para Ducha, revestimentos 3D e porcelanato,</text:p>
            <text:p>Imóvel com Muita iluminação e ventilação natural.</text:p>
            <text:p/>
            <text:p>Esse Lindo imóvel está pronto para receber você e sua família com</text:p>
            <text:p>Localização, conforto, Segurança, Estilo e Inovação!</text:p>
            <text:p/>
            <text:p>Imóvel Quitada Escriturada e Registrada</text:p>
            <text:p>Imóvel Aceita Financiamento e FGTS</text:p>
            <text:p/>
            <text:p>Excelente Localização:</text:p>
            <text:p>Escolas, Faculdades, Supermercados, Restaurantes, Padarias, Lanchonetes, Farmácias,</text:p>
            <text:p>Lojas de Material de construção, Postos de Gasolina, Parada de ônibus, Feiras,</text:p>
            <text:p>e comercio em geral.</text:p>
            <text:p/>
            <text:p>Preços, valores e informações exibidos neste anuncio,</text:p>
            <text:p>poderão sofrer alterações sem prévio aviso!</text:p>
            <text:p>Agende agora mesmo uma visita e apaixone-se por cada detalhe!!</text:p>
            <text:p>ORITON PEREIRA CRECI-F 17025/DF</text:p>
            <text:p>  corretor de imóveis especialista</text:p>
            <text:p>( 0 6 1 )   9 8 5 2 0 - 3 6 4 2   (WhatsApp)</text:p>
          </table:table-cell>
          <table:table-cell office:value-type="string" calcext:value-type="string">
            <text:p>https://www.dfimoveis.com.br/imovel/casa-3-quartos-venda-ceilandia-norte-ceilandia-df-qnp-9-conjunto-e-1128400</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13 Conjunto J <text:s/>- VIDEO DISPONIVEL NO CANTO SUPERIOR DA TELA</text:p>
          </table:table-cell>
          <table:table-cell office:value-type="float" office:value="4" calcext:value-type="float">
            <text:p>4</text:p>
          </table:table-cell>
          <table:table-cell table:number-columns-repeated="2" office:value-type="float" office:value="2" calcext:value-type="float">
            <text:p>2</text:p>
          </table:table-cell>
          <table:table-cell office:value-type="string" calcext:value-type="string">
            <text:p>Nascente</text:p>
          </table:table-cell>
          <table:table-cell table:number-columns-repeated="2" office:value-type="string" calcext:value-type="string">
            <text:p>300,00 m²</text:p>
          </table:table-cell>
          <table:table-cell office:value-type="float" office:value="649" calcext:value-type="float">
            <text:p>649</text:p>
          </table:table-cell>
          <table:table-cell office:value-type="string" calcext:value-type="string">
            <text:p>Aceita Pets, Área de Lazer, Área de Serviço, Cozinha com Armários , Despensa , Escritorio , Jardim, Lavabo, Portão Eletrônico, Varanda, Projeto de Iluminação, Área de Serviço Coberta , Piso em Porcelanato , Vista Livre, Cozinha Espaçosa, Pintura Nova </text:p>
          </table:table-cell>
          <table:table-cell office:value-type="float" office:value="-15.8119023" calcext:value-type="float">
            <text:p>-15.8119023</text:p>
          </table:table-cell>
          <table:table-cell office:value-type="float" office:value="-48.1284504" calcext:value-type="float">
            <text:p>-48.1284504</text:p>
          </table:table-cell>
          <table:table-cell office:value-type="string" calcext:value-type="string">
            <text:p>Oriton Pereira</text:p>
          </table:table-cell>
          <table:table-cell office:value-type="float" office:value="17025" calcext:value-type="float">
            <text:p>17025</text:p>
          </table:table-cell>
          <table:table-cell office:value-type="float" office:value="5561985203642" calcext:value-type="float">
            <text:p>5561985203642</text:p>
          </table:table-cell>
          <table:table-cell office:value-type="string" calcext:value-type="string">
            <text:p>(61) 98520 </text:p>
            <text:p>                                             </text:p>
            <text:p>                                         </text:p>
            <text:p>                             </text:p>
            <text:p>                             - 3642 </text:p>
            <text:p>                                 </text:p>
            <text:p>                                       </text:p>
            <text:p>                                 </text:p>
            <text:p>                             </text:p>
            <text:p/>
            <text:p>         </text:p>
            <text:p>                             </text:p>
            <text:p>                                         </text:p>
            <text:p>                                             </text:p>
            <text:p>                                                 </text:p>
            <text:p>                                                 (61) 98520 </text:p>
            <text:p>                                             </text:p>
            <text:p>                                         </text:p>
            <text:p>                             </text:p>
            <text:p>                             - 3642 </text:p>
            <text:p>                                 </text:p>
            <text:p>                                       </text:p>
            <text:p>                                 </text:p>
            <text:p>                             </text:p>
            <text:p/>
            <text:p>         </text:p>
            <text:p>                             </text:p>
            <text:p>                                         </text:p>
            <text:p>                                             </text:p>
            <text:p>                                                 </text:p>
            <text:p>                                                 (61) 98520 </text:p>
            <text:p>                                             </text:p>
            <text:p>                                         </text:p>
            <text:p>                             </text:p>
            <text:p>                             - 3642 </text:p>
            <text:p>                                 </text:p>
            <text:p>                                       </text:p>
            <text:p>                                 </text:p>
            <text:p>                             </text:p>
            <text:p/>
            <text:p>         </text:p>
            <text:p>                             </text:p>
            <text:p>                                         </text:p>
            <text:p>                                             </text:p>
            <text:p>                                                 </text:p>
            <text:p>                                                 (61) 98520 </text:p>
            <text:p>                                             </text:p>
            <text:p>                                         </text:p>
            <text:p>                             </text:p>
            <text:p>                             - 3642</text:p>
          </table:table-cell>
          <table:table-cell office:value-type="string" calcext:value-type="string">
            <text:p>181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VIDEO DISPONIVEL NO CANTO SUPERIOR DA TELA</text:p>
          </table:table-cell>
          <table:table-cell office:value-type="string" calcext:value-type="string">
            <text:p>27/03/2025</text:p>
          </table:table-cell>
          <table:table-cell office:value-type="string" calcext:value-type="string">
            <text:p>Não econtrado</text:p>
          </table:table-cell>
          <table:table-cell office:value-type="string" calcext:value-type="string">
            <text:p>2 Andares</text:p>
          </table:table-cell>
          <table:table-cell office:value-type="string" calcext:value-type="string">
            <text:p>Linda Casa Sobrado 4Qtos, Suíte Master, Alto Padrão, Área Gourmet, Piso Porcelanato, Cozinha Grande</text:p>
          </table:table-cell>
          <table:table-cell office:value-type="string" calcext:value-type="string">
            <text:p>QNP 13 - CEILANDIA NORTE/DF</text:p>
            <text:p/>
            <text:p>ORITON PEREIRA CORRETOR DE IMÓVEIS VENDE:</text:p>
            <text:p>Lindo Sobrado 4 Quartos, 1 Suíte, Garagem Coberta para 2 Carros.</text:p>
            <text:p>IMÓVEL NÃO ACEITA FINANCIAMENTO!</text:p>
            <text:p>TERREO:</text:p>
            <text:p>Porta de Acesso em Blindex, Janelão em Blindex,</text:p>
            <text:p>Piso em porcelanato marmorizado, pé direito alto, Alto padrão Construtivo e de Acabamento,</text:p>
            <text:p>Sala ampla para 2 Ambientes, com projeto de Iluminação e Lâmpadas em LED e luminárias, Roda teto decorativo,</text:p>
            <text:p>Home Office com janelão com iluminação e ventilação natural,</text:p>
            <text:p>Banheiro Social Reformado com bancada em granito branco, cuba suspensa, Luminárias pendente, Revestimento em Porcelanato,</text:p>
            <text:p>Cozinha ampla para 2 Ambientes, Piso em Porcelanato Marmorizado,</text:p>
            <text:p>projeto de iluminação na cozinha com lâmpadas em LED e rebaixamento de gesso,</text:p>
            <text:p>Porta grande em blindex de acesso a área de serviço, Janelão da cozinha em Blindex, Área de serviço coberta,</text:p>
            <text:p>Escada de acesso ao 1º pavimento, toda revestida em porcelanato.</text:p>
            <text:p/>
            <text:p>1º Pavimento:</text:p>
            <text:p>Sala de TV, com teto rebaixado e projeto de iluminação em LED, piso em porcelanato marmorizado,</text:p>
            <text:p>banheiro social com revestimento em porcelanato e piso em porcelanato, box blindex,</text:p>
            <text:p>cuba suspensa, nicho e porta de acesso em blindex,</text:p>
            <text:p>suíte master com piso em porcelanato,</text:p>
            <text:p>banheiro suíte com revestimento e piso em porcelanato, ventilação natural, box em blindex, cuba suspensa torneira em inox,</text:p>
            <text:p>casa bem ventilada e iluminada naturalmente.</text:p>
            <text:p/>
            <text:p>2º Pavimento:</text:p>
            <text:p>Espaço com calculo estrutural para instalação de Piscina, Área de Insolação com Vista livre,</text:p>
            <text:p>Banheiro de Apoio com Bancada em em Granito e Cuba Suspensa, Luminária, Box Blindex, Revestimento em porcelanato,</text:p>
            <text:p>Cozinha Gourmet com Apoio de copa, Bancada, Excelente espaço para momentos em família,</text:p>
            <text:p>Local para Preparar aquele churrasco de domingo.</text:p>
            <text:p/>
            <text:p>IMÓVEL NÃO ACEITA FINANCIAMENTO</text:p>
            <text:p>Área construída 280m2.</text:p>
            <text:p>Valor do IPTU R$ 772,40</text:p>
            <text:p>Imóvel quitado, escriturado e registrado, livre e desembaraçado</text:p>
            <text:p>Imóvel sujeito a alteração de preço sem aviso prévio</text:p>
            <text:p/>
            <text:p>Excelente Localização:</text:p>
            <text:p>Escolas, Faculdades, Supermercados, Restaurantes, Padarias, Lanchonetes, Farmácias,</text:p>
            <text:p>Lojas de Material de construção, Postos de Gasolina, Parada de ônibus, Saída Fácil para BR 070,</text:p>
            <text:p>e Comercio em Geral.</text:p>
            <text:p/>
            <text:p>Agende agora mesmo sua Visita.</text:p>
            <text:p>ORITON PEREIRA CRECI-F 17025</text:p>
            <text:p>corretor especialista</text:p>
            <text:p>( 0 6 1 )   9 8 5 2 0 - 3 6 4 2   (WhatsApp)</text:p>
          </table:table-cell>
          <table:table-cell office:value-type="string" calcext:value-type="string">
            <text:p>https://www.dfimoveis.com.br/imovel/casa-4-quartos-venda-ceilandia-norte-ceilandia-df-qnp-13-conjunto-j-964316</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9 Conjunto K</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Poente</text:p>
          </table:table-cell>
          <table:table-cell table:number-columns-repeated="2" office:value-type="string" calcext:value-type="string">
            <text:p>135,00 m²</text:p>
          </table:table-cell>
          <table:table-cell office:value-type="float" office:value="280" calcext:value-type="float">
            <text:p>280</text:p>
          </table:table-cell>
          <table:table-cell/>
          <table:table-cell office:value-type="float" office:value="-15.8143576" calcext:value-type="float">
            <text:p>-15.8143576</text:p>
          </table:table-cell>
          <table:table-cell office:value-type="float" office:value="-48.127905" calcext:value-type="float">
            <text:p>-48.127905</text:p>
          </table:table-cell>
          <table:table-cell office:value-type="string" calcext:value-type="string">
            <text:p>Adriano</text:p>
          </table:table-cell>
          <table:table-cell office:value-type="float" office:value="30121" calcext:value-type="float">
            <text:p>30121</text:p>
          </table:table-cell>
          <table:table-cell office:value-type="float" office:value="5561984404420" calcext:value-type="float">
            <text:p>5561984404420</text:p>
          </table:table-cell>
          <table:table-cell office:value-type="string" calcext:value-type="string">
            <text:p>(61) 98440 </text:p>
            <text:p>                                             </text:p>
            <text:p>                                         </text:p>
            <text:p>                             </text:p>
            <text:p>                             - 4420 </text:p>
            <text:p>                                 </text:p>
            <text:p>                                       </text:p>
            <text:p>                                 </text:p>
            <text:p>                             </text:p>
            <text:p/>
            <text:p>         </text:p>
            <text:p>                             </text:p>
            <text:p>                                         </text:p>
            <text:p>                                             </text:p>
            <text:p>                                                 </text:p>
            <text:p>                                                 (61) 98440 </text:p>
            <text:p>                                             </text:p>
            <text:p>                                         </text:p>
            <text:p>                             </text:p>
            <text:p>                             - 4420 </text:p>
            <text:p>                                 </text:p>
            <text:p>                                       </text:p>
            <text:p>                                 </text:p>
            <text:p>                             </text:p>
            <text:p/>
            <text:p>         </text:p>
            <text:p>                             </text:p>
            <text:p>                                         </text:p>
            <text:p>                                             </text:p>
            <text:p>                                                 </text:p>
            <text:p>                                                 (61) 98440 </text:p>
            <text:p>                                             </text:p>
            <text:p>                                         </text:p>
            <text:p>                             </text:p>
            <text:p>                             - 4420 </text:p>
            <text:p>                                 </text:p>
            <text:p>                                       </text:p>
            <text:p>                                 </text:p>
            <text:p>                             </text:p>
            <text:p/>
            <text:p>         </text:p>
            <text:p>                             </text:p>
            <text:p>                                         </text:p>
            <text:p>                                             </text:p>
            <text:p>                                                 </text:p>
            <text:p>                                                 (61) 98440 </text:p>
            <text:p>                                             </text:p>
            <text:p>                                         </text:p>
            <text:p>                             </text:p>
            <text:p>                             - 4420</text:p>
          </table:table-cell>
          <table:table-cell office:value-type="string" calcext:value-type="string">
            <text:p>30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É um imóvel de esquina e possui casa de fundos </text:p>
          </table:table-cell>
          <table:table-cell office:value-type="string" calcext:value-type="string">
            <text:p> S.A Imóveis – Vende Casa de Esquina na QNP 09</text:p>
            <text:p/>
            <text:p>Localização:</text:p>
            <text:p><text:tab/>•<text:tab/>Endereço: QNP 09, Conjunto K, Casa 01</text:p>
            <text:p><text:tab/>•<text:tab/>CEP: 72240-811</text:p>
            <text:p/>
            <text:p> Características do Imóvel:</text:p>
            <text:p><text:tab/>•<text:tab/>Lote de 135m²</text:p>
            <text:p><text:tab/>•<text:tab/>Casa de esquina</text:p>
            <text:p><text:tab/>•<text:tab/>Toda forrada em PVC</text:p>
            <text:p><text:tab/>•<text:tab/>Gradeada na lateral</text:p>
            <text:p/>
            <text:p> Casa Principal:</text:p>
            <text:p><text:tab/>•<text:tab/>3 quartos</text:p>
            <text:p><text:tab/>•<text:tab/>Sala</text:p>
            <text:p><text:tab/>•<text:tab/>Cozinha</text:p>
            <text:p><text:tab/>•<text:tab/>Banheiro social</text:p>
            <text:p/>
            <text:p> Casa nos Fundos:</text:p>
            <text:p><text:tab/>•<text:tab/>1 quarto</text:p>
            <text:p><text:tab/>•<text:tab/>Sala</text:p>
            <text:p><text:tab/>•<text:tab/>Cozinha</text:p>
            <text:p><text:tab/>•<text:tab/>Banheiro</text:p>
            <text:p/>
            <text:p> Valor: R$ 280.000,00</text:p>
            <text:p/>
            <text:p>Entre em contato para mais informações!</text:p>
          </table:table-cell>
          <table:table-cell office:value-type="string" calcext:value-type="string">
            <text:p>https://www.dfimoveis.com.br/imovel/casa-3-quartos-venda-ceilandia-norte-ceilandia-df-qnp-9-conjunto-k-1119660</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3</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Perpendicular</text:p>
          </table:table-cell>
          <table:table-cell office:value-type="string" calcext:value-type="string">
            <text:p>120,00 m²</text:p>
          </table:table-cell>
          <table:table-cell office:value-type="string" calcext:value-type="string">
            <text:p>150,00 m²</text:p>
          </table:table-cell>
          <table:table-cell office:value-type="float" office:value="470.008" calcext:value-type="float">
            <text:p>470.008</text:p>
          </table:table-cell>
          <table:table-cell office:value-type="string" calcext:value-type="string">
            <text:p>Área de Serviço, Cozinha com Armários , Portão Eletrônico, Varanda, Piso em Porcelanato , Cozinha Espaçosa, Pintura Nova </text:p>
          </table:table-cell>
          <table:table-cell office:value-type="float" office:value="-15.7908239" calcext:value-type="float">
            <text:p>-15.7908239</text:p>
          </table:table-cell>
          <table:table-cell office:value-type="float" office:value="-48.1297341" calcext:value-type="float">
            <text:p>-48.1297341</text:p>
          </table:table-cell>
          <table:table-cell office:value-type="string" calcext:value-type="string">
            <text:p>Augusto corretor de imóveis</text:p>
          </table:table-cell>
          <table:table-cell office:value-type="float" office:value="9459" calcext:value-type="float">
            <text:p>9459</text:p>
          </table:table-cell>
          <table:table-cell office:value-type="float" office:value="5561985628637" calcext:value-type="float">
            <text:p>5561985628637</text:p>
          </table:table-cell>
          <table:table-cell office:value-type="string" calcext:value-type="string">
            <text:p>(61) 98562 </text:p>
            <text:p>                                             </text:p>
            <text:p>                                         </text:p>
            <text:p>                             </text:p>
            <text:p>                             - 8637 </text:p>
            <text:p>                                 </text:p>
            <text:p>                                       </text:p>
            <text:p>                                 </text:p>
            <text:p>                             </text:p>
            <text:p/>
            <text:p>         </text:p>
            <text:p>                             </text:p>
            <text:p>                                         </text:p>
            <text:p>                                             </text:p>
            <text:p>                                                 </text:p>
            <text:p>                                                 (61) 98562 </text:p>
            <text:p>                                             </text:p>
            <text:p>                                         </text:p>
            <text:p>                             </text:p>
            <text:p>                             - 8637 </text:p>
            <text:p>                                 </text:p>
            <text:p>                                       </text:p>
            <text:p>                                 </text:p>
            <text:p>                             </text:p>
            <text:p/>
            <text:p>         </text:p>
            <text:p>                             </text:p>
            <text:p>                                         </text:p>
            <text:p>                                             </text:p>
            <text:p>                                                 </text:p>
            <text:p>                                                 (61) 98562 </text:p>
            <text:p>                                             </text:p>
            <text:p>                                         </text:p>
            <text:p>                             </text:p>
            <text:p>                             - 8637 </text:p>
            <text:p>                                 </text:p>
            <text:p>                                       </text:p>
            <text:p>                                 </text:p>
            <text:p>                             </text:p>
            <text:p/>
            <text:p>         </text:p>
            <text:p>                             </text:p>
            <text:p>                                         </text:p>
            <text:p>                                             </text:p>
            <text:p>                                                 </text:p>
            <text:p>                                                 (61) 98562 </text:p>
            <text:p>                                             </text:p>
            <text:p>                                         </text:p>
            <text:p>                             </text:p>
            <text:p>                             - 8637</text:p>
          </table:table-cell>
          <table:table-cell office:value-type="string" calcext:value-type="string">
            <text:p>78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QNO 13 - VENDO LINDA CASA, CONSTRUCAO NOVA, COM 3 QUARTOS , SENDO UM SUITE,  SALA AMPLA , COPA, BANHEIRO SOCIAL, COZINHA COM ARMARIOS, AREA DE SERVICO, TUDO NOVO NO IMOVEL, COMODOS AMPLOS  E CONFORTAVEL, CASA BEM</text:p>
            <text:p>AREJADA, CLARA E ACONCHEGANTE. VALOR R$. 470 MIL - FALAR COM AUGUSTO ZAP ,.</text:p>
            <text:p/>
            <text:p/>
          </table:table-cell>
          <table:table-cell office:value-type="string" calcext:value-type="string">
            <text:p>https://www.dfimoveis.com.br/imovel/casa-3-quartos-venda-ceilandia-norte-ceilandia-df-qno-13-1095592</text:p>
          </table:table-cell>
        </table:table-row>
        <table:table-row table:style-name="ro5">
          <table:table-cell office:value-type="string" calcext:value-type="string">
            <text:p>CEILÂNDIA</text:p>
          </table:table-cell>
          <table:table-cell office:value-type="string" calcext:value-type="string">
            <text:p>CEILANDIA NORTE</text:p>
          </table:table-cell>
          <table:table-cell office:value-type="string" calcext:value-type="string">
            <text:p>QNO 13</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ão encontrado</text:p>
          </table:table-cell>
          <table:table-cell table:number-columns-repeated="2" office:value-type="string" calcext:value-type="string">
            <text:p>150,00 m²</text:p>
          </table:table-cell>
          <table:table-cell office:value-type="float" office:value="450" calcext:value-type="float">
            <text:p>450</text:p>
          </table:table-cell>
          <table:table-cell/>
          <table:table-cell office:value-type="float" office:value="-15.7908239" calcext:value-type="float">
            <text:p>-15.7908239</text:p>
          </table:table-cell>
          <table:table-cell office:value-type="float" office:value="-48.1297341" calcext:value-type="float">
            <text:p>-48.1297341</text:p>
          </table:table-cell>
          <table:table-cell office:value-type="string" calcext:value-type="string">
            <text:p>Cristiano e Cilas Negócios Imobiliários</text:p>
          </table:table-cell>
          <table:table-cell office:value-type="float" office:value="17643" calcext:value-type="float">
            <text:p>17643</text:p>
          </table:table-cell>
          <table:table-cell office:value-type="float" office:value="5561995685597" calcext:value-type="float">
            <text:p>5561995685597</text:p>
          </table:table-cell>
          <table:table-cell office:value-type="string" calcext:value-type="string">
            <text:p>(61) 99568 </text:p>
            <text:p>                                             </text:p>
            <text:p>                                         </text:p>
            <text:p>                             </text:p>
            <text:p>                             - 5597 </text:p>
            <text:p>                                 </text:p>
            <text:p>                                       </text:p>
            <text:p>                                 </text:p>
            <text:p>                             </text:p>
            <text:p>                             </text:p>
            <text:p>                                         </text:p>
            <text:p>                                             </text:p>
            <text:p>                                                 </text:p>
            <text:p>                                                 (61) 98162 </text:p>
            <text:p>                                             </text:p>
            <text:p>                                         </text:p>
            <text:p>                             </text:p>
            <text:p>                             - 0371 </text:p>
            <text:p>                                 </text:p>
            <text:p>                                       </text:p>
            <text:p>                                 </text:p>
            <text:p>                             </text:p>
            <text:p/>
            <text:p>         </text:p>
            <text:p>                             </text:p>
            <text:p>                                         </text:p>
            <text:p>                                             </text:p>
            <text:p>                                                 </text:p>
            <text:p>                                                 (61) 99568 </text:p>
            <text:p>                                             </text:p>
            <text:p>                                         </text:p>
            <text:p>                             </text:p>
            <text:p>                             - 5597 </text:p>
            <text:p>                                 </text:p>
            <text:p>                                       </text:p>
            <text:p>                                 </text:p>
            <text:p>                             </text:p>
            <text:p>                             </text:p>
            <text:p>                                         </text:p>
            <text:p>                                             </text:p>
            <text:p>                                                 </text:p>
            <text:p>                                                 (61) 98162 </text:p>
            <text:p>                                             </text:p>
            <text:p>                                         </text:p>
            <text:p>                             </text:p>
            <text:p>                             - 0371 </text:p>
            <text:p>                                 </text:p>
            <text:p>                                       </text:p>
            <text:p>                                 </text:p>
            <text:p>                             </text:p>
            <text:p/>
            <text:p>         </text:p>
            <text:p>                             </text:p>
            <text:p>                                         </text:p>
            <text:p>                                             </text:p>
            <text:p>                                                 </text:p>
            <text:p>                                                 (61) 99568 </text:p>
            <text:p>                                             </text:p>
            <text:p>                                         </text:p>
            <text:p>                             </text:p>
            <text:p>                             - 5597 </text:p>
            <text:p>                                 </text:p>
            <text:p>                                       </text:p>
            <text:p>                                 </text:p>
            <text:p>                             </text:p>
            <text:p>                             </text:p>
            <text:p>                                         </text:p>
            <text:p>                                             </text:p>
            <text:p>                                                 </text:p>
            <text:p>                                                 (61) 98162 </text:p>
            <text:p>                                             </text:p>
            <text:p>                                         </text:p>
            <text:p>                             </text:p>
            <text:p>                             - 0371 </text:p>
            <text:p>                                 </text:p>
            <text:p>                                       </text:p>
            <text:p>                                 </text:p>
            <text:p>                             </text:p>
            <text:p/>
            <text:p>         </text:p>
            <text:p>                             </text:p>
            <text:p>                                         </text:p>
            <text:p>                                             </text:p>
            <text:p>                                                 </text:p>
            <text:p>                                                 (61) 99568 </text:p>
            <text:p>                                             </text:p>
            <text:p>                                         </text:p>
            <text:p>                             </text:p>
            <text:p>                             - 5597 </text:p>
            <text:p>                                 </text:p>
            <text:p>                                       </text:p>
            <text:p>                                 </text:p>
            <text:p>                             </text:p>
            <text:p>                             </text:p>
            <text:p>                                         </text:p>
            <text:p>                                             </text:p>
            <text:p>                                                 </text:p>
            <text:p>                                                 (61) 98162 </text:p>
            <text:p>                                             </text:p>
            <text:p>                                         </text:p>
            <text:p>                             </text:p>
            <text:p>                             - 0371</text:p>
          </table:table-cell>
          <table:table-cell office:value-type="string" calcext:value-type="string">
            <text:p>178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RISTIANO E CILAS NEGÓCIOS IMOBILIÁRIOS VENDEM, EXCELENTE CASA NO SETOR O, CASA 3QTS, 100% LAJE.</text:p>
          </table:table-cell>
          <table:table-cell office:value-type="string" calcext:value-type="string">
            <text:p>CRISTIANO E CILAS NEGÓCIOS IMOBILIÁRIOS VENDEM, EXCELENTE CASA NO SETOR O</text:p>
            <text:p>QNO 13 - Ceilândia</text:p>
            <text:p/>
            <text:p>Excelente Casa de 3Qts, sendo 1 com Suíte</text:p>
            <text:p/>
            <text:p>100% Laje</text:p>
            <text:p>Sala de TV</text:p>
            <text:p>Copa</text:p>
            <text:p>Cozinha ampla e com bastante armários planejados</text:p>
            <text:p>Casa toda no Blindex</text:p>
            <text:p>Piso em porcelanato</text:p>
            <text:p>Área de serviço </text:p>
            <text:p>3 banheiros </text:p>
            <text:p>Garagem p/ 3 carros</text:p>
            <text:p>2 portões eletrônicos </text:p>
            <text:p>Jardim de inverno</text:p>
            <text:p>Quitada!</text:p>
            <text:p>Aceita Financiamento Bancário</text:p>
            <text:p/>
            <text:p>R$ 450.000,00</text:p>
            <text:p/>
            <text:p>Mais Informações: Cilas Sá - ,97 / Cristiano Marcelino - ,71</text:p>
          </table:table-cell>
          <table:table-cell office:value-type="string" calcext:value-type="string">
            <text:p>https://www.dfimoveis.com.br/imovel/casa-3-quartos-venda-ceilandia-norte-ceilandia-df-qno-13-1045299</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21 Conjunto H</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Perpendicular</text:p>
          </table:table-cell>
          <table:table-cell table:number-columns-repeated="2" office:value-type="string" calcext:value-type="string">
            <text:p>165,60 m²</text:p>
          </table:table-cell>
          <table:table-cell office:value-type="float" office:value="280" calcext:value-type="float">
            <text:p>280</text:p>
          </table:table-cell>
          <table:table-cell office:value-type="string" calcext:value-type="string">
            <text:p>Área de Serviço</text:p>
          </table:table-cell>
          <table:table-cell office:value-type="float" office:value="-15.811853" calcext:value-type="float">
            <text:p>-15.811853</text:p>
          </table:table-cell>
          <table:table-cell office:value-type="float" office:value="-48.13166" calcext:value-type="float">
            <text:p>-48.13166</text:p>
          </table:table-cell>
          <table:table-cell office:value-type="string" calcext:value-type="string">
            <text:p>Adriano</text:p>
          </table:table-cell>
          <table:table-cell office:value-type="float" office:value="30121" calcext:value-type="float">
            <text:p>30121</text:p>
          </table:table-cell>
          <table:table-cell office:value-type="float" office:value="5561984404420" calcext:value-type="float">
            <text:p>5561984404420</text:p>
          </table:table-cell>
          <table:table-cell office:value-type="string" calcext:value-type="string">
            <text:p>(61) 98440 </text:p>
            <text:p>                                             </text:p>
            <text:p>                                         </text:p>
            <text:p>                             </text:p>
            <text:p>                             - 4420 </text:p>
            <text:p>                                 </text:p>
            <text:p>                                       </text:p>
            <text:p>                                 </text:p>
            <text:p>                             </text:p>
            <text:p/>
            <text:p>         </text:p>
            <text:p>                             </text:p>
            <text:p>                                         </text:p>
            <text:p>                                             </text:p>
            <text:p>                                                 </text:p>
            <text:p>                                                 (61) 98440 </text:p>
            <text:p>                                             </text:p>
            <text:p>                                         </text:p>
            <text:p>                             </text:p>
            <text:p>                             - 4420 </text:p>
            <text:p>                                 </text:p>
            <text:p>                                       </text:p>
            <text:p>                                 </text:p>
            <text:p>                             </text:p>
            <text:p/>
            <text:p>         </text:p>
            <text:p>                             </text:p>
            <text:p>                                         </text:p>
            <text:p>                                             </text:p>
            <text:p>                                                 </text:p>
            <text:p>                                                 (61) 98440 </text:p>
            <text:p>                                             </text:p>
            <text:p>                                         </text:p>
            <text:p>                             </text:p>
            <text:p>                             - 4420 </text:p>
            <text:p>                                 </text:p>
            <text:p>                                       </text:p>
            <text:p>                                 </text:p>
            <text:p>                             </text:p>
            <text:p/>
            <text:p>         </text:p>
            <text:p>                             </text:p>
            <text:p>                                         </text:p>
            <text:p>                                             </text:p>
            <text:p>                                                 </text:p>
            <text:p>                                                 (61) 98440 </text:p>
            <text:p>                                             </text:p>
            <text:p>                                         </text:p>
            <text:p>                             </text:p>
            <text:p>                             - 4420</text:p>
          </table:table-cell>
          <table:table-cell office:value-type="string" calcext:value-type="string">
            <text:p>30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solta no lote </text:p>
          </table:table-cell>
          <table:table-cell office:value-type="string" calcext:value-type="string">
            <text:p> S.A Imóveis – Vende Casa na QNP 21</text:p>
            <text:p/>
            <text:p> Localização:</text:p>
            <text:p><text:tab/>•<text:tab/>Endereço: QNP 21, Conjunto H</text:p>
            <text:p/>
            <text:p> Características do Imóvel:</text:p>
            <text:p><text:tab/>•<text:tab/>Lote de 165,60m²</text:p>
            <text:p><text:tab/>•<text:tab/>Casa solta no lote</text:p>
            <text:p><text:tab/>•<text:tab/>3 quartos, sendo 1 suíte</text:p>
            <text:p><text:tab/>•<text:tab/>Banheiro social com box</text:p>
            <text:p><text:tab/>•<text:tab/>Cozinha ampla</text:p>
            <text:p><text:tab/>•<text:tab/>Área de serviço</text:p>
            <text:p/>
            <text:p> Documentação:</text:p>
            <text:p><text:tab/>•<text:tab/>Escriturada e registrada</text:p>
            <text:p><text:tab/>•<text:tab/>Aceita financiamento</text:p>
            <text:p/>
            <text:p>Valor: R$ 280.000,00</text:p>
            <text:p/>
            <text:p>Entre em contato para mais informações!</text:p>
          </table:table-cell>
          <table:table-cell office:value-type="string" calcext:value-type="string">
            <text:p>https://www.dfimoveis.com.br/imovel/casa-3-quartos-venda-ceilandia-norte-ceilandia-df-qnp-21-conjunto-h-1119637</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37</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Poente</text:p>
          </table:table-cell>
          <table:table-cell table:number-columns-repeated="2" office:value-type="string" calcext:value-type="string">
            <text:p>180,00 m²</text:p>
          </table:table-cell>
          <table:table-cell office:value-type="float" office:value="390" calcext:value-type="float">
            <text:p>390</text:p>
          </table:table-cell>
          <table:table-cell office:value-type="string" calcext:value-type="string">
            <text:p>Área de Serviço, Cozinha com Armários </text:p>
          </table:table-cell>
          <table:table-cell office:value-type="float" office:value="-15.8116078" calcext:value-type="float">
            <text:p>-15.8116078</text:p>
          </table:table-cell>
          <table:table-cell office:value-type="float" office:value="-48.1262399" calcext:value-type="float">
            <text:p>-48.1262399</text:p>
          </table:table-cell>
          <table:table-cell office:value-type="string" calcext:value-type="string">
            <text:p>Adriano</text:p>
          </table:table-cell>
          <table:table-cell office:value-type="float" office:value="30121" calcext:value-type="float">
            <text:p>30121</text:p>
          </table:table-cell>
          <table:table-cell office:value-type="float" office:value="5561984404420" calcext:value-type="float">
            <text:p>5561984404420</text:p>
          </table:table-cell>
          <table:table-cell office:value-type="string" calcext:value-type="string">
            <text:p>(61) 98440 </text:p>
            <text:p>                                             </text:p>
            <text:p>                                         </text:p>
            <text:p>                             </text:p>
            <text:p>                             - 4420 </text:p>
            <text:p>                                 </text:p>
            <text:p>                                       </text:p>
            <text:p>                                 </text:p>
            <text:p>                             </text:p>
            <text:p/>
            <text:p>         </text:p>
            <text:p>                             </text:p>
            <text:p>                                         </text:p>
            <text:p>                                             </text:p>
            <text:p>                                                 </text:p>
            <text:p>                                                 (61) 98440 </text:p>
            <text:p>                                             </text:p>
            <text:p>                                         </text:p>
            <text:p>                             </text:p>
            <text:p>                             - 4420 </text:p>
            <text:p>                                 </text:p>
            <text:p>                                       </text:p>
            <text:p>                                 </text:p>
            <text:p>                             </text:p>
            <text:p/>
            <text:p>         </text:p>
            <text:p>                             </text:p>
            <text:p>                                         </text:p>
            <text:p>                                             </text:p>
            <text:p>                                                 </text:p>
            <text:p>                                                 (61) 98440 </text:p>
            <text:p>                                             </text:p>
            <text:p>                                         </text:p>
            <text:p>                             </text:p>
            <text:p>                             - 4420 </text:p>
            <text:p>                                 </text:p>
            <text:p>                                       </text:p>
            <text:p>                                 </text:p>
            <text:p>                             </text:p>
            <text:p/>
            <text:p>         </text:p>
            <text:p>                             </text:p>
            <text:p>                                         </text:p>
            <text:p>                                             </text:p>
            <text:p>                                                 </text:p>
            <text:p>                                                 (61) 98440 </text:p>
            <text:p>                                             </text:p>
            <text:p>                                         </text:p>
            <text:p>                             </text:p>
            <text:p>                             - 4420</text:p>
          </table:table-cell>
          <table:table-cell office:value-type="string" calcext:value-type="string">
            <text:p>30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Possui imóvel de fundos </text:p>
          </table:table-cell>
          <table:table-cell office:value-type="string" calcext:value-type="string">
            <text:p>S.A Imóveis – Vende Casa no P Norte</text:p>
            <text:p/>
            <text:p>Localização:</text:p>
            <text:p><text:tab/>•<text:tab/>Endereço: QNN 37, Conjunto G, Casa 13 – P Norte</text:p>
            <text:p><text:tab/>•<text:tab/>CEP: 72225-370</text:p>
            <text:p/>
            <text:p>Características do Imóvel:</text:p>
            <text:p><text:tab/>•<text:tab/>Lote de 180m²</text:p>
            <text:p><text:tab/>•<text:tab/>Casa principal:</text:p>
            <text:p><text:tab/>•<text:tab/>3 quartos, sendo 1 suíte</text:p>
            <text:p><text:tab/>•<text:tab/>Sala de estar ampla</text:p>
            <text:p><text:tab/>•<text:tab/>Cozinha americana</text:p>
            <text:p><text:tab/>•<text:tab/>Banheiro social</text:p>
            <text:p><text:tab/>•<text:tab/>Casa toda forrada</text:p>
            <text:p><text:tab/>•<text:tab/>Vaga para até 3 carros</text:p>
            <text:p><text:tab/>•<text:tab/>Edícula:</text:p>
            <text:p><text:tab/>•<text:tab/>1 quarto com suíte</text:p>
            <text:p><text:tab/>•<text:tab/>Sala</text:p>
            <text:p><text:tab/>•<text:tab/>Cozinha</text:p>
            <text:p><text:tab/>•<text:tab/>Banheiro</text:p>
            <text:p/>
            <text:p>Valor: R$ 390.000,00</text:p>
            <text:p>Aceita financiamento</text:p>
            <text:p/>
            <text:p>Entre em contato para mais informações!</text:p>
          </table:table-cell>
          <table:table-cell office:value-type="string" calcext:value-type="string">
            <text:p>https://www.dfimoveis.com.br/imovel/casa-3-quartos-venda-ceilandia-norte-ceilandia-df-qnn-37-1119626</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37 Conjunto E</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Nascente</text:p>
          </table:table-cell>
          <table:table-cell office:value-type="string" calcext:value-type="string">
            <text:p>130,00 m²</text:p>
          </table:table-cell>
          <table:table-cell office:value-type="string" calcext:value-type="string">
            <text:p>147,00 m²</text:p>
          </table:table-cell>
          <table:table-cell office:value-type="float" office:value="410" calcext:value-type="float">
            <text:p>410</text:p>
          </table:table-cell>
          <table:table-cell office:value-type="string" calcext:value-type="string">
            <text:p>Área de Lazer, Área de Serviço, Piso em Porcelanato , Vista Livre, Cozinha Espaçosa, Pintura Nova </text:p>
          </table:table-cell>
          <table:table-cell office:value-type="float" office:value="-15.8106307" calcext:value-type="float">
            <text:p>-15.8106307</text:p>
          </table:table-cell>
          <table:table-cell office:value-type="float" office:value="-48.1260687" calcext:value-type="float">
            <text:p>-48.1260687</text:p>
          </table:table-cell>
          <table:table-cell office:value-type="string" calcext:value-type="string">
            <text:p>Aristides Imóveis</text:p>
          </table:table-cell>
          <table:table-cell office:value-type="float" office:value="16948" calcext:value-type="float">
            <text:p>16948</text:p>
          </table:table-cell>
          <table:table-cell office:value-type="float" office:value="5561982177579" calcext:value-type="float">
            <text:p>5561982177579</text:p>
          </table:table-cell>
          <table:table-cell office:value-type="string" calcext:value-type="string">
            <text:p>(61) 98217 </text:p>
            <text:p>                                             </text:p>
            <text:p>                                         </text:p>
            <text:p>                             </text:p>
            <text:p>                             - 7579 </text:p>
            <text:p>                                 </text:p>
            <text:p>                                       </text:p>
            <text:p>                                 </text:p>
            <text:p>                             </text:p>
            <text:p/>
            <text:p>         </text:p>
            <text:p>                             </text:p>
            <text:p>                                         </text:p>
            <text:p>                                             </text:p>
            <text:p>                                                 </text:p>
            <text:p>                                                 (61) 98217 </text:p>
            <text:p>                                             </text:p>
            <text:p>                                         </text:p>
            <text:p>                             </text:p>
            <text:p>                             - 7579 </text:p>
            <text:p>                                 </text:p>
            <text:p>                                       </text:p>
            <text:p>                                 </text:p>
            <text:p>                             </text:p>
            <text:p/>
            <text:p>         </text:p>
            <text:p>                             </text:p>
            <text:p>                                         </text:p>
            <text:p>                                             </text:p>
            <text:p>                                                 </text:p>
            <text:p>                                                 (61) 98217 </text:p>
            <text:p>                                             </text:p>
            <text:p>                                         </text:p>
            <text:p>                             </text:p>
            <text:p>                             - 7579 </text:p>
            <text:p>                                 </text:p>
            <text:p>                                       </text:p>
            <text:p>                                 </text:p>
            <text:p>                             </text:p>
            <text:p/>
            <text:p>         </text:p>
            <text:p>                             </text:p>
            <text:p>                                         </text:p>
            <text:p>                                             </text:p>
            <text:p>                                                 </text:p>
            <text:p>                                                 (61) 98217 </text:p>
            <text:p>                                             </text:p>
            <text:p>                                         </text:p>
            <text:p>                             </text:p>
            <text:p>                             - 7579</text:p>
          </table:table-cell>
          <table:table-cell office:value-type="string" calcext:value-type="string">
            <text:p>58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office:value-type="string" calcext:value-type="string">
            <text:p>Não econtrado</text:p>
          </table:table-cell>
          <table:table-cell office:value-type="string" calcext:value-type="string">
            <text:p>1 Andar</text:p>
          </table:table-cell>
          <table:table-cell office:value-type="string" calcext:value-type="string">
            <text:p>Imóvel todo reformado ! </text:p>
          </table:table-cell>
          <table:table-cell office:value-type="string" calcext:value-type="string">
            <text:p> CASA SUPER REFORMADA 4 QUARTOS, ÁREA GOUMERT!</text:p>
            <text:p>TEM VÍDEO DO IMÓVEL . </text:p>
            <text:p>Você acaba de encontrar o imóvel que tanto idealizou! </text:p>
            <text:p>Este imóvel incrível é ideal para quem busca conforto, modernidade e praticidade. </text:p>
            <text:p>Localizada ao lado de faculdades, escolas e uma grande variedade de comércios locais, esta casa é perfeita para famílias e investidores.</text:p>
            <text:p/>
            <text:p>Destaques do Imóvel:</text:p>
            <text:p> -Toda reformada e com acabamentos de alta qualidade, incluindo piso em porcelanato e pias em mármore.</text:p>
            <text:p>- Sala ampla com portas e janelas em Blindex, garantindo iluminação natural e elegância.</text:p>
            <text:p>- 3 quartos aconchegantes, ideal para o descanso de toda a família.</text:p>
            <text:p> -Banheiro social com box Blindex e excelente funcionalidade.</text:p>
            <text:p>- Sistema de iluminação planejado para criar ambientes acolhedores, e excelente ventilação.</text:p>
            <text:p> - Área externa com espaço gourmet** completo, churrasqueira, bancada em mármore, e um quarto suíte adicional.</text:p>
            <text:p>- 3 vagas de garagem para maior comodidade e segurança.</text:p>
            <text:p>- Vista livre e  privilegiada</text:p>
            <text:p>- Calhas de chuva instaladas para evitar transtornos.</text:p>
            <text:p/>
            <text:p>-Não perca a chance de conquistar seu novo lar!</text:p>
            <text:p>Esta casa é uma excelente opção para quem busca a combinação perfeita entre conforto e localização.</text:p>
            <text:p/>
            <text:p>ACEITA FINANCIAMENTO E FGTS.</text:p>
            <text:p>Entre em contato agora mesmo para agendar uma visita e conhecer pessoalmente cada detalhe deste imóvel incrível! </text:p>
            <text:p/>
            <text:p>Aproveite essa oportunidade e venha viver com qualidade! </text:p>
            <text:p/>
            <text:p>Contato : Edson  61-,9  whats . </text:p>
          </table:table-cell>
          <table:table-cell office:value-type="string" calcext:value-type="string">
            <text:p>https://www.dfimoveis.com.br/imovel/casa-4-quartos-venda-ceilandia-norte-ceilandia-df-qnn-37-conjunto-e-1104056</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M 8 Conjunto J</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ão encontrado</text:p>
          </table:table-cell>
          <table:table-cell office:value-type="string" calcext:value-type="string">
            <text:p>250,00 m²</text:p>
          </table:table-cell>
          <table:table-cell office:value-type="string" calcext:value-type="string">
            <text:p>300,00 m²</text:p>
          </table:table-cell>
          <table:table-cell office:value-type="float" office:value="340" calcext:value-type="float">
            <text:p>340</text:p>
          </table:table-cell>
          <table:table-cell/>
          <table:table-cell office:value-type="float" office:value="-15.8019998" calcext:value-type="float">
            <text:p>-15.8019998</text:p>
          </table:table-cell>
          <table:table-cell office:value-type="float" office:value="-48.1153332" calcext:value-type="float">
            <text:p>-48.1153332</text:p>
          </table:table-cell>
          <table:table-cell office:value-type="string" calcext:value-type="string">
            <text:p>RE/MAX Capital</text:p>
          </table:table-cell>
          <table:table-cell office:value-type="float" office:value="24523" calcext:value-type="float">
            <text:p>24523</text:p>
          </table:table-cell>
          <table:table-cell/>
          <table:table-cell office:value-type="string" calcext:value-type="string">
            <text:p>(61) 3532 </text:p>
            <text:p>                             </text:p>
            <text:p>                             - 2281 </text:p>
            <text:p>                                 </text:p>
            <text:p>                                       </text:p>
            <text:p>                                 </text:p>
            <text:p>                             </text:p>
            <text:p/>
            <text:p>         </text:p>
            <text:p>                             </text:p>
            <text:p>                                     </text:p>
            <text:p>                                     (61) 3532 </text:p>
            <text:p>                             </text:p>
            <text:p>                             - 2281 </text:p>
            <text:p>                                 </text:p>
            <text:p>                                       </text:p>
            <text:p>                                 </text:p>
            <text:p>                             </text:p>
            <text:p/>
            <text:p>         </text:p>
            <text:p>                             </text:p>
            <text:p>                                     </text:p>
            <text:p>                                     (61) 3532 </text:p>
            <text:p>                             </text:p>
            <text:p>                             - 2281 </text:p>
            <text:p>                                 </text:p>
            <text:p>                                       </text:p>
            <text:p>                                 </text:p>
            <text:p>                             </text:p>
            <text:p/>
            <text:p>         </text:p>
            <text:p>                             </text:p>
            <text:p>                                     </text:p>
            <text:p>                                     (61) 3532 </text:p>
            <text:p>                             </text:p>
            <text:p>                             - 2281</text:p>
          </table:table-cell>
          <table:table-cell office:value-type="string" calcext:value-type="string">
            <text:p>43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M 8 conjunto J Investimento Casa 6 kits</text:p>
          </table:table-cell>
          <table:table-cell office:value-type="string" calcext:value-type="string">
            <text:p>QNM 8 conjunto J Excelente Oportunidade de Investimento!</text:p>
            <text:p>R$340.000,00</text:p>
            <text:p>Apresentamos um imóvel único, ideal para quem busca segurança e rentabilidade no mercado imobiliário. Localizado em uma área residencial privilegiada, este imóvel conta com 6 kitnets de 1/4, todas equipadas com sala e cozinha americana, além de medidores de luz independentes para maior praticidade.</text:p>
            <text:p/>
            <text:p>Destaques do investimento:</text:p>
            <text:p>- Retorno financeiro direto superior a 1% ao mês, garantindo uma renda passiva consistente.</text:p>
            <text:p>- Potencial de valorização do imóvel devido à localização estratégica e crescente demanda por moradias compactas e funcionais.</text:p>
            <text:p/>
            <text:p>Não perca a chance de adquirir um imóvel que une renda imediata e valorização com segurança financeira</text:p>
            <text:p/>
            <text:p>Vitória Romero </text:p>
            <text:p>CRECI 29975</text:p>
            <text:p>,</text:p>
            <text:p/>
            <text:p>Renato Silva </text:p>
            <text:p>,</text:p>
            <text:p>CRECI 29150</text:p>
          </table:table-cell>
          <table:table-cell office:value-type="string" calcext:value-type="string">
            <text:p>https://www.dfimoveis.com.br/imovel/casa-4-quartos-venda-ceilandia-norte-ceilandia-df-qnm-8-conjunto-j-1110656</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7 Conjunto C</text:p>
          </table:table-cell>
          <table:table-cell office:value-type="float" office:value="4" calcext:value-type="float">
            <text:p>4</text:p>
          </table:table-cell>
          <table:table-cell table:number-columns-repeated="2" office:value-type="float" office:value="2" calcext:value-type="float">
            <text:p>2</text:p>
          </table:table-cell>
          <table:table-cell office:value-type="string" calcext:value-type="string">
            <text:p>Poente</text:p>
          </table:table-cell>
          <table:table-cell office:value-type="string" calcext:value-type="string">
            <text:p>230,00 m²</text:p>
          </table:table-cell>
          <table:table-cell office:value-type="string" calcext:value-type="string">
            <text:p>Não encontrado</text:p>
          </table:table-cell>
          <table:table-cell office:value-type="float" office:value="480" calcext:value-type="float">
            <text:p>480</text:p>
          </table:table-cell>
          <table:table-cell/>
          <table:table-cell office:value-type="float" office:value="-15.8059072" calcext:value-type="float">
            <text:p>-15.8059072</text:p>
          </table:table-cell>
          <table:table-cell office:value-type="float" office:value="-48.1168009" calcext:value-type="float">
            <text:p>-48.1168009</text:p>
          </table:table-cell>
          <table:table-cell office:value-type="string" calcext:value-type="string">
            <text:p>Câmara Imóveis</text:p>
          </table:table-cell>
          <table:table-cell office:value-type="float" office:value="25474" calcext:value-type="float">
            <text:p>25474</text:p>
          </table:table-cell>
          <table:table-cell office:value-type="float" office:value="5561999251050" calcext:value-type="float">
            <text:p>5561999251050</text:p>
          </table:table-cell>
          <table:table-cell office:value-type="string" calcext:value-type="string">
            <text:p>(61) 99925 </text:p>
            <text:p>                                             </text:p>
            <text:p>                                         </text:p>
            <text:p>                             </text:p>
            <text:p>                             - 1050 </text:p>
            <text:p>                                 </text:p>
            <text:p>                                       </text:p>
            <text:p>                                 </text:p>
            <text:p>                             </text:p>
            <text:p/>
            <text:p>         </text:p>
            <text:p>                             </text:p>
            <text:p>                                         </text:p>
            <text:p>                                             </text:p>
            <text:p>                                                 </text:p>
            <text:p>                                                 (61) 99925 </text:p>
            <text:p>                                             </text:p>
            <text:p>                                         </text:p>
            <text:p>                             </text:p>
            <text:p>                             - 1050 </text:p>
            <text:p>                                 </text:p>
            <text:p>                                       </text:p>
            <text:p>                                 </text:p>
            <text:p>                             </text:p>
            <text:p/>
            <text:p>         </text:p>
            <text:p>                             </text:p>
            <text:p>                                         </text:p>
            <text:p>                                             </text:p>
            <text:p>                                                 </text:p>
            <text:p>                                                 (61) 99925 </text:p>
            <text:p>                                             </text:p>
            <text:p>                                         </text:p>
            <text:p>                             </text:p>
            <text:p>                             - 1050 </text:p>
            <text:p>                                 </text:p>
            <text:p>                                       </text:p>
            <text:p>                                 </text:p>
            <text:p>                             </text:p>
            <text:p/>
            <text:p>         </text:p>
            <text:p>                             </text:p>
            <text:p>                                         </text:p>
            <text:p>                                             </text:p>
            <text:p>                                                 </text:p>
            <text:p>                                                 (61) 99925 </text:p>
            <text:p>                                             </text:p>
            <text:p>                                         </text:p>
            <text:p>                             </text:p>
            <text:p>                             - 1050</text:p>
          </table:table-cell>
          <table:table-cell office:value-type="string" calcext:value-type="string">
            <text:p>338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Excelente localização!</text:p>
          </table:table-cell>
          <table:table-cell office:value-type="string" calcext:value-type="string">
            <text:p>Excelente casa localizada na Ceilândia Norte!</text:p>
            <text:p/>
            <text:p>Casa composta por: Área útil de aproximadamente 230m² e área do terreno de aproximadamente 250m²</text:p>
            <text:p/>
            <text:p>Casa na laje composta por: 3 quartos sendo 1 suíte, 1 sala integrada com a cozinha, um banheiro social, uma área de serviço com banheiro e garagem para 2 carros Frente/Poente.</text:p>
            <text:p/>
            <text:p>Casa de fundos composta por: 1 quarto sendo uma suíte, sala, cozinha e área de serviço com entrada independente.</text:p>
            <text:p><text:tab/></text:p>
            <text:p>Diferencial: Ótima localização, próximo a UBS 02 de Ceilândia, ao metro e de comércios variados.</text:p>
            <text:p/>
            <text:p>Permuta: Aceita terreno em condomínio fechado.</text:p>
            <text:p/>
            <text:p>Casa escriturada e registrada!</text:p>
            <text:p/>
            <text:p>______________________________________________________________________ </text:p>
            <text:p>AVALIAMOS E VENDEMOS O SEU IMÓVEL. </text:p>
            <text:p/>
            <text:p>MARQUE UMA VISITA: </text:p>
            <text:p>Rogério: , </text:p>
            <text:p>                   , </text:p>
          </table:table-cell>
          <table:table-cell office:value-type="string" calcext:value-type="string">
            <text:p>https://www.dfimoveis.com.br/imovel/casa-4-quartos-venda-ceilandia-norte-ceilandia-df-qnn-7-conjunto-c-951103</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Q 7 Conjunto 2</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ascente</text:p>
          </table:table-cell>
          <table:table-cell table:number-columns-repeated="2" office:value-type="string" calcext:value-type="string">
            <text:p>150,00 m²</text:p>
          </table:table-cell>
          <table:table-cell office:value-type="float" office:value="225" calcext:value-type="float">
            <text:p>225</text:p>
          </table:table-cell>
          <table:table-cell office:value-type="string" calcext:value-type="string">
            <text:p>Portão Eletrônico</text:p>
          </table:table-cell>
          <table:table-cell office:value-type="float" office:value="-15.8074625" calcext:value-type="float">
            <text:p>-15.8074625</text:p>
          </table:table-cell>
          <table:table-cell office:value-type="float" office:value="-48.1497027" calcext:value-type="float">
            <text:p>-48.1497027</text:p>
          </table:table-cell>
          <table:table-cell office:value-type="string" calcext:value-type="string">
            <text:p>RE/Max Metrópoles</text:p>
          </table:table-cell>
          <table:table-cell office:value-type="float" office:value="31122" calcext:value-type="float">
            <text:p>31122</text:p>
          </table:table-cell>
          <table:table-cell office:value-type="float" office:value="5561981015266" calcext:value-type="float">
            <text:p>5561981015266</text:p>
          </table:table-cell>
          <table:table-cell office:value-type="string" calcext:value-type="string">
            <text:p>(61) 98101 </text:p>
            <text:p>                                             </text:p>
            <text:p>                                         </text:p>
            <text:p>                             </text:p>
            <text:p>                             - 5266 </text:p>
            <text:p>                                 </text:p>
            <text:p>                                       </text:p>
            <text:p>                                 </text:p>
            <text:p>                             </text:p>
            <text:p/>
            <text:p>         </text:p>
            <text:p>                             </text:p>
            <text:p>                                         </text:p>
            <text:p>                                             </text:p>
            <text:p>                                                 </text:p>
            <text:p>                                                 (61) 98101 </text:p>
            <text:p>                                             </text:p>
            <text:p>                                         </text:p>
            <text:p>                             </text:p>
            <text:p>                             - 5266 </text:p>
            <text:p>                                 </text:p>
            <text:p>                                       </text:p>
            <text:p>                                 </text:p>
            <text:p>                             </text:p>
            <text:p/>
            <text:p>         </text:p>
            <text:p>                             </text:p>
            <text:p>                                         </text:p>
            <text:p>                                             </text:p>
            <text:p>                                                 </text:p>
            <text:p>                                                 (61) 98101 </text:p>
            <text:p>                                             </text:p>
            <text:p>                                         </text:p>
            <text:p>                             </text:p>
            <text:p>                             - 5266 </text:p>
            <text:p>                                 </text:p>
            <text:p>                                       </text:p>
            <text:p>                                 </text:p>
            <text:p>                             </text:p>
            <text:p/>
            <text:p>         </text:p>
            <text:p>                             </text:p>
            <text:p>                                         </text:p>
            <text:p>                                             </text:p>
            <text:p>                                                 </text:p>
            <text:p>                                                 (61) 98101 </text:p>
            <text:p>                                             </text:p>
            <text:p>                                         </text:p>
            <text:p>                             </text:p>
            <text:p>                             - 5266</text:p>
          </table:table-cell>
          <table:table-cell office:value-type="string" calcext:value-type="string">
            <text:p>34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Vendo Casa em Excelente Localização.</text:p>
            <text:p/>
            <text:p>Se você está em busca de um imóvel confortável, bem localizado e com ótimo custo-benefício, essa casa é uma oportunidade imperdível! Situada em uma área estratégica, ela oferece a praticidade e comodidade que você e sua família precisam no dia a dia. Com fácil acesso a transporte público, a casa está próxima de pontos de ônibus, escolas públicas e particulares, e diversos comércios que atendem a todas as suas necessidades, como supermercados, farmácias, padarias e lojas em geral.</text:p>
            <text:p/>
            <text:p>O imóvel é composto por um quarto amplo, ideal para quem busca um ambiente aconchegante e privativo. A sala de estar proporciona um ótimo espaço para momentos de lazer e convivência em família. A cozinha/copa é funcional e integrada, permitindo um ambiente perfeito para suas refeições diárias. Além disso, a casa conta com uma área de serviço, facilitando a organização e a manutenção da sua casa. O banheiro social é bem distribuído e atende com conforto às necessidades da família.</text:p>
            <text:p/>
            <text:p>Com garagem para dois carros, você terá mais segurança e praticidade no seu dia a dia. E para quem gosta de um espaço ao ar livre, o quintal oferece diversas possibilidades para lazer, cultivo de plantas ou até mesmo para construção de uma área gourmet. A casa está situada sozinha no lote, o que garante mais privacidade e liberdade de uso do terreno.</text:p>
            <text:p/>
            <text:p>A localização da casa é um dos seus maiores diferenciais, proporcionando acesso rápido a tudo o que você precisa para o seu cotidiano, além de ser um ambiente tranquilo para viver. Se você procura um imóvel com excelente potencial de valorização e qualidade de vida, esta é a oportunidade ideal.</text:p>
            <text:p/>
            <text:p>Não perca tempo! Agende uma visita para conhecer o imóvel e se encantar com tudo o que ele oferece. Entre em contato para mais informações!</text:p>
          </table:table-cell>
          <table:table-cell office:value-type="string" calcext:value-type="string">
            <text:p>https://www.dfimoveis.com.br/imovel/casa-3-quartos-venda-ceilandia-norte-ceilandia-df-qnq-7-conjunto-2-1117685</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7 Conjunto H</text:p>
          </table:table-cell>
          <table:table-cell table:number-columns-repeated="2" office:value-type="float" office:value="2" calcext:value-type="float">
            <text:p>2</text:p>
          </table:table-cell>
          <table:table-cell office:value-type="float" office:value="0" calcext:value-type="float">
            <text:p>0</text:p>
          </table:table-cell>
          <table:table-cell office:value-type="string" calcext:value-type="string">
            <text:p>Não encontrado</text:p>
          </table:table-cell>
          <table:table-cell office:value-type="string" calcext:value-type="string">
            <text:p>160,00 m²</text:p>
          </table:table-cell>
          <table:table-cell office:value-type="string" calcext:value-type="string">
            <text:p>250,00 m²</text:p>
          </table:table-cell>
          <table:table-cell office:value-type="float" office:value="305" calcext:value-type="float">
            <text:p>305</text:p>
          </table:table-cell>
          <table:table-cell/>
          <table:table-cell office:value-type="float" office:value="-15.8043604" calcext:value-type="float">
            <text:p>-15.8043604</text:p>
          </table:table-cell>
          <table:table-cell office:value-type="float" office:value="-48.1189731" calcext:value-type="float">
            <text:p>-48.1189731</text:p>
          </table:table-cell>
          <table:table-cell office:value-type="string" calcext:value-type="string">
            <text:p>RE/MAX Veritas</text:p>
          </table:table-cell>
          <table:table-cell office:value-type="float" office:value="24313" calcext:value-type="float">
            <text:p>24313</text:p>
          </table:table-cell>
          <table:table-cell office:value-type="float" office:value="5561999073943" calcext:value-type="float">
            <text:p>5561999073943</text:p>
          </table:table-cell>
          <table:table-cell office:value-type="string" calcext:value-type="string">
            <text:p>(61) 99907 </text:p>
            <text:p>                                             </text:p>
            <text:p>                                         </text:p>
            <text:p>                             </text:p>
            <text:p>                             - 3943 </text:p>
            <text:p>                                 </text:p>
            <text:p>                                       </text:p>
            <text:p>                                 </text:p>
            <text:p>                             </text:p>
            <text:p/>
            <text:p>         </text:p>
            <text:p>                             </text:p>
            <text:p>                                         </text:p>
            <text:p>                                             </text:p>
            <text:p>                                                 </text:p>
            <text:p>                                                 (61) 99907 </text:p>
            <text:p>                                             </text:p>
            <text:p>                                         </text:p>
            <text:p>                             </text:p>
            <text:p>                             - 3943 </text:p>
            <text:p>                                 </text:p>
            <text:p>                                       </text:p>
            <text:p>                                 </text:p>
            <text:p>                             </text:p>
            <text:p/>
            <text:p>         </text:p>
            <text:p>                             </text:p>
            <text:p>                                         </text:p>
            <text:p>                                             </text:p>
            <text:p>                                                 </text:p>
            <text:p>                                                 (61) 99907 </text:p>
            <text:p>                                             </text:p>
            <text:p>                                         </text:p>
            <text:p>                             </text:p>
            <text:p>                             - 3943 </text:p>
            <text:p>                                 </text:p>
            <text:p>                                       </text:p>
            <text:p>                                 </text:p>
            <text:p>                             </text:p>
            <text:p/>
            <text:p>         </text:p>
            <text:p>                             </text:p>
            <text:p>                                         </text:p>
            <text:p>                                             </text:p>
            <text:p>                                                 </text:p>
            <text:p>                                                 (61) 99907 </text:p>
            <text:p>                                             </text:p>
            <text:p>                                         </text:p>
            <text:p>                             </text:p>
            <text:p>                             - 3943</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à Venda em Ceilândia, DF - 2 Quartos, 250m²</text:p>
          </table:table-cell>
          <table:table-cell office:value-type="string" calcext:value-type="string">
            <text:p>Descrição do Imóvel</text:p>
            <text:p/>
            <text:p>Se você está em busca de uma excelente oportunidade de investimento em uma região promissora, esta é a sua chance! Apresentamos uma encantadora casa residencial à venda, localizada em Ceilândia, Brasília, no Distrito Federal. Este imóvel, situado no endereço QNN 07 Conjunto H, oferece um ambiente espaçoso e confortável, perfeito para sua família.</text:p>
            <text:p/>
            <text:p>Com uma área total de 250 metros quadrados e uma área construída de 160 metros quadrados, este imóvel oferece um quintal amplo. A casa é composta por 2 dormitórios, ideais para proporcionar noites de sono tranquilas e confortáveis. </text:p>
            <text:p/>
            <text:p>O bairro tem proximidade a diversas comodidades, incluindo escolas, supermercados, tornando-se um local perfeito para famílias que buscam conforto e praticidade.</text:p>
            <text:p/>
            <text:p>Não perca esta oportunidade única de adquirir uma casa em Brasília, uma das cidades mais dinâmicas do Brasil. Entre em contato conosco para agendar uma visita e descubra o potencial desta maravilhosa residência.</text:p>
          </table:table-cell>
          <table:table-cell office:value-type="string" calcext:value-type="string">
            <text:p>https://www.dfimoveis.com.br/imovel/casa-2-quartos-venda-ceilandia-norte-ceilandia-df-qnn-7-conjunto-h-954912</text:p>
          </table:table-cell>
        </table:table-row>
        <table:table-row table:style-name="ro5">
          <table:table-cell office:value-type="string" calcext:value-type="string">
            <text:p>CEILÂNDIA</text:p>
          </table:table-cell>
          <table:table-cell office:value-type="string" calcext:value-type="string">
            <text:p>CEILANDIA NORTE</text:p>
          </table:table-cell>
          <table:table-cell office:value-type="string" calcext:value-type="string">
            <text:p>QNM 20 Conjunto G</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scente</text:p>
          </table:table-cell>
          <table:table-cell office:value-type="string" calcext:value-type="string">
            <text:p>90,00 m²</text:p>
          </table:table-cell>
          <table:table-cell office:value-type="string" calcext:value-type="string">
            <text:p>Não encontrado</text:p>
          </table:table-cell>
          <table:table-cell office:value-type="float" office:value="250" calcext:value-type="float">
            <text:p>250</text:p>
          </table:table-cell>
          <table:table-cell/>
          <table:table-cell office:value-type="float" office:value="-15.8109262" calcext:value-type="float">
            <text:p>-15.8109262</text:p>
          </table:table-cell>
          <table:table-cell office:value-type="float" office:value="-48.1031494" calcext:value-type="float">
            <text:p>-48.1031494</text:p>
          </table:table-cell>
          <table:table-cell office:value-type="string" calcext:value-type="string">
            <text:p>Carlos Torres</text:p>
          </table:table-cell>
          <table:table-cell office:value-type="float" office:value="8396" calcext:value-type="float">
            <text:p>8396</text:p>
          </table:table-cell>
          <table:table-cell office:value-type="float" office:value="5561999854447" calcext:value-type="float">
            <text:p>5561999854447</text:p>
          </table:table-cell>
          <table:table-cell office:value-type="string" calcext:value-type="string">
            <text:p>(61) 99985 </text:p>
            <text:p>                                             </text:p>
            <text:p>                                         </text:p>
            <text:p>                             </text:p>
            <text:p>                             - 4447 </text:p>
            <text:p>                                 </text:p>
            <text:p>                                       </text:p>
            <text:p>                                 </text:p>
            <text:p>                             </text:p>
            <text:p>                             </text:p>
            <text:p>                                         </text:p>
            <text:p>                                             </text:p>
            <text:p>                                                 </text:p>
            <text:p>                                                 (61) 99189 </text:p>
            <text:p>                                             </text:p>
            <text:p>                                         </text:p>
            <text:p>                             </text:p>
            <text:p>                             - 6830 </text:p>
            <text:p>                                 </text:p>
            <text:p>                                       </text:p>
            <text:p>                                 </text:p>
            <text:p>                             </text:p>
            <text:p/>
            <text:p>         </text:p>
            <text:p>                             </text:p>
            <text:p>                                         </text:p>
            <text:p>                                             </text:p>
            <text:p>                                                 </text:p>
            <text:p>                                                 (61) 99985 </text:p>
            <text:p>                                             </text:p>
            <text:p>                                         </text:p>
            <text:p>                             </text:p>
            <text:p>                             - 4447 </text:p>
            <text:p>                                 </text:p>
            <text:p>                                       </text:p>
            <text:p>                                 </text:p>
            <text:p>                             </text:p>
            <text:p>                             </text:p>
            <text:p>                                         </text:p>
            <text:p>                                             </text:p>
            <text:p>                                                 </text:p>
            <text:p>                                                 (61) 99189 </text:p>
            <text:p>                                             </text:p>
            <text:p>                                         </text:p>
            <text:p>                             </text:p>
            <text:p>                             - 6830 </text:p>
            <text:p>                                 </text:p>
            <text:p>                                       </text:p>
            <text:p>                                 </text:p>
            <text:p>                             </text:p>
            <text:p/>
            <text:p>         </text:p>
            <text:p>                             </text:p>
            <text:p>                                         </text:p>
            <text:p>                                             </text:p>
            <text:p>                                                 </text:p>
            <text:p>                                                 (61) 99985 </text:p>
            <text:p>                                             </text:p>
            <text:p>                                         </text:p>
            <text:p>                             </text:p>
            <text:p>                             - 4447 </text:p>
            <text:p>                                 </text:p>
            <text:p>                                       </text:p>
            <text:p>                                 </text:p>
            <text:p>                             </text:p>
            <text:p>                             </text:p>
            <text:p>                                         </text:p>
            <text:p>                                             </text:p>
            <text:p>                                                 </text:p>
            <text:p>                                                 (61) 99189 </text:p>
            <text:p>                                             </text:p>
            <text:p>                                         </text:p>
            <text:p>                             </text:p>
            <text:p>                             - 6830 </text:p>
            <text:p>                                 </text:p>
            <text:p>                                       </text:p>
            <text:p>                                 </text:p>
            <text:p>                             </text:p>
            <text:p/>
            <text:p>         </text:p>
            <text:p>                             </text:p>
            <text:p>                                         </text:p>
            <text:p>                                             </text:p>
            <text:p>                                                 </text:p>
            <text:p>                                                 (61) 99985 </text:p>
            <text:p>                                             </text:p>
            <text:p>                                         </text:p>
            <text:p>                             </text:p>
            <text:p>                             - 4447 </text:p>
            <text:p>                                 </text:p>
            <text:p>                                       </text:p>
            <text:p>                                 </text:p>
            <text:p>                             </text:p>
            <text:p>                             </text:p>
            <text:p>                                         </text:p>
            <text:p>                                             </text:p>
            <text:p>                                                 </text:p>
            <text:p>                                                 (61) 99189 </text:p>
            <text:p>                                             </text:p>
            <text:p>                                         </text:p>
            <text:p>                             </text:p>
            <text:p>                             - 6830</text:p>
          </table:table-cell>
          <table:table-cell office:value-type="string" calcext:value-type="string">
            <text:p>364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Casa  térrea de alvenaria sem laje com 3 quartos, sala, banheiro, cozinha, garagem, área de serviço. Terreno de 250 metros todo murado, frente para nascente e próximo do centro da Ceilândia e muito bem servido de comercio e transporte coletivo. Nos fundos tem uma outra casa muito antiga que necessita ser demolida ou totalmente reformada.</text:p>
            <text:p/>
            <text:p>Obs: Este imóvel não aceita financiamento nem FGTS porque não tem habite-se. Valor pode ser negociado com valor bem abaixo porque o imóvel necessita de inventário.</text:p>
            <text:p/>
            <text:p>Vale a pena conferir e fazer uma proposta.   </text:p>
            <text:p/>
            <text:p>Estuda proposta para pagamento a vista ou permuta.</text:p>
            <text:p/>
          </table:table-cell>
          <table:table-cell office:value-type="string" calcext:value-type="string">
            <text:p>https://www.dfimoveis.com.br/imovel/casa-3-quartos-venda-ceilandia-norte-ceilandia-df-qnm-20-conjunto-g-411533</text:p>
          </table:table-cell>
        </table:table-row>
        <table:table-row table:style-name="ro8">
          <table:table-cell office:value-type="string" calcext:value-type="string">
            <text:p>CEILÂNDIA</text:p>
          </table:table-cell>
          <table:table-cell office:value-type="string" calcext:value-type="string">
            <text:p>CEILANDIA NORTE</text:p>
          </table:table-cell>
          <table:table-cell office:value-type="string" calcext:value-type="string">
            <text:p>QNM 8 Conjunto L</text:p>
          </table:table-cell>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Não encontrado</text:p>
          </table:table-cell>
          <table:table-cell office:value-type="string" calcext:value-type="string">
            <text:p>240,00 m²</text:p>
          </table:table-cell>
          <table:table-cell office:value-type="string" calcext:value-type="string">
            <text:p>Não encontrado</text:p>
          </table:table-cell>
          <table:table-cell office:value-type="float" office:value="290" calcext:value-type="float">
            <text:p>290</text:p>
          </table:table-cell>
          <table:table-cell/>
          <table:table-cell office:value-type="float" office:value="-15.8021641" calcext:value-type="float">
            <text:p>-15.8021641</text:p>
          </table:table-cell>
          <table:table-cell office:value-type="float" office:value="-48.1146289" calcext:value-type="float">
            <text:p>-48.1146289</text:p>
          </table:table-cell>
          <table:table-cell office:value-type="string" calcext:value-type="string">
            <text:p>André Gustavo</text:p>
          </table:table-cell>
          <table:table-cell office:value-type="float" office:value="10456" calcext:value-type="float">
            <text:p>10456</text:p>
          </table:table-cell>
          <table:table-cell office:value-type="float" office:value="556199934537" calcext:value-type="float">
            <text:p>556199934537</text:p>
          </table:table-cell>
          <table:table-cell office:value-type="string" calcext:value-type="string">
            <text:p>(61) 99993 </text:p>
            <text:p>                             </text:p>
            <text:p>                             - 4537 </text:p>
            <text:p>                                 </text:p>
            <text:p>                                       </text:p>
            <text:p>                                 </text:p>
            <text:p>                             </text:p>
            <text:p/>
            <text:p>         </text:p>
            <text:p>                             </text:p>
            <text:p>                                     </text:p>
            <text:p>                                     (61) 99993 </text:p>
            <text:p>                             </text:p>
            <text:p>                             - 4537 </text:p>
            <text:p>                                 </text:p>
            <text:p>                                       </text:p>
            <text:p>                                 </text:p>
            <text:p>                             </text:p>
            <text:p/>
            <text:p>         </text:p>
            <text:p>                             </text:p>
            <text:p>                                     </text:p>
            <text:p>                                     (61) 99993 </text:p>
            <text:p>                             </text:p>
            <text:p>                             - 4537 </text:p>
            <text:p>                                 </text:p>
            <text:p>                                       </text:p>
            <text:p>                                 </text:p>
            <text:p>                             </text:p>
            <text:p/>
            <text:p>         </text:p>
            <text:p>                             </text:p>
            <text:p>                                     </text:p>
            <text:p>                                     (61) 99993 </text:p>
            <text:p>                             </text:p>
            <text:p>                             - 4537</text:p>
          </table:table-cell>
          <table:table-cell office:value-type="string" calcext:value-type="string">
            <text:p>31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Lote Residencial com 6 kitnets para locação </text:p>
            <text:p>- 4 kits com: </text:p>
            <text:p>     - 2 quartos, </text:p>
            <text:p>     - Sala, </text:p>
            <text:p>     - Cozinha</text:p>
            <text:p>     - Banheiro social</text:p>
            <text:p>     - Área de serviço Coberta </text:p>
            <text:p>- 2 kits com:</text:p>
            <text:p>     - 01 quarto </text:p>
            <text:p>     - Sala, </text:p>
            <text:p>     - Cozinha</text:p>
            <text:p>     - Banheiro social</text:p>
            <text:p>     - Área de serviço Coberta </text:p>
            <text:p>- Todas kitnets no forro PVC </text:p>
            <text:p>- Pisos em cerâmica proporcionando praticidade na manutenção</text:p>
            <text:p>- A energia é individual para cada kit </text:p>
            <text:p>- Água é compartilhada entre os moradores . </text:p>
            <text:p/>
            <text:p>Rendimento Mensal  - R$ 3.340,00</text:p>
            <text:p>Área total do lote - </text:p>
            <text:p/>
            <text:p>Referência de Localização:</text:p>
            <text:p>           Próximo a escolas e comércios locais</text:p>
            <text:p>           Próximo a parada de Ônibus  </text:p>
            <text:p>           Próximo academia Corpo e Saúde </text:p>
            <text:p>           Próximo a Escola Classe 11 e Escola de ensino </text:p>
            <text:p>           Fundamental 20</text:p>
            <text:p/>
            <text:p>DOCUMENTAÇÃO E CONSTRUÇÃO DE CONFIANÇA: </text:p>
            <text:p>- Escritura Pública de Cessão de Direito</text:p>
            <text:p>- IPTU</text:p>
            <text:p>- Lote  não regularizado com a Terracap (o comprador terá que solicitar</text:p>
            <text:p>o pagamento do lote junto ao órgão, a média que o órgão costuma cobrar pelo m² é R$ 198,00 reais  </text:p>
            <text:p/>
            <text:p>FORMAS DE PAGAMENTO  E OUTRAS INFORMAÇÕES </text:p>
            <text:p>valor de IPTU - 5.292,68</text:p>
            <text:p>Valor a vista R$ 290.000 mil </text:p>
            <text:p>Valor de troca por outro imóvel ou veículo - Proposta a ser avaliada  </text:p>
            <text:p>Valor do bem em troca será de no máximo 50% do valor do imóvel a ser avaliado</text:p>
            <text:p>pelo proprietário do imóvel, caso tenha interesse disponibilizar</text:p>
            <text:p>endereço, fotos e valor.  </text:p>
            <text:p>Não passível de Financiamento em bancos ou financeiras </text:p>
            <text:p>Não fazemos financiamento próprio pela construtora </text:p>
            <text:p/>
            <text:p>Faça a sua visita e se surpreenda com a ótima localização e oportunidade de investimento.</text:p>
          </table:table-cell>
          <table:table-cell office:value-type="string" calcext:value-type="string">
            <text:p>https://www.dfimoveis.com.br/imovel/casa-2-quartos-venda-ceilandia-norte-ceilandia-df-qnm-8-conjunto-l-1053308</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5</text:p>
          </table:table-cell>
          <table:table-cell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Não encontrado</text:p>
          </table:table-cell>
          <table:table-cell office:value-type="string" calcext:value-type="string">
            <text:p>144,00 m²</text:p>
          </table:table-cell>
          <table:table-cell office:value-type="string" calcext:value-type="string">
            <text:p>Não encontrado</text:p>
          </table:table-cell>
          <table:table-cell office:value-type="float" office:value="320" calcext:value-type="float">
            <text:p>320</text:p>
          </table:table-cell>
          <table:table-cell office:value-type="string" calcext:value-type="string">
            <text:p>Área de Serviço</text:p>
          </table:table-cell>
          <table:table-cell office:value-type="float" office:value="-15.789374" calcext:value-type="float">
            <text:p>-15.789374</text:p>
          </table:table-cell>
          <table:table-cell office:value-type="float" office:value="-48.1250717" calcext:value-type="float">
            <text:p>-48.1250717</text:p>
          </table:table-cell>
          <table:table-cell office:value-type="string" calcext:value-type="string">
            <text:p>VME - Corretores associados</text:p>
          </table:table-cell>
          <table:table-cell office:value-type="float" office:value="34740" calcext:value-type="float">
            <text:p>34740</text:p>
          </table:table-cell>
          <table:table-cell office:value-type="float" office:value="5561981429763" calcext:value-type="float">
            <text:p>5561981429763</text:p>
          </table:table-cell>
          <table:table-cell office:value-type="string" calcext:value-type="string">
            <text:p>(61) 98142 </text:p>
            <text:p>                                             </text:p>
            <text:p>                                         </text:p>
            <text:p>                             </text:p>
            <text:p>                             - 9763 </text:p>
            <text:p>                                 </text:p>
            <text:p>                                       </text:p>
            <text:p>                                 </text:p>
            <text:p>                             </text:p>
            <text:p/>
            <text:p>         </text:p>
            <text:p>                             </text:p>
            <text:p>                                         </text:p>
            <text:p>                                             </text:p>
            <text:p>                                                 </text:p>
            <text:p>                                                 (61) 98142 </text:p>
            <text:p>                                             </text:p>
            <text:p>                                         </text:p>
            <text:p>                             </text:p>
            <text:p>                             - 9763 </text:p>
            <text:p>                                 </text:p>
            <text:p>                                       </text:p>
            <text:p>                                 </text:p>
            <text:p>                             </text:p>
            <text:p/>
            <text:p>         </text:p>
            <text:p>                             </text:p>
            <text:p>                                         </text:p>
            <text:p>                                             </text:p>
            <text:p>                                                 </text:p>
            <text:p>                                                 (61) 98142 </text:p>
            <text:p>                                             </text:p>
            <text:p>                                         </text:p>
            <text:p>                             </text:p>
            <text:p>                             - 9763 </text:p>
            <text:p>                                 </text:p>
            <text:p>                                       </text:p>
            <text:p>                                 </text:p>
            <text:p>                             </text:p>
            <text:p/>
            <text:p>         </text:p>
            <text:p>                             </text:p>
            <text:p>                                         </text:p>
            <text:p>                                             </text:p>
            <text:p>                                                 </text:p>
            <text:p>                                                 (61) 98142 </text:p>
            <text:p>                                             </text:p>
            <text:p>                                         </text:p>
            <text:p>                             </text:p>
            <text:p>                             - 9763</text:p>
          </table:table-cell>
          <table:table-cell office:value-type="string" calcext:value-type="string">
            <text:p>50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Excelente casa localizada na QNO 05, próximo a mercados, padaria, farmácia, pontos de ônibus e entre outros comércios locais.</text:p>
            <text:p>Ideal para quem busca conforto e praticidade</text:p>
            <text:p>Casa compõe:</text:p>
            <text:p>2 quartos</text:p>
            <text:p>Sala</text:p>
            <text:p>Cozinha</text:p>
            <text:p>1 banheiro</text:p>
            <text:p>Garagem coberta para 4 a 5 carros</text:p>
            <text:p>Area de serviço</text:p>
            <text:p>Aceita financiamentos</text:p>
            <text:p>Aceita FGTS</text:p>
            <text:p/>
            <text:p>WhatsApp: ,65</text:p>
            <text:p>Victor Cintra</text:p>
          </table:table-cell>
          <table:table-cell office:value-type="string" calcext:value-type="string">
            <text:p>https://www.dfimoveis.com.br/imovel/casa-2-quartos-venda-ceilandia-norte-ceilandia-df-qno-5-1108114</text:p>
          </table:table-cell>
        </table:table-row>
        <table:table-row table:style-name="ro5">
          <table:table-cell office:value-type="string" calcext:value-type="string">
            <text:p>CEILÂNDIA</text:p>
          </table:table-cell>
          <table:table-cell office:value-type="string" calcext:value-type="string">
            <text:p>CEILANDIA NORTE</text:p>
          </table:table-cell>
          <table:table-cell office:value-type="string" calcext:value-type="string">
            <text:p>QNO 13 Conjunto P</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Não encontrado</text:p>
          </table:table-cell>
          <table:table-cell table:number-columns-repeated="2" office:value-type="string" calcext:value-type="string">
            <text:p>343,00 m²</text:p>
          </table:table-cell>
          <table:table-cell office:value-type="float" office:value="797" calcext:value-type="float">
            <text:p>797</text:p>
          </table:table-cell>
          <table:table-cell/>
          <table:table-cell office:value-type="float" office:value="-15.7914853" calcext:value-type="float">
            <text:p>-15.7914853</text:p>
          </table:table-cell>
          <table:table-cell office:value-type="float" office:value="-48.1279729" calcext:value-type="float">
            <text:p>-48.1279729</text:p>
          </table:table-cell>
          <table:table-cell office:value-type="string" calcext:value-type="string">
            <text:p>N&amp;G Assessoria Imobiliária</text:p>
          </table:table-cell>
          <table:table-cell office:value-type="float" office:value="27435" calcext:value-type="float">
            <text:p>27435</text:p>
          </table:table-cell>
          <table:table-cell office:value-type="float" office:value="5561981721000" calcext:value-type="float">
            <text:p>5561981721000</text:p>
          </table:table-cell>
          <table:table-cell office:value-type="string" calcext:value-type="string">
            <text:p>(61) 98172 </text:p>
            <text:p>                                             </text:p>
            <text:p>                                         </text:p>
            <text:p>                             </text:p>
            <text:p>                             - 1000 </text:p>
            <text:p>                                 </text:p>
            <text:p>                                       </text:p>
            <text:p>                                 </text:p>
            <text:p>                             </text:p>
            <text:p>                             </text:p>
            <text:p>                                         </text:p>
            <text:p>                                             </text:p>
            <text:p>                                                 </text:p>
            <text:p>                                                 (61) 98321 </text:p>
            <text:p>                                             </text:p>
            <text:p>                                         </text:p>
            <text:p>                             </text:p>
            <text:p>                             - 0044 </text:p>
            <text:p>                                 </text:p>
            <text:p>                                       </text:p>
            <text:p>                                 </text:p>
            <text:p>                             </text:p>
            <text:p/>
            <text:p>         </text:p>
            <text:p>                             </text:p>
            <text:p>                                         </text:p>
            <text:p>                                             </text:p>
            <text:p>                                                 </text:p>
            <text:p>                                                 (61) 98172 </text:p>
            <text:p>                                             </text:p>
            <text:p>                                         </text:p>
            <text:p>                             </text:p>
            <text:p>                             - 1000 </text:p>
            <text:p>                                 </text:p>
            <text:p>                                       </text:p>
            <text:p>                                 </text:p>
            <text:p>                             </text:p>
            <text:p>                             </text:p>
            <text:p>                                         </text:p>
            <text:p>                                             </text:p>
            <text:p>                                                 </text:p>
            <text:p>                                                 (61) 98321 </text:p>
            <text:p>                                             </text:p>
            <text:p>                                         </text:p>
            <text:p>                             </text:p>
            <text:p>                             - 0044 </text:p>
            <text:p>                                 </text:p>
            <text:p>                                       </text:p>
            <text:p>                                 </text:p>
            <text:p>                             </text:p>
            <text:p/>
            <text:p>         </text:p>
            <text:p>                             </text:p>
            <text:p>                                         </text:p>
            <text:p>                                             </text:p>
            <text:p>                                                 </text:p>
            <text:p>                                                 (61) 98172 </text:p>
            <text:p>                                             </text:p>
            <text:p>                                         </text:p>
            <text:p>                             </text:p>
            <text:p>                             - 1000 </text:p>
            <text:p>                                 </text:p>
            <text:p>                                       </text:p>
            <text:p>                                 </text:p>
            <text:p>                             </text:p>
            <text:p>                             </text:p>
            <text:p>                                         </text:p>
            <text:p>                                             </text:p>
            <text:p>                                                 </text:p>
            <text:p>                                                 (61) 98321 </text:p>
            <text:p>                                             </text:p>
            <text:p>                                         </text:p>
            <text:p>                             </text:p>
            <text:p>                             - 0044 </text:p>
            <text:p>                                 </text:p>
            <text:p>                                       </text:p>
            <text:p>                                 </text:p>
            <text:p>                             </text:p>
            <text:p/>
            <text:p>         </text:p>
            <text:p>                             </text:p>
            <text:p>                                         </text:p>
            <text:p>                                             </text:p>
            <text:p>                                                 </text:p>
            <text:p>                                                 (61) 98172 </text:p>
            <text:p>                                             </text:p>
            <text:p>                                         </text:p>
            <text:p>                             </text:p>
            <text:p>                             - 1000 </text:p>
            <text:p>                                 </text:p>
            <text:p>                                       </text:p>
            <text:p>                                 </text:p>
            <text:p>                             </text:p>
            <text:p>                             </text:p>
            <text:p>                                         </text:p>
            <text:p>                                             </text:p>
            <text:p>                                                 </text:p>
            <text:p>                                                 (61) 98321 </text:p>
            <text:p>                                             </text:p>
            <text:p>                                         </text:p>
            <text:p>                             </text:p>
            <text:p>                             - 0044</text:p>
          </table:table-cell>
          <table:table-cell office:value-type="string" calcext:value-type="string">
            <text:p>321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office:value-type="string" calcext:value-type="string">
            <text:p>Não econtrado</text:p>
          </table:table-cell>
          <table:table-cell office:value-type="string" calcext:value-type="string">
            <text:p>1 Andar</text:p>
          </table:table-cell>
          <table:table-cell office:value-type="string" calcext:value-type="string">
            <text:p>Terreno vazado</text:p>
          </table:table-cell>
          <table:table-cell office:value-type="string" calcext:value-type="string">
            <text:p>Localização: </text:p>
            <text:p>Próximo a BR-070</text:p>
            <text:p>Próximo ao atacadão dia a dia</text:p>
            <text:p/>
            <text:p>Imóvel: </text:p>
            <text:p>Lindo sobrado, funcional, agradável e muito confortável. </text:p>
            <text:p>Disposição: Garagem para 3 carros, sala, sala de jantar, cozinha, área de serviço,  5 quartos sendo 2 suítes, 2 banheiros sociais e varandas.</text:p>
            <text:p/>
            <text:p>Diferenciais: </text:p>
            <text:p>Casa vazada, proporcionando maior ventilação.</text:p>
            <text:p>Circundada por comércios locais.</text:p>
            <text:p/>
            <text:p>Agende sua visita ! </text:p>
            <text:p/>
            <text:p>GERALDA NOGUEIRA - , </text:p>
            <text:p>IRLEY GOMES - </text:p>
          </table:table-cell>
          <table:table-cell office:value-type="string" calcext:value-type="string">
            <text:p>https://www.dfimoveis.com.br/imovel/casa-4-quartos-venda-ceilandia-norte-ceilandia-df-qno-13-conjunto-p-795002</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5 Conjunto E</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Poente</text:p>
          </table:table-cell>
          <table:table-cell table:number-columns-repeated="2" office:value-type="string" calcext:value-type="string">
            <text:p>144,00 m²</text:p>
          </table:table-cell>
          <table:table-cell office:value-type="float" office:value="250" calcext:value-type="float">
            <text:p>250</text:p>
          </table:table-cell>
          <table:table-cell/>
          <table:table-cell office:value-type="float" office:value="-15.7878059" calcext:value-type="float">
            <text:p>-15.7878059</text:p>
          </table:table-cell>
          <table:table-cell office:value-type="float" office:value="-48.1308839" calcext:value-type="float">
            <text:p>-48.1308839</text:p>
          </table:table-cell>
          <table:table-cell office:value-type="string" calcext:value-type="string">
            <text:p>ALima Empreend. Imobiliários</text:p>
          </table:table-cell>
          <table:table-cell office:value-type="float" office:value="28566" calcext:value-type="float">
            <text:p>28566</text:p>
          </table:table-cell>
          <table:table-cell office:value-type="float" office:value="5561984832589" calcext:value-type="float">
            <text:p>5561984832589</text:p>
          </table:table-cell>
          <table:table-cell office:value-type="string" calcext:value-type="string">
            <text:p>(61) 98483 </text:p>
            <text:p>                                             </text:p>
            <text:p>                                         </text:p>
            <text:p>                             </text:p>
            <text:p>                             - 2589 </text:p>
            <text:p>                                 </text:p>
            <text:p>                                       </text:p>
            <text:p>                                 </text:p>
            <text:p>                             </text:p>
            <text:p/>
            <text:p>         </text:p>
            <text:p>                             </text:p>
            <text:p>                                         </text:p>
            <text:p>                                             </text:p>
            <text:p>                                                 </text:p>
            <text:p>                                                 (61) 98483 </text:p>
            <text:p>                                             </text:p>
            <text:p>                                         </text:p>
            <text:p>                             </text:p>
            <text:p>                             - 2589 </text:p>
            <text:p>                                 </text:p>
            <text:p>                                       </text:p>
            <text:p>                                 </text:p>
            <text:p>                             </text:p>
            <text:p/>
            <text:p>         </text:p>
            <text:p>                             </text:p>
            <text:p>                                         </text:p>
            <text:p>                                             </text:p>
            <text:p>                                                 </text:p>
            <text:p>                                                 (61) 98483 </text:p>
            <text:p>                                             </text:p>
            <text:p>                                         </text:p>
            <text:p>                             </text:p>
            <text:p>                             - 2589 </text:p>
            <text:p>                                 </text:p>
            <text:p>                                       </text:p>
            <text:p>                                 </text:p>
            <text:p>                             </text:p>
            <text:p/>
            <text:p>         </text:p>
            <text:p>                             </text:p>
            <text:p>                                         </text:p>
            <text:p>                                             </text:p>
            <text:p>                                                 </text:p>
            <text:p>                                                 (61) 98483 </text:p>
            <text:p>                                             </text:p>
            <text:p>                                         </text:p>
            <text:p>                             </text:p>
            <text:p>                             - 2589</text:p>
          </table:table-cell>
          <table:table-cell office:value-type="string" calcext:value-type="string">
            <text:p>222 dias</text:p>
          </table:table-cell>
          <table:table-cell office:value-type="string" calcext:value-type="string">
            <text:p>Sim</text:p>
          </table:table-cell>
          <table:table-cell office:value-type="string" calcext:value-type="string">
            <text:p>Meio</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ALIMA EMPREENDIMENTOS IMOBILIÁRIOS, AVALIA E VENDE O SEU IMÓVEL NO DF E ENTORNO, COM HONESTIDADE, TRANSPARÊNCIA E PROFISSIONALISMO, CRECIJ 28.566DF.   TEL. ,</text:p>
            <text:p/>
            <text:p>VENDO CASA DE 02 QUARTOS + BARRACO DE FUNDO</text:p>
            <text:p>QNO 15 CONJ. E   SETOR  " O ",  EXCELENTE LOCAL</text:p>
            <text:p>CASA DE 02 QUARTOS, SALA, COZINHA E BANHEIRO SOCIAL</text:p>
            <text:p>FORRADA COM  PVC  E  PISO COM CERÂMICA</text:p>
            <text:p>GARAGEM COM CAPACIDADE PARA 03 CARROS</text:p>
            <text:p>QUITADA/ESCRITURADA</text:p>
            <text:p>MURADA E GRADEADA</text:p>
            <text:p>PRÓXIMO DE ESCOLA, COMÉRCIO LOCAL, POSTO DE GASOLINA, TERMINAL RODOVIÁRIO E OUTROS</text:p>
            <text:p>DOCUMENTAÇÃO 100%</text:p>
            <text:p>ESTUDO PROPOSTA EM DINHEIRO</text:p>
            <text:p>VISITAS SOMENTE ATRAVÉS DO CORRETOR:  ANDRÉ LUIZ. </text:p>
          </table:table-cell>
          <table:table-cell office:value-type="string" calcext:value-type="string">
            <text:p>https://www.dfimoveis.com.br/imovel/casa-2-quartos-venda-ceilandia-norte-ceilandia-df-qno-15-conjunto-e-1025381</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11 Conjunto 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oente</text:p>
          </table:table-cell>
          <table:table-cell table:number-columns-repeated="2" office:value-type="string" calcext:value-type="string">
            <text:p>135,00 m²</text:p>
          </table:table-cell>
          <table:table-cell office:value-type="float" office:value="255" calcext:value-type="float">
            <text:p>255</text:p>
          </table:table-cell>
          <table:table-cell office:value-type="string" calcext:value-type="string">
            <text:p>Aceita Pets, Área de Serviço</text:p>
          </table:table-cell>
          <table:table-cell office:value-type="float" office:value="-15.8160678" calcext:value-type="float">
            <text:p>-15.8160678</text:p>
          </table:table-cell>
          <table:table-cell office:value-type="float" office:value="-48.1307378" calcext:value-type="float">
            <text:p>-48.1307378</text:p>
          </table:table-cell>
          <table:table-cell office:value-type="string" calcext:value-type="string">
            <text:p>Lucena imóveis DF</text:p>
          </table:table-cell>
          <table:table-cell office:value-type="float" office:value="19635" calcext:value-type="float">
            <text:p>19635</text:p>
          </table:table-cell>
          <table:table-cell office:value-type="float" office:value="5561982094118" calcext:value-type="float">
            <text:p>5561982094118</text:p>
          </table:table-cell>
          <table:table-cell office:value-type="string" calcext:value-type="string">
            <text:p>(61) 98209 </text:p>
            <text:p>                                             </text:p>
            <text:p>                                         </text:p>
            <text:p>                             </text:p>
            <text:p>                             - 4118 </text:p>
            <text:p>                                 </text:p>
            <text:p>                                       </text:p>
            <text:p>                                 </text:p>
            <text:p>                             </text:p>
            <text:p/>
            <text:p>         </text:p>
            <text:p>                             </text:p>
            <text:p>                                         </text:p>
            <text:p>                                             </text:p>
            <text:p>                                                 </text:p>
            <text:p>                                                 (61) 98209 </text:p>
            <text:p>                                             </text:p>
            <text:p>                                         </text:p>
            <text:p>                             </text:p>
            <text:p>                             - 4118 </text:p>
            <text:p>                                 </text:p>
            <text:p>                                       </text:p>
            <text:p>                                 </text:p>
            <text:p>                             </text:p>
            <text:p/>
            <text:p>         </text:p>
            <text:p>                             </text:p>
            <text:p>                                         </text:p>
            <text:p>                                             </text:p>
            <text:p>                                                 </text:p>
            <text:p>                                                 (61) 98209 </text:p>
            <text:p>                                             </text:p>
            <text:p>                                         </text:p>
            <text:p>                             </text:p>
            <text:p>                             - 4118 </text:p>
            <text:p>                                 </text:p>
            <text:p>                                       </text:p>
            <text:p>                                 </text:p>
            <text:p>                             </text:p>
            <text:p/>
            <text:p>         </text:p>
            <text:p>                             </text:p>
            <text:p>                                         </text:p>
            <text:p>                                             </text:p>
            <text:p>                                                 </text:p>
            <text:p>                                                 (61) 98209 </text:p>
            <text:p>                                             </text:p>
            <text:p>                                         </text:p>
            <text:p>                             </text:p>
            <text:p>                             - 4118</text:p>
          </table:table-cell>
          <table:table-cell office:value-type="string" calcext:value-type="string">
            <text:p>46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Localização privilegiada, próximo a todas as facilidades que você precisa!</text:p>
          </table:table-cell>
          <table:table-cell office:value-type="string" calcext:value-type="string">
            <text:p>Oportunidade Imperdível no P Norte, QNP 11!</text:p>
            <text:p>Por apenas R$ 255.000,00, você adquire um imóvel quitado e escriturado com duas construções, oferecendo conforto e versatilidade para o seu dia a dia.</text:p>
            <text:p/>
            <text:p>Casa Principal:</text:p>
            <text:p>3 quartos</text:p>
            <text:p>Sala </text:p>
            <text:p>Cozinha </text:p>
            <text:p>Banheiro social</text:p>
            <text:p>Área de serviço</text:p>
            <text:p>Forro em PVC</text:p>
            <text:p/>
            <text:p>Casa nos Fundos:</text:p>
            <text:p>1 quarto</text:p>
            <text:p>Sala</text:p>
            <text:p>Cozinha</text:p>
            <text:p>Banheiro</text:p>
            <text:p>Não perca esta oportunidade de adquirir um imóvel completo e bem localizado em Ceilândia Norte!</text:p>
            <text:p/>
            <text:p>Valor: R$ 255.000,00</text:p>
            <text:p/>
            <text:p>Agende sua visita e aproveite esta oportunidade única!</text:p>
            <text:p/>
            <text:p>Gláucia Lucena</text:p>
            <text:p>Contato: ,</text:p>
            <text:p>CRECI/DF: 19.635</text:p>
          </table:table-cell>
          <table:table-cell office:value-type="string" calcext:value-type="string">
            <text:p>https://www.dfimoveis.com.br/imovel/casa-3-quartos-venda-ceilandia-norte-ceilandia-df-qnp-11-conjunto-e-1105282</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4 Conjunto H</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ão encontrado</text:p>
          </table:table-cell>
          <table:table-cell office:value-type="string" calcext:value-type="string">
            <text:p>142,00 m²</text:p>
          </table:table-cell>
          <table:table-cell office:value-type="string" calcext:value-type="string">
            <text:p>144,00 m²</text:p>
          </table:table-cell>
          <table:table-cell office:value-type="float" office:value="435" calcext:value-type="float">
            <text:p>435</text:p>
          </table:table-cell>
          <table:table-cell/>
          <table:table-cell office:value-type="float" office:value="-15.7942202" calcext:value-type="float">
            <text:p>-15.7942202</text:p>
          </table:table-cell>
          <table:table-cell office:value-type="float" office:value="-48.1195937" calcext:value-type="float">
            <text:p>-48.1195937</text:p>
          </table:table-cell>
          <table:table-cell office:value-type="string" calcext:value-type="string">
            <text:p>LCimoveis</text:p>
          </table:table-cell>
          <table:table-cell office:value-type="float" office:value="23870" calcext:value-type="float">
            <text:p>23870</text:p>
          </table:table-cell>
          <table:table-cell office:value-type="float" office:value="5561992892468" calcext:value-type="float">
            <text:p>5561992892468</text:p>
          </table:table-cell>
          <table:table-cell office:value-type="string" calcext:value-type="string">
            <text:p>(61) 99289 </text:p>
            <text:p>                                             </text:p>
            <text:p>                                         </text:p>
            <text:p>                             </text:p>
            <text:p>                             - 2468 </text:p>
            <text:p>                                 </text:p>
            <text:p>                                       </text:p>
            <text:p>                                 </text:p>
            <text:p>                             </text:p>
            <text:p/>
            <text:p>         </text:p>
            <text:p>                             </text:p>
            <text:p>                                         </text:p>
            <text:p>                                             </text:p>
            <text:p>                                                 </text:p>
            <text:p>                                                 (61) 99289 </text:p>
            <text:p>                                             </text:p>
            <text:p>                                         </text:p>
            <text:p>                             </text:p>
            <text:p>                             - 2468 </text:p>
            <text:p>                                 </text:p>
            <text:p>                                       </text:p>
            <text:p>                                 </text:p>
            <text:p>                             </text:p>
            <text:p/>
            <text:p>         </text:p>
            <text:p>                             </text:p>
            <text:p>                                         </text:p>
            <text:p>                                             </text:p>
            <text:p>                                                 </text:p>
            <text:p>                                                 (61) 99289 </text:p>
            <text:p>                                             </text:p>
            <text:p>                                         </text:p>
            <text:p>                             </text:p>
            <text:p>                             - 2468 </text:p>
            <text:p>                                 </text:p>
            <text:p>                                       </text:p>
            <text:p>                                 </text:p>
            <text:p>                             </text:p>
            <text:p/>
            <text:p>         </text:p>
            <text:p>                             </text:p>
            <text:p>                                         </text:p>
            <text:p>                                             </text:p>
            <text:p>                                                 </text:p>
            <text:p>                                                 (61) 99289 </text:p>
            <text:p>                                             </text:p>
            <text:p>                                         </text:p>
            <text:p>                             </text:p>
            <text:p>                             - 2468</text:p>
          </table:table-cell>
          <table:table-cell office:value-type="string" calcext:value-type="string">
            <text:p>277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ACEITA FINANCIAMENTO E FGTS </text:p>
          </table:table-cell>
          <table:table-cell office:value-type="string" calcext:value-type="string">
            <text:p>Vendo casa na QNO 4</text:p>
            <text:p/>
            <text:p>Excelente localização, acesso fácil a BRB 070, próximo a comercio e restaurante.</text:p>
            <text:p/>
            <text:p>DESCRIÇÃO IMÓVEL</text:p>
            <text:p/>
            <text:p>Casa 4 quartos sendo uma suíte,  cozinha ampla, casa com ventilação natural, corredor lateral e área de serviço.</text:p>
            <text:p/>
            <text:p>Obs: estrutura da casa na laje, com apenas 2 cômodos no forro PVC.</text:p>
            <text:p/>
            <text:p>Para visitas e mais informações entre em contato.</text:p>
            <text:p/>
            <text:p>Aceita financiamento e FGTS.</text:p>
            <text:p/>
            <text:p>Lediane Camargos</text:p>
            <text:p>creci 23870</text:p>
            <text:p>contato 9 92 89- 24 68</text:p>
          </table:table-cell>
          <table:table-cell office:value-type="string" calcext:value-type="string">
            <text:p>https://www.dfimoveis.com.br/imovel/casa-4-quartos-venda-ceilandia-norte-ceilandia-df-qno-4-conjunto-h-995741</text:p>
          </table:table-cell>
        </table:table-row>
        <table:table-row table:style-name="ro5">
          <table:table-cell office:value-type="string" calcext:value-type="string">
            <text:p>CEILÂNDIA</text:p>
          </table:table-cell>
          <table:table-cell office:value-type="string" calcext:value-type="string">
            <text:p>CEILANDIA NORTE</text:p>
          </table:table-cell>
          <table:table-cell office:value-type="string" calcext:value-type="string">
            <text:p>QNM 22</text:p>
          </table:table-cell>
          <table:table-cell office:value-type="float" office:value="5" calcext:value-type="float">
            <text:p>5</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ascente</text:p>
          </table:table-cell>
          <table:table-cell office:value-type="string" calcext:value-type="string">
            <text:p>290,00 m²</text:p>
          </table:table-cell>
          <table:table-cell office:value-type="string" calcext:value-type="string">
            <text:p>300,00 m²</text:p>
          </table:table-cell>
          <table:table-cell office:value-type="float" office:value="690" calcext:value-type="float">
            <text:p>690</text:p>
          </table:table-cell>
          <table:table-cell office:value-type="string" calcext:value-type="string">
            <text:p>Área de Lazer, Área de Serviço, Cozinha com Armários , Escritorio , Interfone, Jardim, Lavabo, Portão Eletrônico, Sauna, Varanda, Projeto de Iluminação, Cozinha Espaçosa, Pintura Nova </text:p>
          </table:table-cell>
          <table:table-cell office:value-type="float" office:value="-15.8055211" calcext:value-type="float">
            <text:p>-15.8055211</text:p>
          </table:table-cell>
          <table:table-cell office:value-type="float" office:value="-48.104962" calcext:value-type="float">
            <text:p>-48.104962</text:p>
          </table:table-cell>
          <table:table-cell office:value-type="string" calcext:value-type="string">
            <text:p>Melhor do Imóvel</text:p>
          </table:table-cell>
          <table:table-cell office:value-type="float" office:value="29108" calcext:value-type="float">
            <text:p>29108</text:p>
          </table:table-cell>
          <table:table-cell office:value-type="float" office:value="5561981000794" calcext:value-type="float">
            <text:p>5561981000794</text:p>
          </table:table-cell>
          <table:table-cell office:value-type="string" calcext:value-type="string">
            <text:p>(61) 98100 </text:p>
            <text:p>                                             </text:p>
            <text:p>                                         </text:p>
            <text:p>                             </text:p>
            <text:p>                             - 0794 </text:p>
            <text:p>                                 </text:p>
            <text:p>                                       </text:p>
            <text:p>                                 </text:p>
            <text:p>                             </text:p>
            <text:p>                             </text:p>
            <text:p>                                         </text:p>
            <text:p>                                             </text:p>
            <text:p>                                                 </text:p>
            <text:p>                                                 (61) 99956 </text:p>
            <text:p>                                             </text:p>
            <text:p>                                         </text:p>
            <text:p>                             </text:p>
            <text:p>                             - 2121 </text:p>
            <text:p>                                 </text:p>
            <text:p>                                       </text:p>
            <text:p>                                 </text:p>
            <text:p>                             </text:p>
            <text:p/>
            <text:p>         </text:p>
            <text:p>                             </text:p>
            <text:p>                                         </text:p>
            <text:p>                                             </text:p>
            <text:p>                                                 </text:p>
            <text:p>                                                 (61) 98100 </text:p>
            <text:p>                                             </text:p>
            <text:p>                                         </text:p>
            <text:p>                             </text:p>
            <text:p>                             - 0794 </text:p>
            <text:p>                                 </text:p>
            <text:p>                                       </text:p>
            <text:p>                                 </text:p>
            <text:p>                             </text:p>
            <text:p>                             </text:p>
            <text:p>                                         </text:p>
            <text:p>                                             </text:p>
            <text:p>                                                 </text:p>
            <text:p>                                                 (61) 99956 </text:p>
            <text:p>                                             </text:p>
            <text:p>                                         </text:p>
            <text:p>                             </text:p>
            <text:p>                             - 2121 </text:p>
            <text:p>                                 </text:p>
            <text:p>                                       </text:p>
            <text:p>                                 </text:p>
            <text:p>                             </text:p>
            <text:p/>
            <text:p>         </text:p>
            <text:p>                             </text:p>
            <text:p>                                         </text:p>
            <text:p>                                             </text:p>
            <text:p>                                                 </text:p>
            <text:p>                                                 (61) 98100 </text:p>
            <text:p>                                             </text:p>
            <text:p>                                         </text:p>
            <text:p>                             </text:p>
            <text:p>                             - 0794 </text:p>
            <text:p>                                 </text:p>
            <text:p>                                       </text:p>
            <text:p>                                 </text:p>
            <text:p>                             </text:p>
            <text:p>                             </text:p>
            <text:p>                                         </text:p>
            <text:p>                                             </text:p>
            <text:p>                                                 </text:p>
            <text:p>                                                 (61) 99956 </text:p>
            <text:p>                                             </text:p>
            <text:p>                                         </text:p>
            <text:p>                             </text:p>
            <text:p>                             - 2121 </text:p>
            <text:p>                                 </text:p>
            <text:p>                                       </text:p>
            <text:p>                                 </text:p>
            <text:p>                             </text:p>
            <text:p/>
            <text:p>         </text:p>
            <text:p>                             </text:p>
            <text:p>                                         </text:p>
            <text:p>                                             </text:p>
            <text:p>                                                 </text:p>
            <text:p>                                                 (61) 98100 </text:p>
            <text:p>                                             </text:p>
            <text:p>                                         </text:p>
            <text:p>                             </text:p>
            <text:p>                             - 0794 </text:p>
            <text:p>                                 </text:p>
            <text:p>                                       </text:p>
            <text:p>                                 </text:p>
            <text:p>                             </text:p>
            <text:p>                             </text:p>
            <text:p>                                         </text:p>
            <text:p>                                             </text:p>
            <text:p>                                                 </text:p>
            <text:p>                                                 (61) 99956 </text:p>
            <text:p>                                             </text:p>
            <text:p>                                         </text:p>
            <text:p>                             </text:p>
            <text:p>                             - 2121</text:p>
          </table:table-cell>
          <table:table-cell office:value-type="string" calcext:value-type="string">
            <text:p>10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ACEITA IMÓVEL DE MENOR VALOR E CARRO COMO PARTE DE PAGAMENTO.</text:p>
          </table:table-cell>
          <table:table-cell office:value-type="string" calcext:value-type="string">
            <text:p>OPORTUNIDADE!  Excelente sobrado à Venda em Ceilândia Norte.</text:p>
            <text:p/>
            <text:p>- A menos de 5 minutos para feira central da Ceilândia e a uma rua da parada de ônibus.</text:p>
            <text:p/>
            <text:p>- Casa com habite-se e podendo financiar e usar seu FGTS.</text:p>
            <text:p/>
            <text:p>Característica do Imóvel:</text:p>
            <text:p/>
            <text:p>- 5 quartos grandes (uma suíte com closet)</text:p>
            <text:p>- 3  banheiros sociais e um lavabo</text:p>
            <text:p>- 2 salas confortáveis com iluminação natural</text:p>
            <text:p>- Copa espaçosa para refeições em família</text:p>
            <text:p>- Cozinha reformada com armários planejados de alta qualidade</text:p>
            <text:p>- Espaço gourmet, espaço para churrasqueira, ideal para receber amigos e familiares</text:p>
            <text:p>- Despensa e lavanderia integradas</text:p>
            <text:p>- Terraço exclusivo com ducha e sauna</text:p>
            <text:p>- Instalação pronta para aquecimento solar</text:p>
            <text:p>- Garagem para até 4 carros.</text:p>
            <text:p/>
            <text:p>Localização Privilegiada: Próximo a uma variedade de comércios, bancos, escolas e faculdades. Tudo o que você precisa, a poucos minutos de casa!</text:p>
            <text:p/>
            <text:p>Facilidades de Pagamento:</text:p>
            <text:p>- Aceitamos carros como parte do pagamento</text:p>
            <text:p>- Financiamento facilitado</text:p>
            <text:p>- Analisamos proposta.</text:p>
            <text:p/>
            <text:p>Obs.: Analisamos proposta e possibilidade de trocar por aparamento de 2 quartos no Noroeste.</text:p>
            <text:p/>
            <text:p>Agende sua visita:</text:p>
            <text:p/>
            <text:p>(61) 9.,</text:p>
            <text:p>CJ-29108</text:p>
            <text:p>@melhordoimovel</text:p>
            <text:p>Corretor Max</text:p>
            <text:p/>
            <text:p>Obs.: Avaliamos e vendemos seu imóvel.</text:p>
            <text:p/>
            <text:p>Obs.: - Antes de fecha qualquer negócio verifique todas as documentações do imóvel e dos vendedores</text:p>
            <text:p>- Exija o Creci do corretor e consulte para ter certeza que o profissional é credenciado ao Creci-DF.</text:p>
          </table:table-cell>
          <table:table-cell office:value-type="string" calcext:value-type="string">
            <text:p>https://www.dfimoveis.com.br/imovel/casa-4-quartos-venda-ceilandia-norte-ceilandia-df-qnm-22-1061580</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M 22 Conjunto D</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ão encontrado</text:p>
          </table:table-cell>
          <table:table-cell office:value-type="string" calcext:value-type="string">
            <text:p>300,00 m²</text:p>
          </table:table-cell>
          <table:table-cell office:value-type="string" calcext:value-type="string">
            <text:p>Não encontrado</text:p>
          </table:table-cell>
          <table:table-cell office:value-type="float" office:value="690" calcext:value-type="float">
            <text:p>690</text:p>
          </table:table-cell>
          <table:table-cell office:value-type="string" calcext:value-type="string">
            <text:p>Aquecimento Solar, Área de Serviço, Cozinha com Armários , Despensa , Salão Gourmet , Sauna, Varanda, Projeto de Iluminação, Piso em Porcelanato , Cozinha Espaçosa, Pintura Nova </text:p>
          </table:table-cell>
          <table:table-cell office:value-type="float" office:value="-15.8054766" calcext:value-type="float">
            <text:p>-15.8054766</text:p>
          </table:table-cell>
          <table:table-cell office:value-type="float" office:value="-48.1086222" calcext:value-type="float">
            <text:p>-48.1086222</text:p>
          </table:table-cell>
          <table:table-cell office:value-type="string" calcext:value-type="string">
            <text:p>Alvaro Júnior Netimóveis</text:p>
          </table:table-cell>
          <table:table-cell office:value-type="float" office:value="22126" calcext:value-type="float">
            <text:p>22126</text:p>
          </table:table-cell>
          <table:table-cell office:value-type="float" office:value="5561981440574" calcext:value-type="float">
            <text:p>5561981440574</text:p>
          </table:table-cell>
          <table:table-cell office:value-type="string" calcext:value-type="string">
            <text:p>(61) 3554 </text:p>
            <text:p>                             </text:p>
            <text:p>                             - 2252 </text:p>
            <text:p>                                 </text:p>
            <text:p>                                       </text:p>
            <text:p>                                 </text:p>
            <text:p>                             </text:p>
            <text:p/>
            <text:p>         </text:p>
            <text:p>                             </text:p>
            <text:p>                                     </text:p>
            <text:p>                                     (61) 3554 </text:p>
            <text:p>                             </text:p>
            <text:p>                             - 2252 </text:p>
            <text:p>                                 </text:p>
            <text:p>                                       </text:p>
            <text:p>                                 </text:p>
            <text:p>                             </text:p>
            <text:p/>
            <text:p>         </text:p>
            <text:p>                             </text:p>
            <text:p>                                     </text:p>
            <text:p>                                     (61) 3554 </text:p>
            <text:p>                             </text:p>
            <text:p>                             - 2252 </text:p>
            <text:p>                                 </text:p>
            <text:p>                                       </text:p>
            <text:p>                                 </text:p>
            <text:p>                             </text:p>
            <text:p/>
            <text:p>         </text:p>
            <text:p>                             </text:p>
            <text:p>                                     </text:p>
            <text:p>                                     (61) 3554 </text:p>
            <text:p>                             </text:p>
            <text:p>                             - 2252</text:p>
          </table:table-cell>
          <table:table-cell office:value-type="string" calcext:value-type="string">
            <text:p>42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office:value-type="string" calcext:value-type="string">
            <text:p>Não econtrado</text:p>
          </table:table-cell>
          <table:table-cell office:value-type="string" calcext:value-type="string">
            <text:p>2 Andares</text:p>
          </table:table-cell>
          <table:table-cell office:value-type="string" calcext:value-type="string">
            <text:p>O imóvel conta com 2 pavimentos + terraço, Instalação para aquecimento solar, Armários planejados.</text:p>
          </table:table-cell>
          <table:table-cell office:value-type="string" calcext:value-type="string">
            <text:p>É um lindo sobrado, bem localizado e com toda estrutura para sua comodidade e lazer. </text:p>
            <text:p/>
            <text:p>Contando com toda emparelharem necessária para promover conforto e satisfação que você sempre sonhou. </text:p>
          </table:table-cell>
          <table:table-cell office:value-type="string" calcext:value-type="string">
            <text:p>https://www.dfimoveis.com.br/imovel/casa-4-quartos-venda-ceilandia-norte-ceilandia-df-qnm-22-conjunto-d-1112674</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Q 2 Conjunto 18</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oente</text:p>
          </table:table-cell>
          <table:table-cell office:value-type="string" calcext:value-type="string">
            <text:p>130,00 m²</text:p>
          </table:table-cell>
          <table:table-cell office:value-type="string" calcext:value-type="string">
            <text:p>Não encontrado</text:p>
          </table:table-cell>
          <table:table-cell office:value-type="float" office:value="230" calcext:value-type="float">
            <text:p>230</text:p>
          </table:table-cell>
          <table:table-cell/>
          <table:table-cell office:value-type="float" office:value="-15.8036741" calcext:value-type="float">
            <text:p>-15.8036741</text:p>
          </table:table-cell>
          <table:table-cell office:value-type="float" office:value="-48.1420187" calcext:value-type="float">
            <text:p>-48.1420187</text:p>
          </table:table-cell>
          <table:table-cell office:value-type="string" calcext:value-type="string">
            <text:p>WS Corretor de Imóveis</text:p>
          </table:table-cell>
          <table:table-cell office:value-type="float" office:value="28571" calcext:value-type="float">
            <text:p>28571</text:p>
          </table:table-cell>
          <table:table-cell office:value-type="float" office:value="5561984590563" calcext:value-type="float">
            <text:p>5561984590563</text:p>
          </table:table-cell>
          <table:table-cell office:value-type="string" calcext:value-type="string">
            <text:p>(61) 98459 </text:p>
            <text:p>                                             </text:p>
            <text:p>                                         </text:p>
            <text:p>                             </text:p>
            <text:p>                             - 0563 </text:p>
            <text:p>                                 </text:p>
            <text:p>                                       </text:p>
            <text:p>                                 </text:p>
            <text:p>                             </text:p>
            <text:p/>
            <text:p>         </text:p>
            <text:p>                             </text:p>
            <text:p>                                         </text:p>
            <text:p>                                             </text:p>
            <text:p>                                                 </text:p>
            <text:p>                                                 (61) 98459 </text:p>
            <text:p>                                             </text:p>
            <text:p>                                         </text:p>
            <text:p>                             </text:p>
            <text:p>                             - 0563 </text:p>
            <text:p>                                 </text:p>
            <text:p>                                       </text:p>
            <text:p>                                 </text:p>
            <text:p>                             </text:p>
            <text:p/>
            <text:p>         </text:p>
            <text:p>                             </text:p>
            <text:p>                                         </text:p>
            <text:p>                                             </text:p>
            <text:p>                                                 </text:p>
            <text:p>                                                 (61) 98459 </text:p>
            <text:p>                                             </text:p>
            <text:p>                                         </text:p>
            <text:p>                             </text:p>
            <text:p>                             - 0563 </text:p>
            <text:p>                                 </text:p>
            <text:p>                                       </text:p>
            <text:p>                                 </text:p>
            <text:p>                             </text:p>
            <text:p/>
            <text:p>         </text:p>
            <text:p>                             </text:p>
            <text:p>                                         </text:p>
            <text:p>                                             </text:p>
            <text:p>                                                 </text:p>
            <text:p>                                                 (61) 98459 </text:p>
            <text:p>                                             </text:p>
            <text:p>                                         </text:p>
            <text:p>                             </text:p>
            <text:p>                             - 0563</text:p>
          </table:table-cell>
          <table:table-cell office:value-type="string" calcext:value-type="string">
            <text:p>9 dias</text:p>
          </table:table-cell>
          <table:table-cell office:value-type="string" calcext:value-type="string">
            <text:p>Sim</text:p>
          </table:table-cell>
          <table:table-cell office:value-type="string" calcext:value-type="string">
            <text:p>Fundos</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OPORTUNIDADE DE FINANCIAMENTO EM BRASILA  NO PROGRAMA MINHA CASA MINHA VIDA </text:p>
            <text:p/>
            <text:p>VENDO CASA QNQ 2 </text:p>
            <text:p>Casa bem localizada , próximo dos comércios , parada de ônibus </text:p>
            <text:p>Casa composta  </text:p>
            <text:p>2 qtos </text:p>
            <text:p>Sala </text:p>
            <text:p>Cozinha e banheira </text:p>
            <text:p>Muro alto da frente casa </text:p>
            <text:p>Coberto de telhas coloniais na área </text:p>
            <text:p>Área  ampla para 4 carros </text:p>
            <text:p>Terreno de 130 metros </text:p>
            <text:p>Aceita financiamento </text:p>
            <text:p>Oportunidade única </text:p>
            <text:p>Chama no zap ,63 </text:p>
          </table:table-cell>
          <table:table-cell office:value-type="string" calcext:value-type="string">
            <text:p>https://www.dfimoveis.com.br/imovel/casa-2-quartos-venda-ceilandia-norte-ceilandia-df-qnq-2-conjunto-18-1128485</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24 Conjunto A</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Não encontrado</text:p>
          </table:table-cell>
          <table:table-cell office:value-type="string" calcext:value-type="string">
            <text:p>250,00 m²</text:p>
          </table:table-cell>
          <table:table-cell office:value-type="string" calcext:value-type="string">
            <text:p>Não encontrado</text:p>
          </table:table-cell>
          <table:table-cell office:value-type="float" office:value="390" calcext:value-type="float">
            <text:p>390</text:p>
          </table:table-cell>
          <table:table-cell office:value-type="string" calcext:value-type="string">
            <text:p>Área de Serviço Coberta </text:p>
          </table:table-cell>
          <table:table-cell office:value-type="float" office:value="-15.8026292" calcext:value-type="float">
            <text:p>-15.8026292</text:p>
          </table:table-cell>
          <table:table-cell office:value-type="float" office:value="-48.1112934" calcext:value-type="float">
            <text:p>-48.1112934</text:p>
          </table:table-cell>
          <table:table-cell office:value-type="string" calcext:value-type="string">
            <text:p>Walleson Araujo</text:p>
          </table:table-cell>
          <table:table-cell office:value-type="float" office:value="23148" calcext:value-type="float">
            <text:p>23148</text:p>
          </table:table-cell>
          <table:table-cell office:value-type="float" office:value="5561984473127" calcext:value-type="float">
            <text:p>5561984473127</text:p>
          </table:table-cell>
          <table:table-cell office:value-type="string" calcext:value-type="string">
            <text:p>(61) 98447 </text:p>
            <text:p>                                             </text:p>
            <text:p>                                         </text:p>
            <text:p>                             </text:p>
            <text:p>                             - 3127 </text:p>
            <text:p>                                 </text:p>
            <text:p>                                       </text:p>
            <text:p>                                 </text:p>
            <text:p>                             </text:p>
            <text:p/>
            <text:p>         </text:p>
            <text:p>                             </text:p>
            <text:p>                                         </text:p>
            <text:p>                                             </text:p>
            <text:p>                                                 </text:p>
            <text:p>                                                 (61) 98447 </text:p>
            <text:p>                                             </text:p>
            <text:p>                                         </text:p>
            <text:p>                             </text:p>
            <text:p>                             - 3127 </text:p>
            <text:p>                                 </text:p>
            <text:p>                                       </text:p>
            <text:p>                                 </text:p>
            <text:p>                             </text:p>
            <text:p/>
            <text:p>         </text:p>
            <text:p>                             </text:p>
            <text:p>                                         </text:p>
            <text:p>                                             </text:p>
            <text:p>                                                 </text:p>
            <text:p>                                                 (61) 98447 </text:p>
            <text:p>                                             </text:p>
            <text:p>                                         </text:p>
            <text:p>                             </text:p>
            <text:p>                             - 3127 </text:p>
            <text:p>                                 </text:p>
            <text:p>                                       </text:p>
            <text:p>                                 </text:p>
            <text:p>                             </text:p>
            <text:p/>
            <text:p>         </text:p>
            <text:p>                             </text:p>
            <text:p>                                         </text:p>
            <text:p>                                             </text:p>
            <text:p>                                                 </text:p>
            <text:p>                                                 (61) 98447 </text:p>
            <text:p>                                             </text:p>
            <text:p>                                         </text:p>
            <text:p>                             </text:p>
            <text:p>                             - 3127</text:p>
          </table:table-cell>
          <table:table-cell office:value-type="string" calcext:value-type="string">
            <text:p>7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text:s/>Qnm- Casa 3qts C/ suite 100% reformada</text:p>
          </table:table-cell>
          <table:table-cell office:value-type="string" calcext:value-type="string">
            <text:p>CASA 3 QTS , SALA AMPLA, COZINHA, SALA DE JANTAR , ÁREA DE SERVIÇO,BENHEIRO SOCIAL E GARAGEM COBERTA .</text:p>
            <text:p>AC/ FINANCIAMENTO E FGTS </text:p>
            <text:p>NAO ACEITA TROCAS !</text:p>
          </table:table-cell>
          <table:table-cell office:value-type="string" calcext:value-type="string">
            <text:p>https://www.dfimoveis.com.br/imovel/casa-3-quartos-venda-ceilandia-norte-ceilandia-df-qnm-24-conjunto-a-1100874</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21</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85,00 m²</text:p>
          </table:table-cell>
          <table:table-cell office:value-type="string" calcext:value-type="string">
            <text:p>Não encontrado</text:p>
          </table:table-cell>
          <table:table-cell office:value-type="float" office:value="230" calcext:value-type="float">
            <text:p>230</text:p>
          </table:table-cell>
          <table:table-cell office:value-type="string" calcext:value-type="string">
            <text:p>Aceita Pets, Área de Serviço, Pintura Nova </text:p>
          </table:table-cell>
          <table:table-cell office:value-type="float" office:value="-15.8453535" calcext:value-type="float">
            <text:p>-15.8453535</text:p>
          </table:table-cell>
          <table:table-cell office:value-type="float" office:value="-48.1239993" calcext:value-type="float">
            <text:p>-48.1239993</text:p>
          </table:table-cell>
          <table:table-cell office:value-type="string" calcext:value-type="string">
            <text:p>Brasília Capital Imóveis</text:p>
          </table:table-cell>
          <table:table-cell office:value-type="float" office:value="20627" calcext:value-type="float">
            <text:p>20627</text:p>
          </table:table-cell>
          <table:table-cell office:value-type="float" office:value="556135689712" calcext:value-type="float">
            <text:p>556135689712</text:p>
          </table:table-cell>
          <table:table-cell office:value-type="string" calcext:value-type="string">
            <text:p>(61) 3568 </text:p>
            <text:p>                                             </text:p>
            <text:p>                                         </text:p>
            <text:p>                             </text:p>
            <text:p>                             - 9712 </text:p>
            <text:p>                                 </text:p>
            <text:p>                                       </text:p>
            <text:p>                                 </text:p>
            <text:p>                             </text:p>
            <text:p/>
            <text:p>         </text:p>
            <text:p>                             </text:p>
            <text:p>                                         </text:p>
            <text:p>                                             </text:p>
            <text:p>                                                 </text:p>
            <text:p>                                                 (61) 3568 </text:p>
            <text:p>                                             </text:p>
            <text:p>                                         </text:p>
            <text:p>                             </text:p>
            <text:p>                             - 9712 </text:p>
            <text:p>                                 </text:p>
            <text:p>                                       </text:p>
            <text:p>                                 </text:p>
            <text:p>                             </text:p>
            <text:p/>
            <text:p>         </text:p>
            <text:p>                             </text:p>
            <text:p>                                         </text:p>
            <text:p>                                             </text:p>
            <text:p>                                                 </text:p>
            <text:p>                                                 (61) 3568 </text:p>
            <text:p>                                             </text:p>
            <text:p>                                         </text:p>
            <text:p>                             </text:p>
            <text:p>                             - 9712 </text:p>
            <text:p>                                 </text:p>
            <text:p>                                       </text:p>
            <text:p>                                 </text:p>
            <text:p>                             </text:p>
            <text:p/>
            <text:p>         </text:p>
            <text:p>                             </text:p>
            <text:p>                                         </text:p>
            <text:p>                                             </text:p>
            <text:p>                                                 </text:p>
            <text:p>                                                 (61) 3568 </text:p>
            <text:p>                                             </text:p>
            <text:p>                                         </text:p>
            <text:p>                             </text:p>
            <text:p>                             - 9712</text:p>
          </table:table-cell>
          <table:table-cell office:value-type="string" calcext:value-type="string">
            <text:p>296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PAGAMENTO SOMENTE À VISTA!!!</text:p>
            <text:p/>
            <text:p>Excelente casa no P Norte.</text:p>
            <text:p>Composta por sala, 02 quartos, banheiro social, cozinha, área de serviço coberta, quintal, corredor lateral, piso cerâmico, teto de forro PVC, 02 garagens.</text:p>
            <text:p/>
            <text:p>Para mais informações entre em contato com o nosso corretor de plantão:</text:p>
            <text:p/>
            <text:p>Márcia Castanheiro</text:p>
            <text:p>, WhatsApp</text:p>
            <text:p/>
            <text:p>1)<text:tab/>Valor sujeito a alteração sem aviso prévio</text:p>
            <text:p>2)<text:tab/>A área do imóvel é uma estimativa e deverá ser confirmada na certidão de ônus reais</text:p>
            <text:p>3)<text:tab/>O valor do IPTU/TLP é referente a cada parcela conforme parcelamento da secretaria de fazenda (6 parcelas).</text:p>
            <text:p/>
            <text:p>Brasília Capital Imóveis</text:p>
            <text:p>Avenida Pau Brasil lote 06 sala 1204 Ed. E-business – Águas Claras/DF</text:p>
            <text:p/>
          </table:table-cell>
          <table:table-cell office:value-type="string" calcext:value-type="string">
            <text:p>https://www.dfimoveis.com.br/imovel/casa-2-quartos-venda-ceilandia-norte-ceilandia-df-qnp-21-982896</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7 Conjunto 55</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Nascente</text:p>
          </table:table-cell>
          <table:table-cell office:value-type="string" calcext:value-type="string">
            <text:p>160,00 m²</text:p>
          </table:table-cell>
          <table:table-cell office:value-type="string" calcext:value-type="string">
            <text:p>Não encontrado</text:p>
          </table:table-cell>
          <table:table-cell office:value-type="float" office:value="210" calcext:value-type="float">
            <text:p>210</text:p>
          </table:table-cell>
          <table:table-cell/>
          <table:table-cell office:value-type="float" office:value="-15.7994045" calcext:value-type="float">
            <text:p>-15.7994045</text:p>
          </table:table-cell>
          <table:table-cell office:value-type="float" office:value="-48.1380624" calcext:value-type="float">
            <text:p>-48.1380624</text:p>
          </table:table-cell>
          <table:table-cell office:value-type="string" calcext:value-type="string">
            <text:p>Revolução Imob</text:p>
          </table:table-cell>
          <table:table-cell office:value-type="float" office:value="27453" calcext:value-type="float">
            <text:p>27453</text:p>
          </table:table-cell>
          <table:table-cell office:value-type="float" office:value="5561993069023" calcext:value-type="float">
            <text:p>5561993069023</text:p>
          </table:table-cell>
          <table:table-cell office:value-type="string" calcext:value-type="string">
            <text:p>(61) 99306 </text:p>
            <text:p>                                             </text:p>
            <text:p>                                         </text:p>
            <text:p>                             </text:p>
            <text:p>                             - 9023 </text:p>
            <text:p>                                 </text:p>
            <text:p>                                       </text:p>
            <text:p>                                 </text:p>
            <text:p>                             </text:p>
            <text:p/>
            <text:p>         </text:p>
            <text:p>                             </text:p>
            <text:p>                                         </text:p>
            <text:p>                                             </text:p>
            <text:p>                                                 </text:p>
            <text:p>                                                 (61) 99306 </text:p>
            <text:p>                                             </text:p>
            <text:p>                                         </text:p>
            <text:p>                             </text:p>
            <text:p>                             - 9023 </text:p>
            <text:p>                                 </text:p>
            <text:p>                                       </text:p>
            <text:p>                                 </text:p>
            <text:p>                             </text:p>
            <text:p/>
            <text:p>         </text:p>
            <text:p>                             </text:p>
            <text:p>                                         </text:p>
            <text:p>                                             </text:p>
            <text:p>                                                 </text:p>
            <text:p>                                                 (61) 99306 </text:p>
            <text:p>                                             </text:p>
            <text:p>                                         </text:p>
            <text:p>                             </text:p>
            <text:p>                             - 9023 </text:p>
            <text:p>                                 </text:p>
            <text:p>                                       </text:p>
            <text:p>                                 </text:p>
            <text:p>                             </text:p>
            <text:p/>
            <text:p>         </text:p>
            <text:p>                             </text:p>
            <text:p>                                         </text:p>
            <text:p>                                             </text:p>
            <text:p>                                                 </text:p>
            <text:p>                                                 (61) 99306 </text:p>
            <text:p>                                             </text:p>
            <text:p>                                         </text:p>
            <text:p>                             </text:p>
            <text:p>                             - 9023</text:p>
          </table:table-cell>
          <table:table-cell office:value-type="string" calcext:value-type="string">
            <text:p>76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OPORTUNIDADE DE <text:s/>RENDA EXTRA!</text:p>
          </table:table-cell>
          <table:table-cell office:value-type="string" calcext:value-type="string">
            <text:p>IMÓVEL DE ESQUINA COMPOSTO POR:</text:p>
            <text:p/>
            <text:p>CASA PRINCIPAL:</text:p>
            <text:p>DOIS DORMITÓRIOS</text:p>
            <text:p>SALA</text:p>
            <text:p>BANHEIRO SOCIAL</text:p>
            <text:p>COZINHA</text:p>
            <text:p>ÁREA DE SERVIÇO</text:p>
            <text:p>DUAS VAGAS DE GARAGEM</text:p>
            <text:p/>
            <text:p>DUAS KITS:</text:p>
            <text:p>SALA COM COZINHA AMERICANA</text:p>
            <text:p>QUARTO E BANHEIRO SOCIAL</text:p>
            <text:p>ÁREA DE SERVIÇO E UMA VAGA DE GARAGEM!</text:p>
            <text:p/>
            <text:p>NÃO ACEITA FINANCIAMENTO!</text:p>
            <text:p/>
            <text:p>AGENDE SUA VISITA:</text:p>
            <text:p/>
            <text:p/>
          </table:table-cell>
          <table:table-cell office:value-type="string" calcext:value-type="string">
            <text:p>https://www.dfimoveis.com.br/imovel/casa-4-quartos-venda-ceilandia-norte-ceilandia-df-qno-17-conjunto-55-1096540</text:p>
          </table:table-cell>
        </table:table-row>
        <table:table-row table:style-name="ro6">
          <table:table-cell office:value-type="string" calcext:value-type="string">
            <text:p>CEILÂNDIA</text:p>
          </table:table-cell>
          <table:table-cell office:value-type="string" calcext:value-type="string">
            <text:p>CEILANDIA NORTE</text:p>
          </table:table-cell>
          <table:table-cell office:value-type="string" calcext:value-type="string">
            <text:p>QNN 21 Conjunto M</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Nascente</text:p>
          </table:table-cell>
          <table:table-cell table:number-columns-repeated="2" office:value-type="string" calcext:value-type="string">
            <text:p>250,00 m²</text:p>
          </table:table-cell>
          <table:table-cell office:value-type="float" office:value="298" calcext:value-type="float">
            <text:p>298</text:p>
          </table:table-cell>
          <table:table-cell office:value-type="string" calcext:value-type="string">
            <text:p>Aceita Pets</text:p>
          </table:table-cell>
          <table:table-cell office:value-type="float" office:value="-15.8145679" calcext:value-type="float">
            <text:p>-15.8145679</text:p>
          </table:table-cell>
          <table:table-cell office:value-type="float" office:value="-48.1223866" calcext:value-type="float">
            <text:p>-48.1223866</text:p>
          </table:table-cell>
          <table:table-cell office:value-type="string" calcext:value-type="string">
            <text:p>House DF Imóveis</text:p>
          </table:table-cell>
          <table:table-cell office:value-type="float" office:value="27681" calcext:value-type="float">
            <text:p>27681</text:p>
          </table:table-cell>
          <table:table-cell office:value-type="float" office:value="5561981265598" calcext:value-type="float">
            <text:p>5561981265598</text:p>
          </table:table-cell>
          <table:table-cell office:value-type="string" calcext:value-type="string">
            <text:p>(61) 98126 </text:p>
            <text:p>                                             </text:p>
            <text:p>                                         </text:p>
            <text:p>                             </text:p>
            <text:p>                             - 5598 </text:p>
            <text:p>                                 </text:p>
            <text:p>                                       </text:p>
            <text:p>                                 </text:p>
            <text:p>                             </text:p>
            <text:p/>
            <text:p>         </text:p>
            <text:p>                             </text:p>
            <text:p>                                         </text:p>
            <text:p>                                             </text:p>
            <text:p>                                                 </text:p>
            <text:p>                                                 (61) 98126 </text:p>
            <text:p>                                             </text:p>
            <text:p>                                         </text:p>
            <text:p>                             </text:p>
            <text:p>                             - 5598 </text:p>
            <text:p>                                 </text:p>
            <text:p>                                       </text:p>
            <text:p>                                 </text:p>
            <text:p>                             </text:p>
            <text:p/>
            <text:p>         </text:p>
            <text:p>                             </text:p>
            <text:p>                                         </text:p>
            <text:p>                                             </text:p>
            <text:p>                                                 </text:p>
            <text:p>                                                 (61) 98126 </text:p>
            <text:p>                                             </text:p>
            <text:p>                                         </text:p>
            <text:p>                             </text:p>
            <text:p>                             - 5598 </text:p>
            <text:p>                                 </text:p>
            <text:p>                                       </text:p>
            <text:p>                                 </text:p>
            <text:p>                             </text:p>
            <text:p/>
            <text:p>         </text:p>
            <text:p>                             </text:p>
            <text:p>                                         </text:p>
            <text:p>                                             </text:p>
            <text:p>                                                 </text:p>
            <text:p>                                                 (61) 98126 </text:p>
            <text:p>                                             </text:p>
            <text:p>                                         </text:p>
            <text:p>                             </text:p>
            <text:p>                             - 5598</text:p>
          </table:table-cell>
          <table:table-cell office:value-type="string" calcext:value-type="string">
            <text:p>154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N 21 - KITS - ACEITA FINANCIAMENTO </text:p>
          </table:table-cell>
          <table:table-cell office:value-type="string" calcext:value-type="string">
            <text:p>KITS na QNN 21 de  - Próximo a estação do metrô</text:p>
            <text:p/>
            <text:p>O KITS conta com uma localização muito boa, próximo à estação do metrô e ao centro de Ceilândia. </text:p>
            <text:p/>
            <text:p>-------------------O IMÓVEL-------------------</text:p>
            <text:p/>
            <text:p>- 250m²</text:p>
            <text:p>- 1 KIT DE 2 QUARTOS,</text:p>
            <text:p>- 4 KITS DE 1 QUARTO</text:p>
            <text:p>- Garagem para 05 carros</text:p>
            <text:p>- Escriturado e aceita financiamento</text:p>
            <text:p>- luz individualizada</text:p>
            <text:p>- localidade próximo a Comércios variados, tais como: padaria, farmácias, supermercados, diversas lojas, restaurantes, lanchonetes, açaiteria, hamburgueria, papelaria, salão de beleza, academia, postos de combustível, clínica, pet shop e vários outros</text:p>
            <text:p/>
            <text:p/>
            <text:p>HOUSEDF IMÓVEIS CRECI: 27681</text:p>
            <text:p/>
            <text:p>Agende sua visita</text:p>
            <text:p>Trabalhamos com correspondente bancário</text:p>
            <text:p>Aceita financiamento e FGTS (CAIXA ECONÓMICA FEDERAL)</text:p>
            <text:p>Agende sua visita</text:p>
            <text:p/>
            <text:p/>
            <text:p>Temos imóveis em outras cidades, como:</text:p>
            <text:p>- Samambaia</text:p>
            <text:p>- Águas Claras</text:p>
            <text:p>- Taguatinga</text:p>
            <text:p>- Ceilândia</text:p>
            <text:p>- Brasília</text:p>
            <text:p>- Asa Sul</text:p>
            <text:p>- Asa Norte</text:p>
            <text:p>- Guará</text:p>
            <text:p>- Gama</text:p>
            <text:p>- Sudoeste</text:p>
            <text:p>- Noroeste</text:p>
            <text:p>- Park Way</text:p>
            <text:p/>
            <text:p>Temos imóveis em outros empreendimentos, como:</text:p>
            <text:p>- DF Plaza</text:p>
            <text:p>- DF Century Plaza</text:p>
            <text:p>- Blend</text:p>
            <text:p>- Spot</text:p>
            <text:p>- Max</text:p>
            <text:p>- Smart</text:p>
            <text:p>- Duo</text:p>
            <text:p>- Ouro Branco</text:p>
            <text:p>- Refinatto</text:p>
            <text:p>- Riviera Dei Fiori</text:p>
            <text:p>- Oasis Designer</text:p>
            <text:p>- Cedro</text:p>
            <text:p>- Vive La Vie</text:p>
            <text:p>- Moove</text:p>
            <text:p>- ALL</text:p>
            <text:p>- Show de Morar Vivace</text:p>
            <text:p>- Allegro</text:p>
            <text:p>- Ventura</text:p>
            <text:p>- Idealle</text:p>
            <text:p>- Astral</text:p>
            <text:p>- Top Life</text:p>
            <text:p>- Tagua Life</text:p>
            <text:p>- Art Life</text:p>
            <text:p>- Acqua Village</text:p>
            <text:p>- Borges Landeiro</text:p>
            <text:p>- Residencial JK</text:p>
            <text:p>- Reserva Taguatinga</text:p>
            <text:p>- Portal do Sol</text:p>
            <text:p>- Connect</text:p>
            <text:p>- Art Life Designer e Grauna</text:p>
            <text:p>- Portal do Sol</text:p>
            <text:p>- Tagua Life</text:p>
            <text:p/>
            <text:p>Tipos de Imóveis:</text:p>
            <text:p>- Apartamento 1 quarto, 2 quartos, 3 quartos, 4 quartos, Ap e Apto</text:p>
            <text:p>- Sala Comercial</text:p>
            <text:p>- Coberturas</text:p>
            <text:p>- Loft</text:p>
            <text:p>- Casa</text:p>
            <text:p>- Kitnet</text:p>
            <text:p/>
            <text:p>Imóveis:</text:p>
            <text:p>- Nascente</text:p>
            <text:p>- Poente</text:p>
            <text:p>- Com Garagem</text:p>
            <text:p>- Próximo ao Metrô e Shopping</text:p>
            <text:p/>
            <text:p/>
            <text:p>Agende sua visita</text:p>
            <text:p>HOUSEDF IMÓVEIS CRECI: 27681</text:p>
          </table:table-cell>
          <table:table-cell office:value-type="string" calcext:value-type="string">
            <text:p>https://www.dfimoveis.com.br/imovel/casa-4-quartos-venda-ceilandia-norte-ceilandia-df-qnn-21-conjunto-m-956404</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3 Conjunto I</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ascente</text:p>
          </table:table-cell>
          <table:table-cell office:value-type="string" calcext:value-type="string">
            <text:p>150,00 m²</text:p>
          </table:table-cell>
          <table:table-cell office:value-type="string" calcext:value-type="string">
            <text:p>Não encontrado</text:p>
          </table:table-cell>
          <table:table-cell office:value-type="float" office:value="455" calcext:value-type="float">
            <text:p>455</text:p>
          </table:table-cell>
          <table:table-cell office:value-type="string" calcext:value-type="string">
            <text:p>Aceita Pets, Área de Serviço, Cozinha com Armários , Despensa , Interfone, Portão Eletrônico, Varanda, Área de Serviço Coberta , Piso em Porcelanato , Cozinha Espaçosa, Pintura Nova </text:p>
          </table:table-cell>
          <table:table-cell office:value-type="float" office:value="-15.7907352" calcext:value-type="float">
            <text:p>-15.7907352</text:p>
          </table:table-cell>
          <table:table-cell office:value-type="float" office:value="-48.1297462" calcext:value-type="float">
            <text:p>-48.1297462</text:p>
          </table:table-cell>
          <table:table-cell office:value-type="string" calcext:value-type="string">
            <text:p>João Vieira Junior</text:p>
          </table:table-cell>
          <table:table-cell office:value-type="float" office:value="6996" calcext:value-type="float">
            <text:p>6996</text:p>
          </table:table-cell>
          <table:table-cell office:value-type="float" office:value="5561985231000" calcext:value-type="float">
            <text:p>5561985231000</text:p>
          </table:table-cell>
          <table:table-cell office:value-type="string" calcext:value-type="string">
            <text:p>(61) 98523 </text:p>
            <text:p>                                             </text:p>
            <text:p>                                         </text:p>
            <text:p>                             </text:p>
            <text:p>                             - 1000 </text:p>
            <text:p>                                 </text:p>
            <text:p>                                       </text:p>
            <text:p>                                 </text:p>
            <text:p>                             </text:p>
            <text:p/>
            <text:p>         </text:p>
            <text:p>                             </text:p>
            <text:p>                                         </text:p>
            <text:p>                                             </text:p>
            <text:p>                                                 </text:p>
            <text:p>                                                 (61) 98523 </text:p>
            <text:p>                                             </text:p>
            <text:p>                                         </text:p>
            <text:p>                             </text:p>
            <text:p>                             - 1000 </text:p>
            <text:p>                                 </text:p>
            <text:p>                                       </text:p>
            <text:p>                                 </text:p>
            <text:p>                             </text:p>
            <text:p/>
            <text:p>         </text:p>
            <text:p>                             </text:p>
            <text:p>                                         </text:p>
            <text:p>                                             </text:p>
            <text:p>                                                 </text:p>
            <text:p>                                                 (61) 98523 </text:p>
            <text:p>                                             </text:p>
            <text:p>                                         </text:p>
            <text:p>                             </text:p>
            <text:p>                             - 1000 </text:p>
            <text:p>                                 </text:p>
            <text:p>                                       </text:p>
            <text:p>                                 </text:p>
            <text:p>                             </text:p>
            <text:p/>
            <text:p>         </text:p>
            <text:p>                             </text:p>
            <text:p>                                         </text:p>
            <text:p>                                             </text:p>
            <text:p>                                                 </text:p>
            <text:p>                                                 (61) 98523 </text:p>
            <text:p>                                             </text:p>
            <text:p>                                         </text:p>
            <text:p>                             </text:p>
            <text:p>                             - 1000</text:p>
          </table:table-cell>
          <table:table-cell office:value-type="string" calcext:value-type="string">
            <text:p>52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toda reformada</text:p>
          </table:table-cell>
          <table:table-cell office:value-type="string" calcext:value-type="string">
            <text:p>Excelente casa com reforma moderna e desocupada</text:p>
            <text:p/>
            <text:p>Cozinha ampla e com bastante armários planejados Casa toda no Blindex Piso em porcelanato Área de serviço  3 banheiros  Garagem p/ 3 carros 2 portões eletrônicos </text:p>
          </table:table-cell>
          <table:table-cell office:value-type="string" calcext:value-type="string">
            <text:p>https://www.dfimoveis.com.br/imovel/casa-3-quartos-venda-ceilandia-norte-ceilandia-df-qno-13-conjunto-i-1106618</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6 Conjunto 51</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Perpendicular</text:p>
          </table:table-cell>
          <table:table-cell table:number-columns-repeated="2" office:value-type="string" calcext:value-type="string">
            <text:p>200,00 m²</text:p>
          </table:table-cell>
          <table:table-cell office:value-type="float" office:value="280" calcext:value-type="float">
            <text:p>280</text:p>
          </table:table-cell>
          <table:table-cell office:value-type="string" calcext:value-type="string">
            <text:p>Área de Serviço, Varanda</text:p>
          </table:table-cell>
          <table:table-cell office:value-type="float" office:value="-15.8035245" calcext:value-type="float">
            <text:p>-15.8035245</text:p>
          </table:table-cell>
          <table:table-cell office:value-type="float" office:value="-48.1378361" calcext:value-type="float">
            <text:p>-48.1378361</text:p>
          </table:table-cell>
          <table:table-cell office:value-type="string" calcext:value-type="string">
            <text:p>RE/Max Metrópoles</text:p>
          </table:table-cell>
          <table:table-cell office:value-type="float" office:value="31122" calcext:value-type="float">
            <text:p>31122</text:p>
          </table:table-cell>
          <table:table-cell office:value-type="float" office:value="5561981015266" calcext:value-type="float">
            <text:p>5561981015266</text:p>
          </table:table-cell>
          <table:table-cell office:value-type="string" calcext:value-type="string">
            <text:p>(61) 98101 </text:p>
            <text:p>                                             </text:p>
            <text:p>                                         </text:p>
            <text:p>                             </text:p>
            <text:p>                             - 5266 </text:p>
            <text:p>                                 </text:p>
            <text:p>                                       </text:p>
            <text:p>                                 </text:p>
            <text:p>                             </text:p>
            <text:p/>
            <text:p>         </text:p>
            <text:p>                             </text:p>
            <text:p>                                         </text:p>
            <text:p>                                             </text:p>
            <text:p>                                                 </text:p>
            <text:p>                                                 (61) 98101 </text:p>
            <text:p>                                             </text:p>
            <text:p>                                         </text:p>
            <text:p>                             </text:p>
            <text:p>                             - 5266 </text:p>
            <text:p>                                 </text:p>
            <text:p>                                       </text:p>
            <text:p>                                 </text:p>
            <text:p>                             </text:p>
            <text:p/>
            <text:p>         </text:p>
            <text:p>                             </text:p>
            <text:p>                                         </text:p>
            <text:p>                                             </text:p>
            <text:p>                                                 </text:p>
            <text:p>                                                 (61) 98101 </text:p>
            <text:p>                                             </text:p>
            <text:p>                                         </text:p>
            <text:p>                             </text:p>
            <text:p>                             - 5266 </text:p>
            <text:p>                                 </text:p>
            <text:p>                                       </text:p>
            <text:p>                                 </text:p>
            <text:p>                             </text:p>
            <text:p/>
            <text:p>         </text:p>
            <text:p>                             </text:p>
            <text:p>                                         </text:p>
            <text:p>                                             </text:p>
            <text:p>                                                 </text:p>
            <text:p>                                                 (61) 98101 </text:p>
            <text:p>                                             </text:p>
            <text:p>                                         </text:p>
            <text:p>                             </text:p>
            <text:p>                             - 5266</text:p>
          </table:table-cell>
          <table:table-cell office:value-type="string" calcext:value-type="string">
            <text:p>178 dias</text:p>
          </table:table-cell>
          <table:table-cell office:value-type="string" calcext:value-type="string">
            <text:p>Não encontrado</text:p>
          </table:table-cell>
          <table:table-cell office:value-type="string" calcext:value-type="string">
            <text:p>Lateral</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Descubra sua nova casa dos sonhos em Ceilândia, Brasília! Esta espaçosa residência de 4 quartos e 2 banheiros oferece conforto e praticidade, ideal para famílias que valorizam qualidade de vida e um ótimo preço. Localizada no endereço QNO 16 Conjunto 51, esta casa construída possui uma área total de 200 metros quadrados e uma área útil de 140 metros quadrados.</text:p>
            <text:p/>
            <text:p>Ao entrar, você será recebido por uma sala de estar acolhedora, que convida para momentos de lazer e descontração. A cozinha é ampla e funcional, perfeita para preparar refeições deliciosas e desfrutar de jantares em família. Todos os 4 quartos são bem iluminados e arejados, proporcionando um ambiente tranquilo para descanso e privacidade.</text:p>
            <text:p/>
            <text:p>A casa inclui 2 vagas de garagem, garantindo segurança e comodidade para toda a família. Com um total de 10 cômodos bem distribuídos, esta residência térrea oferece espaço de sobra para cada membro da família usufruir do seu próprio cantinho.</text:p>
            <text:p/>
            <text:p>Situada na Região Centro-oeste do Brasil, em uma localização estratégica de Ceilândia do Distrito Federal, Conjunto 51 oferece fácil acesso a comércios, escolas e serviços essenciais. Esta é a oportunidade perfeita para adquirir um lar completo, em uma vizinhança tranquila e bem equipada.</text:p>
            <text:p/>
            <text:p>Não perca esta chance única de garantir um excelente investimento imobiliário. Agende já sua visita e venha conhecer pessoalmente este encantador imóvel!</text:p>
          </table:table-cell>
          <table:table-cell office:value-type="string" calcext:value-type="string">
            <text:p>https://www.dfimoveis.com.br/imovel/casa-4-quartos-venda-ceilandia-norte-ceilandia-df-qno-16-conjunto-51-1045738</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Perpendicular</text:p>
          </table:table-cell>
          <table:table-cell office:value-type="string" calcext:value-type="string">
            <text:p>144,00 m²</text:p>
          </table:table-cell>
          <table:table-cell office:value-type="string" calcext:value-type="string">
            <text:p>Não encontrado</text:p>
          </table:table-cell>
          <table:table-cell office:value-type="float" office:value="370" calcext:value-type="float">
            <text:p>370</text:p>
          </table:table-cell>
          <table:table-cell/>
          <table:table-cell office:value-type="float" office:value="-15.7971326" calcext:value-type="float">
            <text:p>-15.7971326</text:p>
          </table:table-cell>
          <table:table-cell office:value-type="float" office:value="-48.1208699" calcext:value-type="float">
            <text:p>-48.1208699</text:p>
          </table:table-cell>
          <table:table-cell office:value-type="string" calcext:value-type="string">
            <text:p>Matheus Lima</text:p>
          </table:table-cell>
          <table:table-cell office:value-type="float" office:value="25545" calcext:value-type="float">
            <text:p>25545</text:p>
          </table:table-cell>
          <table:table-cell office:value-type="float" office:value="5561982427835" calcext:value-type="float">
            <text:p>5561982427835</text:p>
          </table:table-cell>
          <table:table-cell office:value-type="string" calcext:value-type="string">
            <text:p>(61) 98242 </text:p>
            <text:p>                                             </text:p>
            <text:p>                                         </text:p>
            <text:p>                             </text:p>
            <text:p>                             - 7835 </text:p>
            <text:p>                                 </text:p>
            <text:p>                                       </text:p>
            <text:p>                                 </text:p>
            <text:p>                             </text:p>
            <text:p/>
            <text:p>         </text:p>
            <text:p>                             </text:p>
            <text:p>                                         </text:p>
            <text:p>                                             </text:p>
            <text:p>                                                 </text:p>
            <text:p>                                                 (61) 98242 </text:p>
            <text:p>                                             </text:p>
            <text:p>                                         </text:p>
            <text:p>                             </text:p>
            <text:p>                             - 7835 </text:p>
            <text:p>                                 </text:p>
            <text:p>                                       </text:p>
            <text:p>                                 </text:p>
            <text:p>                             </text:p>
            <text:p/>
            <text:p>         </text:p>
            <text:p>                             </text:p>
            <text:p>                                         </text:p>
            <text:p>                                             </text:p>
            <text:p>                                                 </text:p>
            <text:p>                                                 (61) 98242 </text:p>
            <text:p>                                             </text:p>
            <text:p>                                         </text:p>
            <text:p>                             </text:p>
            <text:p>                             - 7835 </text:p>
            <text:p>                                 </text:p>
            <text:p>                                       </text:p>
            <text:p>                                 </text:p>
            <text:p>                             </text:p>
            <text:p/>
            <text:p>         </text:p>
            <text:p>                             </text:p>
            <text:p>                                         </text:p>
            <text:p>                                             </text:p>
            <text:p>                                                 </text:p>
            <text:p>                                                 (61) 98242 </text:p>
            <text:p>                                             </text:p>
            <text:p>                                         </text:p>
            <text:p>                             </text:p>
            <text:p>                             - 7835</text:p>
          </table:table-cell>
          <table:table-cell office:value-type="string" calcext:value-type="string">
            <text:p>308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VENDO - Ótima casa na QNO 1 de Ceilândia Norte!</text:p>
            <text:p/>
            <text:p>144m²</text:p>
            <text:p>Forro PVC</text:p>
            <text:p>Cozinha ampla</text:p>
            <text:p>3 Vagas de Garagem</text:p>
            <text:p>Casa sozinha no lote</text:p>
            <text:p>3 Quartos sendo 1 suíte</text:p>
            <text:p>Armários na cozinha e suíte.</text:p>
            <text:p/>
            <text:p>LOCALIZAÇÃO EXCELENTE E PRIVILEGIADA!</text:p>
            <text:p/>
            <text:p>Entre em contato agora mesmo e agende uma visita ou envie sua proposta!</text:p>
            <text:p/>
            <text:p>Matheus de Sousa Lima</text:p>
            <text:p>Corretor de Imóveis</text:p>
            <text:p>CRECI/DF 25.545</text:p>
            <text:p/>
          </table:table-cell>
          <table:table-cell office:value-type="string" calcext:value-type="string">
            <text:p>https://www.dfimoveis.com.br/imovel/casa-3-quartos-venda-ceilandia-norte-ceilandia-df-qno-1-244175</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Rodovia DF 180</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Não encontrado</text:p>
          </table:table-cell>
          <table:table-cell office:value-type="string" calcext:value-type="string">
            <text:p>350,00 m²</text:p>
          </table:table-cell>
          <table:table-cell office:value-type="string" calcext:value-type="string">
            <text:p>800,00 m²</text:p>
          </table:table-cell>
          <table:table-cell office:value-type="float" office:value="450" calcext:value-type="float">
            <text:p>450</text:p>
          </table:table-cell>
          <table:table-cell office:value-type="string" calcext:value-type="string">
            <text:p>Aceita Pets, Área de Lazer, Área de Serviço, Jardim, Portão Eletrônico, Salão de Festas, Varanda, Área de Serviço Coberta , Cozinha Espaçosa</text:p>
          </table:table-cell>
          <table:table-cell office:value-type="float" office:value="-15.8513187" calcext:value-type="float">
            <text:p>-15.8513187</text:p>
          </table:table-cell>
          <table:table-cell office:value-type="float" office:value="-48.1107906" calcext:value-type="float">
            <text:p>-48.1107906</text:p>
          </table:table-cell>
          <table:table-cell office:value-type="string" calcext:value-type="string">
            <text:p>Evangelista</text:p>
          </table:table-cell>
          <table:table-cell office:value-type="float" office:value="27230" calcext:value-type="float">
            <text:p>27230</text:p>
          </table:table-cell>
          <table:table-cell office:value-type="float" office:value="5561981525163" calcext:value-type="float">
            <text:p>5561981525163</text:p>
          </table:table-cell>
          <table:table-cell office:value-type="string" calcext:value-type="string">
            <text:p>(61) 98152 </text:p>
            <text:p>                                             </text:p>
            <text:p>                                         </text:p>
            <text:p>                             </text:p>
            <text:p>                             - 5163 </text:p>
            <text:p>                                 </text:p>
            <text:p>                                       </text:p>
            <text:p>                                 </text:p>
            <text:p>                             </text:p>
            <text:p/>
            <text:p>         </text:p>
            <text:p>                             </text:p>
            <text:p>                                         </text:p>
            <text:p>                                             </text:p>
            <text:p>                                                 </text:p>
            <text:p>                                                 (61) 98152 </text:p>
            <text:p>                                             </text:p>
            <text:p>                                         </text:p>
            <text:p>                             </text:p>
            <text:p>                             - 5163 </text:p>
            <text:p>                                 </text:p>
            <text:p>                                       </text:p>
            <text:p>                                 </text:p>
            <text:p>                             </text:p>
            <text:p/>
            <text:p>         </text:p>
            <text:p>                             </text:p>
            <text:p>                                         </text:p>
            <text:p>                                             </text:p>
            <text:p>                                                 </text:p>
            <text:p>                                                 (61) 98152 </text:p>
            <text:p>                                             </text:p>
            <text:p>                                         </text:p>
            <text:p>                             </text:p>
            <text:p>                             - 5163 </text:p>
            <text:p>                                 </text:p>
            <text:p>                                       </text:p>
            <text:p>                                 </text:p>
            <text:p>                             </text:p>
            <text:p/>
            <text:p>         </text:p>
            <text:p>                             </text:p>
            <text:p>                                         </text:p>
            <text:p>                                             </text:p>
            <text:p>                                                 </text:p>
            <text:p>                                                 (61) 98152 </text:p>
            <text:p>                                             </text:p>
            <text:p>                                         </text:p>
            <text:p>                             </text:p>
            <text:p>                             - 5163</text:p>
          </table:table-cell>
          <table:table-cell office:value-type="string" calcext:value-type="string">
            <text:p>51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ONDOMÍNIO FECHADO - LOCALIZAÇÃO ESPECIAL - ACESSO TODO NO ASFALTO</text:p>
          </table:table-cell>
          <table:table-cell office:value-type="string" calcext:value-type="string">
            <text:p>Casa à Venda em Ceilândia Norte - Incra 09! </text:p>
            <text:p/>
            <text:p>Localizado por trás da PRF (BR070)</text:p>
            <text:p/>
            <text:p>Venha conhecer essa incrível oportunidade em um condomínio fechado.</text:p>
            <text:p/>
            <text:p>Lote de 800m² com uma casa super aconchegante, perfeita para você e sua família!</text:p>
            <text:p/>
            <text:p>Características do imóvel:</text:p>
            <text:p>- 3 Quartos (sendo 1 suíte)</text:p>
            <text:p>- Sala ampla e iluminada</text:p>
            <text:p>- Cozinha funcional</text:p>
            <text:p>- Banheiro social</text:p>
            <text:p>- Área de serviço</text:p>
            <text:p>- Área gourmet novinha com churrasqueira e banheiro</text:p>
            <text:p>- 4 vagas de garagem</text:p>
            <text:p/>
            <text:p>Acesso do condomínio todo asfaltado!</text:p>
            <text:p/>
            <text:p>Aceita permuta em Casa ou Apto de menor valor em Ceilandia, Samambaia e Taguatinga </text:p>
            <text:p/>
            <text:p>Não perca essa chance de viver com conforto e segurança! </text:p>
            <text:p/>
            <text:p>NÃO ACEITA FINANCIAMENTO.</text:p>
            <text:p/>
            <text:p>Entre em contato para mais informações e agende sua visita!</text:p>
            <text:p/>
            <text:p>VALORIZA IMÓVEIS</text:p>
            <text:p>CJ: 27230</text:p>
            <text:p>Plantão ,</text:p>
            <text:p/>
            <text:p>Corretores:</text:p>
            <text:p>Romulo Barreto</text:p>
            <text:p>Creci:21.118</text:p>
            <text:p>Fone: , WhatsApp</text:p>
            <text:p>Evangelista</text:p>
            <text:p>Creci-DF 16.819</text:p>
            <text:p>Fone: , - WhatsApp</text:p>
            <text:p/>
            <text:p>#CasaAVenda #CeilândiaNorte #CondomínioFechado #Oportunidade #Imóveis #SeuNovoLar</text:p>
          </table:table-cell>
          <table:table-cell office:value-type="string" calcext:value-type="string">
            <text:p>https://www.dfimoveis.com.br/imovel/casa-3-quartos-venda-ceilandia-norte-ceilandia-df-rodovia-df-180-1107288</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R 1 Conjunto G</text:p>
          </table:table-cell>
          <table:table-cell office:value-type="float" office:value="5" calcext:value-type="float">
            <text:p>5</text:p>
          </table:table-cell>
          <table:table-cell table:number-columns-repeated="2" office:value-type="float" office:value="0" calcext:value-type="float">
            <text:p>0</text:p>
          </table:table-cell>
          <table:table-cell office:value-type="string" calcext:value-type="string">
            <text:p>Não encontrado</text:p>
          </table:table-cell>
          <table:table-cell table:number-columns-repeated="2" office:value-type="string" calcext:value-type="string">
            <text:p>164,00 m²</text:p>
          </table:table-cell>
          <table:table-cell office:value-type="float" office:value="175" calcext:value-type="float">
            <text:p>175</text:p>
          </table:table-cell>
          <table:table-cell/>
          <table:table-cell office:value-type="float" office:value="-15.8085949" calcext:value-type="float">
            <text:p>-15.8085949</text:p>
          </table:table-cell>
          <table:table-cell office:value-type="float" office:value="-48.1537575" calcext:value-type="float">
            <text:p>-48.1537575</text:p>
          </table:table-cell>
          <table:table-cell office:value-type="string" calcext:value-type="string">
            <text:p>RE/Max Metrópoles</text:p>
          </table:table-cell>
          <table:table-cell office:value-type="float" office:value="31122" calcext:value-type="float">
            <text:p>31122</text:p>
          </table:table-cell>
          <table:table-cell office:value-type="float" office:value="5561981015266" calcext:value-type="float">
            <text:p>5561981015266</text:p>
          </table:table-cell>
          <table:table-cell office:value-type="string" calcext:value-type="string">
            <text:p>(61) 98101 </text:p>
            <text:p>                                             </text:p>
            <text:p>                                         </text:p>
            <text:p>                             </text:p>
            <text:p>                             - 5266 </text:p>
            <text:p>                                 </text:p>
            <text:p>                                       </text:p>
            <text:p>                                 </text:p>
            <text:p>                             </text:p>
            <text:p/>
            <text:p>         </text:p>
            <text:p>                             </text:p>
            <text:p>                                         </text:p>
            <text:p>                                             </text:p>
            <text:p>                                                 </text:p>
            <text:p>                                                 (61) 98101 </text:p>
            <text:p>                                             </text:p>
            <text:p>                                         </text:p>
            <text:p>                             </text:p>
            <text:p>                             - 5266 </text:p>
            <text:p>                                 </text:p>
            <text:p>                                       </text:p>
            <text:p>                                 </text:p>
            <text:p>                             </text:p>
            <text:p/>
            <text:p>         </text:p>
            <text:p>                             </text:p>
            <text:p>                                         </text:p>
            <text:p>                                             </text:p>
            <text:p>                                                 </text:p>
            <text:p>                                                 (61) 98101 </text:p>
            <text:p>                                             </text:p>
            <text:p>                                         </text:p>
            <text:p>                             </text:p>
            <text:p>                             - 5266 </text:p>
            <text:p>                                 </text:p>
            <text:p>                                       </text:p>
            <text:p>                                 </text:p>
            <text:p>                             </text:p>
            <text:p/>
            <text:p>         </text:p>
            <text:p>                             </text:p>
            <text:p>                                         </text:p>
            <text:p>                                             </text:p>
            <text:p>                                                 </text:p>
            <text:p>                                                 (61) 98101 </text:p>
            <text:p>                                             </text:p>
            <text:p>                                         </text:p>
            <text:p>                             </text:p>
            <text:p>                             - 5266</text:p>
          </table:table-cell>
          <table:table-cell office:value-type="string" calcext:value-type="string">
            <text:p>203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Oportunidade Imperdível!***</text:p>
            <text:p/>
            <text:p>Imóvel com 3 Casas no QNR 01 Conjunto G</text:p>
            <text:p>  </text:p>
            <text:p> </text:p>
            <text:p> Este imóvel versátil com 164 m² oferece uma excelente oportunidade para moradia ou investimento! </text:p>
            <text:p>São 3 casas independentes no mesmo terreno, perfeitas para famílias grandes, aluguel ou projetos de expansão. </text:p>
            <text:p/>
            <text:p>CARACTERÍSTICAS:</text:p>
            <text:p/>
            <text:p> - Casa 1: </text:p>
            <text:p>-2 quartos, sala, cozinha com armários planejados, banheiro e uma ampla área externa, ideal para quem gosta de espaço e conforto.</text:p>
            <text:p/>
            <text:p> - Casa 2: </text:p>
            <text:p>-1 quarto com cozinha integrada, perfeita para solteiros ou casais.</text:p>
            <text:p/>
            <text:p> - Casa 3: </text:p>
            <text:p>-1 quarto, sala e cozinha, com espaço suficiente para expandir e criar mais um quarto. Terreno amplo com potencial para aumentar as construções, valorizando ainda mais o imóvel. Localizado em uma área tranquila e de fácil acesso a comércio, escolas e transporte público. </text:p>
            <text:p/>
            <text:p>Entre em contato e garanta essa excelente oportunidade! </text:p>
          </table:table-cell>
          <table:table-cell office:value-type="string" calcext:value-type="string">
            <text:p>https://www.dfimoveis.com.br/imovel/casa-4-quartos-venda-ceilandia-norte-ceilandia-df-qnr-1-conjunto-g-1034128</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26 Conjunto E</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ascente</text:p>
          </table:table-cell>
          <table:table-cell table:number-columns-repeated="2" office:value-type="string" calcext:value-type="string">
            <text:p>244,00 m²</text:p>
          </table:table-cell>
          <table:table-cell office:value-type="float" office:value="385" calcext:value-type="float">
            <text:p>385</text:p>
          </table:table-cell>
          <table:table-cell office:value-type="string" calcext:value-type="string">
            <text:p>Área de Serviço, Cozinha com Armários , Escritorio , Portão Eletrônico, Varanda, Área de Serviço Coberta , Cozinha Espaçosa, Pintura Nova </text:p>
          </table:table-cell>
          <table:table-cell office:value-type="float" office:value="-15.797467" calcext:value-type="float">
            <text:p>-15.797467</text:p>
          </table:table-cell>
          <table:table-cell office:value-type="float" office:value="-48.1125696" calcext:value-type="float">
            <text:p>-48.1125696</text:p>
          </table:table-cell>
          <table:table-cell office:value-type="string" calcext:value-type="string">
            <text:p>Oriton Pereira</text:p>
          </table:table-cell>
          <table:table-cell office:value-type="float" office:value="17025" calcext:value-type="float">
            <text:p>17025</text:p>
          </table:table-cell>
          <table:table-cell office:value-type="float" office:value="5561985203642" calcext:value-type="float">
            <text:p>5561985203642</text:p>
          </table:table-cell>
          <table:table-cell office:value-type="string" calcext:value-type="string">
            <text:p>(61) 98520 </text:p>
            <text:p>                                             </text:p>
            <text:p>                                         </text:p>
            <text:p>                             </text:p>
            <text:p>                             - 3642 </text:p>
            <text:p>                                 </text:p>
            <text:p>                                       </text:p>
            <text:p>                                 </text:p>
            <text:p>                             </text:p>
            <text:p/>
            <text:p>         </text:p>
            <text:p>                             </text:p>
            <text:p>                                         </text:p>
            <text:p>                                             </text:p>
            <text:p>                                                 </text:p>
            <text:p>                                                 (61) 98520 </text:p>
            <text:p>                                             </text:p>
            <text:p>                                         </text:p>
            <text:p>                             </text:p>
            <text:p>                             - 3642 </text:p>
            <text:p>                                 </text:p>
            <text:p>                                       </text:p>
            <text:p>                                 </text:p>
            <text:p>                             </text:p>
            <text:p/>
            <text:p>         </text:p>
            <text:p>                             </text:p>
            <text:p>                                         </text:p>
            <text:p>                                             </text:p>
            <text:p>                                                 </text:p>
            <text:p>                                                 (61) 98520 </text:p>
            <text:p>                                             </text:p>
            <text:p>                                         </text:p>
            <text:p>                             </text:p>
            <text:p>                             - 3642 </text:p>
            <text:p>                                 </text:p>
            <text:p>                                       </text:p>
            <text:p>                                 </text:p>
            <text:p>                             </text:p>
            <text:p/>
            <text:p>         </text:p>
            <text:p>                             </text:p>
            <text:p>                                         </text:p>
            <text:p>                                             </text:p>
            <text:p>                                                 </text:p>
            <text:p>                                                 (61) 98520 </text:p>
            <text:p>                                             </text:p>
            <text:p>                                         </text:p>
            <text:p>                             </text:p>
            <text:p>                             - 3642</text:p>
          </table:table-cell>
          <table:table-cell office:value-type="string" calcext:value-type="string">
            <text:p>402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M 26 - Casa 3 Quartos, Armários na cozinha, Garagem coberta, Aceita Financiamento e FGTS</text:p>
          </table:table-cell>
          <table:table-cell office:value-type="string" calcext:value-type="string">
            <text:p>QNM 26 Ceilândia Norte/DF</text:p>
            <text:p/>
            <text:p>Casa 3 quartos, Portão eletrônico,  garagem coberta,</text:p>
            <text:p>Sala bem ventilada e iluminada naturalmente,</text:p>
            <text:p>Quarto de casal grande, quarto solteiro 1 espaçoso,</text:p>
            <text:p>banheiro social com ventilação natural,</text:p>
            <text:p>quarto solteiro 2 grande, casa toda forrada,</text:p>
            <text:p>cozinha com armários,</text:p>
            <text:p>área de serviço ampla e coberta + duas casas de fundos de 1 e 2 quartos todas no forro,</text:p>
            <text:p>casa toda gradeada, excelente padrão construtivo e acabamento,</text:p>
            <text:p>portas e janelas em blindex.</text:p>
            <text:p/>
            <text:p>Excelente Localização</text:p>
            <text:p>saída fácil BR 070, próximo Comercio Local, supermercados,</text:p>
            <text:p>Padarias, lanchonetes, restaurantes, posto de gasolina,</text:p>
            <text:p>escolas, faculdade, parada de ônibus e comercio em geral.</text:p>
            <text:p/>
            <text:p>Imóvel Aceita financiamento e FGTS</text:p>
            <text:p>Imóvel Quitado, escriturado e Registrado.</text:p>
            <text:p>Imóvel sujeito a alteração de preço sem aviso prévio!</text:p>
            <text:p/>
            <text:p>ORITON PEREIRA CRECI-F 17025/DF</text:p>
            <text:p>0 6 1   9 8 5 2 0 - 3 6 4 2</text:p>
          </table:table-cell>
          <table:table-cell office:value-type="string" calcext:value-type="string">
            <text:p>https://www.dfimoveis.com.br/imovel/casa-3-quartos-venda-ceilandia-norte-ceilandia-df-qnm-26-conjunto-e-776620</text:p>
          </table:table-cell>
        </table:table-row>
        <table:table-row table:style-name="ro7">
          <table:table-cell office:value-type="string" calcext:value-type="string">
            <text:p>CEILÂNDIA</text:p>
          </table:table-cell>
          <table:table-cell office:value-type="string" calcext:value-type="string">
            <text:p>CEILANDIA NORTE</text:p>
          </table:table-cell>
          <table:table-cell office:value-type="string" calcext:value-type="string">
            <text:p>QNP 11 Conjunto D</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Perpendicular</text:p>
          </table:table-cell>
          <table:table-cell table:number-columns-repeated="2" office:value-type="string" calcext:value-type="string">
            <text:p>135,00 m²</text:p>
          </table:table-cell>
          <table:table-cell office:value-type="float" office:value="239.999" calcext:value-type="float">
            <text:p>239.999</text:p>
          </table:table-cell>
          <table:table-cell office:value-type="string" calcext:value-type="string">
            <text:p>Área de Serviço, Área de Serviço Coberta , Cozinha Espaçosa</text:p>
          </table:table-cell>
          <table:table-cell office:value-type="float" office:value="-15.8182047" calcext:value-type="float">
            <text:p>-15.8182047</text:p>
          </table:table-cell>
          <table:table-cell office:value-type="float" office:value="-48.1295241" calcext:value-type="float">
            <text:p>-48.1295241</text:p>
          </table:table-cell>
          <table:table-cell office:value-type="string" calcext:value-type="string">
            <text:p>S Randazzo Imóveis</text:p>
          </table:table-cell>
          <table:table-cell office:value-type="float" office:value="21410" calcext:value-type="float">
            <text:p>21410</text:p>
          </table:table-cell>
          <table:table-cell/>
          <table:table-cell office:value-type="string" calcext:value-type="string">
            <text:p>(61) 98201 </text:p>
            <text:p>                             </text:p>
            <text:p>                             - 0913 </text:p>
            <text:p>                                 </text:p>
            <text:p>                                       </text:p>
            <text:p>                                 </text:p>
            <text:p>                             </text:p>
            <text:p/>
            <text:p>         </text:p>
            <text:p>                             </text:p>
            <text:p>                                     </text:p>
            <text:p>                                     (61) 98201 </text:p>
            <text:p>                             </text:p>
            <text:p>                             - 0913 </text:p>
            <text:p>                                 </text:p>
            <text:p>                                       </text:p>
            <text:p>                                 </text:p>
            <text:p>                             </text:p>
            <text:p/>
            <text:p>         </text:p>
            <text:p>                             </text:p>
            <text:p>                                     </text:p>
            <text:p>                                     (61) 98201 </text:p>
            <text:p>                             </text:p>
            <text:p>                             - 0913 </text:p>
            <text:p>                                 </text:p>
            <text:p>                                       </text:p>
            <text:p>                                 </text:p>
            <text:p>                             </text:p>
            <text:p/>
            <text:p>         </text:p>
            <text:p>                             </text:p>
            <text:p>                                     </text:p>
            <text:p>                                     (61) 98201 </text:p>
            <text:p>                             </text:p>
            <text:p>                             - 0913</text:p>
          </table:table-cell>
          <table:table-cell office:value-type="string" calcext:value-type="string">
            <text:p>45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 - VENDO CASA NA QNP 11 CONJUNTO D</text:p>
            <text:p>* - CASA COM 02 QUARTOS,  COM UM BARRACO NOS FUNDO!</text:p>
            <text:p/>
            <text:p>* - CARACTERÍSTICAS DO IMÓVEL:</text:p>
            <text:p>* - 02 QUARTOS</text:p>
            <text:p>* - SALA PARA 02 AMBIENTES</text:p>
            <text:p>* - COZINHA ESPAÇOSA</text:p>
            <text:p>* - WC  SOCIAL</text:p>
            <text:p>* - ÁREA DE SERVIÇO COM LAVANDERIA</text:p>
            <text:p>* - GARAGEM COBERTA PARA 02 CARROS</text:p>
            <text:p>* - CASA TODA NO FORRO  PVC</text:p>
            <text:p>* - CORREDOR  LATERAL</text:p>
            <text:p/>
            <text:p/>
            <text:p>* - BARRACO DE FUNDO</text:p>
            <text:p>* - QUARTO</text:p>
            <text:p>* - SALA</text:p>
            <text:p>* - COZINHA</text:p>
            <text:p>* - BANHEIRO</text:p>
            <text:p>* - OBS: O BARRACO ESTA DESATIVADO (VAZIO)</text:p>
            <text:p/>
            <text:p>* - LOCALIZADA EM UMA REGIÃO TRANQUILA</text:p>
            <text:p>* - COM FÁCIL ACESSO A UM VASTO COMÉRCIO</text:p>
            <text:p>* - ESCOLAS  E TRANSPORTE  PÚBLICO</text:p>
            <text:p>* - AO LADO DE PARADA DE ÔNIBUS</text:p>
            <text:p>* - PRÓXIMO DE MERCADOS</text:p>
            <text:p>* - PRÓXIMO DE FARMÁCIAS</text:p>
            <text:p>* - IDEAL  PARA QUEM QUER MORAR BEM  OU  INVESTIR</text:p>
            <text:p/>
            <text:p>* - VALOR  R$  239.999,00</text:p>
            <text:p>* - ACEITA  FINANCIAMENTO  BANCÁRIO e FGTS</text:p>
            <text:p/>
            <text:p>* - LIGUE E AGENDE UMA VISITA. </text:p>
            <text:p/>
            <text:p>* - SOUSA - 61 - , / JÚNIOR - 61- ,. </text:p>
            <text:p/>
            <text:p>* - AVALIAMOS E VENDEMOS SEU IMÓVEL EM TODO DF </text:p>
            <text:p/>
            <text:p>* - OBS: (AVALIAÇÃO GRATUITA). </text:p>
            <text:p>* - Captador: Sousa</text:p>
            <text:p/>
            <text:p>* - OBS: (*A área do imóvel anunciado, é uma estimativa e deverá ser confirmada junto à certidão de ônus do imóvel.*)</text:p>
            <text:p/>
          </table:table-cell>
          <table:table-cell office:value-type="string" calcext:value-type="string">
            <text:p>https://www.dfimoveis.com.br/imovel/casa-2-quartos-venda-ceilandia-norte-ceilandia-df-qnp-11-conjunto-d-1110427</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4 Conjunto K</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ascente</text:p>
          </table:table-cell>
          <table:table-cell office:value-type="string" calcext:value-type="string">
            <text:p>95,00 m²</text:p>
          </table:table-cell>
          <table:table-cell office:value-type="string" calcext:value-type="string">
            <text:p>144,00 m²</text:p>
          </table:table-cell>
          <table:table-cell office:value-type="float" office:value="410" calcext:value-type="float">
            <text:p>410</text:p>
          </table:table-cell>
          <table:table-cell/>
          <table:table-cell office:value-type="float" office:value="-15.7915754" calcext:value-type="float">
            <text:p>-15.7915754</text:p>
          </table:table-cell>
          <table:table-cell office:value-type="float" office:value="-48.1195937" calcext:value-type="float">
            <text:p>-48.1195937</text:p>
          </table:table-cell>
          <table:table-cell office:value-type="string" calcext:value-type="string">
            <text:p>Ferreira e Silva Negócios Imobiliários</text:p>
          </table:table-cell>
          <table:table-cell office:value-type="float" office:value="27239" calcext:value-type="float">
            <text:p>27239</text:p>
          </table:table-cell>
          <table:table-cell office:value-type="float" office:value="5561981800165" calcext:value-type="float">
            <text:p>5561981800165</text:p>
          </table:table-cell>
          <table:table-cell office:value-type="string" calcext:value-type="string">
            <text:p>(61) 98180 </text:p>
            <text:p>                                             </text:p>
            <text:p>                                         </text:p>
            <text:p>                             </text:p>
            <text:p>                             - 0165 </text:p>
            <text:p>                                 </text:p>
            <text:p>                                       </text:p>
            <text:p>                                 </text:p>
            <text:p>                             </text:p>
            <text:p/>
            <text:p>         </text:p>
            <text:p>                             </text:p>
            <text:p>                                         </text:p>
            <text:p>                                             </text:p>
            <text:p>                                                 </text:p>
            <text:p>                                                 (61) 98180 </text:p>
            <text:p>                                             </text:p>
            <text:p>                                         </text:p>
            <text:p>                             </text:p>
            <text:p>                             - 0165 </text:p>
            <text:p>                                 </text:p>
            <text:p>                                       </text:p>
            <text:p>                                 </text:p>
            <text:p>                             </text:p>
            <text:p/>
            <text:p>         </text:p>
            <text:p>                             </text:p>
            <text:p>                                         </text:p>
            <text:p>                                             </text:p>
            <text:p>                                                 </text:p>
            <text:p>                                                 (61) 98180 </text:p>
            <text:p>                                             </text:p>
            <text:p>                                         </text:p>
            <text:p>                             </text:p>
            <text:p>                             - 0165 </text:p>
            <text:p>                                 </text:p>
            <text:p>                                       </text:p>
            <text:p>                                 </text:p>
            <text:p>                             </text:p>
            <text:p/>
            <text:p>         </text:p>
            <text:p>                             </text:p>
            <text:p>                                         </text:p>
            <text:p>                                             </text:p>
            <text:p>                                                 </text:p>
            <text:p>                                                 (61) 98180 </text:p>
            <text:p>                                             </text:p>
            <text:p>                                         </text:p>
            <text:p>                             </text:p>
            <text:p>                             - 0165</text:p>
          </table:table-cell>
          <table:table-cell office:value-type="string" calcext:value-type="string">
            <text:p>30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Imóvel com placa de captação de energia solar.</text:p>
          </table:table-cell>
          <table:table-cell office:value-type="string" calcext:value-type="string">
            <text:p>QNO 04 CONJUNTO K - CEILÂNDIA.</text:p>
            <text:p/>
            <text:p>De R$: 430.000,00</text:p>
            <text:p/>
            <text:p>Por R$: 410.000,00</text:p>
            <text:p/>
            <text:p>!!! Estamos aberto a propostas !!!</text:p>
            <text:p/>
            <text:p>Avaliamos troca por apartamento na região de Samambaia.</text:p>
            <text:p/>
            <text:p>Excelente casa contendo:</text:p>
            <text:p/>
            <text:p>03 quartos sendo 01 suíte.</text:p>
            <text:p>Sala com excelente espaço voltada para a parte frontal do imóvel.</text:p>
            <text:p>Cozinha com armários.</text:p>
            <text:p>Área de serviço.</text:p>
            <text:p>Imóvel conta com projeto para captação de energia solar.</text:p>
            <text:p>Garagem para 03 carros, com churrasqueira.</text:p>
            <text:p>Nascente.</text:p>
            <text:p/>
            <text:p>Com excelente localização o imóvel está próximo a BR-070, favorecendo a saída em direção ao centro de Brasília.</text:p>
            <text:p/>
            <text:p>QUITADO, ESCRITURADO E ACEITA FINANCIAMENTO!!!</text:p>
            <text:p/>
            <text:p>NÃO PERCA TEMPO E AGENDE JÁ SUA VISITA!!</text:p>
            <text:p/>
            <text:p/>
            <text:p>Gestor Imobiliário</text:p>
            <text:p>João Henrique</text:p>
            <text:p>(61) 9 ,</text:p>
            <text:p/>
            <text:p>Erick</text:p>
            <text:p>CRECI-DF 31026</text:p>
            <text:p>(61) 9 ,</text:p>
            <text:p/>
            <text:p/>
          </table:table-cell>
          <table:table-cell office:value-type="string" calcext:value-type="string">
            <text:p>https://www.dfimoveis.com.br/imovel/casa-3-quartos-venda-ceilandia-norte-ceilandia-df-qno-4-conjunto-k-1095367</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4 Conjunto F</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Poente</text:p>
          </table:table-cell>
          <table:table-cell office:value-type="string" calcext:value-type="string">
            <text:p>120,00 m²</text:p>
          </table:table-cell>
          <table:table-cell office:value-type="string" calcext:value-type="string">
            <text:p>144,00 m²</text:p>
          </table:table-cell>
          <table:table-cell office:value-type="float" office:value="165" calcext:value-type="float">
            <text:p>165</text:p>
          </table:table-cell>
          <table:table-cell/>
          <table:table-cell office:value-type="float" office:value="-15.794587" calcext:value-type="float">
            <text:p>-15.794587</text:p>
          </table:table-cell>
          <table:table-cell office:value-type="float" office:value="-48.119904" calcext:value-type="float">
            <text:p>-48.119904</text:p>
          </table:table-cell>
          <table:table-cell office:value-type="string" calcext:value-type="string">
            <text:p>Valéria Assis</text:p>
          </table:table-cell>
          <table:table-cell office:value-type="float" office:value="30582" calcext:value-type="float">
            <text:p>30582</text:p>
          </table:table-cell>
          <table:table-cell office:value-type="float" office:value="5561981283667" calcext:value-type="float">
            <text:p>5561981283667</text:p>
          </table:table-cell>
          <table:table-cell office:value-type="string" calcext:value-type="string">
            <text:p>(61) 98128 </text:p>
            <text:p>                                             </text:p>
            <text:p>                                         </text:p>
            <text:p>                             </text:p>
            <text:p>                             - 3667 </text:p>
            <text:p>                                 </text:p>
            <text:p>                                       </text:p>
            <text:p>                                 </text:p>
            <text:p>                             </text:p>
            <text:p/>
            <text:p>         </text:p>
            <text:p>                             </text:p>
            <text:p>                                         </text:p>
            <text:p>                                             </text:p>
            <text:p>                                                 </text:p>
            <text:p>                                                 (61) 98128 </text:p>
            <text:p>                                             </text:p>
            <text:p>                                         </text:p>
            <text:p>                             </text:p>
            <text:p>                             - 3667 </text:p>
            <text:p>                                 </text:p>
            <text:p>                                       </text:p>
            <text:p>                                 </text:p>
            <text:p>                             </text:p>
            <text:p/>
            <text:p>         </text:p>
            <text:p>                             </text:p>
            <text:p>                                         </text:p>
            <text:p>                                             </text:p>
            <text:p>                                                 </text:p>
            <text:p>                                                 (61) 98128 </text:p>
            <text:p>                                             </text:p>
            <text:p>                                         </text:p>
            <text:p>                             </text:p>
            <text:p>                             - 3667 </text:p>
            <text:p>                                 </text:p>
            <text:p>                                       </text:p>
            <text:p>                                 </text:p>
            <text:p>                             </text:p>
            <text:p/>
            <text:p>         </text:p>
            <text:p>                             </text:p>
            <text:p>                                         </text:p>
            <text:p>                                             </text:p>
            <text:p>                                                 </text:p>
            <text:p>                                                 (61) 98128 </text:p>
            <text:p>                                             </text:p>
            <text:p>                                         </text:p>
            <text:p>                             </text:p>
            <text:p>                             - 3667</text:p>
          </table:table-cell>
          <table:table-cell office:value-type="string" calcext:value-type="string">
            <text:p>59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Possui 02 casas no lote para possível investimento </text:p>
          </table:table-cell>
          <table:table-cell office:value-type="string" calcext:value-type="string">
            <text:p>Ágio de uma casa no Setor O </text:p>
            <text:p>Localização na quadra 04 próximo </text:p>
            <text:p>Supermercado, escolas, lotérica, restaurantes , estação metrô a 15 minutos , ônibus na leste poucos metros..</text:p>
            <text:p>Comunidade excelente para tranquilidade de sua família , ou vc pode investir e retorno garantido de aluguel </text:p>
            <text:p/>
            <text:p>Ágio 165.000,00</text:p>
            <text:p>Prestação 2.250,00</text:p>
            <text:p>Saldo devedor 265.000,00</text:p>
            <text:p/>
            <text:p>Descrição</text:p>
            <text:p>Casa frente na laje </text:p>
            <text:p> com 03 qtos </text:p>
            <text:p>Banheiro</text:p>
            <text:p>Cozinha </text:p>
            <text:p>02 vagas de garagem coberta </text:p>
            <text:p>Sala ampla </text:p>
            <text:p/>
            <text:p>Fundos  casa com forro de gesso </text:p>
            <text:p>01 Qt </text:p>
            <text:p>Cozinha </text:p>
            <text:p>Sala </text:p>
            <text:p>Banheiro </text:p>
            <text:p/>
            <text:p/>
            <text:p>Aceita financiamento </text:p>
            <text:p>FGTS </text:p>
            <text:p>Ágio aceita carro aproximado 40% do valor </text:p>
            <text:p/>
            <text:p/>
          </table:table-cell>
          <table:table-cell office:value-type="string" calcext:value-type="string">
            <text:p>https://www.dfimoveis.com.br/imovel/casa-3-quartos-venda-ceilandia-norte-ceilandia-df-qno-4-conjunto-f-1103531</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9 Conjunto B</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ão encontrado</text:p>
          </table:table-cell>
          <table:table-cell office:value-type="string" calcext:value-type="string">
            <text:p>135,00 m²</text:p>
          </table:table-cell>
          <table:table-cell office:value-type="string" calcext:value-type="string">
            <text:p>Não encontrado</text:p>
          </table:table-cell>
          <table:table-cell office:value-type="float" office:value="360" calcext:value-type="float">
            <text:p>360</text:p>
          </table:table-cell>
          <table:table-cell office:value-type="string" calcext:value-type="string">
            <text:p>Área de Serviço</text:p>
          </table:table-cell>
          <table:table-cell office:value-type="float" office:value="-15.8155914" calcext:value-type="float">
            <text:p>-15.8155914</text:p>
          </table:table-cell>
          <table:table-cell office:value-type="float" office:value="-48.12549" calcext:value-type="float">
            <text:p>-48.12549</text:p>
          </table:table-cell>
          <table:table-cell office:value-type="string" calcext:value-type="string">
            <text:p>Beiramar Imóveis</text:p>
          </table:table-cell>
          <table:table-cell office:value-type="float" office:value="20346" calcext:value-type="float">
            <text:p>20346</text:p>
          </table:table-cell>
          <table:table-cell office:value-type="float" office:value="556132621001" calcext:value-type="float">
            <text:p>556132621001</text:p>
          </table:table-cell>
          <table:table-cell office:value-type="string" calcext:value-type="string">
            <text:p>(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Comercial e Residencial com 4 Quartos, 4 Vagas de Garagem à Venda na QNP 9 - Ceilândia</text:p>
          </table:table-cell>
          <table:table-cell office:value-type="string" calcext:value-type="string">
            <text:p>Imóvel Comercial e Residencial à Venda - Localização Estratégica na Via P1</text:p>
            <text:p/>
            <text:p>Excelente oportunidade de investimento! Imóvel composto por 3 residências e uma loja comercial, situado em uma área de grande circulação e fácil acesso. Ideal para quem busca um ponto comercial com possibilidade de moradia ou renda.</text:p>
            <text:p/>
            <text:p>Características do Imóvel:</text:p>
            <text:p>Loja Comercial / Oficina: Ponto comercial ideal para diversos tipos de negócio, com banheiro social.</text:p>
            <text:p/>
            <text:p>Residência 1 (Térreo):</text:p>
            <text:p>2 Quartos amplos</text:p>
            <text:p>Cozinha</text:p>
            <text:p>Sala de estar</text:p>
            <text:p>Área de serviço</text:p>
            <text:p>Banheiro</text:p>
            <text:p/>
            <text:p>Residência 2:</text:p>
            <text:p>Área de 35 m²</text:p>
            <text:p>Cozinha americana integrada</text:p>
            <text:p>Banheiro</text:p>
            <text:p/>
            <text:p>Residência 3:</text:p>
            <text:p>Sala de estar</text:p>
            <text:p>Cozinha</text:p>
            <text:p>Banheiro</text:p>
            <text:p>Quarto</text:p>
            <text:p>Acabamento em PVC e Blindex</text:p>
            <text:p/>
            <text:p>Localização:</text:p>
            <text:p>Próximo a escolas públicas e particulares</text:p>
            <text:p>A poucos minutos do IESB e Universidade Católica</text:p>
            <text:p>Fácil acesso a academias, padarias, pontos de ônibus e estação de metrô (a 500 metros)</text:p>
            <text:p/>
            <text:p>Condições de Venda:</text:p>
            <text:p>Não aceita financiamento bancário</text:p>
            <text:p>Aceita permuta por casa em Taguatinga</text:p>
            <text:p/>
            <text:p>Ideal para investidores ou para quem busca um imóvel versátil com excelente potencial de rendimento. Agende sua visita e aproveite essa oportunidade única!</text:p>
            <text:p/>
            <text:p>Há mais de 40 anos atuando no mercado imobiliário do Distrito Federal, a Beiramar já ajudou mais de 150 mil pessoas a encontrarem seu lar.</text:p>
            <text:p/>
            <text:p>Para mais informações agende sua visita! ,.</text:p>
          </table:table-cell>
          <table:table-cell office:value-type="string" calcext:value-type="string">
            <text:p>https://www.dfimoveis.com.br/imovel/casa-4-quartos-venda-ceilandia-norte-ceilandia-df-qnp-9-conjunto-b-963326</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P 5 Conjunto P</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ão encontrado</text:p>
          </table:table-cell>
          <table:table-cell table:number-columns-repeated="2" office:value-type="string" calcext:value-type="string">
            <text:p>70,00 m²</text:p>
          </table:table-cell>
          <table:table-cell office:value-type="float" office:value="280" calcext:value-type="float">
            <text:p>280</text:p>
          </table:table-cell>
          <table:table-cell/>
          <table:table-cell office:value-type="float" office:value="-15.8218374" calcext:value-type="float">
            <text:p>-15.8218374</text:p>
          </table:table-cell>
          <table:table-cell office:value-type="float" office:value="-48.1258004" calcext:value-type="float">
            <text:p>-48.1258004</text:p>
          </table:table-cell>
          <table:table-cell office:value-type="string" calcext:value-type="string">
            <text:p>BR House</text:p>
          </table:table-cell>
          <table:table-cell office:value-type="float" office:value="19701" calcext:value-type="float">
            <text:p>19701</text:p>
          </table:table-cell>
          <table:table-cell office:value-type="float" office:value="5561998740164" calcext:value-type="float">
            <text:p>5561998740164</text:p>
          </table:table-cell>
          <table:table-cell office:value-type="string" calcext:value-type="string">
            <text:p>(61) 3003 </text:p>
            <text:p>                             </text:p>
            <text:p>                             - 9182 </text:p>
            <text:p>                                 </text:p>
            <text:p>                                       </text:p>
            <text:p>                                 </text:p>
            <text:p>                             </text:p>
            <text:p/>
            <text:p>         </text:p>
            <text:p>                             </text:p>
            <text:p>                                     </text:p>
            <text:p>                                     (61) 3003 </text:p>
            <text:p>                             </text:p>
            <text:p>                             - 9182 </text:p>
            <text:p>                                 </text:p>
            <text:p>                                       </text:p>
            <text:p>                                 </text:p>
            <text:p>                             </text:p>
            <text:p/>
            <text:p>         </text:p>
            <text:p>                             </text:p>
            <text:p>                                     </text:p>
            <text:p>                                     (61) 3003 </text:p>
            <text:p>                             </text:p>
            <text:p>                             - 9182 </text:p>
            <text:p>                                 </text:p>
            <text:p>                                       </text:p>
            <text:p>                                 </text:p>
            <text:p>                             </text:p>
            <text:p/>
            <text:p>         </text:p>
            <text:p>                             </text:p>
            <text:p>                                     </text:p>
            <text:p>                                     (61) 3003 </text:p>
            <text:p>                             </text:p>
            <text:p>                             - 9182</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eilândia Norte (Ceilândia) | Casa 3 quartos </text:p>
          </table:table-cell>
          <table:table-cell office:value-type="string" calcext:value-type="string">
            <text:p>Excelente casa térrea de 3 quartos, com 70m² de área construída, recém-pintada, pronta para morar! O imóvel possui uma sala espaçosa e quartos amplos, além de janelas grandes que garantem excelente iluminação natural e ventilação. Conta ainda com espaço para 2 vagas de garagem, comodidade e conforto Localizada em uma região privilegiada da Ceilândia, com fácil acesso ao comércio local, serviços variados e transporte público Uma oportunidade imperdível para quem busca qualidade de vida e comodidade!</text:p>
            <text:p>Estamos presentes no Distrito Federal, Cuiabá e Mato Grosso do Sul, desde 2012, com uma equipe de mais de 300 corretores credenciados para melhor lhe atender. Ofereça aos clientes consultoria imobiliária completa, inclusive assessoria jurídica durante o processo de compra e venda do imóvel. Aprovamos seu crédito em poucas horas!</text:p>
            <text:p>A área do imóvel anunciada é uma estimativa e deve ser confirmada pelo pretendente interessado juntamente com a Certidão de Ônus do Imóvel.</text:p>
            <text:p>Os valores e condições estão sujeitos à alteração sem aviso prévio! 789b3</text:p>
          </table:table-cell>
          <table:table-cell office:value-type="string" calcext:value-type="string">
            <text:p>https://www.dfimoveis.com.br/imovel/casa-3-quartos-venda-ceilandia-norte-ceilandia-df-qnp-5-conjunto-p-1131828</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9 Conjunto S</text:p>
          </table:table-cell>
          <table:table-cell office:value-type="float" office:value="3" calcext:value-type="float">
            <text:p>3</text:p>
          </table:table-cell>
          <table:table-cell table:number-columns-repeated="2" office:value-type="float" office:value="0" calcext:value-type="float">
            <text:p>0</text:p>
          </table:table-cell>
          <table:table-cell office:value-type="string" calcext:value-type="string">
            <text:p>Poente</text:p>
          </table:table-cell>
          <table:table-cell table:number-columns-repeated="2" office:value-type="string" calcext:value-type="string">
            <text:p>135,00 m²</text:p>
          </table:table-cell>
          <table:table-cell office:value-type="float" office:value="250" calcext:value-type="float">
            <text:p>250</text:p>
          </table:table-cell>
          <table:table-cell/>
          <table:table-cell office:value-type="float" office:value="-15.8154704" calcext:value-type="float">
            <text:p>-15.8154704</text:p>
          </table:table-cell>
          <table:table-cell office:value-type="float" office:value="-48.1290786" calcext:value-type="float">
            <text:p>-48.1290786</text:p>
          </table:table-cell>
          <table:table-cell office:value-type="string" calcext:value-type="string">
            <text:p>Adriano</text:p>
          </table:table-cell>
          <table:table-cell office:value-type="float" office:value="30121" calcext:value-type="float">
            <text:p>30121</text:p>
          </table:table-cell>
          <table:table-cell office:value-type="float" office:value="5561984404420" calcext:value-type="float">
            <text:p>5561984404420</text:p>
          </table:table-cell>
          <table:table-cell office:value-type="string" calcext:value-type="string">
            <text:p>(61) 98440 </text:p>
            <text:p>                                             </text:p>
            <text:p>                                         </text:p>
            <text:p>                             </text:p>
            <text:p>                             - 4420 </text:p>
            <text:p>                                 </text:p>
            <text:p>                                       </text:p>
            <text:p>                                 </text:p>
            <text:p>                             </text:p>
            <text:p/>
            <text:p>         </text:p>
            <text:p>                             </text:p>
            <text:p>                                         </text:p>
            <text:p>                                             </text:p>
            <text:p>                                                 </text:p>
            <text:p>                                                 (61) 98440 </text:p>
            <text:p>                                             </text:p>
            <text:p>                                         </text:p>
            <text:p>                             </text:p>
            <text:p>                             - 4420 </text:p>
            <text:p>                                 </text:p>
            <text:p>                                       </text:p>
            <text:p>                                 </text:p>
            <text:p>                             </text:p>
            <text:p/>
            <text:p>         </text:p>
            <text:p>                             </text:p>
            <text:p>                                         </text:p>
            <text:p>                                             </text:p>
            <text:p>                                                 </text:p>
            <text:p>                                                 (61) 98440 </text:p>
            <text:p>                                             </text:p>
            <text:p>                                         </text:p>
            <text:p>                             </text:p>
            <text:p>                             - 4420 </text:p>
            <text:p>                                 </text:p>
            <text:p>                                       </text:p>
            <text:p>                                 </text:p>
            <text:p>                             </text:p>
            <text:p/>
            <text:p>         </text:p>
            <text:p>                             </text:p>
            <text:p>                                         </text:p>
            <text:p>                                             </text:p>
            <text:p>                                                 </text:p>
            <text:p>                                                 (61) 98440 </text:p>
            <text:p>                                             </text:p>
            <text:p>                                         </text:p>
            <text:p>                             </text:p>
            <text:p>                             - 4420</text:p>
          </table:table-cell>
          <table:table-cell office:value-type="string" calcext:value-type="string">
            <text:p>28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 S.A Imóveis – Vende Casa na QNP 09</text:p>
            <text:p/>
            <text:p> Localização:</text:p>
            <text:p><text:tab/>•<text:tab/>Endereço: QNP 09, Conjunto S</text:p>
            <text:p><text:tab/>•<text:tab/>CEP: 72240-819</text:p>
            <text:p><text:tab/>•<text:tab/>Posição: Poente</text:p>
            <text:p/>
            <text:p>Características do Imóvel:</text:p>
            <text:p><text:tab/>•<text:tab/>Área de 135m²</text:p>
            <text:p><text:tab/>•<text:tab/>3 quartos</text:p>
            <text:p><text:tab/>•<text:tab/>Cozinha americana</text:p>
            <text:p><text:tab/>•<text:tab/>Banheiro social</text:p>
            <text:p/>
            <text:p>Edícula:</text:p>
            <text:p><text:tab/>•<text:tab/>1 quarto</text:p>
            <text:p><text:tab/>•<text:tab/>Sala</text:p>
            <text:p><text:tab/>•<text:tab/>Cozinha</text:p>
            <text:p><text:tab/>•<text:tab/>Banheiro</text:p>
            <text:p/>
            <text:p>Garagem: Vaga para 2 carros</text:p>
            <text:p/>
            <text:p> Valor: R$ 250.000,00</text:p>
            <text:p> Aceita financiamento</text:p>
            <text:p/>
            <text:p>Entre em contato para mais informações!</text:p>
          </table:table-cell>
          <table:table-cell office:value-type="string" calcext:value-type="string">
            <text:p>https://www.dfimoveis.com.br/imovel/casa-3-quartos-venda-ceilandia-norte-ceilandia-df-qnp-9-conjunto-s-1120954</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5</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150,00 m²</text:p>
          </table:table-cell>
          <table:table-cell office:value-type="string" calcext:value-type="string">
            <text:p>180,00 m²</text:p>
          </table:table-cell>
          <table:table-cell office:value-type="float" office:value="270" calcext:value-type="float">
            <text:p>270</text:p>
          </table:table-cell>
          <table:table-cell/>
          <table:table-cell office:value-type="float" office:value="-15.8221795" calcext:value-type="float">
            <text:p>-15.8221795</text:p>
          </table:table-cell>
          <table:table-cell office:value-type="float" office:value="-48.1264425" calcext:value-type="float">
            <text:p>-48.1264425</text:p>
          </table:table-cell>
          <table:table-cell office:value-type="string" calcext:value-type="string">
            <text:p>Beiramar Imóveis</text:p>
          </table:table-cell>
          <table:table-cell office:value-type="float" office:value="20346" calcext:value-type="float">
            <text:p>20346</text:p>
          </table:table-cell>
          <table:table-cell office:value-type="float" office:value="556132621001" calcext:value-type="float">
            <text:p>556132621001</text:p>
          </table:table-cell>
          <table:table-cell office:value-type="string" calcext:value-type="string">
            <text:p>(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à venda na QNP 5 - Ceilândia</text:p>
          </table:table-cell>
          <table:table-cell office:value-type="string" calcext:value-type="string">
            <text:p>- 5 quartos sendo uma suíte </text:p>
            <text:p>- 2 Sala</text:p>
            <text:p>- 3 banheiros </text:p>
            <text:p>- 2 Cozinha</text:p>
            <text:p>- 2 Vagas</text:p>
            <text:p>- Reformado</text:p>
            <text:p>Ótimo acabamento.</text:p>
            <text:p/>
            <text:p>Há mais de 43 anos atuando no mercado imobiliário do Distrito Federal, a Beiramar já ajudou mais de 150 mil pessoas a encontrarem seu lar.</text:p>
            <text:p/>
            <text:p>Para mais informações agende sua visita! ,</text:p>
            <text:p/>
          </table:table-cell>
          <table:table-cell office:value-type="string" calcext:value-type="string">
            <text:p>https://www.dfimoveis.com.br/imovel/casa-4-quartos-venda-ceilandia-norte-ceilandia-df-qnp-5-1131521</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9 Conjunto 38</text:p>
          </table:table-cell>
          <table:table-cell office:value-type="float" office:value="3" calcext:value-type="float">
            <text:p>3</text:p>
          </table:table-cell>
          <table:table-cell table:number-columns-repeated="2" office:value-type="float" office:value="1" calcext:value-type="float">
            <text:p>1</text:p>
          </table:table-cell>
          <table:table-cell office:value-type="string" calcext:value-type="string">
            <text:p>Nascente</text:p>
          </table:table-cell>
          <table:table-cell office:value-type="string" calcext:value-type="string">
            <text:p>126,00 m²</text:p>
          </table:table-cell>
          <table:table-cell office:value-type="string" calcext:value-type="string">
            <text:p>Não encontrado</text:p>
          </table:table-cell>
          <table:table-cell office:value-type="float" office:value="220" calcext:value-type="float">
            <text:p>220</text:p>
          </table:table-cell>
          <table:table-cell office:value-type="string" calcext:value-type="string">
            <text:p>Aceita Pets, Portão Eletrônico, Varanda, Área de Serviço Coberta , Vista Livre, Cozinha Espaçosa</text:p>
          </table:table-cell>
          <table:table-cell office:value-type="float" office:value="-15.7918409" calcext:value-type="float">
            <text:p>-15.7918409</text:p>
          </table:table-cell>
          <table:table-cell office:value-type="float" office:value="-48.136084" calcext:value-type="float">
            <text:p>-48.136084</text:p>
          </table:table-cell>
          <table:table-cell office:value-type="string" calcext:value-type="string">
            <text:p>Plano Imobiliária</text:p>
          </table:table-cell>
          <table:table-cell office:value-type="float" office:value="5179" calcext:value-type="float">
            <text:p>5179</text:p>
          </table:table-cell>
          <table:table-cell office:value-type="float" office:value="5561983130206" calcext:value-type="float">
            <text:p>5561983130206</text:p>
          </table:table-cell>
          <table:table-cell office:value-type="string" calcext:value-type="string">
            <text:p>(61) 98313 </text:p>
            <text:p>                                             </text:p>
            <text:p>                                         </text:p>
            <text:p>                             </text:p>
            <text:p>                             - 0206 </text:p>
            <text:p>                                 </text:p>
            <text:p>                                       </text:p>
            <text:p>                                 </text:p>
            <text:p>                             </text:p>
            <text:p/>
            <text:p>         </text:p>
            <text:p>                             </text:p>
            <text:p>                                         </text:p>
            <text:p>                                             </text:p>
            <text:p>                                                 </text:p>
            <text:p>                                                 (61) 98313 </text:p>
            <text:p>                                             </text:p>
            <text:p>                                         </text:p>
            <text:p>                             </text:p>
            <text:p>                             - 0206 </text:p>
            <text:p>                                 </text:p>
            <text:p>                                       </text:p>
            <text:p>                                 </text:p>
            <text:p>                             </text:p>
            <text:p/>
            <text:p>         </text:p>
            <text:p>                             </text:p>
            <text:p>                                         </text:p>
            <text:p>                                             </text:p>
            <text:p>                                                 </text:p>
            <text:p>                                                 (61) 98313 </text:p>
            <text:p>                                             </text:p>
            <text:p>                                         </text:p>
            <text:p>                             </text:p>
            <text:p>                             - 0206 </text:p>
            <text:p>                                 </text:p>
            <text:p>                                       </text:p>
            <text:p>                                 </text:p>
            <text:p>                             </text:p>
            <text:p/>
            <text:p>         </text:p>
            <text:p>                             </text:p>
            <text:p>                                         </text:p>
            <text:p>                                             </text:p>
            <text:p>                                                 </text:p>
            <text:p>                                                 (61) 98313 </text:p>
            <text:p>                                             </text:p>
            <text:p>                                         </text:p>
            <text:p>                             </text:p>
            <text:p>                             - 0206</text:p>
          </table:table-cell>
          <table:table-cell office:value-type="string" calcext:value-type="string">
            <text:p>6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office:value-type="string" calcext:value-type="string">
            <text:p>Não econtrado</text:p>
          </table:table-cell>
          <table:table-cell office:value-type="string" calcext:value-type="string">
            <text:p>1 Andar</text:p>
          </table:table-cell>
          <table:table-cell office:value-type="string" calcext:value-type="string">
            <text:p>ÓTIMA LOCALIZAÇÃO!!!</text:p>
          </table:table-cell>
          <table:table-cell office:value-type="string" calcext:value-type="string">
            <text:p>APROVEITE A OPORTUNIDADE DE MORAR NA CIDADE QUE MAIS SE DESENVOLVE NO DF!!!</text:p>
            <text:p>TOTAL SEGURANÇA, ÁREA MAIS PRIVILEGIADA DA CEILÂNDIA NORTE!!!</text:p>
            <text:p/>
            <text:p>Localizada em local de fácil acesso, próximo a ponto de ônibus e a região de comércio diversificado, ao lado da avenida principal.</text:p>
            <text:p>Próximo à saída para a BR 070, do TERMINAL RODOVIÁRIO do Setor O e atrás da UPA.</text:p>
            <text:p/>
            <text:p>Casa com telhado, parte elétrica e hidráulica revisada recentemente.</text:p>
            <text:p>Com telha e forro em pvc, espaçosa e bem dividida.</text:p>
            <text:p>Totalmente segura, com portão eletrônico e RUA COM MONITORAMENTO POR CÂMERAS DE SEGURANÇA.</text:p>
            <text:p>Ainda com possibilidade de gerar renda extra com a locação da casa auxiliar, construída no fundo do terreno.</text:p>
            <text:p/>
            <text:p>Composta de:</text:p>
            <text:p>- Garagem coberta para 01 carro e piso em cerâmica.</text:p>
            <text:p>CASA PRINCIPAL</text:p>
            <text:p>- Sala</text:p>
            <text:p>- 02 (dois) quartos, sendo 01 suíte</text:p>
            <text:p>- Cozinha</text:p>
            <text:p>- Copa</text:p>
            <text:p>- WC social</text:p>
            <text:p>- Área de serviço coberta</text:p>
            <text:p>Casa auxiliar (com energia individualizada)</text:p>
            <text:p>- Sala</text:p>
            <text:p>- Quarto</text:p>
            <text:p>- Cozinha</text:p>
            <text:p/>
            <text:p>Agende sua visita com nosso corretor de plantão: ,</text:p>
            <text:p>**Para Compra, Venda e Locação de Imóveis acesse www.planoimoveis.com.br ou ligue para ,**</text:p>
          </table:table-cell>
          <table:table-cell office:value-type="string" calcext:value-type="string">
            <text:p>https://www.dfimoveis.com.br/imovel/casa-3-quartos-venda-ceilandia-norte-ceilandia-df-qno-19-conjunto-38-776522</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5 Conjunto D</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ão encontrado</text:p>
          </table:table-cell>
          <table:table-cell table:number-columns-repeated="2" office:value-type="string" calcext:value-type="string">
            <text:p>160,00 m²</text:p>
          </table:table-cell>
          <table:table-cell office:value-type="float" office:value="535" calcext:value-type="float">
            <text:p>535</text:p>
          </table:table-cell>
          <table:table-cell office:value-type="string" calcext:value-type="string">
            <text:p>Portão Eletrônico, Varanda</text:p>
          </table:table-cell>
          <table:table-cell office:value-type="float" office:value="-15.7911211" calcext:value-type="float">
            <text:p>-15.7911211</text:p>
          </table:table-cell>
          <table:table-cell office:value-type="float" office:value="-48.1264211" calcext:value-type="float">
            <text:p>-48.1264211</text:p>
          </table:table-cell>
          <table:table-cell office:value-type="string" calcext:value-type="string">
            <text:p>Thaís Imobiliaria</text:p>
          </table:table-cell>
          <table:table-cell office:value-type="float" office:value="1704" calcext:value-type="float">
            <text:p>1704</text:p>
          </table:table-cell>
          <table:table-cell office:value-type="float" office:value="556130312200" calcext:value-type="float">
            <text:p>556130312200</text:p>
          </table:table-cell>
          <table:table-cell office:value-type="string" calcext:value-type="string">
            <text:p>(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text:p>
          </table:table-cell>
          <table:table-cell office:value-type="string" calcext:value-type="string">
            <text:p>178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O 05 conjunto D Ceilândia <text:s/>Casa na laje com 3 Quartos sendo 1 suite</text:p>
          </table:table-cell>
          <table:table-cell office:value-type="string" calcext:value-type="string">
            <text:p>QNO 05 conjunto D Ceilândia  Casa na laje com 3 Quartos </text:p>
            <text:p/>
            <text:p>Características:</text:p>
            <text:p/>
            <text:p>Sala de jantar</text:p>
            <text:p>Sala de TV</text:p>
            <text:p>Cozinha planejada</text:p>
            <text:p>Área de serviço independente</text:p>
            <text:p>3 quartos (sendo 1 suíte)</text:p>
            <text:p>Garagem para 3 carros, com projeto de iluminação</text:p>
            <text:p>Portões eletrônicos</text:p>
            <text:p/>
            <text:p>A área do imóvel anunciado é uma estimativa e deverá ser confirmada junto à certidão de ônus do imóvel ou cessão de direitos, se não se tratar de bem a ser vendido como coisa certa e discriminada, bem como eventual vaga de garagem anunciada que deverá ser confirmada, pois se trata de vaga vinculada, área comum ou estacionamento público cercado.</text:p>
            <text:p/>
            <text:p>Plantão de atendimento</text:p>
            <text:p>Ligue agora e agende sua visita!</text:p>
          </table:table-cell>
          <table:table-cell office:value-type="string" calcext:value-type="string">
            <text:p>https://www.dfimoveis.com.br/imovel/casa-3-quartos-venda-ceilandia-norte-ceilandia-df-qno-5-conjunto-d-1010852</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1 Conjunto C</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Não encontrado</text:p>
          </table:table-cell>
          <table:table-cell office:value-type="string" calcext:value-type="string">
            <text:p>195,00 m²</text:p>
          </table:table-cell>
          <table:table-cell office:value-type="string" calcext:value-type="string">
            <text:p>250,00 m²</text:p>
          </table:table-cell>
          <table:table-cell office:value-type="float" office:value="410" calcext:value-type="float">
            <text:p>410</text:p>
          </table:table-cell>
          <table:table-cell office:value-type="string" calcext:value-type="string">
            <text:p>Área de Serviço</text:p>
          </table:table-cell>
          <table:table-cell office:value-type="float" office:value="-15.8191124" calcext:value-type="float">
            <text:p>-15.8191124</text:p>
          </table:table-cell>
          <table:table-cell office:value-type="float" office:value="-48.1101395" calcext:value-type="float">
            <text:p>-48.1101395</text:p>
          </table:table-cell>
          <table:table-cell office:value-type="string" calcext:value-type="string">
            <text:p>Beiramar Imóveis</text:p>
          </table:table-cell>
          <table:table-cell office:value-type="float" office:value="20346" calcext:value-type="float">
            <text:p>20346</text:p>
          </table:table-cell>
          <table:table-cell office:value-type="float" office:value="556132621001" calcext:value-type="float">
            <text:p>556132621001</text:p>
          </table:table-cell>
          <table:table-cell office:value-type="string" calcext:value-type="string">
            <text:p>(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de Esquina com 2 Quartos, 3 Vagas e Excelente Ponto Comercial à Venda na QNN 1 - Ceilândia Nort</text:p>
          </table:table-cell>
          <table:table-cell office:value-type="string" calcext:value-type="string">
            <text:p>Casas Geminadas à Venda - QNN 1, Ceilândia Norte - Excelente Oportunidade para Moradia ou Comércio</text:p>
            <text:p/>
            <text:p>Apresentamos este conjunto de casas geminadas na QNN 1, Ceilândia Norte, uma oportunidade única para quem busca espaço, versatilidade e localização privilegiada. Com duas casas independentes, 3 vagas de garagem e posição de esquina, este imóvel é ideal tanto para moradia quanto para investimento ou uso comercial.</text:p>
            <text:p/>
            <text:p>Características do Imóvel:</text:p>
            <text:p/>
            <text:p>- 2 quartos amplos</text:p>
            <text:p>- Sala de estar integrada</text:p>
            <text:p>- Cozinha espaçosa</text:p>
            <text:p>- 2 banheiros completos</text:p>
            <text:p>- Piso em azulejo e teto com forro de PVC</text:p>
            <text:p/>
            <text:p>Casa 2 (Traseira):</text:p>
            <text:p/>
            <text:p>- 2 quartos</text:p>
            <text:p>- Sala de estar</text:p>
            <text:p>- Cozinha funcional</text:p>
            <text:p>- Banheiro social</text:p>
            <text:p>- Área de serviço</text:p>
            <text:p>- Piso em cerâmica e forro de PVC</text:p>
            <text:p/>
            <text:p>Diferenciais Exclusivos:</text:p>
            <text:p/>
            <text:p>- 3 vagas de garagem</text:p>
            <text:p>- Localização de esquina, perfeita para ponto comercial</text:p>
            <text:p>- Estrutura versátil (uso residencial ou comercial)</text:p>
            <text:p>- Acabamentos de qualidade e excelente estado de conservação</text:p>
            <text:p/>
            <text:p>Localização Privilegiada:</text:p>
            <text:p/>
            <text:p>- QNN 1, Ceilândia Norte</text:p>
            <text:p>- Fácil acesso às principais vias de Ceilândia e Taguatinga</text:p>
            <text:p>- Próximo a comércios, mercados, escolas e transporte público</text:p>
            <text:p>- Excelente fluxo de pessoas, destacando-se para uso comercial</text:p>
            <text:p/>
            <text:p>Condições de Negociação:</text:p>
            <text:p/>
            <text:p>- Aceita financiamento (consulte condições)</text:p>
            <text:p/>
            <text:p>Esta propriedade oferece múltiplas possibilidades: residência familiar, fonte de renda através de aluguel ou um estabelecimento comercial em localização estratégica.</text:p>
            <text:p/>
            <text:p>Há mais de 43 anos atuando no mercado imobiliário do Distrito Federal, a Beiramar já ajudou mais de 150 mil pessoas a encontrarem seu lar ou negócio ideal.</text:p>
            <text:p/>
            <text:p>Para mais informações e agendamento de visita, entre em contato pelo telefone , ou visite nosso site www.beiramarimoveis.com.br.</text:p>
          </table:table-cell>
          <table:table-cell office:value-type="string" calcext:value-type="string">
            <text:p>https://www.dfimoveis.com.br/imovel/casa-4-quartos-venda-ceilandia-norte-ceilandia-df-qnn-1-conjunto-c-1123310</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15 Conjunto T <text:s/>- Conjunto 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120,00 m²</text:p>
          </table:table-cell>
          <table:table-cell office:value-type="string" calcext:value-type="string">
            <text:p>135,00 m²</text:p>
          </table:table-cell>
          <table:table-cell office:value-type="float" office:value="270" calcext:value-type="float">
            <text:p>270</text:p>
          </table:table-cell>
          <table:table-cell office:value-type="string" calcext:value-type="string">
            <text:p>Área de Serviço, Mobiliado </text:p>
          </table:table-cell>
          <table:table-cell office:value-type="float" office:value="-15.8140057" calcext:value-type="float">
            <text:p>-15.8140057</text:p>
          </table:table-cell>
          <table:table-cell office:value-type="float" office:value="-48.1343077" calcext:value-type="float">
            <text:p>-48.1343077</text:p>
          </table:table-cell>
          <table:table-cell office:value-type="string" calcext:value-type="string">
            <text:p>Beiramar Imóveis</text:p>
          </table:table-cell>
          <table:table-cell office:value-type="float" office:value="20346" calcext:value-type="float">
            <text:p>20346</text:p>
          </table:table-cell>
          <table:table-cell office:value-type="float" office:value="556132621001" calcext:value-type="float">
            <text:p>556132621001</text:p>
          </table:table-cell>
          <table:table-cell office:value-type="string" calcext:value-type="string">
            <text:p>(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text:p>
          </table:table-cell>
          <table:table-cell office:value-type="string" calcext:value-type="string">
            <text:p>Não informado</text:p>
          </table:table-cell>
          <table:table-cell table:number-columns-repeated="2" office:value-type="string" calcext:value-type="string">
            <text:p>Não encontrado</text:p>
          </table:table-cell>
          <table:table-cell office:value-type="string" calcext:value-type="string">
            <text:p>Conjunto T</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à Venda com 3 Quartos, Quintal e 2 Vagas - Excelente Localização na Ceilândia Norte - DF</text:p>
          </table:table-cell>
          <table:table-cell office:value-type="string" calcext:value-type="string">
            <text:p>Casa Reformada com 3 Quartos, Quintal e 2 Vagas - Excelente Localização na Ceilândia Norte - DF</text:p>
            <text:p/>
            <text:p>Ótima oportunidade para quem busca uma casa espaçosa, funcional e recém-reformada em uma das regiões mais bem localizadas da Ceilândia Norte. Com um quintal amplo e espaço para churrasqueira, o imóvel oferece conforto e praticidade para toda a família.</text:p>
            <text:p/>
            <text:p>Características do Imóvel:</text:p>
            <text:p>- Área útil de 120m² e área total de 135m²</text:p>
            <text:p>- 3 quartos espaçosos, bem ventilados e com excelente iluminação natural</text:p>
            <text:p>- 2 banheiros completos, com ótimo acabamento.</text:p>
            <text:p>- Sala ampla, com espaço ideal para integrar ambientes de estar e jantar</text:p>
            <text:p>- Cozinha funcional.</text:p>
            <text:p>- Área de serviço independente, garantindo praticidade no dia a dia</text:p>
            <text:p>- Quintal com espaço para churrasqueira, ideal para momentos de lazer com a família e amigos</text:p>
            <text:p>- 2 vagas de garagem, garantindo segurança e comodidade para os moradores</text:p>
            <text:p>- Posição nascente, proporcionando ambientes mais frescos e bem iluminados</text:p>
            <text:p/>
            <text:p>Localização Privilegiada:</text:p>
            <text:p>A casa está situada na Ceilândia Norte, uma região consolidada e com infraestrutura completa, garantindo acesso rápido e fácil a diversas comodidades essenciais.</text:p>
            <text:p/>
            <text:p>- Próximo a supermercados, farmácias e padarias</text:p>
            <text:p>- Fácil acesso a escolas e creches</text:p>
            <text:p>- Diversas opções de transporte público nas proximidades</text:p>
            <text:p>- Comércios variados e serviços essenciais ao redor</text:p>
            <text:p/>
            <text:p>Condições de Compra:</text:p>
            <text:p>- Imóvel escriturado e pronto para financiamento</text:p>
            <text:p>- Não aceita permuta</text:p>
            <text:p/>
            <text:p>Se você busca um imóvel bem localizado, recém-reformado e com excelente estrutura, essa é a sua oportunidade.</text:p>
            <text:p/>
            <text:p>Há mais de 42 anos atuando no mercado imobiliário do Distrito Federal, a Beiramar já ajudou mais de 150 mil pessoas a encontrarem seu lar. Para mais informações agende sua visita! </text:p>
          </table:table-cell>
          <table:table-cell office:value-type="string" calcext:value-type="string">
            <text:p>https://www.dfimoveis.com.br/imovel/casa-3-quartos-venda-ceilandia-norte-ceilandia-df-qnp-15-conjunto-t-1114903</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Q 4 Conjunto 15</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ão encontrado</text:p>
          </table:table-cell>
          <table:table-cell table:number-columns-repeated="2" office:value-type="string" calcext:value-type="string">
            <text:p>126,00 m²</text:p>
          </table:table-cell>
          <table:table-cell office:value-type="float" office:value="175" calcext:value-type="float">
            <text:p>175</text:p>
          </table:table-cell>
          <table:table-cell office:value-type="string" calcext:value-type="string">
            <text:p>Aceita Pets, Área de Serviço, Cozinha Espaçosa</text:p>
          </table:table-cell>
          <table:table-cell office:value-type="float" office:value="-15.8048263" calcext:value-type="float">
            <text:p>-15.8048263</text:p>
          </table:table-cell>
          <table:table-cell office:value-type="float" office:value="-48.1447351" calcext:value-type="float">
            <text:p>-48.1447351</text:p>
          </table:table-cell>
          <table:table-cell office:value-type="string" calcext:value-type="string">
            <text:p>Randerley Rodrigues Afonso</text:p>
          </table:table-cell>
          <table:table-cell office:value-type="float" office:value="26767" calcext:value-type="float">
            <text:p>26767</text:p>
          </table:table-cell>
          <table:table-cell office:value-type="float" office:value="5561981060553" calcext:value-type="float">
            <text:p>5561981060553</text:p>
          </table:table-cell>
          <table:table-cell office:value-type="string" calcext:value-type="string">
            <text:p>(61) 98106 </text:p>
            <text:p>                                             </text:p>
            <text:p>                                         </text:p>
            <text:p>                             </text:p>
            <text:p>                             - 0553 </text:p>
            <text:p>                                 </text:p>
            <text:p>                                       </text:p>
            <text:p>                                 </text:p>
            <text:p>                             </text:p>
            <text:p/>
            <text:p>         </text:p>
            <text:p>                             </text:p>
            <text:p>                                         </text:p>
            <text:p>                                             </text:p>
            <text:p>                                                 </text:p>
            <text:p>                                                 (61) 98106 </text:p>
            <text:p>                                             </text:p>
            <text:p>                                         </text:p>
            <text:p>                             </text:p>
            <text:p>                             - 0553 </text:p>
            <text:p>                                 </text:p>
            <text:p>                                       </text:p>
            <text:p>                                 </text:p>
            <text:p>                             </text:p>
            <text:p/>
            <text:p>         </text:p>
            <text:p>                             </text:p>
            <text:p>                                         </text:p>
            <text:p>                                             </text:p>
            <text:p>                                                 </text:p>
            <text:p>                                                 (61) 98106 </text:p>
            <text:p>                                             </text:p>
            <text:p>                                         </text:p>
            <text:p>                             </text:p>
            <text:p>                             - 0553 </text:p>
            <text:p>                                 </text:p>
            <text:p>                                       </text:p>
            <text:p>                                 </text:p>
            <text:p>                             </text:p>
            <text:p/>
            <text:p>         </text:p>
            <text:p>                             </text:p>
            <text:p>                                         </text:p>
            <text:p>                                             </text:p>
            <text:p>                                                 </text:p>
            <text:p>                                                 (61) 98106 </text:p>
            <text:p>                                             </text:p>
            <text:p>                                         </text:p>
            <text:p>                             </text:p>
            <text:p>                             - 0553</text:p>
          </table:table-cell>
          <table:table-cell office:value-type="string" calcext:value-type="string">
            <text:p>36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R.A Corretagem apresenta a você, cliente especial, uma oportunidade imperdível na Ceilândia Norte - QNQ 04.</text:p>
            <text:p/>
            <text:p>Sobre o Imóvel:</text:p>
            <text:p>Casa,  com dois dormitórios, sala de estar, sala de jantar, cozinha, banheiro social, área de serviço e garagem para dois carros. A casa é bem espaçosa, oferecendo um ambiente aconchegante e funcional.</text:p>
            <text:p/>
            <text:p>Sobre a Localização:</text:p>
            <text:p>Situada em uma localização privilegiada, ao lado do  Atacadão FORT, com fácil acesso à BR-070. A residência está a apenas 150 metros de uma linha de ônibus, proporcionando transporte rápido e conveniente. Além disso, está a apenas 3 minutos de carro da estação de metrô e rodeada por uma variedade de comércios, garantindo a você uma vida mais prática e confortável.</text:p>
            <text:p/>
            <text:p>Condições de Negociação:</text:p>
            <text:p>Valor: R$ 175.000,00 (cento e setenta e cinco mil reais).</text:p>
            <text:p>Contatos:</text:p>
            <text:p>Corretor Afonso – CRECI 26.767 | Tel: ,53</text:p>
            <text:p>Corretora Ana – CRECI 28.043 | Tel: ,82</text:p>
            <text:p>R.A Corretagem a chave mestra para o seu imóvel!!</text:p>
          </table:table-cell>
          <table:table-cell office:value-type="string" calcext:value-type="string">
            <text:p>https://www.dfimoveis.com.br/imovel/casa-2-quartos-venda-ceilandia-norte-ceilandia-df-qnq-4-conjunto-15-1115740</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5 Conjunto P</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120,00 m²</text:p>
          </table:table-cell>
          <table:table-cell office:value-type="string" calcext:value-type="string">
            <text:p>135,00 m²</text:p>
          </table:table-cell>
          <table:table-cell office:value-type="float" office:value="270" calcext:value-type="float">
            <text:p>270</text:p>
          </table:table-cell>
          <table:table-cell/>
          <table:table-cell office:value-type="float" office:value="-15.8218374" calcext:value-type="float">
            <text:p>-15.8218374</text:p>
          </table:table-cell>
          <table:table-cell office:value-type="float" office:value="-48.1258004" calcext:value-type="float">
            <text:p>-48.1258004</text:p>
          </table:table-cell>
          <table:table-cell office:value-type="string" calcext:value-type="string">
            <text:p>Thaís Imobiliaria</text:p>
          </table:table-cell>
          <table:table-cell office:value-type="float" office:value="1704" calcext:value-type="float">
            <text:p>1704</text:p>
          </table:table-cell>
          <table:table-cell office:value-type="float" office:value="556130312200" calcext:value-type="float">
            <text:p>556130312200</text:p>
          </table:table-cell>
          <table:table-cell office:value-type="string" calcext:value-type="string">
            <text:p>(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text:p>
          </table:table-cell>
          <table:table-cell office:value-type="string" calcext:value-type="string">
            <text:p>178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P 5 <text:s/>Casa com 3 Quartos <text:s text:c="2"/>Cozinha na Laje <text:s/>bem localizada - aceita financiamento - Ceilandia</text:p>
          </table:table-cell>
          <table:table-cell office:value-type="string" calcext:value-type="string">
            <text:p>QNP 5 -  Casa com 3 Quartos / Ceilândia </text:p>
            <text:p/>
            <text:p>Excelente casa composta por: </text:p>
            <text:p/>
            <text:p>Sala </text:p>
            <text:p>Cozinha na laje </text:p>
            <text:p>Área de serviço </text:p>
            <text:p>Banheiro social com box </text:p>
            <text:p>Banheiro de apoio na área de serviço </text:p>
            <text:p>03 Quartos </text:p>
            <text:p>Corredor lateral </text:p>
            <text:p/>
            <text:p>Área de fundo </text:p>
            <text:p>02 Vagas de garagem  </text:p>
            <text:p>Piso cerâmico em toda a casa </text:p>
            <text:p/>
            <text:p>Forro pvc na sala, quartos e banheiros </text:p>
            <text:p/>
            <text:p>Localização excelente ao lado da feira do produtor de Ceilândia, UPA, ponto de ônibus, comércio local bem variado, SESC de Ceilândia, Fundação Bradesco. Fácil acesso ao centro de Ceilândia.  </text:p>
            <text:p/>
            <text:p>Imóvel desocupado e exclusivo.  </text:p>
            <text:p/>
            <text:p>ACEITA FINANCIAMENTO e FGTS  </text:p>
            <text:p/>
            <text:p>A área do imóvel anunciado é uma estimativa e deverá ser confirmada junto à certidão de ônus do imóvel ou cessão de direitos, se não se tratar de bem a ser vendido como coisa certa e discriminada, bem como eventual vaga de garagem anunciada que deverá ser confirmada, pois se trata de vaga vinculada, área comum ou estacionamento público cercado. </text:p>
            <text:p>Plantão de atendimento </text:p>
            <text:p>Ligue agora e agende sua visita!</text:p>
          </table:table-cell>
          <table:table-cell office:value-type="string" calcext:value-type="string">
            <text:p>https://www.dfimoveis.com.br/imovel/casa-3-quartos-venda-ceilandia-norte-ceilandia-df-qnp-5-conjunto-p-631596</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4 Conjunto F</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ascente</text:p>
          </table:table-cell>
          <table:table-cell office:value-type="string" calcext:value-type="string">
            <text:p>100,00 m²</text:p>
          </table:table-cell>
          <table:table-cell office:value-type="string" calcext:value-type="string">
            <text:p>130,00 m²</text:p>
          </table:table-cell>
          <table:table-cell office:value-type="float" office:value="350" calcext:value-type="float">
            <text:p>350</text:p>
          </table:table-cell>
          <table:table-cell/>
          <table:table-cell office:value-type="float" office:value="-15.794587" calcext:value-type="float">
            <text:p>-15.794587</text:p>
          </table:table-cell>
          <table:table-cell office:value-type="float" office:value="-48.119904" calcext:value-type="float">
            <text:p>-48.119904</text:p>
          </table:table-cell>
          <table:table-cell office:value-type="string" calcext:value-type="string">
            <text:p>Rafael Imoveis</text:p>
          </table:table-cell>
          <table:table-cell office:value-type="float" office:value="26362" calcext:value-type="float">
            <text:p>26362</text:p>
          </table:table-cell>
          <table:table-cell office:value-type="float" office:value="5561991070024" calcext:value-type="float">
            <text:p>5561991070024</text:p>
          </table:table-cell>
          <table:table-cell office:value-type="string" calcext:value-type="string">
            <text:p>(61) 99107 </text:p>
            <text:p>                                             </text:p>
            <text:p>                                         </text:p>
            <text:p>                             </text:p>
            <text:p>                             - 0024 </text:p>
            <text:p>                                 </text:p>
            <text:p>                                       </text:p>
            <text:p>                                 </text:p>
            <text:p>                             </text:p>
            <text:p/>
            <text:p>         </text:p>
            <text:p>                             </text:p>
            <text:p>                                         </text:p>
            <text:p>                                             </text:p>
            <text:p>                                                 </text:p>
            <text:p>                                                 (61) 99107 </text:p>
            <text:p>                                             </text:p>
            <text:p>                                         </text:p>
            <text:p>                             </text:p>
            <text:p>                             - 0024 </text:p>
            <text:p>                                 </text:p>
            <text:p>                                       </text:p>
            <text:p>                                 </text:p>
            <text:p>                             </text:p>
            <text:p/>
            <text:p>         </text:p>
            <text:p>                             </text:p>
            <text:p>                                         </text:p>
            <text:p>                                             </text:p>
            <text:p>                                                 </text:p>
            <text:p>                                                 (61) 99107 </text:p>
            <text:p>                                             </text:p>
            <text:p>                                         </text:p>
            <text:p>                             </text:p>
            <text:p>                             - 0024 </text:p>
            <text:p>                                 </text:p>
            <text:p>                                       </text:p>
            <text:p>                                 </text:p>
            <text:p>                             </text:p>
            <text:p/>
            <text:p>         </text:p>
            <text:p>                             </text:p>
            <text:p>                                         </text:p>
            <text:p>                                             </text:p>
            <text:p>                                                 </text:p>
            <text:p>                                                 (61) 99107 </text:p>
            <text:p>                                             </text:p>
            <text:p>                                         </text:p>
            <text:p>                             </text:p>
            <text:p>                             - 0024</text:p>
          </table:table-cell>
          <table:table-cell office:value-type="string" calcext:value-type="string">
            <text:p>31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Oportunidade Casa 3 Quartos suíte QNO 4 Setor O aceita financiamento Bancário</text:p>
            <text:p>Excelente casa na QNO 4 Setor O  Ceilândia Norte </text:p>
            <text:p>Boa localização. Próximo a escola, parada de ônibus, mercado, padaria, entre outros comércios.</text:p>
            <text:p/>
            <text:p>Imóvel composto por</text:p>
            <text:p>3 Quartos(sendo uma suite)</text:p>
            <text:p>Sala de estar</text:p>
            <text:p>Cozinha grande </text:p>
            <text:p>Banheiro Social</text:p>
            <text:p>Área de serviço com tanques para lavar roupas.</text:p>
            <text:p>Casa com forro PVC</text:p>
            <text:p>Garagem com coberta com telha colonial para 3 carros</text:p>
            <text:p>Aceita financiamento e FGTS </text:p>
            <text:p>Aprovo seu financiamento Bradesco Caixa econômica e Inter !</text:p>
            <text:p/>
            <text:p/>
            <text:p>Maiores informações e agendamentos de visitas </text:p>
            <text:p/>
            <text:p>Rafael Sousa</text:p>
            <text:p>Corretor de imóveis</text:p>
            <text:p>,</text:p>
            <text:p/>
            <text:p> Whastapp</text:p>
            <text:p/>
            <text:p/>
            <text:p/>
            <text:p/>
            <text:p/>
            <text:p/>
            <text:p/>
            <text:p/>
            <text:p>Captação:</text:p>
            <text:p>Paulo Vargas</text:p>
            <text:p/>
          </table:table-cell>
          <table:table-cell office:value-type="string" calcext:value-type="string">
            <text:p>https://www.dfimoveis.com.br/imovel/casa-3-quartos-venda-ceilandia-norte-ceilandia-df-qno-4-conjunto-f-1118707</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13</text:p>
          </table:table-cell>
          <table:table-cell office:value-type="float" office:value="6" calcext:value-type="float">
            <text:p>6</text:p>
          </table:table-cell>
          <table:table-cell table:number-columns-repeated="2" office:value-type="float" office:value="2" calcext:value-type="float">
            <text:p>2</text:p>
          </table:table-cell>
          <table:table-cell office:value-type="string" calcext:value-type="string">
            <text:p>Não encontrado</text:p>
          </table:table-cell>
          <table:table-cell office:value-type="string" calcext:value-type="string">
            <text:p>240,00 m²</text:p>
          </table:table-cell>
          <table:table-cell office:value-type="string" calcext:value-type="string">
            <text:p>120,00 m²</text:p>
          </table:table-cell>
          <table:table-cell office:value-type="float" office:value="549" calcext:value-type="float">
            <text:p>549</text:p>
          </table:table-cell>
          <table:table-cell/>
          <table:table-cell office:value-type="float" office:value="-15.8098865" calcext:value-type="float">
            <text:p>-15.8098865</text:p>
          </table:table-cell>
          <table:table-cell office:value-type="float" office:value="-48.1297734" calcext:value-type="float">
            <text:p>-48.1297734</text:p>
          </table:table-cell>
          <table:table-cell office:value-type="string" calcext:value-type="string">
            <text:p>Thaís Imobiliaria</text:p>
          </table:table-cell>
          <table:table-cell office:value-type="float" office:value="1704" calcext:value-type="float">
            <text:p>1704</text:p>
          </table:table-cell>
          <table:table-cell office:value-type="float" office:value="556130312200" calcext:value-type="float">
            <text:p>556130312200</text:p>
          </table:table-cell>
          <table:table-cell office:value-type="string" calcext:value-type="string">
            <text:p>(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office:value-type="string" calcext:value-type="string">
            <text:p>Não econtrado</text:p>
          </table:table-cell>
          <table:table-cell office:value-type="string" calcext:value-type="string">
            <text:p>2 Andares</text:p>
          </table:table-cell>
          <table:table-cell office:value-type="string" calcext:value-type="string">
            <text:p>QNP 13 | Casa com 2 pavimentos sendo <text:s/>6 quartos 4 banheiros -Samambaia</text:p>
          </table:table-cell>
          <table:table-cell office:value-type="string" calcext:value-type="string">
            <text:p>QNP 13 | Casa com 2 pavimentos sendo  6 quartos 4 banheiros -</text:p>
            <text:p>casa em dois pavimentos, podendo ser locada em duas unidades separadas</text:p>
            <text:p>toda no porcelanato</text:p>
            <text:p> banheiros com box de vidro</text:p>
            <text:p/>
            <text:p>pavimento 01:</text:p>
            <text:p/>
            <text:p>03 quartos</text:p>
            <text:p>sala</text:p>
            <text:p>banheiro social</text:p>
            <text:p>cozinha</text:p>
            <text:p>área de serviço</text:p>
            <text:p>pavimento 02:</text:p>
            <text:p/>
            <text:p>03 quartos</text:p>
            <text:p>sala</text:p>
            <text:p>banheiro social</text:p>
            <text:p>cozinha</text:p>
            <text:p/>
            <text:p/>
            <text:p>A área do imóvel anunciado é uma estimativa e deverá ser confirmada junto à certidão de ônus do imóvel ou cessão de direitos, se não se tratar de bem a ser vendido como coisa certa e discriminada, bem como eventual vaga de garagem anunciada que deverá ser confirmada, pois se trata de vaga vinculada, área comum ou estacionamento público cercado.</text:p>
            <text:p/>
            <text:p>Plantão de atendimento</text:p>
            <text:p>Ligue agora e agende sua visita!</text:p>
          </table:table-cell>
          <table:table-cell office:value-type="string" calcext:value-type="string">
            <text:p>https://www.dfimoveis.com.br/imovel/casa-4-quartos-venda-ceilandia-norte-ceilandia-df-qnp-13-1107750</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1 Conjunto G</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Não encontrado</text:p>
          </table:table-cell>
          <table:table-cell office:value-type="string" calcext:value-type="string">
            <text:p>60,00 m²</text:p>
          </table:table-cell>
          <table:table-cell office:value-type="string" calcext:value-type="string">
            <text:p>175,00 m²</text:p>
          </table:table-cell>
          <table:table-cell office:value-type="float" office:value="385" calcext:value-type="float">
            <text:p>385</text:p>
          </table:table-cell>
          <table:table-cell office:value-type="string" calcext:value-type="string">
            <text:p>Piscina, Portão Eletrônico</text:p>
          </table:table-cell>
          <table:table-cell office:value-type="float" office:value="-15.7960767" calcext:value-type="float">
            <text:p>-15.7960767</text:p>
          </table:table-cell>
          <table:table-cell office:value-type="float" office:value="-48.1282189" calcext:value-type="float">
            <text:p>-48.1282189</text:p>
          </table:table-cell>
          <table:table-cell office:value-type="string" calcext:value-type="string">
            <text:p>Simóvel</text:p>
          </table:table-cell>
          <table:table-cell office:value-type="float" office:value="6041" calcext:value-type="float">
            <text:p>6041</text:p>
          </table:table-cell>
          <table:table-cell office:value-type="float" office:value="556131420404" calcext:value-type="float">
            <text:p>556131420404</text:p>
          </table:table-cell>
          <table:table-cell office:value-type="string" calcext:value-type="string">
            <text:p>(61) 3142 </text:p>
            <text:p>                                             </text:p>
            <text:p>                                         </text:p>
            <text:p>                             </text:p>
            <text:p>                             - 0404 </text:p>
            <text:p>                                 </text:p>
            <text:p>                                       </text:p>
            <text:p>                                 </text:p>
            <text:p>                             </text:p>
            <text:p/>
            <text:p>         </text:p>
            <text:p>                             </text:p>
            <text:p>                                         </text:p>
            <text:p>                                             </text:p>
            <text:p>                                                 </text:p>
            <text:p>                                                 (61) 3142 </text:p>
            <text:p>                                             </text:p>
            <text:p>                                         </text:p>
            <text:p>                             </text:p>
            <text:p>                             - 0404 </text:p>
            <text:p>                                 </text:p>
            <text:p>                                       </text:p>
            <text:p>                                 </text:p>
            <text:p>                             </text:p>
            <text:p/>
            <text:p>         </text:p>
            <text:p>                             </text:p>
            <text:p>                                         </text:p>
            <text:p>                                             </text:p>
            <text:p>                                                 </text:p>
            <text:p>                                                 (61) 3142 </text:p>
            <text:p>                                             </text:p>
            <text:p>                                         </text:p>
            <text:p>                             </text:p>
            <text:p>                             - 0404 </text:p>
            <text:p>                                 </text:p>
            <text:p>                                       </text:p>
            <text:p>                                 </text:p>
            <text:p>                             </text:p>
            <text:p/>
            <text:p>         </text:p>
            <text:p>                             </text:p>
            <text:p>                                         </text:p>
            <text:p>                                             </text:p>
            <text:p>                                                 </text:p>
            <text:p>                                                 (61) 3142 </text:p>
            <text:p>                                             </text:p>
            <text:p>                                         </text:p>
            <text:p>                             </text:p>
            <text:p>                             - 0404</text:p>
          </table:table-cell>
          <table:table-cell office:value-type="string" calcext:value-type="string">
            <text:p>Não informado</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O 11, lote de 175m², 2 qtos, piscina, churrasqueira R$: 385.000 - ACEITA FINANCIAMENTO</text:p>
          </table:table-cell>
          <table:table-cell office:value-type="string" calcext:value-type="string">
            <text:p>QNO 11, lote de 175m², 2 qtos, piscina, churrasqueira R$: 385.000 - ACEITA FINANCIAMENTO</text:p>
            <text:p/>
            <text:p>Localização privilegiada: A casa fica próxima a escolas, pontos de ônibus, UPA, com fácil acesso à BR0-70, comércio local forte e diversificado com supermercado Serve Mais, Ultrabox (24h), Pastel do Galo, Drogasil, Atacadão DrogaCenter, academias SmartFit, BlueFit e Corpo e Saúde, restaurantes, padarias e muito mais.</text:p>
            <text:p/>
            <text:p>Com obras já iniciadas, em breve, próximo ao imóvel terá o supermercado Dia a Dia.</text:p>
            <text:p/>
            <text:p>Aceita financiamento e FGTS.</text:p>
            <text:p/>
            <text:p>Lote de 175m²:</text:p>
            <text:p/>
            <text:p>- Sala ampla para até 2 ambientes</text:p>
            <text:p>- 2 quartos</text:p>
            <text:p>- Cozinha com armários planejados</text:p>
            <text:p>- Banheiro social</text:p>
            <text:p>- Piso: Porcelanato</text:p>
            <text:p>- 3 vagas de garagem cobertas.</text:p>
            <text:p/>
            <text:p>Área de lazer com:</text:p>
            <text:p/>
            <text:p>- Piscina</text:p>
            <text:p>- Churrasqueira.</text:p>
            <text:p/>
            <text:p>Entre em contato para mais informações sobre o imóvel - , / (61) 9 , - Abraão</text:p>
            <text:p/>
            <text:p>Visite também nosso Facebook e Instagram: @simovelimobiliaria</text:p>
            <text:p/>
            <text:p>CRECI-DF: 20233</text:p>
          </table:table-cell>
          <table:table-cell office:value-type="string" calcext:value-type="string">
            <text:p>https://www.dfimoveis.com.br/imovel/casa-2-quartos-venda-ceilandia-norte-ceilandia-df-qno-11-conjunto-g-1130210</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2 Conjunto C</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150,00 m²</text:p>
          </table:table-cell>
          <table:table-cell office:value-type="string" calcext:value-type="string">
            <text:p>151,00 m²</text:p>
          </table:table-cell>
          <table:table-cell office:value-type="float" office:value="600" calcext:value-type="float">
            <text:p>600</text:p>
          </table:table-cell>
          <table:table-cell/>
          <table:table-cell office:value-type="float" office:value="-15.8185995" calcext:value-type="float">
            <text:p>-15.8185995</text:p>
          </table:table-cell>
          <table:table-cell office:value-type="float" office:value="-48.1074135" calcext:value-type="float">
            <text:p>-48.1074135</text:p>
          </table:table-cell>
          <table:table-cell office:value-type="string" calcext:value-type="string">
            <text:p>Thaís Imobiliaria</text:p>
          </table:table-cell>
          <table:table-cell office:value-type="float" office:value="1704" calcext:value-type="float">
            <text:p>1704</text:p>
          </table:table-cell>
          <table:table-cell office:value-type="float" office:value="556130312200" calcext:value-type="float">
            <text:p>556130312200</text:p>
          </table:table-cell>
          <table:table-cell office:value-type="string" calcext:value-type="string">
            <text:p>(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text:p>
          </table:table-cell>
          <table:table-cell office:value-type="string" calcext:value-type="string">
            <text:p>178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M 2 - Casa nascente com 3 quartos - sendo 1 suíte - 2 vagas - aceita financiamento - Ceilândia Nor</text:p>
          </table:table-cell>
          <table:table-cell office:value-type="string" calcext:value-type="string">
            <text:p>Ceilândia Norte - QNM 2!</text:p>
            <text:p/>
            <text:p>Ótima casa composta</text:p>
            <text:p/>
            <text:p>- 3 Quartos, sendo uma suíte</text:p>
            <text:p>- Sala</text:p>
            <text:p>- Copa</text:p>
            <text:p>- Cozinha</text:p>
            <text:p>- Banheiro social</text:p>
            <text:p>- Garagem p/ dois veículos</text:p>
            <text:p>- Duas casas de fundo.</text:p>
            <text:p/>
            <text:p/>
            <text:p>ACEITA FINANCIAMENTO E FGTS!</text:p>
            <text:p> </text:p>
            <text:p>A área do imóvel anunciado é uma estimativa e deverá ser confirmada junto à certidão de ônus do imóvel ou cessão de direitos, se não se tratar de bem a ser vendido como coisa certa e discriminada, bem como eventual vaga de garagem anunciada que deverá ser confirmada, pois se trata de vaga vinculada, área comum ou estacionamento público cercado.</text:p>
            <text:p/>
            <text:p>Plantão de atendimento</text:p>
            <text:p>Ligue agora e agende sua visita!</text:p>
          </table:table-cell>
          <table:table-cell office:value-type="string" calcext:value-type="string">
            <text:p>https://www.dfimoveis.com.br/imovel/casa-3-quartos-venda-ceilandia-norte-ceilandia-df-qnm-2-conjunto-c-410238</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20 Conjunto 7</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ão encontrado</text:p>
          </table:table-cell>
          <table:table-cell table:number-columns-repeated="2" office:value-type="string" calcext:value-type="string">
            <text:p>126,00 m²</text:p>
          </table:table-cell>
          <table:table-cell office:value-type="float" office:value="249.997" calcext:value-type="float">
            <text:p>249.997</text:p>
          </table:table-cell>
          <table:table-cell/>
          <table:table-cell office:value-type="float" office:value="-15.7897059" calcext:value-type="float">
            <text:p>-15.7897059</text:p>
          </table:table-cell>
          <table:table-cell office:value-type="float" office:value="-48.1419116" calcext:value-type="float">
            <text:p>-48.1419116</text:p>
          </table:table-cell>
          <table:table-cell office:value-type="string" calcext:value-type="string">
            <text:p>Re/Max Inovelar</text:p>
          </table:table-cell>
          <table:table-cell office:value-type="float" office:value="24732" calcext:value-type="float">
            <text:p>24732</text:p>
          </table:table-cell>
          <table:table-cell office:value-type="float" office:value="5561996114646" calcext:value-type="float">
            <text:p>5561996114646</text:p>
          </table:table-cell>
          <table:table-cell office:value-type="string" calcext:value-type="string">
            <text:p>(61) 99611 </text:p>
            <text:p>                                             </text:p>
            <text:p>                                         </text:p>
            <text:p>                             </text:p>
            <text:p>                             - 4646 </text:p>
            <text:p>                                 </text:p>
            <text:p>                                       </text:p>
            <text:p>                                 </text:p>
            <text:p>                             </text:p>
            <text:p/>
            <text:p>         </text:p>
            <text:p>                             </text:p>
            <text:p>                                         </text:p>
            <text:p>                                             </text:p>
            <text:p>                                                 </text:p>
            <text:p>                                                 (61) 99611 </text:p>
            <text:p>                                             </text:p>
            <text:p>                                         </text:p>
            <text:p>                             </text:p>
            <text:p>                             - 4646 </text:p>
            <text:p>                                 </text:p>
            <text:p>                                       </text:p>
            <text:p>                                 </text:p>
            <text:p>                             </text:p>
            <text:p/>
            <text:p>         </text:p>
            <text:p>                             </text:p>
            <text:p>                                         </text:p>
            <text:p>                                             </text:p>
            <text:p>                                                 </text:p>
            <text:p>                                                 (61) 99611 </text:p>
            <text:p>                                             </text:p>
            <text:p>                                         </text:p>
            <text:p>                             </text:p>
            <text:p>                             - 4646 </text:p>
            <text:p>                                 </text:p>
            <text:p>                                       </text:p>
            <text:p>                                 </text:p>
            <text:p>                             </text:p>
            <text:p/>
            <text:p>         </text:p>
            <text:p>                             </text:p>
            <text:p>                                         </text:p>
            <text:p>                                             </text:p>
            <text:p>                                                 </text:p>
            <text:p>                                                 (61) 99611 </text:p>
            <text:p>                                             </text:p>
            <text:p>                                         </text:p>
            <text:p>                             </text:p>
            <text:p>                             - 4646</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Ampla com 3 Quartos, Suíte e Garagem para 3 Carros - Ótima Localização</text:p>
          </table:table-cell>
          <table:table-cell office:value-type="string" calcext:value-type="string">
            <text:p>RE/MAX INOVELAR &amp; MÁRCIO BATISTA VENDEM COM EXCLUSIVIDADE</text:p>
            <text:p/>
            <text:p>Ótima Oportunidade! Excelente Casa de 3 Quartos  Localização Privilegiada </text:p>
            <text:p/>
            <text:p>Se você busca conforto, espaço e uma localização estratégica, esta é a casa perfeita para você! Situada em uma região de fácil acesso, esta linda casa oferece tudo o que sua família precisa para viver bem e com qualidade.</text:p>
            <text:p/>
            <text:p> Características do Imóvel:</text:p>
            <text:p>3 quartos espaçosos, sendo 1 suíte para maior conforto e privacidade</text:p>
            <text:p>2 banheiros modernos, bem distribuídos e com ótimo acabamento</text:p>
            <text:p>Sala ampla e arejada, ideal para momentos de lazer e convivência</text:p>
            <text:p>Cozinha funcional, com espaço ideal para quem gosta de cozinhar</text:p>
            <text:p>Garagem para até 3 carros, garantindo segurança e comodidade</text:p>
            <text:p>Quintal amplo, perfeito para reunir a família ou até mesmo ampliar o imóvel</text:p>
            <text:p/>
            <text:p>Localização Estratégica:</text:p>
            <text:p>Próximo à BR-070, garantindo fácil acesso a outras regiões</text:p>
            <text:p>Apenas 5 minutos da UPA, trazendo tranquilidade em casos de emergência</text:p>
            <text:p>Perto de escolas, proporcionando praticidade para famílias com crianças e adolescentes</text:p>
            <text:p>Supermercados próximos, facilitando o dia a dia com mais comodidade</text:p>
            <text:p/>
            <text:p>Valor e Condições:</text:p>
            <text:p>Este valor é válido para pagamento à vista, mas estou aberto a propostas!</text:p>
            <text:p>Existe a possibilidade de financiamento, mas precisamos conversar antes para acertar os detalhes.</text:p>
            <text:p/>
            <text:p>Não perca essa chance! Agende uma visita e venha conhecer essa incrível casa. Entre em contato para mais informações! </text:p>
            <text:p/>
            <text:p>AGENDE HOJE MESMO SUA VISITA A ESSA EXCELENTE OPORTUNIDADE [9 8 3 8 3 5 7 1 0]</text:p>
            <text:p/>
            <text:p>QUER VENDER SEU IMÓVEL? AVALIAMOS GRATUITAMENTE PARA VOCÊ...</text:p>
            <text:p>WHATSZAPP [9 8 3 8 3 5 7 1 0]</text:p>
            <text:p/>
            <text:p>MÁRCIO BATISTA CORRETOR</text:p>
            <text:p>CRECI/DF 29.083</text:p>
            <text:p>WHATSZAPP [9 8 3 8 3 5 7 1 0]</text:p>
            <text:p/>
            <text:p>IMOBILIARIA REMAX INOVELAR - SAMAMBAIA</text:p>
            <text:p/>
            <text:p>----------------------------- O SEU SONHO ESTÁ AQUI, VAMOS LA CONHECER? -----------------------------</text:p>
          </table:table-cell>
          <table:table-cell office:value-type="string" calcext:value-type="string">
            <text:p>https://www.dfimoveis.com.br/imovel/casa-3-quartos-venda-ceilandia-norte-ceilandia-df-qno-20-conjunto-7-1119822</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9 Conjunto D</text:p>
          </table:table-cell>
          <table:table-cell office:value-type="float" office:value="6" calcext:value-type="float">
            <text:p>6</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Não encontrado</text:p>
          </table:table-cell>
          <table:table-cell office:value-type="string" calcext:value-type="string">
            <text:p>200,00 m²</text:p>
          </table:table-cell>
          <table:table-cell office:value-type="string" calcext:value-type="string">
            <text:p>250,00 m²</text:p>
          </table:table-cell>
          <table:table-cell office:value-type="float" office:value="310" calcext:value-type="float">
            <text:p>310</text:p>
          </table:table-cell>
          <table:table-cell/>
          <table:table-cell office:value-type="float" office:value="-15.8025597" calcext:value-type="float">
            <text:p>-15.8025597</text:p>
          </table:table-cell>
          <table:table-cell office:value-type="float" office:value="-48.1200499" calcext:value-type="float">
            <text:p>-48.1200499</text:p>
          </table:table-cell>
          <table:table-cell office:value-type="string" calcext:value-type="string">
            <text:p>Simóvel</text:p>
          </table:table-cell>
          <table:table-cell office:value-type="float" office:value="6041" calcext:value-type="float">
            <text:p>6041</text:p>
          </table:table-cell>
          <table:table-cell office:value-type="float" office:value="556131420404" calcext:value-type="float">
            <text:p>556131420404</text:p>
          </table:table-cell>
          <table:table-cell office:value-type="string" calcext:value-type="string">
            <text:p>(61) 3142 </text:p>
            <text:p>                                             </text:p>
            <text:p>                                         </text:p>
            <text:p>                             </text:p>
            <text:p>                             - 0404 </text:p>
            <text:p>                                 </text:p>
            <text:p>                                       </text:p>
            <text:p>                                 </text:p>
            <text:p>                             </text:p>
            <text:p/>
            <text:p>         </text:p>
            <text:p>                             </text:p>
            <text:p>                                         </text:p>
            <text:p>                                             </text:p>
            <text:p>                                                 </text:p>
            <text:p>                                                 (61) 3142 </text:p>
            <text:p>                                             </text:p>
            <text:p>                                         </text:p>
            <text:p>                             </text:p>
            <text:p>                             - 0404 </text:p>
            <text:p>                                 </text:p>
            <text:p>                                       </text:p>
            <text:p>                                 </text:p>
            <text:p>                             </text:p>
            <text:p/>
            <text:p>         </text:p>
            <text:p>                             </text:p>
            <text:p>                                         </text:p>
            <text:p>                                             </text:p>
            <text:p>                                                 </text:p>
            <text:p>                                                 (61) 3142 </text:p>
            <text:p>                                             </text:p>
            <text:p>                                         </text:p>
            <text:p>                             </text:p>
            <text:p>                             - 0404 </text:p>
            <text:p>                                 </text:p>
            <text:p>                                       </text:p>
            <text:p>                                 </text:p>
            <text:p>                             </text:p>
            <text:p/>
            <text:p>         </text:p>
            <text:p>                             </text:p>
            <text:p>                                         </text:p>
            <text:p>                                             </text:p>
            <text:p>                                                 </text:p>
            <text:p>                                                 (61) 3142 </text:p>
            <text:p>                                             </text:p>
            <text:p>                                         </text:p>
            <text:p>                             </text:p>
            <text:p>                             - 0404</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N 9, lote de 250m², ESCRITURADO, na laje, próximo a: Metrô, comércio e mais R$: 310.000</text:p>
          </table:table-cell>
          <table:table-cell office:value-type="string" calcext:value-type="string">
            <text:p>QNN 9, lote de 250m², ESCRITURADO, na laje, próximo a: Metrô, comércio e mais R$: 310.000</text:p>
            <text:p/>
            <text:p>Localização privilegiada: Próximo a estação do Metrô Terminal Ceilândia, escolas, Universidade Católica - Campus Ceilândia, UBS, parque, pontos de ônibus, fácil acesso à BR0-70, avenida Hélio Prates, Centro da Ceilândia, comércio local forte com supermercado Ultrabox (24h), Supercei, academias SmartFit, BlueFit e Corpo e Saúde, Drogasil, além de uma variedade de restaurantes, padarias, lanchonetes e muito mais.</text:p>
            <text:p/>
            <text:p>Em breve, logo em frente a quadra do imóvel, terá o supermercado Dia a Dia (obras em andamento).</text:p>
            <text:p/>
            <text:p>O lote de 250m² e muito bem distribuído conta com 3 casas, todas na laje, sendo:</text:p>
            <text:p/>
            <text:p>- Casa principal:</text:p>
            <text:p/>
            <text:p>- Sala ampla</text:p>
            <text:p>- 2 Quartos</text:p>
            <text:p>- Cozinha ampla</text:p>
            <text:p>- Banheiro social</text:p>
            <text:p>- Área de serviço.</text:p>
            <text:p/>
            <text:p>- Casa 1 lateral: </text:p>
            <text:p/>
            <text:p>- 2 quartos</text:p>
            <text:p>- Sala</text:p>
            <text:p>- Cozinha </text:p>
            <text:p>- Banheiro social</text:p>
            <text:p>- Área de serviço.</text:p>
            <text:p/>
            <text:p>Casa 2 lateral:</text:p>
            <text:p/>
            <text:p>- 2 Quartos</text:p>
            <text:p>- Sala</text:p>
            <text:p>- Cozinha</text:p>
            <text:p>- Banheiro social´</text:p>
            <text:p>- Área de serviço.</text:p>
            <text:p/>
            <text:p>Escriturada.</text:p>
            <text:p>Não aceita financiamento.</text:p>
            <text:p>Aceita permuta em apartamento (Taguatinga) e/ou veículo.</text:p>
            <text:p>Renda mensal aproximadada de R$: 2.500,00 (com todas as casas alugadas).</text:p>
            <text:p/>
            <text:p>Entre em contato para mais informações sobre o imóvel - , / (61) 9 , - Pedro</text:p>
            <text:p/>
            <text:p>Visite também nosso Facebook e Instagram: @simovelimobiliaria</text:p>
            <text:p/>
            <text:p>CRECI-DF: 20233</text:p>
          </table:table-cell>
          <table:table-cell office:value-type="string" calcext:value-type="string">
            <text:p>https://www.dfimoveis.com.br/imovel/casa-4-quartos-venda-ceilandia-norte-ceilandia-df-qnn-9-conjunto-d-1014779</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7 Conjunto G</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150,00 m²</text:p>
          </table:table-cell>
          <table:table-cell office:value-type="string" calcext:value-type="string">
            <text:p>250,00 m²</text:p>
          </table:table-cell>
          <table:table-cell office:value-type="float" office:value="340" calcext:value-type="float">
            <text:p>340</text:p>
          </table:table-cell>
          <table:table-cell office:value-type="string" calcext:value-type="string">
            <text:p>Área de Serviço, Portão Eletrônico</text:p>
          </table:table-cell>
          <table:table-cell office:value-type="float" office:value="-15.8064199" calcext:value-type="float">
            <text:p>-15.8064199</text:p>
          </table:table-cell>
          <table:table-cell office:value-type="float" office:value="-48.1177318" calcext:value-type="float">
            <text:p>-48.1177318</text:p>
          </table:table-cell>
          <table:table-cell office:value-type="string" calcext:value-type="string">
            <text:p>Sara Araújo</text:p>
          </table:table-cell>
          <table:table-cell office:value-type="float" office:value="27053" calcext:value-type="float">
            <text:p>27053</text:p>
          </table:table-cell>
          <table:table-cell office:value-type="float" office:value="5561981582129" calcext:value-type="float">
            <text:p>5561981582129</text:p>
          </table:table-cell>
          <table:table-cell office:value-type="string" calcext:value-type="string">
            <text:p>(61) 98158 </text:p>
            <text:p>                                             </text:p>
            <text:p>                                         </text:p>
            <text:p>                             </text:p>
            <text:p>                             - 2129 </text:p>
            <text:p>                                 </text:p>
            <text:p>                                       </text:p>
            <text:p>                                 </text:p>
            <text:p>                             </text:p>
            <text:p/>
            <text:p>         </text:p>
            <text:p>                             </text:p>
            <text:p>                                         </text:p>
            <text:p>                                             </text:p>
            <text:p>                                                 </text:p>
            <text:p>                                                 (61) 98158 </text:p>
            <text:p>                                             </text:p>
            <text:p>                                         </text:p>
            <text:p>                             </text:p>
            <text:p>                             - 2129 </text:p>
            <text:p>                                 </text:p>
            <text:p>                                       </text:p>
            <text:p>                                 </text:p>
            <text:p>                             </text:p>
            <text:p/>
            <text:p>         </text:p>
            <text:p>                             </text:p>
            <text:p>                                         </text:p>
            <text:p>                                             </text:p>
            <text:p>                                                 </text:p>
            <text:p>                                                 (61) 98158 </text:p>
            <text:p>                                             </text:p>
            <text:p>                                         </text:p>
            <text:p>                             </text:p>
            <text:p>                             - 2129 </text:p>
            <text:p>                                 </text:p>
            <text:p>                                       </text:p>
            <text:p>                                 </text:p>
            <text:p>                             </text:p>
            <text:p/>
            <text:p>         </text:p>
            <text:p>                             </text:p>
            <text:p>                                         </text:p>
            <text:p>                                             </text:p>
            <text:p>                                                 </text:p>
            <text:p>                                                 (61) 98158 </text:p>
            <text:p>                                             </text:p>
            <text:p>                                         </text:p>
            <text:p>                             </text:p>
            <text:p>                             - 2129</text:p>
          </table:table-cell>
          <table:table-cell office:value-type="string" calcext:value-type="string">
            <text:p>52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Vendo Linda casa de laje contendo: 04 quartos, sem <text:s/>suíte (Aceita Financiamento)</text:p>
          </table:table-cell>
          <table:table-cell office:value-type="string" calcext:value-type="string">
            <text:p>VENDO  CASA QNN 07 - Ceilândia Norte - DF</text:p>
            <text:p>Vendo Linda casa de laje contendo: 04 quartos, sem  suíte, 1 banheiro social, sala, cozinha com armários planejados, área de serviço. Fundos: quintal livre com canil.</text:p>
            <text:p>Casa é toda na laje, com pintura de primeira qualidade! tem habite-se, IMÓVEL COM DOCUMENTAÇÃO PRONTINHA PARA FINANCIAMENTO BANCÁRIO.</text:p>
            <text:p/>
            <text:p>- ACEITA CARRO (sob consulta)</text:p>
            <text:p>- EXCELENTE LOCALIZAÇÃO</text:p>
            <text:p>- QUITADA</text:p>
            <text:p>- PRÓXIMO A MERCADOS, DROGARIAS</text:p>
            <text:p>- COMÉRCIO ESTRUTURADO.</text:p>
            <text:p/>
            <text:p>Corretores parceria garantida.</text:p>
            <text:p/>
            <text:p>Agende sua visita:</text:p>
            <text:p>Consultora Imobiliária Sara Araújo.</text:p>
            <text:p>61- ,</text:p>
            <text:p/>
          </table:table-cell>
          <table:table-cell office:value-type="string" calcext:value-type="string">
            <text:p>https://www.dfimoveis.com.br/imovel/casa-3-quartos-venda-ceilandia-norte-ceilandia-df-qnn-7-conjunto-g-728567</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13 Conjunto A</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Não encontrado</text:p>
          </table:table-cell>
          <table:table-cell table:number-columns-repeated="2" office:value-type="string" calcext:value-type="string">
            <text:p>200,00 m²</text:p>
          </table:table-cell>
          <table:table-cell office:value-type="float" office:value="450" calcext:value-type="float">
            <text:p>450</text:p>
          </table:table-cell>
          <table:table-cell office:value-type="string" calcext:value-type="string">
            <text:p>Área de Serviço, Salão Gourmet </text:p>
          </table:table-cell>
          <table:table-cell office:value-type="float" office:value="-15.8079754" calcext:value-type="float">
            <text:p>-15.8079754</text:p>
          </table:table-cell>
          <table:table-cell office:value-type="float" office:value="-48.1283145" calcext:value-type="float">
            <text:p>-48.1283145</text:p>
          </table:table-cell>
          <table:table-cell office:value-type="string" calcext:value-type="string">
            <text:p>Beiramar Imóveis</text:p>
          </table:table-cell>
          <table:table-cell office:value-type="float" office:value="20346" calcext:value-type="float">
            <text:p>20346</text:p>
          </table:table-cell>
          <table:table-cell office:value-type="float" office:value="556132621001" calcext:value-type="float">
            <text:p>556132621001</text:p>
          </table:table-cell>
          <table:table-cell office:value-type="string" calcext:value-type="string">
            <text:p>(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Sobrado 5 Quartos, 2 Suítes, 3 Pavimentos, 3 Vagas de Garagem Cobertas à Venda na QNP 13 - Ceil</text:p>
          </table:table-cell>
          <table:table-cell office:value-type="string" calcext:value-type="string">
            <text:p>Sobrado à Venda - QNP 13 do P Norte, Ceilândia</text:p>
            <text:p/>
            <text:p>Conheça este imóvel espaçoso, moderno e bem localizado. Perfeito para quem busca conforto, praticidade e qualidade de vida para toda a família!</text:p>
            <text:p/>
            <text:p>Excelente aproveitamento de espaço com design funcional e área privativa.</text:p>
            <text:p>3 Pavimentos Distribuídos da Seguinte Forma:</text:p>
            <text:p/>
            <text:p>1º Pavimento:</text:p>
            <text:p>1 quarto amplo</text:p>
            <text:p>Sala com pé direito alto</text:p>
            <text:p>Cozinha com espaço para copa</text:p>
            <text:p>1 banheiros modernos</text:p>
            <text:p>Área de serviço independente</text:p>
            <text:p>Quintal privativo</text:p>
            <text:p>3 vagas de garagem cobertas com portão eletrônico</text:p>
            <text:p/>
            <text:p>2º Pavimento:</text:p>
            <text:p>4 quartos sendo 2 suítes, perfeitos para acomodar sua família com conforto</text:p>
            <text:p>2 Banheiro Social para maior praticidade</text:p>
            <text:p/>
            <text:p>3º Pavimento:</text:p>
            <text:p>Área livre ideal para espaço de lazer, festas ou relaxamento</text:p>
            <text:p>Orientação solar excelente - imóvel com posição nascente e terraço com vista livre</text:p>
            <text:p/>
            <text:p>Localização Privilegiada</text:p>
            <text:p>Próximo a escolas, academias, farmácias, mercados e faculdades (IESB e Católica)</text:p>
            <text:p>A poucos minutos do Shopping Ceilândia Mall e do Sesc Ceilândia</text:p>
            <text:p>Fácil acesso a transporte público, incluindo metrô e ônibus</text:p>
            <text:p>Não tem habite-se</text:p>
            <text:p>Este sobrado está escriturado e pronto para você morar!</text:p>
            <text:p/>
            <text:p>Surpreenda-se com esta oportunidade única!</text:p>
            <text:p/>
            <text:p>Agende sua visita e descubra como é morar em um imóvel espaçoso, bem localizado e com toda a infraestrutura que você e sua família merecem.</text:p>
            <text:p/>
            <text:p>Entre em contato agora mesmo!</text:p>
          </table:table-cell>
          <table:table-cell office:value-type="string" calcext:value-type="string">
            <text:p>https://www.dfimoveis.com.br/imovel/casa-4-quartos-venda-ceilandia-norte-ceilandia-df-qnp-13-conjunto-a-1086455</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20</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ão encontrado</text:p>
          </table:table-cell>
          <table:table-cell table:number-columns-repeated="2" office:value-type="string" calcext:value-type="string">
            <text:p>165,00 m²</text:p>
          </table:table-cell>
          <table:table-cell office:value-type="float" office:value="259" calcext:value-type="float">
            <text:p>259</text:p>
          </table:table-cell>
          <table:table-cell office:value-type="string" calcext:value-type="string">
            <text:p>Aceita Pets, Área de Serviço</text:p>
          </table:table-cell>
          <table:table-cell office:value-type="float" office:value="-15.7895857" calcext:value-type="float">
            <text:p>-15.7895857</text:p>
          </table:table-cell>
          <table:table-cell office:value-type="float" office:value="-48.1405441" calcext:value-type="float">
            <text:p>-48.1405441</text:p>
          </table:table-cell>
          <table:table-cell office:value-type="string" calcext:value-type="string">
            <text:p>Tamila</text:p>
          </table:table-cell>
          <table:table-cell office:value-type="float" office:value="29987" calcext:value-type="float">
            <text:p>29987</text:p>
          </table:table-cell>
          <table:table-cell office:value-type="float" office:value="5561986379064" calcext:value-type="float">
            <text:p>5561986379064</text:p>
          </table:table-cell>
          <table:table-cell office:value-type="string" calcext:value-type="string">
            <text:p>(61) 98637 </text:p>
            <text:p>                                             </text:p>
            <text:p>                                         </text:p>
            <text:p>                             </text:p>
            <text:p>                             - 9064 </text:p>
            <text:p>                                 </text:p>
            <text:p>                                       </text:p>
            <text:p>                                 </text:p>
            <text:p>                             </text:p>
            <text:p/>
            <text:p>         </text:p>
            <text:p>                             </text:p>
            <text:p>                                         </text:p>
            <text:p>                                             </text:p>
            <text:p>                                                 </text:p>
            <text:p>                                                 (61) 98637 </text:p>
            <text:p>                                             </text:p>
            <text:p>                                         </text:p>
            <text:p>                             </text:p>
            <text:p>                             - 9064 </text:p>
            <text:p>                                 </text:p>
            <text:p>                                       </text:p>
            <text:p>                                 </text:p>
            <text:p>                             </text:p>
            <text:p/>
            <text:p>         </text:p>
            <text:p>                             </text:p>
            <text:p>                                         </text:p>
            <text:p>                                             </text:p>
            <text:p>                                                 </text:p>
            <text:p>                                                 (61) 98637 </text:p>
            <text:p>                                             </text:p>
            <text:p>                                         </text:p>
            <text:p>                             </text:p>
            <text:p>                             - 9064 </text:p>
            <text:p>                                 </text:p>
            <text:p>                                       </text:p>
            <text:p>                                 </text:p>
            <text:p>                             </text:p>
            <text:p/>
            <text:p>         </text:p>
            <text:p>                             </text:p>
            <text:p>                                         </text:p>
            <text:p>                                             </text:p>
            <text:p>                                                 </text:p>
            <text:p>                                                 (61) 98637 </text:p>
            <text:p>                                             </text:p>
            <text:p>                                         </text:p>
            <text:p>                             </text:p>
            <text:p>                             - 9064</text:p>
          </table:table-cell>
          <table:table-cell office:value-type="string" calcext:value-type="string">
            <text:p>62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com 2 quartos 1 suíte armário no quarto - QNO 20 <text:s/>Expansão do Setor O - Ceilândia Norte</text:p>
          </table:table-cell>
          <table:table-cell office:value-type="string" calcext:value-type="string">
            <text:p>Excelente casa  com 2 imóveis no lote, situada na QNO 20 da Expansão do Setor O, área de 165 mt² , composta por:</text:p>
            <text:p/>
            <text:p>Casa 1:</text:p>
            <text:p/>
            <text:p>- 2 Quartos, sendo 1 suíte</text:p>
            <text:p>- Sala de TV</text:p>
            <text:p>- Cozinha </text:p>
            <text:p>- Sala de Jantar</text:p>
            <text:p>- Banheiro Social</text:p>
            <text:p>- Área de serviço</text:p>
            <text:p>- Churrasqueira</text:p>
            <text:p>- Vaga para 4 carros</text:p>
            <text:p/>
            <text:p/>
            <text:p>Casa 2:</text:p>
            <text:p/>
            <text:p>- Sala</text:p>
            <text:p>- Quarto</text:p>
            <text:p>- Cozinha</text:p>
            <text:p>- Banheiro</text:p>
            <text:p/>
            <text:p>Casa escriturada, Não aceita Financiamento.</text:p>
            <text:p/>
            <text:p>Valor do investimento: R$ 260.000,00</text:p>
            <text:p/>
            <text:p/>
            <text:p>Excelente Localização , próximo ao terminal do setor O, Próximo ao supermercados.</text:p>
            <text:p/>
            <text:p/>
            <text:p>Agende uma visita</text:p>
            <text:p/>
            <text:p>,64</text:p>
            <text:p>Tamila CRECI 29987</text:p>
            <text:p/>
            <text:p>** Área do imóvel é uma estimativa e deve ser confirmada junto a documentação do imóvel.</text:p>
          </table:table-cell>
          <table:table-cell office:value-type="string" calcext:value-type="string">
            <text:p>https://www.dfimoveis.com.br/imovel/casa-2-quartos-venda-ceilandia-norte-ceilandia-df-qno-20-1102602</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4 Conjunto A</text:p>
          </table:table-cell>
          <table:table-cell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Não encontrado</text:p>
          </table:table-cell>
          <table:table-cell table:number-columns-repeated="2" office:value-type="string" calcext:value-type="string">
            <text:p>243,00 m²</text:p>
          </table:table-cell>
          <table:table-cell office:value-type="float" office:value="797" calcext:value-type="float">
            <text:p>797</text:p>
          </table:table-cell>
          <table:table-cell office:value-type="string" calcext:value-type="string">
            <text:p>Cozinha com Armários , Escritorio , Portão Eletrônico, Varanda, Área de Serviço Coberta , Piso em Porcelanato , Vista Livre, Cozinha Espaçosa</text:p>
          </table:table-cell>
          <table:table-cell office:value-type="float" office:value="-15.7926732" calcext:value-type="float">
            <text:p>-15.7926732</text:p>
          </table:table-cell>
          <table:table-cell office:value-type="float" office:value="-48.1217659" calcext:value-type="float">
            <text:p>-48.1217659</text:p>
          </table:table-cell>
          <table:table-cell office:value-type="string" calcext:value-type="string">
            <text:p>Leoes da Corretagem</text:p>
          </table:table-cell>
          <table:table-cell office:value-type="float" office:value="29487" calcext:value-type="float">
            <text:p>29487</text:p>
          </table:table-cell>
          <table:table-cell office:value-type="float" office:value="5561998283974" calcext:value-type="float">
            <text:p>5561998283974</text:p>
          </table:table-cell>
          <table:table-cell office:value-type="string" calcext:value-type="string">
            <text:p>(61) 99828 </text:p>
            <text:p>                                             </text:p>
            <text:p>                                         </text:p>
            <text:p>                             </text:p>
            <text:p>                             - 3974 </text:p>
            <text:p>                                 </text:p>
            <text:p>                                       </text:p>
            <text:p>                                 </text:p>
            <text:p>                             </text:p>
            <text:p/>
            <text:p>         </text:p>
            <text:p>                             </text:p>
            <text:p>                                         </text:p>
            <text:p>                                             </text:p>
            <text:p>                                                 </text:p>
            <text:p>                                                 (61) 99828 </text:p>
            <text:p>                                             </text:p>
            <text:p>                                         </text:p>
            <text:p>                             </text:p>
            <text:p>                             - 3974 </text:p>
            <text:p>                                 </text:p>
            <text:p>                                       </text:p>
            <text:p>                                 </text:p>
            <text:p>                             </text:p>
            <text:p/>
            <text:p>         </text:p>
            <text:p>                             </text:p>
            <text:p>                                         </text:p>
            <text:p>                                             </text:p>
            <text:p>                                                 </text:p>
            <text:p>                                                 (61) 99828 </text:p>
            <text:p>                                             </text:p>
            <text:p>                                         </text:p>
            <text:p>                             </text:p>
            <text:p>                             - 3974 </text:p>
            <text:p>                                 </text:p>
            <text:p>                                       </text:p>
            <text:p>                                 </text:p>
            <text:p>                             </text:p>
            <text:p/>
            <text:p>         </text:p>
            <text:p>                             </text:p>
            <text:p>                                         </text:p>
            <text:p>                                             </text:p>
            <text:p>                                                 </text:p>
            <text:p>                                                 (61) 99828 </text:p>
            <text:p>                                             </text:p>
            <text:p>                                         </text:p>
            <text:p>                             </text:p>
            <text:p>                             - 3974</text:p>
          </table:table-cell>
          <table:table-cell office:value-type="string" calcext:value-type="string">
            <text:p>105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office:value-type="string" calcext:value-type="string">
            <text:p>Não econtrado</text:p>
          </table:table-cell>
          <table:table-cell office:value-type="string" calcext:value-type="string">
            <text:p>2 Andares</text:p>
          </table:table-cell>
          <table:table-cell office:value-type="string" calcext:value-type="string">
            <text:p>Oportunidade de investimento, lote vazado, loja e sobrado</text:p>
          </table:table-cell>
          <table:table-cell office:value-type="string" calcext:value-type="string">
            <text:p>Para comprar ou vender seu imóvel, entre em contato conosco. Nos ligue ou mande mensagem via WhatsApp Leões da Corretagem ,</text:p>
            <text:p/>
            <text:p>Leões da corretagem disponibiliza para venda SOBRADO, composto por:</text:p>
            <text:p>- Lote de 150,00m²</text:p>
            <text:p>- 243,00m² de área construída</text:p>
            <text:p>- Com duas frentes (vazado)</text:p>
            <text:p>- Cozinha com armários, coifa e cookTop</text:p>
            <text:p>- Porcelanato</text:p>
            <text:p/>
            <text:p>Imóvel RESIDENCIAL de um lado e COMERCIAL do outro</text:p>
            <text:p>Da parte da residência TERRÉA:</text:p>
            <text:p>- 1 Quarto</text:p>
            <text:p>- Banheiro social</text:p>
            <text:p>- Churrasqueira</text:p>
            <text:p>- Vaga para 5 carros</text:p>
            <text:p/>
            <text:p>Da parte da residência SUPERIOR:</text:p>
            <text:p>- 3 quartos sendo 1 suíte MÁSTER com closet</text:p>
            <text:p>- Duas varandas sendo uma para cada frente</text:p>
            <text:p/>
            <text:p>Da parte da LOJA:</text:p>
            <text:p>- Loja comercial com 35m²</text:p>
            <text:p>- Em pleno funcionamento</text:p>
            <text:p/>
            <text:p>QUITADA, REGISTRADA E ESCRITURADA</text:p>
            <text:p>ACEITA FINANCIAMENTO E PERMUTA DE IMÓVEL DE MENOR VALOR</text:p>
            <text:p>IMÓVEL COM DUAS LAJES</text:p>
            <text:p>Agende sua visita agora mesmo </text:p>
          </table:table-cell>
          <table:table-cell office:value-type="string" calcext:value-type="string">
            <text:p>https://www.dfimoveis.com.br/imovel/casa-4-quartos-venda-ceilandia-norte-ceilandia-df-qno-4-conjunto-a-1086743</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5 Conjunto I</text:p>
          </table:table-cell>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Não encontrado</text:p>
          </table:table-cell>
          <table:table-cell table:number-columns-repeated="2" office:value-type="string" calcext:value-type="string">
            <text:p>250,00 m²</text:p>
          </table:table-cell>
          <table:table-cell office:value-type="float" office:value="330" calcext:value-type="float">
            <text:p>330</text:p>
          </table:table-cell>
          <table:table-cell/>
          <table:table-cell office:value-type="float" office:value="-15.8114934" calcext:value-type="float">
            <text:p>-15.8114934</text:p>
          </table:table-cell>
          <table:table-cell office:value-type="float" office:value="-48.1155597" calcext:value-type="float">
            <text:p>-48.1155597</text:p>
          </table:table-cell>
          <table:table-cell office:value-type="string" calcext:value-type="string">
            <text:p>Thaís Imobiliaria</text:p>
          </table:table-cell>
          <table:table-cell office:value-type="float" office:value="1704" calcext:value-type="float">
            <text:p>1704</text:p>
          </table:table-cell>
          <table:table-cell office:value-type="float" office:value="556130312200" calcext:value-type="float">
            <text:p>556130312200</text:p>
          </table:table-cell>
          <table:table-cell office:value-type="string" calcext:value-type="string">
            <text:p>(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N 5 Conjunto I Sobrado divido em 4 kit <text:s/>Ceilândia</text:p>
          </table:table-cell>
          <table:table-cell office:value-type="string" calcext:value-type="string">
            <text:p>Oportunidade Única! Sobrado com 4 Kitnets e Casa nos Fundos - Vaga de Garagem Inclusa</text:p>
            <text:p/>
            <text:p>Características Principais:</text:p>
            <text:p/>
            <text:p>4 Kitnets Independentes: Unidades individuais para privacidade e autonomia.</text:p>
            <text:p>Casa nos Fundos: Acomodações extras ou espaço para moradia própria.</text:p>
            <text:p>Vaga de Garagem: Conveniência e segurança para os moradores.</text:p>
            <text:p>Localização Privilegiada: Em um bairro tranquilo, próximo a comércios, escolas e transporte público.</text:p>
            <text:p/>
            <text:p>A área do imóvel anunciado é uma estimativa e deverá ser confirmada junto à certidão de ônus do imóvel ou cessão de direitos, se não se tratar de bem a ser vendido como coisa certa e discriminada, bem como eventual vaga de garagem anunciada que deverá ser confirmada, pois se trata de vaga vinculada, área comum ou estacionamento público cercado.</text:p>
            <text:p/>
            <text:p>Plantão de atendimento</text:p>
            <text:p>Ligue agora e agende sua visita!</text:p>
          </table:table-cell>
          <table:table-cell office:value-type="string" calcext:value-type="string">
            <text:p>https://www.dfimoveis.com.br/imovel/casa-4-quartos-venda-ceilandia-norte-ceilandia-df-qnn-5-conjunto-i-947310</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 Conjunto B</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ão encontrado</text:p>
          </table:table-cell>
          <table:table-cell table:number-columns-repeated="2" office:value-type="string" calcext:value-type="string">
            <text:p>147,00 m²</text:p>
          </table:table-cell>
          <table:table-cell office:value-type="float" office:value="350" calcext:value-type="float">
            <text:p>350</text:p>
          </table:table-cell>
          <table:table-cell office:value-type="string" calcext:value-type="string">
            <text:p>Ar Condicionado, Cozinha com Armários , Interfone, Jardim, Sauna</text:p>
          </table:table-cell>
          <table:table-cell office:value-type="float" office:value="-15.7992092" calcext:value-type="float">
            <text:p>-15.7992092</text:p>
          </table:table-cell>
          <table:table-cell office:value-type="float" office:value="-48.1233176" calcext:value-type="float">
            <text:p>-48.1233176</text:p>
          </table:table-cell>
          <table:table-cell office:value-type="string" calcext:value-type="string">
            <text:p>Kojima Imóveis</text:p>
          </table:table-cell>
          <table:table-cell office:value-type="float" office:value="17954" calcext:value-type="float">
            <text:p>17954</text:p>
          </table:table-cell>
          <table:table-cell office:value-type="float" office:value="5561998195029" calcext:value-type="float">
            <text:p>5561998195029</text:p>
          </table:table-cell>
          <table:table-cell office:value-type="string" calcext:value-type="string">
            <text:p>(61) 99819 </text:p>
            <text:p>                                             </text:p>
            <text:p>                                         </text:p>
            <text:p>                             </text:p>
            <text:p>                             - 5029 </text:p>
            <text:p>                                 </text:p>
            <text:p>                                       </text:p>
            <text:p>                                 </text:p>
            <text:p>                             </text:p>
            <text:p/>
            <text:p>         </text:p>
            <text:p>                             </text:p>
            <text:p>                                         </text:p>
            <text:p>                                             </text:p>
            <text:p>                                                 </text:p>
            <text:p>                                                 (61) 99819 </text:p>
            <text:p>                                             </text:p>
            <text:p>                                         </text:p>
            <text:p>                             </text:p>
            <text:p>                             - 5029 </text:p>
            <text:p>                                 </text:p>
            <text:p>                                       </text:p>
            <text:p>                                 </text:p>
            <text:p>                             </text:p>
            <text:p/>
            <text:p>         </text:p>
            <text:p>                             </text:p>
            <text:p>                                         </text:p>
            <text:p>                                             </text:p>
            <text:p>                                                 </text:p>
            <text:p>                                                 (61) 99819 </text:p>
            <text:p>                                             </text:p>
            <text:p>                                         </text:p>
            <text:p>                             </text:p>
            <text:p>                             - 5029 </text:p>
            <text:p>                                 </text:p>
            <text:p>                                       </text:p>
            <text:p>                                 </text:p>
            <text:p>                             </text:p>
            <text:p/>
            <text:p>         </text:p>
            <text:p>                             </text:p>
            <text:p>                                         </text:p>
            <text:p>                                             </text:p>
            <text:p>                                                 </text:p>
            <text:p>                                                 (61) 99819 </text:p>
            <text:p>                                             </text:p>
            <text:p>                                         </text:p>
            <text:p>                             </text:p>
            <text:p>                             - 5029</text:p>
          </table:table-cell>
          <table:table-cell office:value-type="string" calcext:value-type="string">
            <text:p>Não informado</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office:value-type="string" calcext:value-type="string">
            <text:p>Não econtrado</text:p>
          </table:table-cell>
          <table:table-cell office:value-type="string" calcext:value-type="string">
            <text:p>1 Andar</text:p>
          </table:table-cell>
          <table:table-cell office:value-type="string" calcext:value-type="string">
            <text:p>Casa QNO  2 Quartos  mais  2 apartamentos.</text:p>
          </table:table-cell>
          <table:table-cell office:value-type="string" calcext:value-type="string">
            <text:p>VILLA150615 - Última atualização: 26/03/25 23:32</text:p>
            <text:p/>
            <text:p/>
            <text:p> Casa QNO  2 Quartos  mais  2 apartamentos.</text:p>
            <text:p/>
            <text:p/>
            <text:p> 1° casa com 2 Quartos </text:p>
            <text:p> Sala cozinha banheiro e área de serviço. </text:p>
            <text:p> 2°  Sala Quarto e banheiro </text:p>
            <text:p> 3° sala quarto banheiro</text:p>
            <text:p> </text:p>
            <text:p> Garagem para 2 carros</text:p>
            <text:p> Próximo de tudo</text:p>
            <text:p> Padaria farmácia  metrô supermercado. </text:p>
            <text:p/>
            <text:p> Visitas: ,  CRECI 17 954</text:p>
          </table:table-cell>
          <table:table-cell office:value-type="string" calcext:value-type="string">
            <text:p>https://www.dfimoveis.com.br/imovel/casa-2-quartos-venda-ceilandia-norte-ceilandia-df-qno-1-conjunto-b-1072961</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18 Conjunto G</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Não encontrado</text:p>
          </table:table-cell>
          <table:table-cell table:number-columns-repeated="2" office:value-type="string" calcext:value-type="string">
            <text:p>250,00 m²</text:p>
          </table:table-cell>
          <table:table-cell office:value-type="float" office:value="840" calcext:value-type="float">
            <text:p>840</text:p>
          </table:table-cell>
          <table:table-cell office:value-type="string" calcext:value-type="string">
            <text:p>Portão Eletrônico</text:p>
          </table:table-cell>
          <table:table-cell office:value-type="float" office:value="-15.8126953" calcext:value-type="float">
            <text:p>-15.8126953</text:p>
          </table:table-cell>
          <table:table-cell office:value-type="float" office:value="-48.0994269" calcext:value-type="float">
            <text:p>-48.0994269</text:p>
          </table:table-cell>
          <table:table-cell office:value-type="string" calcext:value-type="string">
            <text:p>Thaís Imobiliaria</text:p>
          </table:table-cell>
          <table:table-cell office:value-type="float" office:value="1704" calcext:value-type="float">
            <text:p>1704</text:p>
          </table:table-cell>
          <table:table-cell office:value-type="float" office:value="556130312200" calcext:value-type="float">
            <text:p>556130312200</text:p>
          </table:table-cell>
          <table:table-cell office:value-type="string" calcext:value-type="string">
            <text:p>(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text:p>
          </table:table-cell>
          <table:table-cell office:value-type="string" calcext:value-type="string">
            <text:p>Não informado</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M 18 | Casa com 3 quartos - sendo 2 suítes - 3 vagas - área gourmet com churrasqueira - aceita fin</text:p>
          </table:table-cell>
          <table:table-cell office:value-type="string" calcext:value-type="string">
            <text:p>QNM 18 - Ceilândia Norte</text:p>
            <text:p/>
            <text:p>Se você está em busca de um lar confortável e bem localizado, essa casa é a escolha perfeita! Com um lote de 250 m², ela oferece uma combinação ideal de espaço e funcionalidade, projetada para atender às necessidades da sua família. Com uma excelente distribuição de ambientes e áreas de lazer, esta residência é um convite para desfrutar momentos inesquecíveis. Venha conhecer e se encantar!</text:p>
            <text:p/>
            <text:p>- Sala ampla em conceito aberto</text:p>
            <text:p>- Cozinha ampla </text:p>
            <text:p>- Lavanderia</text:p>
            <text:p>- 3 Quartos, sendo 2 Suítes. </text:p>
            <text:p>- Banheiro social</text:p>
            <text:p>- Área de lazer com churrasqueira </text:p>
            <text:p>- 3 Vagas de garagem</text:p>
            <text:p/>
            <text:p>Detalhes:</text:p>
            <text:p>- Amplo quintal </text:p>
            <text:p>- Casa no porcelanato</text:p>
            <text:p>- Pontos de ar condicionado em toda a casa. </text:p>
            <text:p>- Aquecimento de água com sistema Boiler. </text:p>
            <text:p/>
            <text:p>Esta casa em QNM 18 - Ceilândia Norte é uma oportunidade única para quem busca qualidade de vida em um ambiente acolhedor. Com sua localização privilegiada e infraestrutura completa, é o lugar perfeito para construir memórias e viver momentos especiais. Não perca a chance de fazer parte dessa comunidade. Agende sua visita e venha se encantar!</text:p>
            <text:p/>
            <text:p>ACEITA FINANCIAMENTO e FGTS</text:p>
            <text:p/>
            <text:p>A área do imóvel anunciado é uma estimativa e deverá ser confirmada junto à certidão de ônus do imóvel ou cessão de direitos, se não se tratar de bem a ser vendido como coisa certa e discriminada, bem como eventual vaga de garagem anunciada que deverá ser confirmada, pois se trata de vaga vinculada, área comum ou estacionamento público cercado.</text:p>
            <text:p/>
            <text:p>Plantão de atendimento</text:p>
            <text:p>Ligue agora e agende sua visita!</text:p>
          </table:table-cell>
          <table:table-cell office:value-type="string" calcext:value-type="string">
            <text:p>https://www.dfimoveis.com.br/imovel/casa-3-quartos-venda-ceilandia-norte-ceilandia-df-qnm-18-conjunto-g-1050909</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Q 3 Conjunto 6</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110,00 m²</text:p>
          </table:table-cell>
          <table:table-cell office:value-type="string" calcext:value-type="string">
            <text:p>126,00 m²</text:p>
          </table:table-cell>
          <table:table-cell office:value-type="float" office:value="210" calcext:value-type="float">
            <text:p>210</text:p>
          </table:table-cell>
          <table:table-cell/>
          <table:table-cell office:value-type="float" office:value="-15.8051956" calcext:value-type="float">
            <text:p>-15.8051956</text:p>
          </table:table-cell>
          <table:table-cell office:value-type="float" office:value="-48.1438038" calcext:value-type="float">
            <text:p>-48.1438038</text:p>
          </table:table-cell>
          <table:table-cell office:value-type="string" calcext:value-type="string">
            <text:p>Thaís Imobiliaria</text:p>
          </table:table-cell>
          <table:table-cell office:value-type="float" office:value="1704" calcext:value-type="float">
            <text:p>1704</text:p>
          </table:table-cell>
          <table:table-cell office:value-type="float" office:value="556130312200" calcext:value-type="float">
            <text:p>556130312200</text:p>
          </table:table-cell>
          <table:table-cell office:value-type="string" calcext:value-type="string">
            <text:p>(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Q 3 - Casa térrea com 3 quartos - 2 vagas - aceita financiamento - Ceilândia Norte</text:p>
          </table:table-cell>
          <table:table-cell office:value-type="string" calcext:value-type="string">
            <text:p>QNQ 3 -Conjunto 6- Ceilândia Norte</text:p>
            <text:p/>
            <text:p>Apresentamos uma casa bem localizada, ideal para quem busca conforto e praticidade. Este imóvel possui 110m² e conta com uma excelente distribuição de espaço:</text:p>
            <text:p/>
            <text:p>- Sala ampla e arejada</text:p>
            <text:p>- Cozinha</text:p>
            <text:p>- Área de serviço.</text:p>
            <text:p>- 2 Quartos</text:p>
            <text:p>- Banheiro social</text:p>
            <text:p>- 2 Vagas de garagem cobertas.</text:p>
            <text:p/>
            <text:p>Á VISTA</text:p>
            <text:p/>
            <text:p>A área do imóvel anunciado é uma estimativa e deverá ser confirmada junto à certidão de ônus do imóvel ou cessão de direitos, se não se tratar de bem a ser vendido como coisa certa e discriminada, bem como eventual vaga de garagem anunciada que deverá ser confirmada, pois se trata de vaga vinculada, área comum ou estacionamento público cercado.  </text:p>
            <text:p>  </text:p>
            <text:p>Plantão de atendimento  </text:p>
            <text:p>Ligue agora e agende sua visita!</text:p>
          </table:table-cell>
          <table:table-cell office:value-type="string" calcext:value-type="string">
            <text:p>https://www.dfimoveis.com.br/imovel/casa-3-quartos-venda-ceilandia-norte-ceilandia-df-qnq-3-conjunto-6-1013767</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25 Conjunto G</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ão encontrado</text:p>
          </table:table-cell>
          <table:table-cell table:number-columns-repeated="2" office:value-type="string" calcext:value-type="string">
            <text:p>250,00 m²</text:p>
          </table:table-cell>
          <table:table-cell office:value-type="float" office:value="369" calcext:value-type="float">
            <text:p>369</text:p>
          </table:table-cell>
          <table:table-cell/>
          <table:table-cell office:value-type="float" office:value="-15.8040529" calcext:value-type="float">
            <text:p>-15.8040529</text:p>
          </table:table-cell>
          <table:table-cell office:value-type="float" office:value="-48.1264211" calcext:value-type="float">
            <text:p>-48.1264211</text:p>
          </table:table-cell>
          <table:table-cell office:value-type="string" calcext:value-type="string">
            <text:p>Thaís Imobiliaria</text:p>
          </table:table-cell>
          <table:table-cell office:value-type="float" office:value="1704" calcext:value-type="float">
            <text:p>1704</text:p>
          </table:table-cell>
          <table:table-cell office:value-type="float" office:value="556130312200" calcext:value-type="float">
            <text:p>556130312200</text:p>
          </table:table-cell>
          <table:table-cell office:value-type="string" calcext:value-type="string">
            <text:p>(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N 25 - Casa térrea reformada - na laje com 3 quartos - sendo 1 suíte - 2 vagas - quintal - Ceilând</text:p>
          </table:table-cell>
          <table:table-cell office:value-type="string" calcext:value-type="string">
            <text:p>QNN 25 - Ceilândia Norte</text:p>
            <text:p/>
            <text:p>Você está procurando uma casa com todas as comodidades que sua família merece? Apresentamos  esta oportunidade na Ceilândia Norte, localizada na QNN 25! </text:p>
            <text:p/>
            <text:p>- Sala de estar ampla </text:p>
            <text:p>- Cozinha ampla </text:p>
            <text:p>- Área de serviço coberta</text:p>
            <text:p>- 3 Quartos, sendo 1 suíte </text:p>
            <text:p>- 1 Banheiro social</text:p>
            <text:p>- Quintal Amplo </text:p>
            <text:p>- 2 Vagas de garagem </text:p>
            <text:p/>
            <text:p>Detalhes:</text:p>
            <text:p>- Casa desocupada, reformada com iluminação nova, fiação nova e telhado revisado </text:p>
            <text:p/>
            <text:p>Além disso, a proximidade com a estação de metrô, UBS e diversas instituições de ensino e comércio tornam esta oferta ainda mais irresistível. Não perca a chance de conhecer este imóvel espetacular.</text:p>
            <text:p/>
            <text:p>HABITE-SE em andamento</text:p>
            <text:p/>
            <text:p>A área do imóvel anunciado é uma estimativa e deverá ser confirmada junto à certidão de ônus do imóvel ou cessão de direitos, se não se tratar de bem a ser vendido como coisa certa e discriminada, bem como eventual vaga de garagem anunciada que deverá ser confirmada, pois se trata de vaga vinculada, área comum ou estacionamento público cercado.</text:p>
            <text:p/>
            <text:p>Plantão de atendimento</text:p>
            <text:p>Ligue agora e agende sua visita!</text:p>
          </table:table-cell>
          <table:table-cell office:value-type="string" calcext:value-type="string">
            <text:p>https://www.dfimoveis.com.br/imovel/casa-condominio-3-quartos-venda-ceilandia-norte-ceilandia-df-qnn-25-conjunto-g-986171</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23 Conjunto P</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Não encontrado</text:p>
          </table:table-cell>
          <table:table-cell office:value-type="string" calcext:value-type="string">
            <text:p>225,00 m²</text:p>
          </table:table-cell>
          <table:table-cell office:value-type="string" calcext:value-type="string">
            <text:p>250,00 m²</text:p>
          </table:table-cell>
          <table:table-cell office:value-type="float" office:value="550" calcext:value-type="float">
            <text:p>550</text:p>
          </table:table-cell>
          <table:table-cell office:value-type="string" calcext:value-type="string">
            <text:p>Despensa , Portão Eletrônico</text:p>
          </table:table-cell>
          <table:table-cell office:value-type="float" office:value="-15.8076552" calcext:value-type="float">
            <text:p>-15.8076552</text:p>
          </table:table-cell>
          <table:table-cell office:value-type="float" office:value="-48.12549" calcext:value-type="float">
            <text:p>-48.12549</text:p>
          </table:table-cell>
          <table:table-cell office:value-type="string" calcext:value-type="string">
            <text:p>Thaís Imobiliaria</text:p>
          </table:table-cell>
          <table:table-cell office:value-type="float" office:value="1704" calcext:value-type="float">
            <text:p>1704</text:p>
          </table:table-cell>
          <table:table-cell office:value-type="float" office:value="556130312200" calcext:value-type="float">
            <text:p>556130312200</text:p>
          </table:table-cell>
          <table:table-cell office:value-type="string" calcext:value-type="string">
            <text:p>(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text:p>
          </table:table-cell>
          <table:table-cell office:value-type="string" calcext:value-type="string">
            <text:p>178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N Ceilândia Norte Casa com 3 quartos</text:p>
          </table:table-cell>
          <table:table-cell office:value-type="string" calcext:value-type="string">
            <text:p>QNN 23 conjunto P Ceilândia Norte  casa com 3 Quartos </text:p>
            <text:p/>
            <text:p>Lote 10x15</text:p>
            <text:p>Casa na laje .</text:p>
            <text:p>Casa térrea composta por:  sala , 03 quartos sendo 01 com armários, wc social , cozinha com armários, caixa d   água com 500lts.</text:p>
            <text:p>área de serviço</text:p>
            <text:p>Casa de fundos por : sala , cozinha, 02 wc , 02  quartos , 01 cômodo (escritório). caixa d  água 500 lts.</text:p>
            <text:p>quintal .</text:p>
            <text:p>área de serviço .</text:p>
            <text:p/>
            <text:p>Aceita Financiamento e  FGTS.</text:p>
            <text:p/>
            <text:p>A localização é privilegiada, estando próximo a escolas, uma estação de metrô e um supermercado, tornando sua rotina mais conveniente e facilitando o acesso a serviços essenciais.</text:p>
            <text:p/>
            <text:p>A área do imóvel anunciado é uma estimativa e deverá ser confirmada junto à certidão de ônus do imóvel ou cessão de direitos, se não se tratar de bem a ser vendido como coisa certa e discriminada, bem como eventual vaga de garagem anunciada que deverá ser confirmada, pois se trata de vaga vinculada, área comum ou estacionamento público cercado.</text:p>
            <text:p/>
            <text:p>Plantão de atendimento</text:p>
            <text:p>Ligue agora e agende sua visita!</text:p>
          </table:table-cell>
          <table:table-cell office:value-type="string" calcext:value-type="string">
            <text:p>https://www.dfimoveis.com.br/imovel/casa-3-quartos-venda-ceilandia-norte-ceilandia-df-qnn-23-conjunto-p-957346</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9 Conjunto A</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Não encontrado</text:p>
          </table:table-cell>
          <table:table-cell office:value-type="string" calcext:value-type="string">
            <text:p>135,00 m²</text:p>
          </table:table-cell>
          <table:table-cell office:value-type="string" calcext:value-type="string">
            <text:p>141,00 m²</text:p>
          </table:table-cell>
          <table:table-cell office:value-type="float" office:value="310" calcext:value-type="float">
            <text:p>310</text:p>
          </table:table-cell>
          <table:table-cell/>
          <table:table-cell office:value-type="float" office:value="-15.8132048" calcext:value-type="float">
            <text:p>-15.8132048</text:p>
          </table:table-cell>
          <table:table-cell office:value-type="float" office:value="-48.1263125" calcext:value-type="float">
            <text:p>-48.1263125</text:p>
          </table:table-cell>
          <table:table-cell office:value-type="string" calcext:value-type="string">
            <text:p>Simóvel</text:p>
          </table:table-cell>
          <table:table-cell office:value-type="float" office:value="6041" calcext:value-type="float">
            <text:p>6041</text:p>
          </table:table-cell>
          <table:table-cell office:value-type="float" office:value="556131420404" calcext:value-type="float">
            <text:p>556131420404</text:p>
          </table:table-cell>
          <table:table-cell office:value-type="string" calcext:value-type="string">
            <text:p>(61) 3142 </text:p>
            <text:p>                                             </text:p>
            <text:p>                                         </text:p>
            <text:p>                             </text:p>
            <text:p>                             - 0404 </text:p>
            <text:p>                                 </text:p>
            <text:p>                                       </text:p>
            <text:p>                                 </text:p>
            <text:p>                             </text:p>
            <text:p/>
            <text:p>         </text:p>
            <text:p>                             </text:p>
            <text:p>                                         </text:p>
            <text:p>                                             </text:p>
            <text:p>                                                 </text:p>
            <text:p>                                                 (61) 3142 </text:p>
            <text:p>                                             </text:p>
            <text:p>                                         </text:p>
            <text:p>                             </text:p>
            <text:p>                             - 0404 </text:p>
            <text:p>                                 </text:p>
            <text:p>                                       </text:p>
            <text:p>                                 </text:p>
            <text:p>                             </text:p>
            <text:p/>
            <text:p>         </text:p>
            <text:p>                             </text:p>
            <text:p>                                         </text:p>
            <text:p>                                             </text:p>
            <text:p>                                                 </text:p>
            <text:p>                                                 (61) 3142 </text:p>
            <text:p>                                             </text:p>
            <text:p>                                         </text:p>
            <text:p>                             </text:p>
            <text:p>                             - 0404 </text:p>
            <text:p>                                 </text:p>
            <text:p>                                       </text:p>
            <text:p>                                 </text:p>
            <text:p>                             </text:p>
            <text:p/>
            <text:p>         </text:p>
            <text:p>                             </text:p>
            <text:p>                                         </text:p>
            <text:p>                                             </text:p>
            <text:p>                                                 </text:p>
            <text:p>                                                 (61) 3142 </text:p>
            <text:p>                                             </text:p>
            <text:p>                                         </text:p>
            <text:p>                             </text:p>
            <text:p>                             - 0404</text:p>
          </table:table-cell>
          <table:table-cell office:value-type="string" calcext:value-type="string">
            <text:p>178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P 9, casa de 135m², 3 qtos, cozinha com armários, excelente localização - R$: 310.000</text:p>
          </table:table-cell>
          <table:table-cell office:value-type="string" calcext:value-type="string">
            <text:p>QNP 9, casa de 135m², 3 qtos, cozinha com armários, excelente localização - R$: 310.000</text:p>
            <text:p/>
            <text:p>Localização privilegiada: Próximo a UPA - Ceilândia, SESC, IESB, Fundação Bradesco, CEF 25 de Ceilândia, Escola Classe 39 de Ceilândia, pontos de ônibus, postos de gasolina, comércio local forte com supermercados, panificadoras, restaurantes, academias e muito mais.</text:p>
            <text:p/>
            <text:p>Aceita financiamento e FGTS.</text:p>
            <text:p/>
            <text:p>Casa térrea:</text:p>
            <text:p/>
            <text:p>- 3 Quartos</text:p>
            <text:p>- Sala ampla </text:p>
            <text:p>- Banheiro social</text:p>
            <text:p>- Cozinha com armários</text:p>
            <text:p>- Forro pvc</text:p>
            <text:p>- Garagem coberta com telha colonial</text:p>
            <text:p>- Piso cerâmica.</text:p>
            <text:p/>
            <text:p>Casa de fundos com entrada independente:</text:p>
            <text:p/>
            <text:p>- 1 Quarto</text:p>
            <text:p>- Sala</text:p>
            <text:p>- Cozinha e banheiro social</text:p>
            <text:p>- Piso cerâmica</text:p>
            <text:p>- Forro gesso.</text:p>
            <text:p/>
            <text:p>Analisa proposta.</text:p>
            <text:p/>
            <text:p>Entre em contato para mais informações sobre o imóvel - , / (61) 9 , - Nadilson</text:p>
            <text:p/>
            <text:p>Visite também nosso Facebook e Instagram: @simovelimobiliaria</text:p>
            <text:p/>
            <text:p>CRECI-DF: 20233</text:p>
          </table:table-cell>
          <table:table-cell office:value-type="string" calcext:value-type="string">
            <text:p>https://www.dfimoveis.com.br/imovel/casa-3-quartos-venda-ceilandia-norte-ceilandia-df-qnp-9-conjunto-a-805926</text:p>
          </table:table-cell>
        </table:table-row>
        <table:table-row table:style-name="ro9">
          <table:table-cell office:value-type="string" calcext:value-type="string">
            <text:p>CEILÂNDIA</text:p>
          </table:table-cell>
          <table:table-cell office:value-type="string" calcext:value-type="string">
            <text:p>CEILANDIA NORTE</text:p>
          </table:table-cell>
          <table:table-cell office:value-type="string" calcext:value-type="string">
            <text:p>QNO 20 Conjunto 47</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ascente</text:p>
          </table:table-cell>
          <table:table-cell table:number-columns-repeated="2" office:value-type="string" calcext:value-type="string">
            <text:p>165,00 m²</text:p>
          </table:table-cell>
          <table:table-cell office:value-type="float" office:value="259" calcext:value-type="float">
            <text:p>259</text:p>
          </table:table-cell>
          <table:table-cell/>
          <table:table-cell office:value-type="float" office:value="-15.7896851" calcext:value-type="float">
            <text:p>-15.7896851</text:p>
          </table:table-cell>
          <table:table-cell office:value-type="float" office:value="-48.1387378" calcext:value-type="float">
            <text:p>-48.1387378</text:p>
          </table:table-cell>
          <table:table-cell office:value-type="string" calcext:value-type="string">
            <text:p>Rafael Imoveis</text:p>
          </table:table-cell>
          <table:table-cell office:value-type="float" office:value="26362" calcext:value-type="float">
            <text:p>26362</text:p>
          </table:table-cell>
          <table:table-cell office:value-type="float" office:value="5561991070024" calcext:value-type="float">
            <text:p>5561991070024</text:p>
          </table:table-cell>
          <table:table-cell office:value-type="string" calcext:value-type="string">
            <text:p>(61) 99107 </text:p>
            <text:p>                                             </text:p>
            <text:p>                                         </text:p>
            <text:p>                             </text:p>
            <text:p>                             - 0024 </text:p>
            <text:p>                                 </text:p>
            <text:p>                                       </text:p>
            <text:p>                                 </text:p>
            <text:p>                             </text:p>
            <text:p/>
            <text:p>         </text:p>
            <text:p>                             </text:p>
            <text:p>                                         </text:p>
            <text:p>                                             </text:p>
            <text:p>                                                 </text:p>
            <text:p>                                                 (61) 99107 </text:p>
            <text:p>                                             </text:p>
            <text:p>                                         </text:p>
            <text:p>                             </text:p>
            <text:p>                             - 0024 </text:p>
            <text:p>                                 </text:p>
            <text:p>                                       </text:p>
            <text:p>                                 </text:p>
            <text:p>                             </text:p>
            <text:p/>
            <text:p>         </text:p>
            <text:p>                             </text:p>
            <text:p>                                         </text:p>
            <text:p>                                             </text:p>
            <text:p>                                                 </text:p>
            <text:p>                                                 (61) 99107 </text:p>
            <text:p>                                             </text:p>
            <text:p>                                         </text:p>
            <text:p>                             </text:p>
            <text:p>                             - 0024 </text:p>
            <text:p>                                 </text:p>
            <text:p>                                       </text:p>
            <text:p>                                 </text:p>
            <text:p>                             </text:p>
            <text:p/>
            <text:p>         </text:p>
            <text:p>                             </text:p>
            <text:p>                                         </text:p>
            <text:p>                                             </text:p>
            <text:p>                                                 </text:p>
            <text:p>                                                 (61) 99107 </text:p>
            <text:p>                                             </text:p>
            <text:p>                                         </text:p>
            <text:p>                             </text:p>
            <text:p>                             - 0024</text:p>
          </table:table-cell>
          <table:table-cell office:value-type="string" calcext:value-type="string">
            <text:p>43 dias</text:p>
          </table:table-cell>
          <table:table-cell office:value-type="string" calcext:value-type="string">
            <text:p>Não encontrado</text:p>
          </table:table-cell>
          <table:table-cell office:value-type="string" calcext:value-type="string">
            <text:p>Meio</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com 2 quartos 1 suíte armário no quarto - QNO 20 Setor O - Ceilândia Norte</text:p>
          </table:table-cell>
          <table:table-cell office:value-type="string" calcext:value-type="string">
            <text:p>Excelente casa com 2 imóveis no lote, situada na QNO 20 do setor O, área de 165 mt² , composta por:</text:p>
            <text:p/>
            <text:p>Casa 1:</text:p>
            <text:p/>
            <text:p>- 2 Quartos, sendo 1 suíte</text:p>
            <text:p>- Sala de TV</text:p>
            <text:p>- Cozinha</text:p>
            <text:p>- Sala de Jantar</text:p>
            <text:p>- Banheiro Social</text:p>
            <text:p>- Área de serviço</text:p>
            <text:p>- Churrasqueira</text:p>
            <text:p>- Vaga para 4 carros</text:p>
            <text:p/>
            <text:p/>
            <text:p>Casa 2:</text:p>
            <text:p/>
            <text:p>- Sala</text:p>
            <text:p>- Quarto</text:p>
            <text:p>- Cozinha</text:p>
            <text:p>- Banheiro</text:p>
            <text:p/>
            <text:p>Casa escriturada, Não aceita Financiamento.</text:p>
            <text:p/>
            <text:p>Valor do investimento: R$ 260.000,00</text:p>
            <text:p/>
            <text:p/>
            <text:p>Excelente Localização , próximo ao terminal do setor O, Próximo ao supermercados.</text:p>
            <text:p/>
            <text:p/>
            <text:p>Agende uma visita</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Captação:</text:p>
            <text:p>Tamila</text:p>
          </table:table-cell>
          <table:table-cell office:value-type="string" calcext:value-type="string">
            <text:p>https://www.dfimoveis.com.br/imovel/casa-2-quartos-venda-ceilandia-norte-ceilandia-df-qno-20-conjunto-47-1112422</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5 Conjunto E</text:p>
          </table:table-cell>
          <table:table-cell office:value-type="float" office:value="3" calcext:value-type="float">
            <text:p>3</text:p>
          </table:table-cell>
          <table:table-cell table:number-columns-repeated="2" office:value-type="float" office:value="1" calcext:value-type="float">
            <text:p>1</text:p>
          </table:table-cell>
          <table:table-cell office:value-type="string" calcext:value-type="string">
            <text:p>Não encontrado</text:p>
          </table:table-cell>
          <table:table-cell office:value-type="string" calcext:value-type="string">
            <text:p>37,00 m²</text:p>
          </table:table-cell>
          <table:table-cell office:value-type="string" calcext:value-type="string">
            <text:p>144,00 m²</text:p>
          </table:table-cell>
          <table:table-cell office:value-type="float" office:value="345" calcext:value-type="float">
            <text:p>345</text:p>
          </table:table-cell>
          <table:table-cell/>
          <table:table-cell office:value-type="float" office:value="-15.7895939" calcext:value-type="float">
            <text:p>-15.7895939</text:p>
          </table:table-cell>
          <table:table-cell office:value-type="float" office:value="-48.1265851" calcext:value-type="float">
            <text:p>-48.1265851</text:p>
          </table:table-cell>
          <table:table-cell office:value-type="string" calcext:value-type="string">
            <text:p>Thaís Imobiliaria</text:p>
          </table:table-cell>
          <table:table-cell office:value-type="float" office:value="1704" calcext:value-type="float">
            <text:p>1704</text:p>
          </table:table-cell>
          <table:table-cell office:value-type="float" office:value="556130312200" calcext:value-type="float">
            <text:p>556130312200</text:p>
          </table:table-cell>
          <table:table-cell office:value-type="string" calcext:value-type="string">
            <text:p>(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text:p>
          </table:table-cell>
          <table:table-cell office:value-type="string" calcext:value-type="string">
            <text:p>178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O 5 | Casa térrea com 3 quartos - sendo 1 suíte - 1 vaga - aceita financiamento e FGTS - Ceilândia</text:p>
          </table:table-cell>
          <table:table-cell office:value-type="string" calcext:value-type="string">
            <text:p>QNO 05 - Ceilândia.  </text:p>
            <text:p/>
            <text:p>Apresentamos um imóvel versátil e bem localizado, composto por duas casas independentes que atendem  às necessidades de quem busca espaço e funcionalidade. </text:p>
            <text:p/>
            <text:p>Casa da Frente: </text:p>
            <text:p>- Sala ampla</text:p>
            <text:p>- Cozinha com armários</text:p>
            <text:p>- Área de serviço</text:p>
            <text:p>- 3 Quartos, sendo 1 suíte</text:p>
            <text:p>- Banheiro social</text:p>
            <text:p>- 1 Vaga de garagem</text:p>
            <text:p/>
            <text:p>Detalhe: Piso cerâmico</text:p>
            <text:p/>
            <text:p/>
            <text:p>Casa de Fundo:</text:p>
            <text:p>- Sala </text:p>
            <text:p>- Cozinha</text:p>
            <text:p>- 1 Quarto</text:p>
            <text:p>- Banheiro</text:p>
            <text:p/>
            <text:p>Com espaços bem distribuídos e duas residências no mesmo lote, este imóvel é perfeito para quem busca flexibilidade e praticidade. A casa da frente oferece conforto e amplitude, enquanto a casa de fundo traz um espaço adicional funcional e versátil.</text:p>
            <text:p/>
            <text:p>Entre em contato agora mesmo! Agende uma visita e veja de perto tudo o que este imóvel tem a oferecer. Seja para morar ou investir, ele pode ser a escolha ideal para você e sua família.</text:p>
            <text:p/>
            <text:p>ACEITA FINANCIAMENTO E FGTS</text:p>
            <text:p> </text:p>
            <text:p>A área do imóvel anunciado é uma estimativa e deverá ser confirmada junto à certidão de ônus do imóvel ou cessão de direitos, se não se tratar de bem a ser vendido como coisa certa e discriminada, bem como eventual vaga de garagem anunciada que deverá ser confirmada, pois se trata de vaga vinculada, área comum ou estacionamento público cercado.</text:p>
            <text:p/>
            <text:p>Plantão de atendimento</text:p>
            <text:p>Ligue agora e agende sua visita!</text:p>
          </table:table-cell>
          <table:table-cell office:value-type="string" calcext:value-type="string">
            <text:p>https://www.dfimoveis.com.br/imovel/casa-3-quartos-venda-ceilandia-norte-ceilandia-df-qno-5-conjunto-e-570083</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N 9 Conjunto E</text:p>
          </table:table-cell>
          <table:table-cell office:value-type="float" office:value="2" calcext:value-type="float">
            <text:p>2</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Não encontrado</text:p>
          </table:table-cell>
          <table:table-cell table:number-columns-repeated="2" office:value-type="string" calcext:value-type="string">
            <text:p>250,00 m²</text:p>
          </table:table-cell>
          <table:table-cell office:value-type="float" office:value="499" calcext:value-type="float">
            <text:p>499</text:p>
          </table:table-cell>
          <table:table-cell office:value-type="string" calcext:value-type="string">
            <text:p>Área de Serviço</text:p>
          </table:table-cell>
          <table:table-cell office:value-type="float" office:value="-15.8028402" calcext:value-type="float">
            <text:p>-15.8028402</text:p>
          </table:table-cell>
          <table:table-cell office:value-type="float" office:value="-48.1205648" calcext:value-type="float">
            <text:p>-48.1205648</text:p>
          </table:table-cell>
          <table:table-cell office:value-type="string" calcext:value-type="string">
            <text:p>RE/MAX Capital</text:p>
          </table:table-cell>
          <table:table-cell office:value-type="float" office:value="24523" calcext:value-type="float">
            <text:p>24523</text:p>
          </table:table-cell>
          <table:table-cell/>
          <table:table-cell office:value-type="string" calcext:value-type="string">
            <text:p>(61) 3532 </text:p>
            <text:p>                             </text:p>
            <text:p>                             - 2281 </text:p>
            <text:p>                                 </text:p>
            <text:p>                                       </text:p>
            <text:p>                                 </text:p>
            <text:p>                             </text:p>
            <text:p/>
            <text:p>         </text:p>
            <text:p>                             </text:p>
            <text:p>                                     </text:p>
            <text:p>                                     (61) 3532 </text:p>
            <text:p>                             </text:p>
            <text:p>                             - 2281 </text:p>
            <text:p>                                 </text:p>
            <text:p>                                       </text:p>
            <text:p>                                 </text:p>
            <text:p>                             </text:p>
            <text:p/>
            <text:p>         </text:p>
            <text:p>                             </text:p>
            <text:p>                                     </text:p>
            <text:p>                                     (61) 3532 </text:p>
            <text:p>                             </text:p>
            <text:p>                             - 2281 </text:p>
            <text:p>                                 </text:p>
            <text:p>                                       </text:p>
            <text:p>                                 </text:p>
            <text:p>                             </text:p>
            <text:p/>
            <text:p>         </text:p>
            <text:p>                             </text:p>
            <text:p>                                     </text:p>
            <text:p>                                     (61) 3532 </text:p>
            <text:p>                             </text:p>
            <text:p>                             - 2281</text:p>
          </table:table-cell>
          <table:table-cell office:value-type="string" calcext:value-type="string">
            <text:p>66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02 QUARTOS 01 SUITE QNN 09 CEILANDIA NORTE -VENDA</text:p>
          </table:table-cell>
          <table:table-cell office:value-type="string" calcext:value-type="string">
            <text:p>Venha se encantar com  seu novo lar em uma das localizações mais desejadas de Ceilândia Norte, na QNN 09. Esta propriedade de 250m² é ideal para famílias que buscam qualidade de vida.</text:p>
            <text:p/>
            <text:p>ÓTIMA OPORTUNIDADE!!!!!!</text:p>
            <text:p/>
            <text:p>composta por:</text:p>
            <text:p/>
            <text:p>- Sala de jantar</text:p>
            <text:p/>
            <text:p>- Cozinha estilo americana  com armários embutidos</text:p>
            <text:p/>
            <text:p>- 01 quarto amplo com com armários</text:p>
            <text:p/>
            <text:p>- 01 suíte ampla e com armários</text:p>
            <text:p/>
            <text:p>- 01 banheiro social </text:p>
            <text:p/>
            <text:p>- Área de serviço com banheiro e boa ventilação</text:p>
            <text:p/>
            <text:p>- Garagem coberta para 08 carros</text:p>
            <text:p/>
            <text:p>- Além de amplo espaço livre que pode se torna uma grande área de lazer.</text:p>
            <text:p/>
            <text:p>Excelente localização, a dois minutos do metrô, próximo de escola e vários comércios.</text:p>
            <text:p/>
            <text:p>ACEITA FINANCIIAMENTO E FGTS</text:p>
            <text:p/>
            <text:p>Não perca essa oportunidade</text:p>
            <text:p/>
            <text:p>Agende Já sua visita</text:p>
            <text:p/>
            <text:p>Márcia Babosa</text:p>
            <text:p>CRECI 31703</text:p>
            <text:p/>
          </table:table-cell>
          <table:table-cell office:value-type="string" calcext:value-type="string">
            <text:p>https://www.dfimoveis.com.br/imovel/casa-2-quartos-venda-ceilandia-norte-ceilandia-df-qnn-9-conjunto-e-1067949</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Q 1 Conjunto 2</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Não encontrado</text:p>
          </table:table-cell>
          <table:table-cell office:value-type="string" calcext:value-type="string">
            <text:p>92,00 m²</text:p>
          </table:table-cell>
          <table:table-cell office:value-type="string" calcext:value-type="string">
            <text:p>126,00 m²</text:p>
          </table:table-cell>
          <table:table-cell office:value-type="float" office:value="250" calcext:value-type="float">
            <text:p>250</text:p>
          </table:table-cell>
          <table:table-cell/>
          <table:table-cell office:value-type="float" office:value="-15.8055721" calcext:value-type="float">
            <text:p>-15.8055721</text:p>
          </table:table-cell>
          <table:table-cell office:value-type="float" office:value="-48.1391471" calcext:value-type="float">
            <text:p>-48.1391471</text:p>
          </table:table-cell>
          <table:table-cell office:value-type="string" calcext:value-type="string">
            <text:p>BR House</text:p>
          </table:table-cell>
          <table:table-cell office:value-type="float" office:value="19701" calcext:value-type="float">
            <text:p>19701</text:p>
          </table:table-cell>
          <table:table-cell office:value-type="float" office:value="5561998740164" calcext:value-type="float">
            <text:p>5561998740164</text:p>
          </table:table-cell>
          <table:table-cell office:value-type="string" calcext:value-type="string">
            <text:p>(61) 3003 </text:p>
            <text:p>                             </text:p>
            <text:p>                             - 9182 </text:p>
            <text:p>                                 </text:p>
            <text:p>                                       </text:p>
            <text:p>                                 </text:p>
            <text:p>                             </text:p>
            <text:p/>
            <text:p>         </text:p>
            <text:p>                             </text:p>
            <text:p>                                     </text:p>
            <text:p>                                     (61) 3003 </text:p>
            <text:p>                             </text:p>
            <text:p>                             - 9182 </text:p>
            <text:p>                                 </text:p>
            <text:p>                                       </text:p>
            <text:p>                                 </text:p>
            <text:p>                             </text:p>
            <text:p/>
            <text:p>         </text:p>
            <text:p>                             </text:p>
            <text:p>                                     </text:p>
            <text:p>                                     (61) 3003 </text:p>
            <text:p>                             </text:p>
            <text:p>                             - 9182 </text:p>
            <text:p>                                 </text:p>
            <text:p>                                       </text:p>
            <text:p>                                 </text:p>
            <text:p>                             </text:p>
            <text:p/>
            <text:p>         </text:p>
            <text:p>                             </text:p>
            <text:p>                                     </text:p>
            <text:p>                                     (61) 3003 </text:p>
            <text:p>                             </text:p>
            <text:p>                             - 9182</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eilândia Norte (Ceilândia) | Casa 3 quartos </text:p>
          </table:table-cell>
          <table:table-cell office:value-type="string" calcext:value-type="string">
            <text:p>Seu Novo Lar em Ceilândia Norte!</text:p>
            <text:p>Está procurando um lugar aconchegante e bem localizado? Conheça esta incrível casa com 3 quartos, perfeita para quem busca conforto e praticidade!</text:p>
            <text:p>Detalhes do Imóvel:</text:p>
            <text:p>- 3 Quartos prontos para receber sua família</text:p>
            <text:p>- 4 Vagas de Garagem, ideal para quem tem mais de um carro</text:p>
            <text:p>- Churrasqueira, para aproveitar momentos de lazer com amigos e familiares</text:p>
            <text:p>- Localização excelente, a poucos passos de escolas, supermercados, farmácias e padarias</text:p>
            <text:p>Este é o imóvel ideal tanto para morar quanto para investir. A região é tranquila e oferece tudo o que você precisa no seu dia a dia!</text:p>
            <text:p>Agende uma visita!</text:p>
            <text:p>Estamos presente no Distrito Federal, Cuiabá e Mato Grosso do Sul, desde 2012, com uma equipe de mais de 300 corretores credenciados para melhor lhe atender.</text:p>
            <text:p>Oferecemos aos clientes consultoria imobiliária completa, inclusive assessoria jurídica durante o processo de compra e venda do imóvel.</text:p>
            <text:p>Aprovamos seu crédito em poucas horas!</text:p>
            <text:p>A área do imóvel anunciado é uma estimativa e deve ser confirmada pelo pretendente interessado junto à Certidão de Ônus do Imóvel.</text:p>
            <text:p>Os valores e condições sujeitos à alteração sem prévio! 15f4b</text:p>
          </table:table-cell>
          <table:table-cell office:value-type="string" calcext:value-type="string">
            <text:p>https://www.dfimoveis.com.br/imovel/casa-3-quartos-venda-ceilandia-norte-ceilandia-df-qnq-1-conjunto-2-1107657</text:p>
          </table:table-cell>
        </table:table-row>
        <table:table-row table:style-name="ro10">
          <table:table-cell office:value-type="string" calcext:value-type="string">
            <text:p>CEILÂNDIA</text:p>
          </table:table-cell>
          <table:table-cell office:value-type="string" calcext:value-type="string">
            <text:p>CEILANDIA NORTE</text:p>
          </table:table-cell>
          <table:table-cell office:value-type="string" calcext:value-type="string">
            <text:p>QNM 6 Conjunto M</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ão encontrado</text:p>
          </table:table-cell>
          <table:table-cell table:number-columns-repeated="2" office:value-type="string" calcext:value-type="string">
            <text:p>250,00 m²</text:p>
          </table:table-cell>
          <table:table-cell office:value-type="float" office:value="380" calcext:value-type="float">
            <text:p>380</text:p>
          </table:table-cell>
          <table:table-cell/>
          <table:table-cell office:value-type="float" office:value="-15.8097891" calcext:value-type="float">
            <text:p>-15.8097891</text:p>
          </table:table-cell>
          <table:table-cell office:value-type="float" office:value="-48.1097091" calcext:value-type="float">
            <text:p>-48.1097091</text:p>
          </table:table-cell>
          <table:table-cell office:value-type="string" calcext:value-type="string">
            <text:p>Bloco Imob</text:p>
          </table:table-cell>
          <table:table-cell office:value-type="float" office:value="25854" calcext:value-type="float">
            <text:p>25854</text:p>
          </table:table-cell>
          <table:table-cell office:value-type="float" office:value="5561991181619" calcext:value-type="float">
            <text:p>5561991181619</text:p>
          </table:table-cell>
          <table:table-cell office:value-type="string" calcext:value-type="string">
            <text:p>(61) 99118 </text:p>
            <text:p>                                             </text:p>
            <text:p>                                         </text:p>
            <text:p>                             </text:p>
            <text:p>                             - 1619 </text:p>
            <text:p>                                 </text:p>
            <text:p>                                       </text:p>
            <text:p>                                 </text:p>
            <text:p>                             </text:p>
            <text:p/>
            <text:p>         </text:p>
            <text:p>                             </text:p>
            <text:p>                                         </text:p>
            <text:p>                                             </text:p>
            <text:p>                                                 </text:p>
            <text:p>                                                 (61) 99118 </text:p>
            <text:p>                                             </text:p>
            <text:p>                                         </text:p>
            <text:p>                             </text:p>
            <text:p>                             - 1619 </text:p>
            <text:p>                                 </text:p>
            <text:p>                                       </text:p>
            <text:p>                                 </text:p>
            <text:p>                             </text:p>
            <text:p/>
            <text:p>         </text:p>
            <text:p>                             </text:p>
            <text:p>                                         </text:p>
            <text:p>                                             </text:p>
            <text:p>                                                 </text:p>
            <text:p>                                                 (61) 99118 </text:p>
            <text:p>                                             </text:p>
            <text:p>                                         </text:p>
            <text:p>                             </text:p>
            <text:p>                             - 1619 </text:p>
            <text:p>                                 </text:p>
            <text:p>                                       </text:p>
            <text:p>                                 </text:p>
            <text:p>                             </text:p>
            <text:p/>
            <text:p>         </text:p>
            <text:p>                             </text:p>
            <text:p>                                         </text:p>
            <text:p>                                             </text:p>
            <text:p>                                                 </text:p>
            <text:p>                                                 (61) 99118 </text:p>
            <text:p>                                             </text:p>
            <text:p>                                         </text:p>
            <text:p>                             </text:p>
            <text:p>                             - 1619</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com 2 quartos + 2 kitnets na QNM 06 de Ceilândia</text:p>
          </table:table-cell>
          <table:table-cell office:value-type="string" calcext:value-type="string">
            <text:p>VENDO</text:p>
            <text:p> </text:p>
            <text:p>Casa com 2 quartos + 2 kitnets na QNM 06 de Ceilândia</text:p>
            <text:p> </text:p>
            <text:p>Casa principal:</text:p>
            <text:p> </text:p>
            <text:p/>
            <text:p>2 quartos sendo 1 suíte</text:p>
            <text:p>Sala ampla</text:p>
            <text:p>Cozinha</text:p>
            <text:p>Área de serviço coberta</text:p>
            <text:p>Garagem coberta para 2 carros</text:p>
            <text:p>Forrada no PVC</text:p>
            <text:p/>
            <text:p> </text:p>
            <text:p>Kitnet dos fundos:</text:p>
            <text:p> </text:p>
            <text:p/>
            <text:p>1 quarto</text:p>
            <text:p>Sala</text:p>
            <text:p>Cozinha</text:p>
            <text:p>Banheiro social</text:p>
            <text:p>Despensa</text:p>
            <text:p>Área de serviço externa coberta</text:p>
            <text:p>Forrada no PVC</text:p>
            <text:p/>
            <text:p> </text:p>
            <text:p> </text:p>
            <text:p>Kitnet da lateral:</text:p>
            <text:p> </text:p>
            <text:p/>
            <text:p>1 quarto</text:p>
            <text:p>Sala</text:p>
            <text:p>Cozinha</text:p>
            <text:p>Banheiro social</text:p>
            <text:p>Despensa</text:p>
            <text:p>Área de serviço externa coberta</text:p>
            <text:p/>
            <text:p>Obs: reforma inacabada</text:p>
            <text:p> </text:p>
            <text:p>Detalhes:</text:p>
            <text:p> </text:p>
            <text:p/>
            <text:p>Lote 250m²</text:p>
            <text:p>Quitada, escriturada e registrada</text:p>
            <text:p>Venda somente à vista</text:p>
            <text:p>Não aceita financiamento</text:p>
            <text:p>Não aceita permuta</text:p>
            <text:p/>
            <text:p> </text:p>
            <text:p>Localização privilegiada, próxima a escolas, paradas de ônibus, mercados, padarias, a poucos metros do Centro, dentre outros.</text:p>
            <text:p> </text:p>
            <text:p>A casa fica localizada na QNM 06 de Ceilândia/DF</text:p>
            <text:p> </text:p>
            <text:p>Valor de venda R$ 380.000,00</text:p>
            <text:p>Escuta propostas</text:p>
            <text:p> </text:p>
            <text:p>Para maiores informações , - Nayara Alves - CRECI 28622 </text:p>
            <text:p/>
            <text:p/>
            <text:p/>
            <text:p>Código do Anúncio: 5616_1062754</text:p>
          </table:table-cell>
          <table:table-cell office:value-type="string" calcext:value-type="string">
            <text:p>https://www.dfimoveis.com.br/imovel/casa-4-quartos-venda-ceilandia-norte-ceilandia-df-qnm-6-conjunto-m-1108604</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5 Conjunto J</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Nascente</text:p>
          </table:table-cell>
          <table:table-cell table:number-columns-repeated="2" office:value-type="string" calcext:value-type="string">
            <text:p>144,00 m²</text:p>
          </table:table-cell>
          <table:table-cell office:value-type="float" office:value="239" calcext:value-type="float">
            <text:p>239</text:p>
          </table:table-cell>
          <table:table-cell/>
          <table:table-cell office:value-type="float" office:value="-15.7914959" calcext:value-type="float">
            <text:p>-15.7914959</text:p>
          </table:table-cell>
          <table:table-cell office:value-type="float" office:value="-48.1247934" calcext:value-type="float">
            <text:p>-48.1247934</text:p>
          </table:table-cell>
          <table:table-cell office:value-type="string" calcext:value-type="string">
            <text:p>Rafael Imoveis</text:p>
          </table:table-cell>
          <table:table-cell office:value-type="float" office:value="26362" calcext:value-type="float">
            <text:p>26362</text:p>
          </table:table-cell>
          <table:table-cell office:value-type="float" office:value="5561991070024" calcext:value-type="float">
            <text:p>5561991070024</text:p>
          </table:table-cell>
          <table:table-cell office:value-type="string" calcext:value-type="string">
            <text:p>(61) 99107 </text:p>
            <text:p>                                             </text:p>
            <text:p>                                         </text:p>
            <text:p>                             </text:p>
            <text:p>                             - 0024 </text:p>
            <text:p>                                 </text:p>
            <text:p>                                       </text:p>
            <text:p>                                 </text:p>
            <text:p>                             </text:p>
            <text:p/>
            <text:p>         </text:p>
            <text:p>                             </text:p>
            <text:p>                                         </text:p>
            <text:p>                                             </text:p>
            <text:p>                                                 </text:p>
            <text:p>                                                 (61) 99107 </text:p>
            <text:p>                                             </text:p>
            <text:p>                                         </text:p>
            <text:p>                             </text:p>
            <text:p>                             - 0024 </text:p>
            <text:p>                                 </text:p>
            <text:p>                                       </text:p>
            <text:p>                                 </text:p>
            <text:p>                             </text:p>
            <text:p/>
            <text:p>         </text:p>
            <text:p>                             </text:p>
            <text:p>                                         </text:p>
            <text:p>                                             </text:p>
            <text:p>                                                 </text:p>
            <text:p>                                                 (61) 99107 </text:p>
            <text:p>                                             </text:p>
            <text:p>                                         </text:p>
            <text:p>                             </text:p>
            <text:p>                             - 0024 </text:p>
            <text:p>                                 </text:p>
            <text:p>                                       </text:p>
            <text:p>                                 </text:p>
            <text:p>                             </text:p>
            <text:p/>
            <text:p>         </text:p>
            <text:p>                             </text:p>
            <text:p>                                         </text:p>
            <text:p>                                             </text:p>
            <text:p>                                                 </text:p>
            <text:p>                                                 (61) 99107 </text:p>
            <text:p>                                             </text:p>
            <text:p>                                         </text:p>
            <text:p>                             </text:p>
            <text:p>                             - 0024</text:p>
          </table:table-cell>
          <table:table-cell office:value-type="string" calcext:value-type="string">
            <text:p>13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Ágio de casa 3 quartos a venda em Ceilândia</text:p>
          </table:table-cell>
          <table:table-cell office:value-type="string" calcext:value-type="string">
            <text:p>ÁGIO DE CASA em QNO 05 Ceilândia</text:p>
            <text:p/>
            <text:p>R$ 280.000,00 AGIO</text:p>
            <text:p>R$ 256.000,00 SALDO</text:p>
            <text:p>R$ 2.570,00 PRESTAÇÃO SAC</text:p>
            <text:p/>
            <text:p>Para mais informações: </text:p>
            <text:p/>
            <text:p>- Casa 3 quartos</text:p>
            <text:p>- Na laje </text:p>
            <text:p>- Porta em madeira</text:p>
            <text:p>- Área fundos</text:p>
            <text:p>- Garagem para 4 carros</text:p>
            <text:p>- 48 meses para tranferir ou quitar</text:p>
            <text:p/>
            <text:p>Mude de imediato!!</text:p>
            <text:p/>
            <text:p/>
            <text:p/>
            <text:p/>
            <text:p/>
            <text:p/>
            <text:p/>
            <text:p/>
            <text:p/>
            <text:p/>
            <text:p>Captação:</text:p>
            <text:p>Rafael Nascimento</text:p>
          </table:table-cell>
          <table:table-cell office:value-type="string" calcext:value-type="string">
            <text:p>https://www.dfimoveis.com.br/imovel/casa-3-quartos-venda-ceilandia-norte-ceilandia-df-qno-5-conjunto-j-1126987</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9 Conjunto R</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Nascente</text:p>
          </table:table-cell>
          <table:table-cell table:number-columns-repeated="2" office:value-type="string" calcext:value-type="string">
            <text:p>135,00 m²</text:p>
          </table:table-cell>
          <table:table-cell office:value-type="float" office:value="255" calcext:value-type="float">
            <text:p>255</text:p>
          </table:table-cell>
          <table:table-cell/>
          <table:table-cell office:value-type="float" office:value="-15.8176263" calcext:value-type="float">
            <text:p>-15.8176263</text:p>
          </table:table-cell>
          <table:table-cell office:value-type="float" office:value="-48.1278552" calcext:value-type="float">
            <text:p>-48.1278552</text:p>
          </table:table-cell>
          <table:table-cell office:value-type="string" calcext:value-type="string">
            <text:p>Adriano</text:p>
          </table:table-cell>
          <table:table-cell office:value-type="float" office:value="30121" calcext:value-type="float">
            <text:p>30121</text:p>
          </table:table-cell>
          <table:table-cell office:value-type="float" office:value="5561984404420" calcext:value-type="float">
            <text:p>5561984404420</text:p>
          </table:table-cell>
          <table:table-cell office:value-type="string" calcext:value-type="string">
            <text:p>(61) 98440 </text:p>
            <text:p>                                             </text:p>
            <text:p>                                         </text:p>
            <text:p>                             </text:p>
            <text:p>                             - 4420 </text:p>
            <text:p>                                 </text:p>
            <text:p>                                       </text:p>
            <text:p>                                 </text:p>
            <text:p>                             </text:p>
            <text:p/>
            <text:p>         </text:p>
            <text:p>                             </text:p>
            <text:p>                                         </text:p>
            <text:p>                                             </text:p>
            <text:p>                                                 </text:p>
            <text:p>                                                 (61) 98440 </text:p>
            <text:p>                                             </text:p>
            <text:p>                                         </text:p>
            <text:p>                             </text:p>
            <text:p>                             - 4420 </text:p>
            <text:p>                                 </text:p>
            <text:p>                                       </text:p>
            <text:p>                                 </text:p>
            <text:p>                             </text:p>
            <text:p/>
            <text:p>         </text:p>
            <text:p>                             </text:p>
            <text:p>                                         </text:p>
            <text:p>                                             </text:p>
            <text:p>                                                 </text:p>
            <text:p>                                                 (61) 98440 </text:p>
            <text:p>                                             </text:p>
            <text:p>                                         </text:p>
            <text:p>                             </text:p>
            <text:p>                             - 4420 </text:p>
            <text:p>                                 </text:p>
            <text:p>                                       </text:p>
            <text:p>                                 </text:p>
            <text:p>                             </text:p>
            <text:p/>
            <text:p>         </text:p>
            <text:p>                             </text:p>
            <text:p>                                         </text:p>
            <text:p>                                             </text:p>
            <text:p>                                                 </text:p>
            <text:p>                                                 (61) 98440 </text:p>
            <text:p>                                             </text:p>
            <text:p>                                         </text:p>
            <text:p>                             </text:p>
            <text:p>                             - 4420</text:p>
          </table:table-cell>
          <table:table-cell office:value-type="string" calcext:value-type="string">
            <text:p>7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Imóvel de esquina </text:p>
          </table:table-cell>
          <table:table-cell office:value-type="string" calcext:value-type="string">
            <text:p> S.A Imóveis – Vende Casa de Esquina na QNP 09</text:p>
            <text:p/>
            <text:p> Localização:</text:p>
            <text:p><text:tab/>•<text:tab/>QNP 09, Conjunto R</text:p>
            <text:p><text:tab/>•<text:tab/>CEP: 72240-818</text:p>
            <text:p/>
            <text:p> Características do Imóvel:</text:p>
            <text:p><text:tab/>•<text:tab/>Lote de 135m²</text:p>
            <text:p><text:tab/>•<text:tab/>Casa de esquina – Ideal para moradia ou comércio</text:p>
            <text:p><text:tab/>•<text:tab/>2 quartos</text:p>
            <text:p><text:tab/>•<text:tab/>Sala</text:p>
            <text:p><text:tab/>•<text:tab/>Cozinha</text:p>
            <text:p><text:tab/>•<text:tab/>Banheiro</text:p>
            <text:p/>
            <text:p> Garagem:</text:p>
            <text:p><text:tab/>•<text:tab/>Vaga para até 4 carros</text:p>
            <text:p/>
            <text:p>Aceita financiamento</text:p>
            <text:p/>
            <text:p> Valor: R$ 255.000,00</text:p>
            <text:p/>
            <text:p>Entre em contato para mais informações e agende sua visita!</text:p>
          </table:table-cell>
          <table:table-cell office:value-type="string" calcext:value-type="string">
            <text:p>https://www.dfimoveis.com.br/imovel/casa-2-quartos-venda-ceilandia-norte-ceilandia-df-qnp-9-conjunto-r-1130262</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5 Conjunto Z</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260,00 m²</text:p>
          </table:table-cell>
          <table:table-cell office:value-type="string" calcext:value-type="string">
            <text:p>135,00 m²</text:p>
          </table:table-cell>
          <table:table-cell office:value-type="float" office:value="300" calcext:value-type="float">
            <text:p>300</text:p>
          </table:table-cell>
          <table:table-cell/>
          <table:table-cell office:value-type="float" office:value="-15.8224962" calcext:value-type="float">
            <text:p>-15.8224962</text:p>
          </table:table-cell>
          <table:table-cell office:value-type="float" office:value="-48.1273521" calcext:value-type="float">
            <text:p>-48.1273521</text:p>
          </table:table-cell>
          <table:table-cell office:value-type="string" calcext:value-type="string">
            <text:p>Thaís Imobiliaria</text:p>
          </table:table-cell>
          <table:table-cell office:value-type="float" office:value="1704" calcext:value-type="float">
            <text:p>1704</text:p>
          </table:table-cell>
          <table:table-cell office:value-type="float" office:value="556130312200" calcext:value-type="float">
            <text:p>556130312200</text:p>
          </table:table-cell>
          <table:table-cell office:value-type="string" calcext:value-type="string">
            <text:p>(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P 5 | Casa térrea com 3 quartos - 2 vagas de garagem - estuda permuta - Ceilândia Norte</text:p>
          </table:table-cell>
          <table:table-cell office:value-type="string" calcext:value-type="string">
            <text:p>QNP 5 - Ceilândia Norte</text:p>
            <text:p/>
            <text:p>Ótima oportunidade em Ceilândia Norte! Esta casa bem localizada, próxima ao comércio local, oferece um excelente potencial tanto para moradia quanto para construção comercial. Com duas residências independentes no mesmo lote, uma na frente e outra nos fundos, o imóvel proporciona versatilidade e praticidade.</text:p>
            <text:p/>
            <text:p>Casa da frente:</text:p>
            <text:p>- Sala ampla</text:p>
            <text:p>- Cozinha </text:p>
            <text:p> - 2 Quartos </text:p>
            <text:p>- Banheiro social </text:p>
            <text:p/>
            <text:p>Casa de fundos:</text:p>
            <text:p>- Sala </text:p>
            <text:p>- Cozinha </text:p>
            <text:p>- 1 Quarto </text:p>
            <text:p>- Banheiro  </text:p>
            <text:p>- Garagem  na frente </text:p>
            <text:p/>
            <text:p>Não perca essa oportunidade de adquirir um imóvel com grande potencial em Ceilândia Norte! Seja para moradia, investimento ou até para construção comercial, esta propriedade oferece diversas possibilidades. Com a vantagem de aceitar permuta por apartamento em Taguatinga-Sul, é a chance perfeita para realizar um bom negócio. Agende sua visita e venha conhecer!</text:p>
            <text:p/>
            <text:p>ACEITA PERMUTA  (apartamento em Taguatinga-Sul) </text:p>
            <text:p/>
            <text:p>A área do imóvel anunciado é uma estimativa e deverá ser confirmada junto à certidão de ônus do imóvel ou cessão de direitos, se não se tratar de bem a ser vendido como coisa certa e discriminada, bem como eventual vaga de garagem anunciada que deverá ser confirmada, pois se trata de vaga vinculada, área comum ou estacionamento público cercado.</text:p>
            <text:p/>
            <text:p>Plantão de atendimento</text:p>
            <text:p>Ligue agora e agende sua visita!</text:p>
          </table:table-cell>
          <table:table-cell office:value-type="string" calcext:value-type="string">
            <text:p>https://www.dfimoveis.com.br/imovel/casa-2-quartos-venda-ceilandia-norte-ceilandia-df-qnp-5-conjunto-z-739337</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25 Conjunto B</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Não encontrado</text:p>
          </table:table-cell>
          <table:table-cell office:value-type="string" calcext:value-type="string">
            <text:p>93,00 m²</text:p>
          </table:table-cell>
          <table:table-cell office:value-type="string" calcext:value-type="string">
            <text:p>250,00 m²</text:p>
          </table:table-cell>
          <table:table-cell office:value-type="float" office:value="450" calcext:value-type="float">
            <text:p>450</text:p>
          </table:table-cell>
          <table:table-cell/>
          <table:table-cell office:value-type="float" office:value="-15.8041146" calcext:value-type="float">
            <text:p>-15.8041146</text:p>
          </table:table-cell>
          <table:table-cell office:value-type="float" office:value="-48.1233228" calcext:value-type="float">
            <text:p>-48.1233228</text:p>
          </table:table-cell>
          <table:table-cell office:value-type="string" calcext:value-type="string">
            <text:p>Thaís Imobiliaria</text:p>
          </table:table-cell>
          <table:table-cell office:value-type="float" office:value="1704" calcext:value-type="float">
            <text:p>1704</text:p>
          </table:table-cell>
          <table:table-cell office:value-type="float" office:value="556130312200" calcext:value-type="float">
            <text:p>556130312200</text:p>
          </table:table-cell>
          <table:table-cell office:value-type="string" calcext:value-type="string">
            <text:p>(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N 25 - Casa de esquina com 3 quartos - 4 vagas / característica comercial - Ceilândia Norte.</text:p>
          </table:table-cell>
          <table:table-cell office:value-type="string" calcext:value-type="string">
            <text:p>QNN 25 - Ceilândia Norte.</text:p>
            <text:p/>
            <text:p>Esta é uma oportunidade rara de adquirir uma casa que não apenas oferece espaço e conforto para a sua família, mas também possui características comerciais que podem torná-la um investimento estratégico. Localizada em uma região privilegiada, próxima ao metrô, esta casa é uma verdadeira joia imobiliária.</text:p>
            <text:p/>
            <text:p>93m2, na laje</text:p>
            <text:p/>
            <text:p>- Sala ampla</text:p>
            <text:p>- Cozinha </text:p>
            <text:p>- Área de serviço</text:p>
            <text:p> - Banheiro social </text:p>
            <text:p>- 4 Vagas de garagem </text:p>
            <text:p/>
            <text:p>Esta casa é uma oportunidade versátil que pode atender tanto às necessidades residenciais quanto comerciais. Se você está procurando uma propriedade que ofereça flexibilidade e conveniência, esta é a escolha certa.</text:p>
            <text:p/>
            <text:p>A localização estratégica proporciona fácil acesso a transportes públicos, serviços, comércio e muito mais, tornando sua vida mais prática.</text:p>
            <text:p/>
            <text:p>Não perca tempo! Entre em contato conosco agora mesmo para agendar uma visita e conhecer pessoalmente esta casa com potencial ilimitado. Estamos à disposição para responder a todas as suas perguntas e ajudá-lo em todas as etapas do processo de aquisição.</text:p>
            <text:p/>
            <text:p>Esta é a sua chance de investir em um imóvel que oferece tanto um espaço aconchegante quanto oportunidades comerciais emocionantes!</text:p>
            <text:p/>
            <text:p>A área do imóvel anunciado é uma estimativa e deverá ser confirmada junto à certidão de ônus do imóvel ou cessão de direitos, se não se tratar de bem a ser vendido como coisa certa e discriminada, bem como eventual vaga de garagem anunciada que deverá ser confirmada, pois se trata de vaga vinculada, área comum ou estacionamento público cercado.</text:p>
            <text:p/>
            <text:p>Plantão de atendimento</text:p>
            <text:p>Ligue agora e agende sua visita!</text:p>
          </table:table-cell>
          <table:table-cell office:value-type="string" calcext:value-type="string">
            <text:p>https://www.dfimoveis.com.br/imovel/casa-3-quartos-venda-ceilandia-norte-ceilandia-df-qnn-25-conjunto-b-847500</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Área Especial 01</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ão encontrado</text:p>
          </table:table-cell>
          <table:table-cell office:value-type="string" calcext:value-type="string">
            <text:p>378,81 m²</text:p>
          </table:table-cell>
          <table:table-cell office:value-type="string" calcext:value-type="string">
            <text:p>400,00 m²</text:p>
          </table:table-cell>
          <table:table-cell office:value-type="float" office:value="299.9" calcext:value-type="float">
            <text:p>299.9</text:p>
          </table:table-cell>
          <table:table-cell/>
          <table:table-cell office:value-type="float" office:value="-15.8153364" calcext:value-type="float">
            <text:p>-15.8153364</text:p>
          </table:table-cell>
          <table:table-cell office:value-type="float" office:value="-48.116531" calcext:value-type="float">
            <text:p>-48.116531</text:p>
          </table:table-cell>
          <table:table-cell office:value-type="string" calcext:value-type="string">
            <text:p>DF House Negócios Imobiliários</text:p>
          </table:table-cell>
          <table:table-cell office:value-type="float" office:value="30948" calcext:value-type="float">
            <text:p>30948</text:p>
          </table:table-cell>
          <table:table-cell office:value-type="float" office:value="556132535294" calcext:value-type="float">
            <text:p>556132535294</text:p>
          </table:table-cell>
          <table:table-cell office:value-type="string" calcext:value-type="string">
            <text:p>(61) 3253 </text:p>
            <text:p>                                             </text:p>
            <text:p>                                         </text:p>
            <text:p>                             </text:p>
            <text:p>                             - 5294 </text:p>
            <text:p>                                 </text:p>
            <text:p>                                       </text:p>
            <text:p>                                 </text:p>
            <text:p>                             </text:p>
            <text:p/>
            <text:p>         </text:p>
            <text:p>                             </text:p>
            <text:p>                                         </text:p>
            <text:p>                                             </text:p>
            <text:p>                                                 </text:p>
            <text:p>                                                 (61) 3253 </text:p>
            <text:p>                                             </text:p>
            <text:p>                                         </text:p>
            <text:p>                             </text:p>
            <text:p>                             - 5294 </text:p>
            <text:p>                                 </text:p>
            <text:p>                                       </text:p>
            <text:p>                                 </text:p>
            <text:p>                             </text:p>
            <text:p/>
            <text:p>         </text:p>
            <text:p>                             </text:p>
            <text:p>                                         </text:p>
            <text:p>                                             </text:p>
            <text:p>                                                 </text:p>
            <text:p>                                                 (61) 3253 </text:p>
            <text:p>                                             </text:p>
            <text:p>                                         </text:p>
            <text:p>                             </text:p>
            <text:p>                             - 5294 </text:p>
            <text:p>                                 </text:p>
            <text:p>                                       </text:p>
            <text:p>                                 </text:p>
            <text:p>                             </text:p>
            <text:p/>
            <text:p>         </text:p>
            <text:p>                             </text:p>
            <text:p>                                         </text:p>
            <text:p>                                             </text:p>
            <text:p>                                                 </text:p>
            <text:p>                                                 (61) 3253 </text:p>
            <text:p>                                             </text:p>
            <text:p>                                         </text:p>
            <text:p>                             </text:p>
            <text:p>                             - 5294</text:p>
          </table:table-cell>
          <table:table-cell office:value-type="string" calcext:value-type="string">
            <text:p>140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ASSITA O VÍDEO DO IMÓVEL NO CANTO SUPERIOR ESQUERDO AO LADO DO ÍCONE DAS FOTOS NO ÍCONE VÍDEO.</text:p>
            <text:p> </text:p>
            <text:p>NA SHSN TRECHO 3 - ATRÁS DO FORT ATACADISTA</text:p>
            <text:p/>
            <text:p>CASA DE 4 QUARTOS, SENDO 1 QUARTO SUÍTE, SALA AMPLA, COPA, BANHEIRO SOCIAL E SUÍTE EM REVESTIMENTO CERÂMICO, COZINHA EM REVESTIMENTO CERÂMICO,  TODA NO PISO PORCELANATO, TODA NO FORRO PVC, VARANDA COBERTA EM TELHA AMIANTO E PISO CERÂMICO, TODA GRADEADA. </text:p>
            <text:p/>
            <text:p>SOBRADO COM 4 KITS - QUARTO, SALA, COZINHA E ÁREA DE SERVIÇO. TODAS PADRÃO</text:p>
            <text:p/>
            <text:p>2 LOJAS DE APROXIMADAMENTE 50 M2. </text:p>
            <text:p/>
            <text:p>1 RELÓGIO DE ÁGUA E LUZ  PARA TODOS OS IMÓVEIS. </text:p>
            <text:p/>
            <text:p>NÃO ACEITA FINANCIAMENTO. POSSUI IPTU/TLP. COM POSSIBILIADADE DE ESCRITURA DE POSSE. </text:p>
            <text:p/>
            <text:p>AGENDE SUA VISITA!</text:p>
          </table:table-cell>
          <table:table-cell office:value-type="string" calcext:value-type="string">
            <text:p>https://www.dfimoveis.com.br/imovel/casa-4-quartos-venda-ceilandia-norte-ceilandia-df-area-especial-01-1070295</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7 Conjunto 40</text:p>
          </table:table-cell>
          <table:table-cell office:value-type="float" office:value="7" calcext:value-type="float">
            <text:p>7</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ão encontrado</text:p>
          </table:table-cell>
          <table:table-cell table:number-columns-repeated="2" office:value-type="string" calcext:value-type="string">
            <text:p>162,00 m²</text:p>
          </table:table-cell>
          <table:table-cell office:value-type="float" office:value="249.997" calcext:value-type="float">
            <text:p>249.997</text:p>
          </table:table-cell>
          <table:table-cell/>
          <table:table-cell office:value-type="float" office:value="-15.799346" calcext:value-type="float">
            <text:p>-15.799346</text:p>
          </table:table-cell>
          <table:table-cell office:value-type="float" office:value="-48.1327641" calcext:value-type="float">
            <text:p>-48.1327641</text:p>
          </table:table-cell>
          <table:table-cell office:value-type="string" calcext:value-type="string">
            <text:p>Re/Max Inovelar</text:p>
          </table:table-cell>
          <table:table-cell office:value-type="float" office:value="24732" calcext:value-type="float">
            <text:p>24732</text:p>
          </table:table-cell>
          <table:table-cell office:value-type="float" office:value="5561996114646" calcext:value-type="float">
            <text:p>5561996114646</text:p>
          </table:table-cell>
          <table:table-cell office:value-type="string" calcext:value-type="string">
            <text:p>(61) 99611 </text:p>
            <text:p>                                             </text:p>
            <text:p>                                         </text:p>
            <text:p>                             </text:p>
            <text:p>                             - 4646 </text:p>
            <text:p>                                 </text:p>
            <text:p>                                       </text:p>
            <text:p>                                 </text:p>
            <text:p>                             </text:p>
            <text:p/>
            <text:p>         </text:p>
            <text:p>                             </text:p>
            <text:p>                                         </text:p>
            <text:p>                                             </text:p>
            <text:p>                                                 </text:p>
            <text:p>                                                 (61) 99611 </text:p>
            <text:p>                                             </text:p>
            <text:p>                                         </text:p>
            <text:p>                             </text:p>
            <text:p>                             - 4646 </text:p>
            <text:p>                                 </text:p>
            <text:p>                                       </text:p>
            <text:p>                                 </text:p>
            <text:p>                             </text:p>
            <text:p/>
            <text:p>         </text:p>
            <text:p>                             </text:p>
            <text:p>                                         </text:p>
            <text:p>                                             </text:p>
            <text:p>                                                 </text:p>
            <text:p>                                                 (61) 99611 </text:p>
            <text:p>                                             </text:p>
            <text:p>                                         </text:p>
            <text:p>                             </text:p>
            <text:p>                             - 4646 </text:p>
            <text:p>                                 </text:p>
            <text:p>                                       </text:p>
            <text:p>                                 </text:p>
            <text:p>                             </text:p>
            <text:p/>
            <text:p>         </text:p>
            <text:p>                             </text:p>
            <text:p>                                         </text:p>
            <text:p>                                             </text:p>
            <text:p>                                                 </text:p>
            <text:p>                                                 (61) 99611 </text:p>
            <text:p>                                             </text:p>
            <text:p>                                         </text:p>
            <text:p>                             </text:p>
            <text:p>                             - 4646</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Excelente Oportunidade! Casa + 5 Kitnets no QNO 17 Conjunto 40 - Ideal para Investimento!</text:p>
          </table:table-cell>
          <table:table-cell office:value-type="string" calcext:value-type="string">
            <text:p>RE/MAX INOVELAR &amp; MÁRCIO BATISTA CORRETOR VENDEM COM EXCLUSIVIDADE</text:p>
            <text:p/>
            <text:p>Ótima Oportunidade de Investimento! Casa + 5 Kitnets no QNO 17 Conjunto 40                                               </text:p>
            <text:p/>
            <text:p>Se você busca um imóvel lucrativo com excelente potencial de renda mensal, essa é a escolha ideal! Localizada no QNO 17 Conjunto 40, essa propriedade conta com uma casa principal e quatro kitnets, sendo perfeita para quem deseja investir no setor imobiliário e garantir um retorno financeiro sólido.</text:p>
            <text:p/>
            <text:p>Descrição do Imóvel:</text:p>
            <text:p>Casa principal com 2 quartos, sala, cozinha e banheiro</text:p>
            <text:p>5 kitnets individuais, cada uma contendo sala, cozinha e banheiro</text:p>
            <text:p>Espaço bem distribuído, ideal para locação ou moradia</text:p>
            <text:p>Estrutura bem conservada e pronta para uso</text:p>
            <text:p/>
            <text:p>Localização Privilegiada  Tudo Perto de Você!</text:p>
            <text:p>Situado no QNO 17 Conjunto 40, em uma área de fácil acesso</text:p>
            <text:p>Próximo a comércios variados, trazendo mais praticidade para o dia a dia</text:p>
            <text:p>Apenas minutos da UPA, proporcionando segurança em emergências médicas</text:p>
            <text:p>Perto de escolas e creches, ideal para famílias ou para locação</text:p>
            <text:p>Supermercados próximos, garantindo mais facilidade para os moradores</text:p>
            <text:p/>
            <text:p>Investimento Seguro e Rentável!</text:p>
            <text:p>Este imóvel é ideal para quem deseja garantir renda passiva, seja alugando as kitnets individualmente ou toda a propriedade. A localização estratégica no QNO 17 Conjunto 40 faz com que a demanda por moradia seja alta, aumentando ainda mais o potencial de valorização do imóvel.</text:p>
            <text:p/>
            <text:p>Não perca essa chance! Entre em contato agora mesmo e agende uma visita para conhecer essa excelente oportunidade de investimento! </text:p>
            <text:p/>
            <text:p>AGENDE HOJE MESMO SUA VISITA A ESSA EXCELENTE OPORTUNIDADE [9 8 3 8 3 5 7 1 0]</text:p>
            <text:p/>
            <text:p>QUER VENDER SEU IMÓVEL? AVALIAMOS GRATUITAMENTE PARA VOCÊ...</text:p>
            <text:p>WHATSZAPP [9 8 3 8 3 5 7 1 0]</text:p>
            <text:p/>
            <text:p>MÁRCIO BATISTA CORRETOR</text:p>
            <text:p>CRECI/DF 29.083</text:p>
            <text:p>WHATSZAPP [9 8 3 8 3 5 7 1 0]</text:p>
            <text:p/>
            <text:p>IMOBILIARIA REMAX INOVELAR - SAMAMBAIA</text:p>
            <text:p/>
            <text:p>----------------------------- O SEU SONHO ESTÁ AQUI, VAMOS LA CONHECER? -----------------------------</text:p>
          </table:table-cell>
          <table:table-cell office:value-type="string" calcext:value-type="string">
            <text:p>https://www.dfimoveis.com.br/imovel/casa-4-quartos-venda-ceilandia-norte-ceilandia-df-qno-17-conjunto-40-1119823</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1 Conjunto H</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Não encontrado</text:p>
          </table:table-cell>
          <table:table-cell office:value-type="string" calcext:value-type="string">
            <text:p>600,00 m²</text:p>
          </table:table-cell>
          <table:table-cell office:value-type="string" calcext:value-type="string">
            <text:p>800,00 m²</text:p>
          </table:table-cell>
          <table:table-cell office:value-type="float" office:value="750" calcext:value-type="float">
            <text:p>750</text:p>
          </table:table-cell>
          <table:table-cell office:value-type="string" calcext:value-type="string">
            <text:p>Projeto de Iluminação, Cozinha Espaçosa</text:p>
          </table:table-cell>
          <table:table-cell office:value-type="float" office:value="-15.7972905" calcext:value-type="float">
            <text:p>-15.7972905</text:p>
          </table:table-cell>
          <table:table-cell office:value-type="float" office:value="-48.1276625" calcext:value-type="float">
            <text:p>-48.1276625</text:p>
          </table:table-cell>
          <table:table-cell office:value-type="string" calcext:value-type="string">
            <text:p>Soul Imóveis</text:p>
          </table:table-cell>
          <table:table-cell office:value-type="float" office:value="31891" calcext:value-type="float">
            <text:p>31891</text:p>
          </table:table-cell>
          <table:table-cell office:value-type="float" office:value="5561991648121" calcext:value-type="float">
            <text:p>5561991648121</text:p>
          </table:table-cell>
          <table:table-cell office:value-type="string" calcext:value-type="string">
            <text:p>(61) 99164 </text:p>
            <text:p>                                             </text:p>
            <text:p>                                         </text:p>
            <text:p>                             </text:p>
            <text:p>                             - 8121 </text:p>
            <text:p>                                 </text:p>
            <text:p>                                       </text:p>
            <text:p>                                 </text:p>
            <text:p>                             </text:p>
            <text:p/>
            <text:p>         </text:p>
            <text:p>                             </text:p>
            <text:p>                                         </text:p>
            <text:p>                                             </text:p>
            <text:p>                                                 </text:p>
            <text:p>                                                 (61) 99164 </text:p>
            <text:p>                                             </text:p>
            <text:p>                                         </text:p>
            <text:p>                             </text:p>
            <text:p>                             - 8121 </text:p>
            <text:p>                                 </text:p>
            <text:p>                                       </text:p>
            <text:p>                                 </text:p>
            <text:p>                             </text:p>
            <text:p/>
            <text:p>         </text:p>
            <text:p>                             </text:p>
            <text:p>                                         </text:p>
            <text:p>                                             </text:p>
            <text:p>                                                 </text:p>
            <text:p>                                                 (61) 99164 </text:p>
            <text:p>                                             </text:p>
            <text:p>                                         </text:p>
            <text:p>                             </text:p>
            <text:p>                             - 8121 </text:p>
            <text:p>                                 </text:p>
            <text:p>                                       </text:p>
            <text:p>                                 </text:p>
            <text:p>                             </text:p>
            <text:p/>
            <text:p>         </text:p>
            <text:p>                             </text:p>
            <text:p>                                         </text:p>
            <text:p>                                             </text:p>
            <text:p>                                                 </text:p>
            <text:p>                                                 (61) 99164 </text:p>
            <text:p>                                             </text:p>
            <text:p>                                         </text:p>
            <text:p>                             </text:p>
            <text:p>                             - 8121</text:p>
          </table:table-cell>
          <table:table-cell office:value-type="string" calcext:value-type="string">
            <text:p>66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5 quartos, reformado.</text:p>
          </table:table-cell>
          <table:table-cell office:value-type="string" calcext:value-type="string">
            <text:p>Casa na QNO 11 Conjunto H, Ceilândia. À venda por R$ 750.000,00. 600 m² reformado, piso em porcelanato, 5 quartos, 4 suítes, 3 vagas. ACEITA FINANCIAMENTO e FGTS.</text:p>
            <text:p/>
            <text:p>Este excelente imóvel se encontra em uma ótima localização, próxima à BR 070, terminal rodoviário e a um comércio variado.</text:p>
            <text:p/>
            <text:p>Esta bela casa reformado e com piso em porcelanato está distribuída em:</text:p>
            <text:p/>
            <text:p>- 5 quartos (4 suítes)</text:p>
            <text:p>- Cozinha com armários</text:p>
            <text:p>- Salas de estar e jantar</text:p>
            <text:p>- WC Social</text:p>
            <text:p>- Área de serviço</text:p>
            <text:p>- 3 Vagas.</text:p>
            <text:p/>
            <text:p>Agende sua visita: </text:p>
            <text:p/>
            <text:p>,</text:p>
            <text:p>Vanessa Corrêa </text:p>
            <text:p>CRECI DF 29099</text:p>
          </table:table-cell>
          <table:table-cell office:value-type="string" calcext:value-type="string">
            <text:p>https://www.dfimoveis.com.br/imovel/casa-4-quartos-venda-ceilandia-norte-ceilandia-df-qno-11-conjunto-h-1100632</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27</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230,00 m²</text:p>
          </table:table-cell>
          <table:table-cell office:value-type="string" calcext:value-type="string">
            <text:p>136,00 m²</text:p>
          </table:table-cell>
          <table:table-cell office:value-type="float" office:value="350" calcext:value-type="float">
            <text:p>350</text:p>
          </table:table-cell>
          <table:table-cell office:value-type="string" calcext:value-type="string">
            <text:p>Portão Eletrônico</text:p>
          </table:table-cell>
          <table:table-cell office:value-type="float" office:value="-15.8088686" calcext:value-type="float">
            <text:p>-15.8088686</text:p>
          </table:table-cell>
          <table:table-cell office:value-type="float" office:value="-48.1433926" calcext:value-type="float">
            <text:p>-48.1433926</text:p>
          </table:table-cell>
          <table:table-cell office:value-type="string" calcext:value-type="string">
            <text:p>Thaís Imobiliaria</text:p>
          </table:table-cell>
          <table:table-cell office:value-type="float" office:value="1704" calcext:value-type="float">
            <text:p>1704</text:p>
          </table:table-cell>
          <table:table-cell office:value-type="float" office:value="556130312200" calcext:value-type="float">
            <text:p>556130312200</text:p>
          </table:table-cell>
          <table:table-cell office:value-type="string" calcext:value-type="string">
            <text:p>(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office:value-type="string" calcext:value-type="string">
            <text:p>Não econtrado</text:p>
          </table:table-cell>
          <table:table-cell office:value-type="string" calcext:value-type="string">
            <text:p>2 Andares</text:p>
          </table:table-cell>
          <table:table-cell office:value-type="string" calcext:value-type="string">
            <text:p>QNP 27 Conjunto E Ceilândia Norte Casa 5 Quartos sendo 1 suite master</text:p>
          </table:table-cell>
          <table:table-cell office:value-type="string" calcext:value-type="string">
            <text:p>QNP 27 Conjunto E Ceilândia Norte Casa 5 Quartos sendo 1 suíte máster  </text:p>
            <text:p/>
            <text:p>Apresentamos a você esta excelente casa com 230m² de área construída distribuídos em:</text:p>
            <text:p/>
            <text:p>Sala ampla</text:p>
            <text:p>Cozinha com armários</text:p>
            <text:p>5 Quartos, sendo uma suíte master</text:p>
            <text:p>Banheiro social com box em vidro temperado</text:p>
            <text:p>Área de serviço.  </text:p>
            <text:p/>
            <text:p>Segundo pavimento conta com 2 quartos, sala, cozinha, banheiro e um terraço aberto ideal para fazer sua área de lazer.</text:p>
            <text:p/>
            <text:p>Localização privilegiada, próximo ao comércio local, ponto de ônibus, escola, posto de saúde, supermercado, restaurante, estacionamento público, farmácia.</text:p>
            <text:p/>
            <text:p>A área do imóvel anunciado é uma estimativa e deverá ser confirmada junto à certidão de ônus do imóvel ou cessão de direitos, se não se tratar de bem a ser vendido como coisa certa e discriminada, bem como eventual vaga de garagem anunciada que deverá ser confirmada, pois se trata de vaga vinculada, área comum ou estacionamento público cercado.</text:p>
            <text:p/>
            <text:p>Plantão de atendimento</text:p>
            <text:p>Ligue agora e agende sua visita!</text:p>
          </table:table-cell>
          <table:table-cell office:value-type="string" calcext:value-type="string">
            <text:p>https://www.dfimoveis.com.br/imovel/casa-4-quartos-venda-ceilandia-norte-ceilandia-df-qnp-27-829730</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9 Conjunto H</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ão encontrado</text:p>
          </table:table-cell>
          <table:table-cell office:value-type="string" calcext:value-type="string">
            <text:p>190,00 m²</text:p>
          </table:table-cell>
          <table:table-cell office:value-type="string" calcext:value-type="string">
            <text:p>Não encontrado</text:p>
          </table:table-cell>
          <table:table-cell office:value-type="float" office:value="799" calcext:value-type="float">
            <text:p>799</text:p>
          </table:table-cell>
          <table:table-cell office:value-type="string" calcext:value-type="string">
            <text:p>Área de Serviço, Interfone, Salão Gourmet </text:p>
          </table:table-cell>
          <table:table-cell office:value-type="float" office:value="-15.8002543" calcext:value-type="float">
            <text:p>-15.8002543</text:p>
          </table:table-cell>
          <table:table-cell office:value-type="float" office:value="-48.1243262" calcext:value-type="float">
            <text:p>-48.1243262</text:p>
          </table:table-cell>
          <table:table-cell office:value-type="string" calcext:value-type="string">
            <text:p>Beiramar Imóveis</text:p>
          </table:table-cell>
          <table:table-cell office:value-type="float" office:value="20346" calcext:value-type="float">
            <text:p>20346</text:p>
          </table:table-cell>
          <table:table-cell office:value-type="float" office:value="556132621001" calcext:value-type="float">
            <text:p>556132621001</text:p>
          </table:table-cell>
          <table:table-cell office:value-type="string" calcext:value-type="string">
            <text:p>(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Sobrado 5 Quartos,1 Suíte, Espaço Goumert, 3 Vagas de Garagem à Venda na QNO 9 - Ceilândia Nort</text:p>
          </table:table-cell>
          <table:table-cell office:value-type="string" calcext:value-type="string">
            <text:p>Sobrado de Alto Padrão à Venda na QNO 9, Conjunto H - Ceilândia Norte</text:p>
            <text:p/>
            <text:p>Se você busca um imóvel espaçoso, bem localizado e pronto para morar, este sobrado de alto padrão é a escolha perfeita. Com uma estrutura ampla e bem planejada, oferece conforto e versatilidade para toda a família.</text:p>
            <text:p/>
            <text:p>Composição do Imóvel</text:p>
            <text:p>Térreo:</text:p>
            <text:p>3 quartos com armários planejados, sendo 1 suíte</text:p>
            <text:p>Banheiro social com armários</text:p>
            <text:p>Sala ampla, podendo ser utilizada em dois ambientes (jantar e estar), com projeto de iluminação moderno</text:p>
            <text:p>Área de serviço espaçosa, possibilitando múltiplos usos</text:p>
            <text:p>Portas e janelas em madeira</text:p>
            <text:p/>
            <text:p>Piso Superior:</text:p>
            <text:p>2 quartos amplos e bem ventilados</text:p>
            <text:p>Sala espaçosa, ideal para momentos de lazer e convivência</text:p>
            <text:p>Banheiro social</text:p>
            <text:p>Área de serviço, que também pode ser adaptada como espaço gourmet</text:p>
            <text:p/>
            <text:p>Localização</text:p>
            <text:p>Localização privilegiada, próxima à Vila Olímpica do Setor O, Estação do Metrô Ceilândia Norte, Drogasil, escolas, bancos, hospitais e supermercados</text:p>
            <text:p>Uma das melhores quadras residenciais de Ceilândia Norte, garantindo praticidade no dia a dia</text:p>
            <text:p/>
            <text:p>Facilidades e Condições Especiais</text:p>
            <text:p>Aberto à negociação</text:p>
            <text:p>Aceita permuta em veículos e outros bens</text:p>
            <text:p>Aceita financiamento e FGTS</text:p>
            <text:p/>
            <text:p>Agende sua visita e venha conhecer esse incrível sobrado.</text:p>
            <text:p/>
            <text:p>Há mais de 43 anos atuando no mercado imobiliário do Distrito Federal, a Beiramar já ajudou mais de 150 mil pessoas a encontrarem seu lar.</text:p>
            <text:p/>
            <text:p>Para mais informações agende sua visita! </text:p>
          </table:table-cell>
          <table:table-cell office:value-type="string" calcext:value-type="string">
            <text:p>https://www.dfimoveis.com.br/imovel/casa-4-quartos-venda-ceilandia-norte-ceilandia-df-qno-9-conjunto-h-1114896</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17 Conjunto H</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Não encontrado</text:p>
          </table:table-cell>
          <table:table-cell office:value-type="string" calcext:value-type="string">
            <text:p>130,00 m²</text:p>
          </table:table-cell>
          <table:table-cell office:value-type="string" calcext:value-type="string">
            <text:p>135,00 m²</text:p>
          </table:table-cell>
          <table:table-cell office:value-type="float" office:value="280" calcext:value-type="float">
            <text:p>280</text:p>
          </table:table-cell>
          <table:table-cell office:value-type="string" calcext:value-type="string">
            <text:p>Despensa , Lavabo, Portão Eletrônico</text:p>
          </table:table-cell>
          <table:table-cell office:value-type="float" office:value="-15.8059531" calcext:value-type="float">
            <text:p>-15.8059531</text:p>
          </table:table-cell>
          <table:table-cell office:value-type="float" office:value="-48.1320078" calcext:value-type="float">
            <text:p>-48.1320078</text:p>
          </table:table-cell>
          <table:table-cell office:value-type="string" calcext:value-type="string">
            <text:p>Simóvel</text:p>
          </table:table-cell>
          <table:table-cell office:value-type="float" office:value="6041" calcext:value-type="float">
            <text:p>6041</text:p>
          </table:table-cell>
          <table:table-cell office:value-type="float" office:value="556131420404" calcext:value-type="float">
            <text:p>556131420404</text:p>
          </table:table-cell>
          <table:table-cell office:value-type="string" calcext:value-type="string">
            <text:p>(61) 3142 </text:p>
            <text:p>                                             </text:p>
            <text:p>                                         </text:p>
            <text:p>                             </text:p>
            <text:p>                             - 0404 </text:p>
            <text:p>                                 </text:p>
            <text:p>                                       </text:p>
            <text:p>                                 </text:p>
            <text:p>                             </text:p>
            <text:p/>
            <text:p>         </text:p>
            <text:p>                             </text:p>
            <text:p>                                         </text:p>
            <text:p>                                             </text:p>
            <text:p>                                                 </text:p>
            <text:p>                                                 (61) 3142 </text:p>
            <text:p>                                             </text:p>
            <text:p>                                         </text:p>
            <text:p>                             </text:p>
            <text:p>                             - 0404 </text:p>
            <text:p>                                 </text:p>
            <text:p>                                       </text:p>
            <text:p>                                 </text:p>
            <text:p>                             </text:p>
            <text:p/>
            <text:p>         </text:p>
            <text:p>                             </text:p>
            <text:p>                                         </text:p>
            <text:p>                                             </text:p>
            <text:p>                                                 </text:p>
            <text:p>                                                 (61) 3142 </text:p>
            <text:p>                                             </text:p>
            <text:p>                                         </text:p>
            <text:p>                             </text:p>
            <text:p>                             - 0404 </text:p>
            <text:p>                                 </text:p>
            <text:p>                                       </text:p>
            <text:p>                                 </text:p>
            <text:p>                             </text:p>
            <text:p/>
            <text:p>         </text:p>
            <text:p>                             </text:p>
            <text:p>                                         </text:p>
            <text:p>                                             </text:p>
            <text:p>                                                 </text:p>
            <text:p>                                                 (61) 3142 </text:p>
            <text:p>                                             </text:p>
            <text:p>                                         </text:p>
            <text:p>                             </text:p>
            <text:p>                             - 0404</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P 17, casa de 130m², 3 qtos, cozinha com armários, lavanderia - R$: 280.000</text:p>
          </table:table-cell>
          <table:table-cell office:value-type="string" calcext:value-type="string">
            <text:p>QNP 17, casa de 130m², 3 qtos, cozinha com armários, lavanderia - R$: 280.000</text:p>
            <text:p/>
            <text:p>Localização privilegiada: Com fácil acesso à Avenida Principal do P-Norte, próximo a pontos de ônibus, escolas, UBS, comércio local forte com supermercado Caprichoso, padarias, restaurantes, academias, farmácias e muito mais.</text:p>
            <text:p/>
            <text:p>Não aceita financiamento.</text:p>
            <text:p/>
            <text:p>Casa nascente de 130m²:</text:p>
            <text:p/>
            <text:p>- Sala ampla</text:p>
            <text:p>- 3 quartos</text:p>
            <text:p>- Cozinha com armários</text:p>
            <text:p>- Copa com armários</text:p>
            <text:p>- Despensa</text:p>
            <text:p>- Banheiro social com blindex</text:p>
            <text:p>- Área de serviço coberta com lavanderia e banheiro</text:p>
            <text:p>- Vaga de garagem para até 3 carros.</text:p>
            <text:p/>
            <text:p>Entre em contato para mais informações sobre o imóvel - , / (61) 9 , - Reginaldo / (61) 9 , - Beth</text:p>
            <text:p/>
            <text:p>Visite também nosso Facebook e Instagram: @simovelimobiliaria</text:p>
            <text:p/>
            <text:p>CRECI-DF: 20233</text:p>
          </table:table-cell>
          <table:table-cell office:value-type="string" calcext:value-type="string">
            <text:p>https://www.dfimoveis.com.br/imovel/casa-3-quartos-venda-ceilandia-norte-ceilandia-df-qnp-17-conjunto-h-1104648</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4 Conjunto F</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ão encontrado</text:p>
          </table:table-cell>
          <table:table-cell table:number-columns-repeated="2" office:value-type="string" calcext:value-type="string">
            <text:p>70,00 m²</text:p>
          </table:table-cell>
          <table:table-cell office:value-type="float" office:value="350" calcext:value-type="float">
            <text:p>350</text:p>
          </table:table-cell>
          <table:table-cell/>
          <table:table-cell office:value-type="float" office:value="-15.794587" calcext:value-type="float">
            <text:p>-15.794587</text:p>
          </table:table-cell>
          <table:table-cell office:value-type="float" office:value="-48.119904" calcext:value-type="float">
            <text:p>-48.119904</text:p>
          </table:table-cell>
          <table:table-cell office:value-type="string" calcext:value-type="string">
            <text:p>Thaís Imobiliaria</text:p>
          </table:table-cell>
          <table:table-cell office:value-type="float" office:value="1704" calcext:value-type="float">
            <text:p>1704</text:p>
          </table:table-cell>
          <table:table-cell office:value-type="float" office:value="556130312200" calcext:value-type="float">
            <text:p>556130312200</text:p>
          </table:table-cell>
          <table:table-cell office:value-type="string" calcext:value-type="string">
            <text:p>(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O 04 | Casa com 3 Quartos - Sendo 1 Suíte - 3 Vagas de Garagem - Ceilândia Norte</text:p>
          </table:table-cell>
          <table:table-cell office:value-type="string" calcext:value-type="string">
            <text:p>QNO 04 - Ceilândia</text:p>
            <text:p/>
            <text:p>Apresentamos esta casa térrea na QNO 04, ideal para quem busca conforto e praticidade em um único lugar. Com ambientes bem distribuídos e prontos para morar, esta casa oferece o espaço ideal para você e sua família viverem com tranquilidade e conveniência.</text:p>
            <text:p/>
            <text:p>- Sala Ampla</text:p>
            <text:p>- Cozinha espaçosa e iluminada</text:p>
            <text:p>- Área de serviço </text:p>
            <text:p>- 3 Quartos, sendo  1 suíte</text:p>
            <text:p>- Banheiro social</text:p>
            <text:p>- 3 Vagas de garagem </text:p>
            <text:p/>
            <text:p>Esta casa térrea na QNO 04 - Ceilândia é a escolha certa para quem valoriza conforto e funcionalidade em um lar.  Agende já uma visita e descubra tudo o que esse imóvel tem a oferecer!</text:p>
            <text:p/>
            <text:p>À VISTA</text:p>
            <text:p/>
            <text:p>A área do imóvel anunciado é uma estimativa e deverá ser confirmada junto à certidão de ônus do imóvel ou cessão de direitos, se não se tratar de bem a ser vendido como coisa certa e discriminada, bem como eventual vaga de garagem anunciada que deverá ser confirmada, pois se trata de vaga vinculada, área comum ou estacionamento público cercado.</text:p>
            <text:p/>
            <text:p>Plantão de atendimento</text:p>
            <text:p>Ligue agora e agende sua visita!</text:p>
          </table:table-cell>
          <table:table-cell office:value-type="string" calcext:value-type="string">
            <text:p>https://www.dfimoveis.com.br/imovel/casa-3-quartos-venda-ceilandia-norte-ceilandia-df-qno-4-conjunto-f-1067981</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2 Conjunto E</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Não encontrado</text:p>
          </table:table-cell>
          <table:table-cell office:value-type="string" calcext:value-type="string">
            <text:p>400,00 m²</text:p>
          </table:table-cell>
          <table:table-cell office:value-type="string" calcext:value-type="string">
            <text:p>250,00 m²</text:p>
          </table:table-cell>
          <table:table-cell office:value-type="float" office:value="690" calcext:value-type="float">
            <text:p>690</text:p>
          </table:table-cell>
          <table:table-cell/>
          <table:table-cell office:value-type="float" office:value="-15.818072" calcext:value-type="float">
            <text:p>-15.818072</text:p>
          </table:table-cell>
          <table:table-cell office:value-type="float" office:value="-48.1064001" calcext:value-type="float">
            <text:p>-48.1064001</text:p>
          </table:table-cell>
          <table:table-cell office:value-type="string" calcext:value-type="string">
            <text:p>Atalaia Empreendimentos Imobiliários</text:p>
          </table:table-cell>
          <table:table-cell office:value-type="float" office:value="17841" calcext:value-type="float">
            <text:p>17841</text:p>
          </table:table-cell>
          <table:table-cell office:value-type="float" office:value="556138795004" calcext:value-type="float">
            <text:p>556138795004</text:p>
          </table:table-cell>
          <table:table-cell office:value-type="string" calcext:value-type="string">
            <text:p>(61) 3879 </text:p>
            <text:p>                                             </text:p>
            <text:p>                                         </text:p>
            <text:p>                             </text:p>
            <text:p>                             - 5004 </text:p>
            <text:p>                                 </text:p>
            <text:p>                                       </text:p>
            <text:p>                                 </text:p>
            <text:p>                             </text:p>
            <text:p/>
            <text:p>         </text:p>
            <text:p>                             </text:p>
            <text:p>                                         </text:p>
            <text:p>                                             </text:p>
            <text:p>                                                 </text:p>
            <text:p>                                                 (61) 3879 </text:p>
            <text:p>                                             </text:p>
            <text:p>                                         </text:p>
            <text:p>                             </text:p>
            <text:p>                             - 5004 </text:p>
            <text:p>                                 </text:p>
            <text:p>                                       </text:p>
            <text:p>                                 </text:p>
            <text:p>                             </text:p>
            <text:p/>
            <text:p>         </text:p>
            <text:p>                             </text:p>
            <text:p>                                         </text:p>
            <text:p>                                             </text:p>
            <text:p>                                                 </text:p>
            <text:p>                                                 (61) 3879 </text:p>
            <text:p>                                             </text:p>
            <text:p>                                         </text:p>
            <text:p>                             </text:p>
            <text:p>                             - 5004 </text:p>
            <text:p>                                 </text:p>
            <text:p>                                       </text:p>
            <text:p>                                 </text:p>
            <text:p>                             </text:p>
            <text:p/>
            <text:p>         </text:p>
            <text:p>                             </text:p>
            <text:p>                                         </text:p>
            <text:p>                                             </text:p>
            <text:p>                                                 </text:p>
            <text:p>                                                 (61) 3879 </text:p>
            <text:p>                                             </text:p>
            <text:p>                                         </text:p>
            <text:p>                             </text:p>
            <text:p>                             - 5004</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com 6 dormitórios à venda, 400 m² por R$ 690.000 - Ceilândia Norte - Ceilândia/DF</text:p>
          </table:table-cell>
          <table:table-cell office:value-type="string" calcext:value-type="string">
            <text:p>A Atalaia Empreendimentos Imobiliários vende:</text:p>
            <text:p>QNM 2 Conjunto E casa 31- Ceilandia Norte </text:p>
            <text:p/>
            <text:p>Toda na laje </text:p>
            <text:p>Reformada </text:p>
            <text:p>Habite-se </text:p>
            <text:p>-Casa da frente</text:p>
            <text:p>-3 Quartos sendo uma suíte,</text:p>
            <text:p>-Sala</text:p>
            <text:p>-Copa</text:p>
            <text:p>-Cozinha </text:p>
            <text:p>-Banheiro</text:p>
            <text:p>-Lavanderia</text:p>
            <text:p>-Piso Porcelanato </text:p>
            <text:p>Sobrado- </text:p>
            <text:p>-3 Cômodos em baixo,</text:p>
            <text:p>-1 Quarto com suíte </text:p>
            <text:p>-Sala </text:p>
            <text:p>-Cozinha </text:p>
            <text:p>-3 Cômodos em cima </text:p>
            <text:p>-Sala</text:p>
            <text:p>-2 Quartos sendo 1 suíte</text:p>
            <text:p>- Acesso para cima da casa- LOFT com Banheiro e cozinha separada.</text:p>
            <text:p>Piso Cerâmica </text:p>
            <text:p>Portão Elétrico </text:p>
            <text:p/>
            <text:p/>
            <text:p>- TODOS OS VALORES ANUNCIADOS PODEM SOFRER ALTERAÇÃO SEM AVISO PRÉVIO.</text:p>
            <text:p/>
            <text:p>MARQUE SUA VISITA !!</text:p>
            <text:p/>
            <text:p>Mais informações por telefone ou WhatsApp:</text:p>
            <text:p/>
            <text:p>, (WhatsApp)</text:p>
            <text:p>,</text:p>
            <text:p/>
            <text:p>captador(a) SD</text:p>
          </table:table-cell>
          <table:table-cell office:value-type="string" calcext:value-type="string">
            <text:p>https://www.dfimoveis.com.br/imovel/casa-4-quartos-venda-ceilandia-norte-ceilandia-df-qnm-2-conjunto-e-1074909</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37</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ão encontrado</text:p>
          </table:table-cell>
          <table:table-cell table:number-columns-repeated="2" office:value-type="string" calcext:value-type="string">
            <text:p>160,00 m²</text:p>
          </table:table-cell>
          <table:table-cell office:value-type="float" office:value="300" calcext:value-type="float">
            <text:p>300</text:p>
          </table:table-cell>
          <table:table-cell/>
          <table:table-cell office:value-type="float" office:value="-15.8116078" calcext:value-type="float">
            <text:p>-15.8116078</text:p>
          </table:table-cell>
          <table:table-cell office:value-type="float" office:value="-48.1262399" calcext:value-type="float">
            <text:p>-48.1262399</text:p>
          </table:table-cell>
          <table:table-cell office:value-type="string" calcext:value-type="string">
            <text:p>Thaís Imobiliaria</text:p>
          </table:table-cell>
          <table:table-cell office:value-type="float" office:value="1704" calcext:value-type="float">
            <text:p>1704</text:p>
          </table:table-cell>
          <table:table-cell office:value-type="float" office:value="556130312200" calcext:value-type="float">
            <text:p>556130312200</text:p>
          </table:table-cell>
          <table:table-cell office:value-type="string" calcext:value-type="string">
            <text:p>(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text:p>
          </table:table-cell>
          <table:table-cell office:value-type="string" calcext:value-type="string">
            <text:p>Não informado</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N 37 - Casa com 3 quartos à venda - aceita financiamento e FGTS</text:p>
          </table:table-cell>
          <table:table-cell office:value-type="string" calcext:value-type="string">
            <text:p>QNN 37 - Ceilândia Norte</text:p>
            <text:p/>
            <text:p>Situada em uma área estratégica de Ceilândia, com fácil acesso a comércios e transporte público, esta casa oferece o espaço com ambientes integrados e área externa para momentos de lazer e descanso. São 160m² distribuídos em:</text:p>
            <text:p/>
            <text:p>- Sala ampla</text:p>
            <text:p>- Cozinha aconchegante</text:p>
            <text:p>- 3 Quartos bem distribuídos, com excelente iluminação e ventilação natural</text:p>
            <text:p>- Banheiro social</text:p>
            <text:p>- Varanda</text:p>
            <text:p>- 1 Vaga de garagem coberta.</text:p>
            <text:p/>
            <text:p>ACEITA FINANCIAMENTO E FGTS</text:p>
            <text:p/>
            <text:p>A área do imóvel anunciado é uma estimativa e deverá ser confirmada junto à certidão de ônus do imóvel ou cessão de direitos, se não se tratar de bem a ser vendido como coisa certa e discriminada, bem como eventual vaga de garagem anunciada que deverá ser confirmada, pois se trata de vaga vinculada, área comum ou estacionamento público cercado.  </text:p>
            <text:p>  </text:p>
            <text:p>Plantão de atendimento  </text:p>
            <text:p>Ligue agora e agende sua visita!</text:p>
          </table:table-cell>
          <table:table-cell office:value-type="string" calcext:value-type="string">
            <text:p>https://www.dfimoveis.com.br/imovel/casa-3-quartos-venda-ceilandia-norte-ceilandia-df-qnn-37-1074229</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9 Conjunto 44</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140,00 m²</text:p>
          </table:table-cell>
          <table:table-cell office:value-type="string" calcext:value-type="string">
            <text:p>Não encontrado</text:p>
          </table:table-cell>
          <table:table-cell office:value-type="float" office:value="220" calcext:value-type="float">
            <text:p>220</text:p>
          </table:table-cell>
          <table:table-cell/>
          <table:table-cell office:value-type="float" office:value="-15.7915246" calcext:value-type="float">
            <text:p>-15.7915246</text:p>
          </table:table-cell>
          <table:table-cell office:value-type="float" office:value="-48.1384043" calcext:value-type="float">
            <text:p>-48.1384043</text:p>
          </table:table-cell>
          <table:table-cell office:value-type="string" calcext:value-type="string">
            <text:p>DF House Negócios Imobiliários</text:p>
          </table:table-cell>
          <table:table-cell office:value-type="float" office:value="30948" calcext:value-type="float">
            <text:p>30948</text:p>
          </table:table-cell>
          <table:table-cell office:value-type="float" office:value="556132535294" calcext:value-type="float">
            <text:p>556132535294</text:p>
          </table:table-cell>
          <table:table-cell office:value-type="string" calcext:value-type="string">
            <text:p>(61) 3253 </text:p>
            <text:p>                                             </text:p>
            <text:p>                                         </text:p>
            <text:p>                             </text:p>
            <text:p>                             - 5294 </text:p>
            <text:p>                                 </text:p>
            <text:p>                                       </text:p>
            <text:p>                                 </text:p>
            <text:p>                             </text:p>
            <text:p/>
            <text:p>         </text:p>
            <text:p>                             </text:p>
            <text:p>                                         </text:p>
            <text:p>                                             </text:p>
            <text:p>                                                 </text:p>
            <text:p>                                                 (61) 3253 </text:p>
            <text:p>                                             </text:p>
            <text:p>                                         </text:p>
            <text:p>                             </text:p>
            <text:p>                             - 5294 </text:p>
            <text:p>                                 </text:p>
            <text:p>                                       </text:p>
            <text:p>                                 </text:p>
            <text:p>                             </text:p>
            <text:p/>
            <text:p>         </text:p>
            <text:p>                             </text:p>
            <text:p>                                         </text:p>
            <text:p>                                             </text:p>
            <text:p>                                                 </text:p>
            <text:p>                                                 (61) 3253 </text:p>
            <text:p>                                             </text:p>
            <text:p>                                         </text:p>
            <text:p>                             </text:p>
            <text:p>                             - 5294 </text:p>
            <text:p>                                 </text:p>
            <text:p>                                       </text:p>
            <text:p>                                 </text:p>
            <text:p>                             </text:p>
            <text:p/>
            <text:p>         </text:p>
            <text:p>                             </text:p>
            <text:p>                                         </text:p>
            <text:p>                                             </text:p>
            <text:p>                                                 </text:p>
            <text:p>                                                 (61) 3253 </text:p>
            <text:p>                                             </text:p>
            <text:p>                                         </text:p>
            <text:p>                             </text:p>
            <text:p>                             - 5294</text:p>
          </table:table-cell>
          <table:table-cell office:value-type="string" calcext:value-type="string">
            <text:p>342 dias</text:p>
          </table:table-cell>
          <table:table-cell table:number-columns-repeated="3" office:value-type="string" calcext:value-type="string">
            <text:p>Não encontrado</text:p>
          </table:table-cell>
          <table:table-cell office:value-type="string" calcext:value-type="string">
            <text:p>27/03/2025</text:p>
          </table:table-cell>
          <table:table-cell office:value-type="string" calcext:value-type="string">
            <text:p>Não econtrado</text:p>
          </table:table-cell>
          <table:table-cell office:value-type="string" calcext:value-type="string">
            <text:p>1 Andar</text:p>
          </table:table-cell>
          <table:table-cell/>
          <table:table-cell office:value-type="string" calcext:value-type="string">
            <text:p>ASSITA O VÍDEO DO IMÓVEL NO CANTO SUPERIOR ESQUERDO AO LADO DO ÍCONE DAS FOTOS NO ÍCONE VÍDEO.</text:p>
            <text:p/>
            <text:p>CASA NA QNO 19 – EXPANSÃO DO SETOR O.</text:p>
            <text:p/>
            <text:p>PARTE TÉRREA: 1 loja com cozinha e banheiro garagem para 2 carros. Nos fundos há uma Kit. </text:p>
            <text:p>1º PAVIMENTO: apartamento com 2 quartos, sala, cozinha, banheiro e área de serviço. </text:p>
            <text:p/>
            <text:p>DA LOCALIZAÇÃO: de frente para a avenida central da Expansão do Setor O, onde possui todo tipo de comércio. Fica próximo a parada de ônibus, à escolas, à igrejas, em resumo, a localização é privilegiada. </text:p>
            <text:p/>
            <text:p>Imóvel não aceita financiamento bancário. Estuda proposta!</text:p>
            <text:p/>
            <text:p>AGENDE SUA VISITA COM NOSSO TIME DE CORRETORES:</text:p>
            <text:p>Cristiano Roney , zap</text:p>
            <text:p>Leandro Veloso , zap</text:p>
            <text:p>Kelly Cardoso , zap</text:p>
            <text:p>Ramilton Souza , zap</text:p>
            <text:p/>
            <text:p/>
          </table:table-cell>
          <table:table-cell office:value-type="string" calcext:value-type="string">
            <text:p>https://www.dfimoveis.com.br/imovel/casa-3-quartos-venda-ceilandia-norte-ceilandia-df-qno-19-conjunto-44-873023</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25 Conjunto E</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ão encontrado</text:p>
          </table:table-cell>
          <table:table-cell office:value-type="string" calcext:value-type="string">
            <text:p>100,00 m²</text:p>
          </table:table-cell>
          <table:table-cell office:value-type="string" calcext:value-type="string">
            <text:p>129,00 m²</text:p>
          </table:table-cell>
          <table:table-cell office:value-type="float" office:value="340" calcext:value-type="float">
            <text:p>340</text:p>
          </table:table-cell>
          <table:table-cell/>
          <table:table-cell office:value-type="float" office:value="-15.7998625" calcext:value-type="float">
            <text:p>-15.7998625</text:p>
          </table:table-cell>
          <table:table-cell office:value-type="float" office:value="-48.1165069" calcext:value-type="float">
            <text:p>-48.1165069</text:p>
          </table:table-cell>
          <table:table-cell office:value-type="string" calcext:value-type="string">
            <text:p>RE/MAX Veritas</text:p>
          </table:table-cell>
          <table:table-cell office:value-type="float" office:value="24313" calcext:value-type="float">
            <text:p>24313</text:p>
          </table:table-cell>
          <table:table-cell office:value-type="float" office:value="5561999073943" calcext:value-type="float">
            <text:p>5561999073943</text:p>
          </table:table-cell>
          <table:table-cell office:value-type="string" calcext:value-type="string">
            <text:p>(61) 99907 </text:p>
            <text:p>                                             </text:p>
            <text:p>                                         </text:p>
            <text:p>                             </text:p>
            <text:p>                             - 3943 </text:p>
            <text:p>                                 </text:p>
            <text:p>                                       </text:p>
            <text:p>                                 </text:p>
            <text:p>                             </text:p>
            <text:p/>
            <text:p>         </text:p>
            <text:p>                             </text:p>
            <text:p>                                         </text:p>
            <text:p>                                             </text:p>
            <text:p>                                                 </text:p>
            <text:p>                                                 (61) 99907 </text:p>
            <text:p>                                             </text:p>
            <text:p>                                         </text:p>
            <text:p>                             </text:p>
            <text:p>                             - 3943 </text:p>
            <text:p>                                 </text:p>
            <text:p>                                       </text:p>
            <text:p>                                 </text:p>
            <text:p>                             </text:p>
            <text:p/>
            <text:p>         </text:p>
            <text:p>                             </text:p>
            <text:p>                                         </text:p>
            <text:p>                                             </text:p>
            <text:p>                                                 </text:p>
            <text:p>                                                 (61) 99907 </text:p>
            <text:p>                                             </text:p>
            <text:p>                                         </text:p>
            <text:p>                             </text:p>
            <text:p>                             - 3943 </text:p>
            <text:p>                                 </text:p>
            <text:p>                                       </text:p>
            <text:p>                                 </text:p>
            <text:p>                             </text:p>
            <text:p/>
            <text:p>         </text:p>
            <text:p>                             </text:p>
            <text:p>                                         </text:p>
            <text:p>                                             </text:p>
            <text:p>                                                 </text:p>
            <text:p>                                                 (61) 99907 </text:p>
            <text:p>                                             </text:p>
            <text:p>                                         </text:p>
            <text:p>                             </text:p>
            <text:p>                             - 3943</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QNP 25 Ceilândia - P Norte</text:p>
          </table:table-cell>
          <table:table-cell office:value-type="string" calcext:value-type="string">
            <text:p>Casa na Ceilândia - P Norte </text:p>
            <text:p/>
            <text:p>- 3 quartos.</text:p>
            <text:p>- Suíte principal com banheira de hidromassagem para relaxamento.</text:p>
            <text:p>- Acabamentos com porcelanato e blindex.</text:p>
            <text:p>- Teto rebaixado em gesso acartonado e sancas elegantes na sala.</text:p>
            <text:p>- Painel de LED para entretenimento.</text:p>
            <text:p>- Área externa com churrasqueira.</text:p>
            <text:p>- Portão eletrônico para segurança adicional.</text:p>
            <text:p>- Cozinha planejada com ilha central.</text:p>
            <text:p/>
            <text:p>ACEITA FINANCIAMENTO E TROCA!</text:p>
            <text:p/>
            <text:p>Este imóvel pode ser adquirido através de financiamento e também propostas de troca. </text:p>
            <text:p>Não perca esta oportunidade!</text:p>
            <text:p/>
            <text:p>Entre em contato para mais informações e agende sua visita para conhecer seu novo lar!</text:p>
            <text:p/>
            <text:p>Luciana Araujo CRECI 26145</text:p>
            <text:p>, </text:p>
          </table:table-cell>
          <table:table-cell office:value-type="string" calcext:value-type="string">
            <text:p>https://www.dfimoveis.com.br/imovel/casa-3-quartos-venda-ceilandia-norte-ceilandia-df-qnp-25-conjunto-e-915690</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9 Conjunto Z</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Poente</text:p>
          </table:table-cell>
          <table:table-cell table:number-columns-repeated="2" office:value-type="string" calcext:value-type="string">
            <text:p>150,00 m²</text:p>
          </table:table-cell>
          <table:table-cell office:value-type="float" office:value="250" calcext:value-type="float">
            <text:p>250</text:p>
          </table:table-cell>
          <table:table-cell/>
          <table:table-cell office:value-type="float" office:value="-15.8168147" calcext:value-type="float">
            <text:p>-15.8168147</text:p>
          </table:table-cell>
          <table:table-cell office:value-type="float" office:value="-48.1292469" calcext:value-type="float">
            <text:p>-48.1292469</text:p>
          </table:table-cell>
          <table:table-cell office:value-type="string" calcext:value-type="string">
            <text:p>Império dos imóveis</text:p>
          </table:table-cell>
          <table:table-cell office:value-type="float" office:value="24801" calcext:value-type="float">
            <text:p>24801</text:p>
          </table:table-cell>
          <table:table-cell office:value-type="float" office:value="5561995529255" calcext:value-type="float">
            <text:p>5561995529255</text:p>
          </table:table-cell>
          <table:table-cell office:value-type="string" calcext:value-type="string">
            <text:p>(61) 99552 </text:p>
            <text:p>                                             </text:p>
            <text:p>                                         </text:p>
            <text:p>                             </text:p>
            <text:p>                             - 9255 </text:p>
            <text:p>                                 </text:p>
            <text:p>                                       </text:p>
            <text:p>                                 </text:p>
            <text:p>                             </text:p>
            <text:p/>
            <text:p>         </text:p>
            <text:p>                             </text:p>
            <text:p>                                         </text:p>
            <text:p>                                             </text:p>
            <text:p>                                                 </text:p>
            <text:p>                                                 (61) 99552 </text:p>
            <text:p>                                             </text:p>
            <text:p>                                         </text:p>
            <text:p>                             </text:p>
            <text:p>                             - 9255 </text:p>
            <text:p>                                 </text:p>
            <text:p>                                       </text:p>
            <text:p>                                 </text:p>
            <text:p>                             </text:p>
            <text:p/>
            <text:p>         </text:p>
            <text:p>                             </text:p>
            <text:p>                                         </text:p>
            <text:p>                                             </text:p>
            <text:p>                                                 </text:p>
            <text:p>                                                 (61) 99552 </text:p>
            <text:p>                                             </text:p>
            <text:p>                                         </text:p>
            <text:p>                             </text:p>
            <text:p>                             - 9255 </text:p>
            <text:p>                                 </text:p>
            <text:p>                                       </text:p>
            <text:p>                                 </text:p>
            <text:p>                             </text:p>
            <text:p/>
            <text:p>         </text:p>
            <text:p>                             </text:p>
            <text:p>                                         </text:p>
            <text:p>                                             </text:p>
            <text:p>                                                 </text:p>
            <text:p>                                                 (61) 99552 </text:p>
            <text:p>                                             </text:p>
            <text:p>                                         </text:p>
            <text:p>                             </text:p>
            <text:p>                             - 9255</text:p>
          </table:table-cell>
          <table:table-cell office:value-type="string" calcext:value-type="string">
            <text:p>41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IMPÉRIO DOS IMÓVEIS - A SUA IMOBILIÁRIA - VENHA REALIZAR O SONHO DA CASA PRÓPRIA.</text:p>
            <text:p/>
            <text:p>QNP 09 - EXCELENTE CASA TODA NA LAJE - PROJETO DE ILIMINIÇÃO COM REBAIXAMENTO DE TETO NO DRYWALL - PISO EM PORCELANATO - COZINHA TODA REVESTIDA NA CERÂMICA COM BANCADA EM GRANITO - BANHEIRO COM  BANCADA EM PORCELANATO E BOX - A CASA TEM 03 QUARTOS - GARAGEM PARA 03 CARROS. </text:p>
            <text:p/>
            <text:p>VALOR DO ÁGIO: R$ 250 MIL</text:p>
            <text:p>PARCELAS: R$ 1.277,00 (DECRESCENTE)</text:p>
            <text:p/>
            <text:p>"NÃO EXIGIMOS TRANSFERÊNCIA DE IMEDIATO".</text:p>
            <text:p/>
            <text:p>ACEITAMOS CASA OU CARRO DE MENOR VALOR COMO PARTE DE PAGAMENTO.</text:p>
            <text:p/>
            <text:p>IMÓVEL PRONTO PARA MORAR. DESOCUPADO. ENTREGA DE IMEDIATO. DOCUMENTAÇÃO 100%.</text:p>
            <text:p/>
            <text:p>VENHA CONFERIR. LIGUE E AGENDA SUA VISITA. IMÓVEL VALE A PENA. </text:p>
            <text:p/>
            <text:p>,</text:p>
            <text:p/>
            <text:p>,</text:p>
            <text:p/>
            <text:p>, </text:p>
          </table:table-cell>
          <table:table-cell office:value-type="string" calcext:value-type="string">
            <text:p>https://www.dfimoveis.com.br/imovel/casa-4-quartos-venda-ceilandia-norte-ceilandia-df-qnp-9-conjunto-z-1113499</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 Conjunto D</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180,00 m²</text:p>
          </table:table-cell>
          <table:table-cell office:value-type="string" calcext:value-type="string">
            <text:p>Não encontrado</text:p>
          </table:table-cell>
          <table:table-cell office:value-type="float" office:value="550" calcext:value-type="float">
            <text:p>550</text:p>
          </table:table-cell>
          <table:table-cell/>
          <table:table-cell office:value-type="float" office:value="-15.7984756" calcext:value-type="float">
            <text:p>-15.7984756</text:p>
          </table:table-cell>
          <table:table-cell office:value-type="float" office:value="-48.1226969" calcext:value-type="float">
            <text:p>-48.1226969</text:p>
          </table:table-cell>
          <table:table-cell office:value-type="string" calcext:value-type="string">
            <text:p>Ana Sandra Sobrinho</text:p>
          </table:table-cell>
          <table:table-cell office:value-type="float" office:value="10542" calcext:value-type="float">
            <text:p>10542</text:p>
          </table:table-cell>
          <table:table-cell office:value-type="float" office:value="5561982502691" calcext:value-type="float">
            <text:p>5561982502691</text:p>
          </table:table-cell>
          <table:table-cell office:value-type="string" calcext:value-type="string">
            <text:p>(61) 98250 </text:p>
            <text:p>                                             </text:p>
            <text:p>                                         </text:p>
            <text:p>                             </text:p>
            <text:p>                             - 2691 </text:p>
            <text:p>                                 </text:p>
            <text:p>                                       </text:p>
            <text:p>                                 </text:p>
            <text:p>                             </text:p>
            <text:p/>
            <text:p>         </text:p>
            <text:p>                             </text:p>
            <text:p>                                         </text:p>
            <text:p>                                             </text:p>
            <text:p>                                                 </text:p>
            <text:p>                                                 (61) 98250 </text:p>
            <text:p>                                             </text:p>
            <text:p>                                         </text:p>
            <text:p>                             </text:p>
            <text:p>                             - 2691 </text:p>
            <text:p>                                 </text:p>
            <text:p>                                       </text:p>
            <text:p>                                 </text:p>
            <text:p>                             </text:p>
            <text:p/>
            <text:p>         </text:p>
            <text:p>                             </text:p>
            <text:p>                                         </text:p>
            <text:p>                                             </text:p>
            <text:p>                                                 </text:p>
            <text:p>                                                 (61) 98250 </text:p>
            <text:p>                                             </text:p>
            <text:p>                                         </text:p>
            <text:p>                             </text:p>
            <text:p>                             - 2691 </text:p>
            <text:p>                                 </text:p>
            <text:p>                                       </text:p>
            <text:p>                                 </text:p>
            <text:p>                             </text:p>
            <text:p/>
            <text:p>         </text:p>
            <text:p>                             </text:p>
            <text:p>                                         </text:p>
            <text:p>                                             </text:p>
            <text:p>                                                 </text:p>
            <text:p>                                                 (61) 98250 </text:p>
            <text:p>                                             </text:p>
            <text:p>                                         </text:p>
            <text:p>                             </text:p>
            <text:p>                             - 2691</text:p>
          </table:table-cell>
          <table:table-cell office:value-type="string" calcext:value-type="string">
            <text:p>2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Casa no Setor O à venda</text:p>
            <text:p/>
            <text:p>Conta com:</text:p>
            <text:p>- 3 quartos</text:p>
            <text:p>- 2 banheiros</text:p>
            <text:p>- 2 vagas de garagem com carregador para carro elétrico.</text:p>
            <text:p>- Área de lazer com churrasqueira </text:p>
            <text:p>- Cozinha americana com fogão de indução</text:p>
            <text:p>- Piso em porcelanato </text:p>
            <text:p>- Vídeo da casa: </text:p>
            <text:p/>
            <text:p>Aceita permuta em apartamento em Águas Claras.</text:p>
            <text:p/>
            <text:p>Entre em contato com a corretora Ana Sandra no telefone: ,91</text:p>
          </table:table-cell>
          <table:table-cell office:value-type="string" calcext:value-type="string">
            <text:p>https://www.dfimoveis.com.br/imovel/casa-3-quartos-venda-ceilandia-norte-ceilandia-df-qno-1-conjunto-d-1133005</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8 Conjunto 30</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85,00 m²</text:p>
          </table:table-cell>
          <table:table-cell office:value-type="string" calcext:value-type="string">
            <text:p>144,00 m²</text:p>
          </table:table-cell>
          <table:table-cell office:value-type="float" office:value="340" calcext:value-type="float">
            <text:p>340</text:p>
          </table:table-cell>
          <table:table-cell office:value-type="string" calcext:value-type="string">
            <text:p>Piscina, Varanda</text:p>
          </table:table-cell>
          <table:table-cell office:value-type="float" office:value="-15.7968442" calcext:value-type="float">
            <text:p>-15.7968442</text:p>
          </table:table-cell>
          <table:table-cell office:value-type="float" office:value="-48.1329388" calcext:value-type="float">
            <text:p>-48.1329388</text:p>
          </table:table-cell>
          <table:table-cell office:value-type="string" calcext:value-type="string">
            <text:p>Thaís Imobiliaria</text:p>
          </table:table-cell>
          <table:table-cell office:value-type="float" office:value="1704" calcext:value-type="float">
            <text:p>1704</text:p>
          </table:table-cell>
          <table:table-cell office:value-type="float" office:value="556130312200" calcext:value-type="float">
            <text:p>556130312200</text:p>
          </table:table-cell>
          <table:table-cell office:value-type="string" calcext:value-type="string">
            <text:p>(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O 18 - Casa com 2 quartos sendo 1 suíte - Ceilândia Norte</text:p>
          </table:table-cell>
          <table:table-cell office:value-type="string" calcext:value-type="string">
            <text:p>QNO 18 -  Casa com 2 quartos sendo 1 suíte à venda - Ceilândia Norte</text:p>
            <text:p/>
            <text:p>Apresentamos a você esta excelente casa, com 144m² de área de terreno  distribuídos em:</text:p>
            <text:p/>
            <text:p>- Sala ampla</text:p>
            <text:p>- Cozinha com armários</text:p>
            <text:p>- Copa</text:p>
            <text:p>- 2 Quartos, sendo 1 suíte</text:p>
            <text:p>- Banheiro social </text:p>
            <text:p>- Área de serviço</text:p>
            <text:p>- Varanda</text:p>
            <text:p>- Área de lazer com churrasqueira, piscina, banheiro e pergolado</text:p>
            <text:p>- 2 Vagas de garagem. </text:p>
            <text:p/>
            <text:p>A área do imóvel anunciado é uma estimativa e deverá ser confirmada junto à certidão de ônus do imóvel ou cessão de direitos, se não se tratar de bem a ser vendido como coisa certa e discriminada, bem como eventual vaga de garagem anunciada que deverá ser confirmada, pois se trata de vaga vinculada, área comum ou estacionamento público cercado.</text:p>
            <text:p/>
            <text:p>Plantão de atendimento</text:p>
            <text:p>Ligue agora e agende sua visita!</text:p>
          </table:table-cell>
          <table:table-cell office:value-type="string" calcext:value-type="string">
            <text:p>https://www.dfimoveis.com.br/imovel/casa-2-quartos-venda-ceilandia-norte-ceilandia-df-qno-18-conjunto-30-862683</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Q 3 Conjunto 2</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116,00 m²</text:p>
          </table:table-cell>
          <table:table-cell office:value-type="string" calcext:value-type="string">
            <text:p>Não encontrado</text:p>
          </table:table-cell>
          <table:table-cell office:value-type="float" office:value="300" calcext:value-type="float">
            <text:p>300</text:p>
          </table:table-cell>
          <table:table-cell/>
          <table:table-cell office:value-type="float" office:value="-15.80608" calcext:value-type="float">
            <text:p>-15.80608</text:p>
          </table:table-cell>
          <table:table-cell office:value-type="float" office:value="-48.142562" calcext:value-type="float">
            <text:p>-48.142562</text:p>
          </table:table-cell>
          <table:table-cell office:value-type="string" calcext:value-type="string">
            <text:p>BR House</text:p>
          </table:table-cell>
          <table:table-cell office:value-type="float" office:value="19701" calcext:value-type="float">
            <text:p>19701</text:p>
          </table:table-cell>
          <table:table-cell office:value-type="float" office:value="5561998740164" calcext:value-type="float">
            <text:p>5561998740164</text:p>
          </table:table-cell>
          <table:table-cell office:value-type="string" calcext:value-type="string">
            <text:p>(61) 3003 </text:p>
            <text:p>                             </text:p>
            <text:p>                             - 9182 </text:p>
            <text:p>                                 </text:p>
            <text:p>                                       </text:p>
            <text:p>                                 </text:p>
            <text:p>                             </text:p>
            <text:p/>
            <text:p>         </text:p>
            <text:p>                             </text:p>
            <text:p>                                     </text:p>
            <text:p>                                     (61) 3003 </text:p>
            <text:p>                             </text:p>
            <text:p>                             - 9182 </text:p>
            <text:p>                                 </text:p>
            <text:p>                                       </text:p>
            <text:p>                                 </text:p>
            <text:p>                             </text:p>
            <text:p/>
            <text:p>         </text:p>
            <text:p>                             </text:p>
            <text:p>                                     </text:p>
            <text:p>                                     (61) 3003 </text:p>
            <text:p>                             </text:p>
            <text:p>                             - 9182 </text:p>
            <text:p>                                 </text:p>
            <text:p>                                       </text:p>
            <text:p>                                 </text:p>
            <text:p>                             </text:p>
            <text:p/>
            <text:p>         </text:p>
            <text:p>                             </text:p>
            <text:p>                                     </text:p>
            <text:p>                                     (61) 3003 </text:p>
            <text:p>                             </text:p>
            <text:p>                             - 9182</text:p>
          </table:table-cell>
          <table:table-cell office:value-type="string" calcext:value-type="string">
            <text:p>381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eilândia Norte (Ceilândia) | Casa 2 quartos, sendo 1 suite </text:p>
          </table:table-cell>
          <table:table-cell office:value-type="string" calcext:value-type="string">
            <text:p>Sua busca pelo novo lar acabou! Oportunidade de morar numa casa localizada em Ceilândia, com laje e escritura.</text:p>
            <text:p/>
            <text:p>Casa à venda na QNQ 3- são 2 quartos, 1 suíte, 2 vagas de garagem, área de serviço.</text:p>
            <text:p>Excelente localização! Esta casa está situada em um bairro tranquilo e oferece fácil acesso a escolas, farmácias, padarias, supermercados e Atacadão.</text:p>
            <text:p/>
            <text:p>Não perca essa oportunidade! Agende sua visita hoje mesmo.</text:p>
            <text:p>Estamos presente no Distrito federal, Cuiabá e Mato Grosso do Sul, desde 2012, com uma equipe de mais de 300 corretores credenciados para melhor lhe atender. Oferecemos aos clientes consultoria imobiliária completa, inclusive assessoria jurídica durante o processo de compra e venda do imóvel. Aprovamos seu crédito em poucas horas! A área do imóvel anunciado é uma estimativa e deve ser confirmada pelo pretendente interessado junto à Certidão de Ônus do Imóvel. Os valores e condições sujeitos à alteração sem prévio! 2bf22</text:p>
          </table:table-cell>
          <table:table-cell office:value-type="string" calcext:value-type="string">
            <text:p>https://www.dfimoveis.com.br/imovel/casa-2-quartos-venda-ceilandia-norte-ceilandia-df-qnq-3-conjunto-2-930295</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O 3</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Não encontrado</text:p>
          </table:table-cell>
          <table:table-cell office:value-type="string" calcext:value-type="string">
            <text:p>139,00 m²</text:p>
          </table:table-cell>
          <table:table-cell office:value-type="string" calcext:value-type="string">
            <text:p>144,00 m²</text:p>
          </table:table-cell>
          <table:table-cell office:value-type="float" office:value="390" calcext:value-type="float">
            <text:p>390</text:p>
          </table:table-cell>
          <table:table-cell/>
          <table:table-cell office:value-type="float" office:value="-15.7930113" calcext:value-type="float">
            <text:p>-15.7930113</text:p>
          </table:table-cell>
          <table:table-cell office:value-type="float" office:value="-48.1188261" calcext:value-type="float">
            <text:p>-48.1188261</text:p>
          </table:table-cell>
          <table:table-cell office:value-type="string" calcext:value-type="string">
            <text:p>Luzia Mello Imóveis</text:p>
          </table:table-cell>
          <table:table-cell office:value-type="float" office:value="19422" calcext:value-type="float">
            <text:p>19422</text:p>
          </table:table-cell>
          <table:table-cell office:value-type="float" office:value="5561981985564" calcext:value-type="float">
            <text:p>5561981985564</text:p>
          </table:table-cell>
          <table:table-cell office:value-type="string" calcext:value-type="string">
            <text:p>(61) 3037 </text:p>
            <text:p>                             </text:p>
            <text:p>                             - 9408 </text:p>
            <text:p>                                 </text:p>
            <text:p>                                       </text:p>
            <text:p>                                 </text:p>
            <text:p>                             </text:p>
            <text:p/>
            <text:p>         </text:p>
            <text:p>                             </text:p>
            <text:p>                                     </text:p>
            <text:p>                                     (61) 3037 </text:p>
            <text:p>                             </text:p>
            <text:p>                             - 9408 </text:p>
            <text:p>                                 </text:p>
            <text:p>                                       </text:p>
            <text:p>                                 </text:p>
            <text:p>                             </text:p>
            <text:p/>
            <text:p>         </text:p>
            <text:p>                             </text:p>
            <text:p>                                     </text:p>
            <text:p>                                     (61) 3037 </text:p>
            <text:p>                             </text:p>
            <text:p>                             - 9408 </text:p>
            <text:p>                                 </text:p>
            <text:p>                                       </text:p>
            <text:p>                                 </text:p>
            <text:p>                             </text:p>
            <text:p/>
            <text:p>         </text:p>
            <text:p>                             </text:p>
            <text:p>                                     </text:p>
            <text:p>                                     (61) 3037 </text:p>
            <text:p>                             </text:p>
            <text:p>                             - 9408</text:p>
          </table:table-cell>
          <table:table-cell office:value-type="string" calcext:value-type="string">
            <text:p>186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O 03, Ceilândia - DF, casa na laje, três quartos, <text:s/>em ótima localização, nascente, aceita financia</text:p>
          </table:table-cell>
          <table:table-cell office:value-type="string" calcext:value-type="string">
            <text:p>Oportunidade para morar ou investir! Localização privilegiada.</text:p>
            <text:p>Casa ampla, na laje, frente para o nascente.</text:p>
            <text:p>DA CASA:</text:p>
            <text:p>-Sala de estar </text:p>
            <text:p>-Sala de jantar </text:p>
            <text:p>. Três quartos</text:p>
            <text:p>-Banheiro social</text:p>
            <text:p>-Cozinha </text:p>
            <text:p>- Área de serviço</text:p>
            <text:p>-Banheiro de serviço</text:p>
            <text:p>-Garagem ampla para cinco carros.</text:p>
            <text:p/>
            <text:p>DA LOCALIZAÇÃO:</text:p>
            <text:p>- Ótima localização! próxima de vários comércios, supermercados .</text:p>
            <text:p>- Poucos metros de parada de ônibus.</text:p>
            <text:p/>
            <text:p>DOCUMENTAÇÃO E CONTATO:</text:p>
            <text:p>Casa quitada e escriturada, com toda documentação pronta para aceite de financiamento e FGTS.</text:p>
            <text:p/>
            <text:p> Estuda-se propostas.</text:p>
            <text:p/>
            <text:p>. Fazemos um trabalho personalizado, com toda assistência e acompanhamento para o processo de financiamento junto ao Banco financiador, até o momento da escritura em cartório, desocupação e entrega das chaves.</text:p>
            <text:p/>
            <text:p>. Somos Correspondentes CAIXA AQUI. Venha fazer o seu financiamento conosco, aprovação do seu crédito na hora, abertura de contas, cartão de crédito, empréstimo, tudo rápido e sem fila e sem burocracia.</text:p>
            <text:p/>
            <text:p>Agende uma visita:</text:p>
            <text:p/>
            <text:p>Andrea Machado (61) 9., (Whatsapp) Creci DF - 18331</text:p>
            <text:p/>
            <text:p>Jusciley Zeidan (61) 9., (Whatsapp) Creci  DF 5223</text:p>
            <text:p/>
            <text:p>Shirley Silva (61) 9., (Whatsapp) - Creci - DF 28088</text:p>
            <text:p/>
            <text:p>Ceiça Patrocínio , (Whatsapp) Creci  DF 29385</text:p>
            <text:p/>
            <text:p>Escritório: , ou 9., (Whatsapp)</text:p>
          </table:table-cell>
          <table:table-cell office:value-type="string" calcext:value-type="string">
            <text:p>https://www.dfimoveis.com.br/imovel/casa-3-quartos-venda-ceilandia-norte-ceilandia-df-qno-3-944931</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22 Conjunto D</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Não encontrado</text:p>
          </table:table-cell>
          <table:table-cell office:value-type="string" calcext:value-type="string">
            <text:p>329,00 m²</text:p>
          </table:table-cell>
          <table:table-cell office:value-type="string" calcext:value-type="string">
            <text:p>250,00 m²</text:p>
          </table:table-cell>
          <table:table-cell office:value-type="float" office:value="690" calcext:value-type="float">
            <text:p>690</text:p>
          </table:table-cell>
          <table:table-cell office:value-type="string" calcext:value-type="string">
            <text:p>Lavabo, Portão Eletrônico, Sauna</text:p>
          </table:table-cell>
          <table:table-cell office:value-type="float" office:value="-15.8054766" calcext:value-type="float">
            <text:p>-15.8054766</text:p>
          </table:table-cell>
          <table:table-cell office:value-type="float" office:value="-48.1086222" calcext:value-type="float">
            <text:p>-48.1086222</text:p>
          </table:table-cell>
          <table:table-cell office:value-type="string" calcext:value-type="string">
            <text:p>Thaís Imobiliaria</text:p>
          </table:table-cell>
          <table:table-cell office:value-type="float" office:value="1704" calcext:value-type="float">
            <text:p>1704</text:p>
          </table:table-cell>
          <table:table-cell office:value-type="float" office:value="556130312200" calcext:value-type="float">
            <text:p>556130312200</text:p>
          </table:table-cell>
          <table:table-cell office:value-type="string" calcext:value-type="string">
            <text:p>(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text:p>
          </table:table-cell>
          <table:table-cell office:value-type="string" calcext:value-type="string">
            <text:p>Não informado</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M 22 | Casa Sobrado com 4 quartos - sendo 2 suítes - 4 vagas - área gourmet com ducha e sauna - ac</text:p>
          </table:table-cell>
          <table:table-cell office:value-type="string" calcext:value-type="string">
            <text:p>QNM 22 - Ceilândia Norte</text:p>
            <text:p/>
            <text:p>Apresentamos este sobrado na QNM 22, Ceilândia Norte, que oferece conforto e segurança para toda a família. Localizado em uma região com fácil acesso a um comércio diversificado, o imóvel proporciona a conveniência e praticidade necessárias para o dia a dia, em um ambiente tranquilo e acolhedor.</text:p>
            <text:p/>
            <text:p>Térreo:</text:p>
            <text:p>- Sala com três ambientes</text:p>
            <text:p>- Cozinha com armários planejados e despensa</text:p>
            <text:p>- Lavanderia coberta</text:p>
            <text:p>- 2 Quartos, sendo uma suíte</text:p>
            <text:p>- 2 Banheiros com armários planejados</text:p>
            <text:p>- Área gourmet com pia e armários de primeira linha</text:p>
            <text:p>- Corredor para acesso privativo à área gourmet</text:p>
            <text:p>- Garagem para 4 carros</text:p>
            <text:p/>
            <text:p>Primeiro Pavimento:</text:p>
            <text:p>- Sala ampla</text:p>
            <text:p>- Lavabo</text:p>
            <text:p>- 3 quartos, sendo uma suíte master</text:p>
            <text:p/>
            <text:p>Terraço</text:p>
            <text:p>- Sauna e  ducha</text:p>
            <text:p/>
            <text:p>Aceita imóvel até R$ 300.00 </text:p>
            <text:p>Automóveis até R$ 350.000</text:p>
            <text:p/>
            <text:p>Este sobrado na QNM 22, Ceilândia Norte, é a escolha perfeita para quem busca conforto e funcionalidade. Com amplos espaços, área gourmet de alta qualidade e um terraço com sauna, ele atende a todas as necessidades de uma família moderna. Não perca a oportunidade de viver em um lar que combina praticidade e elegância em uma localização privilegiada. Agende uma visita e venha conhecer seu novo lar!</text:p>
            <text:p/>
            <text:p>ACEITA FINANCIAMENTO</text:p>
            <text:p/>
            <text:p>A área do imóvel anunciado é uma estimativa e deverá ser confirmada junto à certidão de ônus do imóvel ou cessão de direitos, se não se tratar de bem a ser vendido como coisa certa e discriminada, bem como eventual vaga de garagem anunciada que deverá ser confirmada, pois se trata de vaga vinculada, área comum ou estacionamento público cercado.</text:p>
            <text:p/>
            <text:p>Plantão de atendimento</text:p>
            <text:p>Ligue agora e agende sua visita!</text:p>
          </table:table-cell>
          <table:table-cell office:value-type="string" calcext:value-type="string">
            <text:p>https://www.dfimoveis.com.br/imovel/casa-4-quartos-venda-ceilandia-norte-ceilandia-df-qnm-22-conjunto-d-1056148</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10 Conjunto C</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ão encontrado</text:p>
          </table:table-cell>
          <table:table-cell table:number-columns-repeated="2" office:value-type="string" calcext:value-type="string">
            <text:p>250,00 m²</text:p>
          </table:table-cell>
          <table:table-cell office:value-type="float" office:value="380" calcext:value-type="float">
            <text:p>380</text:p>
          </table:table-cell>
          <table:table-cell office:value-type="string" calcext:value-type="string">
            <text:p>Despensa , Piscina</text:p>
          </table:table-cell>
          <table:table-cell office:value-type="float" office:value="-15.8004772" calcext:value-type="float">
            <text:p>-15.8004772</text:p>
          </table:table-cell>
          <table:table-cell office:value-type="float" office:value="-48.1175256" calcext:value-type="float">
            <text:p>-48.1175256</text:p>
          </table:table-cell>
          <table:table-cell office:value-type="string" calcext:value-type="string">
            <text:p>Thaís Imobiliaria</text:p>
          </table:table-cell>
          <table:table-cell office:value-type="float" office:value="1704" calcext:value-type="float">
            <text:p>1704</text:p>
          </table:table-cell>
          <table:table-cell office:value-type="float" office:value="556130312200" calcext:value-type="float">
            <text:p>556130312200</text:p>
          </table:table-cell>
          <table:table-cell office:value-type="string" calcext:value-type="string">
            <text:p>(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text:p>
          </table:table-cell>
          <table:table-cell office:value-type="string" calcext:value-type="string">
            <text:p>57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M 10 Casa com 3 Quartos - Sendo 1 Suíte <text:s/>Ceilândia Norte</text:p>
          </table:table-cell>
          <table:table-cell office:value-type="string" calcext:value-type="string">
            <text:p>QNM 10  Casa na Laje  Ceilândia</text:p>
            <text:p/>
            <text:p>Sala Ampla</text:p>
            <text:p>Cozinha com armários </text:p>
            <text:p>03 Quartos  sendo 01 suíte </text:p>
            <text:p>01 WC Social com armários e box</text:p>
            <text:p>Banheiro de serviço</text:p>
            <text:p>Lavanderia</text:p>
            <text:p>WC serviço </text:p>
            <text:p/>
            <text:p>Edícula (Casa de fundos ) com 04 cômodos e 01 banheiro.</text:p>
            <text:p/>
            <text:p>A área do imóvel anunciado é uma estimativa e deverá ser confirmada junto à certidão de ônus do imóvel ou cessão de direitos, se não se tratar de bem a ser vendido como coisa certa e discriminada, bem como eventual vaga de garagem anunciada que deverá ser confirmada, pois se trata de vaga vinculada, área comum ou estacionamento público cercado.</text:p>
            <text:p/>
            <text:p>Plantão de atendimento</text:p>
            <text:p>Ligue agora e agende sua visita!</text:p>
          </table:table-cell>
          <table:table-cell office:value-type="string" calcext:value-type="string">
            <text:p>https://www.dfimoveis.com.br/imovel/casa-3-quartos-venda-ceilandia-norte-ceilandia-df-qnm-10-conjunto-c-1013759</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7 Conjunto 49</text:p>
          </table:table-cell>
          <table:table-cell office:value-type="float" office:value="5" calcext:value-type="float">
            <text:p>5</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Não encontrado</text:p>
          </table:table-cell>
          <table:table-cell table:number-columns-repeated="2" office:value-type="string" calcext:value-type="string">
            <text:p>140,00 m²</text:p>
          </table:table-cell>
          <table:table-cell office:value-type="float" office:value="180" calcext:value-type="float">
            <text:p>180</text:p>
          </table:table-cell>
          <table:table-cell/>
          <table:table-cell office:value-type="float" office:value="-15.7996907" calcext:value-type="float">
            <text:p>-15.7996907</text:p>
          </table:table-cell>
          <table:table-cell office:value-type="float" office:value="-48.1384724" calcext:value-type="float">
            <text:p>-48.1384724</text:p>
          </table:table-cell>
          <table:table-cell office:value-type="string" calcext:value-type="string">
            <text:p>Thaís Imobiliaria</text:p>
          </table:table-cell>
          <table:table-cell office:value-type="float" office:value="1704" calcext:value-type="float">
            <text:p>1704</text:p>
          </table:table-cell>
          <table:table-cell office:value-type="float" office:value="556130312200" calcext:value-type="float">
            <text:p>556130312200</text:p>
          </table:table-cell>
          <table:table-cell office:value-type="string" calcext:value-type="string">
            <text:p>(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o 11 <text:s/>Casa com <text:s/>5 quartos 2 banheiros <text:s/>Ceilândia</text:p>
          </table:table-cell>
          <table:table-cell office:value-type="string" calcext:value-type="string">
            <text:p>Qno 17  Ceilândia </text:p>
            <text:p/>
            <text:p>Casa 01 (Frente):</text:p>
            <text:p/>
            <text:p>Sala, 03 quartos, banheiro social</text:p>
            <text:p>Cozinha e área de serviço</text:p>
            <text:p>02 vagas de garagem coberta</text:p>
            <text:p>Casa 02 (Fundos):</text:p>
            <text:p/>
            <text:p>Sala, 02 quartos, banheiro social</text:p>
            <text:p>Cozinha americana e área de serviço</text:p>
            <text:p>Sem vaga de garagem.</text:p>
            <text:p/>
            <text:p>A área do imóvel anunciado é uma estimativa e deverá ser confirmada junto à certidão de ônus do imóvel ou cessão de direitos, se não se tratar de bem a ser vendido como coisa certa e discriminada, bem como eventual vaga de garagem anunciada que deverá ser confirmada, pois se trata de vaga vinculada, área comum ou estacionamento público cercado.</text:p>
            <text:p/>
            <text:p>Plantão de atendimento</text:p>
            <text:p>Ligue agora e agende sua visita!</text:p>
          </table:table-cell>
          <table:table-cell office:value-type="string" calcext:value-type="string">
            <text:p>https://www.dfimoveis.com.br/imovel/casa-4-quartos-venda-ceilandia-norte-ceilandia-df-qno-17-conjunto-49-1064682</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5 Conjunto T</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Poente</text:p>
          </table:table-cell>
          <table:table-cell table:number-columns-repeated="2" office:value-type="string" calcext:value-type="string">
            <text:p>135,00 m²</text:p>
          </table:table-cell>
          <table:table-cell office:value-type="float" office:value="780" calcext:value-type="float">
            <text:p>780</text:p>
          </table:table-cell>
          <table:table-cell/>
          <table:table-cell office:value-type="float" office:value="-15.8222773" calcext:value-type="float">
            <text:p>-15.8222773</text:p>
          </table:table-cell>
          <table:table-cell office:value-type="float" office:value="-48.1264211" calcext:value-type="float">
            <text:p>-48.1264211</text:p>
          </table:table-cell>
          <table:table-cell office:value-type="string" calcext:value-type="string">
            <text:p>Adriano</text:p>
          </table:table-cell>
          <table:table-cell office:value-type="float" office:value="30121" calcext:value-type="float">
            <text:p>30121</text:p>
          </table:table-cell>
          <table:table-cell office:value-type="float" office:value="5561984404420" calcext:value-type="float">
            <text:p>5561984404420</text:p>
          </table:table-cell>
          <table:table-cell office:value-type="string" calcext:value-type="string">
            <text:p>(61) 98440 </text:p>
            <text:p>                                             </text:p>
            <text:p>                                         </text:p>
            <text:p>                             </text:p>
            <text:p>                             - 4420 </text:p>
            <text:p>                                 </text:p>
            <text:p>                                       </text:p>
            <text:p>                                 </text:p>
            <text:p>                             </text:p>
            <text:p/>
            <text:p>         </text:p>
            <text:p>                             </text:p>
            <text:p>                                         </text:p>
            <text:p>                                             </text:p>
            <text:p>                                                 </text:p>
            <text:p>                                                 (61) 98440 </text:p>
            <text:p>                                             </text:p>
            <text:p>                                         </text:p>
            <text:p>                             </text:p>
            <text:p>                             - 4420 </text:p>
            <text:p>                                 </text:p>
            <text:p>                                       </text:p>
            <text:p>                                 </text:p>
            <text:p>                             </text:p>
            <text:p/>
            <text:p>         </text:p>
            <text:p>                             </text:p>
            <text:p>                                         </text:p>
            <text:p>                                             </text:p>
            <text:p>                                                 </text:p>
            <text:p>                                                 (61) 98440 </text:p>
            <text:p>                                             </text:p>
            <text:p>                                         </text:p>
            <text:p>                             </text:p>
            <text:p>                             - 4420 </text:p>
            <text:p>                                 </text:p>
            <text:p>                                       </text:p>
            <text:p>                                 </text:p>
            <text:p>                             </text:p>
            <text:p/>
            <text:p>         </text:p>
            <text:p>                             </text:p>
            <text:p>                                         </text:p>
            <text:p>                                             </text:p>
            <text:p>                                                 </text:p>
            <text:p>                                                 (61) 98440 </text:p>
            <text:p>                                             </text:p>
            <text:p>                                         </text:p>
            <text:p>                             </text:p>
            <text:p>                             - 4420</text:p>
          </table:table-cell>
          <table:table-cell office:value-type="string" calcext:value-type="string">
            <text:p>28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S.A Imóveis – Vende Casa Ampla no P Norte</text:p>
            <text:p/>
            <text:p>Localização:</text:p>
            <text:p><text:tab/>•<text:tab/>Endereço: QNP 05, Conjunto T, Casa 26</text:p>
            <text:p><text:tab/>•<text:tab/>CEP: 72240-420</text:p>
            <text:p><text:tab/>•<text:tab/>Posição: Poente</text:p>
            <text:p/>
            <text:p> Características do Imóvel:</text:p>
            <text:p><text:tab/>•<text:tab/>Lote de 135m²</text:p>
            <text:p><text:tab/>•<text:tab/>Vaga para 2 carros</text:p>
            <text:p/>
            <text:p>Parte Superior:</text:p>
            <text:p><text:tab/>•<text:tab/>3 quartos, sendo 2 suítes</text:p>
            <text:p><text:tab/>•<text:tab/>1 banheiro social</text:p>
            <text:p><text:tab/>•<text:tab/>2 salas</text:p>
            <text:p><text:tab/>•<text:tab/>Área com churrasqueira</text:p>
            <text:p/>
            <text:p>Parte Inferior:</text:p>
            <text:p><text:tab/>•<text:tab/>2 quartos, sendo 1 suíte</text:p>
            <text:p><text:tab/>•<text:tab/>Sala</text:p>
            <text:p><text:tab/>•<text:tab/>Sala de jantar</text:p>
            <text:p><text:tab/>•<text:tab/>1 banheiro social</text:p>
            <text:p><text:tab/>•<text:tab/>Cozinha</text:p>
            <text:p><text:tab/>•<text:tab/>Área de lavanderia</text:p>
            <text:p><text:tab/>•<text:tab/>1 quartinho</text:p>
            <text:p/>
            <text:p>Garagem:</text:p>
            <text:p><text:tab/>•<text:tab/>Vaga para 2 carros</text:p>
            <text:p/>
            <text:p> Valor: R$ 780.000,00</text:p>
            <text:p/>
            <text:p>Opções de Pagamento:</text:p>
            <text:p><text:tab/>•<text:tab/>Ágio: R$ 411.000,00</text:p>
            <text:p><text:tab/>•<text:tab/>Prestação mensal: R$ 2.813,97</text:p>
            <text:p><text:tab/>•<text:tab/>Saldo devedor: R$ 369.000,00</text:p>
            <text:p/>
            <text:p>Entre em contato para mais informações!</text:p>
          </table:table-cell>
          <table:table-cell office:value-type="string" calcext:value-type="string">
            <text:p>https://www.dfimoveis.com.br/imovel/casa-4-quartos-venda-ceilandia-norte-ceilandia-df-qnp-5-conjunto-t-1120959</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26</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ascente</text:p>
          </table:table-cell>
          <table:table-cell office:value-type="string" calcext:value-type="string">
            <text:p>150,00 m²</text:p>
          </table:table-cell>
          <table:table-cell office:value-type="string" calcext:value-type="string">
            <text:p>Não encontrado</text:p>
          </table:table-cell>
          <table:table-cell office:value-type="float" office:value="370" calcext:value-type="float">
            <text:p>370</text:p>
          </table:table-cell>
          <table:table-cell office:value-type="string" calcext:value-type="string">
            <text:p>Aceita Pets, Cozinha com Armários , Varanda, Cozinha Espaçosa, Pintura Nova </text:p>
          </table:table-cell>
          <table:table-cell office:value-type="float" office:value="-15.8393234" calcext:value-type="float">
            <text:p>-15.8393234</text:p>
          </table:table-cell>
          <table:table-cell office:value-type="float" office:value="-48.1007369" calcext:value-type="float">
            <text:p>-48.1007369</text:p>
          </table:table-cell>
          <table:table-cell office:value-type="string" calcext:value-type="string">
            <text:p>Durães Imóveis Brokers</text:p>
          </table:table-cell>
          <table:table-cell office:value-type="float" office:value="25227" calcext:value-type="float">
            <text:p>25227</text:p>
          </table:table-cell>
          <table:table-cell office:value-type="float" office:value="5561984866269" calcext:value-type="float">
            <text:p>5561984866269</text:p>
          </table:table-cell>
          <table:table-cell office:value-type="string" calcext:value-type="string">
            <text:p>(61) 98486 </text:p>
            <text:p>                                             </text:p>
            <text:p>                                         </text:p>
            <text:p>                             </text:p>
            <text:p>                             - 6269 </text:p>
            <text:p>                                 </text:p>
            <text:p>                                       </text:p>
            <text:p>                                 </text:p>
            <text:p>                             </text:p>
            <text:p/>
            <text:p>         </text:p>
            <text:p>                             </text:p>
            <text:p>                                         </text:p>
            <text:p>                                             </text:p>
            <text:p>                                                 </text:p>
            <text:p>                                                 (61) 98486 </text:p>
            <text:p>                                             </text:p>
            <text:p>                                         </text:p>
            <text:p>                             </text:p>
            <text:p>                             - 6269 </text:p>
            <text:p>                                 </text:p>
            <text:p>                                       </text:p>
            <text:p>                                 </text:p>
            <text:p>                             </text:p>
            <text:p/>
            <text:p>         </text:p>
            <text:p>                             </text:p>
            <text:p>                                         </text:p>
            <text:p>                                             </text:p>
            <text:p>                                                 </text:p>
            <text:p>                                                 (61) 98486 </text:p>
            <text:p>                                             </text:p>
            <text:p>                                         </text:p>
            <text:p>                             </text:p>
            <text:p>                             - 6269 </text:p>
            <text:p>                                 </text:p>
            <text:p>                                       </text:p>
            <text:p>                                 </text:p>
            <text:p>                             </text:p>
            <text:p/>
            <text:p>         </text:p>
            <text:p>                             </text:p>
            <text:p>                                         </text:p>
            <text:p>                                             </text:p>
            <text:p>                                                 </text:p>
            <text:p>                                                 (61) 98486 </text:p>
            <text:p>                                             </text:p>
            <text:p>                                         </text:p>
            <text:p>                             </text:p>
            <text:p>                             - 6269</text:p>
          </table:table-cell>
          <table:table-cell office:value-type="string" calcext:value-type="string">
            <text:p>170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CASA 04 QUARTOS QNM 26 - CEILÂNDIA - ACEITA FINANCIAMENTO E FGTS</text:p>
            <text:p/>
            <text:p>A Durães Imóveis Brokers tem a honra de lhes apresentar este imóvel.</text:p>
            <text:p/>
            <text:p>Se você está em busca de uma casa para comprar, com todo o conforto e segurança que sua família merece, não pode deixar de conhecer essa incrível oportunidade.</text:p>
            <text:p>Localizada na QNM 26 da Ceilândia, essa casa possui 4 quartos, sendo 01 suíte,</text:p>
            <text:p>02 salas,</text:p>
            <text:p>02 banheiros, perfeita para acomodar até 8 pessoas.</text:p>
            <text:p>Além disso, conta com 2 vagas de garagem,</text:p>
            <text:p>Cozinha com armários planejados, área de serviço,</text:p>
            <text:p/>
            <text:p>Com uma área construída de 150,00 m² e um terreno de 250,00 m².</text:p>
            <text:p>O valor do imóvel é de R$ 370.000,00</text:p>
            <text:p>A localização também é privilegiada, com supermercados, panificadoras e paradas de ônibus próximas, facilitando o dia a dia dos moradores.</text:p>
            <text:p/>
          </table:table-cell>
          <table:table-cell office:value-type="string" calcext:value-type="string">
            <text:p>https://www.dfimoveis.com.br/imovel/casa-4-quartos-venda-ceilandia-norte-ceilandia-df-qnm-26-1053279</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3 Conjunto H</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ão encontrado</text:p>
          </table:table-cell>
          <table:table-cell office:value-type="string" calcext:value-type="string">
            <text:p>125,00 m²</text:p>
          </table:table-cell>
          <table:table-cell office:value-type="string" calcext:value-type="string">
            <text:p>144,00 m²</text:p>
          </table:table-cell>
          <table:table-cell office:value-type="float" office:value="355" calcext:value-type="float">
            <text:p>355</text:p>
          </table:table-cell>
          <table:table-cell office:value-type="string" calcext:value-type="string">
            <text:p>Área de Serviço</text:p>
          </table:table-cell>
          <table:table-cell office:value-type="float" office:value="-15.7968416" calcext:value-type="float">
            <text:p>-15.7968416</text:p>
          </table:table-cell>
          <table:table-cell office:value-type="float" office:value="-48.1232715" calcext:value-type="float">
            <text:p>-48.1232715</text:p>
          </table:table-cell>
          <table:table-cell office:value-type="string" calcext:value-type="string">
            <text:p>Beiramar Imóveis</text:p>
          </table:table-cell>
          <table:table-cell office:value-type="float" office:value="20346" calcext:value-type="float">
            <text:p>20346</text:p>
          </table:table-cell>
          <table:table-cell office:value-type="float" office:value="556132621001" calcext:value-type="float">
            <text:p>556132621001</text:p>
          </table:table-cell>
          <table:table-cell office:value-type="string" calcext:value-type="string">
            <text:p>(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com Estrutura Sólida, 3 Quartos, Suíte e 4 Vagas de Garagem à Venda na QNO 3 - Ceilândia</text:p>
          </table:table-cell>
          <table:table-cell office:value-type="string" calcext:value-type="string">
            <text:p>Casa com Estrutura Sólida e Confortável, 3 Quartos e 4 Vagas de Garagem - Oportunidade Única!</text:p>
            <text:p/>
            <text:p>Apresentamos essa excelente casa com estrutura de laje e ambientes amplos, ideal para quem procura um lar confortável e funcional, com excelente localização e fácil acesso a serviços e comércios.</text:p>
            <text:p/>
            <text:p>Características do Imóvel:</text:p>
            <text:p/>
            <text:p>- Estrutura de Laje: Sólida e durável, garantindo segurança e conforto.</text:p>
            <text:p>- 3 Quartos Amplos: Boa iluminação natural em todos os ambientes.</text:p>
            <text:p>- 1 Suíte: Espaço privativo e aconchegante.</text:p>
            <text:p>- Sala Ampla: Perfeita para reunir amigos e familiares.</text:p>
            <text:p>- Escritório: Ambiente reservado para trabalho ou estudos em casa.</text:p>
            <text:p>- Banheiro Social com Armários: Funcionalidade e praticidade para o dia a dia.</text:p>
            <text:p>- Cozinha Revestida em Cerâmica até o Teto: Facilita a limpeza e oferece um acabamento moderno.</text:p>
            <text:p>- Área de Serviço Coberta: Espaço versátil para diversas atividades.</text:p>
            <text:p>- Corredor Lateral: Proporciona circulação e fácil acesso ao quintal.</text:p>
            <text:p/>
            <text:p>Área Externa:</text:p>
            <text:p/>
            <text:p>- Quintal de Tamanho Médio: Ideal para momentos de lazer ou jardinagem.</text:p>
            <text:p>- 4 Vagas de Garagem Cobertas: Estrutura colonial que protege seus veículos.</text:p>
            <text:p>- Portão Eletrônico: Segurança e comodidade para o dia a dia.</text:p>
            <text:p>- Piso em Cerâmica: Moderno e de fácil manutenção.</text:p>
            <text:p>- Posição Nascente: Aproveite a luz natural ao longo de todo o dia.</text:p>
            <text:p/>
            <text:p>Localização Privilegiada:</text:p>
            <text:p/>
            <text:p>- Próximo a comércios variados, facilitando o cotidiano.</text:p>
            <text:p>- Acesso fácil a avenidas principais.</text:p>
            <text:p>- Proximidade de posto de saúde, escolas e faculdades.</text:p>
            <text:p>- Centro esportivo nas redondezas para atividades recreativas.</text:p>
            <text:p>- Delegacia próxima, oferecendo mais segurança e conveniência.</text:p>
            <text:p/>
            <text:p>Condições de Compra:</text:p>
            <text:p/>
            <text:p>- Aceita Financiamento: Flexibilidade para facilitar a aquisição.</text:p>
            <text:p>- Carta de Crédito e Consórcio: Opções amplas para realizar o sonho do novo lar.</text:p>
            <text:p/>
            <text:p>Não perca essa oportunidade! Agende uma visita e conheça todos os detalhes que fazem deste imóvel o lugar ideal para você e sua família.</text:p>
            <text:p/>
            <text:p>Há mais de 43 anos atuando no mercado imobiliário do Distrito Federal, a Beiramar já ajudou mais de 150 mil pessoas a encontrarem seu lar.</text:p>
            <text:p/>
            <text:p>Para mais informações, agende sua visita! </text:p>
          </table:table-cell>
          <table:table-cell office:value-type="string" calcext:value-type="string">
            <text:p>https://www.dfimoveis.com.br/imovel/casa-3-quartos-venda-ceilandia-norte-ceilandia-df-qno-3-conjunto-h-1068757</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R 2 Conjunto E</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52,00 m²</text:p>
          </table:table-cell>
          <table:table-cell office:value-type="string" calcext:value-type="string">
            <text:p>150,00 m²</text:p>
          </table:table-cell>
          <table:table-cell office:value-type="float" office:value="155" calcext:value-type="float">
            <text:p>155</text:p>
          </table:table-cell>
          <table:table-cell/>
          <table:table-cell office:value-type="float" office:value="-15.8036219" calcext:value-type="float">
            <text:p>-15.8036219</text:p>
          </table:table-cell>
          <table:table-cell office:value-type="float" office:value="-48.1398169" calcext:value-type="float">
            <text:p>-48.1398169</text:p>
          </table:table-cell>
          <table:table-cell office:value-type="string" calcext:value-type="string">
            <text:p>Thaís Imobiliaria</text:p>
          </table:table-cell>
          <table:table-cell office:value-type="float" office:value="1704" calcext:value-type="float">
            <text:p>1704</text:p>
          </table:table-cell>
          <table:table-cell office:value-type="float" office:value="556130312200" calcext:value-type="float">
            <text:p>556130312200</text:p>
          </table:table-cell>
          <table:table-cell office:value-type="string" calcext:value-type="string">
            <text:p>(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R 02 | Casa com 2 quartos sendo 1 suite <text:s/>- Ceilândia</text:p>
          </table:table-cell>
          <table:table-cell office:value-type="string" calcext:value-type="string">
            <text:p>QNR 02 | Casa com 2 quartos sendo 1 suite  - Ceilândia</text:p>
            <text:p/>
            <text:p>02 dormitórios (1 suíte)</text:p>
            <text:p>Sala de estar</text:p>
            <text:p>Copa</text:p>
            <text:p>Cozinha</text:p>
            <text:p>Área de serviço independente</text:p>
            <text:p/>
            <text:p>A área do imóvel anunciado é uma estimativa e deverá ser confirmada junto à certidão de ônus do imóvel ou cessão de direitos, se não se tratar de bem a ser vendido como coisa certa e discriminada, bem como eventual vaga de garagem anunciada que deverá ser confirmada, pois se trata de vaga vinculada, área comum ou estacionamento público cercado.</text:p>
            <text:p/>
            <text:p>Plantão de atendimento</text:p>
            <text:p>Ligue agora e agende sua visita!</text:p>
          </table:table-cell>
          <table:table-cell office:value-type="string" calcext:value-type="string">
            <text:p>https://www.dfimoveis.com.br/imovel/casa-2-quartos-venda-ceilandia-norte-ceilandia-df-qnr-2-conjunto-e-1112612</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21 Conjunto D</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ascente</text:p>
          </table:table-cell>
          <table:table-cell office:value-type="string" calcext:value-type="string">
            <text:p>250,00 m²</text:p>
          </table:table-cell>
          <table:table-cell office:value-type="string" calcext:value-type="string">
            <text:p>Não encontrado</text:p>
          </table:table-cell>
          <table:table-cell office:value-type="float" office:value="249.999" calcext:value-type="float">
            <text:p>249.999</text:p>
          </table:table-cell>
          <table:table-cell office:value-type="string" calcext:value-type="string">
            <text:p>Aceita Pets, Área de Serviço, Cozinha com Armários , Varanda, Área de Serviço Coberta , Vista Livre, Cozinha Espaçosa</text:p>
          </table:table-cell>
          <table:table-cell office:value-type="float" office:value="-15.8122844" calcext:value-type="float">
            <text:p>-15.8122844</text:p>
          </table:table-cell>
          <table:table-cell office:value-type="float" office:value="-48.1201958" calcext:value-type="float">
            <text:p>-48.1201958</text:p>
          </table:table-cell>
          <table:table-cell office:value-type="string" calcext:value-type="string">
            <text:p>Paulo Roberto Silva</text:p>
          </table:table-cell>
          <table:table-cell office:value-type="float" office:value="11968" calcext:value-type="float">
            <text:p>11968</text:p>
          </table:table-cell>
          <table:table-cell office:value-type="float" office:value="5561981224508" calcext:value-type="float">
            <text:p>5561981224508</text:p>
          </table:table-cell>
          <table:table-cell office:value-type="string" calcext:value-type="string">
            <text:p>(61) 98122 </text:p>
            <text:p>                                             </text:p>
            <text:p>                                         </text:p>
            <text:p>                             </text:p>
            <text:p>                             - 4508 </text:p>
            <text:p>                                 </text:p>
            <text:p>                                       </text:p>
            <text:p>                                 </text:p>
            <text:p>                             </text:p>
            <text:p/>
            <text:p>         </text:p>
            <text:p>                             </text:p>
            <text:p>                                         </text:p>
            <text:p>                                             </text:p>
            <text:p>                                                 </text:p>
            <text:p>                                                 (61) 98122 </text:p>
            <text:p>                                             </text:p>
            <text:p>                                         </text:p>
            <text:p>                             </text:p>
            <text:p>                             - 4508 </text:p>
            <text:p>                                 </text:p>
            <text:p>                                       </text:p>
            <text:p>                                 </text:p>
            <text:p>                             </text:p>
            <text:p/>
            <text:p>         </text:p>
            <text:p>                             </text:p>
            <text:p>                                         </text:p>
            <text:p>                                             </text:p>
            <text:p>                                                 </text:p>
            <text:p>                                                 (61) 98122 </text:p>
            <text:p>                                             </text:p>
            <text:p>                                         </text:p>
            <text:p>                             </text:p>
            <text:p>                             - 4508 </text:p>
            <text:p>                                 </text:p>
            <text:p>                                       </text:p>
            <text:p>                                 </text:p>
            <text:p>                             </text:p>
            <text:p/>
            <text:p>         </text:p>
            <text:p>                             </text:p>
            <text:p>                                         </text:p>
            <text:p>                                             </text:p>
            <text:p>                                                 </text:p>
            <text:p>                                                 (61) 98122 </text:p>
            <text:p>                                             </text:p>
            <text:p>                                         </text:p>
            <text:p>                             </text:p>
            <text:p>                             - 4508</text:p>
          </table:table-cell>
          <table:table-cell office:value-type="string" calcext:value-type="string">
            <text:p>73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COM 3 QTOS, SENDO UMA SUÍTE, CASA FORRADA NO PVC, LOTE COM 250 M2º</text:p>
          </table:table-cell>
          <table:table-cell office:value-type="string" calcext:value-type="string">
            <text:p>*CEILÂNDIA NORTE* </text:p>
            <text:p>*QNN 21*</text:p>
            <text:p/>
            <text:p>PRÓXIMO A ESTAÇÃO DO METRÔ CEILANDIA NORTE, E PANIFICADORA GONÇALINA. </text:p>
            <text:p/>
            <text:p/>
            <text:p>*CASA TODA FORRADA NO PVC. SENDO 3 QTOS, SENDO UMA SUÍTE, COZINHA COM ARMÁRIOS, ÁREA DE SERVIÇO COBERTA*</text:p>
            <text:p/>
            <text:p>CASA NOS FUNDOS COM 1 QTO, SALA, COZINHA E BANHEIRO. </text:p>
            <text:p/>
            <text:p>LOTE COM 250M2º</text:p>
            <text:p/>
            <text:p>GARAGEM PARA 2 CARROS. </text:p>
            <text:p/>
            <text:p/>
            <text:p>APENAS 250 MIL</text:p>
            <text:p/>
          </table:table-cell>
          <table:table-cell office:value-type="string" calcext:value-type="string">
            <text:p>https://www.dfimoveis.com.br/imovel/casa-3-quartos-venda-ceilandia-norte-ceilandia-df-qnn-21-conjunto-d-1097249</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3 Conjunto C</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Não encontrado</text:p>
          </table:table-cell>
          <table:table-cell office:value-type="string" calcext:value-type="string">
            <text:p>140,00 m²</text:p>
          </table:table-cell>
          <table:table-cell office:value-type="string" calcext:value-type="string">
            <text:p>144,00 m²</text:p>
          </table:table-cell>
          <table:table-cell office:value-type="float" office:value="320" calcext:value-type="float">
            <text:p>320</text:p>
          </table:table-cell>
          <table:table-cell office:value-type="string" calcext:value-type="string">
            <text:p>Área de Serviço</text:p>
          </table:table-cell>
          <table:table-cell office:value-type="float" office:value="-15.7912357" calcext:value-type="float">
            <text:p>-15.7912357</text:p>
          </table:table-cell>
          <table:table-cell office:value-type="float" office:value="-48.1311349" calcext:value-type="float">
            <text:p>-48.1311349</text:p>
          </table:table-cell>
          <table:table-cell office:value-type="string" calcext:value-type="string">
            <text:p>Beiramar Imóveis</text:p>
          </table:table-cell>
          <table:table-cell office:value-type="float" office:value="20346" calcext:value-type="float">
            <text:p>20346</text:p>
          </table:table-cell>
          <table:table-cell office:value-type="float" office:value="556132621001" calcext:value-type="float">
            <text:p>556132621001</text:p>
          </table:table-cell>
          <table:table-cell office:value-type="string" calcext:value-type="string">
            <text:p>(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à venda 3 Quartos, 3 Vagas na QNO 13 - Ceilândia </text:p>
          </table:table-cell>
          <table:table-cell office:value-type="string" calcext:value-type="string">
            <text:p>Casa principal:</text:p>
            <text:p/>
            <text:p>3 quartos amplos, ideais para acomodar toda a família</text:p>
            <text:p>Sala bem iluminada e arejada</text:p>
            <text:p>Banheiro social</text:p>
            <text:p>Cozinha prática e funcional</text:p>
            <text:p>Área de serviço espaçosa</text:p>
            <text:p>3 vagas de garagem cobertas</text:p>
            <text:p>2 portões eletrônicos para maior comodidade e segurança.</text:p>
            <text:p>Casa dos fundos:</text:p>
            <text:p/>
            <text:p>1 quarto</text:p>
            <text:p>Sala integrada</text:p>
            <text:p>Banheiro social</text:p>
            <text:p>Cozinha funcional</text:p>
            <text:p>Área de serviço independente, garantindo privacidade.</text:p>
            <text:p>Informações adicionais:</text:p>
            <text:p/>
            <text:p>Imóvel aceita financiamento e uso de FGTS</text:p>
            <text:p>Estuda permuta por imóveis ou veículos.</text:p>
            <text:p>Pontos Fortes da Localização - QNO 13 (Ceilândia Norte)</text:p>
            <text:p>Ótima infraestrutura:</text:p>
            <text:p/>
            <text:p>Região bem servida por escolas, supermercados, farmácias e comércio local diversificado.</text:p>
            <text:p>Próxima a academias, restaurantes e serviços essenciais, facilitando o dia a dia.</text:p>
            <text:p>Mobilidade e acessibilidade:</text:p>
            <text:p/>
            <text:p>Fácil acesso às principais vias da cidade, como a Avenida Hélio Prates e BR-070.</text:p>
            <text:p>Disponibilidade de transporte público, incluindo linhas de ônibus e proximidade ao Metrô Ceilândia Norte.</text:p>
            <text:p>Segurança e tranquilidade:</text:p>
            <text:p/>
            <text:p>Bairro residencial com boa vizinhança, ideal para famílias.</text:p>
            <text:p>Ruas tranquilas e com iluminação pública adequada.</text:p>
            <text:p>Valorização imobiliária:</text:p>
            <text:p/>
            <text:p>Região em constante desenvolvimento, garantindo um bom retorno para quem busca investir ou morar.</text:p>
            <text:p>Lazer e conveniência:</text:p>
            <text:p/>
            <text:p>Próxima ao Parque da Ceilândia, área verde perfeita para passeios e atividades ao ar livre.</text:p>
            <text:p>Feiras locais e opções de lazer nas redondezas, como quadras esportivas e praças.. Há mais de 40 anos atuando no mercado imobiliário do Distrito Federal, a Beiramar já ajudou mais de 150 mil pessoas a encontrarem seu lar.Para mais informações agende sua visita! </text:p>
          </table:table-cell>
          <table:table-cell office:value-type="string" calcext:value-type="string">
            <text:p>https://www.dfimoveis.com.br/imovel/casa-3-quartos-venda-ceilandia-norte-ceilandia-df-qno-13-conjunto-c-963392</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9 Conjunto E</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67,00 m²</text:p>
          </table:table-cell>
          <table:table-cell office:value-type="string" calcext:value-type="string">
            <text:p>126,00 m²</text:p>
          </table:table-cell>
          <table:table-cell office:value-type="float" office:value="200" calcext:value-type="float">
            <text:p>200</text:p>
          </table:table-cell>
          <table:table-cell/>
          <table:table-cell office:value-type="float" office:value="-15.7906386" calcext:value-type="float">
            <text:p>-15.7906386</text:p>
          </table:table-cell>
          <table:table-cell office:value-type="float" office:value="-48.14023" calcext:value-type="float">
            <text:p>-48.14023</text:p>
          </table:table-cell>
          <table:table-cell office:value-type="string" calcext:value-type="string">
            <text:p>Leopoldo Nascimento Empreendimentos Imobiliários</text:p>
          </table:table-cell>
          <table:table-cell office:value-type="float" office:value="6867" calcext:value-type="float">
            <text:p>6867</text:p>
          </table:table-cell>
          <table:table-cell office:value-type="float" office:value="556133235959" calcext:value-type="float">
            <text:p>556133235959</text:p>
          </table:table-cell>
          <table:table-cell office:value-type="string" calcext:value-type="string">
            <text:p>(61) 3323 </text:p>
            <text:p>                                             </text:p>
            <text:p>                                         </text:p>
            <text:p>                             </text:p>
            <text:p>                             - 5959 </text:p>
            <text:p>                                 </text:p>
            <text:p>                                       </text:p>
            <text:p>                                 </text:p>
            <text:p>                             </text:p>
            <text:p/>
            <text:p>         </text:p>
            <text:p>                             </text:p>
            <text:p>                                         </text:p>
            <text:p>                                             </text:p>
            <text:p>                                                 </text:p>
            <text:p>                                                 (61) 3323 </text:p>
            <text:p>                                             </text:p>
            <text:p>                                         </text:p>
            <text:p>                             </text:p>
            <text:p>                             - 5959 </text:p>
            <text:p>                                 </text:p>
            <text:p>                                       </text:p>
            <text:p>                                 </text:p>
            <text:p>                             </text:p>
            <text:p/>
            <text:p>         </text:p>
            <text:p>                             </text:p>
            <text:p>                                         </text:p>
            <text:p>                                             </text:p>
            <text:p>                                                 </text:p>
            <text:p>                                                 (61) 3323 </text:p>
            <text:p>                                             </text:p>
            <text:p>                                         </text:p>
            <text:p>                             </text:p>
            <text:p>                             - 5959 </text:p>
            <text:p>                                 </text:p>
            <text:p>                                       </text:p>
            <text:p>                                 </text:p>
            <text:p>                             </text:p>
            <text:p/>
            <text:p>         </text:p>
            <text:p>                             </text:p>
            <text:p>                                         </text:p>
            <text:p>                                             </text:p>
            <text:p>                                                 </text:p>
            <text:p>                                                 (61) 3323 </text:p>
            <text:p>                                             </text:p>
            <text:p>                                         </text:p>
            <text:p>                             </text:p>
            <text:p>                             - 5959</text:p>
          </table:table-cell>
          <table:table-cell office:value-type="string" calcext:value-type="string">
            <text:p>185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com Lote Comercial/Residencial na QNO 19 - com habite-se - Ceilândia Norte</text:p>
          </table:table-cell>
          <table:table-cell office:value-type="string" calcext:value-type="string">
            <text:p>Lote de 126 m² com duas Casas no terreno.</text:p>
            <text:p>Casa frente composta de:</text:p>
            <text:p/>
            <text:p>Pequena Área de serviço </text:p>
            <text:p>Um quarto</text:p>
            <text:p>Sala</text:p>
            <text:p>Banheiro social</text:p>
            <text:p>Cozinha</text:p>
            <text:p/>
            <text:p>Casa Fundos composta de: </text:p>
            <text:p/>
            <text:p>Sala</text:p>
            <text:p>Dois quartos, sendo uma suíte</text:p>
            <text:p>Cozinha </text:p>
            <text:p>Área de serviço com banheiro</text:p>
            <text:p/>
            <text:p>Imóvel possui garagem para 02 carros com portão automático</text:p>
            <text:p/>
            <text:p>Para Informações e Visitas: Corretor - Ronaldo Bandeira: ,.</text:p>
            <text:p/>
            <text:p> Valores Sujeitos a alterações sem aviso prévio.</text:p>
            <text:p>A área descrita é uma estimativa, portanto é necessária a conferência junto à matrícula do imóvel.</text:p>
          </table:table-cell>
          <table:table-cell office:value-type="string" calcext:value-type="string">
            <text:p>https://www.dfimoveis.com.br/imovel/casa-2-quartos-venda-ceilandia-norte-ceilandia-df-qno-19-conjunto-e-940692</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37 Conjunto H</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Não encontrado</text:p>
          </table:table-cell>
          <table:table-cell table:number-columns-repeated="2" office:value-type="string" calcext:value-type="string">
            <text:p>160,00 m²</text:p>
          </table:table-cell>
          <table:table-cell office:value-type="float" office:value="295" calcext:value-type="float">
            <text:p>295</text:p>
          </table:table-cell>
          <table:table-cell office:value-type="string" calcext:value-type="string">
            <text:p>Área de Serviço</text:p>
          </table:table-cell>
          <table:table-cell office:value-type="float" office:value="-15.8091955" calcext:value-type="float">
            <text:p>-15.8091955</text:p>
          </table:table-cell>
          <table:table-cell office:value-type="float" office:value="-48.1270418" calcext:value-type="float">
            <text:p>-48.1270418</text:p>
          </table:table-cell>
          <table:table-cell office:value-type="string" calcext:value-type="string">
            <text:p>Beiramar Imóveis</text:p>
          </table:table-cell>
          <table:table-cell office:value-type="float" office:value="20346" calcext:value-type="float">
            <text:p>20346</text:p>
          </table:table-cell>
          <table:table-cell office:value-type="float" office:value="556132621001" calcext:value-type="float">
            <text:p>556132621001</text:p>
          </table:table-cell>
          <table:table-cell office:value-type="string" calcext:value-type="string">
            <text:p>(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3 Quartos, Varanda, 3 Vagas de Garagem à Venda na QNN 37 - Ceilândia Norte</text:p>
          </table:table-cell>
          <table:table-cell office:value-type="string" calcext:value-type="string">
            <text:p>Casa Térrea com 3 Quartos e Excelente Localização - QNN 37, Ceilândia Norte</text:p>
            <text:p/>
            <text:p>Se você busca conforto, espaço e praticidade, esta casa é uma excelente opção. Localizada em uma das regiões mais estratégicas de Ceilândia Norte, oferece fácil acesso a comércios, escolas e transporte público, garantindo comodidade no dia a dia.</text:p>
            <text:p/>
            <text:p>Destaques do Imóvel</text:p>
            <text:p>Área construída: 160 m²</text:p>
            <text:p>Ambientes bem distribuídos: Excelente iluminação e ventilação natural</text:p>
            <text:p>3 quartos espaçosos: Ideal para famílias que buscam conforto</text:p>
            <text:p>Sala ampla: Perfeita para receber visitas e criar um ambiente aconchegante</text:p>
            <text:p>Cozinha funcional: Com espaço bem aproveitado para o dia a dia</text:p>
            <text:p>Banheiro social: Praticidade para toda a família</text:p>
            <text:p>Varanda: Ótima para momentos de lazer e descanso</text:p>
            <text:p>Área de serviço: Espaço independente para maior organização</text:p>
            <text:p>Área externa: Conta com espaços na frente e nos fundos do imóvel</text:p>
            <text:p>Garagem para até 3 carros, sendo 1 vaga coberta</text:p>
            <text:p>Casa nos fundos: Excelente para renda extra ou acomodação independente</text:p>
            <text:p/>
            <text:p>Localização Privilegiada</text:p>
            <text:p>Próxima a supermercados, escolas e comércio local</text:p>
            <text:p>Fácil acesso ao transporte público e vias principais da cidade</text:p>
            <text:p>Bairro consolidado com infraestrutura completa</text:p>
            <text:p/>
            <text:p>Aceita financiamento e FGTS</text:p>
            <text:p/>
            <text:p>Agende sua visita</text:p>
            <text:p>Essa casa é ideal para quem busca um imóvel amplo, bem localizado e com possibilidade de personalização. Entre em contato e venha conhecer!</text:p>
          </table:table-cell>
          <table:table-cell office:value-type="string" calcext:value-type="string">
            <text:p>https://www.dfimoveis.com.br/imovel/casa-3-quartos-venda-ceilandia-norte-ceilandia-df-qnn-37-conjunto-h-1120702</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20 Conjunto A</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ão encontrado</text:p>
          </table:table-cell>
          <table:table-cell office:value-type="string" calcext:value-type="string">
            <text:p>200,00 m²</text:p>
          </table:table-cell>
          <table:table-cell office:value-type="string" calcext:value-type="string">
            <text:p>250,00 m²</text:p>
          </table:table-cell>
          <table:table-cell office:value-type="float" office:value="550" calcext:value-type="float">
            <text:p>550</text:p>
          </table:table-cell>
          <table:table-cell/>
          <table:table-cell office:value-type="float" office:value="-15.8085478" calcext:value-type="float">
            <text:p>-15.8085478</text:p>
          </table:table-cell>
          <table:table-cell office:value-type="float" office:value="-48.1048071" calcext:value-type="float">
            <text:p>-48.1048071</text:p>
          </table:table-cell>
          <table:table-cell office:value-type="string" calcext:value-type="string">
            <text:p>Thaís Imobiliaria</text:p>
          </table:table-cell>
          <table:table-cell office:value-type="float" office:value="1704" calcext:value-type="float">
            <text:p>1704</text:p>
          </table:table-cell>
          <table:table-cell office:value-type="float" office:value="556130312200" calcext:value-type="float">
            <text:p>556130312200</text:p>
          </table:table-cell>
          <table:table-cell office:value-type="string" calcext:value-type="string">
            <text:p>(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m 20 -Casa de 2 quartos com kits de fundo - Ceilândia</text:p>
          </table:table-cell>
          <table:table-cell office:value-type="string" calcext:value-type="string">
            <text:p>Imóvel Completo com Casa Principal e Kits para Renda Extra!</text:p>
            <text:p/>
            <text:p>Casa Principal: 2 quartos amplos, ideal para moradia com conforto e praticidade.</text:p>
            <text:p>Anexo: 4 kits individuais, perfeitos para locação e geração de renda extra.</text:p>
            <text:p>Esse imóvel é ideal para quem busca morar bem e investir ao mesmo tempo! Entre em contato e agende uma visita para conhecer de perto esta excelente oportunidade!</text:p>
            <text:p/>
            <text:p>Aceita  financiamento!!</text:p>
            <text:p/>
            <text:p>A área do imóvel anunciado é uma estimativa e deverá ser confirmada junto à certidão de ônus do imóvel ou cessão de direitos, se não se tratar de bem a ser vendido como coisa certa e discriminada, bem como eventual vaga de garagem anunciada que deverá ser confirmada, pois se trata de vaga vinculada, área comum ou estacionamento público cercado.</text:p>
            <text:p/>
            <text:p>Plantão de atendimento</text:p>
            <text:p>Ligue agora e agende sua visita!</text:p>
          </table:table-cell>
          <table:table-cell office:value-type="string" calcext:value-type="string">
            <text:p>https://www.dfimoveis.com.br/imovel/casa-4-quartos-venda-ceilandia-norte-ceilandia-df-qnm-20-conjunto-a-1064872</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1 Conjunto G <text:s/>- QNO 11</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Não encontrado</text:p>
          </table:table-cell>
          <table:table-cell office:value-type="string" calcext:value-type="string">
            <text:p>190,00 m²</text:p>
          </table:table-cell>
          <table:table-cell office:value-type="string" calcext:value-type="string">
            <text:p>Não encontrado</text:p>
          </table:table-cell>
          <table:table-cell office:value-type="float" office:value="395" calcext:value-type="float">
            <text:p>395</text:p>
          </table:table-cell>
          <table:table-cell office:value-type="string" calcext:value-type="string">
            <text:p>Piscina</text:p>
          </table:table-cell>
          <table:table-cell office:value-type="float" office:value="-15.7960767" calcext:value-type="float">
            <text:p>-15.7960767</text:p>
          </table:table-cell>
          <table:table-cell office:value-type="float" office:value="-48.1282189" calcext:value-type="float">
            <text:p>-48.1282189</text:p>
          </table:table-cell>
          <table:table-cell office:value-type="string" calcext:value-type="string">
            <text:p>Beiramar Imóveis</text:p>
          </table:table-cell>
          <table:table-cell office:value-type="float" office:value="20346" calcext:value-type="float">
            <text:p>20346</text:p>
          </table:table-cell>
          <table:table-cell office:value-type="float" office:value="556132621001" calcext:value-type="float">
            <text:p>556132621001</text:p>
          </table:table-cell>
          <table:table-cell office:value-type="string" calcext:value-type="string">
            <text:p>(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text:p>
          </table:table-cell>
          <table:table-cell office:value-type="string" calcext:value-type="string">
            <text:p>Não informado</text:p>
          </table:table-cell>
          <table:table-cell table:number-columns-repeated="2" office:value-type="string" calcext:value-type="string">
            <text:p>Não encontrado</text:p>
          </table:table-cell>
          <table:table-cell office:value-type="string" calcext:value-type="string">
            <text:p>QNO 11</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á venda com 2 quartos, 3 vagas na QNO 11 - Ceilândia</text:p>
          </table:table-cell>
          <table:table-cell office:value-type="string" calcext:value-type="string">
            <text:p>Casa térrea com acabamento de alto padrão - QNO 11 Conjunto G</text:p>
            <text:p/>
            <text:p>- Piscina aquecida para momentos de lazer em qualquer estação</text:p>
            <text:p>- Churrasqueira para confraternizações com amigos e família</text:p>
            <text:p>- Acabamento sofisticado, com portas e janelas em Blindex</text:p>
            <text:p>- Forro em drywall, proporcionando um design moderno e elegante</text:p>
            <text:p>- Piso todo em porcelanato, garantindo durabilidade e requinte</text:p>
            <text:p>- Vaga para até 3 carros, oferecendo praticidade e segurança</text:p>
            <text:p>- 2 quartos espaçosos e bem iluminados</text:p>
            <text:p>- 1 banheiro bem distribuído, com ótimo acabamento</text:p>
            <text:p>- Armários planejados, otimizando espaço e funcionalidade</text:p>
            <text:p>- Pronta para morar, sem necessidade de reformas</text:p>
            <text:p/>
            <text:p>Diferenciais da região:</text:p>
            <text:p/>
            <text:p>- Localização estratégica, com fácil acesso à Avenida Hélio Prates e Taguatinga</text:p>
            <text:p>- Próximo a escolas, supermercados e comércio variado</text:p>
            <text:p>- Região tranquila, com boa infraestrutura e segurança</text:p>
            <text:p>- Diversas opções de transporte público, facilitando a mobilidade</text:p>
            <text:p/>
            <text:p>Aceita financiamento e FGTS</text:p>
            <text:p/>
            <text:p>Há mais de 43 anos atuando no mercado imobiliário do Distrito Federal, a Beiramar já ajudou mais de 150 mil pessoas a encontrarem seu lar.</text:p>
            <text:p/>
            <text:p>Para mais informações agende sua visita! ,</text:p>
            <text:p/>
          </table:table-cell>
          <table:table-cell office:value-type="string" calcext:value-type="string">
            <text:p>https://www.dfimoveis.com.br/imovel/casa-2-quartos-venda-ceilandia-norte-ceilandia-df-qno-11-conjunto-g-1120692</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5 Conjunto B</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ão encontrado</text:p>
          </table:table-cell>
          <table:table-cell table:number-columns-repeated="2" office:value-type="string" calcext:value-type="string">
            <text:p>144,00 m²</text:p>
          </table:table-cell>
          <table:table-cell office:value-type="float" office:value="500" calcext:value-type="float">
            <text:p>500</text:p>
          </table:table-cell>
          <table:table-cell/>
          <table:table-cell office:value-type="float" office:value="-15.7912668" calcext:value-type="float">
            <text:p>-15.7912668</text:p>
          </table:table-cell>
          <table:table-cell office:value-type="float" office:value="-48.1270418" calcext:value-type="float">
            <text:p>-48.1270418</text:p>
          </table:table-cell>
          <table:table-cell office:value-type="string" calcext:value-type="string">
            <text:p>RE/MAX Veritas</text:p>
          </table:table-cell>
          <table:table-cell office:value-type="float" office:value="24313" calcext:value-type="float">
            <text:p>24313</text:p>
          </table:table-cell>
          <table:table-cell office:value-type="float" office:value="5561999073943" calcext:value-type="float">
            <text:p>5561999073943</text:p>
          </table:table-cell>
          <table:table-cell office:value-type="string" calcext:value-type="string">
            <text:p>(61) 99907 </text:p>
            <text:p>                                             </text:p>
            <text:p>                                         </text:p>
            <text:p>                             </text:p>
            <text:p>                             - 3943 </text:p>
            <text:p>                                 </text:p>
            <text:p>                                       </text:p>
            <text:p>                                 </text:p>
            <text:p>                             </text:p>
            <text:p/>
            <text:p>         </text:p>
            <text:p>                             </text:p>
            <text:p>                                         </text:p>
            <text:p>                                             </text:p>
            <text:p>                                                 </text:p>
            <text:p>                                                 (61) 99907 </text:p>
            <text:p>                                             </text:p>
            <text:p>                                         </text:p>
            <text:p>                             </text:p>
            <text:p>                             - 3943 </text:p>
            <text:p>                                 </text:p>
            <text:p>                                       </text:p>
            <text:p>                                 </text:p>
            <text:p>                             </text:p>
            <text:p/>
            <text:p>         </text:p>
            <text:p>                             </text:p>
            <text:p>                                         </text:p>
            <text:p>                                             </text:p>
            <text:p>                                                 </text:p>
            <text:p>                                                 (61) 99907 </text:p>
            <text:p>                                             </text:p>
            <text:p>                                         </text:p>
            <text:p>                             </text:p>
            <text:p>                             - 3943 </text:p>
            <text:p>                                 </text:p>
            <text:p>                                       </text:p>
            <text:p>                                 </text:p>
            <text:p>                             </text:p>
            <text:p/>
            <text:p>         </text:p>
            <text:p>                             </text:p>
            <text:p>                                         </text:p>
            <text:p>                                             </text:p>
            <text:p>                                                 </text:p>
            <text:p>                                                 (61) 99907 </text:p>
            <text:p>                                             </text:p>
            <text:p>                                         </text:p>
            <text:p>                             </text:p>
            <text:p>                             - 3943</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QNO 5 Setor 0</text:p>
          </table:table-cell>
          <table:table-cell office:value-type="string" calcext:value-type="string">
            <text:p>Oportunidade de casa com ponto comercial QNO 5, Setor O - Ceilândia!</text:p>
            <text:p/>
            <text:p>Imagina viver em um imóvel que une conforto, praticidade e um excelente espaço, com o diferencial de um ponto comercial que pode gerar uma renda extra para você? Este é o seu novo lar!</text:p>
            <text:p/>
            <text:p>Destaques do imóvel:</text:p>
            <text:p/>
            <text:p>2 quartos, sendo 1 suíte, proporcionando privacidade e bem-estar</text:p>
            <text:p>Cozinha planejada com armários, pronta para preparar suas melhores receitas</text:p>
            <text:p>2 banheiros bem distribuídos para maior comodidade</text:p>
            <text:p>Escritura pronta para facilitar o processo de compra</text:p>
            <text:p>Forro em PVC, oferecendo isolamento térmico e acústico, ideal para manter o conforto da casa.</text:p>
            <text:p/>
            <text:p/>
            <text:p>E tem mais!</text:p>
            <text:p/>
            <text:p>O imóvel possui um ponto comercial integrado, estrategicamente localizado em frente à avenida principal, com grande fluxo de pessoas. Excelente oportunidade para quem quer empreender e aumentar sua renda sem sair de casa. Ideal para qualquer tipo de negócio local.</text:p>
            <text:p/>
            <text:p>Localização privilegiada! Próximo a escolas, comércios e fácil acesso ao transporte público, essa é uma área em constante valorização. Ideal tanto para quem busca morar bem quanto para quem deseja investir.</text:p>
            <text:p/>
            <text:p>Não perca essa chance! </text:p>
            <text:p>Agende já sua visita e descubra o imóvel dos seus sonhos. </text:p>
            <text:p>Essa é a oportunidade que você estava esperando!</text:p>
            <text:p/>
            <text:p>Luciana Araujo </text:p>
            <text:p/>
          </table:table-cell>
          <table:table-cell office:value-type="string" calcext:value-type="string">
            <text:p>https://www.dfimoveis.com.br/imovel/casa-2-quartos-venda-ceilandia-norte-ceilandia-df-qno-5-conjunto-b-1050930</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9 Conjunto 20</text:p>
          </table:table-cell>
          <table:table-cell office:value-type="float" office:value="5" calcext:value-type="float">
            <text:p>5</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400,00 m²</text:p>
          </table:table-cell>
          <table:table-cell office:value-type="string" calcext:value-type="string">
            <text:p>200,00 m²</text:p>
          </table:table-cell>
          <table:table-cell office:value-type="float" office:value="285" calcext:value-type="float">
            <text:p>285</text:p>
          </table:table-cell>
          <table:table-cell office:value-type="string" calcext:value-type="string">
            <text:p>Portão Eletrônico</text:p>
          </table:table-cell>
          <table:table-cell office:value-type="float" office:value="-15.7930499" calcext:value-type="float">
            <text:p>-15.7930499</text:p>
          </table:table-cell>
          <table:table-cell office:value-type="float" office:value="-48.1368477" calcext:value-type="float">
            <text:p>-48.1368477</text:p>
          </table:table-cell>
          <table:table-cell office:value-type="string" calcext:value-type="string">
            <text:p>Thaís Imobiliaria</text:p>
          </table:table-cell>
          <table:table-cell office:value-type="float" office:value="1704" calcext:value-type="float">
            <text:p>1704</text:p>
          </table:table-cell>
          <table:table-cell office:value-type="float" office:value="556130312200" calcext:value-type="float">
            <text:p>556130312200</text:p>
          </table:table-cell>
          <table:table-cell office:value-type="string" calcext:value-type="string">
            <text:p>(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office:value-type="string" calcext:value-type="string">
            <text:p>Não econtrado</text:p>
          </table:table-cell>
          <table:table-cell office:value-type="string" calcext:value-type="string">
            <text:p>2 Andares</text:p>
          </table:table-cell>
          <table:table-cell office:value-type="string" calcext:value-type="string">
            <text:p>QNO 19 - Casa / Sobrado de esquina com 5 quartos - para investidor - Ceilândia Norte</text:p>
          </table:table-cell>
          <table:table-cell office:value-type="string" calcext:value-type="string">
            <text:p>QNO 19 - Ceilândia Norte </text:p>
            <text:p/>
            <text:p>Você está em busca de uma oportunidade de investimento? Este sobrado de esquina é a escolha ideal para você! Esta é uma oportunidade única de investimento em uma região estratégica, próxima a órgãos públicos, comércios locais e terminal de ônibus. Este imóvel versátil e bem projetado é uma escolha inteligente para investidores.</text:p>
            <text:p/>
            <text:p>Casa 1 (térreo)</text:p>
            <text:p>- Sala ampla, cozinha, lavanderia, 2 quartos, banheiro social e vaga de garagem - imóvel arejado e no piso cerâmico</text:p>
            <text:p/>
            <text:p>Casa 2 (primeiro pavimento)</text:p>
            <text:p>- Sala ampla, cozinha, copa, lavanderia, 2 quartos, varanda, banheiro social - imóvel arejado, com janela para rua nos quartos e piso cerâmico</text:p>
            <text:p/>
            <text:p>Casa 3 (Kitnet nos fundos)</text:p>
            <text:p>- Sala ampla, cozinha, 1 quarto, banheiro na laje - Obs: entrada independente e hidrômetro </text:p>
            <text:p/>
            <text:p>Este sobrado apresenta detalhes de segurança, como grades na frente e atrás, e possui um telhado completamente impermeabilizado com manta asfáltica. Além disso, está preparado com infraestrutura e projeto já definido para a construção de mais três unidades.</text:p>
            <text:p/>
            <text:p> Atualmente, as três residências já estão locadas, tornando-o uma ótima oportunidade para investidores!</text:p>
            <text:p/>
            <text:p>Não perca a oportunidade única de adquirir este sobrado com renda garantida. É a chance perfeita para investidores que desejam uma propriedade que já está gerando renda. Não deixe essa oportunidade passar!</text:p>
            <text:p/>
            <text:p>A área do imóvel anunciado é uma estimativa e deverá ser confirmada junto à certidão de ônus do imóvel ou cessão de direitos, se não se tratar de bem a ser vendido como coisa certa e discriminada, bem como eventual vaga de garagem anunciada que deverá ser confirmada, pois se trata de vaga vinculada, área comum ou estacionamento público cercado.</text:p>
            <text:p/>
            <text:p>Plantão de atendimento</text:p>
            <text:p>Ligue agora e agende sua visita!</text:p>
          </table:table-cell>
          <table:table-cell office:value-type="string" calcext:value-type="string">
            <text:p>https://www.dfimoveis.com.br/imovel/casa-4-quartos-venda-ceilandia-norte-ceilandia-df-qno-19-conjunto-20-383253</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4 Conjunto J</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144,00 m²</text:p>
          </table:table-cell>
          <table:table-cell office:value-type="string" calcext:value-type="string">
            <text:p>Não encontrado</text:p>
          </table:table-cell>
          <table:table-cell office:value-type="float" office:value="260" calcext:value-type="float">
            <text:p>260</text:p>
          </table:table-cell>
          <table:table-cell office:value-type="string" calcext:value-type="string">
            <text:p>Aceita Pets, Despensa , Cozinha Espaçosa</text:p>
          </table:table-cell>
          <table:table-cell office:value-type="float" office:value="-15.7952" calcext:value-type="float">
            <text:p>-15.7952</text:p>
          </table:table-cell>
          <table:table-cell office:value-type="float" office:value="-48.1187144" calcext:value-type="float">
            <text:p>-48.1187144</text:p>
          </table:table-cell>
          <table:table-cell office:value-type="string" calcext:value-type="string">
            <text:p>Soul Imóveis</text:p>
          </table:table-cell>
          <table:table-cell office:value-type="float" office:value="31891" calcext:value-type="float">
            <text:p>31891</text:p>
          </table:table-cell>
          <table:table-cell office:value-type="float" office:value="5561991648121" calcext:value-type="float">
            <text:p>5561991648121</text:p>
          </table:table-cell>
          <table:table-cell office:value-type="string" calcext:value-type="string">
            <text:p>(61) 99164 </text:p>
            <text:p>                                             </text:p>
            <text:p>                                         </text:p>
            <text:p>                             </text:p>
            <text:p>                             - 8121 </text:p>
            <text:p>                                 </text:p>
            <text:p>                                       </text:p>
            <text:p>                                 </text:p>
            <text:p>                             </text:p>
            <text:p/>
            <text:p>         </text:p>
            <text:p>                             </text:p>
            <text:p>                                         </text:p>
            <text:p>                                             </text:p>
            <text:p>                                                 </text:p>
            <text:p>                                                 (61) 99164 </text:p>
            <text:p>                                             </text:p>
            <text:p>                                         </text:p>
            <text:p>                             </text:p>
            <text:p>                             - 8121 </text:p>
            <text:p>                                 </text:p>
            <text:p>                                       </text:p>
            <text:p>                                 </text:p>
            <text:p>                             </text:p>
            <text:p/>
            <text:p>         </text:p>
            <text:p>                             </text:p>
            <text:p>                                         </text:p>
            <text:p>                                             </text:p>
            <text:p>                                                 </text:p>
            <text:p>                                                 (61) 99164 </text:p>
            <text:p>                                             </text:p>
            <text:p>                                         </text:p>
            <text:p>                             </text:p>
            <text:p>                             - 8121 </text:p>
            <text:p>                                 </text:p>
            <text:p>                                       </text:p>
            <text:p>                                 </text:p>
            <text:p>                             </text:p>
            <text:p/>
            <text:p>         </text:p>
            <text:p>                             </text:p>
            <text:p>                                         </text:p>
            <text:p>                                             </text:p>
            <text:p>                                                 </text:p>
            <text:p>                                                 (61) 99164 </text:p>
            <text:p>                                             </text:p>
            <text:p>                                         </text:p>
            <text:p>                             </text:p>
            <text:p>                             - 8121</text:p>
          </table:table-cell>
          <table:table-cell office:value-type="string" calcext:value-type="string">
            <text:p>75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QNO 4 Conjunto J, Ceilândia. 2 quartos, 2 vagas. R$ 260.000,00.</text:p>
            <text:p/>
            <text:p>Casa bem localizada, próxima a comércio, escola e saída para Via Estrutural.</text:p>
            <text:p/>
            <text:p>São 144 m² de terreno, 77,45 m² de área construída, distribuídos em:</text:p>
            <text:p/>
            <text:p>- 2 quartos</text:p>
            <text:p>- Sala para dois ambientes</text:p>
            <text:p>- Cozinha ampla</text:p>
            <text:p>- WC</text:p>
            <text:p>- Quintal com quarto/despensa aos fundos.</text:p>
            <text:p/>
            <text:p>Agende sua visita!</text:p>
            <text:p>,</text:p>
            <text:p>CRECI DF 31.681</text:p>
            <text:p>João Vítor Amorim</text:p>
          </table:table-cell>
          <table:table-cell office:value-type="string" calcext:value-type="string">
            <text:p>https://www.dfimoveis.com.br/imovel/casa-2-quartos-venda-ceilandia-norte-ceilandia-df-qno-4-conjunto-j-1096980</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3 Conjunto I</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ascente</text:p>
          </table:table-cell>
          <table:table-cell office:value-type="string" calcext:value-type="string">
            <text:p>140,00 m²</text:p>
          </table:table-cell>
          <table:table-cell office:value-type="string" calcext:value-type="string">
            <text:p>Não encontrado</text:p>
          </table:table-cell>
          <table:table-cell office:value-type="float" office:value="320" calcext:value-type="float">
            <text:p>320</text:p>
          </table:table-cell>
          <table:table-cell office:value-type="string" calcext:value-type="string">
            <text:p>Cozinha com Armários , Piso em Porcelanato , Cozinha Espaçosa, Pintura Nova </text:p>
          </table:table-cell>
          <table:table-cell office:value-type="float" office:value="-15.7907352" calcext:value-type="float">
            <text:p>-15.7907352</text:p>
          </table:table-cell>
          <table:table-cell office:value-type="float" office:value="-48.1297462" calcext:value-type="float">
            <text:p>-48.1297462</text:p>
          </table:table-cell>
          <table:table-cell office:value-type="string" calcext:value-type="string">
            <text:p>Xico Rodrigues</text:p>
          </table:table-cell>
          <table:table-cell office:value-type="float" office:value="17933" calcext:value-type="float">
            <text:p>17933</text:p>
          </table:table-cell>
          <table:table-cell office:value-type="float" office:value="5561999197033" calcext:value-type="float">
            <text:p>5561999197033</text:p>
          </table:table-cell>
          <table:table-cell office:value-type="string" calcext:value-type="string">
            <text:p>(61) 99919 </text:p>
            <text:p>                                             </text:p>
            <text:p>                                         </text:p>
            <text:p>                             </text:p>
            <text:p>                             - 7033 </text:p>
            <text:p>                                 </text:p>
            <text:p>                                       </text:p>
            <text:p>                                 </text:p>
            <text:p>                             </text:p>
            <text:p/>
            <text:p>         </text:p>
            <text:p>                             </text:p>
            <text:p>                                         </text:p>
            <text:p>                                             </text:p>
            <text:p>                                                 </text:p>
            <text:p>                                                 (61) 99919 </text:p>
            <text:p>                                             </text:p>
            <text:p>                                         </text:p>
            <text:p>                             </text:p>
            <text:p>                             - 7033 </text:p>
            <text:p>                                 </text:p>
            <text:p>                                       </text:p>
            <text:p>                                 </text:p>
            <text:p>                             </text:p>
            <text:p/>
            <text:p>         </text:p>
            <text:p>                             </text:p>
            <text:p>                                         </text:p>
            <text:p>                                             </text:p>
            <text:p>                                                 </text:p>
            <text:p>                                                 (61) 99919 </text:p>
            <text:p>                                             </text:p>
            <text:p>                                         </text:p>
            <text:p>                             </text:p>
            <text:p>                             - 7033 </text:p>
            <text:p>                                 </text:p>
            <text:p>                                       </text:p>
            <text:p>                                 </text:p>
            <text:p>                             </text:p>
            <text:p/>
            <text:p>         </text:p>
            <text:p>                             </text:p>
            <text:p>                                         </text:p>
            <text:p>                                             </text:p>
            <text:p>                                                 </text:p>
            <text:p>                                                 (61) 99919 </text:p>
            <text:p>                                             </text:p>
            <text:p>                                         </text:p>
            <text:p>                             </text:p>
            <text:p>                             - 7033</text:p>
          </table:table-cell>
          <table:table-cell office:value-type="string" calcext:value-type="string">
            <text:p>1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reformada , piso porcelanato. </text:p>
          </table:table-cell>
          <table:table-cell office:value-type="string" calcext:value-type="string">
            <text:p>Casa com 3 quartos , toda na laje, piso porcelanato. </text:p>
          </table:table-cell>
          <table:table-cell office:value-type="string" calcext:value-type="string">
            <text:p>https://www.dfimoveis.com.br/imovel/casa-3-quartos-venda-ceilandia-norte-ceilandia-df-qno-13-conjunto-i-1133651</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M 2 Conjunto D</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ão encontrado</text:p>
          </table:table-cell>
          <table:table-cell office:value-type="string" calcext:value-type="string">
            <text:p>190,00 m²</text:p>
          </table:table-cell>
          <table:table-cell office:value-type="string" calcext:value-type="string">
            <text:p>250,00 m²</text:p>
          </table:table-cell>
          <table:table-cell office:value-type="float" office:value="599" calcext:value-type="float">
            <text:p>599</text:p>
          </table:table-cell>
          <table:table-cell/>
          <table:table-cell office:value-type="float" office:value="-15.8176186" calcext:value-type="float">
            <text:p>-15.8176186</text:p>
          </table:table-cell>
          <table:table-cell office:value-type="float" office:value="-48.1073009" calcext:value-type="float">
            <text:p>-48.1073009</text:p>
          </table:table-cell>
          <table:table-cell office:value-type="string" calcext:value-type="string">
            <text:p>RE/MAX Satélite</text:p>
          </table:table-cell>
          <table:table-cell office:value-type="float" office:value="30598" calcext:value-type="float">
            <text:p>30598</text:p>
          </table:table-cell>
          <table:table-cell office:value-type="float" office:value="5561994507225" calcext:value-type="float">
            <text:p>5561994507225</text:p>
          </table:table-cell>
          <table:table-cell office:value-type="string" calcext:value-type="string">
            <text:p>(61) 3375 </text:p>
            <text:p>                             </text:p>
            <text:p>                             - 3131 </text:p>
            <text:p>                                 </text:p>
            <text:p>                                       </text:p>
            <text:p>                                 </text:p>
            <text:p>                             </text:p>
            <text:p/>
            <text:p>         </text:p>
            <text:p>                             </text:p>
            <text:p>                                     </text:p>
            <text:p>                                     (61) 3375 </text:p>
            <text:p>                             </text:p>
            <text:p>                             - 3131 </text:p>
            <text:p>                                 </text:p>
            <text:p>                                       </text:p>
            <text:p>                                 </text:p>
            <text:p>                             </text:p>
            <text:p/>
            <text:p>         </text:p>
            <text:p>                             </text:p>
            <text:p>                                     </text:p>
            <text:p>                                     (61) 3375 </text:p>
            <text:p>                             </text:p>
            <text:p>                             - 3131 </text:p>
            <text:p>                                 </text:p>
            <text:p>                                       </text:p>
            <text:p>                                 </text:p>
            <text:p>                             </text:p>
            <text:p/>
            <text:p>         </text:p>
            <text:p>                             </text:p>
            <text:p>                                     </text:p>
            <text:p>                                     (61) 3375 </text:p>
            <text:p>                             </text:p>
            <text:p>                             - 3131</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Espaçosa Casa Familiar com Casa de Fundos Independente na QNM 2</text:p>
          </table:table-cell>
          <table:table-cell office:value-type="string" calcext:value-type="string">
            <text:p>Casa espaçosa oferece o ambiente perfeito para uma vida confortável e conveniente. Com uma distribuição inteligente de espaço, esta propriedade inclui:</text:p>
            <text:p/>
            <text:p>3 Quartos, incluindo 1 Suíte: Quartos amplos e arejados proporcionam privacidade e conforto para todos os membros da família.</text:p>
            <text:p/>
            <text:p>Sala Aconchegante: Uma sala de estar espaçosa e convidativa, perfeita para momentos de convívio em família ou para receber amigos.</text:p>
            <text:p/>
            <text:p>Cozinha Funcional: Equipada com armários planejados e espaço para refeições, esta cozinha é o coração da casa.</text:p>
            <text:p/>
            <text:p>Banheiro Social: Um banheiro adicional para atender às necessidades da família e dos convidados.</text:p>
            <text:p/>
            <text:p>Área de Serviço: Espaço dedicado para lavanderia e armazenamento, mantendo a casa organizada.</text:p>
            <text:p/>
            <text:p>Garagem para 4 Carros: Amplo espaço para estacionamento, garantindo conveniência e segurança.</text:p>
            <text:p/>
            <text:p>Casa de Fundos Independente: Com 2 quartos, sala, cozinha e banheiro, esta casa oferece a opção de moradia independente para familiares, hóspedes ou como fonte de renda extra.       </text:p>
            <text:p/>
            <text:p>Localização Conveniente:</text:p>
            <text:p/>
            <text:p>Comércio Local: A propriedade está a poucos minutos a pé de um centro comercial que inclui  farmácias e padarias, tornando suas compras diárias rápidas e acessíveis.</text:p>
            <text:p/>
            <text:p>Próxima a Restaurantes: Aproveite a proximidade de uma variedade de restaurantes, permitindo que você desfrute de refeições fora com facilidade.</text:p>
            <text:p/>
            <text:p>Ponto de Ônibus nas Imediações: Um ponto de ônibus próximo garante acesso fácil ao transporte público, facilitando a mobilidade e o deslocamento pela cidade.</text:p>
            <text:p/>
            <text:p>Escolas nas Proximidades: A localização oferece acesso rápido a instituições de ensino, ideal para famílias com crianças.</text:p>
            <text:p/>
            <text:p>Não perca a oportunidade de viver em uma casa que atenda a todas as necessidades da sua família, com a flexibilidade de uma casa de fundos independente. Entre em contato para mais informações e agende uma visita hoje mesmo!</text:p>
          </table:table-cell>
          <table:table-cell office:value-type="string" calcext:value-type="string">
            <text:p>https://www.dfimoveis.com.br/imovel/casa-3-quartos-venda-ceilandia-norte-ceilandia-df-qnm-2-conjunto-d-979579</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EQNM 4/6 Bloco C</text:p>
          </table:table-cell>
          <table:table-cell table:number-columns-repeated="3" office:value-type="float" office:value="4" calcext:value-type="float">
            <text:p>4</text:p>
          </table:table-cell>
          <table:table-cell office:value-type="string" calcext:value-type="string">
            <text:p>Não encontrado</text:p>
          </table:table-cell>
          <table:table-cell office:value-type="string" calcext:value-type="string">
            <text:p>300,00 m²</text:p>
          </table:table-cell>
          <table:table-cell office:value-type="string" calcext:value-type="string">
            <text:p>Não encontrado</text:p>
          </table:table-cell>
          <table:table-cell office:value-type="string" calcext:value-type="string">
            <text:p>1.279.000</text:p>
          </table:table-cell>
          <table:table-cell office:value-type="string" calcext:value-type="string">
            <text:p>Piscina, Varanda, Cozinha Espaçosa</text:p>
          </table:table-cell>
          <table:table-cell office:value-type="float" office:value="-15.8112528" calcext:value-type="float">
            <text:p>-15.8112528</text:p>
          </table:table-cell>
          <table:table-cell office:value-type="float" office:value="-48.1122534" calcext:value-type="float">
            <text:p>-48.1122534</text:p>
          </table:table-cell>
          <table:table-cell office:value-type="string" calcext:value-type="string">
            <text:p>Oseias Sousa</text:p>
          </table:table-cell>
          <table:table-cell office:value-type="float" office:value="24970" calcext:value-type="float">
            <text:p>24970</text:p>
          </table:table-cell>
          <table:table-cell office:value-type="float" office:value="5561981097533" calcext:value-type="float">
            <text:p>5561981097533</text:p>
          </table:table-cell>
          <table:table-cell office:value-type="string" calcext:value-type="string">
            <text:p>(61) 98109 </text:p>
            <text:p>                                             </text:p>
            <text:p>                                         </text:p>
            <text:p>                             </text:p>
            <text:p>                             - 7533 </text:p>
            <text:p>                                 </text:p>
            <text:p>                                       </text:p>
            <text:p>                                 </text:p>
            <text:p>                             </text:p>
            <text:p/>
            <text:p>         </text:p>
            <text:p>                             </text:p>
            <text:p>                                         </text:p>
            <text:p>                                             </text:p>
            <text:p>                                                 </text:p>
            <text:p>                                                 (61) 98109 </text:p>
            <text:p>                                             </text:p>
            <text:p>                                         </text:p>
            <text:p>                             </text:p>
            <text:p>                             - 7533 </text:p>
            <text:p>                                 </text:p>
            <text:p>                                       </text:p>
            <text:p>                                 </text:p>
            <text:p>                             </text:p>
            <text:p/>
            <text:p>         </text:p>
            <text:p>                             </text:p>
            <text:p>                                         </text:p>
            <text:p>                                             </text:p>
            <text:p>                                                 </text:p>
            <text:p>                                                 (61) 98109 </text:p>
            <text:p>                                             </text:p>
            <text:p>                                         </text:p>
            <text:p>                             </text:p>
            <text:p>                             - 7533 </text:p>
            <text:p>                                 </text:p>
            <text:p>                                       </text:p>
            <text:p>                                 </text:p>
            <text:p>                             </text:p>
            <text:p/>
            <text:p>         </text:p>
            <text:p>                             </text:p>
            <text:p>                                         </text:p>
            <text:p>                                             </text:p>
            <text:p>                                                 </text:p>
            <text:p>                                                 (61) 98109 </text:p>
            <text:p>                                             </text:p>
            <text:p>                                         </text:p>
            <text:p>                             </text:p>
            <text:p>                             - 7533</text:p>
          </table:table-cell>
          <table:table-cell office:value-type="string" calcext:value-type="string">
            <text:p>71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Alta Padrão - Casa de 04 quartos com Lazer  - Lote 390m²</text:p>
            <text:p/>
            <text:p>Quem ver se apaixona!!!</text:p>
            <text:p>Casa de 04 quartos todos suítes sendo 01 deles com closet, sala de jantar, sala de estar, cozinha ampla, dispensa, área de serviço, DCE completa, escritório, banheiro social, lote de 390m² e 300m² de área construída, laje, placas solares, muro alto com cerca elétrica e cerca serpentina, câmeras de segurança, portão eletrônico, interfone com câmera e vaga de garagem para 04 carros.</text:p>
            <text:p/>
            <text:p>Área de Lazer: Piscina aquecida, área de churrasqueira (elétrica), SPA 06 pessoas e lavabo.</text:p>
            <text:p/>
            <text:p>*A área do imóvel anunciado é uma estimativa e deverá ser confirmada junto à certidão de ônus do imóvel ou cessão de direitos.</text:p>
            <text:p/>
            <text:p>** Aceita Financiamento e FGTS. Temos correspondente bancário para viabilizar e direcionar o processo com as melhores taxas de financiamento, pelo banco do seu relacionamento ou qualquer outro banco da sua escolha.</text:p>
            <text:p/>
            <text:p>Excelente Localização: Quadra QNL 10,  Brasília - DF. Próximo do comercio local, escolas, restaurantes, mercados, farmácias, atacadões, vias de acesso e muito mais</text:p>
            <text:p/>
            <text:p>Agende sua visita e faça um ótimo negócio!</text:p>
            <text:p/>
            <text:p>Oséias Sousa - CRECI-DF 24970</text:p>
            <text:p>INSTAGRAM: @sousaimoveis.df</text:p>
            <text:p/>
            <text:p>Buscar-me-eis, e me achareis, quando me buscardes de todo o vosso coração. Jr. 29 ¹³.</text:p>
            <text:p/>
            <text:p>VEJA TAMBÉM: Aluguel, Altos, Reserva, Borges Landeiro, Top Life, QNL, QNJ, CNB, Comercial, 1 quarto, 2 quartos, 3 quartos, cobertura, duplex, Ágio, lojas, Casa, Samambaia, Ceilândia, Taguatinga, Águas Claras, Guará, Cruzeiro, Plano Piloto, Noroeste, Salas Comerciais, Riacho Fundo, Valparaiso, Águas Lindas, Vicente Pires, Gama, Recanto das Emas, Lucio Costa, Areal, Asa Norte, Asa Sul, Planaltina, Sobradinho, Gama, São Sebastião, Candangolândia, Brazlândia, Centro, Norte e Sul.And.</text:p>
          </table:table-cell>
          <table:table-cell office:value-type="string" calcext:value-type="string">
            <text:p>https://www.dfimoveis.com.br/imovel/casa-4-quartos-venda-ceilandia-norte-ceilandia-df-eqnm-4-6-bloco-c-1098669</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20</text:p>
          </table:table-cell>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Não encontrado</text:p>
          </table:table-cell>
          <table:table-cell table:number-columns-repeated="2" office:value-type="string" calcext:value-type="string">
            <text:p>200,00 m²</text:p>
          </table:table-cell>
          <table:table-cell office:value-type="float" office:value="499.999" calcext:value-type="float">
            <text:p>499.999</text:p>
          </table:table-cell>
          <table:table-cell office:value-type="string" calcext:value-type="string">
            <text:p>Varanda</text:p>
          </table:table-cell>
          <table:table-cell office:value-type="float" office:value="-15.8119326" calcext:value-type="float">
            <text:p>-15.8119326</text:p>
          </table:table-cell>
          <table:table-cell office:value-type="float" office:value="-48.1026647" calcext:value-type="float">
            <text:p>-48.1026647</text:p>
          </table:table-cell>
          <table:table-cell office:value-type="string" calcext:value-type="string">
            <text:p>Meu Imóvel</text:p>
          </table:table-cell>
          <table:table-cell office:value-type="float" office:value="25698" calcext:value-type="float">
            <text:p>25698</text:p>
          </table:table-cell>
          <table:table-cell office:value-type="float" office:value="5561995624472" calcext:value-type="float">
            <text:p>5561995624472</text:p>
          </table:table-cell>
          <table:table-cell office:value-type="string" calcext:value-type="string">
            <text:p>(61) 99562 </text:p>
            <text:p>                                             </text:p>
            <text:p>                                         </text:p>
            <text:p>                             </text:p>
            <text:p>                             - 4472 </text:p>
            <text:p>                                 </text:p>
            <text:p>                                       </text:p>
            <text:p>                                 </text:p>
            <text:p>                             </text:p>
            <text:p/>
            <text:p>         </text:p>
            <text:p>                             </text:p>
            <text:p>                                         </text:p>
            <text:p>                                             </text:p>
            <text:p>                                                 </text:p>
            <text:p>                                                 (61) 99562 </text:p>
            <text:p>                                             </text:p>
            <text:p>                                         </text:p>
            <text:p>                             </text:p>
            <text:p>                             - 4472 </text:p>
            <text:p>                                 </text:p>
            <text:p>                                       </text:p>
            <text:p>                                 </text:p>
            <text:p>                             </text:p>
            <text:p/>
            <text:p>         </text:p>
            <text:p>                             </text:p>
            <text:p>                                         </text:p>
            <text:p>                                             </text:p>
            <text:p>                                                 </text:p>
            <text:p>                                                 (61) 99562 </text:p>
            <text:p>                                             </text:p>
            <text:p>                                         </text:p>
            <text:p>                             </text:p>
            <text:p>                             - 4472 </text:p>
            <text:p>                                 </text:p>
            <text:p>                                       </text:p>
            <text:p>                                 </text:p>
            <text:p>                             </text:p>
            <text:p/>
            <text:p>         </text:p>
            <text:p>                             </text:p>
            <text:p>                                         </text:p>
            <text:p>                                             </text:p>
            <text:p>                                                 </text:p>
            <text:p>                                                 (61) 99562 </text:p>
            <text:p>                                             </text:p>
            <text:p>                                         </text:p>
            <text:p>                             </text:p>
            <text:p>                             - 4472</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eilândia Norte QNM 20 Sobrado 5 Quartos 250m² Quintal Área de Serviço 4 Vagas</text:p>
          </table:table-cell>
          <table:table-cell office:value-type="string" calcext:value-type="string">
            <text:p>Sobrado</text:p>
            <text:p>Ceilândia Norte QNM 20 </text:p>
            <text:p/>
            <text:p>Charmoso sobrado de 5 quartos em Ceilândia Norte!</text:p>
            <text:p/>
            <text:p>Localizado no QNM 20, este imóvel possui um amplo lote de 250m², garantindo espaço de sobra para toda a família. Com uma garagem para até 4 carros, você nunca mais terá que se preocupar com onde estacionar.</text:p>
            <text:p/>
            <text:p>No térreo, você encontrará uma sala de dois ambientes, uma cozinha com copa arejada, um banheiro social e um quarto. Já na parte superior, há 4 quartos, uma ante sala e mais um banheiro social.</text:p>
            <text:p/>
            <text:p>Este sobrado é todo avarandado, com um quintal revestido em cerâmica, área de serviço coberta e banheiro de serviço. Além disso, conta com um corredor amplo e entrada independente, proporcionando mais privacidade.</text:p>
            <text:p/>
            <text:p>E tem mais! Há um depósito e um quintal perfeito para construir uma churrasqueira e até mesmo uma piscina, perfeito para os momentos de lazer em família.</text:p>
            <text:p/>
            <text:p>Oportunidade de R$ 530.000,00</text:p>
            <text:p>Por apenas R$ 500.000,00</text:p>
            <text:p/>
            <text:p>Você pode ter tudo isso e ainda tem a oportunidade de fazer uma troca por um imóvel de menor valor. Não perca essa chance de adquirir o imóvel dos seus sonhos! Agende uma visita hoje mesmo.</text:p>
            <text:p/>
            <text:p>Agende sua visita ,</text:p>
            <text:p>Meu Imovel Imobiliária CJ DF 25698 GO 42513</text:p>
            <text:p/>
            <text:p>Trabalhamos com compra, venda, revenda, administração (aluguel) e avaliação! </text:p>
            <text:p/>
            <text:p>Adquira agora sua carta de consórcio ( Somos operadores da Âncora, Canopus, Ademicon, Bancobras, Rodobens, Santander, Itaú, Adecon, Embracon, BB, Caixa e futuramente Porto Seguro)</text:p>
            <text:p>Cartas de imóveis, automóveis, motos, serviços com condições incríveis e contemplação rápida!!</text:p>
            <text:p>APROVAMOS FINANCIAMENTO BANCÁRIO SEM CUSTOS (Caixa, Itau, Santander , Bradesco, BRB, Inter)</text:p>
          </table:table-cell>
          <table:table-cell office:value-type="string" calcext:value-type="string">
            <text:p>https://www.dfimoveis.com.br/imovel/casa-4-quartos-venda-ceilandia-norte-ceilandia-df-qnm-20-1081284</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27 Conjunto F</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ascente</text:p>
          </table:table-cell>
          <table:table-cell office:value-type="string" calcext:value-type="string">
            <text:p>136,16 m²</text:p>
          </table:table-cell>
          <table:table-cell office:value-type="string" calcext:value-type="string">
            <text:p>Não encontrado</text:p>
          </table:table-cell>
          <table:table-cell office:value-type="float" office:value="190" calcext:value-type="float">
            <text:p>190</text:p>
          </table:table-cell>
          <table:table-cell office:value-type="string" calcext:value-type="string">
            <text:p>Aceita Pets, Área de Serviço, Cozinha Espaçosa</text:p>
          </table:table-cell>
          <table:table-cell office:value-type="float" office:value="-15.8451146" calcext:value-type="float">
            <text:p>-15.8451146</text:p>
          </table:table-cell>
          <table:table-cell office:value-type="float" office:value="-48.1241807" calcext:value-type="float">
            <text:p>-48.1241807</text:p>
          </table:table-cell>
          <table:table-cell office:value-type="string" calcext:value-type="string">
            <text:p>Cristiane Viana Consultora Imobiliária</text:p>
          </table:table-cell>
          <table:table-cell office:value-type="float" office:value="26154" calcext:value-type="float">
            <text:p>26154</text:p>
          </table:table-cell>
          <table:table-cell office:value-type="float" office:value="5561984162452" calcext:value-type="float">
            <text:p>5561984162452</text:p>
          </table:table-cell>
          <table:table-cell office:value-type="string" calcext:value-type="string">
            <text:p>(61) 98416 </text:p>
            <text:p>                                             </text:p>
            <text:p>                                         </text:p>
            <text:p>                             </text:p>
            <text:p>                             - 2452 </text:p>
            <text:p>                                 </text:p>
            <text:p>                                       </text:p>
            <text:p>                                 </text:p>
            <text:p>                             </text:p>
            <text:p/>
            <text:p>         </text:p>
            <text:p>                             </text:p>
            <text:p>                                         </text:p>
            <text:p>                                             </text:p>
            <text:p>                                                 </text:p>
            <text:p>                                                 (61) 98416 </text:p>
            <text:p>                                             </text:p>
            <text:p>                                         </text:p>
            <text:p>                             </text:p>
            <text:p>                             - 2452 </text:p>
            <text:p>                                 </text:p>
            <text:p>                                       </text:p>
            <text:p>                                 </text:p>
            <text:p>                             </text:p>
            <text:p/>
            <text:p>         </text:p>
            <text:p>                             </text:p>
            <text:p>                                         </text:p>
            <text:p>                                             </text:p>
            <text:p>                                                 </text:p>
            <text:p>                                                 (61) 98416 </text:p>
            <text:p>                                             </text:p>
            <text:p>                                         </text:p>
            <text:p>                             </text:p>
            <text:p>                             - 2452 </text:p>
            <text:p>                                 </text:p>
            <text:p>                                       </text:p>
            <text:p>                                 </text:p>
            <text:p>                             </text:p>
            <text:p/>
            <text:p>         </text:p>
            <text:p>                             </text:p>
            <text:p>                                         </text:p>
            <text:p>                                             </text:p>
            <text:p>                                                 </text:p>
            <text:p>                                                 (61) 98416 </text:p>
            <text:p>                                             </text:p>
            <text:p>                                         </text:p>
            <text:p>                             </text:p>
            <text:p>                             - 2452</text:p>
          </table:table-cell>
          <table:table-cell office:value-type="string" calcext:value-type="string">
            <text:p>185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Excelente Oportunidade Escriturada</text:p>
          </table:table-cell>
          <table:table-cell office:value-type="string" calcext:value-type="string">
            <text:p>Cristiane Viana Vende</text:p>
            <text:p/>
            <text:p>QNP 27     I     Ceilândia Norte</text:p>
            <text:p/>
            <text:p>Excelente lote composto por:</text:p>
            <text:p/>
            <text:p>- 04 quartos</text:p>
            <text:p>- Banheiro Social</text:p>
            <text:p>- Sala ampla</text:p>
            <text:p>- Cozinha ampla</text:p>
            <text:p>- Area de serviço independente</text:p>
            <text:p/>
            <text:p>- Consta mais 01 quarto com banheiro construído nos fundos</text:p>
            <text:p/>
            <text:p>- Garagem para 02 carros</text:p>
            <text:p/>
            <text:p>- Imóvel escriturado</text:p>
            <text:p/>
            <text:p>NÃO ACEITA FINANCIAMENTO, NÃO ACEITA TROCA</text:p>
            <text:p/>
            <text:p>Cristiane Viana</text:p>
            <text:p>Creci 26154</text:p>
            <text:p/>
          </table:table-cell>
          <table:table-cell office:value-type="string" calcext:value-type="string">
            <text:p>https://www.dfimoveis.com.br/imovel/casa-4-quartos-venda-ceilandia-norte-ceilandia-df-qnp-27-conjunto-f-1043025</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19 Conjunto H</text:p>
          </table:table-cell>
          <table:table-cell office:value-type="float" office:value="4" calcext:value-type="float">
            <text:p>4</text:p>
          </table:table-cell>
          <table:table-cell table:number-columns-repeated="2" office:value-type="float" office:value="2" calcext:value-type="float">
            <text:p>2</text:p>
          </table:table-cell>
          <table:table-cell office:value-type="string" calcext:value-type="string">
            <text:p>Nascente</text:p>
          </table:table-cell>
          <table:table-cell table:number-columns-repeated="2" office:value-type="string" calcext:value-type="string">
            <text:p>300,00 m²</text:p>
          </table:table-cell>
          <table:table-cell office:value-type="float" office:value="360" calcext:value-type="float">
            <text:p>360</text:p>
          </table:table-cell>
          <table:table-cell/>
          <table:table-cell office:value-type="float" office:value="-15.8174384" calcext:value-type="float">
            <text:p>-15.8174384</text:p>
          </table:table-cell>
          <table:table-cell office:value-type="float" office:value="-48.1195937" calcext:value-type="float">
            <text:p>-48.1195937</text:p>
          </table:table-cell>
          <table:table-cell office:value-type="string" calcext:value-type="string">
            <text:p>Multiplic Imóveis</text:p>
          </table:table-cell>
          <table:table-cell office:value-type="float" office:value="20111" calcext:value-type="float">
            <text:p>20111</text:p>
          </table:table-cell>
          <table:table-cell office:value-type="float" office:value="5561984219241" calcext:value-type="float">
            <text:p>5561984219241</text:p>
          </table:table-cell>
          <table:table-cell office:value-type="string" calcext:value-type="string">
            <text:p>(61) 98421 </text:p>
            <text:p>                                             </text:p>
            <text:p>                                         </text:p>
            <text:p>                             </text:p>
            <text:p>                             - 9241 </text:p>
            <text:p>                                 </text:p>
            <text:p>                                       </text:p>
            <text:p>                                 </text:p>
            <text:p>                             </text:p>
            <text:p/>
            <text:p>         </text:p>
            <text:p>                             </text:p>
            <text:p>                                         </text:p>
            <text:p>                                             </text:p>
            <text:p>                                                 </text:p>
            <text:p>                                                 (61) 98421 </text:p>
            <text:p>                                             </text:p>
            <text:p>                                         </text:p>
            <text:p>                             </text:p>
            <text:p>                             - 9241 </text:p>
            <text:p>                                 </text:p>
            <text:p>                                       </text:p>
            <text:p>                                 </text:p>
            <text:p>                             </text:p>
            <text:p/>
            <text:p>         </text:p>
            <text:p>                             </text:p>
            <text:p>                                         </text:p>
            <text:p>                                             </text:p>
            <text:p>                                                 </text:p>
            <text:p>                                                 (61) 98421 </text:p>
            <text:p>                                             </text:p>
            <text:p>                                         </text:p>
            <text:p>                             </text:p>
            <text:p>                             - 9241 </text:p>
            <text:p>                                 </text:p>
            <text:p>                                       </text:p>
            <text:p>                                 </text:p>
            <text:p>                             </text:p>
            <text:p/>
            <text:p>         </text:p>
            <text:p>                             </text:p>
            <text:p>                                         </text:p>
            <text:p>                                             </text:p>
            <text:p>                                                 </text:p>
            <text:p>                                                 (61) 98421 </text:p>
            <text:p>                                             </text:p>
            <text:p>                                         </text:p>
            <text:p>                             </text:p>
            <text:p>                             - 9241</text:p>
          </table:table-cell>
          <table:table-cell office:value-type="string" calcext:value-type="string">
            <text:p>201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MULTIPLIC IMÓVEIS VENDE excelentte casa na QNN 5, são 04 quatro quartos sendo 2 suítes, sala, cozinha, ventilação natural, varanda e uma edicua nos fundo.</text:p>
            <text:p>lote de 350m² - O imóvel encontra-se desocupado.</text:p>
            <text:p>escriturado.</text:p>
            <text:p>Mais informações com Joana Darc </text:p>
          </table:table-cell>
          <table:table-cell office:value-type="string" calcext:value-type="string">
            <text:p>https://www.dfimoveis.com.br/imovel/casa-4-quartos-venda-ceilandia-norte-ceilandia-df-qnn-19-conjunto-h-1031137</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5 Conjunto J</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Não encontrado</text:p>
          </table:table-cell>
          <table:table-cell table:number-columns-repeated="2" office:value-type="string" calcext:value-type="string">
            <text:p>144,00 m²</text:p>
          </table:table-cell>
          <table:table-cell office:value-type="float" office:value="239" calcext:value-type="float">
            <text:p>239</text:p>
          </table:table-cell>
          <table:table-cell/>
          <table:table-cell office:value-type="float" office:value="-15.7914959" calcext:value-type="float">
            <text:p>-15.7914959</text:p>
          </table:table-cell>
          <table:table-cell office:value-type="float" office:value="-48.1247934" calcext:value-type="float">
            <text:p>-48.1247934</text:p>
          </table:table-cell>
          <table:table-cell office:value-type="string" calcext:value-type="string">
            <text:p>Edileide Silva</text:p>
          </table:table-cell>
          <table:table-cell office:value-type="float" office:value="25325" calcext:value-type="float">
            <text:p>25325</text:p>
          </table:table-cell>
          <table:table-cell office:value-type="float" office:value="5561982497223" calcext:value-type="float">
            <text:p>5561982497223</text:p>
          </table:table-cell>
          <table:table-cell office:value-type="string" calcext:value-type="string">
            <text:p>(61) 98249 </text:p>
            <text:p>                                             </text:p>
            <text:p>                                         </text:p>
            <text:p>                             </text:p>
            <text:p>                             - 7223 </text:p>
            <text:p>                                 </text:p>
            <text:p>                                       </text:p>
            <text:p>                                 </text:p>
            <text:p>                             </text:p>
            <text:p/>
            <text:p>         </text:p>
            <text:p>                             </text:p>
            <text:p>                                         </text:p>
            <text:p>                                             </text:p>
            <text:p>                                                 </text:p>
            <text:p>                                                 (61) 98249 </text:p>
            <text:p>                                             </text:p>
            <text:p>                                         </text:p>
            <text:p>                             </text:p>
            <text:p>                             - 7223 </text:p>
            <text:p>                                 </text:p>
            <text:p>                                       </text:p>
            <text:p>                                 </text:p>
            <text:p>                             </text:p>
            <text:p/>
            <text:p>         </text:p>
            <text:p>                             </text:p>
            <text:p>                                         </text:p>
            <text:p>                                             </text:p>
            <text:p>                                                 </text:p>
            <text:p>                                                 (61) 98249 </text:p>
            <text:p>                                             </text:p>
            <text:p>                                         </text:p>
            <text:p>                             </text:p>
            <text:p>                             - 7223 </text:p>
            <text:p>                                 </text:p>
            <text:p>                                       </text:p>
            <text:p>                                 </text:p>
            <text:p>                             </text:p>
            <text:p/>
            <text:p>         </text:p>
            <text:p>                             </text:p>
            <text:p>                                         </text:p>
            <text:p>                                             </text:p>
            <text:p>                                                 </text:p>
            <text:p>                                                 (61) 98249 </text:p>
            <text:p>                                             </text:p>
            <text:p>                                         </text:p>
            <text:p>                             </text:p>
            <text:p>                             - 7223</text:p>
          </table:table-cell>
          <table:table-cell office:value-type="string" calcext:value-type="string">
            <text:p>50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Ágio de casa 3 quartos a venda em Ceilândia </text:p>
          </table:table-cell>
          <table:table-cell office:value-type="string" calcext:value-type="string">
            <text:p>ÁGIO DE CASA em QNO 05 Ceilândia </text:p>
            <text:p>    R$ 280.000,00 AGIO</text:p>
            <text:p>    R$ 256.000,00 SALDO </text:p>
            <text:p>   R$ 2.570,00 PRESTAÇÃO SAC</text:p>
            <text:p/>
            <text:p>Para mais informações: ,</text:p>
            <text:p/>
            <text:p> - Casa 3 quartos</text:p>
            <text:p> - Na laje </text:p>
            <text:p> - Porta em madeira</text:p>
            <text:p> - Área fundos </text:p>
            <text:p>- Garagem para 4 carros</text:p>
            <text:p>- 48 meses para tranferir ou quitar </text:p>
            <text:p>   </text:p>
            <text:p>Mude de imediato!! </text:p>
          </table:table-cell>
          <table:table-cell office:value-type="string" calcext:value-type="string">
            <text:p>https://www.dfimoveis.com.br/imovel/casa-3-quartos-venda-ceilandia-norte-ceilandia-df-qno-5-conjunto-j-1108120</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13 Conjunto N</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oente</text:p>
          </table:table-cell>
          <table:table-cell office:value-type="string" calcext:value-type="string">
            <text:p>126,00 m²</text:p>
          </table:table-cell>
          <table:table-cell office:value-type="string" calcext:value-type="string">
            <text:p>135,00 m²</text:p>
          </table:table-cell>
          <table:table-cell office:value-type="float" office:value="250" calcext:value-type="float">
            <text:p>250</text:p>
          </table:table-cell>
          <table:table-cell office:value-type="string" calcext:value-type="string">
            <text:p>Aceita Pets, Área de Serviço Coberta </text:p>
          </table:table-cell>
          <table:table-cell office:value-type="float" office:value="-15.8112486" calcext:value-type="float">
            <text:p>-15.8112486</text:p>
          </table:table-cell>
          <table:table-cell office:value-type="float" office:value="-48.1295247" calcext:value-type="float">
            <text:p>-48.1295247</text:p>
          </table:table-cell>
          <table:table-cell office:value-type="string" calcext:value-type="string">
            <text:p>Lucena imóveis DF</text:p>
          </table:table-cell>
          <table:table-cell office:value-type="float" office:value="19635" calcext:value-type="float">
            <text:p>19635</text:p>
          </table:table-cell>
          <table:table-cell office:value-type="float" office:value="5561982094118" calcext:value-type="float">
            <text:p>5561982094118</text:p>
          </table:table-cell>
          <table:table-cell office:value-type="string" calcext:value-type="string">
            <text:p>(61) 98209 </text:p>
            <text:p>                                             </text:p>
            <text:p>                                         </text:p>
            <text:p>                             </text:p>
            <text:p>                             - 4118 </text:p>
            <text:p>                                 </text:p>
            <text:p>                                       </text:p>
            <text:p>                                 </text:p>
            <text:p>                             </text:p>
            <text:p/>
            <text:p>         </text:p>
            <text:p>                             </text:p>
            <text:p>                                         </text:p>
            <text:p>                                             </text:p>
            <text:p>                                                 </text:p>
            <text:p>                                                 (61) 98209 </text:p>
            <text:p>                                             </text:p>
            <text:p>                                         </text:p>
            <text:p>                             </text:p>
            <text:p>                             - 4118 </text:p>
            <text:p>                                 </text:p>
            <text:p>                                       </text:p>
            <text:p>                                 </text:p>
            <text:p>                             </text:p>
            <text:p/>
            <text:p>         </text:p>
            <text:p>                             </text:p>
            <text:p>                                         </text:p>
            <text:p>                                             </text:p>
            <text:p>                                                 </text:p>
            <text:p>                                                 (61) 98209 </text:p>
            <text:p>                                             </text:p>
            <text:p>                                         </text:p>
            <text:p>                             </text:p>
            <text:p>                             - 4118 </text:p>
            <text:p>                                 </text:p>
            <text:p>                                       </text:p>
            <text:p>                                 </text:p>
            <text:p>                             </text:p>
            <text:p/>
            <text:p>         </text:p>
            <text:p>                             </text:p>
            <text:p>                                         </text:p>
            <text:p>                                             </text:p>
            <text:p>                                                 </text:p>
            <text:p>                                                 (61) 98209 </text:p>
            <text:p>                                             </text:p>
            <text:p>                                         </text:p>
            <text:p>                             </text:p>
            <text:p>                             - 4118</text:p>
          </table:table-cell>
          <table:table-cell office:value-type="string" calcext:value-type="string">
            <text:p>189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Excelente oportunidade de investimento! </text:p>
          </table:table-cell>
          <table:table-cell office:value-type="string" calcext:value-type="string">
            <text:p>Oportunidade na QNP 13, Ceilândia: Casa com Duas Moradias Independentes</text:p>
            <text:p/>
            <text:p>Descrição do Imóvel:</text:p>
            <text:p>Casa Principal:</text:p>
            <text:p>- Sala</text:p>
            <text:p>- Cozinha</text:p>
            <text:p>- Banheiro</text:p>
            <text:p>- 3 Quartos</text:p>
            <text:p>- Área de Serviço Coberta</text:p>
            <text:p> </text:p>
            <text:p>Casa dos Fundos:</text:p>
            <text:p>- Sala</text:p>
            <text:p>- Cozinha</text:p>
            <text:p>- 1 Quarto</text:p>
            <text:p>- Banheiro</text:p>
            <text:p>- Área de Serviço Coberta</text:p>
            <text:p/>
            <text:p>Ambas as moradias são totalmente independentes</text:p>
            <text:p>2 Vagas na Garagem</text:p>
            <text:p/>
            <text:p>Localização Privilegiada:</text:p>
            <text:p>Próximo a escolas: CEM 12 e EC 35 de Ceilândia</text:p>
            <text:p>Na rua do Atacadão do Sorvete Gelattos</text:p>
            <text:p>Próximo à Igreja São Marcos e São Lucas</text:p>
            <text:p/>
            <text:p>Detalhes Adicionais:</text:p>
            <text:p>* Imóvel quitado e escriturado</text:p>
            <text:p>* Não aceita carro como forma de pagamento</text:p>
            <text:p>* Aceita financiamento</text:p>
            <text:p/>
            <text:p>Valor: R$ 250.000,00</text:p>
            <text:p>Não perca essa oportunidade!</text:p>
            <text:p/>
            <text:p>Contato:</text:p>
            <text:p>Gláucia Lucena</text:p>
            <text:p>Whatsapp/Telefone: ,</text:p>
            <text:p>CRECI/DF: 19.635</text:p>
          </table:table-cell>
          <table:table-cell office:value-type="string" calcext:value-type="string">
            <text:p>https://www.dfimoveis.com.br/imovel/casa-3-quartos-venda-ceilandia-norte-ceilandia-df-qnp-13-conjunto-n-972790</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26 Conjunto E</text:p>
          </table:table-cell>
          <table:table-cell office:value-type="float" office:value="6" calcext:value-type="float">
            <text:p>6</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Não encontrado</text:p>
          </table:table-cell>
          <table:table-cell office:value-type="string" calcext:value-type="string">
            <text:p>358,00 m²</text:p>
          </table:table-cell>
          <table:table-cell office:value-type="string" calcext:value-type="string">
            <text:p>250,00 m²</text:p>
          </table:table-cell>
          <table:table-cell office:value-type="float" office:value="685" calcext:value-type="float">
            <text:p>685</text:p>
          </table:table-cell>
          <table:table-cell office:value-type="string" calcext:value-type="string">
            <text:p>Ar Condicionado, Portão Eletrônico</text:p>
          </table:table-cell>
          <table:table-cell office:value-type="float" office:value="-15.797467" calcext:value-type="float">
            <text:p>-15.797467</text:p>
          </table:table-cell>
          <table:table-cell office:value-type="float" office:value="-48.1125696" calcext:value-type="float">
            <text:p>-48.1125696</text:p>
          </table:table-cell>
          <table:table-cell office:value-type="string" calcext:value-type="string">
            <text:p>Domos Empreendimentos</text:p>
          </table:table-cell>
          <table:table-cell office:value-type="float" office:value="16711" calcext:value-type="float">
            <text:p>16711</text:p>
          </table:table-cell>
          <table:table-cell office:value-type="float" office:value="5561998019298" calcext:value-type="float">
            <text:p>5561998019298</text:p>
          </table:table-cell>
          <table:table-cell office:value-type="string" calcext:value-type="string">
            <text:p>(61) 99801 </text:p>
            <text:p>                                             </text:p>
            <text:p>                                         </text:p>
            <text:p>                             </text:p>
            <text:p>                             - 9298 </text:p>
            <text:p>                                 </text:p>
            <text:p>                                       </text:p>
            <text:p>                                 </text:p>
            <text:p>                             </text:p>
            <text:p/>
            <text:p>         </text:p>
            <text:p>                             </text:p>
            <text:p>                                         </text:p>
            <text:p>                                             </text:p>
            <text:p>                                                 </text:p>
            <text:p>                                                 (61) 99801 </text:p>
            <text:p>                                             </text:p>
            <text:p>                                         </text:p>
            <text:p>                             </text:p>
            <text:p>                             - 9298 </text:p>
            <text:p>                                 </text:p>
            <text:p>                                       </text:p>
            <text:p>                                 </text:p>
            <text:p>                             </text:p>
            <text:p/>
            <text:p>         </text:p>
            <text:p>                             </text:p>
            <text:p>                                         </text:p>
            <text:p>                                             </text:p>
            <text:p>                                                 </text:p>
            <text:p>                                                 (61) 99801 </text:p>
            <text:p>                                             </text:p>
            <text:p>                                         </text:p>
            <text:p>                             </text:p>
            <text:p>                             - 9298 </text:p>
            <text:p>                                 </text:p>
            <text:p>                                       </text:p>
            <text:p>                                 </text:p>
            <text:p>                             </text:p>
            <text:p/>
            <text:p>         </text:p>
            <text:p>                             </text:p>
            <text:p>                                         </text:p>
            <text:p>                                             </text:p>
            <text:p>                                                 </text:p>
            <text:p>                                                 (61) 99801 </text:p>
            <text:p>                                             </text:p>
            <text:p>                                         </text:p>
            <text:p>                             </text:p>
            <text:p>                             - 9298</text:p>
          </table:table-cell>
          <table:table-cell office:value-type="string" calcext:value-type="string">
            <text:p>186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Alto padrão com 4 quartos Ceilândia Norte, 358,08 m² por R$ 685.000,00</text:p>
          </table:table-cell>
          <table:table-cell office:value-type="string" calcext:value-type="string">
            <text:p>Temos o prazer de apresentar este impressionante imóvel localizado em uma área privilegiada de Ceilândia. Com uma área útil construída de 358,08 m², este espaçoso lar oferece uma combinação perfeita de conforto e elegância.</text:p>
            <text:p/>
            <text:p/>
            <text:p/>
            <text:p/>
            <text:p>Ao adentrar este imóvel, você será recebido por uma ampla sala de estar, toda revestida em porcelanato, proporcionando uma sensação de sofisticação e modernidade. A cozinha, também revestida em porcelanato, conta com móveis planejados, garantindo praticidade e organização. Além disso, todos os ambientes deste imóvel foram cuidadosamente planejados, contando com móveis planejados que agregam funcionalidade e estilo....</text:p>
            <text:p/>
            <text:p>Com quatro quartos no total, este imóvel oferece uma suíte master luxuosa, proporcionando um refúgio de privacidade e conforto. Além disso, há uma segunda suíte comum, perfeita para acomodar hóspedes ou familiares. Para momentos de entretenimento e lazer, uma sala de TV com ar-condicionado oferece o ambiente ideal para relaxar e aproveitar seus programas favoritos.</text:p>
            <text:p/>
            <text:p>O imóvel conta ainda com quatro vagas cobertas, garantindo um estacionamento seguro e conveniente para você e sua família.</text:p>
            <text:p/>
            <text:p>E como se não bastasse tudo isso no primeiro andar o imóvel contém uma casa totalmente independente contendo 2 Quartos, toda no porcelanato, projeto luminotécnico e móveis planejados!</text:p>
            <text:p/>
            <text:p>Além de todos esses atributos internos, a localização é um dos principais destaques deste imóvel. Situado em uma área privilegiada de Ceilândia, você estará próximo a uma variedade de comércios, escolas e serviços, proporcionando comodidade e praticidade no seu dia a dia!!</text:p>
            <text:p/>
            <text:p>Não perca a oportunidade de adquirir este imóvel único, que une qualidade, conforto e uma localização estratégica. Agende uma visita hoje mesmo e venha conhecer pessoalmente essa incrível oportunidade de moradia.</text:p>
            <text:p/>
            <text:p>André Luiz</text:p>
            <text:p>,</text:p>
            <text:p>Creci-DF: 28038</text:p>
            <text:p/>
            <text:p>Valdir Souza</text:p>
            <text:p>,</text:p>
            <text:p>Creci-DF: 23142</text:p>
            <text:p/>
            <text:p/>
            <text:p>Allan Matias</text:p>
            <text:p>,</text:p>
            <text:p>Creci-DF: 12537</text:p>
            <text:p/>
            <text:p>DOMOS EMPREENDIMENTOS -  A</text:p>
            <text:p>Código do Anúncio: CA0284</text:p>
          </table:table-cell>
          <table:table-cell office:value-type="string" calcext:value-type="string">
            <text:p>https://www.dfimoveis.com.br/imovel/casa-4-quartos-venda-ceilandia-norte-ceilandia-df-qnm-26-conjunto-e-823372</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O 3 Conjunto K</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ão encontrado</text:p>
          </table:table-cell>
          <table:table-cell table:number-columns-repeated="2" office:value-type="string" calcext:value-type="string">
            <text:p>144,00 m²</text:p>
          </table:table-cell>
          <table:table-cell office:value-type="float" office:value="360" calcext:value-type="float">
            <text:p>360</text:p>
          </table:table-cell>
          <table:table-cell office:value-type="string" calcext:value-type="string">
            <text:p>Área de Serviço, Despensa </text:p>
          </table:table-cell>
          <table:table-cell office:value-type="float" office:value="-15.7942657" calcext:value-type="float">
            <text:p>-15.7942657</text:p>
          </table:table-cell>
          <table:table-cell office:value-type="float" office:value="-48.1231967" calcext:value-type="float">
            <text:p>-48.1231967</text:p>
          </table:table-cell>
          <table:table-cell office:value-type="string" calcext:value-type="string">
            <text:p>RE/MAX Satélite</text:p>
          </table:table-cell>
          <table:table-cell office:value-type="float" office:value="30598" calcext:value-type="float">
            <text:p>30598</text:p>
          </table:table-cell>
          <table:table-cell office:value-type="float" office:value="5561994507225" calcext:value-type="float">
            <text:p>5561994507225</text:p>
          </table:table-cell>
          <table:table-cell office:value-type="string" calcext:value-type="string">
            <text:p>(61) 3375 </text:p>
            <text:p>                             </text:p>
            <text:p>                             - 3131 </text:p>
            <text:p>                                 </text:p>
            <text:p>                                       </text:p>
            <text:p>                                 </text:p>
            <text:p>                             </text:p>
            <text:p/>
            <text:p>         </text:p>
            <text:p>                             </text:p>
            <text:p>                                     </text:p>
            <text:p>                                     (61) 3375 </text:p>
            <text:p>                             </text:p>
            <text:p>                             - 3131 </text:p>
            <text:p>                                 </text:p>
            <text:p>                                       </text:p>
            <text:p>                                 </text:p>
            <text:p>                             </text:p>
            <text:p/>
            <text:p>         </text:p>
            <text:p>                             </text:p>
            <text:p>                                     </text:p>
            <text:p>                                     (61) 3375 </text:p>
            <text:p>                             </text:p>
            <text:p>                             - 3131 </text:p>
            <text:p>                                 </text:p>
            <text:p>                                       </text:p>
            <text:p>                                 </text:p>
            <text:p>                             </text:p>
            <text:p/>
            <text:p>         </text:p>
            <text:p>                             </text:p>
            <text:p>                                     </text:p>
            <text:p>                                     (61) 3375 </text:p>
            <text:p>                             </text:p>
            <text:p>                             - 3131</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EXCELENTE IMÓVEL - QNO 03</text:p>
          </table:table-cell>
          <table:table-cell office:value-type="string" calcext:value-type="string">
            <text:p>Oportunidade imperdível para quem busca um imóvel amplo e bem localizado! Esta casa de 03 quartos, situada na QNO 3, no Setor O, oferece um ambiente acolhedor e confortável para você e sua família. Com um excelente espaço interno, a residência conta com diversos cômodos pensados para garantir o seu bem-estar e praticidade no dia a dia.</text:p>
            <text:p/>
            <text:p>Características do imóvel:</text:p>
            <text:p/>
            <text:p>03 Quartos, sendo um deles uma suíte, proporcionando mais privacidade e conforto para os moradores.</text:p>
            <text:p>Sala ampla, perfeita para receber a família e amigos com muito espaço.</text:p>
            <text:p>Cozinha grande, ideal para quem gosta de cozinhar e receber em casa, com um ambiente arejado e funcional.</text:p>
            <text:p>Banheiro social, com excelente acabamento e praticidade.</text:p>
            <text:p>Área de serviço coberta, com bastante espaço para lavanderia e organização do dia a dia.</text:p>
            <text:p>Depósito para armazenamento extra, ideal para guardar itens que não são usados diariamente.</text:p>
            <text:p>Garagem para 03 carros, proporcionando segurança e comodidade para sua família e visitas.</text:p>
            <text:p>A localização no Setor O oferece fácil acesso a importantes pontos da cidade, como escolas, supermercados, farmácias e áreas de lazer. A casa foi cuidadosamente planejada para atender às suas necessidades e proporcionar a melhor experiência de vida, com ambientes amplos e bem ventilados.</text:p>
            <text:p/>
            <text:p>Com ótimo acabamento e infraestrutura, este imóvel é ideal para quem busca conforto e qualidade de vida. Não perca essa chance de morar em um local privilegiado e com todo o espaço que você e sua família merecem!</text:p>
            <text:p/>
            <text:p>Valor: 380 MIL</text:p>
            <text:p/>
            <text:p>Agende sua visita e venha conhecer este imóvel incrível. Não deixe essa oportunidade passar! Estamos à disposição para mais informações e para agendar um horário.</text:p>
          </table:table-cell>
          <table:table-cell office:value-type="string" calcext:value-type="string">
            <text:p>https://www.dfimoveis.com.br/imovel/casa-3-quartos-venda-ceilandia-norte-ceilandia-df-qno-3-conjunto-k-1079037</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3 Conjunto N</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Nascente</text:p>
          </table:table-cell>
          <table:table-cell office:value-type="string" calcext:value-type="string">
            <text:p>120,00 m²</text:p>
          </table:table-cell>
          <table:table-cell office:value-type="string" calcext:value-type="string">
            <text:p>145,00 m²</text:p>
          </table:table-cell>
          <table:table-cell office:value-type="float" office:value="650" calcext:value-type="float">
            <text:p>650</text:p>
          </table:table-cell>
          <table:table-cell office:value-type="string" calcext:value-type="string">
            <text:p>Aceita Pets, Cozinha com Armários , Despensa , Varanda, Vista Livre, Cozinha Espaçosa</text:p>
          </table:table-cell>
          <table:table-cell office:value-type="float" office:value="-15.7915582" calcext:value-type="float">
            <text:p>-15.7915582</text:p>
          </table:table-cell>
          <table:table-cell office:value-type="float" office:value="-48.1282832" calcext:value-type="float">
            <text:p>-48.1282832</text:p>
          </table:table-cell>
          <table:table-cell office:value-type="string" calcext:value-type="string">
            <text:p>Vumm Broker</text:p>
          </table:table-cell>
          <table:table-cell office:value-type="float" office:value="22820" calcext:value-type="float">
            <text:p>22820</text:p>
          </table:table-cell>
          <table:table-cell office:value-type="float" office:value="5561996258245" calcext:value-type="float">
            <text:p>5561996258245</text:p>
          </table:table-cell>
          <table:table-cell office:value-type="string" calcext:value-type="string">
            <text:p>(61) 99625 </text:p>
            <text:p>                                             </text:p>
            <text:p>                                         </text:p>
            <text:p>                             </text:p>
            <text:p>                             - 8245 </text:p>
            <text:p>                                 </text:p>
            <text:p>                                       </text:p>
            <text:p>                                 </text:p>
            <text:p>                             </text:p>
            <text:p/>
            <text:p>         </text:p>
            <text:p>                             </text:p>
            <text:p>                                         </text:p>
            <text:p>                                             </text:p>
            <text:p>                                                 </text:p>
            <text:p>                                                 (61) 99625 </text:p>
            <text:p>                                             </text:p>
            <text:p>                                         </text:p>
            <text:p>                             </text:p>
            <text:p>                             - 8245 </text:p>
            <text:p>                                 </text:p>
            <text:p>                                       </text:p>
            <text:p>                                 </text:p>
            <text:p>                             </text:p>
            <text:p/>
            <text:p>         </text:p>
            <text:p>                             </text:p>
            <text:p>                                         </text:p>
            <text:p>                                             </text:p>
            <text:p>                                                 </text:p>
            <text:p>                                                 (61) 99625 </text:p>
            <text:p>                                             </text:p>
            <text:p>                                         </text:p>
            <text:p>                             </text:p>
            <text:p>                             - 8245 </text:p>
            <text:p>                                 </text:p>
            <text:p>                                       </text:p>
            <text:p>                                 </text:p>
            <text:p>                             </text:p>
            <text:p/>
            <text:p>         </text:p>
            <text:p>                             </text:p>
            <text:p>                                         </text:p>
            <text:p>                                             </text:p>
            <text:p>                                                 </text:p>
            <text:p>                                                 (61) 99625 </text:p>
            <text:p>                                             </text:p>
            <text:p>                                         </text:p>
            <text:p>                             </text:p>
            <text:p>                             - 8245</text:p>
          </table:table-cell>
          <table:table-cell office:value-type="string" calcext:value-type="string">
            <text:p>496 dias</text:p>
          </table:table-cell>
          <table:table-cell office:value-type="string" calcext:value-type="string">
            <text:p>Sim</text:p>
          </table:table-cell>
          <table:table-cell office:value-type="string" calcext:value-type="string">
            <text:p>Vazado</text:p>
          </table:table-cell>
          <table:table-cell office:value-type="string" calcext:value-type="string">
            <text:p>Não encontrado</text:p>
          </table:table-cell>
          <table:table-cell office:value-type="string" calcext:value-type="string">
            <text:p>27/03/2025</text:p>
          </table:table-cell>
          <table:table-cell office:value-type="string" calcext:value-type="string">
            <text:p>Não econtrado</text:p>
          </table:table-cell>
          <table:table-cell office:value-type="string" calcext:value-type="string">
            <text:p>2 Andares</text:p>
          </table:table-cell>
          <table:table-cell office:value-type="string" calcext:value-type="string">
            <text:p>LAJE PREPARADA PARA SUBIR MAIS ANDARES, PRÉDIO.</text:p>
          </table:table-cell>
          <table:table-cell office:value-type="string" calcext:value-type="string">
            <text:p>Casa quitada nascente, dois andares, com varanda grande, garagens para 4 carros. A Base da casa foi estruturada para prédio, <text:s/>ou seja, <text:s/>se desejar pode <text:s/>investir em mais andares. A casa é quase de esquina, muito próxima ao comércio. Fica apenas à 1,5 km da estação do metrô terminal Ceilândia , 20 minutos andando. Vários postos de gasolina, supermercados, atacadistas, Vila Olímpica e grandes escolas na redondeza. Vista agradável, pracinha próxima, comunidade e vizinhança tranquila e segura. Aceito propostas, ou permuta em apartamento com área menor. Negociação direta com proprietário. </text:p>
          </table:table-cell>
          <table:table-cell office:value-type="string" calcext:value-type="string">
            <text:p>https://www.dfimoveis.com.br/imovel/casa-4-quartos-venda-ceilandia-norte-ceilandia-df-qno-13-conjunto-n-869751</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6 Conjunto 53</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Não encontrado</text:p>
          </table:table-cell>
          <table:table-cell table:number-columns-repeated="2" office:value-type="string" calcext:value-type="string">
            <text:p>230,00 m²</text:p>
          </table:table-cell>
          <table:table-cell office:value-type="float" office:value="390" calcext:value-type="float">
            <text:p>390</text:p>
          </table:table-cell>
          <table:table-cell office:value-type="string" calcext:value-type="string">
            <text:p>Mobiliado </text:p>
          </table:table-cell>
          <table:table-cell office:value-type="float" office:value="-15.8039948" calcext:value-type="float">
            <text:p>-15.8039948</text:p>
          </table:table-cell>
          <table:table-cell office:value-type="float" office:value="-48.1377209" calcext:value-type="float">
            <text:p>-48.1377209</text:p>
          </table:table-cell>
          <table:table-cell office:value-type="string" calcext:value-type="string">
            <text:p>Beiramar Imóveis</text:p>
          </table:table-cell>
          <table:table-cell office:value-type="float" office:value="20346" calcext:value-type="float">
            <text:p>20346</text:p>
          </table:table-cell>
          <table:table-cell office:value-type="float" office:value="556132621001" calcext:value-type="float">
            <text:p>556132621001</text:p>
          </table:table-cell>
          <table:table-cell office:value-type="string" calcext:value-type="string">
            <text:p>(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Sobrado de 4 Quartos com Suítes à Venda em QNO 16 Ceilândia Norte</text:p>
          </table:table-cell>
          <table:table-cell office:value-type="string" calcext:value-type="string">
            <text:p>Para atrair compradores para o seu sobrado em QNO 16 Ceilândia Norte, é essencial ressaltar as qualidades do imóvel e sua recente reforma, além de fornecer informações claras sobre as condições de venda. Aqui está uma descrição otimizada:</text:p>
            <text:p/>
            <text:p>Sobrado de 4 Quartos com Suítes à Venda em QNO 16 Ceilândia Norte</text:p>
            <text:p/>
            <text:p>Este sobrado recém reformado em QNO 16, Ceilândia Norte, é a opção ideal para quem busca um lar espaçoso e moderno, com acabamentos de alta qualidade e conforto para toda a família.</text:p>
            <text:p/>
            <text:p>Características do Imóvel:</text:p>
            <text:p/>
            <text:p>4 Quartos, sendo duas suítes com armários planejados</text:p>
            <text:p>2 Banheiros Sociais, bem distribuídos</text:p>
            <text:p>2 Salas, incluindo uma sala de TV com painel</text:p>
            <text:p>Cozinha com armários planejados, funcional e moderna</text:p>
            <text:p>Área de Serviço bem equipada</text:p>
            <text:p>Dependência Completa de Empregada (DCE)</text:p>
            <text:p>Garagem coberta para 3 carros</text:p>
            <text:p>Terraço no segundo piso, perfeito para momentos de lazer</text:p>
            <text:p>Detalhes Adicionais:</text:p>
            <text:p/>
            <text:p>Casa recém reformada, com pisos em porcelanato e armários planejados</text:p>
            <text:p>Não aceita financiamento e FGTS</text:p>
            <text:p>Aceita permuta por veículo</text:p>
            <text:p>Este imóvel destaca-se pela sua ampla área interna, excelente acabamento e localização privilegiada. Agende uma visita e descubra seu novo lar!</text:p>
            <text:p/>
            <text:p>Há mais de 42 anos atuando no mercado imobiliário do Distrito Federal, a Beiramar já ajudou mais de 150 mil pessoas a encontrarem seu lar.</text:p>
            <text:p/>
            <text:p>Para mais informações agende sua visita! ,</text:p>
            <text:p/>
            <text:p/>
          </table:table-cell>
          <table:table-cell office:value-type="string" calcext:value-type="string">
            <text:p>https://www.dfimoveis.com.br/imovel/casa-4-quartos-venda-ceilandia-norte-ceilandia-df-qno-16-conjunto-53-971895</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O 1 Conjunto A</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ão encontrado</text:p>
          </table:table-cell>
          <table:table-cell table:number-columns-repeated="2" office:value-type="string" calcext:value-type="string">
            <text:p>144,00 m²</text:p>
          </table:table-cell>
          <table:table-cell office:value-type="float" office:value="350" calcext:value-type="float">
            <text:p>350</text:p>
          </table:table-cell>
          <table:table-cell/>
          <table:table-cell office:value-type="float" office:value="-15.7990611" calcext:value-type="float">
            <text:p>-15.7990611</text:p>
          </table:table-cell>
          <table:table-cell office:value-type="float" office:value="-48.1239383" calcext:value-type="float">
            <text:p>-48.1239383</text:p>
          </table:table-cell>
          <table:table-cell office:value-type="string" calcext:value-type="string">
            <text:p>Soares Imóveis</text:p>
          </table:table-cell>
          <table:table-cell office:value-type="float" office:value="24083" calcext:value-type="float">
            <text:p>24083</text:p>
          </table:table-cell>
          <table:table-cell/>
          <table:table-cell office:value-type="string" calcext:value-type="string">
            <text:p>(61) 98598 </text:p>
            <text:p>                             </text:p>
            <text:p>                             - 7632 </text:p>
            <text:p>                                 </text:p>
            <text:p>                                       </text:p>
            <text:p>                                 </text:p>
            <text:p>                             </text:p>
            <text:p/>
            <text:p>         </text:p>
            <text:p>                             </text:p>
            <text:p>                                     </text:p>
            <text:p>                                     (61) 98598 </text:p>
            <text:p>                             </text:p>
            <text:p>                             - 7632 </text:p>
            <text:p>                                 </text:p>
            <text:p>                                       </text:p>
            <text:p>                                 </text:p>
            <text:p>                             </text:p>
            <text:p/>
            <text:p>         </text:p>
            <text:p>                             </text:p>
            <text:p>                                     </text:p>
            <text:p>                                     (61) 98598 </text:p>
            <text:p>                             </text:p>
            <text:p>                             - 7632 </text:p>
            <text:p>                                 </text:p>
            <text:p>                                       </text:p>
            <text:p>                                 </text:p>
            <text:p>                             </text:p>
            <text:p/>
            <text:p>         </text:p>
            <text:p>                             </text:p>
            <text:p>                                     </text:p>
            <text:p>                                     (61) 98598 </text:p>
            <text:p>                             </text:p>
            <text:p>                             - 7632</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QNO 01 CONJUNTO A CASA 34</text:p>
          </table:table-cell>
          <table:table-cell office:value-type="string" calcext:value-type="string">
            <text:p>Em busca da casa dos seus sonhos? Não procure mais! </text:p>
            <text:p/>
            <text:p> Esta incrível casa no QNO 01 CONJUNTO A LOTE 34 possui 03 quartos espaçosos, uma sala aconchegante, cozinha planejada, banheiro moderno, área de serviço funcional e ainda uma garagem para o seu conforto. E não é só isso! Você também terá uma loja de 52m² para investir ou empreender.</text:p>
            <text:p/>
            <text:p> Agende agora mesmo a sua visita e não perca essa oportunidade única de adquirir o imóvel dos seus sonhos. Entre em contato pelo telefone , e garanta já o seu futuro lar!</text:p>
          </table:table-cell>
          <table:table-cell office:value-type="string" calcext:value-type="string">
            <text:p>https://www.dfimoveis.com.br/imovel/casa-3-quartos-venda-ceilandia-norte-ceilandia-df-qno-1-conjunto-a-935479</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9 Conjunto 15</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ão encontrado</text:p>
          </table:table-cell>
          <table:table-cell office:value-type="string" calcext:value-type="string">
            <text:p>152,00 m²</text:p>
          </table:table-cell>
          <table:table-cell office:value-type="string" calcext:value-type="string">
            <text:p>Não encontrado</text:p>
          </table:table-cell>
          <table:table-cell office:value-type="float" office:value="188" calcext:value-type="float">
            <text:p>188</text:p>
          </table:table-cell>
          <table:table-cell/>
          <table:table-cell office:value-type="float" office:value="-15.7934003" calcext:value-type="float">
            <text:p>-15.7934003</text:p>
          </table:table-cell>
          <table:table-cell office:value-type="float" office:value="-48.1407242" calcext:value-type="float">
            <text:p>-48.1407242</text:p>
          </table:table-cell>
          <table:table-cell office:value-type="string" calcext:value-type="string">
            <text:p>Kelly Imobiliária</text:p>
          </table:table-cell>
          <table:table-cell office:value-type="float" office:value="19658" calcext:value-type="float">
            <text:p>19658</text:p>
          </table:table-cell>
          <table:table-cell office:value-type="float" office:value="556182348247" calcext:value-type="float">
            <text:p>556182348247</text:p>
          </table:table-cell>
          <table:table-cell office:value-type="string" calcext:value-type="string">
            <text:p>(61) 8234 </text:p>
            <text:p>                                             </text:p>
            <text:p>                                         </text:p>
            <text:p>                             </text:p>
            <text:p>                             - 8247 </text:p>
            <text:p>                                 </text:p>
            <text:p>                                       </text:p>
            <text:p>                                 </text:p>
            <text:p>                             </text:p>
            <text:p/>
            <text:p>         </text:p>
            <text:p>                             </text:p>
            <text:p>                                         </text:p>
            <text:p>                                             </text:p>
            <text:p>                                                 </text:p>
            <text:p>                                                 (61) 8234 </text:p>
            <text:p>                                             </text:p>
            <text:p>                                         </text:p>
            <text:p>                             </text:p>
            <text:p>                             - 8247 </text:p>
            <text:p>                                 </text:p>
            <text:p>                                       </text:p>
            <text:p>                                 </text:p>
            <text:p>                             </text:p>
            <text:p/>
            <text:p>         </text:p>
            <text:p>                             </text:p>
            <text:p>                                         </text:p>
            <text:p>                                             </text:p>
            <text:p>                                                 </text:p>
            <text:p>                                                 (61) 8234 </text:p>
            <text:p>                                             </text:p>
            <text:p>                                         </text:p>
            <text:p>                             </text:p>
            <text:p>                             - 8247 </text:p>
            <text:p>                                 </text:p>
            <text:p>                                       </text:p>
            <text:p>                                 </text:p>
            <text:p>                             </text:p>
            <text:p/>
            <text:p>         </text:p>
            <text:p>                             </text:p>
            <text:p>                                         </text:p>
            <text:p>                                             </text:p>
            <text:p>                                                 </text:p>
            <text:p>                                                 (61) 8234 </text:p>
            <text:p>                                             </text:p>
            <text:p>                                         </text:p>
            <text:p>                             </text:p>
            <text:p>                             - 8247</text:p>
          </table:table-cell>
          <table:table-cell office:value-type="string" calcext:value-type="string">
            <text:p>133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VENDE-SE UMA CASA NA QNO 19 </text:p>
            <text:p>Possui: </text:p>
            <text:p>04 quartos sendo uma suíte </text:p>
            <text:p>01 sala </text:p>
            <text:p>01 cozinha </text:p>
            <text:p>01 banheiro social </text:p>
            <text:p>Area de serviço </text:p>
            <text:p>02 postos de ventilação </text:p>
            <text:p>Vaga de garagem para 04 carros </text:p>
            <text:p>Forrada </text:p>
            <text:p>Escriturada  </text:p>
            <text:p>Valor do imóvel: R$ 188.000,00 </text:p>
            <text:p>FAZEMOS VENDA/ COMPRA/ ALUGUEL/ HABITE-SE/ AVERBAÇÃO DA ÁREA DO LOTE</text:p>
            <text:p>Administramos seu imóvel!</text:p>
            <text:p>Telefone(s):</text:p>
            <text:p>,-Ligações</text:p>
            <text:p>,-whatsapp</text:p>
            <text:p>PLANTÃO: CORRETOR SOUSA</text:p>
            <text:p>Whatsapp e Ligação ,</text:p>
            <text:p/>
            <text:p>KELLY IMOBILIÁRIA</text:p>
            <text:p>Unidade Samambaia Norte: QS 401, conjunto G , lote 6/7, loja 02.</text:p>
            <text:p>Faço intermédio na compra e venda de imóveis. Presto assessoria em serviços na obtenção de seu habite-se.</text:p>
            <text:p>Facilito pagamento de seu habite-se em até 3X sem juros. Realizo avaliação de imóveis, acompanho todo o andamento do processo do habite-se do financiamento</text:p>
            <text:p>CRECI PF: 19658</text:p>
            <text:p>CRECI PJ: 26293</text:p>
          </table:table-cell>
          <table:table-cell office:value-type="string" calcext:value-type="string">
            <text:p>https://www.dfimoveis.com.br/imovel/casa-4-quartos-venda-ceilandia-norte-ceilandia-df-qno-19-conjunto-15-1073219</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O 18 Conjunto 48</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ão encontrado</text:p>
          </table:table-cell>
          <table:table-cell office:value-type="string" calcext:value-type="string">
            <text:p>105,00 m²</text:p>
          </table:table-cell>
          <table:table-cell office:value-type="string" calcext:value-type="string">
            <text:p>Não encontrado</text:p>
          </table:table-cell>
          <table:table-cell office:value-type="float" office:value="350" calcext:value-type="float">
            <text:p>350</text:p>
          </table:table-cell>
          <table:table-cell/>
          <table:table-cell office:value-type="float" office:value="-15.7939668" calcext:value-type="float">
            <text:p>-15.7939668</text:p>
          </table:table-cell>
          <table:table-cell office:value-type="float" office:value="-48.1337339" calcext:value-type="float">
            <text:p>-48.1337339</text:p>
          </table:table-cell>
          <table:table-cell office:value-type="string" calcext:value-type="string">
            <text:p>Transplantas Imóveis</text:p>
          </table:table-cell>
          <table:table-cell office:value-type="float" office:value="10802" calcext:value-type="float">
            <text:p>10802</text:p>
          </table:table-cell>
          <table:table-cell office:value-type="float" office:value="5561981737567" calcext:value-type="float">
            <text:p>5561981737567</text:p>
          </table:table-cell>
          <table:table-cell office:value-type="string" calcext:value-type="string">
            <text:p>(61) 3397 </text:p>
            <text:p>                             </text:p>
            <text:p>                             - 4092 </text:p>
            <text:p>                                 </text:p>
            <text:p>                                       </text:p>
            <text:p>                                 </text:p>
            <text:p>                             </text:p>
            <text:p/>
            <text:p>         </text:p>
            <text:p>                             </text:p>
            <text:p>                                     </text:p>
            <text:p>                                     (61) 3397 </text:p>
            <text:p>                             </text:p>
            <text:p>                             - 4092 </text:p>
            <text:p>                                 </text:p>
            <text:p>                                       </text:p>
            <text:p>                                 </text:p>
            <text:p>                             </text:p>
            <text:p/>
            <text:p>         </text:p>
            <text:p>                             </text:p>
            <text:p>                                     </text:p>
            <text:p>                                     (61) 3397 </text:p>
            <text:p>                             </text:p>
            <text:p>                             - 4092 </text:p>
            <text:p>                                 </text:p>
            <text:p>                                       </text:p>
            <text:p>                                 </text:p>
            <text:p>                             </text:p>
            <text:p/>
            <text:p>         </text:p>
            <text:p>                             </text:p>
            <text:p>                                     </text:p>
            <text:p>                                     (61) 3397 </text:p>
            <text:p>                             </text:p>
            <text:p>                             - 4092</text:p>
          </table:table-cell>
          <table:table-cell office:value-type="string" calcext:value-type="string">
            <text:p>314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Oportunidade em Ceilândia! Ágio! Casa NOVA, com dois quartos, sendo uma suíte, cozinha, banheiro social, área de serviço, jardim e garagem. Com uma área útil de 105 m2, esta charmosa casa é ideal para quem busca conforto e praticidade. Localizada em uma região tranquila, próxima a comércios e serviços. Imóvel está financiado pela CEF e tem possibilidade de negociar o Ágio ou quitado. Valor do ágio: R$230.000, Valor de venda: R$ 350.000,00. Aceita financiamento! Aceita veículo no negócio Aceito propostas de permuta em lote dentro de condomínio.  Projeto arquitetônico moderno em fase de acabamento com previsão de conclusão em 30 dias. </text:p>
            <text:p>Não perca essa chance! Entre em contato para mais informações e agende uma visita."</text:p>
            <text:p/>
            <text:p>Transplantas Imóveis </text:p>
            <text:p>   </text:p>
          </table:table-cell>
          <table:table-cell office:value-type="string" calcext:value-type="string">
            <text:p>https://www.dfimoveis.com.br/imovel/casa-2-quartos-venda-ceilandia-norte-ceilandia-df-qno-18-conjunto-48-973921</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O 17 Conjunto E</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ão encontrado</text:p>
          </table:table-cell>
          <table:table-cell table:number-columns-repeated="2" office:value-type="string" calcext:value-type="string">
            <text:p>126,00 m²</text:p>
          </table:table-cell>
          <table:table-cell office:value-type="float" office:value="230" calcext:value-type="float">
            <text:p>230</text:p>
          </table:table-cell>
          <table:table-cell/>
          <table:table-cell office:value-type="float" office:value="-15.8009428" calcext:value-type="float">
            <text:p>-15.8009428</text:p>
          </table:table-cell>
          <table:table-cell office:value-type="float" office:value="-48.1323968" calcext:value-type="float">
            <text:p>-48.1323968</text:p>
          </table:table-cell>
          <table:table-cell office:value-type="string" calcext:value-type="string">
            <text:p>Virtual Imobiliária</text:p>
          </table:table-cell>
          <table:table-cell office:value-type="float" office:value="12135" calcext:value-type="float">
            <text:p>12135</text:p>
          </table:table-cell>
          <table:table-cell office:value-type="float" office:value="5561974010321" calcext:value-type="float">
            <text:p>5561974010321</text:p>
          </table:table-cell>
          <table:table-cell office:value-type="string" calcext:value-type="string">
            <text:p>(61) 3322 </text:p>
            <text:p>                             </text:p>
            <text:p>                             - 6644 </text:p>
            <text:p>                                 </text:p>
            <text:p>                                       </text:p>
            <text:p>                                 </text:p>
            <text:p>                             </text:p>
            <text:p/>
            <text:p>         </text:p>
            <text:p>                             </text:p>
            <text:p>                                     </text:p>
            <text:p>                                     (61) 3322 </text:p>
            <text:p>                             </text:p>
            <text:p>                             - 6644 </text:p>
            <text:p>                                 </text:p>
            <text:p>                                       </text:p>
            <text:p>                                 </text:p>
            <text:p>                             </text:p>
            <text:p/>
            <text:p>         </text:p>
            <text:p>                             </text:p>
            <text:p>                                     </text:p>
            <text:p>                                     (61) 3322 </text:p>
            <text:p>                             </text:p>
            <text:p>                             - 6644 </text:p>
            <text:p>                                 </text:p>
            <text:p>                                       </text:p>
            <text:p>                                 </text:p>
            <text:p>                             </text:p>
            <text:p/>
            <text:p>         </text:p>
            <text:p>                             </text:p>
            <text:p>                                     </text:p>
            <text:p>                                     (61) 3322 </text:p>
            <text:p>                             </text:p>
            <text:p>                             - 6644</text:p>
          </table:table-cell>
          <table:table-cell office:value-type="string" calcext:value-type="string">
            <text:p>Não informado</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office:value-type="string" calcext:value-type="string">
            <text:p>Não econtrado</text:p>
          </table:table-cell>
          <table:table-cell office:value-type="string" calcext:value-type="string">
            <text:p>1 Andar</text:p>
          </table:table-cell>
          <table:table-cell office:value-type="string" calcext:value-type="string">
            <text:p>EXCELETE IMÓVEL NA QNO 17</text:p>
          </table:table-cell>
          <table:table-cell office:value-type="string" calcext:value-type="string">
            <text:p>VILLA150931 - Última atualização: 26/03/25 23:31</text:p>
            <text:p>Virtual Imobiliária vende com exclusividade imóvel localizado na QNO 17 cj. E. Lote com 126 m2. Lote com edificação de uma casa de 2 quartos, que depende de reforma. IPTU anual R$ 363,60</text:p>
            <text:p/>
            <text:p>Marque sua visita pelo telefone 061 9 ,. (Marcelo)</text:p>
            <text:p/>
            <text:p>Dcumentação em dia para transferencia.</text:p>
            <text:p/>
            <text:p/>
            <text:p/>
            <text:p/>
          </table:table-cell>
          <table:table-cell office:value-type="string" calcext:value-type="string">
            <text:p>https://www.dfimoveis.com.br/imovel/casa-2-quartos-venda-ceilandia-norte-ceilandia-df-qno-17-conjunto-e-1103137</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9 Conjunto E</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ascente</text:p>
          </table:table-cell>
          <table:table-cell office:value-type="string" calcext:value-type="string">
            <text:p>134,00 m²</text:p>
          </table:table-cell>
          <table:table-cell office:value-type="string" calcext:value-type="string">
            <text:p>135,00 m²</text:p>
          </table:table-cell>
          <table:table-cell office:value-type="float" office:value="469.999" calcext:value-type="float">
            <text:p>469.999</text:p>
          </table:table-cell>
          <table:table-cell/>
          <table:table-cell office:value-type="float" office:value="-15.8145937" calcext:value-type="float">
            <text:p>-15.8145937</text:p>
          </table:table-cell>
          <table:table-cell office:value-type="float" office:value="-48.1266271" calcext:value-type="float">
            <text:p>-48.1266271</text:p>
          </table:table-cell>
          <table:table-cell office:value-type="string" calcext:value-type="string">
            <text:p>Coutinho imóveis</text:p>
          </table:table-cell>
          <table:table-cell office:value-type="float" office:value="19160" calcext:value-type="float">
            <text:p>19160</text:p>
          </table:table-cell>
          <table:table-cell office:value-type="float" office:value="5561984593746" calcext:value-type="float">
            <text:p>5561984593746</text:p>
          </table:table-cell>
          <table:table-cell office:value-type="string" calcext:value-type="string">
            <text:p>(61) 98459 </text:p>
            <text:p>                                             </text:p>
            <text:p>                                         </text:p>
            <text:p>                             </text:p>
            <text:p>                             - 3746 </text:p>
            <text:p>                                 </text:p>
            <text:p>                                       </text:p>
            <text:p>                                 </text:p>
            <text:p>                             </text:p>
            <text:p/>
            <text:p>         </text:p>
            <text:p>                             </text:p>
            <text:p>                                         </text:p>
            <text:p>                                             </text:p>
            <text:p>                                                 </text:p>
            <text:p>                                                 (61) 98459 </text:p>
            <text:p>                                             </text:p>
            <text:p>                                         </text:p>
            <text:p>                             </text:p>
            <text:p>                             - 3746 </text:p>
            <text:p>                                 </text:p>
            <text:p>                                       </text:p>
            <text:p>                                 </text:p>
            <text:p>                             </text:p>
            <text:p/>
            <text:p>         </text:p>
            <text:p>                             </text:p>
            <text:p>                                         </text:p>
            <text:p>                                             </text:p>
            <text:p>                                                 </text:p>
            <text:p>                                                 (61) 98459 </text:p>
            <text:p>                                             </text:p>
            <text:p>                                         </text:p>
            <text:p>                             </text:p>
            <text:p>                             - 3746 </text:p>
            <text:p>                                 </text:p>
            <text:p>                                       </text:p>
            <text:p>                                 </text:p>
            <text:p>                             </text:p>
            <text:p/>
            <text:p>         </text:p>
            <text:p>                             </text:p>
            <text:p>                                         </text:p>
            <text:p>                                             </text:p>
            <text:p>                                                 </text:p>
            <text:p>                                                 (61) 98459 </text:p>
            <text:p>                                             </text:p>
            <text:p>                                         </text:p>
            <text:p>                             </text:p>
            <text:p>                             - 3746</text:p>
          </table:table-cell>
          <table:table-cell office:value-type="string" calcext:value-type="string">
            <text:p>13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LINDA CASA, ALTO PADRÃO, 3 QUARTOS, SUÍTE MASTER, GARAGEM COBERTA PARA 2 CARROS,</text:p>
            <text:p>PORCELANATO, BANCADAS EM GRANITO PRETO SÃO GABRIEL, PROJETO ARQUTETONICO MODERNO,</text:p>
            <text:p>CASA RECEM-CONSTRUÍDA, TUDO NOVO:</text:p>
            <text:p>(FUNDAÇÃO, HIDRAULICA, ELETRICA, TELHADO, REVESTIMENTOS, LOUÇAS E METAIS, PORTAS E JANELAS)</text:p>
            <text:p>Imóvel moderno com espaços amplos bem localizado em uma das melhores quadras do P Norte,</text:p>
            <text:p>área total do lote 135m², área total construída 135m², altíssimo Padrão e bom gosto,</text:p>
            <text:p>tudo muito bem pensado e planejado para você viver confortavelmente com sua família!!!</text:p>
            <text:p/>
            <text:p>Casa recém-construída, tudo novinho, com alto padrão, 3 Quartos, Suíte Master,</text:p>
            <text:p>Pé direito alto, Sozinha no lote, 100% nascente,</text:p>
            <text:p>Vagas de garagem coberta para até 2 carros (uma caminhonete e um sedan),</text:p>
            <text:p>piso em porcelanato, roda pé 15cm, Portas dos Quartos novas de alta qualidade,</text:p>
            <text:p>Cozinha toda revestida em porcelanato, combinação perfeita entre funcionalidade e estilo,</text:p>
            <text:p>Sala ampla de estar e TV que oferecem conforto e espaço para toda sua família,</text:p>
            <text:p>Cozinha planejada com Ilha, Representa o coração deste lar,</text:p>
            <text:p>Jardim de Inverno todo revestido em Porcelanato e iluminação em LED.</text:p>
            <text:p/>
            <text:p>Desfrute de momentos especiais no Espaço Gourmet bem estruturado</text:p>
            <text:p>com Jardim e Ducha, revestimentos 3D e porcelanato,</text:p>
            <text:p>Muita iluminação e ventilação natural,</text:p>
            <text:p>banheiro social com revestimento em porcelanato, Box Blindex até o teto,</text:p>
            <text:p>Bancada em porcelanato com cuba esculpida, louças e metais de 1° linha,</text:p>
            <text:p>vaso DECA duplo acionamento, nichos embutidos em porcelanato,</text:p>
            <text:p>Suíte com Janela Panorâmica um charme a parte neste imóvel,</text:p>
            <text:p>Banheiro da Suíte com Bancada em Porcelanato Vaso DECA com duplo Acionamento,</text:p>
            <text:p>Box blindex até o teto e Ventilação natural,</text:p>
            <text:p>Casa toda projetada com rebaixamento em gesso acartonado, toda tabicada,</text:p>
            <text:p>Cortineiros com iluminação LED, pintura novíssima.</text:p>
            <text:p/>
            <text:p>Esse Lindo imóvel está pronto para receber você e sua família com conforto, Segurança, Estilo e Inovação!</text:p>
            <text:p/>
            <text:p>Imóvel Quitada Escriturada e Registrada</text:p>
            <text:p>Imóvel Aceita Financiamento e FGTS</text:p>
            <text:p/>
            <text:p>Excelente Localização:</text:p>
            <text:p>Escolas, Faculdades, Supermercados, Restaurantes, Padarias, Lanchonetes, Farmácias,</text:p>
            <text:p>Lojas de Material de construção, Postos de Gasolina, Parada de ônibus, Feiras,</text:p>
            <text:p>e comercio em geral.</text:p>
            <text:p/>
            <text:p>Preços, valores e informações exibidos neste anuncio,</text:p>
            <text:p>poderão sofrer alterações sem prévio aviso!</text:p>
          </table:table-cell>
          <table:table-cell office:value-type="string" calcext:value-type="string">
            <text:p>https://www.dfimoveis.com.br/imovel/casa-3-quartos-venda-ceilandia-norte-ceilandia-df-qnp-9-conjunto-e-1096932</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19 Conjunto F</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Não encontrado</text:p>
          </table:table-cell>
          <table:table-cell office:value-type="string" calcext:value-type="string">
            <text:p>350,00 m²</text:p>
          </table:table-cell>
          <table:table-cell office:value-type="string" calcext:value-type="string">
            <text:p>135,00 m²</text:p>
          </table:table-cell>
          <table:table-cell office:value-type="float" office:value="530" calcext:value-type="float">
            <text:p>530</text:p>
          </table:table-cell>
          <table:table-cell office:value-type="string" calcext:value-type="string">
            <text:p>Portão Eletrônico, Sauna</text:p>
          </table:table-cell>
          <table:table-cell office:value-type="float" office:value="-15.807049" calcext:value-type="float">
            <text:p>-15.807049</text:p>
          </table:table-cell>
          <table:table-cell office:value-type="float" office:value="-48.1354221" calcext:value-type="float">
            <text:p>-48.1354221</text:p>
          </table:table-cell>
          <table:table-cell office:value-type="string" calcext:value-type="string">
            <text:p>Sampaio Imóveis DF</text:p>
          </table:table-cell>
          <table:table-cell office:value-type="float" office:value="21946" calcext:value-type="float">
            <text:p>21946</text:p>
          </table:table-cell>
          <table:table-cell office:value-type="float" office:value="556133720330" calcext:value-type="float">
            <text:p>556133720330</text:p>
          </table:table-cell>
          <table:table-cell office:value-type="string" calcext:value-type="string">
            <text:p>(61) 3372 </text:p>
            <text:p>                                             </text:p>
            <text:p>                                         </text:p>
            <text:p>                             </text:p>
            <text:p>                             - 0330 </text:p>
            <text:p>                                 </text:p>
            <text:p>                                       </text:p>
            <text:p>                                 </text:p>
            <text:p>                             </text:p>
            <text:p/>
            <text:p>         </text:p>
            <text:p>                             </text:p>
            <text:p>                                         </text:p>
            <text:p>                                             </text:p>
            <text:p>                                                 </text:p>
            <text:p>                                                 (61) 3372 </text:p>
            <text:p>                                             </text:p>
            <text:p>                                         </text:p>
            <text:p>                             </text:p>
            <text:p>                             - 0330 </text:p>
            <text:p>                                 </text:p>
            <text:p>                                       </text:p>
            <text:p>                                 </text:p>
            <text:p>                             </text:p>
            <text:p/>
            <text:p>         </text:p>
            <text:p>                             </text:p>
            <text:p>                                         </text:p>
            <text:p>                                             </text:p>
            <text:p>                                                 </text:p>
            <text:p>                                                 (61) 3372 </text:p>
            <text:p>                                             </text:p>
            <text:p>                                         </text:p>
            <text:p>                             </text:p>
            <text:p>                             - 0330 </text:p>
            <text:p>                                 </text:p>
            <text:p>                                       </text:p>
            <text:p>                                 </text:p>
            <text:p>                             </text:p>
            <text:p/>
            <text:p>         </text:p>
            <text:p>                             </text:p>
            <text:p>                                         </text:p>
            <text:p>                                             </text:p>
            <text:p>                                                 </text:p>
            <text:p>                                                 (61) 3372 </text:p>
            <text:p>                                             </text:p>
            <text:p>                                         </text:p>
            <text:p>                             </text:p>
            <text:p>                             - 0330</text:p>
          </table:table-cell>
          <table:table-cell office:value-type="string" calcext:value-type="string">
            <text:p>Não informado</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office:value-type="string" calcext:value-type="string">
            <text:p>Não econtrado</text:p>
          </table:table-cell>
          <table:table-cell office:value-type="string" calcext:value-type="string">
            <text:p>3 Andares</text:p>
          </table:table-cell>
          <table:table-cell office:value-type="string" calcext:value-type="string">
            <text:p>Sobrado com 5 dormitórios à venda, 350 m² por R$ 530.000 - Ceilândia Norte - Ceilândia/DF</text:p>
          </table:table-cell>
          <table:table-cell office:value-type="string" calcext:value-type="string">
            <text:p>Sobrado com Duas entradas independentes na QNP 19 Conjunto F!</text:p>
            <text:p/>
            <text:p>Excelente oportunidade para quem busca um imóvel amplo, funcional e ideal para famílias grandes ou investimento.  </text:p>
            <text:p/>
            <text:p>Características do imóvel: </text:p>
            <text:p> Parte superior:  </text:p>
            <text:p>- 3 Quartos sendo 2 suítes</text:p>
            <text:p>- Sala  </text:p>
            <text:p>- Cozinha  </text:p>
            <text:p>- Banheiro social  </text:p>
            <text:p>- Área gourmet  </text:p>
            <text:p>- Sauna  </text:p>
            <text:p>- Churrasqueira.  </text:p>
            <text:p/>
            <text:p> Parte inferior: </text:p>
            <text:p>- 2 Quartos sendo 1 suíte  </text:p>
            <text:p>- Sala  </text:p>
            <text:p>- Cozinha americana  </text:p>
            <text:p>- Banheiro social  </text:p>
            <text:p>- Área de serviço.  </text:p>
            <text:p/>
            <text:p>Infraestrutura: </text:p>
            <text:p>- 4 vagas de garagens  </text:p>
            <text:p/>
            <text:p>Vantagens:</text:p>
            <text:p>- Ideal para famílias grandes ou para quem deseja alugar uma das unidades  </text:p>
            <text:p>- Espaço bem distribuído e funcional   </text:p>
            <text:p/>
            <text:p>Para mais informações: </text:p>
            <text:p> Telefone: , ou ,</text:p>
            <text:p> Instagram: @sampaioimoveisdf  </text:p>
            <text:p> Site: sampaioimoveisdf.com.br</text:p>
            <text:p/>
            <text:p>Não perca essa oportunidade! Agende sua visita agora mesmo.</text:p>
          </table:table-cell>
          <table:table-cell office:value-type="string" calcext:value-type="string">
            <text:p>https://www.dfimoveis.com.br/imovel/casa-4-quartos-venda-ceilandia-norte-ceilandia-df-qnp-19-conjunto-f-1124720</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P 19 Conjunto G</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ão encontrado</text:p>
          </table:table-cell>
          <table:table-cell office:value-type="string" calcext:value-type="string">
            <text:p>80,00 m²</text:p>
          </table:table-cell>
          <table:table-cell office:value-type="string" calcext:value-type="string">
            <text:p>120,00 m²</text:p>
          </table:table-cell>
          <table:table-cell office:value-type="float" office:value="325" calcext:value-type="float">
            <text:p>325</text:p>
          </table:table-cell>
          <table:table-cell/>
          <table:table-cell office:value-type="float" office:value="-15.8071219" calcext:value-type="float">
            <text:p>-15.8071219</text:p>
          </table:table-cell>
          <table:table-cell office:value-type="float" office:value="-48.1357325" calcext:value-type="float">
            <text:p>-48.1357325</text:p>
          </table:table-cell>
          <table:table-cell office:value-type="string" calcext:value-type="string">
            <text:p>Habitacional Imobiliária</text:p>
          </table:table-cell>
          <table:table-cell office:value-type="float" office:value="18838" calcext:value-type="float">
            <text:p>18838</text:p>
          </table:table-cell>
          <table:table-cell office:value-type="float" office:value="5561982530550" calcext:value-type="float">
            <text:p>5561982530550</text:p>
          </table:table-cell>
          <table:table-cell office:value-type="string" calcext:value-type="string">
            <text:p>(61) 3541 </text:p>
            <text:p>                             </text:p>
            <text:p>                             - 0275 </text:p>
            <text:p>                                 </text:p>
            <text:p>                                       </text:p>
            <text:p>                                 </text:p>
            <text:p>                             </text:p>
            <text:p/>
            <text:p>         </text:p>
            <text:p>                             </text:p>
            <text:p>                                     </text:p>
            <text:p>                                     (61) 3541 </text:p>
            <text:p>                             </text:p>
            <text:p>                             - 0275 </text:p>
            <text:p>                                 </text:p>
            <text:p>                                       </text:p>
            <text:p>                                 </text:p>
            <text:p>                             </text:p>
            <text:p/>
            <text:p>         </text:p>
            <text:p>                             </text:p>
            <text:p>                                     </text:p>
            <text:p>                                     (61) 3541 </text:p>
            <text:p>                             </text:p>
            <text:p>                             - 0275 </text:p>
            <text:p>                                 </text:p>
            <text:p>                                       </text:p>
            <text:p>                                 </text:p>
            <text:p>                             </text:p>
            <text:p/>
            <text:p>         </text:p>
            <text:p>                             </text:p>
            <text:p>                                     </text:p>
            <text:p>                                     (61) 3541 </text:p>
            <text:p>                             </text:p>
            <text:p>                             - 0275</text:p>
          </table:table-cell>
          <table:table-cell office:value-type="string" calcext:value-type="string">
            <text:p>183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com 3 dormitórios à venda, 80 m² por R$ 325.000,00 - Ceilândia Norte - Ceilândia/DF</text:p>
          </table:table-cell>
          <table:table-cell office:value-type="string" calcext:value-type="string">
            <text:p>Excelente imóvel, com 3 quartos, 2 salas, sala de jantar, cozinha, área de serviço, uma suíte e banheiro social.</text:p>
          </table:table-cell>
          <table:table-cell office:value-type="string" calcext:value-type="string">
            <text:p>https://www.dfimoveis.com.br/imovel/casa-condominio-3-quartos-venda-ceilandia-norte-ceilandia-df-qnp-19-conjunto-g-756386</text:p>
          </table:table-cell>
        </table:table-row>
        <table:table-row table:style-name="ro11">
          <table:table-cell office:value-type="string" calcext:value-type="string">
            <text:p>CEILÂNDIA</text:p>
          </table:table-cell>
          <table:table-cell office:value-type="string" calcext:value-type="string">
            <text:p>CEILANDIA NORTE</text:p>
          </table:table-cell>
          <table:table-cell office:value-type="string" calcext:value-type="string">
            <text:p>QNO 9 Conjunto G</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ão encontrado</text:p>
          </table:table-cell>
          <table:table-cell office:value-type="string" calcext:value-type="string">
            <text:p>140,00 m²</text:p>
          </table:table-cell>
          <table:table-cell office:value-type="string" calcext:value-type="string">
            <text:p>160,00 m²</text:p>
          </table:table-cell>
          <table:table-cell office:value-type="float" office:value="315" calcext:value-type="float">
            <text:p>315</text:p>
          </table:table-cell>
          <table:table-cell office:value-type="string" calcext:value-type="string">
            <text:p>Área de Serviço, Despensa </text:p>
          </table:table-cell>
          <table:table-cell office:value-type="float" office:value="-15.8007418" calcext:value-type="float">
            <text:p>-15.8007418</text:p>
          </table:table-cell>
          <table:table-cell office:value-type="float" office:value="-48.1248538" calcext:value-type="float">
            <text:p>-48.1248538</text:p>
          </table:table-cell>
          <table:table-cell office:value-type="string" calcext:value-type="string">
            <text:p>RE/MAX Satélite</text:p>
          </table:table-cell>
          <table:table-cell office:value-type="float" office:value="30598" calcext:value-type="float">
            <text:p>30598</text:p>
          </table:table-cell>
          <table:table-cell office:value-type="float" office:value="5561994507225" calcext:value-type="float">
            <text:p>5561994507225</text:p>
          </table:table-cell>
          <table:table-cell office:value-type="string" calcext:value-type="string">
            <text:p>(61) 3375 </text:p>
            <text:p>                             </text:p>
            <text:p>                             - 3131 </text:p>
            <text:p>                                 </text:p>
            <text:p>                                       </text:p>
            <text:p>                                 </text:p>
            <text:p>                             </text:p>
            <text:p/>
            <text:p>         </text:p>
            <text:p>                             </text:p>
            <text:p>                                     </text:p>
            <text:p>                                     (61) 3375 </text:p>
            <text:p>                             </text:p>
            <text:p>                             - 3131 </text:p>
            <text:p>                                 </text:p>
            <text:p>                                       </text:p>
            <text:p>                                 </text:p>
            <text:p>                             </text:p>
            <text:p/>
            <text:p>         </text:p>
            <text:p>                             </text:p>
            <text:p>                                     </text:p>
            <text:p>                                     (61) 3375 </text:p>
            <text:p>                             </text:p>
            <text:p>                             - 3131 </text:p>
            <text:p>                                 </text:p>
            <text:p>                                       </text:p>
            <text:p>                                 </text:p>
            <text:p>                             </text:p>
            <text:p/>
            <text:p>         </text:p>
            <text:p>                             </text:p>
            <text:p>                                     </text:p>
            <text:p>                                     (61) 3375 </text:p>
            <text:p>                             </text:p>
            <text:p>                             - 3131</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O 09 Casa 3 quartos 1 sendo suíte <text:s/>Oportunidade única Só <text:s/>R$ 315.000,00</text:p>
          </table:table-cell>
          <table:table-cell office:value-type="string" calcext:value-type="string">
            <text:p>Casa na QNO 09 com localização privilegiada, próxima a vila olímpica do Setor O, estação do metrô esta propriedade é uma excelente oportunidade de investimento ou moradia. </text:p>
            <text:p/>
            <text:p>O imóvel possui um lote de 144 m² e uma área construída total de 140 m², oferecendo uma distribuição eficiente dos espaços. </text:p>
            <text:p/>
            <text:p>Casa Principal:</text:p>
            <text:p> </text:p>
            <text:p>Quartos: 3 quartos 1 sendo suíte</text:p>
            <text:p/>
            <text:p>Sala: Ampla, ideal para relaxar e entreter </text:p>
            <text:p/>
            <text:p>Cozinha: Funcional, com espaço para refeições</text:p>
            <text:p/>
            <text:p>Dispensa: Ampla e com prateleiras</text:p>
            <text:p/>
            <text:p>Área de Serviço: Espaçosa e bem arejada</text:p>
            <text:p/>
            <text:p>Banheiros: 2</text:p>
            <text:p/>
            <text:p>Garagem: Capacidade para 2 carros + 2 motos, proporcionando comodidade e segurança </text:p>
            <text:p/>
            <text:p>Casa Secundária: </text:p>
            <text:p/>
            <text:p>Quartos: 2, adequados para acomodar uma família ou para uso como escritório </text:p>
            <text:p/>
            <text:p>Salas: 1, oferecendo versatilidade para diferentes usos, como salas de estar ou de jantar </text:p>
            <text:p/>
            <text:p>Banheiro: 1, aumentando o conforto e a privacidade dos moradores </text:p>
            <text:p/>
            <text:p>Detalhes e Benefícios: </text:p>
            <text:p/>
            <text:p>Por apenas R$ 315.000,00, você terá a oportunidade de morar em uma área valorizada!</text:p>
            <text:p/>
            <text:p>Área Total do Lote: 144 m² </text:p>
            <text:p/>
            <text:p>Área Construída: 140 m² </text:p>
            <text:p/>
            <text:p>Localização: QNO 09, uma área conveniente e bem situada, próxima à EC 31, Supermercado Super Veneza, ULTRABOX, Centro Olímpico do Setor O e Estação Terminal do Metrô da Ceilândia.</text:p>
            <text:p/>
            <text:p>Possibilidade de Renda Extra: A casa secundaria pode ser utilizado para aluguel, gerando uma fonte adicional de renda, a distribuição dos espaços é bem planejada, tornando o imóvel funcional tanto para quem busca uma residência confortável quanto para investidores. Não perca esta oportunidade única de adquirir um imóvel com tantas vantagens e potencial. </text:p>
            <text:p/>
            <text:p>Não perca a chance de conhecer este excelente imóvel pessoalmente. </text:p>
            <text:p/>
            <text:p>Agende sua visita e descubra todos os detalhes que fazem desta propriedade uma oportunidade única de investimento ou moradia.</text:p>
            <text:p>Para agilizar o seu atendimento entre em contato diretamente no WhatsApp ou telefone do corretor que está no descritivo desse anúncio.</text:p>
            <text:p/>
            <text:p>Cleber de Jesus</text:p>
            <text:p>,</text:p>
            <text:p>CRECI 12833</text:p>
            <text:p/>
            <text:p> Avaliação GRATUITA para Venda e Locação</text:p>
            <text:p> Atendimento personalizado e agilidade na venda</text:p>
            <text:p> Tecnologia e o máximo serviço imobiliário na rede que mais vende imóveis do Mundo.</text:p>
          </table:table-cell>
          <table:table-cell office:value-type="string" calcext:value-type="string">
            <text:p>https://www.dfimoveis.com.br/imovel/casa-4-quartos-venda-ceilandia-norte-ceilandia-df-qno-9-conjunto-g-1121567</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11 Conjunto J</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Não encontrado</text:p>
          </table:table-cell>
          <table:table-cell office:value-type="string" calcext:value-type="string">
            <text:p>110,00 m²</text:p>
          </table:table-cell>
          <table:table-cell office:value-type="string" calcext:value-type="string">
            <text:p>135,00 m²</text:p>
          </table:table-cell>
          <table:table-cell office:value-type="float" office:value="216" calcext:value-type="float">
            <text:p>216</text:p>
          </table:table-cell>
          <table:table-cell/>
          <table:table-cell office:value-type="float" office:value="-15.8185976" calcext:value-type="float">
            <text:p>-15.8185976</text:p>
          </table:table-cell>
          <table:table-cell office:value-type="float" office:value="-48.1305698" calcext:value-type="float">
            <text:p>-48.1305698</text:p>
          </table:table-cell>
          <table:table-cell office:value-type="string" calcext:value-type="string">
            <text:p>Fernando Santos</text:p>
          </table:table-cell>
          <table:table-cell office:value-type="float" office:value="10940" calcext:value-type="float">
            <text:p>10940</text:p>
          </table:table-cell>
          <table:table-cell office:value-type="float" office:value="5561984451659" calcext:value-type="float">
            <text:p>5561984451659</text:p>
          </table:table-cell>
          <table:table-cell office:value-type="string" calcext:value-type="string">
            <text:p>(61) 98445 </text:p>
            <text:p>                                             </text:p>
            <text:p>                                         </text:p>
            <text:p>                             </text:p>
            <text:p>                             - 1659 </text:p>
            <text:p>                                 </text:p>
            <text:p>                                       </text:p>
            <text:p>                                 </text:p>
            <text:p>                             </text:p>
            <text:p/>
            <text:p>         </text:p>
            <text:p>                             </text:p>
            <text:p>                                         </text:p>
            <text:p>                                             </text:p>
            <text:p>                                                 </text:p>
            <text:p>                                                 (61) 98445 </text:p>
            <text:p>                                             </text:p>
            <text:p>                                         </text:p>
            <text:p>                             </text:p>
            <text:p>                             - 1659 </text:p>
            <text:p>                                 </text:p>
            <text:p>                                       </text:p>
            <text:p>                                 </text:p>
            <text:p>                             </text:p>
            <text:p/>
            <text:p>         </text:p>
            <text:p>                             </text:p>
            <text:p>                                         </text:p>
            <text:p>                                             </text:p>
            <text:p>                                                 </text:p>
            <text:p>                                                 (61) 98445 </text:p>
            <text:p>                                             </text:p>
            <text:p>                                         </text:p>
            <text:p>                             </text:p>
            <text:p>                             - 1659 </text:p>
            <text:p>                                 </text:p>
            <text:p>                                       </text:p>
            <text:p>                                 </text:p>
            <text:p>                             </text:p>
            <text:p/>
            <text:p>         </text:p>
            <text:p>                             </text:p>
            <text:p>                                         </text:p>
            <text:p>                                             </text:p>
            <text:p>                                                 </text:p>
            <text:p>                                                 (61) 98445 </text:p>
            <text:p>                                             </text:p>
            <text:p>                                         </text:p>
            <text:p>                             </text:p>
            <text:p>                             - 1659</text:p>
          </table:table-cell>
          <table:table-cell office:value-type="string" calcext:value-type="string">
            <text:p>52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Casa com 02 quartos.</text:p>
            <text:p>Sala grande.</text:p>
            <text:p>Cozinha.</text:p>
            <text:p>Banheiro Social.</text:p>
            <text:p>Garagem coberta para 03 carros.</text:p>
            <text:p>Área de serviços.</text:p>
            <text:p>Casa de fundos com qto, sala,cozinha e banheiro.</text:p>
            <text:p>Casa Simples.</text:p>
            <text:p>Aceita financiamento.</text:p>
            <text:p>Contato - Fernando - ,.</text:p>
            <text:p>Creci - 10.940.</text:p>
          </table:table-cell>
          <table:table-cell office:value-type="string" calcext:value-type="string">
            <text:p>https://www.dfimoveis.com.br/imovel/casa-2-quartos-venda-ceilandia-norte-ceilandia-df-qnp-11-conjunto-j-1106806</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7</text:p>
          </table:table-cell>
          <table:table-cell office:value-type="float" office:value="7" calcext:value-type="float">
            <text:p>7</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Não encontrado</text:p>
          </table:table-cell>
          <table:table-cell office:value-type="string" calcext:value-type="string">
            <text:p>280,00 m²</text:p>
          </table:table-cell>
          <table:table-cell office:value-type="string" calcext:value-type="string">
            <text:p>250,00 m²</text:p>
          </table:table-cell>
          <table:table-cell office:value-type="float" office:value="420" calcext:value-type="float">
            <text:p>420</text:p>
          </table:table-cell>
          <table:table-cell office:value-type="string" calcext:value-type="string">
            <text:p>Portão Eletrônico</text:p>
          </table:table-cell>
          <table:table-cell office:value-type="float" office:value="-15.805459" calcext:value-type="float">
            <text:p>-15.805459</text:p>
          </table:table-cell>
          <table:table-cell office:value-type="float" office:value="-48.1185896" calcext:value-type="float">
            <text:p>-48.1185896</text:p>
          </table:table-cell>
          <table:table-cell office:value-type="string" calcext:value-type="string">
            <text:p>Coemi Imóveis</text:p>
          </table:table-cell>
          <table:table-cell office:value-type="float" office:value="3545" calcext:value-type="float">
            <text:p>3545</text:p>
          </table:table-cell>
          <table:table-cell office:value-type="float" office:value="556132021500" calcext:value-type="float">
            <text:p>556132021500</text:p>
          </table:table-cell>
          <table:table-cell office:value-type="string" calcext:value-type="string">
            <text:p>(61) 3202 </text:p>
            <text:p>                                             </text:p>
            <text:p>                                         </text:p>
            <text:p>                             </text:p>
            <text:p>                             - 1500 </text:p>
            <text:p>                                 </text:p>
            <text:p>                                       </text:p>
            <text:p>                                 </text:p>
            <text:p>                             </text:p>
            <text:p/>
            <text:p>         </text:p>
            <text:p>                             </text:p>
            <text:p>                                         </text:p>
            <text:p>                                             </text:p>
            <text:p>                                                 </text:p>
            <text:p>                                                 (61) 3202 </text:p>
            <text:p>                                             </text:p>
            <text:p>                                         </text:p>
            <text:p>                             </text:p>
            <text:p>                             - 1500 </text:p>
            <text:p>                                 </text:p>
            <text:p>                                       </text:p>
            <text:p>                                 </text:p>
            <text:p>                             </text:p>
            <text:p/>
            <text:p>         </text:p>
            <text:p>                             </text:p>
            <text:p>                                         </text:p>
            <text:p>                                             </text:p>
            <text:p>                                                 </text:p>
            <text:p>                                                 (61) 3202 </text:p>
            <text:p>                                             </text:p>
            <text:p>                                         </text:p>
            <text:p>                             </text:p>
            <text:p>                             - 1500 </text:p>
            <text:p>                                 </text:p>
            <text:p>                                       </text:p>
            <text:p>                                 </text:p>
            <text:p>                             </text:p>
            <text:p/>
            <text:p>         </text:p>
            <text:p>                             </text:p>
            <text:p>                                         </text:p>
            <text:p>                                             </text:p>
            <text:p>                                                 </text:p>
            <text:p>                                                 (61) 3202 </text:p>
            <text:p>                                             </text:p>
            <text:p>                                         </text:p>
            <text:p>                             </text:p>
            <text:p>                             - 1500</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N 07 - Casa com 7 quartos à venda - Ceilândia Norte - DF</text:p>
          </table:table-cell>
          <table:table-cell office:value-type="string" calcext:value-type="string">
            <text:p>QNN 07 - Ceilândia Norte/ DF</text:p>
            <text:p/>
            <text:p>Sobrado no lote com 4 casas, sendo no piso superior 3 dormitórios e na parte de baixo: 2 quartos, sala, cozinha, banheiro social e área de serviço, garagem para 4 carros!</text:p>
            <text:p/>
            <text:p>Parte dos fundos: 2 Edículas com 1 quarto, sala, cozinha!</text:p>
            <text:p/>
            <text:p>OBS: alugado hoje com um rendimento de R$ 2.250,00 podendo chegar a R$ 2.750,00.</text:p>
            <text:p/>
            <text:p>ATENÇÃO</text:p>
            <text:p>Informamos que não recebemos ou autorizamos que nenhum corretor parceiro receba sinal ou pagamento de compra de imóveis.</text:p>
            <text:p/>
            <text:p>Os devidos pagamentos deverão ser efetuados nas contas e nos termos estabelecidos no instrumento de compra e venda Assinado e reconhecido em cartório.</text:p>
            <text:p/>
            <text:p> A área do imóvel é uma estimativa e deverá ser confirmada junto a Certidão de Ônus do imóvel ou cessão de direitos, se não se tratar de bem a ser vendido como coisa certa e discriminada.</text:p>
          </table:table-cell>
          <table:table-cell office:value-type="string" calcext:value-type="string">
            <text:p>https://www.dfimoveis.com.br/imovel/casa-4-quartos-venda-ceilandia-norte-ceilandia-df-qnn-7-294047</text:p>
          </table:table-cell>
        </table:table-row>
        <table:table-row table:style-name="ro12">
          <table:table-cell office:value-type="string" calcext:value-type="string">
            <text:p>CEILÂNDIA</text:p>
          </table:table-cell>
          <table:table-cell office:value-type="string" calcext:value-type="string">
            <text:p>CEILANDIA NORTE</text:p>
          </table:table-cell>
          <table:table-cell office:value-type="string" calcext:value-type="string">
            <text:p>QNP 9 Conjunto B</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ascente</text:p>
          </table:table-cell>
          <table:table-cell office:value-type="string" calcext:value-type="string">
            <text:p>135,00 m²</text:p>
          </table:table-cell>
          <table:table-cell office:value-type="string" calcext:value-type="string">
            <text:p>Não encontrado</text:p>
          </table:table-cell>
          <table:table-cell office:value-type="float" office:value="360" calcext:value-type="float">
            <text:p>360</text:p>
          </table:table-cell>
          <table:table-cell office:value-type="string" calcext:value-type="string">
            <text:p>Área de Serviço, Área de Serviço Coberta , Vista Livre</text:p>
          </table:table-cell>
          <table:table-cell office:value-type="float" office:value="-15.8155914" calcext:value-type="float">
            <text:p>-15.8155914</text:p>
          </table:table-cell>
          <table:table-cell office:value-type="float" office:value="-48.12549" calcext:value-type="float">
            <text:p>-48.12549</text:p>
          </table:table-cell>
          <table:table-cell office:value-type="string" calcext:value-type="string">
            <text:p>S Randazzo Imóveis</text:p>
          </table:table-cell>
          <table:table-cell office:value-type="float" office:value="21410" calcext:value-type="float">
            <text:p>21410</text:p>
          </table:table-cell>
          <table:table-cell/>
          <table:table-cell office:value-type="string" calcext:value-type="string">
            <text:p>(61) 98201 </text:p>
            <text:p>                             </text:p>
            <text:p>                             - 0913 </text:p>
            <text:p>                                 </text:p>
            <text:p>                                       </text:p>
            <text:p>                                 </text:p>
            <text:p>                             </text:p>
            <text:p/>
            <text:p>         </text:p>
            <text:p>                             </text:p>
            <text:p>                                     </text:p>
            <text:p>                                     (61) 98201 </text:p>
            <text:p>                             </text:p>
            <text:p>                             - 0913 </text:p>
            <text:p>                                 </text:p>
            <text:p>                                       </text:p>
            <text:p>                                 </text:p>
            <text:p>                             </text:p>
            <text:p/>
            <text:p>         </text:p>
            <text:p>                             </text:p>
            <text:p>                                     </text:p>
            <text:p>                                     (61) 98201 </text:p>
            <text:p>                             </text:p>
            <text:p>                             - 0913 </text:p>
            <text:p>                                 </text:p>
            <text:p>                                       </text:p>
            <text:p>                                 </text:p>
            <text:p>                             </text:p>
            <text:p/>
            <text:p>         </text:p>
            <text:p>                             </text:p>
            <text:p>                                     </text:p>
            <text:p>                                     (61) 98201 </text:p>
            <text:p>                             </text:p>
            <text:p>                             - 0913</text:p>
          </table:table-cell>
          <table:table-cell office:value-type="string" calcext:value-type="string">
            <text:p>259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PRÓXIMO AO SESC CEILÂNDIA NORTE</text:p>
          </table:table-cell>
          <table:table-cell office:value-type="string" calcext:value-type="string">
            <text:p>* - VENDO  CASA/SOBRADO</text:p>
            <text:p>* - RESIDENCIAL E COMERCIAL</text:p>
            <text:p>* - FRENTE PARA PISTA PRINCIPAL, (P 1)</text:p>
            <text:p>* - P  NORTE</text:p>
            <text:p>* - PONTO  COMERCIAL</text:p>
            <text:p/>
            <text:p>* - DESCRIÇÃO DO IMÓVEL</text:p>
            <text:p>* - LOJA,  (OFICINA) </text:p>
            <text:p>* - WC SOCIAL</text:p>
            <text:p/>
            <text:p>* - CASA  01 (TÉRREO)</text:p>
            <text:p>* - 02 QUARTOS</text:p>
            <text:p>* - SALA</text:p>
            <text:p>* - COZINHA AMERICANA</text:p>
            <text:p>* - WC  SOCIAL</text:p>
            <text:p>* - ÁREA DE SERVIÇO</text:p>
            <text:p>* - CASA  02, (QUARTO, SALA, COZINHA AMERICANA COM ÁREA DE SERVIÇO  E WC  SOCIAL)</text:p>
            <text:p>* - CASA  03,  (QUARTO, SALA, COZINHA AMERICANA COM ÁREA DE SERVIÇO  E WC  SOCIAL) (PVC)</text:p>
            <text:p>* - LOTE  COMERCIAL COM 03 RESIDENCIAS</text:p>
            <text:p>* - LOTE  COM  135M²</text:p>
            <text:p>* - FRENTE  PARA O NASCENTE</text:p>
            <text:p>* - ACEITA  PERMUTA  POR  IMÓVEL NA REGIÃO DE TAGUATINGA (M NORTE  OU  QNL)</text:p>
            <text:p>* - GARAGEM  PARA  04 CARROS</text:p>
            <text:p>* - IMÓVEL  ESCRITURADO E REGISTRADO</text:p>
            <text:p/>
            <text:p>* - DA LOCALIZAÇÃO:</text:p>
            <text:p>* - FRENTE PARA PISTA PRINCIPAL (P 1)</text:p>
            <text:p>* - PRÓXIMO A UM VASTO COMÉRCIO</text:p>
            <text:p>* - MERCADOS</text:p>
            <text:p>* - FARMÁCIAS</text:p>
            <text:p>* - PADARIAS</text:p>
            <text:p>* - RESTAURANTES</text:p>
            <text:p>* - DISTRIBUIDORAS</text:p>
            <text:p>* - PRÓXIMO AO SESC</text:p>
            <text:p>* - PRÓXIMO  AO IESB</text:p>
            <text:p>* - ESCOLAS</text:p>
            <text:p>* ACADEMIA</text:p>
            <text:p>* - PRÓXIMO A FEIRA DO P NORTE</text:p>
            <text:p>* - PRÓXIMO A ESTAÇÃO DO METRÔ, CEILÂNDIA NORTE</text:p>
            <text:p>* - PARADA DE ÔNIBUS</text:p>
            <text:p> </text:p>
            <text:p>* - VALOR: R$ 360.000,00</text:p>
            <text:p>* - OBS: O IMÓVEL ESTA  ESCRITURADO E REGISTRADO</text:p>
            <text:p/>
            <text:p>* - OBS: ACEITA  PERMUTA  POR  CASA  NO  SETOR  (M NORTE)!</text:p>
            <text:p/>
            <text:p>* - OBS: (SÓ  PAGAMENTO  AVISTA), OU (PERMUTA)</text:p>
            <text:p>* - OBS: O IMÓVEL NÃO ACEITA FINANCIAMENTO, (NÃO TEM HABITE-SE) </text:p>
            <text:p/>
            <text:p>* - LIGUE E AGENDE UMA VISITA. </text:p>
            <text:p/>
            <text:p>* - SOUSA - 61 - , / JÚNIOR - 61- ,. </text:p>
            <text:p/>
            <text:p>* - AVALIAMOS E VENDEMOS SEU IMÓVEL EM TODO DF </text:p>
            <text:p/>
            <text:p>* - OBS: (AVALIAÇÃO GRATUITA). </text:p>
            <text:p>* - Captador:  Sousa</text:p>
            <text:p/>
            <text:p>* - OBS: (*A área do imóvel anunciado, é uma estimativa e deverá ser confirmada junto à certidão de ônus do imóvel.*)</text:p>
            <text:p/>
          </table:table-cell>
          <table:table-cell office:value-type="string" calcext:value-type="string">
            <text:p>https://www.dfimoveis.com.br/imovel/casa-4-quartos-venda-ceilandia-norte-ceilandia-df-qnp-9-conjunto-b-923448</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9 Conjunto Q <text:s/>- NÃO ACEITA FINANCIAMENTO</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ascente</text:p>
          </table:table-cell>
          <table:table-cell table:number-columns-repeated="2" office:value-type="string" calcext:value-type="string">
            <text:p>135,00 m²</text:p>
          </table:table-cell>
          <table:table-cell office:value-type="float" office:value="239.999" calcext:value-type="float">
            <text:p>239.999</text:p>
          </table:table-cell>
          <table:table-cell office:value-type="string" calcext:value-type="string">
            <text:p>Aceita Pets, Área de Serviço, Jardim, Varanda, Área de Serviço Coberta , Cozinha Espaçosa</text:p>
          </table:table-cell>
          <table:table-cell office:value-type="float" office:value="-15.8153485" calcext:value-type="float">
            <text:p>-15.8153485</text:p>
          </table:table-cell>
          <table:table-cell office:value-type="float" office:value="-48.1287287" calcext:value-type="float">
            <text:p>-48.1287287</text:p>
          </table:table-cell>
          <table:table-cell office:value-type="string" calcext:value-type="string">
            <text:p>Oriton Pereira</text:p>
          </table:table-cell>
          <table:table-cell office:value-type="float" office:value="17025" calcext:value-type="float">
            <text:p>17025</text:p>
          </table:table-cell>
          <table:table-cell office:value-type="float" office:value="5561985203642" calcext:value-type="float">
            <text:p>5561985203642</text:p>
          </table:table-cell>
          <table:table-cell office:value-type="string" calcext:value-type="string">
            <text:p>(61) 98520 </text:p>
            <text:p>                                             </text:p>
            <text:p>                                         </text:p>
            <text:p>                             </text:p>
            <text:p>                             - 3642 </text:p>
            <text:p>                                 </text:p>
            <text:p>                                       </text:p>
            <text:p>                                 </text:p>
            <text:p>                             </text:p>
            <text:p/>
            <text:p>         </text:p>
            <text:p>                             </text:p>
            <text:p>                                         </text:p>
            <text:p>                                             </text:p>
            <text:p>                                                 </text:p>
            <text:p>                                                 (61) 98520 </text:p>
            <text:p>                                             </text:p>
            <text:p>                                         </text:p>
            <text:p>                             </text:p>
            <text:p>                             - 3642 </text:p>
            <text:p>                                 </text:p>
            <text:p>                                       </text:p>
            <text:p>                                 </text:p>
            <text:p>                             </text:p>
            <text:p/>
            <text:p>         </text:p>
            <text:p>                             </text:p>
            <text:p>                                         </text:p>
            <text:p>                                             </text:p>
            <text:p>                                                 </text:p>
            <text:p>                                                 (61) 98520 </text:p>
            <text:p>                                             </text:p>
            <text:p>                                         </text:p>
            <text:p>                             </text:p>
            <text:p>                             - 3642 </text:p>
            <text:p>                                 </text:p>
            <text:p>                                       </text:p>
            <text:p>                                 </text:p>
            <text:p>                             </text:p>
            <text:p/>
            <text:p>         </text:p>
            <text:p>                             </text:p>
            <text:p>                                         </text:p>
            <text:p>                                             </text:p>
            <text:p>                                                 </text:p>
            <text:p>                                                 (61) 98520 </text:p>
            <text:p>                                             </text:p>
            <text:p>                                         </text:p>
            <text:p>                             </text:p>
            <text:p>                             - 3642</text:p>
          </table:table-cell>
          <table:table-cell office:value-type="string" calcext:value-type="string">
            <text:p>590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ACEITA FINANCIAMENT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P 09-Casa 3Qtos, suíte, Sala ampla, Garag coberta, excelente localização, NÃO ACEITA FINANCIAMENTO</text:p>
          </table:table-cell>
          <table:table-cell office:value-type="string" calcext:value-type="string">
            <text:p>QNP 9 - CEILÂNDIA NORTE/DF.</text:p>
            <text:p/>
            <text:p>IMÓVEL NÃO ACEITA FINANCIAMENTO!</text:p>
            <text:p>ORITON PEREIRA CORRETOR DE IMOVEIS VENDE:</text:p>
            <text:p>Casa 3 quartos, suíte, casa toda avarandada pela lateral direita,</text:p>
            <text:p>garagem coberta para até 2 veículos, sala para 2 ambientes estar/jantar, com janelão,</text:p>
            <text:p>quarto casal com janelão e ventilação natural, banheiro casal com box blindex,</text:p>
            <text:p>quartos de solteiros com Janelão, banheiro social com revestimento cerâmico até o teto,</text:p>
            <text:p>cozinha conceito aberto, bancada em granito, cuba em inox e revestimento cerâmico até o teto janela,</text:p>
            <text:p>área de serviço com piso em revestimento cerâmico tanque instalado e pontos de agua e energia,</text:p>
            <text:p>nesta mesma área existe área descoberta que pode ser utilizada como área gourmet,</text:p>
            <text:p>Quintal com plantas e um pequeno jardim, ducha, </text:p>
            <text:p>Casa toda no forro PVC e telhado estilo colonial, casa toda gradeada,</text:p>
            <text:p>Revestimentos e acabamentos em bom estado de conservação.</text:p>
            <text:p/>
            <text:p>Excelente localização</text:p>
            <text:p>Supermercados VIVENDAS, Academia CORPO E SAÚDE, Escolas, Campus Faculdade,</text:p>
            <text:p>Restaurantes, Lanchonetes, Estação do metrô Ceilândia Norte, lojas de material de construção,</text:p>
            <text:p>comercio em geral.</text:p>
            <text:p/>
            <text:p>IMOVEL QUITADO E REGISTRADO</text:p>
            <text:p>IMOVEL NÃO ACEITA FINANCIAMENTO</text:p>
            <text:p>IMÓVEL SUJEITO A ALTERAÇÃO DE PREÇO SEM AVISO PRÉVIO!</text:p>
            <text:p/>
            <text:p>Agende agora mesmo uma visita</text:p>
            <text:p>ORITON PEREIRA  CRECI-F 17025/DF</text:p>
            <text:p>Corretor de imóveis Credenciado Especialista</text:p>
            <text:p>+ 5 5 6 1   9 8 5 2 0 - 3 6 4 2   (whatsapp)</text:p>
          </table:table-cell>
          <table:table-cell office:value-type="string" calcext:value-type="string">
            <text:p>https://www.dfimoveis.com.br/imovel/casa-3-quartos-venda-ceilandia-norte-ceilandia-df-qnp-9-conjunto-q-786331</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24 Conjunto C</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ão encontrado</text:p>
          </table:table-cell>
          <table:table-cell table:number-columns-repeated="2" office:value-type="string" calcext:value-type="string">
            <text:p>250,00 m²</text:p>
          </table:table-cell>
          <table:table-cell office:value-type="float" office:value="390" calcext:value-type="float">
            <text:p>390</text:p>
          </table:table-cell>
          <table:table-cell/>
          <table:table-cell office:value-type="float" office:value="-15.8029576" calcext:value-type="float">
            <text:p>-15.8029576</text:p>
          </table:table-cell>
          <table:table-cell office:value-type="float" office:value="-48.1105408" calcext:value-type="float">
            <text:p>-48.1105408</text:p>
          </table:table-cell>
          <table:table-cell office:value-type="string" calcext:value-type="string">
            <text:p>Top Imobiliária</text:p>
          </table:table-cell>
          <table:table-cell office:value-type="float" office:value="15806" calcext:value-type="float">
            <text:p>15806</text:p>
          </table:table-cell>
          <table:table-cell office:value-type="float" office:value="556130424344" calcext:value-type="float">
            <text:p>556130424344</text:p>
          </table:table-cell>
          <table:table-cell office:value-type="string" calcext:value-type="string">
            <text:p>(61) 3042 </text:p>
            <text:p>                                             </text:p>
            <text:p>                                         </text:p>
            <text:p>                             </text:p>
            <text:p>                             - 4344 </text:p>
            <text:p>                                 </text:p>
            <text:p>                                       </text:p>
            <text:p>                                 </text:p>
            <text:p>                             </text:p>
            <text:p/>
            <text:p>         </text:p>
            <text:p>                             </text:p>
            <text:p>                                         </text:p>
            <text:p>                                             </text:p>
            <text:p>                                                 </text:p>
            <text:p>                                                 (61) 3042 </text:p>
            <text:p>                                             </text:p>
            <text:p>                                         </text:p>
            <text:p>                             </text:p>
            <text:p>                             - 4344 </text:p>
            <text:p>                                 </text:p>
            <text:p>                                       </text:p>
            <text:p>                                 </text:p>
            <text:p>                             </text:p>
            <text:p/>
            <text:p>         </text:p>
            <text:p>                             </text:p>
            <text:p>                                         </text:p>
            <text:p>                                             </text:p>
            <text:p>                                                 </text:p>
            <text:p>                                                 (61) 3042 </text:p>
            <text:p>                                             </text:p>
            <text:p>                                         </text:p>
            <text:p>                             </text:p>
            <text:p>                             - 4344 </text:p>
            <text:p>                                 </text:p>
            <text:p>                                       </text:p>
            <text:p>                                 </text:p>
            <text:p>                             </text:p>
            <text:p/>
            <text:p>         </text:p>
            <text:p>                             </text:p>
            <text:p>                                         </text:p>
            <text:p>                                             </text:p>
            <text:p>                                                 </text:p>
            <text:p>                                                 (61) 3042 </text:p>
            <text:p>                                             </text:p>
            <text:p>                                         </text:p>
            <text:p>                             </text:p>
            <text:p>                             - 4344</text:p>
          </table:table-cell>
          <table:table-cell office:value-type="string" calcext:value-type="string">
            <text:p>171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LOTE COMERCIAL E RESIDENCIAL</text:p>
          </table:table-cell>
          <table:table-cell office:value-type="string" calcext:value-type="string">
            <text:p>QNM 24 Conjunto C- Lote COMERCIAL de ESQUINA.</text:p>
            <text:p/>
            <text:p>Lote constituído por:</text:p>
            <text:p>- Área total de 250 m²</text:p>
            <text:p>- Medidas 10x25 Sendo 25m de frente para o comércio.</text:p>
            <text:p>- Casa c/ 160m² de área construída</text:p>
            <text:p>- 2 quartos + 02 lojas já alugadas</text:p>
            <text:p>- Ponto comercial</text:p>
            <text:p>- Pode construir 3x o tamanho do terreno.</text:p>
            <text:p/>
            <text:p>Ideal para quem precisa construir um prédio comercial. </text:p>
            <text:p>Invista em seus projetos.</text:p>
            <text:p/>
            <text:p>A QNM 24 conjunto C contra esquina com comércio da quadra, possui bastante visibilidade, estrategicamente localizada entre comércios, serviços e saídas. Próximo a feira central de Ceilândia, delegacias, padarias, mercados, escolas e vias de fácil acesso.</text:p>
            <text:p/>
            <text:p>Valor: R$ 390.000,00 | Aceita propostas coerentes.</text:p>
            <text:p/>
            <text:p>Contatos, agendamento de visita ou mais informações</text:p>
            <text:p>Top Imobiliária: CRECI J  DF 15806</text:p>
            <text:p>Fixo: Celular: ,(Whatsapp)</text:p>
            <text:p>E-mail: Instagram: @top_imobiliariadf</text:p>
            <text:p>Atendimento presencial: Rua 07 norte LT 3, 5 e 7 Loja 06 Edifício Max Mall. Águas Claras, Brasília - DF, 71908-180.</text:p>
          </table:table-cell>
          <table:table-cell office:value-type="string" calcext:value-type="string">
            <text:p>https://www.dfimoveis.com.br/imovel/casa-3-quartos-venda-ceilandia-norte-ceilandia-df-qnm-24-conjunto-c-1052313</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6 Conjunto 75</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ão encontrado</text:p>
          </table:table-cell>
          <table:table-cell table:number-columns-repeated="2" office:value-type="string" calcext:value-type="string">
            <text:p>126,00 m²</text:p>
          </table:table-cell>
          <table:table-cell office:value-type="float" office:value="155" calcext:value-type="float">
            <text:p>155</text:p>
          </table:table-cell>
          <table:table-cell/>
          <table:table-cell office:value-type="float" office:value="-15.8037475" calcext:value-type="float">
            <text:p>-15.8037475</text:p>
          </table:table-cell>
          <table:table-cell office:value-type="float" office:value="-48.1349654" calcext:value-type="float">
            <text:p>-48.1349654</text:p>
          </table:table-cell>
          <table:table-cell office:value-type="string" calcext:value-type="string">
            <text:p>Samuel Imobiliária</text:p>
          </table:table-cell>
          <table:table-cell office:value-type="float" office:value="26046" calcext:value-type="float">
            <text:p>26046</text:p>
          </table:table-cell>
          <table:table-cell office:value-type="float" office:value="5561985746666" calcext:value-type="float">
            <text:p>5561985746666</text:p>
          </table:table-cell>
          <table:table-cell office:value-type="string" calcext:value-type="string">
            <text:p>(61) 98574 </text:p>
            <text:p>                                             </text:p>
            <text:p>                                         </text:p>
            <text:p>                             </text:p>
            <text:p>                             - 6666 </text:p>
            <text:p>                                 </text:p>
            <text:p>                                       </text:p>
            <text:p>                                 </text:p>
            <text:p>                             </text:p>
            <text:p/>
            <text:p>         </text:p>
            <text:p>                             </text:p>
            <text:p>                                         </text:p>
            <text:p>                                             </text:p>
            <text:p>                                                 </text:p>
            <text:p>                                                 (61) 98574 </text:p>
            <text:p>                                             </text:p>
            <text:p>                                         </text:p>
            <text:p>                             </text:p>
            <text:p>                             - 6666 </text:p>
            <text:p>                                 </text:p>
            <text:p>                                       </text:p>
            <text:p>                                 </text:p>
            <text:p>                             </text:p>
            <text:p/>
            <text:p>         </text:p>
            <text:p>                             </text:p>
            <text:p>                                         </text:p>
            <text:p>                                             </text:p>
            <text:p>                                                 </text:p>
            <text:p>                                                 (61) 98574 </text:p>
            <text:p>                                             </text:p>
            <text:p>                                         </text:p>
            <text:p>                             </text:p>
            <text:p>                             - 6666 </text:p>
            <text:p>                                 </text:p>
            <text:p>                                       </text:p>
            <text:p>                                 </text:p>
            <text:p>                             </text:p>
            <text:p/>
            <text:p>         </text:p>
            <text:p>                             </text:p>
            <text:p>                                         </text:p>
            <text:p>                                             </text:p>
            <text:p>                                                 </text:p>
            <text:p>                                                 (61) 98574 </text:p>
            <text:p>                                             </text:p>
            <text:p>                                         </text:p>
            <text:p>                             </text:p>
            <text:p>                             - 6666</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Descrição A SAMUEL IMOBILIÁRIA OFERECE EXCELENTE OPORTUNIDADE!!! LINDA CASA NA PRIVILEGIADA  QUADRA QNO 16 CONJUNTO 75 NA EXPANSÃO DO SETOR O  AGENDE UMA VISITA:  DO IMÓVEL: Casa Térrea Composta por Garagem para 02 Carros, toda forrada com Gesso, Sala, 02 quartos, 01 Banheiros Social,  Cozinha, Área de serviço Coberta com Churrasqueira.   DA LOCALIZAÇÃO: Está localizado em uma das melhores quadra da Expansão do Setor O, na  QNO 16,  próximo de Parada de Ônibus, Escolas Públicas e com vários Comércios locais. DA METRAGEM:  126 m² de Área Privativa. DA NEGOCIAÇÃO Valor R$ 165.000,00 (Cento e Sessenta e Cinco Mil Reais) NÃO ACEITA FINANCIAMENTO DAS VISITAS: AGENDE COM O CORRETOR: JACKSON PIRES  CRECI DF 31.495 CONTATO: , PRA SAIR DO ALUGUEL, CHAME O SAMUEL CRECI J 26.046 - Atual.26-03-25</text:p>
          </table:table-cell>
          <table:table-cell office:value-type="string" calcext:value-type="string">
            <text:p>https://www.dfimoveis.com.br/imovel/casa-2-quartos-venda-ceilandia-norte-ceilandia-df-qno-16-conjunto-75-1064534</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Q 2 Conjunto 14</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75,00 m²</text:p>
          </table:table-cell>
          <table:table-cell office:value-type="string" calcext:value-type="string">
            <text:p>150,00 m²</text:p>
          </table:table-cell>
          <table:table-cell office:value-type="float" office:value="220" calcext:value-type="float">
            <text:p>220</text:p>
          </table:table-cell>
          <table:table-cell/>
          <table:table-cell office:value-type="float" office:value="-15.8045164" calcext:value-type="float">
            <text:p>-15.8045164</text:p>
          </table:table-cell>
          <table:table-cell office:value-type="float" office:value="-48.1424424" calcext:value-type="float">
            <text:p>-48.1424424</text:p>
          </table:table-cell>
          <table:table-cell office:value-type="string" calcext:value-type="string">
            <text:p>Barra Imobiliária</text:p>
          </table:table-cell>
          <table:table-cell office:value-type="float" office:value="4232" calcext:value-type="float">
            <text:p>4232</text:p>
          </table:table-cell>
          <table:table-cell office:value-type="float" office:value="5561999823795" calcext:value-type="float">
            <text:p>5561999823795</text:p>
          </table:table-cell>
          <table:table-cell office:value-type="string" calcext:value-type="string">
            <text:p>(61) 99982 </text:p>
            <text:p>                                             </text:p>
            <text:p>                                         </text:p>
            <text:p>                             </text:p>
            <text:p>                             - 3795 </text:p>
            <text:p>                                 </text:p>
            <text:p>                                       </text:p>
            <text:p>                                 </text:p>
            <text:p>                             </text:p>
            <text:p/>
            <text:p>         </text:p>
            <text:p>                             </text:p>
            <text:p>                                         </text:p>
            <text:p>                                             </text:p>
            <text:p>                                                 </text:p>
            <text:p>                                                 (61) 99982 </text:p>
            <text:p>                                             </text:p>
            <text:p>                                         </text:p>
            <text:p>                             </text:p>
            <text:p>                             - 3795 </text:p>
            <text:p>                                 </text:p>
            <text:p>                                       </text:p>
            <text:p>                                 </text:p>
            <text:p>                             </text:p>
            <text:p/>
            <text:p>         </text:p>
            <text:p>                             </text:p>
            <text:p>                                         </text:p>
            <text:p>                                             </text:p>
            <text:p>                                                 </text:p>
            <text:p>                                                 (61) 99982 </text:p>
            <text:p>                                             </text:p>
            <text:p>                                         </text:p>
            <text:p>                             </text:p>
            <text:p>                             - 3795 </text:p>
            <text:p>                                 </text:p>
            <text:p>                                       </text:p>
            <text:p>                                 </text:p>
            <text:p>                             </text:p>
            <text:p/>
            <text:p>         </text:p>
            <text:p>                             </text:p>
            <text:p>                                         </text:p>
            <text:p>                                             </text:p>
            <text:p>                                                 </text:p>
            <text:p>                                                 (61) 99982 </text:p>
            <text:p>                                             </text:p>
            <text:p>                                         </text:p>
            <text:p>                             </text:p>
            <text:p>                             - 3795</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3 quartos para Venda Ceilândia Norte (Ceilândia), Brasília</text:p>
          </table:table-cell>
          <table:table-cell office:value-type="string" calcext:value-type="string">
            <text:p>QNQ 02 - EXPANSÃO DO SETOR "O"</text:p>
            <text:p/>
            <text:p/>
            <text:p>Ótima oportunidade de investimento!</text:p>
            <text:p/>
            <text:p>Lote de "ESQUINA" com 02 (duas) moradias sendo:</text:p>
            <text:p/>
            <text:p>CASA 01 TELHADO DE AMIANTO SEM FORRO</text:p>
            <text:p>- 02 Dormitórios</text:p>
            <text:p>- Sala</text:p>
            <text:p>- WC Social</text:p>
            <text:p>- Cozinha</text:p>
            <text:p>- Área de Serviço e</text:p>
            <text:p>- Garagem coberta.</text:p>
            <text:p/>
            <text:p> CASA 02 NA LAJE</text:p>
            <text:p>- 01 dormitório</text:p>
            <text:p>- Sala</text:p>
            <text:p>- WC Social</text:p>
            <text:p>- Cozinha</text:p>
            <text:p>- Área de Serviço e</text:p>
            <text:p>- 01 Vaga de garagem descoberta.</text:p>
            <text:p/>
            <text:p>Pagamento à VISTA!</text:p>
            <text:p/>
            <text:p>Agende logo sua visita com um dos nossos corretores através dos contatos:</text:p>
            <text:p>(61) 9., - Humberto.</text:p>
            <text:p>, - Barra Imobiliária.</text:p>
            <text:p/>
            <text:p>PLANTÃO TAMBÉM AOS FINAIS DE SEMANA!</text:p>
          </table:table-cell>
          <table:table-cell office:value-type="string" calcext:value-type="string">
            <text:p>https://www.dfimoveis.com.br/imovel/casa-3-quartos-venda-ceilandia-norte-ceilandia-df-qnq-2-conjunto-14-1062876</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6 Conjunto M</text:p>
          </table:table-cell>
          <table:table-cell office:value-type="float" office:value="10" calcext:value-type="float">
            <text:p>10</text:p>
          </table:table-cell>
          <table:table-cell table:number-columns-repeated="2" office:value-type="float" office:value="0" calcext:value-type="float">
            <text:p>0</text:p>
          </table:table-cell>
          <table:table-cell office:value-type="string" calcext:value-type="string">
            <text:p>Não encontrado</text:p>
          </table:table-cell>
          <table:table-cell office:value-type="string" calcext:value-type="string">
            <text:p>277,00 m²</text:p>
          </table:table-cell>
          <table:table-cell office:value-type="string" calcext:value-type="string">
            <text:p>250,00 m²</text:p>
          </table:table-cell>
          <table:table-cell office:value-type="float" office:value="370" calcext:value-type="float">
            <text:p>370</text:p>
          </table:table-cell>
          <table:table-cell/>
          <table:table-cell office:value-type="float" office:value="-15.8097891" calcext:value-type="float">
            <text:p>-15.8097891</text:p>
          </table:table-cell>
          <table:table-cell office:value-type="float" office:value="-48.1097091" calcext:value-type="float">
            <text:p>-48.1097091</text:p>
          </table:table-cell>
          <table:table-cell office:value-type="string" calcext:value-type="string">
            <text:p>Thaís Imobiliaria</text:p>
          </table:table-cell>
          <table:table-cell office:value-type="float" office:value="1704" calcext:value-type="float">
            <text:p>1704</text:p>
          </table:table-cell>
          <table:table-cell office:value-type="float" office:value="556130312200" calcext:value-type="float">
            <text:p>556130312200</text:p>
          </table:table-cell>
          <table:table-cell office:value-type="string" calcext:value-type="string">
            <text:p>(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 </text:p>
            <text:p>                                 </text:p>
            <text:p>                                       </text:p>
            <text:p>                                 </text:p>
            <text:p>                             </text:p>
            <text:p/>
            <text:p>         </text:p>
            <text:p>                             </text:p>
            <text:p>                                         </text:p>
            <text:p>                                             </text:p>
            <text:p>                                                 </text:p>
            <text:p>                                                 (61) 3031 </text:p>
            <text:p>                                             </text:p>
            <text:p>                                         </text:p>
            <text:p>                             </text:p>
            <text:p>                             - 2200</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M 6 I 07 Kit <text:s/>para investidor - Ceilçandia</text:p>
          </table:table-cell>
          <table:table-cell office:value-type="string" calcext:value-type="string">
            <text:p>QNM 06 - Ceilândia</text:p>
            <text:p/>
            <text:p>Se você busca um investimento seguro e rentável, esta é a opção ideal! Prédio localizado na QNM 06, com 07 kitnets, excelente estrutura e grande potencial de retorno.</text:p>
            <text:p>- Renda mensal estimada: R$ 5.000,00</text:p>
            <text:p>- Localização estratégica em região valorizada</text:p>
            <text:p>- Unidades compactas e funcionais, perfeitas para locação</text:p>
            <text:p>- Investimento sólido e com demanda garantida</text:p>
            <text:p>Essa é a oportunidade de garantir uma renda passiva estável em um mercado aquecido!</text:p>
            <text:p/>
            <text:p>A área do imóvel anunciado é uma estimativa e deverá ser confirmada junto à certidão de ônus do imóvel ou cessão de direitos, se não se tratar de bem a ser vendido como coisa certa e discriminada, bem como eventual vaga de garagem anunciada que deverá ser confirmada, pois se trata de vaga vinculada, área comum ou estacionamento público cercado.</text:p>
            <text:p/>
            <text:p>Plantão de atendimento</text:p>
            <text:p>Ligue agora e agende sua visita!</text:p>
          </table:table-cell>
          <table:table-cell office:value-type="string" calcext:value-type="string">
            <text:p>https://www.dfimoveis.com.br/imovel/casa-4-quartos-venda-ceilandia-norte-ceilandia-df-qnm-6-conjunto-m-1121783</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9</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ascente</text:p>
          </table:table-cell>
          <table:table-cell table:number-columns-repeated="2" office:value-type="string" calcext:value-type="string">
            <text:p>60,00 m²</text:p>
          </table:table-cell>
          <table:table-cell office:value-type="float" office:value="300" calcext:value-type="float">
            <text:p>300</text:p>
          </table:table-cell>
          <table:table-cell office:value-type="string" calcext:value-type="string">
            <text:p>Aceita Pets, Área de Serviço, Vista Livre</text:p>
          </table:table-cell>
          <table:table-cell office:value-type="float" office:value="-15.7997276" calcext:value-type="float">
            <text:p>-15.7997276</text:p>
          </table:table-cell>
          <table:table-cell office:value-type="float" office:value="-48.1278102" calcext:value-type="float">
            <text:p>-48.1278102</text:p>
          </table:table-cell>
          <table:table-cell office:value-type="string" calcext:value-type="string">
            <text:p>MAPI Marcos Antonio Patrimônio Imobiliário Ltda</text:p>
          </table:table-cell>
          <table:table-cell office:value-type="float" office:value="27154" calcext:value-type="float">
            <text:p>27154</text:p>
          </table:table-cell>
          <table:table-cell office:value-type="float" office:value="5561985224444" calcext:value-type="float">
            <text:p>5561985224444</text:p>
          </table:table-cell>
          <table:table-cell office:value-type="string" calcext:value-type="string">
            <text:p>(61) 98522 </text:p>
            <text:p>                                             </text:p>
            <text:p>                                         </text:p>
            <text:p>                             </text:p>
            <text:p>                             - 4444 </text:p>
            <text:p>                                 </text:p>
            <text:p>                                       </text:p>
            <text:p>                                 </text:p>
            <text:p>                             </text:p>
            <text:p/>
            <text:p>         </text:p>
            <text:p>                             </text:p>
            <text:p>                                         </text:p>
            <text:p>                                             </text:p>
            <text:p>                                                 </text:p>
            <text:p>                                                 (61) 98522 </text:p>
            <text:p>                                             </text:p>
            <text:p>                                         </text:p>
            <text:p>                             </text:p>
            <text:p>                             - 4444 </text:p>
            <text:p>                                 </text:p>
            <text:p>                                       </text:p>
            <text:p>                                 </text:p>
            <text:p>                             </text:p>
            <text:p/>
            <text:p>         </text:p>
            <text:p>                             </text:p>
            <text:p>                                         </text:p>
            <text:p>                                             </text:p>
            <text:p>                                                 </text:p>
            <text:p>                                                 (61) 98522 </text:p>
            <text:p>                                             </text:p>
            <text:p>                                         </text:p>
            <text:p>                             </text:p>
            <text:p>                             - 4444 </text:p>
            <text:p>                                 </text:p>
            <text:p>                                       </text:p>
            <text:p>                                 </text:p>
            <text:p>                             </text:p>
            <text:p/>
            <text:p>         </text:p>
            <text:p>                             </text:p>
            <text:p>                                         </text:p>
            <text:p>                                             </text:p>
            <text:p>                                                 </text:p>
            <text:p>                                                 (61) 98522 </text:p>
            <text:p>                                             </text:p>
            <text:p>                                         </text:p>
            <text:p>                             </text:p>
            <text:p>                             - 4444</text:p>
          </table:table-cell>
          <table:table-cell office:value-type="string" calcext:value-type="string">
            <text:p>177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Excelente localização próximo ao Centro Olímpico</text:p>
          </table:table-cell>
          <table:table-cell office:value-type="string" calcext:value-type="string">
            <text:p>MAPI VENDE Imóvel assim composto e descrito:</text:p>
            <text:p>- QNO 9 casa  frente para o nascente na laje e com casa de fundos assim sendo:</text:p>
            <text:p>- garagem para 02 (dois) carros</text:p>
            <text:p>- Sala ampla com piso em cimento, teto na laje</text:p>
            <text:p>- São 03 (três) quartos sociais sendo o do casal amplo</text:p>
            <text:p>- Banheiro social azulejado</text:p>
            <text:p>- Uma casa de fundos  com entrada independente composta de   quarto, sala,  banheiro e cozinha</text:p>
            <text:p>- Valor total do imóvel............:  R$ 300.00000 (trezentos mil reais)</text:p>
            <text:p>- Aceita financiamento e FGTS</text:p>
            <text:p>- Visita.............: ,/ 9 , zap com Marco Antonio.</text:p>
          </table:table-cell>
          <table:table-cell office:value-type="string" calcext:value-type="string">
            <text:p>https://www.dfimoveis.com.br/imovel/casa-3-quartos-venda-ceilandia-norte-ceilandia-df-qno-9-1046871</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1 Conjunto G</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Perpendicular</text:p>
          </table:table-cell>
          <table:table-cell office:value-type="string" calcext:value-type="string">
            <text:p>144,00 m²</text:p>
          </table:table-cell>
          <table:table-cell office:value-type="string" calcext:value-type="string">
            <text:p>Não encontrado</text:p>
          </table:table-cell>
          <table:table-cell office:value-type="float" office:value="389" calcext:value-type="float">
            <text:p>389</text:p>
          </table:table-cell>
          <table:table-cell office:value-type="string" calcext:value-type="string">
            <text:p>Aceita Pets, Área de Serviço, Cozinha com Armários , Interfone, Portão Eletrônico, Varanda, Projeto de Iluminação, Área de Serviço Coberta , Piso em Porcelanato , Cozinha Espaçosa, Pintura Nova </text:p>
          </table:table-cell>
          <table:table-cell office:value-type="float" office:value="-15.7960767" calcext:value-type="float">
            <text:p>-15.7960767</text:p>
          </table:table-cell>
          <table:table-cell office:value-type="float" office:value="-48.1282189" calcext:value-type="float">
            <text:p>-48.1282189</text:p>
          </table:table-cell>
          <table:table-cell office:value-type="string" calcext:value-type="string">
            <text:p>Shirley Paiva Corretora de Imóveis</text:p>
          </table:table-cell>
          <table:table-cell office:value-type="float" office:value="14786" calcext:value-type="float">
            <text:p>14786</text:p>
          </table:table-cell>
          <table:table-cell office:value-type="float" office:value="5561981515838" calcext:value-type="float">
            <text:p>5561981515838</text:p>
          </table:table-cell>
          <table:table-cell office:value-type="string" calcext:value-type="string">
            <text:p>(61) 98151 </text:p>
            <text:p>                                             </text:p>
            <text:p>                                         </text:p>
            <text:p>                             </text:p>
            <text:p>                             - 5838 </text:p>
            <text:p>                                 </text:p>
            <text:p>                                       </text:p>
            <text:p>                                 </text:p>
            <text:p>                             </text:p>
            <text:p/>
            <text:p>         </text:p>
            <text:p>                             </text:p>
            <text:p>                                         </text:p>
            <text:p>                                             </text:p>
            <text:p>                                                 </text:p>
            <text:p>                                                 (61) 98151 </text:p>
            <text:p>                                             </text:p>
            <text:p>                                         </text:p>
            <text:p>                             </text:p>
            <text:p>                             - 5838 </text:p>
            <text:p>                                 </text:p>
            <text:p>                                       </text:p>
            <text:p>                                 </text:p>
            <text:p>                             </text:p>
            <text:p/>
            <text:p>         </text:p>
            <text:p>                             </text:p>
            <text:p>                                         </text:p>
            <text:p>                                             </text:p>
            <text:p>                                                 </text:p>
            <text:p>                                                 (61) 98151 </text:p>
            <text:p>                                             </text:p>
            <text:p>                                         </text:p>
            <text:p>                             </text:p>
            <text:p>                             - 5838 </text:p>
            <text:p>                                 </text:p>
            <text:p>                                       </text:p>
            <text:p>                                 </text:p>
            <text:p>                             </text:p>
            <text:p/>
            <text:p>         </text:p>
            <text:p>                             </text:p>
            <text:p>                                         </text:p>
            <text:p>                                             </text:p>
            <text:p>                                                 </text:p>
            <text:p>                                                 (61) 98151 </text:p>
            <text:p>                                             </text:p>
            <text:p>                                         </text:p>
            <text:p>                             </text:p>
            <text:p>                             - 5838</text:p>
          </table:table-cell>
          <table:table-cell office:value-type="string" calcext:value-type="string">
            <text:p>10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Linda casa 04 quartos 02 suítes reformada com garagem ampla <text:s/>Aceita Financiamento</text:p>
          </table:table-cell>
          <table:table-cell office:value-type="string" calcext:value-type="string">
            <text:p>QNO 11 Setor O Ceilândia Norte! Venha morar em quadra residencial, com excelente localização, próximo a paradas, escolas, igreja, comércio e muito mais.</text:p>
            <text:p> Casa reformada composta por: sala, banheiro social, 04 quartos sendo 02 suítes,  cozinha com bancada, pequeno quintal nos fundos com área de serviço.</text:p>
            <text:p>Está com piso em porcelanato na sala e demais ambientes com cerâmica.</text:p>
            <text:p>Forrada em PVC.</text:p>
            <text:p>Casa bem ventilada e iluminada.</text:p>
            <text:p>Frente coberta com telhado colonial e garagem ampla para até 04 carros.</text:p>
            <text:p>O portão é eletrônico e possui 02 aberturas para facilitar o manuseio dos carros.</text:p>
            <text:p>Imóvel pronto para entrar e morar.</text:p>
            <text:p/>
            <text:p>Valor: R$ 389.000,00</text:p>
            <text:p>Quitada e Escriturada, documentação tudo ok!</text:p>
            <text:p>Aceita Financiamento Bancário e FGTS!</text:p>
            <text:p/>
            <text:p>Agende agora mesmo a sua visita com a corretora:</text:p>
            <text:p/>
            <text:p>Shirley Paiva</text:p>
            <text:p/>
          </table:table-cell>
          <table:table-cell office:value-type="string" calcext:value-type="string">
            <text:p>https://www.dfimoveis.com.br/imovel/casa-4-quartos-venda-ceilandia-norte-ceilandia-df-qno-11-conjunto-g-860683</text:p>
          </table:table-cell>
        </table:table-row>
        <table:table-row table:style-name="ro13">
          <table:table-cell office:value-type="string" calcext:value-type="string">
            <text:p>CEILÂNDIA</text:p>
          </table:table-cell>
          <table:table-cell office:value-type="string" calcext:value-type="string">
            <text:p>CEILANDIA NORTE</text:p>
          </table:table-cell>
          <table:table-cell office:value-type="string" calcext:value-type="string">
            <text:p>QNM 18 Conjunto D</text:p>
          </table:table-cell>
          <table:table-cell office:value-type="float" office:value="7" calcext:value-type="float">
            <text:p>7</text:p>
          </table:table-cell>
          <table:table-cell table:number-columns-repeated="2" office:value-type="float" office:value="5" calcext:value-type="float">
            <text:p>5</text:p>
          </table:table-cell>
          <table:table-cell office:value-type="string" calcext:value-type="string">
            <text:p>Nascente</text:p>
          </table:table-cell>
          <table:table-cell office:value-type="string" calcext:value-type="string">
            <text:p>250,00 m²</text:p>
          </table:table-cell>
          <table:table-cell office:value-type="string" calcext:value-type="string">
            <text:p>450,00 m²</text:p>
          </table:table-cell>
          <table:table-cell office:value-type="float" office:value="760" calcext:value-type="float">
            <text:p>760</text:p>
          </table:table-cell>
          <table:table-cell office:value-type="string" calcext:value-type="string">
            <text:p>Área de Serviço, Cozinha com Armários , Portão Eletrônico, Varanda, Projeto de Iluminação, Área de Serviço Coberta , Piso em Porcelanato , Cozinha Espaçosa, Pintura Nova </text:p>
          </table:table-cell>
          <table:table-cell office:value-type="float" office:value="-15.8140983" calcext:value-type="float">
            <text:p>-15.8140983</text:p>
          </table:table-cell>
          <table:table-cell office:value-type="float" office:value="-48.1007495" calcext:value-type="float">
            <text:p>-48.1007495</text:p>
          </table:table-cell>
          <table:table-cell office:value-type="string" calcext:value-type="string">
            <text:p>Ferola Empreendimentos Imobiliários</text:p>
          </table:table-cell>
          <table:table-cell office:value-type="float" office:value="11476" calcext:value-type="float">
            <text:p>11476</text:p>
          </table:table-cell>
          <table:table-cell office:value-type="float" office:value="5561995011044" calcext:value-type="float">
            <text:p>5561995011044</text:p>
          </table:table-cell>
          <table:table-cell office:value-type="string" calcext:value-type="string">
            <text:p>(61) 99501 </text:p>
            <text:p>                                             </text:p>
            <text:p>                                         </text:p>
            <text:p>                             </text:p>
            <text:p>                             - 1044 </text:p>
            <text:p>                                 </text:p>
            <text:p>                                       </text:p>
            <text:p>                                 </text:p>
            <text:p>                             </text:p>
            <text:p/>
            <text:p>         </text:p>
            <text:p>                             </text:p>
            <text:p>                                         </text:p>
            <text:p>                                             </text:p>
            <text:p>                                                 </text:p>
            <text:p>                                                 (61) 99501 </text:p>
            <text:p>                                             </text:p>
            <text:p>                                         </text:p>
            <text:p>                             </text:p>
            <text:p>                             - 1044 </text:p>
            <text:p>                                 </text:p>
            <text:p>                                       </text:p>
            <text:p>                                 </text:p>
            <text:p>                             </text:p>
            <text:p/>
            <text:p>         </text:p>
            <text:p>                             </text:p>
            <text:p>                                         </text:p>
            <text:p>                                             </text:p>
            <text:p>                                                 </text:p>
            <text:p>                                                 (61) 99501 </text:p>
            <text:p>                                             </text:p>
            <text:p>                                         </text:p>
            <text:p>                             </text:p>
            <text:p>                             - 1044 </text:p>
            <text:p>                                 </text:p>
            <text:p>                                       </text:p>
            <text:p>                                 </text:p>
            <text:p>                             </text:p>
            <text:p/>
            <text:p>         </text:p>
            <text:p>                             </text:p>
            <text:p>                                         </text:p>
            <text:p>                                             </text:p>
            <text:p>                                                 </text:p>
            <text:p>                                                 (61) 99501 </text:p>
            <text:p>                                             </text:p>
            <text:p>                                         </text:p>
            <text:p>                             </text:p>
            <text:p>                             - 1044</text:p>
          </table:table-cell>
          <table:table-cell office:value-type="string" calcext:value-type="string">
            <text:p>449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office:value-type="string" calcext:value-type="string">
            <text:p>Não econtrado</text:p>
          </table:table-cell>
          <table:table-cell office:value-type="string" calcext:value-type="string">
            <text:p>2 Andares</text:p>
          </table:table-cell>
          <table:table-cell office:value-type="string" calcext:value-type="string">
            <text:p>QNM 18 - <text:s/>- CENTRO DA CEILÂNDIA CASA SOBRADO ACEITA FINANCIAMENTO - VARANDA - VISTA LIVRE </text:p>
          </table:table-cell>
          <table:table-cell office:value-type="string" calcext:value-type="string">
            <text:p>FEROLA A MAIS ACESSADA DE BRASILIA VENDE  - , CASA SOBRADO NO CENTRO DA CEILÂNDIA  - ACEITA FINANCIAMENTO - VARANDA - VISTA LIVRE - PRÓXIMO CENTRO DE CEILÂNDIA E COMERCIO</text:p>
            <text:p/>
            <text:p>LINDA CASA SOBRADO</text:p>
            <text:p>450 METROS</text:p>
            <text:p>07 QUARTOS</text:p>
            <text:p>05 SUÍTE</text:p>
            <text:p>07 BANHEIROS</text:p>
            <text:p>ARMÁRIO EM TODOS OS QUARTOS, BANHEIROS E COZINHA</text:p>
            <text:p>SALA DE TV COM PAINEL DE TV </text:p>
            <text:p>CHURRASQUEIRA</text:p>
            <text:p>ÁREA DE SERVIÇO COBERTA </text:p>
            <text:p>GARAGEM PARA 05 CARROS </text:p>
            <text:p>TODA NA LAGE E FORRADA</text:p>
            <text:p/>
            <text:p>CIRCUITO DE TV</text:p>
            <text:p>PORTÃO ELETRÔNICA</text:p>
            <text:p/>
            <text:p>CASA TERRÉA </text:p>
            <text:p>02 QUARTOS</text:p>
            <text:p>01 SUÍTE </text:p>
            <text:p>02 BANHEIROS</text:p>
            <text:p>SALA</text:p>
            <text:p>COZINHA</text:p>
            <text:p/>
            <text:p>DUAS CASA NO FUNDO DO LOTE</text:p>
            <text:p>01 CASA </text:p>
            <text:p>SALA, COZINHA E BANHEIRO COM ARMÁRIO</text:p>
            <text:p>01 CASA</text:p>
            <text:p>02 QUARTOS, SALA COZINHA E BANHEIRO </text:p>
            <text:p/>
            <text:p>CASA NO SEGUNDO PISO</text:p>
            <text:p>02 QUARTOS</text:p>
            <text:p>02 SUÍTE</text:p>
            <text:p>03 BANHEIROS</text:p>
            <text:p>COZINHA </text:p>
            <text:p>SALA</text:p>
            <text:p>VARANDA</text:p>
            <text:p/>
            <text:p>    - EQUIPE FEROLA </text:p>
            <text:p/>
            <text:p>JARBAS (61) , - Creci: 18.898/DF</text:p>
            <text:p/>
            <text:p>BONFIM: , Creci: 10.390/DF </text:p>
            <text:p>LILIAN , - Creci: 7.952/DF</text:p>
            <text:p>EDSON , - Creci: 27.192/DF </text:p>
            <text:p>ROBSON , - Creci  21934/DF</text:p>
            <text:p>BEATRIZ , - Creci: 28.707/DF</text:p>
            <text:p>FERNANDA , - Creci: 14.240/DF</text:p>
            <text:p>WEDER (61) 9., - Creci: 30.759/DF</text:p>
            <text:p>MARCOS , - Creci: 11.811/DF</text:p>
            <text:p/>
            <text:p>AVALIAÇÃO GRATUITA: - , - ,</text:p>
            <text:p>FEROLA EMPREENDIMENTOS IMOBILIÁRIOS. </text:p>
            <text:p>, </text:p>
            <text:p>A MELHOR DE BRASÍLIA!!! </text:p>
          </table:table-cell>
          <table:table-cell office:value-type="string" calcext:value-type="string">
            <text:p>https://www.dfimoveis.com.br/imovel/casa-4-quartos-venda-ceilandia-norte-ceilandia-df-qnm-18-conjunto-d-401410</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24 Conjunto N</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ão encontrado</text:p>
          </table:table-cell>
          <table:table-cell table:number-columns-repeated="2" office:value-type="string" calcext:value-type="string">
            <text:p>250,00 m²</text:p>
          </table:table-cell>
          <table:table-cell office:value-type="float" office:value="275" calcext:value-type="float">
            <text:p>275</text:p>
          </table:table-cell>
          <table:table-cell/>
          <table:table-cell office:value-type="float" office:value="-15.7993316" calcext:value-type="float">
            <text:p>-15.7993316</text:p>
          </table:table-cell>
          <table:table-cell office:value-type="float" office:value="-48.1097066" calcext:value-type="float">
            <text:p>-48.1097066</text:p>
          </table:table-cell>
          <table:table-cell office:value-type="string" calcext:value-type="string">
            <text:p>Simóvel</text:p>
          </table:table-cell>
          <table:table-cell office:value-type="float" office:value="6041" calcext:value-type="float">
            <text:p>6041</text:p>
          </table:table-cell>
          <table:table-cell office:value-type="float" office:value="556131420404" calcext:value-type="float">
            <text:p>556131420404</text:p>
          </table:table-cell>
          <table:table-cell office:value-type="string" calcext:value-type="string">
            <text:p>(61) 3142 </text:p>
            <text:p>                                             </text:p>
            <text:p>                                         </text:p>
            <text:p>                             </text:p>
            <text:p>                             - 0404 </text:p>
            <text:p>                                 </text:p>
            <text:p>                                       </text:p>
            <text:p>                                 </text:p>
            <text:p>                             </text:p>
            <text:p/>
            <text:p>         </text:p>
            <text:p>                             </text:p>
            <text:p>                                         </text:p>
            <text:p>                                             </text:p>
            <text:p>                                                 </text:p>
            <text:p>                                                 (61) 3142 </text:p>
            <text:p>                                             </text:p>
            <text:p>                                         </text:p>
            <text:p>                             </text:p>
            <text:p>                             - 0404 </text:p>
            <text:p>                                 </text:p>
            <text:p>                                       </text:p>
            <text:p>                                 </text:p>
            <text:p>                             </text:p>
            <text:p/>
            <text:p>         </text:p>
            <text:p>                             </text:p>
            <text:p>                                         </text:p>
            <text:p>                                             </text:p>
            <text:p>                                                 </text:p>
            <text:p>                                                 (61) 3142 </text:p>
            <text:p>                                             </text:p>
            <text:p>                                         </text:p>
            <text:p>                             </text:p>
            <text:p>                             - 0404 </text:p>
            <text:p>                                 </text:p>
            <text:p>                                       </text:p>
            <text:p>                                 </text:p>
            <text:p>                             </text:p>
            <text:p/>
            <text:p>         </text:p>
            <text:p>                             </text:p>
            <text:p>                                         </text:p>
            <text:p>                                             </text:p>
            <text:p>                                                 </text:p>
            <text:p>                                                 (61) 3142 </text:p>
            <text:p>                                             </text:p>
            <text:p>                                         </text:p>
            <text:p>                             </text:p>
            <text:p>                             - 0404</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M 24, lote de 250m² com 2 casas, 4 qtos, suíte, próximo a tudo que importa R$: 275.000</text:p>
          </table:table-cell>
          <table:table-cell office:value-type="string" calcext:value-type="string">
            <text:p>QNM 24, lote de 250m² com 2 casas, 4 qtos, suíte, próximo a tudo que importa R$: 275.000</text:p>
            <text:p/>
            <text:p>Localização privilegiada: Próximo a escolas, pontos de ônibus, fácil acesso à Avenida Hélio Prates, comércio local forte com Supermercado ULTRABOX (24h), Drogasil, atacadão Droga Center, padarias, academia SmartFit, BlueFit, Corpo e Saúde, restaurantes e muito mais. </text:p>
            <text:p/>
            <text:p>Lote de 250m².</text:p>
            <text:p/>
            <text:p>Casa 1 com:</text:p>
            <text:p/>
            <text:p>- 3 Quartos, sendo 1 suíte</text:p>
            <text:p>- Sala</text:p>
            <text:p>- Cozinha</text:p>
            <text:p>- Wc social</text:p>
            <text:p>- Área de serviço</text:p>
            <text:p>- Garagem para 5 carros.</text:p>
            <text:p/>
            <text:p>Casa 2 (fundos):</text:p>
            <text:p/>
            <text:p>- 2 Quartos</text:p>
            <text:p>- Sala</text:p>
            <text:p>- Cozinha</text:p>
            <text:p>- Wc social.</text:p>
            <text:p/>
            <text:p>Entre em contato para mais informações sobre o imóvel - , / (61) 9 , - Reginaldo / (61) 9 , - Beth</text:p>
            <text:p/>
            <text:p>Visite também nosso Facebook e Instagram: @simovelimobiliaria</text:p>
            <text:p/>
            <text:p>CRECI-DF: 20233</text:p>
          </table:table-cell>
          <table:table-cell office:value-type="string" calcext:value-type="string">
            <text:p>https://www.dfimoveis.com.br/imovel/casa-4-quartos-venda-ceilandia-norte-ceilandia-df-qnm-24-conjunto-n-526560</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23</text:p>
          </table:table-cell>
          <table:table-cell office:value-type="float" office:value="6" calcext:value-type="float">
            <text:p>6</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ascente</text:p>
          </table:table-cell>
          <table:table-cell table:number-columns-repeated="2" office:value-type="string" calcext:value-type="string">
            <text:p>250,00 m²</text:p>
          </table:table-cell>
          <table:table-cell office:value-type="float" office:value="259" calcext:value-type="float">
            <text:p>259</text:p>
          </table:table-cell>
          <table:table-cell/>
          <table:table-cell office:value-type="float" office:value="-15.8076398" calcext:value-type="float">
            <text:p>-15.8076398</text:p>
          </table:table-cell>
          <table:table-cell office:value-type="float" office:value="-48.1234933" calcext:value-type="float">
            <text:p>-48.1234933</text:p>
          </table:table-cell>
          <table:table-cell office:value-type="string" calcext:value-type="string">
            <text:p>Câmara Imóveis</text:p>
          </table:table-cell>
          <table:table-cell office:value-type="float" office:value="25474" calcext:value-type="float">
            <text:p>25474</text:p>
          </table:table-cell>
          <table:table-cell office:value-type="float" office:value="5561999251050" calcext:value-type="float">
            <text:p>5561999251050</text:p>
          </table:table-cell>
          <table:table-cell office:value-type="string" calcext:value-type="string">
            <text:p>(61) 99925 </text:p>
            <text:p>                                             </text:p>
            <text:p>                                         </text:p>
            <text:p>                             </text:p>
            <text:p>                             - 1050 </text:p>
            <text:p>                                 </text:p>
            <text:p>                                       </text:p>
            <text:p>                                 </text:p>
            <text:p>                             </text:p>
            <text:p/>
            <text:p>         </text:p>
            <text:p>                             </text:p>
            <text:p>                                         </text:p>
            <text:p>                                             </text:p>
            <text:p>                                                 </text:p>
            <text:p>                                                 (61) 99925 </text:p>
            <text:p>                                             </text:p>
            <text:p>                                         </text:p>
            <text:p>                             </text:p>
            <text:p>                             - 1050 </text:p>
            <text:p>                                 </text:p>
            <text:p>                                       </text:p>
            <text:p>                                 </text:p>
            <text:p>                             </text:p>
            <text:p/>
            <text:p>         </text:p>
            <text:p>                             </text:p>
            <text:p>                                         </text:p>
            <text:p>                                             </text:p>
            <text:p>                                                 </text:p>
            <text:p>                                                 (61) 99925 </text:p>
            <text:p>                                             </text:p>
            <text:p>                                         </text:p>
            <text:p>                             </text:p>
            <text:p>                             - 1050 </text:p>
            <text:p>                                 </text:p>
            <text:p>                                       </text:p>
            <text:p>                                 </text:p>
            <text:p>                             </text:p>
            <text:p/>
            <text:p>         </text:p>
            <text:p>                             </text:p>
            <text:p>                                         </text:p>
            <text:p>                                             </text:p>
            <text:p>                                                 </text:p>
            <text:p>                                                 (61) 99925 </text:p>
            <text:p>                                             </text:p>
            <text:p>                                         </text:p>
            <text:p>                             </text:p>
            <text:p>                             - 1050</text:p>
          </table:table-cell>
          <table:table-cell office:value-type="string" calcext:value-type="string">
            <text:p>2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Para moradia ou investimento - Vasto comércio local e próximo da estação de metrô Ceilândia</text:p>
          </table:table-cell>
          <table:table-cell office:value-type="string" calcext:value-type="string">
            <text:p>Casa em Ceilândia Norte - Para moradia ou investimento!</text:p>
            <text:p/>
            <text:p>Lote composto por: Casa principal e 2 barracos</text:p>
            <text:p/>
            <text:p>250 M²</text:p>
            <text:p/>
            <text:p>Casa principal na laje composta por:</text:p>
            <text:p>2 Quartos</text:p>
            <text:p>1 banheiro</text:p>
            <text:p>2 salas</text:p>
            <text:p>1 cozinha e </text:p>
            <text:p>2 vagas de garagem.</text:p>
            <text:p>Garagem no telhado colonial</text:p>
            <text:p/>
            <text:p>2 barracos de fundo compostos por:</text:p>
            <text:p>2 quartos cada barraco</text:p>
            <text:p>1 sala cada barraco</text:p>
            <text:p>1 banheiro cada barraco e</text:p>
            <text:p>uma cozinha cada barraco.</text:p>
            <text:p/>
            <text:p>*Acesso aos barracos com entrada independente.</text:p>
            <text:p>  </text:p>
            <text:p>*Relógio medidor individualizado.</text:p>
            <text:p/>
            <text:p>*Escriturada e registrada.</text:p>
            <text:p/>
            <text:p>Diferencial da casa: Ótima localização, vasto comércio local, e próximo da estação de metrô - Ceilândia</text:p>
            <text:p/>
            <text:p>______________________________________________________________________ </text:p>
            <text:p>AVALIAMOS E VENDEMOS O SEU IMÓVEL. </text:p>
            <text:p/>
            <text:p>MARQUE UMA VISITA: </text:p>
            <text:p>Rogério: , / , </text:p>
            <text:p/>
            <text:p>Câmara Imóveis e Assessoria Imobiliária, CRECI 25.474</text:p>
          </table:table-cell>
          <table:table-cell office:value-type="string" calcext:value-type="string">
            <text:p>https://www.dfimoveis.com.br/imovel/casa-4-quartos-venda-ceilandia-norte-ceilandia-df-qnn-23-751481</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Q 2</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Poente</text:p>
          </table:table-cell>
          <table:table-cell table:number-columns-repeated="2" office:value-type="string" calcext:value-type="string">
            <text:p>138,00 m²</text:p>
          </table:table-cell>
          <table:table-cell office:value-type="float" office:value="220" calcext:value-type="float">
            <text:p>220</text:p>
          </table:table-cell>
          <table:table-cell/>
          <table:table-cell office:value-type="float" office:value="-15.8036219" calcext:value-type="float">
            <text:p>-15.8036219</text:p>
          </table:table-cell>
          <table:table-cell office:value-type="float" office:value="-48.1398169" calcext:value-type="float">
            <text:p>-48.1398169</text:p>
          </table:table-cell>
          <table:table-cell office:value-type="string" calcext:value-type="string">
            <text:p>Ssilva</text:p>
          </table:table-cell>
          <table:table-cell office:value-type="float" office:value="5751" calcext:value-type="float">
            <text:p>5751</text:p>
          </table:table-cell>
          <table:table-cell office:value-type="float" office:value="5561984725610" calcext:value-type="float">
            <text:p>5561984725610</text:p>
          </table:table-cell>
          <table:table-cell office:value-type="string" calcext:value-type="string">
            <text:p>(61) 98472 </text:p>
            <text:p>                                             </text:p>
            <text:p>                                         </text:p>
            <text:p>                             </text:p>
            <text:p>                             - 5610 </text:p>
            <text:p>                                 </text:p>
            <text:p>                                       </text:p>
            <text:p>                                 </text:p>
            <text:p>                             </text:p>
            <text:p/>
            <text:p>         </text:p>
            <text:p>                             </text:p>
            <text:p>                                         </text:p>
            <text:p>                                             </text:p>
            <text:p>                                                 </text:p>
            <text:p>                                                 (61) 98472 </text:p>
            <text:p>                                             </text:p>
            <text:p>                                         </text:p>
            <text:p>                             </text:p>
            <text:p>                             - 5610 </text:p>
            <text:p>                                 </text:p>
            <text:p>                                       </text:p>
            <text:p>                                 </text:p>
            <text:p>                             </text:p>
            <text:p/>
            <text:p>         </text:p>
            <text:p>                             </text:p>
            <text:p>                                         </text:p>
            <text:p>                                             </text:p>
            <text:p>                                                 </text:p>
            <text:p>                                                 (61) 98472 </text:p>
            <text:p>                                             </text:p>
            <text:p>                                         </text:p>
            <text:p>                             </text:p>
            <text:p>                             - 5610 </text:p>
            <text:p>                                 </text:p>
            <text:p>                                       </text:p>
            <text:p>                                 </text:p>
            <text:p>                             </text:p>
            <text:p/>
            <text:p>         </text:p>
            <text:p>                             </text:p>
            <text:p>                                         </text:p>
            <text:p>                                             </text:p>
            <text:p>                                                 </text:p>
            <text:p>                                                 (61) 98472 </text:p>
            <text:p>                                             </text:p>
            <text:p>                                         </text:p>
            <text:p>                             </text:p>
            <text:p>                             - 5610</text:p>
          </table:table-cell>
          <table:table-cell office:value-type="string" calcext:value-type="string">
            <text:p>110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Prox ao for Atacadista</text:p>
          </table:table-cell>
          <table:table-cell office:value-type="string" calcext:value-type="string">
            <text:p>Casa na QNQ2 com: 2 quartos, sala, cozinha, banheiro, área de serviço, toda na cerâmica, forrada, mais casa de fundo, quitada e escriturada, aceita financiamento. Só 220mil</text:p>
            <text:p>Tratar: , Sergio</text:p>
          </table:table-cell>
          <table:table-cell office:value-type="string" calcext:value-type="string">
            <text:p>https://www.dfimoveis.com.br/imovel/casa-2-quartos-venda-ceilandia-norte-ceilandia-df-qnq-2-1084279</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13 Conjunto C</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ão encontrado</text:p>
          </table:table-cell>
          <table:table-cell office:value-type="string" calcext:value-type="string">
            <text:p>135,00 m²</text:p>
          </table:table-cell>
          <table:table-cell office:value-type="string" calcext:value-type="string">
            <text:p>144,00 m²</text:p>
          </table:table-cell>
          <table:table-cell office:value-type="float" office:value="255" calcext:value-type="float">
            <text:p>255</text:p>
          </table:table-cell>
          <table:table-cell/>
          <table:table-cell office:value-type="float" office:value="-15.8092561" calcext:value-type="float">
            <text:p>-15.8092561</text:p>
          </table:table-cell>
          <table:table-cell office:value-type="float" office:value="-48.1282765" calcext:value-type="float">
            <text:p>-48.1282765</text:p>
          </table:table-cell>
          <table:table-cell office:value-type="string" calcext:value-type="string">
            <text:p>Kelly Imobiliária</text:p>
          </table:table-cell>
          <table:table-cell office:value-type="float" office:value="19658" calcext:value-type="float">
            <text:p>19658</text:p>
          </table:table-cell>
          <table:table-cell office:value-type="float" office:value="556182348247" calcext:value-type="float">
            <text:p>556182348247</text:p>
          </table:table-cell>
          <table:table-cell office:value-type="string" calcext:value-type="string">
            <text:p>(61) 8234 </text:p>
            <text:p>                                             </text:p>
            <text:p>                                         </text:p>
            <text:p>                             </text:p>
            <text:p>                             - 8247 </text:p>
            <text:p>                                 </text:p>
            <text:p>                                       </text:p>
            <text:p>                                 </text:p>
            <text:p>                             </text:p>
            <text:p/>
            <text:p>         </text:p>
            <text:p>                             </text:p>
            <text:p>                                         </text:p>
            <text:p>                                             </text:p>
            <text:p>                                                 </text:p>
            <text:p>                                                 (61) 8234 </text:p>
            <text:p>                                             </text:p>
            <text:p>                                         </text:p>
            <text:p>                             </text:p>
            <text:p>                             - 8247 </text:p>
            <text:p>                                 </text:p>
            <text:p>                                       </text:p>
            <text:p>                                 </text:p>
            <text:p>                             </text:p>
            <text:p/>
            <text:p>         </text:p>
            <text:p>                             </text:p>
            <text:p>                                         </text:p>
            <text:p>                                             </text:p>
            <text:p>                                                 </text:p>
            <text:p>                                                 (61) 8234 </text:p>
            <text:p>                                             </text:p>
            <text:p>                                         </text:p>
            <text:p>                             </text:p>
            <text:p>                             - 8247 </text:p>
            <text:p>                                 </text:p>
            <text:p>                                       </text:p>
            <text:p>                                 </text:p>
            <text:p>                             </text:p>
            <text:p/>
            <text:p>         </text:p>
            <text:p>                             </text:p>
            <text:p>                                         </text:p>
            <text:p>                                             </text:p>
            <text:p>                                                 </text:p>
            <text:p>                                                 (61) 8234 </text:p>
            <text:p>                                             </text:p>
            <text:p>                                         </text:p>
            <text:p>                             </text:p>
            <text:p>                             - 8247</text:p>
          </table:table-cell>
          <table:table-cell office:value-type="string" calcext:value-type="string">
            <text:p>44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VENDE-SE UMA CASA NA QNP 13 CONJUNTO C </text:p>
            <text:p>Possui: </text:p>
            <text:p>3 quartos </text:p>
            <text:p>1 sala </text:p>
            <text:p>1 cozinha </text:p>
            <text:p>1 banheiro </text:p>
            <text:p>Area de serviço </text:p>
            <text:p>Garagem coberta</text:p>
            <text:p>Forrada  </text:p>
            <text:p>Quitada e escriturada  </text:p>
            <text:p>Tem habite-se </text:p>
            <text:p>Aceita financiamento </text:p>
            <text:p>Precisa de algumas reformas de pintura  </text:p>
            <text:p>Valor de venda R$ 255.000,00 </text:p>
            <text:p/>
            <text:p>VISITE NOSSO SITE E VEJA TODOS OS NOSSOS IMÓVEIS: kellyimobiliaria.com</text:p>
            <text:p>Instagram: @kellyimobiliaria</text:p>
            <text:p/>
            <text:p>FAZEMOS VENDA/ COMPRA/ ALUGUEL/ HABITE-SE/ AVERBAÇÃO DA ÁREA DO LOTE</text:p>
            <text:p>Administramos seu imóvel!</text:p>
            <text:p>Telefone(s):</text:p>
            <text:p>,-Ligações</text:p>
            <text:p>,-whatsapp</text:p>
            <text:p>CORRETOR DE PLANTÃO EM HORÁRIO COMERCIAL</text:p>
            <text:p>SOUSA ,</text:p>
            <text:p>KELLY IMOBILIÁRIA</text:p>
            <text:p>Unidade Samambaia Norte: QS 401, conjunto G , lote 6/7, loja 02.</text:p>
            <text:p>Faço intermédio na compra e venda de imóveis. Presto assessoria em serviços na obtenção de seu habite-se.</text:p>
            <text:p>Facilito pagamento de seu habite-se em até 3X sem juros. Realizo avaliação de imóveis, acompanho todo o andamento do processo do habite-se do financiamento</text:p>
            <text:p>CRECI PF: 19658</text:p>
            <text:p>CRECI PJ: 26293</text:p>
          </table:table-cell>
          <table:table-cell office:value-type="string" calcext:value-type="string">
            <text:p>https://www.dfimoveis.com.br/imovel/casa-3-quartos-venda-ceilandia-norte-ceilandia-df-qnp-13-conjunto-c-1110788</text:p>
          </table:table-cell>
        </table:table-row>
        <table:table-row table:style-name="ro5">
          <table:table-cell office:value-type="string" calcext:value-type="string">
            <text:p>CEILÂNDIA</text:p>
          </table:table-cell>
          <table:table-cell office:value-type="string" calcext:value-type="string">
            <text:p>CEILANDIA NORTE</text:p>
          </table:table-cell>
          <table:table-cell office:value-type="string" calcext:value-type="string">
            <text:p>QNO 16 Conjunto 16</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ascente</text:p>
          </table:table-cell>
          <table:table-cell office:value-type="string" calcext:value-type="string">
            <text:p>80,00 m²</text:p>
          </table:table-cell>
          <table:table-cell office:value-type="string" calcext:value-type="string">
            <text:p>102,00 m²</text:p>
          </table:table-cell>
          <table:table-cell office:value-type="float" office:value="295" calcext:value-type="float">
            <text:p>295</text:p>
          </table:table-cell>
          <table:table-cell/>
          <table:table-cell office:value-type="float" office:value="-15.8014535" calcext:value-type="float">
            <text:p>-15.8014535</text:p>
          </table:table-cell>
          <table:table-cell office:value-type="float" office:value="-48.1313094" calcext:value-type="float">
            <text:p>-48.1313094</text:p>
          </table:table-cell>
          <table:table-cell office:value-type="string" calcext:value-type="string">
            <text:p>José Maia Corretor</text:p>
          </table:table-cell>
          <table:table-cell office:value-type="float" office:value="14513" calcext:value-type="float">
            <text:p>14513</text:p>
          </table:table-cell>
          <table:table-cell office:value-type="float" office:value="556184865265" calcext:value-type="float">
            <text:p>556184865265</text:p>
          </table:table-cell>
          <table:table-cell office:value-type="string" calcext:value-type="string">
            <text:p>(61) 8486 </text:p>
            <text:p>                                             </text:p>
            <text:p>                                         </text:p>
            <text:p>                             </text:p>
            <text:p>                             - 5265 </text:p>
            <text:p>                                 </text:p>
            <text:p>                                       </text:p>
            <text:p>                                 </text:p>
            <text:p>                             </text:p>
            <text:p>                             </text:p>
            <text:p>                                         </text:p>
            <text:p>                                             </text:p>
            <text:p>                                                 </text:p>
            <text:p>                                                 (61) 98346 </text:p>
            <text:p>                                             </text:p>
            <text:p>                                         </text:p>
            <text:p>                             </text:p>
            <text:p>                             - 4965 </text:p>
            <text:p>                                 </text:p>
            <text:p>                                       </text:p>
            <text:p>                                 </text:p>
            <text:p>                             </text:p>
            <text:p/>
            <text:p>         </text:p>
            <text:p>                             </text:p>
            <text:p>                                         </text:p>
            <text:p>                                             </text:p>
            <text:p>                                                 </text:p>
            <text:p>                                                 (61) 8486 </text:p>
            <text:p>                                             </text:p>
            <text:p>                                         </text:p>
            <text:p>                             </text:p>
            <text:p>                             - 5265 </text:p>
            <text:p>                                 </text:p>
            <text:p>                                       </text:p>
            <text:p>                                 </text:p>
            <text:p>                             </text:p>
            <text:p>                             </text:p>
            <text:p>                                         </text:p>
            <text:p>                                             </text:p>
            <text:p>                                                 </text:p>
            <text:p>                                                 (61) 98346 </text:p>
            <text:p>                                             </text:p>
            <text:p>                                         </text:p>
            <text:p>                             </text:p>
            <text:p>                             - 4965 </text:p>
            <text:p>                                 </text:p>
            <text:p>                                       </text:p>
            <text:p>                                 </text:p>
            <text:p>                             </text:p>
            <text:p/>
            <text:p>         </text:p>
            <text:p>                             </text:p>
            <text:p>                                         </text:p>
            <text:p>                                             </text:p>
            <text:p>                                                 </text:p>
            <text:p>                                                 (61) 8486 </text:p>
            <text:p>                                             </text:p>
            <text:p>                                         </text:p>
            <text:p>                             </text:p>
            <text:p>                             - 5265 </text:p>
            <text:p>                                 </text:p>
            <text:p>                                       </text:p>
            <text:p>                                 </text:p>
            <text:p>                             </text:p>
            <text:p>                             </text:p>
            <text:p>                                         </text:p>
            <text:p>                                             </text:p>
            <text:p>                                                 </text:p>
            <text:p>                                                 (61) 98346 </text:p>
            <text:p>                                             </text:p>
            <text:p>                                         </text:p>
            <text:p>                             </text:p>
            <text:p>                             - 4965 </text:p>
            <text:p>                                 </text:p>
            <text:p>                                       </text:p>
            <text:p>                                 </text:p>
            <text:p>                             </text:p>
            <text:p/>
            <text:p>         </text:p>
            <text:p>                             </text:p>
            <text:p>                                         </text:p>
            <text:p>                                             </text:p>
            <text:p>                                                 </text:p>
            <text:p>                                                 (61) 8486 </text:p>
            <text:p>                                             </text:p>
            <text:p>                                         </text:p>
            <text:p>                             </text:p>
            <text:p>                             - 5265 </text:p>
            <text:p>                                 </text:p>
            <text:p>                                       </text:p>
            <text:p>                                 </text:p>
            <text:p>                             </text:p>
            <text:p>                             </text:p>
            <text:p>                                         </text:p>
            <text:p>                                             </text:p>
            <text:p>                                                 </text:p>
            <text:p>                                                 (61) 98346 </text:p>
            <text:p>                                             </text:p>
            <text:p>                                         </text:p>
            <text:p>                             </text:p>
            <text:p>                             - 4965</text:p>
          </table:table-cell>
          <table:table-cell office:value-type="string" calcext:value-type="string">
            <text:p>67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LOCALIZAÇÃO PRIVILEGIADA </text:p>
          </table:table-cell>
          <table:table-cell office:value-type="string" calcext:value-type="string">
            <text:p>EXCELENTE OPORTUNIDADE!!</text:p>
            <text:p>Casa toda na laje, escriturada, registrada e com Habite-se, nascente, em uma localização privilegiada, próximo a Praça da Bíblia, parada de ônibus,  supermercado e Posto de Saúde. </text:p>
            <text:p/>
            <text:p>Agende já a sua Visita! Baixei o preço de 346 mil para 295 mil, para vender rápido!</text:p>
            <text:p/>
            <text:p>FAMA IMOB - EMPREENDIMENTOS IMOBILIÁRIOS </text:p>
          </table:table-cell>
          <table:table-cell office:value-type="string" calcext:value-type="string">
            <text:p>https://www.dfimoveis.com.br/imovel/casa-3-quartos-venda-ceilandia-norte-ceilandia-df-qno-16-conjunto-16-1100338</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Q 4 Conjunto 1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186,00 m²</text:p>
          </table:table-cell>
          <table:table-cell office:value-type="string" calcext:value-type="string">
            <text:p>126,00 m²</text:p>
          </table:table-cell>
          <table:table-cell office:value-type="float" office:value="300" calcext:value-type="float">
            <text:p>300</text:p>
          </table:table-cell>
          <table:table-cell/>
          <table:table-cell office:value-type="float" office:value="-15.8055601" calcext:value-type="float">
            <text:p>-15.8055601</text:p>
          </table:table-cell>
          <table:table-cell office:value-type="float" office:value="-48.1453561" calcext:value-type="float">
            <text:p>-48.1453561</text:p>
          </table:table-cell>
          <table:table-cell office:value-type="string" calcext:value-type="string">
            <text:p>Samuel Imobiliária</text:p>
          </table:table-cell>
          <table:table-cell office:value-type="float" office:value="26046" calcext:value-type="float">
            <text:p>26046</text:p>
          </table:table-cell>
          <table:table-cell office:value-type="float" office:value="5561985746666" calcext:value-type="float">
            <text:p>5561985746666</text:p>
          </table:table-cell>
          <table:table-cell office:value-type="string" calcext:value-type="string">
            <text:p>(61) 98574 </text:p>
            <text:p>                                             </text:p>
            <text:p>                                         </text:p>
            <text:p>                             </text:p>
            <text:p>                             - 6666 </text:p>
            <text:p>                                 </text:p>
            <text:p>                                       </text:p>
            <text:p>                                 </text:p>
            <text:p>                             </text:p>
            <text:p/>
            <text:p>         </text:p>
            <text:p>                             </text:p>
            <text:p>                                         </text:p>
            <text:p>                                             </text:p>
            <text:p>                                                 </text:p>
            <text:p>                                                 (61) 98574 </text:p>
            <text:p>                                             </text:p>
            <text:p>                                         </text:p>
            <text:p>                             </text:p>
            <text:p>                             - 6666 </text:p>
            <text:p>                                 </text:p>
            <text:p>                                       </text:p>
            <text:p>                                 </text:p>
            <text:p>                             </text:p>
            <text:p/>
            <text:p>         </text:p>
            <text:p>                             </text:p>
            <text:p>                                         </text:p>
            <text:p>                                             </text:p>
            <text:p>                                                 </text:p>
            <text:p>                                                 (61) 98574 </text:p>
            <text:p>                                             </text:p>
            <text:p>                                         </text:p>
            <text:p>                             </text:p>
            <text:p>                             - 6666 </text:p>
            <text:p>                                 </text:p>
            <text:p>                                       </text:p>
            <text:p>                                 </text:p>
            <text:p>                             </text:p>
            <text:p/>
            <text:p>         </text:p>
            <text:p>                             </text:p>
            <text:p>                                         </text:p>
            <text:p>                                             </text:p>
            <text:p>                                                 </text:p>
            <text:p>                                                 (61) 98574 </text:p>
            <text:p>                                             </text:p>
            <text:p>                                         </text:p>
            <text:p>                             </text:p>
            <text:p>                             - 6666</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A SAMUEL IMOBILIÁRIA OFERECE EXCELENTE OPORTUNIDADE!!!</text:p>
            <text:p> CASA TODA NA LAJES ESTILO SOBRADO!!!</text:p>
            <text:p> LOCALIZADA NA QNQ 4 CJ 12  CEILÂNDIA NORTE!</text:p>
            <text:p>  </text:p>
            <text:p> DO IMÓVEL: </text:p>
            <text:p> Casa principal:</text:p>
            <text:p>  Composta por, 05 quartos (sendo 1 suíte)   01 cozinha ampla com armário planejados  Sala   02 banheiros  Área de serviço  02 despensas  Garagem para 2 carros     Parte de cima do sobrado:</text:p>
            <text:p>  02 quartos  Sala  Cozinha  01 banheiro  Área de Serviço coberta</text:p>
            <text:p> DA LOCALIZAÇÃO:</text:p>
            <text:p> - Próximo a parada de ônibus  - Fort Atacadista  - Posto de combustível  - Poucos minutos da avenida principal</text:p>
            <text:p>  DA METRAGEM:</text:p>
            <text:p>  - 186 m² de Área Construída </text:p>
            <text:p> DA NEGOCIAÇÃO:</text:p>
            <text:p> Valor R$ 300.000,00 ( Trezentos mil reais)</text:p>
            <text:p> NÃO ACEITA FINANCIAMENTO</text:p>
            <text:p> DAS VISITAS:</text:p>
            <text:p> AGENDE COM A CORRETORA: EMANUELE POLETTO  CRECI DF 31.905  CONTATO: ,</text:p>
            <text:p> PRA SAIR DO ALUGUEL,  CHAME O SAMUEL!! CRECI J 26.046 - Atual.26-03-25</text:p>
          </table:table-cell>
          <table:table-cell office:value-type="string" calcext:value-type="string">
            <text:p>https://www.dfimoveis.com.br/imovel/casa-4-quartos-venda-ceilandia-norte-ceilandia-df-qnq-4-conjunto-12-1069356</text:p>
          </table:table-cell>
        </table:table-row>
        <table:table-row table:style-name="ro4">
          <table:table-cell office:value-type="string" calcext:value-type="string">
            <text:p>CEILÂNDIA</text:p>
          </table:table-cell>
          <table:table-cell office:value-type="string" calcext:value-type="string">
            <text:p>CEILANDIA NORTE</text:p>
          </table:table-cell>
          <table:table-cell office:value-type="string" calcext:value-type="string">
            <text:p>QNM 2 Conjunto C</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Poente</text:p>
          </table:table-cell>
          <table:table-cell office:value-type="string" calcext:value-type="string">
            <text:p>250,00 m²</text:p>
          </table:table-cell>
          <table:table-cell office:value-type="string" calcext:value-type="string">
            <text:p>Não encontrado</text:p>
          </table:table-cell>
          <table:table-cell office:value-type="float" office:value="980" calcext:value-type="float">
            <text:p>980</text:p>
          </table:table-cell>
          <table:table-cell/>
          <table:table-cell office:value-type="float" office:value="-15.8185995" calcext:value-type="float">
            <text:p>-15.8185995</text:p>
          </table:table-cell>
          <table:table-cell office:value-type="float" office:value="-48.1074135" calcext:value-type="float">
            <text:p>-48.1074135</text:p>
          </table:table-cell>
          <table:table-cell office:value-type="string" calcext:value-type="string">
            <text:p>Domminios Empreendimentos Imobiliários</text:p>
          </table:table-cell>
          <table:table-cell office:value-type="float" office:value="6264" calcext:value-type="float">
            <text:p>6264</text:p>
          </table:table-cell>
          <table:table-cell office:value-type="float" office:value="5561999812263" calcext:value-type="float">
            <text:p>5561999812263</text:p>
          </table:table-cell>
          <table:table-cell office:value-type="string" calcext:value-type="string">
            <text:p>(61) 99981 </text:p>
            <text:p>                                             </text:p>
            <text:p>                                         </text:p>
            <text:p>                             </text:p>
            <text:p>                             - 2263 </text:p>
            <text:p>                                 </text:p>
            <text:p>                                       </text:p>
            <text:p>                                 </text:p>
            <text:p>                             </text:p>
            <text:p/>
            <text:p>         </text:p>
            <text:p>                             </text:p>
            <text:p>                                         </text:p>
            <text:p>                                             </text:p>
            <text:p>                                                 </text:p>
            <text:p>                                                 (61) 99981 </text:p>
            <text:p>                                             </text:p>
            <text:p>                                         </text:p>
            <text:p>                             </text:p>
            <text:p>                             - 2263 </text:p>
            <text:p>                                 </text:p>
            <text:p>                                       </text:p>
            <text:p>                                 </text:p>
            <text:p>                             </text:p>
            <text:p/>
            <text:p>         </text:p>
            <text:p>                             </text:p>
            <text:p>                                         </text:p>
            <text:p>                                             </text:p>
            <text:p>                                                 </text:p>
            <text:p>                                                 (61) 99981 </text:p>
            <text:p>                                             </text:p>
            <text:p>                                         </text:p>
            <text:p>                             </text:p>
            <text:p>                             - 2263 </text:p>
            <text:p>                                 </text:p>
            <text:p>                                       </text:p>
            <text:p>                                 </text:p>
            <text:p>                             </text:p>
            <text:p/>
            <text:p>         </text:p>
            <text:p>                             </text:p>
            <text:p>                                         </text:p>
            <text:p>                                             </text:p>
            <text:p>                                                 </text:p>
            <text:p>                                                 (61) 99981 </text:p>
            <text:p>                                             </text:p>
            <text:p>                                         </text:p>
            <text:p>                             </text:p>
            <text:p>                             - 2263</text:p>
          </table:table-cell>
          <table:table-cell office:value-type="string" calcext:value-type="string">
            <text:p>384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Lindo Sobrado três pavimentos Ceilândia Centro</text:p>
            <text:p>Morar em Ceilândia é sinônimo de viver em uma cidade ativa e em constante desenvolvimento. As ruas são planas e repletas de comércios, fruto da história empreendedora da cidade, que também faz divisa com outras regiões importantes do DF, como Taguatinga e Águas Claras.</text:p>
            <text:p/>
            <text:p>O conjunto C da quadra Qnm-02 (Ceilândia Norte) possui localização privilegiada no centro da cidade. Fica ao lado da Feira Central de Ceilândia e próximo à caixa d'água (que é o ponto de referência mais conhecido na região).</text:p>
            <text:p/>
            <text:p>O deslocamento na ida e vinda do trabalho ou faculdade é favorecido pela utilização do transporte metroviário, que proporciona segurança e rapidez, além de ônibus local.</text:p>
            <text:p/>
            <text:p>Com a praticidade das ruas e vias de acesso (e com recentes estacionamentos públicos construídos) é possível se deslocar até o comércio local (padarias, supermercados, drogarias...) na vinda do trabalho por várias rotas.</text:p>
            <text:p/>
            <text:p>Para se exercitar ao ar livre temos boas calçadas para fazer aquela corrida ou caminhada, e também várias academias próximas. Afinal de contas, cuidar da saúde é muito importante!</text:p>
            <text:p/>
            <text:p>Se você gosta de reunir amigos e familiares para um bate-papo descontraído seu final de semana será mais divertido com aquele almoço de domingo.</text:p>
            <text:p/>
            <text:p>Mas se prefere descansar, ficar em casa com a família, tem um Sobrado aconchegante lhe aguardando: local ideal para quem busca conforto, segurança, paz e tranquilidade.</text:p>
            <text:p/>
            <text:p>Características da Casa:</text:p>
            <text:p/>
            <text:p>*<text:tab/>Lindo Sobrado de três pavimentos no centro de Ceilândia, reformado, confortável, com boa iluminação e ventilação natural.</text:p>
            <text:p/>
            <text:p>*<text:tab/>Posição poente em relação ao sol, claro e fresquinho durante o ano todo.</text:p>
            <text:p/>
            <text:p>*<text:tab/>Seu projeto foi pensado para sua família viver bem, e tem espaço para todos se interagirem.</text:p>
            <text:p/>
            <text:p>*<text:tab/>Contém no total 5 banheiros, dos quais, dois são lavabos.</text:p>
            <text:p/>
            <text:p>*<text:tab/>Em se tratando de eficiência energética toda a casa é composta por instalação elétrica nova (padrão ABNT) e luminárias led, o que reflete em ótima iluminação aliada ao baixo consumo de energia elétrica.</text:p>
            <text:p> </text:p>
            <text:p>*<text:tab/>Piso em Porcelanato e cerâmica.</text:p>
            <text:p/>
            <text:p>*<text:tab/>No primeiro pavimento (térreo) está localizada a sala de estar, copa, cozinha, lavabo, despensa e área de serviço.</text:p>
            <text:p/>
            <text:p>*<text:tab/>A cozinha, estilo Americana, é ampla e arejada, possui boa claridade e conta com armários planejados.</text:p>
            <text:p/>
            <text:p>*<text:tab/>A área de serviço possui varal de parede, grades de proteção e boa iluminação natural.</text:p>
            <text:p/>
            <text:p>*<text:tab/>O segundo pavimento possui ampla sala de TV bem ventilada, além de contar com uma varanda extensa onde você pode contemplar o pôr do sol no final da tarde ou curtir a tranquilidade de morar bem.</text:p>
            <text:p/>
            <text:p>*<text:tab/>Falando sobre o segundo pavimento, além da sala de TV existem 3 quartos espaçosos, sendo duas suítes, e também um banheiro social. O quarto suíte master tem vista frontal (virado para varanda principal) e possui armários planejados o segundo quarto suíte tem janela blindex com vista lateral já o quarto social possui vista traseira e conta com varanda e jardim integrados.</text:p>
            <text:p/>
            <text:p>*<text:tab/>O terceiro pavimento é amplo, iluminado e silencioso. Possui duas janelas blindex, forro em PVC e lavabo. Pode ser usado como um grande quarto de hóspede, salão para reuniões sociais, ambiente para estudo ou sala de jogos por exemplo.</text:p>
            <text:p/>
            <text:p>*<text:tab/>A garagem é grande e coberta: acomoda 3 veículos com sobra de espaço.</text:p>
            <text:p/>
            <text:p>*<text:tab/>Nos fundos, além do quintal, há uma casa convencional com sala, cozinha, banheiro, quarto e área de serviço.</text:p>
            <text:p/>
            <text:p>*<text:tab/>O lote possui 250m² e o imóvel é escriturado.</text:p>
            <text:p/>
            <text:p>*<text:tab/>As duas casas do lote possuem individualização dos medidores de água e luz, ou seja, são independentes.</text:p>
            <text:p/>
            <text:p>*<text:tab/>Ótima oportunidade para Feirantes e Comerciantes da região e proximidades.</text:p>
            <text:p/>
          </table:table-cell>
          <table:table-cell office:value-type="string" calcext:value-type="string">
            <text:p>https://www.dfimoveis.com.br/imovel/casa-3-quartos-venda-ceilandia-norte-ceilandia-df-qnm-2-conjunto-c-935701</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1 Conjunto D</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ão encontrado</text:p>
          </table:table-cell>
          <table:table-cell table:number-columns-repeated="2" office:value-type="string" calcext:value-type="string">
            <text:p>208,00 m²</text:p>
          </table:table-cell>
          <table:table-cell office:value-type="float" office:value="600" calcext:value-type="float">
            <text:p>600</text:p>
          </table:table-cell>
          <table:table-cell/>
          <table:table-cell office:value-type="float" office:value="-15.7975091" calcext:value-type="float">
            <text:p>-15.7975091</text:p>
          </table:table-cell>
          <table:table-cell office:value-type="float" office:value="-48.1285936" calcext:value-type="float">
            <text:p>-48.1285936</text:p>
          </table:table-cell>
          <table:table-cell office:value-type="string" calcext:value-type="string">
            <text:p>Serra Negra Imobiliária</text:p>
          </table:table-cell>
          <table:table-cell office:value-type="float" office:value="28770" calcext:value-type="float">
            <text:p>28770</text:p>
          </table:table-cell>
          <table:table-cell office:value-type="float" office:value="5561998324844" calcext:value-type="float">
            <text:p>5561998324844</text:p>
          </table:table-cell>
          <table:table-cell office:value-type="string" calcext:value-type="string">
            <text:p>(61) 99832 </text:p>
            <text:p>                                             </text:p>
            <text:p>                                         </text:p>
            <text:p>                             </text:p>
            <text:p>                             - 4844 </text:p>
            <text:p>                                 </text:p>
            <text:p>                                       </text:p>
            <text:p>                                 </text:p>
            <text:p>                             </text:p>
            <text:p/>
            <text:p>         </text:p>
            <text:p>                             </text:p>
            <text:p>                                         </text:p>
            <text:p>                                             </text:p>
            <text:p>                                                 </text:p>
            <text:p>                                                 (61) 99832 </text:p>
            <text:p>                                             </text:p>
            <text:p>                                         </text:p>
            <text:p>                             </text:p>
            <text:p>                             - 4844 </text:p>
            <text:p>                                 </text:p>
            <text:p>                                       </text:p>
            <text:p>                                 </text:p>
            <text:p>                             </text:p>
            <text:p/>
            <text:p>         </text:p>
            <text:p>                             </text:p>
            <text:p>                                         </text:p>
            <text:p>                                             </text:p>
            <text:p>                                                 </text:p>
            <text:p>                                                 (61) 99832 </text:p>
            <text:p>                                             </text:p>
            <text:p>                                         </text:p>
            <text:p>                             </text:p>
            <text:p>                             - 4844 </text:p>
            <text:p>                                 </text:p>
            <text:p>                                       </text:p>
            <text:p>                                 </text:p>
            <text:p>                             </text:p>
            <text:p/>
            <text:p>         </text:p>
            <text:p>                             </text:p>
            <text:p>                                         </text:p>
            <text:p>                                             </text:p>
            <text:p>                                                 </text:p>
            <text:p>                                                 (61) 99832 </text:p>
            <text:p>                                             </text:p>
            <text:p>                                         </text:p>
            <text:p>                             </text:p>
            <text:p>                             - 4844</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Excelente sobrado escriturada, 3 quartos, Ceilândia Norte</text:p>
          </table:table-cell>
          <table:table-cell office:value-type="string" calcext:value-type="string">
            <text:p>Excelente sobrado escriturada, 3 quartos, Ceilândia Norte</text:p>
            <text:p>Quitada e com habite-se.</text:p>
            <text:p>Toda na laje </text:p>
            <text:p>Completa em armários </text:p>
            <text:p>3 Quartos, sendo 1 com suíte e closet</text:p>
            <text:p>3 Banheiros, </text:p>
            <text:p>Sala ampla </text:p>
            <text:p>Cozinha</text:p>
            <text:p>Sala de jantar</text:p>
            <text:p>Garagem para 2 carros</text:p>
            <text:p>Jardim</text:p>
            <text:p>Área para lazer </text:p>
            <text:p>Varanda </text:p>
            <text:p>Lavanderia</text:p>
            <text:p>espaço verde na frente casa</text:p>
            <text:p>Área construída 155 m²  </text:p>
            <text:p>Terreno 200m²</text:p>
            <text:p>Vizinhança tranquila.</text:p>
            <text:p>Excelente localização - melhor rua do Setor O</text:p>
            <text:p>Rua com fácil acesso e mobilidade para, BR 070, (Estrutural) e Metrô.</text:p>
            <text:p>Amplo comércio a 50 metros: Padarias, farmácias,supermercados, lanchonetes, restaurantes  atacadão e muitos outros...</text:p>
            <text:p>Aceita financiamento</text:p>
          </table:table-cell>
          <table:table-cell office:value-type="string" calcext:value-type="string">
            <text:p>https://www.dfimoveis.com.br/imovel/casa-3-quartos-venda-ceilandia-norte-ceilandia-df-qno-11-conjunto-d-1067179</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25 Conjunto H</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Perpendicular</text:p>
          </table:table-cell>
          <table:table-cell table:number-columns-repeated="2" office:value-type="string" calcext:value-type="string">
            <text:p>128,00 m²</text:p>
          </table:table-cell>
          <table:table-cell office:value-type="float" office:value="220" calcext:value-type="float">
            <text:p>220</text:p>
          </table:table-cell>
          <table:table-cell/>
          <table:table-cell office:value-type="float" office:value="-15.811853" calcext:value-type="float">
            <text:p>-15.811853</text:p>
          </table:table-cell>
          <table:table-cell office:value-type="float" office:value="-48.13166" calcext:value-type="float">
            <text:p>-48.13166</text:p>
          </table:table-cell>
          <table:table-cell office:value-type="string" calcext:value-type="string">
            <text:p>Revolução Imob</text:p>
          </table:table-cell>
          <table:table-cell office:value-type="float" office:value="27453" calcext:value-type="float">
            <text:p>27453</text:p>
          </table:table-cell>
          <table:table-cell office:value-type="float" office:value="5561993069023" calcext:value-type="float">
            <text:p>5561993069023</text:p>
          </table:table-cell>
          <table:table-cell office:value-type="string" calcext:value-type="string">
            <text:p>(61) 99306 </text:p>
            <text:p>                                             </text:p>
            <text:p>                                         </text:p>
            <text:p>                             </text:p>
            <text:p>                             - 9023 </text:p>
            <text:p>                                 </text:p>
            <text:p>                                       </text:p>
            <text:p>                                 </text:p>
            <text:p>                             </text:p>
            <text:p/>
            <text:p>         </text:p>
            <text:p>                             </text:p>
            <text:p>                                         </text:p>
            <text:p>                                             </text:p>
            <text:p>                                                 </text:p>
            <text:p>                                                 (61) 99306 </text:p>
            <text:p>                                             </text:p>
            <text:p>                                         </text:p>
            <text:p>                             </text:p>
            <text:p>                             - 9023 </text:p>
            <text:p>                                 </text:p>
            <text:p>                                       </text:p>
            <text:p>                                 </text:p>
            <text:p>                             </text:p>
            <text:p/>
            <text:p>         </text:p>
            <text:p>                             </text:p>
            <text:p>                                         </text:p>
            <text:p>                                             </text:p>
            <text:p>                                                 </text:p>
            <text:p>                                                 (61) 99306 </text:p>
            <text:p>                                             </text:p>
            <text:p>                                         </text:p>
            <text:p>                             </text:p>
            <text:p>                             - 9023 </text:p>
            <text:p>                                 </text:p>
            <text:p>                                       </text:p>
            <text:p>                                 </text:p>
            <text:p>                             </text:p>
            <text:p/>
            <text:p>         </text:p>
            <text:p>                             </text:p>
            <text:p>                                         </text:p>
            <text:p>                                             </text:p>
            <text:p>                                                 </text:p>
            <text:p>                                                 (61) 99306 </text:p>
            <text:p>                                             </text:p>
            <text:p>                                         </text:p>
            <text:p>                             </text:p>
            <text:p>                             - 9023</text:p>
          </table:table-cell>
          <table:table-cell office:value-type="string" calcext:value-type="string">
            <text:p>27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EXCELENTE LOCALIZAÇÃO, PRÓXIMA AO COMÉRCIO LOCAL!</text:p>
          </table:table-cell>
          <table:table-cell office:value-type="string" calcext:value-type="string">
            <text:p>CASA COMPOSTA POR:</text:p>
            <text:p/>
            <text:p>- 03 DORMITÓRIOS</text:p>
            <text:p>- 01 SALA</text:p>
            <text:p>- 01 ESCRITÓRIO</text:p>
            <text:p>- 01 COZINHA</text:p>
            <text:p>- 02 BANHEIROS</text:p>
            <text:p>- GARAGEM PARA 02 CARROS</text:p>
            <text:p>- ÁREA DE SERVIÇO</text:p>
            <text:p/>
            <text:p>LOCALIZADA AO LADO DO COMÉRCIO LOCAL</text:p>
            <text:p/>
            <text:p>NÃO ACEITA FINANCIAMENTO</text:p>
            <text:p/>
            <text:p>ACEITA CARRO ATÉ 60 MIL</text:p>
            <text:p/>
            <text:p>AGENDE SUA VISITA E VENHA CONHECER ESSA OPORTUNIDADE!</text:p>
          </table:table-cell>
          <table:table-cell office:value-type="string" calcext:value-type="string">
            <text:p>https://www.dfimoveis.com.br/imovel/casa-3-quartos-venda-ceilandia-norte-ceilandia-df-qnp-25-conjunto-h-1121435</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8 Conjunto 69</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Nascente</text:p>
          </table:table-cell>
          <table:table-cell office:value-type="string" calcext:value-type="string">
            <text:p>116,00 m²</text:p>
          </table:table-cell>
          <table:table-cell office:value-type="string" calcext:value-type="string">
            <text:p>162,00 m²</text:p>
          </table:table-cell>
          <table:table-cell office:value-type="float" office:value="269.9" calcext:value-type="float">
            <text:p>269.9</text:p>
          </table:table-cell>
          <table:table-cell/>
          <table:table-cell office:value-type="float" office:value="-15.795329" calcext:value-type="float">
            <text:p>-15.795329</text:p>
          </table:table-cell>
          <table:table-cell office:value-type="float" office:value="-48.1388803" calcext:value-type="float">
            <text:p>-48.1388803</text:p>
          </table:table-cell>
          <table:table-cell office:value-type="string" calcext:value-type="string">
            <text:p>DF House Negócios Imobiliários</text:p>
          </table:table-cell>
          <table:table-cell office:value-type="float" office:value="30948" calcext:value-type="float">
            <text:p>30948</text:p>
          </table:table-cell>
          <table:table-cell office:value-type="float" office:value="556132535294" calcext:value-type="float">
            <text:p>556132535294</text:p>
          </table:table-cell>
          <table:table-cell office:value-type="string" calcext:value-type="string">
            <text:p>(61) 3253 </text:p>
            <text:p>                                             </text:p>
            <text:p>                                         </text:p>
            <text:p>                             </text:p>
            <text:p>                             - 5294 </text:p>
            <text:p>                                 </text:p>
            <text:p>                                       </text:p>
            <text:p>                                 </text:p>
            <text:p>                             </text:p>
            <text:p/>
            <text:p>         </text:p>
            <text:p>                             </text:p>
            <text:p>                                         </text:p>
            <text:p>                                             </text:p>
            <text:p>                                                 </text:p>
            <text:p>                                                 (61) 3253 </text:p>
            <text:p>                                             </text:p>
            <text:p>                                         </text:p>
            <text:p>                             </text:p>
            <text:p>                             - 5294 </text:p>
            <text:p>                                 </text:p>
            <text:p>                                       </text:p>
            <text:p>                                 </text:p>
            <text:p>                             </text:p>
            <text:p/>
            <text:p>         </text:p>
            <text:p>                             </text:p>
            <text:p>                                         </text:p>
            <text:p>                                             </text:p>
            <text:p>                                                 </text:p>
            <text:p>                                                 (61) 3253 </text:p>
            <text:p>                                             </text:p>
            <text:p>                                         </text:p>
            <text:p>                             </text:p>
            <text:p>                             - 5294 </text:p>
            <text:p>                                 </text:p>
            <text:p>                                       </text:p>
            <text:p>                                 </text:p>
            <text:p>                             </text:p>
            <text:p/>
            <text:p>         </text:p>
            <text:p>                             </text:p>
            <text:p>                                         </text:p>
            <text:p>                                             </text:p>
            <text:p>                                                 </text:p>
            <text:p>                                                 (61) 3253 </text:p>
            <text:p>                                             </text:p>
            <text:p>                                         </text:p>
            <text:p>                             </text:p>
            <text:p>                             - 5294</text:p>
          </table:table-cell>
          <table:table-cell office:value-type="string" calcext:value-type="string">
            <text:p>41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loja e edícula </text:p>
          </table:table-cell>
          <table:table-cell office:value-type="string" calcext:value-type="string">
            <text:p>Casa composta por:</text:p>
            <text:p/>
            <text:p>*3 quartos sendo 1 suíte</text:p>
            <text:p>*Piso cerâmico não possui forro</text:p>
            <text:p>* Cozinha com revestimento </text:p>
            <text:p>* loja nos fundos com banheiro </text:p>
            <text:p>* Edícula nos fundos</text:p>
            <text:p>* Área verde na lateral gradeada </text:p>
            <text:p>&gt; Localização:</text:p>
            <text:p>* Próximo CEF 34, Supermercado Vivendas, parada de ônibus e comercio em geral.</text:p>
            <text:p>Agende sua Visita: </text:p>
          </table:table-cell>
          <table:table-cell office:value-type="string" calcext:value-type="string">
            <text:p>https://www.dfimoveis.com.br/imovel/casa-4-quartos-venda-ceilandia-norte-ceilandia-df-qno-18-conjunto-69-1113586</text:p>
          </table:table-cell>
        </table:table-row>
        <table:table-row table:style-name="ro5">
          <table:table-cell office:value-type="string" calcext:value-type="string">
            <text:p>CEILÂNDIA</text:p>
          </table:table-cell>
          <table:table-cell office:value-type="string" calcext:value-type="string">
            <text:p>CEILANDIA NORTE</text:p>
          </table:table-cell>
          <table:table-cell office:value-type="string" calcext:value-type="string">
            <text:p>QNM 20 Conjunto A</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248,00 m²</text:p>
          </table:table-cell>
          <table:table-cell office:value-type="string" calcext:value-type="string">
            <text:p>250,00 m²</text:p>
          </table:table-cell>
          <table:table-cell office:value-type="float" office:value="550" calcext:value-type="float">
            <text:p>550</text:p>
          </table:table-cell>
          <table:table-cell/>
          <table:table-cell office:value-type="float" office:value="-15.8085478" calcext:value-type="float">
            <text:p>-15.8085478</text:p>
          </table:table-cell>
          <table:table-cell office:value-type="float" office:value="-48.1048071" calcext:value-type="float">
            <text:p>-48.1048071</text:p>
          </table:table-cell>
          <table:table-cell office:value-type="string" calcext:value-type="string">
            <text:p>Nogueira Imóveis</text:p>
          </table:table-cell>
          <table:table-cell office:value-type="float" office:value="13957" calcext:value-type="float">
            <text:p>13957</text:p>
          </table:table-cell>
          <table:table-cell office:value-type="float" office:value="5561992882451" calcext:value-type="float">
            <text:p>5561992882451</text:p>
          </table:table-cell>
          <table:table-cell office:value-type="string" calcext:value-type="string">
            <text:p>(61) 99288 </text:p>
            <text:p>                                             </text:p>
            <text:p>                                         </text:p>
            <text:p>                             </text:p>
            <text:p>                             - 2451 </text:p>
            <text:p>                                 </text:p>
            <text:p>                                       </text:p>
            <text:p>                                 </text:p>
            <text:p>                             </text:p>
            <text:p>                             </text:p>
            <text:p>                                         </text:p>
            <text:p>                                             </text:p>
            <text:p>                                                 </text:p>
            <text:p>                                                 (61) 99288 </text:p>
            <text:p>                                             </text:p>
            <text:p>                                         </text:p>
            <text:p>                             </text:p>
            <text:p>                             - 2456 </text:p>
            <text:p>                                 </text:p>
            <text:p>                                       </text:p>
            <text:p>                                 </text:p>
            <text:p>                             </text:p>
            <text:p/>
            <text:p>         </text:p>
            <text:p>                             </text:p>
            <text:p>                                         </text:p>
            <text:p>                                             </text:p>
            <text:p>                                                 </text:p>
            <text:p>                                                 (61) 99288 </text:p>
            <text:p>                                             </text:p>
            <text:p>                                         </text:p>
            <text:p>                             </text:p>
            <text:p>                             - 2451 </text:p>
            <text:p>                                 </text:p>
            <text:p>                                       </text:p>
            <text:p>                                 </text:p>
            <text:p>                             </text:p>
            <text:p>                             </text:p>
            <text:p>                                         </text:p>
            <text:p>                                             </text:p>
            <text:p>                                                 </text:p>
            <text:p>                                                 (61) 99288 </text:p>
            <text:p>                                             </text:p>
            <text:p>                                         </text:p>
            <text:p>                             </text:p>
            <text:p>                             - 2456 </text:p>
            <text:p>                                 </text:p>
            <text:p>                                       </text:p>
            <text:p>                                 </text:p>
            <text:p>                             </text:p>
            <text:p/>
            <text:p>         </text:p>
            <text:p>                             </text:p>
            <text:p>                                         </text:p>
            <text:p>                                             </text:p>
            <text:p>                                                 </text:p>
            <text:p>                                                 (61) 99288 </text:p>
            <text:p>                                             </text:p>
            <text:p>                                         </text:p>
            <text:p>                             </text:p>
            <text:p>                             - 2451 </text:p>
            <text:p>                                 </text:p>
            <text:p>                                       </text:p>
            <text:p>                                 </text:p>
            <text:p>                             </text:p>
            <text:p>                             </text:p>
            <text:p>                                         </text:p>
            <text:p>                                             </text:p>
            <text:p>                                                 </text:p>
            <text:p>                                                 (61) 99288 </text:p>
            <text:p>                                             </text:p>
            <text:p>                                         </text:p>
            <text:p>                             </text:p>
            <text:p>                             - 2456 </text:p>
            <text:p>                                 </text:p>
            <text:p>                                       </text:p>
            <text:p>                                 </text:p>
            <text:p>                             </text:p>
            <text:p/>
            <text:p>         </text:p>
            <text:p>                             </text:p>
            <text:p>                                         </text:p>
            <text:p>                                             </text:p>
            <text:p>                                                 </text:p>
            <text:p>                                                 (61) 99288 </text:p>
            <text:p>                                             </text:p>
            <text:p>                                         </text:p>
            <text:p>                             </text:p>
            <text:p>                             - 2451 </text:p>
            <text:p>                                 </text:p>
            <text:p>                                       </text:p>
            <text:p>                                 </text:p>
            <text:p>                             </text:p>
            <text:p>                             </text:p>
            <text:p>                                         </text:p>
            <text:p>                                             </text:p>
            <text:p>                                                 </text:p>
            <text:p>                                                 (61) 99288 </text:p>
            <text:p>                                             </text:p>
            <text:p>                                         </text:p>
            <text:p>                             </text:p>
            <text:p>                             - 2456</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3 quartos para Venda Ceilândia Norte (Ceilândia), Brasília</text:p>
          </table:table-cell>
          <table:table-cell office:value-type="string" calcext:value-type="string">
            <text:p>Imóvel comercial  ideal para investidor localizado na QNM 20 Conjunto A  terreno de 250,00m2,  um fator importante, o preço está diferenciado da região!</text:p>
            <text:p> </text:p>
            <text:p>Imóvel possui casa de fundos formada com 3 quartos (sendo 1 suite), sala, cozinha, banheiro mais casa lateral de de 2 quartos, sala, cozinha, banheiro, relógio de energia individualizado e água comum, documentação pronta para transferir. Quitado escriturado. Não possui habite-se.</text:p>
            <text:p/>
            <text:p>Vizinhança maravilhosa, aqui, você encontrará uma gama de comércios de fácil acesso,  ponto de ônibus, escola, hipermercados, farmácias, academia, , padaria e afins, somente há 300m do Centro de Ceilândia Agende uma visita e descubra como este imóvel poderá ser o que você está procurando. </text:p>
            <text:p>Fale com a Nogueira Imóveis, </text:p>
            <text:p>Sempre Realizando Sonhos com Solidez, </text:p>
            <text:p>Segurança e Seriedade!! </text:p>
            <text:p>CRECI J: 13957</text:p>
            <text:p/>
          </table:table-cell>
          <table:table-cell office:value-type="string" calcext:value-type="string">
            <text:p>https://www.dfimoveis.com.br/imovel/casa-3-quartos-venda-ceilandia-norte-ceilandia-df-qnm-20-conjunto-a-1106188</text:p>
          </table:table-cell>
        </table:table-row>
        <table:table-row table:style-name="ro5">
          <table:table-cell office:value-type="string" calcext:value-type="string">
            <text:p>CEILÂNDIA</text:p>
          </table:table-cell>
          <table:table-cell office:value-type="string" calcext:value-type="string">
            <text:p>CEILANDIA NORTE</text:p>
          </table:table-cell>
          <table:table-cell office:value-type="string" calcext:value-type="string">
            <text:p>QNP 5</text:p>
          </table:table-cell>
          <table:table-cell office:value-type="float" office:value="6" calcext:value-type="float">
            <text:p>6</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ão encontrado</text:p>
          </table:table-cell>
          <table:table-cell office:value-type="string" calcext:value-type="string">
            <text:p>125,00 m²</text:p>
          </table:table-cell>
          <table:table-cell office:value-type="string" calcext:value-type="string">
            <text:p>135,00 m²</text:p>
          </table:table-cell>
          <table:table-cell office:value-type="float" office:value="450" calcext:value-type="float">
            <text:p>450</text:p>
          </table:table-cell>
          <table:table-cell office:value-type="string" calcext:value-type="string">
            <text:p>Ar Condicionado, Área de Serviço, Cozinha com Armários , Interfone, Varanda, Projeto de Iluminação, Cozinha Espaçosa, Pintura Nova </text:p>
          </table:table-cell>
          <table:table-cell office:value-type="float" office:value="-15.8221795" calcext:value-type="float">
            <text:p>-15.8221795</text:p>
          </table:table-cell>
          <table:table-cell office:value-type="float" office:value="-48.1264425" calcext:value-type="float">
            <text:p>-48.1264425</text:p>
          </table:table-cell>
          <table:table-cell office:value-type="string" calcext:value-type="string">
            <text:p>Melhor do Imóvel</text:p>
          </table:table-cell>
          <table:table-cell office:value-type="float" office:value="29108" calcext:value-type="float">
            <text:p>29108</text:p>
          </table:table-cell>
          <table:table-cell office:value-type="float" office:value="5561981000794" calcext:value-type="float">
            <text:p>5561981000794</text:p>
          </table:table-cell>
          <table:table-cell office:value-type="string" calcext:value-type="string">
            <text:p>(61) 98100 </text:p>
            <text:p>                                             </text:p>
            <text:p>                                         </text:p>
            <text:p>                             </text:p>
            <text:p>                             - 0794 </text:p>
            <text:p>                                 </text:p>
            <text:p>                                       </text:p>
            <text:p>                                 </text:p>
            <text:p>                             </text:p>
            <text:p>                             </text:p>
            <text:p>                                         </text:p>
            <text:p>                                             </text:p>
            <text:p>                                                 </text:p>
            <text:p>                                                 (61) 99956 </text:p>
            <text:p>                                             </text:p>
            <text:p>                                         </text:p>
            <text:p>                             </text:p>
            <text:p>                             - 2121 </text:p>
            <text:p>                                 </text:p>
            <text:p>                                       </text:p>
            <text:p>                                 </text:p>
            <text:p>                             </text:p>
            <text:p/>
            <text:p>         </text:p>
            <text:p>                             </text:p>
            <text:p>                                         </text:p>
            <text:p>                                             </text:p>
            <text:p>                                                 </text:p>
            <text:p>                                                 (61) 98100 </text:p>
            <text:p>                                             </text:p>
            <text:p>                                         </text:p>
            <text:p>                             </text:p>
            <text:p>                             - 0794 </text:p>
            <text:p>                                 </text:p>
            <text:p>                                       </text:p>
            <text:p>                                 </text:p>
            <text:p>                             </text:p>
            <text:p>                             </text:p>
            <text:p>                                         </text:p>
            <text:p>                                             </text:p>
            <text:p>                                                 </text:p>
            <text:p>                                                 (61) 99956 </text:p>
            <text:p>                                             </text:p>
            <text:p>                                         </text:p>
            <text:p>                             </text:p>
            <text:p>                             - 2121 </text:p>
            <text:p>                                 </text:p>
            <text:p>                                       </text:p>
            <text:p>                                 </text:p>
            <text:p>                             </text:p>
            <text:p/>
            <text:p>         </text:p>
            <text:p>                             </text:p>
            <text:p>                                         </text:p>
            <text:p>                                             </text:p>
            <text:p>                                                 </text:p>
            <text:p>                                                 (61) 98100 </text:p>
            <text:p>                                             </text:p>
            <text:p>                                         </text:p>
            <text:p>                             </text:p>
            <text:p>                             - 0794 </text:p>
            <text:p>                                 </text:p>
            <text:p>                                       </text:p>
            <text:p>                                 </text:p>
            <text:p>                             </text:p>
            <text:p>                             </text:p>
            <text:p>                                         </text:p>
            <text:p>                                             </text:p>
            <text:p>                                                 </text:p>
            <text:p>                                                 (61) 99956 </text:p>
            <text:p>                                             </text:p>
            <text:p>                                         </text:p>
            <text:p>                             </text:p>
            <text:p>                             - 2121 </text:p>
            <text:p>                                 </text:p>
            <text:p>                                       </text:p>
            <text:p>                                 </text:p>
            <text:p>                             </text:p>
            <text:p/>
            <text:p>         </text:p>
            <text:p>                             </text:p>
            <text:p>                                         </text:p>
            <text:p>                                             </text:p>
            <text:p>                                                 </text:p>
            <text:p>                                                 (61) 98100 </text:p>
            <text:p>                                             </text:p>
            <text:p>                                         </text:p>
            <text:p>                             </text:p>
            <text:p>                             - 0794 </text:p>
            <text:p>                                 </text:p>
            <text:p>                                       </text:p>
            <text:p>                                 </text:p>
            <text:p>                             </text:p>
            <text:p>                             </text:p>
            <text:p>                                         </text:p>
            <text:p>                                             </text:p>
            <text:p>                                                 </text:p>
            <text:p>                                                 (61) 99956 </text:p>
            <text:p>                                             </text:p>
            <text:p>                                         </text:p>
            <text:p>                             </text:p>
            <text:p>                             - 2121</text:p>
          </table:table-cell>
          <table:table-cell office:value-type="string" calcext:value-type="string">
            <text:p>5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EXCELENETE CASA REFORMADA</text:p>
          </table:table-cell>
          <table:table-cell office:value-type="string" calcext:value-type="string">
            <text:p>EXCELENTE CASA À VENDA NA CEILÂNDIA NORTE(P. NORTE).</text:p>
            <text:p/>
            <text:p>Na melhor quadra do P.Norte(Atrás do SESC e do Condomínio Show de Morar).</text:p>
            <text:p/>
            <text:p>- A menos de 10 minutos da estação do metrô.</text:p>
            <text:p/>
            <text:p>- Planta da Casa:</text:p>
            <text:p/>
            <text:p>Parte térrea: </text:p>
            <text:p/>
            <text:p>- Garagem para 3 carros e acesso separado para o segundo pavimento.</text:p>
            <text:p/>
            <text:p>- A casa térrea: sala de estar/TV, Sala de janta, cozinha planejada, suíte principal, banheiro de serviço, cozinha com móveis planejados, área de serviço separada, segundo quarto e corredor.</text:p>
            <text:p/>
            <text:p>- Piso em porcelanato e bancadas em granitos.</text:p>
            <text:p>- Projeto de iluminação e pintura nova</text:p>
            <text:p>- Ventilação natural e jardim de inverno.</text:p>
            <text:p/>
            <text:p>Segundo pavimento:</text:p>
            <text:p/>
            <text:p>- A parte superior possui dois apartamentos separados que poder ser utilizado para renda, filhos ou receber familiares. Tudo com fino acabamento e muito bom gosto.</text:p>
            <text:p/>
            <text:p>- Os dois apartamentos possuem 2 quartos, banheiro, cozinha, área de serviço separado e um deles uma varanda para aproveitar um belo sol e um dia de luau.</text:p>
            <text:p/>
            <text:p>Agende sua visita:</text:p>
            <text:p/>
            <text:p>(83) 9.,</text:p>
            <text:p/>
            <text:p>CJ-29108</text:p>
            <text:p>@melhordoimovel</text:p>
            <text:p/>
            <text:p>Obs.: Avaliamos e vendemos seu imóvel.</text:p>
            <text:p/>
            <text:p>Obs.: - Antes de fecha qualquer negócio verifique todas as documentações do imóvel e dos vendedores.</text:p>
            <text:p/>
            <text:p>- Exija o Creci do corretor e consulte para ter certeza que o profissional é credenciado ao Creci-DF.</text:p>
          </table:table-cell>
          <table:table-cell office:value-type="string" calcext:value-type="string">
            <text:p>https://www.dfimoveis.com.br/imovel/casa-4-quartos-venda-ceilandia-norte-ceilandia-df-qnp-5-1108140</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3 Conjunto B</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ão encontrado</text:p>
          </table:table-cell>
          <table:table-cell office:value-type="string" calcext:value-type="string">
            <text:p>250,00 m²</text:p>
          </table:table-cell>
          <table:table-cell office:value-type="string" calcext:value-type="string">
            <text:p>440,00 m²</text:p>
          </table:table-cell>
          <table:table-cell office:value-type="float" office:value="500" calcext:value-type="float">
            <text:p>500</text:p>
          </table:table-cell>
          <table:table-cell/>
          <table:table-cell office:value-type="float" office:value="-15.8132766" calcext:value-type="float">
            <text:p>-15.8132766</text:p>
          </table:table-cell>
          <table:table-cell office:value-type="float" office:value="-48.1119995" calcext:value-type="float">
            <text:p>-48.1119995</text:p>
          </table:table-cell>
          <table:table-cell office:value-type="string" calcext:value-type="string">
            <text:p>Beiramar Imóveis</text:p>
          </table:table-cell>
          <table:table-cell office:value-type="float" office:value="20346" calcext:value-type="float">
            <text:p>20346</text:p>
          </table:table-cell>
          <table:table-cell office:value-type="float" office:value="556132621001" calcext:value-type="float">
            <text:p>556132621001</text:p>
          </table:table-cell>
          <table:table-cell office:value-type="string" calcext:value-type="string">
            <text:p>(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Sobrado à venda, 2 quartos, 1 suíte, Ceilândia (Norte) - Brasília/DF</text:p>
          </table:table-cell>
          <table:table-cell office:value-type="string" calcext:value-type="string">
            <text:p>OTMO PARA CONSTRUIR PREDIO E OUTROSAvenida Leste com excelentes rendasCom potencial para ate 4 pavimentos- 2 Lojas de 125m cada, alugadas2 Apartamentos cada um composto por: 2 Quartos, sendo uma suíte Sala Banheiro social Varanda Área de serviço, piso em cerâmica Cozinhas VazadoCasa de fundos, composta por:- 3 Quartos, sendo uma suíte- Sala- Copa- Cozinha- Área de serviço- Piso em cerâmica- Forro de PVC Entradas individuais, agua, Luz separados, com excelente rendaNão aceita Financiamento, aceita imoveis em negocio,taguatinga,v pires,arniqueiraAvenida comercial, próximo de tudo colégio. via de ônibus, Centro da Ceilândia, bancos supermercados, metrô, delegacia.Agende sua visita </text:p>
          </table:table-cell>
          <table:table-cell office:value-type="string" calcext:value-type="string">
            <text:p>https://www.dfimoveis.com.br/imovel/casa-2-quartos-venda-ceilandia-norte-ceilandia-df-qnn-3-conjunto-b-971803</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20</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ão encontrado</text:p>
          </table:table-cell>
          <table:table-cell office:value-type="string" calcext:value-type="string">
            <text:p>218,00 m²</text:p>
          </table:table-cell>
          <table:table-cell office:value-type="string" calcext:value-type="string">
            <text:p>250,00 m²</text:p>
          </table:table-cell>
          <table:table-cell office:value-type="float" office:value="480" calcext:value-type="float">
            <text:p>480</text:p>
          </table:table-cell>
          <table:table-cell/>
          <table:table-cell office:value-type="float" office:value="-15.8119326" calcext:value-type="float">
            <text:p>-15.8119326</text:p>
          </table:table-cell>
          <table:table-cell office:value-type="float" office:value="-48.1026647" calcext:value-type="float">
            <text:p>-48.1026647</text:p>
          </table:table-cell>
          <table:table-cell office:value-type="string" calcext:value-type="string">
            <text:p>Serra Negra Imobiliária</text:p>
          </table:table-cell>
          <table:table-cell office:value-type="float" office:value="28770" calcext:value-type="float">
            <text:p>28770</text:p>
          </table:table-cell>
          <table:table-cell office:value-type="float" office:value="5561998324844" calcext:value-type="float">
            <text:p>5561998324844</text:p>
          </table:table-cell>
          <table:table-cell office:value-type="string" calcext:value-type="string">
            <text:p>(61) 99832 </text:p>
            <text:p>                                             </text:p>
            <text:p>                                         </text:p>
            <text:p>                             </text:p>
            <text:p>                             - 4844 </text:p>
            <text:p>                                 </text:p>
            <text:p>                                       </text:p>
            <text:p>                                 </text:p>
            <text:p>                             </text:p>
            <text:p/>
            <text:p>         </text:p>
            <text:p>                             </text:p>
            <text:p>                                         </text:p>
            <text:p>                                             </text:p>
            <text:p>                                                 </text:p>
            <text:p>                                                 (61) 99832 </text:p>
            <text:p>                                             </text:p>
            <text:p>                                         </text:p>
            <text:p>                             </text:p>
            <text:p>                             - 4844 </text:p>
            <text:p>                                 </text:p>
            <text:p>                                       </text:p>
            <text:p>                                 </text:p>
            <text:p>                             </text:p>
            <text:p/>
            <text:p>         </text:p>
            <text:p>                             </text:p>
            <text:p>                                         </text:p>
            <text:p>                                             </text:p>
            <text:p>                                                 </text:p>
            <text:p>                                                 (61) 99832 </text:p>
            <text:p>                                             </text:p>
            <text:p>                                         </text:p>
            <text:p>                             </text:p>
            <text:p>                             - 4844 </text:p>
            <text:p>                                 </text:p>
            <text:p>                                       </text:p>
            <text:p>                                 </text:p>
            <text:p>                             </text:p>
            <text:p/>
            <text:p>         </text:p>
            <text:p>                             </text:p>
            <text:p>                                         </text:p>
            <text:p>                                             </text:p>
            <text:p>                                                 </text:p>
            <text:p>                                                 (61) 99832 </text:p>
            <text:p>                                             </text:p>
            <text:p>                                         </text:p>
            <text:p>                             </text:p>
            <text:p>                             - 4844</text:p>
          </table:table-cell>
          <table:table-cell office:value-type="string" calcext:value-type="string">
            <text:p>337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3 QUARTOS, ÁREA GOURMET, ACEITA FINANCIAMENTO, QNM 20 CEILÂNDIA</text:p>
          </table:table-cell>
          <table:table-cell office:value-type="string" calcext:value-type="string">
            <text:p>Exclusividade Serra Negra</text:p>
            <text:p/>
            <text:p>Casa na laje  </text:p>
            <text:p>3 quartos</text:p>
            <text:p>1 banheiro</text:p>
            <text:p>Sala de estar</text:p>
            <text:p>Sala de TV </text:p>
            <text:p>Varanda ampla </text:p>
            <text:p>Cozinha ampla com armários</text:p>
            <text:p>Quarto com suite</text:p>
            <text:p>Área gourmet com churrasqueira e fogão a lenha</text:p>
            <text:p>Garagem para 3 carros</text:p>
            <text:p>Casa solta</text:p>
            <text:p>Quintal</text:p>
            <text:p/>
            <text:p>Aceita financiamento</text:p>
            <text:p>Analisa permuta em apartamento 3 quartos Águas Claras</text:p>
            <text:p/>
            <text:p>CJ 28.770 -&gt;</text:p>
            <text:p>Serra Negra Imobiliária e empreendimentos</text:p>
            <text:p/>
            <text:p>Avaliamos e vendemos seu imóvel em todo o DF!</text:p>
            <text:p/>
            <text:p>Estuda proposta </text:p>
            <text:p/>
            <text:p>Todos os valores anunciados podem ser alterados sem prévio aviso.</text:p>
            <text:p/>
            <text:p>Acesse nossa rede social:</text:p>
            <text:p>@serranegraimobiliariadf</text:p>
          </table:table-cell>
          <table:table-cell office:value-type="string" calcext:value-type="string">
            <text:p>https://www.dfimoveis.com.br/imovel/casa-4-quartos-venda-ceilandia-norte-ceilandia-df-qnm-20-961121</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8 Conjunto E</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Não encontrado</text:p>
          </table:table-cell>
          <table:table-cell office:value-type="string" calcext:value-type="string">
            <text:p>115,00 m²</text:p>
          </table:table-cell>
          <table:table-cell office:value-type="string" calcext:value-type="string">
            <text:p>250,00 m²</text:p>
          </table:table-cell>
          <table:table-cell office:value-type="float" office:value="380" calcext:value-type="float">
            <text:p>380</text:p>
          </table:table-cell>
          <table:table-cell/>
          <table:table-cell office:value-type="float" office:value="-15.8045977" calcext:value-type="float">
            <text:p>-15.8045977</text:p>
          </table:table-cell>
          <table:table-cell office:value-type="float" office:value="-48.1152337" calcext:value-type="float">
            <text:p>-48.1152337</text:p>
          </table:table-cell>
          <table:table-cell office:value-type="string" calcext:value-type="string">
            <text:p>Beiramar Imóveis</text:p>
          </table:table-cell>
          <table:table-cell office:value-type="float" office:value="20346" calcext:value-type="float">
            <text:p>20346</text:p>
          </table:table-cell>
          <table:table-cell office:value-type="float" office:value="556132621001" calcext:value-type="float">
            <text:p>556132621001</text:p>
          </table:table-cell>
          <table:table-cell office:value-type="string" calcext:value-type="string">
            <text:p>(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à venda, 3 quartos, 3 vagas, Ceilândia (Norte) - Brasília/DF</text:p>
          </table:table-cell>
          <table:table-cell office:value-type="string" calcext:value-type="string">
            <text:p>Imóvel composto por:- 3 Quartos - 1 Banheiro social- 2 Salas- Cozinha - Área de serviço - Quintal- Garagem coberta para 2 carros- Laje- Área gourmet com churrasqueira e banheiro externoAceita Financiamento e FGTSAnalisa PermutaExcelente LocalizaçãoHá mais de 40 anos atuando no mercado imobiliário do Distrito Federal, a Beiramar já ajudou mais de 150 mil pessoas a encontrarem seu lar.Para mais informações agende sua visita! </text:p>
          </table:table-cell>
          <table:table-cell office:value-type="string" calcext:value-type="string">
            <text:p>https://www.dfimoveis.com.br/imovel/casa-3-quartos-venda-ceilandia-norte-ceilandia-df-qnm-8-conjunto-e-963311</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P 13 Conjunto R</text:p>
          </table:table-cell>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Não encontrado</text:p>
          </table:table-cell>
          <table:table-cell office:value-type="string" calcext:value-type="string">
            <text:p>45,00 m²</text:p>
          </table:table-cell>
          <table:table-cell office:value-type="string" calcext:value-type="string">
            <text:p>135,00 m²</text:p>
          </table:table-cell>
          <table:table-cell office:value-type="float" office:value="334.482" calcext:value-type="float">
            <text:p>334.482</text:p>
          </table:table-cell>
          <table:table-cell/>
          <table:table-cell office:value-type="float" office:value="-15.8113945" calcext:value-type="float">
            <text:p>-15.8113945</text:p>
          </table:table-cell>
          <table:table-cell office:value-type="float" office:value="-48.1301455" calcext:value-type="float">
            <text:p>-48.1301455</text:p>
          </table:table-cell>
          <table:table-cell office:value-type="string" calcext:value-type="string">
            <text:p>J Fleury</text:p>
          </table:table-cell>
          <table:table-cell office:value-type="float" office:value="6988" calcext:value-type="float">
            <text:p>6988</text:p>
          </table:table-cell>
          <table:table-cell office:value-type="float" office:value="5561999154209" calcext:value-type="float">
            <text:p>5561999154209</text:p>
          </table:table-cell>
          <table:table-cell office:value-type="string" calcext:value-type="string">
            <text:p>(61) 3224 </text:p>
            <text:p>                             </text:p>
            <text:p>                             - 9884 </text:p>
            <text:p>                                 </text:p>
            <text:p>                                       </text:p>
            <text:p>                                 </text:p>
            <text:p>                             </text:p>
            <text:p/>
            <text:p>         </text:p>
            <text:p>                             </text:p>
            <text:p>                                     </text:p>
            <text:p>                                     (61) 3224 </text:p>
            <text:p>                             </text:p>
            <text:p>                             - 9884 </text:p>
            <text:p>                                 </text:p>
            <text:p>                                       </text:p>
            <text:p>                                 </text:p>
            <text:p>                             </text:p>
            <text:p/>
            <text:p>         </text:p>
            <text:p>                             </text:p>
            <text:p>                                     </text:p>
            <text:p>                                     (61) 3224 </text:p>
            <text:p>                             </text:p>
            <text:p>                             - 9884 </text:p>
            <text:p>                                 </text:p>
            <text:p>                                       </text:p>
            <text:p>                                 </text:p>
            <text:p>                             </text:p>
            <text:p/>
            <text:p>         </text:p>
            <text:p>                             </text:p>
            <text:p>                                     </text:p>
            <text:p>                                     (61) 3224 </text:p>
            <text:p>                             </text:p>
            <text:p>                             - 9884</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com 2 dormitórios à venda, 45 m² por R$ 334.482,00 - Ceilândia Norte - Ceilândia/DF</text:p>
          </table:table-cell>
          <table:table-cell office:value-type="string" calcext:value-type="string">
            <text:p>Vende-se excelente Casa QNP 13 Ceilândia Norte - DF</text:p>
            <text:p/>
            <text:p>Com áreas de: </text:p>
            <text:p>45,77 M² de área construída e </text:p>
            <text:p>135 M² de área total do terreno</text:p>
            <text:p/>
            <text:p/>
            <text:p>Casa encontra-se ocupada, QNP 13 Ceilândia Norte DF</text:p>
            <text:p/>
            <text:p>Composto de:</text:p>
            <text:p>- Sala, </text:p>
            <text:p>- Cozinha,</text:p>
            <text:p>- 2 dormitório(s),</text:p>
            <text:p>- 1 banheiro,</text:p>
            <text:p> -  garagem</text:p>
            <text:p/>
            <text:p>Valor total da Venda  R$ 334.482,00 (incluso todos os honorários a serem pagos pelo comprador).</text:p>
            <text:p/>
            <text:p>A Possibilidade de Financiamento</text:p>
            <text:p/>
            <text:p>Para saber mais informações, entrar em contato com o número , / , ou 62-,</text:p>
            <text:p/>
            <text:p>CRECI PJ 6.988</text:p>
          </table:table-cell>
          <table:table-cell office:value-type="string" calcext:value-type="string">
            <text:p>https://www.dfimoveis.com.br/imovel/casa-condominio-2-quartos-venda-ceilandia-norte-ceilandia-df-qnp-13-conjunto-r-1072924</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9</text:p>
          </table:table-cell>
          <table:table-cell office:value-type="float" office:value="4" calcext:value-type="float">
            <text:p>4</text:p>
          </table:table-cell>
          <table:table-cell table:number-columns-repeated="2" office:value-type="float" office:value="0" calcext:value-type="float">
            <text:p>0</text:p>
          </table:table-cell>
          <table:table-cell office:value-type="string" calcext:value-type="string">
            <text:p>Não encontrado</text:p>
          </table:table-cell>
          <table:table-cell office:value-type="string" calcext:value-type="string">
            <text:p>200,00 m²</text:p>
          </table:table-cell>
          <table:table-cell office:value-type="string" calcext:value-type="string">
            <text:p>144,00 m²</text:p>
          </table:table-cell>
          <table:table-cell office:value-type="float" office:value="360" calcext:value-type="float">
            <text:p>360</text:p>
          </table:table-cell>
          <table:table-cell/>
          <table:table-cell office:value-type="float" office:value="-15.7997276" calcext:value-type="float">
            <text:p>-15.7997276</text:p>
          </table:table-cell>
          <table:table-cell office:value-type="float" office:value="-48.1278102" calcext:value-type="float">
            <text:p>-48.1278102</text:p>
          </table:table-cell>
          <table:table-cell office:value-type="string" calcext:value-type="string">
            <text:p>Sampaio Imóveis DF</text:p>
          </table:table-cell>
          <table:table-cell office:value-type="float" office:value="21946" calcext:value-type="float">
            <text:p>21946</text:p>
          </table:table-cell>
          <table:table-cell office:value-type="float" office:value="556133720330" calcext:value-type="float">
            <text:p>556133720330</text:p>
          </table:table-cell>
          <table:table-cell office:value-type="string" calcext:value-type="string">
            <text:p>(61) 3372 </text:p>
            <text:p>                                             </text:p>
            <text:p>                                         </text:p>
            <text:p>                             </text:p>
            <text:p>                             - 0330 </text:p>
            <text:p>                                 </text:p>
            <text:p>                                       </text:p>
            <text:p>                                 </text:p>
            <text:p>                             </text:p>
            <text:p/>
            <text:p>         </text:p>
            <text:p>                             </text:p>
            <text:p>                                         </text:p>
            <text:p>                                             </text:p>
            <text:p>                                                 </text:p>
            <text:p>                                                 (61) 3372 </text:p>
            <text:p>                                             </text:p>
            <text:p>                                         </text:p>
            <text:p>                             </text:p>
            <text:p>                             - 0330 </text:p>
            <text:p>                                 </text:p>
            <text:p>                                       </text:p>
            <text:p>                                 </text:p>
            <text:p>                             </text:p>
            <text:p/>
            <text:p>         </text:p>
            <text:p>                             </text:p>
            <text:p>                                         </text:p>
            <text:p>                                             </text:p>
            <text:p>                                                 </text:p>
            <text:p>                                                 (61) 3372 </text:p>
            <text:p>                                             </text:p>
            <text:p>                                         </text:p>
            <text:p>                             </text:p>
            <text:p>                             - 0330 </text:p>
            <text:p>                                 </text:p>
            <text:p>                                       </text:p>
            <text:p>                                 </text:p>
            <text:p>                             </text:p>
            <text:p/>
            <text:p>         </text:p>
            <text:p>                             </text:p>
            <text:p>                                         </text:p>
            <text:p>                                             </text:p>
            <text:p>                                                 </text:p>
            <text:p>                                                 (61) 3372 </text:p>
            <text:p>                                             </text:p>
            <text:p>                                         </text:p>
            <text:p>                             </text:p>
            <text:p>                             - 0330</text:p>
          </table:table-cell>
          <table:table-cell office:value-type="string" calcext:value-type="string">
            <text:p>186 dias</text:p>
          </table:table-cell>
          <table:table-cell table:number-columns-repeated="3" office:value-type="string" calcext:value-type="string">
            <text:p>Não encontrado</text:p>
          </table:table-cell>
          <table:table-cell office:value-type="string" calcext:value-type="string">
            <text:p>27/03/2025</text:p>
          </table:table-cell>
          <table:table-cell office:value-type="string" calcext:value-type="string">
            <text:p>Não econtrado</text:p>
          </table:table-cell>
          <table:table-cell office:value-type="string" calcext:value-type="string">
            <text:p>3 Andares</text:p>
          </table:table-cell>
          <table:table-cell office:value-type="string" calcext:value-type="string">
            <text:p>Sobrado com 4 dormitórios à venda, 200 m² por R$ 360.000,00 - Ceilândia Norte - Ceilândia/DF</text:p>
          </table:table-cell>
          <table:table-cell office:value-type="string" calcext:value-type="string">
            <text:p>02 Sobrados na QNO 09 Conjunto E!</text:p>
            <text:p/>
            <text:p>Esta é a oportunidade que você esperava para investir em um imóvel espaçoso e versátil.</text:p>
            <text:p/>
            <text:p>CARACTERÍSTICAS:</text:p>
            <text:p/>
            <text:p>Terreno amplo de 200 m²</text:p>
            <text:p/>
            <text:p>Sobrado Principal:</text:p>
            <text:p>Térreo:</text:p>
            <text:p> - Sala</text:p>
            <text:p> - Cozinha</text:p>
            <text:p> - 1 Quarto</text:p>
            <text:p> - Banheiro social.</text:p>
            <text:p/>
            <text:p>Parte de Cima</text:p>
            <text:p> - 3 Quartos</text:p>
            <text:p> - Banheiro social</text:p>
            <text:p> - Sacada</text:p>
            <text:p> - Área de serviço</text:p>
            <text:p/>
            <text:p>Sobrado dos Fundos:</text:p>
            <text:p>Térreo:</text:p>
            <text:p> - Sala</text:p>
            <text:p> - Cozinha</text:p>
            <text:p> - Banheiro social</text:p>
            <text:p/>
            <text:p>Parte de Cima:</text:p>
            <text:p> - 1 Quarto</text:p>
            <text:p> - Sala</text:p>
            <text:p/>
            <text:p>LOCALIZAÇÃO PRIVILEGIADA:</text:p>
            <text:p>-Próximo à Escola de Ensino Fundamental 31, ao Centro Olímpico e à última estação do metrô.</text:p>
            <text:p/>
            <text:p>VANTAGENS:</text:p>
            <text:p>-Ideal para famílias grandes ou para gerar renda com aluguel.</text:p>
            <text:p>-Estrutura sólida e bem distribuída.</text:p>
            <text:p>-Localização valorizada.</text:p>
            <text:p/>
            <text:p>Para maiores informações entre em contato</text:p>
            <text:p>Por telefone , ou ,</text:p>
            <text:p>Instagram: @sampaioimoveisdf</text:p>
            <text:p>Site: sampaioimoveisdf.com.br </text:p>
            <text:p/>
            <text:p/>
            <text:p>Não perca essa oportunidade de investimento! Agende uma visita hoje mesmo.</text:p>
          </table:table-cell>
          <table:table-cell office:value-type="string" calcext:value-type="string">
            <text:p>https://www.dfimoveis.com.br/imovel/casa-4-quartos-venda-ceilandia-norte-ceilandia-df-qno-9-968923</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Q 2 Conjunto 2</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126,00 m²</text:p>
          </table:table-cell>
          <table:table-cell office:value-type="string" calcext:value-type="string">
            <text:p>Não encontrado</text:p>
          </table:table-cell>
          <table:table-cell office:value-type="float" office:value="269" calcext:value-type="float">
            <text:p>269</text:p>
          </table:table-cell>
          <table:table-cell/>
          <table:table-cell office:value-type="float" office:value="-15.8068161" calcext:value-type="float">
            <text:p>-15.8068161</text:p>
          </table:table-cell>
          <table:table-cell office:value-type="float" office:value="-48.1419411" calcext:value-type="float">
            <text:p>-48.1419411</text:p>
          </table:table-cell>
          <table:table-cell office:value-type="string" calcext:value-type="string">
            <text:p>Urbana Netimoveis</text:p>
          </table:table-cell>
          <table:table-cell office:value-type="float" office:value="26469" calcext:value-type="float">
            <text:p>26469</text:p>
          </table:table-cell>
          <table:table-cell office:value-type="float" office:value="5561983306567" calcext:value-type="float">
            <text:p>5561983306567</text:p>
          </table:table-cell>
          <table:table-cell office:value-type="string" calcext:value-type="string">
            <text:p>(61) 98330 </text:p>
            <text:p>                                             </text:p>
            <text:p>                                         </text:p>
            <text:p>                             </text:p>
            <text:p>                             - 6567 </text:p>
            <text:p>                                 </text:p>
            <text:p>                                       </text:p>
            <text:p>                                 </text:p>
            <text:p>                             </text:p>
            <text:p/>
            <text:p>         </text:p>
            <text:p>                             </text:p>
            <text:p>                                         </text:p>
            <text:p>                                             </text:p>
            <text:p>                                                 </text:p>
            <text:p>                                                 (61) 98330 </text:p>
            <text:p>                                             </text:p>
            <text:p>                                         </text:p>
            <text:p>                             </text:p>
            <text:p>                             - 6567 </text:p>
            <text:p>                                 </text:p>
            <text:p>                                       </text:p>
            <text:p>                                 </text:p>
            <text:p>                             </text:p>
            <text:p/>
            <text:p>         </text:p>
            <text:p>                             </text:p>
            <text:p>                                         </text:p>
            <text:p>                                             </text:p>
            <text:p>                                                 </text:p>
            <text:p>                                                 (61) 98330 </text:p>
            <text:p>                                             </text:p>
            <text:p>                                         </text:p>
            <text:p>                             </text:p>
            <text:p>                             - 6567 </text:p>
            <text:p>                                 </text:p>
            <text:p>                                       </text:p>
            <text:p>                                 </text:p>
            <text:p>                             </text:p>
            <text:p/>
            <text:p>         </text:p>
            <text:p>                             </text:p>
            <text:p>                                         </text:p>
            <text:p>                                             </text:p>
            <text:p>                                                 </text:p>
            <text:p>                                                 (61) 98330 </text:p>
            <text:p>                                             </text:p>
            <text:p>                                         </text:p>
            <text:p>                             </text:p>
            <text:p>                             - 6567</text:p>
          </table:table-cell>
          <table:table-cell office:value-type="string" calcext:value-type="string">
            <text:p>Não informado</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em Taguatinga com 3 quartos!</text:p>
          </table:table-cell>
          <table:table-cell office:value-type="string" calcext:value-type="string">
            <text:p>Excelente casa em uma localização privilegiada, composta por:</text:p>
            <text:p>3 quartos com janelas </text:p>
            <text:p>1 banheiro</text:p>
            <text:p>Cozinha ampla e arejada toda na Cerâmica </text:p>
            <text:p>Sala de jantar </text:p>
            <text:p>Sala de estar com janela </text:p>
            <text:p>Casa toda na cerâmica </text:p>
            <text:p>Casa toda no forro - PVC</text:p>
            <text:p>Banheiro na cerâmica e com box </text:p>
            <text:p>Área de serviço ampla com dois tanques</text:p>
            <text:p>Portão eletrônico</text:p>
            <text:p>Garagem para dois carros </text:p>
            <text:p>Área de lazer com churrasqueira e espaço amplo toda na cerâmica </text:p>
            <text:p>Calçada ampla a frente do imóvel</text:p>
            <text:p>Rua atrás da Via principal (Rua do Fort Atacadista)</text:p>
            <text:p>Hidrômetro e Padrão de energia fora do imóvel visando a comodidade do morador</text:p>
            <text:p>Próximo a comércios, mercados, farmácias, paradas de ônibus, padarias, pracinhas e escolas. </text:p>
            <text:p>Boa vizinhança no local</text:p>
            <text:p>Casa com escritura e habite-se! Aceita financiamento!</text:p>
            <text:p>Aceita permuta por casa na Ceilândia Sul QNM 21, 23 ou 25.</text:p>
            <text:p> </text:p>
            <text:p/>
          </table:table-cell>
          <table:table-cell office:value-type="string" calcext:value-type="string">
            <text:p>https://www.dfimoveis.com.br/imovel/casa-3-quartos-venda-ceilandia-norte-ceilandia-df-qnq-2-conjunto-2-820069</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5 Conjunto L</text:p>
          </table:table-cell>
          <table:table-cell office:value-type="float" office:value="8" calcext:value-type="float">
            <text:p>8</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Poente</text:p>
          </table:table-cell>
          <table:table-cell table:number-columns-repeated="2" office:value-type="string" calcext:value-type="string">
            <text:p>250,00 m²</text:p>
          </table:table-cell>
          <table:table-cell office:value-type="float" office:value="280" calcext:value-type="float">
            <text:p>280</text:p>
          </table:table-cell>
          <table:table-cell/>
          <table:table-cell office:value-type="float" office:value="-15.8098008" calcext:value-type="float">
            <text:p>-15.8098008</text:p>
          </table:table-cell>
          <table:table-cell office:value-type="float" office:value="-48.1171112" calcext:value-type="float">
            <text:p>-48.1171112</text:p>
          </table:table-cell>
          <table:table-cell office:value-type="string" calcext:value-type="string">
            <text:p>Zulene Imóveis Netimóveis</text:p>
          </table:table-cell>
          <table:table-cell office:value-type="float" office:value="24926" calcext:value-type="float">
            <text:p>24926</text:p>
          </table:table-cell>
          <table:table-cell office:value-type="float" office:value="5561991710306" calcext:value-type="float">
            <text:p>5561991710306</text:p>
          </table:table-cell>
          <table:table-cell office:value-type="string" calcext:value-type="string">
            <text:p>(61) 99171 </text:p>
            <text:p>                                             </text:p>
            <text:p>                                         </text:p>
            <text:p>                             </text:p>
            <text:p>                             - 0306 </text:p>
            <text:p>                                 </text:p>
            <text:p>                                       </text:p>
            <text:p>                                 </text:p>
            <text:p>                             </text:p>
            <text:p/>
            <text:p>         </text:p>
            <text:p>                             </text:p>
            <text:p>                                         </text:p>
            <text:p>                                             </text:p>
            <text:p>                                                 </text:p>
            <text:p>                                                 (61) 99171 </text:p>
            <text:p>                                             </text:p>
            <text:p>                                         </text:p>
            <text:p>                             </text:p>
            <text:p>                             - 0306 </text:p>
            <text:p>                                 </text:p>
            <text:p>                                       </text:p>
            <text:p>                                 </text:p>
            <text:p>                             </text:p>
            <text:p/>
            <text:p>         </text:p>
            <text:p>                             </text:p>
            <text:p>                                         </text:p>
            <text:p>                                             </text:p>
            <text:p>                                                 </text:p>
            <text:p>                                                 (61) 99171 </text:p>
            <text:p>                                             </text:p>
            <text:p>                                         </text:p>
            <text:p>                             </text:p>
            <text:p>                             - 0306 </text:p>
            <text:p>                                 </text:p>
            <text:p>                                       </text:p>
            <text:p>                                 </text:p>
            <text:p>                             </text:p>
            <text:p/>
            <text:p>         </text:p>
            <text:p>                             </text:p>
            <text:p>                                         </text:p>
            <text:p>                                             </text:p>
            <text:p>                                                 </text:p>
            <text:p>                                                 (61) 99171 </text:p>
            <text:p>                                             </text:p>
            <text:p>                                         </text:p>
            <text:p>                             </text:p>
            <text:p>                             - 0306</text:p>
          </table:table-cell>
          <table:table-cell office:value-type="string" calcext:value-type="string">
            <text:p>265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omércio local</text:p>
          </table:table-cell>
          <table:table-cell office:value-type="string" calcext:value-type="string">
            <text:p>Zulene Imóveis | Netimóveis Vende:</text:p>
            <text:p> </text:p>
            <text:p>Excelente oportunidade para adquirir um imóvel prático e bem localizado, ideal para investimento! Esta é a sua grande oportunidade de investir em um imóvel de excelente localização e valor diferenciado! Ceilândia é um grande polo comercial e residencial, que se encontra em expansão com o DF, bem como o progresso de toda a região. O imóvel pode ser utilizado para residir ou locação. São 6 Kitnets em lote de 250 m², sendo área de serviço comum, todas com água e luz individualizadas, com possibilidade de gerar renda superior a R$ 3.000,00 mensais, tendo retorno do investimento superior a 1% mensal, conforme descrição a seguir:</text:p>
            <text:p>1.ª Kit: sala, quarto, banheiro social e cozinha, sendo que a sala pode ser adaptada para mais 1 quarto (térrea/frontal)</text:p>
            <text:p>2.ª Kit: sala, quarto banheiro social e cozinha (térrea/atrás)</text:p>
            <text:p>3.ª Kit: 2 quartos, banheiro social, sala/cozinha americana (piso superior)</text:p>
            <text:p>4.ª Kit: 1 quarto bem amplo, banheiro social, sala/cozinha americana (piso superior)</text:p>
            <text:p>5.ª Kit: sala, quarto/banheiro e cozinha (térrea/recuada final do lote)</text:p>
            <text:p>6.ª Kit: sala, 2 quartos, banheiro social e cozinha (térrea/recuada final do lote).</text:p>
            <text:p> </text:p>
            <text:p>Aceita financiamento imobiliário e FGTS.</text:p>
            <text:p>Obs.: Analisa veículo na negociação.</text:p>
            <text:p> </text:p>
            <text:p>Localização: Excelente localização, fácil acesso comércio local Diversificado:</text:p>
            <text:p> Academias, colégios/infantil/fundamental/médio, distribuidoras de bebidas, estação do metrô Ceilândia Norte (5 minutos), faculdades, farmácias, feira do Centro, gastro bar, hipermercados/Atacadistas, padarias, restaurantes, shoppings, parque, ponto de parada de transporte público, UBS (600 metros). </text:p>
            <text:p/>
            <text:p>(Os preços e informações poderão sofrer mudanças sem aviso prévio. Por este motivo, solicitamos a confirmação com nossos consultores).</text:p>
            <text:p>Exija o CRECI e certifique-se que está sendo atendido por um profissional legalmente autorizado e credenciado.</text:p>
            <text:p/>
            <text:p>Acesse o nosso site e conheça mais opções!!!  ZULENEIMOVEIS.COM.BR</text:p>
            <text:p>*** Correspondente Bancário autorizado:</text:p>
            <text:p>CAIXA – BRB – SANTANDER – ITAU – BRADESCO -  INTER </text:p>
            <text:p>Faça o seu Financiamento Imobiliário conosco!!!</text:p>
            <text:p>Atendimento personalizado!</text:p>
            <text:p>,  /  ,</text:p>
            <text:p>Siga nossas redes sociais: @zuleneimoveis</text:p>
            <text:p>CRECI Jurídico 24926</text:p>
            <text:p/>
          </table:table-cell>
          <table:table-cell office:value-type="string" calcext:value-type="string">
            <text:p>https://www.dfimoveis.com.br/imovel/casa-4-quartos-venda-ceilandia-norte-ceilandia-df-qnn-5-conjunto-l-1001921</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4 Conjunto N</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ão encontrado</text:p>
          </table:table-cell>
          <table:table-cell office:value-type="string" calcext:value-type="string">
            <text:p>200,00 m²</text:p>
          </table:table-cell>
          <table:table-cell office:value-type="string" calcext:value-type="string">
            <text:p>250,00 m²</text:p>
          </table:table-cell>
          <table:table-cell office:value-type="float" office:value="265" calcext:value-type="float">
            <text:p>265</text:p>
          </table:table-cell>
          <table:table-cell/>
          <table:table-cell office:value-type="float" office:value="-15.8125491" calcext:value-type="float">
            <text:p>-15.8125491</text:p>
          </table:table-cell>
          <table:table-cell office:value-type="float" office:value="-48.1081601" calcext:value-type="float">
            <text:p>-48.1081601</text:p>
          </table:table-cell>
          <table:table-cell office:value-type="string" calcext:value-type="string">
            <text:p>Beiramar Imóveis</text:p>
          </table:table-cell>
          <table:table-cell office:value-type="float" office:value="20346" calcext:value-type="float">
            <text:p>20346</text:p>
          </table:table-cell>
          <table:table-cell office:value-type="float" office:value="556132621001" calcext:value-type="float">
            <text:p>556132621001</text:p>
          </table:table-cell>
          <table:table-cell office:value-type="string" calcext:value-type="string">
            <text:p>(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à venda, 3 quartos, 1 suíte, 3 vagas, Ceilândia (Norte) - Brasília/DF</text:p>
          </table:table-cell>
          <table:table-cell office:value-type="string" calcext:value-type="string">
            <text:p>QNM 4 - 2 Casas no Lote Imóvel composto por:Casa da Frente:3 Quartos, sendo uma suíteBanheiro socialSalaCozinhaÁrea de serviçoGaragem coberta para 2 carros com portão eletrônicoLajeCerâmicaCorredorCasa nos Fundos:2 QuartosBanheiro socialSalaCozinhaÁrea de serviçoForro PVCÓtimo local, comercio, escolas, posto saúde.via de ônibus, banco,500 metros, centro Ceilândia, feira central,Não Aceita Financiamento e FGTSNão Aceita PermutaApenas À VistaHá mais de 42 anos atuando no mercado imobiliário do Distrito Federal, a Beiramar já ajudou mais de 150 mil pessoas a encontrarem seu lar.Para mais informações agende sua visita! , </text:p>
            <text:p/>
            <text:p>2 CASAS  DO TERRENO 3 QUARTOS</text:p>
            <text:p>3 QUARTOS.LAJE.SUITE,COPA,COZINHA,AREA DE TRABALHO,SALA, 2 BANHEIROS 2 VAGAS  DESCOBERTA,</text:p>
            <text:p>3 QUARTO1 BANHEIRO,SALA,COZIHA,AREA DE TRABALHO,CERAMICA,FORRO PVC,2 VAGAS DESCOBERTAS AVENIDA COMERCIAL,</text:p>
            <text:p/>
          </table:table-cell>
          <table:table-cell office:value-type="string" calcext:value-type="string">
            <text:p>https://www.dfimoveis.com.br/imovel/casa-3-quartos-venda-ceilandia-norte-ceilandia-df-qnm-4-conjunto-n-962959</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3 Conjunto C</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Não encontrado</text:p>
          </table:table-cell>
          <table:table-cell office:value-type="string" calcext:value-type="string">
            <text:p>120,00 m²</text:p>
          </table:table-cell>
          <table:table-cell office:value-type="string" calcext:value-type="string">
            <text:p>144,00 m²</text:p>
          </table:table-cell>
          <table:table-cell office:value-type="float" office:value="380" calcext:value-type="float">
            <text:p>380</text:p>
          </table:table-cell>
          <table:table-cell/>
          <table:table-cell office:value-type="float" office:value="-15.7912357" calcext:value-type="float">
            <text:p>-15.7912357</text:p>
          </table:table-cell>
          <table:table-cell office:value-type="float" office:value="-48.1311349" calcext:value-type="float">
            <text:p>-48.1311349</text:p>
          </table:table-cell>
          <table:table-cell office:value-type="string" calcext:value-type="string">
            <text:p>Beiramar Imóveis</text:p>
          </table:table-cell>
          <table:table-cell office:value-type="float" office:value="20346" calcext:value-type="float">
            <text:p>20346</text:p>
          </table:table-cell>
          <table:table-cell office:value-type="float" office:value="556132621001" calcext:value-type="float">
            <text:p>556132621001</text:p>
          </table:table-cell>
          <table:table-cell office:value-type="string" calcext:value-type="string">
            <text:p>(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3 quartos, à Venda na QNO 13 - Ceilândia Norte</text:p>
          </table:table-cell>
          <table:table-cell office:value-type="string" calcext:value-type="string">
            <text:p>Casa com 3 Quartos na QNO 13</text:p>
            <text:p/>
            <text:p>Detalhes do Imóvel:</text:p>
            <text:p/>
            <text:p>Quartos: 3 quartos, proporcionando espaço e conforto</text:p>
            <text:p>Sala: Área de convivência ampla</text:p>
            <text:p>Cozinha: Cozinha grande, ideal para refeições em família</text:p>
            <text:p>Banheiro: Banheiro social</text:p>
            <text:p>Área de Serviço: Espaço destinado para atividades domésticas</text:p>
            <text:p>Quintal: Área externa que pode ser utilizada para lazer ou jardinagem</text:p>
            <text:p>Laje: Estrutura sólida, proporcionando segurança e a possibilidade de expansão</text:p>
            <text:p>Garagem: Capacidade para até 3 carros</text:p>
            <text:p/>
            <text:p>Informações Adicionais:</text:p>
            <text:p>Permuta: Não aceita permuta, pois o proprietário pretende adquirir um imóvel fora do Distrito Federal</text:p>
            <text:p>Financiamento: Aceita financiamento, facilitando a aquisição</text:p>
            <text:p>Negociação: Aceita propostas, permitindo negociação de condições</text:p>
            <text:p/>
            <text:p>Esta casa é uma excelente opção para quem busca um imóvel espaçoso e bem localizado, com a possibilidade de personalização e expansão. A flexibilidade para financiamento e negociação torna a compra mais acessível e atraente.</text:p>
            <text:p/>
            <text:p>Há mais de 42 anos atuando no mercado imobiliário do Distrito Federal, a Beiramar já ajudou mais de 150 mil pessoas a encontrarem seu lar.</text:p>
            <text:p/>
            <text:p>Para mais informações agende sua visita! ,</text:p>
            <text:p/>
          </table:table-cell>
          <table:table-cell office:value-type="string" calcext:value-type="string">
            <text:p>https://www.dfimoveis.com.br/imovel/casa-3-quartos-venda-ceilandia-norte-ceilandia-df-qno-13-conjunto-c-963387</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21 Conjunto A</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scente</text:p>
          </table:table-cell>
          <table:table-cell table:number-columns-repeated="2" office:value-type="string" calcext:value-type="string">
            <text:p>250,00 m²</text:p>
          </table:table-cell>
          <table:table-cell office:value-type="float" office:value="380" calcext:value-type="float">
            <text:p>380</text:p>
          </table:table-cell>
          <table:table-cell office:value-type="string" calcext:value-type="string">
            <text:p>Aceita Pets, Jardim, Varanda, Cozinha Espaçosa</text:p>
          </table:table-cell>
          <table:table-cell office:value-type="float" office:value="-15.8132216" calcext:value-type="float">
            <text:p>-15.8132216</text:p>
          </table:table-cell>
          <table:table-cell office:value-type="float" office:value="-48.1191274" calcext:value-type="float">
            <text:p>-48.1191274</text:p>
          </table:table-cell>
          <table:table-cell office:value-type="string" calcext:value-type="string">
            <text:p>Ferola Empreendimentos Imobiliários</text:p>
          </table:table-cell>
          <table:table-cell office:value-type="float" office:value="11476" calcext:value-type="float">
            <text:p>11476</text:p>
          </table:table-cell>
          <table:table-cell office:value-type="float" office:value="5561995011044" calcext:value-type="float">
            <text:p>5561995011044</text:p>
          </table:table-cell>
          <table:table-cell office:value-type="string" calcext:value-type="string">
            <text:p>(61) 99501 </text:p>
            <text:p>                                             </text:p>
            <text:p>                                         </text:p>
            <text:p>                             </text:p>
            <text:p>                             - 1044 </text:p>
            <text:p>                                 </text:p>
            <text:p>                                       </text:p>
            <text:p>                                 </text:p>
            <text:p>                             </text:p>
            <text:p/>
            <text:p>         </text:p>
            <text:p>                             </text:p>
            <text:p>                                         </text:p>
            <text:p>                                             </text:p>
            <text:p>                                                 </text:p>
            <text:p>                                                 (61) 99501 </text:p>
            <text:p>                                             </text:p>
            <text:p>                                         </text:p>
            <text:p>                             </text:p>
            <text:p>                             - 1044 </text:p>
            <text:p>                                 </text:p>
            <text:p>                                       </text:p>
            <text:p>                                 </text:p>
            <text:p>                             </text:p>
            <text:p/>
            <text:p>         </text:p>
            <text:p>                             </text:p>
            <text:p>                                         </text:p>
            <text:p>                                             </text:p>
            <text:p>                                                 </text:p>
            <text:p>                                                 (61) 99501 </text:p>
            <text:p>                                             </text:p>
            <text:p>                                         </text:p>
            <text:p>                             </text:p>
            <text:p>                             - 1044 </text:p>
            <text:p>                                 </text:p>
            <text:p>                                       </text:p>
            <text:p>                                 </text:p>
            <text:p>                             </text:p>
            <text:p/>
            <text:p>         </text:p>
            <text:p>                             </text:p>
            <text:p>                                         </text:p>
            <text:p>                                             </text:p>
            <text:p>                                                 </text:p>
            <text:p>                                                 (61) 99501 </text:p>
            <text:p>                                             </text:p>
            <text:p>                                         </text:p>
            <text:p>                             </text:p>
            <text:p>                             - 1044</text:p>
          </table:table-cell>
          <table:table-cell office:value-type="string" calcext:value-type="string">
            <text:p>489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N 21 - <text:s/>PRÓXIMO METRÔ, PARADA DE ÔNIBUS E COMERCIO <text:s/>LOCAL</text:p>
          </table:table-cell>
          <table:table-cell office:value-type="string" calcext:value-type="string">
            <text:p>FEROLA A MAIS ACESSADA DE BRASILIA  VENDE CASA NA QNN 21 - , PRÓXIMO METRÔ, PARADA DE ÔNIBUS E COMERCIO  LOCAL</text:p>
            <text:p/>
            <text:p>CASA </text:p>
            <text:p>03 QUARTOS</text:p>
            <text:p>02 BANHEIROS </text:p>
            <text:p>QUINTAL</text:p>
            <text:p>FRENTE PARA A PISTA</text:p>
            <text:p/>
            <text:p>-PRÓXIMO</text:p>
            <text:p>METRÔ</text:p>
            <text:p>PARADA DE ÔNIBUS </text:p>
            <text:p>ESCOLAS </text:p>
            <text:p>POSTO DE SAÚDE </text:p>
            <text:p/>
            <text:p> - EQUIPE FEROLA </text:p>
            <text:p/>
            <text:p>JARBAS (61) , - Creci: 18.898/DF</text:p>
            <text:p/>
            <text:p>BONFIM , - Creci: 10.390/DF</text:p>
            <text:p>LILIAN , - Creci: 7.952/DF</text:p>
            <text:p>EDSON , - Creci: 27.192/DF </text:p>
            <text:p>BEATRIZ , - Creci: 28.707/DF</text:p>
            <text:p>FERNANDA , - Creci: 14.240/DF</text:p>
            <text:p>WEDER (61) 9., - Creci: 30.759/DF</text:p>
            <text:p>MARCOS , - Creci: 11.811/DF</text:p>
            <text:p/>
            <text:p>AVALIAÇÃO GRATUITA: - , - ,</text:p>
            <text:p>FEROLA EMPREENDIMENTOS IMOBILIÁRIOS. </text:p>
            <text:p>, </text:p>
            <text:p/>
            <text:p>A MELHOR DE BRASÍLIA!!! </text:p>
            <text:p/>
          </table:table-cell>
          <table:table-cell office:value-type="string" calcext:value-type="string">
            <text:p>https://www.dfimoveis.com.br/imovel/casa-3-quartos-venda-ceilandia-norte-ceilandia-df-qnn-21-conjunto-a-856243</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25 Conjunto D</text:p>
          </table:table-cell>
          <table:table-cell office:value-type="float" office:value="6" calcext:value-type="float">
            <text:p>6</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ão encontrado</text:p>
          </table:table-cell>
          <table:table-cell office:value-type="string" calcext:value-type="string">
            <text:p>190,00 m²</text:p>
          </table:table-cell>
          <table:table-cell office:value-type="string" calcext:value-type="string">
            <text:p>Não encontrado</text:p>
          </table:table-cell>
          <table:table-cell office:value-type="float" office:value="790" calcext:value-type="float">
            <text:p>790</text:p>
          </table:table-cell>
          <table:table-cell office:value-type="string" calcext:value-type="string">
            <text:p>Área de Serviço, Interfone</text:p>
          </table:table-cell>
          <table:table-cell office:value-type="float" office:value="-15.8033945" calcext:value-type="float">
            <text:p>-15.8033945</text:p>
          </table:table-cell>
          <table:table-cell office:value-type="float" office:value="-48.1248693" calcext:value-type="float">
            <text:p>-48.1248693</text:p>
          </table:table-cell>
          <table:table-cell office:value-type="string" calcext:value-type="string">
            <text:p>Beiramar Imóveis</text:p>
          </table:table-cell>
          <table:table-cell office:value-type="float" office:value="20346" calcext:value-type="float">
            <text:p>20346</text:p>
          </table:table-cell>
          <table:table-cell office:value-type="float" office:value="556132621001" calcext:value-type="float">
            <text:p>556132621001</text:p>
          </table:table-cell>
          <table:table-cell office:value-type="string" calcext:value-type="string">
            <text:p>(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à venda, 6 quartos, 1 suíte, 3 vagas, Ceilândia (Norte) - Brasília/DF</text:p>
          </table:table-cell>
          <table:table-cell office:value-type="string" calcext:value-type="string">
            <text:p>Ficha de Cadastro do Imóvel</text:p>
            <text:p/>
            <text:p>Nome do Proprietário:</text:p>
            <text:p>E-mail: </text:p>
            <text:p>Endereço Completo do Imóvel: QNN 25 Conjunto D</text:p>
            <text:p>Ceilândia Norte (Ceilândia), Brasília, DF, ,</text:p>
            <text:p>Nome do condomínio/Edifício: Não é condominio</text:p>
            <text:p>Aceita Financiamento: Sim</text:p>
            <text:p>Aceita Permuta: Analisa-se propostas</text:p>
            <text:p>Metragem²: 190m²</text:p>
            <text:p>Valor IPTU anual: Ainda não sei</text:p>
            <text:p>Nº de inscrição do IPTU: Não sei</text:p>
            <text:p>Valor Condomínio: Não tem</text:p>
            <text:p>Quantidade de Quartos:  3 embaixo e 3 em cima</text:p>
            <text:p>Banheiros: 2</text:p>
            <text:p>Suítes: 1 suíte</text:p>
            <text:p>Andar: é casa de dois andares</text:p>
            <text:p>Vagas de Garagem: 3 espaço para 3 carros na garagem coberta</text:p>
            <text:p>Posição Solar: perpendicular</text:p>
            <text:p>De Canto ou de Meio: de meio de ruma</text:p>
            <text:p>Local das Chaves: </text:p>
            <text:p>Breve Descrição do Imóvel:</text:p>
            <text:p/>
            <text:p> tem uma Suíte do casal, 6 quartos, escritório, o escritório é junto com o quarto. Sala, cozinha, em cima são três pavimentos, em cima são dois quartos e uma sala, que pode usar como quarto também. Beleza? Em cima a área de lazer,</text:p>
          </table:table-cell>
          <table:table-cell office:value-type="string" calcext:value-type="string">
            <text:p>https://www.dfimoveis.com.br/imovel/casa-4-quartos-venda-ceilandia-norte-ceilandia-df-qnn-25-conjunto-d-1107245</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10</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ão encontrado</text:p>
          </table:table-cell>
          <table:table-cell table:number-columns-repeated="2" office:value-type="string" calcext:value-type="string">
            <text:p>250,00 m²</text:p>
          </table:table-cell>
          <table:table-cell office:value-type="float" office:value="320" calcext:value-type="float">
            <text:p>320</text:p>
          </table:table-cell>
          <table:table-cell/>
          <table:table-cell office:value-type="float" office:value="-15.8001969" calcext:value-type="float">
            <text:p>-15.8001969</text:p>
          </table:table-cell>
          <table:table-cell office:value-type="float" office:value="-48.1169713" calcext:value-type="float">
            <text:p>-48.1169713</text:p>
          </table:table-cell>
          <table:table-cell office:value-type="string" calcext:value-type="string">
            <text:p>Hugo de Souza Ferreira</text:p>
          </table:table-cell>
          <table:table-cell office:value-type="float" office:value="28098" calcext:value-type="float">
            <text:p>28098</text:p>
          </table:table-cell>
          <table:table-cell office:value-type="float" office:value="5561982062069" calcext:value-type="float">
            <text:p>5561982062069</text:p>
          </table:table-cell>
          <table:table-cell office:value-type="string" calcext:value-type="string">
            <text:p>(61) 98206 </text:p>
            <text:p>                                             </text:p>
            <text:p>                                         </text:p>
            <text:p>                             </text:p>
            <text:p>                             - 2069 </text:p>
            <text:p>                                 </text:p>
            <text:p>                                       </text:p>
            <text:p>                                 </text:p>
            <text:p>                             </text:p>
            <text:p/>
            <text:p>         </text:p>
            <text:p>                             </text:p>
            <text:p>                                         </text:p>
            <text:p>                                             </text:p>
            <text:p>                                                 </text:p>
            <text:p>                                                 (61) 98206 </text:p>
            <text:p>                                             </text:p>
            <text:p>                                         </text:p>
            <text:p>                             </text:p>
            <text:p>                             - 2069 </text:p>
            <text:p>                                 </text:p>
            <text:p>                                       </text:p>
            <text:p>                                 </text:p>
            <text:p>                             </text:p>
            <text:p/>
            <text:p>         </text:p>
            <text:p>                             </text:p>
            <text:p>                                         </text:p>
            <text:p>                                             </text:p>
            <text:p>                                                 </text:p>
            <text:p>                                                 (61) 98206 </text:p>
            <text:p>                                             </text:p>
            <text:p>                                         </text:p>
            <text:p>                             </text:p>
            <text:p>                             - 2069 </text:p>
            <text:p>                                 </text:p>
            <text:p>                                       </text:p>
            <text:p>                                 </text:p>
            <text:p>                             </text:p>
            <text:p/>
            <text:p>         </text:p>
            <text:p>                             </text:p>
            <text:p>                                         </text:p>
            <text:p>                                             </text:p>
            <text:p>                                                 </text:p>
            <text:p>                                                 (61) 98206 </text:p>
            <text:p>                                             </text:p>
            <text:p>                                         </text:p>
            <text:p>                             </text:p>
            <text:p>                             - 2069</text:p>
          </table:table-cell>
          <table:table-cell office:value-type="string" calcext:value-type="string">
            <text:p>783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 Localizada em um lote de 250m². </text:p>
            <text:p>- A casa possui 3 quarto, 1 suíte e 2 banheiros.</text:p>
            <text:p>- A garagem da casa possui espaço para 3 carros. </text:p>
            <text:p>- A casa fica 1km do metro de Ceilândia.</text:p>
            <text:p>-3 quartos.</text:p>
            <text:p>- Sala, cozinha e copa.</text:p>
            <text:p>- Próxima a comércios.</text:p>
          </table:table-cell>
          <table:table-cell office:value-type="string" calcext:value-type="string">
            <text:p>https://www.dfimoveis.com.br/imovel/casa-3-quartos-venda-ceilandia-norte-ceilandia-df-qnm-10-700669</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3 Conjunto B</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ascente</text:p>
          </table:table-cell>
          <table:table-cell office:value-type="string" calcext:value-type="string">
            <text:p>169,00 m²</text:p>
          </table:table-cell>
          <table:table-cell office:value-type="string" calcext:value-type="string">
            <text:p>200,00 m²</text:p>
          </table:table-cell>
          <table:table-cell office:value-type="float" office:value="489" calcext:value-type="float">
            <text:p>489</text:p>
          </table:table-cell>
          <table:table-cell office:value-type="string" calcext:value-type="string">
            <text:p>Aceita Pets, Área de Serviço, Portão Eletrônico, Piso em Porcelanato , Cozinha Espaçosa, Pintura Nova </text:p>
          </table:table-cell>
          <table:table-cell office:value-type="float" office:value="-15.7936556" calcext:value-type="float">
            <text:p>-15.7936556</text:p>
          </table:table-cell>
          <table:table-cell office:value-type="float" office:value="-48.1307515" calcext:value-type="float">
            <text:p>-48.1307515</text:p>
          </table:table-cell>
          <table:table-cell office:value-type="string" calcext:value-type="string">
            <text:p>Paulo Henrique</text:p>
          </table:table-cell>
          <table:table-cell office:value-type="float" office:value="17714" calcext:value-type="float">
            <text:p>17714</text:p>
          </table:table-cell>
          <table:table-cell office:value-type="float" office:value="5561981354261" calcext:value-type="float">
            <text:p>5561981354261</text:p>
          </table:table-cell>
          <table:table-cell office:value-type="string" calcext:value-type="string">
            <text:p>(61) 98135 </text:p>
            <text:p>                                             </text:p>
            <text:p>                                         </text:p>
            <text:p>                             </text:p>
            <text:p>                             - 4261 </text:p>
            <text:p>                                 </text:p>
            <text:p>                                       </text:p>
            <text:p>                                 </text:p>
            <text:p>                             </text:p>
            <text:p/>
            <text:p>         </text:p>
            <text:p>                             </text:p>
            <text:p>                                         </text:p>
            <text:p>                                             </text:p>
            <text:p>                                                 </text:p>
            <text:p>                                                 (61) 98135 </text:p>
            <text:p>                                             </text:p>
            <text:p>                                         </text:p>
            <text:p>                             </text:p>
            <text:p>                             - 4261 </text:p>
            <text:p>                                 </text:p>
            <text:p>                                       </text:p>
            <text:p>                                 </text:p>
            <text:p>                             </text:p>
            <text:p/>
            <text:p>         </text:p>
            <text:p>                             </text:p>
            <text:p>                                         </text:p>
            <text:p>                                             </text:p>
            <text:p>                                                 </text:p>
            <text:p>                                                 (61) 98135 </text:p>
            <text:p>                                             </text:p>
            <text:p>                                         </text:p>
            <text:p>                             </text:p>
            <text:p>                             - 4261 </text:p>
            <text:p>                                 </text:p>
            <text:p>                                       </text:p>
            <text:p>                                 </text:p>
            <text:p>                             </text:p>
            <text:p/>
            <text:p>         </text:p>
            <text:p>                             </text:p>
            <text:p>                                         </text:p>
            <text:p>                                             </text:p>
            <text:p>                                                 </text:p>
            <text:p>                                                 (61) 98135 </text:p>
            <text:p>                                             </text:p>
            <text:p>                                         </text:p>
            <text:p>                             </text:p>
            <text:p>                             - 4261</text:p>
          </table:table-cell>
          <table:table-cell office:value-type="string" calcext:value-type="string">
            <text:p>167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EXCELENTE CASA 3QTS! QNO 13 SETOR </text:p>
          </table:table-cell>
          <table:table-cell office:value-type="string" calcext:value-type="string">
            <text:p>************ OPORTUNIDADE ***** 11/10/2024</text:p>
            <text:p>?? VENDO CASA NO SETOR O</text:p>
            <text:p>QNO 13 - Ceilândia</text:p>
            <text:p/>
            <text:p>Excelente Casa de 3Qts, sendo 1 com Suíte</text:p>
            <text:p/>
            <text:p>100% Laje</text:p>
            <text:p>Sala de TV</text:p>
            <text:p>Copa</text:p>
            <text:p>Cozinha ampla e com bastante armários planejados</text:p>
            <text:p>Casa toda no Blindex</text:p>
            <text:p>Piso em porcelanato</text:p>
            <text:p>Área de serviço </text:p>
            <text:p>3 banheiros </text:p>
            <text:p>Garagem p/ 3 carros</text:p>
            <text:p>2 portões eletrônicos </text:p>
            <text:p>Jardim de inverno</text:p>
            <text:p>Quitada!</text:p>
            <text:p>Aceita Financiamento Bancário</text:p>
            <text:p/>
            <text:p>R$ 520.000,00</text:p>
            <text:p>_________________________________________________________ </text:p>
            <text:p>LIGUE E AGENDE SUA VISITA! “SERÁ UM PRAZER ATENDE-LO (A) ”</text:p>
            <text:p> VISITAS TODOS OS DIAS! </text:p>
            <text:p>VÁRIOS IMÓVEIS NA REGIÃO! * DF * </text:p>
            <text:p>TEMOS CORRESPONDENTE! VENDEMOS O SEU IMÓVEL!</text:p>
            <text:p># DISPOMOS DE SALAS, LOJAS, GALPÕES, CASAS (ALTO PADRÃO) E APARTAMENTOS EM TODO DF! </text:p>
            <text:p>ANUNCIE COM QUEM ANUNCIA!</text:p>
            <text:p>-- </text:p>
            <text:p>ATENCIOSAMENTE,</text:p>
            <text:p>PAULO H. O. SILVA</text:p>
            <text:p>CONSULTOR IMOBILIÁRIO - VENDAS BRASÍLIA</text:p>
            <text:p>CRECI - DF    Nº 17714  </text:p>
            <text:p>CNAI - DF/SP Nº 27400</text:p>
            <text:p>CERTIFICAÇÃO PROFISSIONAL ANBIMA CPA-10</text:p>
            <text:p>CERTIFICAÇÃO PROF. PERÍCIA JUDICIAL IMOBILIÁRIA CRECI-DF/SP</text:p>
            <text:p>"DDD  61"       , “WHATSAPP" e LIGAÇÕES!</text:p>
            <text:p>EXIJA SEMPRE O CRECI DO SEU CORRETOR IMOBILIÁRIO!</text:p>
            <text:p/>
          </table:table-cell>
          <table:table-cell office:value-type="string" calcext:value-type="string">
            <text:p>https://www.dfimoveis.com.br/imovel/casa-3-quartos-venda-ceilandia-norte-ceilandia-df-qno-13-conjunto-b-1055217</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5 Conjunto L <text:s/>- Conjunto L</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ão encontrado</text:p>
          </table:table-cell>
          <table:table-cell table:number-columns-repeated="2" office:value-type="string" calcext:value-type="string">
            <text:p>240,00 m²</text:p>
          </table:table-cell>
          <table:table-cell office:value-type="float" office:value="565" calcext:value-type="float">
            <text:p>565</text:p>
          </table:table-cell>
          <table:table-cell office:value-type="string" calcext:value-type="string">
            <text:p>Área de Serviço, Salão Gourmet </text:p>
          </table:table-cell>
          <table:table-cell office:value-type="float" office:value="-15.7903901" calcext:value-type="float">
            <text:p>-15.7903901</text:p>
          </table:table-cell>
          <table:table-cell office:value-type="float" office:value="-48.124559" calcext:value-type="float">
            <text:p>-48.124559</text:p>
          </table:table-cell>
          <table:table-cell office:value-type="string" calcext:value-type="string">
            <text:p>Beiramar Imóveis</text:p>
          </table:table-cell>
          <table:table-cell office:value-type="float" office:value="20346" calcext:value-type="float">
            <text:p>20346</text:p>
          </table:table-cell>
          <table:table-cell office:value-type="float" office:value="556132621001" calcext:value-type="float">
            <text:p>556132621001</text:p>
          </table:table-cell>
          <table:table-cell office:value-type="string" calcext:value-type="string">
            <text:p>(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text:p>
          </table:table-cell>
          <table:table-cell office:value-type="string" calcext:value-type="string">
            <text:p>Não informado</text:p>
          </table:table-cell>
          <table:table-cell table:number-columns-repeated="2" office:value-type="string" calcext:value-type="string">
            <text:p>Não encontrado</text:p>
          </table:table-cell>
          <table:table-cell office:value-type="string" calcext:value-type="string">
            <text:p>Conjunto L</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Sobrado com Área de Lazer e Energia Solar - 3 Quartos, 1 Suíte, 240m² - Ceilândia Norte - DF</text:p>
          </table:table-cell>
          <table:table-cell office:value-type="string" calcext:value-type="string">
            <text:p>Sobrado com Área de Lazer e Energia Solar - 3 Quartos, 1 Suíte, 240m² - Ceilândia Norte - DF</text:p>
            <text:p/>
            <text:p>Se você busca um sobrado espaçoso, bem planejado e com estrutura completa para lazer, essa é a oportunidade ideal. Com 240m² de área construída, este imóvel conta com energia solar, amplos ambientes e uma área de lazer com churrasqueira, fogão a lenha e mesa de sinuca. Tudo isso em uma excelente localização no Setor O, próximo a escolas, mercados, padarias e farmácias.</text:p>
            <text:p/>
            <text:p>Distribuição dos Ambientes</text:p>
            <text:p/>
            <text:p>Térreo</text:p>
            <text:p>Sala ampla, bem ventilada e iluminada.</text:p>
            <text:p>Cozinha com armários planejados, proporcionando organização e funcionalidade.</text:p>
            <text:p>Sala de jantar integrada.</text:p>
            <text:p>Área de serviço com claraboia, garantindo luminosidade natural.</text:p>
            <text:p>Banheiro social.</text:p>
            <text:p>Mini bar - ideal para receber amigos e familiares.</text:p>
            <text:p/>
            <text:p>Primeiro Pavimento</text:p>
            <text:p>Sala de TV aconchegante.</text:p>
            <text:p>3 quartos amplos, sendo 1 suíte com hidromassagem para seu conforto.</text:p>
            <text:p>Banheiro social.</text:p>
            <text:p>Área de Lazer</text:p>
            <text:p>Churrasqueira para momentos especiais com a família e amigos.</text:p>
            <text:p>Fogão a lenha - um toque rústico e aconchegante.</text:p>
            <text:p>Mesa de sinuca - diversão garantida para todas as idades.</text:p>
            <text:p>Lavabo de apoio.</text:p>
            <text:p/>
            <text:p>Destaques do Imóvel</text:p>
            <text:p>Energia Solar - Economia garantida na conta de luz.</text:p>
            <text:p>Garagem coberta para 4 carros - Segurança e praticidade.</text:p>
            <text:p>Portão eletrônico - Mais comodidade no dia a dia.</text:p>
            <text:p/>
            <text:p>Localização Privilegiada</text:p>
            <text:p>Situado na Quadra 05 do Setor O, o sobrado está em uma região bem estruturada, com fácil acesso a diversos serviços essenciais:</text:p>
            <text:p/>
            <text:p>Escolas</text:p>
            <text:p>Mercados</text:p>
            <text:p>Padarias</text:p>
            <text:p>Farmácias</text:p>
            <text:p>Transporte público próximo</text:p>
            <text:p/>
            <text:p>Condições de Negociação</text:p>
            <text:p>Aceita troca por apartamento de até R$ 250.000 com garagem, em Ceilândia ou Taguatinga, mediante pagamento da diferença.</text:p>
            <text:p/>
            <text:p>Há mais de 43 anos atuando no mercado imobiliário do Distrito Federal, a Beiramar já ajudou mais de 150 mil pessoas a encontrarem seu lar.</text:p>
            <text:p/>
            <text:p>Para mais informações agende sua visita! ,</text:p>
            <text:p/>
          </table:table-cell>
          <table:table-cell office:value-type="string" calcext:value-type="string">
            <text:p>https://www.dfimoveis.com.br/imovel/casa-3-quartos-venda-ceilandia-norte-ceilandia-df-qno-5-conjunto-l-1119348</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11 Conjunto C</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oente</text:p>
          </table:table-cell>
          <table:table-cell office:value-type="string" calcext:value-type="string">
            <text:p>135,00 m²</text:p>
          </table:table-cell>
          <table:table-cell office:value-type="string" calcext:value-type="string">
            <text:p>Não encontrado</text:p>
          </table:table-cell>
          <table:table-cell office:value-type="float" office:value="260" calcext:value-type="float">
            <text:p>260</text:p>
          </table:table-cell>
          <table:table-cell/>
          <table:table-cell office:value-type="float" office:value="-15.8150678" calcext:value-type="float">
            <text:p>-15.8150678</text:p>
          </table:table-cell>
          <table:table-cell office:value-type="float" office:value="-48.1307662" calcext:value-type="float">
            <text:p>-48.1307662</text:p>
          </table:table-cell>
          <table:table-cell office:value-type="string" calcext:value-type="string">
            <text:p>Adeildo Oliveira</text:p>
          </table:table-cell>
          <table:table-cell office:value-type="float" office:value="30835" calcext:value-type="float">
            <text:p>30835</text:p>
          </table:table-cell>
          <table:table-cell office:value-type="float" office:value="5561996091131" calcext:value-type="float">
            <text:p>5561996091131</text:p>
          </table:table-cell>
          <table:table-cell office:value-type="string" calcext:value-type="string">
            <text:p>(61) 99609 </text:p>
            <text:p>                                             </text:p>
            <text:p>                                         </text:p>
            <text:p>                             </text:p>
            <text:p>                             - 1131 </text:p>
            <text:p>                                 </text:p>
            <text:p>                                       </text:p>
            <text:p>                                 </text:p>
            <text:p>                             </text:p>
            <text:p/>
            <text:p>         </text:p>
            <text:p>                             </text:p>
            <text:p>                                         </text:p>
            <text:p>                                             </text:p>
            <text:p>                                                 </text:p>
            <text:p>                                                 (61) 99609 </text:p>
            <text:p>                                             </text:p>
            <text:p>                                         </text:p>
            <text:p>                             </text:p>
            <text:p>                             - 1131 </text:p>
            <text:p>                                 </text:p>
            <text:p>                                       </text:p>
            <text:p>                                 </text:p>
            <text:p>                             </text:p>
            <text:p/>
            <text:p>         </text:p>
            <text:p>                             </text:p>
            <text:p>                                         </text:p>
            <text:p>                                             </text:p>
            <text:p>                                                 </text:p>
            <text:p>                                                 (61) 99609 </text:p>
            <text:p>                                             </text:p>
            <text:p>                                         </text:p>
            <text:p>                             </text:p>
            <text:p>                             - 1131 </text:p>
            <text:p>                                 </text:p>
            <text:p>                                       </text:p>
            <text:p>                                 </text:p>
            <text:p>                             </text:p>
            <text:p/>
            <text:p>         </text:p>
            <text:p>                             </text:p>
            <text:p>                                         </text:p>
            <text:p>                                             </text:p>
            <text:p>                                                 </text:p>
            <text:p>                                                 (61) 99609 </text:p>
            <text:p>                                             </text:p>
            <text:p>                                         </text:p>
            <text:p>                             </text:p>
            <text:p>                             - 1131</text:p>
          </table:table-cell>
          <table:table-cell office:value-type="string" calcext:value-type="string">
            <text:p>37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Excelente casa de 3 quartos, na QNP 11</text:p>
          </table:table-cell>
          <table:table-cell office:value-type="string" calcext:value-type="string">
            <text:p>QNP 11 Setor P Norte.</text:p>
            <text:p/>
            <text:p>Excelente casa de 3 quartos, ótimo preço!</text:p>
            <text:p/>
            <text:p>Localizada em ótima quadra do setor P Norte, perto da via principal, do comércio local, da feira do produtor, do SESC, Faculdades Católica e IESB.</text:p>
            <text:p/>
            <text:p>Composta de:</text:p>
            <text:p/>
            <text:p>03 quartos</text:p>
            <text:p>Sala</text:p>
            <text:p>Cozinha</text:p>
            <text:p>Garagem</text:p>
            <text:p>Forro PVC</text:p>
            <text:p>Área de serviço.</text:p>
            <text:p>Cerâmica</text:p>
            <text:p> </text:p>
            <text:p/>
            <text:p>Nós fundos, uma edícula:</text:p>
            <text:p/>
            <text:p>1 quarto</text:p>
            <text:p>Sala</text:p>
            <text:p>Cozinha</text:p>
            <text:p>Banheiro.</text:p>
            <text:p/>
            <text:p>Aceita Financiamento.</text:p>
            <text:p/>
            <text:p>Valor: 255.000,00</text:p>
            <text:p/>
            <text:p>Contato:</text:p>
            <text:p/>
            <text:p>Adeildo Oliveira, CRECI 30.835</text:p>
            <text:p/>
            <text:p>ZAP ,</text:p>
            <text:p/>
            <text:p/>
          </table:table-cell>
          <table:table-cell office:value-type="string" calcext:value-type="string">
            <text:p>https://www.dfimoveis.com.br/imovel/casa-3-quartos-venda-ceilandia-norte-ceilandia-df-qnp-11-conjunto-c-1115000</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Q 2 Conjunto 1</text:p>
          </table:table-cell>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Não encontrado</text:p>
          </table:table-cell>
          <table:table-cell table:number-columns-repeated="2" office:value-type="string" calcext:value-type="string">
            <text:p>0,01 m²</text:p>
          </table:table-cell>
          <table:table-cell office:value-type="float" office:value="550" calcext:value-type="float">
            <text:p>550</text:p>
          </table:table-cell>
          <table:table-cell/>
          <table:table-cell office:value-type="float" office:value="-15.8065245" calcext:value-type="float">
            <text:p>-15.8065245</text:p>
          </table:table-cell>
          <table:table-cell office:value-type="float" office:value="-48.1406993" calcext:value-type="float">
            <text:p>-48.1406993</text:p>
          </table:table-cell>
          <table:table-cell office:value-type="string" calcext:value-type="string">
            <text:p>MC Imoveis</text:p>
          </table:table-cell>
          <table:table-cell office:value-type="float" office:value="25083" calcext:value-type="float">
            <text:p>25083</text:p>
          </table:table-cell>
          <table:table-cell office:value-type="float" office:value="556133735265" calcext:value-type="float">
            <text:p>556133735265</text:p>
          </table:table-cell>
          <table:table-cell office:value-type="string" calcext:value-type="string">
            <text:p>(61) 3373 </text:p>
            <text:p>                                             </text:p>
            <text:p>                                         </text:p>
            <text:p>                             </text:p>
            <text:p>                             - 5265 </text:p>
            <text:p>                                 </text:p>
            <text:p>                                       </text:p>
            <text:p>                                 </text:p>
            <text:p>                             </text:p>
            <text:p/>
            <text:p>         </text:p>
            <text:p>                             </text:p>
            <text:p>                                         </text:p>
            <text:p>                                             </text:p>
            <text:p>                                                 </text:p>
            <text:p>                                                 (61) 3373 </text:p>
            <text:p>                                             </text:p>
            <text:p>                                         </text:p>
            <text:p>                             </text:p>
            <text:p>                             - 5265 </text:p>
            <text:p>                                 </text:p>
            <text:p>                                       </text:p>
            <text:p>                                 </text:p>
            <text:p>                             </text:p>
            <text:p/>
            <text:p>         </text:p>
            <text:p>                             </text:p>
            <text:p>                                         </text:p>
            <text:p>                                             </text:p>
            <text:p>                                                 </text:p>
            <text:p>                                                 (61) 3373 </text:p>
            <text:p>                                             </text:p>
            <text:p>                                         </text:p>
            <text:p>                             </text:p>
            <text:p>                             - 5265 </text:p>
            <text:p>                                 </text:p>
            <text:p>                                       </text:p>
            <text:p>                                 </text:p>
            <text:p>                             </text:p>
            <text:p/>
            <text:p>         </text:p>
            <text:p>                             </text:p>
            <text:p>                                         </text:p>
            <text:p>                                             </text:p>
            <text:p>                                                 </text:p>
            <text:p>                                                 (61) 3373 </text:p>
            <text:p>                                             </text:p>
            <text:p>                                         </text:p>
            <text:p>                             </text:p>
            <text:p>                             - 5265</text:p>
          </table:table-cell>
          <table:table-cell office:value-type="string" calcext:value-type="string">
            <text:p>44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Este imóvel tem 4 rendas de alugueis.</text:p>
          </table:table-cell>
          <table:table-cell office:value-type="string" calcext:value-type="string">
            <text:p>QNQ 02 Conjunto 1, Ceilândia Norte</text:p>
            <text:p/>
            <text:p>Imóvel comercial na avenida comercial. Excelente localização! Proximo tem WGS, padaria, mercado, 600 metros do Fort atacadista, entre outros comércios.</text:p>
            <text:p/>
            <text:p>Este imóvel tem 4 rendas de alugueis.  </text:p>
            <text:p/>
            <text:p>Imóvel 01: Um apartamento de 2 quartos, sala, cozinha, banheiro, cerâmica, área de serviços coberta e na laje.</text:p>
            <text:p/>
            <text:p>Imóvel 02: Apartamento de 2 quartos, sala, cozinha, banheiro, cerâmica, forrada, área de serviço coberta e varanda.</text:p>
            <text:p/>
            <text:p>Imóvel 03: Kit com 1 quartos, sala, cozinha, banheiro, cerâmica e forrada. </text:p>
            <text:p/>
            <text:p>Imóvel 04: Uma loja com uma 60 metros quadrados na cerâmica e na laje.</text:p>
            <text:p/>
            <text:p>R$550.000,00</text:p>
            <text:p>Imóvel quitado e escriturado.</text:p>
            <text:p/>
            <text:p>Ligue e agende a sua visita</text:p>
            <text:p/>
            <text:p>Vagner - , /CRECI-DF 17.810</text:p>
            <text:p/>
            <text:p>Para comprar ou vender, chame a MC!</text:p>
            <text:p/>
            <text:p>Mc Imóveis - , /CRECI-CJ 25.083</text:p>
          </table:table-cell>
          <table:table-cell office:value-type="string" calcext:value-type="string">
            <text:p>https://www.dfimoveis.com.br/imovel/casa-2-quartos-venda-ceilandia-norte-ceilandia-df-qnq-2-conjunto-1-1110875</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Q 2 Conjunto 20</text:p>
          </table:table-cell>
          <table:table-cell office:value-type="float" office:value="3" calcext:value-type="float">
            <text:p>3</text:p>
          </table:table-cell>
          <table:table-cell table:number-columns-repeated="2" office:value-type="float" office:value="0" calcext:value-type="float">
            <text:p>0</text:p>
          </table:table-cell>
          <table:table-cell office:value-type="string" calcext:value-type="string">
            <text:p>Não encontrado</text:p>
          </table:table-cell>
          <table:table-cell office:value-type="string" calcext:value-type="string">
            <text:p>90,00 m²</text:p>
          </table:table-cell>
          <table:table-cell office:value-type="string" calcext:value-type="string">
            <text:p>126,00 m²</text:p>
          </table:table-cell>
          <table:table-cell office:value-type="float" office:value="175" calcext:value-type="float">
            <text:p>175</text:p>
          </table:table-cell>
          <table:table-cell office:value-type="string" calcext:value-type="string">
            <text:p>Área de Serviço</text:p>
          </table:table-cell>
          <table:table-cell office:value-type="float" office:value="-15.8032155" calcext:value-type="float">
            <text:p>-15.8032155</text:p>
          </table:table-cell>
          <table:table-cell office:value-type="float" office:value="-48.1416306" calcext:value-type="float">
            <text:p>-48.1416306</text:p>
          </table:table-cell>
          <table:table-cell office:value-type="string" calcext:value-type="string">
            <text:p>RE/MAX Satélite</text:p>
          </table:table-cell>
          <table:table-cell office:value-type="float" office:value="30598" calcext:value-type="float">
            <text:p>30598</text:p>
          </table:table-cell>
          <table:table-cell office:value-type="float" office:value="5561994507225" calcext:value-type="float">
            <text:p>5561994507225</text:p>
          </table:table-cell>
          <table:table-cell office:value-type="string" calcext:value-type="string">
            <text:p>(61) 3375 </text:p>
            <text:p>                             </text:p>
            <text:p>                             - 3131 </text:p>
            <text:p>                                 </text:p>
            <text:p>                                       </text:p>
            <text:p>                                 </text:p>
            <text:p>                             </text:p>
            <text:p/>
            <text:p>         </text:p>
            <text:p>                             </text:p>
            <text:p>                                     </text:p>
            <text:p>                                     (61) 3375 </text:p>
            <text:p>                             </text:p>
            <text:p>                             - 3131 </text:p>
            <text:p>                                 </text:p>
            <text:p>                                       </text:p>
            <text:p>                                 </text:p>
            <text:p>                             </text:p>
            <text:p/>
            <text:p>         </text:p>
            <text:p>                             </text:p>
            <text:p>                                     </text:p>
            <text:p>                                     (61) 3375 </text:p>
            <text:p>                             </text:p>
            <text:p>                             - 3131 </text:p>
            <text:p>                                 </text:p>
            <text:p>                                       </text:p>
            <text:p>                                 </text:p>
            <text:p>                             </text:p>
            <text:p/>
            <text:p>         </text:p>
            <text:p>                             </text:p>
            <text:p>                                     </text:p>
            <text:p>                                     (61) 3375 </text:p>
            <text:p>                             </text:p>
            <text:p>                             - 3131</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Oportunidade Imperdível: Aceita Financiamento - Casa na QNQ 02 com Localização Privilegiada - R$ 175</text:p>
          </table:table-cell>
          <table:table-cell office:value-type="string" calcext:value-type="string">
            <text:p>Esta é uma excelente chance de adquirir uma casa que Aceita Financiamento, imóvel prático e funcional em um lote amplo, ideal para quem busca simplicidade e espaço para personalizar. </text:p>
            <text:p/>
            <text:p>O imóvel conta com 2 quartos, 1 banheiro social e vaga para até 2 carros, oferecendo grande potencial de aproveitamento do terreno. O amplo lote permite futuras expansões, como a construção de uma área de lazer, espaço para jardim, ou até mesmo uma edícula, garantindo flexibilidade para adaptações.</text:p>
            <text:p/>
            <text:p>Conta com uma casa no fundo lote, disposição 1 quarto, sala, cozinha e banheiro social.</text:p>
            <text:p/>
            <text:p>O grande diferencial está na localização estratégica. Situada ao lado do Forte Atacadista, você terá à disposição uma ampla gama de lojas, serviços e opções de lazer. Além disso, a proximidade com o comércio diversificado do centro de Ceilândia facilita o acesso a mercados, farmácias, bancos e uma variedade de restaurantes. Com a conveniência, esta localização proporciona segurança e comodidade no dia a dia.</text:p>
            <text:p/>
            <text:p>Por apenas R$ 175.000,00 - Aceita Financiamento!!!</text:p>
            <text:p/>
            <text:p>Você terá a oportunidade de morar em uma área valorizada, com tudo o que precisa a poucos minutos de distância, sem abrir mão do espaço e da simplicidade que este imóvel oferece. </text:p>
            <text:p/>
            <text:p>Não perca esta chance!</text:p>
            <text:p>Cleber de Jesus</text:p>
            <text:p/>
          </table:table-cell>
          <table:table-cell office:value-type="string" calcext:value-type="string">
            <text:p>https://www.dfimoveis.com.br/imovel/casa-3-quartos-venda-ceilandia-norte-ceilandia-df-qnq-2-conjunto-20-1116902</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3 Conjunto M</text:p>
          </table:table-cell>
          <table:table-cell office:value-type="float" office:value="2" calcext:value-type="float">
            <text:p>2</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Não encontrado</text:p>
          </table:table-cell>
          <table:table-cell office:value-type="string" calcext:value-type="string">
            <text:p>100,00 m²</text:p>
          </table:table-cell>
          <table:table-cell office:value-type="string" calcext:value-type="string">
            <text:p>144,00 m²</text:p>
          </table:table-cell>
          <table:table-cell office:value-type="float" office:value="330" calcext:value-type="float">
            <text:p>330</text:p>
          </table:table-cell>
          <table:table-cell office:value-type="string" calcext:value-type="string">
            <text:p>Área de Serviço</text:p>
          </table:table-cell>
          <table:table-cell office:value-type="float" office:value="-15.7894255" calcext:value-type="float">
            <text:p>-15.7894255</text:p>
          </table:table-cell>
          <table:table-cell office:value-type="float" office:value="-48.1292143" calcext:value-type="float">
            <text:p>-48.1292143</text:p>
          </table:table-cell>
          <table:table-cell office:value-type="string" calcext:value-type="string">
            <text:p>Beiramar Imóveis</text:p>
          </table:table-cell>
          <table:table-cell office:value-type="float" office:value="20346" calcext:value-type="float">
            <text:p>20346</text:p>
          </table:table-cell>
          <table:table-cell office:value-type="float" office:value="556132621001" calcext:value-type="float">
            <text:p>556132621001</text:p>
          </table:table-cell>
          <table:table-cell office:value-type="string" calcext:value-type="string">
            <text:p>(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à venda, 2 quartos, 6 vagas, Ceilândia (Norte) - Brasília/DF</text:p>
          </table:table-cell>
          <table:table-cell office:value-type="string" calcext:value-type="string">
            <text:p>Casa Térrea à Venda - Ceilândia</text:p>
            <text:p/>
            <text:p>Localizada em Ceilândia, uma das regiões mais desenvolvidas do Distrito Federal, com ampla infraestrutura, comércio diversificado, transporte público eficiente e diversas opções de lazer e serviços. A região conta com hospitais, escolas, faculdades e fácil acesso ao centro de Brasília.</text:p>
            <text:p/>
            <text:p>Características do imóvel:</text:p>
            <text:p/>
            <text:p>- 2 quartos</text:p>
            <text:p>- Sala ampla</text:p>
            <text:p>- Cozinha</text:p>
            <text:p>- Banheiro social</text:p>
            <text:p>- Área de serviço</text:p>
            <text:p>- Garagem para até 3 carros</text:p>
            <text:p>- Forro em PVC</text:p>
            <text:p/>
            <text:p>Com mais de 41 anos de experiência, a Beiramar Imóveis já ajudou mais de 150 mil pessoas a encontrarem seu lar.</text:p>
            <text:p/>
            <text:p>Agende sua visita!</text:p>
            <text:p>?? </text:p>
          </table:table-cell>
          <table:table-cell office:value-type="string" calcext:value-type="string">
            <text:p>https://www.dfimoveis.com.br/imovel/casa-2-quartos-venda-ceilandia-norte-ceilandia-df-qno-13-conjunto-m-963376</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1 Conjunto B</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Não encontrado</text:p>
          </table:table-cell>
          <table:table-cell office:value-type="string" calcext:value-type="string">
            <text:p>144,00 m²</text:p>
          </table:table-cell>
          <table:table-cell office:value-type="string" calcext:value-type="string">
            <text:p>149,00 m²</text:p>
          </table:table-cell>
          <table:table-cell office:value-type="float" office:value="459" calcext:value-type="float">
            <text:p>459</text:p>
          </table:table-cell>
          <table:table-cell/>
          <table:table-cell office:value-type="float" office:value="-15.7977404" calcext:value-type="float">
            <text:p>-15.7977404</text:p>
          </table:table-cell>
          <table:table-cell office:value-type="float" office:value="-48.1291255" calcext:value-type="float">
            <text:p>-48.1291255</text:p>
          </table:table-cell>
          <table:table-cell office:value-type="string" calcext:value-type="string">
            <text:p>Coutinho imóveis</text:p>
          </table:table-cell>
          <table:table-cell office:value-type="float" office:value="19160" calcext:value-type="float">
            <text:p>19160</text:p>
          </table:table-cell>
          <table:table-cell office:value-type="float" office:value="5561984593746" calcext:value-type="float">
            <text:p>5561984593746</text:p>
          </table:table-cell>
          <table:table-cell office:value-type="string" calcext:value-type="string">
            <text:p>(61) 98459 </text:p>
            <text:p>                                             </text:p>
            <text:p>                                         </text:p>
            <text:p>                             </text:p>
            <text:p>                             - 3746 </text:p>
            <text:p>                                 </text:p>
            <text:p>                                       </text:p>
            <text:p>                                 </text:p>
            <text:p>                             </text:p>
            <text:p/>
            <text:p>         </text:p>
            <text:p>                             </text:p>
            <text:p>                                         </text:p>
            <text:p>                                             </text:p>
            <text:p>                                                 </text:p>
            <text:p>                                                 (61) 98459 </text:p>
            <text:p>                                             </text:p>
            <text:p>                                         </text:p>
            <text:p>                             </text:p>
            <text:p>                             - 3746 </text:p>
            <text:p>                                 </text:p>
            <text:p>                                       </text:p>
            <text:p>                                 </text:p>
            <text:p>                             </text:p>
            <text:p/>
            <text:p>         </text:p>
            <text:p>                             </text:p>
            <text:p>                                         </text:p>
            <text:p>                                             </text:p>
            <text:p>                                                 </text:p>
            <text:p>                                                 (61) 98459 </text:p>
            <text:p>                                             </text:p>
            <text:p>                                         </text:p>
            <text:p>                             </text:p>
            <text:p>                             - 3746 </text:p>
            <text:p>                                 </text:p>
            <text:p>                                       </text:p>
            <text:p>                                 </text:p>
            <text:p>                             </text:p>
            <text:p/>
            <text:p>         </text:p>
            <text:p>                             </text:p>
            <text:p>                                         </text:p>
            <text:p>                                             </text:p>
            <text:p>                                                 </text:p>
            <text:p>                                                 (61) 98459 </text:p>
            <text:p>                                             </text:p>
            <text:p>                                         </text:p>
            <text:p>                             </text:p>
            <text:p>                             - 3746</text:p>
          </table:table-cell>
          <table:table-cell office:value-type="string" calcext:value-type="string">
            <text:p>99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Excelente Casa de 3 Quartos com suíte e closet</text:p>
            <text:p>-Sala ampla com painel</text:p>
            <text:p>-projeto de iluminação</text:p>
            <text:p>-corredor amplo</text:p>
            <text:p>-banheiro social com armários e box</text:p>
            <text:p>-Quarto social com armário</text:p>
            <text:p>-ar condicionado</text:p>
            <text:p>-cozinha ampla completa com armário</text:p>
            <text:p>-área de serviço ampla </text:p>
          </table:table-cell>
          <table:table-cell office:value-type="string" calcext:value-type="string">
            <text:p>https://www.dfimoveis.com.br/imovel/casa-3-quartos-venda-ceilandia-norte-ceilandia-df-qno-11-conjunto-b-1032900</text:p>
          </table:table-cell>
        </table:table-row>
        <table:table-row table:style-name="ro5">
          <table:table-cell office:value-type="string" calcext:value-type="string">
            <text:p>CEILÂNDIA</text:p>
          </table:table-cell>
          <table:table-cell office:value-type="string" calcext:value-type="string">
            <text:p>CEILANDIA NORTE</text:p>
          </table:table-cell>
          <table:table-cell office:value-type="string" calcext:value-type="string">
            <text:p>QNP 5</text:p>
          </table:table-cell>
          <table:table-cell office:value-type="float" office:value="3" calcext:value-type="float">
            <text:p>3</text:p>
          </table:table-cell>
          <table:table-cell table:number-columns-repeated="2" office:value-type="float" office:value="0" calcext:value-type="float">
            <text:p>0</text:p>
          </table:table-cell>
          <table:table-cell office:value-type="string" calcext:value-type="string">
            <text:p>Não encontrado</text:p>
          </table:table-cell>
          <table:table-cell office:value-type="string" calcext:value-type="string">
            <text:p>80,00 m²</text:p>
          </table:table-cell>
          <table:table-cell office:value-type="string" calcext:value-type="string">
            <text:p>135,00 m²</text:p>
          </table:table-cell>
          <table:table-cell office:value-type="float" office:value="330" calcext:value-type="float">
            <text:p>330</text:p>
          </table:table-cell>
          <table:table-cell/>
          <table:table-cell office:value-type="float" office:value="-15.8221795" calcext:value-type="float">
            <text:p>-15.8221795</text:p>
          </table:table-cell>
          <table:table-cell office:value-type="float" office:value="-48.1264425" calcext:value-type="float">
            <text:p>-48.1264425</text:p>
          </table:table-cell>
          <table:table-cell office:value-type="string" calcext:value-type="string">
            <text:p>BSB Imobiliário</text:p>
          </table:table-cell>
          <table:table-cell office:value-type="float" office:value="7487" calcext:value-type="float">
            <text:p>7487</text:p>
          </table:table-cell>
          <table:table-cell office:value-type="float" office:value="5561984480000" calcext:value-type="float">
            <text:p>5561984480000</text:p>
          </table:table-cell>
          <table:table-cell office:value-type="string" calcext:value-type="string">
            <text:p>(61) 98448 </text:p>
            <text:p>                                             </text:p>
            <text:p>                                         </text:p>
            <text:p>                             </text:p>
            <text:p>                             - 0000 </text:p>
            <text:p>                                 </text:p>
            <text:p>                                       </text:p>
            <text:p>                                 </text:p>
            <text:p>                             </text:p>
            <text:p>                             </text:p>
            <text:p>                                         </text:p>
            <text:p>                                             </text:p>
            <text:p>                                                 </text:p>
            <text:p>                                                 (61) 98149 </text:p>
            <text:p>                                             </text:p>
            <text:p>                                         </text:p>
            <text:p>                             </text:p>
            <text:p>                             - 6708 </text:p>
            <text:p>                                 </text:p>
            <text:p>                                       </text:p>
            <text:p>                                 </text:p>
            <text:p>                             </text:p>
            <text:p/>
            <text:p>         </text:p>
            <text:p>                             </text:p>
            <text:p>                                         </text:p>
            <text:p>                                             </text:p>
            <text:p>                                                 </text:p>
            <text:p>                                                 (61) 98448 </text:p>
            <text:p>                                             </text:p>
            <text:p>                                         </text:p>
            <text:p>                             </text:p>
            <text:p>                             - 0000 </text:p>
            <text:p>                                 </text:p>
            <text:p>                                       </text:p>
            <text:p>                                 </text:p>
            <text:p>                             </text:p>
            <text:p>                             </text:p>
            <text:p>                                         </text:p>
            <text:p>                                             </text:p>
            <text:p>                                                 </text:p>
            <text:p>                                                 (61) 98149 </text:p>
            <text:p>                                             </text:p>
            <text:p>                                         </text:p>
            <text:p>                             </text:p>
            <text:p>                             - 6708 </text:p>
            <text:p>                                 </text:p>
            <text:p>                                       </text:p>
            <text:p>                                 </text:p>
            <text:p>                             </text:p>
            <text:p/>
            <text:p>         </text:p>
            <text:p>                             </text:p>
            <text:p>                                         </text:p>
            <text:p>                                             </text:p>
            <text:p>                                                 </text:p>
            <text:p>                                                 (61) 98448 </text:p>
            <text:p>                                             </text:p>
            <text:p>                                         </text:p>
            <text:p>                             </text:p>
            <text:p>                             - 0000 </text:p>
            <text:p>                                 </text:p>
            <text:p>                                       </text:p>
            <text:p>                                 </text:p>
            <text:p>                             </text:p>
            <text:p>                             </text:p>
            <text:p>                                         </text:p>
            <text:p>                                             </text:p>
            <text:p>                                                 </text:p>
            <text:p>                                                 (61) 98149 </text:p>
            <text:p>                                             </text:p>
            <text:p>                                         </text:p>
            <text:p>                             </text:p>
            <text:p>                             - 6708 </text:p>
            <text:p>                                 </text:p>
            <text:p>                                       </text:p>
            <text:p>                                 </text:p>
            <text:p>                             </text:p>
            <text:p/>
            <text:p>         </text:p>
            <text:p>                             </text:p>
            <text:p>                                         </text:p>
            <text:p>                                             </text:p>
            <text:p>                                                 </text:p>
            <text:p>                                                 (61) 98448 </text:p>
            <text:p>                                             </text:p>
            <text:p>                                         </text:p>
            <text:p>                             </text:p>
            <text:p>                             - 0000 </text:p>
            <text:p>                                 </text:p>
            <text:p>                                       </text:p>
            <text:p>                                 </text:p>
            <text:p>                             </text:p>
            <text:p>                             </text:p>
            <text:p>                                         </text:p>
            <text:p>                                             </text:p>
            <text:p>                                                 </text:p>
            <text:p>                                                 (61) 98149 </text:p>
            <text:p>                                             </text:p>
            <text:p>                                         </text:p>
            <text:p>                             </text:p>
            <text:p>                             - 6708</text:p>
          </table:table-cell>
          <table:table-cell office:value-type="string" calcext:value-type="string">
            <text:p>253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BSB IMOBILIÁRIO</text:p>
            <text:p>Vende casa térrea:</text:p>
            <text:p>Casa da frente: sala, 03 quartos,  cozinha, banheiro e área de serviço.</text:p>
            <text:p>Casa da fundo: quarto, sala, cozinha e área de serviço.</text:p>
            <text:p>80m² Área útil  135 m² Lote</text:p>
            <text:p>Marque sua visita sem compromisso.</text:p>
            <text:p>Tel.:  ,</text:p>
            <text:p>E-mail:</text:p>
          </table:table-cell>
          <table:table-cell office:value-type="string" calcext:value-type="string">
            <text:p>https://www.dfimoveis.com.br/imovel/casa-3-quartos-venda-ceilandia-norte-ceilandia-df-qnp-5-1007328</text:p>
          </table:table-cell>
        </table:table-row>
        <table:table-row table:style-name="ro14">
          <table:table-cell office:value-type="string" calcext:value-type="string">
            <text:p>CEILÂNDIA</text:p>
          </table:table-cell>
          <table:table-cell office:value-type="string" calcext:value-type="string">
            <text:p>CEILANDIA NORTE</text:p>
          </table:table-cell>
          <table:table-cell office:value-type="string" calcext:value-type="string">
            <text:p>QNM 22 Conjunto D</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ão encontrado</text:p>
          </table:table-cell>
          <table:table-cell table:number-columns-repeated="2" office:value-type="string" calcext:value-type="string">
            <text:p>250,00 m²</text:p>
          </table:table-cell>
          <table:table-cell office:value-type="float" office:value="675" calcext:value-type="float">
            <text:p>675</text:p>
          </table:table-cell>
          <table:table-cell office:value-type="string" calcext:value-type="string">
            <text:p>Aceita Pets, Cozinha com Armários , Interfone, Jardim, Portão Eletrônico, Sauna, Varanda</text:p>
          </table:table-cell>
          <table:table-cell office:value-type="float" office:value="-15.8054766" calcext:value-type="float">
            <text:p>-15.8054766</text:p>
          </table:table-cell>
          <table:table-cell office:value-type="float" office:value="-48.1086222" calcext:value-type="float">
            <text:p>-48.1086222</text:p>
          </table:table-cell>
          <table:table-cell office:value-type="string" calcext:value-type="string">
            <text:p>Rodrigues Empreendimentos Imobiliários</text:p>
          </table:table-cell>
          <table:table-cell office:value-type="float" office:value="18538" calcext:value-type="float">
            <text:p>18538</text:p>
          </table:table-cell>
          <table:table-cell office:value-type="float" office:value="5561984056464" calcext:value-type="float">
            <text:p>5561984056464</text:p>
          </table:table-cell>
          <table:table-cell office:value-type="string" calcext:value-type="string">
            <text:p>(61) 3047 </text:p>
            <text:p>                             </text:p>
            <text:p>                             - 6464 </text:p>
            <text:p>                                 </text:p>
            <text:p>                                       </text:p>
            <text:p>                                 </text:p>
            <text:p>                             </text:p>
            <text:p/>
            <text:p>         </text:p>
            <text:p>                             </text:p>
            <text:p>                                     </text:p>
            <text:p>                                     (61) 3047 </text:p>
            <text:p>                             </text:p>
            <text:p>                             - 6464 </text:p>
            <text:p>                                 </text:p>
            <text:p>                                       </text:p>
            <text:p>                                 </text:p>
            <text:p>                             </text:p>
            <text:p/>
            <text:p>         </text:p>
            <text:p>                             </text:p>
            <text:p>                                     </text:p>
            <text:p>                                     (61) 3047 </text:p>
            <text:p>                             </text:p>
            <text:p>                             - 6464 </text:p>
            <text:p>                                 </text:p>
            <text:p>                                       </text:p>
            <text:p>                                 </text:p>
            <text:p>                             </text:p>
            <text:p/>
            <text:p>         </text:p>
            <text:p>                             </text:p>
            <text:p>                                     </text:p>
            <text:p>                                     (61) 3047 </text:p>
            <text:p>                             </text:p>
            <text:p>                             - 6464</text:p>
          </table:table-cell>
          <table:table-cell office:value-type="string" calcext:value-type="string">
            <text:p>1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SOBRADO NA QNM 22 - 4 QUARTOS (1 SUÍTE) - ACEITA FINANCIAMENTO </text:p>
          </table:table-cell>
          <table:table-cell office:value-type="string" calcext:value-type="string">
            <text:p>Rodrigues Imobiliária vende sobrado na QNM 22</text:p>
            <text:p>Corretora: Marlise ,</text:p>
            <text:p/>
            <text:p>- 2 pavimentos + terraço</text:p>
            <text:p>- Sauna</text:p>
            <text:p>- Ducha</text:p>
            <text:p>- Garagem para 4 carros</text:p>
            <text:p>- Espaço externo</text:p>
            <text:p>- Jardim</text:p>
            <text:p>- Sacada</text:p>
            <text:p>- Laje</text:p>
            <text:p>- Instalação para aquecimento solar</text:p>
            <text:p>- Iluminação em Led</text:p>
            <text:p>- 1 dormitório no térreo </text:p>
            <text:p>- 3 dormitórios no 1° andar, sendo 1 suíte Master</text:p>
            <text:p>- Sala no térreo com 3 ambientes </text:p>
            <text:p>- Sala ampla no 1° andar</text:p>
            <text:p>- 4 banheiros </text:p>
            <text:p>- Todo no porcelanato</text:p>
            <text:p>- Armários planejados de primeira linha (cozinha, banheiros e área gourmet)</text:p>
            <text:p>- Área Gourmet com balcão, pia e armários de primeira linha</text:p>
            <text:p>- Lavanderia coberta</text:p>
            <text:p>- Despensa </text:p>
            <text:p>- Portas e janelas em madeira maciça / blindex</text:p>
            <text:p>- Corredor para acesso privativo à área gourmet</text:p>
            <text:p/>
            <text:p>Aceita como parte de pagamento:</text:p>
            <text:p>- Imóvel de menor</text:p>
            <text:p>- Automóveis</text:p>
            <text:p>- Financiamento bancário.</text:p>
            <text:p>________________________________________________________________________</text:p>
            <text:p>Nossos diferenciais:</text:p>
            <text:p>Venda rápida e com transparência</text:p>
            <text:p>Profissionais qualificados e com mais de 20 anos no mercado imobiliário</text:p>
            <text:p>Avaliação de venda e locação gratuita.</text:p>
            <text:p/>
            <text:p>Siga nossas redes sociais:</text:p>
            <text:p>Instagram: @rodriguesimobiliariadf</text:p>
            <text:p>Youtube: Rodrigues Empreendimentos Imobiliários</text:p>
            <text:p/>
            <text:p>Agende sua visita: (61) WhatsApp: 9 , / ,. </text:p>
            <text:p> 0.</text:p>
          </table:table-cell>
          <table:table-cell office:value-type="string" calcext:value-type="string">
            <text:p>https://www.dfimoveis.com.br/imovel/casa-4-quartos-venda-ceilandia-norte-ceilandia-df-qnm-22-conjunto-d-1079797</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22 Conjunto J</text:p>
          </table:table-cell>
          <table:table-cell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Não encontrado</text:p>
          </table:table-cell>
          <table:table-cell office:value-type="string" calcext:value-type="string">
            <text:p>189,00 m²</text:p>
          </table:table-cell>
          <table:table-cell office:value-type="string" calcext:value-type="string">
            <text:p>250,00 m²</text:p>
          </table:table-cell>
          <table:table-cell office:value-type="float" office:value="360" calcext:value-type="float">
            <text:p>360</text:p>
          </table:table-cell>
          <table:table-cell office:value-type="string" calcext:value-type="string">
            <text:p>Área de Serviço</text:p>
          </table:table-cell>
          <table:table-cell office:value-type="float" office:value="-15.8040133" calcext:value-type="float">
            <text:p>-15.8040133</text:p>
          </table:table-cell>
          <table:table-cell office:value-type="float" office:value="-48.1074927" calcext:value-type="float">
            <text:p>-48.1074927</text:p>
          </table:table-cell>
          <table:table-cell office:value-type="string" calcext:value-type="string">
            <text:p>Beiramar Imóveis</text:p>
          </table:table-cell>
          <table:table-cell office:value-type="float" office:value="20346" calcext:value-type="float">
            <text:p>20346</text:p>
          </table:table-cell>
          <table:table-cell office:value-type="float" office:value="556132621001" calcext:value-type="float">
            <text:p>556132621001</text:p>
          </table:table-cell>
          <table:table-cell office:value-type="string" calcext:value-type="string">
            <text:p>(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à venda, 4 quartos, 1 suíte, 5 vagas, Ceilândia (Norte) - Brasília/DF</text:p>
          </table:table-cell>
          <table:table-cell office:value-type="string" calcext:value-type="string">
            <text:p>Casa à venda com 3 quartos e localização privilegiada na QNM 22</text:p>
            <text:p/>
            <text:p>Essa encantadora casa, situada em uma movimentada avenida comercial, oferece uma excelente oportunidade de investimento, com uma loja lateral já alugada, garantindo renda extra. Localizada próxima a comércios, escolas, transporte público e serviços essenciais, é ideal para quem busca conforto e conveniência.</text:p>
            <text:p/>
            <text:p>Características do imóvel:</text:p>
            <text:p/>
            <text:p>4 quartos amplos</text:p>
            <text:p>Suíte confortável</text:p>
            <text:p>Sala aconchegante</text:p>
            <text:p>Cozinha funcional</text:p>
            <text:p>Copa espaçosa para refeições em família</text:p>
            <text:p>Varanda ampla, perfeita para relaxar</text:p>
            <text:p>Área de trabalho para maior praticidade</text:p>
            <text:p>Piso em cerâmica em todos os cômodos</text:p>
            <text:p>Grande área frontal</text:p>
            <text:p>Loja lateral já alugada, gerando renda adicional</text:p>
            <text:p>Destaques da localização:</text:p>
            <text:p/>
            <text:p>Próximo a comércios variados</text:p>
            <text:p>Fácil acesso a escolas e serviços</text:p>
            <text:p>A poucos minutos do centro de Ceilândia</text:p>
            <text:p>Bancos, feira central, delegacia e faculdade nas proximidades</text:p>
            <text:p>Transporte público acessível com ponto de ônibus próximo</text:p>
            <text:p>Opções de financiamento:</text:p>
            <text:p/>
            <text:p>Aceita financiamento</text:p>
            <text:p>Utilize seu FGTS como parte do pagamento</text:p>
            <text:p>Carta de crédito e consórcio</text:p>
            <text:p>Com mais de 42 anos no mercado imobiliário do Distrito Federal, a Beiramar já ajudou mais de 150 mil pessoas a encontrarem o lar ideal. Agende sua visita e aproveite essa oportunidade!</text:p>
            <text:p>ALUGUEL</text:p>
            <text:p>RENDAS 2.200.00</text:p>
            <text:p/>
            <text:p> </text:p>
          </table:table-cell>
          <table:table-cell office:value-type="string" calcext:value-type="string">
            <text:p>https://www.dfimoveis.com.br/imovel/casa-4-quartos-venda-ceilandia-norte-ceilandia-df-qnm-22-conjunto-j-963068</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6 Conjunto 61</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130,00 m²</text:p>
          </table:table-cell>
          <table:table-cell office:value-type="string" calcext:value-type="string">
            <text:p>Não encontrado</text:p>
          </table:table-cell>
          <table:table-cell office:value-type="float" office:value="230" calcext:value-type="float">
            <text:p>230</text:p>
          </table:table-cell>
          <table:table-cell office:value-type="string" calcext:value-type="string">
            <text:p>Área de Serviço, Cozinha com Armários , Área de Serviço Coberta </text:p>
          </table:table-cell>
          <table:table-cell office:value-type="float" office:value="-15.8045011" calcext:value-type="float">
            <text:p>-15.8045011</text:p>
          </table:table-cell>
          <table:table-cell office:value-type="float" office:value="-48.1372809" calcext:value-type="float">
            <text:p>-48.1372809</text:p>
          </table:table-cell>
          <table:table-cell office:value-type="string" calcext:value-type="string">
            <text:p>Andréa Tokarski</text:p>
          </table:table-cell>
          <table:table-cell office:value-type="float" office:value="27985" calcext:value-type="float">
            <text:p>27985</text:p>
          </table:table-cell>
          <table:table-cell office:value-type="float" office:value="5561999776077" calcext:value-type="float">
            <text:p>5561999776077</text:p>
          </table:table-cell>
          <table:table-cell office:value-type="string" calcext:value-type="string">
            <text:p>(61) 99977 </text:p>
            <text:p>                                             </text:p>
            <text:p>                                         </text:p>
            <text:p>                             </text:p>
            <text:p>                             - 6077 </text:p>
            <text:p>                                 </text:p>
            <text:p>                                       </text:p>
            <text:p>                                 </text:p>
            <text:p>                             </text:p>
            <text:p/>
            <text:p>         </text:p>
            <text:p>                             </text:p>
            <text:p>                                         </text:p>
            <text:p>                                             </text:p>
            <text:p>                                                 </text:p>
            <text:p>                                                 (61) 99977 </text:p>
            <text:p>                                             </text:p>
            <text:p>                                         </text:p>
            <text:p>                             </text:p>
            <text:p>                             - 6077 </text:p>
            <text:p>                                 </text:p>
            <text:p>                                       </text:p>
            <text:p>                                 </text:p>
            <text:p>                             </text:p>
            <text:p/>
            <text:p>         </text:p>
            <text:p>                             </text:p>
            <text:p>                                         </text:p>
            <text:p>                                             </text:p>
            <text:p>                                                 </text:p>
            <text:p>                                                 (61) 99977 </text:p>
            <text:p>                                             </text:p>
            <text:p>                                         </text:p>
            <text:p>                             </text:p>
            <text:p>                             - 6077 </text:p>
            <text:p>                                 </text:p>
            <text:p>                                       </text:p>
            <text:p>                                 </text:p>
            <text:p>                             </text:p>
            <text:p/>
            <text:p>         </text:p>
            <text:p>                             </text:p>
            <text:p>                                         </text:p>
            <text:p>                                             </text:p>
            <text:p>                                                 </text:p>
            <text:p>                                                 (61) 99977 </text:p>
            <text:p>                                             </text:p>
            <text:p>                                         </text:p>
            <text:p>                             </text:p>
            <text:p>                             - 6077</text:p>
          </table:table-cell>
          <table:table-cell office:value-type="string" calcext:value-type="string">
            <text:p>46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office:value-type="string" calcext:value-type="string">
            <text:p>Não econtrado</text:p>
          </table:table-cell>
          <table:table-cell office:value-type="string" calcext:value-type="string">
            <text:p>1 Andar</text:p>
          </table:table-cell>
          <table:table-cell office:value-type="string" calcext:value-type="string">
            <text:p>Casa com ótimos acabamentos e muito bem projetada.</text:p>
          </table:table-cell>
          <table:table-cell office:value-type="string" calcext:value-type="string">
            <text:p>Casa Térrea Bem Construída e Conservada </text:p>
            <text:p>Expansão do Setor O, Brasília-DF</text:p>
            <text:p/>
            <text:p>Se você busca um imóvel bem estruturado, pronto para morar e com toda documentação regularizada, essa é a sua chance!</text:p>
            <text:p/>
            <text:p>Destaques do imóvel:</text:p>
            <text:p>Quitada e com documentação em dia</text:p>
            <text:p>Casa térrea em alvenaria</text:p>
            <text:p>Ótimos revestimentos e conservação impecável</text:p>
            <text:p>Ambientes bem distribuídos e espaços otimizados</text:p>
            <text:p/>
            <text:p>Características:</text:p>
            <text:p>Sala ampla</text:p>
            <text:p>Garagem coberta para 2 carros</text:p>
            <text:p>2 quartos</text:p>
            <text:p>Corredor interno</text:p>
            <text:p>Banheiro social</text:p>
            <text:p>Cozinha/copa espaçosa</text:p>
            <text:p>Corredor lateral</text:p>
            <text:p>Espaço gourmet com churrasqueira, área de serviço e banheiro</text:p>
            <text:p/>
            <text:p>Localização privilegiada! Ao lado da Praça da Bíblia, em uma região consolidada e de fácil acesso.</text:p>
            <text:p/>
            <text:p>Terreno: 144m²</text:p>
            <text:p>Área construída: 130m²</text:p>
            <text:p/>
            <text:p>Valor: R$ 230.000,00</text:p>
            <text:p>IPTU Anual: R$ 234,09</text:p>
            <text:p/>
            <text:p>Não perca essa oportunidade!</text:p>
            <text:p>Entre em contato comigo e agende uma visita!</text:p>
            <text:p/>
            <text:p>ANDRÉA TOKARSKI</text:p>
            <text:p>CRECI 27.985</text:p>
          </table:table-cell>
          <table:table-cell office:value-type="string" calcext:value-type="string">
            <text:p>https://www.dfimoveis.com.br/imovel/casa-2-quartos-venda-ceilandia-norte-ceilandia-df-qno-16-conjunto-61-1110106</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4 Conjunto D</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Perpendicular</text:p>
          </table:table-cell>
          <table:table-cell office:value-type="string" calcext:value-type="string">
            <text:p>144,00 m²</text:p>
          </table:table-cell>
          <table:table-cell office:value-type="string" calcext:value-type="string">
            <text:p>Não encontrado</text:p>
          </table:table-cell>
          <table:table-cell office:value-type="float" office:value="280" calcext:value-type="float">
            <text:p>280</text:p>
          </table:table-cell>
          <table:table-cell office:value-type="string" calcext:value-type="string">
            <text:p>Aceita Pets, Área de Serviço, Área de Serviço Coberta , Cozinha Espaçosa</text:p>
          </table:table-cell>
          <table:table-cell office:value-type="float" office:value="-15.7947327" calcext:value-type="float">
            <text:p>-15.7947327</text:p>
          </table:table-cell>
          <table:table-cell office:value-type="float" office:value="-48.1205246" calcext:value-type="float">
            <text:p>-48.1205246</text:p>
          </table:table-cell>
          <table:table-cell office:value-type="string" calcext:value-type="string">
            <text:p>Shirley Paiva Corretora de Imóveis</text:p>
          </table:table-cell>
          <table:table-cell office:value-type="float" office:value="14786" calcext:value-type="float">
            <text:p>14786</text:p>
          </table:table-cell>
          <table:table-cell office:value-type="float" office:value="5561981515838" calcext:value-type="float">
            <text:p>5561981515838</text:p>
          </table:table-cell>
          <table:table-cell office:value-type="string" calcext:value-type="string">
            <text:p>(61) 98151 </text:p>
            <text:p>                                             </text:p>
            <text:p>                                         </text:p>
            <text:p>                             </text:p>
            <text:p>                             - 5838 </text:p>
            <text:p>                                 </text:p>
            <text:p>                                       </text:p>
            <text:p>                                 </text:p>
            <text:p>                             </text:p>
            <text:p/>
            <text:p>         </text:p>
            <text:p>                             </text:p>
            <text:p>                                         </text:p>
            <text:p>                                             </text:p>
            <text:p>                                                 </text:p>
            <text:p>                                                 (61) 98151 </text:p>
            <text:p>                                             </text:p>
            <text:p>                                         </text:p>
            <text:p>                             </text:p>
            <text:p>                             - 5838 </text:p>
            <text:p>                                 </text:p>
            <text:p>                                       </text:p>
            <text:p>                                 </text:p>
            <text:p>                             </text:p>
            <text:p/>
            <text:p>         </text:p>
            <text:p>                             </text:p>
            <text:p>                                         </text:p>
            <text:p>                                             </text:p>
            <text:p>                                                 </text:p>
            <text:p>                                                 (61) 98151 </text:p>
            <text:p>                                             </text:p>
            <text:p>                                         </text:p>
            <text:p>                             </text:p>
            <text:p>                             - 5838 </text:p>
            <text:p>                                 </text:p>
            <text:p>                                       </text:p>
            <text:p>                                 </text:p>
            <text:p>                             </text:p>
            <text:p/>
            <text:p>         </text:p>
            <text:p>                             </text:p>
            <text:p>                                         </text:p>
            <text:p>                                             </text:p>
            <text:p>                                                 </text:p>
            <text:p>                                                 (61) 98151 </text:p>
            <text:p>                                             </text:p>
            <text:p>                                         </text:p>
            <text:p>                             </text:p>
            <text:p>                             - 5838</text:p>
          </table:table-cell>
          <table:table-cell office:value-type="string" calcext:value-type="string">
            <text:p>2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Oportunidade para investidor Casa 03 quartos com barraco de fundo lote de esquina Escriturado </text:p>
          </table:table-cell>
          <table:table-cell office:value-type="string" calcext:value-type="string">
            <text:p>QNO 4 Setor "O" Ceilândia Norte! Oportunidade de negócio para investidor!</text:p>
            <text:p>Casa da frente composta por: sala, banheiro social, 03 quartos sendo 01 suíte, cozinha e área de serviço. </text:p>
            <text:p>Imóvel com piso em cerâmica e forro em PVC.</text:p>
            <text:p>Casa de fundos com 03 Cômodos.</text:p>
            <text:p>O lote é de esquina e muito bem localizado, próximo a paradas, escolas, igrejas e bastante comércio.</text:p>
            <text:p>As casas estão alugadas com rendimento mensal de R$ 2.200.</text:p>
            <text:p/>
            <text:p>Valor: R$ 280.000,00</text:p>
            <text:p>Imóvel Escriturado.</text:p>
            <text:p/>
            <text:p>Maiores informações entre em contato com a corretora:</text:p>
            <text:p/>
            <text:p>Shirley Paiva</text:p>
            <text:p/>
          </table:table-cell>
          <table:table-cell office:value-type="string" calcext:value-type="string">
            <text:p>https://www.dfimoveis.com.br/imovel/casa-3-quartos-venda-ceilandia-norte-ceilandia-df-qno-4-conjunto-d-1132389</text:p>
          </table:table-cell>
        </table:table-row>
        <table:table-row table:style-name="ro5">
          <table:table-cell office:value-type="string" calcext:value-type="string">
            <text:p>CEILÂNDIA</text:p>
          </table:table-cell>
          <table:table-cell office:value-type="string" calcext:value-type="string">
            <text:p>CEILANDIA NORTE</text:p>
          </table:table-cell>
          <table:table-cell office:value-type="string" calcext:value-type="string">
            <text:p>QNQ 4 Conjunto 8</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ão encontrado</text:p>
          </table:table-cell>
          <table:table-cell office:value-type="string" calcext:value-type="string">
            <text:p>144,44 m²</text:p>
          </table:table-cell>
          <table:table-cell office:value-type="string" calcext:value-type="string">
            <text:p>Não encontrado</text:p>
          </table:table-cell>
          <table:table-cell office:value-type="float" office:value="265" calcext:value-type="float">
            <text:p>265</text:p>
          </table:table-cell>
          <table:table-cell office:value-type="string" calcext:value-type="string">
            <text:p>Área de Serviço, Área de Serviço Coberta , Cozinha Espaçosa</text:p>
          </table:table-cell>
          <table:table-cell office:value-type="float" office:value="-15.8064922" calcext:value-type="float">
            <text:p>-15.8064922</text:p>
          </table:table-cell>
          <table:table-cell office:value-type="float" office:value="-48.145168" calcext:value-type="float">
            <text:p>-48.145168</text:p>
          </table:table-cell>
          <table:table-cell office:value-type="string" calcext:value-type="string">
            <text:p>SANTANA NEGÓCIOS IMOBILIÁRIOS</text:p>
          </table:table-cell>
          <table:table-cell office:value-type="float" office:value="28032" calcext:value-type="float">
            <text:p>28032</text:p>
          </table:table-cell>
          <table:table-cell office:value-type="float" office:value="556133783039" calcext:value-type="float">
            <text:p>556133783039</text:p>
          </table:table-cell>
          <table:table-cell office:value-type="string" calcext:value-type="string">
            <text:p>(61) 3378 </text:p>
            <text:p>                                             </text:p>
            <text:p>                                         </text:p>
            <text:p>                             </text:p>
            <text:p>                             - 3039 </text:p>
            <text:p>                                 </text:p>
            <text:p>                                       </text:p>
            <text:p>                                 </text:p>
            <text:p>                             </text:p>
            <text:p>                             </text:p>
            <text:p>                                         </text:p>
            <text:p>                                             </text:p>
            <text:p>                                                 </text:p>
            <text:p>                                                 (61) 99902 </text:p>
            <text:p>                                             </text:p>
            <text:p>                                         </text:p>
            <text:p>                             </text:p>
            <text:p>                             - 5439 </text:p>
            <text:p>                                 </text:p>
            <text:p>                                       </text:p>
            <text:p>                                 </text:p>
            <text:p>                             </text:p>
            <text:p/>
            <text:p>         </text:p>
            <text:p>                             </text:p>
            <text:p>                                         </text:p>
            <text:p>                                             </text:p>
            <text:p>                                                 </text:p>
            <text:p>                                                 (61) 3378 </text:p>
            <text:p>                                             </text:p>
            <text:p>                                         </text:p>
            <text:p>                             </text:p>
            <text:p>                             - 3039 </text:p>
            <text:p>                                 </text:p>
            <text:p>                                       </text:p>
            <text:p>                                 </text:p>
            <text:p>                             </text:p>
            <text:p>                             </text:p>
            <text:p>                                         </text:p>
            <text:p>                                             </text:p>
            <text:p>                                                 </text:p>
            <text:p>                                                 (61) 99902 </text:p>
            <text:p>                                             </text:p>
            <text:p>                                         </text:p>
            <text:p>                             </text:p>
            <text:p>                             - 5439 </text:p>
            <text:p>                                 </text:p>
            <text:p>                                       </text:p>
            <text:p>                                 </text:p>
            <text:p>                             </text:p>
            <text:p/>
            <text:p>         </text:p>
            <text:p>                             </text:p>
            <text:p>                                         </text:p>
            <text:p>                                             </text:p>
            <text:p>                                                 </text:p>
            <text:p>                                                 (61) 3378 </text:p>
            <text:p>                                             </text:p>
            <text:p>                                         </text:p>
            <text:p>                             </text:p>
            <text:p>                             - 3039 </text:p>
            <text:p>                                 </text:p>
            <text:p>                                       </text:p>
            <text:p>                                 </text:p>
            <text:p>                             </text:p>
            <text:p>                             </text:p>
            <text:p>                                         </text:p>
            <text:p>                                             </text:p>
            <text:p>                                                 </text:p>
            <text:p>                                                 (61) 99902 </text:p>
            <text:p>                                             </text:p>
            <text:p>                                         </text:p>
            <text:p>                             </text:p>
            <text:p>                             - 5439 </text:p>
            <text:p>                                 </text:p>
            <text:p>                                       </text:p>
            <text:p>                                 </text:p>
            <text:p>                             </text:p>
            <text:p/>
            <text:p>         </text:p>
            <text:p>                             </text:p>
            <text:p>                                         </text:p>
            <text:p>                                             </text:p>
            <text:p>                                                 </text:p>
            <text:p>                                                 (61) 3378 </text:p>
            <text:p>                                             </text:p>
            <text:p>                                         </text:p>
            <text:p>                             </text:p>
            <text:p>                             - 3039 </text:p>
            <text:p>                                 </text:p>
            <text:p>                                       </text:p>
            <text:p>                                 </text:p>
            <text:p>                             </text:p>
            <text:p>                             </text:p>
            <text:p>                                         </text:p>
            <text:p>                                             </text:p>
            <text:p>                                                 </text:p>
            <text:p>                                                 (61) 99902 </text:p>
            <text:p>                                             </text:p>
            <text:p>                                         </text:p>
            <text:p>                             </text:p>
            <text:p>                             - 5439</text:p>
          </table:table-cell>
          <table:table-cell office:value-type="string" calcext:value-type="string">
            <text:p>72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Excelente estrutura </text:p>
          </table:table-cell>
          <table:table-cell office:value-type="string" calcext:value-type="string">
            <text:p>Santana Vende</text:p>
            <text:p>Um ótimo sobrado, com uma estrutura excelente, imovel na QNQ 4</text:p>
            <text:p>na parte terrea, sendo um quarto, um banheiro social, uma cozinha bem ampla com conceito aberto</text:p>
            <text:p>uma area de sereviço coberta, garagem ampla. </text:p>
            <text:p>na parte superior, sao 4 quartos, sendo um suite e um banheiro social. </text:p>
            <text:p/>
          </table:table-cell>
          <table:table-cell office:value-type="string" calcext:value-type="string">
            <text:p>https://www.dfimoveis.com.br/imovel/casa-4-quartos-venda-ceilandia-norte-ceilandia-df-qnq-4-conjunto-8-1097835</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17 Conjunto F</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Poente</text:p>
          </table:table-cell>
          <table:table-cell office:value-type="string" calcext:value-type="string">
            <text:p>176,20 m²</text:p>
          </table:table-cell>
          <table:table-cell office:value-type="string" calcext:value-type="string">
            <text:p>254,75 m²</text:p>
          </table:table-cell>
          <table:table-cell office:value-type="float" office:value="530" calcext:value-type="float">
            <text:p>530</text:p>
          </table:table-cell>
          <table:table-cell office:value-type="string" calcext:value-type="string">
            <text:p>Área de Serviço, Cozinha com Armários , Portão Eletrônico</text:p>
          </table:table-cell>
          <table:table-cell office:value-type="float" office:value="-15.8232076" calcext:value-type="float">
            <text:p>-15.8232076</text:p>
          </table:table-cell>
          <table:table-cell office:value-type="float" office:value="-48.1183652" calcext:value-type="float">
            <text:p>-48.1183652</text:p>
          </table:table-cell>
          <table:table-cell office:value-type="string" calcext:value-type="string">
            <text:p>Silvio Assessoria Imobiliária</text:p>
          </table:table-cell>
          <table:table-cell office:value-type="float" office:value="22714" calcext:value-type="float">
            <text:p>22714</text:p>
          </table:table-cell>
          <table:table-cell office:value-type="float" office:value="5561991555885" calcext:value-type="float">
            <text:p>5561991555885</text:p>
          </table:table-cell>
          <table:table-cell office:value-type="string" calcext:value-type="string">
            <text:p>(61) 99155 </text:p>
            <text:p>                                             </text:p>
            <text:p>                                         </text:p>
            <text:p>                             </text:p>
            <text:p>                             - 5885 </text:p>
            <text:p>                                 </text:p>
            <text:p>                                       </text:p>
            <text:p>                                 </text:p>
            <text:p>                             </text:p>
            <text:p/>
            <text:p>         </text:p>
            <text:p>                             </text:p>
            <text:p>                                         </text:p>
            <text:p>                                             </text:p>
            <text:p>                                                 </text:p>
            <text:p>                                                 (61) 99155 </text:p>
            <text:p>                                             </text:p>
            <text:p>                                         </text:p>
            <text:p>                             </text:p>
            <text:p>                             - 5885 </text:p>
            <text:p>                                 </text:p>
            <text:p>                                       </text:p>
            <text:p>                                 </text:p>
            <text:p>                             </text:p>
            <text:p/>
            <text:p>         </text:p>
            <text:p>                             </text:p>
            <text:p>                                         </text:p>
            <text:p>                                             </text:p>
            <text:p>                                                 </text:p>
            <text:p>                                                 (61) 99155 </text:p>
            <text:p>                                             </text:p>
            <text:p>                                         </text:p>
            <text:p>                             </text:p>
            <text:p>                             - 5885 </text:p>
            <text:p>                                 </text:p>
            <text:p>                                       </text:p>
            <text:p>                                 </text:p>
            <text:p>                             </text:p>
            <text:p/>
            <text:p>         </text:p>
            <text:p>                             </text:p>
            <text:p>                                         </text:p>
            <text:p>                                             </text:p>
            <text:p>                                                 </text:p>
            <text:p>                                                 (61) 99155 </text:p>
            <text:p>                                             </text:p>
            <text:p>                                         </text:p>
            <text:p>                             </text:p>
            <text:p>                             - 5885</text:p>
          </table:table-cell>
          <table:table-cell office:value-type="string" calcext:value-type="string">
            <text:p>328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Oportunidade na Ceilândia casa <text:s/>03 quartos com 01 suíte garagem com capacidade para 03 carros</text:p>
          </table:table-cell>
          <table:table-cell office:value-type="string" calcext:value-type="string">
            <text:p>Oportunidade na Ceilândia casa  03 quartos com 01 suíte garagem com capacidade para 03 carros</text:p>
            <text:p> </text:p>
            <text:p>SILVIO ASSESSORIA IMOBILIÁRIA</text:p>
            <text:p> </text:p>
            <text:p>Casa bem ventilada e aconchegante com quartos grandes.</text:p>
            <text:p>-Casa com 176,20m² de área útil</text:p>
            <text:p>-Dimensão do lote 254,75m²</text:p>
            <text:p>-Piso cerâmica</text:p>
            <text:p>-Sala de estar e jantar</text:p>
            <text:p>-Cozinha</text:p>
            <text:p>-03 quartos</text:p>
            <text:p>-03 banheiros</text:p>
            <text:p>-01 suíte</text:p>
            <text:p>-Tem armários na cozinha, nos quartos e nos banheiros</text:p>
            <text:p>-Circuito interno de tv</text:p>
            <text:p>-Área de serviço ampla</text:p>
            <text:p>-03 Vagas de garagem com portão eletrônico</text:p>
            <text:p>-Toda na laje</text:p>
            <text:p>Obs: Contém casa de fundos com quarto, sala, cozinha, banheiro e área de serviço.</text:p>
            <text:p/>
            <text:p>Valor de venda: R$ 530.000,00  </text:p>
            <text:p>Valor de IPTU: R$ 598,48</text:p>
            <text:p>Aceita financiamento, FGTS e estuda proposta</text:p>
            <text:p> </text:p>
            <text:p> Próximo ao hospital Ana Nery, SESC, colégio fundação Bradesco, shopping, barbearias, lavanderia, pet shop, restaurantes, atacadistas, supermercados.</text:p>
            <text:p>.Para facilitar sua locomoção o imóvel fica próximo à estação do metrô, parada de ônibus, colégio Sesc e fácil acesso EPTG e BR 070.</text:p>
            <text:p> </text:p>
            <text:p>Disponível para visita agende seu horário</text:p>
            <text:p>Para mais informações entre em contato!</text:p>
            <text:p> </text:p>
            <text:p>Obs: a área do imóvel anunciado é uma estimativa e deverá ser confirmada junto à certidão de matrícula do imóvel, os valores de condomínio e IPTU podem sofrer variações sem aviso prévio e devem ser confirmados junto a administração.</text:p>
            <text:p>Precisando de correspondente bancário, aprovamos seu credito em 24 horas!</text:p>
            <text:p>Entre em contato conosco e agende sua visita!</text:p>
            <text:p> </text:p>
            <text:p>CRECI J 29.101</text:p>
            <text:p/>
            <text:p/>
          </table:table-cell>
          <table:table-cell office:value-type="string" calcext:value-type="string">
            <text:p>https://www.dfimoveis.com.br/imovel/casa-3-quartos-venda-ceilandia-norte-ceilandia-df-qnn-17-conjunto-f-967322</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8 Conjunto 1</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Não encontrado</text:p>
          </table:table-cell>
          <table:table-cell office:value-type="string" calcext:value-type="string">
            <text:p>0,01 m²</text:p>
          </table:table-cell>
          <table:table-cell office:value-type="string" calcext:value-type="string">
            <text:p>144,00 m²</text:p>
          </table:table-cell>
          <table:table-cell office:value-type="float" office:value="350" calcext:value-type="float">
            <text:p>350</text:p>
          </table:table-cell>
          <table:table-cell office:value-type="string" calcext:value-type="string">
            <text:p>Projeto de Iluminação, Cozinha Espaçosa, Pintura Nova </text:p>
          </table:table-cell>
          <table:table-cell office:value-type="float" office:value="-15.7969911" calcext:value-type="float">
            <text:p>-15.7969911</text:p>
          </table:table-cell>
          <table:table-cell office:value-type="float" office:value="-48.1366671" calcext:value-type="float">
            <text:p>-48.1366671</text:p>
          </table:table-cell>
          <table:table-cell office:value-type="string" calcext:value-type="string">
            <text:p>MC Imoveis</text:p>
          </table:table-cell>
          <table:table-cell office:value-type="float" office:value="25083" calcext:value-type="float">
            <text:p>25083</text:p>
          </table:table-cell>
          <table:table-cell office:value-type="float" office:value="556133735265" calcext:value-type="float">
            <text:p>556133735265</text:p>
          </table:table-cell>
          <table:table-cell office:value-type="string" calcext:value-type="string">
            <text:p>(61) 3373 </text:p>
            <text:p>                                             </text:p>
            <text:p>                                         </text:p>
            <text:p>                             </text:p>
            <text:p>                             - 5265 </text:p>
            <text:p>                                 </text:p>
            <text:p>                                       </text:p>
            <text:p>                                 </text:p>
            <text:p>                             </text:p>
            <text:p/>
            <text:p>         </text:p>
            <text:p>                             </text:p>
            <text:p>                                         </text:p>
            <text:p>                                             </text:p>
            <text:p>                                                 </text:p>
            <text:p>                                                 (61) 3373 </text:p>
            <text:p>                                             </text:p>
            <text:p>                                         </text:p>
            <text:p>                             </text:p>
            <text:p>                             - 5265 </text:p>
            <text:p>                                 </text:p>
            <text:p>                                       </text:p>
            <text:p>                                 </text:p>
            <text:p>                             </text:p>
            <text:p/>
            <text:p>         </text:p>
            <text:p>                             </text:p>
            <text:p>                                         </text:p>
            <text:p>                                             </text:p>
            <text:p>                                                 </text:p>
            <text:p>                                                 (61) 3373 </text:p>
            <text:p>                                             </text:p>
            <text:p>                                         </text:p>
            <text:p>                             </text:p>
            <text:p>                             - 5265 </text:p>
            <text:p>                                 </text:p>
            <text:p>                                       </text:p>
            <text:p>                                 </text:p>
            <text:p>                             </text:p>
            <text:p/>
            <text:p>         </text:p>
            <text:p>                             </text:p>
            <text:p>                                         </text:p>
            <text:p>                                             </text:p>
            <text:p>                                                 </text:p>
            <text:p>                                                 (61) 3373 </text:p>
            <text:p>                                             </text:p>
            <text:p>                                         </text:p>
            <text:p>                             </text:p>
            <text:p>                             - 5265</text:p>
          </table:table-cell>
          <table:table-cell office:value-type="string" calcext:value-type="string">
            <text:p>43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Localização privilegiada, próximo a comercios e fácil acesso a transportes publicos.</text:p>
          </table:table-cell>
          <table:table-cell office:value-type="string" calcext:value-type="string">
            <text:p>QNO 18 - Expansao do setor O </text:p>
            <text:p/>
            <text:p>Atrás da padaria bonapan, ótima localização próximo de padarias, mercado, upa e terminal de ônibus. </text:p>
            <text:p/>
            <text:p>Lote de 144m com 100m de área construída composta por: </text:p>
            <text:p/>
            <text:p>2 quartos sendo 1 suite </text:p>
            <text:p>Sala integrada com a cozinha </text:p>
            <text:p>Área de serviço </text:p>
            <text:p>Área na frente com jardim com espaço para área gourmet </text:p>
            <text:p>Garagem para 3 carros </text:p>
            <text:p/>
            <text:p>R$350.000,00 aceita financiamento </text:p>
            <text:p>R$250.000,00 ágio </text:p>
            <text:p/>
            <text:p>Ligue e agende sua visita </text:p>
            <text:p/>
            <text:p>Mc Imóveis - , /CRECI-CJ 25.083</text:p>
            <text:p>Brandão - , /CRECI-DF 29.782</text:p>
            <text:p/>
            <text:p>Quer comprar ou vender chame a Mc.</text:p>
          </table:table-cell>
          <table:table-cell office:value-type="string" calcext:value-type="string">
            <text:p>https://www.dfimoveis.com.br/imovel/casa-2-quartos-venda-ceilandia-norte-ceilandia-df-qno-18-conjunto-1-1112328</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3 Conjunto N</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Não encontrado</text:p>
          </table:table-cell>
          <table:table-cell office:value-type="string" calcext:value-type="string">
            <text:p>210,00 m²</text:p>
          </table:table-cell>
          <table:table-cell office:value-type="string" calcext:value-type="string">
            <text:p>144,00 m²</text:p>
          </table:table-cell>
          <table:table-cell office:value-type="float" office:value="480" calcext:value-type="float">
            <text:p>480</text:p>
          </table:table-cell>
          <table:table-cell/>
          <table:table-cell office:value-type="float" office:value="-15.7915582" calcext:value-type="float">
            <text:p>-15.7915582</text:p>
          </table:table-cell>
          <table:table-cell office:value-type="float" office:value="-48.1282832" calcext:value-type="float">
            <text:p>-48.1282832</text:p>
          </table:table-cell>
          <table:table-cell office:value-type="string" calcext:value-type="string">
            <text:p>IMOBMAXX</text:p>
          </table:table-cell>
          <table:table-cell office:value-type="float" office:value="25364" calcext:value-type="float">
            <text:p>25364</text:p>
          </table:table-cell>
          <table:table-cell office:value-type="float" office:value="556140422121" calcext:value-type="float">
            <text:p>556140422121</text:p>
          </table:table-cell>
          <table:table-cell office:value-type="string" calcext:value-type="string">
            <text:p>(61) 4042 </text:p>
            <text:p>                                             </text:p>
            <text:p>                                         </text:p>
            <text:p>                             </text:p>
            <text:p>                             - 2121 </text:p>
            <text:p>                                 </text:p>
            <text:p>                                       </text:p>
            <text:p>                                 </text:p>
            <text:p>                             </text:p>
            <text:p/>
            <text:p>         </text:p>
            <text:p>                             </text:p>
            <text:p>                                         </text:p>
            <text:p>                                             </text:p>
            <text:p>                                                 </text:p>
            <text:p>                                                 (61) 4042 </text:p>
            <text:p>                                             </text:p>
            <text:p>                                         </text:p>
            <text:p>                             </text:p>
            <text:p>                             - 2121 </text:p>
            <text:p>                                 </text:p>
            <text:p>                                       </text:p>
            <text:p>                                 </text:p>
            <text:p>                             </text:p>
            <text:p/>
            <text:p>         </text:p>
            <text:p>                             </text:p>
            <text:p>                                         </text:p>
            <text:p>                                             </text:p>
            <text:p>                                                 </text:p>
            <text:p>                                                 (61) 4042 </text:p>
            <text:p>                                             </text:p>
            <text:p>                                         </text:p>
            <text:p>                             </text:p>
            <text:p>                             - 2121 </text:p>
            <text:p>                                 </text:p>
            <text:p>                                       </text:p>
            <text:p>                                 </text:p>
            <text:p>                             </text:p>
            <text:p/>
            <text:p>         </text:p>
            <text:p>                             </text:p>
            <text:p>                                         </text:p>
            <text:p>                                             </text:p>
            <text:p>                                                 </text:p>
            <text:p>                                                 (61) 4042 </text:p>
            <text:p>                                             </text:p>
            <text:p>                                         </text:p>
            <text:p>                             </text:p>
            <text:p>                             - 2121</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O 13 Conj N Ceilândia N 3 qtos 1 su...</text:p>
          </table:table-cell>
          <table:table-cell office:value-type="string" calcext:value-type="string">
            <text:p>Se você está procurando um lar espaçoso e aconchegante em Brasília, esta casa em Ceilândia Norte é a escolha perfeita para você. Com uma área construída de 210m², esta residência conta:</text:p>
            <text:p/>
            <text:p> - 3 Quartos, sendo uma suíte com closet</text:p>
            <text:p> - 3 Salas amplas</text:p>
            <text:p> - 2 Banheiros sociais</text:p>
            <text:p> - Cozinha com armários planejados, bancada em granito preto</text:p>
            <text:p> - Área de serviço</text:p>
            <text:p> - Varanda na sala</text:p>
            <text:p> - Porcelanato</text:p>
            <text:p> - Armários nos banheiros com box</text:p>
            <text:p> - 3 Vagas de garagem coberta colonial e portão eletrônico.</text:p>
            <text:p/>
            <text:p> Apartamento nos Fundos:</text:p>
            <text:p/>
            <text:p> - 1 quarto, 1 Banheiro, sala e cozinha americana.  </text:p>
            <text:p/>
            <text:p/>
            <text:p> QNO 13 está numa localização privilegiada, próximo a terminal, comércio, parada de ônibus, mercados, padaria, farmácia, escolas e casa lotérica. Lara Pequeno: ,. </text:p>
            <text:p/>
            <text:p> Agende já a sua visita!</text:p>
            <text:p/>
            <text:p> Lara Pequeno</text:p>
            <text:p> CRECI 26.744-DF</text:p>
            <text:p> ,. </text:p>
            <text:p/>
            <text:p/>
            <text:p/>
            <text:p/>
          </table:table-cell>
          <table:table-cell office:value-type="string" calcext:value-type="string">
            <text:p>https://www.dfimoveis.com.br/imovel/casa-4-quartos-venda-ceilandia-norte-ceilandia-df-qno-13-conjunto-n-869605</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8</text:p>
          </table:table-cell>
          <table:table-cell office:value-type="float" office:value="5" calcext:value-type="float">
            <text:p>5</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Não encontrado</text:p>
          </table:table-cell>
          <table:table-cell office:value-type="string" calcext:value-type="string">
            <text:p>160,00 m²</text:p>
          </table:table-cell>
          <table:table-cell office:value-type="string" calcext:value-type="string">
            <text:p>210,00 m²</text:p>
          </table:table-cell>
          <table:table-cell office:value-type="float" office:value="255" calcext:value-type="float">
            <text:p>255</text:p>
          </table:table-cell>
          <table:table-cell/>
          <table:table-cell office:value-type="float" office:value="-15.796378" calcext:value-type="float">
            <text:p>-15.796378</text:p>
          </table:table-cell>
          <table:table-cell office:value-type="float" office:value="-48.1367877" calcext:value-type="float">
            <text:p>-48.1367877</text:p>
          </table:table-cell>
          <table:table-cell office:value-type="string" calcext:value-type="string">
            <text:p>Kelly Imobiliária</text:p>
          </table:table-cell>
          <table:table-cell office:value-type="float" office:value="19658" calcext:value-type="float">
            <text:p>19658</text:p>
          </table:table-cell>
          <table:table-cell office:value-type="float" office:value="556182348247" calcext:value-type="float">
            <text:p>556182348247</text:p>
          </table:table-cell>
          <table:table-cell office:value-type="string" calcext:value-type="string">
            <text:p>(61) 8234 </text:p>
            <text:p>                                             </text:p>
            <text:p>                                         </text:p>
            <text:p>                             </text:p>
            <text:p>                             - 8247 </text:p>
            <text:p>                                 </text:p>
            <text:p>                                       </text:p>
            <text:p>                                 </text:p>
            <text:p>                             </text:p>
            <text:p/>
            <text:p>         </text:p>
            <text:p>                             </text:p>
            <text:p>                                         </text:p>
            <text:p>                                             </text:p>
            <text:p>                                                 </text:p>
            <text:p>                                                 (61) 8234 </text:p>
            <text:p>                                             </text:p>
            <text:p>                                         </text:p>
            <text:p>                             </text:p>
            <text:p>                             - 8247 </text:p>
            <text:p>                                 </text:p>
            <text:p>                                       </text:p>
            <text:p>                                 </text:p>
            <text:p>                             </text:p>
            <text:p/>
            <text:p>         </text:p>
            <text:p>                             </text:p>
            <text:p>                                         </text:p>
            <text:p>                                             </text:p>
            <text:p>                                                 </text:p>
            <text:p>                                                 (61) 8234 </text:p>
            <text:p>                                             </text:p>
            <text:p>                                         </text:p>
            <text:p>                             </text:p>
            <text:p>                             - 8247 </text:p>
            <text:p>                                 </text:p>
            <text:p>                                       </text:p>
            <text:p>                                 </text:p>
            <text:p>                             </text:p>
            <text:p/>
            <text:p>         </text:p>
            <text:p>                             </text:p>
            <text:p>                                         </text:p>
            <text:p>                                             </text:p>
            <text:p>                                                 </text:p>
            <text:p>                                                 (61) 8234 </text:p>
            <text:p>                                             </text:p>
            <text:p>                                         </text:p>
            <text:p>                             </text:p>
            <text:p>                             - 8247</text:p>
          </table:table-cell>
          <table:table-cell office:value-type="string" calcext:value-type="string">
            <text:p>2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VENDE-SE UM SOBRADO NA QNO 18 CONJUNTO 38 CEILÂNDIA NORTE</text:p>
            <text:p/>
            <text:p>Casa/sobrado, composto de 4 quartos, sala, cozinha, 02 banheiro social, área de serviço, </text:p>
            <text:p>garagem para 03 carros + Apartamento composto de 01 quarto, sala, cozinha e banheiro social. </text:p>
            <text:p>Área construída: aproximadamente: 210m2, </text:p>
            <text:p>Área do lote: aproximadamente: 160m2. </text:p>
            <text:p>Valor do imóvel: R$ 255.000,00. </text:p>
            <text:p>Imóvel não possui escritura</text:p>
            <text:p>Não aceita financiamento.</text:p>
            <text:p/>
            <text:p>VISITE NOSSO SITE E VEJA TODOS OS NOSSOS IMÓVEIS: kellyimobiliaria.com</text:p>
            <text:p>Instagram: @kellyimobiliaria</text:p>
            <text:p/>
            <text:p>FAZEMOS VENDA/ COMPRA/ ALUGUEL/ HABITE-SE/ AVERBAÇÃO DA ÁREA DO LOTE</text:p>
            <text:p>Administramos seu imóvel!</text:p>
            <text:p>Telefone(s):</text:p>
            <text:p>,-Ligações</text:p>
            <text:p>,-whatsapp</text:p>
            <text:p>CORRETOR DE PLANTÃO EM HORÁRIO COMERCIAL</text:p>
            <text:p>SOUSA ,</text:p>
            <text:p/>
            <text:p>KELLY IMOBILIÁRIA</text:p>
            <text:p>Unidade Samambaia Norte: QS 401, conjunto G , lote 6/7, loja 02.</text:p>
            <text:p>Faço intermédio na compra e venda de imóveis. Presto assessoria em serviços na obtenção de seu habite-se.</text:p>
            <text:p>Facilito pagamento de seu habite-se em até 3X sem juros. Realizo avaliação de imóveis, acompanho todo o andamento do processo do habite-se do financiamento</text:p>
            <text:p>CRECI PF: 19658</text:p>
            <text:p>CRECI PJ: 26293</text:p>
          </table:table-cell>
          <table:table-cell office:value-type="string" calcext:value-type="string">
            <text:p>https://www.dfimoveis.com.br/imovel/casa-4-quartos-venda-ceilandia-norte-ceilandia-df-qno-18-1120738</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P 15</text:p>
          </table:table-cell>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Não encontrado</text:p>
          </table:table-cell>
          <table:table-cell office:value-type="string" calcext:value-type="string">
            <text:p>124,00 m²</text:p>
          </table:table-cell>
          <table:table-cell office:value-type="string" calcext:value-type="string">
            <text:p>135,00 m²</text:p>
          </table:table-cell>
          <table:table-cell office:value-type="float" office:value="265.691" calcext:value-type="float">
            <text:p>265.691</text:p>
          </table:table-cell>
          <table:table-cell/>
          <table:table-cell office:value-type="float" office:value="-15.8113495" calcext:value-type="float">
            <text:p>-15.8113495</text:p>
          </table:table-cell>
          <table:table-cell office:value-type="float" office:value="-48.133787" calcext:value-type="float">
            <text:p>-48.133787</text:p>
          </table:table-cell>
          <table:table-cell office:value-type="string" calcext:value-type="string">
            <text:p>J Fleury</text:p>
          </table:table-cell>
          <table:table-cell office:value-type="float" office:value="6988" calcext:value-type="float">
            <text:p>6988</text:p>
          </table:table-cell>
          <table:table-cell office:value-type="float" office:value="5561999154209" calcext:value-type="float">
            <text:p>5561999154209</text:p>
          </table:table-cell>
          <table:table-cell office:value-type="string" calcext:value-type="string">
            <text:p>(61) 3224 </text:p>
            <text:p>                             </text:p>
            <text:p>                             - 9884 </text:p>
            <text:p>                                 </text:p>
            <text:p>                                       </text:p>
            <text:p>                                 </text:p>
            <text:p>                             </text:p>
            <text:p/>
            <text:p>         </text:p>
            <text:p>                             </text:p>
            <text:p>                                     </text:p>
            <text:p>                                     (61) 3224 </text:p>
            <text:p>                             </text:p>
            <text:p>                             - 9884 </text:p>
            <text:p>                                 </text:p>
            <text:p>                                       </text:p>
            <text:p>                                 </text:p>
            <text:p>                             </text:p>
            <text:p/>
            <text:p>         </text:p>
            <text:p>                             </text:p>
            <text:p>                                     </text:p>
            <text:p>                                     (61) 3224 </text:p>
            <text:p>                             </text:p>
            <text:p>                             - 9884 </text:p>
            <text:p>                                 </text:p>
            <text:p>                                       </text:p>
            <text:p>                                 </text:p>
            <text:p>                             </text:p>
            <text:p/>
            <text:p>         </text:p>
            <text:p>                             </text:p>
            <text:p>                                     </text:p>
            <text:p>                                     (61) 3224 </text:p>
            <text:p>                             </text:p>
            <text:p>                             - 9884</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com 2 dormitórios à venda, 124 m² por R$ 265.691,00 - Ceilândia Norte - Ceilândia/DF</text:p>
          </table:table-cell>
          <table:table-cell office:value-type="string" calcext:value-type="string">
            <text:p>Vende-se  Casa QNP 15 Ceilândia DF</text:p>
            <text:p/>
            <text:p>Com áreas de: </text:p>
            <text:p>124 M² de área construída e </text:p>
            <text:p>135 M² de área total do terreno</text:p>
            <text:p/>
            <text:p/>
            <text:p>Casa encontra-se ocupada, QNP 15 Ceilândia - DF</text:p>
            <text:p/>
            <text:p>Composto de:</text:p>
            <text:p>- Sala, </text:p>
            <text:p>- Cozinha,</text:p>
            <text:p>- 2 dormitório(s),</text:p>
            <text:p>- 1 banheiro,</text:p>
            <text:p> -  garagem</text:p>
            <text:p/>
            <text:p>Valor total da Venda  R$ 265.691,00 (incluso todos os honorários a serem pagos pelo comprador).</text:p>
            <text:p/>
            <text:p>A Possibilidade de Financiamento</text:p>
            <text:p/>
            <text:p>Para saber mais informações, entrar em contato com o número , / , ou 62-,</text:p>
            <text:p/>
            <text:p>CRECI PJ 6.988</text:p>
          </table:table-cell>
          <table:table-cell office:value-type="string" calcext:value-type="string">
            <text:p>https://www.dfimoveis.com.br/imovel/casa-condominio-2-quartos-venda-ceilandia-norte-ceilandia-df-qnp-15-1020520</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22 Conjunto B</text:p>
          </table:table-cell>
          <table:table-cell office:value-type="float" office:value="8" calcext:value-type="float">
            <text:p>8</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ão encontrado</text:p>
          </table:table-cell>
          <table:table-cell table:number-columns-repeated="2" office:value-type="string" calcext:value-type="string">
            <text:p>375,00 m²</text:p>
          </table:table-cell>
          <table:table-cell office:value-type="float" office:value="600" calcext:value-type="float">
            <text:p>600</text:p>
          </table:table-cell>
          <table:table-cell/>
          <table:table-cell office:value-type="float" office:value="-15.8054982" calcext:value-type="float">
            <text:p>-15.8054982</text:p>
          </table:table-cell>
          <table:table-cell office:value-type="float" office:value="-48.1091215" calcext:value-type="float">
            <text:p>-48.1091215</text:p>
          </table:table-cell>
          <table:table-cell office:value-type="string" calcext:value-type="string">
            <text:p>Beiramar Imóveis</text:p>
          </table:table-cell>
          <table:table-cell office:value-type="float" office:value="20346" calcext:value-type="float">
            <text:p>20346</text:p>
          </table:table-cell>
          <table:table-cell office:value-type="float" office:value="556132621001" calcext:value-type="float">
            <text:p>556132621001</text:p>
          </table:table-cell>
          <table:table-cell office:value-type="string" calcext:value-type="string">
            <text:p>(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office:value-type="string" calcext:value-type="string">
            <text:p>Não econtrado</text:p>
          </table:table-cell>
          <table:table-cell office:value-type="string" calcext:value-type="string">
            <text:p>5 Andares</text:p>
          </table:table-cell>
          <table:table-cell office:value-type="string" calcext:value-type="string">
            <text:p>Sobrado com Loja e 7 Kitnets à Venda na QNM 22 - Ceilândia</text:p>
          </table:table-cell>
          <table:table-cell office:value-type="string" calcext:value-type="string">
            <text:p>Sobrado com Loja e Kitnets à Venda na QNM 22 - Ceilândia</text:p>
            <text:p/>
            <text:p>Ótima oportunidade de investimento em um sobrado multifuncional, ideal para quem busca gerar renda com locação ou iniciar um negócio. Este imóvel, situado em uma localização privilegiada, oferece diversas opções de moradia e comércio, perfeito para explorar todo o seu potencial.</text:p>
            <text:p/>
            <text:p>Características do Imóvel:</text:p>
            <text:p/>
            <text:p>Térreo:</text:p>
            <text:p>- Loja: Ampla, com 2 banheiros, ideal para comércio.</text:p>
            <text:p>- Fundos: 2 casas, cada uma composta por:</text:p>
            <text:p>  - 1 Quarto</text:p>
            <text:p>  - Sala</text:p>
            <text:p>  - Cozinha</text:p>
            <text:p>  - Banheiro</text:p>
            <text:p>  - Área de Serviço</text:p>
            <text:p/>
            <text:p>Sobrado:</text:p>
            <text:p>- Térreo: 2 Kitnets, cada uma com:</text:p>
            <text:p>  - 1 Quarto</text:p>
            <text:p>  - Sala</text:p>
            <text:p>  - Cozinha</text:p>
            <text:p>  - Banheiro</text:p>
            <text:p/>
            <text:p>1º Andar:</text:p>
            <text:p>- Kitnet 1: Com 1 Quarto, Sala, Cozinha e Banheiro</text:p>
            <text:p>- Kitnet 2: 1 Cômodo com pia e Banheiro</text:p>
            <text:p>- Kitnet 3: 1 Quarto, Sala, Cozinha e Banheiro</text:p>
            <text:p>- Kitnet 4: 1 Quarto, Sala, Cozinha e Banheiro</text:p>
            <text:p>- Kitnet 5: 1 Quarto, Sala, Cozinha e Banheiro</text:p>
            <text:p/>
            <text:p>Detalhes adicionais:</text:p>
            <text:p>- Laje</text:p>
            <text:p>- Piso em cerâmica</text:p>
            <text:p/>
            <text:p>Condições de Venda:</text:p>
            <text:p/>
            <text:p>- Não aceita financiamento ou FGTS</text:p>
            <text:p>- Não aceita permuta</text:p>
            <text:p/>
            <text:p>Imóvel perfeito para investidores, com grande potencial de retorno através de locação. Aproveite essa chance de adquirir um sobrado versátil em uma das regiões mais movimentadas de Ceilândia!</text:p>
            <text:p/>
            <text:p>Há mais de 42 anos atuando no mercado imobiliário do Distrito Federal, a Beiramar já ajudou mais de 150 mil pessoas a encontrarem seu lar. Para mais informações, agende sua visita! </text:p>
          </table:table-cell>
          <table:table-cell office:value-type="string" calcext:value-type="string">
            <text:p>https://www.dfimoveis.com.br/imovel/casa-4-quartos-venda-ceilandia-norte-ceilandia-df-qnm-22-conjunto-b-971859</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O 5 Conjunto N</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Não encontrado</text:p>
          </table:table-cell>
          <table:table-cell office:value-type="string" calcext:value-type="string">
            <text:p>144,00 m²</text:p>
          </table:table-cell>
          <table:table-cell office:value-type="string" calcext:value-type="string">
            <text:p>86,00 m²</text:p>
          </table:table-cell>
          <table:table-cell office:value-type="float" office:value="260" calcext:value-type="float">
            <text:p>260</text:p>
          </table:table-cell>
          <table:table-cell/>
          <table:table-cell office:value-type="float" office:value="-15.7900233" calcext:value-type="float">
            <text:p>-15.7900233</text:p>
          </table:table-cell>
          <table:table-cell office:value-type="float" office:value="-48.1242486" calcext:value-type="float">
            <text:p>-48.1242486</text:p>
          </table:table-cell>
          <table:table-cell office:value-type="string" calcext:value-type="string">
            <text:p>RE/MAX Satélite</text:p>
          </table:table-cell>
          <table:table-cell office:value-type="float" office:value="30598" calcext:value-type="float">
            <text:p>30598</text:p>
          </table:table-cell>
          <table:table-cell office:value-type="float" office:value="5561994507225" calcext:value-type="float">
            <text:p>5561994507225</text:p>
          </table:table-cell>
          <table:table-cell office:value-type="string" calcext:value-type="string">
            <text:p>(61) 3375 </text:p>
            <text:p>                             </text:p>
            <text:p>                             - 3131 </text:p>
            <text:p>                                 </text:p>
            <text:p>                                       </text:p>
            <text:p>                                 </text:p>
            <text:p>                             </text:p>
            <text:p/>
            <text:p>         </text:p>
            <text:p>                             </text:p>
            <text:p>                                     </text:p>
            <text:p>                                     (61) 3375 </text:p>
            <text:p>                             </text:p>
            <text:p>                             - 3131 </text:p>
            <text:p>                                 </text:p>
            <text:p>                                       </text:p>
            <text:p>                                 </text:p>
            <text:p>                             </text:p>
            <text:p/>
            <text:p>         </text:p>
            <text:p>                             </text:p>
            <text:p>                                     </text:p>
            <text:p>                                     (61) 3375 </text:p>
            <text:p>                             </text:p>
            <text:p>                             - 3131 </text:p>
            <text:p>                                 </text:p>
            <text:p>                                       </text:p>
            <text:p>                                 </text:p>
            <text:p>                             </text:p>
            <text:p/>
            <text:p>         </text:p>
            <text:p>                             </text:p>
            <text:p>                                     </text:p>
            <text:p>                                     (61) 3375 </text:p>
            <text:p>                             </text:p>
            <text:p>                             - 3131</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à Venda no Setor O, QNO 05</text:p>
          </table:table-cell>
          <table:table-cell office:value-type="string" calcext:value-type="string">
            <text:p>Área: 144 m²</text:p>
            <text:p>Quartos: 2</text:p>
            <text:p>Sala: Ampla</text:p>
            <text:p>Cozinha: Arejada</text:p>
            <text:p>Banheiros: 2</text:p>
            <text:p>Vagas de Garagem: 3</text:p>
            <text:p>Edições: Possui edícula</text:p>
            <text:p>Características Adicionais:</text:p>
            <text:p/>
            <text:p>Localização tranquila</text:p>
            <text:p>Proximidade de comércio e serviços</text:p>
            <text:p>Valor R$260.000,00</text:p>
            <text:p/>
            <text:p>Entre em contato para mais informações ou para agendar uma visita!</text:p>
          </table:table-cell>
          <table:table-cell office:value-type="string" calcext:value-type="string">
            <text:p>https://www.dfimoveis.com.br/imovel/casa-2-quartos-venda-ceilandia-norte-ceilandia-df-qno-5-conjunto-n-1133076</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17 Conjunto H</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ão encontrado</text:p>
          </table:table-cell>
          <table:table-cell table:number-columns-repeated="2" office:value-type="string" calcext:value-type="string">
            <text:p>250,00 m²</text:p>
          </table:table-cell>
          <table:table-cell office:value-type="float" office:value="650" calcext:value-type="float">
            <text:p>650</text:p>
          </table:table-cell>
          <table:table-cell/>
          <table:table-cell office:value-type="float" office:value="-15.8235381" calcext:value-type="float">
            <text:p>-15.8235381</text:p>
          </table:table-cell>
          <table:table-cell office:value-type="float" office:value="-48.1192834" calcext:value-type="float">
            <text:p>-48.1192834</text:p>
          </table:table-cell>
          <table:table-cell office:value-type="string" calcext:value-type="string">
            <text:p>Fernandes &amp; Coelho Imóveis</text:p>
          </table:table-cell>
          <table:table-cell office:value-type="float" office:value="13374" calcext:value-type="float">
            <text:p>13374</text:p>
          </table:table-cell>
          <table:table-cell office:value-type="float" office:value="5561999882668" calcext:value-type="float">
            <text:p>5561999882668</text:p>
          </table:table-cell>
          <table:table-cell office:value-type="string" calcext:value-type="string">
            <text:p>(61) 99988 </text:p>
            <text:p>                                             </text:p>
            <text:p>                                         </text:p>
            <text:p>                             </text:p>
            <text:p>                             - 2668 </text:p>
            <text:p>                                 </text:p>
            <text:p>                                       </text:p>
            <text:p>                                 </text:p>
            <text:p>                             </text:p>
            <text:p/>
            <text:p>         </text:p>
            <text:p>                             </text:p>
            <text:p>                                         </text:p>
            <text:p>                                             </text:p>
            <text:p>                                                 </text:p>
            <text:p>                                                 (61) 99988 </text:p>
            <text:p>                                             </text:p>
            <text:p>                                         </text:p>
            <text:p>                             </text:p>
            <text:p>                             - 2668 </text:p>
            <text:p>                                 </text:p>
            <text:p>                                       </text:p>
            <text:p>                                 </text:p>
            <text:p>                             </text:p>
            <text:p/>
            <text:p>         </text:p>
            <text:p>                             </text:p>
            <text:p>                                         </text:p>
            <text:p>                                             </text:p>
            <text:p>                                                 </text:p>
            <text:p>                                                 (61) 99988 </text:p>
            <text:p>                                             </text:p>
            <text:p>                                         </text:p>
            <text:p>                             </text:p>
            <text:p>                             - 2668 </text:p>
            <text:p>                                 </text:p>
            <text:p>                                       </text:p>
            <text:p>                                 </text:p>
            <text:p>                             </text:p>
            <text:p/>
            <text:p>         </text:p>
            <text:p>                             </text:p>
            <text:p>                                         </text:p>
            <text:p>                                             </text:p>
            <text:p>                                                 </text:p>
            <text:p>                                                 (61) 99988 </text:p>
            <text:p>                                             </text:p>
            <text:p>                                         </text:p>
            <text:p>                             </text:p>
            <text:p>                             - 2668</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N 17 - LOTE 250M² - DESTINAÇÃO MISTA - CEILÂNDIA</text:p>
          </table:table-cell>
          <table:table-cell office:value-type="string" calcext:value-type="string">
            <text:p>A Fernandes &amp; Coelho Imóveis vende casa com lote de 250m² com destinação mista, podendo residir ou montar sua empresa na melhor localização de Ceilândia, próximo à Fundação Bradesco, pista dupla , área comercial.</text:p>
            <text:p>O local possui uma casa na laje de 3 quartos, sendo 1 suíte, 1 banheiro social, sala, cozinha ampla e possui 03 vagas de garagem coberta. Já nos fundos, conta com um barraco, composto por 2 quartos, banheiro, sala, cozinha e área de lavanderia.</text:p>
            <text:p/>
            <text:p>Localizada em uma região tranquila, próxima a escolas, metrô, SESC, JK Shopping e comércios variados. É uma excelente opção para quem busca conforto e praticidade no dia a dia.</text:p>
            <text:p/>
            <text:p/>
            <text:p>Agende sua visita com Mara dos Anjos , - (CRECI: 14.922)</text:p>
            <text:p/>
            <text:p>Veja mais opções: fernandesecoelho.com.br</text:p>
            <text:p>CRECI: 25.533</text:p>
            <text:p/>
            <text:p>Instagram: @fernandesecoelho</text:p>
          </table:table-cell>
          <table:table-cell office:value-type="string" calcext:value-type="string">
            <text:p>https://www.dfimoveis.com.br/imovel/casa-3-quartos-venda-ceilandia-norte-ceilandia-df-qnn-17-conjunto-h-1128955</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9 Conjunto P</text:p>
          </table:table-cell>
          <table:table-cell office:value-type="float" office:value="3" calcext:value-type="float">
            <text:p>3</text:p>
          </table:table-cell>
          <table:table-cell table:number-columns-repeated="2" office:value-type="float" office:value="2" calcext:value-type="float">
            <text:p>2</text:p>
          </table:table-cell>
          <table:table-cell office:value-type="string" calcext:value-type="string">
            <text:p>Não encontrado</text:p>
          </table:table-cell>
          <table:table-cell office:value-type="string" calcext:value-type="string">
            <text:p>133,00 m²</text:p>
          </table:table-cell>
          <table:table-cell office:value-type="string" calcext:value-type="string">
            <text:p>134,00 m²</text:p>
          </table:table-cell>
          <table:table-cell office:value-type="float" office:value="348" calcext:value-type="float">
            <text:p>348</text:p>
          </table:table-cell>
          <table:table-cell office:value-type="string" calcext:value-type="string">
            <text:p>Área de Serviço</text:p>
          </table:table-cell>
          <table:table-cell office:value-type="float" office:value="-15.8174981" calcext:value-type="float">
            <text:p>-15.8174981</text:p>
          </table:table-cell>
          <table:table-cell office:value-type="float" office:value="-48.1275056" calcext:value-type="float">
            <text:p>-48.1275056</text:p>
          </table:table-cell>
          <table:table-cell office:value-type="string" calcext:value-type="string">
            <text:p>RE/Max Evo</text:p>
          </table:table-cell>
          <table:table-cell office:value-type="float" office:value="30954" calcext:value-type="float">
            <text:p>30954</text:p>
          </table:table-cell>
          <table:table-cell office:value-type="float" office:value="5561995189051" calcext:value-type="float">
            <text:p>5561995189051</text:p>
          </table:table-cell>
          <table:table-cell office:value-type="string" calcext:value-type="string">
            <text:p>(61) 99518 </text:p>
            <text:p>                                             </text:p>
            <text:p>                                         </text:p>
            <text:p>                             </text:p>
            <text:p>                             - 9051 </text:p>
            <text:p>                                 </text:p>
            <text:p>                                       </text:p>
            <text:p>                                 </text:p>
            <text:p>                             </text:p>
            <text:p/>
            <text:p>         </text:p>
            <text:p>                             </text:p>
            <text:p>                                         </text:p>
            <text:p>                                             </text:p>
            <text:p>                                                 </text:p>
            <text:p>                                                 (61) 99518 </text:p>
            <text:p>                                             </text:p>
            <text:p>                                         </text:p>
            <text:p>                             </text:p>
            <text:p>                             - 9051 </text:p>
            <text:p>                                 </text:p>
            <text:p>                                       </text:p>
            <text:p>                                 </text:p>
            <text:p>                             </text:p>
            <text:p/>
            <text:p>         </text:p>
            <text:p>                             </text:p>
            <text:p>                                         </text:p>
            <text:p>                                             </text:p>
            <text:p>                                                 </text:p>
            <text:p>                                                 (61) 99518 </text:p>
            <text:p>                                             </text:p>
            <text:p>                                         </text:p>
            <text:p>                             </text:p>
            <text:p>                             - 9051 </text:p>
            <text:p>                                 </text:p>
            <text:p>                                       </text:p>
            <text:p>                                 </text:p>
            <text:p>                             </text:p>
            <text:p/>
            <text:p>         </text:p>
            <text:p>                             </text:p>
            <text:p>                                         </text:p>
            <text:p>                                             </text:p>
            <text:p>                                                 </text:p>
            <text:p>                                                 (61) 99518 </text:p>
            <text:p>                                             </text:p>
            <text:p>                                         </text:p>
            <text:p>                             </text:p>
            <text:p>                             - 9051</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3 quartos sendo 2 suites - QNP 10 - Não aceita financiamento</text:p>
          </table:table-cell>
          <table:table-cell office:value-type="string" calcext:value-type="string">
            <text:p>Se você busca espaço, conforto e uma excelente localização, este imóvel é ideal para você. Com 134 m² bem distribuídos, oferece ambientes amplos e bem planejados para proporcionar qualidade de vida e praticidade no dia a dia.</text:p>
            <text:p/>
            <text:p>Características do imóvel:</text:p>
            <text:p/>
            <text:p>134 m² de área construída</text:p>
            <text:p>Porta principal em blindex com duas entradas, proporcionando acesso tanto pela cozinha quanto pela sala</text:p>
            <text:p>Sala ampla e bem iluminada, integrada à área social</text:p>
            <text:p>Cozinha funcional com armários planejados, fogão cooktop e acesso independente</text:p>
            <text:p>Três quartos espaçosos, sendo duas suítes para maior privacidade e conforto</text:p>
            <text:p>Três banheiros com box em blindex e acabamento moderno</text:p>
            <text:p>Garagem com duas vagas cobertas, garantindo mais segurança e comodidade</text:p>
            <text:p/>
            <text:p>Localização privilegiada:</text:p>
            <text:p/>
            <text:p>Situado no QNP 09 Conjunto P, em um bairro com infraestrutura completa, ruas tranquilas e fácil acesso a serviços essenciais</text:p>
            <text:p>Próximo à UPA de Ceilândia, proporcionando rapidez e praticidade no atendimento médico quando necessário</text:p>
            <text:p>A poucos minutos da Feira do Produtor, onde você encontra alimentos frescos e produtos de qualidade para o seu dia a dia</text:p>
            <text:p/>
            <text:p>Importante: Não aceita financiamento. Excelente oportunidade para quem deseja investir com condições diferenciadas.</text:p>
            <text:p/>
            <text:p>Agende sua visita e conheça este imóvel de perto!</text:p>
            <text:p/>
            <text:p>Rafael Jardim</text:p>
            <text:p/>
          </table:table-cell>
          <table:table-cell office:value-type="string" calcext:value-type="string">
            <text:p>https://www.dfimoveis.com.br/imovel/casa-3-quartos-venda-ceilandia-norte-ceilandia-df-qnp-9-conjunto-p-1120610</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27 Conjunto E</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ão encontrado</text:p>
          </table:table-cell>
          <table:table-cell table:number-columns-repeated="2" office:value-type="string" calcext:value-type="string">
            <text:p>129,00 m²</text:p>
          </table:table-cell>
          <table:table-cell office:value-type="float" office:value="230" calcext:value-type="float">
            <text:p>230</text:p>
          </table:table-cell>
          <table:table-cell/>
          <table:table-cell office:value-type="float" office:value="-15.8088686" calcext:value-type="float">
            <text:p>-15.8088686</text:p>
          </table:table-cell>
          <table:table-cell office:value-type="float" office:value="-48.1433926" calcext:value-type="float">
            <text:p>-48.1433926</text:p>
          </table:table-cell>
          <table:table-cell office:value-type="string" calcext:value-type="string">
            <text:p>Sampaio Imóveis DF</text:p>
          </table:table-cell>
          <table:table-cell office:value-type="float" office:value="21946" calcext:value-type="float">
            <text:p>21946</text:p>
          </table:table-cell>
          <table:table-cell office:value-type="float" office:value="556133720330" calcext:value-type="float">
            <text:p>556133720330</text:p>
          </table:table-cell>
          <table:table-cell office:value-type="string" calcext:value-type="string">
            <text:p>(61) 3372 </text:p>
            <text:p>                                             </text:p>
            <text:p>                                         </text:p>
            <text:p>                             </text:p>
            <text:p>                             - 0330 </text:p>
            <text:p>                                 </text:p>
            <text:p>                                       </text:p>
            <text:p>                                 </text:p>
            <text:p>                             </text:p>
            <text:p/>
            <text:p>         </text:p>
            <text:p>                             </text:p>
            <text:p>                                         </text:p>
            <text:p>                                             </text:p>
            <text:p>                                                 </text:p>
            <text:p>                                                 (61) 3372 </text:p>
            <text:p>                                             </text:p>
            <text:p>                                         </text:p>
            <text:p>                             </text:p>
            <text:p>                             - 0330 </text:p>
            <text:p>                                 </text:p>
            <text:p>                                       </text:p>
            <text:p>                                 </text:p>
            <text:p>                             </text:p>
            <text:p/>
            <text:p>         </text:p>
            <text:p>                             </text:p>
            <text:p>                                         </text:p>
            <text:p>                                             </text:p>
            <text:p>                                                 </text:p>
            <text:p>                                                 (61) 3372 </text:p>
            <text:p>                                             </text:p>
            <text:p>                                         </text:p>
            <text:p>                             </text:p>
            <text:p>                             - 0330 </text:p>
            <text:p>                                 </text:p>
            <text:p>                                       </text:p>
            <text:p>                                 </text:p>
            <text:p>                             </text:p>
            <text:p/>
            <text:p>         </text:p>
            <text:p>                             </text:p>
            <text:p>                                         </text:p>
            <text:p>                                             </text:p>
            <text:p>                                                 </text:p>
            <text:p>                                                 (61) 3372 </text:p>
            <text:p>                                             </text:p>
            <text:p>                                         </text:p>
            <text:p>                             </text:p>
            <text:p>                             - 0330</text:p>
          </table:table-cell>
          <table:table-cell office:value-type="string" calcext:value-type="string">
            <text:p>186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com 4 dormitórios à venda, 129 m² por R$ 230.000,00 - Ceilândia Norte - Ceilândia/DF</text:p>
          </table:table-cell>
          <table:table-cell office:value-type="string" calcext:value-type="string">
            <text:p>Casa com Dois Quartos sendo 01 suíte na QNP 27 Conjunto E!</text:p>
            <text:p/>
            <text:p>Aproveite esta oportunidade de adquirir uma casa espaçosa com área adicional, ideal para famílias ou investidores!</text:p>
            <text:p/>
            <text:p>Características:</text:p>
            <text:p>Área Total: 129,50 m²</text:p>
            <text:p/>
            <text:p>Composição do Imóvel:</text:p>
            <text:p/>
            <text:p>Casa Principal:</text:p>
            <text:p> - 2 Quartos (sendo 1 Suíte)</text:p>
            <text:p> - Sala</text:p>
            <text:p> - Cozinha</text:p>
            <text:p> - Área de serviço</text:p>
            <text:p> - 2 Quartos nos funodos.</text:p>
            <text:p/>
            <text:p>Garagem:</text:p>
            <text:p>Vagas para 2 carros.</text:p>
            <text:p/>
            <text:p>Vantagens:</text:p>
            <text:p>Espaço Amplo: Quartos adicionais nos fundos, ideal para visitas, escritório ou aluguel.</text:p>
            <text:p>Conforto: Suíte na casa principal para maior privacidade.</text:p>
            <text:p>Funcionalidade: Ambientes bem distribuídos e espaçosos.</text:p>
            <text:p>Versatilidade: Adequada para moradia de famílias ou investimento em aluguel.</text:p>
            <text:p>Estacionamento: Garagem para até 2 carros, proporcionando conveniência e segurança.</text:p>
            <text:p/>
            <text:p>Para maiores informações entre em contato</text:p>
            <text:p>Por telefone: , ou , </text:p>
            <text:p>Instagram: @sampaioimoveisdf</text:p>
            <text:p>Site: sampaioimoveisdf.com.br</text:p>
          </table:table-cell>
          <table:table-cell office:value-type="string" calcext:value-type="string">
            <text:p>https://www.dfimoveis.com.br/imovel/casa-4-quartos-venda-ceilandia-norte-ceilandia-df-qnp-27-conjunto-e-997555</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R 3</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ão encontrado</text:p>
          </table:table-cell>
          <table:table-cell table:number-columns-repeated="2" office:value-type="string" calcext:value-type="string">
            <text:p>200,00 m²</text:p>
          </table:table-cell>
          <table:table-cell office:value-type="float" office:value="150" calcext:value-type="float">
            <text:p>150</text:p>
          </table:table-cell>
          <table:table-cell/>
          <table:table-cell office:value-type="float" office:value="-15.8053189" calcext:value-type="float">
            <text:p>-15.8053189</text:p>
          </table:table-cell>
          <table:table-cell office:value-type="float" office:value="-48.1491207" calcext:value-type="float">
            <text:p>-48.1491207</text:p>
          </table:table-cell>
          <table:table-cell office:value-type="string" calcext:value-type="string">
            <text:p>Imobiliária Borges</text:p>
          </table:table-cell>
          <table:table-cell office:value-type="float" office:value="20647" calcext:value-type="float">
            <text:p>20647</text:p>
          </table:table-cell>
          <table:table-cell office:value-type="float" office:value="5561983144060" calcext:value-type="float">
            <text:p>5561983144060</text:p>
          </table:table-cell>
          <table:table-cell office:value-type="string" calcext:value-type="string">
            <text:p>(61) 98314 </text:p>
            <text:p>                                             </text:p>
            <text:p>                                         </text:p>
            <text:p>                             </text:p>
            <text:p>                             - 4060 </text:p>
            <text:p>                                 </text:p>
            <text:p>                                       </text:p>
            <text:p>                                 </text:p>
            <text:p>                             </text:p>
            <text:p/>
            <text:p>         </text:p>
            <text:p>                             </text:p>
            <text:p>                                         </text:p>
            <text:p>                                             </text:p>
            <text:p>                                                 </text:p>
            <text:p>                                                 (61) 98314 </text:p>
            <text:p>                                             </text:p>
            <text:p>                                         </text:p>
            <text:p>                             </text:p>
            <text:p>                             - 4060 </text:p>
            <text:p>                                 </text:p>
            <text:p>                                       </text:p>
            <text:p>                                 </text:p>
            <text:p>                             </text:p>
            <text:p/>
            <text:p>         </text:p>
            <text:p>                             </text:p>
            <text:p>                                         </text:p>
            <text:p>                                             </text:p>
            <text:p>                                                 </text:p>
            <text:p>                                                 (61) 98314 </text:p>
            <text:p>                                             </text:p>
            <text:p>                                         </text:p>
            <text:p>                             </text:p>
            <text:p>                             - 4060 </text:p>
            <text:p>                                 </text:p>
            <text:p>                                       </text:p>
            <text:p>                                 </text:p>
            <text:p>                             </text:p>
            <text:p/>
            <text:p>         </text:p>
            <text:p>                             </text:p>
            <text:p>                                         </text:p>
            <text:p>                                             </text:p>
            <text:p>                                                 </text:p>
            <text:p>                                                 (61) 98314 </text:p>
            <text:p>                                             </text:p>
            <text:p>                                         </text:p>
            <text:p>                             </text:p>
            <text:p>                             - 4060</text:p>
          </table:table-cell>
          <table:table-cell office:value-type="string" calcext:value-type="string">
            <text:p>73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Casa aconchegante e bem localizada na QNR 3, Ceilândia. O imóvel conta com as seguintes características:</text:p>
            <text:p/>
            <text:p>2 Quartos, sendo 1 suíte ampla e confortável.</text:p>
            <text:p>Sala espaçosa, ideal para acomodar móveis e criar um ambiente de convivência agradável.</text:p>
            <text:p>Cozinha funcional, com bom espaço para armários e circulação.</text:p>
            <text:p>2 Banheiros, bem acabados, com cerâmica de qualidade.</text:p>
            <text:p>Corredor lateral, proporcionando ventilação e acesso fácil à parte de trás da casa.</text:p>
            <text:p>Área de serviço, prática e coberta, ideal para lavanderia.</text:p>
            <text:p>Garagem para até 4 carros, com boa disposição de espaço.</text:p>
            <text:p>O imóvel é perfeito para quem busca conforto, funcionalidade e uma excelente localização em Ceilândia. Próximo a comércios, escolas e vias de acesso, garantindo praticidade no dia a dia.</text:p>
            <text:p/>
            <text:p>Se precisar ajustar algo na descrição, é só falar! ??</text:p>
          </table:table-cell>
          <table:table-cell office:value-type="string" calcext:value-type="string">
            <text:p>https://www.dfimoveis.com.br/imovel/casa-2-quartos-venda-ceilandia-norte-ceilandia-df-qnr-3-1097305</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5 Conjunto C</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Poente</text:p>
          </table:table-cell>
          <table:table-cell office:value-type="string" calcext:value-type="string">
            <text:p>0,01 m²</text:p>
          </table:table-cell>
          <table:table-cell office:value-type="string" calcext:value-type="string">
            <text:p>Não encontrado</text:p>
          </table:table-cell>
          <table:table-cell office:value-type="float" office:value="430" calcext:value-type="float">
            <text:p>430</text:p>
          </table:table-cell>
          <table:table-cell/>
          <table:table-cell office:value-type="float" office:value="-15.7897599" calcext:value-type="float">
            <text:p>-15.7897599</text:p>
          </table:table-cell>
          <table:table-cell office:value-type="float" office:value="-48.1270445" calcext:value-type="float">
            <text:p>-48.1270445</text:p>
          </table:table-cell>
          <table:table-cell office:value-type="string" calcext:value-type="string">
            <text:p>MC Imoveis</text:p>
          </table:table-cell>
          <table:table-cell office:value-type="float" office:value="25083" calcext:value-type="float">
            <text:p>25083</text:p>
          </table:table-cell>
          <table:table-cell office:value-type="float" office:value="556133735265" calcext:value-type="float">
            <text:p>556133735265</text:p>
          </table:table-cell>
          <table:table-cell office:value-type="string" calcext:value-type="string">
            <text:p>(61) 3373 </text:p>
            <text:p>                                             </text:p>
            <text:p>                                         </text:p>
            <text:p>                             </text:p>
            <text:p>                             - 5265 </text:p>
            <text:p>                                 </text:p>
            <text:p>                                       </text:p>
            <text:p>                                 </text:p>
            <text:p>                             </text:p>
            <text:p/>
            <text:p>         </text:p>
            <text:p>                             </text:p>
            <text:p>                                         </text:p>
            <text:p>                                             </text:p>
            <text:p>                                                 </text:p>
            <text:p>                                                 (61) 3373 </text:p>
            <text:p>                                             </text:p>
            <text:p>                                         </text:p>
            <text:p>                             </text:p>
            <text:p>                             - 5265 </text:p>
            <text:p>                                 </text:p>
            <text:p>                                       </text:p>
            <text:p>                                 </text:p>
            <text:p>                             </text:p>
            <text:p/>
            <text:p>         </text:p>
            <text:p>                             </text:p>
            <text:p>                                         </text:p>
            <text:p>                                             </text:p>
            <text:p>                                                 </text:p>
            <text:p>                                                 (61) 3373 </text:p>
            <text:p>                                             </text:p>
            <text:p>                                         </text:p>
            <text:p>                             </text:p>
            <text:p>                             - 5265 </text:p>
            <text:p>                                 </text:p>
            <text:p>                                       </text:p>
            <text:p>                                 </text:p>
            <text:p>                             </text:p>
            <text:p/>
            <text:p>         </text:p>
            <text:p>                             </text:p>
            <text:p>                                         </text:p>
            <text:p>                                             </text:p>
            <text:p>                                                 </text:p>
            <text:p>                                                 (61) 3373 </text:p>
            <text:p>                                             </text:p>
            <text:p>                                         </text:p>
            <text:p>                             </text:p>
            <text:p>                             - 5265</text:p>
          </table:table-cell>
          <table:table-cell office:value-type="string" calcext:value-type="string">
            <text:p>34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Localização privilegiada, próximo a comércios e fácil acesso a transportes publicos.</text:p>
          </table:table-cell>
          <table:table-cell office:value-type="string" calcext:value-type="string">
            <text:p>Excelente Localização: QNO 5, Conjunto C</text:p>
            <text:p/>
            <text:p>Imóvel composto por:</text:p>
            <text:p/>
            <text:p>3  quartos</text:p>
            <text:p>1 suíte</text:p>
            <text:p>Sala</text:p>
            <text:p>Cozinha</text:p>
            <text:p>Banheiro</text:p>
            <text:p>Toda em cerâmica e forrada</text:p>
            <text:p>Frente gradeada e coberta</text:p>
            <text:p>Garagem para até 3 carros</text:p>
            <text:p>Corredor lateral</text:p>
            <text:p>Detalhes do Imóvel:</text:p>
            <text:p/>
            <text:p>Quitado, escriturado e registrado</text:p>
            <text:p>Aceita financiamento e uso de FGTS</text:p>
            <text:p>Preço: R$ 430.000,00 (Quatrocentos e trinta mil reais)</text:p>
            <text:p/>
            <text:p>Ligue e agende sua visita!</text:p>
            <text:p>Vagner - , | CRECI-DF 17.810</text:p>
            <text:p>Mc Imóveis - , | CRECI-CJ 25.083</text:p>
            <text:p/>
            <text:p>Para comprar ou vender, chame a MC!Excelente Localização: QNO 5, Conjunto C</text:p>
            <text:p/>
            <text:p>Imóvel composto por:</text:p>
            <text:p/>
            <text:p>1 quarto</text:p>
            <text:p>1 suíte</text:p>
            <text:p>Sala</text:p>
            <text:p>Cozinha</text:p>
            <text:p>Banheiro</text:p>
            <text:p>Toda em cerâmica e forrada</text:p>
            <text:p>Frente gradeada e coberta</text:p>
            <text:p>Garagem para até 3 carros</text:p>
            <text:p>Corredor lateral</text:p>
            <text:p>Detalhes do Imóvel:</text:p>
            <text:p/>
            <text:p>Quitado, escriturado e registrado</text:p>
            <text:p>Aceita financiamento e uso de FGTS</text:p>
            <text:p>Preço: R$ 430.000,00 (Quatrocentos e trinta mil reais)</text:p>
            <text:p/>
            <text:p>Ligue e agende sua visita!</text:p>
            <text:p>Vagner - , | CRECI-DF 17.810</text:p>
            <text:p>Mc Imóveis - , | CRECI-CJ 25.083</text:p>
            <text:p/>
            <text:p>Para comprar ou vender, chame a MC!</text:p>
          </table:table-cell>
          <table:table-cell office:value-type="string" calcext:value-type="string">
            <text:p>https://www.dfimoveis.com.br/imovel/casa-3-quartos-venda-ceilandia-norte-ceilandia-df-qno-5-conjunto-c-1117658</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20 Conjunto I</text:p>
          </table:table-cell>
          <table:table-cell office:value-type="float" office:value="5" calcext:value-type="float">
            <text:p>5</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Não encontrado</text:p>
          </table:table-cell>
          <table:table-cell office:value-type="string" calcext:value-type="string">
            <text:p>194,00 m²</text:p>
          </table:table-cell>
          <table:table-cell office:value-type="string" calcext:value-type="string">
            <text:p>250,00 m²</text:p>
          </table:table-cell>
          <table:table-cell office:value-type="float" office:value="650" calcext:value-type="float">
            <text:p>650</text:p>
          </table:table-cell>
          <table:table-cell office:value-type="string" calcext:value-type="string">
            <text:p>Escritorio , Mobiliado </text:p>
          </table:table-cell>
          <table:table-cell office:value-type="float" office:value="-15.8114217" calcext:value-type="float">
            <text:p>-15.8114217</text:p>
          </table:table-cell>
          <table:table-cell office:value-type="float" office:value="-48.1019267" calcext:value-type="float">
            <text:p>-48.1019267</text:p>
          </table:table-cell>
          <table:table-cell office:value-type="string" calcext:value-type="string">
            <text:p>Urbana Netimoveis</text:p>
          </table:table-cell>
          <table:table-cell office:value-type="float" office:value="26469" calcext:value-type="float">
            <text:p>26469</text:p>
          </table:table-cell>
          <table:table-cell office:value-type="float" office:value="5561983306567" calcext:value-type="float">
            <text:p>5561983306567</text:p>
          </table:table-cell>
          <table:table-cell office:value-type="string" calcext:value-type="string">
            <text:p>(61) 98330 </text:p>
            <text:p>                                             </text:p>
            <text:p>                                         </text:p>
            <text:p>                             </text:p>
            <text:p>                             - 6567 </text:p>
            <text:p>                                 </text:p>
            <text:p>                                       </text:p>
            <text:p>                                 </text:p>
            <text:p>                             </text:p>
            <text:p/>
            <text:p>         </text:p>
            <text:p>                             </text:p>
            <text:p>                                         </text:p>
            <text:p>                                             </text:p>
            <text:p>                                                 </text:p>
            <text:p>                                                 (61) 98330 </text:p>
            <text:p>                                             </text:p>
            <text:p>                                         </text:p>
            <text:p>                             </text:p>
            <text:p>                             - 6567 </text:p>
            <text:p>                                 </text:p>
            <text:p>                                       </text:p>
            <text:p>                                 </text:p>
            <text:p>                             </text:p>
            <text:p/>
            <text:p>         </text:p>
            <text:p>                             </text:p>
            <text:p>                                         </text:p>
            <text:p>                                             </text:p>
            <text:p>                                                 </text:p>
            <text:p>                                                 (61) 98330 </text:p>
            <text:p>                                             </text:p>
            <text:p>                                         </text:p>
            <text:p>                             </text:p>
            <text:p>                             - 6567 </text:p>
            <text:p>                                 </text:p>
            <text:p>                                       </text:p>
            <text:p>                                 </text:p>
            <text:p>                             </text:p>
            <text:p/>
            <text:p>         </text:p>
            <text:p>                             </text:p>
            <text:p>                                         </text:p>
            <text:p>                                             </text:p>
            <text:p>                                                 </text:p>
            <text:p>                                                 (61) 98330 </text:p>
            <text:p>                                             </text:p>
            <text:p>                                         </text:p>
            <text:p>                             </text:p>
            <text:p>                             - 6567</text:p>
          </table:table-cell>
          <table:table-cell office:value-type="string" calcext:value-type="string">
            <text:p>205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05 QUARTOS E SUITE</text:p>
          </table:table-cell>
          <table:table-cell office:value-type="string" calcext:value-type="string">
            <text:p>Sobrado Moderno </text:p>
            <text:p>        650.000,00</text:p>
            <text:p>- Lote escriturado: 250 m² total</text:p>
            <text:p>- Casa com Habite-se: </text:p>
            <text:p>- 194'64 m² de área construída</text:p>
            <text:p>2 pavimento</text:p>
            <text:p>-  quartos: 3</text:p>
            <text:p>- sd  01 suíte</text:p>
            <text:p>- 01 escritório</text:p>
            <text:p>- uma sala de tv</text:p>
            <text:p>- um sacada</text:p>
            <text:p>- 1 banheiro social</text:p>
            <text:p>Pavimento térreo </text:p>
            <text:p> </text:p>
            <text:p> Garagem coberta para 04 veículos</text:p>
            <text:p> Sala de tv ampla</text:p>
            <text:p> Sala de jantar</text:p>
            <text:p> Banheiro social c/ armários </text:p>
            <text:p> Cozinha com armários planejados</text:p>
            <text:p> Dispensa com armários </text:p>
            <text:p> Dep de empregada com banheiro</text:p>
            <text:p> Área de serviço </text:p>
            <text:p> </text:p>
            <text:p>- Área gourmet com churrasqueira, espaço pra fogão, Freezer, </text:p>
            <text:p>-  banheiro </text:p>
            <text:p>- ducha</text:p>
            <text:p> </text:p>
            <text:p/>
            <text:p>ACEITA IMÓVEL DE MENOR VALOR.</text:p>
            <text:p> </text:p>
            <text:p/>
          </table:table-cell>
          <table:table-cell office:value-type="string" calcext:value-type="string">
            <text:p>https://www.dfimoveis.com.br/imovel/casa-4-quartos-venda-ceilandia-norte-ceilandia-df-qnm-20-conjunto-i-1022910</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O 6 Conjunto K</text:p>
          </table:table-cell>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Não encontrado</text:p>
          </table:table-cell>
          <table:table-cell office:value-type="string" calcext:value-type="string">
            <text:p>140,00 m²</text:p>
          </table:table-cell>
          <table:table-cell office:value-type="string" calcext:value-type="string">
            <text:p>144,00 m²</text:p>
          </table:table-cell>
          <table:table-cell office:value-type="float" office:value="274.9" calcext:value-type="float">
            <text:p>274.9</text:p>
          </table:table-cell>
          <table:table-cell/>
          <table:table-cell office:value-type="float" office:value="-15.7859141" calcext:value-type="float">
            <text:p>-15.7859141</text:p>
          </table:table-cell>
          <table:table-cell office:value-type="float" office:value="-48.1217659" calcext:value-type="float">
            <text:p>-48.1217659</text:p>
          </table:table-cell>
          <table:table-cell office:value-type="string" calcext:value-type="string">
            <text:p>RE/MAX Satélite</text:p>
          </table:table-cell>
          <table:table-cell office:value-type="float" office:value="30598" calcext:value-type="float">
            <text:p>30598</text:p>
          </table:table-cell>
          <table:table-cell office:value-type="float" office:value="5561994507225" calcext:value-type="float">
            <text:p>5561994507225</text:p>
          </table:table-cell>
          <table:table-cell office:value-type="string" calcext:value-type="string">
            <text:p>(61) 3375 </text:p>
            <text:p>                             </text:p>
            <text:p>                             - 3131 </text:p>
            <text:p>                                 </text:p>
            <text:p>                                       </text:p>
            <text:p>                                 </text:p>
            <text:p>                             </text:p>
            <text:p/>
            <text:p>         </text:p>
            <text:p>                             </text:p>
            <text:p>                                     </text:p>
            <text:p>                                     (61) 3375 </text:p>
            <text:p>                             </text:p>
            <text:p>                             - 3131 </text:p>
            <text:p>                                 </text:p>
            <text:p>                                       </text:p>
            <text:p>                                 </text:p>
            <text:p>                             </text:p>
            <text:p/>
            <text:p>         </text:p>
            <text:p>                             </text:p>
            <text:p>                                     </text:p>
            <text:p>                                     (61) 3375 </text:p>
            <text:p>                             </text:p>
            <text:p>                             - 3131 </text:p>
            <text:p>                                 </text:p>
            <text:p>                                       </text:p>
            <text:p>                                 </text:p>
            <text:p>                             </text:p>
            <text:p/>
            <text:p>         </text:p>
            <text:p>                             </text:p>
            <text:p>                                     </text:p>
            <text:p>                                     (61) 3375 </text:p>
            <text:p>                             </text:p>
            <text:p>                             - 3131</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à Venda na QNO 06</text:p>
          </table:table-cell>
          <table:table-cell office:value-type="string" calcext:value-type="string">
            <text:p>Com localização privilegiada, próxima ao Parque Ecológico do Setor O, esta propriedade é uma excelente oportunidade de investimento ou moradia. O imóvel possui um lote de 144 m² e uma área construída total de 140 m², oferecendo uma distribuição eficiente dos espaços.</text:p>
            <text:p/>
            <text:p>Casa Principal:</text:p>
            <text:p/>
            <text:p>Quartos: 2</text:p>
            <text:p>Banheiro: 1</text:p>
            <text:p>Sala: Ampla, ideal para relaxar e entreter</text:p>
            <text:p>Cozinha: Funcional, com espaço para refeições</text:p>
            <text:p>Garagem: Capacidade para 2 carros, proporcionando comodidade e segurança</text:p>
            <text:p>Barraco nos Fundos:</text:p>
            <text:p/>
            <text:p>Pavimento: 1</text:p>
            <text:p>Quartos: 2, adequados para acomodar uma família ou para uso como escritório</text:p>
            <text:p>Salas: 2, oferecendo versatilidade para diferentes usos, como salas de estar ou de jantar</text:p>
            <text:p>Banheiros: 2, aumentando o conforto e a privacidade dos moradores</text:p>
            <text:p>Detalhes e Benefícios:</text:p>
            <text:p/>
            <text:p>Área Total do Lote: 144 m²</text:p>
            <text:p>Área Construída: 140 m²</text:p>
            <text:p>Localização: QNO 06, uma área conveniente e bem situada, próxima ao Parque Ecológico, que oferece opções de lazer e contato com a natureza</text:p>
            <text:p>Possibilidade de Renda Extra: O barraco nos fundos pode ser utilizado para aluguel, gerando uma fonte adicional de renda</text:p>
            <text:p>A distribuição dos espaços é bem planejada, tornando o imóvel funcional tanto para quem busca uma residência confortável quanto para investidores. Não perca esta oportunidade única de adquirir um imóvel com tantas vantagens e potencial.</text:p>
            <text:p/>
            <text:p>Não perca a chance de conhecer este excelente imóvel pessoalmente. Agende sua visita e descubra todos os detalhes que fazem desta propriedade uma oportunidade única de investimento ou moradia.</text:p>
          </table:table-cell>
          <table:table-cell office:value-type="string" calcext:value-type="string">
            <text:p>https://www.dfimoveis.com.br/imovel/casa-2-quartos-venda-ceilandia-norte-ceilandia-df-qno-6-conjunto-k-1010366</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9 Conjunto B</text:p>
          </table:table-cell>
          <table:table-cell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Não encontrado</text:p>
          </table:table-cell>
          <table:table-cell table:number-columns-repeated="2" office:value-type="string" calcext:value-type="string">
            <text:p>300,00 m²</text:p>
          </table:table-cell>
          <table:table-cell office:value-type="float" office:value="360" calcext:value-type="float">
            <text:p>360</text:p>
          </table:table-cell>
          <table:table-cell office:value-type="string" calcext:value-type="string">
            <text:p>Portão Eletrônico, Área de Serviço Coberta </text:p>
          </table:table-cell>
          <table:table-cell office:value-type="float" office:value="-15.8155914" calcext:value-type="float">
            <text:p>-15.8155914</text:p>
          </table:table-cell>
          <table:table-cell office:value-type="float" office:value="-48.12549" calcext:value-type="float">
            <text:p>-48.12549</text:p>
          </table:table-cell>
          <table:table-cell office:value-type="string" calcext:value-type="string">
            <text:p>Evangelista</text:p>
          </table:table-cell>
          <table:table-cell office:value-type="float" office:value="27230" calcext:value-type="float">
            <text:p>27230</text:p>
          </table:table-cell>
          <table:table-cell office:value-type="float" office:value="5561981525163" calcext:value-type="float">
            <text:p>5561981525163</text:p>
          </table:table-cell>
          <table:table-cell office:value-type="string" calcext:value-type="string">
            <text:p>(61) 98152 </text:p>
            <text:p>                                             </text:p>
            <text:p>                                         </text:p>
            <text:p>                             </text:p>
            <text:p>                             - 5163 </text:p>
            <text:p>                                 </text:p>
            <text:p>                                       </text:p>
            <text:p>                                 </text:p>
            <text:p>                             </text:p>
            <text:p/>
            <text:p>         </text:p>
            <text:p>                             </text:p>
            <text:p>                                         </text:p>
            <text:p>                                             </text:p>
            <text:p>                                                 </text:p>
            <text:p>                                                 (61) 98152 </text:p>
            <text:p>                                             </text:p>
            <text:p>                                         </text:p>
            <text:p>                             </text:p>
            <text:p>                             - 5163 </text:p>
            <text:p>                                 </text:p>
            <text:p>                                       </text:p>
            <text:p>                                 </text:p>
            <text:p>                             </text:p>
            <text:p/>
            <text:p>         </text:p>
            <text:p>                             </text:p>
            <text:p>                                         </text:p>
            <text:p>                                             </text:p>
            <text:p>                                                 </text:p>
            <text:p>                                                 (61) 98152 </text:p>
            <text:p>                                             </text:p>
            <text:p>                                         </text:p>
            <text:p>                             </text:p>
            <text:p>                             - 5163 </text:p>
            <text:p>                                 </text:p>
            <text:p>                                       </text:p>
            <text:p>                                 </text:p>
            <text:p>                             </text:p>
            <text:p/>
            <text:p>         </text:p>
            <text:p>                             </text:p>
            <text:p>                                         </text:p>
            <text:p>                                             </text:p>
            <text:p>                                                 </text:p>
            <text:p>                                                 (61) 98152 </text:p>
            <text:p>                                             </text:p>
            <text:p>                                         </text:p>
            <text:p>                             </text:p>
            <text:p>                             - 5163</text:p>
          </table:table-cell>
          <table:table-cell office:value-type="string" calcext:value-type="string">
            <text:p>273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Vendo excelente Sobrado na Qnp 09, P Norte</text:p>
            <text:p>Parte superior:</text:p>
            <text:p>Sendo dois banheiros</text:p>
            <text:p>Quarto, varanda ,cozinha</text:p>
            <text:p>Área que dá pra fazer uma quitinete ou área de lazer. </text:p>
            <text:p/>
            <text:p>Embaixo: tem um galpão com banheiro.</text:p>
            <text:p>Casa com dois quartos, banheiro e cozinha americana.</text:p>
            <text:p>Bem arejada com estacionamento. </text:p>
            <text:p/>
            <text:p>Excelente Localização: avenida principal do P norte, rua do Sesc.</text:p>
            <text:p/>
            <text:p>AGENDE AGORA MESMO A SUA VISITA!!!</text:p>
            <text:p/>
            <text:p>VALORIZA IMÓVEIS</text:p>
            <text:p>CJ: 27230</text:p>
            <text:p>FIXO(WHATSSAP) 61-,</text:p>
            <text:p/>
            <text:p>Corretores:</text:p>
            <text:p>Romulo Barreto</text:p>
            <text:p>Creci-DF :21.118</text:p>
            <text:p>Fone: , zap</text:p>
            <text:p>Evangelista</text:p>
            <text:p>Creci-DF :16.819</text:p>
            <text:p>Fone: , - WhatsApp/Telegram</text:p>
            <text:p/>
            <text:p>"Prezado cliente, valorize o Profissional da sua confiança.</text:p>
            <text:p>Fidelize-se com seu Corretor de imóveis.</text:p>
            <text:p>Exija o CRECI do corretor e tenha a certeza de que está</text:p>
            <text:p>sendo atendido por um Profissional autorizado, credenciado e legal."</text:p>
          </table:table-cell>
          <table:table-cell office:value-type="string" calcext:value-type="string">
            <text:p>https://www.dfimoveis.com.br/imovel/casa-3-quartos-venda-ceilandia-norte-ceilandia-df-qnp-9-conjunto-b-998154</text:p>
          </table:table-cell>
        </table:table-row>
        <table:table-row table:style-name="ro5">
          <table:table-cell office:value-type="string" calcext:value-type="string">
            <text:p>CEILÂNDIA</text:p>
          </table:table-cell>
          <table:table-cell office:value-type="string" calcext:value-type="string">
            <text:p>CEILANDIA NORTE</text:p>
          </table:table-cell>
          <table:table-cell office:value-type="string" calcext:value-type="string">
            <text:p>QNN 5 Conjunto J</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Não encontrado</text:p>
          </table:table-cell>
          <table:table-cell office:value-type="string" calcext:value-type="string">
            <text:p>249,00 m²</text:p>
          </table:table-cell>
          <table:table-cell office:value-type="string" calcext:value-type="string">
            <text:p>250,00 m²</text:p>
          </table:table-cell>
          <table:table-cell office:value-type="float" office:value="260" calcext:value-type="float">
            <text:p>260</text:p>
          </table:table-cell>
          <table:table-cell/>
          <table:table-cell office:value-type="float" office:value="-15.8104822" calcext:value-type="float">
            <text:p>-15.8104822</text:p>
          </table:table-cell>
          <table:table-cell office:value-type="float" office:value="-48.1162792" calcext:value-type="float">
            <text:p>-48.1162792</text:p>
          </table:table-cell>
          <table:table-cell office:value-type="string" calcext:value-type="string">
            <text:p>Nogueira Imóveis</text:p>
          </table:table-cell>
          <table:table-cell office:value-type="float" office:value="13957" calcext:value-type="float">
            <text:p>13957</text:p>
          </table:table-cell>
          <table:table-cell office:value-type="float" office:value="5561992882451" calcext:value-type="float">
            <text:p>5561992882451</text:p>
          </table:table-cell>
          <table:table-cell office:value-type="string" calcext:value-type="string">
            <text:p>(61) 99288 </text:p>
            <text:p>                                             </text:p>
            <text:p>                                         </text:p>
            <text:p>                             </text:p>
            <text:p>                             - 2451 </text:p>
            <text:p>                                 </text:p>
            <text:p>                                       </text:p>
            <text:p>                                 </text:p>
            <text:p>                             </text:p>
            <text:p>                             </text:p>
            <text:p>                                         </text:p>
            <text:p>                                             </text:p>
            <text:p>                                                 </text:p>
            <text:p>                                                 (61) 99288 </text:p>
            <text:p>                                             </text:p>
            <text:p>                                         </text:p>
            <text:p>                             </text:p>
            <text:p>                             - 2456 </text:p>
            <text:p>                                 </text:p>
            <text:p>                                       </text:p>
            <text:p>                                 </text:p>
            <text:p>                             </text:p>
            <text:p/>
            <text:p>         </text:p>
            <text:p>                             </text:p>
            <text:p>                                         </text:p>
            <text:p>                                             </text:p>
            <text:p>                                                 </text:p>
            <text:p>                                                 (61) 99288 </text:p>
            <text:p>                                             </text:p>
            <text:p>                                         </text:p>
            <text:p>                             </text:p>
            <text:p>                             - 2451 </text:p>
            <text:p>                                 </text:p>
            <text:p>                                       </text:p>
            <text:p>                                 </text:p>
            <text:p>                             </text:p>
            <text:p>                             </text:p>
            <text:p>                                         </text:p>
            <text:p>                                             </text:p>
            <text:p>                                                 </text:p>
            <text:p>                                                 (61) 99288 </text:p>
            <text:p>                                             </text:p>
            <text:p>                                         </text:p>
            <text:p>                             </text:p>
            <text:p>                             - 2456 </text:p>
            <text:p>                                 </text:p>
            <text:p>                                       </text:p>
            <text:p>                                 </text:p>
            <text:p>                             </text:p>
            <text:p/>
            <text:p>         </text:p>
            <text:p>                             </text:p>
            <text:p>                                         </text:p>
            <text:p>                                             </text:p>
            <text:p>                                                 </text:p>
            <text:p>                                                 (61) 99288 </text:p>
            <text:p>                                             </text:p>
            <text:p>                                         </text:p>
            <text:p>                             </text:p>
            <text:p>                             - 2451 </text:p>
            <text:p>                                 </text:p>
            <text:p>                                       </text:p>
            <text:p>                                 </text:p>
            <text:p>                             </text:p>
            <text:p>                             </text:p>
            <text:p>                                         </text:p>
            <text:p>                                             </text:p>
            <text:p>                                                 </text:p>
            <text:p>                                                 (61) 99288 </text:p>
            <text:p>                                             </text:p>
            <text:p>                                         </text:p>
            <text:p>                             </text:p>
            <text:p>                             - 2456 </text:p>
            <text:p>                                 </text:p>
            <text:p>                                       </text:p>
            <text:p>                                 </text:p>
            <text:p>                             </text:p>
            <text:p/>
            <text:p>         </text:p>
            <text:p>                             </text:p>
            <text:p>                                         </text:p>
            <text:p>                                             </text:p>
            <text:p>                                                 </text:p>
            <text:p>                                                 (61) 99288 </text:p>
            <text:p>                                             </text:p>
            <text:p>                                         </text:p>
            <text:p>                             </text:p>
            <text:p>                             - 2451 </text:p>
            <text:p>                                 </text:p>
            <text:p>                                       </text:p>
            <text:p>                                 </text:p>
            <text:p>                             </text:p>
            <text:p>                             </text:p>
            <text:p>                                         </text:p>
            <text:p>                                             </text:p>
            <text:p>                                                 </text:p>
            <text:p>                                                 (61) 99288 </text:p>
            <text:p>                                             </text:p>
            <text:p>                                         </text:p>
            <text:p>                             </text:p>
            <text:p>                             - 2456</text:p>
          </table:table-cell>
          <table:table-cell office:value-type="string" calcext:value-type="string">
            <text:p>224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NOGUEIRA IMÓVEIS VENDE COM EXCLUSIVIDADE!!!!</text:p>
          </table:table-cell>
          <table:table-cell office:value-type="string" calcext:value-type="string">
            <text:p>Você é investidor? Procura um imóvel reformado e  com ótima rentabilidade? Aqui você sai na frente!!  E o melhor,  o preço é diferenciado da região!! </text:p>
            <text:p/>
            <text:p>Lote de 250m2 com 5 kitinetes sendo  2  de 2 quartos, sala, cozinha, banheiro,  2 de 1 quarto, sala, cozinha, banheiro  outra com 1 quarto com banheiro, todos na cerâmica e forro pvc</text:p>
            <text:p/>
            <text:p>Diferencial Todas tem ventilação natural com 5 relógios de energia e água comum a todos, com espaços para carros ou motos , todos  com área de serviço individualizadas,  documentação pronta para transferir sem embaraço</text:p>
            <text:p/>
            <text:p>Vizinhança espetacular, tudo perto  metrô, escola, mercado espírito santo, farmácias, academia, ponto de ônibus, padaria, sacolão, somente há 500m do Centro de Ceilândia onde você encontrará uma gama de comércios</text:p>
            <text:p/>
            <text:p>Agende uma visita e descubra como este imóvel pode ser o que você está procurando. Fale com a Nogueira Imóveis, </text:p>
            <text:p>Sempre Realizando Sonhos com Solidez, </text:p>
            <text:p>Segurança e Seriedade!! </text:p>
            <text:p>CRECI J: 13957 </text:p>
            <text:p/>
          </table:table-cell>
          <table:table-cell office:value-type="string" calcext:value-type="string">
            <text:p>https://www.dfimoveis.com.br/imovel/casa-2-quartos-venda-ceilandia-norte-ceilandia-df-qnn-5-conjunto-j-967740</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Q 4 Conjunto 5</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ão encontrado</text:p>
          </table:table-cell>
          <table:table-cell table:number-columns-repeated="2" office:value-type="string" calcext:value-type="string">
            <text:p>192,02 m²</text:p>
          </table:table-cell>
          <table:table-cell office:value-type="float" office:value="280" calcext:value-type="float">
            <text:p>280</text:p>
          </table:table-cell>
          <table:table-cell/>
          <table:table-cell office:value-type="float" office:value="-15.8070324" calcext:value-type="float">
            <text:p>-15.8070324</text:p>
          </table:table-cell>
          <table:table-cell office:value-type="float" office:value="-48.1441142" calcext:value-type="float">
            <text:p>-48.1441142</text:p>
          </table:table-cell>
          <table:table-cell office:value-type="string" calcext:value-type="string">
            <text:p>RE/MAX LC&amp;A</text:p>
          </table:table-cell>
          <table:table-cell office:value-type="float" office:value="5242" calcext:value-type="float">
            <text:p>5242</text:p>
          </table:table-cell>
          <table:table-cell/>
          <table:table-cell office:value-type="string" calcext:value-type="string">
            <text:p>(61) 99273 </text:p>
            <text:p>                             </text:p>
            <text:p>                             - 4478 </text:p>
            <text:p>                                 </text:p>
            <text:p>                                       </text:p>
            <text:p>                                 </text:p>
            <text:p>                             </text:p>
            <text:p/>
            <text:p>         </text:p>
            <text:p>                             </text:p>
            <text:p>                                     </text:p>
            <text:p>                                     (61) 99273 </text:p>
            <text:p>                             </text:p>
            <text:p>                             - 4478 </text:p>
            <text:p>                                 </text:p>
            <text:p>                                       </text:p>
            <text:p>                                 </text:p>
            <text:p>                             </text:p>
            <text:p/>
            <text:p>         </text:p>
            <text:p>                             </text:p>
            <text:p>                                     </text:p>
            <text:p>                                     (61) 99273 </text:p>
            <text:p>                             </text:p>
            <text:p>                             - 4478 </text:p>
            <text:p>                                 </text:p>
            <text:p>                                       </text:p>
            <text:p>                                 </text:p>
            <text:p>                             </text:p>
            <text:p/>
            <text:p>         </text:p>
            <text:p>                             </text:p>
            <text:p>                                     </text:p>
            <text:p>                                     (61) 99273 </text:p>
            <text:p>                             </text:p>
            <text:p>                             - 4478</text:p>
          </table:table-cell>
          <table:table-cell office:value-type="string" calcext:value-type="string">
            <text:p>17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Seu Novo Lar: Sobrado 04 quartos em Ceilândia Norte"</text:p>
          </table:table-cell>
          <table:table-cell office:value-type="string" calcext:value-type="string">
            <text:p>??ACEITA PERMUTA.</text:p>
            <text:p>??CARRO ATÉ 30% DO VALOS DO IMOVEL</text:p>
            <text:p>??R$ 280,000,00</text:p>
            <text:p>??Descubra seu novo lar  sobrado à venda em Ceilândia Norte, Distrito Federal. Com localização estratégica, Setor Q, esta propriedade se destaca pelo ótimo preço e está em boas condições, pronta para acolher sua família. Este sobrado oferece 192,02 metros quadrados de área útil, distribuídos em 10 espaçosos ambientes.</text:p>
            <text:p>??4 quartos</text:p>
            <text:p>??1 sala </text:p>
            <text:p>??1 cozinha </text:p>
            <text:p>??1 uma sala </text:p>
            <text:p>??1 área de serviço</text:p>
            <text:p>??2 banheiros </text:p>
            <text:p>??2 vagas de garagem coberta </text:p>
            <text:p> </text:p>
            <text:p>??Dispondo de quatro dormitórios e dois banheiros, o imóvel proporciona todo o conforto necessário para o dia a dia. A cozinha planejada conta com armários, facilitando a organização e otimização do espaço. A sala ampla é perfeita para receber amigos e familiares. Os acabamentos em cerâmica garantem praticidade e conforto.</text:p>
            <text:p/>
            <text:p>??A área externa oferece vagas cobertas para duas vagas, além de espaço para motos. Localizado em uma área residencial tranquila, o sobrado fica próximo, forte atacadista, escolas e transporte público, proporcionando maior comodidade e facilidade de acesso a diversas partes da cidade.</text:p>
            <text:p/>
            <text:p>??Com um total de 192,02 metros quadrados de área construída e distribuído em dois andares, este imóvel combina conforto, praticidade, e uma excelente localização. Não perca a oportunidade de viver em um dos melhores bairros de Ceilândia. Agende já a sua visita!</text:p>
          </table:table-cell>
          <table:table-cell office:value-type="string" calcext:value-type="string">
            <text:p>https://www.dfimoveis.com.br/imovel/casa-4-quartos-venda-ceilandia-norte-ceilandia-df-qnq-4-conjunto-5-1123171</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20 Conjunto J</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152,00 m²</text:p>
          </table:table-cell>
          <table:table-cell office:value-type="string" calcext:value-type="string">
            <text:p>250,00 m²</text:p>
          </table:table-cell>
          <table:table-cell office:value-type="float" office:value="320" calcext:value-type="float">
            <text:p>320</text:p>
          </table:table-cell>
          <table:table-cell/>
          <table:table-cell office:value-type="float" office:value="-15.8085004" calcext:value-type="float">
            <text:p>-15.8085004</text:p>
          </table:table-cell>
          <table:table-cell office:value-type="float" office:value="-48.1040801" calcext:value-type="float">
            <text:p>-48.1040801</text:p>
          </table:table-cell>
          <table:table-cell office:value-type="string" calcext:value-type="string">
            <text:p>Beiramar Imóveis</text:p>
          </table:table-cell>
          <table:table-cell office:value-type="float" office:value="20346" calcext:value-type="float">
            <text:p>20346</text:p>
          </table:table-cell>
          <table:table-cell office:value-type="float" office:value="556132621001" calcext:value-type="float">
            <text:p>556132621001</text:p>
          </table:table-cell>
          <table:table-cell office:value-type="string" calcext:value-type="string">
            <text:p>(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3 quartos, laje à Venda na QNM 20 - Ceilândia Norte</text:p>
          </table:table-cell>
          <table:table-cell office:value-type="string" calcext:value-type="string">
            <text:p>Localização: Situada em uma rua tranquila de Ceilândia, próxima a comércios, escolas e transporte público.</text:p>
            <text:p/>
            <text:p>Estrutura: Casa bem estruturada, construída na laje para maior segurança e durabilidade.</text:p>
            <text:p/>
            <text:p>Distribuição dos cômodos:</text:p>
            <text:p/>
            <text:p>3 quartos espaçosos, ideal para uma família.</text:p>
            <text:p>Banheiro amplo com azulejos.</text:p>
            <text:p>Sala de estar aconchegante.</text:p>
            <text:p>Cozinha prática com espaço suficiente para uma mesa de refeições.</text:p>
            <text:p/>
            <text:p>Área externa:</text:p>
            <text:p>Quintal grande e bem cuidado, ideal para jardinagem, churrasqueira ou para as crianças brincarem.</text:p>
            <text:p>Vagas de garagem: Garagem com capacidade para dois carros, sendo uma vaga coberta para proteção contra sol e chuva.</text:p>
            <text:p/>
            <text:p>Condições de compra:</text:p>
            <text:p>Aceita financiamento e uso do FGTS.</text:p>
            <text:p>Não aceita permuta.</text:p>
            <text:p/>
            <text:p>Qualidade de vida: Oferece excelente qualidade de vida aos moradores, com todos os serviços essenciais próximos.</text:p>
            <text:p/>
            <text:p>Há mais de 43 anos atuando no mercado imobiliário do Distrito Federal, a Beiramar já ajudou mais de 150 mil pessoas a encontrarem seu lar.</text:p>
            <text:p/>
            <text:p>Para mais informações agende sua visita! ,</text:p>
            <text:p/>
          </table:table-cell>
          <table:table-cell office:value-type="string" calcext:value-type="string">
            <text:p>https://www.dfimoveis.com.br/imovel/casa-3-quartos-venda-ceilandia-norte-ceilandia-df-qnm-20-conjunto-j-1032604</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13 Conjunto R</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0,01 m²</text:p>
          </table:table-cell>
          <table:table-cell office:value-type="string" calcext:value-type="string">
            <text:p>135,00 m²</text:p>
          </table:table-cell>
          <table:table-cell office:value-type="float" office:value="320" calcext:value-type="float">
            <text:p>320</text:p>
          </table:table-cell>
          <table:table-cell office:value-type="string" calcext:value-type="string">
            <text:p>Cozinha Espaçosa</text:p>
          </table:table-cell>
          <table:table-cell office:value-type="float" office:value="-15.8113945" calcext:value-type="float">
            <text:p>-15.8113945</text:p>
          </table:table-cell>
          <table:table-cell office:value-type="float" office:value="-48.1301455" calcext:value-type="float">
            <text:p>-48.1301455</text:p>
          </table:table-cell>
          <table:table-cell office:value-type="string" calcext:value-type="string">
            <text:p>MC Imoveis</text:p>
          </table:table-cell>
          <table:table-cell office:value-type="float" office:value="25083" calcext:value-type="float">
            <text:p>25083</text:p>
          </table:table-cell>
          <table:table-cell office:value-type="float" office:value="556133735265" calcext:value-type="float">
            <text:p>556133735265</text:p>
          </table:table-cell>
          <table:table-cell office:value-type="string" calcext:value-type="string">
            <text:p>(61) 3373 </text:p>
            <text:p>                                             </text:p>
            <text:p>                                         </text:p>
            <text:p>                             </text:p>
            <text:p>                             - 5265 </text:p>
            <text:p>                                 </text:p>
            <text:p>                                       </text:p>
            <text:p>                                 </text:p>
            <text:p>                             </text:p>
            <text:p/>
            <text:p>         </text:p>
            <text:p>                             </text:p>
            <text:p>                                         </text:p>
            <text:p>                                             </text:p>
            <text:p>                                                 </text:p>
            <text:p>                                                 (61) 3373 </text:p>
            <text:p>                                             </text:p>
            <text:p>                                         </text:p>
            <text:p>                             </text:p>
            <text:p>                             - 5265 </text:p>
            <text:p>                                 </text:p>
            <text:p>                                       </text:p>
            <text:p>                                 </text:p>
            <text:p>                             </text:p>
            <text:p/>
            <text:p>         </text:p>
            <text:p>                             </text:p>
            <text:p>                                         </text:p>
            <text:p>                                             </text:p>
            <text:p>                                                 </text:p>
            <text:p>                                                 (61) 3373 </text:p>
            <text:p>                                             </text:p>
            <text:p>                                         </text:p>
            <text:p>                             </text:p>
            <text:p>                             - 5265 </text:p>
            <text:p>                                 </text:p>
            <text:p>                                       </text:p>
            <text:p>                                 </text:p>
            <text:p>                             </text:p>
            <text:p/>
            <text:p>         </text:p>
            <text:p>                             </text:p>
            <text:p>                                         </text:p>
            <text:p>                                             </text:p>
            <text:p>                                                 </text:p>
            <text:p>                                                 (61) 3373 </text:p>
            <text:p>                                             </text:p>
            <text:p>                                         </text:p>
            <text:p>                             </text:p>
            <text:p>                             - 5265</text:p>
          </table:table-cell>
          <table:table-cell office:value-type="string" calcext:value-type="string">
            <text:p>43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Localização privilegiada, próximo a comercios e fácil acesso a transportes publicos.</text:p>
          </table:table-cell>
          <table:table-cell office:value-type="string" calcext:value-type="string">
            <text:p/>
            <text:p>Excelente casa a venda na melhor quadra do Setor P Norte - QNP 13 conjunto R</text:p>
            <text:p/>
            <text:p>Próxima a Posto de saúde, supermercados, faculdade IESB, Colégio Magistral, fácil acesso a parada de ônibus e demais comércios regionais</text:p>
            <text:p/>
            <text:p>Casa toda na laje, são 2 quartos sendo o principal suíte, sala, cozinha e banheiro social.</text:p>
            <text:p/>
            <text:p>Todos os cômodos bem amplos</text:p>
            <text:p/>
            <text:p>Garagem para 2 carros</text:p>
            <text:p/>
            <text:p>Imóvel quitado e escriturado, aceitando financiamento e FGTS.</text:p>
            <text:p/>
            <text:p>Ligue e agende sua visita!</text:p>
            <text:p/>
            <text:p>Pedro , CRECI-DF 31.504</text:p>
            <text:p/>
            <text:p>Mc Imóveis - , /CRECI-CJ 25.083</text:p>
            <text:p/>
            <text:p>Para comprar ou vender chame a MC!</text:p>
          </table:table-cell>
          <table:table-cell office:value-type="string" calcext:value-type="string">
            <text:p>https://www.dfimoveis.com.br/imovel/casa-2-quartos-venda-ceilandia-norte-ceilandia-df-qnp-13-conjunto-r-1112296</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5 Conjunto O</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ão encontrado</text:p>
          </table:table-cell>
          <table:table-cell table:number-columns-repeated="2" office:value-type="string" calcext:value-type="string">
            <text:p>135,00 m²</text:p>
          </table:table-cell>
          <table:table-cell office:value-type="float" office:value="240" calcext:value-type="float">
            <text:p>240</text:p>
          </table:table-cell>
          <table:table-cell/>
          <table:table-cell office:value-type="float" office:value="-15.8198213" calcext:value-type="float">
            <text:p>-15.8198213</text:p>
          </table:table-cell>
          <table:table-cell office:value-type="float" office:value="-48.1266142" calcext:value-type="float">
            <text:p>-48.1266142</text:p>
          </table:table-cell>
          <table:table-cell office:value-type="string" calcext:value-type="string">
            <text:p>Sampaio Imóveis DF</text:p>
          </table:table-cell>
          <table:table-cell office:value-type="float" office:value="21946" calcext:value-type="float">
            <text:p>21946</text:p>
          </table:table-cell>
          <table:table-cell office:value-type="float" office:value="556133720330" calcext:value-type="float">
            <text:p>556133720330</text:p>
          </table:table-cell>
          <table:table-cell office:value-type="string" calcext:value-type="string">
            <text:p>(61) 3372 </text:p>
            <text:p>                                             </text:p>
            <text:p>                                         </text:p>
            <text:p>                             </text:p>
            <text:p>                             - 0330 </text:p>
            <text:p>                                 </text:p>
            <text:p>                                       </text:p>
            <text:p>                                 </text:p>
            <text:p>                             </text:p>
            <text:p/>
            <text:p>         </text:p>
            <text:p>                             </text:p>
            <text:p>                                         </text:p>
            <text:p>                                             </text:p>
            <text:p>                                                 </text:p>
            <text:p>                                                 (61) 3372 </text:p>
            <text:p>                                             </text:p>
            <text:p>                                         </text:p>
            <text:p>                             </text:p>
            <text:p>                             - 0330 </text:p>
            <text:p>                                 </text:p>
            <text:p>                                       </text:p>
            <text:p>                                 </text:p>
            <text:p>                             </text:p>
            <text:p/>
            <text:p>         </text:p>
            <text:p>                             </text:p>
            <text:p>                                         </text:p>
            <text:p>                                             </text:p>
            <text:p>                                                 </text:p>
            <text:p>                                                 (61) 3372 </text:p>
            <text:p>                                             </text:p>
            <text:p>                                         </text:p>
            <text:p>                             </text:p>
            <text:p>                             - 0330 </text:p>
            <text:p>                                 </text:p>
            <text:p>                                       </text:p>
            <text:p>                                 </text:p>
            <text:p>                             </text:p>
            <text:p/>
            <text:p>         </text:p>
            <text:p>                             </text:p>
            <text:p>                                         </text:p>
            <text:p>                                             </text:p>
            <text:p>                                                 </text:p>
            <text:p>                                                 (61) 3372 </text:p>
            <text:p>                                             </text:p>
            <text:p>                                         </text:p>
            <text:p>                             </text:p>
            <text:p>                             - 0330</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com 3 dormitórios à venda, 135 m² por R$ 240.000 - Ceilândia Norte - Ceilândia/DF</text:p>
          </table:table-cell>
          <table:table-cell office:value-type="string" calcext:value-type="string">
            <text:p>Casa com 3 Quartos na QNP 05 Conjunto O!  </text:p>
            <text:p/>
            <text:p>Esta é a oportunidade que você esperava para adquirir uma casa espaçosa e bem localizada.  </text:p>
            <text:p/>
            <text:p>Características do imóvel: </text:p>
            <text:p>- Área total: 135 m²  </text:p>
            <text:p>- 3 Quartos  </text:p>
            <text:p>- Sala  </text:p>
            <text:p>- Cozinha  </text:p>
            <text:p>- Copa  </text:p>
            <text:p>- Banheiro social  </text:p>
            <text:p>- Área de serviço.  </text:p>
            <text:p/>
            <text:p>Infraestrutura:  </text:p>
            <text:p>- Garagem para 2 carros  </text:p>
            <text:p/>
            <text:p>Vantagens:  </text:p>
            <text:p>- Aceita financiamento.  </text:p>
            <text:p>- Ideal para quem busca conforto e espaço.  </text:p>
            <text:p>- Boa distribuição dos ambientes.  </text:p>
            <text:p>- Localização prática e valorizada.  </text:p>
            <text:p/>
            <text:p>Para mais informações: </text:p>
            <text:p>- Telefone: , ou ,</text:p>
            <text:p>- Instagram: @sampaioimoveisdf  </text:p>
            <text:p>- Site: sampaioimoveisdf.com.br</text:p>
            <text:p>Não perca essa oportunidade! Agende sua visita agora mesmo.</text:p>
          </table:table-cell>
          <table:table-cell office:value-type="string" calcext:value-type="string">
            <text:p>https://www.dfimoveis.com.br/imovel/casa-3-quartos-venda-ceilandia-norte-ceilandia-df-qnp-5-conjunto-o-1096719</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9 Conjunto G</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0,01 m²</text:p>
          </table:table-cell>
          <table:table-cell office:value-type="string" calcext:value-type="string">
            <text:p>Não encontrado</text:p>
          </table:table-cell>
          <table:table-cell office:value-type="float" office:value="265" calcext:value-type="float">
            <text:p>265</text:p>
          </table:table-cell>
          <table:table-cell/>
          <table:table-cell office:value-type="float" office:value="-15.8147182" calcext:value-type="float">
            <text:p>-15.8147182</text:p>
          </table:table-cell>
          <table:table-cell office:value-type="float" office:value="-48.1269766" calcext:value-type="float">
            <text:p>-48.1269766</text:p>
          </table:table-cell>
          <table:table-cell office:value-type="string" calcext:value-type="string">
            <text:p>MC Imoveis</text:p>
          </table:table-cell>
          <table:table-cell office:value-type="float" office:value="25083" calcext:value-type="float">
            <text:p>25083</text:p>
          </table:table-cell>
          <table:table-cell office:value-type="float" office:value="556133735265" calcext:value-type="float">
            <text:p>556133735265</text:p>
          </table:table-cell>
          <table:table-cell office:value-type="string" calcext:value-type="string">
            <text:p>(61) 3373 </text:p>
            <text:p>                                             </text:p>
            <text:p>                                         </text:p>
            <text:p>                             </text:p>
            <text:p>                             - 5265 </text:p>
            <text:p>                                 </text:p>
            <text:p>                                       </text:p>
            <text:p>                                 </text:p>
            <text:p>                             </text:p>
            <text:p/>
            <text:p>         </text:p>
            <text:p>                             </text:p>
            <text:p>                                         </text:p>
            <text:p>                                             </text:p>
            <text:p>                                                 </text:p>
            <text:p>                                                 (61) 3373 </text:p>
            <text:p>                                             </text:p>
            <text:p>                                         </text:p>
            <text:p>                             </text:p>
            <text:p>                             - 5265 </text:p>
            <text:p>                                 </text:p>
            <text:p>                                       </text:p>
            <text:p>                                 </text:p>
            <text:p>                             </text:p>
            <text:p/>
            <text:p>         </text:p>
            <text:p>                             </text:p>
            <text:p>                                         </text:p>
            <text:p>                                             </text:p>
            <text:p>                                                 </text:p>
            <text:p>                                                 (61) 3373 </text:p>
            <text:p>                                             </text:p>
            <text:p>                                         </text:p>
            <text:p>                             </text:p>
            <text:p>                             - 5265 </text:p>
            <text:p>                                 </text:p>
            <text:p>                                       </text:p>
            <text:p>                                 </text:p>
            <text:p>                             </text:p>
            <text:p/>
            <text:p>         </text:p>
            <text:p>                             </text:p>
            <text:p>                                         </text:p>
            <text:p>                                             </text:p>
            <text:p>                                                 </text:p>
            <text:p>                                                 (61) 3373 </text:p>
            <text:p>                                             </text:p>
            <text:p>                                         </text:p>
            <text:p>                             </text:p>
            <text:p>                             - 5265</text:p>
          </table:table-cell>
          <table:table-cell office:value-type="string" calcext:value-type="string">
            <text:p>34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Localização privilegiada, próximo a comercios e fácil acesso a transportes publicos.</text:p>
          </table:table-cell>
          <table:table-cell office:value-type="string" calcext:value-type="string">
            <text:p>Excelente Localização: QNP 9, Conjunto C</text:p>
            <text:p/>
            <text:p>Imóvel composto por:</text:p>
            <text:p/>
            <text:p>Casa da Frente:</text:p>
            <text:p/>
            <text:p>2 quartos</text:p>
            <text:p>Sala</text:p>
            <text:p>Cozinha</text:p>
            <text:p>Banheiro</text:p>
            <text:p>Toda em cerâmica e laje</text:p>
            <text:p>Frente gradeada</text:p>
            <text:p>Espaço para até 2 carros</text:p>
            <text:p>Casa dos Fundos:</text:p>
            <text:p/>
            <text:p>1 quarto</text:p>
            <text:p>Sala</text:p>
            <text:p>Cozinha</text:p>
            <text:p>Banheiro</text:p>
            <text:p>Toda em cerâmica e forrada</text:p>
            <text:p>Telhado comum</text:p>
            <text:p>Detalhes do Imóvel:</text:p>
            <text:p/>
            <text:p>Quitado, escriturado e registrado</text:p>
            <text:p>Aceita financiamento e uso de FGTS</text:p>
            <text:p>Preço: R$ 265.000,00 (Duzentos e sessenta  e cinco mil reais)</text:p>
            <text:p/>
            <text:p>Ligue e agende sua visita!</text:p>
            <text:p>Vagner - , | CRECI-DF 17.810</text:p>
            <text:p>Mc Imóveis - , | CRECI-CJ 25.083</text:p>
          </table:table-cell>
          <table:table-cell office:value-type="string" calcext:value-type="string">
            <text:p>https://www.dfimoveis.com.br/imovel/casa-3-quartos-venda-ceilandia-norte-ceilandia-df-qnp-9-conjunto-g-1117645</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3 Conjunto B</text:p>
          </table:table-cell>
          <table:table-cell office:value-type="float" office:value="4" calcext:value-type="float">
            <text:p>4</text:p>
          </table:table-cell>
          <table:table-cell table:number-columns-repeated="2" office:value-type="float" office:value="0" calcext:value-type="float">
            <text:p>0</text:p>
          </table:table-cell>
          <table:table-cell office:value-type="string" calcext:value-type="string">
            <text:p>Não encontrado</text:p>
          </table:table-cell>
          <table:table-cell table:number-columns-repeated="2" office:value-type="string" calcext:value-type="string">
            <text:p>460,00 m²</text:p>
          </table:table-cell>
          <table:table-cell office:value-type="float" office:value="550" calcext:value-type="float">
            <text:p>550</text:p>
          </table:table-cell>
          <table:table-cell/>
          <table:table-cell office:value-type="float" office:value="-15.8132766" calcext:value-type="float">
            <text:p>-15.8132766</text:p>
          </table:table-cell>
          <table:table-cell office:value-type="float" office:value="-48.1119995" calcext:value-type="float">
            <text:p>-48.1119995</text:p>
          </table:table-cell>
          <table:table-cell office:value-type="string" calcext:value-type="string">
            <text:p>BSB Imóveis</text:p>
          </table:table-cell>
          <table:table-cell office:value-type="float" office:value="23752" calcext:value-type="float">
            <text:p>23752</text:p>
          </table:table-cell>
          <table:table-cell office:value-type="float" office:value="5561985095972" calcext:value-type="float">
            <text:p>5561985095972</text:p>
          </table:table-cell>
          <table:table-cell office:value-type="string" calcext:value-type="string">
            <text:p>(61) 98509 </text:p>
            <text:p>                                             </text:p>
            <text:p>                                         </text:p>
            <text:p>                             </text:p>
            <text:p>                             - 5972 </text:p>
            <text:p>                                 </text:p>
            <text:p>                                       </text:p>
            <text:p>                                 </text:p>
            <text:p>                             </text:p>
            <text:p/>
            <text:p>         </text:p>
            <text:p>                             </text:p>
            <text:p>                                         </text:p>
            <text:p>                                             </text:p>
            <text:p>                                                 </text:p>
            <text:p>                                                 (61) 98509 </text:p>
            <text:p>                                             </text:p>
            <text:p>                                         </text:p>
            <text:p>                             </text:p>
            <text:p>                             - 5972 </text:p>
            <text:p>                                 </text:p>
            <text:p>                                       </text:p>
            <text:p>                                 </text:p>
            <text:p>                             </text:p>
            <text:p/>
            <text:p>         </text:p>
            <text:p>                             </text:p>
            <text:p>                                         </text:p>
            <text:p>                                             </text:p>
            <text:p>                                                 </text:p>
            <text:p>                                                 (61) 98509 </text:p>
            <text:p>                                             </text:p>
            <text:p>                                         </text:p>
            <text:p>                             </text:p>
            <text:p>                             - 5972 </text:p>
            <text:p>                                 </text:p>
            <text:p>                                       </text:p>
            <text:p>                                 </text:p>
            <text:p>                             </text:p>
            <text:p/>
            <text:p>         </text:p>
            <text:p>                             </text:p>
            <text:p>                                         </text:p>
            <text:p>                                             </text:p>
            <text:p>                                                 </text:p>
            <text:p>                                                 (61) 98509 </text:p>
            <text:p>                                             </text:p>
            <text:p>                                         </text:p>
            <text:p>                             </text:p>
            <text:p>                             - 5972</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Prédio com 5 oportunidades de aluguel, Av. leste Ceilandia norte</text:p>
          </table:table-cell>
          <table:table-cell office:value-type="string" calcext:value-type="string">
            <text:p>BSB imóveis vende,</text:p>
            <text:p>Prédio com uso misto comercial/residencial:</text:p>
            <text:p>Térreo com duas lojas na frente uma loja com 160m² e a outra com 100,00m² , mais uma edícula nos fundos com dois quartos, sala, cozinha, banheiro e área de serviço(precisando de reforma)</text:p>
            <text:p>Primeiro andar com dois apartamentos:</text:p>
            <text:p>um com um quarto, sala, suíte, cozinha, área de serviço e varanda na frente</text:p>
            <text:p>segundo com dois quartos, sala, cozinha, área de serviço, banheiro</text:p>
            <text:p>OBS: as lojas estão alugadas, os apartamentos e a edícula nos fundos precisam de reformas, perspectiva de ampliar para amis um andar, assim melhorando muito a rentabilidade</text:p>
            <text:p>Agendar visitas:</text:p>
            <text:p>Carlos Cardoso</text:p>
            <text:p>,2</text:p>
            <text:p>Creci-DF PJ 23752</text:p>
          </table:table-cell>
          <table:table-cell office:value-type="string" calcext:value-type="string">
            <text:p>https://www.dfimoveis.com.br/imovel/casa-4-quartos-venda-ceilandia-norte-ceilandia-df-qnn-3-conjunto-b-904969</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13</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ascente</text:p>
          </table:table-cell>
          <table:table-cell office:value-type="string" calcext:value-type="string">
            <text:p>135,00 m²</text:p>
          </table:table-cell>
          <table:table-cell office:value-type="string" calcext:value-type="string">
            <text:p>Não encontrado</text:p>
          </table:table-cell>
          <table:table-cell office:value-type="float" office:value="295" calcext:value-type="float">
            <text:p>295</text:p>
          </table:table-cell>
          <table:table-cell office:value-type="string" calcext:value-type="string">
            <text:p>Aceita Pets, Área de Serviço, Cozinha com Armários , Área de Serviço Coberta , Cozinha Espaçosa, Pintura Nova </text:p>
          </table:table-cell>
          <table:table-cell office:value-type="float" office:value="-15.8098865" calcext:value-type="float">
            <text:p>-15.8098865</text:p>
          </table:table-cell>
          <table:table-cell office:value-type="float" office:value="-48.1297734" calcext:value-type="float">
            <text:p>-48.1297734</text:p>
          </table:table-cell>
          <table:table-cell office:value-type="string" calcext:value-type="string">
            <text:p>Shirley Paiva Corretora de Imóveis</text:p>
          </table:table-cell>
          <table:table-cell office:value-type="float" office:value="14786" calcext:value-type="float">
            <text:p>14786</text:p>
          </table:table-cell>
          <table:table-cell office:value-type="float" office:value="5561981515838" calcext:value-type="float">
            <text:p>5561981515838</text:p>
          </table:table-cell>
          <table:table-cell office:value-type="string" calcext:value-type="string">
            <text:p>(61) 98151 </text:p>
            <text:p>                                             </text:p>
            <text:p>                                         </text:p>
            <text:p>                             </text:p>
            <text:p>                             - 5838 </text:p>
            <text:p>                                 </text:p>
            <text:p>                                       </text:p>
            <text:p>                                 </text:p>
            <text:p>                             </text:p>
            <text:p/>
            <text:p>         </text:p>
            <text:p>                             </text:p>
            <text:p>                                         </text:p>
            <text:p>                                             </text:p>
            <text:p>                                                 </text:p>
            <text:p>                                                 (61) 98151 </text:p>
            <text:p>                                             </text:p>
            <text:p>                                         </text:p>
            <text:p>                             </text:p>
            <text:p>                             - 5838 </text:p>
            <text:p>                                 </text:p>
            <text:p>                                       </text:p>
            <text:p>                                 </text:p>
            <text:p>                             </text:p>
            <text:p/>
            <text:p>         </text:p>
            <text:p>                             </text:p>
            <text:p>                                         </text:p>
            <text:p>                                             </text:p>
            <text:p>                                                 </text:p>
            <text:p>                                                 (61) 98151 </text:p>
            <text:p>                                             </text:p>
            <text:p>                                         </text:p>
            <text:p>                             </text:p>
            <text:p>                             - 5838 </text:p>
            <text:p>                                 </text:p>
            <text:p>                                       </text:p>
            <text:p>                                 </text:p>
            <text:p>                             </text:p>
            <text:p/>
            <text:p>         </text:p>
            <text:p>                             </text:p>
            <text:p>                                         </text:p>
            <text:p>                                             </text:p>
            <text:p>                                                 </text:p>
            <text:p>                                                 (61) 98151 </text:p>
            <text:p>                                             </text:p>
            <text:p>                                         </text:p>
            <text:p>                             </text:p>
            <text:p>                             - 5838</text:p>
          </table:table-cell>
          <table:table-cell office:value-type="string" calcext:value-type="string">
            <text:p>50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Excelente casa com 03 quartos suíte ótimo estado de conservação <text:s/>Aceita financiamento</text:p>
          </table:table-cell>
          <table:table-cell office:value-type="string" calcext:value-type="string">
            <text:p>QNP 13 P Norte Ceilândia Norte! Venha conhecer esse belíssimo imóvel, excelente investimento.</text:p>
            <text:p>Lote com 135 m² com casa construída composta por: sala ampla, banheiro social, 03 quartos sendo 01 suíte, copa, cozinha.</text:p>
            <text:p>Fundos com área de serviço e quintal coberto.</text:p>
            <text:p>A casa está em ótimo estado de conservação, toda na cerâmica e armários na cozinha.</text:p>
            <text:p>Frente coberta com garagem para 02 carros.</text:p>
            <text:p>A localização é excelente próximo a paradas, escolas, mercados, igrejas e vários comércios.</text:p>
            <text:p/>
            <text:p>Valor: R$ 290.000,00</text:p>
            <text:p>Documentação toda ok.</text:p>
            <text:p>Aceita Financiamento bancário e FGTS!</text:p>
            <text:p/>
            <text:p>Agende agora mesmo a sua visita com a corretora:</text:p>
            <text:p/>
            <text:p>Shirley Paiva</text:p>
            <text:p/>
            <text:p/>
            <text:p/>
          </table:table-cell>
          <table:table-cell office:value-type="string" calcext:value-type="string">
            <text:p>https://www.dfimoveis.com.br/imovel/casa-3-quartos-venda-ceilandia-norte-ceilandia-df-qnp-13-1108128</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6 Conjunto 44</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ão encontrado</text:p>
          </table:table-cell>
          <table:table-cell table:number-columns-repeated="2" office:value-type="string" calcext:value-type="string">
            <text:p>198,00 m²</text:p>
          </table:table-cell>
          <table:table-cell office:value-type="float" office:value="360" calcext:value-type="float">
            <text:p>360</text:p>
          </table:table-cell>
          <table:table-cell/>
          <table:table-cell office:value-type="float" office:value="-15.8041923" calcext:value-type="float">
            <text:p>-15.8041923</text:p>
          </table:table-cell>
          <table:table-cell office:value-type="float" office:value="-48.1331219" calcext:value-type="float">
            <text:p>-48.1331219</text:p>
          </table:table-cell>
          <table:table-cell office:value-type="string" calcext:value-type="string">
            <text:p>Urbana Netimoveis</text:p>
          </table:table-cell>
          <table:table-cell office:value-type="float" office:value="26469" calcext:value-type="float">
            <text:p>26469</text:p>
          </table:table-cell>
          <table:table-cell office:value-type="float" office:value="5561983306567" calcext:value-type="float">
            <text:p>5561983306567</text:p>
          </table:table-cell>
          <table:table-cell office:value-type="string" calcext:value-type="string">
            <text:p>(61) 98330 </text:p>
            <text:p>                                             </text:p>
            <text:p>                                         </text:p>
            <text:p>                             </text:p>
            <text:p>                             - 6567 </text:p>
            <text:p>                                 </text:p>
            <text:p>                                       </text:p>
            <text:p>                                 </text:p>
            <text:p>                             </text:p>
            <text:p/>
            <text:p>         </text:p>
            <text:p>                             </text:p>
            <text:p>                                         </text:p>
            <text:p>                                             </text:p>
            <text:p>                                                 </text:p>
            <text:p>                                                 (61) 98330 </text:p>
            <text:p>                                             </text:p>
            <text:p>                                         </text:p>
            <text:p>                             </text:p>
            <text:p>                             - 6567 </text:p>
            <text:p>                                 </text:p>
            <text:p>                                       </text:p>
            <text:p>                                 </text:p>
            <text:p>                             </text:p>
            <text:p/>
            <text:p>         </text:p>
            <text:p>                             </text:p>
            <text:p>                                         </text:p>
            <text:p>                                             </text:p>
            <text:p>                                                 </text:p>
            <text:p>                                                 (61) 98330 </text:p>
            <text:p>                                             </text:p>
            <text:p>                                         </text:p>
            <text:p>                             </text:p>
            <text:p>                             - 6567 </text:p>
            <text:p>                                 </text:p>
            <text:p>                                       </text:p>
            <text:p>                                 </text:p>
            <text:p>                             </text:p>
            <text:p/>
            <text:p>         </text:p>
            <text:p>                             </text:p>
            <text:p>                                         </text:p>
            <text:p>                                             </text:p>
            <text:p>                                                 </text:p>
            <text:p>                                                 (61) 98330 </text:p>
            <text:p>                                             </text:p>
            <text:p>                                         </text:p>
            <text:p>                             </text:p>
            <text:p>                             - 6567</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Oportunidade de negócio!! Casa/Lote próx. à praça da Bíblia- Ceilândia Norte.</text:p>
          </table:table-cell>
          <table:table-cell office:value-type="string" calcext:value-type="string">
            <text:p>Casa/lote escriturado, faz frente para a via pública que da acesso a Praça da Bíblia. </text:p>
            <text:p> </text:p>
            <text:p>O lote possui duas casas, na frente/lateral casa pequena de dois quartos bem feitinha. Nos fundos casa maior de dois quartos carente de uma boa reforma, mas o lote faz fundos para a via pública e pode ser usado comercialmente, local muito utilizado para oficinas mecânicas.</text:p>
            <text:p> </text:p>
            <text:p>Ótima localização, com comércio variado, escolas,supermercados, ônibus, metrô e muito mais..</text:p>
            <text:p> </text:p>
            <text:p>É uma oportunidade de negócio!!! Agende a sua visita e faça sua proposta!</text:p>
            <text:p> </text:p>
            <text:p>(Os preços poderão sofrer ajustes sem aviso prévio, solicitamos que consulte um dos nossos profissionais).</text:p>
            <text:p> </text:p>
            <text:p/>
          </table:table-cell>
          <table:table-cell office:value-type="string" calcext:value-type="string">
            <text:p>https://www.dfimoveis.com.br/imovel/casa-2-quartos-venda-ceilandia-norte-ceilandia-df-qno-16-conjunto-44-1001584</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R 3 Conjunto L</text:p>
          </table:table-cell>
          <table:table-cell office:value-type="float" office:value="4" calcext:value-type="float">
            <text:p>4</text:p>
          </table:table-cell>
          <table:table-cell table:number-columns-repeated="2" office:value-type="float" office:value="2" calcext:value-type="float">
            <text:p>2</text:p>
          </table:table-cell>
          <table:table-cell office:value-type="string" calcext:value-type="string">
            <text:p>Não encontrado</text:p>
          </table:table-cell>
          <table:table-cell table:number-columns-repeated="2" office:value-type="string" calcext:value-type="string">
            <text:p>203,00 m²</text:p>
          </table:table-cell>
          <table:table-cell office:value-type="float" office:value="280" calcext:value-type="float">
            <text:p>280</text:p>
          </table:table-cell>
          <table:table-cell/>
          <table:table-cell office:value-type="float" office:value="-15.8226261" calcext:value-type="float">
            <text:p>-15.8226261</text:p>
          </table:table-cell>
          <table:table-cell office:value-type="float" office:value="-48.1160382" calcext:value-type="float">
            <text:p>-48.1160382</text:p>
          </table:table-cell>
          <table:table-cell office:value-type="string" calcext:value-type="string">
            <text:p>Beiramar Imóveis</text:p>
          </table:table-cell>
          <table:table-cell office:value-type="float" office:value="20346" calcext:value-type="float">
            <text:p>20346</text:p>
          </table:table-cell>
          <table:table-cell office:value-type="float" office:value="556132621001" calcext:value-type="float">
            <text:p>556132621001</text:p>
          </table:table-cell>
          <table:table-cell office:value-type="string" calcext:value-type="string">
            <text:p>(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4 quartos, suítes à Venda - QNR 3 Ceilândia Norte</text:p>
          </table:table-cell>
          <table:table-cell office:value-type="string" calcext:value-type="string">
            <text:p>Imóvel com 4 Quartos e 2 Suítes</text:p>
            <text:p>Descrição do Imóvel:</text:p>
            <text:p>Quartos: 4 quartos, sendo 2 suítes.</text:p>
            <text:p>Banheiro Social: 1 banheiro social completo.</text:p>
            <text:p>Salas: 2 salas espaçosas.</text:p>
            <text:p>Cozinha: Bem planejada e funcional.</text:p>
            <text:p>Área de Serviço: Completa e prática.</text:p>
            <text:p>Garagem: 2 vagas cobertas.</text:p>
            <text:p>Orientação: Poente (West-facing).</text:p>
            <text:p>Condições de Venda:</text:p>
            <text:p>Financiamento e FGTS: Não aceita.</text:p>
            <text:p>Permuta: Analisa permuta.</text:p>
            <text:p>Destaques:</text:p>
            <text:p>Espaço e Conforto: Quartos e salas amplas, proporcionando conforto para toda a família.</text:p>
            <text:p>Suítes: Dois quartos com banheiros privativos, garantindo privacidade.</text:p>
            <text:p>Garagem Coberta: Duas vagas cobertas, oferecendo proteção para os veículos.</text:p>
            <text:p>Orientação Poente: Aproveite a luz do sol à tarde.</text:p>
            <text:p>Essa é uma excelente oportunidade para adquirir um imóvel espaçoso e bem distribuído. Venha conhecer e considere fazer sua proposta</text:p>
            <text:p/>
            <text:p>Há mais de 42 anos atuando no mercado imobiliário do Distrito Federal, a Beiramar já ajudou mais de 150 mil pessoas a encontrarem seu lar.Para mais informações agende sua visita! </text:p>
          </table:table-cell>
          <table:table-cell office:value-type="string" calcext:value-type="string">
            <text:p>https://www.dfimoveis.com.br/imovel/casa-4-quartos-venda-ceilandia-norte-ceilandia-df-qnr-3-conjunto-l-971880</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R 1 Conjunto 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ão encontrado</text:p>
          </table:table-cell>
          <table:table-cell table:number-columns-repeated="2" office:value-type="string" calcext:value-type="string">
            <text:p>144,00 m²</text:p>
          </table:table-cell>
          <table:table-cell office:value-type="float" office:value="190" calcext:value-type="float">
            <text:p>190</text:p>
          </table:table-cell>
          <table:table-cell/>
          <table:table-cell office:value-type="float" office:value="-15.8076661" calcext:value-type="float">
            <text:p>-15.8076661</text:p>
          </table:table-cell>
          <table:table-cell office:value-type="float" office:value="-48.152818" calcext:value-type="float">
            <text:p>-48.152818</text:p>
          </table:table-cell>
          <table:table-cell office:value-type="string" calcext:value-type="string">
            <text:p>RE/MAX Satélite</text:p>
          </table:table-cell>
          <table:table-cell office:value-type="float" office:value="30598" calcext:value-type="float">
            <text:p>30598</text:p>
          </table:table-cell>
          <table:table-cell office:value-type="float" office:value="5561994507225" calcext:value-type="float">
            <text:p>5561994507225</text:p>
          </table:table-cell>
          <table:table-cell office:value-type="string" calcext:value-type="string">
            <text:p>(61) 3375 </text:p>
            <text:p>                             </text:p>
            <text:p>                             - 3131 </text:p>
            <text:p>                                 </text:p>
            <text:p>                                       </text:p>
            <text:p>                                 </text:p>
            <text:p>                             </text:p>
            <text:p/>
            <text:p>         </text:p>
            <text:p>                             </text:p>
            <text:p>                                     </text:p>
            <text:p>                                     (61) 3375 </text:p>
            <text:p>                             </text:p>
            <text:p>                             - 3131 </text:p>
            <text:p>                                 </text:p>
            <text:p>                                       </text:p>
            <text:p>                                 </text:p>
            <text:p>                             </text:p>
            <text:p/>
            <text:p>         </text:p>
            <text:p>                             </text:p>
            <text:p>                                     </text:p>
            <text:p>                                     (61) 3375 </text:p>
            <text:p>                             </text:p>
            <text:p>                             - 3131 </text:p>
            <text:p>                                 </text:p>
            <text:p>                                       </text:p>
            <text:p>                                 </text:p>
            <text:p>                             </text:p>
            <text:p/>
            <text:p>         </text:p>
            <text:p>                             </text:p>
            <text:p>                                     </text:p>
            <text:p>                                     (61) 3375 </text:p>
            <text:p>                             </text:p>
            <text:p>                             - 3131</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OPORTUNIDADE NA QNR 1</text:p>
          </table:table-cell>
          <table:table-cell office:value-type="string" calcext:value-type="string">
            <text:p>Ótima Casa à Venda na QNR 01 - 2 Quartos, Garagem para 2 Carros e Churrasqueira</text:p>
            <text:p/>
            <text:p>Excelente oportunidade na QNR 01! Casa ideal para quem busca conforto, praticidade e boa localização. São 2 quartos, sala ampla e arejada, cozinha funcional, banheiro social e área de serviço. A casa também conta com um espaço com churrasqueira, perfeito para momentos de lazer e confraternização. Garagem para até 2 carros, oferecendo comodidade para sua família.</text:p>
            <text:p/>
            <text:p>Características:</text:p>
            <text:p/>
            <text:p>02 Quartos</text:p>
            <text:p>Sala espaçosa e bem ventilada</text:p>
            <text:p>Cozinha planejada</text:p>
            <text:p>Banheiro social</text:p>
            <text:p>Área de serviço</text:p>
            <text:p>Espaço com churrasqueira</text:p>
            <text:p>Garagem para 02 carros</text:p>
            <text:p>Destaques:</text:p>
            <text:p/>
            <text:p>Localização tranquila e acessível</text:p>
            <text:p>Próxima a escolas, supermercados e transporte público</text:p>
            <text:p>Aceita financiamento bancário</text:p>
            <text:p>Aberto a propostas à vista</text:p>
            <text:p>Não perca essa chance! Agende sua visita e aproveite esta excelente oportunidade!</text:p>
            <text:p>DEUS É BOM!!!</text:p>
          </table:table-cell>
          <table:table-cell office:value-type="string" calcext:value-type="string">
            <text:p>https://www.dfimoveis.com.br/imovel/casa-2-quartos-venda-ceilandia-norte-ceilandia-df-qnr-1-conjunto-e-1101863</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5</text:p>
          </table:table-cell>
          <table:table-cell office:value-type="float" office:value="3" calcext:value-type="float">
            <text:p>3</text:p>
          </table:table-cell>
          <table:table-cell table:number-columns-repeated="2" office:value-type="float" office:value="0" calcext:value-type="float">
            <text:p>0</text:p>
          </table:table-cell>
          <table:table-cell office:value-type="string" calcext:value-type="string">
            <text:p>Não encontrado</text:p>
          </table:table-cell>
          <table:table-cell table:number-columns-repeated="2" office:value-type="string" calcext:value-type="string">
            <text:p>130,00 m²</text:p>
          </table:table-cell>
          <table:table-cell office:value-type="float" office:value="239" calcext:value-type="float">
            <text:p>239</text:p>
          </table:table-cell>
          <table:table-cell/>
          <table:table-cell office:value-type="float" office:value="-15.789374" calcext:value-type="float">
            <text:p>-15.789374</text:p>
          </table:table-cell>
          <table:table-cell office:value-type="float" office:value="-48.1250717" calcext:value-type="float">
            <text:p>-48.1250717</text:p>
          </table:table-cell>
          <table:table-cell office:value-type="string" calcext:value-type="string">
            <text:p>Capital Imóveis</text:p>
          </table:table-cell>
          <table:table-cell office:value-type="float" office:value="28812" calcext:value-type="float">
            <text:p>28812</text:p>
          </table:table-cell>
          <table:table-cell office:value-type="float" office:value="5561981252703" calcext:value-type="float">
            <text:p>5561981252703</text:p>
          </table:table-cell>
          <table:table-cell office:value-type="string" calcext:value-type="string">
            <text:p>(61) 98125 </text:p>
            <text:p>                                             </text:p>
            <text:p>                                         </text:p>
            <text:p>                             </text:p>
            <text:p>                             - 2703 </text:p>
            <text:p>                                 </text:p>
            <text:p>                                       </text:p>
            <text:p>                                 </text:p>
            <text:p>                             </text:p>
            <text:p/>
            <text:p>         </text:p>
            <text:p>                             </text:p>
            <text:p>                                         </text:p>
            <text:p>                                             </text:p>
            <text:p>                                                 </text:p>
            <text:p>                                                 (61) 98125 </text:p>
            <text:p>                                             </text:p>
            <text:p>                                         </text:p>
            <text:p>                             </text:p>
            <text:p>                             - 2703 </text:p>
            <text:p>                                 </text:p>
            <text:p>                                       </text:p>
            <text:p>                                 </text:p>
            <text:p>                             </text:p>
            <text:p/>
            <text:p>         </text:p>
            <text:p>                             </text:p>
            <text:p>                                         </text:p>
            <text:p>                                             </text:p>
            <text:p>                                                 </text:p>
            <text:p>                                                 (61) 98125 </text:p>
            <text:p>                                             </text:p>
            <text:p>                                         </text:p>
            <text:p>                             </text:p>
            <text:p>                             - 2703 </text:p>
            <text:p>                                 </text:p>
            <text:p>                                       </text:p>
            <text:p>                                 </text:p>
            <text:p>                             </text:p>
            <text:p/>
            <text:p>         </text:p>
            <text:p>                             </text:p>
            <text:p>                                         </text:p>
            <text:p>                                             </text:p>
            <text:p>                                                 </text:p>
            <text:p>                                                 (61) 98125 </text:p>
            <text:p>                                             </text:p>
            <text:p>                                         </text:p>
            <text:p>                             </text:p>
            <text:p>                             - 2703</text:p>
          </table:table-cell>
          <table:table-cell office:value-type="string" calcext:value-type="string">
            <text:p>1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VENDO EXCELENTE ÁGIO DE CASA TODA LA LAJE  LOCALIZADA NA QNO 05 CEILÂNDIA NORTE </text:p>
            <text:p/>
            <text:p>VALORES </text:p>
            <text:p>* ÁGIO R$ 239.000 MIL</text:p>
            <text:p>  *SALDO DEVEDOR  R$ 256.000</text:p>
            <text:p>*PRESTAÇÕES DE   R$ 2.570,00 SAC</text:p>
            <text:p>NÃO EXIGE TRANSFERÊNCIA </text:p>
            <text:p> </text:p>
            <text:p>CASA COMPOSTA POR </text:p>
            <text:p>CASA TODA NA LAJE </text:p>
            <text:p>-3 QUARTOS </text:p>
            <text:p>-BANHEIRO </text:p>
            <text:p>-SALA</text:p>
            <text:p>-ÁREA DE FUNDO </text:p>
            <text:p>*PRAZO DE 4 ANOS PARA TRANFERIR OU QUITAR.</text:p>
            <text:p>CASA ESTA DESOCULPADA MUDANÇA IMEDIATA!</text:p>
            <text:p>OBS : ACEITA CARRO COMO PARTE DE PAGAMENTO</text:p>
          </table:table-cell>
          <table:table-cell office:value-type="string" calcext:value-type="string">
            <text:p>https://www.dfimoveis.com.br/imovel/casa-3-quartos-venda-ceilandia-norte-ceilandia-df-qno-5-1133442</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5 Conjunto D</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0,01 m²</text:p>
          </table:table-cell>
          <table:table-cell office:value-type="string" calcext:value-type="string">
            <text:p>144,00 m²</text:p>
          </table:table-cell>
          <table:table-cell office:value-type="float" office:value="520" calcext:value-type="float">
            <text:p>520</text:p>
          </table:table-cell>
          <table:table-cell office:value-type="string" calcext:value-type="string">
            <text:p>Cozinha com Armários , Projeto de Iluminação, Piso em Porcelanato </text:p>
          </table:table-cell>
          <table:table-cell office:value-type="float" office:value="-15.7911211" calcext:value-type="float">
            <text:p>-15.7911211</text:p>
          </table:table-cell>
          <table:table-cell office:value-type="float" office:value="-48.1264211" calcext:value-type="float">
            <text:p>-48.1264211</text:p>
          </table:table-cell>
          <table:table-cell office:value-type="string" calcext:value-type="string">
            <text:p>MC Imoveis</text:p>
          </table:table-cell>
          <table:table-cell office:value-type="float" office:value="25083" calcext:value-type="float">
            <text:p>25083</text:p>
          </table:table-cell>
          <table:table-cell office:value-type="float" office:value="556133735265" calcext:value-type="float">
            <text:p>556133735265</text:p>
          </table:table-cell>
          <table:table-cell office:value-type="string" calcext:value-type="string">
            <text:p>(61) 3373 </text:p>
            <text:p>                                             </text:p>
            <text:p>                                         </text:p>
            <text:p>                             </text:p>
            <text:p>                             - 5265 </text:p>
            <text:p>                                 </text:p>
            <text:p>                                       </text:p>
            <text:p>                                 </text:p>
            <text:p>                             </text:p>
            <text:p/>
            <text:p>         </text:p>
            <text:p>                             </text:p>
            <text:p>                                         </text:p>
            <text:p>                                             </text:p>
            <text:p>                                                 </text:p>
            <text:p>                                                 (61) 3373 </text:p>
            <text:p>                                             </text:p>
            <text:p>                                         </text:p>
            <text:p>                             </text:p>
            <text:p>                             - 5265 </text:p>
            <text:p>                                 </text:p>
            <text:p>                                       </text:p>
            <text:p>                                 </text:p>
            <text:p>                             </text:p>
            <text:p/>
            <text:p>         </text:p>
            <text:p>                             </text:p>
            <text:p>                                         </text:p>
            <text:p>                                             </text:p>
            <text:p>                                                 </text:p>
            <text:p>                                                 (61) 3373 </text:p>
            <text:p>                                             </text:p>
            <text:p>                                         </text:p>
            <text:p>                             </text:p>
            <text:p>                             - 5265 </text:p>
            <text:p>                                 </text:p>
            <text:p>                                       </text:p>
            <text:p>                                 </text:p>
            <text:p>                             </text:p>
            <text:p/>
            <text:p>         </text:p>
            <text:p>                             </text:p>
            <text:p>                                         </text:p>
            <text:p>                                             </text:p>
            <text:p>                                                 </text:p>
            <text:p>                                                 (61) 3373 </text:p>
            <text:p>                                             </text:p>
            <text:p>                                         </text:p>
            <text:p>                             </text:p>
            <text:p>                             - 5265</text:p>
          </table:table-cell>
          <table:table-cell office:value-type="string" calcext:value-type="string">
            <text:p>41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Localização privilegiada, próximo a comércios e fácil acesso a transportes públicos.</text:p>
          </table:table-cell>
          <table:table-cell office:value-type="string" calcext:value-type="string">
            <text:p>Excelente oportunidade </text:p>
            <text:p/>
            <text:p>Qno 5 Conjunto D</text:p>
            <text:p/>
            <text:p>Imóvel composto por:</text:p>
            <text:p>3 quartos(sendo uma suite)</text:p>
            <text:p>sala</text:p>
            <text:p>Cozinha com armários</text:p>
            <text:p>Sala de jantar</text:p>
            <text:p>toda na laje</text:p>
            <text:p>Porcelanato.</text:p>
            <text:p/>
            <text:p>Lote com 144 m²</text:p>
            <text:p/>
            <text:p>Boa localização, ficando próximo ao mercado, padaria.</text:p>
            <text:p/>
            <text:p>R$520.000,00</text:p>
            <text:p/>
            <text:p>Ligue e agende a sua visita</text:p>
            <text:p/>
            <text:p>Brandão - , /CRECI-DF 29.782</text:p>
            <text:p/>
            <text:p>Vagner - , /CRECI-DF 17.810</text:p>
            <text:p/>
            <text:p>Mc Imóveis - , /CRECI-CJ 25.083</text:p>
            <text:p/>
            <text:p>Quer comprar ou vender, chame a MC!</text:p>
            <text:p> </text:p>
          </table:table-cell>
          <table:table-cell office:value-type="string" calcext:value-type="string">
            <text:p>https://www.dfimoveis.com.br/imovel/casa-3-quartos-venda-ceilandia-norte-ceilandia-df-qno-5-conjunto-d-1113620</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23 Conjunto D</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Nascente</text:p>
          </table:table-cell>
          <table:table-cell office:value-type="string" calcext:value-type="string">
            <text:p>100,00 m²</text:p>
          </table:table-cell>
          <table:table-cell office:value-type="string" calcext:value-type="string">
            <text:p>120,00 m²</text:p>
          </table:table-cell>
          <table:table-cell office:value-type="float" office:value="215" calcext:value-type="float">
            <text:p>215</text:p>
          </table:table-cell>
          <table:table-cell table:number-columns-repeated="3"/>
          <table:table-cell office:value-type="string" calcext:value-type="string">
            <text:p>Imobiliária Borges</text:p>
          </table:table-cell>
          <table:table-cell office:value-type="float" office:value="20647" calcext:value-type="float">
            <text:p>20647</text:p>
          </table:table-cell>
          <table:table-cell office:value-type="float" office:value="5561983144060" calcext:value-type="float">
            <text:p>5561983144060</text:p>
          </table:table-cell>
          <table:table-cell office:value-type="string" calcext:value-type="string">
            <text:p>(61) 98314 </text:p>
            <text:p>                                             </text:p>
            <text:p>                                         </text:p>
            <text:p>                             </text:p>
            <text:p>                             - 4060 </text:p>
            <text:p>                                 </text:p>
            <text:p>                                       </text:p>
            <text:p>                                 </text:p>
            <text:p>                             </text:p>
            <text:p/>
            <text:p>         </text:p>
            <text:p>                             </text:p>
            <text:p>                                         </text:p>
            <text:p>                                             </text:p>
            <text:p>                                                 </text:p>
            <text:p>                                                 (61) 98314 </text:p>
            <text:p>                                             </text:p>
            <text:p>                                         </text:p>
            <text:p>                             </text:p>
            <text:p>                             - 4060 </text:p>
            <text:p>                                 </text:p>
            <text:p>                                       </text:p>
            <text:p>                                 </text:p>
            <text:p>                             </text:p>
            <text:p/>
            <text:p>         </text:p>
            <text:p>                             </text:p>
            <text:p>                                         </text:p>
            <text:p>                                             </text:p>
            <text:p>                                                 </text:p>
            <text:p>                                                 (61) 98314 </text:p>
            <text:p>                                             </text:p>
            <text:p>                                         </text:p>
            <text:p>                             </text:p>
            <text:p>                             - 4060 </text:p>
            <text:p>                                 </text:p>
            <text:p>                                       </text:p>
            <text:p>                                 </text:p>
            <text:p>                             </text:p>
            <text:p/>
            <text:p>         </text:p>
            <text:p>                             </text:p>
            <text:p>                                         </text:p>
            <text:p>                                             </text:p>
            <text:p>                                                 </text:p>
            <text:p>                                                 (61) 98314 </text:p>
            <text:p>                                             </text:p>
            <text:p>                                         </text:p>
            <text:p>                             </text:p>
            <text:p>                             - 4060</text:p>
          </table:table-cell>
          <table:table-cell office:value-type="string" calcext:value-type="string">
            <text:p>6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Vendo Casa Escriturada com Renda nos fundos 215mil</text:p>
            <text:p/>
            <text:p>Descrição do imóvel:</text:p>
            <text:p>Vendo Casa Escriturada com Renda nos fundos 215mil.</text:p>
            <text:p>Aceito Carro até 70mil como parte do valor.</text:p>
            <text:p>Bem localizada, com facilidade no acesso.</text:p>
            <text:p>Ao lado da Vila Olímpica e todo comércio.</text:p>
            <text:p/>
            <text:p>Garagem acomoda 3 carros</text:p>
            <text:p>Telhado alto toda forrada.</text:p>
            <text:p>Corredor lateral, área de serviços </text:p>
            <text:p/>
            <text:p>Casa da Frente:</text:p>
            <text:p>A casa contém 2 quartos sendo um suíte</text:p>
            <text:p>Banheiro social no centro do imóvel</text:p>
            <text:p>Cozinha toda revestida na cerâmica</text:p>
            <text:p>Sala de estar ampla.</text:p>
            <text:p/>
            <text:p>Entre em contato e agende agora mesmo!</text:p>
            <text:p>Imobiliária Borges</text:p>
            <text:p/>
          </table:table-cell>
          <table:table-cell office:value-type="string" calcext:value-type="string">
            <text:p>https://www.dfimoveis.com.br/imovel/casa-2-quartos-venda-ceilandia-norte-ceilandia-df-qnp-23-conjunto-d-1131130</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6 Conjunto N</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ascente</text:p>
          </table:table-cell>
          <table:table-cell office:value-type="string" calcext:value-type="string">
            <text:p>230,00 m²</text:p>
          </table:table-cell>
          <table:table-cell office:value-type="string" calcext:value-type="string">
            <text:p>Não encontrado</text:p>
          </table:table-cell>
          <table:table-cell office:value-type="float" office:value="680" calcext:value-type="float">
            <text:p>680</text:p>
          </table:table-cell>
          <table:table-cell/>
          <table:table-cell office:value-type="float" office:value="-15.8070555" calcext:value-type="float">
            <text:p>-15.8070555</text:p>
          </table:table-cell>
          <table:table-cell office:value-type="float" office:value="-48.111234" calcext:value-type="float">
            <text:p>-48.111234</text:p>
          </table:table-cell>
          <table:table-cell office:value-type="string" calcext:value-type="string">
            <text:p>São José</text:p>
          </table:table-cell>
          <table:table-cell office:value-type="float" office:value="26374" calcext:value-type="float">
            <text:p>26374</text:p>
          </table:table-cell>
          <table:table-cell office:value-type="float" office:value="5561984559677" calcext:value-type="float">
            <text:p>5561984559677</text:p>
          </table:table-cell>
          <table:table-cell office:value-type="string" calcext:value-type="string">
            <text:p>(61) 98455 </text:p>
            <text:p>                                             </text:p>
            <text:p>                                         </text:p>
            <text:p>                             </text:p>
            <text:p>                             - 9677 </text:p>
            <text:p>                                 </text:p>
            <text:p>                                       </text:p>
            <text:p>                                 </text:p>
            <text:p>                             </text:p>
            <text:p/>
            <text:p>         </text:p>
            <text:p>                             </text:p>
            <text:p>                                         </text:p>
            <text:p>                                             </text:p>
            <text:p>                                                 </text:p>
            <text:p>                                                 (61) 98455 </text:p>
            <text:p>                                             </text:p>
            <text:p>                                         </text:p>
            <text:p>                             </text:p>
            <text:p>                             - 9677 </text:p>
            <text:p>                                 </text:p>
            <text:p>                                       </text:p>
            <text:p>                                 </text:p>
            <text:p>                             </text:p>
            <text:p/>
            <text:p>         </text:p>
            <text:p>                             </text:p>
            <text:p>                                         </text:p>
            <text:p>                                             </text:p>
            <text:p>                                                 </text:p>
            <text:p>                                                 (61) 98455 </text:p>
            <text:p>                                             </text:p>
            <text:p>                                         </text:p>
            <text:p>                             </text:p>
            <text:p>                             - 9677 </text:p>
            <text:p>                                 </text:p>
            <text:p>                                       </text:p>
            <text:p>                                 </text:p>
            <text:p>                             </text:p>
            <text:p/>
            <text:p>         </text:p>
            <text:p>                             </text:p>
            <text:p>                                         </text:p>
            <text:p>                                             </text:p>
            <text:p>                                                 </text:p>
            <text:p>                                                 (61) 98455 </text:p>
            <text:p>                                             </text:p>
            <text:p>                                         </text:p>
            <text:p>                             </text:p>
            <text:p>                             - 9677</text:p>
          </table:table-cell>
          <table:table-cell office:value-type="string" calcext:value-type="string">
            <text:p>357 dias</text:p>
          </table:table-cell>
          <table:table-cell office:value-type="string" calcext:value-type="string">
            <text:p>Não encontrado</text:p>
          </table:table-cell>
          <table:table-cell office:value-type="string" calcext:value-type="string">
            <text:p>Lateral</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EXCELENTE OPORTUNIDADE PELA LOCALIZAÇÃO COMERCIAL E ESQUINA.</text:p>
          </table:table-cell>
          <table:table-cell office:value-type="string" calcext:value-type="string">
            <text:p>ESQUINA <text:s/>RESIDENCIAL/COMERCIAL, LOCALIZADO <text:s/>NA CEILÂNDIA NORTE <text:s/>QNM 06, <text:s/>próximo a outros pontos comerciais com intenso fluxo de pessoas: escolas, faculdades, parada de ônibus, comércios, centro de Ceilândia, feira central e outros. O imóvel é ESCRITURADO E REGISTRADO. Não perca essa chance de morar ou montar seu próprio negócio. TRAGA SUA PROPOSTA. Local tranquilo e de boa vizinhança. ENTRE EM CONTATO COM O CORRETOR E FAÇA UMA VISITA (0,. Creci 26374.</text:p>
          </table:table-cell>
          <table:table-cell office:value-type="string" calcext:value-type="string">
            <text:p>https://www.dfimoveis.com.br/imovel/casa-3-quartos-venda-ceilandia-norte-ceilandia-df-qnm-6-conjunto-n-864909</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15 Conjunto L</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0,01 m²</text:p>
          </table:table-cell>
          <table:table-cell office:value-type="string" calcext:value-type="string">
            <text:p>135,00 m²</text:p>
          </table:table-cell>
          <table:table-cell office:value-type="float" office:value="450" calcext:value-type="float">
            <text:p>450</text:p>
          </table:table-cell>
          <table:table-cell office:value-type="string" calcext:value-type="string">
            <text:p>Área de Lazer, Área de Serviço</text:p>
          </table:table-cell>
          <table:table-cell office:value-type="float" office:value="-15.8127117" calcext:value-type="float">
            <text:p>-15.8127117</text:p>
          </table:table-cell>
          <table:table-cell office:value-type="float" office:value="-48.1332493" calcext:value-type="float">
            <text:p>-48.1332493</text:p>
          </table:table-cell>
          <table:table-cell office:value-type="string" calcext:value-type="string">
            <text:p>MC Imoveis</text:p>
          </table:table-cell>
          <table:table-cell office:value-type="float" office:value="25083" calcext:value-type="float">
            <text:p>25083</text:p>
          </table:table-cell>
          <table:table-cell office:value-type="float" office:value="556133735265" calcext:value-type="float">
            <text:p>556133735265</text:p>
          </table:table-cell>
          <table:table-cell office:value-type="string" calcext:value-type="string">
            <text:p>(61) 3373 </text:p>
            <text:p>                                             </text:p>
            <text:p>                                         </text:p>
            <text:p>                             </text:p>
            <text:p>                             - 5265 </text:p>
            <text:p>                                 </text:p>
            <text:p>                                       </text:p>
            <text:p>                                 </text:p>
            <text:p>                             </text:p>
            <text:p/>
            <text:p>         </text:p>
            <text:p>                             </text:p>
            <text:p>                                         </text:p>
            <text:p>                                             </text:p>
            <text:p>                                                 </text:p>
            <text:p>                                                 (61) 3373 </text:p>
            <text:p>                                             </text:p>
            <text:p>                                         </text:p>
            <text:p>                             </text:p>
            <text:p>                             - 5265 </text:p>
            <text:p>                                 </text:p>
            <text:p>                                       </text:p>
            <text:p>                                 </text:p>
            <text:p>                             </text:p>
            <text:p/>
            <text:p>         </text:p>
            <text:p>                             </text:p>
            <text:p>                                         </text:p>
            <text:p>                                             </text:p>
            <text:p>                                                 </text:p>
            <text:p>                                                 (61) 3373 </text:p>
            <text:p>                                             </text:p>
            <text:p>                                         </text:p>
            <text:p>                             </text:p>
            <text:p>                             - 5265 </text:p>
            <text:p>                                 </text:p>
            <text:p>                                       </text:p>
            <text:p>                                 </text:p>
            <text:p>                             </text:p>
            <text:p/>
            <text:p>         </text:p>
            <text:p>                             </text:p>
            <text:p>                                         </text:p>
            <text:p>                                             </text:p>
            <text:p>                                                 </text:p>
            <text:p>                                                 (61) 3373 </text:p>
            <text:p>                                             </text:p>
            <text:p>                                         </text:p>
            <text:p>                             </text:p>
            <text:p>                             - 5265</text:p>
          </table:table-cell>
          <table:table-cell office:value-type="string" calcext:value-type="string">
            <text:p>42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Localização privilegiada, próximo a comercios e fácil acesso a transportes publicos.</text:p>
          </table:table-cell>
          <table:table-cell office:value-type="string" calcext:value-type="string">
            <text:p>QNP 15 - P norte </text:p>
            <text:p/>
            <text:p>Execelente casa na QNP 15 do P norte com uma ótima localização, casa com uma boa estrutura. </text:p>
            <text:p/>
            <text:p>Casa na laje composta por: </text:p>
            <text:p/>
            <text:p>3 quartos sendo 1 suite (2 quartos com armários) </text:p>
            <text:p>Sala ampla </text:p>
            <text:p>Cozinha com bancada planejada</text:p>
            <text:p>Banheiro social </text:p>
            <text:p>Dispensa </text:p>
            <text:p>Área de serviço coberta </text:p>
            <text:p>Parte superior destinada a área de lazer com churrasqueira, área coberta e banheiro. </text:p>
            <text:p/>
            <text:p>R$450.000,00</text:p>
            <text:p>Aceita financiamento e estuda proposta </text:p>
            <text:p/>
            <text:p>Ligue e agende sua visita </text:p>
            <text:p/>
            <text:p>Mc Imóveis - , /CRECI-CJ 25.083</text:p>
            <text:p>Brandão - , /CRECI-DF 29.782</text:p>
            <text:p/>
            <text:p>Quer comprar ou vende chame a Mc.</text:p>
          </table:table-cell>
          <table:table-cell office:value-type="string" calcext:value-type="string">
            <text:p>https://www.dfimoveis.com.br/imovel/casa-3-quartos-venda-ceilandia-norte-ceilandia-df-qnp-15-conjunto-l-1112726</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3 Conjunto M</text:p>
          </table:table-cell>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Não encontrado</text:p>
          </table:table-cell>
          <table:table-cell office:value-type="string" calcext:value-type="string">
            <text:p>120,00 m²</text:p>
          </table:table-cell>
          <table:table-cell office:value-type="string" calcext:value-type="string">
            <text:p>200,00 m²</text:p>
          </table:table-cell>
          <table:table-cell office:value-type="float" office:value="300" calcext:value-type="float">
            <text:p>300</text:p>
          </table:table-cell>
          <table:table-cell/>
          <table:table-cell office:value-type="float" office:value="-15.7894255" calcext:value-type="float">
            <text:p>-15.7894255</text:p>
          </table:table-cell>
          <table:table-cell office:value-type="float" office:value="-48.1292143" calcext:value-type="float">
            <text:p>-48.1292143</text:p>
          </table:table-cell>
          <table:table-cell office:value-type="string" calcext:value-type="string">
            <text:p>TS2 Imóveis</text:p>
          </table:table-cell>
          <table:table-cell office:value-type="float" office:value="111" calcext:value-type="float">
            <text:p>111</text:p>
          </table:table-cell>
          <table:table-cell office:value-type="float" office:value="5561996570310" calcext:value-type="float">
            <text:p>5561996570310</text:p>
          </table:table-cell>
          <table:table-cell office:value-type="string" calcext:value-type="string">
            <text:p>(61) 99657 </text:p>
            <text:p>                                             </text:p>
            <text:p>                                         </text:p>
            <text:p>                             </text:p>
            <text:p>                             - 0310 </text:p>
            <text:p>                                 </text:p>
            <text:p>                                       </text:p>
            <text:p>                                 </text:p>
            <text:p>                             </text:p>
            <text:p/>
            <text:p>         </text:p>
            <text:p>                             </text:p>
            <text:p>                                         </text:p>
            <text:p>                                             </text:p>
            <text:p>                                                 </text:p>
            <text:p>                                                 (61) 99657 </text:p>
            <text:p>                                             </text:p>
            <text:p>                                         </text:p>
            <text:p>                             </text:p>
            <text:p>                             - 0310 </text:p>
            <text:p>                                 </text:p>
            <text:p>                                       </text:p>
            <text:p>                                 </text:p>
            <text:p>                             </text:p>
            <text:p/>
            <text:p>         </text:p>
            <text:p>                             </text:p>
            <text:p>                                         </text:p>
            <text:p>                                             </text:p>
            <text:p>                                                 </text:p>
            <text:p>                                                 (61) 99657 </text:p>
            <text:p>                                             </text:p>
            <text:p>                                         </text:p>
            <text:p>                             </text:p>
            <text:p>                             - 0310 </text:p>
            <text:p>                                 </text:p>
            <text:p>                                       </text:p>
            <text:p>                                 </text:p>
            <text:p>                             </text:p>
            <text:p/>
            <text:p>         </text:p>
            <text:p>                             </text:p>
            <text:p>                                         </text:p>
            <text:p>                                             </text:p>
            <text:p>                                                 </text:p>
            <text:p>                                                 (61) 99657 </text:p>
            <text:p>                                             </text:p>
            <text:p>                                         </text:p>
            <text:p>                             </text:p>
            <text:p>                             - 0310</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Apresentamos uma oportunidade única de moradia em uma das áreas mais cobiçadas da região, localizada na QNO 13. Esta propriedade destaca-se por sua excelente localização, próxima a pontos de ônibus e variado comércio, incluindo padarias e mercados, garantindo praticidade e conforto para o seu dia a dia.Detalhes do Imóvel Principal:Quartos: 2 <text:s/>quartos, projetados para oferecer conforto e privacidade.Sala: Uma sala acolhedora, ideal para momentos de relaxamento e convívio familiar.Cozinha: Espaço funcional.Banheiro: Equipado, oferecendo comodidade e praticidade.Casa nos Fundos:Além do imóvel principal, a propriedade conta com uma pequena casa nos fundos, oferecendo possibilidades adicionais de uso, seja como espaço para visitas, escritório ou até mesmo para locação, proporcionando uma fonte de renda extra.Características Adicionais:Localização Privilegiada: Acesso fácil a transporte público e comércios variados, como padarias e mercados, tornando o dia a dia mais prático e menos dependente de longos deslocamentos.Ambiente Aconchegante: Tanto o imóvel principal quanto a casa nos fundos foram projetados pensando no conforto e na qualidade de vida dos moradores.Vantagens de Morar na QNO 13:Morar na QNO 13 significa estar em uma localização estratégica, com fácil acesso a serviços essenciais e vias de transporte, além de fazer parte de uma comunidade acolhedora e tranquila.Conclusão:Esta propriedade representa uma excelente escolha para quem busca uma casa confortável, com localização conveniente e o benefício adicional de um espaço extra nos fundos. Seja para famílias em busca de seu novo lar ou investidores procurando por uma oportunidade com potencial de locação, este imóvel na QNO 13 é uma opção que merece atenção.Para mais informações e agendamento de visitas, não hesite em entrar em contato. Descubra tudo que esta casa tem a oferecer e dê o próximo passo em direção ao seu novo lar.</text:p>
          </table:table-cell>
          <table:table-cell office:value-type="string" calcext:value-type="string">
            <text:p>https://www.dfimoveis.com.br/imovel/casa-2-quartos-venda-ceilandia-norte-ceilandia-df-qno-13-conjunto-m-1119682</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11 Conjunto M</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ascente</text:p>
          </table:table-cell>
          <table:table-cell office:value-type="string" calcext:value-type="string">
            <text:p>90,00 m²</text:p>
          </table:table-cell>
          <table:table-cell office:value-type="string" calcext:value-type="string">
            <text:p>Não encontrado</text:p>
          </table:table-cell>
          <table:table-cell office:value-type="float" office:value="215" calcext:value-type="float">
            <text:p>215</text:p>
          </table:table-cell>
          <table:table-cell/>
          <table:table-cell office:value-type="float" office:value="-15.8152116" calcext:value-type="float">
            <text:p>-15.8152116</text:p>
          </table:table-cell>
          <table:table-cell office:value-type="float" office:value="-48.1326285" calcext:value-type="float">
            <text:p>-48.1326285</text:p>
          </table:table-cell>
          <table:table-cell office:value-type="string" calcext:value-type="string">
            <text:p>Imobiliária Estrela</text:p>
          </table:table-cell>
          <table:table-cell office:value-type="float" office:value="208" calcext:value-type="float">
            <text:p>208</text:p>
          </table:table-cell>
          <table:table-cell office:value-type="float" office:value="5561998774806" calcext:value-type="float">
            <text:p>5561998774806</text:p>
          </table:table-cell>
          <table:table-cell office:value-type="string" calcext:value-type="string">
            <text:p>(61) 99877 </text:p>
            <text:p>                                             </text:p>
            <text:p>                                         </text:p>
            <text:p>                             </text:p>
            <text:p>                             - 4806 </text:p>
            <text:p>                                 </text:p>
            <text:p>                                       </text:p>
            <text:p>                                 </text:p>
            <text:p>                             </text:p>
            <text:p/>
            <text:p>         </text:p>
            <text:p>                             </text:p>
            <text:p>                                         </text:p>
            <text:p>                                             </text:p>
            <text:p>                                                 </text:p>
            <text:p>                                                 (61) 99877 </text:p>
            <text:p>                                             </text:p>
            <text:p>                                         </text:p>
            <text:p>                             </text:p>
            <text:p>                             - 4806 </text:p>
            <text:p>                                 </text:p>
            <text:p>                                       </text:p>
            <text:p>                                 </text:p>
            <text:p>                             </text:p>
            <text:p/>
            <text:p>         </text:p>
            <text:p>                             </text:p>
            <text:p>                                         </text:p>
            <text:p>                                             </text:p>
            <text:p>                                                 </text:p>
            <text:p>                                                 (61) 99877 </text:p>
            <text:p>                                             </text:p>
            <text:p>                                         </text:p>
            <text:p>                             </text:p>
            <text:p>                             - 4806 </text:p>
            <text:p>                                 </text:p>
            <text:p>                                       </text:p>
            <text:p>                                 </text:p>
            <text:p>                             </text:p>
            <text:p/>
            <text:p>         </text:p>
            <text:p>                             </text:p>
            <text:p>                                         </text:p>
            <text:p>                                             </text:p>
            <text:p>                                                 </text:p>
            <text:p>                                                 (61) 99877 </text:p>
            <text:p>                                             </text:p>
            <text:p>                                         </text:p>
            <text:p>                             </text:p>
            <text:p>                             - 4806</text:p>
          </table:table-cell>
          <table:table-cell office:value-type="string" calcext:value-type="string">
            <text:p>297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IMOBILIÁRIA ESTRELA DESDE 1970 – VENDE CASA COMPOSTA COM 03 QUARTOS, 01 BANHEIRO SOCIAL, COZINHA, AREA DE SERVIÇO, 02 VAGA DE GARAGEM. PISO EM CERAMICA. TODA FORRADA NO GESSO. FUNDOS COM 01 EDICULA COM 01 COMODO GRANDE E 01 BANHEIRO. TERRENO COM 135M2 E AREA CONSTRUIDA PROXIMO A 90 M2 . </text:p>
            <text:p/>
            <text:p>TRATAR: 9- , -  ZAP OU  ,</text:p>
            <text:p/>
          </table:table-cell>
          <table:table-cell office:value-type="string" calcext:value-type="string">
            <text:p>https://www.dfimoveis.com.br/imovel/casa-3-quartos-venda-ceilandia-norte-ceilandia-df-qnp-11-conjunto-m-982333</text:p>
          </table:table-cell>
        </table:table-row>
        <table:table-row table:style-name="ro15">
          <table:table-cell office:value-type="string" calcext:value-type="string">
            <text:p>CEILÂNDIA</text:p>
          </table:table-cell>
          <table:table-cell office:value-type="string" calcext:value-type="string">
            <text:p>CEILANDIA NORTE</text:p>
          </table:table-cell>
          <table:table-cell office:value-type="string" calcext:value-type="string">
            <text:p>QNM 4 Conjunto F</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Nascente</text:p>
          </table:table-cell>
          <table:table-cell office:value-type="string" calcext:value-type="string">
            <text:p>250,00 m²</text:p>
          </table:table-cell>
          <table:table-cell office:value-type="string" calcext:value-type="string">
            <text:p>Não encontrado</text:p>
          </table:table-cell>
          <table:table-cell office:value-type="float" office:value="269" calcext:value-type="float">
            <text:p>269</text:p>
          </table:table-cell>
          <table:table-cell office:value-type="string" calcext:value-type="string">
            <text:p>Área de Serviço</text:p>
          </table:table-cell>
          <table:table-cell office:value-type="float" office:value="-15.8126773" calcext:value-type="float">
            <text:p>-15.8126773</text:p>
          </table:table-cell>
          <table:table-cell office:value-type="float" office:value="-48.1105953" calcext:value-type="float">
            <text:p>-48.1105953</text:p>
          </table:table-cell>
          <table:table-cell office:value-type="string" calcext:value-type="string">
            <text:p>S Randazzo Imóveis</text:p>
          </table:table-cell>
          <table:table-cell office:value-type="float" office:value="21410" calcext:value-type="float">
            <text:p>21410</text:p>
          </table:table-cell>
          <table:table-cell/>
          <table:table-cell office:value-type="string" calcext:value-type="string">
            <text:p>(61) 98201 </text:p>
            <text:p>                             </text:p>
            <text:p>                             - 0913 </text:p>
            <text:p>                                 </text:p>
            <text:p>                                       </text:p>
            <text:p>                                 </text:p>
            <text:p>                             </text:p>
            <text:p/>
            <text:p>         </text:p>
            <text:p>                             </text:p>
            <text:p>                                     </text:p>
            <text:p>                                     (61) 98201 </text:p>
            <text:p>                             </text:p>
            <text:p>                             - 0913 </text:p>
            <text:p>                                 </text:p>
            <text:p>                                       </text:p>
            <text:p>                                 </text:p>
            <text:p>                             </text:p>
            <text:p/>
            <text:p>         </text:p>
            <text:p>                             </text:p>
            <text:p>                                     </text:p>
            <text:p>                                     (61) 98201 </text:p>
            <text:p>                             </text:p>
            <text:p>                             - 0913 </text:p>
            <text:p>                                 </text:p>
            <text:p>                                       </text:p>
            <text:p>                                 </text:p>
            <text:p>                             </text:p>
            <text:p/>
            <text:p>         </text:p>
            <text:p>                             </text:p>
            <text:p>                                     </text:p>
            <text:p>                                     (61) 98201 </text:p>
            <text:p>                             </text:p>
            <text:p>                             - 0913</text:p>
          </table:table-cell>
          <table:table-cell office:value-type="string" calcext:value-type="string">
            <text:p>343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Imóvel escriturado e com 3 residências para locação </text:p>
          </table:table-cell>
          <table:table-cell office:value-type="string" calcext:value-type="string">
            <text:p>                       **** - ATENÇÃO  INVESTIDOR - *****</text:p>
            <text:p>* - OPORTUNIDADE  -  LOTE  ESCRITURADO  QNM  04,  CJ  F,  LOTE  23</text:p>
            <text:p/>
            <text:p>* - DESCRIÇÃO  DO  IMÓVEL!</text:p>
            <text:p>* - VENDO  LOTE  COM  TRÊS  (03)  (RESIDÊNCIA)</text:p>
            <text:p>* - CADA  UMA DAS RESIDÊNCIA TEM:</text:p>
            <text:p>* - 02 QUARTOS,  SALA, COZINHA,  WC  SOCIAL  e  ÁREA  DE SERVIÇOS</text:p>
            <text:p>* - TODAS  AS RESIDÊNCIA  FORRADA COM FORRO  PVC</text:p>
            <text:p>* -  CADA  RESIDÊNCIA  COM  DIREITO A  UMA  (01)  VAGA  DE  GARAGEM  COBERTA</text:p>
            <text:p>* -  O IMÓVEL  ESTA  ALUGADO, E  TEM  UMA  RENDA  MÊS  DE  R$ 2.400,00</text:p>
            <text:p/>
            <text:p>* - LOTE  EM  UMA  EXCELENTE  LOCALIZAÇÃO, PARA  MORAR  OU  INVESTIR</text:p>
            <text:p/>
            <text:p>* - PRÓXIMO  A  FEIRA  PERMANENTE  DE  CEILÂNDIA</text:p>
            <text:p>* - PRÓXIMO  A  15° DELEGACIA DE POLÍCIA DA CEILÂNDIA</text:p>
            <text:p>* - PRÓXIMO  A  CAIXA  ECONÔMICA  FEDERAL</text:p>
            <text:p>* - PRÓXIMO  A ESCOLAS  PÚBLICA</text:p>
            <text:p>* - PRÓXIMO  A PARADA  DE  ÔNIBUS</text:p>
            <text:p>* - PRÓXIMO  A  POSTO  DE  SAÚDE</text:p>
            <text:p>* - PRÓXIMO  A  FARMÁCIAS</text:p>
            <text:p>* - PRÓXIMO  A AÇOUGUE</text:p>
            <text:p>* - PRÓXIMO  A  UM  VASTO  COMÉRCIO....</text:p>
            <text:p/>
            <text:p>OBS:  IMÓVEL  ESCRITURADO!</text:p>
            <text:p>OBS:  NÃO ACEITA FINANCIAMENTO, POIS  O IMÓVEL  NÃO  TEM  HABITE-SE</text:p>
            <text:p/>
            <text:p>VALOR:  R$ 269.000,00</text:p>
            <text:p>OBS:  SÓ  PAGAMENTO  AVISTA!</text:p>
            <text:p/>
            <text:p>LIGUE E AGENDE UMA VISITA. </text:p>
            <text:p/>
            <text:p>SOUSA - 61 - , / Junior - 61- ,. </text:p>
            <text:p/>
            <text:p>AVALIAMOS E VENDEMOS SEU IMÓVEL EM TODO DF </text:p>
            <text:p/>
            <text:p>OBS: (AVALIAÇÃO GRATUITA). </text:p>
            <text:p>Captador: SOUSA</text:p>
            <text:p/>
            <text:p>OBS: (*A área do imóvel anunciado, é uma estimativa e deverá ser confirmada junto à certidão de ônus do imóvel.*)</text:p>
            <text:p/>
          </table:table-cell>
          <table:table-cell office:value-type="string" calcext:value-type="string">
            <text:p>https://www.dfimoveis.com.br/imovel/casa-2-quartos-venda-ceilandia-norte-ceilandia-df-qnm-4-conjunto-f-843803</text:p>
          </table:table-cell>
        </table:table-row>
        <table:table-row table:style-name="ro16">
          <table:table-cell office:value-type="string" calcext:value-type="string">
            <text:p>CEILÂNDIA</text:p>
          </table:table-cell>
          <table:table-cell office:value-type="string" calcext:value-type="string">
            <text:p>CEILANDIA NORTE</text:p>
          </table:table-cell>
          <table:table-cell office:value-type="string" calcext:value-type="string">
            <text:p>QNO 17 Conjunto 12</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144,00 m²</text:p>
          </table:table-cell>
          <table:table-cell office:value-type="string" calcext:value-type="string">
            <text:p>92,00 m²</text:p>
          </table:table-cell>
          <table:table-cell office:value-type="float" office:value="260" calcext:value-type="float">
            <text:p>260</text:p>
          </table:table-cell>
          <table:table-cell/>
          <table:table-cell office:value-type="float" office:value="-15.7993712" calcext:value-type="float">
            <text:p>-15.7993712</text:p>
          </table:table-cell>
          <table:table-cell office:value-type="float" office:value="-48.1333523" calcext:value-type="float">
            <text:p>-48.1333523</text:p>
          </table:table-cell>
          <table:table-cell office:value-type="string" calcext:value-type="string">
            <text:p>RE/MAX Satélite</text:p>
          </table:table-cell>
          <table:table-cell office:value-type="float" office:value="30598" calcext:value-type="float">
            <text:p>30598</text:p>
          </table:table-cell>
          <table:table-cell office:value-type="float" office:value="5561994507225" calcext:value-type="float">
            <text:p>5561994507225</text:p>
          </table:table-cell>
          <table:table-cell office:value-type="string" calcext:value-type="string">
            <text:p>(61) 3375 </text:p>
            <text:p>                             </text:p>
            <text:p>                             - 3131 </text:p>
            <text:p>                                 </text:p>
            <text:p>                                       </text:p>
            <text:p>                                 </text:p>
            <text:p>                             </text:p>
            <text:p/>
            <text:p>         </text:p>
            <text:p>                             </text:p>
            <text:p>                                     </text:p>
            <text:p>                                     (61) 3375 </text:p>
            <text:p>                             </text:p>
            <text:p>                             - 3131 </text:p>
            <text:p>                                 </text:p>
            <text:p>                                       </text:p>
            <text:p>                                 </text:p>
            <text:p>                             </text:p>
            <text:p/>
            <text:p>         </text:p>
            <text:p>                             </text:p>
            <text:p>                                     </text:p>
            <text:p>                                     (61) 3375 </text:p>
            <text:p>                             </text:p>
            <text:p>                             - 3131 </text:p>
            <text:p>                                 </text:p>
            <text:p>                                       </text:p>
            <text:p>                                 </text:p>
            <text:p>                             </text:p>
            <text:p/>
            <text:p>         </text:p>
            <text:p>                             </text:p>
            <text:p>                                     </text:p>
            <text:p>                                     (61) 3375 </text:p>
            <text:p>                             </text:p>
            <text:p>                             - 3131</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Imóvel com 3 Quartos, Casa dos Fundos na QNO 17</text:p>
          </table:table-cell>
          <table:table-cell office:value-type="string" calcext:value-type="string">
            <text:p>Oportunidade na QNO 17 casa com 3 quartos e casa de fundo.</text:p>
            <text:p/>
            <text:p>Características principais do imóvel:</text:p>
            <text:p/>
            <text:p>Área total: 160m²</text:p>
            <text:p>Casa principal: 3 quartos, sala, cozinha, banheiro e área de serviço.</text:p>
            <text:p>Casa nos fundos: Sala, cozinha e 1 quarto.</text:p>
            <text:p>Garagem: Espaço para 2 carros.</text:p>
            <text:p/>
            <text:p>Localização:</text:p>
            <text:p/>
            <text:p>Imóvel bem localizado, próximo a escolas, igrejas, academias, lojas e mercado, o que facilita o dia a dia.</text:p>
            <text:p>Parada de ônibus próxima, garantindo fácil acesso ao transporte público.</text:p>
            <text:p>Estrutura da casa principal:</text:p>
            <text:p/>
            <text:p>Quartos: 3 quartos amplos, oferecendo bom espaço para uma família.</text:p>
            <text:p>Sala: Ampla, com boa ventilação e iluminação.</text:p>
            <text:p>Cozinha: Espaçosa e funcional, ideal para as necessidades diárias.</text:p>
            <text:p>Banheiro: Bem localizado, com bom tamanho.</text:p>
            <text:p>Área de serviço: Com espaço suficiente para lavanderia.</text:p>
            <text:p/>
            <text:p>Casa dos fundos:</text:p>
            <text:p/>
            <text:p>Composta por 1 quarto, sala e cozinha. Pode ser utilizada como uma moradia independente, para aluguel ou para visitas.</text:p>
            <text:p>Garagem:</text:p>
            <text:p/>
            <text:p>Vaga para 2 carros, garantindo conforto e segurança.</text:p>
            <text:p/>
            <text:p>Vantagens da localização:</text:p>
            <text:p/>
            <text:p>Proximidade de serviços essenciais (escolas, mercado, transporte público, lojas, igrejas, academia, etc.).</text:p>
            <text:p>Bairro tranquilo e de fácil acesso a outros pontos da cidade.</text:p>
            <text:p>Este imóvel é ideal para quem busca um lugar prático e bem localizado, com espaço suficiente para uma família, além de uma casa extra nos fundos, que pode ser usada de diferentes maneiras.</text:p>
            <text:p/>
            <text:p>Valor R$260.000,00  (Duzentos e sessenta mil reais) </text:p>
            <text:p/>
            <text:p>Não perca a oportunidade e agende sua visita e venha conhecer este imóvel que oferece tudo o que você precisa!</text:p>
          </table:table-cell>
          <table:table-cell office:value-type="string" calcext:value-type="string">
            <text:p>https://www.dfimoveis.com.br/imovel/casa-3-quartos-venda-ceilandia-norte-ceilandia-df-qno-17-conjunto-12-1133077</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EQNM 18/20</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Não encontrado</text:p>
          </table:table-cell>
          <table:table-cell office:value-type="string" calcext:value-type="string">
            <text:p>90,00 m²</text:p>
          </table:table-cell>
          <table:table-cell office:value-type="string" calcext:value-type="string">
            <text:p>250,00 m²</text:p>
          </table:table-cell>
          <table:table-cell office:value-type="float" office:value="450" calcext:value-type="float">
            <text:p>450</text:p>
          </table:table-cell>
          <table:table-cell office:value-type="string" calcext:value-type="string">
            <text:p>Varanda, Cozinha Espaçosa</text:p>
          </table:table-cell>
          <table:table-cell office:value-type="float" office:value="-15.8119138" calcext:value-type="float">
            <text:p>-15.8119138</text:p>
          </table:table-cell>
          <table:table-cell office:value-type="float" office:value="-48.1018054" calcext:value-type="float">
            <text:p>-48.1018054</text:p>
          </table:table-cell>
          <table:table-cell office:value-type="string" calcext:value-type="string">
            <text:p>Thiago Cipriano</text:p>
          </table:table-cell>
          <table:table-cell office:value-type="float" office:value="22205" calcext:value-type="float">
            <text:p>22205</text:p>
          </table:table-cell>
          <table:table-cell/>
          <table:table-cell office:value-type="string" calcext:value-type="string">
            <text:p>(61) 97401 </text:p>
            <text:p>                             </text:p>
            <text:p>                             - 1144 </text:p>
            <text:p>                                 </text:p>
            <text:p>                                       </text:p>
            <text:p>                                 </text:p>
            <text:p>                             </text:p>
            <text:p/>
            <text:p>         </text:p>
            <text:p>                             </text:p>
            <text:p>                                     </text:p>
            <text:p>                                     (61) 97401 </text:p>
            <text:p>                             </text:p>
            <text:p>                             - 1144 </text:p>
            <text:p>                                 </text:p>
            <text:p>                                       </text:p>
            <text:p>                                 </text:p>
            <text:p>                             </text:p>
            <text:p/>
            <text:p>         </text:p>
            <text:p>                             </text:p>
            <text:p>                                     </text:p>
            <text:p>                                     (61) 97401 </text:p>
            <text:p>                             </text:p>
            <text:p>                             - 1144 </text:p>
            <text:p>                                 </text:p>
            <text:p>                                       </text:p>
            <text:p>                                 </text:p>
            <text:p>                             </text:p>
            <text:p/>
            <text:p>         </text:p>
            <text:p>                             </text:p>
            <text:p>                                     </text:p>
            <text:p>                                     (61) 97401 </text:p>
            <text:p>                             </text:p>
            <text:p>                             - 1144</text:p>
          </table:table-cell>
          <table:table-cell office:value-type="string" calcext:value-type="string">
            <text:p>540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 * * * * Cipriano Imóveis Vende  * * * * * </text:p>
            <text:p/>
            <text:p/>
            <text:p>*Ética, respeito e responsabilidade são nossos valores!* </text:p>
            <text:p/>
            <text:p/>
            <text:p>Do imóvel: </text:p>
            <text:p/>
            <text:p>Vendo Casa em Ceilândia centro Qnm 18  melhor Quadra de Ceilândia! </text:p>
            <text:p>No centro da cidade, próximo de hospitais, clínicas</text:p>
            <text:p>Casa com 3 quartos, 1 banheiro social, mais Barraco de fundo!!</text:p>
            <text:p>4 vagas de garagem</text:p>
            <text:p>churrasqueira</text:p>
            <text:p/>
            <text:p>Para maiores informações favor entrar em contato. Atenciosamente </text:p>
            <text:p>Tratar Com Thiago: , ou </text:p>
          </table:table-cell>
          <table:table-cell office:value-type="string" calcext:value-type="string">
            <text:p>https://www.dfimoveis.com.br/imovel/casa-3-quartos-venda-ceilandia-norte-ceilandia-df-eqnm-18-20-762062</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21</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ão encontrado</text:p>
          </table:table-cell>
          <table:table-cell office:value-type="string" calcext:value-type="string">
            <text:p>250,00 m²</text:p>
          </table:table-cell>
          <table:table-cell office:value-type="string" calcext:value-type="string">
            <text:p>Não encontrado</text:p>
          </table:table-cell>
          <table:table-cell office:value-type="float" office:value="249" calcext:value-type="float">
            <text:p>249</text:p>
          </table:table-cell>
          <table:table-cell office:value-type="string" calcext:value-type="string">
            <text:p>Cozinha com Armários , Área de Serviço Coberta , Cozinha Espaçosa</text:p>
          </table:table-cell>
          <table:table-cell office:value-type="float" office:value="-15.81003" calcext:value-type="float">
            <text:p>-15.81003</text:p>
          </table:table-cell>
          <table:table-cell office:value-type="float" office:value="-48.120417" calcext:value-type="float">
            <text:p>-48.120417</text:p>
          </table:table-cell>
          <table:table-cell office:value-type="string" calcext:value-type="string">
            <text:p>Walleson Araujo</text:p>
          </table:table-cell>
          <table:table-cell office:value-type="float" office:value="23148" calcext:value-type="float">
            <text:p>23148</text:p>
          </table:table-cell>
          <table:table-cell office:value-type="float" office:value="5561984473127" calcext:value-type="float">
            <text:p>5561984473127</text:p>
          </table:table-cell>
          <table:table-cell office:value-type="string" calcext:value-type="string">
            <text:p>(61) 98447 </text:p>
            <text:p>                                             </text:p>
            <text:p>                                         </text:p>
            <text:p>                             </text:p>
            <text:p>                             - 3127 </text:p>
            <text:p>                                 </text:p>
            <text:p>                                       </text:p>
            <text:p>                                 </text:p>
            <text:p>                             </text:p>
            <text:p/>
            <text:p>         </text:p>
            <text:p>                             </text:p>
            <text:p>                                         </text:p>
            <text:p>                                             </text:p>
            <text:p>                                                 </text:p>
            <text:p>                                                 (61) 98447 </text:p>
            <text:p>                                             </text:p>
            <text:p>                                         </text:p>
            <text:p>                             </text:p>
            <text:p>                             - 3127 </text:p>
            <text:p>                                 </text:p>
            <text:p>                                       </text:p>
            <text:p>                                 </text:p>
            <text:p>                             </text:p>
            <text:p/>
            <text:p>         </text:p>
            <text:p>                             </text:p>
            <text:p>                                         </text:p>
            <text:p>                                             </text:p>
            <text:p>                                                 </text:p>
            <text:p>                                                 (61) 98447 </text:p>
            <text:p>                                             </text:p>
            <text:p>                                         </text:p>
            <text:p>                             </text:p>
            <text:p>                             - 3127 </text:p>
            <text:p>                                 </text:p>
            <text:p>                                       </text:p>
            <text:p>                                 </text:p>
            <text:p>                             </text:p>
            <text:p/>
            <text:p>         </text:p>
            <text:p>                             </text:p>
            <text:p>                                         </text:p>
            <text:p>                                             </text:p>
            <text:p>                                                 </text:p>
            <text:p>                                                 (61) 98447 </text:p>
            <text:p>                                             </text:p>
            <text:p>                                         </text:p>
            <text:p>                             </text:p>
            <text:p>                             - 3127</text:p>
          </table:table-cell>
          <table:table-cell office:value-type="string" calcext:value-type="string">
            <text:p>72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n - Casa 3qts c/ suite</text:p>
          </table:table-cell>
          <table:table-cell office:value-type="string" calcext:value-type="string">
            <text:p>*CASA 3QTS SENDO UMA SUÍTE, SALA, BANHEIRO SOCIAL, COZINHA COM ARMÁRIOS, ÁREA DE SERVIÇO E CASA DE 1QT NOS FUNDOS .</text:p>
            <text:p>** DOCUMENTAÇÃO EM DIA **</text:p>
            <text:p>**SOMENTE PAGAMENTO A VISTA **</text:p>
            <text:p>*NAO ACEITA TROCAS </text:p>
            <text:p>* AGENDAR COM ANTECEDÊNCIA!!!</text:p>
          </table:table-cell>
          <table:table-cell office:value-type="string" calcext:value-type="string">
            <text:p>https://www.dfimoveis.com.br/imovel/casa-3-quartos-venda-ceilandia-norte-ceilandia-df-qnn-21-1097827</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O 1 Conjunto F</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200,00 m²</text:p>
          </table:table-cell>
          <table:table-cell office:value-type="string" calcext:value-type="string">
            <text:p>Não encontrado</text:p>
          </table:table-cell>
          <table:table-cell office:value-type="float" office:value="550" calcext:value-type="float">
            <text:p>550</text:p>
          </table:table-cell>
          <table:table-cell/>
          <table:table-cell office:value-type="float" office:value="-15.7982603" calcext:value-type="float">
            <text:p>-15.7982603</text:p>
          </table:table-cell>
          <table:table-cell office:value-type="float" office:value="-48.1215882" calcext:value-type="float">
            <text:p>-48.1215882</text:p>
          </table:table-cell>
          <table:table-cell office:value-type="string" calcext:value-type="string">
            <text:p>Antônio Soares Netimóveis</text:p>
          </table:table-cell>
          <table:table-cell office:value-type="float" office:value="22846" calcext:value-type="float">
            <text:p>22846</text:p>
          </table:table-cell>
          <table:table-cell office:value-type="float" office:value="5561999835280" calcext:value-type="float">
            <text:p>5561999835280</text:p>
          </table:table-cell>
          <table:table-cell office:value-type="string" calcext:value-type="string">
            <text:p>(61) 3562 </text:p>
            <text:p>                             </text:p>
            <text:p>                             - 1515 </text:p>
            <text:p>                                 </text:p>
            <text:p>                                       </text:p>
            <text:p>                                 </text:p>
            <text:p>                             </text:p>
            <text:p/>
            <text:p>         </text:p>
            <text:p>                             </text:p>
            <text:p>                                     </text:p>
            <text:p>                                     (61) 3562 </text:p>
            <text:p>                             </text:p>
            <text:p>                             - 1515 </text:p>
            <text:p>                                 </text:p>
            <text:p>                                       </text:p>
            <text:p>                                 </text:p>
            <text:p>                             </text:p>
            <text:p/>
            <text:p>         </text:p>
            <text:p>                             </text:p>
            <text:p>                                     </text:p>
            <text:p>                                     (61) 3562 </text:p>
            <text:p>                             </text:p>
            <text:p>                             - 1515 </text:p>
            <text:p>                                 </text:p>
            <text:p>                                       </text:p>
            <text:p>                                 </text:p>
            <text:p>                             </text:p>
            <text:p/>
            <text:p>         </text:p>
            <text:p>                             </text:p>
            <text:p>                                     </text:p>
            <text:p>                                     (61) 3562 </text:p>
            <text:p>                             </text:p>
            <text:p>                             - 1515</text:p>
          </table:table-cell>
          <table:table-cell office:value-type="string" calcext:value-type="string">
            <text:p>178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 Sobrado - Venda - Ceilândia - Ceilândia Norte - Habite-se</text:p>
          </table:table-cell>
          <table:table-cell office:value-type="string" calcext:value-type="string">
            <text:p>Imóvel:</text:p>
            <text:p> </text:p>
            <text:p>Casa de 03 quartos (sendo 01 suíte), sala, copa, cozinha, banheiro social, área de serviço, escritório, garagem e despensa + parte superior.</text:p>
            <text:p> </text:p>
            <text:p>Parte superior:  pode ser utilizado como espaço gourmet ou salão de festas, tendo banheiro para suporte e quarto.</text:p>
            <text:p> </text:p>
            <text:p>Diferencial:</text:p>
            <text:p> </text:p>
            <text:p>Casa com acabamento excelente. 01 suíte aconchegante. Cozinha rica em armários, com fogão cooktop e coifa. Banheiros com box e espaçosos. Ótimo espaço na parte superior, com banheiro de apoio. Casa ventilada e muito bem dividida. 01 quarto, escritório e área de serviço com armários também.</text:p>
            <text:p> </text:p>
            <text:p>Localização: </text:p>
            <text:p> </text:p>
            <text:p>Ótima localização, próximo à comércio local, tal como Jotaká Cozinha + Bar (antigo Potiguar Caldos), Supermercado Super Veneza, Atacadão Ultrabox, academias, restaurantes, igrejas, postos de gasolina, escolas, paradas de ônibus e de fácil acesso às principais vias da cidade (BR-070, entre outros).</text:p>
            <text:p> </text:p>
            <text:p> </text:p>
            <text:p> </text:p>
            <text:p>Valor da venda: R$ 550.000,00</text:p>
            <text:p> </text:p>
            <text:p>Área do terreno: 144m²</text:p>
            <text:p> </text:p>
            <text:p>Área privativa: em torno de 200m².</text:p>
            <text:p> </text:p>
            <text:p>(Os preços e informações poderão sofrer alterações sem aviso prévio. Por este motivo, solicitamos a confirmação com nossos consultores).</text:p>
            <text:p> </text:p>
            <text:p> </text:p>
            <text:p> </text:p>
            <text:p/>
          </table:table-cell>
          <table:table-cell office:value-type="string" calcext:value-type="string">
            <text:p>https://www.dfimoveis.com.br/imovel/casa-3-quartos-venda-ceilandia-norte-ceilandia-df-qno-1-conjunto-f-444698</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5</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ão encontrado</text:p>
          </table:table-cell>
          <table:table-cell office:value-type="string" calcext:value-type="string">
            <text:p>120,00 m²</text:p>
          </table:table-cell>
          <table:table-cell office:value-type="string" calcext:value-type="string">
            <text:p>Não encontrado</text:p>
          </table:table-cell>
          <table:table-cell office:value-type="float" office:value="365" calcext:value-type="float">
            <text:p>365</text:p>
          </table:table-cell>
          <table:table-cell/>
          <table:table-cell office:value-type="float" office:value="-15.7864823" calcext:value-type="float">
            <text:p>-15.7864823</text:p>
          </table:table-cell>
          <table:table-cell office:value-type="float" office:value="-48.1316357" calcext:value-type="float">
            <text:p>-48.1316357</text:p>
          </table:table-cell>
          <table:table-cell office:value-type="string" calcext:value-type="string">
            <text:p>Imobiliária Borges</text:p>
          </table:table-cell>
          <table:table-cell office:value-type="float" office:value="20647" calcext:value-type="float">
            <text:p>20647</text:p>
          </table:table-cell>
          <table:table-cell office:value-type="float" office:value="5561983144060" calcext:value-type="float">
            <text:p>5561983144060</text:p>
          </table:table-cell>
          <table:table-cell office:value-type="string" calcext:value-type="string">
            <text:p>(61) 98314 </text:p>
            <text:p>                                             </text:p>
            <text:p>                                         </text:p>
            <text:p>                             </text:p>
            <text:p>                             - 4060 </text:p>
            <text:p>                                 </text:p>
            <text:p>                                       </text:p>
            <text:p>                                 </text:p>
            <text:p>                             </text:p>
            <text:p/>
            <text:p>         </text:p>
            <text:p>                             </text:p>
            <text:p>                                         </text:p>
            <text:p>                                             </text:p>
            <text:p>                                                 </text:p>
            <text:p>                                                 (61) 98314 </text:p>
            <text:p>                                             </text:p>
            <text:p>                                         </text:p>
            <text:p>                             </text:p>
            <text:p>                             - 4060 </text:p>
            <text:p>                                 </text:p>
            <text:p>                                       </text:p>
            <text:p>                                 </text:p>
            <text:p>                             </text:p>
            <text:p/>
            <text:p>         </text:p>
            <text:p>                             </text:p>
            <text:p>                                         </text:p>
            <text:p>                                             </text:p>
            <text:p>                                                 </text:p>
            <text:p>                                                 (61) 98314 </text:p>
            <text:p>                                             </text:p>
            <text:p>                                         </text:p>
            <text:p>                             </text:p>
            <text:p>                             - 4060 </text:p>
            <text:p>                                 </text:p>
            <text:p>                                       </text:p>
            <text:p>                                 </text:p>
            <text:p>                             </text:p>
            <text:p/>
            <text:p>         </text:p>
            <text:p>                             </text:p>
            <text:p>                                         </text:p>
            <text:p>                                             </text:p>
            <text:p>                                                 </text:p>
            <text:p>                                                 (61) 98314 </text:p>
            <text:p>                                             </text:p>
            <text:p>                                         </text:p>
            <text:p>                             </text:p>
            <text:p>                             - 4060</text:p>
          </table:table-cell>
          <table:table-cell office:value-type="string" calcext:value-type="string">
            <text:p>143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Excelente casa de 3 quartos, sendo 1 suíte, banheiro, sala, copa e cozinha, area de serviço, garagem para 3 veículos, toda no porcelanato, forro no acartonado.</text:p>
            <text:p/>
            <text:p> Proximo do comercio, escolas, paradas de ônibus. Venha fazer uma visita!</text:p>
          </table:table-cell>
          <table:table-cell office:value-type="string" calcext:value-type="string">
            <text:p>https://www.dfimoveis.com.br/imovel/casa-3-quartos-venda-ceilandia-norte-ceilandia-df-qno-15-1068439</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19 Conjunto G</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Não encontrado</text:p>
          </table:table-cell>
          <table:table-cell table:number-columns-repeated="2" office:value-type="string" calcext:value-type="string">
            <text:p>135,00 m²</text:p>
          </table:table-cell>
          <table:table-cell office:value-type="float" office:value="410" calcext:value-type="float">
            <text:p>410</text:p>
          </table:table-cell>
          <table:table-cell office:value-type="string" calcext:value-type="string">
            <text:p>Despensa , Varanda</text:p>
          </table:table-cell>
          <table:table-cell office:value-type="float" office:value="-15.8071219" calcext:value-type="float">
            <text:p>-15.8071219</text:p>
          </table:table-cell>
          <table:table-cell office:value-type="float" office:value="-48.1357325" calcext:value-type="float">
            <text:p>-48.1357325</text:p>
          </table:table-cell>
          <table:table-cell office:value-type="string" calcext:value-type="string">
            <text:p>VISION CONSULTORIA IMOBILIÁRIA</text:p>
          </table:table-cell>
          <table:table-cell office:value-type="float" office:value="28091" calcext:value-type="float">
            <text:p>28091</text:p>
          </table:table-cell>
          <table:table-cell office:value-type="float" office:value="5561998470533" calcext:value-type="float">
            <text:p>5561998470533</text:p>
          </table:table-cell>
          <table:table-cell office:value-type="string" calcext:value-type="string">
            <text:p>(61) 99847 </text:p>
            <text:p>                                             </text:p>
            <text:p>                                         </text:p>
            <text:p>                             </text:p>
            <text:p>                             - 0533 </text:p>
            <text:p>                                 </text:p>
            <text:p>                                       </text:p>
            <text:p>                                 </text:p>
            <text:p>                             </text:p>
            <text:p/>
            <text:p>         </text:p>
            <text:p>                             </text:p>
            <text:p>                                         </text:p>
            <text:p>                                             </text:p>
            <text:p>                                                 </text:p>
            <text:p>                                                 (61) 99847 </text:p>
            <text:p>                                             </text:p>
            <text:p>                                         </text:p>
            <text:p>                             </text:p>
            <text:p>                             - 0533 </text:p>
            <text:p>                                 </text:p>
            <text:p>                                       </text:p>
            <text:p>                                 </text:p>
            <text:p>                             </text:p>
            <text:p/>
            <text:p>         </text:p>
            <text:p>                             </text:p>
            <text:p>                                         </text:p>
            <text:p>                                             </text:p>
            <text:p>                                                 </text:p>
            <text:p>                                                 (61) 99847 </text:p>
            <text:p>                                             </text:p>
            <text:p>                                         </text:p>
            <text:p>                             </text:p>
            <text:p>                             - 0533 </text:p>
            <text:p>                                 </text:p>
            <text:p>                                       </text:p>
            <text:p>                                 </text:p>
            <text:p>                             </text:p>
            <text:p/>
            <text:p>         </text:p>
            <text:p>                             </text:p>
            <text:p>                                         </text:p>
            <text:p>                                             </text:p>
            <text:p>                                                 </text:p>
            <text:p>                                                 (61) 99847 </text:p>
            <text:p>                                             </text:p>
            <text:p>                                         </text:p>
            <text:p>                             </text:p>
            <text:p>                             - 0533</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com 4 dormitórios à venda, 135 m² por R$ 410.000,00 - Ceilândia Norte - Ceilândia/DF</text:p>
          </table:table-cell>
          <table:table-cell office:value-type="string" calcext:value-type="string">
            <text:p>CASA À VENDA  P. NORTE</text:p>
            <text:p/>
            <text:p>Valor: R$ 410.000</text:p>
            <text:p/>
            <text:p>Detalhes do imóvel:</text:p>
            <text:p><text:tab/><text:tab/>4 quartos (sendo 1 DCE)</text:p>
            <text:p><text:tab/><text:tab/>Quintal</text:p>
            <text:p><text:tab/><text:tab/>Varanda</text:p>
            <text:p><text:tab/><text:tab/>Área de serviço</text:p>
            <text:p><text:tab/><text:tab/>Banheiro social</text:p>
            <text:p><text:tab/><text:tab/>Lavabo com banheira</text:p>
            <text:p><text:tab/><text:tab/>Cozinha</text:p>
            <text:p><text:tab/><text:tab/>Sala de jantar</text:p>
            <text:p><text:tab/><text:tab/>Sala de estar</text:p>
            <text:p/>
            <text:p>Localização privilegiada:</text:p>
            <text:p><text:tab/><text:tab/>Ao lado de escola</text:p>
            <text:p><text:tab/><text:tab/>Próximo à delegacia</text:p>
            <text:p><text:tab/><text:tab/>2 paradas de ônibus nas proximidades</text:p>
            <text:p><text:tab/><text:tab/>Supermercados e comércio local</text:p>
            <text:p><text:tab/><text:tab/>Posto de saúde</text:p>
          </table:table-cell>
          <table:table-cell office:value-type="string" calcext:value-type="string">
            <text:p>https://www.dfimoveis.com.br/imovel/casa-4-quartos-venda-ceilandia-norte-ceilandia-df-qnp-19-conjunto-g-1121145</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23 Conjunto F</text:p>
          </table:table-cell>
          <table:table-cell office:value-type="float" office:value="5" calcext:value-type="float">
            <text:p>5</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ão encontrado</text:p>
          </table:table-cell>
          <table:table-cell office:value-type="string" calcext:value-type="string">
            <text:p>377,00 m²</text:p>
          </table:table-cell>
          <table:table-cell office:value-type="string" calcext:value-type="string">
            <text:p>250,00 m²</text:p>
          </table:table-cell>
          <table:table-cell office:value-type="float" office:value="850" calcext:value-type="float">
            <text:p>850</text:p>
          </table:table-cell>
          <table:table-cell/>
          <table:table-cell office:value-type="float" office:value="-15.8072596" calcext:value-type="float">
            <text:p>-15.8072596</text:p>
          </table:table-cell>
          <table:table-cell office:value-type="float" office:value="-48.1227296" calcext:value-type="float">
            <text:p>-48.1227296</text:p>
          </table:table-cell>
          <table:table-cell office:value-type="string" calcext:value-type="string">
            <text:p>Sampaio Imóveis DF</text:p>
          </table:table-cell>
          <table:table-cell office:value-type="float" office:value="21946" calcext:value-type="float">
            <text:p>21946</text:p>
          </table:table-cell>
          <table:table-cell office:value-type="float" office:value="556133720330" calcext:value-type="float">
            <text:p>556133720330</text:p>
          </table:table-cell>
          <table:table-cell office:value-type="string" calcext:value-type="string">
            <text:p>(61) 3372 </text:p>
            <text:p>                                             </text:p>
            <text:p>                                         </text:p>
            <text:p>                             </text:p>
            <text:p>                             - 0330 </text:p>
            <text:p>                                 </text:p>
            <text:p>                                       </text:p>
            <text:p>                                 </text:p>
            <text:p>                             </text:p>
            <text:p/>
            <text:p>         </text:p>
            <text:p>                             </text:p>
            <text:p>                                         </text:p>
            <text:p>                                             </text:p>
            <text:p>                                                 </text:p>
            <text:p>                                                 (61) 3372 </text:p>
            <text:p>                                             </text:p>
            <text:p>                                         </text:p>
            <text:p>                             </text:p>
            <text:p>                             - 0330 </text:p>
            <text:p>                                 </text:p>
            <text:p>                                       </text:p>
            <text:p>                                 </text:p>
            <text:p>                             </text:p>
            <text:p/>
            <text:p>         </text:p>
            <text:p>                             </text:p>
            <text:p>                                         </text:p>
            <text:p>                                             </text:p>
            <text:p>                                                 </text:p>
            <text:p>                                                 (61) 3372 </text:p>
            <text:p>                                             </text:p>
            <text:p>                                         </text:p>
            <text:p>                             </text:p>
            <text:p>                             - 0330 </text:p>
            <text:p>                                 </text:p>
            <text:p>                                       </text:p>
            <text:p>                                 </text:p>
            <text:p>                             </text:p>
            <text:p/>
            <text:p>         </text:p>
            <text:p>                             </text:p>
            <text:p>                                         </text:p>
            <text:p>                                             </text:p>
            <text:p>                                                 </text:p>
            <text:p>                                                 (61) 3372 </text:p>
            <text:p>                                             </text:p>
            <text:p>                                         </text:p>
            <text:p>                             </text:p>
            <text:p>                             - 0330</text:p>
          </table:table-cell>
          <table:table-cell office:value-type="string" calcext:value-type="string">
            <text:p>186 dias</text:p>
          </table:table-cell>
          <table:table-cell table:number-columns-repeated="3" office:value-type="string" calcext:value-type="string">
            <text:p>Não encontrado</text:p>
          </table:table-cell>
          <table:table-cell office:value-type="string" calcext:value-type="string">
            <text:p>27/03/2025</text:p>
          </table:table-cell>
          <table:table-cell office:value-type="string" calcext:value-type="string">
            <text:p>Não econtrado</text:p>
          </table:table-cell>
          <table:table-cell office:value-type="string" calcext:value-type="string">
            <text:p>2 Andares</text:p>
          </table:table-cell>
          <table:table-cell office:value-type="string" calcext:value-type="string">
            <text:p>Sobrado com 5 dormitórios à venda, 377 m² por R$ 850.000,00 - Ceilândia Norte - Ceilândia/DF</text:p>
          </table:table-cell>
          <table:table-cell office:value-type="string" calcext:value-type="string">
            <text:p>Sobrado com 5 Quartos em QNN 23, Conjunto F!</text:p>
            <text:p/>
            <text:p>Esta é a oportunidade que você esperava para adquirir um espaçoso sobrado em uma localização privilegiada de Brasília.</text:p>
            <text:p/>
            <text:p>CARACTERÍSTICAS:</text:p>
            <text:p/>
            <text:p> - 5 Quartos, sendo 1 suíte</text:p>
            <text:p> - 2 Salas </text:p>
            <text:p> - Copa e cozinha</text:p>
            <text:p> - 3 Banheiros sociais</text:p>
            <text:p> - 2 Varandas para momentos de relaxamento</text:p>
            <text:p> - Área de serviços para maior comodidade.</text:p>
            <text:p/>
            <text:p>CASA DOS FUNDOS:</text:p>
            <text:p> - 2 Quartos</text:p>
            <text:p> - Sala aconchegante</text:p>
            <text:p> - Cozinha funcional</text:p>
            <text:p> - 1 Banheiro social.</text:p>
            <text:p/>
            <text:p>INFRAESTRUTURA:</text:p>
            <text:p> - Sobrado com 3 andares, sendo o último destinado à área de lazer com churrasqueira</text:p>
            <text:p> - Todo na laje, garantindo maior durabilidade e segurança</text:p>
            <text:p> - Garagem para 4 carros, com portão eletrônico para sua comodidade.</text:p>
            <text:p>Para maiores informações entre em contato</text:p>
            <text:p>Por telefone , ou ,</text:p>
            <text:p>Instagram: @sampaioimoveisdf</text:p>
            <text:p>Site: sampaioimoveisdf.com.br </text:p>
            <text:p/>
            <text:p>Não deixe escapar essa oportunidade de investimento! Agende sua visita agora mesmo.</text:p>
          </table:table-cell>
          <table:table-cell office:value-type="string" calcext:value-type="string">
            <text:p>https://www.dfimoveis.com.br/imovel/casa-4-quartos-venda-ceilandia-norte-ceilandia-df-qnn-23-conjunto-f-968900</text:p>
          </table:table-cell>
        </table:table-row>
        <table:table-row table:style-name="ro5">
          <table:table-cell office:value-type="string" calcext:value-type="string">
            <text:p>CEILÂNDIA</text:p>
          </table:table-cell>
          <table:table-cell office:value-type="string" calcext:value-type="string">
            <text:p>CEILANDIA NORTE</text:p>
          </table:table-cell>
          <table:table-cell office:value-type="string" calcext:value-type="string">
            <text:p>QNM 4 Conjunto L</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Não encontrado</text:p>
          </table:table-cell>
          <table:table-cell table:number-columns-repeated="2" office:value-type="string" calcext:value-type="string">
            <text:p>250,00 m²</text:p>
          </table:table-cell>
          <table:table-cell office:value-type="float" office:value="300" calcext:value-type="float">
            <text:p>300</text:p>
          </table:table-cell>
          <table:table-cell/>
          <table:table-cell office:value-type="float" office:value="-15.8120186" calcext:value-type="float">
            <text:p>-15.8120186</text:p>
          </table:table-cell>
          <table:table-cell office:value-type="float" office:value="-48.109044" calcext:value-type="float">
            <text:p>-48.109044</text:p>
          </table:table-cell>
          <table:table-cell office:value-type="string" calcext:value-type="string">
            <text:p>Nogueira Imóveis</text:p>
          </table:table-cell>
          <table:table-cell office:value-type="float" office:value="13957" calcext:value-type="float">
            <text:p>13957</text:p>
          </table:table-cell>
          <table:table-cell office:value-type="float" office:value="5561992882451" calcext:value-type="float">
            <text:p>5561992882451</text:p>
          </table:table-cell>
          <table:table-cell office:value-type="string" calcext:value-type="string">
            <text:p>(61) 99288 </text:p>
            <text:p>                                             </text:p>
            <text:p>                                         </text:p>
            <text:p>                             </text:p>
            <text:p>                             - 2451 </text:p>
            <text:p>                                 </text:p>
            <text:p>                                       </text:p>
            <text:p>                                 </text:p>
            <text:p>                             </text:p>
            <text:p>                             </text:p>
            <text:p>                                         </text:p>
            <text:p>                                             </text:p>
            <text:p>                                                 </text:p>
            <text:p>                                                 (61) 99288 </text:p>
            <text:p>                                             </text:p>
            <text:p>                                         </text:p>
            <text:p>                             </text:p>
            <text:p>                             - 2456 </text:p>
            <text:p>                                 </text:p>
            <text:p>                                       </text:p>
            <text:p>                                 </text:p>
            <text:p>                             </text:p>
            <text:p/>
            <text:p>         </text:p>
            <text:p>                             </text:p>
            <text:p>                                         </text:p>
            <text:p>                                             </text:p>
            <text:p>                                                 </text:p>
            <text:p>                                                 (61) 99288 </text:p>
            <text:p>                                             </text:p>
            <text:p>                                         </text:p>
            <text:p>                             </text:p>
            <text:p>                             - 2451 </text:p>
            <text:p>                                 </text:p>
            <text:p>                                       </text:p>
            <text:p>                                 </text:p>
            <text:p>                             </text:p>
            <text:p>                             </text:p>
            <text:p>                                         </text:p>
            <text:p>                                             </text:p>
            <text:p>                                                 </text:p>
            <text:p>                                                 (61) 99288 </text:p>
            <text:p>                                             </text:p>
            <text:p>                                         </text:p>
            <text:p>                             </text:p>
            <text:p>                             - 2456 </text:p>
            <text:p>                                 </text:p>
            <text:p>                                       </text:p>
            <text:p>                                 </text:p>
            <text:p>                             </text:p>
            <text:p/>
            <text:p>         </text:p>
            <text:p>                             </text:p>
            <text:p>                                         </text:p>
            <text:p>                                             </text:p>
            <text:p>                                                 </text:p>
            <text:p>                                                 (61) 99288 </text:p>
            <text:p>                                             </text:p>
            <text:p>                                         </text:p>
            <text:p>                             </text:p>
            <text:p>                             - 2451 </text:p>
            <text:p>                                 </text:p>
            <text:p>                                       </text:p>
            <text:p>                                 </text:p>
            <text:p>                             </text:p>
            <text:p>                             </text:p>
            <text:p>                                         </text:p>
            <text:p>                                             </text:p>
            <text:p>                                                 </text:p>
            <text:p>                                                 (61) 99288 </text:p>
            <text:p>                                             </text:p>
            <text:p>                                         </text:p>
            <text:p>                             </text:p>
            <text:p>                             - 2456 </text:p>
            <text:p>                                 </text:p>
            <text:p>                                       </text:p>
            <text:p>                                 </text:p>
            <text:p>                             </text:p>
            <text:p/>
            <text:p>         </text:p>
            <text:p>                             </text:p>
            <text:p>                                         </text:p>
            <text:p>                                             </text:p>
            <text:p>                                                 </text:p>
            <text:p>                                                 (61) 99288 </text:p>
            <text:p>                                             </text:p>
            <text:p>                                         </text:p>
            <text:p>                             </text:p>
            <text:p>                             - 2451 </text:p>
            <text:p>                                 </text:p>
            <text:p>                                       </text:p>
            <text:p>                                 </text:p>
            <text:p>                             </text:p>
            <text:p>                             </text:p>
            <text:p>                                         </text:p>
            <text:p>                                             </text:p>
            <text:p>                                                 </text:p>
            <text:p>                                                 (61) 99288 </text:p>
            <text:p>                                             </text:p>
            <text:p>                                         </text:p>
            <text:p>                             </text:p>
            <text:p>                             - 2456</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para venda na QNM 04 CEILÂNDIA NORTE</text:p>
          </table:table-cell>
          <table:table-cell office:value-type="string" calcext:value-type="string">
            <text:p>NOGUEIRA IMÓVEIS VENDE COM EXCLUSIVIDADE!! Terreno de 250,00m2 com 4 moradias! Ideal para investidor! Um fator importante, o preço está diferenciado da região!  Localizado na QNM 04 Ceilândia Norte</text:p>
            <text:p/>
            <text:p>Imóvel possui casa de frente composta de 2 quartos, sala, cozinha, banheiro,  + 3 kitinetes nos fundos 1 quarto, sala cozinha e banheiro, no quintal,  tem bastante espaço ao ar livre</text:p>
            <text:p/>
            <text:p> Diferencial Todos os cômodos tem ventilação natural com 3 relógios de energia e água comum a todos, com espaço para carros  todos com área de serviço individualizadas, documentação pronta para transferir. Quitado escriturado. </text:p>
            <text:p>Vizinhança maravilhosa,  aqui, você encontrará uma gama de comércios de fácil acesso, metrô,  ponto de ônibus, escola, mercado espírito santo, farmácias, academia, , padaria e afins,  somente há 500m do Centro de Ceilândia</text:p>
            <text:p> Agende uma visita e descubra como este imóvel pode ser o que você está procurando. </text:p>
            <text:p/>
            <text:p>Fale com a Nogueira Imóveis, </text:p>
            <text:p>Sempre Realizando Sonhos com Solidez, </text:p>
            <text:p>Segurança e Seriedade!! </text:p>
            <text:p>CRECI J: 13957</text:p>
            <text:p/>
          </table:table-cell>
          <table:table-cell office:value-type="string" calcext:value-type="string">
            <text:p>https://www.dfimoveis.com.br/imovel/casa-2-quartos-venda-ceilandia-norte-ceilandia-df-qnm-4-conjunto-l-1089815</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9 Conjunto 38</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ão encontrado</text:p>
          </table:table-cell>
          <table:table-cell table:number-columns-repeated="2" office:value-type="string" calcext:value-type="string">
            <text:p>153,00 m²</text:p>
          </table:table-cell>
          <table:table-cell office:value-type="float" office:value="200" calcext:value-type="float">
            <text:p>200</text:p>
          </table:table-cell>
          <table:table-cell/>
          <table:table-cell office:value-type="float" office:value="-15.7918409" calcext:value-type="float">
            <text:p>-15.7918409</text:p>
          </table:table-cell>
          <table:table-cell office:value-type="float" office:value="-48.136084" calcext:value-type="float">
            <text:p>-48.136084</text:p>
          </table:table-cell>
          <table:table-cell office:value-type="string" calcext:value-type="string">
            <text:p>Beiramar Imóveis</text:p>
          </table:table-cell>
          <table:table-cell office:value-type="float" office:value="20346" calcext:value-type="float">
            <text:p>20346</text:p>
          </table:table-cell>
          <table:table-cell office:value-type="float" office:value="556132621001" calcext:value-type="float">
            <text:p>556132621001</text:p>
          </table:table-cell>
          <table:table-cell office:value-type="string" calcext:value-type="string">
            <text:p>(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Excelente casa com 2 quartos - Ceilândia Norte</text:p>
          </table:table-cell>
          <table:table-cell office:value-type="string" calcext:value-type="string">
            <text:p>Oportunidade Imperdível Próxima à UPA!</text:p>
            <text:p/>
            <text:p>Este imóvel é ideal para quem busca conforto, praticidade e uma excelente localização, com fácil acesso a serviços essenciais e comodidades. Aproveite essa chance de adquirir seu novo lar!</text:p>
            <text:p/>
            <text:p>Composição do Imóvel:</text:p>
            <text:p>2 Quartos bem distribuídos</text:p>
            <text:p>Sala ampla e arejada</text:p>
            <text:p>Banheiro social completo</text:p>
            <text:p>Copa para refeições em família</text:p>
            <text:p>Cozinha funcional e prática</text:p>
            <text:p>Área de serviço separada</text:p>
            <text:p>Garagem coberta para 2 carros</text:p>
            <text:p>Gesso cartonado de alta qualidade, garantindo um ambiente sofisticado e moderno</text:p>
            <text:p>Facilidade de Pagamento:</text:p>
            <text:p>No momento não está aceitando  financiamento por falta de documentação, mas está sendo providenciada.</text:p>
            <text:p>Estuda aceitar carro como parte de pagamento.</text:p>
          </table:table-cell>
          <table:table-cell office:value-type="string" calcext:value-type="string">
            <text:p>https://www.dfimoveis.com.br/imovel/casa-2-quartos-venda-ceilandia-norte-ceilandia-df-qno-19-conjunto-38-963361</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13 Conjunto N</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scente</text:p>
          </table:table-cell>
          <table:table-cell office:value-type="string" calcext:value-type="string">
            <text:p>125,00 m²</text:p>
          </table:table-cell>
          <table:table-cell office:value-type="string" calcext:value-type="string">
            <text:p>135,00 m²</text:p>
          </table:table-cell>
          <table:table-cell office:value-type="float" office:value="250" calcext:value-type="float">
            <text:p>250</text:p>
          </table:table-cell>
          <table:table-cell office:value-type="string" calcext:value-type="string">
            <text:p>Área de Serviço</text:p>
          </table:table-cell>
          <table:table-cell office:value-type="float" office:value="-15.8112486" calcext:value-type="float">
            <text:p>-15.8112486</text:p>
          </table:table-cell>
          <table:table-cell office:value-type="float" office:value="-48.1295247" calcext:value-type="float">
            <text:p>-48.1295247</text:p>
          </table:table-cell>
          <table:table-cell office:value-type="string" calcext:value-type="string">
            <text:p>Adeildo Oliveira</text:p>
          </table:table-cell>
          <table:table-cell office:value-type="float" office:value="30835" calcext:value-type="float">
            <text:p>30835</text:p>
          </table:table-cell>
          <table:table-cell office:value-type="float" office:value="5561996091131" calcext:value-type="float">
            <text:p>5561996091131</text:p>
          </table:table-cell>
          <table:table-cell office:value-type="string" calcext:value-type="string">
            <text:p>(61) 99609 </text:p>
            <text:p>                                             </text:p>
            <text:p>                                         </text:p>
            <text:p>                             </text:p>
            <text:p>                             - 1131 </text:p>
            <text:p>                                 </text:p>
            <text:p>                                       </text:p>
            <text:p>                                 </text:p>
            <text:p>                             </text:p>
            <text:p/>
            <text:p>         </text:p>
            <text:p>                             </text:p>
            <text:p>                                         </text:p>
            <text:p>                                             </text:p>
            <text:p>                                                 </text:p>
            <text:p>                                                 (61) 99609 </text:p>
            <text:p>                                             </text:p>
            <text:p>                                         </text:p>
            <text:p>                             </text:p>
            <text:p>                             - 1131 </text:p>
            <text:p>                                 </text:p>
            <text:p>                                       </text:p>
            <text:p>                                 </text:p>
            <text:p>                             </text:p>
            <text:p/>
            <text:p>         </text:p>
            <text:p>                             </text:p>
            <text:p>                                         </text:p>
            <text:p>                                             </text:p>
            <text:p>                                                 </text:p>
            <text:p>                                                 (61) 99609 </text:p>
            <text:p>                                             </text:p>
            <text:p>                                         </text:p>
            <text:p>                             </text:p>
            <text:p>                             - 1131 </text:p>
            <text:p>                                 </text:p>
            <text:p>                                       </text:p>
            <text:p>                                 </text:p>
            <text:p>                             </text:p>
            <text:p/>
            <text:p>         </text:p>
            <text:p>                             </text:p>
            <text:p>                                         </text:p>
            <text:p>                                             </text:p>
            <text:p>                                                 </text:p>
            <text:p>                                                 (61) 99609 </text:p>
            <text:p>                                             </text:p>
            <text:p>                                         </text:p>
            <text:p>                             </text:p>
            <text:p>                             - 1131</text:p>
          </table:table-cell>
          <table:table-cell office:value-type="string" calcext:value-type="string">
            <text:p>440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em ótima quadra do setor P norte, perto de escola, comércio, parada de ônibus.</text:p>
          </table:table-cell>
          <table:table-cell office:value-type="string" calcext:value-type="string">
            <text:p>Casa na QNP 13 conjunto N - P Norte. </text:p>
            <text:p>Valor: 250.000</text:p>
            <text:p/>
            <text:p>3 quartos, 1 banheiro, sala, cozinha, área de serviço e forro PVC.</text:p>
            <text:p/>
            <text:p>Nos fundos, casa independente </text:p>
            <text:p>com 1 quarto, sala, cozinha, banheiro e forro PVC.</text:p>
            <text:p/>
            <text:p>Quitada e escriturada!</text:p>
            <text:p/>
            <text:p>ACEITA FINANCIAMENTO.</text:p>
            <text:p/>
            <text:p>Contatos: </text:p>
            <text:p>Adeildo Oliveira Creci/DF: 30.835</text:p>
            <text:p>,</text:p>
            <text:p>Glaucia Lucena Creci/DF: 19.635</text:p>
            <text:p>,</text:p>
            <text:p/>
          </table:table-cell>
          <table:table-cell office:value-type="string" calcext:value-type="string">
            <text:p>https://www.dfimoveis.com.br/imovel/casa-3-quartos-venda-ceilandia-norte-ceilandia-df-qnp-13-conjunto-n-896644</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26</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ão encontrado</text:p>
          </table:table-cell>
          <table:table-cell office:value-type="string" calcext:value-type="string">
            <text:p>176,00 m²</text:p>
          </table:table-cell>
          <table:table-cell office:value-type="string" calcext:value-type="string">
            <text:p>250,00 m²</text:p>
          </table:table-cell>
          <table:table-cell office:value-type="float" office:value="369" calcext:value-type="float">
            <text:p>369</text:p>
          </table:table-cell>
          <table:table-cell office:value-type="string" calcext:value-type="string">
            <text:p>Portão Eletrônico</text:p>
          </table:table-cell>
          <table:table-cell office:value-type="float" office:value="-15.8393234" calcext:value-type="float">
            <text:p>-15.8393234</text:p>
          </table:table-cell>
          <table:table-cell office:value-type="float" office:value="-48.1007369" calcext:value-type="float">
            <text:p>-48.1007369</text:p>
          </table:table-cell>
          <table:table-cell office:value-type="string" calcext:value-type="string">
            <text:p>Simóvel</text:p>
          </table:table-cell>
          <table:table-cell office:value-type="float" office:value="6041" calcext:value-type="float">
            <text:p>6041</text:p>
          </table:table-cell>
          <table:table-cell office:value-type="float" office:value="556131420404" calcext:value-type="float">
            <text:p>556131420404</text:p>
          </table:table-cell>
          <table:table-cell office:value-type="string" calcext:value-type="string">
            <text:p>(61) 3142 </text:p>
            <text:p>                                             </text:p>
            <text:p>                                         </text:p>
            <text:p>                             </text:p>
            <text:p>                             - 0404 </text:p>
            <text:p>                                 </text:p>
            <text:p>                                       </text:p>
            <text:p>                                 </text:p>
            <text:p>                             </text:p>
            <text:p/>
            <text:p>         </text:p>
            <text:p>                             </text:p>
            <text:p>                                         </text:p>
            <text:p>                                             </text:p>
            <text:p>                                                 </text:p>
            <text:p>                                                 (61) 3142 </text:p>
            <text:p>                                             </text:p>
            <text:p>                                         </text:p>
            <text:p>                             </text:p>
            <text:p>                             - 0404 </text:p>
            <text:p>                                 </text:p>
            <text:p>                                       </text:p>
            <text:p>                                 </text:p>
            <text:p>                             </text:p>
            <text:p/>
            <text:p>         </text:p>
            <text:p>                             </text:p>
            <text:p>                                         </text:p>
            <text:p>                                             </text:p>
            <text:p>                                                 </text:p>
            <text:p>                                                 (61) 3142 </text:p>
            <text:p>                                             </text:p>
            <text:p>                                         </text:p>
            <text:p>                             </text:p>
            <text:p>                             - 0404 </text:p>
            <text:p>                                 </text:p>
            <text:p>                                       </text:p>
            <text:p>                                 </text:p>
            <text:p>                             </text:p>
            <text:p/>
            <text:p>         </text:p>
            <text:p>                             </text:p>
            <text:p>                                         </text:p>
            <text:p>                                             </text:p>
            <text:p>                                                 </text:p>
            <text:p>                                                 (61) 3142 </text:p>
            <text:p>                                             </text:p>
            <text:p>                                         </text:p>
            <text:p>                             </text:p>
            <text:p>                             - 0404</text:p>
          </table:table-cell>
          <table:table-cell office:value-type="string" calcext:value-type="string">
            <text:p>178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M 26, casa de 176m², 4 qtos, suíte, laje, lote de 250m², armários - R$: 369.000</text:p>
          </table:table-cell>
          <table:table-cell office:value-type="string" calcext:value-type="string">
            <text:p>QNM 26, casa de 176m², 4 qtos, suíte, laje, lote de 250m², armários - R$: 369.000</text:p>
            <text:p/>
            <text:p>Localização privilegiada: Próximo a escolas, pontos de ônibus, fácil acesso à Avenida Hélio Prates, comércio local forte com supermercado Ultrabox (24h), drogasil, atacadão Droga Center, padarias, academia SmartFit, BlueFit, Corpo e Saúde, restaurantes e mais... </text:p>
            <text:p/>
            <text:p>Parte da frente na laje, apenas 2 quartos dos fundos no forro.</text:p>
            <text:p/>
            <text:p>Aceita financiamento e FGTS.</text:p>
            <text:p/>
            <text:p>Casa de 176m² em lote de 250m²:</text:p>
            <text:p/>
            <text:p>- Sala de TV</text:p>
            <text:p>- Sala de jantar</text:p>
            <text:p>- 4 quartos, sendo 1 suíte</text:p>
            <text:p>- Cozinha com armários planejados e bancada em granito</text:p>
            <text:p>- Área de serviço</text:p>
            <text:p>- WC social</text:p>
            <text:p>- Garagem para 3 carros.</text:p>
            <text:p/>
            <text:p>Parte da frente na laje, apenas 2 quartos dos fundos no forro.</text:p>
            <text:p/>
            <text:p>Aceita financiamento e FGTS.</text:p>
            <text:p/>
            <text:p>Entre em contato para mais informações sobre o imóvel - , / (61) 9 , - Pedro</text:p>
            <text:p/>
            <text:p>Visite também nosso Facebook e Instagram: @simovelimobiliaria</text:p>
            <text:p/>
            <text:p>CRECI-DF: 20233</text:p>
          </table:table-cell>
          <table:table-cell office:value-type="string" calcext:value-type="string">
            <text:p>https://www.dfimoveis.com.br/imovel/casa-4-quartos-venda-ceilandia-norte-ceilandia-df-qnm-26-1002657</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P 5 Conjunto O</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115,00 m²</text:p>
          </table:table-cell>
          <table:table-cell office:value-type="string" calcext:value-type="string">
            <text:p>135,00 m²</text:p>
          </table:table-cell>
          <table:table-cell office:value-type="float" office:value="265" calcext:value-type="float">
            <text:p>265</text:p>
          </table:table-cell>
          <table:table-cell/>
          <table:table-cell office:value-type="float" office:value="-15.8198213" calcext:value-type="float">
            <text:p>-15.8198213</text:p>
          </table:table-cell>
          <table:table-cell office:value-type="float" office:value="-48.1266142" calcext:value-type="float">
            <text:p>-48.1266142</text:p>
          </table:table-cell>
          <table:table-cell office:value-type="string" calcext:value-type="string">
            <text:p>Cinzel Imobiliária</text:p>
          </table:table-cell>
          <table:table-cell office:value-type="float" office:value="454" calcext:value-type="float">
            <text:p>454</text:p>
          </table:table-cell>
          <table:table-cell/>
          <table:table-cell office:value-type="string" calcext:value-type="string">
            <text:p>(61) 3351 </text:p>
            <text:p>                             </text:p>
            <text:p>                             - 2929 </text:p>
            <text:p>                                 </text:p>
            <text:p>                                       </text:p>
            <text:p>                                 </text:p>
            <text:p>                             </text:p>
            <text:p/>
            <text:p>         </text:p>
            <text:p>                             </text:p>
            <text:p>                                     </text:p>
            <text:p>                                     (61) 3351 </text:p>
            <text:p>                             </text:p>
            <text:p>                             - 2929 </text:p>
            <text:p>                                 </text:p>
            <text:p>                                       </text:p>
            <text:p>                                 </text:p>
            <text:p>                             </text:p>
            <text:p/>
            <text:p>         </text:p>
            <text:p>                             </text:p>
            <text:p>                                     </text:p>
            <text:p>                                     (61) 3351 </text:p>
            <text:p>                             </text:p>
            <text:p>                             - 2929 </text:p>
            <text:p>                                 </text:p>
            <text:p>                                       </text:p>
            <text:p>                                 </text:p>
            <text:p>                             </text:p>
            <text:p/>
            <text:p>         </text:p>
            <text:p>                             </text:p>
            <text:p>                                     </text:p>
            <text:p>                                     (61) 3351 </text:p>
            <text:p>                             </text:p>
            <text:p>                             - 2929</text:p>
          </table:table-cell>
          <table:table-cell office:value-type="string" calcext:value-type="string">
            <text:p>204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CINZEL IMOBILIÁRIA COM 50 ANOS NO MERCADO IMOBILIÁRIO VENDE NA QNP 5 CONJUNTO O CASA FORRADA E COMPOSTA DE SALA, DOIS QUARTOS COPA/COZINHA BANHEIRO SOCIAL, GARAGEM PARA DOIS CARROS .</text:p>
            <text:p/>
            <text:p>TRATAR COM GILVAN ,/</text:p>
          </table:table-cell>
          <table:table-cell office:value-type="string" calcext:value-type="string">
            <text:p>https://www.dfimoveis.com.br/imovel/casa-2-quartos-venda-ceilandia-norte-ceilandia-df-qnp-5-conjunto-o-1033262</text:p>
          </table:table-cell>
        </table:table-row>
        <table:table-row table:style-name="ro5">
          <table:table-cell office:value-type="string" calcext:value-type="string">
            <text:p>CEILÂNDIA</text:p>
          </table:table-cell>
          <table:table-cell office:value-type="string" calcext:value-type="string">
            <text:p>CEILANDIA NORTE</text:p>
          </table:table-cell>
          <table:table-cell office:value-type="string" calcext:value-type="string">
            <text:p>QNM 2 Conjunto C</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ão encontrado</text:p>
          </table:table-cell>
          <table:table-cell office:value-type="string" calcext:value-type="string">
            <text:p>250,00 m²</text:p>
          </table:table-cell>
          <table:table-cell office:value-type="string" calcext:value-type="string">
            <text:p>Não encontrado</text:p>
          </table:table-cell>
          <table:table-cell office:value-type="float" office:value="750" calcext:value-type="float">
            <text:p>750</text:p>
          </table:table-cell>
          <table:table-cell/>
          <table:table-cell office:value-type="float" office:value="-15.8185995" calcext:value-type="float">
            <text:p>-15.8185995</text:p>
          </table:table-cell>
          <table:table-cell office:value-type="float" office:value="-48.1074135" calcext:value-type="float">
            <text:p>-48.1074135</text:p>
          </table:table-cell>
          <table:table-cell office:value-type="string" calcext:value-type="string">
            <text:p>JReis Escritório Imobiliário</text:p>
          </table:table-cell>
          <table:table-cell office:value-type="float" office:value="20927" calcext:value-type="float">
            <text:p>20927</text:p>
          </table:table-cell>
          <table:table-cell office:value-type="float" office:value="5561985307570" calcext:value-type="float">
            <text:p>5561985307570</text:p>
          </table:table-cell>
          <table:table-cell office:value-type="string" calcext:value-type="string">
            <text:p>(61) 98530 </text:p>
            <text:p>                                             </text:p>
            <text:p>                                         </text:p>
            <text:p>                             </text:p>
            <text:p>                             - 7570 </text:p>
            <text:p>                                 </text:p>
            <text:p>                                       </text:p>
            <text:p>                                 </text:p>
            <text:p>                             </text:p>
            <text:p>                             </text:p>
            <text:p>                                         </text:p>
            <text:p>                                             </text:p>
            <text:p>                                                 </text:p>
            <text:p>                                                 (61) 98327 </text:p>
            <text:p>                                             </text:p>
            <text:p>                                         </text:p>
            <text:p>                             </text:p>
            <text:p>                             - 4241 </text:p>
            <text:p>                                 </text:p>
            <text:p>                                       </text:p>
            <text:p>                                 </text:p>
            <text:p>                             </text:p>
            <text:p/>
            <text:p>         </text:p>
            <text:p>                             </text:p>
            <text:p>                                         </text:p>
            <text:p>                                             </text:p>
            <text:p>                                                 </text:p>
            <text:p>                                                 (61) 98530 </text:p>
            <text:p>                                             </text:p>
            <text:p>                                         </text:p>
            <text:p>                             </text:p>
            <text:p>                             - 7570 </text:p>
            <text:p>                                 </text:p>
            <text:p>                                       </text:p>
            <text:p>                                 </text:p>
            <text:p>                             </text:p>
            <text:p>                             </text:p>
            <text:p>                                         </text:p>
            <text:p>                                             </text:p>
            <text:p>                                                 </text:p>
            <text:p>                                                 (61) 98327 </text:p>
            <text:p>                                             </text:p>
            <text:p>                                         </text:p>
            <text:p>                             </text:p>
            <text:p>                             - 4241 </text:p>
            <text:p>                                 </text:p>
            <text:p>                                       </text:p>
            <text:p>                                 </text:p>
            <text:p>                             </text:p>
            <text:p/>
            <text:p>         </text:p>
            <text:p>                             </text:p>
            <text:p>                                         </text:p>
            <text:p>                                             </text:p>
            <text:p>                                                 </text:p>
            <text:p>                                                 (61) 98530 </text:p>
            <text:p>                                             </text:p>
            <text:p>                                         </text:p>
            <text:p>                             </text:p>
            <text:p>                             - 7570 </text:p>
            <text:p>                                 </text:p>
            <text:p>                                       </text:p>
            <text:p>                                 </text:p>
            <text:p>                             </text:p>
            <text:p>                             </text:p>
            <text:p>                                         </text:p>
            <text:p>                                             </text:p>
            <text:p>                                                 </text:p>
            <text:p>                                                 (61) 98327 </text:p>
            <text:p>                                             </text:p>
            <text:p>                                         </text:p>
            <text:p>                             </text:p>
            <text:p>                             - 4241 </text:p>
            <text:p>                                 </text:p>
            <text:p>                                       </text:p>
            <text:p>                                 </text:p>
            <text:p>                             </text:p>
            <text:p/>
            <text:p>         </text:p>
            <text:p>                             </text:p>
            <text:p>                                         </text:p>
            <text:p>                                             </text:p>
            <text:p>                                                 </text:p>
            <text:p>                                                 (61) 98530 </text:p>
            <text:p>                                             </text:p>
            <text:p>                                         </text:p>
            <text:p>                             </text:p>
            <text:p>                             - 7570 </text:p>
            <text:p>                                 </text:p>
            <text:p>                                       </text:p>
            <text:p>                                 </text:p>
            <text:p>                             </text:p>
            <text:p>                             </text:p>
            <text:p>                                         </text:p>
            <text:p>                                             </text:p>
            <text:p>                                                 </text:p>
            <text:p>                                                 (61) 98327 </text:p>
            <text:p>                                             </text:p>
            <text:p>                                         </text:p>
            <text:p>                             </text:p>
            <text:p>                             - 4241</text:p>
          </table:table-cell>
          <table:table-cell office:value-type="string" calcext:value-type="string">
            <text:p>211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OPORTUNIDADE: CASA DE LAJ NA QNM 2</text:p>
          </table:table-cell>
          <table:table-cell office:value-type="string" calcext:value-type="string">
            <text:p>JREIS ESCRITÓRIO IMOBILIÁRIA</text:p>
            <text:p/>
            <text:p>- Casa composta por:</text:p>
            <text:p>* 3 quartos sendo uma suíte</text:p>
            <text:p>* Laje</text:p>
            <text:p>* Sala</text:p>
            <text:p>* Jardim de inverno</text:p>
            <text:p>* Cozinha ampla</text:p>
            <text:p>* 1 banheiro social</text:p>
            <text:p>* Área de serviço</text:p>
            <text:p>* Corredor de circulação</text:p>
            <text:p>* Garagem coberta</text:p>
            <text:p>* Escritório</text:p>
            <text:p>* Lavabo</text:p>
            <text:p/>
            <text:p>Creci 20.927</text:p>
            <text:p>Deus seja louvado!</text:p>
          </table:table-cell>
          <table:table-cell office:value-type="string" calcext:value-type="string">
            <text:p>https://www.dfimoveis.com.br/imovel/casa-4-quartos-venda-ceilandia-norte-ceilandia-df-qnm-2-conjunto-c-1030649</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21 Conjunto J</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Não encontrado</text:p>
          </table:table-cell>
          <table:table-cell office:value-type="string" calcext:value-type="string">
            <text:p>250,00 m²</text:p>
          </table:table-cell>
          <table:table-cell office:value-type="string" calcext:value-type="string">
            <text:p>Não encontrado</text:p>
          </table:table-cell>
          <table:table-cell office:value-type="float" office:value="330" calcext:value-type="float">
            <text:p>330</text:p>
          </table:table-cell>
          <table:table-cell/>
          <table:table-cell office:value-type="float" office:value="-15.8128654" calcext:value-type="float">
            <text:p>-15.8128654</text:p>
          </table:table-cell>
          <table:table-cell office:value-type="float" office:value="-48.1218239" calcext:value-type="float">
            <text:p>-48.1218239</text:p>
          </table:table-cell>
          <table:table-cell office:value-type="string" calcext:value-type="string">
            <text:p>Divino Morais</text:p>
          </table:table-cell>
          <table:table-cell office:value-type="float" office:value="15814" calcext:value-type="float">
            <text:p>15814</text:p>
          </table:table-cell>
          <table:table-cell office:value-type="float" office:value="5561981454877" calcext:value-type="float">
            <text:p>5561981454877</text:p>
          </table:table-cell>
          <table:table-cell office:value-type="string" calcext:value-type="string">
            <text:p>(61) 98145 </text:p>
            <text:p>                                             </text:p>
            <text:p>                                         </text:p>
            <text:p>                             </text:p>
            <text:p>                             - 4877 </text:p>
            <text:p>                                 </text:p>
            <text:p>                                       </text:p>
            <text:p>                                 </text:p>
            <text:p>                             </text:p>
            <text:p/>
            <text:p>         </text:p>
            <text:p>                             </text:p>
            <text:p>                                         </text:p>
            <text:p>                                             </text:p>
            <text:p>                                                 </text:p>
            <text:p>                                                 (61) 98145 </text:p>
            <text:p>                                             </text:p>
            <text:p>                                         </text:p>
            <text:p>                             </text:p>
            <text:p>                             - 4877 </text:p>
            <text:p>                                 </text:p>
            <text:p>                                       </text:p>
            <text:p>                                 </text:p>
            <text:p>                             </text:p>
            <text:p/>
            <text:p>         </text:p>
            <text:p>                             </text:p>
            <text:p>                                         </text:p>
            <text:p>                                             </text:p>
            <text:p>                                                 </text:p>
            <text:p>                                                 (61) 98145 </text:p>
            <text:p>                                             </text:p>
            <text:p>                                         </text:p>
            <text:p>                             </text:p>
            <text:p>                             - 4877 </text:p>
            <text:p>                                 </text:p>
            <text:p>                                       </text:p>
            <text:p>                                 </text:p>
            <text:p>                             </text:p>
            <text:p/>
            <text:p>         </text:p>
            <text:p>                             </text:p>
            <text:p>                                         </text:p>
            <text:p>                                             </text:p>
            <text:p>                                                 </text:p>
            <text:p>                                                 (61) 98145 </text:p>
            <text:p>                                             </text:p>
            <text:p>                                         </text:p>
            <text:p>                             </text:p>
            <text:p>                             - 4877</text:p>
          </table:table-cell>
          <table:table-cell office:value-type="string" calcext:value-type="string">
            <text:p>133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Vanuza Vasconcelos vende na QNN 21 Conjunto J, perto de tudo, metrô, faculdade, parada de ônibus e comércio diversificado!!</text:p>
            <text:p/>
            <text:p>Duas casas com entrada independente, 2 quartos cada casa, sala, cozinha, banheiro.</text:p>
            <text:p>Em uma das casas, com churrasqueira, bancada em granito!!</text:p>
            <text:p>Vaga de garagem para 06 carros!!</text:p>
            <text:p/>
            <text:p>Agende sua visita!!</text:p>
            <text:p>Vanuza Vasconcelos 61.9.,</text:p>
            <text:p>CRECI DF PF 17577</text:p>
            <text:p/>
            <text:p>Os valores e informações constantes no anúncio estão sujeitos a alteração sem aviso prévio e os interessados deverão consultar nossos consultores e certidão de ônus do imóvel.</text:p>
          </table:table-cell>
          <table:table-cell office:value-type="string" calcext:value-type="string">
            <text:p>https://www.dfimoveis.com.br/imovel/casa-2-quartos-venda-ceilandia-norte-ceilandia-df-qnn-21-conjunto-j-1073179</text:p>
          </table:table-cell>
        </table:table-row>
        <table:table-row table:style-name="ro5">
          <table:table-cell office:value-type="string" calcext:value-type="string">
            <text:p>CEILÂNDIA</text:p>
          </table:table-cell>
          <table:table-cell office:value-type="string" calcext:value-type="string">
            <text:p>CEILANDIA NORTE</text:p>
          </table:table-cell>
          <table:table-cell office:value-type="string" calcext:value-type="string">
            <text:p>QNM 20 Conjunto J</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ascente</text:p>
          </table:table-cell>
          <table:table-cell table:number-columns-repeated="2" office:value-type="string" calcext:value-type="string">
            <text:p>250,00 m²</text:p>
          </table:table-cell>
          <table:table-cell office:value-type="float" office:value="420" calcext:value-type="float">
            <text:p>420</text:p>
          </table:table-cell>
          <table:table-cell office:value-type="string" calcext:value-type="string">
            <text:p>Aceita Pets, Área de Serviço, Cozinha com Armários , Jardim, Portão Eletrônico, Área de Serviço Coberta , Cozinha Espaçosa</text:p>
          </table:table-cell>
          <table:table-cell office:value-type="float" office:value="-15.8085004" calcext:value-type="float">
            <text:p>-15.8085004</text:p>
          </table:table-cell>
          <table:table-cell office:value-type="float" office:value="-48.1040801" calcext:value-type="float">
            <text:p>-48.1040801</text:p>
          </table:table-cell>
          <table:table-cell office:value-type="string" calcext:value-type="string">
            <text:p>Cristiano e Cilas Negócios Imobiliários</text:p>
          </table:table-cell>
          <table:table-cell office:value-type="float" office:value="17643" calcext:value-type="float">
            <text:p>17643</text:p>
          </table:table-cell>
          <table:table-cell office:value-type="float" office:value="5561995685597" calcext:value-type="float">
            <text:p>5561995685597</text:p>
          </table:table-cell>
          <table:table-cell office:value-type="string" calcext:value-type="string">
            <text:p>(61) 99568 </text:p>
            <text:p>                                             </text:p>
            <text:p>                                         </text:p>
            <text:p>                             </text:p>
            <text:p>                             - 5597 </text:p>
            <text:p>                                 </text:p>
            <text:p>                                       </text:p>
            <text:p>                                 </text:p>
            <text:p>                             </text:p>
            <text:p>                             </text:p>
            <text:p>                                         </text:p>
            <text:p>                                             </text:p>
            <text:p>                                                 </text:p>
            <text:p>                                                 (61) 98162 </text:p>
            <text:p>                                             </text:p>
            <text:p>                                         </text:p>
            <text:p>                             </text:p>
            <text:p>                             - 0371 </text:p>
            <text:p>                                 </text:p>
            <text:p>                                       </text:p>
            <text:p>                                 </text:p>
            <text:p>                             </text:p>
            <text:p/>
            <text:p>         </text:p>
            <text:p>                             </text:p>
            <text:p>                                         </text:p>
            <text:p>                                             </text:p>
            <text:p>                                                 </text:p>
            <text:p>                                                 (61) 99568 </text:p>
            <text:p>                                             </text:p>
            <text:p>                                         </text:p>
            <text:p>                             </text:p>
            <text:p>                             - 5597 </text:p>
            <text:p>                                 </text:p>
            <text:p>                                       </text:p>
            <text:p>                                 </text:p>
            <text:p>                             </text:p>
            <text:p>                             </text:p>
            <text:p>                                         </text:p>
            <text:p>                                             </text:p>
            <text:p>                                                 </text:p>
            <text:p>                                                 (61) 98162 </text:p>
            <text:p>                                             </text:p>
            <text:p>                                         </text:p>
            <text:p>                             </text:p>
            <text:p>                             - 0371 </text:p>
            <text:p>                                 </text:p>
            <text:p>                                       </text:p>
            <text:p>                                 </text:p>
            <text:p>                             </text:p>
            <text:p/>
            <text:p>         </text:p>
            <text:p>                             </text:p>
            <text:p>                                         </text:p>
            <text:p>                                             </text:p>
            <text:p>                                                 </text:p>
            <text:p>                                                 (61) 99568 </text:p>
            <text:p>                                             </text:p>
            <text:p>                                         </text:p>
            <text:p>                             </text:p>
            <text:p>                             - 5597 </text:p>
            <text:p>                                 </text:p>
            <text:p>                                       </text:p>
            <text:p>                                 </text:p>
            <text:p>                             </text:p>
            <text:p>                             </text:p>
            <text:p>                                         </text:p>
            <text:p>                                             </text:p>
            <text:p>                                                 </text:p>
            <text:p>                                                 (61) 98162 </text:p>
            <text:p>                                             </text:p>
            <text:p>                                         </text:p>
            <text:p>                             </text:p>
            <text:p>                             - 0371 </text:p>
            <text:p>                                 </text:p>
            <text:p>                                       </text:p>
            <text:p>                                 </text:p>
            <text:p>                             </text:p>
            <text:p/>
            <text:p>         </text:p>
            <text:p>                             </text:p>
            <text:p>                                         </text:p>
            <text:p>                                             </text:p>
            <text:p>                                                 </text:p>
            <text:p>                                                 (61) 99568 </text:p>
            <text:p>                                             </text:p>
            <text:p>                                         </text:p>
            <text:p>                             </text:p>
            <text:p>                             - 5597 </text:p>
            <text:p>                                 </text:p>
            <text:p>                                       </text:p>
            <text:p>                                 </text:p>
            <text:p>                             </text:p>
            <text:p>                             </text:p>
            <text:p>                                         </text:p>
            <text:p>                                             </text:p>
            <text:p>                                                 </text:p>
            <text:p>                                                 (61) 98162 </text:p>
            <text:p>                                             </text:p>
            <text:p>                                         </text:p>
            <text:p>                             </text:p>
            <text:p>                             - 0371</text:p>
          </table:table-cell>
          <table:table-cell office:value-type="string" calcext:value-type="string">
            <text:p>121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M 20, Lote 250m2, Casa 4Qts, Laje, Aceita Financiamento, 420 mil</text:p>
          </table:table-cell>
          <table:table-cell office:value-type="string" calcext:value-type="string">
            <text:p>Ótima Oportunidade! Casa com Excelente Estrutura! </text:p>
            <text:p/>
            <text:p>4 Quartos - parte principal na laje</text:p>
            <text:p>2 Banheiros</text:p>
            <text:p>Living Espaçoso e Sala de TV</text:p>
            <text:p>Cozinha com Armários Planejados</text:p>
            <text:p>Churrasqueira e Forno a Lenha para momentos de lazer com a família e amigos!</text:p>
            <text:p> </text:p>
            <text:p>Aceita financiamento e FGTS!</text:p>
            <text:p/>
            <text:p>Não perca a chance de viver em uma casa com excelente estrutura e em um local tranquilo e bem localizado. Aproveite essa oportunidade para morar bem!</text:p>
            <text:p/>
            <text:p>Agende sua visita agora e venha conhecer sua nova casa!</text:p>
            <text:p/>
            <text:p>R$ 420.000,00</text:p>
          </table:table-cell>
          <table:table-cell office:value-type="string" calcext:value-type="string">
            <text:p>https://www.dfimoveis.com.br/imovel/casa-4-quartos-venda-ceilandia-norte-ceilandia-df-qnm-20-conjunto-j-1077785</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21 Conjunto D</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Não encontrado</text:p>
          </table:table-cell>
          <table:table-cell table:number-columns-repeated="2" office:value-type="string" calcext:value-type="string">
            <text:p>250,00 m²</text:p>
          </table:table-cell>
          <table:table-cell office:value-type="float" office:value="500" calcext:value-type="float">
            <text:p>500</text:p>
          </table:table-cell>
          <table:table-cell/>
          <table:table-cell office:value-type="float" office:value="-15.8122844" calcext:value-type="float">
            <text:p>-15.8122844</text:p>
          </table:table-cell>
          <table:table-cell office:value-type="float" office:value="-48.1201958" calcext:value-type="float">
            <text:p>-48.1201958</text:p>
          </table:table-cell>
          <table:table-cell office:value-type="string" calcext:value-type="string">
            <text:p>Urbanic Imóveis</text:p>
          </table:table-cell>
          <table:table-cell office:value-type="float" office:value="27544" calcext:value-type="float">
            <text:p>27544</text:p>
          </table:table-cell>
          <table:table-cell office:value-type="float" office:value="556137974677" calcext:value-type="float">
            <text:p>556137974677</text:p>
          </table:table-cell>
          <table:table-cell office:value-type="string" calcext:value-type="string">
            <text:p>(61) 3797 </text:p>
            <text:p>                                             </text:p>
            <text:p>                                         </text:p>
            <text:p>                             </text:p>
            <text:p>                             - 4677 </text:p>
            <text:p>                                 </text:p>
            <text:p>                                       </text:p>
            <text:p>                                 </text:p>
            <text:p>                             </text:p>
            <text:p/>
            <text:p>         </text:p>
            <text:p>                             </text:p>
            <text:p>                                         </text:p>
            <text:p>                                             </text:p>
            <text:p>                                                 </text:p>
            <text:p>                                                 (61) 3797 </text:p>
            <text:p>                                             </text:p>
            <text:p>                                         </text:p>
            <text:p>                             </text:p>
            <text:p>                             - 4677 </text:p>
            <text:p>                                 </text:p>
            <text:p>                                       </text:p>
            <text:p>                                 </text:p>
            <text:p>                             </text:p>
            <text:p/>
            <text:p>         </text:p>
            <text:p>                             </text:p>
            <text:p>                                         </text:p>
            <text:p>                                             </text:p>
            <text:p>                                                 </text:p>
            <text:p>                                                 (61) 3797 </text:p>
            <text:p>                                             </text:p>
            <text:p>                                         </text:p>
            <text:p>                             </text:p>
            <text:p>                             - 4677 </text:p>
            <text:p>                                 </text:p>
            <text:p>                                       </text:p>
            <text:p>                                 </text:p>
            <text:p>                             </text:p>
            <text:p/>
            <text:p>         </text:p>
            <text:p>                             </text:p>
            <text:p>                                         </text:p>
            <text:p>                                             </text:p>
            <text:p>                                                 </text:p>
            <text:p>                                                 (61) 3797 </text:p>
            <text:p>                                             </text:p>
            <text:p>                                         </text:p>
            <text:p>                             </text:p>
            <text:p>                             - 4677</text:p>
          </table:table-cell>
          <table:table-cell office:value-type="string" calcext:value-type="string">
            <text:p>186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N 21 - 250M² - 3 QUARTOS - ÓTIMA LOCALIZAÇÃO - CEILÂNDIA/DF</text:p>
          </table:table-cell>
          <table:table-cell office:value-type="string" calcext:value-type="string">
            <text:p>Excelente oportunidade!</text:p>
            <text:p>Casa à venda na QNN 21, Ceilândia Norte/DF</text:p>
            <text:p/>
            <text:p>Situada em uma das maiores e mais completas regiões do DF, esse imóvel encontra-se próximo às escolas, paradas de ônibus, estação de metrô, mercados e mais uma ampla variedade de comércio. São 250m² divididos em duas casas, ambas com as portas principais e janelas em blindex. Ideal para quem deseja investir, as casas possuem ambientes amplos e arejados e garagem coberta para até 3 carros. É a oportunidade perfeita para você investir em um imóvel bem localizado e com ótimo potencial. </text:p>
            <text:p/>
            <text:p>Características casa principal:</text:p>
            <text:p>- Sala ampla </text:p>
            <text:p>- Cozinha</text:p>
            <text:p>- 03 quartos</text:p>
            <text:p>- Banheiro social </text:p>
            <text:p>- Área de serviço</text:p>
            <text:p>- DCE</text:p>
            <text:p/>
            <text:p>Casa dos fundos:</text:p>
            <text:p>- Sala ampla </text:p>
            <text:p>- Cozinha com bancada em granito </text:p>
            <text:p>- 02 suítes sendo 01 com closet</text:p>
            <text:p>- Lavabo  </text:p>
            <text:p>- Escritório </text:p>
            <text:p/>
            <text:p>A área do imóvel anunciado é uma estimativa e deverá ser confirmada junto à certidão de ônus do imóvel ou na Secretaria da Fazenda do DF. Valores e condições sujeitos a alteração sem prévio aviso.</text:p>
          </table:table-cell>
          <table:table-cell office:value-type="string" calcext:value-type="string">
            <text:p>https://www.dfimoveis.com.br/imovel/casa-3-quartos-venda-ceilandia-norte-ceilandia-df-qnn-21-conjunto-d-1006656</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37 Conjunto C</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ão encontrado</text:p>
          </table:table-cell>
          <table:table-cell table:number-columns-repeated="2" office:value-type="string" calcext:value-type="string">
            <text:p>144,00 m²</text:p>
          </table:table-cell>
          <table:table-cell office:value-type="float" office:value="220" calcext:value-type="float">
            <text:p>220</text:p>
          </table:table-cell>
          <table:table-cell/>
          <table:table-cell office:value-type="float" office:value="-15.8128838" calcext:value-type="float">
            <text:p>-15.8128838</text:p>
          </table:table-cell>
          <table:table-cell office:value-type="float" office:value="-48.1257658" calcext:value-type="float">
            <text:p>-48.1257658</text:p>
          </table:table-cell>
          <table:table-cell office:value-type="string" calcext:value-type="string">
            <text:p>Sampaio Imóveis DF</text:p>
          </table:table-cell>
          <table:table-cell office:value-type="float" office:value="21946" calcext:value-type="float">
            <text:p>21946</text:p>
          </table:table-cell>
          <table:table-cell office:value-type="float" office:value="556133720330" calcext:value-type="float">
            <text:p>556133720330</text:p>
          </table:table-cell>
          <table:table-cell office:value-type="string" calcext:value-type="string">
            <text:p>(61) 3372 </text:p>
            <text:p>                                             </text:p>
            <text:p>                                         </text:p>
            <text:p>                             </text:p>
            <text:p>                             - 0330 </text:p>
            <text:p>                                 </text:p>
            <text:p>                                       </text:p>
            <text:p>                                 </text:p>
            <text:p>                             </text:p>
            <text:p/>
            <text:p>         </text:p>
            <text:p>                             </text:p>
            <text:p>                                         </text:p>
            <text:p>                                             </text:p>
            <text:p>                                                 </text:p>
            <text:p>                                                 (61) 3372 </text:p>
            <text:p>                                             </text:p>
            <text:p>                                         </text:p>
            <text:p>                             </text:p>
            <text:p>                             - 0330 </text:p>
            <text:p>                                 </text:p>
            <text:p>                                       </text:p>
            <text:p>                                 </text:p>
            <text:p>                             </text:p>
            <text:p/>
            <text:p>         </text:p>
            <text:p>                             </text:p>
            <text:p>                                         </text:p>
            <text:p>                                             </text:p>
            <text:p>                                                 </text:p>
            <text:p>                                                 (61) 3372 </text:p>
            <text:p>                                             </text:p>
            <text:p>                                         </text:p>
            <text:p>                             </text:p>
            <text:p>                             - 0330 </text:p>
            <text:p>                                 </text:p>
            <text:p>                                       </text:p>
            <text:p>                                 </text:p>
            <text:p>                             </text:p>
            <text:p/>
            <text:p>         </text:p>
            <text:p>                             </text:p>
            <text:p>                                         </text:p>
            <text:p>                                             </text:p>
            <text:p>                                                 </text:p>
            <text:p>                                                 (61) 3372 </text:p>
            <text:p>                                             </text:p>
            <text:p>                                         </text:p>
            <text:p>                             </text:p>
            <text:p>                             - 0330</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com 3 dormitórios à venda, 144 m² por R$ 220.000,00 - Ceilândia Norte - Ceilândia/DF</text:p>
          </table:table-cell>
          <table:table-cell office:value-type="string" calcext:value-type="string">
            <text:p>Casa com 3 Quartos na QNN 37 Conjunto C!  </text:p>
            <text:p/>
            <text:p>Ótima oportunidade para quem busca um imóvel para construir e personalizar da sua maneira.  </text:p>
            <text:p/>
            <text:p>Características do imóvel: </text:p>
            <text:p>- Área total: 144 m²  </text:p>
            <text:p/>
            <text:p>- 3 Quartos  </text:p>
            <text:p>- Sala  </text:p>
            <text:p>- Cozinha  </text:p>
            <text:p>- Banheiro social  </text:p>
            <text:p/>
            <text:p>Documentação:  </text:p>
            <text:p>- Cessão de direito com IPTU  </text:p>
            <text:p/>
            <text:p>Vantagens: </text:p>
            <text:p>- Imóvel com excelente distribuição interna  </text:p>
            <text:p>- Localização prática e valorizada  </text:p>
            <text:p>- Ideal para quem busca conforto e espaço  </text:p>
            <text:p/>
            <text:p>Para mais informações: </text:p>
            <text:p>- Telefone: , ou ,  </text:p>
            <text:p>- Instagram: @sampaioimoveisdf  </text:p>
            <text:p>- Site: sampaioimoveisdf.com.br</text:p>
            <text:p/>
            <text:p>Não perca essa oportunidade! Agende sua visita agora mesmo.</text:p>
          </table:table-cell>
          <table:table-cell office:value-type="string" calcext:value-type="string">
            <text:p>https://www.dfimoveis.com.br/imovel/casa-3-quartos-venda-ceilandia-norte-ceilandia-df-qnn-37-conjunto-c-1124719</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Q 5 Conjunto 17</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80,00 m²</text:p>
          </table:table-cell>
          <table:table-cell office:value-type="string" calcext:value-type="string">
            <text:p>126,00 m²</text:p>
          </table:table-cell>
          <table:table-cell office:value-type="float" office:value="190" calcext:value-type="float">
            <text:p>190</text:p>
          </table:table-cell>
          <table:table-cell office:value-type="string" calcext:value-type="string">
            <text:p>Área de Serviço</text:p>
          </table:table-cell>
          <table:table-cell office:value-type="float" office:value="-15.805113" calcext:value-type="float">
            <text:p>-15.805113</text:p>
          </table:table-cell>
          <table:table-cell office:value-type="float" office:value="-48.1484608" calcext:value-type="float">
            <text:p>-48.1484608</text:p>
          </table:table-cell>
          <table:table-cell office:value-type="string" calcext:value-type="string">
            <text:p>RE/MAX Satélite</text:p>
          </table:table-cell>
          <table:table-cell office:value-type="float" office:value="30598" calcext:value-type="float">
            <text:p>30598</text:p>
          </table:table-cell>
          <table:table-cell office:value-type="float" office:value="5561994507225" calcext:value-type="float">
            <text:p>5561994507225</text:p>
          </table:table-cell>
          <table:table-cell office:value-type="string" calcext:value-type="string">
            <text:p>(61) 3375 </text:p>
            <text:p>                             </text:p>
            <text:p>                             - 3131 </text:p>
            <text:p>                                 </text:p>
            <text:p>                                       </text:p>
            <text:p>                                 </text:p>
            <text:p>                             </text:p>
            <text:p/>
            <text:p>         </text:p>
            <text:p>                             </text:p>
            <text:p>                                     </text:p>
            <text:p>                                     (61) 3375 </text:p>
            <text:p>                             </text:p>
            <text:p>                             - 3131 </text:p>
            <text:p>                                 </text:p>
            <text:p>                                       </text:p>
            <text:p>                                 </text:p>
            <text:p>                             </text:p>
            <text:p/>
            <text:p>         </text:p>
            <text:p>                             </text:p>
            <text:p>                                     </text:p>
            <text:p>                                     (61) 3375 </text:p>
            <text:p>                             </text:p>
            <text:p>                             - 3131 </text:p>
            <text:p>                                 </text:p>
            <text:p>                                       </text:p>
            <text:p>                                 </text:p>
            <text:p>                             </text:p>
            <text:p/>
            <text:p>         </text:p>
            <text:p>                             </text:p>
            <text:p>                                     </text:p>
            <text:p>                                     (61) 3375 </text:p>
            <text:p>                             </text:p>
            <text:p>                             - 3131</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OPORTUNIDADE!!!</text:p>
          </table:table-cell>
          <table:table-cell office:value-type="string" calcext:value-type="string">
            <text:p>Vendo Casa em Excelente Localização</text:p>
            <text:p/>
            <text:p>Se você está em busca de um imóvel confortável, bem localizado e com ótimo custo-benefício, essa casa é uma oportunidade imperdível! Situada em uma área estratégica, ela oferece a praticidade e comodidade que você e sua família precisam no dia a dia. Com fácil acesso a transporte público, a casa está próxima de pontos de ônibus, escolas públicas e particulares, e diversos comércios que atendem a todas as suas necessidades, como supermercados, farmácias, padarias e lojas em geral.</text:p>
            <text:p/>
            <text:p>O imóvel é composto por um quarto amplo, ideal para quem busca um ambiente aconchegante e privativo. A sala de estar proporciona um ótimo espaço para momentos de lazer e convivência em família. A cozinha/copa é funcional e integrada, permitindo um ambiente perfeito para suas refeições diárias. Além disso, a casa conta com uma área de serviço, facilitando a organização e a manutenção da sua casa. O banheiro social é bem distribuído e atende com conforto às necessidades da família.</text:p>
            <text:p/>
            <text:p>Com garagem para dois carros, você terá mais segurança e praticidade no seu dia a dia. E para quem gosta de um espaço ao ar livre, o quintal oferece diversas possibilidades para lazer, cultivo de plantas ou até mesmo para construção de uma área gourmet. A casa está situada sozinha no lote, o que garante mais privacidade e liberdade de uso do terreno.</text:p>
            <text:p/>
            <text:p>A localização da casa é um dos seus maiores diferenciais, proporcionando acesso rápido a tudo o que você precisa para o seu cotidiano, além de ser um ambiente tranquilo para viver. Se você procura um imóvel com excelente potencial de valorização e qualidade de vida, esta é a oportunidade ideal.</text:p>
            <text:p/>
            <text:p>Não perca tempo! Agende uma visita para conhecer o imóvel e se encantar com tudo o que ele oferece. Entre em contato para mais informações!</text:p>
          </table:table-cell>
          <table:table-cell office:value-type="string" calcext:value-type="string">
            <text:p>https://www.dfimoveis.com.br/imovel/casa-1-quarto-venda-ceilandia-norte-ceilandia-df-qnq-5-conjunto-17-1070462</text:p>
          </table:table-cell>
        </table:table-row>
        <table:table-row table:style-name="ro17">
          <table:table-cell office:value-type="string" calcext:value-type="string">
            <text:p>CEILÂNDIA</text:p>
          </table:table-cell>
          <table:table-cell office:value-type="string" calcext:value-type="string">
            <text:p>CEILANDIA NORTE</text:p>
          </table:table-cell>
          <table:table-cell office:value-type="string" calcext:value-type="string">
            <text:p>QNO 4 Conjunto J</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ão encontrado</text:p>
          </table:table-cell>
          <table:table-cell table:number-columns-repeated="2" office:value-type="string" calcext:value-type="string">
            <text:p>138,00 m²</text:p>
          </table:table-cell>
          <table:table-cell office:value-type="float" office:value="480" calcext:value-type="float">
            <text:p>480</text:p>
          </table:table-cell>
          <table:table-cell/>
          <table:table-cell office:value-type="float" office:value="-15.7952" calcext:value-type="float">
            <text:p>-15.7952</text:p>
          </table:table-cell>
          <table:table-cell office:value-type="float" office:value="-48.1187144" calcext:value-type="float">
            <text:p>-48.1187144</text:p>
          </table:table-cell>
          <table:table-cell office:value-type="string" calcext:value-type="string">
            <text:p>New House Imóveis</text:p>
          </table:table-cell>
          <table:table-cell office:value-type="float" office:value="5026" calcext:value-type="float">
            <text:p>5026</text:p>
          </table:table-cell>
          <table:table-cell office:value-type="float" office:value="5561999619951" calcext:value-type="float">
            <text:p>5561999619951</text:p>
          </table:table-cell>
          <table:table-cell office:value-type="string" calcext:value-type="string">
            <text:p>(61) 3351 </text:p>
            <text:p>                             </text:p>
            <text:p>                             - 0001 </text:p>
            <text:p>                                 </text:p>
            <text:p>                                       </text:p>
            <text:p>                                 </text:p>
            <text:p>                             </text:p>
            <text:p/>
            <text:p>         </text:p>
            <text:p>                             </text:p>
            <text:p>                                     </text:p>
            <text:p>                                     (61) 3351 </text:p>
            <text:p>                             </text:p>
            <text:p>                             - 0001 </text:p>
            <text:p>                                 </text:p>
            <text:p>                                       </text:p>
            <text:p>                                 </text:p>
            <text:p>                             </text:p>
            <text:p/>
            <text:p>         </text:p>
            <text:p>                             </text:p>
            <text:p>                                     </text:p>
            <text:p>                                     (61) 3351 </text:p>
            <text:p>                             </text:p>
            <text:p>                             - 0001 </text:p>
            <text:p>                                 </text:p>
            <text:p>                                       </text:p>
            <text:p>                                 </text:p>
            <text:p>                             </text:p>
            <text:p/>
            <text:p>         </text:p>
            <text:p>                             </text:p>
            <text:p>                                     </text:p>
            <text:p>                                     (61) 3351 </text:p>
            <text:p>                             </text:p>
            <text:p>                             - 0001</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Excelente Casa Qno 04 Conj J</text:p>
          </table:table-cell>
          <table:table-cell office:value-type="string" calcext:value-type="string">
            <text:p/>
            <text:p>Excelente casa:</text:p>
            <text:p/>
            <text:p/>
            <text:p>03 Quartos sendo 01 Suíte</text:p>
            <text:p/>
            <text:p/>
            <text:p>01 Sala 02 Ambientes</text:p>
            <text:p/>
            <text:p/>
            <text:p>01 Cozinha Ampla</text:p>
            <text:p/>
            <text:p/>
            <text:p>01 Banheiro Social</text:p>
            <text:p/>
            <text:p/>
            <text:p>01 Área de serviços</text:p>
            <text:p/>
            <text:p/>
            <text:p>01 Área com Churrasqueira</text:p>
            <text:p/>
            <text:p/>
            <text:p>01 Fosso de ventilação com saída p sótão</text:p>
            <text:p/>
            <text:p/>
            <text:p>Garagem pra 05 carros coberta </text:p>
            <text:p/>
            <text:p/>
            <text:p>Telo : Laje</text:p>
            <text:p/>
            <text:p/>
            <text:p>Piso: Cerâmica</text:p>
            <text:p/>
            <text:p/>
            <text:p>Ótima localização: Próximo Escolas, Supermercado, Farmácia, Padaria, Lojas</text:p>
            <text:p/>
            <text:p/>
            <text:p>agenda sua visita corretora Florinda , / , </text:p>
            <text:p/>
            <text:p/>
            <text:p>ÓTIMA NOTICIA APARTIR DE JANEIRO 2025  ITBI  2%  ESTA NA HORA DE ADQUIRIR SEU IMOVEL</text:p>
            <text:p/>
            <text:p/>
            <text:p>VAMOS FAZER SUA CARTA DE CREDITO.</text:p>
            <text:p/>
            <text:p/>
            <text:p> </text:p>
            <text:p/>
            <text:p/>
            <text:p> </text:p>
            <text:p/>
            <text:p/>
            <text:p> </text:p>
            <text:p/>
            <text:p/>
            <text:p> </text:p>
            <text:p/>
          </table:table-cell>
          <table:table-cell office:value-type="string" calcext:value-type="string">
            <text:p>https://www.dfimoveis.com.br/imovel/casa-4-quartos-venda-ceilandia-norte-ceilandia-df-qno-4-conjunto-j-1087290</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O 13 Conjunto C</text:p>
          </table:table-cell>
          <table:table-cell office:value-type="float" office:value="3" calcext:value-type="float">
            <text:p>3</text:p>
          </table:table-cell>
          <table:table-cell table:number-columns-repeated="2" office:value-type="float" office:value="0" calcext:value-type="float">
            <text:p>0</text:p>
          </table:table-cell>
          <table:table-cell office:value-type="string" calcext:value-type="string">
            <text:p>Nascente</text:p>
          </table:table-cell>
          <table:table-cell office:value-type="string" calcext:value-type="string">
            <text:p>120,00 m²</text:p>
          </table:table-cell>
          <table:table-cell office:value-type="string" calcext:value-type="string">
            <text:p>144,00 m²</text:p>
          </table:table-cell>
          <table:table-cell office:value-type="float" office:value="270" calcext:value-type="float">
            <text:p>270</text:p>
          </table:table-cell>
          <table:table-cell/>
          <table:table-cell office:value-type="float" office:value="-15.7912357" calcext:value-type="float">
            <text:p>-15.7912357</text:p>
          </table:table-cell>
          <table:table-cell office:value-type="float" office:value="-48.1311349" calcext:value-type="float">
            <text:p>-48.1311349</text:p>
          </table:table-cell>
          <table:table-cell office:value-type="string" calcext:value-type="string">
            <text:p>Alicerce Imobiliária</text:p>
          </table:table-cell>
          <table:table-cell office:value-type="float" office:value="3165" calcext:value-type="float">
            <text:p>3165</text:p>
          </table:table-cell>
          <table:table-cell/>
          <table:table-cell office:value-type="string" calcext:value-type="string">
            <text:p>(61) 3351 </text:p>
            <text:p>                             </text:p>
            <text:p>                             - 3232 </text:p>
            <text:p>                                 </text:p>
            <text:p>                                       </text:p>
            <text:p>                                 </text:p>
            <text:p>                             </text:p>
            <text:p/>
            <text:p>         </text:p>
            <text:p>                             </text:p>
            <text:p>                                     </text:p>
            <text:p>                                     (61) 3351 </text:p>
            <text:p>                             </text:p>
            <text:p>                             - 3232 </text:p>
            <text:p>                                 </text:p>
            <text:p>                                       </text:p>
            <text:p>                                 </text:p>
            <text:p>                             </text:p>
            <text:p/>
            <text:p>         </text:p>
            <text:p>                             </text:p>
            <text:p>                                     </text:p>
            <text:p>                                     (61) 3351 </text:p>
            <text:p>                             </text:p>
            <text:p>                             - 3232 </text:p>
            <text:p>                                 </text:p>
            <text:p>                                       </text:p>
            <text:p>                                 </text:p>
            <text:p>                             </text:p>
            <text:p/>
            <text:p>         </text:p>
            <text:p>                             </text:p>
            <text:p>                                     </text:p>
            <text:p>                                     (61) 3351 </text:p>
            <text:p>                             </text:p>
            <text:p>                             - 3232</text:p>
          </table:table-cell>
          <table:table-cell office:value-type="string" calcext:value-type="string">
            <text:p>83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Excelente localização</text:p>
          </table:table-cell>
          <table:table-cell office:value-type="string" calcext:value-type="string">
            <text:p>Casa com 03 quartos, sala, 02 banheiros, cozinha, área de serviço, área de ventilação interna, garagem e quintal de fundos. Casa com aproximadamente 120m² de área construída, pintura nova, piso com partes em cerâmica e cimento vermelho, gradeada. Imóvel pronto para morar. Localização excelente. </text:p>
            <text:p/>
            <text:p>Visite este imóvel hoje mesmo! Confirme a disponibilidade junto à imobiliária para visitação do mesmo ou fale com um de nossos corretores. </text:p>
            <text:p/>
            <text:p>Lembretes: </text:p>
            <text:p>Os valores de taxa de condomínio e taxas extras podem ser alterados, sendo assim, sugerimos que o interessado no imóvel confirme sobre as mesmas na imobiliária ou com o condomínio do edifício. </text:p>
            <text:p/>
            <text:p>ALICERCE IMOBILIÁRIA E CONSTRUÇÕES </text:p>
            <text:p>QNA 01 LOTE 16 LOJA 01 - TAGUATINGA NORTE - BRASÍLIA – DF </text:p>
            <text:p>, / , (WhatsApp) </text:p>
            <text:p>, </text:p>
            <text:p>Ponto de referência: Avenida Comercial Norte, em frente a "Damyller". </text:p>
            <text:p>ALICERCE, ADMINISTRANDO INVESTIMENTOS E CONSTRUINDO SONHOS!</text:p>
          </table:table-cell>
          <table:table-cell office:value-type="string" calcext:value-type="string">
            <text:p>https://www.dfimoveis.com.br/imovel/casa-3-quartos-venda-ceilandia-norte-ceilandia-df-qno-13-conjunto-c-1093218</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Q 2 Conjunto 21</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Não encontrado</text:p>
          </table:table-cell>
          <table:table-cell office:value-type="string" calcext:value-type="string">
            <text:p>84,00 m²</text:p>
          </table:table-cell>
          <table:table-cell office:value-type="string" calcext:value-type="string">
            <text:p>Não encontrado</text:p>
          </table:table-cell>
          <table:table-cell office:value-type="float" office:value="159.9" calcext:value-type="float">
            <text:p>159.9</text:p>
          </table:table-cell>
          <table:table-cell office:value-type="string" calcext:value-type="string">
            <text:p>Área de Serviço</text:p>
          </table:table-cell>
          <table:table-cell office:value-type="float" office:value="-15.8035071" calcext:value-type="float">
            <text:p>-15.8035071</text:p>
          </table:table-cell>
          <table:table-cell office:value-type="float" office:value="-48.1428724" calcext:value-type="float">
            <text:p>-48.1428724</text:p>
          </table:table-cell>
          <table:table-cell office:value-type="string" calcext:value-type="string">
            <text:p>RE/MAX Satélite</text:p>
          </table:table-cell>
          <table:table-cell office:value-type="float" office:value="30598" calcext:value-type="float">
            <text:p>30598</text:p>
          </table:table-cell>
          <table:table-cell office:value-type="float" office:value="5561994507225" calcext:value-type="float">
            <text:p>5561994507225</text:p>
          </table:table-cell>
          <table:table-cell office:value-type="string" calcext:value-type="string">
            <text:p>(61) 3375 </text:p>
            <text:p>                             </text:p>
            <text:p>                             - 3131 </text:p>
            <text:p>                                 </text:p>
            <text:p>                                       </text:p>
            <text:p>                                 </text:p>
            <text:p>                             </text:p>
            <text:p/>
            <text:p>         </text:p>
            <text:p>                             </text:p>
            <text:p>                                     </text:p>
            <text:p>                                     (61) 3375 </text:p>
            <text:p>                             </text:p>
            <text:p>                             - 3131 </text:p>
            <text:p>                                 </text:p>
            <text:p>                                       </text:p>
            <text:p>                                 </text:p>
            <text:p>                             </text:p>
            <text:p/>
            <text:p>         </text:p>
            <text:p>                             </text:p>
            <text:p>                                     </text:p>
            <text:p>                                     (61) 3375 </text:p>
            <text:p>                             </text:p>
            <text:p>                             - 3131 </text:p>
            <text:p>                                 </text:p>
            <text:p>                                       </text:p>
            <text:p>                                 </text:p>
            <text:p>                             </text:p>
            <text:p/>
            <text:p>         </text:p>
            <text:p>                             </text:p>
            <text:p>                                     </text:p>
            <text:p>                                     (61) 3375 </text:p>
            <text:p>                             </text:p>
            <text:p>                             - 3131</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na QNQ 02 com Localização Privilegiada - R$ 159.900,00 - Aceita Financiamento</text:p>
          </table:table-cell>
          <table:table-cell office:value-type="string" calcext:value-type="string">
            <text:p>Esta é uma excelente chance de adquirir uma casa prática e funcional em um lote amplo, ideal para quem busca simplicidade e espaço para personalizar. O imóvel conta com 3 quartos, 1 banheiro social e vaga para até 4 carros, oferecendo grande potencial de aproveitamento do terreno. O amplo lote permite futuras expansões, como a construção de uma área de lazer, espaço para jardim, ou até mesmo uma edícula, garantindo flexibilidade para adaptações.</text:p>
            <text:p/>
            <text:p>O grande diferencial está na localização estratégica. Situada ao lado do Forte Atacadista, você terá à disposição uma ampla gama de lojas, serviços e opções de lazer. Além disso, a proximidade com o comércio diversificado do centro de Ceilândia facilita o acesso a mercados, farmácias, bancos e uma variedade de restaurantes. Com a conveniência, esta localização proporciona segurança e comodidade no dia a dia.</text:p>
            <text:p/>
            <text:p>Por apenas R$ 159.900,00, (preço Impedível) você terá a oportunidade de morar em uma área valorizada, com tudo o que precisa a poucos minutos de distância, sem abrir mão do espaço e da simplicidade que este imóvel oferece. Não perca esta chance!</text:p>
            <text:p/>
            <text:p>Cleber de Jesus</text:p>
            <text:p/>
          </table:table-cell>
          <table:table-cell office:value-type="string" calcext:value-type="string">
            <text:p>https://www.dfimoveis.com.br/imovel/casa-3-quartos-venda-ceilandia-norte-ceilandia-df-qnq-2-conjunto-21-1075365</text:p>
          </table:table-cell>
        </table:table-row>
        <table:table-row table:style-name="ro18">
          <table:table-cell office:value-type="string" calcext:value-type="string">
            <text:p>CEILÂNDIA</text:p>
          </table:table-cell>
          <table:table-cell office:value-type="string" calcext:value-type="string">
            <text:p>CEILANDIA NORTE</text:p>
          </table:table-cell>
          <table:table-cell office:value-type="string" calcext:value-type="string">
            <text:p>QNN 25 Conjunto E</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ascente</text:p>
          </table:table-cell>
          <table:table-cell table:number-columns-repeated="2" office:value-type="string" calcext:value-type="string">
            <text:p>250,00 m²</text:p>
          </table:table-cell>
          <table:table-cell office:value-type="float" office:value="570" calcext:value-type="float">
            <text:p>570</text:p>
          </table:table-cell>
          <table:table-cell office:value-type="string" calcext:value-type="string">
            <text:p>Aceita Pets, Área de Lazer, Área de Serviço, Cozinha com Armários , Jardim, Portão Eletrônico, Varanda, Projeto de Iluminação, Piso em Porcelanato , Cozinha Espaçosa, Pintura Nova </text:p>
          </table:table-cell>
          <table:table-cell office:value-type="float" office:value="-15.8047013" calcext:value-type="float">
            <text:p>-15.8047013</text:p>
          </table:table-cell>
          <table:table-cell office:value-type="float" office:value="-48.124954" calcext:value-type="float">
            <text:p>-48.124954</text:p>
          </table:table-cell>
          <table:table-cell office:value-type="string" calcext:value-type="string">
            <text:p>House DF Imóveis</text:p>
          </table:table-cell>
          <table:table-cell office:value-type="float" office:value="27681" calcext:value-type="float">
            <text:p>27681</text:p>
          </table:table-cell>
          <table:table-cell office:value-type="float" office:value="5561981265598" calcext:value-type="float">
            <text:p>5561981265598</text:p>
          </table:table-cell>
          <table:table-cell office:value-type="string" calcext:value-type="string">
            <text:p>(61) 98126 </text:p>
            <text:p>                                             </text:p>
            <text:p>                                         </text:p>
            <text:p>                             </text:p>
            <text:p>                             - 5598 </text:p>
            <text:p>                                 </text:p>
            <text:p>                                       </text:p>
            <text:p>                                 </text:p>
            <text:p>                             </text:p>
            <text:p/>
            <text:p>         </text:p>
            <text:p>                             </text:p>
            <text:p>                                         </text:p>
            <text:p>                                             </text:p>
            <text:p>                                                 </text:p>
            <text:p>                                                 (61) 98126 </text:p>
            <text:p>                                             </text:p>
            <text:p>                                         </text:p>
            <text:p>                             </text:p>
            <text:p>                             - 5598 </text:p>
            <text:p>                                 </text:p>
            <text:p>                                       </text:p>
            <text:p>                                 </text:p>
            <text:p>                             </text:p>
            <text:p/>
            <text:p>         </text:p>
            <text:p>                             </text:p>
            <text:p>                                         </text:p>
            <text:p>                                             </text:p>
            <text:p>                                                 </text:p>
            <text:p>                                                 (61) 98126 </text:p>
            <text:p>                                             </text:p>
            <text:p>                                         </text:p>
            <text:p>                             </text:p>
            <text:p>                             - 5598 </text:p>
            <text:p>                                 </text:p>
            <text:p>                                       </text:p>
            <text:p>                                 </text:p>
            <text:p>                             </text:p>
            <text:p/>
            <text:p>         </text:p>
            <text:p>                             </text:p>
            <text:p>                                         </text:p>
            <text:p>                                             </text:p>
            <text:p>                                                 </text:p>
            <text:p>                                                 (61) 98126 </text:p>
            <text:p>                                             </text:p>
            <text:p>                                         </text:p>
            <text:p>                             </text:p>
            <text:p>                             - 5598</text:p>
          </table:table-cell>
          <table:table-cell office:value-type="string" calcext:value-type="string">
            <text:p>174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ARMARIOS PLANEJADOS,LUMINARIAS,PISO PORCELANATO</text:p>
          </table:table-cell>
          <table:table-cell office:value-type="string" calcext:value-type="string">
            <text:p>QNN 25 - ALTO PADRÃO - 4 QUARTOS - 250m² - Ceilândia Norte - ANALISA PERMUTA</text:p>
            <text:p>com 4 Quartos à venda, 250m² -Ceilândia Norte</text:p>
            <text:p/>
            <text:p>QNN 25 -  ALTO PADRÃO - 4 QUARTOS - REFORMADO</text:p>
            <text:p/>
            <text:p>ANALISA PERMUTA EM OUTRO IMÓVEL DE MENOR VALOR E CARRO</text:p>
            <text:p/>
            <text:p>Grande Oportunidade CASA DE 4 QUARTOS - QNN 25 , Ceilândia Norte, Brasília, DF.!!</text:p>
            <text:p/>
            <text:p>CASA reformado TODA NA LAJE  e de muito bom gosto. Destacam-se os itens:</text:p>
            <text:p/>
            <text:p>-----------------------DESCRIÇÃO DO IMÓVEL-----------------------</text:p>
            <text:p/>
            <text:p>- Lote 250 metros quadrados</text:p>
            <text:p>- Área construída de 220 metros quadrados</text:p>
            <text:p>- Casa com 04 quartos, sendo 01 Suíte. </text:p>
            <text:p>- 03 Banheiros </text:p>
            <text:p>- Cozinha com armários baixos planejado</text:p>
            <text:p>- Sala ampla com dois ambientes, com jardim de inverno.</text:p>
            <text:p>- Toda a casa com gesso acartonado e luminárias em LED.</text:p>
            <text:p>- Pé direito com 2,70mt </text:p>
            <text:p> -Janelas, portas da sala e cozinha em blindex. </text:p>
            <text:p> -Piso em porcelanato </text:p>
            <text:p> -Garagem coberta para 04 carros </text:p>
            <text:p> -Churrasqueira </text:p>
            <text:p> -Pequeno jardim externo</text:p>
            <text:p> -Toda na Laje </text:p>
            <text:p> -Quitada e escriturada</text:p>
            <text:p> -Energia Solar (04 placas e 01 micro-inversor)</text:p>
            <text:p> -Portão Eletrônico</text:p>
            <text:p> -Área de lavanderia</text:p>
            <text:p> -Sótão</text:p>
            <text:p/>
            <text:p/>
            <text:p>LOTE ÚTIL 220m² E ÁREA TOTAL DE 250m²</text:p>
            <text:p/>
            <text:p>POSSUI ESCRITURA E REGISTRADA....</text:p>
            <text:p>NÃO POSSUI HABITES</text:p>
            <text:p/>
            <text:p/>
            <text:p>E ANALISA  PERMUTA EM IMÓVEIS E  VEÍCULOS DE MENOR VALOR</text:p>
            <text:p/>
            <text:p>--------------------LOCALIZAÇÃO----------------------------</text:p>
            <text:p/>
            <text:p>PRÓXIMO A ULTIMA ESTAÇÃO DO METRÔ CEILÂNDIA NORTE E PONTOS COMERCIAS COMO LOTÉRICAS , POSTOS DE GASOLINA , LANCHONETES , RESTAURANTES , MERCADOS , FARMÁCIAS , PONTO DE ÔNIBUS E A VILA OLÍMPICA .</text:p>
            <text:p/>
            <text:p>HOUSEDF IMÓVEIS CRECI: </text:p>
            <text:p/>
            <text:p>Trabalhamos com correspondente bancário</text:p>
            <text:p>NÃO ACEITA financiamento</text:p>
            <text:p>Agende sua visita</text:p>
            <text:p/>
            <text:p>Temos imóveis em outras cidades, como:</text:p>
            <text:p>- Samambaia</text:p>
            <text:p>- Águas Claras</text:p>
            <text:p>- Taguatinga</text:p>
            <text:p>- Ceilândia</text:p>
            <text:p>- Brasília</text:p>
            <text:p>- Asa Sul</text:p>
            <text:p>- Asa Norte</text:p>
            <text:p>- Guará</text:p>
            <text:p>- Gama</text:p>
            <text:p>- Sudoeste</text:p>
            <text:p>- Noroeste</text:p>
            <text:p>- Park Way</text:p>
            <text:p/>
            <text:p>Temos imóveis em outros empreendimentos, como:</text:p>
            <text:p>- DF Plaza</text:p>
            <text:p>- Blend</text:p>
            <text:p>- Spot</text:p>
            <text:p>- Max</text:p>
            <text:p>- Smart</text:p>
            <text:p>- Duo</text:p>
            <text:p>- Ouro Branco</text:p>
            <text:p>- Refinatto</text:p>
            <text:p>- Riviera Dei Fiori</text:p>
            <text:p>- Cedro</text:p>
            <text:p>- Vive La Vie</text:p>
            <text:p>- Moove</text:p>
            <text:p>- ALL</text:p>
            <text:p>- Show de Morar Vivace</text:p>
            <text:p>- Allegro</text:p>
            <text:p>- Ventura</text:p>
            <text:p>- Idealle</text:p>
            <text:p>- Astral</text:p>
            <text:p>- Top Life</text:p>
            <text:p>- Borges Landeiro</text:p>
            <text:p>- Residencial JK</text:p>
            <text:p>- Reserva Taguatinga</text:p>
            <text:p>- Portal do Sol</text:p>
            <text:p>- Connect</text:p>
            <text:p>- Art Life Designer e Grauna</text:p>
            <text:p>- Portal do Sol</text:p>
            <text:p>- Tagua Life</text:p>
            <text:p/>
            <text:p>Tipos de Imóveis:</text:p>
            <text:p>- Apartamento, Ap e Apto</text:p>
            <text:p>- Sala Comercial</text:p>
            <text:p>- Loft</text:p>
            <text:p>- Casa</text:p>
            <text:p>- Kitnet</text:p>
            <text:p/>
            <text:p>Imóveis:</text:p>
            <text:p>- Nascente</text:p>
            <text:p>- Poente</text:p>
            <text:p>- Com Garagem</text:p>
          </table:table-cell>
          <table:table-cell office:value-type="string" calcext:value-type="string">
            <text:p>https://www.dfimoveis.com.br/imovel/casa-4-quartos-venda-ceilandia-norte-ceilandia-df-qnn-25-conjunto-e-1036145</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R 3</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144,00 m²</text:p>
          </table:table-cell>
          <table:table-cell office:value-type="string" calcext:value-type="string">
            <text:p>150,00 m²</text:p>
          </table:table-cell>
          <table:table-cell office:value-type="float" office:value="190" calcext:value-type="float">
            <text:p>190</text:p>
          </table:table-cell>
          <table:table-cell office:value-type="string" calcext:value-type="string">
            <text:p>Área de Lazer, Área de Serviço</text:p>
          </table:table-cell>
          <table:table-cell office:value-type="float" office:value="-15.8053189" calcext:value-type="float">
            <text:p>-15.8053189</text:p>
          </table:table-cell>
          <table:table-cell office:value-type="float" office:value="-48.1491207" calcext:value-type="float">
            <text:p>-48.1491207</text:p>
          </table:table-cell>
          <table:table-cell office:value-type="string" calcext:value-type="string">
            <text:p>Imobiliária Borges</text:p>
          </table:table-cell>
          <table:table-cell office:value-type="float" office:value="20647" calcext:value-type="float">
            <text:p>20647</text:p>
          </table:table-cell>
          <table:table-cell office:value-type="float" office:value="5561983144060" calcext:value-type="float">
            <text:p>5561983144060</text:p>
          </table:table-cell>
          <table:table-cell office:value-type="string" calcext:value-type="string">
            <text:p>(61) 98314 </text:p>
            <text:p>                                             </text:p>
            <text:p>                                         </text:p>
            <text:p>                             </text:p>
            <text:p>                             - 4060 </text:p>
            <text:p>                                 </text:p>
            <text:p>                                       </text:p>
            <text:p>                                 </text:p>
            <text:p>                             </text:p>
            <text:p/>
            <text:p>         </text:p>
            <text:p>                             </text:p>
            <text:p>                                         </text:p>
            <text:p>                                             </text:p>
            <text:p>                                                 </text:p>
            <text:p>                                                 (61) 98314 </text:p>
            <text:p>                                             </text:p>
            <text:p>                                         </text:p>
            <text:p>                             </text:p>
            <text:p>                             - 4060 </text:p>
            <text:p>                                 </text:p>
            <text:p>                                       </text:p>
            <text:p>                                 </text:p>
            <text:p>                             </text:p>
            <text:p/>
            <text:p>         </text:p>
            <text:p>                             </text:p>
            <text:p>                                         </text:p>
            <text:p>                                             </text:p>
            <text:p>                                                 </text:p>
            <text:p>                                                 (61) 98314 </text:p>
            <text:p>                                             </text:p>
            <text:p>                                         </text:p>
            <text:p>                             </text:p>
            <text:p>                             - 4060 </text:p>
            <text:p>                                 </text:p>
            <text:p>                                       </text:p>
            <text:p>                                 </text:p>
            <text:p>                             </text:p>
            <text:p/>
            <text:p>         </text:p>
            <text:p>                             </text:p>
            <text:p>                                         </text:p>
            <text:p>                                             </text:p>
            <text:p>                                                 </text:p>
            <text:p>                                                 (61) 98314 </text:p>
            <text:p>                                             </text:p>
            <text:p>                                         </text:p>
            <text:p>                             </text:p>
            <text:p>                             - 4060</text:p>
          </table:table-cell>
          <table:table-cell office:value-type="string" calcext:value-type="string">
            <text:p>44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Descrição do Imóvel</text:p>
            <text:p>Tipo: Casa</text:p>
            <text:p>Área construída: 144 m²</text:p>
            <text:p>Área do lote: 150 m²</text:p>
            <text:p>Quartos: 3 (sendo 1 suíte)</text:p>
            <text:p>Banheiros: 2</text:p>
            <text:p>Garagem: 2 vagas, forrada</text:p>
            <text:p>Estrutura: Casa na laje, toda no blindex, piso em cerâmica, corredor lateral, imóvel gradeado</text:p>
            <text:p>Cozinha: Planejada</text:p>
            <text:p>Área de serviço: Sim</text:p>
            <text:p>Lazer e segurança: Churrasqueira e portão eletrônico</text:p>
            <text:p>Diferenciais</text:p>
            <text:p>Imóvel aconchegante, ideal para quem busca tranquilidade e conforto. Localizado próximo a ponto de ônibus, mercado, distribuidora, terminal de ônibus, agropecuária e escola.</text:p>
            <text:p>Documentação toda em dia, pronta para transferência. Proprietário aceita carro como parte do pagamento.</text:p>
            <text:p> </text:p>
          </table:table-cell>
          <table:table-cell office:value-type="string" calcext:value-type="string">
            <text:p>https://www.dfimoveis.com.br/imovel/casa-3-quartos-venda-ceilandia-norte-ceilandia-df-qnr-3-1110730</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O 3 Conjunto M</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Não encontrado</text:p>
          </table:table-cell>
          <table:table-cell table:number-columns-repeated="2" office:value-type="string" calcext:value-type="string">
            <text:p>144,00 m²</text:p>
          </table:table-cell>
          <table:table-cell office:value-type="float" office:value="370" calcext:value-type="float">
            <text:p>370</text:p>
          </table:table-cell>
          <table:table-cell/>
          <table:table-cell office:value-type="float" office:value="-15.7941018" calcext:value-type="float">
            <text:p>-15.7941018</text:p>
          </table:table-cell>
          <table:table-cell office:value-type="float" office:value="-48.1227389" calcext:value-type="float">
            <text:p>-48.1227389</text:p>
          </table:table-cell>
          <table:table-cell office:value-type="string" calcext:value-type="string">
            <text:p>RE/MAX Satélite</text:p>
          </table:table-cell>
          <table:table-cell office:value-type="float" office:value="30598" calcext:value-type="float">
            <text:p>30598</text:p>
          </table:table-cell>
          <table:table-cell office:value-type="float" office:value="5561994507225" calcext:value-type="float">
            <text:p>5561994507225</text:p>
          </table:table-cell>
          <table:table-cell office:value-type="string" calcext:value-type="string">
            <text:p>(61) 3375 </text:p>
            <text:p>                             </text:p>
            <text:p>                             - 3131 </text:p>
            <text:p>                                 </text:p>
            <text:p>                                       </text:p>
            <text:p>                                 </text:p>
            <text:p>                             </text:p>
            <text:p/>
            <text:p>         </text:p>
            <text:p>                             </text:p>
            <text:p>                                     </text:p>
            <text:p>                                     (61) 3375 </text:p>
            <text:p>                             </text:p>
            <text:p>                             - 3131 </text:p>
            <text:p>                                 </text:p>
            <text:p>                                       </text:p>
            <text:p>                                 </text:p>
            <text:p>                             </text:p>
            <text:p/>
            <text:p>         </text:p>
            <text:p>                             </text:p>
            <text:p>                                     </text:p>
            <text:p>                                     (61) 3375 </text:p>
            <text:p>                             </text:p>
            <text:p>                             - 3131 </text:p>
            <text:p>                                 </text:p>
            <text:p>                                       </text:p>
            <text:p>                                 </text:p>
            <text:p>                             </text:p>
            <text:p/>
            <text:p>         </text:p>
            <text:p>                             </text:p>
            <text:p>                                     </text:p>
            <text:p>                                     (61) 3375 </text:p>
            <text:p>                             </text:p>
            <text:p>                             - 3131</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Imóvel Residencial com Edícula e Garagem para 3 Carros na QNO 03, Setor O - Brasília</text:p>
          </table:table-cell>
          <table:table-cell office:value-type="string" calcext:value-type="string">
            <text:p>Localização: QNO 03, Setor O, Brasília, DF</text:p>
            <text:p/>
            <text:p>Área Total do Terreno: 144 m²</text:p>
            <text:p/>
            <text:p>Descrição Geral: Este imóvel oferece uma combinação de conforto e praticidade em uma localização estratégica de Brasília. Com uma casa principal e uma edícula nos fundos, é ideal para quem busca espaço e funcionalidade. O terreno de 144 m² é bem aproveitado, oferecendo diversas opções de uso.</text:p>
            <text:p/>
            <text:p>Casa Principal:</text:p>
            <text:p/>
            <text:p>Quartos: 3 quartos espaçosos, com boa ventilação e iluminação natural, proporcionando um ambiente confortável e acolhedor.</text:p>
            <text:p>Sala: Sala ampla e iluminada, ideal para momentos de convivência e entretenimento. O espaço é flexível para diferentes configurações de móveis e decoração.</text:p>
            <text:p>Cozinha: Cozinha prática e funcional com espaço para instalação de armários e uma bancada, facilitando o preparo das refeições.</text:p>
            <text:p>Banheiro: Banheiro com revestimento cerâmico, fácil de limpar e manter, adequado para o uso diário.</text:p>
            <text:p>Área de Serviço.</text:p>
            <text:p>Garagem: Garagem coberta para até 3 carros, proporcionando segurança e conveniência para veículos. </text:p>
            <text:p>Edícula (Casa nos Fundos):</text:p>
            <text:p/>
            <text:p>Área Externa:</text:p>
            <text:p/>
            <text:p>Quintal/Jardim: Espaço externo versátil que pode ser utilizado para jardinagem, instalação de churrasqueira ou área de lazer. Oferece uma boa área para atividades ao ar livre.</text:p>
            <text:p>Estado de Conservação: O imóvel está . A manutenção regular garantiu um bom estado das instalações e estrutura.</text:p>
            <text:p/>
            <text:p>Proximidades:</text:p>
            <text:p/>
            <text:p>Transporte Público: Próximo a uma parada de ônibus, facilitando o acesso ao transporte público e a outras regiões de Brasília.</text:p>
            <text:p>Comércio e Serviços: Localizado perto de padaria, supermercado e diversas lojas de comércio geral, oferecendo comodidade para o dia a dia.</text:p>
            <text:p>Educação: Em área com fácil acesso a escolas, ideal para famílias com crianças.</text:p>
            <text:p>Lazer e Meio Ambiente: Próximo a um parque ecológico, proporcionando opções para atividades ao ar livre e contato com a natureza.</text:p>
            <text:p>Observações Adicionais:</text:p>
          </table:table-cell>
          <table:table-cell office:value-type="string" calcext:value-type="string">
            <text:p>https://www.dfimoveis.com.br/imovel/casa-4-quartos-venda-ceilandia-norte-ceilandia-df-qno-3-conjunto-m-1059764</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10 Conjunto E</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Não encontrado</text:p>
          </table:table-cell>
          <table:table-cell office:value-type="string" calcext:value-type="string">
            <text:p>197,00 m²</text:p>
          </table:table-cell>
          <table:table-cell office:value-type="string" calcext:value-type="string">
            <text:p>250,00 m²</text:p>
          </table:table-cell>
          <table:table-cell office:value-type="float" office:value="348" calcext:value-type="float">
            <text:p>348</text:p>
          </table:table-cell>
          <table:table-cell office:value-type="string" calcext:value-type="string">
            <text:p>Despensa </text:p>
          </table:table-cell>
          <table:table-cell office:value-type="float" office:value="-15.7999436" calcext:value-type="float">
            <text:p>-15.7999436</text:p>
          </table:table-cell>
          <table:table-cell office:value-type="float" office:value="-48.1165145" calcext:value-type="float">
            <text:p>-48.1165145</text:p>
          </table:table-cell>
          <table:table-cell office:value-type="string" calcext:value-type="string">
            <text:p>RBM imobiliária</text:p>
          </table:table-cell>
          <table:table-cell office:value-type="float" office:value="21693" calcext:value-type="float">
            <text:p>21693</text:p>
          </table:table-cell>
          <table:table-cell office:value-type="float" office:value="5561982896749" calcext:value-type="float">
            <text:p>5561982896749</text:p>
          </table:table-cell>
          <table:table-cell office:value-type="string" calcext:value-type="string">
            <text:p>(61) 98289 </text:p>
            <text:p>                                             </text:p>
            <text:p>                                         </text:p>
            <text:p>                             </text:p>
            <text:p>                             - 6749 </text:p>
            <text:p>                                 </text:p>
            <text:p>                                       </text:p>
            <text:p>                                 </text:p>
            <text:p>                             </text:p>
            <text:p/>
            <text:p>         </text:p>
            <text:p>                             </text:p>
            <text:p>                                         </text:p>
            <text:p>                                             </text:p>
            <text:p>                                                 </text:p>
            <text:p>                                                 (61) 98289 </text:p>
            <text:p>                                             </text:p>
            <text:p>                                         </text:p>
            <text:p>                             </text:p>
            <text:p>                             - 6749 </text:p>
            <text:p>                                 </text:p>
            <text:p>                                       </text:p>
            <text:p>                                 </text:p>
            <text:p>                             </text:p>
            <text:p/>
            <text:p>         </text:p>
            <text:p>                             </text:p>
            <text:p>                                         </text:p>
            <text:p>                                             </text:p>
            <text:p>                                                 </text:p>
            <text:p>                                                 (61) 98289 </text:p>
            <text:p>                                             </text:p>
            <text:p>                                         </text:p>
            <text:p>                             </text:p>
            <text:p>                             - 6749 </text:p>
            <text:p>                                 </text:p>
            <text:p>                                       </text:p>
            <text:p>                                 </text:p>
            <text:p>                             </text:p>
            <text:p/>
            <text:p>         </text:p>
            <text:p>                             </text:p>
            <text:p>                                         </text:p>
            <text:p>                                             </text:p>
            <text:p>                                                 </text:p>
            <text:p>                                                 (61) 98289 </text:p>
            <text:p>                                             </text:p>
            <text:p>                                         </text:p>
            <text:p>                             </text:p>
            <text:p>                             - 6749</text:p>
          </table:table-cell>
          <table:table-cell office:value-type="string" calcext:value-type="string">
            <text:p>45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com 3 dormitórios à venda, 197 m² por R$ 348.000,00 - Ceilândia Norte - Ceilândia/DF</text:p>
          </table:table-cell>
          <table:table-cell office:value-type="string" calcext:value-type="string">
            <text:p>Lote com 250m² </text:p>
            <text:p/>
            <text:p>03 quartos, sala, cozinha independente.</text:p>
            <text:p/>
            <text:p>02 banheiros sociais 01 com box.</text:p>
            <text:p/>
            <text:p>Cômodos amplos e bem ventilados.</text:p>
            <text:p/>
            <text:p>Vaga de garagem, espaço para 03 carros.</text:p>
            <text:p/>
            <text:p>Casa de fundo.</text:p>
            <text:p/>
            <text:p>Aceita permuta.</text:p>
            <text:p/>
            <text:p/>
            <text:p>ATENÇÃO:</text:p>
            <text:p>- Os valores podem sofrer alterações, sem aviso prévio, e deverão ser confirmados pelo candidato.</text:p>
            <text:p/>
            <text:p>NÃO ACHOU O SEU IMÓVEL? PROCURAMOS PARA VOCÊ! CONSULTE-NOS SOBRE AS CONDIÇÕES.</text:p>
            <text:p/>
            <text:p>Marque agora mesmo a sua visita!</text:p>
          </table:table-cell>
          <table:table-cell office:value-type="string" calcext:value-type="string">
            <text:p>https://www.dfimoveis.com.br/imovel/casa-condominio-3-quartos-venda-ceilandia-norte-ceilandia-df-qnm-10-conjunto-e-568673</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20 Conjunto 53</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ão encontrado</text:p>
          </table:table-cell>
          <table:table-cell office:value-type="string" calcext:value-type="string">
            <text:p>62,00 m²</text:p>
          </table:table-cell>
          <table:table-cell office:value-type="string" calcext:value-type="string">
            <text:p>135,00 m²</text:p>
          </table:table-cell>
          <table:table-cell office:value-type="float" office:value="255" calcext:value-type="float">
            <text:p>255</text:p>
          </table:table-cell>
          <table:table-cell/>
          <table:table-cell office:value-type="float" office:value="-15.7896143" calcext:value-type="float">
            <text:p>-15.7896143</text:p>
          </table:table-cell>
          <table:table-cell office:value-type="float" office:value="-48.1397839" calcext:value-type="float">
            <text:p>-48.1397839</text:p>
          </table:table-cell>
          <table:table-cell office:value-type="string" calcext:value-type="string">
            <text:p>Beiramar Imóveis</text:p>
          </table:table-cell>
          <table:table-cell office:value-type="float" office:value="20346" calcext:value-type="float">
            <text:p>20346</text:p>
          </table:table-cell>
          <table:table-cell office:value-type="float" office:value="556132621001" calcext:value-type="float">
            <text:p>556132621001</text:p>
          </table:table-cell>
          <table:table-cell office:value-type="string" calcext:value-type="string">
            <text:p>(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à venda, 2 quartos, 1 suíte, 4 vagas, Ceilândia (Norte) - Brasília/DF</text:p>
          </table:table-cell>
          <table:table-cell office:value-type="string" calcext:value-type="string">
            <text:p>Imóvel composto por:Casa da Frente2 <text:s/>Quartos, sendo uma suíteBanheiros socialSalaCozinhaÁrea de serviçoForro PVCGaragem coberta para 2 carros Casa de fundos contendo:1 QuartoBanheiroSala e cozinha conjugadasSem Forro Não Aceita Financiamento nem PermutaApenas à vistaHá mais de 42 anos atuando no mercado imobiliário do Distrito Federal, a Beiramar já ajudou mais de 150 mil pessoas a encontrarem seu lar.Para mais informações agende sua visita! </text:p>
          </table:table-cell>
          <table:table-cell office:value-type="string" calcext:value-type="string">
            <text:p>https://www.dfimoveis.com.br/imovel/casa-2-quartos-venda-ceilandia-norte-ceilandia-df-qno-20-conjunto-53-962665</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Q 3 Conjunto 6</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ascente</text:p>
          </table:table-cell>
          <table:table-cell office:value-type="string" calcext:value-type="string">
            <text:p>180,00 m²</text:p>
          </table:table-cell>
          <table:table-cell office:value-type="string" calcext:value-type="string">
            <text:p>200,00 m²</text:p>
          </table:table-cell>
          <table:table-cell office:value-type="float" office:value="220" calcext:value-type="float">
            <text:p>220</text:p>
          </table:table-cell>
          <table:table-cell/>
          <table:table-cell office:value-type="float" office:value="-15.8051956" calcext:value-type="float">
            <text:p>-15.8051956</text:p>
          </table:table-cell>
          <table:table-cell office:value-type="float" office:value="-48.1438038" calcext:value-type="float">
            <text:p>-48.1438038</text:p>
          </table:table-cell>
          <table:table-cell office:value-type="string" calcext:value-type="string">
            <text:p>Ssilva</text:p>
          </table:table-cell>
          <table:table-cell office:value-type="float" office:value="5751" calcext:value-type="float">
            <text:p>5751</text:p>
          </table:table-cell>
          <table:table-cell office:value-type="float" office:value="5561984725610" calcext:value-type="float">
            <text:p>5561984725610</text:p>
          </table:table-cell>
          <table:table-cell office:value-type="string" calcext:value-type="string">
            <text:p>(61) 98472 </text:p>
            <text:p>                                             </text:p>
            <text:p>                                         </text:p>
            <text:p>                             </text:p>
            <text:p>                             - 5610 </text:p>
            <text:p>                                 </text:p>
            <text:p>                                       </text:p>
            <text:p>                                 </text:p>
            <text:p>                             </text:p>
            <text:p/>
            <text:p>         </text:p>
            <text:p>                             </text:p>
            <text:p>                                         </text:p>
            <text:p>                                             </text:p>
            <text:p>                                                 </text:p>
            <text:p>                                                 (61) 98472 </text:p>
            <text:p>                                             </text:p>
            <text:p>                                         </text:p>
            <text:p>                             </text:p>
            <text:p>                             - 5610 </text:p>
            <text:p>                                 </text:p>
            <text:p>                                       </text:p>
            <text:p>                                 </text:p>
            <text:p>                             </text:p>
            <text:p/>
            <text:p>         </text:p>
            <text:p>                             </text:p>
            <text:p>                                         </text:p>
            <text:p>                                             </text:p>
            <text:p>                                                 </text:p>
            <text:p>                                                 (61) 98472 </text:p>
            <text:p>                                             </text:p>
            <text:p>                                         </text:p>
            <text:p>                             </text:p>
            <text:p>                             - 5610 </text:p>
            <text:p>                                 </text:p>
            <text:p>                                       </text:p>
            <text:p>                                 </text:p>
            <text:p>                             </text:p>
            <text:p/>
            <text:p>         </text:p>
            <text:p>                             </text:p>
            <text:p>                                         </text:p>
            <text:p>                                             </text:p>
            <text:p>                                                 </text:p>
            <text:p>                                                 (61) 98472 </text:p>
            <text:p>                                             </text:p>
            <text:p>                                         </text:p>
            <text:p>                             </text:p>
            <text:p>                             - 5610</text:p>
          </table:table-cell>
          <table:table-cell office:value-type="string" calcext:value-type="string">
            <text:p>30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São duas casas no lote, cada uma com: 2 quartos, sala, cozinha e banheiro, com entrada independente, de esquina, ótima pra comercio, quitada e escriturada, só 220mil</text:p>
            <text:p>Falar com Sergio : </text:p>
          </table:table-cell>
          <table:table-cell office:value-type="string" calcext:value-type="string">
            <text:p>https://www.dfimoveis.com.br/imovel/casa-2-quartos-venda-ceilandia-norte-ceilandia-df-qnq-3-conjunto-6-1119535</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5 Conjunto M</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Poente</text:p>
          </table:table-cell>
          <table:table-cell office:value-type="string" calcext:value-type="string">
            <text:p>80,00 m²</text:p>
          </table:table-cell>
          <table:table-cell office:value-type="string" calcext:value-type="string">
            <text:p>250,00 m²</text:p>
          </table:table-cell>
          <table:table-cell office:value-type="float" office:value="290" calcext:value-type="float">
            <text:p>290</text:p>
          </table:table-cell>
          <table:table-cell office:value-type="string" calcext:value-type="string">
            <text:p>Área de Serviço, Área de Serviço Coberta </text:p>
          </table:table-cell>
          <table:table-cell office:value-type="float" office:value="-15.8120791" calcext:value-type="float">
            <text:p>-15.8120791</text:p>
          </table:table-cell>
          <table:table-cell office:value-type="float" office:value="-48.1168009" calcext:value-type="float">
            <text:p>-48.1168009</text:p>
          </table:table-cell>
          <table:table-cell office:value-type="string" calcext:value-type="string">
            <text:p>Henrique C.</text:p>
          </table:table-cell>
          <table:table-cell office:value-type="float" office:value="26804" calcext:value-type="float">
            <text:p>26804</text:p>
          </table:table-cell>
          <table:table-cell office:value-type="float" office:value="5561981150381" calcext:value-type="float">
            <text:p>5561981150381</text:p>
          </table:table-cell>
          <table:table-cell office:value-type="string" calcext:value-type="string">
            <text:p>(61) 98115 </text:p>
            <text:p>                                             </text:p>
            <text:p>                                         </text:p>
            <text:p>                             </text:p>
            <text:p>                             - 0381 </text:p>
            <text:p>                                 </text:p>
            <text:p>                                       </text:p>
            <text:p>                                 </text:p>
            <text:p>                             </text:p>
            <text:p/>
            <text:p>         </text:p>
            <text:p>                             </text:p>
            <text:p>                                         </text:p>
            <text:p>                                             </text:p>
            <text:p>                                                 </text:p>
            <text:p>                                                 (61) 98115 </text:p>
            <text:p>                                             </text:p>
            <text:p>                                         </text:p>
            <text:p>                             </text:p>
            <text:p>                             - 0381 </text:p>
            <text:p>                                 </text:p>
            <text:p>                                       </text:p>
            <text:p>                                 </text:p>
            <text:p>                             </text:p>
            <text:p/>
            <text:p>         </text:p>
            <text:p>                             </text:p>
            <text:p>                                         </text:p>
            <text:p>                                             </text:p>
            <text:p>                                                 </text:p>
            <text:p>                                                 (61) 98115 </text:p>
            <text:p>                                             </text:p>
            <text:p>                                         </text:p>
            <text:p>                             </text:p>
            <text:p>                             - 0381 </text:p>
            <text:p>                                 </text:p>
            <text:p>                                       </text:p>
            <text:p>                                 </text:p>
            <text:p>                             </text:p>
            <text:p/>
            <text:p>         </text:p>
            <text:p>                             </text:p>
            <text:p>                                         </text:p>
            <text:p>                                             </text:p>
            <text:p>                                                 </text:p>
            <text:p>                                                 (61) 98115 </text:p>
            <text:p>                                             </text:p>
            <text:p>                                         </text:p>
            <text:p>                             </text:p>
            <text:p>                             - 0381</text:p>
          </table:table-cell>
          <table:table-cell office:value-type="string" calcext:value-type="string">
            <text:p>975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Casa simples nos fundos do lote e no forro PVC, 3 quartos, sala, cozinha, banheiro e área de serviço separada.</text:p>
            <text:p>Escriturada. </text:p>
            <text:p>Aceita proposta. Não aceita financiamento. </text:p>
            <text:p>Mais informações ,.</text:p>
          </table:table-cell>
          <table:table-cell office:value-type="string" calcext:value-type="string">
            <text:p>https://www.dfimoveis.com.br/imovel/casa-3-quartos-venda-ceilandia-norte-ceilandia-df-qnn-5-conjunto-m-591279</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P 05, (Conjunto X CPC Chácaras do Setor P Norte)</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170,00 m²</text:p>
          </table:table-cell>
          <table:table-cell office:value-type="string" calcext:value-type="string">
            <text:p>Não encontrado</text:p>
          </table:table-cell>
          <table:table-cell office:value-type="float" office:value="350" calcext:value-type="float">
            <text:p>350</text:p>
          </table:table-cell>
          <table:table-cell table:number-columns-repeated="3"/>
          <table:table-cell office:value-type="string" calcext:value-type="string">
            <text:p>Thiago Cipriano</text:p>
          </table:table-cell>
          <table:table-cell office:value-type="float" office:value="22205" calcext:value-type="float">
            <text:p>22205</text:p>
          </table:table-cell>
          <table:table-cell/>
          <table:table-cell office:value-type="string" calcext:value-type="string">
            <text:p>(61) 97401 </text:p>
            <text:p>                             </text:p>
            <text:p>                             - 1144 </text:p>
            <text:p>                                 </text:p>
            <text:p>                                       </text:p>
            <text:p>                                 </text:p>
            <text:p>                             </text:p>
            <text:p/>
            <text:p>         </text:p>
            <text:p>                             </text:p>
            <text:p>                                     </text:p>
            <text:p>                                     (61) 97401 </text:p>
            <text:p>                             </text:p>
            <text:p>                             - 1144 </text:p>
            <text:p>                                 </text:p>
            <text:p>                                       </text:p>
            <text:p>                                 </text:p>
            <text:p>                             </text:p>
            <text:p/>
            <text:p>         </text:p>
            <text:p>                             </text:p>
            <text:p>                                     </text:p>
            <text:p>                                     (61) 97401 </text:p>
            <text:p>                             </text:p>
            <text:p>                             - 1144 </text:p>
            <text:p>                                 </text:p>
            <text:p>                                       </text:p>
            <text:p>                                 </text:p>
            <text:p>                             </text:p>
            <text:p/>
            <text:p>         </text:p>
            <text:p>                             </text:p>
            <text:p>                                     </text:p>
            <text:p>                                     (61) 97401 </text:p>
            <text:p>                             </text:p>
            <text:p>                             - 1144</text:p>
          </table:table-cell>
          <table:table-cell office:value-type="string" calcext:value-type="string">
            <text:p>611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 * * * * Cipriano Imóveis Vende  * * * * * </text:p>
            <text:p/>
            <text:p/>
            <text:p>*Ética, respeito e responsabilidade são nossos valores!* </text:p>
            <text:p/>
            <text:p/>
            <text:p>Do imóvel: </text:p>
            <text:p/>
            <text:p>- sala de estar</text:p>
            <text:p>- sala de jantar</text:p>
            <text:p>- 3 quartos </text:p>
            <text:p>- Garagem</text:p>
            <text:p/>
            <text:p>Para maiores informações favor entrar em contato. Atenciosamente </text:p>
            <text:p>Tratar Com Thiago: , ou </text:p>
          </table:table-cell>
          <table:table-cell office:value-type="string" calcext:value-type="string">
            <text:p>https://www.dfimoveis.com.br/imovel/casa-3-quartos-venda-ceilandia-norte-ceilandia-df-qnp-05-conjunto-x-cpc-chacaras-do-setor-p-norte-808202</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O 13 Conjunto A</text:p>
          </table:table-cell>
          <table:table-cell office:value-type="float" office:value="5" calcext:value-type="float">
            <text:p>5</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Não encontrado</text:p>
          </table:table-cell>
          <table:table-cell office:value-type="string" calcext:value-type="string">
            <text:p>340,00 m²</text:p>
          </table:table-cell>
          <table:table-cell office:value-type="string" calcext:value-type="string">
            <text:p>Não encontrado</text:p>
          </table:table-cell>
          <table:table-cell office:value-type="float" office:value="650" calcext:value-type="float">
            <text:p>650</text:p>
          </table:table-cell>
          <table:table-cell office:value-type="string" calcext:value-type="string">
            <text:p>Área de Serviço, Cozinha com Armários , Varanda</text:p>
          </table:table-cell>
          <table:table-cell office:value-type="float" office:value="-15.7914006" calcext:value-type="float">
            <text:p>-15.7914006</text:p>
          </table:table-cell>
          <table:table-cell office:value-type="float" office:value="-48.1315928" calcext:value-type="float">
            <text:p>-48.1315928</text:p>
          </table:table-cell>
          <table:table-cell office:value-type="string" calcext:value-type="string">
            <text:p>Precisa Netimóveis</text:p>
          </table:table-cell>
          <table:table-cell office:value-type="float" office:value="9422" calcext:value-type="float">
            <text:p>9422</text:p>
          </table:table-cell>
          <table:table-cell office:value-type="float" office:value="556199249595" calcext:value-type="float">
            <text:p>556199249595</text:p>
          </table:table-cell>
          <table:table-cell office:value-type="string" calcext:value-type="string">
            <text:p>(61) 3275 </text:p>
            <text:p>                             </text:p>
            <text:p>                             - 2525 </text:p>
            <text:p>                                 </text:p>
            <text:p>                                       </text:p>
            <text:p>                                 </text:p>
            <text:p>                             </text:p>
            <text:p/>
            <text:p>         </text:p>
            <text:p>                             </text:p>
            <text:p>                                     </text:p>
            <text:p>                                     (61) 3275 </text:p>
            <text:p>                             </text:p>
            <text:p>                             - 2525 </text:p>
            <text:p>                                 </text:p>
            <text:p>                                       </text:p>
            <text:p>                                 </text:p>
            <text:p>                             </text:p>
            <text:p/>
            <text:p>         </text:p>
            <text:p>                             </text:p>
            <text:p>                                     </text:p>
            <text:p>                                     (61) 3275 </text:p>
            <text:p>                             </text:p>
            <text:p>                             - 2525 </text:p>
            <text:p>                                 </text:p>
            <text:p>                                       </text:p>
            <text:p>                                 </text:p>
            <text:p>                             </text:p>
            <text:p/>
            <text:p>         </text:p>
            <text:p>                             </text:p>
            <text:p>                                     </text:p>
            <text:p>                                     (61) 3275 </text:p>
            <text:p>                             </text:p>
            <text:p>                             - 2525</text:p>
          </table:table-cell>
          <table:table-cell office:value-type="string" calcext:value-type="string">
            <text:p>923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Sobrado com 3 pavimentos  1° &gt; Garagem para 4 carros na frente e 3 nos fundos da casa, área de serviço grande, duas frentes sendo que uma é virada para a Avenida principal do Setor Ó. 2° &gt; Sala íntima com duas sacadas  e 5 Qtos, 2 suítes sendo uma suíte master com closet e banheira de hidromassagem casa toda no porcelanato e com armários. 3° &gt; Piso escada em madeira de lei,  área com churrasqueira, ,salão de festa e sauna, com aquecedor solar em toda casa, área externa parte fechada com vidro temperado parte                  aberta. IMÓVEL: Excelente casa sobrado, com aproximadamente 340m² de área construída. Sala com varanda incorporada, com piso em porcelanato. 5 quartos com armários,  sendo 2 suítes. Banho suíte master com armários, sauna e banheira de hidromassagem, box blindex, piso e bancada em granito. Cozinha com armários, piso e bancada em granito. Área de serviço e banho de empregada ídem. Possui 7 vagas de garagens cobertas e descobertas. BENEFÍCIOS: Fino acabamento, ponto nobre do bairro, ao lado de comércios, bancos e shopping. Visitas tem que ser agendando com antecedência , pois a inquilina entregará somente dia 10/10.  (Os preços e informações poderão sofrer mudanças sem aviso prévio. Por este motivo, solicitamos a confirmação com nossos consultores.)</text:p>
            <text:p/>
          </table:table-cell>
          <table:table-cell office:value-type="string" calcext:value-type="string">
            <text:p>https://www.dfimoveis.com.br/imovel/casa-4-quartos-venda-ceilandia-norte-ceilandia-df-qno-13-conjunto-a-630556</text:p>
          </table:table-cell>
        </table:table-row>
        <table:table-row table:style-name="ro17">
          <table:table-cell office:value-type="string" calcext:value-type="string">
            <text:p>CEILÂNDIA</text:p>
          </table:table-cell>
          <table:table-cell office:value-type="string" calcext:value-type="string">
            <text:p>CEILANDIA NORTE</text:p>
          </table:table-cell>
          <table:table-cell office:value-type="string" calcext:value-type="string">
            <text:p>QNM 22</text:p>
          </table:table-cell>
          <table:table-cell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Não encontrado</text:p>
          </table:table-cell>
          <table:table-cell table:number-columns-repeated="2" office:value-type="string" calcext:value-type="string">
            <text:p>250,00 m²</text:p>
          </table:table-cell>
          <table:table-cell office:value-type="float" office:value="370" calcext:value-type="float">
            <text:p>370</text:p>
          </table:table-cell>
          <table:table-cell/>
          <table:table-cell office:value-type="float" office:value="-15.8055211" calcext:value-type="float">
            <text:p>-15.8055211</text:p>
          </table:table-cell>
          <table:table-cell office:value-type="float" office:value="-48.104962" calcext:value-type="float">
            <text:p>-48.104962</text:p>
          </table:table-cell>
          <table:table-cell office:value-type="string" calcext:value-type="string">
            <text:p>Daleprane Inteligência Imobiliária</text:p>
          </table:table-cell>
          <table:table-cell office:value-type="float" office:value="25937" calcext:value-type="float">
            <text:p>25937</text:p>
          </table:table-cell>
          <table:table-cell office:value-type="float" office:value="5561985986009" calcext:value-type="float">
            <text:p>5561985986009</text:p>
          </table:table-cell>
          <table:table-cell office:value-type="string" calcext:value-type="string">
            <text:p>(61) 3547 </text:p>
            <text:p>                             </text:p>
            <text:p>                             - 0030 </text:p>
            <text:p>                                 </text:p>
            <text:p>                                       </text:p>
            <text:p>                                 </text:p>
            <text:p>                             </text:p>
            <text:p/>
            <text:p>         </text:p>
            <text:p>                             </text:p>
            <text:p>                                     </text:p>
            <text:p>                                     (61) 3547 </text:p>
            <text:p>                             </text:p>
            <text:p>                             - 0030 </text:p>
            <text:p>                                 </text:p>
            <text:p>                                       </text:p>
            <text:p>                                 </text:p>
            <text:p>                             </text:p>
            <text:p/>
            <text:p>         </text:p>
            <text:p>                             </text:p>
            <text:p>                                     </text:p>
            <text:p>                                     (61) 3547 </text:p>
            <text:p>                             </text:p>
            <text:p>                             - 0030 </text:p>
            <text:p>                                 </text:p>
            <text:p>                                       </text:p>
            <text:p>                                 </text:p>
            <text:p>                             </text:p>
            <text:p/>
            <text:p>         </text:p>
            <text:p>                             </text:p>
            <text:p>                                     </text:p>
            <text:p>                                     (61) 3547 </text:p>
            <text:p>                             </text:p>
            <text:p>                             - 0030</text:p>
          </table:table-cell>
          <table:table-cell office:value-type="string" calcext:value-type="string">
            <text:p>77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Ampla Casa com Múltiplas Construções em Ceilândia Norte</text:p>
            <text:p/>
            <text:p/>
            <text:p/>
            <text:p>Este imóvel é ideal para famílias grandes, investidores ou quem busca morar e gerar renda no mesmo espaço. Com um lote espaçoso e construções bem planejadas, ele oferece versatilidade e conforto.</text:p>
            <text:p/>
            <text:p/>
            <text:p/>
            <text:p>Casa Principal</text:p>
            <text:p/>
            <text:p>• 2 quartos espaçosos.</text:p>
            <text:p/>
            <text:p>• Sala de estar ampla e confortável.</text:p>
            <text:p/>
            <text:p>• 2 salas de jantar, perfeitas para momentos em família.</text:p>
            <text:p/>
            <text:p>• Cozinha funcional e bem ventilada.</text:p>
            <text:p/>
            <text:p>• Banheiro social.</text:p>
            <text:p/>
            <text:p/>
            <text:p/>
            <text:p>Primeira Casa nos Fundos</text:p>
            <text:p/>
            <text:p>• 2 quartos.</text:p>
            <text:p/>
            <text:p>• Sala aconchegante.</text:p>
            <text:p/>
            <text:p>• Cozinha bem distribuída.</text:p>
            <text:p/>
            <text:p>• Banheiro.</text:p>
            <text:p/>
            <text:p/>
            <text:p/>
            <text:p>Segunda Casa nos Fundos</text:p>
            <text:p/>
            <text:p>• 3 cômodos bem arejados.</text:p>
            <text:p/>
            <text:p>• Banheiro privativo.</text:p>
            <text:p/>
            <text:p/>
            <text:p/>
            <text:p>Quarto Avulso</text:p>
            <text:p/>
            <text:p>• Espaço adicional para armazenamento ou uso como quarto de serviço.</text:p>
            <text:p/>
            <text:p/>
            <text:p/>
            <text:p>Área Externa</text:p>
            <text:p/>
            <text:p>• Amplo quintal, perfeito para convivência, jardinagem ou expansão.</text:p>
            <text:p/>
            <text:p>• Garagem espaçosa, com capacidade para vários veículos.</text:p>
            <text:p/>
            <text:p/>
            <text:p/>
            <text:p>Este imóvel é uma oportunidade única em uma localização estratégica, com infraestrutura completa ao redor. Perfeito para quem busca conforto e funcionalidade!</text:p>
          </table:table-cell>
          <table:table-cell office:value-type="string" calcext:value-type="string">
            <text:p>https://www.dfimoveis.com.br/imovel/casa-2-quartos-venda-ceilandia-norte-ceilandia-df-qnm-22-1095904</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O 20 Conjunto 51</text:p>
          </table:table-cell>
          <table:table-cell office:value-type="float" office:value="4" calcext:value-type="float">
            <text:p>4</text:p>
          </table:table-cell>
          <table:table-cell table:number-columns-repeated="2" office:value-type="float" office:value="0" calcext:value-type="float">
            <text:p>0</text:p>
          </table:table-cell>
          <table:table-cell office:value-type="string" calcext:value-type="string">
            <text:p>Não encontrado</text:p>
          </table:table-cell>
          <table:table-cell table:number-columns-repeated="2" office:value-type="string" calcext:value-type="string">
            <text:p>126,00 m²</text:p>
          </table:table-cell>
          <table:table-cell office:value-type="float" office:value="220" calcext:value-type="float">
            <text:p>220</text:p>
          </table:table-cell>
          <table:table-cell office:value-type="string" calcext:value-type="string">
            <text:p>Aceita Pets, Área de Serviço, Área de Serviço Coberta , Cozinha Espaçosa</text:p>
          </table:table-cell>
          <table:table-cell office:value-type="float" office:value="-15.7891207" calcext:value-type="float">
            <text:p>-15.7891207</text:p>
          </table:table-cell>
          <table:table-cell office:value-type="float" office:value="-48.1392281" calcext:value-type="float">
            <text:p>-48.1392281</text:p>
          </table:table-cell>
          <table:table-cell office:value-type="string" calcext:value-type="string">
            <text:p>Domum Escritório Imobiliários</text:p>
          </table:table-cell>
          <table:table-cell office:value-type="float" office:value="25222" calcext:value-type="float">
            <text:p>25222</text:p>
          </table:table-cell>
          <table:table-cell office:value-type="float" office:value="5561992110669" calcext:value-type="float">
            <text:p>5561992110669</text:p>
          </table:table-cell>
          <table:table-cell office:value-type="string" calcext:value-type="string">
            <text:p>(61) 3042 </text:p>
            <text:p>                             </text:p>
            <text:p>                             - 4609 </text:p>
            <text:p>                                 </text:p>
            <text:p>                                       </text:p>
            <text:p>                                 </text:p>
            <text:p>                             </text:p>
            <text:p/>
            <text:p>         </text:p>
            <text:p>                             </text:p>
            <text:p>                                     </text:p>
            <text:p>                                     (61) 3042 </text:p>
            <text:p>                             </text:p>
            <text:p>                             - 4609 </text:p>
            <text:p>                                 </text:p>
            <text:p>                                       </text:p>
            <text:p>                                 </text:p>
            <text:p>                             </text:p>
            <text:p/>
            <text:p>         </text:p>
            <text:p>                             </text:p>
            <text:p>                                     </text:p>
            <text:p>                                     (61) 3042 </text:p>
            <text:p>                             </text:p>
            <text:p>                             - 4609 </text:p>
            <text:p>                                 </text:p>
            <text:p>                                       </text:p>
            <text:p>                                 </text:p>
            <text:p>                             </text:p>
            <text:p/>
            <text:p>         </text:p>
            <text:p>                             </text:p>
            <text:p>                                     </text:p>
            <text:p>                                     (61) 3042 </text:p>
            <text:p>                             </text:p>
            <text:p>                             - 4609</text:p>
          </table:table-cell>
          <table:table-cell office:value-type="string" calcext:value-type="string">
            <text:p>141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OPORTUNIDADE DE INVESTIMENTO !!!!!!!!</text:p>
            <text:p/>
            <text:p>3 KITS ALUGADAS. RENDA R$  1.950,00</text:p>
            <text:p>Lote de esquina com todas as entradas individuais.</text:p>
            <text:p>Reformado recentemente, todo forrado, muito bem organizado conforme as fotos.</text:p>
            <text:p>Próximo ao terminal do setor O </text:p>
            <text:p>Próximo ao supermercados. </text:p>
            <text:p>Todas kits alugadas com contrato</text:p>
            <text:p>kit numero 1 : Quarto, sala, cozinha, banheiro e área de serviço</text:p>
            <text:p>Alugada por R$650,00</text:p>
            <text:p>kit numero 2: Quarto, sala, Cozinha, banheiro </text:p>
            <text:p>Alugada por R$650,00</text:p>
            <text:p>kit numero 3: Quarto, sala, cozinha, banheiro e área de serviço</text:p>
            <text:p>Alugada por R$650</text:p>
          </table:table-cell>
          <table:table-cell office:value-type="string" calcext:value-type="string">
            <text:p>https://www.dfimoveis.com.br/imovel/casa-4-quartos-venda-ceilandia-norte-ceilandia-df-qno-20-conjunto-51-1069727</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5 Conjunto Q</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ão encontrado</text:p>
          </table:table-cell>
          <table:table-cell table:number-columns-repeated="2" office:value-type="string" calcext:value-type="string">
            <text:p>135,00 m²</text:p>
          </table:table-cell>
          <table:table-cell office:value-type="float" office:value="599" calcext:value-type="float">
            <text:p>599</text:p>
          </table:table-cell>
          <table:table-cell/>
          <table:table-cell office:value-type="float" office:value="-15.8194836" calcext:value-type="float">
            <text:p>-15.8194836</text:p>
          </table:table-cell>
          <table:table-cell office:value-type="float" office:value="-48.1270418" calcext:value-type="float">
            <text:p>-48.1270418</text:p>
          </table:table-cell>
          <table:table-cell office:value-type="string" calcext:value-type="string">
            <text:p>Sampaio Imóveis DF</text:p>
          </table:table-cell>
          <table:table-cell office:value-type="float" office:value="21946" calcext:value-type="float">
            <text:p>21946</text:p>
          </table:table-cell>
          <table:table-cell office:value-type="float" office:value="556133720330" calcext:value-type="float">
            <text:p>556133720330</text:p>
          </table:table-cell>
          <table:table-cell office:value-type="string" calcext:value-type="string">
            <text:p>(61) 3372 </text:p>
            <text:p>                                             </text:p>
            <text:p>                                         </text:p>
            <text:p>                             </text:p>
            <text:p>                             - 0330 </text:p>
            <text:p>                                 </text:p>
            <text:p>                                       </text:p>
            <text:p>                                 </text:p>
            <text:p>                             </text:p>
            <text:p/>
            <text:p>         </text:p>
            <text:p>                             </text:p>
            <text:p>                                         </text:p>
            <text:p>                                             </text:p>
            <text:p>                                                 </text:p>
            <text:p>                                                 (61) 3372 </text:p>
            <text:p>                                             </text:p>
            <text:p>                                         </text:p>
            <text:p>                             </text:p>
            <text:p>                             - 0330 </text:p>
            <text:p>                                 </text:p>
            <text:p>                                       </text:p>
            <text:p>                                 </text:p>
            <text:p>                             </text:p>
            <text:p/>
            <text:p>         </text:p>
            <text:p>                             </text:p>
            <text:p>                                         </text:p>
            <text:p>                                             </text:p>
            <text:p>                                                 </text:p>
            <text:p>                                                 (61) 3372 </text:p>
            <text:p>                                             </text:p>
            <text:p>                                         </text:p>
            <text:p>                             </text:p>
            <text:p>                             - 0330 </text:p>
            <text:p>                                 </text:p>
            <text:p>                                       </text:p>
            <text:p>                                 </text:p>
            <text:p>                             </text:p>
            <text:p/>
            <text:p>         </text:p>
            <text:p>                             </text:p>
            <text:p>                                         </text:p>
            <text:p>                                             </text:p>
            <text:p>                                                 </text:p>
            <text:p>                                                 (61) 3372 </text:p>
            <text:p>                                             </text:p>
            <text:p>                                         </text:p>
            <text:p>                             </text:p>
            <text:p>                             - 0330</text:p>
          </table:table-cell>
          <table:table-cell office:value-type="string" calcext:value-type="string">
            <text:p>186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com 3 dormitórios à venda, 135 m² por R$ 599.000,00 - Ceilândia Norte - Ceilândia/DF</text:p>
          </table:table-cell>
          <table:table-cell office:value-type="string" calcext:value-type="string">
            <text:p>IMPERDÍVEL: Casa Moderna de 03 Quartos no QNP 05 Conjunto Q!</text:p>
            <text:p/>
            <text:p>Esta é a oportunidade que você esperava para adquirir uma casa moderna e confortável no QNP 05 Conjunto Q.</text:p>
            <text:p/>
            <text:p>CARACTERÍSTICAS:</text:p>
            <text:p/>
            <text:p>Imóvel Constituído por:</text:p>
            <text:p> - 03 Quartos, sendo 01 suíte com Closet</text:p>
            <text:p> - Sala com pé direito duplo, integrada com a Cozinha, ideal para receber amigos e familiares</text:p>
            <text:p> - 01 Wc Social com poço de ventilação, garantindo um ambiente arejado</text:p>
            <text:p> - Área de Serviços nos fundos, para maior praticidade no dia a dia</text:p>
            <text:p> - Garagem para 02 carros, oferecendo comodidade e segurança</text:p>
            <text:p> - Jardim de Inverno, trazendo harmonia e contato com a natureza</text:p>
            <text:p/>
            <text:p>Diferenciais:</text:p>
            <text:p> - Casa toda na Laje, porcelanato e blindex, garantindo durabilidade e sofisticação</text:p>
            <text:p> - Aceita financiamento, facilitando a aquisição do seu novo lar</text:p>
            <text:p/>
            <text:p>Para maiores informações entre em contato</text:p>
            <text:p>Por telefone: , ou ,. </text:p>
            <text:p>Instagram: @sampaioimoveisdf</text:p>
            <text:p>Site: sampaioimoveisdf.com.br </text:p>
            <text:p/>
            <text:p>Não perca essa oportunidade! Agende sua visita hoje mesmo.</text:p>
          </table:table-cell>
          <table:table-cell office:value-type="string" calcext:value-type="string">
            <text:p>https://www.dfimoveis.com.br/imovel/casa-3-quartos-venda-ceilandia-norte-ceilandia-df-qnp-5-conjunto-q-968909</text:p>
          </table:table-cell>
        </table:table-row>
        <table:table-row table:style-name="ro5">
          <table:table-cell office:value-type="string" calcext:value-type="string">
            <text:p>CEILÂNDIA</text:p>
          </table:table-cell>
          <table:table-cell office:value-type="string" calcext:value-type="string">
            <text:p>CEILANDIA NORTE</text:p>
          </table:table-cell>
          <table:table-cell office:value-type="string" calcext:value-type="string">
            <text:p>QNO 11 Conjunto F</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Perpendicular</text:p>
          </table:table-cell>
          <table:table-cell table:number-columns-repeated="2" office:value-type="string" calcext:value-type="string">
            <text:p>144,00 m²</text:p>
          </table:table-cell>
          <table:table-cell office:value-type="float" office:value="550" calcext:value-type="float">
            <text:p>550</text:p>
          </table:table-cell>
          <table:table-cell/>
          <table:table-cell office:value-type="float" office:value="-15.7984825" calcext:value-type="float">
            <text:p>-15.7984825</text:p>
          </table:table-cell>
          <table:table-cell office:value-type="float" office:value="-48.127833" calcext:value-type="float">
            <text:p>-48.127833</text:p>
          </table:table-cell>
          <table:table-cell office:value-type="string" calcext:value-type="string">
            <text:p>Edilson Carlos</text:p>
          </table:table-cell>
          <table:table-cell office:value-type="float" office:value="6037" calcext:value-type="float">
            <text:p>6037</text:p>
          </table:table-cell>
          <table:table-cell office:value-type="float" office:value="5561985569820" calcext:value-type="float">
            <text:p>5561985569820</text:p>
          </table:table-cell>
          <table:table-cell office:value-type="string" calcext:value-type="string">
            <text:p>(61) 98556 </text:p>
            <text:p>                                             </text:p>
            <text:p>                                         </text:p>
            <text:p>                             </text:p>
            <text:p>                             - 9820 </text:p>
            <text:p>                                 </text:p>
            <text:p>                                       </text:p>
            <text:p>                                 </text:p>
            <text:p>                             </text:p>
            <text:p>                             </text:p>
            <text:p>                                         </text:p>
            <text:p>                                             </text:p>
            <text:p>                                                 </text:p>
            <text:p>                                                 (61) 98336 </text:p>
            <text:p>                                             </text:p>
            <text:p>                                         </text:p>
            <text:p>                             </text:p>
            <text:p>                             - 2343 </text:p>
            <text:p>                                 </text:p>
            <text:p>                                       </text:p>
            <text:p>                                 </text:p>
            <text:p>                             </text:p>
            <text:p/>
            <text:p>         </text:p>
            <text:p>                             </text:p>
            <text:p>                                         </text:p>
            <text:p>                                             </text:p>
            <text:p>                                                 </text:p>
            <text:p>                                                 (61) 98556 </text:p>
            <text:p>                                             </text:p>
            <text:p>                                         </text:p>
            <text:p>                             </text:p>
            <text:p>                             - 9820 </text:p>
            <text:p>                                 </text:p>
            <text:p>                                       </text:p>
            <text:p>                                 </text:p>
            <text:p>                             </text:p>
            <text:p>                             </text:p>
            <text:p>                                         </text:p>
            <text:p>                                             </text:p>
            <text:p>                                                 </text:p>
            <text:p>                                                 (61) 98336 </text:p>
            <text:p>                                             </text:p>
            <text:p>                                         </text:p>
            <text:p>                             </text:p>
            <text:p>                             - 2343 </text:p>
            <text:p>                                 </text:p>
            <text:p>                                       </text:p>
            <text:p>                                 </text:p>
            <text:p>                             </text:p>
            <text:p/>
            <text:p>         </text:p>
            <text:p>                             </text:p>
            <text:p>                                         </text:p>
            <text:p>                                             </text:p>
            <text:p>                                                 </text:p>
            <text:p>                                                 (61) 98556 </text:p>
            <text:p>                                             </text:p>
            <text:p>                                         </text:p>
            <text:p>                             </text:p>
            <text:p>                             - 9820 </text:p>
            <text:p>                                 </text:p>
            <text:p>                                       </text:p>
            <text:p>                                 </text:p>
            <text:p>                             </text:p>
            <text:p>                             </text:p>
            <text:p>                                         </text:p>
            <text:p>                                             </text:p>
            <text:p>                                                 </text:p>
            <text:p>                                                 (61) 98336 </text:p>
            <text:p>                                             </text:p>
            <text:p>                                         </text:p>
            <text:p>                             </text:p>
            <text:p>                             - 2343 </text:p>
            <text:p>                                 </text:p>
            <text:p>                                       </text:p>
            <text:p>                                 </text:p>
            <text:p>                             </text:p>
            <text:p/>
            <text:p>         </text:p>
            <text:p>                             </text:p>
            <text:p>                                         </text:p>
            <text:p>                                             </text:p>
            <text:p>                                                 </text:p>
            <text:p>                                                 (61) 98556 </text:p>
            <text:p>                                             </text:p>
            <text:p>                                         </text:p>
            <text:p>                             </text:p>
            <text:p>                             - 9820 </text:p>
            <text:p>                                 </text:p>
            <text:p>                                       </text:p>
            <text:p>                                 </text:p>
            <text:p>                             </text:p>
            <text:p>                             </text:p>
            <text:p>                                         </text:p>
            <text:p>                                             </text:p>
            <text:p>                                                 </text:p>
            <text:p>                                                 (61) 98336 </text:p>
            <text:p>                                             </text:p>
            <text:p>                                         </text:p>
            <text:p>                             </text:p>
            <text:p>                             - 2343</text:p>
          </table:table-cell>
          <table:table-cell office:value-type="string" calcext:value-type="string">
            <text:p>463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Excelente oportunidade, residencial e comercial.</text:p>
          </table:table-cell>
          <table:table-cell office:value-type="string" calcext:value-type="string">
            <text:p>EXCELENTE OPORTUNIDADE PRA VOCÊ MORAR OU INVESTIR !</text:p>
            <text:p/>
            <text:p>QNO 11  CONJ F - CASA TERREA DE ESQUINA</text:p>
            <text:p/>
            <text:p>03 QUARTOS SENDO 1 </text:p>
            <text:p>SALA</text:p>
            <text:p>COZINHA</text:p>
            <text:p>COPA</text:p>
            <text:p>ÁREA DE SERVIÇO</text:p>
            <text:p>GARAGEM AMPLA</text:p>
            <text:p/>
            <text:p>ACEITA FINANCIAMENTO</text:p>
            <text:p/>
            <text:p>MARQUE JÁ SUA VISITA:</text:p>
            <text:p/>
            <text:p>EDILSON CARLOS</text:p>
            <text:p>,20</text:p>
            <text:p>CRECI 6037</text:p>
            <text:p/>
            <text:p>DAVID ALVES</text:p>
            <text:p>,43</text:p>
            <text:p>CRECI 26444</text:p>
            <text:p/>
          </table:table-cell>
          <table:table-cell office:value-type="string" calcext:value-type="string">
            <text:p>https://www.dfimoveis.com.br/imovel/casa-3-quartos-venda-ceilandia-norte-ceilandia-df-qno-11-conjunto-f-887765</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9 Conjunto L</text:p>
          </table:table-cell>
          <table:table-cell office:value-type="float" office:value="6" calcext:value-type="float">
            <text:p>6</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Não encontrado</text:p>
          </table:table-cell>
          <table:table-cell office:value-type="string" calcext:value-type="string">
            <text:p>135,00 m²</text:p>
          </table:table-cell>
          <table:table-cell office:value-type="string" calcext:value-type="string">
            <text:p>Não encontrado</text:p>
          </table:table-cell>
          <table:table-cell office:value-type="float" office:value="650" calcext:value-type="float">
            <text:p>650</text:p>
          </table:table-cell>
          <table:table-cell/>
          <table:table-cell office:value-type="float" office:value="-15.8165441" calcext:value-type="float">
            <text:p>-15.8165441</text:p>
          </table:table-cell>
          <table:table-cell office:value-type="float" office:value="-48.1270418" calcext:value-type="float">
            <text:p>-48.1270418</text:p>
          </table:table-cell>
          <table:table-cell office:value-type="string" calcext:value-type="string">
            <text:p>Divino Morais</text:p>
          </table:table-cell>
          <table:table-cell office:value-type="float" office:value="15814" calcext:value-type="float">
            <text:p>15814</text:p>
          </table:table-cell>
          <table:table-cell office:value-type="float" office:value="5561981454877" calcext:value-type="float">
            <text:p>5561981454877</text:p>
          </table:table-cell>
          <table:table-cell office:value-type="string" calcext:value-type="string">
            <text:p>(61) 98145 </text:p>
            <text:p>                                             </text:p>
            <text:p>                                         </text:p>
            <text:p>                             </text:p>
            <text:p>                             - 4877 </text:p>
            <text:p>                                 </text:p>
            <text:p>                                       </text:p>
            <text:p>                                 </text:p>
            <text:p>                             </text:p>
            <text:p/>
            <text:p>         </text:p>
            <text:p>                             </text:p>
            <text:p>                                         </text:p>
            <text:p>                                             </text:p>
            <text:p>                                                 </text:p>
            <text:p>                                                 (61) 98145 </text:p>
            <text:p>                                             </text:p>
            <text:p>                                         </text:p>
            <text:p>                             </text:p>
            <text:p>                             - 4877 </text:p>
            <text:p>                                 </text:p>
            <text:p>                                       </text:p>
            <text:p>                                 </text:p>
            <text:p>                             </text:p>
            <text:p/>
            <text:p>         </text:p>
            <text:p>                             </text:p>
            <text:p>                                         </text:p>
            <text:p>                                             </text:p>
            <text:p>                                                 </text:p>
            <text:p>                                                 (61) 98145 </text:p>
            <text:p>                                             </text:p>
            <text:p>                                         </text:p>
            <text:p>                             </text:p>
            <text:p>                             - 4877 </text:p>
            <text:p>                                 </text:p>
            <text:p>                                       </text:p>
            <text:p>                                 </text:p>
            <text:p>                             </text:p>
            <text:p/>
            <text:p>         </text:p>
            <text:p>                             </text:p>
            <text:p>                                         </text:p>
            <text:p>                                             </text:p>
            <text:p>                                                 </text:p>
            <text:p>                                                 (61) 98145 </text:p>
            <text:p>                                             </text:p>
            <text:p>                                         </text:p>
            <text:p>                             </text:p>
            <text:p>                             - 4877</text:p>
          </table:table-cell>
          <table:table-cell office:value-type="string" calcext:value-type="string">
            <text:p>126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 Aceita permuta em Vicente Pires / Taguatinga **</text:p>
            <text:p/>
            <text:p>QNP 09, P Norte, Sobrado, reformado, esquina, garagem para 05 carros!</text:p>
            <text:p>Com opção para locação para eventos!</text:p>
            <text:p>Transformada para 03 residências, com entrada individual!</text:p>
            <text:p/>
            <text:p>Localização: Próximo à escolas e comércio diversificado!</text:p>
            <text:p/>
            <text:p>Excelente para investimento! </text:p>
            <text:p>Composta por:</text:p>
            <text:p/>
            <text:p>1º Pavimento:</text:p>
            <text:p>- Sala ampla de visita</text:p>
            <text:p>- Sala de jantar</text:p>
            <text:p>- 2 quartos</text:p>
            <text:p>- Banheiro social</text:p>
            <text:p>- Cozinha com armários planejados</text:p>
            <text:p>- Ótima área de serviço.</text:p>
            <text:p/>
            <text:p>2º Pavimento:</text:p>
            <text:p>- Sala de visita</text:p>
            <text:p>- Sala de jantar</text:p>
            <text:p>- 2 quartos sendo 1 suíte com closet</text:p>
            <text:p>- Banheiro social</text:p>
            <text:p>- Cozinha grande</text:p>
            <text:p>- Área de serviço coberta</text:p>
            <text:p>- Churrasqueira.</text:p>
            <text:p/>
            <text:p>3º Pavimento:</text:p>
            <text:p>- Sala de visita</text:p>
            <text:p>- 02 quartos</text:p>
            <text:p>- Cozinha grande</text:p>
            <text:p>- Banheiro social</text:p>
            <text:p>- Excelente terraço para lazer!!</text:p>
            <text:p/>
            <text:p>Visitas:</text:p>
            <text:p>Vanuza Vasconcelos </text:p>
            <text:p>61.9.,</text:p>
            <text:p>CRECI/DF 17577</text:p>
            <text:p/>
            <text:p>Os valores e informações constantes no anúncio, estão sujeitos a alteração sem aviso prévio e os interessados deverão consultar nossos consultores e certidão de ônus do imóvel. </text:p>
          </table:table-cell>
          <table:table-cell office:value-type="string" calcext:value-type="string">
            <text:p>https://www.dfimoveis.com.br/imovel/casa-4-quartos-venda-ceilandia-norte-ceilandia-df-qnp-9-conjunto-l-1076069</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9</text:p>
          </table:table-cell>
          <table:table-cell office:value-type="float" office:value="6" calcext:value-type="float">
            <text:p>6</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Não encontrado</text:p>
          </table:table-cell>
          <table:table-cell table:number-columns-repeated="2" office:value-type="string" calcext:value-type="string">
            <text:p>250,00 m²</text:p>
          </table:table-cell>
          <table:table-cell office:value-type="float" office:value="310" calcext:value-type="float">
            <text:p>310</text:p>
          </table:table-cell>
          <table:table-cell/>
          <table:table-cell office:value-type="float" office:value="-15.8017222" calcext:value-type="float">
            <text:p>-15.8017222</text:p>
          </table:table-cell>
          <table:table-cell office:value-type="float" office:value="-48.1185585" calcext:value-type="float">
            <text:p>-48.1185585</text:p>
          </table:table-cell>
          <table:table-cell office:value-type="string" calcext:value-type="string">
            <text:p>Evangelista</text:p>
          </table:table-cell>
          <table:table-cell office:value-type="float" office:value="27230" calcext:value-type="float">
            <text:p>27230</text:p>
          </table:table-cell>
          <table:table-cell office:value-type="float" office:value="5561981525163" calcext:value-type="float">
            <text:p>5561981525163</text:p>
          </table:table-cell>
          <table:table-cell office:value-type="string" calcext:value-type="string">
            <text:p>(61) 98152 </text:p>
            <text:p>                                             </text:p>
            <text:p>                                         </text:p>
            <text:p>                             </text:p>
            <text:p>                             - 5163 </text:p>
            <text:p>                                 </text:p>
            <text:p>                                       </text:p>
            <text:p>                                 </text:p>
            <text:p>                             </text:p>
            <text:p/>
            <text:p>         </text:p>
            <text:p>                             </text:p>
            <text:p>                                         </text:p>
            <text:p>                                             </text:p>
            <text:p>                                                 </text:p>
            <text:p>                                                 (61) 98152 </text:p>
            <text:p>                                             </text:p>
            <text:p>                                         </text:p>
            <text:p>                             </text:p>
            <text:p>                             - 5163 </text:p>
            <text:p>                                 </text:p>
            <text:p>                                       </text:p>
            <text:p>                                 </text:p>
            <text:p>                             </text:p>
            <text:p/>
            <text:p>         </text:p>
            <text:p>                             </text:p>
            <text:p>                                         </text:p>
            <text:p>                                             </text:p>
            <text:p>                                                 </text:p>
            <text:p>                                                 (61) 98152 </text:p>
            <text:p>                                             </text:p>
            <text:p>                                         </text:p>
            <text:p>                             </text:p>
            <text:p>                             - 5163 </text:p>
            <text:p>                                 </text:p>
            <text:p>                                       </text:p>
            <text:p>                                 </text:p>
            <text:p>                             </text:p>
            <text:p/>
            <text:p>         </text:p>
            <text:p>                             </text:p>
            <text:p>                                         </text:p>
            <text:p>                                             </text:p>
            <text:p>                                                 </text:p>
            <text:p>                                                 (61) 98152 </text:p>
            <text:p>                                             </text:p>
            <text:p>                                         </text:p>
            <text:p>                             </text:p>
            <text:p>                             - 5163</text:p>
          </table:table-cell>
          <table:table-cell office:value-type="string" calcext:value-type="string">
            <text:p>204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LOTE DE 250M² COM 3 CASAS NA LAJE - ANALISA PROPOSTA E PERMUTA .</text:p>
          </table:table-cell>
          <table:table-cell office:value-type="string" calcext:value-type="string">
            <text:p>Aceita permuta em apartamento, analisa localização.</text:p>
            <text:p>-Excelente investimento para morar ou alugar.</text:p>
            <text:p>- São 3 casas, todas na laje</text:p>
            <text:p>- Casa 1 lateral, 2 quartos, sala, cozinha, banheiro social e área de serviço </text:p>
            <text:p>- Casas 2 lateral, 2 quartos, sala, cozinha, banheiro social e área de serviço </text:p>
            <text:p>- Casa 3 principal, 2 quartos grandes, sala ampla, copa, cozinha, banheiro social e quintal </text:p>
            <text:p>- Lote com 250 metros quadrados </text:p>
            <text:p>-Luz individual </text:p>
            <text:p>localização excelente, comercios em geral, parada de ônibus e metrô próximos</text:p>
            <text:p/>
            <text:p>ESCRITURADA</text:p>
            <text:p/>
            <text:p>NÃO ACEITA FINANCIAMENTO</text:p>
            <text:p/>
            <text:p>ANALISA PROPOSTA E PERMUTA.</text:p>
            <text:p> </text:p>
            <text:p>AGENDE AGORA MESMO A SUA VISITA!!!</text:p>
            <text:p> </text:p>
            <text:p>Valoriza Imóveis CJ: 27.230</text:p>
            <text:p>FIXO ,</text:p>
            <text:p> </text:p>
            <text:p>Corretores:</text:p>
            <text:p> </text:p>
            <text:p>Romulo Barreto</text:p>
            <text:p>Creci - DF: 21.118</text:p>
            <text:p>Fone: , zap</text:p>
            <text:p>Evangelista</text:p>
            <text:p>Creci-DF 16.819</text:p>
            <text:p>Fone: , - WhatsApp</text:p>
          </table:table-cell>
          <table:table-cell office:value-type="string" calcext:value-type="string">
            <text:p>https://www.dfimoveis.com.br/imovel/casa-4-quartos-venda-ceilandia-norte-ceilandia-df-qnn-9-1033365</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19 Conjunto I</text:p>
          </table:table-cell>
          <table:table-cell office:value-type="float" office:value="6" calcext:value-type="float">
            <text:p>6</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Não encontrado</text:p>
          </table:table-cell>
          <table:table-cell office:value-type="string" calcext:value-type="string">
            <text:p>200,00 m²</text:p>
          </table:table-cell>
          <table:table-cell office:value-type="string" calcext:value-type="string">
            <text:p>250,00 m²</text:p>
          </table:table-cell>
          <table:table-cell office:value-type="float" office:value="350" calcext:value-type="float">
            <text:p>350</text:p>
          </table:table-cell>
          <table:table-cell/>
          <table:table-cell office:value-type="float" office:value="-15.8203487" calcext:value-type="float">
            <text:p>-15.8203487</text:p>
          </table:table-cell>
          <table:table-cell office:value-type="float" office:value="-48.1189607" calcext:value-type="float">
            <text:p>-48.1189607</text:p>
          </table:table-cell>
          <table:table-cell office:value-type="string" calcext:value-type="string">
            <text:p>Estate Broker imobiliária</text:p>
          </table:table-cell>
          <table:table-cell office:value-type="float" office:value="30894" calcext:value-type="float">
            <text:p>30894</text:p>
          </table:table-cell>
          <table:table-cell office:value-type="float" office:value="5561995719770" calcext:value-type="float">
            <text:p>5561995719770</text:p>
          </table:table-cell>
          <table:table-cell office:value-type="string" calcext:value-type="string">
            <text:p>(61) 99571 </text:p>
            <text:p>                                             </text:p>
            <text:p>                                         </text:p>
            <text:p>                             </text:p>
            <text:p>                             - 9770 </text:p>
            <text:p>                                 </text:p>
            <text:p>                                       </text:p>
            <text:p>                                 </text:p>
            <text:p>                             </text:p>
            <text:p/>
            <text:p>         </text:p>
            <text:p>                             </text:p>
            <text:p>                                         </text:p>
            <text:p>                                             </text:p>
            <text:p>                                                 </text:p>
            <text:p>                                                 (61) 99571 </text:p>
            <text:p>                                             </text:p>
            <text:p>                                         </text:p>
            <text:p>                             </text:p>
            <text:p>                             - 9770 </text:p>
            <text:p>                                 </text:p>
            <text:p>                                       </text:p>
            <text:p>                                 </text:p>
            <text:p>                             </text:p>
            <text:p/>
            <text:p>         </text:p>
            <text:p>                             </text:p>
            <text:p>                                         </text:p>
            <text:p>                                             </text:p>
            <text:p>                                                 </text:p>
            <text:p>                                                 (61) 99571 </text:p>
            <text:p>                                             </text:p>
            <text:p>                                         </text:p>
            <text:p>                             </text:p>
            <text:p>                             - 9770 </text:p>
            <text:p>                                 </text:p>
            <text:p>                                       </text:p>
            <text:p>                                 </text:p>
            <text:p>                             </text:p>
            <text:p/>
            <text:p>         </text:p>
            <text:p>                             </text:p>
            <text:p>                                         </text:p>
            <text:p>                                             </text:p>
            <text:p>                                                 </text:p>
            <text:p>                                                 (61) 99571 </text:p>
            <text:p>                                             </text:p>
            <text:p>                                         </text:p>
            <text:p>                             </text:p>
            <text:p>                             - 9770</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Vendo Casa na QNN 19 - Ceilândia</text:p>
          </table:table-cell>
          <table:table-cell office:value-type="string" calcext:value-type="string">
            <text:p>Ótima oportunidade! Lote com duas casas escrituradas e com habite-se.</text:p>
            <text:p/>
            <text:p> Primeira casa:</text:p>
            <text:p> ? Laje</text:p>
            <text:p> ? Sala</text:p>
            <text:p> ? 3 quartos</text:p>
            <text:p> ? Cozinha</text:p>
            <text:p> ? 2 banheiros</text:p>
            <text:p> ? Área de serviço</text:p>
            <text:p/>
            <text:p> Segunda casa:</text:p>
            <text:p> ? Sala</text:p>
            <text:p> ? 3 quartos</text:p>
            <text:p> ? Cozinha</text:p>
            <text:p> ? Banheiro</text:p>
            <text:p> ? Área de serviço</text:p>
            <text:p/>
            <text:p> Garagem para 2 carros</text:p>
            <text:p/>
            <text:p> Localização privilegiada!</text:p>
            <text:p/>
            <text:p> R$ 350.000,00</text:p>
            <text:p>Aceita Financiamento</text:p>
            <text:p/>
            <text:p>Entre em contato para mais informações e agende uma visita! </text:p>
            <text:p/>
            <text:p>Agende agora mesmo sua visita com um de nossos consultores. </text:p>
            <text:p>Estate Broker imobiliária, qualidade e transparência garantido, não perca tempo, venha para melhor imobiliária de Brasília em Águas Claras/DF</text:p>
            <text:p>Estate Broker Imobiliária</text:p>
            <text:p>CRECI|J 30.894</text:p>
            <text:p>,</text:p>
            <text:p> </text:p>
            <text:p/>
            <text:p/>
            <text:p>Chave do anúncio: leu5G0vXU5LakwAn</text:p>
          </table:table-cell>
          <table:table-cell office:value-type="string" calcext:value-type="string">
            <text:p>https://www.dfimoveis.com.br/imovel/casa-4-quartos-venda-ceilandia-norte-ceilandia-df-qnn-19-conjunto-i-1107598</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R 3 Conjunto M</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ão encontrado</text:p>
          </table:table-cell>
          <table:table-cell office:value-type="string" calcext:value-type="string">
            <text:p>150,00 m²</text:p>
          </table:table-cell>
          <table:table-cell office:value-type="string" calcext:value-type="string">
            <text:p>Não encontrado</text:p>
          </table:table-cell>
          <table:table-cell office:value-type="float" office:value="130" calcext:value-type="float">
            <text:p>130</text:p>
          </table:table-cell>
          <table:table-cell table:number-columns-repeated="3"/>
          <table:table-cell office:value-type="string" calcext:value-type="string">
            <text:p>Fernando Santos</text:p>
          </table:table-cell>
          <table:table-cell office:value-type="float" office:value="10940" calcext:value-type="float">
            <text:p>10940</text:p>
          </table:table-cell>
          <table:table-cell office:value-type="float" office:value="5561984451659" calcext:value-type="float">
            <text:p>5561984451659</text:p>
          </table:table-cell>
          <table:table-cell office:value-type="string" calcext:value-type="string">
            <text:p>(61) 98445 </text:p>
            <text:p>                                             </text:p>
            <text:p>                                         </text:p>
            <text:p>                             </text:p>
            <text:p>                             - 1659 </text:p>
            <text:p>                                 </text:p>
            <text:p>                                       </text:p>
            <text:p>                                 </text:p>
            <text:p>                             </text:p>
            <text:p/>
            <text:p>         </text:p>
            <text:p>                             </text:p>
            <text:p>                                         </text:p>
            <text:p>                                             </text:p>
            <text:p>                                                 </text:p>
            <text:p>                                                 (61) 98445 </text:p>
            <text:p>                                             </text:p>
            <text:p>                                         </text:p>
            <text:p>                             </text:p>
            <text:p>                             - 1659 </text:p>
            <text:p>                                 </text:p>
            <text:p>                                       </text:p>
            <text:p>                                 </text:p>
            <text:p>                             </text:p>
            <text:p/>
            <text:p>         </text:p>
            <text:p>                             </text:p>
            <text:p>                                         </text:p>
            <text:p>                                             </text:p>
            <text:p>                                                 </text:p>
            <text:p>                                                 (61) 98445 </text:p>
            <text:p>                                             </text:p>
            <text:p>                                         </text:p>
            <text:p>                             </text:p>
            <text:p>                             - 1659 </text:p>
            <text:p>                                 </text:p>
            <text:p>                                       </text:p>
            <text:p>                                 </text:p>
            <text:p>                             </text:p>
            <text:p/>
            <text:p>         </text:p>
            <text:p>                             </text:p>
            <text:p>                                         </text:p>
            <text:p>                                             </text:p>
            <text:p>                                                 </text:p>
            <text:p>                                                 (61) 98445 </text:p>
            <text:p>                                             </text:p>
            <text:p>                                         </text:p>
            <text:p>                             </text:p>
            <text:p>                             - 1659</text:p>
          </table:table-cell>
          <table:table-cell office:value-type="string" calcext:value-type="string">
            <text:p>3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Lote de esquina com 2  casa de 1 quarto sala cozinha banheiro toda na cerâmica e forradas. </text:p>
            <text:p>Ideal para alugar ou família grande.</text:p>
            <text:p>Boa localização .</text:p>
            <text:p>Perto de comércio transporte público escolas.</text:p>
            <text:p>Aceito carro até $20.000 como parte de pagamento.</text:p>
            <text:p>Contato - Fernando - ,.</text:p>
            <text:p>Creci - 10.940.</text:p>
            <text:p/>
          </table:table-cell>
          <table:table-cell office:value-type="string" calcext:value-type="string">
            <text:p>https://www.dfimoveis.com.br/imovel/casa-2-quartos-venda-ceilandia-norte-ceilandia-df-qnr-3-conjunto-m-1131978</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Q 4</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0,01 m²</text:p>
          </table:table-cell>
          <table:table-cell office:value-type="string" calcext:value-type="string">
            <text:p>180,00 m²</text:p>
          </table:table-cell>
          <table:table-cell office:value-type="float" office:value="230" calcext:value-type="float">
            <text:p>230</text:p>
          </table:table-cell>
          <table:table-cell/>
          <table:table-cell office:value-type="float" office:value="-15.8051976" calcext:value-type="float">
            <text:p>-15.8051976</text:p>
          </table:table-cell>
          <table:table-cell office:value-type="float" office:value="-48.1440936" calcext:value-type="float">
            <text:p>-48.1440936</text:p>
          </table:table-cell>
          <table:table-cell office:value-type="string" calcext:value-type="string">
            <text:p>MC Imoveis</text:p>
          </table:table-cell>
          <table:table-cell office:value-type="float" office:value="25083" calcext:value-type="float">
            <text:p>25083</text:p>
          </table:table-cell>
          <table:table-cell office:value-type="float" office:value="556133735265" calcext:value-type="float">
            <text:p>556133735265</text:p>
          </table:table-cell>
          <table:table-cell office:value-type="string" calcext:value-type="string">
            <text:p>(61) 3373 </text:p>
            <text:p>                                             </text:p>
            <text:p>                                         </text:p>
            <text:p>                             </text:p>
            <text:p>                             - 5265 </text:p>
            <text:p>                                 </text:p>
            <text:p>                                       </text:p>
            <text:p>                                 </text:p>
            <text:p>                             </text:p>
            <text:p/>
            <text:p>         </text:p>
            <text:p>                             </text:p>
            <text:p>                                         </text:p>
            <text:p>                                             </text:p>
            <text:p>                                                 </text:p>
            <text:p>                                                 (61) 3373 </text:p>
            <text:p>                                             </text:p>
            <text:p>                                         </text:p>
            <text:p>                             </text:p>
            <text:p>                             - 5265 </text:p>
            <text:p>                                 </text:p>
            <text:p>                                       </text:p>
            <text:p>                                 </text:p>
            <text:p>                             </text:p>
            <text:p/>
            <text:p>         </text:p>
            <text:p>                             </text:p>
            <text:p>                                         </text:p>
            <text:p>                                             </text:p>
            <text:p>                                                 </text:p>
            <text:p>                                                 (61) 3373 </text:p>
            <text:p>                                             </text:p>
            <text:p>                                         </text:p>
            <text:p>                             </text:p>
            <text:p>                             - 5265 </text:p>
            <text:p>                                 </text:p>
            <text:p>                                       </text:p>
            <text:p>                                 </text:p>
            <text:p>                             </text:p>
            <text:p/>
            <text:p>         </text:p>
            <text:p>                             </text:p>
            <text:p>                                         </text:p>
            <text:p>                                             </text:p>
            <text:p>                                                 </text:p>
            <text:p>                                                 (61) 3373 </text:p>
            <text:p>                                             </text:p>
            <text:p>                                         </text:p>
            <text:p>                             </text:p>
            <text:p>                             - 5265</text:p>
          </table:table-cell>
          <table:table-cell office:value-type="string" calcext:value-type="string">
            <text:p>43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Localização privilegiada, próximo a comercios e fácil acesso a transportes publicos.</text:p>
          </table:table-cell>
          <table:table-cell office:value-type="string" calcext:value-type="string">
            <text:p>Casa/ Lote de esquina QNQ 4 </text:p>
            <text:p/>
            <text:p>Localização privilegiada, próximo de comércios, padarias, escolas e tudo que você precisar nas proximidades. </text:p>
            <text:p/>
            <text:p>Composta por duas moradias ( precisa de reformas) </text:p>
            <text:p/>
            <text:p>Principal de 2 quartos, sala, cozinha e banheiro social </text:p>
            <text:p/>
            <text:p>Segunda de 1 quarto, sala, cozinha e banheiro. </text:p>
            <text:p/>
            <text:p>R$230.000,00</text:p>
            <text:p>Estudamos proposta </text:p>
            <text:p/>
            <text:p>Imóvel escriturado e registrado. </text:p>
            <text:p/>
            <text:p>Ligue e agende sua visita </text:p>
            <text:p>Mc Imóveis - , /CRECI-CJ 25.083</text:p>
            <text:p>Brandão - , /CRECI-DF 29.782</text:p>
            <text:p/>
            <text:p>Quer comprar ou vender chame a Mc </text:p>
          </table:table-cell>
          <table:table-cell office:value-type="string" calcext:value-type="string">
            <text:p>https://www.dfimoveis.com.br/imovel/casa-2-quartos-venda-ceilandia-norte-ceilandia-df-qnq-4-1112306</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22 Conjunto D</text:p>
          </table:table-cell>
          <table:table-cell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Não encontrado</text:p>
          </table:table-cell>
          <table:table-cell table:number-columns-repeated="2" office:value-type="string" calcext:value-type="string">
            <text:p>390,00 m²</text:p>
          </table:table-cell>
          <table:table-cell office:value-type="float" office:value="720" calcext:value-type="float">
            <text:p>720</text:p>
          </table:table-cell>
          <table:table-cell office:value-type="string" calcext:value-type="string">
            <text:p>Área de Serviço</text:p>
          </table:table-cell>
          <table:table-cell office:value-type="float" office:value="-15.8054766" calcext:value-type="float">
            <text:p>-15.8054766</text:p>
          </table:table-cell>
          <table:table-cell office:value-type="float" office:value="-48.1086222" calcext:value-type="float">
            <text:p>-48.1086222</text:p>
          </table:table-cell>
          <table:table-cell office:value-type="string" calcext:value-type="string">
            <text:p>Beiramar Imóveis</text:p>
          </table:table-cell>
          <table:table-cell office:value-type="float" office:value="20346" calcext:value-type="float">
            <text:p>20346</text:p>
          </table:table-cell>
          <table:table-cell office:value-type="float" office:value="556132621001" calcext:value-type="float">
            <text:p>556132621001</text:p>
          </table:table-cell>
          <table:table-cell office:value-type="string" calcext:value-type="string">
            <text:p>(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Sobrado 4 quartos, suíte, terraço à Venda na QNM 22 - Ceilândia Norte</text:p>
          </table:table-cell>
          <table:table-cell office:value-type="string" calcext:value-type="string">
            <text:p>Imperdível! Sobrado Espetacular à Venda em Ceilândia Norte</text:p>
            <text:p/>
            <text:p>Esta é a sua chance de morar em um belíssimo sobrado em Ceilândia Norte, com espaço, conforto e excelente localização!</text:p>
            <text:p/>
            <text:p>Destaques do Imóvel:</text:p>
            <text:p>- 4 amplos quartos (incluindo uma suíte master)</text:p>
            <text:p>- 2 banheiros sociais + lavabo</text:p>
            <text:p>- 2 salas confortáveis e bem iluminadas</text:p>
            <text:p>- Copa espaçosa para refeições em família</text:p>
            <text:p>- Cozinha moderna com armários planejados de alta qualidade</text:p>
            <text:p>- Espaço gourmet completo, ideal para receber amigos e familiares</text:p>
            <text:p>- Despensa e lavanderia integradas</text:p>
            <text:p>- Terraço exclusivo com ducha e sauna para relaxar</text:p>
            <text:p>- Instalação pronta para aquecimento solar</text:p>
            <text:p>- Garagem para até 5 carros</text:p>
            <text:p/>
            <text:p>Localização Privilegiada: Próximo a uma variedade de comércios, bancos, escolas e faculdades. Tudo o que você precisa, a poucos minutos de casa!</text:p>
            <text:p/>
            <text:p>Facilidades de Pagamento:</text:p>
            <text:p>- Aceitamos carros como parte do pagamento até 350 mil.</text:p>
            <text:p>-imóvel até 300 mil.</text:p>
            <text:p>- Financiamento facilitado</text:p>
            <text:p>- Propostas à vista são bem-vindas</text:p>
            <text:p/>
            <text:p>Por que escolher a Beiramar? Com mais de 43 anos de experiência no mercado imobiliário do Distrito Federal, a Beiramar já realizou o sonho de mais de 150 mil pessoas de encontrar seu lar ideal. Agora, pode ser a sua vez!</text:p>
            <text:p/>
            <text:p>Agende sua visita agora mesmo e descubra tudo o que este sobrado incrível tem a oferecer!</text:p>
            <text:p/>
            <text:p> </text:p>
          </table:table-cell>
          <table:table-cell office:value-type="string" calcext:value-type="string">
            <text:p>https://www.dfimoveis.com.br/imovel/casa-4-quartos-venda-ceilandia-norte-ceilandia-df-qnm-22-conjunto-d-1050904</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27 Conjunto G</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scente</text:p>
          </table:table-cell>
          <table:table-cell office:value-type="string" calcext:value-type="string">
            <text:p>136,00 m²</text:p>
          </table:table-cell>
          <table:table-cell office:value-type="string" calcext:value-type="string">
            <text:p>160,00 m²</text:p>
          </table:table-cell>
          <table:table-cell office:value-type="float" office:value="170" calcext:value-type="float">
            <text:p>170</text:p>
          </table:table-cell>
          <table:table-cell office:value-type="string" calcext:value-type="string">
            <text:p>Aceita Pets, Área de Serviço, Jardim</text:p>
          </table:table-cell>
          <table:table-cell office:value-type="float" office:value="-15.8088716" calcext:value-type="float">
            <text:p>-15.8088716</text:p>
          </table:table-cell>
          <table:table-cell office:value-type="float" office:value="-48.1431829" calcext:value-type="float">
            <text:p>-48.1431829</text:p>
          </table:table-cell>
          <table:table-cell office:value-type="string" calcext:value-type="string">
            <text:p>Cristiane Viana Consultora Imobiliária</text:p>
          </table:table-cell>
          <table:table-cell office:value-type="float" office:value="26154" calcext:value-type="float">
            <text:p>26154</text:p>
          </table:table-cell>
          <table:table-cell office:value-type="float" office:value="5561984162452" calcext:value-type="float">
            <text:p>5561984162452</text:p>
          </table:table-cell>
          <table:table-cell office:value-type="string" calcext:value-type="string">
            <text:p>(61) 98416 </text:p>
            <text:p>                                             </text:p>
            <text:p>                                         </text:p>
            <text:p>                             </text:p>
            <text:p>                             - 2452 </text:p>
            <text:p>                                 </text:p>
            <text:p>                                       </text:p>
            <text:p>                                 </text:p>
            <text:p>                             </text:p>
            <text:p/>
            <text:p>         </text:p>
            <text:p>                             </text:p>
            <text:p>                                         </text:p>
            <text:p>                                             </text:p>
            <text:p>                                                 </text:p>
            <text:p>                                                 (61) 98416 </text:p>
            <text:p>                                             </text:p>
            <text:p>                                         </text:p>
            <text:p>                             </text:p>
            <text:p>                             - 2452 </text:p>
            <text:p>                                 </text:p>
            <text:p>                                       </text:p>
            <text:p>                                 </text:p>
            <text:p>                             </text:p>
            <text:p/>
            <text:p>         </text:p>
            <text:p>                             </text:p>
            <text:p>                                         </text:p>
            <text:p>                                             </text:p>
            <text:p>                                                 </text:p>
            <text:p>                                                 (61) 98416 </text:p>
            <text:p>                                             </text:p>
            <text:p>                                         </text:p>
            <text:p>                             </text:p>
            <text:p>                             - 2452 </text:p>
            <text:p>                                 </text:p>
            <text:p>                                       </text:p>
            <text:p>                                 </text:p>
            <text:p>                             </text:p>
            <text:p/>
            <text:p>         </text:p>
            <text:p>                             </text:p>
            <text:p>                                         </text:p>
            <text:p>                                             </text:p>
            <text:p>                                                 </text:p>
            <text:p>                                                 (61) 98416 </text:p>
            <text:p>                                             </text:p>
            <text:p>                                         </text:p>
            <text:p>                             </text:p>
            <text:p>                             - 2452</text:p>
          </table:table-cell>
          <table:table-cell office:value-type="string" calcext:value-type="string">
            <text:p>342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Oportunidade</text:p>
          </table:table-cell>
          <table:table-cell office:value-type="string" calcext:value-type="string">
            <text:p>Cristiane Viana Vende</text:p>
            <text:p/>
            <text:p>QNP 27         I      Ceilândia Norte</text:p>
            <text:p/>
            <text:p>Excelente lote composto de:</text:p>
            <text:p/>
            <text:p>- Casa simples construída no fundo com:</text:p>
            <text:p>- 01 quarto</text:p>
            <text:p>- Sala</text:p>
            <text:p>- Cozinha</text:p>
            <text:p>- Banheiro</text:p>
            <text:p/>
            <text:p>Garagem grande</text:p>
            <text:p>Espaço para construir a casa dos sonhos</text:p>
            <text:p/>
            <text:p>Imóvel escriturado</text:p>
            <text:p/>
            <text:p>Agende hoje mesmo uma visita</text:p>
            <text:p/>
            <text:p>Cristiane Viana</text:p>
            <text:p>Creci 26154</text:p>
            <text:p/>
          </table:table-cell>
          <table:table-cell office:value-type="string" calcext:value-type="string">
            <text:p>https://www.dfimoveis.com.br/imovel/casa-1-quarto-venda-ceilandia-norte-ceilandia-df-qnp-27-conjunto-g-942965</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24 Conjunto C</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ão encontrado</text:p>
          </table:table-cell>
          <table:table-cell office:value-type="string" calcext:value-type="string">
            <text:p>0,01 m²</text:p>
          </table:table-cell>
          <table:table-cell office:value-type="string" calcext:value-type="string">
            <text:p>250,00 m²</text:p>
          </table:table-cell>
          <table:table-cell office:value-type="float" office:value="650" calcext:value-type="float">
            <text:p>650</text:p>
          </table:table-cell>
          <table:table-cell office:value-type="string" calcext:value-type="string">
            <text:p>Área de Serviço, Despensa , Varanda, Cozinha Espaçosa</text:p>
          </table:table-cell>
          <table:table-cell office:value-type="float" office:value="-15.8029576" calcext:value-type="float">
            <text:p>-15.8029576</text:p>
          </table:table-cell>
          <table:table-cell office:value-type="float" office:value="-48.1105408" calcext:value-type="float">
            <text:p>-48.1105408</text:p>
          </table:table-cell>
          <table:table-cell office:value-type="string" calcext:value-type="string">
            <text:p>MC Imoveis</text:p>
          </table:table-cell>
          <table:table-cell office:value-type="float" office:value="25083" calcext:value-type="float">
            <text:p>25083</text:p>
          </table:table-cell>
          <table:table-cell office:value-type="float" office:value="556133735265" calcext:value-type="float">
            <text:p>556133735265</text:p>
          </table:table-cell>
          <table:table-cell office:value-type="string" calcext:value-type="string">
            <text:p>(61) 3373 </text:p>
            <text:p>                                             </text:p>
            <text:p>                                         </text:p>
            <text:p>                             </text:p>
            <text:p>                             - 5265 </text:p>
            <text:p>                                 </text:p>
            <text:p>                                       </text:p>
            <text:p>                                 </text:p>
            <text:p>                             </text:p>
            <text:p/>
            <text:p>         </text:p>
            <text:p>                             </text:p>
            <text:p>                                         </text:p>
            <text:p>                                             </text:p>
            <text:p>                                                 </text:p>
            <text:p>                                                 (61) 3373 </text:p>
            <text:p>                                             </text:p>
            <text:p>                                         </text:p>
            <text:p>                             </text:p>
            <text:p>                             - 5265 </text:p>
            <text:p>                                 </text:p>
            <text:p>                                       </text:p>
            <text:p>                                 </text:p>
            <text:p>                             </text:p>
            <text:p/>
            <text:p>         </text:p>
            <text:p>                             </text:p>
            <text:p>                                         </text:p>
            <text:p>                                             </text:p>
            <text:p>                                                 </text:p>
            <text:p>                                                 (61) 3373 </text:p>
            <text:p>                                             </text:p>
            <text:p>                                         </text:p>
            <text:p>                             </text:p>
            <text:p>                             - 5265 </text:p>
            <text:p>                                 </text:p>
            <text:p>                                       </text:p>
            <text:p>                                 </text:p>
            <text:p>                             </text:p>
            <text:p/>
            <text:p>         </text:p>
            <text:p>                             </text:p>
            <text:p>                                         </text:p>
            <text:p>                                             </text:p>
            <text:p>                                                 </text:p>
            <text:p>                                                 (61) 3373 </text:p>
            <text:p>                                             </text:p>
            <text:p>                                         </text:p>
            <text:p>                             </text:p>
            <text:p>                             - 5265</text:p>
          </table:table-cell>
          <table:table-cell office:value-type="string" calcext:value-type="string">
            <text:p>35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Localização privilegiada, próximo a comercios e fácil acesso a transportes publicos.</text:p>
          </table:table-cell>
          <table:table-cell office:value-type="string" calcext:value-type="string">
            <text:p/>
            <text:p>Excelente imovel na QNM 24</text:p>
            <text:p/>
            <text:p>Parte de baixo</text:p>
            <text:p>Garagem para 4 carros</text:p>
            <text:p>1 sala ampla</text:p>
            <text:p>1 quarto</text:p>
            <text:p>1 banheiro social</text:p>
            <text:p>1 cozinha ampla</text:p>
            <text:p>Área de serviço </text:p>
            <text:p/>
            <text:p>1° andar</text:p>
            <text:p>3 quartos, sendo 1 suíte </text:p>
            <text:p>1 sala ampla</text:p>
            <text:p>1 varanda</text:p>
            <text:p>1 banheiro social</text:p>
            <text:p/>
            <text:p>2° andar</text:p>
            <text:p>1 quarto</text:p>
            <text:p>Sacada</text:p>
            <text:p/>
            <text:p>Parte dos fundos</text:p>
            <text:p>Casa com 1 quarto, banheiro social, cozinha, sala, dispensa e área grande</text:p>
            <text:p/>
            <text:p>Ligue e agende  sua visita! </text:p>
            <text:p/>
            <text:p>Mc Imóveis , /CRECI-CJ 25.083</text:p>
            <text:p/>
            <text:p>Milton , /CRECI-DF 610</text:p>
            <text:p/>
            <text:p>Para comprar ou vender venha para a MC!</text:p>
            <text:p> </text:p>
          </table:table-cell>
          <table:table-cell office:value-type="string" calcext:value-type="string">
            <text:p>https://www.dfimoveis.com.br/imovel/casa-4-quartos-venda-ceilandia-norte-ceilandia-df-qnm-24-conjunto-c-1116750</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22 Conjunto D</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ão encontrado</text:p>
          </table:table-cell>
          <table:table-cell office:value-type="string" calcext:value-type="string">
            <text:p>160,00 m²</text:p>
          </table:table-cell>
          <table:table-cell office:value-type="string" calcext:value-type="string">
            <text:p>250,00 m²</text:p>
          </table:table-cell>
          <table:table-cell office:value-type="float" office:value="390" calcext:value-type="float">
            <text:p>390</text:p>
          </table:table-cell>
          <table:table-cell office:value-type="string" calcext:value-type="string">
            <text:p>Escritorio , Interfone</text:p>
          </table:table-cell>
          <table:table-cell office:value-type="float" office:value="-15.8054766" calcext:value-type="float">
            <text:p>-15.8054766</text:p>
          </table:table-cell>
          <table:table-cell office:value-type="float" office:value="-48.1086222" calcext:value-type="float">
            <text:p>-48.1086222</text:p>
          </table:table-cell>
          <table:table-cell office:value-type="string" calcext:value-type="string">
            <text:p>Urbana Netimoveis</text:p>
          </table:table-cell>
          <table:table-cell office:value-type="float" office:value="26469" calcext:value-type="float">
            <text:p>26469</text:p>
          </table:table-cell>
          <table:table-cell office:value-type="float" office:value="5561983306567" calcext:value-type="float">
            <text:p>5561983306567</text:p>
          </table:table-cell>
          <table:table-cell office:value-type="string" calcext:value-type="string">
            <text:p>(61) 98330 </text:p>
            <text:p>                                             </text:p>
            <text:p>                                         </text:p>
            <text:p>                             </text:p>
            <text:p>                             - 6567 </text:p>
            <text:p>                                 </text:p>
            <text:p>                                       </text:p>
            <text:p>                                 </text:p>
            <text:p>                             </text:p>
            <text:p/>
            <text:p>         </text:p>
            <text:p>                             </text:p>
            <text:p>                                         </text:p>
            <text:p>                                             </text:p>
            <text:p>                                                 </text:p>
            <text:p>                                                 (61) 98330 </text:p>
            <text:p>                                             </text:p>
            <text:p>                                         </text:p>
            <text:p>                             </text:p>
            <text:p>                             - 6567 </text:p>
            <text:p>                                 </text:p>
            <text:p>                                       </text:p>
            <text:p>                                 </text:p>
            <text:p>                             </text:p>
            <text:p/>
            <text:p>         </text:p>
            <text:p>                             </text:p>
            <text:p>                                         </text:p>
            <text:p>                                             </text:p>
            <text:p>                                                 </text:p>
            <text:p>                                                 (61) 98330 </text:p>
            <text:p>                                             </text:p>
            <text:p>                                         </text:p>
            <text:p>                             </text:p>
            <text:p>                             - 6567 </text:p>
            <text:p>                                 </text:p>
            <text:p>                                       </text:p>
            <text:p>                                 </text:p>
            <text:p>                             </text:p>
            <text:p/>
            <text:p>         </text:p>
            <text:p>                             </text:p>
            <text:p>                                         </text:p>
            <text:p>                                             </text:p>
            <text:p>                                                 </text:p>
            <text:p>                                                 (61) 98330 </text:p>
            <text:p>                                             </text:p>
            <text:p>                                         </text:p>
            <text:p>                             </text:p>
            <text:p>                             - 6567</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Venda Casa Ceilândia Norte Ceilândia</text:p>
          </table:table-cell>
          <table:table-cell office:value-type="string" calcext:value-type="string">
            <text:p>Oportunidade Imperdível: Casa de Médio Padrão à Venda</text:p>
            <text:p> </text:p>
            <text:p>Descrição da Propriedade:</text:p>
            <text:p> </text:p>
            <text:p>Esta bela casa de médio padrão oferece um ambiente confortável e funcional, ideal para famílias que buscam qualidade e praticidade. Localizada em um bairro tranquilo e bem estruturado, a propriedade conta com:</text:p>
            <text:p> </text:p>
            <text:p>•Quartos: 4 amplos quartos, sendo um deles uma suíte elegante, perfeita para momentos de privacidade e conforto.</text:p>
            <text:p>•Escritório: 1 escritório, ideal para quem precisa de um espaço dedicado ao trabalho ou estudos.</text:p>
            <text:p>•Sala de TV: Uma sala de TV ampla, projetada para proporcionar momentos de lazer e entretenimento em família.</text:p>
            <text:p>•Sala de Estar e Jantar: Espaço integrado com iluminação em sanca, criando um ambiente acolhedor e sofisticado para receber amigos e familiares.</text:p>
            <text:p>•Banheiro Social: 1 banheiro social bem distribuído e funcional.</text:p>
            <text:p>•Garagem: Garagem coberta com capacidade para 4 veículos, garantindo proteção e praticidade.</text:p>
            <text:p>•Cozinha: Cozinha moderna e funcional, equipada com armários planejados que oferecem excelente aproveitamento de espaço e praticidade.</text:p>
            <text:p>•Despensa: Uma despensa adicional para armazenar alimentos e utensílios.</text:p>
            <text:p>•Área de Serviço: Área de serviço espaçosa, com acesso fácil e organizado.</text:p>
            <text:p>Observação: A casa aceita imóvel de menor valor como parte do pagamento, oferecendo flexibilidade para negociação. Não perca a chance de adquirir este imóvel que combina conforto, funcionalidade e um excelente custo-benefício.</text:p>
            <text:p> </text:p>
            <text:p> </text:p>
            <text:p> </text:p>
            <text:p/>
          </table:table-cell>
          <table:table-cell office:value-type="string" calcext:value-type="string">
            <text:p>https://www.dfimoveis.com.br/imovel/casa-4-quartos-venda-ceilandia-norte-ceilandia-df-qnm-22-conjunto-d-1025842</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6</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230,00 m²</text:p>
          </table:table-cell>
          <table:table-cell office:value-type="string" calcext:value-type="string">
            <text:p>144,00 m²</text:p>
          </table:table-cell>
          <table:table-cell office:value-type="float" office:value="557.5" calcext:value-type="float">
            <text:p>557.5</text:p>
          </table:table-cell>
          <table:table-cell office:value-type="string" calcext:value-type="string">
            <text:p>Portão Eletrônico, Varanda</text:p>
          </table:table-cell>
          <table:table-cell office:value-type="float" office:value="-15.7875093" calcext:value-type="float">
            <text:p>-15.7875093</text:p>
          </table:table-cell>
          <table:table-cell office:value-type="float" office:value="-48.1240134" calcext:value-type="float">
            <text:p>-48.1240134</text:p>
          </table:table-cell>
          <table:table-cell office:value-type="string" calcext:value-type="string">
            <text:p>Sampaio Imóveis DF</text:p>
          </table:table-cell>
          <table:table-cell office:value-type="float" office:value="21946" calcext:value-type="float">
            <text:p>21946</text:p>
          </table:table-cell>
          <table:table-cell office:value-type="float" office:value="556133720330" calcext:value-type="float">
            <text:p>556133720330</text:p>
          </table:table-cell>
          <table:table-cell office:value-type="string" calcext:value-type="string">
            <text:p>(61) 3372 </text:p>
            <text:p>                                             </text:p>
            <text:p>                                         </text:p>
            <text:p>                             </text:p>
            <text:p>                             - 0330 </text:p>
            <text:p>                                 </text:p>
            <text:p>                                       </text:p>
            <text:p>                                 </text:p>
            <text:p>                             </text:p>
            <text:p/>
            <text:p>         </text:p>
            <text:p>                             </text:p>
            <text:p>                                         </text:p>
            <text:p>                                             </text:p>
            <text:p>                                                 </text:p>
            <text:p>                                                 (61) 3372 </text:p>
            <text:p>                                             </text:p>
            <text:p>                                         </text:p>
            <text:p>                             </text:p>
            <text:p>                             - 0330 </text:p>
            <text:p>                                 </text:p>
            <text:p>                                       </text:p>
            <text:p>                                 </text:p>
            <text:p>                             </text:p>
            <text:p/>
            <text:p>         </text:p>
            <text:p>                             </text:p>
            <text:p>                                         </text:p>
            <text:p>                                             </text:p>
            <text:p>                                                 </text:p>
            <text:p>                                                 (61) 3372 </text:p>
            <text:p>                                             </text:p>
            <text:p>                                         </text:p>
            <text:p>                             </text:p>
            <text:p>                             - 0330 </text:p>
            <text:p>                                 </text:p>
            <text:p>                                       </text:p>
            <text:p>                                 </text:p>
            <text:p>                             </text:p>
            <text:p/>
            <text:p>         </text:p>
            <text:p>                             </text:p>
            <text:p>                                         </text:p>
            <text:p>                                             </text:p>
            <text:p>                                                 </text:p>
            <text:p>                                                 (61) 3372 </text:p>
            <text:p>                                             </text:p>
            <text:p>                                         </text:p>
            <text:p>                             </text:p>
            <text:p>                             - 0330</text:p>
          </table:table-cell>
          <table:table-cell office:value-type="string" calcext:value-type="string">
            <text:p>176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office:value-type="string" calcext:value-type="string">
            <text:p>Não econtrado</text:p>
          </table:table-cell>
          <table:table-cell office:value-type="string" calcext:value-type="string">
            <text:p>1 Andar</text:p>
          </table:table-cell>
          <table:table-cell office:value-type="string" calcext:value-type="string">
            <text:p>Sobrado com 4 dormitórios à venda, 230 m² por R$ 557.500,00 - Ceilândia Norte - Ceilândia/DF</text:p>
          </table:table-cell>
          <table:table-cell office:value-type="string" calcext:value-type="string">
            <text:p>Sobrado com 4 Quartos na QNO 06 Conjunto C!</text:p>
            <text:p/>
            <text:p>Esta é a oportunidade que você esperava para adquirir um imóvel espaçoso e bem localizado.</text:p>
            <text:p/>
            <text:p>Características do imóvel:</text:p>
            <text:p/>
            <text:p> Área do terreno: 144 m²</text:p>
            <text:p>Área construída: 230 m²</text:p>
            <text:p/>
            <text:p> - 4 Quartos (1 suíte)</text:p>
            <text:p> - 2 Salas</text:p>
            <text:p> - Cozinha</text:p>
            <text:p> - 3 Banheiros sociais</text:p>
            <text:p> - Área de lazer com churrasqueira.</text:p>
            <text:p/>
            <text:p>Infraestrutura:</text:p>
            <text:p>2 vagas de garagem</text:p>
            <text:p/>
            <text:p>Vantagens:</text:p>
            <text:p>Aceita financiamento</text:p>
            <text:p>Localizado próximo ao Parque Recreativo do Setor O.</text:p>
            <text:p>Ideal para famílias que procuram conforto e praticidade</text:p>
            <text:p>Estrutura sólida e bem distribuída</text:p>
            <text:p>Localização valorizada e conveniente</text:p>
            <text:p/>
            <text:p>Para mais informações:</text:p>
            <text:p>Telefone: , ou (61) ,</text:p>
            <text:p>Instagram: @sampaioimoveisdf</text:p>
            <text:p>Site: sampaioimoveisdf.com.br</text:p>
            <text:p/>
            <text:p>Não perca essa chance! Agende sua visita agora mesmo.</text:p>
          </table:table-cell>
          <table:table-cell office:value-type="string" calcext:value-type="string">
            <text:p>https://www.dfimoveis.com.br/imovel/casa-4-quartos-venda-ceilandia-norte-ceilandia-df-qno-6-1031797</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Rodovia DF 180</text:p>
          </table:table-cell>
          <table:table-cell table:number-columns-repeated="2" office:value-type="float" office:value="3" calcext:value-type="float">
            <text:p>3</text:p>
          </table:table-cell>
          <table:table-cell office:value-type="float" office:value="4" calcext:value-type="float">
            <text:p>4</text:p>
          </table:table-cell>
          <table:table-cell office:value-type="string" calcext:value-type="string">
            <text:p>Não encontrado</text:p>
          </table:table-cell>
          <table:table-cell office:value-type="string" calcext:value-type="string">
            <text:p>144,00 m²</text:p>
          </table:table-cell>
          <table:table-cell office:value-type="string" calcext:value-type="string">
            <text:p>563,00 m²</text:p>
          </table:table-cell>
          <table:table-cell office:value-type="float" office:value="800" calcext:value-type="float">
            <text:p>800</text:p>
          </table:table-cell>
          <table:table-cell/>
          <table:table-cell office:value-type="float" office:value="-15.8513187" calcext:value-type="float">
            <text:p>-15.8513187</text:p>
          </table:table-cell>
          <table:table-cell office:value-type="float" office:value="-48.1107906" calcext:value-type="float">
            <text:p>-48.1107906</text:p>
          </table:table-cell>
          <table:table-cell office:value-type="string" calcext:value-type="string">
            <text:p>Brasilis Netimóveis</text:p>
          </table:table-cell>
          <table:table-cell office:value-type="float" office:value="23649" calcext:value-type="float">
            <text:p>23649</text:p>
          </table:table-cell>
          <table:table-cell office:value-type="float" office:value="5561991261077" calcext:value-type="float">
            <text:p>5561991261077</text:p>
          </table:table-cell>
          <table:table-cell office:value-type="string" calcext:value-type="string">
            <text:p>(61) 3045 </text:p>
            <text:p>                             </text:p>
            <text:p>                             - 0600 </text:p>
            <text:p>                                 </text:p>
            <text:p>                                       </text:p>
            <text:p>                                 </text:p>
            <text:p>                             </text:p>
            <text:p/>
            <text:p>         </text:p>
            <text:p>                             </text:p>
            <text:p>                                     </text:p>
            <text:p>                                     (61) 3045 </text:p>
            <text:p>                             </text:p>
            <text:p>                             - 0600 </text:p>
            <text:p>                                 </text:p>
            <text:p>                                       </text:p>
            <text:p>                                 </text:p>
            <text:p>                             </text:p>
            <text:p/>
            <text:p>         </text:p>
            <text:p>                             </text:p>
            <text:p>                                     </text:p>
            <text:p>                                     (61) 3045 </text:p>
            <text:p>                             </text:p>
            <text:p>                             - 0600 </text:p>
            <text:p>                                 </text:p>
            <text:p>                                       </text:p>
            <text:p>                                 </text:p>
            <text:p>                             </text:p>
            <text:p/>
            <text:p>         </text:p>
            <text:p>                             </text:p>
            <text:p>                                     </text:p>
            <text:p>                                     (61) 3045 </text:p>
            <text:p>                             </text:p>
            <text:p>                             - 0600</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em condomínio 144m²; à vendapor R$800.000,00</text:p>
          </table:table-cell>
          <table:table-cell office:value-type="string" calcext:value-type="string">
            <text:p>Uma bela casa de Frente para BR-180 em um terreno de 563 m2 e área construída de 144 m2.</text:p>
            <text:p> </text:p>
            <text:p>A casa consta com ampla sala para 02 ambientes, cozinha com Ilha e bem espaçosa, banheiro social, 03 Quartos , sendo 3 suítes, 04 vagas de garagem e uma ótima área com churrasqueira.</text:p>
            <text:p> </text:p>
            <text:p>Imóvel com fácil acesso: Saída para Taguatinga Norte pela BR-180 , e pistão norte.  Próximo ao Dia a Dia Supermercado.</text:p>
            <text:p> </text:p>
            <text:p>(Os preços e informações poderão sofrer mudanças sem aviso prévio. Por este motivo, solicitamos a confirmação com nossos consultores).</text:p>
            <text:p> </text:p>
            <text:p> </text:p>
            <text:p> </text:p>
            <text:p>Exija o CRECI e certifique-se que está sendo atendido por um profissional legalmente autorizado e credenciado.</text:p>
            <text:p> </text:p>
            <text:p/>
          </table:table-cell>
          <table:table-cell office:value-type="string" calcext:value-type="string">
            <text:p>https://www.dfimoveis.com.br/imovel/casa-3-quartos-venda-ceilandia-norte-ceilandia-df-rodovia-df-180-1129737</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P 5 Conjunto C</text:p>
          </table:table-cell>
          <table:table-cell office:value-type="float" office:value="4" calcext:value-type="float">
            <text:p>4</text:p>
          </table:table-cell>
          <table:table-cell table:number-columns-repeated="2" office:value-type="float" office:value="0" calcext:value-type="float">
            <text:p>0</text:p>
          </table:table-cell>
          <table:table-cell office:value-type="string" calcext:value-type="string">
            <text:p>Não encontrado</text:p>
          </table:table-cell>
          <table:table-cell table:number-columns-repeated="2" office:value-type="string" calcext:value-type="string">
            <text:p>120,00 m²</text:p>
          </table:table-cell>
          <table:table-cell office:value-type="float" office:value="250" calcext:value-type="float">
            <text:p>250</text:p>
          </table:table-cell>
          <table:table-cell/>
          <table:table-cell office:value-type="float" office:value="-15.8186059" calcext:value-type="float">
            <text:p>-15.8186059</text:p>
          </table:table-cell>
          <table:table-cell office:value-type="float" office:value="-48.124559" calcext:value-type="float">
            <text:p>-48.124559</text:p>
          </table:table-cell>
          <table:table-cell office:value-type="string" calcext:value-type="string">
            <text:p>Soares Imóveis</text:p>
          </table:table-cell>
          <table:table-cell office:value-type="float" office:value="24083" calcext:value-type="float">
            <text:p>24083</text:p>
          </table:table-cell>
          <table:table-cell/>
          <table:table-cell office:value-type="string" calcext:value-type="string">
            <text:p>(61) 98598 </text:p>
            <text:p>                             </text:p>
            <text:p>                             - 7632 </text:p>
            <text:p>                                 </text:p>
            <text:p>                                       </text:p>
            <text:p>                                 </text:p>
            <text:p>                             </text:p>
            <text:p/>
            <text:p>         </text:p>
            <text:p>                             </text:p>
            <text:p>                                     </text:p>
            <text:p>                                     (61) 98598 </text:p>
            <text:p>                             </text:p>
            <text:p>                             - 7632 </text:p>
            <text:p>                                 </text:p>
            <text:p>                                       </text:p>
            <text:p>                                 </text:p>
            <text:p>                             </text:p>
            <text:p/>
            <text:p>         </text:p>
            <text:p>                             </text:p>
            <text:p>                                     </text:p>
            <text:p>                                     (61) 98598 </text:p>
            <text:p>                             </text:p>
            <text:p>                             - 7632 </text:p>
            <text:p>                                 </text:p>
            <text:p>                                       </text:p>
            <text:p>                                 </text:p>
            <text:p>                             </text:p>
            <text:p/>
            <text:p>         </text:p>
            <text:p>                             </text:p>
            <text:p>                                     </text:p>
            <text:p>                                     (61) 98598 </text:p>
            <text:p>                             </text:p>
            <text:p>                             - 7632</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P 05 CONJUNTO C CASA 31 <text:s/>- 4 Quartos - Excelente oportunidade</text:p>
          </table:table-cell>
          <table:table-cell office:value-type="string" calcext:value-type="string">
            <text:p>Excelente oportunidade! Linda casa com 3 quartos na parte da frente e mais 1 quarto nos fundos, perfeita para acomodar toda a família com conforto e praticidade. Além disso, conta com uma sala ampla, cozinha espaçosa, banheiro, área de serviço e garagem. </text:p>
            <text:p/>
            <text:p>Localizada no QNP 05 Conjunto C Casa 31, esta casa oferece um espaço perfeito para viver momentos especiais e criar memórias inesquecíveis. Não perca tempo, ligue agora mesmo e agende uma visita! </text:p>
            <text:p/>
            <text:p> Entre em contato pelos telefones , ou ,2 e garanta já o seu novo lar! Venha conhecer e se encantar com tudo o que esta casa tem a oferecer. Aproveite essa oportunidade única!</text:p>
          </table:table-cell>
          <table:table-cell office:value-type="string" calcext:value-type="string">
            <text:p>https://www.dfimoveis.com.br/imovel/casa-4-quartos-venda-ceilandia-norte-ceilandia-df-qnp-5-conjunto-c-655380</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O 11</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Não encontrado</text:p>
          </table:table-cell>
          <table:table-cell office:value-type="string" calcext:value-type="string">
            <text:p>120,00 m²</text:p>
          </table:table-cell>
          <table:table-cell office:value-type="string" calcext:value-type="string">
            <text:p>160,00 m²</text:p>
          </table:table-cell>
          <table:table-cell office:value-type="float" office:value="275" calcext:value-type="float">
            <text:p>275</text:p>
          </table:table-cell>
          <table:table-cell/>
          <table:table-cell office:value-type="float" office:value="-15.7868633" calcext:value-type="float">
            <text:p>-15.7868633</text:p>
          </table:table-cell>
          <table:table-cell office:value-type="float" office:value="-48.117432" calcext:value-type="float">
            <text:p>-48.117432</text:p>
          </table:table-cell>
          <table:table-cell office:value-type="string" calcext:value-type="string">
            <text:p>Buriti imóveis</text:p>
          </table:table-cell>
          <table:table-cell office:value-type="float" office:value="358" calcext:value-type="float">
            <text:p>358</text:p>
          </table:table-cell>
          <table:table-cell office:value-type="float" office:value="5561999424000" calcext:value-type="float">
            <text:p>5561999424000</text:p>
          </table:table-cell>
          <table:table-cell office:value-type="string" calcext:value-type="string">
            <text:p>(61) 3225 </text:p>
            <text:p>                             </text:p>
            <text:p>                             - 7075 </text:p>
            <text:p>                                 </text:p>
            <text:p>                                       </text:p>
            <text:p>                                 </text:p>
            <text:p>                             </text:p>
            <text:p/>
            <text:p>         </text:p>
            <text:p>                             </text:p>
            <text:p>                                     </text:p>
            <text:p>                                     (61) 3225 </text:p>
            <text:p>                             </text:p>
            <text:p>                             - 7075 </text:p>
            <text:p>                                 </text:p>
            <text:p>                                       </text:p>
            <text:p>                                 </text:p>
            <text:p>                             </text:p>
            <text:p/>
            <text:p>         </text:p>
            <text:p>                             </text:p>
            <text:p>                                     </text:p>
            <text:p>                                     (61) 3225 </text:p>
            <text:p>                             </text:p>
            <text:p>                             - 7075 </text:p>
            <text:p>                                 </text:p>
            <text:p>                                       </text:p>
            <text:p>                                 </text:p>
            <text:p>                             </text:p>
            <text:p/>
            <text:p>         </text:p>
            <text:p>                             </text:p>
            <text:p>                                     </text:p>
            <text:p>                                     (61) 3225 </text:p>
            <text:p>                             </text:p>
            <text:p>                             - 7075</text:p>
          </table:table-cell>
          <table:table-cell office:value-type="string" calcext:value-type="string">
            <text:p>55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O 11 - Só R$ 275.000,00 - Casa <text:s/>2 Quartos + Casa Fundos - Churrasqueira - <text:s/>Garagem Grande - <text:s/>à ven</text:p>
          </table:table-cell>
          <table:table-cell office:value-type="string" calcext:value-type="string">
            <text:p>Excelente Localização  - Nascente - Desocupada</text:p>
            <text:p>Ótimo comércio - Escolas - Fácil Acesso BR 70</text:p>
            <text:p>Ótima para Moradia e Investimento</text:p>
            <text:p>Casa Frente e Fundo independentes</text:p>
            <text:p>Garagem 3 Carros, Churrasqueira</text:p>
            <text:p>Frente - 2 Quartos - Forrada - Sala - Banheiro Social -  Cozinha com Copa - Garagem</text:p>
            <text:p>Fundos - Entrada Independente - 1 Quarto - Sala - Copa - Banheiro - Área Serviço - Garagem </text:p>
            <text:p/>
            <text:p>      Agende sua visita  - </text:p>
            <text:p/>
            <text:p>A metragem do imóvel deve ser confirmada junto à Certidão de ônus do imóvel</text:p>
            <text:p/>
            <text:p>Receba completa assessoria de documentação, financiamento, cartórios, registros.</text:p>
          </table:table-cell>
          <table:table-cell office:value-type="string" calcext:value-type="string">
            <text:p>https://www.dfimoveis.com.br/imovel/casa-2-quartos-venda-ceilandia-norte-ceilandia-df-qno-11-943908</text:p>
          </table:table-cell>
        </table:table-row>
        <table:table-row table:style-name="ro5">
          <table:table-cell office:value-type="string" calcext:value-type="string">
            <text:p>CEILÂNDIA</text:p>
          </table:table-cell>
          <table:table-cell office:value-type="string" calcext:value-type="string">
            <text:p>CEILANDIA NORTE</text:p>
          </table:table-cell>
          <table:table-cell office:value-type="string" calcext:value-type="string">
            <text:p>QNQ 2 Conjunto 18</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90,00 m²</text:p>
          </table:table-cell>
          <table:table-cell office:value-type="string" calcext:value-type="string">
            <text:p>Não encontrado</text:p>
          </table:table-cell>
          <table:table-cell office:value-type="float" office:value="285" calcext:value-type="float">
            <text:p>285</text:p>
          </table:table-cell>
          <table:table-cell/>
          <table:table-cell office:value-type="float" office:value="-15.8036741" calcext:value-type="float">
            <text:p>-15.8036741</text:p>
          </table:table-cell>
          <table:table-cell office:value-type="float" office:value="-48.1420187" calcext:value-type="float">
            <text:p>-48.1420187</text:p>
          </table:table-cell>
          <table:table-cell office:value-type="string" calcext:value-type="string">
            <text:p>José Maia Corretor</text:p>
          </table:table-cell>
          <table:table-cell office:value-type="float" office:value="14513" calcext:value-type="float">
            <text:p>14513</text:p>
          </table:table-cell>
          <table:table-cell office:value-type="float" office:value="556184865265" calcext:value-type="float">
            <text:p>556184865265</text:p>
          </table:table-cell>
          <table:table-cell office:value-type="string" calcext:value-type="string">
            <text:p>(61) 8486 </text:p>
            <text:p>                                             </text:p>
            <text:p>                                         </text:p>
            <text:p>                             </text:p>
            <text:p>                             - 5265 </text:p>
            <text:p>                                 </text:p>
            <text:p>                                       </text:p>
            <text:p>                                 </text:p>
            <text:p>                             </text:p>
            <text:p>                             </text:p>
            <text:p>                                         </text:p>
            <text:p>                                             </text:p>
            <text:p>                                                 </text:p>
            <text:p>                                                 (61) 98346 </text:p>
            <text:p>                                             </text:p>
            <text:p>                                         </text:p>
            <text:p>                             </text:p>
            <text:p>                             - 4965 </text:p>
            <text:p>                                 </text:p>
            <text:p>                                       </text:p>
            <text:p>                                 </text:p>
            <text:p>                             </text:p>
            <text:p/>
            <text:p>         </text:p>
            <text:p>                             </text:p>
            <text:p>                                         </text:p>
            <text:p>                                             </text:p>
            <text:p>                                                 </text:p>
            <text:p>                                                 (61) 8486 </text:p>
            <text:p>                                             </text:p>
            <text:p>                                         </text:p>
            <text:p>                             </text:p>
            <text:p>                             - 5265 </text:p>
            <text:p>                                 </text:p>
            <text:p>                                       </text:p>
            <text:p>                                 </text:p>
            <text:p>                             </text:p>
            <text:p>                             </text:p>
            <text:p>                                         </text:p>
            <text:p>                                             </text:p>
            <text:p>                                                 </text:p>
            <text:p>                                                 (61) 98346 </text:p>
            <text:p>                                             </text:p>
            <text:p>                                         </text:p>
            <text:p>                             </text:p>
            <text:p>                             - 4965 </text:p>
            <text:p>                                 </text:p>
            <text:p>                                       </text:p>
            <text:p>                                 </text:p>
            <text:p>                             </text:p>
            <text:p/>
            <text:p>         </text:p>
            <text:p>                             </text:p>
            <text:p>                                         </text:p>
            <text:p>                                             </text:p>
            <text:p>                                                 </text:p>
            <text:p>                                                 (61) 8486 </text:p>
            <text:p>                                             </text:p>
            <text:p>                                         </text:p>
            <text:p>                             </text:p>
            <text:p>                             - 5265 </text:p>
            <text:p>                                 </text:p>
            <text:p>                                       </text:p>
            <text:p>                                 </text:p>
            <text:p>                             </text:p>
            <text:p>                             </text:p>
            <text:p>                                         </text:p>
            <text:p>                                             </text:p>
            <text:p>                                                 </text:p>
            <text:p>                                                 (61) 98346 </text:p>
            <text:p>                                             </text:p>
            <text:p>                                         </text:p>
            <text:p>                             </text:p>
            <text:p>                             - 4965 </text:p>
            <text:p>                                 </text:p>
            <text:p>                                       </text:p>
            <text:p>                                 </text:p>
            <text:p>                             </text:p>
            <text:p/>
            <text:p>         </text:p>
            <text:p>                             </text:p>
            <text:p>                                         </text:p>
            <text:p>                                             </text:p>
            <text:p>                                                 </text:p>
            <text:p>                                                 (61) 8486 </text:p>
            <text:p>                                             </text:p>
            <text:p>                                         </text:p>
            <text:p>                             </text:p>
            <text:p>                             - 5265 </text:p>
            <text:p>                                 </text:p>
            <text:p>                                       </text:p>
            <text:p>                                 </text:p>
            <text:p>                             </text:p>
            <text:p>                             </text:p>
            <text:p>                                         </text:p>
            <text:p>                                             </text:p>
            <text:p>                                                 </text:p>
            <text:p>                                                 (61) 98346 </text:p>
            <text:p>                                             </text:p>
            <text:p>                                         </text:p>
            <text:p>                             </text:p>
            <text:p>                             - 4965</text:p>
          </table:table-cell>
          <table:table-cell office:value-type="string" calcext:value-type="string">
            <text:p>168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Linda casa com varanda tipo colonial , gradeada , reformada, perto de tudo , quem vê <text:s/>compra !!</text:p>
          </table:table-cell>
          <table:table-cell office:value-type="string" calcext:value-type="string">
            <text:p>https://www.dfimoveis.com.br/imovel/casa-3-quartos-venda-ceilandia-norte-ceilandia-df-qnq-2-conjunto-18-1054234</text:p>
          </table:table-cell>
        </table:table-row>
        <table:table-row table:style-name="ro5">
          <table:table-cell office:value-type="string" calcext:value-type="string">
            <text:p>CEILÂNDIA</text:p>
          </table:table-cell>
          <table:table-cell office:value-type="string" calcext:value-type="string">
            <text:p>CEILANDIA NORTE</text:p>
          </table:table-cell>
          <table:table-cell office:value-type="string" calcext:value-type="string">
            <text:p>QNM 20 Conjunto D</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oente</text:p>
          </table:table-cell>
          <table:table-cell office:value-type="string" calcext:value-type="string">
            <text:p>120,00 m²</text:p>
          </table:table-cell>
          <table:table-cell office:value-type="string" calcext:value-type="string">
            <text:p>250,00 m²</text:p>
          </table:table-cell>
          <table:table-cell office:value-type="float" office:value="350" calcext:value-type="float">
            <text:p>350</text:p>
          </table:table-cell>
          <table:table-cell office:value-type="string" calcext:value-type="string">
            <text:p>Área de Serviço, Despensa , Portão Eletrônico, Varanda, Área de Serviço Coberta , Cozinha Espaçosa, Pintura Nova </text:p>
          </table:table-cell>
          <table:table-cell office:value-type="float" office:value="-15.809934" calcext:value-type="float">
            <text:p>-15.809934</text:p>
          </table:table-cell>
          <table:table-cell office:value-type="float" office:value="-48.1052209" calcext:value-type="float">
            <text:p>-48.1052209</text:p>
          </table:table-cell>
          <table:table-cell office:value-type="string" calcext:value-type="string">
            <text:p>AC Imóveis</text:p>
          </table:table-cell>
          <table:table-cell office:value-type="float" office:value="29656" calcext:value-type="float">
            <text:p>29656</text:p>
          </table:table-cell>
          <table:table-cell office:value-type="float" office:value="5561983700226" calcext:value-type="float">
            <text:p>5561983700226</text:p>
          </table:table-cell>
          <table:table-cell office:value-type="string" calcext:value-type="string">
            <text:p>(61) 98370 </text:p>
            <text:p>                                             </text:p>
            <text:p>                                         </text:p>
            <text:p>                             </text:p>
            <text:p>                             - 0226 </text:p>
            <text:p>                                 </text:p>
            <text:p>                                       </text:p>
            <text:p>                                 </text:p>
            <text:p>                             </text:p>
            <text:p>                             </text:p>
            <text:p>                                         </text:p>
            <text:p>                                             </text:p>
            <text:p>                                                 </text:p>
            <text:p>                                                 (61) 99639 </text:p>
            <text:p>                                             </text:p>
            <text:p>                                         </text:p>
            <text:p>                             </text:p>
            <text:p>                             - 5566 </text:p>
            <text:p>                                 </text:p>
            <text:p>                                       </text:p>
            <text:p>                                 </text:p>
            <text:p>                             </text:p>
            <text:p/>
            <text:p>         </text:p>
            <text:p>                             </text:p>
            <text:p>                                         </text:p>
            <text:p>                                             </text:p>
            <text:p>                                                 </text:p>
            <text:p>                                                 (61) 98370 </text:p>
            <text:p>                                             </text:p>
            <text:p>                                         </text:p>
            <text:p>                             </text:p>
            <text:p>                             - 0226 </text:p>
            <text:p>                                 </text:p>
            <text:p>                                       </text:p>
            <text:p>                                 </text:p>
            <text:p>                             </text:p>
            <text:p>                             </text:p>
            <text:p>                                         </text:p>
            <text:p>                                             </text:p>
            <text:p>                                                 </text:p>
            <text:p>                                                 (61) 99639 </text:p>
            <text:p>                                             </text:p>
            <text:p>                                         </text:p>
            <text:p>                             </text:p>
            <text:p>                             - 5566 </text:p>
            <text:p>                                 </text:p>
            <text:p>                                       </text:p>
            <text:p>                                 </text:p>
            <text:p>                             </text:p>
            <text:p/>
            <text:p>         </text:p>
            <text:p>                             </text:p>
            <text:p>                                         </text:p>
            <text:p>                                             </text:p>
            <text:p>                                                 </text:p>
            <text:p>                                                 (61) 98370 </text:p>
            <text:p>                                             </text:p>
            <text:p>                                         </text:p>
            <text:p>                             </text:p>
            <text:p>                             - 0226 </text:p>
            <text:p>                                 </text:p>
            <text:p>                                       </text:p>
            <text:p>                                 </text:p>
            <text:p>                             </text:p>
            <text:p>                             </text:p>
            <text:p>                                         </text:p>
            <text:p>                                             </text:p>
            <text:p>                                                 </text:p>
            <text:p>                                                 (61) 99639 </text:p>
            <text:p>                                             </text:p>
            <text:p>                                         </text:p>
            <text:p>                             </text:p>
            <text:p>                             - 5566 </text:p>
            <text:p>                                 </text:p>
            <text:p>                                       </text:p>
            <text:p>                                 </text:p>
            <text:p>                             </text:p>
            <text:p/>
            <text:p>         </text:p>
            <text:p>                             </text:p>
            <text:p>                                         </text:p>
            <text:p>                                             </text:p>
            <text:p>                                                 </text:p>
            <text:p>                                                 (61) 98370 </text:p>
            <text:p>                                             </text:p>
            <text:p>                                         </text:p>
            <text:p>                             </text:p>
            <text:p>                             - 0226 </text:p>
            <text:p>                                 </text:p>
            <text:p>                                       </text:p>
            <text:p>                                 </text:p>
            <text:p>                             </text:p>
            <text:p>                             </text:p>
            <text:p>                                         </text:p>
            <text:p>                                             </text:p>
            <text:p>                                                 </text:p>
            <text:p>                                                 (61) 99639 </text:p>
            <text:p>                                             </text:p>
            <text:p>                                         </text:p>
            <text:p>                             </text:p>
            <text:p>                             - 5566</text:p>
          </table:table-cell>
          <table:table-cell office:value-type="string" calcext:value-type="string">
            <text:p>234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Casa no Centro de Ceilândia - DF . A Casa contém 3 Quartos, Sala, Cozinha, Banheiro Social, Casa com Forro PVC. Garagem Coberta na Telha Colonial. Espaço de Garagem para 3 Carros. Área de Serviço na Parte Externa, Enorme Quintal de Fundo todo no Piso Grosso. A Casa contém corredor lateral. <text:s/>A Casa é Escriturada, Registrada e com Habite-se. Aceita Financiamento ! </text:p>
          </table:table-cell>
          <table:table-cell office:value-type="string" calcext:value-type="string">
            <text:p>https://www.dfimoveis.com.br/imovel/casa-3-quartos-venda-ceilandia-norte-ceilandia-df-qnm-20-conjunto-d-1015581</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13 Conjunto A</text:p>
          </table:table-cell>
          <table:table-cell office:value-type="float" office:value="5" calcext:value-type="float">
            <text:p>5</text:p>
          </table:table-cell>
          <table:table-cell table:number-columns-repeated="2" office:value-type="float" office:value="0" calcext:value-type="float">
            <text:p>0</text:p>
          </table:table-cell>
          <table:table-cell office:value-type="string" calcext:value-type="string">
            <text:p>Não encontrado</text:p>
          </table:table-cell>
          <table:table-cell table:number-columns-repeated="2" office:value-type="string" calcext:value-type="string">
            <text:p>200,00 m²</text:p>
          </table:table-cell>
          <table:table-cell office:value-type="float" office:value="450" calcext:value-type="float">
            <text:p>450</text:p>
          </table:table-cell>
          <table:table-cell/>
          <table:table-cell office:value-type="float" office:value="-15.8079754" calcext:value-type="float">
            <text:p>-15.8079754</text:p>
          </table:table-cell>
          <table:table-cell office:value-type="float" office:value="-48.1283145" calcext:value-type="float">
            <text:p>-48.1283145</text:p>
          </table:table-cell>
          <table:table-cell office:value-type="string" calcext:value-type="string">
            <text:p>Neves Teixeira Imóveis</text:p>
          </table:table-cell>
          <table:table-cell office:value-type="float" office:value="29560" calcext:value-type="float">
            <text:p>29560</text:p>
          </table:table-cell>
          <table:table-cell office:value-type="float" office:value="5561981767718" calcext:value-type="float">
            <text:p>5561981767718</text:p>
          </table:table-cell>
          <table:table-cell office:value-type="string" calcext:value-type="string">
            <text:p>(61) 98176 </text:p>
            <text:p>                                             </text:p>
            <text:p>                                         </text:p>
            <text:p>                             </text:p>
            <text:p>                             - 7718 </text:p>
            <text:p>                                 </text:p>
            <text:p>                                       </text:p>
            <text:p>                                 </text:p>
            <text:p>                             </text:p>
            <text:p/>
            <text:p>         </text:p>
            <text:p>                             </text:p>
            <text:p>                                         </text:p>
            <text:p>                                             </text:p>
            <text:p>                                                 </text:p>
            <text:p>                                                 (61) 98176 </text:p>
            <text:p>                                             </text:p>
            <text:p>                                         </text:p>
            <text:p>                             </text:p>
            <text:p>                             - 7718 </text:p>
            <text:p>                                 </text:p>
            <text:p>                                       </text:p>
            <text:p>                                 </text:p>
            <text:p>                             </text:p>
            <text:p/>
            <text:p>         </text:p>
            <text:p>                             </text:p>
            <text:p>                                         </text:p>
            <text:p>                                             </text:p>
            <text:p>                                                 </text:p>
            <text:p>                                                 (61) 98176 </text:p>
            <text:p>                                             </text:p>
            <text:p>                                         </text:p>
            <text:p>                             </text:p>
            <text:p>                             - 7718 </text:p>
            <text:p>                                 </text:p>
            <text:p>                                       </text:p>
            <text:p>                                 </text:p>
            <text:p>                             </text:p>
            <text:p/>
            <text:p>         </text:p>
            <text:p>                             </text:p>
            <text:p>                                         </text:p>
            <text:p>                                             </text:p>
            <text:p>                                                 </text:p>
            <text:p>                                                 (61) 98176 </text:p>
            <text:p>                                             </text:p>
            <text:p>                                         </text:p>
            <text:p>                             </text:p>
            <text:p>                             - 7718</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P 13! Casa Espaçosa!</text:p>
          </table:table-cell>
          <table:table-cell office:value-type="string" calcext:value-type="string">
            <text:p>Excelente casa estilo sobrado, com 200m² de área construída, localizada na QNP 13 da Ceilândia. Ideal para quem busca espaço e conforto em um dos bairros mais valorizados da região.</text:p>
            <text:p/>
            <text:p>Características do Imóvel:</text:p>
            <text:p/>
            <text:p>05 quartos, oferecendo amplo espaço para acomodar sua família com conforto</text:p>
            <text:p>05 banheiros, atendendo a necessidade de todos os moradores com praticidade e privacidade</text:p>
            <text:p>Sala ampla e arejada, perfeita para momentos de convivência e lazer</text:p>
            <text:p>Cozinha espaçosa e funcional</text:p>
            <text:p>Área de jantar para refeições em família.</text:p>
            <text:p>Com 200m² de área construída, essa casa oferece muito espaço para acomodar sua família, além de um excelente potencial de valorização. A casa possui um design moderno e bem distribuído, ideal para quem deseja praticidade e conforto no dia a dia.</text:p>
            <text:p/>
            <text:p>Localização Privilegiada:</text:p>
            <text:p/>
            <text:p>Situada na QNP 13 da Ceilândia, uma das áreas mais procuradas, próxima a escolas, mercados, transporte público e com fácil acesso a outras regiões.</text:p>
            <text:p/>
            <text:p>Agende sua visita agora e venha descobrir o que significa morar em um verdadeiro lar!</text:p>
            <text:p/>
            <text:p>---</text:p>
            <text:p/>
            <text:p>Diferenciais exclusivos:</text:p>
            <text:p>Oferecemos tour virtual 720°, vídeos e fotos profissionais, inclusive com drone, sem nenhum custo para você.</text:p>
            <text:p>Seu imóvel será divulgado em diversas plataformas, gratuitamente, com destaque especial.</text:p>
            <text:p/>
            <text:p>---</text:p>
            <text:p/>
            <text:p>Nossa expertise:</text:p>
            <text:p>Com experiência e excelência no mercado imobiliário de Brasília desde 2009, a Neves Teixeira Imóveis se destaca pelo compromisso em oferecer um serviço diferenciado e de alta qualidade.</text:p>
            <text:p/>
            <text:p>---</text:p>
            <text:p/>
            <text:p>Parcerias com corretores e imobiliárias:</text:p>
            <text:p>Trabalhamos em parceria com todos os corretores e imobiliárias de Brasília e do Brasil, fortalecendo nossa rede de negócios para atender com excelência em qualquer região.</text:p>
            <text:p/>
            <text:p>CRECI/DF nº 29.560 - J</text:p>
          </table:table-cell>
          <table:table-cell office:value-type="string" calcext:value-type="string">
            <text:p>https://www.dfimoveis.com.br/imovel/casa-4-quartos-venda-ceilandia-norte-ceilandia-df-qnp-13-conjunto-a-1088233</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Área Especial 01</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ão encontrado</text:p>
          </table:table-cell>
          <table:table-cell office:value-type="string" calcext:value-type="string">
            <text:p>200,00 m²</text:p>
          </table:table-cell>
          <table:table-cell office:value-type="string" calcext:value-type="string">
            <text:p>2.000,00 m²</text:p>
          </table:table-cell>
          <table:table-cell office:value-type="float" office:value="230" calcext:value-type="float">
            <text:p>230</text:p>
          </table:table-cell>
          <table:table-cell/>
          <table:table-cell office:value-type="float" office:value="-15.8153364" calcext:value-type="float">
            <text:p>-15.8153364</text:p>
          </table:table-cell>
          <table:table-cell office:value-type="float" office:value="-48.116531" calcext:value-type="float">
            <text:p>-48.116531</text:p>
          </table:table-cell>
          <table:table-cell office:value-type="string" calcext:value-type="string">
            <text:p>Garra Negócios Imobiliários</text:p>
          </table:table-cell>
          <table:table-cell office:value-type="float" office:value="9439" calcext:value-type="float">
            <text:p>9439</text:p>
          </table:table-cell>
          <table:table-cell office:value-type="float" office:value="5561992025444" calcext:value-type="float">
            <text:p>5561992025444</text:p>
          </table:table-cell>
          <table:table-cell office:value-type="string" calcext:value-type="string">
            <text:p>(61) 99202 </text:p>
            <text:p>                                             </text:p>
            <text:p>                                         </text:p>
            <text:p>                             </text:p>
            <text:p>                             - 5444 </text:p>
            <text:p>                                 </text:p>
            <text:p>                                       </text:p>
            <text:p>                                 </text:p>
            <text:p>                             </text:p>
            <text:p/>
            <text:p>         </text:p>
            <text:p>                             </text:p>
            <text:p>                                         </text:p>
            <text:p>                                             </text:p>
            <text:p>                                                 </text:p>
            <text:p>                                                 (61) 99202 </text:p>
            <text:p>                                             </text:p>
            <text:p>                                         </text:p>
            <text:p>                             </text:p>
            <text:p>                             - 5444 </text:p>
            <text:p>                                 </text:p>
            <text:p>                                       </text:p>
            <text:p>                                 </text:p>
            <text:p>                             </text:p>
            <text:p/>
            <text:p>         </text:p>
            <text:p>                             </text:p>
            <text:p>                                         </text:p>
            <text:p>                                             </text:p>
            <text:p>                                                 </text:p>
            <text:p>                                                 (61) 99202 </text:p>
            <text:p>                                             </text:p>
            <text:p>                                         </text:p>
            <text:p>                             </text:p>
            <text:p>                             - 5444 </text:p>
            <text:p>                                 </text:p>
            <text:p>                                       </text:p>
            <text:p>                                 </text:p>
            <text:p>                             </text:p>
            <text:p/>
            <text:p>         </text:p>
            <text:p>                             </text:p>
            <text:p>                                         </text:p>
            <text:p>                                             </text:p>
            <text:p>                                                 </text:p>
            <text:p>                                                 (61) 99202 </text:p>
            <text:p>                                             </text:p>
            <text:p>                                         </text:p>
            <text:p>                             </text:p>
            <text:p>                             - 5444</text:p>
          </table:table-cell>
          <table:table-cell office:value-type="string" calcext:value-type="string">
            <text:p>121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VENDO IMÓVEL COMERCIAL SOL NASCENTE trecho 2 Condomínio Pinheiro                                </text:p>
            <text:p>( próximo da rodoviária , restaurante comunitário e do Ultra box 24h)</text:p>
            <text:p/>
            <text:p>?3 Quartos</text:p>
            <text:p>?2 Banheiros sendo um suíte </text:p>
            <text:p>?Sala</text:p>
            <text:p>?Cozinha grande </text:p>
            <text:p>?Metragem aproximadamente 200m2</text:p>
            <text:p>?garagem grande</text:p>
            <text:p>?Área de serviço </text:p>
            <text:p/>
            <text:p>?$ 230Mil</text:p>
            <text:p/>
            <text:p> IMÓVEL BEM LOCALIZADO, RUA  TODA PAVIMENTADA </text:p>
            <text:p/>
            <text:p>Traga sua proposta…</text:p>
            <text:p> Júlia Souza Creci 26629</text:p>
            <text:p>98442 3963 / ,</text:p>
            <text:p/>
            <text:p/>
          </table:table-cell>
          <table:table-cell office:value-type="string" calcext:value-type="string">
            <text:p>https://www.dfimoveis.com.br/imovel/casa-3-quartos-venda-ceilandia-norte-ceilandia-df-area-especial-01-1077704</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Rodovia DF 180</text:p>
          </table:table-cell>
          <table:table-cell table:number-columns-repeated="2" office:value-type="float" office:value="4" calcext:value-type="float">
            <text:p>4</text:p>
          </table:table-cell>
          <table:table-cell office:value-type="float" office:value="8" calcext:value-type="float">
            <text:p>8</text:p>
          </table:table-cell>
          <table:table-cell office:value-type="string" calcext:value-type="string">
            <text:p>Não encontrado</text:p>
          </table:table-cell>
          <table:table-cell office:value-type="string" calcext:value-type="string">
            <text:p>220,00 m²</text:p>
          </table:table-cell>
          <table:table-cell office:value-type="string" calcext:value-type="string">
            <text:p>20.000,00 m²</text:p>
          </table:table-cell>
          <table:table-cell office:value-type="string" calcext:value-type="string">
            <text:p>1.700.000</text:p>
          </table:table-cell>
          <table:table-cell/>
          <table:table-cell office:value-type="float" office:value="-15.8513187" calcext:value-type="float">
            <text:p>-15.8513187</text:p>
          </table:table-cell>
          <table:table-cell office:value-type="float" office:value="-48.1107906" calcext:value-type="float">
            <text:p>-48.1107906</text:p>
          </table:table-cell>
          <table:table-cell office:value-type="string" calcext:value-type="string">
            <text:p>IMOBMAXX</text:p>
          </table:table-cell>
          <table:table-cell office:value-type="float" office:value="25364" calcext:value-type="float">
            <text:p>25364</text:p>
          </table:table-cell>
          <table:table-cell office:value-type="float" office:value="556140422121" calcext:value-type="float">
            <text:p>556140422121</text:p>
          </table:table-cell>
          <table:table-cell office:value-type="string" calcext:value-type="string">
            <text:p>(61) 4042 </text:p>
            <text:p>                                             </text:p>
            <text:p>                                         </text:p>
            <text:p>                             </text:p>
            <text:p>                             - 2121 </text:p>
            <text:p>                                 </text:p>
            <text:p>                                       </text:p>
            <text:p>                                 </text:p>
            <text:p>                             </text:p>
            <text:p/>
            <text:p>         </text:p>
            <text:p>                             </text:p>
            <text:p>                                         </text:p>
            <text:p>                                             </text:p>
            <text:p>                                                 </text:p>
            <text:p>                                                 (61) 4042 </text:p>
            <text:p>                                             </text:p>
            <text:p>                                         </text:p>
            <text:p>                             </text:p>
            <text:p>                             - 2121 </text:p>
            <text:p>                                 </text:p>
            <text:p>                                       </text:p>
            <text:p>                                 </text:p>
            <text:p>                             </text:p>
            <text:p/>
            <text:p>         </text:p>
            <text:p>                             </text:p>
            <text:p>                                         </text:p>
            <text:p>                                             </text:p>
            <text:p>                                                 </text:p>
            <text:p>                                                 (61) 4042 </text:p>
            <text:p>                                             </text:p>
            <text:p>                                         </text:p>
            <text:p>                             </text:p>
            <text:p>                             - 2121 </text:p>
            <text:p>                                 </text:p>
            <text:p>                                       </text:p>
            <text:p>                                 </text:p>
            <text:p>                             </text:p>
            <text:p/>
            <text:p>         </text:p>
            <text:p>                             </text:p>
            <text:p>                                         </text:p>
            <text:p>                                             </text:p>
            <text:p>                                                 </text:p>
            <text:p>                                                 (61) 4042 </text:p>
            <text:p>                                             </text:p>
            <text:p>                                         </text:p>
            <text:p>                             </text:p>
            <text:p>                             - 2121</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hácara Núcleo Rural Monjolo</text:p>
          </table:table-cell>
          <table:table-cell office:value-type="string" calcext:value-type="string">
            <text:p>Não perca essa oportunidade!!!</text:p>
            <text:p/>
            <text:p>Chácara à venda com uma vista excepcional do horizonte! Esta propriedade incrível possui uma casa espaçosa, contendo quatro quartos, todos suítes, além de um banheiro social. A sala é ampla e a cozinha é estilo americana, proporcionando um ambiente acolhedor e moderno.</text:p>
            <text:p>A área de serviço e o depósito garantem praticidade e organização. Além disso, a chácara também possui um canil, ideal para quem tem animais de estimação. </text:p>
            <text:p>A área de lazer é completa e perfeita para momentos de diversão e relaxamento. A piscina é ideal para se refrescar nos dias quentes, enquanto a sauna proporciona momentos de descanso e bem-estar. Os banheiros feminino e masculino são um diferencial, garantindo conforto e comodidade para todos os convidados.</text:p>
          </table:table-cell>
          <table:table-cell office:value-type="string" calcext:value-type="string">
            <text:p>https://www.dfimoveis.com.br/imovel/casa-4-quartos-venda-ceilandia-norte-ceilandia-df-rodovia-df-180-998027</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EQNM 18/20</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230,00 m²</text:p>
          </table:table-cell>
          <table:table-cell office:value-type="string" calcext:value-type="string">
            <text:p>Não encontrado</text:p>
          </table:table-cell>
          <table:table-cell office:value-type="float" office:value="500" calcext:value-type="float">
            <text:p>500</text:p>
          </table:table-cell>
          <table:table-cell office:value-type="string" calcext:value-type="string">
            <text:p>Interfone</text:p>
          </table:table-cell>
          <table:table-cell office:value-type="float" office:value="-15.8119138" calcext:value-type="float">
            <text:p>-15.8119138</text:p>
          </table:table-cell>
          <table:table-cell office:value-type="float" office:value="-48.1018054" calcext:value-type="float">
            <text:p>-48.1018054</text:p>
          </table:table-cell>
          <table:table-cell office:value-type="string" calcext:value-type="string">
            <text:p>Thiago Cipriano</text:p>
          </table:table-cell>
          <table:table-cell office:value-type="float" office:value="22205" calcext:value-type="float">
            <text:p>22205</text:p>
          </table:table-cell>
          <table:table-cell/>
          <table:table-cell office:value-type="string" calcext:value-type="string">
            <text:p>(61) 97401 </text:p>
            <text:p>                             </text:p>
            <text:p>                             - 1144 </text:p>
            <text:p>                                 </text:p>
            <text:p>                                       </text:p>
            <text:p>                                 </text:p>
            <text:p>                             </text:p>
            <text:p/>
            <text:p>         </text:p>
            <text:p>                             </text:p>
            <text:p>                                     </text:p>
            <text:p>                                     (61) 97401 </text:p>
            <text:p>                             </text:p>
            <text:p>                             - 1144 </text:p>
            <text:p>                                 </text:p>
            <text:p>                                       </text:p>
            <text:p>                                 </text:p>
            <text:p>                             </text:p>
            <text:p/>
            <text:p>         </text:p>
            <text:p>                             </text:p>
            <text:p>                                     </text:p>
            <text:p>                                     (61) 97401 </text:p>
            <text:p>                             </text:p>
            <text:p>                             - 1144 </text:p>
            <text:p>                                 </text:p>
            <text:p>                                       </text:p>
            <text:p>                                 </text:p>
            <text:p>                             </text:p>
            <text:p/>
            <text:p>         </text:p>
            <text:p>                             </text:p>
            <text:p>                                     </text:p>
            <text:p>                                     (61) 97401 </text:p>
            <text:p>                             </text:p>
            <text:p>                             - 1144</text:p>
          </table:table-cell>
          <table:table-cell office:value-type="string" calcext:value-type="string">
            <text:p>569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 * * * * Cipriano Imóveis Vende  * * * * * </text:p>
            <text:p/>
            <text:p/>
            <text:p>*Ética, respeito e responsabilidade são nossos valores!* </text:p>
            <text:p/>
            <text:p/>
            <text:p>Do imóvel: </text:p>
            <text:p/>
            <text:p>- sala de estar</text:p>
            <text:p>- sala de jantar</text:p>
            <text:p>- 3 quartos </text:p>
            <text:p>- Garagem</text:p>
            <text:p/>
            <text:p>Para maiores informações favor entrar em contato. Atenciosamente </text:p>
            <text:p>Tratar Com Thiago: , ou </text:p>
          </table:table-cell>
          <table:table-cell office:value-type="string" calcext:value-type="string">
            <text:p>https://www.dfimoveis.com.br/imovel/casa-3-quartos-venda-ceilandia-norte-ceilandia-df-eqnm-18-20-808201</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9 Conjunto S</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135,00 m²</text:p>
          </table:table-cell>
          <table:table-cell office:value-type="string" calcext:value-type="string">
            <text:p>Não encontrado</text:p>
          </table:table-cell>
          <table:table-cell office:value-type="float" office:value="330" calcext:value-type="float">
            <text:p>330</text:p>
          </table:table-cell>
          <table:table-cell/>
          <table:table-cell office:value-type="float" office:value="-15.8154704" calcext:value-type="float">
            <text:p>-15.8154704</text:p>
          </table:table-cell>
          <table:table-cell office:value-type="float" office:value="-48.1290786" calcext:value-type="float">
            <text:p>-48.1290786</text:p>
          </table:table-cell>
          <table:table-cell office:value-type="string" calcext:value-type="string">
            <text:p>Luciano Danillo Escritório Imobiliário</text:p>
          </table:table-cell>
          <table:table-cell office:value-type="float" office:value="23897" calcext:value-type="float">
            <text:p>23897</text:p>
          </table:table-cell>
          <table:table-cell office:value-type="float" office:value="5561996323939" calcext:value-type="float">
            <text:p>5561996323939</text:p>
          </table:table-cell>
          <table:table-cell office:value-type="string" calcext:value-type="string">
            <text:p>(61) 99632 </text:p>
            <text:p>                                             </text:p>
            <text:p>                                         </text:p>
            <text:p>                             </text:p>
            <text:p>                             - 3939 </text:p>
            <text:p>                                 </text:p>
            <text:p>                                       </text:p>
            <text:p>                                 </text:p>
            <text:p>                             </text:p>
            <text:p/>
            <text:p>         </text:p>
            <text:p>                             </text:p>
            <text:p>                                         </text:p>
            <text:p>                                             </text:p>
            <text:p>                                                 </text:p>
            <text:p>                                                 (61) 99632 </text:p>
            <text:p>                                             </text:p>
            <text:p>                                         </text:p>
            <text:p>                             </text:p>
            <text:p>                             - 3939 </text:p>
            <text:p>                                 </text:p>
            <text:p>                                       </text:p>
            <text:p>                                 </text:p>
            <text:p>                             </text:p>
            <text:p/>
            <text:p>         </text:p>
            <text:p>                             </text:p>
            <text:p>                                         </text:p>
            <text:p>                                             </text:p>
            <text:p>                                                 </text:p>
            <text:p>                                                 (61) 99632 </text:p>
            <text:p>                                             </text:p>
            <text:p>                                         </text:p>
            <text:p>                             </text:p>
            <text:p>                             - 3939 </text:p>
            <text:p>                                 </text:p>
            <text:p>                                       </text:p>
            <text:p>                                 </text:p>
            <text:p>                             </text:p>
            <text:p/>
            <text:p>         </text:p>
            <text:p>                             </text:p>
            <text:p>                                         </text:p>
            <text:p>                                             </text:p>
            <text:p>                                                 </text:p>
            <text:p>                                                 (61) 99632 </text:p>
            <text:p>                                             </text:p>
            <text:p>                                         </text:p>
            <text:p>                             </text:p>
            <text:p>                             - 3939</text:p>
          </table:table-cell>
          <table:table-cell office:value-type="string" calcext:value-type="string">
            <text:p>20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VENDO CASA DE LAJE COM 3 QUARTOS NA QNP 09 DO P NORTE</text:p>
          </table:table-cell>
          <table:table-cell office:value-type="string" calcext:value-type="string">
            <text:p/>
            <text:p>Vendo excelente casa de laje, localizada na QNP 09 do P Norte. Com boa localização, próximo à supermercado, farmácia, padaria, academia e comércio em geral. </text:p>
            <text:p/>
            <text:p>O imóvel possui 3 quartos sendo um suíte, dispensa que pode ser transformada em um quarto, banheiro social, sala ampla, cozinha com armários planejados e garagem coberta para até 2 carros. </text:p>
            <text:p/>
            <text:p>Valor: R$ 330mil - Aceita financiamento e FGTS</text:p>
            <text:p/>
            <text:p>Fone: 6 1  9 9 6 3 2  - 3 9 3 9 </text:p>
            <text:p/>
            <text:p>Luciano Danillo</text:p>
            <text:p>Escritório imobiliário</text:p>
            <text:p>Creci-DF 23.897</text:p>
            <text:p/>
          </table:table-cell>
          <table:table-cell office:value-type="string" calcext:value-type="string">
            <text:p>https://www.dfimoveis.com.br/imovel/casa-3-quartos-venda-ceilandia-norte-ceilandia-df-qnp-9-conjunto-s-1123396</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5</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ão encontrado</text:p>
          </table:table-cell>
          <table:table-cell office:value-type="string" calcext:value-type="string">
            <text:p>144,00 m²</text:p>
          </table:table-cell>
          <table:table-cell office:value-type="string" calcext:value-type="string">
            <text:p>Não encontrado</text:p>
          </table:table-cell>
          <table:table-cell office:value-type="float" office:value="500" calcext:value-type="float">
            <text:p>500</text:p>
          </table:table-cell>
          <table:table-cell/>
          <table:table-cell office:value-type="float" office:value="-15.789374" calcext:value-type="float">
            <text:p>-15.789374</text:p>
          </table:table-cell>
          <table:table-cell office:value-type="float" office:value="-48.1250717" calcext:value-type="float">
            <text:p>-48.1250717</text:p>
          </table:table-cell>
          <table:table-cell office:value-type="string" calcext:value-type="string">
            <text:p>Karen Cristyne S de Melo</text:p>
          </table:table-cell>
          <table:table-cell office:value-type="float" office:value="31872" calcext:value-type="float">
            <text:p>31872</text:p>
          </table:table-cell>
          <table:table-cell office:value-type="float" office:value="5561996867595" calcext:value-type="float">
            <text:p>5561996867595</text:p>
          </table:table-cell>
          <table:table-cell office:value-type="string" calcext:value-type="string">
            <text:p>(61) 99686 </text:p>
            <text:p>                                             </text:p>
            <text:p>                                         </text:p>
            <text:p>                             </text:p>
            <text:p>                             - 7595 </text:p>
            <text:p>                                 </text:p>
            <text:p>                                       </text:p>
            <text:p>                                 </text:p>
            <text:p>                             </text:p>
            <text:p/>
            <text:p>         </text:p>
            <text:p>                             </text:p>
            <text:p>                                         </text:p>
            <text:p>                                             </text:p>
            <text:p>                                                 </text:p>
            <text:p>                                                 (61) 99686 </text:p>
            <text:p>                                             </text:p>
            <text:p>                                         </text:p>
            <text:p>                             </text:p>
            <text:p>                             - 7595 </text:p>
            <text:p>                                 </text:p>
            <text:p>                                       </text:p>
            <text:p>                                 </text:p>
            <text:p>                             </text:p>
            <text:p/>
            <text:p>         </text:p>
            <text:p>                             </text:p>
            <text:p>                                         </text:p>
            <text:p>                                             </text:p>
            <text:p>                                                 </text:p>
            <text:p>                                                 (61) 99686 </text:p>
            <text:p>                                             </text:p>
            <text:p>                                         </text:p>
            <text:p>                             </text:p>
            <text:p>                             - 7595 </text:p>
            <text:p>                                 </text:p>
            <text:p>                                       </text:p>
            <text:p>                                 </text:p>
            <text:p>                             </text:p>
            <text:p/>
            <text:p>         </text:p>
            <text:p>                             </text:p>
            <text:p>                                         </text:p>
            <text:p>                                             </text:p>
            <text:p>                                                 </text:p>
            <text:p>                                                 (61) 99686 </text:p>
            <text:p>                                             </text:p>
            <text:p>                                         </text:p>
            <text:p>                             </text:p>
            <text:p>                             - 7595</text:p>
          </table:table-cell>
          <table:table-cell office:value-type="string" calcext:value-type="string">
            <text:p>10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Excelente casa de esquina na QNO 5 -  Setor O</text:p>
            <text:p>Casa com 2 quartos, sendo 1 suíte</text:p>
            <text:p>banheiro social</text:p>
            <text:p>sala </text:p>
            <text:p>cozinha com armários planejados e coifa</text:p>
            <text:p>área de serviço </text:p>
            <text:p>garagem </text:p>
            <text:p>SISTEMA DE CÂMERAS, FUNCIONANDO</text:p>
            <text:p>2 apartamentos -  sala, quarto, cozinha e banheiro.</text:p>
            <text:p/>
            <text:p>WB Assessoria Imobiliária</text:p>
            <text:p>Agende sua visita.</text:p>
            <text:p>,</text:p>
            <text:p/>
          </table:table-cell>
          <table:table-cell office:value-type="string" calcext:value-type="string">
            <text:p>https://www.dfimoveis.com.br/imovel/casa-2-quartos-venda-ceilandia-norte-ceilandia-df-qno-5-1127846</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17 Conjunto B</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176,00 m²</text:p>
          </table:table-cell>
          <table:table-cell office:value-type="string" calcext:value-type="string">
            <text:p>254,00 m²</text:p>
          </table:table-cell>
          <table:table-cell office:value-type="float" office:value="549" calcext:value-type="float">
            <text:p>549</text:p>
          </table:table-cell>
          <table:table-cell/>
          <table:table-cell office:value-type="float" office:value="-15.8222997" calcext:value-type="float">
            <text:p>-15.8222997</text:p>
          </table:table-cell>
          <table:table-cell office:value-type="float" office:value="-48.1162432" calcext:value-type="float">
            <text:p>-48.1162432</text:p>
          </table:table-cell>
          <table:table-cell office:value-type="string" calcext:value-type="string">
            <text:p>Evangelista</text:p>
          </table:table-cell>
          <table:table-cell office:value-type="float" office:value="27230" calcext:value-type="float">
            <text:p>27230</text:p>
          </table:table-cell>
          <table:table-cell office:value-type="float" office:value="5561981525163" calcext:value-type="float">
            <text:p>5561981525163</text:p>
          </table:table-cell>
          <table:table-cell office:value-type="string" calcext:value-type="string">
            <text:p>(61) 98152 </text:p>
            <text:p>                                             </text:p>
            <text:p>                                         </text:p>
            <text:p>                             </text:p>
            <text:p>                             - 5163 </text:p>
            <text:p>                                 </text:p>
            <text:p>                                       </text:p>
            <text:p>                                 </text:p>
            <text:p>                             </text:p>
            <text:p/>
            <text:p>         </text:p>
            <text:p>                             </text:p>
            <text:p>                                         </text:p>
            <text:p>                                             </text:p>
            <text:p>                                                 </text:p>
            <text:p>                                                 (61) 98152 </text:p>
            <text:p>                                             </text:p>
            <text:p>                                         </text:p>
            <text:p>                             </text:p>
            <text:p>                             - 5163 </text:p>
            <text:p>                                 </text:p>
            <text:p>                                       </text:p>
            <text:p>                                 </text:p>
            <text:p>                             </text:p>
            <text:p/>
            <text:p>         </text:p>
            <text:p>                             </text:p>
            <text:p>                                         </text:p>
            <text:p>                                             </text:p>
            <text:p>                                                 </text:p>
            <text:p>                                                 (61) 98152 </text:p>
            <text:p>                                             </text:p>
            <text:p>                                         </text:p>
            <text:p>                             </text:p>
            <text:p>                             - 5163 </text:p>
            <text:p>                                 </text:p>
            <text:p>                                       </text:p>
            <text:p>                                 </text:p>
            <text:p>                             </text:p>
            <text:p/>
            <text:p>         </text:p>
            <text:p>                             </text:p>
            <text:p>                                         </text:p>
            <text:p>                                             </text:p>
            <text:p>                                                 </text:p>
            <text:p>                                                 (61) 98152 </text:p>
            <text:p>                                             </text:p>
            <text:p>                                         </text:p>
            <text:p>                             </text:p>
            <text:p>                             - 5163</text:p>
          </table:table-cell>
          <table:table-cell office:value-type="string" calcext:value-type="string">
            <text:p>342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Vendo casa na QNN 17 CONJUNTO F Ceilândia Norte </text:p>
            <text:p>A casa toda na cerâmica, Portão eletrônico.</text:p>
            <text:p>Sendo 2 casas:</text:p>
            <text:p>A casa principal 3 quartos sendo 1 suíte mais 2 banheiros, cozinha e dispensa.</text:p>
            <text:p/>
            <text:p>Sendo a segunda moradia:</text:p>
            <text:p>Sala,quarto,cozinha e um banheiro, dispensa  </text:p>
            <text:p/>
            <text:p>Localização:</text:p>
            <text:p>Perto da parada de ônibus, metrô e comércios. Fica entre Colégio Fundação Bradesco e Sesc</text:p>
            <text:p/>
            <text:p>AGENDE AGORA MESMO A SUA VISITA!!!</text:p>
            <text:p/>
            <text:p>VALORIZA IMÓVEIS</text:p>
            <text:p>CJ: 27230</text:p>
            <text:p>FIXO(WHATSSAP) 61-,</text:p>
            <text:p/>
            <text:p>Corretores:</text:p>
            <text:p>Romulo Barreto</text:p>
            <text:p>Creci-DF :21.118</text:p>
            <text:p>Fone: , zap</text:p>
            <text:p>Evangelista</text:p>
            <text:p>Creci-DF :16.819</text:p>
            <text:p>Fone: , - WhatsApp/Telegram</text:p>
            <text:p/>
            <text:p>"Prezado cliente, valorize o Profissional da sua confiança.</text:p>
            <text:p>Fidelize-se com seu Corretor de imóveis.</text:p>
            <text:p>Exija o CRECI do corretor e tenha a certeza de que está</text:p>
            <text:p>sendo atendido por um Profissional autorizado, credenciado e legal."</text:p>
          </table:table-cell>
          <table:table-cell office:value-type="string" calcext:value-type="string">
            <text:p>https://www.dfimoveis.com.br/imovel/casa-3-quartos-venda-ceilandia-norte-ceilandia-df-qnn-17-conjunto-b-936500</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19</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ascente</text:p>
          </table:table-cell>
          <table:table-cell office:value-type="string" calcext:value-type="string">
            <text:p>90,00 m²</text:p>
          </table:table-cell>
          <table:table-cell office:value-type="string" calcext:value-type="string">
            <text:p>135,00 m²</text:p>
          </table:table-cell>
          <table:table-cell office:value-type="float" office:value="269" calcext:value-type="float">
            <text:p>269</text:p>
          </table:table-cell>
          <table:table-cell/>
          <table:table-cell office:value-type="float" office:value="-15.8070456" calcext:value-type="float">
            <text:p>-15.8070456</text:p>
          </table:table-cell>
          <table:table-cell office:value-type="float" office:value="-48.1355525" calcext:value-type="float">
            <text:p>-48.1355525</text:p>
          </table:table-cell>
          <table:table-cell office:value-type="string" calcext:value-type="string">
            <text:p>Domingos Oliveira Corretor de Imóveis</text:p>
          </table:table-cell>
          <table:table-cell office:value-type="float" office:value="17238" calcext:value-type="float">
            <text:p>17238</text:p>
          </table:table-cell>
          <table:table-cell office:value-type="float" office:value="5561996858985" calcext:value-type="float">
            <text:p>5561996858985</text:p>
          </table:table-cell>
          <table:table-cell office:value-type="string" calcext:value-type="string">
            <text:p>(61) 99685 </text:p>
            <text:p>                                             </text:p>
            <text:p>                                         </text:p>
            <text:p>                             </text:p>
            <text:p>                             - 8985 </text:p>
            <text:p>                                 </text:p>
            <text:p>                                       </text:p>
            <text:p>                                 </text:p>
            <text:p>                             </text:p>
            <text:p/>
            <text:p>         </text:p>
            <text:p>                             </text:p>
            <text:p>                                         </text:p>
            <text:p>                                             </text:p>
            <text:p>                                                 </text:p>
            <text:p>                                                 (61) 99685 </text:p>
            <text:p>                                             </text:p>
            <text:p>                                         </text:p>
            <text:p>                             </text:p>
            <text:p>                             - 8985 </text:p>
            <text:p>                                 </text:p>
            <text:p>                                       </text:p>
            <text:p>                                 </text:p>
            <text:p>                             </text:p>
            <text:p/>
            <text:p>         </text:p>
            <text:p>                             </text:p>
            <text:p>                                         </text:p>
            <text:p>                                             </text:p>
            <text:p>                                                 </text:p>
            <text:p>                                                 (61) 99685 </text:p>
            <text:p>                                             </text:p>
            <text:p>                                         </text:p>
            <text:p>                             </text:p>
            <text:p>                             - 8985 </text:p>
            <text:p>                                 </text:p>
            <text:p>                                       </text:p>
            <text:p>                                 </text:p>
            <text:p>                             </text:p>
            <text:p/>
            <text:p>         </text:p>
            <text:p>                             </text:p>
            <text:p>                                         </text:p>
            <text:p>                                             </text:p>
            <text:p>                                                 </text:p>
            <text:p>                                                 (61) 99685 </text:p>
            <text:p>                                             </text:p>
            <text:p>                                         </text:p>
            <text:p>                             </text:p>
            <text:p>                             - 8985</text:p>
          </table:table-cell>
          <table:table-cell office:value-type="string" calcext:value-type="string">
            <text:p>125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OBS: Este Imóvel já iniciou o processo de financiamento junto ao banco, aceita financiamento, use seu FGTS, como parte de pagamento.</text:p>
            <text:p>Casa na laje.</text:p>
            <text:p>Excelente localização, com vários comércios na região.</text:p>
            <text:p/>
            <text:p>Agende sua visita.</text:p>
            <text:p>,.</text:p>
          </table:table-cell>
          <table:table-cell office:value-type="string" calcext:value-type="string">
            <text:p>https://www.dfimoveis.com.br/imovel/casa-3-quartos-venda-ceilandia-norte-ceilandia-df-qnp-19-1076263</text:p>
          </table:table-cell>
        </table:table-row>
        <table:table-row table:style-name="ro5">
          <table:table-cell office:value-type="string" calcext:value-type="string">
            <text:p>CEILÂNDIA</text:p>
          </table:table-cell>
          <table:table-cell office:value-type="string" calcext:value-type="string">
            <text:p>CEILANDIA NORTE</text:p>
          </table:table-cell>
          <table:table-cell office:value-type="string" calcext:value-type="string">
            <text:p>QNQ 2 Conjunto 22</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ascente</text:p>
          </table:table-cell>
          <table:table-cell office:value-type="string" calcext:value-type="string">
            <text:p>96,00 m²</text:p>
          </table:table-cell>
          <table:table-cell office:value-type="string" calcext:value-type="string">
            <text:p>121,00 m²</text:p>
          </table:table-cell>
          <table:table-cell office:value-type="float" office:value="285" calcext:value-type="float">
            <text:p>285</text:p>
          </table:table-cell>
          <table:table-cell/>
          <table:table-cell office:value-type="float" office:value="-15.8028278" calcext:value-type="float">
            <text:p>-15.8028278</text:p>
          </table:table-cell>
          <table:table-cell office:value-type="float" office:value="-48.1415817" calcext:value-type="float">
            <text:p>-48.1415817</text:p>
          </table:table-cell>
          <table:table-cell office:value-type="string" calcext:value-type="string">
            <text:p>José Maia Corretor</text:p>
          </table:table-cell>
          <table:table-cell office:value-type="float" office:value="14513" calcext:value-type="float">
            <text:p>14513</text:p>
          </table:table-cell>
          <table:table-cell office:value-type="float" office:value="556184865265" calcext:value-type="float">
            <text:p>556184865265</text:p>
          </table:table-cell>
          <table:table-cell office:value-type="string" calcext:value-type="string">
            <text:p>(61) 8486 </text:p>
            <text:p>                                             </text:p>
            <text:p>                                         </text:p>
            <text:p>                             </text:p>
            <text:p>                             - 5265 </text:p>
            <text:p>                                 </text:p>
            <text:p>                                       </text:p>
            <text:p>                                 </text:p>
            <text:p>                             </text:p>
            <text:p>                             </text:p>
            <text:p>                                         </text:p>
            <text:p>                                             </text:p>
            <text:p>                                                 </text:p>
            <text:p>                                                 (61) 98346 </text:p>
            <text:p>                                             </text:p>
            <text:p>                                         </text:p>
            <text:p>                             </text:p>
            <text:p>                             - 4965 </text:p>
            <text:p>                                 </text:p>
            <text:p>                                       </text:p>
            <text:p>                                 </text:p>
            <text:p>                             </text:p>
            <text:p/>
            <text:p>         </text:p>
            <text:p>                             </text:p>
            <text:p>                                         </text:p>
            <text:p>                                             </text:p>
            <text:p>                                                 </text:p>
            <text:p>                                                 (61) 8486 </text:p>
            <text:p>                                             </text:p>
            <text:p>                                         </text:p>
            <text:p>                             </text:p>
            <text:p>                             - 5265 </text:p>
            <text:p>                                 </text:p>
            <text:p>                                       </text:p>
            <text:p>                                 </text:p>
            <text:p>                             </text:p>
            <text:p>                             </text:p>
            <text:p>                                         </text:p>
            <text:p>                                             </text:p>
            <text:p>                                                 </text:p>
            <text:p>                                                 (61) 98346 </text:p>
            <text:p>                                             </text:p>
            <text:p>                                         </text:p>
            <text:p>                             </text:p>
            <text:p>                             - 4965 </text:p>
            <text:p>                                 </text:p>
            <text:p>                                       </text:p>
            <text:p>                                 </text:p>
            <text:p>                             </text:p>
            <text:p/>
            <text:p>         </text:p>
            <text:p>                             </text:p>
            <text:p>                                         </text:p>
            <text:p>                                             </text:p>
            <text:p>                                                 </text:p>
            <text:p>                                                 (61) 8486 </text:p>
            <text:p>                                             </text:p>
            <text:p>                                         </text:p>
            <text:p>                             </text:p>
            <text:p>                             - 5265 </text:p>
            <text:p>                                 </text:p>
            <text:p>                                       </text:p>
            <text:p>                                 </text:p>
            <text:p>                             </text:p>
            <text:p>                             </text:p>
            <text:p>                                         </text:p>
            <text:p>                                             </text:p>
            <text:p>                                                 </text:p>
            <text:p>                                                 (61) 98346 </text:p>
            <text:p>                                             </text:p>
            <text:p>                                         </text:p>
            <text:p>                             </text:p>
            <text:p>                             - 4965 </text:p>
            <text:p>                                 </text:p>
            <text:p>                                       </text:p>
            <text:p>                                 </text:p>
            <text:p>                             </text:p>
            <text:p/>
            <text:p>         </text:p>
            <text:p>                             </text:p>
            <text:p>                                         </text:p>
            <text:p>                                             </text:p>
            <text:p>                                                 </text:p>
            <text:p>                                                 (61) 8486 </text:p>
            <text:p>                                             </text:p>
            <text:p>                                         </text:p>
            <text:p>                             </text:p>
            <text:p>                             - 5265 </text:p>
            <text:p>                                 </text:p>
            <text:p>                                       </text:p>
            <text:p>                                 </text:p>
            <text:p>                             </text:p>
            <text:p>                             </text:p>
            <text:p>                                         </text:p>
            <text:p>                                             </text:p>
            <text:p>                                                 </text:p>
            <text:p>                                                 (61) 98346 </text:p>
            <text:p>                                             </text:p>
            <text:p>                                         </text:p>
            <text:p>                             </text:p>
            <text:p>                             - 4965</text:p>
          </table:table-cell>
          <table:table-cell office:value-type="string" calcext:value-type="string">
            <text:p>171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Excelente Oportunidade. </text:p>
          </table:table-cell>
          <table:table-cell office:value-type="string" calcext:value-type="string">
            <text:p>Oportunidade para quem quer morar em uma casa com 3 Dormitórios, Sala,  Banheiro, Cozinha, Área de serviço , 2 vagas Cobertas  e ter uma renda extra com Aluguel na casa de fundos , com 1 quarto, sala, cozinha Americana , Banheiro e Área de serviço.   Piso Cerâmico, Forrada  e ainda aceita Financiamento Bancário. </text:p>
            <text:p/>
            <text:p/>
          </table:table-cell>
          <table:table-cell office:value-type="string" calcext:value-type="string">
            <text:p>https://www.dfimoveis.com.br/imovel/casa-3-quartos-venda-ceilandia-norte-ceilandia-df-qnq-2-conjunto-22-903951</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18 Conjunto D</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ascente</text:p>
          </table:table-cell>
          <table:table-cell table:number-columns-repeated="2" office:value-type="string" calcext:value-type="string">
            <text:p>250,00 m²</text:p>
          </table:table-cell>
          <table:table-cell office:value-type="float" office:value="550" calcext:value-type="float">
            <text:p>550</text:p>
          </table:table-cell>
          <table:table-cell office:value-type="string" calcext:value-type="string">
            <text:p>Aceita Pets, Área de Serviço, Varanda</text:p>
          </table:table-cell>
          <table:table-cell office:value-type="float" office:value="-15.8140983" calcext:value-type="float">
            <text:p>-15.8140983</text:p>
          </table:table-cell>
          <table:table-cell office:value-type="float" office:value="-48.1007495" calcext:value-type="float">
            <text:p>-48.1007495</text:p>
          </table:table-cell>
          <table:table-cell office:value-type="string" calcext:value-type="string">
            <text:p>Ferola Empreendimentos Imobiliários</text:p>
          </table:table-cell>
          <table:table-cell office:value-type="float" office:value="11476" calcext:value-type="float">
            <text:p>11476</text:p>
          </table:table-cell>
          <table:table-cell office:value-type="float" office:value="5561995011044" calcext:value-type="float">
            <text:p>5561995011044</text:p>
          </table:table-cell>
          <table:table-cell office:value-type="string" calcext:value-type="string">
            <text:p>(61) 99501 </text:p>
            <text:p>                                             </text:p>
            <text:p>                                         </text:p>
            <text:p>                             </text:p>
            <text:p>                             - 1044 </text:p>
            <text:p>                                 </text:p>
            <text:p>                                       </text:p>
            <text:p>                                 </text:p>
            <text:p>                             </text:p>
            <text:p/>
            <text:p>         </text:p>
            <text:p>                             </text:p>
            <text:p>                                         </text:p>
            <text:p>                                             </text:p>
            <text:p>                                                 </text:p>
            <text:p>                                                 (61) 99501 </text:p>
            <text:p>                                             </text:p>
            <text:p>                                         </text:p>
            <text:p>                             </text:p>
            <text:p>                             - 1044 </text:p>
            <text:p>                                 </text:p>
            <text:p>                                       </text:p>
            <text:p>                                 </text:p>
            <text:p>                             </text:p>
            <text:p/>
            <text:p>         </text:p>
            <text:p>                             </text:p>
            <text:p>                                         </text:p>
            <text:p>                                             </text:p>
            <text:p>                                                 </text:p>
            <text:p>                                                 (61) 99501 </text:p>
            <text:p>                                             </text:p>
            <text:p>                                         </text:p>
            <text:p>                             </text:p>
            <text:p>                             - 1044 </text:p>
            <text:p>                                 </text:p>
            <text:p>                                       </text:p>
            <text:p>                                 </text:p>
            <text:p>                             </text:p>
            <text:p/>
            <text:p>         </text:p>
            <text:p>                             </text:p>
            <text:p>                                         </text:p>
            <text:p>                                             </text:p>
            <text:p>                                                 </text:p>
            <text:p>                                                 (61) 99501 </text:p>
            <text:p>                                             </text:p>
            <text:p>                                         </text:p>
            <text:p>                             </text:p>
            <text:p>                             - 1044</text:p>
          </table:table-cell>
          <table:table-cell office:value-type="string" calcext:value-type="string">
            <text:p>155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M 18 <text:s/>- <text:s/>- CASA LAJE ACEITA FINANCIAMENTO CENTRO </text:p>
          </table:table-cell>
          <table:table-cell office:value-type="string" calcext:value-type="string">
            <text:p>FEROLA A MAIS ACESSADA DE BRASÍLIA VENDE CASA NA QNM 18  - , - CASA LAJE ACEITA FINANCIAMENTO CENTRO </text:p>
            <text:p/>
            <text:p>CASA DA FRENTE </text:p>
            <text:p>03 QUARTOS </text:p>
            <text:p>01 SUÍTE </text:p>
            <text:p>NA LAJE</text:p>
            <text:p>GARAGEM PARA 03 CARROS </text:p>
            <text:p/>
            <text:p/>
            <text:p>UMA KIT NO FUNDO</text:p>
            <text:p>QUARTO </text:p>
            <text:p>SALA </text:p>
            <text:p>COZINHA </text:p>
            <text:p>BANHEIRO</text:p>
            <text:p/>
            <text:p>-PRÓXIMO </text:p>
            <text:p>FEITA </text:p>
            <text:p>SUPERMERCADOS </text:p>
            <text:p>PARADA DE ÔNIBUS</text:p>
            <text:p>ESCOLAS </text:p>
            <text:p>PADARIA </text:p>
            <text:p>SHOPPING JK</text:p>
            <text:p/>
            <text:p>EQUIPE FEROLA: </text:p>
            <text:p> JARBAS , </text:p>
            <text:p/>
            <text:p>JARBAS (61) , - Creci: 18.892/DF</text:p>
            <text:p/>
            <text:p>BONFIM: , Creci: 10.390/DF </text:p>
            <text:p>LILIAN , - Creci: 7.952/DF</text:p>
            <text:p>EDSON , - Creci: 27.192/DF </text:p>
            <text:p>ROBSON , - Creci  21934/DF</text:p>
            <text:p>BEATRIZ , - Creci: 28.707/DF</text:p>
            <text:p>FERNANDA , - Creci: 14.240/DF</text:p>
            <text:p>WEDER (61) 9., - Creci: 30.759/DF</text:p>
            <text:p>MARCOS , - Creci: 11.811/DF</text:p>
            <text:p/>
            <text:p>FEROLA EMPREENDIMENTOS IMOBILIÁRIOS. </text:p>
            <text:p>, </text:p>
            <text:p/>
            <text:p>A MELHOR DE BRASÍLIA!!! </text:p>
            <text:p/>
            <text:p>AVALIAÇÃO GRATUITA: - , - 61-</text:p>
          </table:table-cell>
          <table:table-cell office:value-type="string" calcext:value-type="string">
            <text:p>https://www.dfimoveis.com.br/imovel/casa-3-quartos-venda-ceilandia-norte-ceilandia-df-qnm-18-conjunto-d-1062003</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19 Conjunto I</text:p>
          </table:table-cell>
          <table:table-cell office:value-type="float" office:value="9" calcext:value-type="float">
            <text:p>9</text:p>
          </table:table-cell>
          <table:table-cell table:number-columns-repeated="2" office:value-type="float" office:value="3" calcext:value-type="float">
            <text:p>3</text:p>
          </table:table-cell>
          <table:table-cell office:value-type="string" calcext:value-type="string">
            <text:p>Não encontrado</text:p>
          </table:table-cell>
          <table:table-cell office:value-type="string" calcext:value-type="string">
            <text:p>395,00 m²</text:p>
          </table:table-cell>
          <table:table-cell office:value-type="string" calcext:value-type="string">
            <text:p>135,00 m²</text:p>
          </table:table-cell>
          <table:table-cell office:value-type="float" office:value="550" calcext:value-type="float">
            <text:p>550</text:p>
          </table:table-cell>
          <table:table-cell office:value-type="string" calcext:value-type="string">
            <text:p>Interfone</text:p>
          </table:table-cell>
          <table:table-cell office:value-type="float" office:value="-15.8086736" calcext:value-type="float">
            <text:p>-15.8086736</text:p>
          </table:table-cell>
          <table:table-cell office:value-type="float" office:value="-48.1359648" calcext:value-type="float">
            <text:p>-48.1359648</text:p>
          </table:table-cell>
          <table:table-cell office:value-type="string" calcext:value-type="string">
            <text:p>Urbana Netimoveis</text:p>
          </table:table-cell>
          <table:table-cell office:value-type="float" office:value="26469" calcext:value-type="float">
            <text:p>26469</text:p>
          </table:table-cell>
          <table:table-cell office:value-type="float" office:value="5561983306567" calcext:value-type="float">
            <text:p>5561983306567</text:p>
          </table:table-cell>
          <table:table-cell office:value-type="string" calcext:value-type="string">
            <text:p>(61) 98330 </text:p>
            <text:p>                                             </text:p>
            <text:p>                                         </text:p>
            <text:p>                             </text:p>
            <text:p>                             - 6567 </text:p>
            <text:p>                                 </text:p>
            <text:p>                                       </text:p>
            <text:p>                                 </text:p>
            <text:p>                             </text:p>
            <text:p/>
            <text:p>         </text:p>
            <text:p>                             </text:p>
            <text:p>                                         </text:p>
            <text:p>                                             </text:p>
            <text:p>                                                 </text:p>
            <text:p>                                                 (61) 98330 </text:p>
            <text:p>                                             </text:p>
            <text:p>                                         </text:p>
            <text:p>                             </text:p>
            <text:p>                             - 6567 </text:p>
            <text:p>                                 </text:p>
            <text:p>                                       </text:p>
            <text:p>                                 </text:p>
            <text:p>                             </text:p>
            <text:p/>
            <text:p>         </text:p>
            <text:p>                             </text:p>
            <text:p>                                         </text:p>
            <text:p>                                             </text:p>
            <text:p>                                                 </text:p>
            <text:p>                                                 (61) 98330 </text:p>
            <text:p>                                             </text:p>
            <text:p>                                         </text:p>
            <text:p>                             </text:p>
            <text:p>                             - 6567 </text:p>
            <text:p>                                 </text:p>
            <text:p>                                       </text:p>
            <text:p>                                 </text:p>
            <text:p>                             </text:p>
            <text:p/>
            <text:p>         </text:p>
            <text:p>                             </text:p>
            <text:p>                                         </text:p>
            <text:p>                                             </text:p>
            <text:p>                                                 </text:p>
            <text:p>                                                 (61) 98330 </text:p>
            <text:p>                                             </text:p>
            <text:p>                                         </text:p>
            <text:p>                             </text:p>
            <text:p>                             - 6567</text:p>
          </table:table-cell>
          <table:table-cell office:value-type="string" calcext:value-type="string">
            <text:p>35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P 19 Ceilândia Norte</text:p>
          </table:table-cell>
          <table:table-cell office:value-type="string" calcext:value-type="string">
            <text:p>Sobrado/Prédio na QNP 19 com 3 pavimentos e 5 residêcias. Ideal para mais de uma família ou investidor.</text:p>
            <text:p> </text:p>
            <text:p>Térreo: Casa de 3 qts com suíte, sala, cozinha, área de serviço independente. Frente coberta para 3 carros e portão eletrônico.</text:p>
            <text:p> </text:p>
            <text:p>1º e 2º Piso: Um apto de 2 qts com suíte, sala e varanda amplas (frente poara rua), cozinha com área de serviço. Uma kitnet de 1 qto, sala e cozinha com área de serviço.</text:p>
            <text:p> </text:p>
            <text:p>Piso em cerâmico, laje, telhado reformado (ótimo estado), medidor de água e luz individualizados e caixa d'agua individual (uma para cada residência).</text:p>
            <text:p> </text:p>
            <text:p>Próximo à Praça da Bíblia. Rentabilidade mensal: R$ 4.060,00.</text:p>
            <text:p> </text:p>
            <text:p>Aceita troca por veículo ou imóvel de menor valor.</text:p>
            <text:p> </text:p>
            <text:p>Agende sua visita e faça sua proposta!</text:p>
            <text:p> </text:p>
            <text:p>(Os preços e informações poderão sofrer mudanças sem aviso prévio. Por este motivo, solicitamos a confirmação com nossos consultores).</text:p>
            <text:p> </text:p>
            <text:p/>
          </table:table-cell>
          <table:table-cell office:value-type="string" calcext:value-type="string">
            <text:p>https://www.dfimoveis.com.br/imovel/casa-4-quartos-venda-ceilandia-norte-ceilandia-df-qnp-19-conjunto-i-559801</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9 Conjunto 57</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ão encontrado</text:p>
          </table:table-cell>
          <table:table-cell office:value-type="string" calcext:value-type="string">
            <text:p>117,00 m²</text:p>
          </table:table-cell>
          <table:table-cell office:value-type="string" calcext:value-type="string">
            <text:p>126,00 m²</text:p>
          </table:table-cell>
          <table:table-cell office:value-type="float" office:value="160" calcext:value-type="float">
            <text:p>160</text:p>
          </table:table-cell>
          <table:table-cell/>
          <table:table-cell office:value-type="float" office:value="-15.7918158" calcext:value-type="float">
            <text:p>-15.7918158</text:p>
          </table:table-cell>
          <table:table-cell office:value-type="float" office:value="-48.1391308" calcext:value-type="float">
            <text:p>-48.1391308</text:p>
          </table:table-cell>
          <table:table-cell office:value-type="string" calcext:value-type="string">
            <text:p>Sampaio Imóveis DF</text:p>
          </table:table-cell>
          <table:table-cell office:value-type="float" office:value="21946" calcext:value-type="float">
            <text:p>21946</text:p>
          </table:table-cell>
          <table:table-cell office:value-type="float" office:value="556133720330" calcext:value-type="float">
            <text:p>556133720330</text:p>
          </table:table-cell>
          <table:table-cell office:value-type="string" calcext:value-type="string">
            <text:p>(61) 3372 </text:p>
            <text:p>                                             </text:p>
            <text:p>                                         </text:p>
            <text:p>                             </text:p>
            <text:p>                             - 0330 </text:p>
            <text:p>                                 </text:p>
            <text:p>                                       </text:p>
            <text:p>                                 </text:p>
            <text:p>                             </text:p>
            <text:p/>
            <text:p>         </text:p>
            <text:p>                             </text:p>
            <text:p>                                         </text:p>
            <text:p>                                             </text:p>
            <text:p>                                                 </text:p>
            <text:p>                                                 (61) 3372 </text:p>
            <text:p>                                             </text:p>
            <text:p>                                         </text:p>
            <text:p>                             </text:p>
            <text:p>                             - 0330 </text:p>
            <text:p>                                 </text:p>
            <text:p>                                       </text:p>
            <text:p>                                 </text:p>
            <text:p>                             </text:p>
            <text:p/>
            <text:p>         </text:p>
            <text:p>                             </text:p>
            <text:p>                                         </text:p>
            <text:p>                                             </text:p>
            <text:p>                                                 </text:p>
            <text:p>                                                 (61) 3372 </text:p>
            <text:p>                                             </text:p>
            <text:p>                                         </text:p>
            <text:p>                             </text:p>
            <text:p>                             - 0330 </text:p>
            <text:p>                                 </text:p>
            <text:p>                                       </text:p>
            <text:p>                                 </text:p>
            <text:p>                             </text:p>
            <text:p/>
            <text:p>         </text:p>
            <text:p>                             </text:p>
            <text:p>                                         </text:p>
            <text:p>                                             </text:p>
            <text:p>                                                 </text:p>
            <text:p>                                                 (61) 3372 </text:p>
            <text:p>                                             </text:p>
            <text:p>                                         </text:p>
            <text:p>                             </text:p>
            <text:p>                             - 0330</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com 3 dormitórios à venda, 117 m² por R$ 160.000,00 - Ceilândia Norte - Ceilândia/DF</text:p>
          </table:table-cell>
          <table:table-cell office:value-type="string" calcext:value-type="string">
            <text:p>Casa com 03 quartos na QNO 19 Conjunto 57.</text:p>
            <text:p/>
            <text:p>Aproveite esta oportunidade para adquirir um imóvel bom para sua familia.</text:p>
            <text:p/>
            <text:p>Características do imóvel:</text:p>
            <text:p>Área total de 126 m²</text:p>
            <text:p/>
            <text:p> - 3 Quartos</text:p>
            <text:p> - Sala</text:p>
            <text:p> - Cozinha</text:p>
            <text:p> - 1 Banheiro social</text:p>
            <text:p> - Área de serviço</text:p>
            <text:p> - 1 Vaga de garagem</text:p>
            <text:p> - Escriturada e registrada. </text:p>
            <text:p/>
            <text:p>VANTAGENS:</text:p>
            <text:p/>
            <text:p>Estrutura sólida e bem distribuída</text:p>
            <text:p>Estudamos propostas</text:p>
            <text:p/>
            <text:p>Para maiores informações, entre em contato</text:p>
            <text:p>Por telefone ,  ou ,</text:p>
            <text:p>Instagram: @sampaioimoveisdf</text:p>
            <text:p>Site: sampaioimoveisdf.com.br</text:p>
          </table:table-cell>
          <table:table-cell office:value-type="string" calcext:value-type="string">
            <text:p>https://www.dfimoveis.com.br/imovel/casa-3-quartos-venda-ceilandia-norte-ceilandia-df-qno-19-conjunto-57-1050420</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O 13 Conjunto N</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ão encontrado</text:p>
          </table:table-cell>
          <table:table-cell table:number-columns-repeated="2" office:value-type="string" calcext:value-type="string">
            <text:p>144,00 m²</text:p>
          </table:table-cell>
          <table:table-cell office:value-type="float" office:value="380" calcext:value-type="float">
            <text:p>380</text:p>
          </table:table-cell>
          <table:table-cell office:value-type="string" calcext:value-type="string">
            <text:p>Área de Serviço, Salão Gourmet </text:p>
          </table:table-cell>
          <table:table-cell office:value-type="float" office:value="-15.7915582" calcext:value-type="float">
            <text:p>-15.7915582</text:p>
          </table:table-cell>
          <table:table-cell office:value-type="float" office:value="-48.1282832" calcext:value-type="float">
            <text:p>-48.1282832</text:p>
          </table:table-cell>
          <table:table-cell office:value-type="string" calcext:value-type="string">
            <text:p>RE/MAX Satélite</text:p>
          </table:table-cell>
          <table:table-cell office:value-type="float" office:value="30598" calcext:value-type="float">
            <text:p>30598</text:p>
          </table:table-cell>
          <table:table-cell office:value-type="float" office:value="5561994507225" calcext:value-type="float">
            <text:p>5561994507225</text:p>
          </table:table-cell>
          <table:table-cell office:value-type="string" calcext:value-type="string">
            <text:p>(61) 3375 </text:p>
            <text:p>                             </text:p>
            <text:p>                             - 3131 </text:p>
            <text:p>                                 </text:p>
            <text:p>                                       </text:p>
            <text:p>                                 </text:p>
            <text:p>                             </text:p>
            <text:p/>
            <text:p>         </text:p>
            <text:p>                             </text:p>
            <text:p>                                     </text:p>
            <text:p>                                     (61) 3375 </text:p>
            <text:p>                             </text:p>
            <text:p>                             - 3131 </text:p>
            <text:p>                                 </text:p>
            <text:p>                                       </text:p>
            <text:p>                                 </text:p>
            <text:p>                             </text:p>
            <text:p/>
            <text:p>         </text:p>
            <text:p>                             </text:p>
            <text:p>                                     </text:p>
            <text:p>                                     (61) 3375 </text:p>
            <text:p>                             </text:p>
            <text:p>                             - 3131 </text:p>
            <text:p>                                 </text:p>
            <text:p>                                       </text:p>
            <text:p>                                 </text:p>
            <text:p>                             </text:p>
            <text:p/>
            <text:p>         </text:p>
            <text:p>                             </text:p>
            <text:p>                                     </text:p>
            <text:p>                                     (61) 3375 </text:p>
            <text:p>                             </text:p>
            <text:p>                             - 3131</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OPORTUNIDADE!!!</text:p>
          </table:table-cell>
          <table:table-cell office:value-type="string" calcext:value-type="string">
            <text:p>Excelente Imóvel na QNO 13, Setor O</text:p>
            <text:p/>
            <text:p>Oportunidade única de morar em um imóvel de alto padrão localizado na QNO 13, Setor O. Esta residência é ideal para quem busca conforto, praticidade e uma excelente localização, em uma região tranquila e bem estruturada. O imóvel conta com uma planta bem distribuída, proporcionando espaço e funcionalidade para o dia a dia de sua família.</text:p>
            <text:p/>
            <text:p>A casa possui 02 quartos, sendo uma suíte com hidromassagem, oferecendo um ambiente privativo e relaxante, ideal para momentos de descanso. A suíte é bem arejada e iluminada, com acabamento de primeira linha, perfeito para quem deseja conforto e sofisticação. A sala ampla é outro destaque do imóvel, com um espaço ideal para receber amigos e familiares, proporcionando uma sensação de bem-estar e aconchego. A cozinha ampla é integrada à sala, permitindo maior fluidez e praticidade no dia a dia. Com um design moderno e funcional, ela oferece diversos armários planejados, além de amplo espaço para armazenamento e preparo das refeições.</text:p>
            <text:p/>
            <text:p>Além disso, o imóvel conta com um banheiro social de excelente acabamento. A área de serviço é separada e bem ventilada, facilitando a organização das tarefas cotidianas. A garagem oferece espaço para até 03 carros, garantindo praticidade e segurança. A área externa conta ainda com uma churrasqueira, ideal para quem gosta de aproveitar o tempo livre com amigos e familiares em momentos de descontração.</text:p>
            <text:p/>
            <text:p>Este imóvel é perfeito para quem busca um local confortável, com ampla infraestrutura e excelente localização, estando próximo de escolas, supermercados, farmácias e outros comércios essenciais. A área é muito tranquila, garantindo qualidade de vida para você e sua família.</text:p>
            <text:p/>
            <text:p>Não perca a chance de adquirir este excelente imóvel! Agende sua visita e venha conhecer pessoalmente todos os diferenciais deste lar, que combina praticidade, conforto e elegância.</text:p>
            <text:p/>
            <text:p>DEUS É BOM!!!</text:p>
          </table:table-cell>
          <table:table-cell office:value-type="string" calcext:value-type="string">
            <text:p>https://www.dfimoveis.com.br/imovel/casa-2-quartos-venda-ceilandia-norte-ceilandia-df-qno-13-conjunto-n-1091551</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N 19 Conjunto G</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ascente</text:p>
          </table:table-cell>
          <table:table-cell table:number-columns-repeated="2" office:value-type="string" calcext:value-type="string">
            <text:p>250,00 m²</text:p>
          </table:table-cell>
          <table:table-cell office:value-type="float" office:value="220" calcext:value-type="float">
            <text:p>220</text:p>
          </table:table-cell>
          <table:table-cell/>
          <table:table-cell office:value-type="float" office:value="-15.8201573" calcext:value-type="float">
            <text:p>-15.8201573</text:p>
          </table:table-cell>
          <table:table-cell office:value-type="float" office:value="-48.1184141" calcext:value-type="float">
            <text:p>-48.1184141</text:p>
          </table:table-cell>
          <table:table-cell office:value-type="string" calcext:value-type="string">
            <text:p>Unidade Invicta Imoveis Riacho Fundo 1</text:p>
          </table:table-cell>
          <table:table-cell office:value-type="float" office:value="4453" calcext:value-type="float">
            <text:p>4453</text:p>
          </table:table-cell>
          <table:table-cell office:value-type="float" office:value="5561999118707" calcext:value-type="float">
            <text:p>5561999118707</text:p>
          </table:table-cell>
          <table:table-cell office:value-type="string" calcext:value-type="string">
            <text:p>(61) 3965 </text:p>
            <text:p>                             </text:p>
            <text:p>                             - 8787 </text:p>
            <text:p>                                 </text:p>
            <text:p>                                       </text:p>
            <text:p>                                 </text:p>
            <text:p>                             </text:p>
            <text:p/>
            <text:p>         </text:p>
            <text:p>                             </text:p>
            <text:p>                                     </text:p>
            <text:p>                                     (61) 3965 </text:p>
            <text:p>                             </text:p>
            <text:p>                             - 8787 </text:p>
            <text:p>                                 </text:p>
            <text:p>                                       </text:p>
            <text:p>                                 </text:p>
            <text:p>                             </text:p>
            <text:p/>
            <text:p>         </text:p>
            <text:p>                             </text:p>
            <text:p>                                     </text:p>
            <text:p>                                     (61) 3965 </text:p>
            <text:p>                             </text:p>
            <text:p>                             - 8787 </text:p>
            <text:p>                                 </text:p>
            <text:p>                                       </text:p>
            <text:p>                                 </text:p>
            <text:p>                             </text:p>
            <text:p/>
            <text:p>         </text:p>
            <text:p>                             </text:p>
            <text:p>                                     </text:p>
            <text:p>                                     (61) 3965 </text:p>
            <text:p>                             </text:p>
            <text:p>                             - 8787</text:p>
          </table:table-cell>
          <table:table-cell office:value-type="string" calcext:value-type="string">
            <text:p>541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ÓTIMO LOTE COM 3 CASA NA QNN 19 Á VENDA </text:p>
          </table:table-cell>
          <table:table-cell office:value-type="string" calcext:value-type="string">
            <text:p>Imóvel á venda na QNN 19 na Ceilandia Norte em ótima localização - Brasilia  - DF</text:p>
            <text:p/>
            <text:p>Excelente rentabilidade para investidores tendo 0,7% de rentabilidade ao mês na Quadra QNN 19</text:p>
            <text:p/>
            <text:p>Apresenta 3 Casas no mesmo lote. </text:p>
            <text:p/>
            <text:p>01 - Casa com 02 quartos, sala, cozinha, banheiro social e área de serviço.</text:p>
            <text:p/>
            <text:p>02 -  Casa com 01 Quartos, sala, cozinha, banheiro social e área de serviço.</text:p>
            <text:p/>
            <text:p>03 - Casa com 01 Quarto, sala, cozinha, banheiro social e área de serviço</text:p>
            <text:p/>
            <text:p>Inquilinos residem há anos, com contrato de aluguel. Renda mensal de R$ 1.500,00.</text:p>
            <text:p/>
            <text:p>Aceita carro na negociação!</text:p>
            <text:p/>
            <text:p>INVICTA IMÓVEIS, NOSSA HISTÓRIA, SUA CONFIANÇA. DESDE 1989. </text:p>
            <text:p>AGENDE SUA VISITA CONOSCO!</text:p>
            <text:p/>
            <text:p>Vendas - ,</text:p>
            <text:p>Antônio - ,</text:p>
            <text:p>Civaldo - ,</text:p>
            <text:p>Felipe - ,</text:p>
            <text:p/>
            <text:p/>
          </table:table-cell>
          <table:table-cell office:value-type="string" calcext:value-type="string">
            <text:p>https://www.dfimoveis.com.br/imovel/casa-4-quartos-venda-ceilandia-norte-ceilandia-df-qnn-19-conjunto-g-733942</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15 Conjunto T</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scente</text:p>
          </table:table-cell>
          <table:table-cell table:number-columns-repeated="2" office:value-type="string" calcext:value-type="string">
            <text:p>262,83 m²</text:p>
          </table:table-cell>
          <table:table-cell office:value-type="float" office:value="350" calcext:value-type="float">
            <text:p>350</text:p>
          </table:table-cell>
          <table:table-cell office:value-type="string" calcext:value-type="string">
            <text:p>Área de Serviço, Área de Serviço Coberta , Piso em Porcelanato , Pintura Nova </text:p>
          </table:table-cell>
          <table:table-cell office:value-type="float" office:value="-15.8140057" calcext:value-type="float">
            <text:p>-15.8140057</text:p>
          </table:table-cell>
          <table:table-cell office:value-type="float" office:value="-48.1343077" calcext:value-type="float">
            <text:p>-48.1343077</text:p>
          </table:table-cell>
          <table:table-cell office:value-type="string" calcext:value-type="string">
            <text:p>Lucena imóveis DF</text:p>
          </table:table-cell>
          <table:table-cell office:value-type="float" office:value="19635" calcext:value-type="float">
            <text:p>19635</text:p>
          </table:table-cell>
          <table:table-cell office:value-type="float" office:value="5561982094118" calcext:value-type="float">
            <text:p>5561982094118</text:p>
          </table:table-cell>
          <table:table-cell office:value-type="string" calcext:value-type="string">
            <text:p>(61) 98209 </text:p>
            <text:p>                                             </text:p>
            <text:p>                                         </text:p>
            <text:p>                             </text:p>
            <text:p>                             - 4118 </text:p>
            <text:p>                                 </text:p>
            <text:p>                                       </text:p>
            <text:p>                                 </text:p>
            <text:p>                             </text:p>
            <text:p/>
            <text:p>         </text:p>
            <text:p>                             </text:p>
            <text:p>                                         </text:p>
            <text:p>                                             </text:p>
            <text:p>                                                 </text:p>
            <text:p>                                                 (61) 98209 </text:p>
            <text:p>                                             </text:p>
            <text:p>                                         </text:p>
            <text:p>                             </text:p>
            <text:p>                             - 4118 </text:p>
            <text:p>                                 </text:p>
            <text:p>                                       </text:p>
            <text:p>                                 </text:p>
            <text:p>                             </text:p>
            <text:p/>
            <text:p>         </text:p>
            <text:p>                             </text:p>
            <text:p>                                         </text:p>
            <text:p>                                             </text:p>
            <text:p>                                                 </text:p>
            <text:p>                                                 (61) 98209 </text:p>
            <text:p>                                             </text:p>
            <text:p>                                         </text:p>
            <text:p>                             </text:p>
            <text:p>                             - 4118 </text:p>
            <text:p>                                 </text:p>
            <text:p>                                       </text:p>
            <text:p>                                 </text:p>
            <text:p>                             </text:p>
            <text:p/>
            <text:p>         </text:p>
            <text:p>                             </text:p>
            <text:p>                                         </text:p>
            <text:p>                                             </text:p>
            <text:p>                                                 </text:p>
            <text:p>                                                 (61) 98209 </text:p>
            <text:p>                                             </text:p>
            <text:p>                                         </text:p>
            <text:p>                             </text:p>
            <text:p>                             - 4118</text:p>
          </table:table-cell>
          <table:table-cell office:value-type="string" calcext:value-type="string">
            <text:p>386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office:value-type="string" calcext:value-type="string">
            <text:p>Não econtrado</text:p>
          </table:table-cell>
          <table:table-cell office:value-type="string" calcext:value-type="string">
            <text:p>2 Andares</text:p>
          </table:table-cell>
          <table:table-cell office:value-type="string" calcext:value-type="string">
            <text:p>Casa de esquina com sobrado de fundos. Aceita carro como entrada.</text:p>
          </table:table-cell>
          <table:table-cell office:value-type="string" calcext:value-type="string">
            <text:p>Casa à Venda - QNP 15, P Norte (Ceilândia Norte)</text:p>
            <text:p>Quitada, escriturada e com documentação em dia. Aceita financiamento.</text:p>
            <text:p/>
            <text:p>Casa de esquina com sobrado de fundos, ideal para moradia e/ou investimento.</text:p>
            <text:p/>
            <text:p>Casa Principal:</text:p>
            <text:p>2 quartos</text:p>
            <text:p>Sala</text:p>
            <text:p>Cozinha</text:p>
            <text:p>Banheiro</text:p>
            <text:p>Garagem coberta</text:p>
            <text:p>Área de serviço</text:p>
            <text:p/>
            <text:p>Sobrado de Fundos:</text:p>
            <text:p>Térreo: sala, cozinha e banheiro</text:p>
            <text:p>1º andar: 2 quartos e banheiro</text:p>
            <text:p>2º andar: área de serviço</text:p>
            <text:p>Valor: R$ 350.000,00</text:p>
            <text:p>Aceitamos carro como entrada.</text:p>
            <text:p/>
            <text:p>Entre em contato para agendar uma visita e conhecer o imóvel.</text:p>
            <text:p/>
            <text:p>Gláucia Lucena</text:p>
            <text:p>Telefone/WhatsApp: ,</text:p>
            <text:p>CRECI/DF: 19.635</text:p>
          </table:table-cell>
          <table:table-cell office:value-type="string" calcext:value-type="string">
            <text:p>https://www.dfimoveis.com.br/imovel/casa-4-quartos-venda-ceilandia-norte-ceilandia-df-qnp-15-conjunto-t-850521</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O 16 Conjunto 27</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Não encontrado</text:p>
          </table:table-cell>
          <table:table-cell table:number-columns-repeated="2" office:value-type="string" calcext:value-type="string">
            <text:p>160,00 m²</text:p>
          </table:table-cell>
          <table:table-cell office:value-type="float" office:value="280" calcext:value-type="float">
            <text:p>280</text:p>
          </table:table-cell>
          <table:table-cell office:value-type="string" calcext:value-type="string">
            <text:p>Área de Serviço, Despensa </text:p>
          </table:table-cell>
          <table:table-cell office:value-type="float" office:value="-15.8031278" calcext:value-type="float">
            <text:p>-15.8031278</text:p>
          </table:table-cell>
          <table:table-cell office:value-type="float" office:value="-48.1363996" calcext:value-type="float">
            <text:p>-48.1363996</text:p>
          </table:table-cell>
          <table:table-cell office:value-type="string" calcext:value-type="string">
            <text:p>RE/MAX Satélite</text:p>
          </table:table-cell>
          <table:table-cell office:value-type="float" office:value="30598" calcext:value-type="float">
            <text:p>30598</text:p>
          </table:table-cell>
          <table:table-cell office:value-type="float" office:value="5561994507225" calcext:value-type="float">
            <text:p>5561994507225</text:p>
          </table:table-cell>
          <table:table-cell office:value-type="string" calcext:value-type="string">
            <text:p>(61) 3375 </text:p>
            <text:p>                             </text:p>
            <text:p>                             - 3131 </text:p>
            <text:p>                                 </text:p>
            <text:p>                                       </text:p>
            <text:p>                                 </text:p>
            <text:p>                             </text:p>
            <text:p/>
            <text:p>         </text:p>
            <text:p>                             </text:p>
            <text:p>                                     </text:p>
            <text:p>                                     (61) 3375 </text:p>
            <text:p>                             </text:p>
            <text:p>                             - 3131 </text:p>
            <text:p>                                 </text:p>
            <text:p>                                       </text:p>
            <text:p>                                 </text:p>
            <text:p>                             </text:p>
            <text:p/>
            <text:p>         </text:p>
            <text:p>                             </text:p>
            <text:p>                                     </text:p>
            <text:p>                                     (61) 3375 </text:p>
            <text:p>                             </text:p>
            <text:p>                             - 3131 </text:p>
            <text:p>                                 </text:p>
            <text:p>                                       </text:p>
            <text:p>                                 </text:p>
            <text:p>                             </text:p>
            <text:p/>
            <text:p>         </text:p>
            <text:p>                             </text:p>
            <text:p>                                     </text:p>
            <text:p>                                     (61) 3375 </text:p>
            <text:p>                             </text:p>
            <text:p>                             - 3131</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EXCELENTE IMOVEL NA QNO 16</text:p>
          </table:table-cell>
          <table:table-cell office:value-type="string" calcext:value-type="string">
            <text:p>Vendo Imóvel na QNO 16 - Setor O</text:p>
            <text:p>Excelente oportunidade de aquisição! Imóvel bem localizado, com ampla infraestrutura e grande potencial para quem busca conforto e praticidade. O imóvel é composto por:</text:p>
            <text:p/>
            <text:p>Casa principal:</text:p>
            <text:p/>
            <text:p>03 quartos, sendo 01 suíte, oferecendo privacidade e conforto para toda a família.</text:p>
            <text:p>Sala espaçosa, ideal para momentos de convivência.</text:p>
            <text:p>Cozinha bem ventilada e funcional, com espaço para armários e eletrodomésticos.</text:p>
            <text:p>Banheiro social, com acabamentos de boa qualidade.</text:p>
            <text:p>Garagem com capacidade para até 03 carros, proporcionando segurança e comodidade.</text:p>
            <text:p>Casa de fundos:</text:p>
            <text:p/>
            <text:p>Sala ampla, perfeita para receber visitas ou criar um ambiente mais descontraído.</text:p>
            <text:p>Cozinha funcional, com acesso direto à área de serviço.</text:p>
            <text:p>01 quarto, ideal para hóspedes, familiares ou até mesmo para ser utilizado como escritório.</text:p>
            <text:p>Banheiro completo, com chuveiro.</text:p>
            <text:p>Além disso, o imóvel conta com área de serviço e depósito, oferecendo mais praticidade no dia a dia. A casa de fundos é uma excelente opção para quem deseja gerar renda extra com locação ou para uso próprio, ampliando as possibilidades de aproveitamento do espaço.</text:p>
            <text:p/>
            <text:p>Com localização estratégica na QNO 16, o imóvel oferece fácil acesso a comércios, escolas, transporte público e outros serviços essenciais.</text:p>
            <text:p/>
            <text:p>Destaques:</text:p>
            <text:p/>
            <text:p>Aceita financiamento bancário, facilitando o seu processo de compra.</text:p>
            <text:p>Proprietário aberto a propostas, oferecendo flexibilidade para negociação.</text:p>
            <text:p/>
            <text:p>MAIS INFORMAÇÃO! estamos a disposição para MELHOR LHE ATENDER !!!!!!!!!!!!</text:p>
            <text:p>DEUS É FIEL!!!</text:p>
          </table:table-cell>
          <table:table-cell office:value-type="string" calcext:value-type="string">
            <text:p>https://www.dfimoveis.com.br/imovel/casa-4-quartos-venda-ceilandia-norte-ceilandia-df-qno-16-conjunto-27-1069181</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5</text:p>
          </table:table-cell>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Não encontrado</text:p>
          </table:table-cell>
          <table:table-cell table:number-columns-repeated="2" office:value-type="string" calcext:value-type="string">
            <text:p>250,00 m²</text:p>
          </table:table-cell>
          <table:table-cell office:value-type="float" office:value="180" calcext:value-type="float">
            <text:p>180</text:p>
          </table:table-cell>
          <table:table-cell/>
          <table:table-cell office:value-type="float" office:value="-15.8049775" calcext:value-type="float">
            <text:p>-15.8049775</text:p>
          </table:table-cell>
          <table:table-cell office:value-type="float" office:value="-48.117985" calcext:value-type="float">
            <text:p>-48.117985</text:p>
          </table:table-cell>
          <table:table-cell office:value-type="string" calcext:value-type="string">
            <text:p>Sampaio Imóveis DF</text:p>
          </table:table-cell>
          <table:table-cell office:value-type="float" office:value="21946" calcext:value-type="float">
            <text:p>21946</text:p>
          </table:table-cell>
          <table:table-cell office:value-type="float" office:value="556133720330" calcext:value-type="float">
            <text:p>556133720330</text:p>
          </table:table-cell>
          <table:table-cell office:value-type="string" calcext:value-type="string">
            <text:p>(61) 3372 </text:p>
            <text:p>                                             </text:p>
            <text:p>                                         </text:p>
            <text:p>                             </text:p>
            <text:p>                             - 0330 </text:p>
            <text:p>                                 </text:p>
            <text:p>                                       </text:p>
            <text:p>                                 </text:p>
            <text:p>                             </text:p>
            <text:p/>
            <text:p>         </text:p>
            <text:p>                             </text:p>
            <text:p>                                         </text:p>
            <text:p>                                             </text:p>
            <text:p>                                                 </text:p>
            <text:p>                                                 (61) 3372 </text:p>
            <text:p>                                             </text:p>
            <text:p>                                         </text:p>
            <text:p>                             </text:p>
            <text:p>                             - 0330 </text:p>
            <text:p>                                 </text:p>
            <text:p>                                       </text:p>
            <text:p>                                 </text:p>
            <text:p>                             </text:p>
            <text:p/>
            <text:p>         </text:p>
            <text:p>                             </text:p>
            <text:p>                                         </text:p>
            <text:p>                                             </text:p>
            <text:p>                                                 </text:p>
            <text:p>                                                 (61) 3372 </text:p>
            <text:p>                                             </text:p>
            <text:p>                                         </text:p>
            <text:p>                             </text:p>
            <text:p>                             - 0330 </text:p>
            <text:p>                                 </text:p>
            <text:p>                                       </text:p>
            <text:p>                                 </text:p>
            <text:p>                             </text:p>
            <text:p/>
            <text:p>         </text:p>
            <text:p>                             </text:p>
            <text:p>                                         </text:p>
            <text:p>                                             </text:p>
            <text:p>                                                 </text:p>
            <text:p>                                                 (61) 3372 </text:p>
            <text:p>                                             </text:p>
            <text:p>                                         </text:p>
            <text:p>                             </text:p>
            <text:p>                             - 0330</text:p>
          </table:table-cell>
          <table:table-cell office:value-type="string" calcext:value-type="string">
            <text:p>186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com 2 dormitórios à venda, 250 m² por R$ 180.000,00 - Ceilândia Norte - Ceilândia/DF</text:p>
          </table:table-cell>
          <table:table-cell office:value-type="string" calcext:value-type="string">
            <text:p>Duas casas lateriais na QNN 05 Conjunto L</text:p>
            <text:p/>
            <text:p>Aproveite esta excelente oportunidade de adquirir uma propriedade com duas casas laterais, ideal para morar e investir!</text:p>
            <text:p/>
            <text:p>Características do imóvel:</text:p>
            <text:p>Área Total: 250 m²</text:p>
            <text:p/>
            <text:p>Cada Casa:</text:p>
            <text:p> - 2 Quartos</text:p>
            <text:p> - Sala</text:p>
            <text:p> - Cozinha</text:p>
            <text:p> - Banheiro Social.</text:p>
            <text:p/>
            <text:p>Vantagens:</text:p>
            <text:p>Independência: Casas independentes, ideais para famílias grandes ou para aluguel.</text:p>
            <text:p>Investimento Seguro: Ótima oportunidade para gerar renda com aluguel.</text:p>
            <text:p>Versatilidade: Espaços bem distribuídos e funcionais, adequados para diferentes necessidades.</text:p>
            <text:p/>
            <text:p>Para maiores informações entre em contato</text:p>
            <text:p>Por telefone , ou ,</text:p>
            <text:p>Instagram: @sampaioimoveisdf</text:p>
            <text:p>Site: sampaioimoveisdf.com.br </text:p>
            <text:p/>
            <text:p>Não perca esta oportunidade de investimento! Fale-nos hoje mesmo!</text:p>
          </table:table-cell>
          <table:table-cell office:value-type="string" calcext:value-type="string">
            <text:p>https://www.dfimoveis.com.br/imovel/casa-2-quartos-venda-ceilandia-norte-ceilandia-df-qnn-5-993223</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7 Conjunto H</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Nascente</text:p>
          </table:table-cell>
          <table:table-cell table:number-columns-repeated="2" office:value-type="string" calcext:value-type="string">
            <text:p>250,00 m²</text:p>
          </table:table-cell>
          <table:table-cell office:value-type="float" office:value="260" calcext:value-type="float">
            <text:p>260</text:p>
          </table:table-cell>
          <table:table-cell/>
          <table:table-cell office:value-type="float" office:value="-15.8043604" calcext:value-type="float">
            <text:p>-15.8043604</text:p>
          </table:table-cell>
          <table:table-cell office:value-type="float" office:value="-48.1189731" calcext:value-type="float">
            <text:p>-48.1189731</text:p>
          </table:table-cell>
          <table:table-cell office:value-type="string" calcext:value-type="string">
            <text:p>Márcio Azevedo</text:p>
          </table:table-cell>
          <table:table-cell office:value-type="float" office:value="21369" calcext:value-type="float">
            <text:p>21369</text:p>
          </table:table-cell>
          <table:table-cell office:value-type="float" office:value="5561999878415" calcext:value-type="float">
            <text:p>5561999878415</text:p>
          </table:table-cell>
          <table:table-cell office:value-type="string" calcext:value-type="string">
            <text:p>(61) 99987 </text:p>
            <text:p>                                             </text:p>
            <text:p>                                         </text:p>
            <text:p>                             </text:p>
            <text:p>                             - 8415 </text:p>
            <text:p>                                 </text:p>
            <text:p>                                       </text:p>
            <text:p>                                 </text:p>
            <text:p>                             </text:p>
            <text:p/>
            <text:p>         </text:p>
            <text:p>                             </text:p>
            <text:p>                                         </text:p>
            <text:p>                                             </text:p>
            <text:p>                                                 </text:p>
            <text:p>                                                 (61) 99987 </text:p>
            <text:p>                                             </text:p>
            <text:p>                                         </text:p>
            <text:p>                             </text:p>
            <text:p>                             - 8415 </text:p>
            <text:p>                                 </text:p>
            <text:p>                                       </text:p>
            <text:p>                                 </text:p>
            <text:p>                             </text:p>
            <text:p/>
            <text:p>         </text:p>
            <text:p>                             </text:p>
            <text:p>                                         </text:p>
            <text:p>                                             </text:p>
            <text:p>                                                 </text:p>
            <text:p>                                                 (61) 99987 </text:p>
            <text:p>                                             </text:p>
            <text:p>                                         </text:p>
            <text:p>                             </text:p>
            <text:p>                             - 8415 </text:p>
            <text:p>                                 </text:p>
            <text:p>                                       </text:p>
            <text:p>                                 </text:p>
            <text:p>                             </text:p>
            <text:p/>
            <text:p>         </text:p>
            <text:p>                             </text:p>
            <text:p>                                         </text:p>
            <text:p>                                             </text:p>
            <text:p>                                                 </text:p>
            <text:p>                                                 (61) 99987 </text:p>
            <text:p>                                             </text:p>
            <text:p>                                         </text:p>
            <text:p>                             </text:p>
            <text:p>                             - 8415</text:p>
          </table:table-cell>
          <table:table-cell office:value-type="string" calcext:value-type="string">
            <text:p>365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Casa 2 quartos,  sala, cozinha ,banheiro, </text:p>
            <text:p>Na laje, pé direito alto, boa estrutura,  sem rachaduras ou trincas, 2 barracos de fundos precisando reforma,  excelente localização! A 200 metros da estação terminal de Ceilândia,  ao lado da escola classe 27, supercei + variado comércio. </text:p>
            <text:p/>
            <text:p>OBS. IMÓVEL SEM ESCRITURA, VENDA ATRAVÉS DE PROCURAÇÃO PARA PEGAR DEFINITIVA DA TERRACAP</text:p>
          </table:table-cell>
          <table:table-cell office:value-type="string" calcext:value-type="string">
            <text:p>https://www.dfimoveis.com.br/imovel/casa-2-quartos-venda-ceilandia-norte-ceilandia-df-qnn-7-conjunto-h-834876</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20 Conjunto E</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250,00 m²</text:p>
          </table:table-cell>
          <table:table-cell office:value-type="string" calcext:value-type="string">
            <text:p>Não encontrado</text:p>
          </table:table-cell>
          <table:table-cell office:value-type="float" office:value="560" calcext:value-type="float">
            <text:p>560</text:p>
          </table:table-cell>
          <table:table-cell/>
          <table:table-cell office:value-type="float" office:value="-15.8115554" calcext:value-type="float">
            <text:p>-15.8115554</text:p>
          </table:table-cell>
          <table:table-cell office:value-type="float" office:value="-48.1032646" calcext:value-type="float">
            <text:p>-48.1032646</text:p>
          </table:table-cell>
          <table:table-cell office:value-type="string" calcext:value-type="string">
            <text:p>Luciano Danillo Escritório Imobiliário</text:p>
          </table:table-cell>
          <table:table-cell office:value-type="float" office:value="23897" calcext:value-type="float">
            <text:p>23897</text:p>
          </table:table-cell>
          <table:table-cell office:value-type="float" office:value="5561996323939" calcext:value-type="float">
            <text:p>5561996323939</text:p>
          </table:table-cell>
          <table:table-cell office:value-type="string" calcext:value-type="string">
            <text:p>(61) 99632 </text:p>
            <text:p>                                             </text:p>
            <text:p>                                         </text:p>
            <text:p>                             </text:p>
            <text:p>                             - 3939 </text:p>
            <text:p>                                 </text:p>
            <text:p>                                       </text:p>
            <text:p>                                 </text:p>
            <text:p>                             </text:p>
            <text:p/>
            <text:p>         </text:p>
            <text:p>                             </text:p>
            <text:p>                                         </text:p>
            <text:p>                                             </text:p>
            <text:p>                                                 </text:p>
            <text:p>                                                 (61) 99632 </text:p>
            <text:p>                                             </text:p>
            <text:p>                                         </text:p>
            <text:p>                             </text:p>
            <text:p>                             - 3939 </text:p>
            <text:p>                                 </text:p>
            <text:p>                                       </text:p>
            <text:p>                                 </text:p>
            <text:p>                             </text:p>
            <text:p/>
            <text:p>         </text:p>
            <text:p>                             </text:p>
            <text:p>                                         </text:p>
            <text:p>                                             </text:p>
            <text:p>                                                 </text:p>
            <text:p>                                                 (61) 99632 </text:p>
            <text:p>                                             </text:p>
            <text:p>                                         </text:p>
            <text:p>                             </text:p>
            <text:p>                             - 3939 </text:p>
            <text:p>                                 </text:p>
            <text:p>                                       </text:p>
            <text:p>                                 </text:p>
            <text:p>                             </text:p>
            <text:p/>
            <text:p>         </text:p>
            <text:p>                             </text:p>
            <text:p>                                         </text:p>
            <text:p>                                             </text:p>
            <text:p>                                                 </text:p>
            <text:p>                                                 (61) 99632 </text:p>
            <text:p>                                             </text:p>
            <text:p>                                         </text:p>
            <text:p>                             </text:p>
            <text:p>                             - 3939</text:p>
          </table:table-cell>
          <table:table-cell office:value-type="string" calcext:value-type="string">
            <text:p>227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COM 3 QUARTOS MAIS 2 APARTAMENTOS E 2 CASAS DE FUNDO, NA QNM 20 DA CEILÂNDIA NORTE</text:p>
          </table:table-cell>
          <table:table-cell office:value-type="string" calcext:value-type="string">
            <text:p>Vendo excelente imóvel para investimento, onde contém: </text:p>
            <text:p/>
            <text:p>- 1 casa térrea com 3 quartos sendo um deles suíte, sala de estar ampla, sala de jantar, cozinha com armários planejados, coifa e forno embutido.</text:p>
            <text:p/>
            <text:p>- 2 casas de fundo, cada uma com um quarto, sala, cozinha e banheiro. </text:p>
            <text:p/>
            <text:p>- 2 apartamentos, cada um com 2 quartos, sala, cozinha e banheiro. </text:p>
            <text:p/>
            <text:p>Imóvel todo na cerâmica, inclusive área externa, casa térrea e apartamentos no blindex. </text:p>
            <text:p/>
            <text:p/>
            <text:p>Valor: R$ 560mil</text:p>
            <text:p/>
            <text:p>Fone: 6 1  9 9 6 3 2  - 3 9 3 9 </text:p>
            <text:p/>
            <text:p>Luciano Danillo</text:p>
            <text:p>Escritório imobiliário</text:p>
            <text:p>Creci-DF 23.897</text:p>
            <text:p/>
            <text:p/>
            <text:p/>
            <text:p/>
            <text:p/>
          </table:table-cell>
          <table:table-cell office:value-type="string" calcext:value-type="string">
            <text:p>https://www.dfimoveis.com.br/imovel/casa-3-quartos-venda-ceilandia-norte-ceilandia-df-qnm-20-conjunto-e-1018406</text:p>
          </table:table-cell>
        </table:table-row>
        <table:table-row table:style-name="ro5">
          <table:table-cell office:value-type="string" calcext:value-type="string">
            <text:p>CEILÂNDIA</text:p>
          </table:table-cell>
          <table:table-cell office:value-type="string" calcext:value-type="string">
            <text:p>CEILANDIA NORTE</text:p>
          </table:table-cell>
          <table:table-cell office:value-type="string" calcext:value-type="string">
            <text:p>QNN 3 Conjunto C</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ão encontrado</text:p>
          </table:table-cell>
          <table:table-cell table:number-columns-repeated="2" office:value-type="string" calcext:value-type="string">
            <text:p>250,00 m²</text:p>
          </table:table-cell>
          <table:table-cell office:value-type="float" office:value="235" calcext:value-type="float">
            <text:p>235</text:p>
          </table:table-cell>
          <table:table-cell/>
          <table:table-cell office:value-type="float" office:value="-15.8157622" calcext:value-type="float">
            <text:p>-15.8157622</text:p>
          </table:table-cell>
          <table:table-cell office:value-type="float" office:value="-48.1112158" calcext:value-type="float">
            <text:p>-48.1112158</text:p>
          </table:table-cell>
          <table:table-cell office:value-type="string" calcext:value-type="string">
            <text:p>Nogueira Imóveis</text:p>
          </table:table-cell>
          <table:table-cell office:value-type="float" office:value="13957" calcext:value-type="float">
            <text:p>13957</text:p>
          </table:table-cell>
          <table:table-cell office:value-type="float" office:value="5561992882451" calcext:value-type="float">
            <text:p>5561992882451</text:p>
          </table:table-cell>
          <table:table-cell office:value-type="string" calcext:value-type="string">
            <text:p>(61) 99288 </text:p>
            <text:p>                                             </text:p>
            <text:p>                                         </text:p>
            <text:p>                             </text:p>
            <text:p>                             - 2451 </text:p>
            <text:p>                                 </text:p>
            <text:p>                                       </text:p>
            <text:p>                                 </text:p>
            <text:p>                             </text:p>
            <text:p>                             </text:p>
            <text:p>                                         </text:p>
            <text:p>                                             </text:p>
            <text:p>                                                 </text:p>
            <text:p>                                                 (61) 99288 </text:p>
            <text:p>                                             </text:p>
            <text:p>                                         </text:p>
            <text:p>                             </text:p>
            <text:p>                             - 2456 </text:p>
            <text:p>                                 </text:p>
            <text:p>                                       </text:p>
            <text:p>                                 </text:p>
            <text:p>                             </text:p>
            <text:p/>
            <text:p>         </text:p>
            <text:p>                             </text:p>
            <text:p>                                         </text:p>
            <text:p>                                             </text:p>
            <text:p>                                                 </text:p>
            <text:p>                                                 (61) 99288 </text:p>
            <text:p>                                             </text:p>
            <text:p>                                         </text:p>
            <text:p>                             </text:p>
            <text:p>                             - 2451 </text:p>
            <text:p>                                 </text:p>
            <text:p>                                       </text:p>
            <text:p>                                 </text:p>
            <text:p>                             </text:p>
            <text:p>                             </text:p>
            <text:p>                                         </text:p>
            <text:p>                                             </text:p>
            <text:p>                                                 </text:p>
            <text:p>                                                 (61) 99288 </text:p>
            <text:p>                                             </text:p>
            <text:p>                                         </text:p>
            <text:p>                             </text:p>
            <text:p>                             - 2456 </text:p>
            <text:p>                                 </text:p>
            <text:p>                                       </text:p>
            <text:p>                                 </text:p>
            <text:p>                             </text:p>
            <text:p/>
            <text:p>         </text:p>
            <text:p>                             </text:p>
            <text:p>                                         </text:p>
            <text:p>                                             </text:p>
            <text:p>                                                 </text:p>
            <text:p>                                                 (61) 99288 </text:p>
            <text:p>                                             </text:p>
            <text:p>                                         </text:p>
            <text:p>                             </text:p>
            <text:p>                             - 2451 </text:p>
            <text:p>                                 </text:p>
            <text:p>                                       </text:p>
            <text:p>                                 </text:p>
            <text:p>                             </text:p>
            <text:p>                             </text:p>
            <text:p>                                         </text:p>
            <text:p>                                             </text:p>
            <text:p>                                                 </text:p>
            <text:p>                                                 (61) 99288 </text:p>
            <text:p>                                             </text:p>
            <text:p>                                         </text:p>
            <text:p>                             </text:p>
            <text:p>                             - 2456 </text:p>
            <text:p>                                 </text:p>
            <text:p>                                       </text:p>
            <text:p>                                 </text:p>
            <text:p>                             </text:p>
            <text:p/>
            <text:p>         </text:p>
            <text:p>                             </text:p>
            <text:p>                                         </text:p>
            <text:p>                                             </text:p>
            <text:p>                                                 </text:p>
            <text:p>                                                 (61) 99288 </text:p>
            <text:p>                                             </text:p>
            <text:p>                                         </text:p>
            <text:p>                             </text:p>
            <text:p>                             - 2451 </text:p>
            <text:p>                                 </text:p>
            <text:p>                                       </text:p>
            <text:p>                                 </text:p>
            <text:p>                             </text:p>
            <text:p>                             </text:p>
            <text:p>                                         </text:p>
            <text:p>                                             </text:p>
            <text:p>                                                 </text:p>
            <text:p>                                                 (61) 99288 </text:p>
            <text:p>                                             </text:p>
            <text:p>                                         </text:p>
            <text:p>                             </text:p>
            <text:p>                             - 2456</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3 quartos para Venda Ceilândia Norte (Ceilândia), Brasília</text:p>
          </table:table-cell>
          <table:table-cell office:value-type="string" calcext:value-type="string">
            <text:p>Lote de 250,00m2 com 3 residências, casa de frente com 3 quartos, sala cozinha, banheiro, área de serviço, + 2 kits nos fundos forro e telha comum.</text:p>
            <text:p>Ideal para investidor. Quitada e escriturada, pronta para transferir!!!</text:p>
            <text:p/>
            <text:p> Localização Fico situado próximo ao metrô, ponto de ônibus, escolas,   supermercado, farmácia, igrejas, lotéricas, pet shop e afins. Somente há 300m á pé da Avenida Hélio Prates e fácil acesso a Feira Central, Bancos e mais uma gama de comércios.</text:p>
            <text:p/>
            <text:p>Ficou interessado? Fale com a Nogueira Imóveis. </text:p>
            <text:p>Sempre Realizando Sonhos com Solidez, </text:p>
            <text:p>Segurança e Seriedade!! </text:p>
            <text:p>CRECI J: 13957</text:p>
          </table:table-cell>
          <table:table-cell office:value-type="string" calcext:value-type="string">
            <text:p>https://www.dfimoveis.com.br/imovel/casa-3-quartos-venda-ceilandia-norte-ceilandia-df-qnn-3-conjunto-c-1106184</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5</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Não encontrado</text:p>
          </table:table-cell>
          <table:table-cell table:number-columns-repeated="2" office:value-type="string" calcext:value-type="string">
            <text:p>108,00 m²</text:p>
          </table:table-cell>
          <table:table-cell office:value-type="float" office:value="125" calcext:value-type="float">
            <text:p>125</text:p>
          </table:table-cell>
          <table:table-cell/>
          <table:table-cell office:value-type="float" office:value="-15.8221795" calcext:value-type="float">
            <text:p>-15.8221795</text:p>
          </table:table-cell>
          <table:table-cell office:value-type="float" office:value="-48.1264425" calcext:value-type="float">
            <text:p>-48.1264425</text:p>
          </table:table-cell>
          <table:table-cell office:value-type="string" calcext:value-type="string">
            <text:p>Evangelista</text:p>
          </table:table-cell>
          <table:table-cell office:value-type="float" office:value="27230" calcext:value-type="float">
            <text:p>27230</text:p>
          </table:table-cell>
          <table:table-cell office:value-type="float" office:value="5561981525163" calcext:value-type="float">
            <text:p>5561981525163</text:p>
          </table:table-cell>
          <table:table-cell office:value-type="string" calcext:value-type="string">
            <text:p>(61) 98152 </text:p>
            <text:p>                                             </text:p>
            <text:p>                                         </text:p>
            <text:p>                             </text:p>
            <text:p>                             - 5163 </text:p>
            <text:p>                                 </text:p>
            <text:p>                                       </text:p>
            <text:p>                                 </text:p>
            <text:p>                             </text:p>
            <text:p/>
            <text:p>         </text:p>
            <text:p>                             </text:p>
            <text:p>                                         </text:p>
            <text:p>                                             </text:p>
            <text:p>                                                 </text:p>
            <text:p>                                                 (61) 98152 </text:p>
            <text:p>                                             </text:p>
            <text:p>                                         </text:p>
            <text:p>                             </text:p>
            <text:p>                             - 5163 </text:p>
            <text:p>                                 </text:p>
            <text:p>                                       </text:p>
            <text:p>                                 </text:p>
            <text:p>                             </text:p>
            <text:p/>
            <text:p>         </text:p>
            <text:p>                             </text:p>
            <text:p>                                         </text:p>
            <text:p>                                             </text:p>
            <text:p>                                                 </text:p>
            <text:p>                                                 (61) 98152 </text:p>
            <text:p>                                             </text:p>
            <text:p>                                         </text:p>
            <text:p>                             </text:p>
            <text:p>                             - 5163 </text:p>
            <text:p>                                 </text:p>
            <text:p>                                       </text:p>
            <text:p>                                 </text:p>
            <text:p>                             </text:p>
            <text:p/>
            <text:p>         </text:p>
            <text:p>                             </text:p>
            <text:p>                                         </text:p>
            <text:p>                                             </text:p>
            <text:p>                                                 </text:p>
            <text:p>                                                 (61) 98152 </text:p>
            <text:p>                                             </text:p>
            <text:p>                                         </text:p>
            <text:p>                             </text:p>
            <text:p>                             - 5163</text:p>
          </table:table-cell>
          <table:table-cell office:value-type="string" calcext:value-type="string">
            <text:p>66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SOL NASCENTE TRECHO 2 - ABAIXO DA QNP 05 - PRÓXIMO A TABAJARA</text:p>
          </table:table-cell>
          <table:table-cell office:value-type="string" calcext:value-type="string">
            <text:p>Casa a venda em Ceilândia Norte - Sol Nascente Trecho 2</text:p>
            <text:p/>
            <text:p>SOL NASCENTE TRECHO 2 - ABAIXO DA QNP 05 - PRÓXIMO A TABAJARA</text:p>
            <text:p/>
            <text:p>NÃO ACEITA FINANCIAMENTO.</text:p>
            <text:p>NÃO FAZ PARCELAMENTO </text:p>
            <text:p>Casa com 2 Quartos, Sala, </text:p>
            <text:p>Cozinha, Banheiro Socia, </text:p>
            <text:p>Área de Serviço e 1 vaga de garagem.</text:p>
            <text:p>Um dos quartos suíte, falta terminar.</text:p>
            <text:p/>
            <text:p>Localização especial, Sol Nascente - trecho2 </text:p>
            <text:p>Próximo a Materiais para Construção Tabajara, </text:p>
            <text:p>Posto de Saúde, colégio, padarias, </text:p>
            <text:p>paradas de Ônibus. </text:p>
            <text:p/>
            <text:p>Analisa proposta!</text:p>
            <text:p/>
            <text:p>NÃO ACEITA FINANCIAMENTO.</text:p>
            <text:p/>
            <text:p>AGENDE AGORA MESMO A SUA VISITA!</text:p>
            <text:p/>
            <text:p>VALORIZA IMÓVEIS</text:p>
            <text:p>CJ: 27230</text:p>
            <text:p/>
            <text:p>Corretor:</text:p>
            <text:p>Romulo Barreto</text:p>
            <text:p>Creci-DF :21.118</text:p>
            <text:p>Fone: , zap</text:p>
            <text:p>Evangelista</text:p>
            <text:p>Creci-DF :16.819</text:p>
            <text:p>Fone: , - WhatsApp</text:p>
          </table:table-cell>
          <table:table-cell office:value-type="string" calcext:value-type="string">
            <text:p>https://www.dfimoveis.com.br/imovel/casa-2-quartos-venda-ceilandia-norte-ceilandia-df-qnp-5-1100563</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R 1 Conjunto J</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ão encontrado</text:p>
          </table:table-cell>
          <table:table-cell office:value-type="string" calcext:value-type="string">
            <text:p>160,00 m²</text:p>
          </table:table-cell>
          <table:table-cell office:value-type="string" calcext:value-type="string">
            <text:p>Não encontrado</text:p>
          </table:table-cell>
          <table:table-cell office:value-type="float" office:value="260" calcext:value-type="float">
            <text:p>260</text:p>
          </table:table-cell>
          <table:table-cell/>
          <table:table-cell office:value-type="float" office:value="-15.8081865" calcext:value-type="float">
            <text:p>-15.8081865</text:p>
          </table:table-cell>
          <table:table-cell office:value-type="float" office:value="-48.1552918" calcext:value-type="float">
            <text:p>-48.1552918</text:p>
          </table:table-cell>
          <table:table-cell office:value-type="string" calcext:value-type="string">
            <text:p>Simóvel</text:p>
          </table:table-cell>
          <table:table-cell office:value-type="float" office:value="6041" calcext:value-type="float">
            <text:p>6041</text:p>
          </table:table-cell>
          <table:table-cell office:value-type="float" office:value="556131420404" calcext:value-type="float">
            <text:p>556131420404</text:p>
          </table:table-cell>
          <table:table-cell office:value-type="string" calcext:value-type="string">
            <text:p>(61) 3142 </text:p>
            <text:p>                                             </text:p>
            <text:p>                                         </text:p>
            <text:p>                             </text:p>
            <text:p>                             - 0404 </text:p>
            <text:p>                                 </text:p>
            <text:p>                                       </text:p>
            <text:p>                                 </text:p>
            <text:p>                             </text:p>
            <text:p/>
            <text:p>         </text:p>
            <text:p>                             </text:p>
            <text:p>                                         </text:p>
            <text:p>                                             </text:p>
            <text:p>                                                 </text:p>
            <text:p>                                                 (61) 3142 </text:p>
            <text:p>                                             </text:p>
            <text:p>                                         </text:p>
            <text:p>                             </text:p>
            <text:p>                             - 0404 </text:p>
            <text:p>                                 </text:p>
            <text:p>                                       </text:p>
            <text:p>                                 </text:p>
            <text:p>                             </text:p>
            <text:p/>
            <text:p>         </text:p>
            <text:p>                             </text:p>
            <text:p>                                         </text:p>
            <text:p>                                             </text:p>
            <text:p>                                                 </text:p>
            <text:p>                                                 (61) 3142 </text:p>
            <text:p>                                             </text:p>
            <text:p>                                         </text:p>
            <text:p>                             </text:p>
            <text:p>                             - 0404 </text:p>
            <text:p>                                 </text:p>
            <text:p>                                       </text:p>
            <text:p>                                 </text:p>
            <text:p>                             </text:p>
            <text:p/>
            <text:p>         </text:p>
            <text:p>                             </text:p>
            <text:p>                                         </text:p>
            <text:p>                                             </text:p>
            <text:p>                                                 </text:p>
            <text:p>                                                 (61) 3142 </text:p>
            <text:p>                                             </text:p>
            <text:p>                                         </text:p>
            <text:p>                             </text:p>
            <text:p>                             - 0404</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de 160m² no Sol Nascente, Trecho 3, 2 qtos, suíte, churrasqueira - R$: 265.000</text:p>
          </table:table-cell>
          <table:table-cell office:value-type="string" calcext:value-type="string">
            <text:p>Casa de 160m² no Sol Nascente, Trecho 3, 2 qtos, suíte, churrasqueira - R$: 265.000</text:p>
            <text:p/>
            <text:p>Ótima localização: Próximo a pontos de ônibus, com fácil acesso à BR, comércio com FORT Atacadista, farmácias, academias, restaurantes e muito mais.</text:p>
            <text:p/>
            <text:p>Não aceita financiamento.</text:p>
            <text:p/>
            <text:p>Casa de 160m² com:</text:p>
            <text:p/>
            <text:p>- Sala de estar ampla</text:p>
            <text:p>- Sala de jantar</text:p>
            <text:p>- 2 quartos, sendo 1 suíte (armário, box e blindex no banheiro)</text:p>
            <text:p>- Cozinha com armários</text:p>
            <text:p>- Banheiro social com armários</text:p>
            <text:p>- Piso: Porcelanat</text:p>
            <text:p>- 4 vagas de garagem cobertas.</text:p>
            <text:p/>
            <text:p>Área de lazer:</text:p>
            <text:p/>
            <text:p>- Espaço gourmet com churrasqueira.</text:p>
            <text:p/>
            <text:p>Entre em contato para mais informações sobre o imóvel - , / (61) 9 , - Andressa</text:p>
            <text:p/>
            <text:p>Visite também nosso Facebook e Instagram: @simovelimobiliaria</text:p>
            <text:p/>
            <text:p>CRECI-DF: 20233</text:p>
          </table:table-cell>
          <table:table-cell office:value-type="string" calcext:value-type="string">
            <text:p>https://www.dfimoveis.com.br/imovel/casa-2-quartos-venda-ceilandia-norte-ceilandia-df-qnr-1-conjunto-j-1132298</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5 Conjunto M</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ão encontrado</text:p>
          </table:table-cell>
          <table:table-cell office:value-type="string" calcext:value-type="string">
            <text:p>148,00 m²</text:p>
          </table:table-cell>
          <table:table-cell office:value-type="string" calcext:value-type="string">
            <text:p>164,00 m²</text:p>
          </table:table-cell>
          <table:table-cell office:value-type="float" office:value="320" calcext:value-type="float">
            <text:p>320</text:p>
          </table:table-cell>
          <table:table-cell office:value-type="string" calcext:value-type="string">
            <text:p>Área de Serviço</text:p>
          </table:table-cell>
          <table:table-cell office:value-type="float" office:value="-15.7878908" calcext:value-type="float">
            <text:p>-15.7878908</text:p>
          </table:table-cell>
          <table:table-cell office:value-type="float" office:value="-48.1251797" calcext:value-type="float">
            <text:p>-48.1251797</text:p>
          </table:table-cell>
          <table:table-cell office:value-type="string" calcext:value-type="string">
            <text:p>Beiramar Imóveis</text:p>
          </table:table-cell>
          <table:table-cell office:value-type="float" office:value="20346" calcext:value-type="float">
            <text:p>20346</text:p>
          </table:table-cell>
          <table:table-cell office:value-type="float" office:value="556132621001" calcext:value-type="float">
            <text:p>556132621001</text:p>
          </table:table-cell>
          <table:table-cell office:value-type="string" calcext:value-type="string">
            <text:p>(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com 3 Quartos, Suíte e Garagem para 4 Carros à Venda na QNO 5 - Ceilândia</text:p>
          </table:table-cell>
          <table:table-cell office:value-type="string" calcext:value-type="string">
            <text:p>Casa com 3 Quartos, Suíte e Garagem para 4 Carros à Venda na QNO 5 - Ceilândia</text:p>
            <text:p/>
            <text:p>Excelente oportunidade para quem busca uma casa espaçosa e bem localizada em uma das melhores quadras de Ceilândia! Com ampla metragem e documentação toda em dia, esta casa está pronta para morar e oferece conforto e segurança para você e sua família.</text:p>
            <text:p/>
            <text:p>Características do Imóvel:</text:p>
            <text:p/>
            <text:p>- Área do lote: 8x18,5m (148m²)</text:p>
            <text:p>- 3 Quartos, sendo 1 suíte</text:p>
            <text:p>- Cômodos amplos e arejados, ideais para personalização e conforto</text:p>
            <text:p>- Toda em cerâmica, garantindo praticidade na limpeza e conservação</text:p>
            <text:p>- Forro em PVC</text:p>
            <text:p>- Área de serviço espaçosa e funcional</text:p>
            <text:p>- Quarto/cômodo extra para dispensa ou armazenamento</text:p>
            <text:p>- Garagem para até 4 carros, sendo 1 portão com abertura eletrônica, garantindo segurança e comodidade</text:p>
            <text:p/>
            <text:p>Esta casa é uma excelente escolha para quem deseja morar em uma região tranquila, com fácil acesso a comércios e serviços, em um imóvel quitado e escriturado, sem complicações com financiamento ou permuta.</text:p>
            <text:p/>
            <text:p>Para mais informações e agendar sua visita, entre em contato: ,</text:p>
            <text:p/>
            <text:p>Há mais de 42 anos atuando no mercado imobiliário do Distrito Federal, a Beiramar já ajudou mais de 150 mil pessoas a encontrarem seu lar.</text:p>
          </table:table-cell>
          <table:table-cell office:value-type="string" calcext:value-type="string">
            <text:p>https://www.dfimoveis.com.br/imovel/casa-3-quartos-venda-ceilandia-norte-ceilandia-df-qno-5-conjunto-m-1043563</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35 Conjunto B</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Não encontrado</text:p>
          </table:table-cell>
          <table:table-cell office:value-type="string" calcext:value-type="string">
            <text:p>150,00 m²</text:p>
          </table:table-cell>
          <table:table-cell office:value-type="string" calcext:value-type="string">
            <text:p>Não encontrado</text:p>
          </table:table-cell>
          <table:table-cell office:value-type="float" office:value="310" calcext:value-type="float">
            <text:p>310</text:p>
          </table:table-cell>
          <table:table-cell/>
          <table:table-cell office:value-type="float" office:value="-15.8152852" calcext:value-type="float">
            <text:p>-15.8152852</text:p>
          </table:table-cell>
          <table:table-cell office:value-type="float" office:value="-48.1248603" calcext:value-type="float">
            <text:p>-48.1248603</text:p>
          </table:table-cell>
          <table:table-cell office:value-type="string" calcext:value-type="string">
            <text:p>Luciano Danillo Escritório Imobiliário</text:p>
          </table:table-cell>
          <table:table-cell office:value-type="float" office:value="23897" calcext:value-type="float">
            <text:p>23897</text:p>
          </table:table-cell>
          <table:table-cell office:value-type="float" office:value="5561996323939" calcext:value-type="float">
            <text:p>5561996323939</text:p>
          </table:table-cell>
          <table:table-cell office:value-type="string" calcext:value-type="string">
            <text:p>(61) 99632 </text:p>
            <text:p>                                             </text:p>
            <text:p>                                         </text:p>
            <text:p>                             </text:p>
            <text:p>                             - 3939 </text:p>
            <text:p>                                 </text:p>
            <text:p>                                       </text:p>
            <text:p>                                 </text:p>
            <text:p>                             </text:p>
            <text:p/>
            <text:p>         </text:p>
            <text:p>                             </text:p>
            <text:p>                                         </text:p>
            <text:p>                                             </text:p>
            <text:p>                                                 </text:p>
            <text:p>                                                 (61) 99632 </text:p>
            <text:p>                                             </text:p>
            <text:p>                                         </text:p>
            <text:p>                             </text:p>
            <text:p>                             - 3939 </text:p>
            <text:p>                                 </text:p>
            <text:p>                                       </text:p>
            <text:p>                                 </text:p>
            <text:p>                             </text:p>
            <text:p/>
            <text:p>         </text:p>
            <text:p>                             </text:p>
            <text:p>                                         </text:p>
            <text:p>                                             </text:p>
            <text:p>                                                 </text:p>
            <text:p>                                                 (61) 99632 </text:p>
            <text:p>                                             </text:p>
            <text:p>                                         </text:p>
            <text:p>                             </text:p>
            <text:p>                             - 3939 </text:p>
            <text:p>                                 </text:p>
            <text:p>                                       </text:p>
            <text:p>                                 </text:p>
            <text:p>                             </text:p>
            <text:p/>
            <text:p>         </text:p>
            <text:p>                             </text:p>
            <text:p>                                         </text:p>
            <text:p>                                             </text:p>
            <text:p>                                                 </text:p>
            <text:p>                                                 (61) 99632 </text:p>
            <text:p>                                             </text:p>
            <text:p>                                         </text:p>
            <text:p>                             </text:p>
            <text:p>                             - 3939</text:p>
          </table:table-cell>
          <table:table-cell office:value-type="string" calcext:value-type="string">
            <text:p>45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VENDO CASA COM 3 QUARTOS NA QNN 35, AVENIDA PRINCIPAL DO P NORTE</text:p>
          </table:table-cell>
          <table:table-cell office:value-type="string" calcext:value-type="string">
            <text:p>Vendo casa na QNN 35, com ótima localização, na avenida principal do P Norte, próximo ao show de morar, ao Ceilândia Mall, mercados, padarias, farmácias, academia e etc. </text:p>
            <text:p/>
            <text:p>O imóvel possui 3 quartos, banheiro social, sala, copa, cozinha com armários planejados e garagem coberta para 4 carros. Todo na cerâmica e forrado. </text:p>
            <text:p/>
            <text:p>Documentação: Cessão de direitos e procuração. Não possui escritura definitiva. </text:p>
            <text:p/>
            <text:p/>
            <text:p>Valor: R$310mil </text:p>
            <text:p/>
            <text:p/>
            <text:p>Fone: 6 1  9 9 6 3 2  - 3 9 3 9 </text:p>
            <text:p/>
            <text:p>Luciano Danillo</text:p>
            <text:p>Escritório imobiliário</text:p>
            <text:p>Creci-DF 23.897</text:p>
          </table:table-cell>
          <table:table-cell office:value-type="string" calcext:value-type="string">
            <text:p>https://www.dfimoveis.com.br/imovel/casa-3-quartos-venda-ceilandia-norte-ceilandia-df-qnn-35-conjunto-b-1110344</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24 Conjunto H</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ão encontrado</text:p>
          </table:table-cell>
          <table:table-cell office:value-type="string" calcext:value-type="string">
            <text:p>0,01 m²</text:p>
          </table:table-cell>
          <table:table-cell office:value-type="string" calcext:value-type="string">
            <text:p>250,00 m²</text:p>
          </table:table-cell>
          <table:table-cell office:value-type="float" office:value="500" calcext:value-type="float">
            <text:p>500</text:p>
          </table:table-cell>
          <table:table-cell office:value-type="string" calcext:value-type="string">
            <text:p>Cozinha com Armários , Área de Serviço Coberta </text:p>
          </table:table-cell>
          <table:table-cell office:value-type="float" office:value="-15.7999657" calcext:value-type="float">
            <text:p>-15.7999657</text:p>
          </table:table-cell>
          <table:table-cell office:value-type="float" office:value="-48.1115261" calcext:value-type="float">
            <text:p>-48.1115261</text:p>
          </table:table-cell>
          <table:table-cell office:value-type="string" calcext:value-type="string">
            <text:p>MC Imoveis</text:p>
          </table:table-cell>
          <table:table-cell office:value-type="float" office:value="25083" calcext:value-type="float">
            <text:p>25083</text:p>
          </table:table-cell>
          <table:table-cell office:value-type="float" office:value="556133735265" calcext:value-type="float">
            <text:p>556133735265</text:p>
          </table:table-cell>
          <table:table-cell office:value-type="string" calcext:value-type="string">
            <text:p>(61) 3373 </text:p>
            <text:p>                                             </text:p>
            <text:p>                                         </text:p>
            <text:p>                             </text:p>
            <text:p>                             - 5265 </text:p>
            <text:p>                                 </text:p>
            <text:p>                                       </text:p>
            <text:p>                                 </text:p>
            <text:p>                             </text:p>
            <text:p/>
            <text:p>         </text:p>
            <text:p>                             </text:p>
            <text:p>                                         </text:p>
            <text:p>                                             </text:p>
            <text:p>                                                 </text:p>
            <text:p>                                                 (61) 3373 </text:p>
            <text:p>                                             </text:p>
            <text:p>                                         </text:p>
            <text:p>                             </text:p>
            <text:p>                             - 5265 </text:p>
            <text:p>                                 </text:p>
            <text:p>                                       </text:p>
            <text:p>                                 </text:p>
            <text:p>                             </text:p>
            <text:p/>
            <text:p>         </text:p>
            <text:p>                             </text:p>
            <text:p>                                         </text:p>
            <text:p>                                             </text:p>
            <text:p>                                                 </text:p>
            <text:p>                                                 (61) 3373 </text:p>
            <text:p>                                             </text:p>
            <text:p>                                         </text:p>
            <text:p>                             </text:p>
            <text:p>                             - 5265 </text:p>
            <text:p>                                 </text:p>
            <text:p>                                       </text:p>
            <text:p>                                 </text:p>
            <text:p>                             </text:p>
            <text:p/>
            <text:p>         </text:p>
            <text:p>                             </text:p>
            <text:p>                                         </text:p>
            <text:p>                                             </text:p>
            <text:p>                                                 </text:p>
            <text:p>                                                 (61) 3373 </text:p>
            <text:p>                                             </text:p>
            <text:p>                                         </text:p>
            <text:p>                             </text:p>
            <text:p>                             - 5265</text:p>
          </table:table-cell>
          <table:table-cell office:value-type="string" calcext:value-type="string">
            <text:p>41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Localização privilegiada, próximo a comercios e fácil acesso a transportes publicos.</text:p>
          </table:table-cell>
          <table:table-cell office:value-type="string" calcext:value-type="string">
            <text:p/>
            <text:p>Sobrado QNM 24 conjunto H </text:p>
            <text:p/>
            <text:p>Excelente oportunidade pra você e sua família, na rua da padaria próximo também dê mercados, academias, escolas e tudo que você precisar nas proximidades.</text:p>
            <text:p/>
            <text:p>Composta por </text:p>
            <text:p/>
            <text:p>Térreo: </text:p>
            <text:p>2 quartos sendo 1 suite </text:p>
            <text:p>Sala espaçosa integrada com área de jantar </text:p>
            <text:p>Banheiro social </text:p>
            <text:p>Cozinha com armários e bancada </text:p>
            <text:p>Acabamentos no porcelanato e blindex </text:p>
            <text:p>Área de serviço coberta </text:p>
            <text:p>Corredor lateral espaçoso </text:p>
            <text:p/>
            <text:p>+Moradia nos fundos de 2 quartos, sala, cozinha com bancada e banheiro social </text:p>
            <text:p/>
            <text:p>1 piso: + uma moradia de 3 quartos sendo um com closet, cozinha com armários e bancada e banheiro social.</text:p>
            <text:p/>
            <text:p>R$500.000,00 </text:p>
            <text:p>Estudamos proposta. </text:p>
            <text:p/>
            <text:p>Ligue e agende sua visita! </text:p>
            <text:p/>
            <text:p>Brandão - , /CRECI-DF 29.782</text:p>
            <text:p/>
            <text:p>Mc Imóveis - , /CRECI-CJ 25.083</text:p>
            <text:p/>
            <text:p>Quer comprar ou vender, chame a Mc!</text:p>
            <text:p> </text:p>
          </table:table-cell>
          <table:table-cell office:value-type="string" calcext:value-type="string">
            <text:p>https://www.dfimoveis.com.br/imovel/casa-2-quartos-venda-ceilandia-norte-ceilandia-df-qnm-24-conjunto-h-1113589</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7 Conjunto 9</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111,00 m²</text:p>
          </table:table-cell>
          <table:table-cell office:value-type="string" calcext:value-type="string">
            <text:p>126,00 m²</text:p>
          </table:table-cell>
          <table:table-cell office:value-type="float" office:value="200" calcext:value-type="float">
            <text:p>200</text:p>
          </table:table-cell>
          <table:table-cell/>
          <table:table-cell office:value-type="float" office:value="-15.8006902" calcext:value-type="float">
            <text:p>-15.8006902</text:p>
          </table:table-cell>
          <table:table-cell office:value-type="float" office:value="-48.1365086" calcext:value-type="float">
            <text:p>-48.1365086</text:p>
          </table:table-cell>
          <table:table-cell office:value-type="string" calcext:value-type="string">
            <text:p>Simóvel</text:p>
          </table:table-cell>
          <table:table-cell office:value-type="float" office:value="6041" calcext:value-type="float">
            <text:p>6041</text:p>
          </table:table-cell>
          <table:table-cell office:value-type="float" office:value="556131420404" calcext:value-type="float">
            <text:p>556131420404</text:p>
          </table:table-cell>
          <table:table-cell office:value-type="string" calcext:value-type="string">
            <text:p>(61) 3142 </text:p>
            <text:p>                                             </text:p>
            <text:p>                                         </text:p>
            <text:p>                             </text:p>
            <text:p>                             - 0404 </text:p>
            <text:p>                                 </text:p>
            <text:p>                                       </text:p>
            <text:p>                                 </text:p>
            <text:p>                             </text:p>
            <text:p/>
            <text:p>         </text:p>
            <text:p>                             </text:p>
            <text:p>                                         </text:p>
            <text:p>                                             </text:p>
            <text:p>                                                 </text:p>
            <text:p>                                                 (61) 3142 </text:p>
            <text:p>                                             </text:p>
            <text:p>                                         </text:p>
            <text:p>                             </text:p>
            <text:p>                             - 0404 </text:p>
            <text:p>                                 </text:p>
            <text:p>                                       </text:p>
            <text:p>                                 </text:p>
            <text:p>                             </text:p>
            <text:p/>
            <text:p>         </text:p>
            <text:p>                             </text:p>
            <text:p>                                         </text:p>
            <text:p>                                             </text:p>
            <text:p>                                                 </text:p>
            <text:p>                                                 (61) 3142 </text:p>
            <text:p>                                             </text:p>
            <text:p>                                         </text:p>
            <text:p>                             </text:p>
            <text:p>                             - 0404 </text:p>
            <text:p>                                 </text:p>
            <text:p>                                       </text:p>
            <text:p>                                 </text:p>
            <text:p>                             </text:p>
            <text:p/>
            <text:p>         </text:p>
            <text:p>                             </text:p>
            <text:p>                                         </text:p>
            <text:p>                                             </text:p>
            <text:p>                                                 </text:p>
            <text:p>                                                 (61) 3142 </text:p>
            <text:p>                                             </text:p>
            <text:p>                                         </text:p>
            <text:p>                             </text:p>
            <text:p>                             - 0404</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O 17, lote de 126m², casa de 111m², próximo a: transporte, escolas, comércio R$ 200.000</text:p>
          </table:table-cell>
          <table:table-cell office:value-type="string" calcext:value-type="string">
            <text:p>QNO 17, lote de 126m², casa de 111m², próximo a: transporte, escolas, comércio R$ 200.000</text:p>
            <text:p/>
            <text:p>Localização excelente: fácil acesso às principais vias, próximo a pontos de ônibus, escolas, comércio local com mercados, padarias, restaurantes, academias e muito mais.</text:p>
            <text:p/>
            <text:p>Não aceita financiamento.</text:p>
            <text:p/>
            <text:p>Setor O - Casa térrea com:</text:p>
            <text:p/>
            <text:p>- 3 Quartos</text:p>
            <text:p>- Sala</text:p>
            <text:p>- Banheiro</text:p>
            <text:p>- Cozinha</text:p>
            <text:p>- Área de serviço.</text:p>
            <text:p/>
            <text:p>Casa dos fundos com:</text:p>
            <text:p/>
            <text:p>- 1 Quarto</text:p>
            <text:p>- Sala</text:p>
            <text:p>- Banheiro</text:p>
            <text:p>- Cozinha</text:p>
            <text:p>- Área de serviço.</text:p>
            <text:p/>
            <text:p>Renda de  aluguel: R$ 1.200,00, sendo R$: 800,00 da casa da frente e R$: 400,00 da casa dos fundos.</text:p>
            <text:p/>
            <text:p>Escriturada.</text:p>
            <text:p>Analisa proposta.</text:p>
            <text:p/>
            <text:p>Entre em contato para mais informações sobre o imóvel - , / (61) 9 , - Nadilson</text:p>
            <text:p/>
            <text:p>Visite também nosso Facebook e Instagram: @simovelimobiliaria</text:p>
            <text:p/>
            <text:p>CRECI-DF: 20233</text:p>
          </table:table-cell>
          <table:table-cell office:value-type="string" calcext:value-type="string">
            <text:p>https://www.dfimoveis.com.br/imovel/casa-4-quartos-venda-ceilandia-norte-ceilandia-df-qno-17-conjunto-9-565558</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7 Conjunto F</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ão encontrado</text:p>
          </table:table-cell>
          <table:table-cell office:value-type="string" calcext:value-type="string">
            <text:p>201,00 m²</text:p>
          </table:table-cell>
          <table:table-cell office:value-type="string" calcext:value-type="string">
            <text:p>250,00 m²</text:p>
          </table:table-cell>
          <table:table-cell office:value-type="float" office:value="410" calcext:value-type="float">
            <text:p>410</text:p>
          </table:table-cell>
          <table:table-cell office:value-type="string" calcext:value-type="string">
            <text:p>Portão Eletrônico</text:p>
          </table:table-cell>
          <table:table-cell office:value-type="float" office:value="-15.8042146" calcext:value-type="float">
            <text:p>-15.8042146</text:p>
          </table:table-cell>
          <table:table-cell office:value-type="float" office:value="-48.1183524" calcext:value-type="float">
            <text:p>-48.1183524</text:p>
          </table:table-cell>
          <table:table-cell office:value-type="string" calcext:value-type="string">
            <text:p>Coemi Imóveis</text:p>
          </table:table-cell>
          <table:table-cell office:value-type="float" office:value="3545" calcext:value-type="float">
            <text:p>3545</text:p>
          </table:table-cell>
          <table:table-cell office:value-type="float" office:value="556132021500" calcext:value-type="float">
            <text:p>556132021500</text:p>
          </table:table-cell>
          <table:table-cell office:value-type="string" calcext:value-type="string">
            <text:p>(61) 3202 </text:p>
            <text:p>                                             </text:p>
            <text:p>                                         </text:p>
            <text:p>                             </text:p>
            <text:p>                             - 1500 </text:p>
            <text:p>                                 </text:p>
            <text:p>                                       </text:p>
            <text:p>                                 </text:p>
            <text:p>                             </text:p>
            <text:p/>
            <text:p>         </text:p>
            <text:p>                             </text:p>
            <text:p>                                         </text:p>
            <text:p>                                             </text:p>
            <text:p>                                                 </text:p>
            <text:p>                                                 (61) 3202 </text:p>
            <text:p>                                             </text:p>
            <text:p>                                         </text:p>
            <text:p>                             </text:p>
            <text:p>                             - 1500 </text:p>
            <text:p>                                 </text:p>
            <text:p>                                       </text:p>
            <text:p>                                 </text:p>
            <text:p>                             </text:p>
            <text:p/>
            <text:p>         </text:p>
            <text:p>                             </text:p>
            <text:p>                                         </text:p>
            <text:p>                                             </text:p>
            <text:p>                                                 </text:p>
            <text:p>                                                 (61) 3202 </text:p>
            <text:p>                                             </text:p>
            <text:p>                                         </text:p>
            <text:p>                             </text:p>
            <text:p>                             - 1500 </text:p>
            <text:p>                                 </text:p>
            <text:p>                                       </text:p>
            <text:p>                                 </text:p>
            <text:p>                             </text:p>
            <text:p/>
            <text:p>         </text:p>
            <text:p>                             </text:p>
            <text:p>                                         </text:p>
            <text:p>                                             </text:p>
            <text:p>                                                 </text:p>
            <text:p>                                                 (61) 3202 </text:p>
            <text:p>                                             </text:p>
            <text:p>                                         </text:p>
            <text:p>                             </text:p>
            <text:p>                             - 1500</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N 07 - Casa toda na laje à venda, 4 quartos sendo 1 suíte, área de lazer - Ceilândia Norte - DF</text:p>
          </table:table-cell>
          <table:table-cell office:value-type="string" calcext:value-type="string">
            <text:p>QNN 07 - Ceilândia Norte/DF</text:p>
            <text:p/>
            <text:p>Linda casa de laje contendo: 04 quartos, sendo 01 suíte, banheiro social, sala de visitas, copa cozinha com armários planejados, poço de ventilação e área de serviço. Fundos: área gourmet com churrasqueira e quarto de empregada com banheiro. </text:p>
            <text:p/>
            <text:p>Obs: Casa é toda na laje, com pintura de primeira qualidade! Não tem habite-se, pagamento somente à vista.   </text:p>
            <text:p/>
            <text:p>ligue e agende sua visita! </text:p>
            <text:p/>
            <text:p>ATENÇÃO</text:p>
            <text:p>Informamos que não recebemos ou autorizamos que nenhum corretor parceiro receba sinal ou pagamento de compra de imóveis.</text:p>
            <text:p/>
            <text:p>Os devidos pagamentos deverão ser efetuados nas contas e nos termos estabelecidos no instrumento de compra e venda Assinado e reconhecido em cartório.</text:p>
            <text:p/>
            <text:p> A área do imóvel é uma estimativa e deverá ser confirmada junto a Certidão de Ônus do imóvel ou cessão de direitos, se não se tratar de bem a ser vendido como coisa certa e discriminada.</text:p>
          </table:table-cell>
          <table:table-cell office:value-type="string" calcext:value-type="string">
            <text:p>https://www.dfimoveis.com.br/imovel/casa-condominio-4-quartos-venda-ceilandia-norte-ceilandia-df-qnn-7-conjunto-f-505442</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1 Conjunto A</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ão encontrado</text:p>
          </table:table-cell>
          <table:table-cell table:number-columns-repeated="2" office:value-type="string" calcext:value-type="string">
            <text:p>144,00 m²</text:p>
          </table:table-cell>
          <table:table-cell office:value-type="float" office:value="424.9" calcext:value-type="float">
            <text:p>424.9</text:p>
          </table:table-cell>
          <table:table-cell office:value-type="string" calcext:value-type="string">
            <text:p>Lavabo</text:p>
          </table:table-cell>
          <table:table-cell office:value-type="float" office:value="-15.7955222" calcext:value-type="float">
            <text:p>-15.7955222</text:p>
          </table:table-cell>
          <table:table-cell office:value-type="float" office:value="-48.1301455" calcext:value-type="float">
            <text:p>-48.1301455</text:p>
          </table:table-cell>
          <table:table-cell office:value-type="string" calcext:value-type="string">
            <text:p>Sampaio Imóveis DF</text:p>
          </table:table-cell>
          <table:table-cell office:value-type="float" office:value="21946" calcext:value-type="float">
            <text:p>21946</text:p>
          </table:table-cell>
          <table:table-cell office:value-type="float" office:value="556133720330" calcext:value-type="float">
            <text:p>556133720330</text:p>
          </table:table-cell>
          <table:table-cell office:value-type="string" calcext:value-type="string">
            <text:p>(61) 3372 </text:p>
            <text:p>                                             </text:p>
            <text:p>                                         </text:p>
            <text:p>                             </text:p>
            <text:p>                             - 0330 </text:p>
            <text:p>                                 </text:p>
            <text:p>                                       </text:p>
            <text:p>                                 </text:p>
            <text:p>                             </text:p>
            <text:p/>
            <text:p>         </text:p>
            <text:p>                             </text:p>
            <text:p>                                         </text:p>
            <text:p>                                             </text:p>
            <text:p>                                                 </text:p>
            <text:p>                                                 (61) 3372 </text:p>
            <text:p>                                             </text:p>
            <text:p>                                         </text:p>
            <text:p>                             </text:p>
            <text:p>                             - 0330 </text:p>
            <text:p>                                 </text:p>
            <text:p>                                       </text:p>
            <text:p>                                 </text:p>
            <text:p>                             </text:p>
            <text:p/>
            <text:p>         </text:p>
            <text:p>                             </text:p>
            <text:p>                                         </text:p>
            <text:p>                                             </text:p>
            <text:p>                                                 </text:p>
            <text:p>                                                 (61) 3372 </text:p>
            <text:p>                                             </text:p>
            <text:p>                                         </text:p>
            <text:p>                             </text:p>
            <text:p>                             - 0330 </text:p>
            <text:p>                                 </text:p>
            <text:p>                                       </text:p>
            <text:p>                                 </text:p>
            <text:p>                             </text:p>
            <text:p/>
            <text:p>         </text:p>
            <text:p>                             </text:p>
            <text:p>                                         </text:p>
            <text:p>                                             </text:p>
            <text:p>                                                 </text:p>
            <text:p>                                                 (61) 3372 </text:p>
            <text:p>                                             </text:p>
            <text:p>                                         </text:p>
            <text:p>                             </text:p>
            <text:p>                             - 0330</text:p>
          </table:table-cell>
          <table:table-cell office:value-type="string" calcext:value-type="string">
            <text:p>Não informado</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com 4 dormitórios à venda, 144 m² por R$ 424.900,00 - Ceilândia Norte - Ceilândia/DF</text:p>
          </table:table-cell>
          <table:table-cell office:value-type="string" calcext:value-type="string">
            <text:p>Casa com 4 Quartos na QNO 11! </text:p>
            <text:p/>
            <text:p>Esta é a oportunidade que você esperava para adquirir uma casa espaçosa e bem localizada.  </text:p>
            <text:p/>
            <text:p>Características do imóvel: </text:p>
            <text:p>- Área total: 144 m²  </text:p>
            <text:p/>
            <text:p>- 4 Quartos (1 suíte)  </text:p>
            <text:p>- Sala  </text:p>
            <text:p>- Cozinha  </text:p>
            <text:p>- Lavabo  </text:p>
            <text:p>- Banheiro social  </text:p>
            <text:p>- Área de serviço  </text:p>
            <text:p>- Varanda.  </text:p>
            <text:p/>
            <text:p>Infraestrutura:</text:p>
            <text:p>- Vaga de garagem para 2 carros  </text:p>
            <text:p/>
            <text:p>Vantagens:  </text:p>
            <text:p>- Ideal para quem busca espaço e conforto  </text:p>
            <text:p>- Boa distribuição dos ambientes  </text:p>
            <text:p>- Localização prática e valorizada  </text:p>
            <text:p/>
            <text:p>Para mais informações:</text:p>
            <text:p>- Telefone: , ou ,  </text:p>
            <text:p>- Instagram: @sampaioimoveisdf  </text:p>
            <text:p>- Site: sampaioimoveisdf.com.br  </text:p>
            <text:p/>
            <text:p>Não perca essa oportunidade! Agende sua visita agora mesmo.</text:p>
          </table:table-cell>
          <table:table-cell office:value-type="string" calcext:value-type="string">
            <text:p>https://www.dfimoveis.com.br/imovel/casa-4-quartos-venda-ceilandia-norte-ceilandia-df-qno-11-conjunto-a-1084038</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5 Conjunto R</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ão encontrado</text:p>
          </table:table-cell>
          <table:table-cell table:number-columns-repeated="2" office:value-type="string" calcext:value-type="string">
            <text:p>146,00 m²</text:p>
          </table:table-cell>
          <table:table-cell office:value-type="float" office:value="380" calcext:value-type="float">
            <text:p>380</text:p>
          </table:table-cell>
          <table:table-cell/>
          <table:table-cell office:value-type="float" office:value="-15.8219104" calcext:value-type="float">
            <text:p>-15.8219104</text:p>
          </table:table-cell>
          <table:table-cell office:value-type="float" office:value="-48.1261107" calcext:value-type="float">
            <text:p>-48.1261107</text:p>
          </table:table-cell>
          <table:table-cell office:value-type="string" calcext:value-type="string">
            <text:p>Beiramar Imóveis</text:p>
          </table:table-cell>
          <table:table-cell office:value-type="float" office:value="20346" calcext:value-type="float">
            <text:p>20346</text:p>
          </table:table-cell>
          <table:table-cell office:value-type="float" office:value="556132621001" calcext:value-type="float">
            <text:p>556132621001</text:p>
          </table:table-cell>
          <table:table-cell office:value-type="string" calcext:value-type="string">
            <text:p>(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Sobrado 4 quartos, suíte, à Venda - QNP 5 Ceilândia Norte</text:p>
          </table:table-cell>
          <table:table-cell office:value-type="string" calcext:value-type="string">
            <text:p>Sobrado 4 Quartos - QNP 5</text:p>
            <text:p/>
            <text:p>Descrição do Imóvel:</text:p>
            <text:p>Tipo: Sobrado disponível para venda.</text:p>
            <text:p>Localização: QNP 5.</text:p>
            <text:p>Quartos: 4 quartos, sendo 1 suíte.</text:p>
            <text:p>Sala: Ampla e bem iluminada.</text:p>
            <text:p>Copa: Espaçosa, ideal para refeições em família.</text:p>
            <text:p>Cozinha: Equipada com armários.</text:p>
            <text:p>Banheiro Social: Completo.</text:p>
            <text:p>Área de Serviço: Grande, com espaço para lavanderia.</text:p>
            <text:p>Área de Lazer: Com churrasqueira e quintal.</text:p>
            <text:p>Garagem: Para 3 carros, sendo 1 vaga descoberta.</text:p>
            <text:p>Condições de Venda:</text:p>
            <text:p>Financiamento e FGTS: Não aceita.</text:p>
            <text:p>Permuta: Não aceita.</text:p>
            <text:p>Propostas: Aceita propostas.</text:p>
            <text:p>Destaques:</text:p>
            <text:p>Amplo Espaço Interno: Quartos e áreas comuns espaçosas, proporcionando conforto para toda a família.</text:p>
            <text:p>Área de Lazer: Quintal com churrasqueira, ideal para momentos de descontração e lazer.</text:p>
            <text:p>Localização: Em um bairro residencial tranquilo, com fácil acesso a comércios e serviços.</text:p>
            <text:p/>
            <text:p>Há mais de 42 anos atuando no mercado imobiliário do Distrito Federal, a Beiramar já ajudou mais de 150 mil pessoas a encontrarem seu lar. Para mais informações agende sua visita! </text:p>
          </table:table-cell>
          <table:table-cell office:value-type="string" calcext:value-type="string">
            <text:p>https://www.dfimoveis.com.br/imovel/casa-4-quartos-venda-ceilandia-norte-ceilandia-df-qnp-5-conjunto-r-971897</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8 Conjunto I</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Não encontrado</text:p>
          </table:table-cell>
          <table:table-cell office:value-type="string" calcext:value-type="string">
            <text:p>250,00 m²</text:p>
          </table:table-cell>
          <table:table-cell office:value-type="string" calcext:value-type="string">
            <text:p>Não encontrado</text:p>
          </table:table-cell>
          <table:table-cell office:value-type="float" office:value="390" calcext:value-type="float">
            <text:p>390</text:p>
          </table:table-cell>
          <table:table-cell office:value-type="string" calcext:value-type="string">
            <text:p>Área de Serviço, Portão Eletrônico, Varanda, Área de Serviço Coberta </text:p>
          </table:table-cell>
          <table:table-cell office:value-type="float" office:value="-15.8048411" calcext:value-type="float">
            <text:p>-15.8048411</text:p>
          </table:table-cell>
          <table:table-cell office:value-type="float" office:value="-48.1137887" calcext:value-type="float">
            <text:p>-48.1137887</text:p>
          </table:table-cell>
          <table:table-cell office:value-type="string" calcext:value-type="string">
            <text:p>JDM Imobiliária</text:p>
          </table:table-cell>
          <table:table-cell office:value-type="float" office:value="26287" calcext:value-type="float">
            <text:p>26287</text:p>
          </table:table-cell>
          <table:table-cell office:value-type="float" office:value="5561998605647" calcext:value-type="float">
            <text:p>5561998605647</text:p>
          </table:table-cell>
          <table:table-cell office:value-type="string" calcext:value-type="string">
            <text:p>(61) 99860 </text:p>
            <text:p>                                             </text:p>
            <text:p>                                         </text:p>
            <text:p>                             </text:p>
            <text:p>                             - 5647 </text:p>
            <text:p>                                 </text:p>
            <text:p>                                       </text:p>
            <text:p>                                 </text:p>
            <text:p>                             </text:p>
            <text:p/>
            <text:p>         </text:p>
            <text:p>                             </text:p>
            <text:p>                                         </text:p>
            <text:p>                                             </text:p>
            <text:p>                                                 </text:p>
            <text:p>                                                 (61) 99860 </text:p>
            <text:p>                                             </text:p>
            <text:p>                                         </text:p>
            <text:p>                             </text:p>
            <text:p>                             - 5647 </text:p>
            <text:p>                                 </text:p>
            <text:p>                                       </text:p>
            <text:p>                                 </text:p>
            <text:p>                             </text:p>
            <text:p/>
            <text:p>         </text:p>
            <text:p>                             </text:p>
            <text:p>                                         </text:p>
            <text:p>                                             </text:p>
            <text:p>                                                 </text:p>
            <text:p>                                                 (61) 99860 </text:p>
            <text:p>                                             </text:p>
            <text:p>                                         </text:p>
            <text:p>                             </text:p>
            <text:p>                             - 5647 </text:p>
            <text:p>                                 </text:p>
            <text:p>                                       </text:p>
            <text:p>                                 </text:p>
            <text:p>                             </text:p>
            <text:p/>
            <text:p>         </text:p>
            <text:p>                             </text:p>
            <text:p>                                         </text:p>
            <text:p>                                             </text:p>
            <text:p>                                                 </text:p>
            <text:p>                                                 (61) 99860 </text:p>
            <text:p>                                             </text:p>
            <text:p>                                         </text:p>
            <text:p>                             </text:p>
            <text:p>                             - 5647</text:p>
          </table:table-cell>
          <table:table-cell office:value-type="string" calcext:value-type="string">
            <text:p>230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com excelente espaço para fazer uma área Gourmet </text:p>
          </table:table-cell>
          <table:table-cell office:value-type="string" calcext:value-type="string">
            <text:p>JDM IMOBILIÁRIA VENDE:</text:p>
            <text:p/>
            <text:p>Casa na QNM QD 8 - Ceilândia Norte</text:p>
            <text:p/>
            <text:p>- Casa na laje</text:p>
            <text:p>- 03 quartos </text:p>
            <text:p>- 01 banheiro social</text:p>
            <text:p>- Sala ampla</text:p>
            <text:p>- Cozinha </text:p>
            <text:p>- 250 m²</text:p>
            <text:p>- Área de serviços coberta </text:p>
            <text:p>- Garagem para 03 carros </text:p>
            <text:p>- Quintal amplo atrás com uma casa simples.</text:p>
            <text:p/>
            <text:p/>
            <text:p/>
            <text:p>ACEITA FINANCIAMENTO BANCÁRIO CAIXA E SANTANDER!!!</text:p>
            <text:p/>
            <text:p>Aceita proposta! </text:p>
            <text:p/>
            <text:p/>
            <text:p/>
            <text:p>(61) 9 ,</text:p>
            <text:p>JDM IMOBILIÁRIA</text:p>
          </table:table-cell>
          <table:table-cell office:value-type="string" calcext:value-type="string">
            <text:p>https://www.dfimoveis.com.br/imovel/casa-3-quartos-venda-ceilandia-norte-ceilandia-df-qnm-8-conjunto-i-1017642</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23 Conjunto O</text:p>
          </table:table-cell>
          <table:table-cell office:value-type="float" office:value="6" calcext:value-type="float">
            <text:p>6</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Não encontrado</text:p>
          </table:table-cell>
          <table:table-cell table:number-columns-repeated="2" office:value-type="string" calcext:value-type="string">
            <text:p>400,00 m²</text:p>
          </table:table-cell>
          <table:table-cell office:value-type="float" office:value="700" calcext:value-type="float">
            <text:p>700</text:p>
          </table:table-cell>
          <table:table-cell office:value-type="string" calcext:value-type="string">
            <text:p>Área de Serviço</text:p>
          </table:table-cell>
          <table:table-cell office:value-type="float" office:value="-15.8092729" calcext:value-type="float">
            <text:p>-15.8092729</text:p>
          </table:table-cell>
          <table:table-cell office:value-type="float" office:value="-48.1248693" calcext:value-type="float">
            <text:p>-48.1248693</text:p>
          </table:table-cell>
          <table:table-cell office:value-type="string" calcext:value-type="string">
            <text:p>Beiramar Imóveis</text:p>
          </table:table-cell>
          <table:table-cell office:value-type="float" office:value="20346" calcext:value-type="float">
            <text:p>20346</text:p>
          </table:table-cell>
          <table:table-cell office:value-type="float" office:value="556132621001" calcext:value-type="float">
            <text:p>556132621001</text:p>
          </table:table-cell>
          <table:table-cell office:value-type="string" calcext:value-type="string">
            <text:p>(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3 quartos, suíte à Venda - QNN 23 Ceilândia Norte</text:p>
          </table:table-cell>
          <table:table-cell office:value-type="string" calcext:value-type="string">
            <text:p>Grande Oportunidade para Investidores - Lote Comercial com Duas Casas e Loja</text:p>
            <text:p>Descrição do Imóvel:</text:p>
            <text:p>Lote Comercial: Inclui duas casas e uma loja.</text:p>
            <text:p/>
            <text:p>Casas:</text:p>
            <text:p/>
            <text:p>Quartos: 3 quartos, sendo uma suíte.</text:p>
            <text:p>Sala: Espaçosa.</text:p>
            <text:p>Banheiro Social: Completo.</text:p>
            <text:p>Cozinha: Funcional.</text:p>
            <text:p>Área de Serviço: Prática.</text:p>
            <text:p>Garagem: 4 vagas.</text:p>
            <text:p>Estrutura: Uma casa com laje e outra com forro em PVC.</text:p>
            <text:p>Loja:</text:p>
            <text:p/>
            <text:p>Banheiros: 2 banheiros.</text:p>
            <text:p>Estoque: Área de armazenamento.</text:p>
            <text:p>Potencial de Renda:</text:p>
            <text:p>Renda de Aluguel: Imóvel alugado pode render aproximadamente R$ 4.000,00 por mês.</text:p>
            <text:p>Condições de Venda:</text:p>
            <text:p>Financiamento e FGTS: Não aceita.</text:p>
            <text:p>Permuta: Analisa permuta.</text:p>
            <text:p>Destaques:</text:p>
            <text:p>Investimento Rentável: Potencial de gerar renda mensal significativa.</text:p>
            <text:p>Diversidade de Espaços: Combinação de área residencial e comercial em um único lote.</text:p>
            <text:p>Localização Comercial: Excelente oportunidade para investidores interessados em imóveis multifuncionais.</text:p>
            <text:p>Aproveite essa excelente oportunidade de investimento. Entre em contato para mais informações e agende uma visita!</text:p>
            <text:p/>
            <text:p>Há mais de 42 anos atuando no mercado imobiliário do Distrito Federal, a Beiramar já ajudou mais de 150 mil pessoas a encontrarem seu lar.Para mais informações agende sua visita! </text:p>
          </table:table-cell>
          <table:table-cell office:value-type="string" calcext:value-type="string">
            <text:p>https://www.dfimoveis.com.br/imovel/casa-4-quartos-venda-ceilandia-norte-ceilandia-df-qnn-23-conjunto-o-962774</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6</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ão encontrado</text:p>
          </table:table-cell>
          <table:table-cell table:number-columns-repeated="2" office:value-type="string" calcext:value-type="string">
            <text:p>123,00 m²</text:p>
          </table:table-cell>
          <table:table-cell office:value-type="float" office:value="430" calcext:value-type="float">
            <text:p>430</text:p>
          </table:table-cell>
          <table:table-cell/>
          <table:table-cell office:value-type="float" office:value="-15.7875093" calcext:value-type="float">
            <text:p>-15.7875093</text:p>
          </table:table-cell>
          <table:table-cell office:value-type="float" office:value="-48.1240134" calcext:value-type="float">
            <text:p>-48.1240134</text:p>
          </table:table-cell>
          <table:table-cell office:value-type="string" calcext:value-type="string">
            <text:p>Serra Negra Imobiliária</text:p>
          </table:table-cell>
          <table:table-cell office:value-type="float" office:value="28770" calcext:value-type="float">
            <text:p>28770</text:p>
          </table:table-cell>
          <table:table-cell office:value-type="float" office:value="5561998324844" calcext:value-type="float">
            <text:p>5561998324844</text:p>
          </table:table-cell>
          <table:table-cell office:value-type="string" calcext:value-type="string">
            <text:p>(61) 99832 </text:p>
            <text:p>                                             </text:p>
            <text:p>                                         </text:p>
            <text:p>                             </text:p>
            <text:p>                             - 4844 </text:p>
            <text:p>                                 </text:p>
            <text:p>                                       </text:p>
            <text:p>                                 </text:p>
            <text:p>                             </text:p>
            <text:p/>
            <text:p>         </text:p>
            <text:p>                             </text:p>
            <text:p>                                         </text:p>
            <text:p>                                             </text:p>
            <text:p>                                                 </text:p>
            <text:p>                                                 (61) 99832 </text:p>
            <text:p>                                             </text:p>
            <text:p>                                         </text:p>
            <text:p>                             </text:p>
            <text:p>                             - 4844 </text:p>
            <text:p>                                 </text:p>
            <text:p>                                       </text:p>
            <text:p>                                 </text:p>
            <text:p>                             </text:p>
            <text:p/>
            <text:p>         </text:p>
            <text:p>                             </text:p>
            <text:p>                                         </text:p>
            <text:p>                                             </text:p>
            <text:p>                                                 </text:p>
            <text:p>                                                 (61) 99832 </text:p>
            <text:p>                                             </text:p>
            <text:p>                                         </text:p>
            <text:p>                             </text:p>
            <text:p>                             - 4844 </text:p>
            <text:p>                                 </text:p>
            <text:p>                                       </text:p>
            <text:p>                                 </text:p>
            <text:p>                             </text:p>
            <text:p/>
            <text:p>         </text:p>
            <text:p>                             </text:p>
            <text:p>                                         </text:p>
            <text:p>                                             </text:p>
            <text:p>                                                 </text:p>
            <text:p>                                                 (61) 99832 </text:p>
            <text:p>                                             </text:p>
            <text:p>                                         </text:p>
            <text:p>                             </text:p>
            <text:p>                             - 4844</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3 QUARTOS, ÁREA GOURMET, CEILÂNDIA NORTE</text:p>
          </table:table-cell>
          <table:table-cell office:value-type="string" calcext:value-type="string">
            <text:p>CASA 3 QUARTOS, ÁREA GOURMET, CEILÂNDIA NORTE </text:p>
            <text:p/>
            <text:p>Área total construída: 123,09m²</text:p>
            <text:p>Área terreno: 144,00m² </text:p>
            <text:p/>
            <text:p>Porcelanto   </text:p>
            <text:p>Sala</text:p>
            <text:p>Cozinha</text:p>
            <text:p>03 Quartos</text:p>
            <text:p>02 Banheiros Sociais</text:p>
            <text:p>Área de Serviço</text:p>
            <text:p>Área Gourmet para churrasqueira Garagem para 2 carros</text:p>
            <text:p/>
            <text:p>Aceita financiamento</text:p>
            <text:p/>
            <text:p>Ao lado do parque de Ceilândia</text:p>
            <text:p/>
            <text:p>Valor 430k</text:p>
            <text:p>Iptu 400</text:p>
            <text:p/>
            <text:p/>
            <text:p>BH</text:p>
          </table:table-cell>
          <table:table-cell office:value-type="string" calcext:value-type="string">
            <text:p>https://www.dfimoveis.com.br/imovel/casa-3-quartos-venda-ceilandia-norte-ceilandia-df-qno-6-1079176</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24 Conjunto C</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ão encontrado</text:p>
          </table:table-cell>
          <table:table-cell office:value-type="string" calcext:value-type="string">
            <text:p>250,00 m²</text:p>
          </table:table-cell>
          <table:table-cell office:value-type="string" calcext:value-type="string">
            <text:p>Não encontrado</text:p>
          </table:table-cell>
          <table:table-cell office:value-type="float" office:value="650" calcext:value-type="float">
            <text:p>650</text:p>
          </table:table-cell>
          <table:table-cell/>
          <table:table-cell office:value-type="float" office:value="-15.8029576" calcext:value-type="float">
            <text:p>-15.8029576</text:p>
          </table:table-cell>
          <table:table-cell office:value-type="float" office:value="-48.1105408" calcext:value-type="float">
            <text:p>-48.1105408</text:p>
          </table:table-cell>
          <table:table-cell office:value-type="string" calcext:value-type="string">
            <text:p>MC Imoveis</text:p>
          </table:table-cell>
          <table:table-cell office:value-type="float" office:value="25083" calcext:value-type="float">
            <text:p>25083</text:p>
          </table:table-cell>
          <table:table-cell office:value-type="float" office:value="556133735265" calcext:value-type="float">
            <text:p>556133735265</text:p>
          </table:table-cell>
          <table:table-cell office:value-type="string" calcext:value-type="string">
            <text:p>(61) 3373 </text:p>
            <text:p>                                             </text:p>
            <text:p>                                         </text:p>
            <text:p>                             </text:p>
            <text:p>                             - 5265 </text:p>
            <text:p>                                 </text:p>
            <text:p>                                       </text:p>
            <text:p>                                 </text:p>
            <text:p>                             </text:p>
            <text:p/>
            <text:p>         </text:p>
            <text:p>                             </text:p>
            <text:p>                                         </text:p>
            <text:p>                                             </text:p>
            <text:p>                                                 </text:p>
            <text:p>                                                 (61) 3373 </text:p>
            <text:p>                                             </text:p>
            <text:p>                                         </text:p>
            <text:p>                             </text:p>
            <text:p>                             - 5265 </text:p>
            <text:p>                                 </text:p>
            <text:p>                                       </text:p>
            <text:p>                                 </text:p>
            <text:p>                             </text:p>
            <text:p/>
            <text:p>         </text:p>
            <text:p>                             </text:p>
            <text:p>                                         </text:p>
            <text:p>                                             </text:p>
            <text:p>                                                 </text:p>
            <text:p>                                                 (61) 3373 </text:p>
            <text:p>                                             </text:p>
            <text:p>                                         </text:p>
            <text:p>                             </text:p>
            <text:p>                             - 5265 </text:p>
            <text:p>                                 </text:p>
            <text:p>                                       </text:p>
            <text:p>                                 </text:p>
            <text:p>                             </text:p>
            <text:p/>
            <text:p>         </text:p>
            <text:p>                             </text:p>
            <text:p>                                         </text:p>
            <text:p>                                             </text:p>
            <text:p>                                                 </text:p>
            <text:p>                                                 (61) 3373 </text:p>
            <text:p>                                             </text:p>
            <text:p>                                         </text:p>
            <text:p>                             </text:p>
            <text:p>                             - 5265</text:p>
          </table:table-cell>
          <table:table-cell office:value-type="string" calcext:value-type="string">
            <text:p>56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Excelente imovel na QNM 24</text:p>
            <text:p/>
            <text:p>Parte de baixo</text:p>
            <text:p>Garagem para 4 carros</text:p>
            <text:p>1 sala ampla</text:p>
            <text:p>1 quarto</text:p>
            <text:p>1 banheiro social</text:p>
            <text:p>1 cozinha ampla</text:p>
            <text:p>Área de serviço </text:p>
            <text:p/>
            <text:p>1° andar</text:p>
            <text:p>3 quartos, sendo 1 suíte </text:p>
            <text:p>1 sala ampla</text:p>
            <text:p>1 varanda</text:p>
            <text:p>1 banheiro social</text:p>
            <text:p/>
            <text:p>2° andar</text:p>
            <text:p>1 quarto</text:p>
            <text:p>Sacada</text:p>
            <text:p/>
            <text:p>Parte dos fundos</text:p>
            <text:p>Casa com 1 quarto, banheiro social, cozinha, sala, dispensa e área grande</text:p>
            <text:p/>
            <text:p>Ligue e agende  sua visita! </text:p>
            <text:p/>
            <text:p>Mc Imóveis , /CRECI-CJ 25.083</text:p>
            <text:p/>
            <text:p>Milton , /CRECI-DF 610</text:p>
            <text:p/>
            <text:p>Para comprar ou vender venha para a MC!</text:p>
          </table:table-cell>
          <table:table-cell office:value-type="string" calcext:value-type="string">
            <text:p>https://www.dfimoveis.com.br/imovel/casa-4-quartos-venda-ceilandia-norte-ceilandia-df-qnm-24-conjunto-c-1105416</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9 Conjunto G</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Não encontrado</text:p>
          </table:table-cell>
          <table:table-cell table:number-columns-repeated="2" office:value-type="string" calcext:value-type="string">
            <text:p>144,00 m²</text:p>
          </table:table-cell>
          <table:table-cell office:value-type="float" office:value="310" calcext:value-type="float">
            <text:p>310</text:p>
          </table:table-cell>
          <table:table-cell office:value-type="string" calcext:value-type="string">
            <text:p>Área de Serviço, Cozinha Espaçosa</text:p>
          </table:table-cell>
          <table:table-cell office:value-type="float" office:value="-15.8007418" calcext:value-type="float">
            <text:p>-15.8007418</text:p>
          </table:table-cell>
          <table:table-cell office:value-type="float" office:value="-48.1248538" calcext:value-type="float">
            <text:p>-48.1248538</text:p>
          </table:table-cell>
          <table:table-cell office:value-type="string" calcext:value-type="string">
            <text:p>Adeildo Oliveira</text:p>
          </table:table-cell>
          <table:table-cell office:value-type="float" office:value="30835" calcext:value-type="float">
            <text:p>30835</text:p>
          </table:table-cell>
          <table:table-cell office:value-type="float" office:value="5561996091131" calcext:value-type="float">
            <text:p>5561996091131</text:p>
          </table:table-cell>
          <table:table-cell office:value-type="string" calcext:value-type="string">
            <text:p>(61) 99609 </text:p>
            <text:p>                                             </text:p>
            <text:p>                                         </text:p>
            <text:p>                             </text:p>
            <text:p>                             - 1131 </text:p>
            <text:p>                                 </text:p>
            <text:p>                                       </text:p>
            <text:p>                                 </text:p>
            <text:p>                             </text:p>
            <text:p/>
            <text:p>         </text:p>
            <text:p>                             </text:p>
            <text:p>                                         </text:p>
            <text:p>                                             </text:p>
            <text:p>                                                 </text:p>
            <text:p>                                                 (61) 99609 </text:p>
            <text:p>                                             </text:p>
            <text:p>                                         </text:p>
            <text:p>                             </text:p>
            <text:p>                             - 1131 </text:p>
            <text:p>                                 </text:p>
            <text:p>                                       </text:p>
            <text:p>                                 </text:p>
            <text:p>                             </text:p>
            <text:p/>
            <text:p>         </text:p>
            <text:p>                             </text:p>
            <text:p>                                         </text:p>
            <text:p>                                             </text:p>
            <text:p>                                                 </text:p>
            <text:p>                                                 (61) 99609 </text:p>
            <text:p>                                             </text:p>
            <text:p>                                         </text:p>
            <text:p>                             </text:p>
            <text:p>                             - 1131 </text:p>
            <text:p>                                 </text:p>
            <text:p>                                       </text:p>
            <text:p>                                 </text:p>
            <text:p>                             </text:p>
            <text:p/>
            <text:p>         </text:p>
            <text:p>                             </text:p>
            <text:p>                                         </text:p>
            <text:p>                                             </text:p>
            <text:p>                                                 </text:p>
            <text:p>                                                 (61) 99609 </text:p>
            <text:p>                                             </text:p>
            <text:p>                                         </text:p>
            <text:p>                             </text:p>
            <text:p>                             - 1131</text:p>
          </table:table-cell>
          <table:table-cell office:value-type="string" calcext:value-type="string">
            <text:p>74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Excelente oportunidade no Setor O, ótima localização.</text:p>
          </table:table-cell>
          <table:table-cell office:value-type="string" calcext:value-type="string">
            <text:p>Oportunidade no Setor “O” – QNO 9 Conjunto G, Ceilândia</text:p>
            <text:p/>
            <text:p>Descrição do Imóvel:</text:p>
            <text:p><text:tab/>•<text:tab/>Casa Principal: 2 quartos, sala, cozinha, banheiro social.</text:p>
            <text:p><text:tab/>•<text:tab/>Casa dos Fundos: 3 quartos (1 suíte), sala, cozinha, banheiro social.</text:p>
            <text:p/>
            <text:p>         Ambas forradas com gesso.</text:p>
            <text:p/>
            <text:p>Localização:</text:p>
            <text:p><text:tab/>•<text:tab/>Próximo à EC 31, Supermercado Super Veneza, ULTRABOX, Centro Olímpico do Setor “O” e Estação Terminal do Metrô da Ceilândia.</text:p>
            <text:p/>
            <text:p>Benefícios:</text:p>
            <text:p><text:tab/>•<text:tab/>Ideal para morar com família ou gerar renda extra alugando uma das casas.</text:p>
            <text:p><text:tab/>•<text:tab/>Acesso fácil a escolas, supermercados e transporte público.</text:p>
            <text:p/>
            <text:p>Escriturada</text:p>
            <text:p/>
            <text:p>Não aceita Financiamento.</text:p>
            <text:p/>
            <text:p>Valor: R$ 290.000,00</text:p>
            <text:p/>
            <text:p/>
            <text:p>ADEILDO OLIVEIRA </text:p>
            <text:p>CORRETOR DE IMÓVEIS CRECI/DF ,6091131</text:p>
          </table:table-cell>
          <table:table-cell office:value-type="string" calcext:value-type="string">
            <text:p>https://www.dfimoveis.com.br/imovel/casa-2-quartos-venda-ceilandia-norte-ceilandia-df-qno-9-conjunto-g-1097214</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O 11 Conjunto J</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Não encontrado</text:p>
          </table:table-cell>
          <table:table-cell table:number-columns-repeated="2" office:value-type="string" calcext:value-type="string">
            <text:p>144,00 m²</text:p>
          </table:table-cell>
          <table:table-cell office:value-type="float" office:value="420" calcext:value-type="float">
            <text:p>420</text:p>
          </table:table-cell>
          <table:table-cell office:value-type="string" calcext:value-type="string">
            <text:p>Aceita Pets</text:p>
          </table:table-cell>
          <table:table-cell office:value-type="float" office:value="-15.7972176" calcext:value-type="float">
            <text:p>-15.7972176</text:p>
          </table:table-cell>
          <table:table-cell office:value-type="float" office:value="-48.1273521" calcext:value-type="float">
            <text:p>-48.1273521</text:p>
          </table:table-cell>
          <table:table-cell office:value-type="string" calcext:value-type="string">
            <text:p>RE/MAX Satélite</text:p>
          </table:table-cell>
          <table:table-cell office:value-type="float" office:value="30598" calcext:value-type="float">
            <text:p>30598</text:p>
          </table:table-cell>
          <table:table-cell office:value-type="float" office:value="5561994507225" calcext:value-type="float">
            <text:p>5561994507225</text:p>
          </table:table-cell>
          <table:table-cell office:value-type="string" calcext:value-type="string">
            <text:p>(61) 3375 </text:p>
            <text:p>                             </text:p>
            <text:p>                             - 3131 </text:p>
            <text:p>                                 </text:p>
            <text:p>                                       </text:p>
            <text:p>                                 </text:p>
            <text:p>                             </text:p>
            <text:p/>
            <text:p>         </text:p>
            <text:p>                             </text:p>
            <text:p>                                     </text:p>
            <text:p>                                     (61) 3375 </text:p>
            <text:p>                             </text:p>
            <text:p>                             - 3131 </text:p>
            <text:p>                                 </text:p>
            <text:p>                                       </text:p>
            <text:p>                                 </text:p>
            <text:p>                             </text:p>
            <text:p/>
            <text:p>         </text:p>
            <text:p>                             </text:p>
            <text:p>                                     </text:p>
            <text:p>                                     (61) 3375 </text:p>
            <text:p>                             </text:p>
            <text:p>                             - 3131 </text:p>
            <text:p>                                 </text:p>
            <text:p>                                       </text:p>
            <text:p>                                 </text:p>
            <text:p>                             </text:p>
            <text:p/>
            <text:p>         </text:p>
            <text:p>                             </text:p>
            <text:p>                                     </text:p>
            <text:p>                                     (61) 3375 </text:p>
            <text:p>                             </text:p>
            <text:p>                             - 3131</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com 3 Quartos e Garagem para 3 carros na QNO 11</text:p>
          </table:table-cell>
          <table:table-cell office:value-type="string" calcext:value-type="string">
            <text:p>Oportunidade na QNO 11</text:p>
            <text:p/>
            <text:p>Imóvel Espac?oso com 3 Quartos, 2 Suítes e Muitas Funcionalidades</text:p>
            <text:p/>
            <text:p>Quarto 1: Suíte com banheiro privativo e closet espaçoso, ideal para maior privacidade e armazenamento.</text:p>
            <text:p/>
            <text:p>Quarto 2: Suíte com banheiro privativo, perfeito para hóspedes ou familiares, oferecendo conforto e privacidade.</text:p>
            <text:p/>
            <text:p>Quarto 3: Quarto padrão, versátil para ser usado como quarto de criança, escritório ou quarto de hóspedes, adaptável às suas necessidades.</text:p>
            <text:p/>
            <text:p>Sala de Estar: Ampla e bem iluminada, perfeita para o convívio familiar e para receber visitas. Espaço suficiente para um sofá grande, estante de TV e mesa de centro, criando um ambiente aconchegante e funcional.</text:p>
            <text:p/>
            <text:p>Cozinha: Espaçosa, com área para instalação de armários planejados, pia grande, fogão e geladeira. Inclui também espaço para uma mesa de refeições rápidas ou um balcão estilo americano, tornando a cozinha prática e agradável.</text:p>
            <text:p/>
            <text:p>Banheiro Social: Completo e acessível, atende aos moradores dos quartos não-suítes e às visitas, oferecendo funcionalidade e comodidade para todos.</text:p>
            <text:p/>
            <text:p>Área de Serviço: Dedicada à lavanderia, com espaço para máquina de lavar, secadora e tanque. Inclui varal interno ou externo e armários para produtos de limpeza, facilitando a organização e a manutenção da casa.</text:p>
            <text:p/>
            <text:p>Garagem: Coberta, com espaço para até três carros. Equipado com portão eletrônico, oferece maior segurança e comodidade no acesso e na proteção dos veículos.</text:p>
            <text:p/>
            <text:p>Este imóvel é ideal para quem busca conforto, praticidade e um ambiente bem distribuído, em uma localização conveniente.</text:p>
          </table:table-cell>
          <table:table-cell office:value-type="string" calcext:value-type="string">
            <text:p>https://www.dfimoveis.com.br/imovel/casa-3-quartos-venda-ceilandia-norte-ceilandia-df-qno-11-conjunto-j-976728</text:p>
          </table:table-cell>
        </table:table-row>
        <table:table-row table:style-name="ro5">
          <table:table-cell office:value-type="string" calcext:value-type="string">
            <text:p>CEILÂNDIA</text:p>
          </table:table-cell>
          <table:table-cell office:value-type="string" calcext:value-type="string">
            <text:p>CEILANDIA NORTE</text:p>
          </table:table-cell>
          <table:table-cell office:value-type="string" calcext:value-type="string">
            <text:p>QNN 39 Conjunto B</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Não encontrado</text:p>
          </table:table-cell>
          <table:table-cell office:value-type="string" calcext:value-type="string">
            <text:p>149,00 m²</text:p>
          </table:table-cell>
          <table:table-cell office:value-type="string" calcext:value-type="string">
            <text:p>Não encontrado</text:p>
          </table:table-cell>
          <table:table-cell office:value-type="float" office:value="280" calcext:value-type="float">
            <text:p>280</text:p>
          </table:table-cell>
          <table:table-cell/>
          <table:table-cell office:value-type="float" office:value="-15.8076992" calcext:value-type="float">
            <text:p>-15.8076992</text:p>
          </table:table-cell>
          <table:table-cell office:value-type="float" office:value="-48.1276321" calcext:value-type="float">
            <text:p>-48.1276321</text:p>
          </table:table-cell>
          <table:table-cell office:value-type="string" calcext:value-type="string">
            <text:p>JReis Escritório Imobiliário</text:p>
          </table:table-cell>
          <table:table-cell office:value-type="float" office:value="20927" calcext:value-type="float">
            <text:p>20927</text:p>
          </table:table-cell>
          <table:table-cell office:value-type="float" office:value="5561985307570" calcext:value-type="float">
            <text:p>5561985307570</text:p>
          </table:table-cell>
          <table:table-cell office:value-type="string" calcext:value-type="string">
            <text:p>(61) 98530 </text:p>
            <text:p>                                             </text:p>
            <text:p>                                         </text:p>
            <text:p>                             </text:p>
            <text:p>                             - 7570 </text:p>
            <text:p>                                 </text:p>
            <text:p>                                       </text:p>
            <text:p>                                 </text:p>
            <text:p>                             </text:p>
            <text:p>                             </text:p>
            <text:p>                                         </text:p>
            <text:p>                                             </text:p>
            <text:p>                                                 </text:p>
            <text:p>                                                 (61) 98327 </text:p>
            <text:p>                                             </text:p>
            <text:p>                                         </text:p>
            <text:p>                             </text:p>
            <text:p>                             - 4241 </text:p>
            <text:p>                                 </text:p>
            <text:p>                                       </text:p>
            <text:p>                                 </text:p>
            <text:p>                             </text:p>
            <text:p/>
            <text:p>         </text:p>
            <text:p>                             </text:p>
            <text:p>                                         </text:p>
            <text:p>                                             </text:p>
            <text:p>                                                 </text:p>
            <text:p>                                                 (61) 98530 </text:p>
            <text:p>                                             </text:p>
            <text:p>                                         </text:p>
            <text:p>                             </text:p>
            <text:p>                             - 7570 </text:p>
            <text:p>                                 </text:p>
            <text:p>                                       </text:p>
            <text:p>                                 </text:p>
            <text:p>                             </text:p>
            <text:p>                             </text:p>
            <text:p>                                         </text:p>
            <text:p>                                             </text:p>
            <text:p>                                                 </text:p>
            <text:p>                                                 (61) 98327 </text:p>
            <text:p>                                             </text:p>
            <text:p>                                         </text:p>
            <text:p>                             </text:p>
            <text:p>                             - 4241 </text:p>
            <text:p>                                 </text:p>
            <text:p>                                       </text:p>
            <text:p>                                 </text:p>
            <text:p>                             </text:p>
            <text:p/>
            <text:p>         </text:p>
            <text:p>                             </text:p>
            <text:p>                                         </text:p>
            <text:p>                                             </text:p>
            <text:p>                                                 </text:p>
            <text:p>                                                 (61) 98530 </text:p>
            <text:p>                                             </text:p>
            <text:p>                                         </text:p>
            <text:p>                             </text:p>
            <text:p>                             - 7570 </text:p>
            <text:p>                                 </text:p>
            <text:p>                                       </text:p>
            <text:p>                                 </text:p>
            <text:p>                             </text:p>
            <text:p>                             </text:p>
            <text:p>                                         </text:p>
            <text:p>                                             </text:p>
            <text:p>                                                 </text:p>
            <text:p>                                                 (61) 98327 </text:p>
            <text:p>                                             </text:p>
            <text:p>                                         </text:p>
            <text:p>                             </text:p>
            <text:p>                             - 4241 </text:p>
            <text:p>                                 </text:p>
            <text:p>                                       </text:p>
            <text:p>                                 </text:p>
            <text:p>                             </text:p>
            <text:p/>
            <text:p>         </text:p>
            <text:p>                             </text:p>
            <text:p>                                         </text:p>
            <text:p>                                             </text:p>
            <text:p>                                                 </text:p>
            <text:p>                                                 (61) 98530 </text:p>
            <text:p>                                             </text:p>
            <text:p>                                         </text:p>
            <text:p>                             </text:p>
            <text:p>                             - 7570 </text:p>
            <text:p>                                 </text:p>
            <text:p>                                       </text:p>
            <text:p>                                 </text:p>
            <text:p>                             </text:p>
            <text:p>                             </text:p>
            <text:p>                                         </text:p>
            <text:p>                                             </text:p>
            <text:p>                                                 </text:p>
            <text:p>                                                 (61) 98327 </text:p>
            <text:p>                                             </text:p>
            <text:p>                                         </text:p>
            <text:p>                             </text:p>
            <text:p>                             - 4241</text:p>
          </table:table-cell>
          <table:table-cell office:value-type="string" calcext:value-type="string">
            <text:p>10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N 39 - CASA 3 QUARTOS SENDO 2 SUÍTES</text:p>
          </table:table-cell>
          <table:table-cell office:value-type="string" calcext:value-type="string">
            <text:p>JREIS ESCRITÓRIO IMOBILIÁRIA</text:p>
            <text:p/>
            <text:p>Imóvel sendo:</text:p>
            <text:p>* 3 quartos, 2 suítes </text:p>
            <text:p>* Banheiro social </text:p>
            <text:p>* Sala </text:p>
            <text:p>* Cozinha</text:p>
            <text:p>* Garagem coberta</text:p>
            <text:p>* Telhado colonial</text:p>
            <text:p>* Forro PVC </text:p>
            <text:p>* Cerâmica</text:p>
            <text:p/>
            <text:p>Creci 20.927</text:p>
            <text:p>Deus seja louvado!</text:p>
          </table:table-cell>
          <table:table-cell office:value-type="string" calcext:value-type="string">
            <text:p>https://www.dfimoveis.com.br/imovel/casa-3-quartos-venda-ceilandia-norte-ceilandia-df-qnn-39-conjunto-b-1128063</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 Conjunto A</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Nascente</text:p>
          </table:table-cell>
          <table:table-cell office:value-type="string" calcext:value-type="string">
            <text:p>90,00 m²</text:p>
          </table:table-cell>
          <table:table-cell office:value-type="string" calcext:value-type="string">
            <text:p>144,00 m²</text:p>
          </table:table-cell>
          <table:table-cell office:value-type="float" office:value="400" calcext:value-type="float">
            <text:p>400</text:p>
          </table:table-cell>
          <table:table-cell/>
          <table:table-cell office:value-type="float" office:value="-15.7990611" calcext:value-type="float">
            <text:p>-15.7990611</text:p>
          </table:table-cell>
          <table:table-cell office:value-type="float" office:value="-48.1239383" calcext:value-type="float">
            <text:p>-48.1239383</text:p>
          </table:table-cell>
          <table:table-cell office:value-type="string" calcext:value-type="string">
            <text:p>Felix Imóveis</text:p>
          </table:table-cell>
          <table:table-cell office:value-type="float" office:value="15433" calcext:value-type="float">
            <text:p>15433</text:p>
          </table:table-cell>
          <table:table-cell office:value-type="float" office:value="5561993105980" calcext:value-type="float">
            <text:p>5561993105980</text:p>
          </table:table-cell>
          <table:table-cell office:value-type="string" calcext:value-type="string">
            <text:p>(61) 99310 </text:p>
            <text:p>                                             </text:p>
            <text:p>                                         </text:p>
            <text:p>                             </text:p>
            <text:p>                             - 5980 </text:p>
            <text:p>                                 </text:p>
            <text:p>                                       </text:p>
            <text:p>                                 </text:p>
            <text:p>                             </text:p>
            <text:p/>
            <text:p>         </text:p>
            <text:p>                             </text:p>
            <text:p>                                         </text:p>
            <text:p>                                             </text:p>
            <text:p>                                                 </text:p>
            <text:p>                                                 (61) 99310 </text:p>
            <text:p>                                             </text:p>
            <text:p>                                         </text:p>
            <text:p>                             </text:p>
            <text:p>                             - 5980 </text:p>
            <text:p>                                 </text:p>
            <text:p>                                       </text:p>
            <text:p>                                 </text:p>
            <text:p>                             </text:p>
            <text:p/>
            <text:p>         </text:p>
            <text:p>                             </text:p>
            <text:p>                                         </text:p>
            <text:p>                                             </text:p>
            <text:p>                                                 </text:p>
            <text:p>                                                 (61) 99310 </text:p>
            <text:p>                                             </text:p>
            <text:p>                                         </text:p>
            <text:p>                             </text:p>
            <text:p>                             - 5980 </text:p>
            <text:p>                                 </text:p>
            <text:p>                                       </text:p>
            <text:p>                                 </text:p>
            <text:p>                             </text:p>
            <text:p/>
            <text:p>         </text:p>
            <text:p>                             </text:p>
            <text:p>                                         </text:p>
            <text:p>                                             </text:p>
            <text:p>                                                 </text:p>
            <text:p>                                                 (61) 99310 </text:p>
            <text:p>                                             </text:p>
            <text:p>                                         </text:p>
            <text:p>                             </text:p>
            <text:p>                             - 5980</text:p>
          </table:table-cell>
          <table:table-cell office:value-type="string" calcext:value-type="string">
            <text:p>274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CASA SIMPLES CONTENDO </text:p>
            <text:p>2 QTS</text:p>
            <text:p>1 SALA</text:p>
            <text:p>1 COZINHA</text:p>
            <text:p>1 BANHEIRO</text:p>
            <text:p>GARAGEM </text:p>
            <text:p>FUNDO PARA AVENIDA COMERCIAL </text:p>
            <text:p>PROXIMO AO METRO DE CEILANDIA</text:p>
            <text:p>OTIMO PARA COMERCIO E ALUGUEL</text:p>
            <text:p>CONTATO ,</text:p>
            <text:p>FELIX</text:p>
          </table:table-cell>
          <table:table-cell office:value-type="string" calcext:value-type="string">
            <text:p>https://www.dfimoveis.com.br/imovel/casa-2-quartos-venda-ceilandia-norte-ceilandia-df-qno-1-conjunto-a-997341</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23 Conjunto I</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ão encontrado</text:p>
          </table:table-cell>
          <table:table-cell office:value-type="string" calcext:value-type="string">
            <text:p>160,00 m²</text:p>
          </table:table-cell>
          <table:table-cell office:value-type="string" calcext:value-type="string">
            <text:p>250,00 m²</text:p>
          </table:table-cell>
          <table:table-cell office:value-type="float" office:value="288" calcext:value-type="float">
            <text:p>288</text:p>
          </table:table-cell>
          <table:table-cell/>
          <table:table-cell office:value-type="float" office:value="-15.8089082" calcext:value-type="float">
            <text:p>-15.8089082</text:p>
          </table:table-cell>
          <table:table-cell office:value-type="float" office:value="-48.1233176" calcext:value-type="float">
            <text:p>-48.1233176</text:p>
          </table:table-cell>
          <table:table-cell office:value-type="string" calcext:value-type="string">
            <text:p>Kelly Imobiliária</text:p>
          </table:table-cell>
          <table:table-cell office:value-type="float" office:value="19658" calcext:value-type="float">
            <text:p>19658</text:p>
          </table:table-cell>
          <table:table-cell office:value-type="float" office:value="556182348247" calcext:value-type="float">
            <text:p>556182348247</text:p>
          </table:table-cell>
          <table:table-cell office:value-type="string" calcext:value-type="string">
            <text:p>(61) 8234 </text:p>
            <text:p>                                             </text:p>
            <text:p>                                         </text:p>
            <text:p>                             </text:p>
            <text:p>                             - 8247 </text:p>
            <text:p>                                 </text:p>
            <text:p>                                       </text:p>
            <text:p>                                 </text:p>
            <text:p>                             </text:p>
            <text:p/>
            <text:p>         </text:p>
            <text:p>                             </text:p>
            <text:p>                                         </text:p>
            <text:p>                                             </text:p>
            <text:p>                                                 </text:p>
            <text:p>                                                 (61) 8234 </text:p>
            <text:p>                                             </text:p>
            <text:p>                                         </text:p>
            <text:p>                             </text:p>
            <text:p>                             - 8247 </text:p>
            <text:p>                                 </text:p>
            <text:p>                                       </text:p>
            <text:p>                                 </text:p>
            <text:p>                             </text:p>
            <text:p/>
            <text:p>         </text:p>
            <text:p>                             </text:p>
            <text:p>                                         </text:p>
            <text:p>                                             </text:p>
            <text:p>                                                 </text:p>
            <text:p>                                                 (61) 8234 </text:p>
            <text:p>                                             </text:p>
            <text:p>                                         </text:p>
            <text:p>                             </text:p>
            <text:p>                             - 8247 </text:p>
            <text:p>                                 </text:p>
            <text:p>                                       </text:p>
            <text:p>                                 </text:p>
            <text:p>                             </text:p>
            <text:p/>
            <text:p>         </text:p>
            <text:p>                             </text:p>
            <text:p>                                         </text:p>
            <text:p>                                             </text:p>
            <text:p>                                                 </text:p>
            <text:p>                                                 (61) 8234 </text:p>
            <text:p>                                             </text:p>
            <text:p>                                         </text:p>
            <text:p>                             </text:p>
            <text:p>                             - 8247</text:p>
          </table:table-cell>
          <table:table-cell office:value-type="string" calcext:value-type="string">
            <text:p>121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VENDE-SE UMA CASA NA QNN </text:p>
            <text:p>Tem 2 moradias </text:p>
            <text:p>1º Possui: </text:p>
            <text:p>4 quartos </text:p>
            <text:p>1 sala </text:p>
            <text:p>1 cozinha </text:p>
            <text:p>1 banheiro social </text:p>
            <text:p>Área de serviço </text:p>
            <text:p>Garagem coberta para 2 carros </text:p>
            <text:p>2º Possui: </text:p>
            <text:p>2 quartos </text:p>
            <text:p>1 sala </text:p>
            <text:p>1 cozinha </text:p>
            <text:p>1 banheiro </text:p>
            <text:p>Escriturado e registrado</text:p>
            <text:p>Aceita financiamento</text:p>
            <text:p>Valor de venda R$ 288.000,00 </text:p>
            <text:p>FAZEMOS VENDA/ COMPRA/ ALUGUEL/ HABITE-SE/ AVERBAÇÃO DA ÁREA DO LOTE</text:p>
            <text:p>Administramos seu imóvel!</text:p>
            <text:p>Telefone(s):</text:p>
            <text:p>,-Ligações</text:p>
            <text:p>,-whatsapp</text:p>
            <text:p>PLANTÃO: CORRETOR SOUSA</text:p>
            <text:p>Whatsapp e Ligação ,</text:p>
            <text:p/>
            <text:p>KELLY IMOBILIÁRIA</text:p>
            <text:p>Unidade Samambaia Norte: QS 401, conjunto G , lote 6/7, loja 02.</text:p>
            <text:p>Faço intermédio na compra e venda de imóveis. Presto assessoria em serviços na obtenção de seu habite-se.</text:p>
            <text:p>Facilito pagamento de seu habite-se em até 3X sem juros. Realizo avaliação de imóveis, acompanho todo o andamento do processo do habite-se do financiamento</text:p>
            <text:p>CRECI PF: 19658</text:p>
            <text:p>CRECI PJ: 26293 </text:p>
            <text:p>PLANTÃO: CORRETOR SOUSA</text:p>
            <text:p>Whatsapp e Ligação </text:p>
          </table:table-cell>
          <table:table-cell office:value-type="string" calcext:value-type="string">
            <text:p>https://www.dfimoveis.com.br/imovel/casa-4-quartos-venda-ceilandia-norte-ceilandia-df-qnn-23-conjunto-i-1077724</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18 Conjunto G</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Não encontrado</text:p>
          </table:table-cell>
          <table:table-cell office:value-type="string" calcext:value-type="string">
            <text:p>0,01 m²</text:p>
          </table:table-cell>
          <table:table-cell office:value-type="string" calcext:value-type="string">
            <text:p>250,00 m²</text:p>
          </table:table-cell>
          <table:table-cell office:value-type="float" office:value="600" calcext:value-type="float">
            <text:p>600</text:p>
          </table:table-cell>
          <table:table-cell/>
          <table:table-cell office:value-type="float" office:value="-15.8126953" calcext:value-type="float">
            <text:p>-15.8126953</text:p>
          </table:table-cell>
          <table:table-cell office:value-type="float" office:value="-48.0994269" calcext:value-type="float">
            <text:p>-48.0994269</text:p>
          </table:table-cell>
          <table:table-cell office:value-type="string" calcext:value-type="string">
            <text:p>MC Imoveis</text:p>
          </table:table-cell>
          <table:table-cell office:value-type="float" office:value="25083" calcext:value-type="float">
            <text:p>25083</text:p>
          </table:table-cell>
          <table:table-cell office:value-type="float" office:value="556133735265" calcext:value-type="float">
            <text:p>556133735265</text:p>
          </table:table-cell>
          <table:table-cell office:value-type="string" calcext:value-type="string">
            <text:p>(61) 3373 </text:p>
            <text:p>                                             </text:p>
            <text:p>                                         </text:p>
            <text:p>                             </text:p>
            <text:p>                             - 5265 </text:p>
            <text:p>                                 </text:p>
            <text:p>                                       </text:p>
            <text:p>                                 </text:p>
            <text:p>                             </text:p>
            <text:p/>
            <text:p>         </text:p>
            <text:p>                             </text:p>
            <text:p>                                         </text:p>
            <text:p>                                             </text:p>
            <text:p>                                                 </text:p>
            <text:p>                                                 (61) 3373 </text:p>
            <text:p>                                             </text:p>
            <text:p>                                         </text:p>
            <text:p>                             </text:p>
            <text:p>                             - 5265 </text:p>
            <text:p>                                 </text:p>
            <text:p>                                       </text:p>
            <text:p>                                 </text:p>
            <text:p>                             </text:p>
            <text:p/>
            <text:p>         </text:p>
            <text:p>                             </text:p>
            <text:p>                                         </text:p>
            <text:p>                                             </text:p>
            <text:p>                                                 </text:p>
            <text:p>                                                 (61) 3373 </text:p>
            <text:p>                                             </text:p>
            <text:p>                                         </text:p>
            <text:p>                             </text:p>
            <text:p>                             - 5265 </text:p>
            <text:p>                                 </text:p>
            <text:p>                                       </text:p>
            <text:p>                                 </text:p>
            <text:p>                             </text:p>
            <text:p/>
            <text:p>         </text:p>
            <text:p>                             </text:p>
            <text:p>                                         </text:p>
            <text:p>                                             </text:p>
            <text:p>                                                 </text:p>
            <text:p>                                                 (61) 3373 </text:p>
            <text:p>                                             </text:p>
            <text:p>                                         </text:p>
            <text:p>                             </text:p>
            <text:p>                             - 5265</text:p>
          </table:table-cell>
          <table:table-cell office:value-type="string" calcext:value-type="string">
            <text:p>41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Localização privilegiada, próximo a comercios e fácil acesso a transportes publicos.</text:p>
          </table:table-cell>
          <table:table-cell office:value-type="string" calcext:value-type="string">
            <text:p/>
            <text:p>??QNM 18 conjunto G </text:p>
            <text:p/>
            <text:p>Oportunidade para você que busca morar em uma boa localização imóvel próximo a Ceilândia centro </text:p>
            <text:p/>
            <text:p>Lote de 250m composta por </text:p>
            <text:p/>
            <text:p>3 quartos sendo 1 suite </text:p>
            <text:p>Sala </text:p>
            <text:p>Cozinha </text:p>
            <text:p>Banheiro social </text:p>
            <text:p>Copa </text:p>
            <text:p>Cozinha </text:p>
            <text:p>Garagem ampla para até 5 carros </text:p>
            <text:p>+moradia nos fundos de 2 quartos, sala, cozinha e banheiro </text:p>
            <text:p/>
            <text:p>Piso da garagem sendo novo e o imóvel vai ser entregue pintado </text:p>
            <text:p/>
            <text:p>R$600.000,00</text:p>
            <text:p>Aceita financiamento e estuda proposta </text:p>
            <text:p/>
            <text:p>Ligue e agende sua visita </text:p>
            <text:p/>
            <text:p>Brandão - , /CRECI-DF 29.782</text:p>
            <text:p/>
            <text:p>Mc Imóveis - , /CRECI-CJ 25.083</text:p>
            <text:p/>
            <text:p>Quer comprar ou vender, chame a Mc!</text:p>
          </table:table-cell>
          <table:table-cell office:value-type="string" calcext:value-type="string">
            <text:p>https://www.dfimoveis.com.br/imovel/casa-3-quartos-venda-ceilandia-norte-ceilandia-df-qnm-18-conjunto-g-1113601</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4 Conjunto E</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ascente</text:p>
          </table:table-cell>
          <table:table-cell table:number-columns-repeated="2" office:value-type="string" calcext:value-type="string">
            <text:p>144,00 m²</text:p>
          </table:table-cell>
          <table:table-cell office:value-type="float" office:value="350" calcext:value-type="float">
            <text:p>350</text:p>
          </table:table-cell>
          <table:table-cell office:value-type="string" calcext:value-type="string">
            <text:p>Aceita Pets, Área de Serviço, Cozinha com Armários , Jardim, Varanda, Área de Serviço Coberta , Cozinha Espaçosa</text:p>
          </table:table-cell>
          <table:table-cell office:value-type="float" office:value="-15.7933011" calcext:value-type="float">
            <text:p>-15.7933011</text:p>
          </table:table-cell>
          <table:table-cell office:value-type="float" office:value="-48.120502" calcext:value-type="float">
            <text:p>-48.120502</text:p>
          </table:table-cell>
          <table:table-cell office:value-type="string" calcext:value-type="string">
            <text:p>Zulene Imóveis Netimóveis</text:p>
          </table:table-cell>
          <table:table-cell office:value-type="float" office:value="24926" calcext:value-type="float">
            <text:p>24926</text:p>
          </table:table-cell>
          <table:table-cell office:value-type="float" office:value="5561991710306" calcext:value-type="float">
            <text:p>5561991710306</text:p>
          </table:table-cell>
          <table:table-cell office:value-type="string" calcext:value-type="string">
            <text:p>(61) 99171 </text:p>
            <text:p>                                             </text:p>
            <text:p>                                         </text:p>
            <text:p>                             </text:p>
            <text:p>                             - 0306 </text:p>
            <text:p>                                 </text:p>
            <text:p>                                       </text:p>
            <text:p>                                 </text:p>
            <text:p>                             </text:p>
            <text:p/>
            <text:p>         </text:p>
            <text:p>                             </text:p>
            <text:p>                                         </text:p>
            <text:p>                                             </text:p>
            <text:p>                                                 </text:p>
            <text:p>                                                 (61) 99171 </text:p>
            <text:p>                                             </text:p>
            <text:p>                                         </text:p>
            <text:p>                             </text:p>
            <text:p>                             - 0306 </text:p>
            <text:p>                                 </text:p>
            <text:p>                                       </text:p>
            <text:p>                                 </text:p>
            <text:p>                             </text:p>
            <text:p/>
            <text:p>         </text:p>
            <text:p>                             </text:p>
            <text:p>                                         </text:p>
            <text:p>                                             </text:p>
            <text:p>                                                 </text:p>
            <text:p>                                                 (61) 99171 </text:p>
            <text:p>                                             </text:p>
            <text:p>                                         </text:p>
            <text:p>                             </text:p>
            <text:p>                             - 0306 </text:p>
            <text:p>                                 </text:p>
            <text:p>                                       </text:p>
            <text:p>                                 </text:p>
            <text:p>                             </text:p>
            <text:p/>
            <text:p>         </text:p>
            <text:p>                             </text:p>
            <text:p>                                         </text:p>
            <text:p>                                             </text:p>
            <text:p>                                                 </text:p>
            <text:p>                                                 (61) 99171 </text:p>
            <text:p>                                             </text:p>
            <text:p>                                         </text:p>
            <text:p>                             </text:p>
            <text:p>                             - 0306</text:p>
          </table:table-cell>
          <table:table-cell office:value-type="string" calcext:value-type="string">
            <text:p>344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text:s/>planta do imóvel, localização</text:p>
          </table:table-cell>
          <table:table-cell office:value-type="string" calcext:value-type="string">
            <text:p>Zulene Imóveis Netimóveis vende:</text:p>
            <text:p/>
            <text:p>Excelente casa localizada na QNO  4, Ceilândia Norte. Uma das melhores localizações da região (academia, bancos, hospitais, supermercado) e fácil acesso.</text:p>
            <text:p>A casa tem 144 m², 03 quartos sendo 01 suíte, 02 banheiros, sala de TV, sala de jantar, cozinha americana, área de serviço coberta, garagem para 03 veículos, toda no forro de PVC</text:p>
            <text:p>(Os preços e informações poderão sofrer mudanças sem aviso prévio. Por este motivo, solicitamos a confirmação com nossos consultores).</text:p>
            <text:p/>
            <text:p>Exija o CRECI e certifique-se que está sendo atendido por um profissional legalmente autorizado e credenciado.</text:p>
            <text:p/>
            <text:p>Acesse o nosso site e conheça mais opções!!!  ZULENEIMOVEIS.COM.BR </text:p>
            <text:p>Siga nossas redes sociais: @zuleneimoveis</text:p>
            <text:p/>
            <text:p/>
            <text:p>*** Correspondente Bancário autorizado:</text:p>
            <text:p>CAIXA – BRB – SANTANDER – ITAU – BRADESCO -  INTER - POUPEX</text:p>
            <text:p>Faça o seu Financiamento Imobiliário conosco!!!</text:p>
            <text:p>Atendimento personalizado!</text:p>
            <text:p>,    (61)  , </text:p>
            <text:p>CRECI J 24.926</text:p>
          </table:table-cell>
          <table:table-cell office:value-type="string" calcext:value-type="string">
            <text:p>https://www.dfimoveis.com.br/imovel/casa-3-quartos-venda-ceilandia-norte-ceilandia-df-qno-4-conjunto-e-886542</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5 Conjunto J</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ascente</text:p>
          </table:table-cell>
          <table:table-cell office:value-type="string" calcext:value-type="string">
            <text:p>135,00 m²</text:p>
          </table:table-cell>
          <table:table-cell office:value-type="string" calcext:value-type="string">
            <text:p>Não encontrado</text:p>
          </table:table-cell>
          <table:table-cell office:value-type="float" office:value="308" calcext:value-type="float">
            <text:p>308</text:p>
          </table:table-cell>
          <table:table-cell/>
          <table:table-cell office:value-type="float" office:value="-15.8213245" calcext:value-type="float">
            <text:p>-15.8213245</text:p>
          </table:table-cell>
          <table:table-cell office:value-type="float" office:value="-48.1248693" calcext:value-type="float">
            <text:p>-48.1248693</text:p>
          </table:table-cell>
          <table:table-cell office:value-type="string" calcext:value-type="string">
            <text:p>Divino Morais</text:p>
          </table:table-cell>
          <table:table-cell office:value-type="float" office:value="15814" calcext:value-type="float">
            <text:p>15814</text:p>
          </table:table-cell>
          <table:table-cell office:value-type="float" office:value="5561981454877" calcext:value-type="float">
            <text:p>5561981454877</text:p>
          </table:table-cell>
          <table:table-cell office:value-type="string" calcext:value-type="string">
            <text:p>(61) 98145 </text:p>
            <text:p>                                             </text:p>
            <text:p>                                         </text:p>
            <text:p>                             </text:p>
            <text:p>                             - 4877 </text:p>
            <text:p>                                 </text:p>
            <text:p>                                       </text:p>
            <text:p>                                 </text:p>
            <text:p>                             </text:p>
            <text:p/>
            <text:p>         </text:p>
            <text:p>                             </text:p>
            <text:p>                                         </text:p>
            <text:p>                                             </text:p>
            <text:p>                                                 </text:p>
            <text:p>                                                 (61) 98145 </text:p>
            <text:p>                                             </text:p>
            <text:p>                                         </text:p>
            <text:p>                             </text:p>
            <text:p>                             - 4877 </text:p>
            <text:p>                                 </text:p>
            <text:p>                                       </text:p>
            <text:p>                                 </text:p>
            <text:p>                             </text:p>
            <text:p/>
            <text:p>         </text:p>
            <text:p>                             </text:p>
            <text:p>                                         </text:p>
            <text:p>                                             </text:p>
            <text:p>                                                 </text:p>
            <text:p>                                                 (61) 98145 </text:p>
            <text:p>                                             </text:p>
            <text:p>                                         </text:p>
            <text:p>                             </text:p>
            <text:p>                             - 4877 </text:p>
            <text:p>                                 </text:p>
            <text:p>                                       </text:p>
            <text:p>                                 </text:p>
            <text:p>                             </text:p>
            <text:p/>
            <text:p>         </text:p>
            <text:p>                             </text:p>
            <text:p>                                         </text:p>
            <text:p>                                             </text:p>
            <text:p>                                                 </text:p>
            <text:p>                                                 (61) 98145 </text:p>
            <text:p>                                             </text:p>
            <text:p>                                         </text:p>
            <text:p>                             </text:p>
            <text:p>                             - 4877</text:p>
          </table:table-cell>
          <table:table-cell office:value-type="string" calcext:value-type="string">
            <text:p>133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 Oportunidade Imperdível! Casa Térrea à Venda! ??</text:p>
            <text:p/>
            <text:p>Você está em busca do lar dos seus sonhos? Conheça esta incrível casa térrea, que está esperando por você! </text:p>
            <text:p>Com um preço excelente e aberto a propostas, essa é a chance que você estava esperando!</text:p>
            <text:p/>
            <text:p>? Destaques do imóvel:</text:p>
            <text:p>- Estrutura Sólida: Toda na laje, com potencial para construir mais um pavimento!</text:p>
            <text:p>- Localização Privilegiada: Em um bairro tranquilo, sem casa de fundo, garantindo privacidade.</text:p>
            <text:p>- Acabamento com Potencial: Embora tenha um estilo antigo, a casa é perfeita para quem deseja reformar e personalizar ao seu gosto.</text:p>
            <text:p>- Espaço e Conforto: Sozinha no terreno, com uma linda frente colonial e garagem para 02 carros.</text:p>
            <text:p>- 3 Quartos e 2 Banheiros: Um dos quartos pode ser transformado em uma suíte maravilhosa!</text:p>
            <text:p>- Cozinha Grande: Ideal para quem ama cozinhar e receber amigos.</text:p>
            <text:p>- Quintal Livre e Espaçoso: Perfeito para criar uma área gourmet e aproveitar momentos especiais com a família.</text:p>
            <text:p/>
            <text:p>Documentação em Dia: Aceita financiamento, facilitando ainda mais a sua compra!</text:p>
            <text:p/>
            <text:p>Não perca essa chance de transformar essa casa no seu novo lar! Entre em contato e agende uma visita! ???</text:p>
            <text:p/>
            <text:p>Agendamento:</text:p>
            <text:p>Vanuza Vasconcelos 61.9.,</text:p>
            <text:p>CRECI DF PF 17577</text:p>
            <text:p/>
            <text:p>Os valores e informações constantes no anúncio estão sujeitos a alteração sem aviso prévio e os interessados deverão consultar nossos consultores e certidão de ônus do imóvel.</text:p>
          </table:table-cell>
          <table:table-cell office:value-type="string" calcext:value-type="string">
            <text:p>https://www.dfimoveis.com.br/imovel/casa-3-quartos-venda-ceilandia-norte-ceilandia-df-qnp-5-conjunto-j-1073186</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3</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ão encontrado</text:p>
          </table:table-cell>
          <table:table-cell office:value-type="string" calcext:value-type="string">
            <text:p>0,01 m²</text:p>
          </table:table-cell>
          <table:table-cell office:value-type="string" calcext:value-type="string">
            <text:p>144,00 m²</text:p>
          </table:table-cell>
          <table:table-cell office:value-type="float" office:value="515" calcext:value-type="float">
            <text:p>515</text:p>
          </table:table-cell>
          <table:table-cell office:value-type="string" calcext:value-type="string">
            <text:p>Varanda, Área de Serviço Coberta , Piso em Porcelanato </text:p>
          </table:table-cell>
          <table:table-cell office:value-type="float" office:value="-15.7908239" calcext:value-type="float">
            <text:p>-15.7908239</text:p>
          </table:table-cell>
          <table:table-cell office:value-type="float" office:value="-48.1297341" calcext:value-type="float">
            <text:p>-48.1297341</text:p>
          </table:table-cell>
          <table:table-cell office:value-type="string" calcext:value-type="string">
            <text:p>MC Imoveis</text:p>
          </table:table-cell>
          <table:table-cell office:value-type="float" office:value="25083" calcext:value-type="float">
            <text:p>25083</text:p>
          </table:table-cell>
          <table:table-cell office:value-type="float" office:value="556133735265" calcext:value-type="float">
            <text:p>556133735265</text:p>
          </table:table-cell>
          <table:table-cell office:value-type="string" calcext:value-type="string">
            <text:p>(61) 3373 </text:p>
            <text:p>                                             </text:p>
            <text:p>                                         </text:p>
            <text:p>                             </text:p>
            <text:p>                             - 5265 </text:p>
            <text:p>                                 </text:p>
            <text:p>                                       </text:p>
            <text:p>                                 </text:p>
            <text:p>                             </text:p>
            <text:p/>
            <text:p>         </text:p>
            <text:p>                             </text:p>
            <text:p>                                         </text:p>
            <text:p>                                             </text:p>
            <text:p>                                                 </text:p>
            <text:p>                                                 (61) 3373 </text:p>
            <text:p>                                             </text:p>
            <text:p>                                         </text:p>
            <text:p>                             </text:p>
            <text:p>                             - 5265 </text:p>
            <text:p>                                 </text:p>
            <text:p>                                       </text:p>
            <text:p>                                 </text:p>
            <text:p>                             </text:p>
            <text:p/>
            <text:p>         </text:p>
            <text:p>                             </text:p>
            <text:p>                                         </text:p>
            <text:p>                                             </text:p>
            <text:p>                                                 </text:p>
            <text:p>                                                 (61) 3373 </text:p>
            <text:p>                                             </text:p>
            <text:p>                                         </text:p>
            <text:p>                             </text:p>
            <text:p>                             - 5265 </text:p>
            <text:p>                                 </text:p>
            <text:p>                                       </text:p>
            <text:p>                                 </text:p>
            <text:p>                             </text:p>
            <text:p/>
            <text:p>         </text:p>
            <text:p>                             </text:p>
            <text:p>                                         </text:p>
            <text:p>                                             </text:p>
            <text:p>                                                 </text:p>
            <text:p>                                                 (61) 3373 </text:p>
            <text:p>                                             </text:p>
            <text:p>                                         </text:p>
            <text:p>                             </text:p>
            <text:p>                             - 5265</text:p>
          </table:table-cell>
          <table:table-cell office:value-type="string" calcext:value-type="string">
            <text:p>45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uitado, escriturado e registrado</text:p>
          </table:table-cell>
          <table:table-cell office:value-type="string" calcext:value-type="string">
            <text:p>Qno 13 Conjunto L, Ceilândia Norte</text:p>
            <text:p/>
            <text:p>Imóvel localizado em umas das quadras mais tradicional do Setor O, ficando ao lado da feira, Mercados, Padarias, Postos de saúde e combustíveis, entre outros comércios locais.</text:p>
            <text:p/>
            <text:p>Excelente sobrado quitada, escriturado e desocupado.</text:p>
            <text:p/>
            <text:p>Na parte em térrea temos:</text:p>
            <text:p>1 quarto(com suíte), sala, cozinha com bancada, banheiro, porcelanato e área de serviço coberta.</text:p>
            <text:p/>
            <text:p>Parte superior:</text:p>
            <text:p>3 quartos(sendo uma suíte), sala, cozinha, 2 banheiro, porcelanato, área de serviço coberta, varanda e churrasqueira.</text:p>
            <text:p/>
            <text:p>Obs: temos 2 escada que são acesso da parte térrea para a o sobrado uma por dentro e outra por fora</text:p>
            <text:p/>
            <text:p>Quitado, escriturado e registrado.</text:p>
            <text:p>Aceita financiamento e FGTS.</text:p>
            <text:p/>
            <text:p>R$515.000,00</text:p>
            <text:p/>
            <text:p>Ligue e agende a sua visita</text:p>
            <text:p/>
            <text:p>Vagner - , /CRECI-DF 17.810</text:p>
            <text:p/>
            <text:p>Para comprar ou vender, chame a MC!</text:p>
            <text:p/>
            <text:p>Mc Imóveis - , /CRECI-CJ 25.083</text:p>
          </table:table-cell>
          <table:table-cell office:value-type="string" calcext:value-type="string">
            <text:p>https://www.dfimoveis.com.br/imovel/casa-4-quartos-venda-ceilandia-norte-ceilandia-df-qno-13-1110341</text:p>
          </table:table-cell>
        </table:table-row>
        <table:table-row table:style-name="ro5">
          <table:table-cell office:value-type="string" calcext:value-type="string">
            <text:p>CEILÂNDIA</text:p>
          </table:table-cell>
          <table:table-cell office:value-type="string" calcext:value-type="string">
            <text:p>CEILANDIA NORTE</text:p>
          </table:table-cell>
          <table:table-cell office:value-type="string" calcext:value-type="string">
            <text:p>QNM 18 Conjunto G</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Não encontrado</text:p>
          </table:table-cell>
          <table:table-cell table:number-columns-repeated="2" office:value-type="string" calcext:value-type="string">
            <text:p>245,00 m²</text:p>
          </table:table-cell>
          <table:table-cell office:value-type="float" office:value="940" calcext:value-type="float">
            <text:p>940</text:p>
          </table:table-cell>
          <table:table-cell office:value-type="string" calcext:value-type="string">
            <text:p>Cozinha com Armários , Lavabo, Varanda, Área de Serviço Coberta , Cozinha Espaçosa</text:p>
          </table:table-cell>
          <table:table-cell office:value-type="float" office:value="-15.8126953" calcext:value-type="float">
            <text:p>-15.8126953</text:p>
          </table:table-cell>
          <table:table-cell office:value-type="float" office:value="-48.0994269" calcext:value-type="float">
            <text:p>-48.0994269</text:p>
          </table:table-cell>
          <table:table-cell office:value-type="string" calcext:value-type="string">
            <text:p>NOBREVO</text:p>
          </table:table-cell>
          <table:table-cell office:value-type="float" office:value="25336" calcext:value-type="float">
            <text:p>25336</text:p>
          </table:table-cell>
          <table:table-cell office:value-type="float" office:value="556139710878" calcext:value-type="float">
            <text:p>556139710878</text:p>
          </table:table-cell>
          <table:table-cell office:value-type="string" calcext:value-type="string">
            <text:p>(61) 3971 </text:p>
            <text:p>                                             </text:p>
            <text:p>                                         </text:p>
            <text:p>                             </text:p>
            <text:p>                             - 0878 </text:p>
            <text:p>                                 </text:p>
            <text:p>                                       </text:p>
            <text:p>                                 </text:p>
            <text:p>                             </text:p>
            <text:p>                             </text:p>
            <text:p>                                         </text:p>
            <text:p>                                             </text:p>
            <text:p>                                                 </text:p>
            <text:p>                                                 (61) 99273 </text:p>
            <text:p>                                             </text:p>
            <text:p>                                         </text:p>
            <text:p>                             </text:p>
            <text:p>                             - 6562 </text:p>
            <text:p>                                 </text:p>
            <text:p>                                       </text:p>
            <text:p>                                 </text:p>
            <text:p>                             </text:p>
            <text:p/>
            <text:p>         </text:p>
            <text:p>                             </text:p>
            <text:p>                                         </text:p>
            <text:p>                                             </text:p>
            <text:p>                                                 </text:p>
            <text:p>                                                 (61) 3971 </text:p>
            <text:p>                                             </text:p>
            <text:p>                                         </text:p>
            <text:p>                             </text:p>
            <text:p>                             - 0878 </text:p>
            <text:p>                                 </text:p>
            <text:p>                                       </text:p>
            <text:p>                                 </text:p>
            <text:p>                             </text:p>
            <text:p>                             </text:p>
            <text:p>                                         </text:p>
            <text:p>                                             </text:p>
            <text:p>                                                 </text:p>
            <text:p>                                                 (61) 99273 </text:p>
            <text:p>                                             </text:p>
            <text:p>                                         </text:p>
            <text:p>                             </text:p>
            <text:p>                             - 6562 </text:p>
            <text:p>                                 </text:p>
            <text:p>                                       </text:p>
            <text:p>                                 </text:p>
            <text:p>                             </text:p>
            <text:p/>
            <text:p>         </text:p>
            <text:p>                             </text:p>
            <text:p>                                         </text:p>
            <text:p>                                             </text:p>
            <text:p>                                                 </text:p>
            <text:p>                                                 (61) 3971 </text:p>
            <text:p>                                             </text:p>
            <text:p>                                         </text:p>
            <text:p>                             </text:p>
            <text:p>                             - 0878 </text:p>
            <text:p>                                 </text:p>
            <text:p>                                       </text:p>
            <text:p>                                 </text:p>
            <text:p>                             </text:p>
            <text:p>                             </text:p>
            <text:p>                                         </text:p>
            <text:p>                                             </text:p>
            <text:p>                                                 </text:p>
            <text:p>                                                 (61) 99273 </text:p>
            <text:p>                                             </text:p>
            <text:p>                                         </text:p>
            <text:p>                             </text:p>
            <text:p>                             - 6562 </text:p>
            <text:p>                                 </text:p>
            <text:p>                                       </text:p>
            <text:p>                                 </text:p>
            <text:p>                             </text:p>
            <text:p/>
            <text:p>         </text:p>
            <text:p>                             </text:p>
            <text:p>                                         </text:p>
            <text:p>                                             </text:p>
            <text:p>                                                 </text:p>
            <text:p>                                                 (61) 3971 </text:p>
            <text:p>                                             </text:p>
            <text:p>                                         </text:p>
            <text:p>                             </text:p>
            <text:p>                             - 0878 </text:p>
            <text:p>                                 </text:p>
            <text:p>                                       </text:p>
            <text:p>                                 </text:p>
            <text:p>                             </text:p>
            <text:p>                             </text:p>
            <text:p>                                         </text:p>
            <text:p>                                             </text:p>
            <text:p>                                                 </text:p>
            <text:p>                                                 (61) 99273 </text:p>
            <text:p>                                             </text:p>
            <text:p>                                         </text:p>
            <text:p>                             </text:p>
            <text:p>                             - 6562</text:p>
          </table:table-cell>
          <table:table-cell office:value-type="string" calcext:value-type="string">
            <text:p>100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DESCUBRA O SEU NOVO LAR EM CEILÂNDIA</text:p>
            <text:p/>
            <text:p>Apresentamos um imóvel espetacular, projetado para oferecer conforto e qualidade em cada detalhe. </text:p>
            <text:p/>
            <text:p>Localizado no coração de Ceilândia, este imóvel é perfeito para você e sua família.</text:p>
            <text:p/>
            <text:p>DESTAQUES DO IMÓVEL:</text:p>
            <text:p>Trata-se de um sobrado edificado em um lote de 245m² e uma belíssima planta de 339m² de área construída muito bem distribuída em:</text:p>
            <text:p/>
            <text:p>PISO INFERIOR FRENTE</text:p>
            <text:p>Área de terraço coberto e espaçoso com capacidade para quatro carros</text:p>
            <text:p>Sala de estar ampla e arejada com ótima iluminação natural, piso porcelanato e acabamento do teto em sanca</text:p>
            <text:p>Copa, cozinha com armários, lavabo e um quarto</text:p>
            <text:p>Área de serviços coberta e independente</text:p>
            <text:p>Quintal com churrasqueira e banheiro</text:p>
            <text:p>Corredor lateral de acesso ao terraço, e um depósito.</text:p>
            <text:p/>
            <text:p>PISO SUPERIOR FRENTE</text:p>
            <text:p>Hall de entrada</text:p>
            <text:p>Banheiro social</text:p>
            <text:p>Duas encantadoras suítes com armários, uma delas com banheira</text:p>
            <text:p>Dois quartos com varanda.</text:p>
            <text:p/>
            <text:p>PISO INFERIOR FUNDO</text:p>
            <text:p>O imóvel ainda conta com uma edícula na laje composta por:</text:p>
            <text:p>Sala, quarto, cozinha e banheiro.</text:p>
            <text:p>Tudo feito com muita qualidade, e está em um ótimo estado de conservação.</text:p>
            <text:p/>
            <text:p>LOCALIZAÇÃO PRIVILEGIADA</text:p>
            <text:p>Situado na QNM 18 Conjunto G, uma das quadras mais valorizadas da região. Em um raio de 5 minutos você e sua família terão acesso a tudo de melhor:</text:p>
            <text:p/>
            <text:p>JK Shopping, escolas, supermercados, hospitais, feira central, estação de metrô, e um amplo comércio varejista, marca registrada desta cidade tão próspera.</text:p>
            <text:p/>
            <text:p>PREÇO IMBATÍVEL</text:p>
            <text:p>Tudo isso será seu por apenas R$ 940.000,00.</text:p>
            <text:p>O imóvel está apto para financiamento e utilização de FGTS.</text:p>
            <text:p/>
            <text:p>Não perca tempo! Agende agora mesmo a sua visita e venha conhecer o seu novo lar.</text:p>
            <text:p/>
            <text:p>Contato:</text:p>
            <text:p>Mendes Filho - CRECI DF 25118</text:p>
            <text:p>61 9 , | ,</text:p>
            <text:p/>
            <text:p/>
          </table:table-cell>
          <table:table-cell office:value-type="string" calcext:value-type="string">
            <text:p>https://www.dfimoveis.com.br/imovel/casa-4-quartos-venda-ceilandia-norte-ceilandia-df-qnm-18-conjunto-g-1088458</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9</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ão encontrado</text:p>
          </table:table-cell>
          <table:table-cell table:number-columns-repeated="2" office:value-type="string" calcext:value-type="string">
            <text:p>290,00 m²</text:p>
          </table:table-cell>
          <table:table-cell office:value-type="float" office:value="550" calcext:value-type="float">
            <text:p>550</text:p>
          </table:table-cell>
          <table:table-cell office:value-type="string" calcext:value-type="string">
            <text:p>Aceita Pets, Área de Lazer, Área de Serviço, Cozinha com Armários , Portão Eletrônico, Área de Serviço Coberta , Vista Livre, Cozinha Espaçosa</text:p>
          </table:table-cell>
          <table:table-cell office:value-type="float" office:value="-15.7997276" calcext:value-type="float">
            <text:p>-15.7997276</text:p>
          </table:table-cell>
          <table:table-cell office:value-type="float" office:value="-48.1278102" calcext:value-type="float">
            <text:p>-48.1278102</text:p>
          </table:table-cell>
          <table:table-cell office:value-type="string" calcext:value-type="string">
            <text:p>Lucena imóveis DF</text:p>
          </table:table-cell>
          <table:table-cell office:value-type="float" office:value="19635" calcext:value-type="float">
            <text:p>19635</text:p>
          </table:table-cell>
          <table:table-cell office:value-type="float" office:value="5561982094118" calcext:value-type="float">
            <text:p>5561982094118</text:p>
          </table:table-cell>
          <table:table-cell office:value-type="string" calcext:value-type="string">
            <text:p>(61) 98209 </text:p>
            <text:p>                                             </text:p>
            <text:p>                                         </text:p>
            <text:p>                             </text:p>
            <text:p>                             - 4118 </text:p>
            <text:p>                                 </text:p>
            <text:p>                                       </text:p>
            <text:p>                                 </text:p>
            <text:p>                             </text:p>
            <text:p/>
            <text:p>         </text:p>
            <text:p>                             </text:p>
            <text:p>                                         </text:p>
            <text:p>                                             </text:p>
            <text:p>                                                 </text:p>
            <text:p>                                                 (61) 98209 </text:p>
            <text:p>                                             </text:p>
            <text:p>                                         </text:p>
            <text:p>                             </text:p>
            <text:p>                             - 4118 </text:p>
            <text:p>                                 </text:p>
            <text:p>                                       </text:p>
            <text:p>                                 </text:p>
            <text:p>                             </text:p>
            <text:p/>
            <text:p>         </text:p>
            <text:p>                             </text:p>
            <text:p>                                         </text:p>
            <text:p>                                             </text:p>
            <text:p>                                                 </text:p>
            <text:p>                                                 (61) 98209 </text:p>
            <text:p>                                             </text:p>
            <text:p>                                         </text:p>
            <text:p>                             </text:p>
            <text:p>                             - 4118 </text:p>
            <text:p>                                 </text:p>
            <text:p>                                       </text:p>
            <text:p>                                 </text:p>
            <text:p>                             </text:p>
            <text:p/>
            <text:p>         </text:p>
            <text:p>                             </text:p>
            <text:p>                                         </text:p>
            <text:p>                                             </text:p>
            <text:p>                                                 </text:p>
            <text:p>                                                 (61) 98209 </text:p>
            <text:p>                                             </text:p>
            <text:p>                                         </text:p>
            <text:p>                             </text:p>
            <text:p>                             - 4118</text:p>
          </table:table-cell>
          <table:table-cell office:value-type="string" calcext:value-type="string">
            <text:p>209 dias</text:p>
          </table:table-cell>
          <table:table-cell table:number-columns-repeated="3" office:value-type="string" calcext:value-type="string">
            <text:p>Não encontrado</text:p>
          </table:table-cell>
          <table:table-cell office:value-type="string" calcext:value-type="string">
            <text:p>27/03/2025</text:p>
          </table:table-cell>
          <table:table-cell office:value-type="string" calcext:value-type="string">
            <text:p>Não econtrado</text:p>
          </table:table-cell>
          <table:table-cell office:value-type="string" calcext:value-type="string">
            <text:p>4 Andares</text:p>
          </table:table-cell>
          <table:table-cell office:value-type="string" calcext:value-type="string">
            <text:p>Localização privilegiada, próximo a todas as facilidades que você precisa!</text:p>
          </table:table-cell>
          <table:table-cell office:value-type="string" calcext:value-type="string">
            <text:p>INVESTIMENTO PERFEITO! Sobrado com 4 Imóveis no Setor "O", Ceilândia - Renda Extra Garantida!</text:p>
            <text:p/>
            <text:p>Você encontrou o negócio dos sonhos! Este incrível sobrado na QNO 9 do Setor "O" é a oportunidade ideal para quem quer morar bem e ainda garantir uma renda extra com aluguéis! São 4 imóveis independentes, prontos para gerar lucro!</text:p>
            <text:p/>
            <text:p>- Casa Principal: 3 quartos (sendo 1 suíte), sala espaçosa, cozinha e banheiro social.</text:p>
            <text:p>- Primeiro Andar: Apartamento com 2 quartos, sala moderna integrada à cozinha, 1 banheiro e área de serviço.</text:p>
            <text:p>- Segundo Andar: Apartamento com 2 quartos, sala e cozinha em conceito aberto, 1 banheiro e uma área externa generosa para você aproveitar.</text:p>
            <text:p>- Edícula nos Fundos: 1 quarto grande, sala, cozinha e banheiro, tudo com cômodos amplos e confortáveis.</text:p>
            <text:p/>
            <text:p>Localização Privilegiada:</text:p>
            <text:p>O sobrado está em uma área bem servida de comodidades, próximo ao Centro Olímpico do Setor "O", delegacia, posto de saúde, padarias, farmácias, ponto de ônibus, e a 800 metros da estação do metrô. Tudo o que você e seus inquilinos precisam está a poucos minutos de distância!</text:p>
            <text:p/>
            <text:p>Valor: Apenas R$ 550.000,00! </text:p>
            <text:p>Somente à vista – Aceitamos negociação!</text:p>
            <text:p/>
            <text:p>Não perca essa chance de multiplicar seu investimento com um imóvel que oferece qualidade de vida e retorno financeiro garantido!</text:p>
            <text:p/>
            <text:p>Entre em contato agora!</text:p>
            <text:p>Glaucia Lucena - CRECI/DF: 19.635 | CNAI: 48586</text:p>
            <text:p>WhatsApp: ,</text:p>
            <text:p/>
          </table:table-cell>
          <table:table-cell office:value-type="string" calcext:value-type="string">
            <text:p>https://www.dfimoveis.com.br/imovel/casa-3-quartos-venda-ceilandia-norte-ceilandia-df-qno-9-1025495</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6 Conjunto 37</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126,00 m²</text:p>
          </table:table-cell>
          <table:table-cell office:value-type="string" calcext:value-type="string">
            <text:p>220,00 m²</text:p>
          </table:table-cell>
          <table:table-cell office:value-type="float" office:value="299" calcext:value-type="float">
            <text:p>299</text:p>
          </table:table-cell>
          <table:table-cell/>
          <table:table-cell office:value-type="float" office:value="-15.8029986" calcext:value-type="float">
            <text:p>-15.8029986</text:p>
          </table:table-cell>
          <table:table-cell office:value-type="float" office:value="-48.1369771" calcext:value-type="float">
            <text:p>-48.1369771</text:p>
          </table:table-cell>
          <table:table-cell office:value-type="string" calcext:value-type="string">
            <text:p>Evangelista</text:p>
          </table:table-cell>
          <table:table-cell office:value-type="float" office:value="27230" calcext:value-type="float">
            <text:p>27230</text:p>
          </table:table-cell>
          <table:table-cell office:value-type="float" office:value="5561981525163" calcext:value-type="float">
            <text:p>5561981525163</text:p>
          </table:table-cell>
          <table:table-cell office:value-type="string" calcext:value-type="string">
            <text:p>(61) 98152 </text:p>
            <text:p>                                             </text:p>
            <text:p>                                         </text:p>
            <text:p>                             </text:p>
            <text:p>                             - 5163 </text:p>
            <text:p>                                 </text:p>
            <text:p>                                       </text:p>
            <text:p>                                 </text:p>
            <text:p>                             </text:p>
            <text:p/>
            <text:p>         </text:p>
            <text:p>                             </text:p>
            <text:p>                                         </text:p>
            <text:p>                                             </text:p>
            <text:p>                                                 </text:p>
            <text:p>                                                 (61) 98152 </text:p>
            <text:p>                                             </text:p>
            <text:p>                                         </text:p>
            <text:p>                             </text:p>
            <text:p>                             - 5163 </text:p>
            <text:p>                                 </text:p>
            <text:p>                                       </text:p>
            <text:p>                                 </text:p>
            <text:p>                             </text:p>
            <text:p/>
            <text:p>         </text:p>
            <text:p>                             </text:p>
            <text:p>                                         </text:p>
            <text:p>                                             </text:p>
            <text:p>                                                 </text:p>
            <text:p>                                                 (61) 98152 </text:p>
            <text:p>                                             </text:p>
            <text:p>                                         </text:p>
            <text:p>                             </text:p>
            <text:p>                             - 5163 </text:p>
            <text:p>                                 </text:p>
            <text:p>                                       </text:p>
            <text:p>                                 </text:p>
            <text:p>                             </text:p>
            <text:p/>
            <text:p>         </text:p>
            <text:p>                             </text:p>
            <text:p>                                         </text:p>
            <text:p>                                             </text:p>
            <text:p>                                                 </text:p>
            <text:p>                                                 (61) 98152 </text:p>
            <text:p>                                             </text:p>
            <text:p>                                         </text:p>
            <text:p>                             </text:p>
            <text:p>                             - 5163</text:p>
          </table:table-cell>
          <table:table-cell office:value-type="string" calcext:value-type="string">
            <text:p>342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para Venda em Ceilândia, Ceilândia Norte, 4 dormitórios, 1 suíte, 3 banheiros, 2 vagas</text:p>
          </table:table-cell>
          <table:table-cell office:value-type="string" calcext:value-type="string">
            <text:p>Casa a venda na QNO 16 - Ceilândia NorteCasa de esquina:com 3 quartos sendo 1 suíte,SalaCozinha grandeBanheiro socialÁrea de serviçoVaga de garagem.Mais 1 quartosuíte independente.EscrituradaPróximo a supermercados, farmácias, escola...AGENDE AGORA MESMO A SUA VISITA!!!FIXO(WHATSAPP),Corretores :EvangelistaCreci-DF: 16.819,Romulo BarretoCreci-DF: 21.118, </text:p>
          </table:table-cell>
          <table:table-cell office:value-type="string" calcext:value-type="string">
            <text:p>https://www.dfimoveis.com.br/imovel/casa-4-quartos-venda-ceilandia-norte-ceilandia-df-qno-16-conjunto-37-646267</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O 1 Conjunto E</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Não encontrado</text:p>
          </table:table-cell>
          <table:table-cell table:number-columns-repeated="2" office:value-type="string" calcext:value-type="string">
            <text:p>144,00 m²</text:p>
          </table:table-cell>
          <table:table-cell office:value-type="float" office:value="300" calcext:value-type="float">
            <text:p>300</text:p>
          </table:table-cell>
          <table:table-cell office:value-type="string" calcext:value-type="string">
            <text:p>Área de Serviço</text:p>
          </table:table-cell>
          <table:table-cell office:value-type="float" office:value="-15.7992625" calcext:value-type="float">
            <text:p>-15.7992625</text:p>
          </table:table-cell>
          <table:table-cell office:value-type="float" office:value="-48.1218041" calcext:value-type="float">
            <text:p>-48.1218041</text:p>
          </table:table-cell>
          <table:table-cell office:value-type="string" calcext:value-type="string">
            <text:p>RE/MAX Satélite</text:p>
          </table:table-cell>
          <table:table-cell office:value-type="float" office:value="30598" calcext:value-type="float">
            <text:p>30598</text:p>
          </table:table-cell>
          <table:table-cell office:value-type="float" office:value="5561994507225" calcext:value-type="float">
            <text:p>5561994507225</text:p>
          </table:table-cell>
          <table:table-cell office:value-type="string" calcext:value-type="string">
            <text:p>(61) 3375 </text:p>
            <text:p>                             </text:p>
            <text:p>                             - 3131 </text:p>
            <text:p>                                 </text:p>
            <text:p>                                       </text:p>
            <text:p>                                 </text:p>
            <text:p>                             </text:p>
            <text:p/>
            <text:p>         </text:p>
            <text:p>                             </text:p>
            <text:p>                                     </text:p>
            <text:p>                                     (61) 3375 </text:p>
            <text:p>                             </text:p>
            <text:p>                             - 3131 </text:p>
            <text:p>                                 </text:p>
            <text:p>                                       </text:p>
            <text:p>                                 </text:p>
            <text:p>                             </text:p>
            <text:p/>
            <text:p>         </text:p>
            <text:p>                             </text:p>
            <text:p>                                     </text:p>
            <text:p>                                     (61) 3375 </text:p>
            <text:p>                             </text:p>
            <text:p>                             - 3131 </text:p>
            <text:p>                                 </text:p>
            <text:p>                                       </text:p>
            <text:p>                                 </text:p>
            <text:p>                             </text:p>
            <text:p/>
            <text:p>         </text:p>
            <text:p>                             </text:p>
            <text:p>                                     </text:p>
            <text:p>                                     (61) 3375 </text:p>
            <text:p>                             </text:p>
            <text:p>                             - 3131</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OPORTUNIDADE</text:p>
          </table:table-cell>
          <table:table-cell office:value-type="string" calcext:value-type="string">
            <text:p>Descrição do Imóvel - QNO 01</text:p>
            <text:p>Localização: Situado na QNO 01, este imóvel é perfeito para quem busca tranquilidade e acessibilidade. A região oferece infraestrutura completa, com comércio, escolas e transporte público nas proximidades.</text:p>
            <text:p/>
            <text:p>Imóvel da Frente:</text:p>
            <text:p/>
            <text:p>Sala: Ampla e bem iluminada, com janelas que proporcionam ventilação natural, criando um ambiente acolhedor para reuniões familiares e momentos de descontração.</text:p>
            <text:p>Cozinha: Funcional, com espaço suficiente para armários e eletrodomésticos, ideal para quem gosta de cozinhar. O layout permite fácil movimentação e organização.</text:p>
            <text:p>Quarto: Confortável e arejado, com espaço para móveis, perfeito para um casal ou hóspedes. A iluminação natural garante um ambiente agradável.</text:p>
            <text:p>Casa dos Fundos:</text:p>
            <text:p/>
            <text:p>Dois Quartos: Ambientes espaçosos, com janelas que oferecem vista para a área externa, proporcionando um ambiente tranquilo e privativo. Ideal para acomodar crianças ou para uso como home office.</text:p>
            <text:p>Sala: Convivial e acolhedora, ideal para momentos de lazer em família. O espaço é flexível, permitindo diversas configurações de móveis.</text:p>
            <text:p>Cozinha: Integrada à sala, facilita a interação durante o preparo das refeições. Possui espaço para instalação de armários e uma boa circulação.</text:p>
            <text:p>Banheiro: Prático, com boa distribuição e iluminação, atendendo a todas as necessidades.</text:p>
            <text:p>Área Externa:</text:p>
            <text:p/>
            <text:p>Área de Serviços: Ideal para lavanderia e armazenamento, garantindo praticidade no dia a dia.</text:p>
            <text:p>Garagem: Espaço para até 3 carros, oferecendo comodidade e segurança, com fácil acesso.</text:p>
            <text:p>Tamanho do Imóvel: Com 144 m² de área construída, o imóvel oferece boa distribuição e funcionalidade.</text:p>
            <text:p/>
            <text:p>Oportunidade: Este imóvel é uma excelente opção tanto para moradia quanto para investimento em aluguel, aproveitando a versatilidade das duas casas. Agende uma visita e conheça essa oportunidade única de adquirir um espaço que combina conforto, praticidade e potencial de valorização. Venha descobrir seu futuro lar na QNO 01!</text:p>
          </table:table-cell>
          <table:table-cell office:value-type="string" calcext:value-type="string">
            <text:p>https://www.dfimoveis.com.br/imovel/casa-3-quartos-venda-ceilandia-norte-ceilandia-df-qno-1-conjunto-e-1064532</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5 Conjunto P</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Não encontrado</text:p>
          </table:table-cell>
          <table:table-cell office:value-type="string" calcext:value-type="string">
            <text:p>100,00 m²</text:p>
          </table:table-cell>
          <table:table-cell office:value-type="string" calcext:value-type="string">
            <text:p>144,00 m²</text:p>
          </table:table-cell>
          <table:table-cell office:value-type="float" office:value="315" calcext:value-type="float">
            <text:p>315</text:p>
          </table:table-cell>
          <table:table-cell/>
          <table:table-cell office:value-type="float" office:value="-15.7898776" calcext:value-type="float">
            <text:p>-15.7898776</text:p>
          </table:table-cell>
          <table:table-cell office:value-type="float" office:value="-48.1236279" calcext:value-type="float">
            <text:p>-48.1236279</text:p>
          </table:table-cell>
          <table:table-cell office:value-type="string" calcext:value-type="string">
            <text:p>Beiramar Imóveis</text:p>
          </table:table-cell>
          <table:table-cell office:value-type="float" office:value="20346" calcext:value-type="float">
            <text:p>20346</text:p>
          </table:table-cell>
          <table:table-cell office:value-type="float" office:value="556132621001" calcext:value-type="float">
            <text:p>556132621001</text:p>
          </table:table-cell>
          <table:table-cell office:value-type="string" calcext:value-type="string">
            <text:p>(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à venda, 3 quartos, 3 vagas, Ceilândia (Norte) - Brasília/DF</text:p>
          </table:table-cell>
          <table:table-cell office:value-type="string" calcext:value-type="string">
            <text:p>QNO 5 - 3 quartos, quintal- 3 quartos- Sala ampla- Banheiro social- Cozinha americana- Área de serviço coberta- Quintal nos fundos- 4 vagas de garagem coberta- Nascente- Aceita financiamento e FGTS. - Não aceita permuta. Há mais de 40 anos atuando no mercado imobiliário do Distrito Federal, a Beiramar já ajudou mais de 150 mil pessoas a encontrarem seu lar.Para mais informações agende sua visita! </text:p>
          </table:table-cell>
          <table:table-cell office:value-type="string" calcext:value-type="string">
            <text:p>https://www.dfimoveis.com.br/imovel/casa-3-quartos-venda-ceilandia-norte-ceilandia-df-qno-5-conjunto-p-962792</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M 20 Conjunto N</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Não encontrado</text:p>
          </table:table-cell>
          <table:table-cell office:value-type="string" calcext:value-type="string">
            <text:p>90,00 m²</text:p>
          </table:table-cell>
          <table:table-cell office:value-type="string" calcext:value-type="string">
            <text:p>250,00 m²</text:p>
          </table:table-cell>
          <table:table-cell office:value-type="float" office:value="249.9" calcext:value-type="float">
            <text:p>249.9</text:p>
          </table:table-cell>
          <table:table-cell/>
          <table:table-cell office:value-type="float" office:value="-15.8082721" calcext:value-type="float">
            <text:p>-15.8082721</text:p>
          </table:table-cell>
          <table:table-cell office:value-type="float" office:value="-48.102896" calcext:value-type="float">
            <text:p>-48.102896</text:p>
          </table:table-cell>
          <table:table-cell office:value-type="string" calcext:value-type="string">
            <text:p>RE/MAX Satélite</text:p>
          </table:table-cell>
          <table:table-cell office:value-type="float" office:value="30598" calcext:value-type="float">
            <text:p>30598</text:p>
          </table:table-cell>
          <table:table-cell office:value-type="float" office:value="5561994507225" calcext:value-type="float">
            <text:p>5561994507225</text:p>
          </table:table-cell>
          <table:table-cell office:value-type="string" calcext:value-type="string">
            <text:p>(61) 3375 </text:p>
            <text:p>                             </text:p>
            <text:p>                             - 3131 </text:p>
            <text:p>                                 </text:p>
            <text:p>                                       </text:p>
            <text:p>                                 </text:p>
            <text:p>                             </text:p>
            <text:p/>
            <text:p>         </text:p>
            <text:p>                             </text:p>
            <text:p>                                     </text:p>
            <text:p>                                     (61) 3375 </text:p>
            <text:p>                             </text:p>
            <text:p>                             - 3131 </text:p>
            <text:p>                                 </text:p>
            <text:p>                                       </text:p>
            <text:p>                                 </text:p>
            <text:p>                             </text:p>
            <text:p/>
            <text:p>         </text:p>
            <text:p>                             </text:p>
            <text:p>                                     </text:p>
            <text:p>                                     (61) 3375 </text:p>
            <text:p>                             </text:p>
            <text:p>                             - 3131 </text:p>
            <text:p>                                 </text:p>
            <text:p>                                       </text:p>
            <text:p>                                 </text:p>
            <text:p>                             </text:p>
            <text:p/>
            <text:p>         </text:p>
            <text:p>                             </text:p>
            <text:p>                                     </text:p>
            <text:p>                                     (61) 3375 </text:p>
            <text:p>                             </text:p>
            <text:p>                             - 3131</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Oportunidade Imperdível: Casa Simples com Localização Privilegiada - R$ 255.000,00</text:p>
          </table:table-cell>
          <table:table-cell office:value-type="string" calcext:value-type="string">
            <text:p>Esta é uma excelente chance de adquirir uma casa prática e funcional em um lote de 250 m², ideal para quem busca simplicidade e espaço para personalizar. O imóvel conta com 3 quartos, 1 banheiro social e vaga para até 4 carros, oferecendo grande potencial de aproveitamento do terreno. O amplo lote permite futuras expansões, como a construção de uma área de lazer, espaço para jardim, ou até mesmo uma edícula, garantindo flexibilidade para adaptações.</text:p>
            <text:p/>
            <text:p>O grande diferencial está na localização estratégica. Situada ao lado do Shopping JK, você terá à disposição uma ampla gama de lojas, serviços e opções de lazer. Além disso, a proximidade com o comércio diversificado do centro de Ceilândia facilita o acesso a mercados, farmácias, bancos e uma variedade de restaurantes. Com a conveniência de estar perto do Corpo de Bombeiros, Hospital da Ceilândia e Hospital das Clínicas, esta localização proporciona segurança e comodidade no dia a dia.</text:p>
            <text:p/>
            <text:p>Por apenas R$ 255.000,00, você terá a oportunidade de morar em uma área valorizada, com tudo o que precisa a poucos minutos de distância, sem abrir mão do espaço e da simplicidade que este imóvel oferece. Não perca esta chance!</text:p>
          </table:table-cell>
          <table:table-cell office:value-type="string" calcext:value-type="string">
            <text:p>https://www.dfimoveis.com.br/imovel/casa-3-quartos-venda-ceilandia-norte-ceilandia-df-qnm-20-conjunto-n-1062055</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Rodovia DF 180</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ão encontrado</text:p>
          </table:table-cell>
          <table:table-cell table:number-columns-repeated="2" office:value-type="string" calcext:value-type="string">
            <text:p>504,00 m²</text:p>
          </table:table-cell>
          <table:table-cell office:value-type="float" office:value="120" calcext:value-type="float">
            <text:p>120</text:p>
          </table:table-cell>
          <table:table-cell/>
          <table:table-cell office:value-type="float" office:value="-15.8513187" calcext:value-type="float">
            <text:p>-15.8513187</text:p>
          </table:table-cell>
          <table:table-cell office:value-type="float" office:value="-48.1107906" calcext:value-type="float">
            <text:p>-48.1107906</text:p>
          </table:table-cell>
          <table:table-cell office:value-type="string" calcext:value-type="string">
            <text:p>Samuel Imobiliária</text:p>
          </table:table-cell>
          <table:table-cell office:value-type="float" office:value="26046" calcext:value-type="float">
            <text:p>26046</text:p>
          </table:table-cell>
          <table:table-cell office:value-type="float" office:value="5561985746666" calcext:value-type="float">
            <text:p>5561985746666</text:p>
          </table:table-cell>
          <table:table-cell office:value-type="string" calcext:value-type="string">
            <text:p>(61) 98574 </text:p>
            <text:p>                                             </text:p>
            <text:p>                                         </text:p>
            <text:p>                             </text:p>
            <text:p>                             - 6666 </text:p>
            <text:p>                                 </text:p>
            <text:p>                                       </text:p>
            <text:p>                                 </text:p>
            <text:p>                             </text:p>
            <text:p/>
            <text:p>         </text:p>
            <text:p>                             </text:p>
            <text:p>                                         </text:p>
            <text:p>                                             </text:p>
            <text:p>                                                 </text:p>
            <text:p>                                                 (61) 98574 </text:p>
            <text:p>                                             </text:p>
            <text:p>                                         </text:p>
            <text:p>                             </text:p>
            <text:p>                             - 6666 </text:p>
            <text:p>                                 </text:p>
            <text:p>                                       </text:p>
            <text:p>                                 </text:p>
            <text:p>                             </text:p>
            <text:p/>
            <text:p>         </text:p>
            <text:p>                             </text:p>
            <text:p>                                         </text:p>
            <text:p>                                             </text:p>
            <text:p>                                                 </text:p>
            <text:p>                                                 (61) 98574 </text:p>
            <text:p>                                             </text:p>
            <text:p>                                         </text:p>
            <text:p>                             </text:p>
            <text:p>                             - 6666 </text:p>
            <text:p>                                 </text:p>
            <text:p>                                       </text:p>
            <text:p>                                 </text:p>
            <text:p>                             </text:p>
            <text:p/>
            <text:p>         </text:p>
            <text:p>                             </text:p>
            <text:p>                                         </text:p>
            <text:p>                                             </text:p>
            <text:p>                                                 </text:p>
            <text:p>                                                 (61) 98574 </text:p>
            <text:p>                                             </text:p>
            <text:p>                                         </text:p>
            <text:p>                             </text:p>
            <text:p>                             - 6666</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A SAMUEL IMOBILIÁRIA oferece a você cliente especial este excelente terreno no Incra 9 Condomínio Residencial Monte Verde, uma das cidades com maior qualidade de vida para você e sua família aqui no Distrito Federal</text:p>
            <text:p> Agende hoje mesmo uma visita!</text:p>
            <text:p> Corretor Tarsis. ,</text:p>
            <text:p> Do terreno:</text:p>
            <text:p> Área privada de 504 m²</text:p>
            <text:p> Condomínio com água, luz, guarita, playground, bloquetado (na avenida principal)</text:p>
            <text:p> Portaria 24 horas.</text:p>
            <text:p> Da localização:</text:p>
            <text:p> Excelente localização 1 km do Mercado Vovozão, próximo a padaria, farmácia, restaurantes, escola e parada de ônibus.</text:p>
            <text:p> Apenas 5 minutos da BR 070, próximo a balão da PRF</text:p>
            <text:p> Da Negociação</text:p>
            <text:p> R$ 120.000,00 (Cento e vinte mil reais)</text:p>
            <text:p> Aceita proposta</text:p>
            <text:p> Agende hoje mesmo uma visita!</text:p>
            <text:p> Corretor Tarsis. ,</text:p>
            <text:p> PARA SAIR DO ALUGUEL, CHAME O SAMUEL - Atual.26-03-25</text:p>
          </table:table-cell>
          <table:table-cell office:value-type="string" calcext:value-type="string">
            <text:p>https://www.dfimoveis.com.br/imovel/casa-condominio-3-quartos-venda-ceilandia-norte-ceilandia-df-rodovia-df-180-747307</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4 Conjunto C</text:p>
          </table:table-cell>
          <table:table-cell office:value-type="float" office:value="7" calcext:value-type="float">
            <text:p>7</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Não encontrado</text:p>
          </table:table-cell>
          <table:table-cell office:value-type="string" calcext:value-type="string">
            <text:p>200,00 m²</text:p>
          </table:table-cell>
          <table:table-cell office:value-type="string" calcext:value-type="string">
            <text:p>250,00 m²</text:p>
          </table:table-cell>
          <table:table-cell office:value-type="float" office:value="280" calcext:value-type="float">
            <text:p>280</text:p>
          </table:table-cell>
          <table:table-cell/>
          <table:table-cell office:value-type="float" office:value="-15.8154202" calcext:value-type="float">
            <text:p>-15.8154202</text:p>
          </table:table-cell>
          <table:table-cell office:value-type="float" office:value="-48.1098475" calcext:value-type="float">
            <text:p>-48.1098475</text:p>
          </table:table-cell>
          <table:table-cell office:value-type="string" calcext:value-type="string">
            <text:p>Ana ajescritório imobiliário</text:p>
          </table:table-cell>
          <table:table-cell office:value-type="float" office:value="27029" calcext:value-type="float">
            <text:p>27029</text:p>
          </table:table-cell>
          <table:table-cell office:value-type="float" office:value="5561983715536" calcext:value-type="float">
            <text:p>5561983715536</text:p>
          </table:table-cell>
          <table:table-cell office:value-type="string" calcext:value-type="string">
            <text:p>(61) 98371 </text:p>
            <text:p>                                             </text:p>
            <text:p>                                         </text:p>
            <text:p>                             </text:p>
            <text:p>                             - 5536 </text:p>
            <text:p>                                 </text:p>
            <text:p>                                       </text:p>
            <text:p>                                 </text:p>
            <text:p>                             </text:p>
            <text:p/>
            <text:p>         </text:p>
            <text:p>                             </text:p>
            <text:p>                                         </text:p>
            <text:p>                                             </text:p>
            <text:p>                                                 </text:p>
            <text:p>                                                 (61) 98371 </text:p>
            <text:p>                                             </text:p>
            <text:p>                                         </text:p>
            <text:p>                             </text:p>
            <text:p>                             - 5536 </text:p>
            <text:p>                                 </text:p>
            <text:p>                                       </text:p>
            <text:p>                                 </text:p>
            <text:p>                             </text:p>
            <text:p/>
            <text:p>         </text:p>
            <text:p>                             </text:p>
            <text:p>                                         </text:p>
            <text:p>                                             </text:p>
            <text:p>                                                 </text:p>
            <text:p>                                                 (61) 98371 </text:p>
            <text:p>                                             </text:p>
            <text:p>                                         </text:p>
            <text:p>                             </text:p>
            <text:p>                             - 5536 </text:p>
            <text:p>                                 </text:p>
            <text:p>                                       </text:p>
            <text:p>                                 </text:p>
            <text:p>                             </text:p>
            <text:p/>
            <text:p>         </text:p>
            <text:p>                             </text:p>
            <text:p>                                         </text:p>
            <text:p>                                             </text:p>
            <text:p>                                                 </text:p>
            <text:p>                                                 (61) 98371 </text:p>
            <text:p>                                             </text:p>
            <text:p>                                         </text:p>
            <text:p>                             </text:p>
            <text:p>                             - 5536</text:p>
          </table:table-cell>
          <table:table-cell office:value-type="string" calcext:value-type="string">
            <text:p>43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ANA VENDE</text:p>
            <text:p/>
            <text:p>- CONSTRUÇÃO DE 03 CASAS NO LOTE</text:p>
            <text:p/>
            <text:p> CASA DE FUNDOS</text:p>
            <text:p>- SALA</text:p>
            <text:p>- 03 QUARTOS</text:p>
            <text:p>-COZINHA</text:p>
            <text:p>- BANHEIRO SOCIAL</text:p>
            <text:p>- AREA DE SERVIÇO</text:p>
            <text:p/>
            <text:p>CASA DE LATERAL</text:p>
            <text:p>- SALA</text:p>
            <text:p>- 01 QUARTO </text:p>
            <text:p>-  COZINHA  </text:p>
            <text:p>-BANHEIRO SOCIAL</text:p>
            <text:p/>
            <text:p>CASA LATERAL : </text:p>
            <text:p>- 02 QUARTOS </text:p>
            <text:p>-SALA</text:p>
            <text:p>- COZINHA </text:p>
            <text:p>- BANHEIRO SOCIAL</text:p>
            <text:p/>
            <text:p>- GARAGEM PARA  05  CARROS</text:p>
            <text:p/>
            <text:p>CASAS PRECISA DE REFORMAS </text:p>
            <text:p>LOTE AMPLO 25X10</text:p>
            <text:p/>
            <text:p>NÃO PERCA ESSA OPORTUNIDADE! LIGUE AGORA!</text:p>
            <text:p/>
            <text:p>ANA PAULA: 61.,</text:p>
            <text:p>                                                                       ******************** SUA CONQUISTA, MEU AVO**************************</text:p>
          </table:table-cell>
          <table:table-cell office:value-type="string" calcext:value-type="string">
            <text:p>https://www.dfimoveis.com.br/imovel/casa-4-quartos-venda-ceilandia-norte-ceilandia-df-qnm-4-conjunto-c-1112364</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24 Conjunto H</text:p>
          </table:table-cell>
          <table:table-cell office:value-type="float" office:value="8" calcext:value-type="float">
            <text:p>8</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Poente</text:p>
          </table:table-cell>
          <table:table-cell office:value-type="string" calcext:value-type="string">
            <text:p>220,00 m²</text:p>
          </table:table-cell>
          <table:table-cell office:value-type="string" calcext:value-type="string">
            <text:p>250,00 m²</text:p>
          </table:table-cell>
          <table:table-cell office:value-type="float" office:value="460" calcext:value-type="float">
            <text:p>460</text:p>
          </table:table-cell>
          <table:table-cell office:value-type="string" calcext:value-type="string">
            <text:p>Área de Serviço, Cozinha com Armários , Portão Eletrônico, Área de Serviço Coberta , Piso em Porcelanato , Vista Livre, Cozinha Espaçosa</text:p>
          </table:table-cell>
          <table:table-cell office:value-type="float" office:value="-15.7999657" calcext:value-type="float">
            <text:p>-15.7999657</text:p>
          </table:table-cell>
          <table:table-cell office:value-type="float" office:value="-48.1115261" calcext:value-type="float">
            <text:p>-48.1115261</text:p>
          </table:table-cell>
          <table:table-cell office:value-type="string" calcext:value-type="string">
            <text:p>Edival</text:p>
          </table:table-cell>
          <table:table-cell office:value-type="float" office:value="27024" calcext:value-type="float">
            <text:p>27024</text:p>
          </table:table-cell>
          <table:table-cell office:value-type="float" office:value="5561981488066" calcext:value-type="float">
            <text:p>5561981488066</text:p>
          </table:table-cell>
          <table:table-cell office:value-type="string" calcext:value-type="string">
            <text:p>(61) 98148 </text:p>
            <text:p>                                             </text:p>
            <text:p>                                         </text:p>
            <text:p>                             </text:p>
            <text:p>                             - 8066 </text:p>
            <text:p>                                 </text:p>
            <text:p>                                       </text:p>
            <text:p>                                 </text:p>
            <text:p>                             </text:p>
            <text:p/>
            <text:p>         </text:p>
            <text:p>                             </text:p>
            <text:p>                                         </text:p>
            <text:p>                                             </text:p>
            <text:p>                                                 </text:p>
            <text:p>                                                 (61) 98148 </text:p>
            <text:p>                                             </text:p>
            <text:p>                                         </text:p>
            <text:p>                             </text:p>
            <text:p>                             - 8066 </text:p>
            <text:p>                                 </text:p>
            <text:p>                                       </text:p>
            <text:p>                                 </text:p>
            <text:p>                             </text:p>
            <text:p/>
            <text:p>         </text:p>
            <text:p>                             </text:p>
            <text:p>                                         </text:p>
            <text:p>                                             </text:p>
            <text:p>                                                 </text:p>
            <text:p>                                                 (61) 98148 </text:p>
            <text:p>                                             </text:p>
            <text:p>                                         </text:p>
            <text:p>                             </text:p>
            <text:p>                             - 8066 </text:p>
            <text:p>                                 </text:p>
            <text:p>                                       </text:p>
            <text:p>                                 </text:p>
            <text:p>                             </text:p>
            <text:p/>
            <text:p>         </text:p>
            <text:p>                             </text:p>
            <text:p>                                         </text:p>
            <text:p>                                             </text:p>
            <text:p>                                                 </text:p>
            <text:p>                                                 (61) 98148 </text:p>
            <text:p>                                             </text:p>
            <text:p>                                         </text:p>
            <text:p>                             </text:p>
            <text:p>                             - 8066</text:p>
          </table:table-cell>
          <table:table-cell office:value-type="string" calcext:value-type="string">
            <text:p>144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VENDE -SE ESTE IMOVEL NA QNM 24 - CEILÂNDIA NORTE</text:p>
            <text:p/>
            <text:p>CASA TÉRREA COM:</text:p>
            <text:p/>
            <text:p>2 QUARTOS, SENDO UM SUITE</text:p>
            <text:p>SALA  DE ESTAR  GRANDE</text:p>
            <text:p>COZINHA COM COPA INTEGRADA COMPLETA COM BANCADA E ARMÁRIOS </text:p>
            <text:p>GARAGEM PARA 2 CARROS </text:p>
            <text:p>PORTÃO AUTOMÁTICO</text:p>
            <text:p>PISO NO PORCELANATO.</text:p>
            <text:p/>
            <text:p>CASA PRIMEIRO ANDAR COM:</text:p>
            <text:p/>
            <text:p>4 QUARTOS  </text:p>
            <text:p>SALA</text:p>
            <text:p>COZINHA </text:p>
            <text:p>BANHEIRO</text:p>
            <text:p>ÁREA DE SERVIÇO.</text:p>
            <text:p/>
            <text:p>CASA DE FUNDO COM:</text:p>
            <text:p/>
            <text:p> 2 QUARTOS</text:p>
            <text:p>SALA, COZINHA E BANHEIRO</text:p>
            <text:p>FORRADA NO PVC</text:p>
            <text:p>AREA DE SERVIÇO ESPAÇOSA</text:p>
            <text:p>ESCRITURADA E REGISTRADA</text:p>
            <text:p>LOTE DE  250m².</text:p>
            <text:p/>
            <text:p>LOCALIZAÇÃO EXCELENTE: PRÓXIMO DE  ESCOLA, MERCADO E COMÉRCIO DA REGIÃO </text:p>
            <text:p/>
            <text:p>PARA CONTATO  {61} 9 ,</text:p>
            <text:p>EDIVAL </text:p>
            <text:p>CRECI 27024, </text:p>
            <text:p/>
            <text:p/>
          </table:table-cell>
          <table:table-cell office:value-type="string" calcext:value-type="string">
            <text:p>https://www.dfimoveis.com.br/imovel/casa-4-quartos-venda-ceilandia-norte-ceilandia-df-qnm-24-conjunto-h-1067540</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4 Conjunto O</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ascente</text:p>
          </table:table-cell>
          <table:table-cell table:number-columns-repeated="2" office:value-type="string" calcext:value-type="string">
            <text:p>250,00 m²</text:p>
          </table:table-cell>
          <table:table-cell office:value-type="float" office:value="500" calcext:value-type="float">
            <text:p>500</text:p>
          </table:table-cell>
          <table:table-cell/>
          <table:table-cell office:value-type="float" office:value="-15.8133993" calcext:value-type="float">
            <text:p>-15.8133993</text:p>
          </table:table-cell>
          <table:table-cell office:value-type="float" office:value="-48.1071049" calcext:value-type="float">
            <text:p>-48.1071049</text:p>
          </table:table-cell>
          <table:table-cell office:value-type="string" calcext:value-type="string">
            <text:p>Ferola Empreendimentos Imobiliários</text:p>
          </table:table-cell>
          <table:table-cell office:value-type="float" office:value="11476" calcext:value-type="float">
            <text:p>11476</text:p>
          </table:table-cell>
          <table:table-cell office:value-type="float" office:value="5561995011044" calcext:value-type="float">
            <text:p>5561995011044</text:p>
          </table:table-cell>
          <table:table-cell office:value-type="string" calcext:value-type="string">
            <text:p>(61) 99501 </text:p>
            <text:p>                                             </text:p>
            <text:p>                                         </text:p>
            <text:p>                             </text:p>
            <text:p>                             - 1044 </text:p>
            <text:p>                                 </text:p>
            <text:p>                                       </text:p>
            <text:p>                                 </text:p>
            <text:p>                             </text:p>
            <text:p/>
            <text:p>         </text:p>
            <text:p>                             </text:p>
            <text:p>                                         </text:p>
            <text:p>                                             </text:p>
            <text:p>                                                 </text:p>
            <text:p>                                                 (61) 99501 </text:p>
            <text:p>                                             </text:p>
            <text:p>                                         </text:p>
            <text:p>                             </text:p>
            <text:p>                             - 1044 </text:p>
            <text:p>                                 </text:p>
            <text:p>                                       </text:p>
            <text:p>                                 </text:p>
            <text:p>                             </text:p>
            <text:p/>
            <text:p>         </text:p>
            <text:p>                             </text:p>
            <text:p>                                         </text:p>
            <text:p>                                             </text:p>
            <text:p>                                                 </text:p>
            <text:p>                                                 (61) 99501 </text:p>
            <text:p>                                             </text:p>
            <text:p>                                         </text:p>
            <text:p>                             </text:p>
            <text:p>                             - 1044 </text:p>
            <text:p>                                 </text:p>
            <text:p>                                       </text:p>
            <text:p>                                 </text:p>
            <text:p>                             </text:p>
            <text:p/>
            <text:p>         </text:p>
            <text:p>                             </text:p>
            <text:p>                                         </text:p>
            <text:p>                                             </text:p>
            <text:p>                                                 </text:p>
            <text:p>                                                 (61) 99501 </text:p>
            <text:p>                                             </text:p>
            <text:p>                                         </text:p>
            <text:p>                             </text:p>
            <text:p>                             - 1044</text:p>
          </table:table-cell>
          <table:table-cell office:value-type="string" calcext:value-type="string">
            <text:p>449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M 04 - <text:s/>- CENTRO DA CEILÂNDIA </text:p>
          </table:table-cell>
          <table:table-cell office:value-type="string" calcext:value-type="string">
            <text:p>FEROLA A MAIS ACESSADA DE BRASILIA VENDE  - , CASA SOBRADO NO CENTRO DA CEILÂNDIA  </text:p>
            <text:p/>
            <text:p>CASA DA FRETE</text:p>
            <text:p>NA LAGE</text:p>
            <text:p>04 QUATOS </text:p>
            <text:p>03 BANHEIROS , SENDO UMA SUÍTE</text:p>
            <text:p>250 METROS </text:p>
            <text:p>GARAGEM PARA 03 CARROS</text:p>
            <text:p/>
            <text:p>CASA DO FUNDO</text:p>
            <text:p>01 QUARTO</text:p>
            <text:p>01 SALA</text:p>
            <text:p>01 COZINHA</text:p>
            <text:p>01 BANHEIRO</text:p>
            <text:p/>
            <text:p>  - EQUIPE FEROLA </text:p>
            <text:p/>
            <text:p>JARBAS (61) , - Creci: 18.898/DF</text:p>
            <text:p/>
            <text:p>BONFIM: , Creci: 10.390/DF </text:p>
            <text:p>LILIAN , - Creci: 7.952/DF</text:p>
            <text:p>EDSON , - Creci: 27.192/DF </text:p>
            <text:p>ROBSON , - Creci  21934/DF</text:p>
            <text:p>BEATRIZ , - Creci: 28.707/DF</text:p>
            <text:p>FERNANDA , - Creci: 14.240/DF</text:p>
            <text:p>WEDER (61) 9., - Creci: 30.759/DF</text:p>
            <text:p>MARCOS , - Creci: 11.811/DF</text:p>
            <text:p/>
            <text:p>AVALIAÇÃO GRATUITA: - , - ,</text:p>
            <text:p>FEROLA EMPREENDIMENTOS IMOBILIÁRIOS. </text:p>
            <text:p>, </text:p>
            <text:p>A MELHOR DE BRASÍLIA!!!</text:p>
          </table:table-cell>
          <table:table-cell office:value-type="string" calcext:value-type="string">
            <text:p>https://www.dfimoveis.com.br/imovel/casa-4-quartos-venda-ceilandia-norte-ceilandia-df-qnm-4-conjunto-o-392280</text:p>
          </table:table-cell>
        </table:table-row>
        <table:table-row table:style-name="ro19">
          <table:table-cell office:value-type="string" calcext:value-type="string">
            <text:p>CEILÂNDIA</text:p>
          </table:table-cell>
          <table:table-cell office:value-type="string" calcext:value-type="string">
            <text:p>CEILANDIA NORTE</text:p>
          </table:table-cell>
          <table:table-cell office:value-type="string" calcext:value-type="string">
            <text:p>QNO 18 Conjunto 3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ão encontrado</text:p>
          </table:table-cell>
          <table:table-cell office:value-type="string" calcext:value-type="string">
            <text:p>60,00 m²</text:p>
          </table:table-cell>
          <table:table-cell office:value-type="string" calcext:value-type="string">
            <text:p>136,00 m²</text:p>
          </table:table-cell>
          <table:table-cell office:value-type="float" office:value="320" calcext:value-type="float">
            <text:p>320</text:p>
          </table:table-cell>
          <table:table-cell office:value-type="string" calcext:value-type="string">
            <text:p>Cozinha com Armários , Piscina</text:p>
          </table:table-cell>
          <table:table-cell office:value-type="float" office:value="-15.7968442" calcext:value-type="float">
            <text:p>-15.7968442</text:p>
          </table:table-cell>
          <table:table-cell office:value-type="float" office:value="-48.1329388" calcext:value-type="float">
            <text:p>-48.1329388</text:p>
          </table:table-cell>
          <table:table-cell office:value-type="string" calcext:value-type="string">
            <text:p>Silvio Assessoria Imobiliária</text:p>
          </table:table-cell>
          <table:table-cell office:value-type="float" office:value="22714" calcext:value-type="float">
            <text:p>22714</text:p>
          </table:table-cell>
          <table:table-cell office:value-type="float" office:value="5561991555885" calcext:value-type="float">
            <text:p>5561991555885</text:p>
          </table:table-cell>
          <table:table-cell office:value-type="string" calcext:value-type="string">
            <text:p>(61) 99155 </text:p>
            <text:p>                                             </text:p>
            <text:p>                                         </text:p>
            <text:p>                             </text:p>
            <text:p>                             - 5885 </text:p>
            <text:p>                                 </text:p>
            <text:p>                                       </text:p>
            <text:p>                                 </text:p>
            <text:p>                             </text:p>
            <text:p/>
            <text:p>         </text:p>
            <text:p>                             </text:p>
            <text:p>                                         </text:p>
            <text:p>                                             </text:p>
            <text:p>                                                 </text:p>
            <text:p>                                                 (61) 99155 </text:p>
            <text:p>                                             </text:p>
            <text:p>                                         </text:p>
            <text:p>                             </text:p>
            <text:p>                             - 5885 </text:p>
            <text:p>                                 </text:p>
            <text:p>                                       </text:p>
            <text:p>                                 </text:p>
            <text:p>                             </text:p>
            <text:p/>
            <text:p>         </text:p>
            <text:p>                             </text:p>
            <text:p>                                         </text:p>
            <text:p>                                             </text:p>
            <text:p>                                                 </text:p>
            <text:p>                                                 (61) 99155 </text:p>
            <text:p>                                             </text:p>
            <text:p>                                         </text:p>
            <text:p>                             </text:p>
            <text:p>                             - 5885 </text:p>
            <text:p>                                 </text:p>
            <text:p>                                       </text:p>
            <text:p>                                 </text:p>
            <text:p>                             </text:p>
            <text:p/>
            <text:p>         </text:p>
            <text:p>                             </text:p>
            <text:p>                                         </text:p>
            <text:p>                                             </text:p>
            <text:p>                                                 </text:p>
            <text:p>                                                 (61) 99155 </text:p>
            <text:p>                                             </text:p>
            <text:p>                                         </text:p>
            <text:p>                             </text:p>
            <text:p>                             - 5885</text:p>
          </table:table-cell>
          <table:table-cell office:value-type="string" calcext:value-type="string">
            <text:p>153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Oportunidade casa em Ceilândia Norte, localizado na QNO 18 próximo ao terminal rodoviário..</text:p>
          </table:table-cell>
          <table:table-cell office:value-type="string" calcext:value-type="string">
            <text:p>Oportunidade casa em Ceilândia Norte, localizado na QNO 18 próximo ao terminal rodoviário..</text:p>
            <text:p/>
            <text:p> </text:p>
            <text:p/>
            <text:p>*SILVIO ASSESSORIA IMOBILIÁRIA*</text:p>
            <text:p/>
            <text:p> </text:p>
            <text:p/>
            <text:p> Descrição do imóvel:</text:p>
            <text:p/>
            <text:p> </text:p>
            <text:p/>
            <text:p>Apresentamos este excelente imóvel, cuidadosamente planejado para oferecer conforto e funcionalidade. Ideal para quem busca um espaço prático e bem localizado, o imóvel possui as seguintes características:</text:p>
            <text:p/>
            <text:p> </text:p>
            <text:p/>
            <text:p>-2 quartos, sendo 1 suíte</text:p>
            <text:p/>
            <text:p>-1 banheiro social</text:p>
            <text:p/>
            <text:p>-1 lavabo na área externa</text:p>
            <text:p/>
            <text:p>-1 Sala de TV</text:p>
            <text:p/>
            <text:p>-Cozinha + Copa</text:p>
            <text:p/>
            <text:p>-Cozinha rica em armários, cooktop e torre quente</text:p>
            <text:p/>
            <text:p>-3 vagas de garagem, cobertas</text:p>
            <text:p/>
            <text:p>-Piscina</text:p>
            <text:p/>
            <text:p>-Churrasqueira</text:p>
            <text:p/>
            <text:p>-Lote com 136 metros quadrados.</text:p>
            <text:p/>
            <text:p> </text:p>
            <text:p/>
            <text:p>Valor do Imóvel: R$ 320.000,00</text:p>
            <text:p/>
            <text:p>Valor de IPTU anual: R$ 300,00</text:p>
            <text:p>Não aceita financiamento bancário.</text:p>
            <text:p/>
            <text:p> </text:p>
            <text:p/>
            <text:p>Localização:</text:p>
            <text:p/>
            <text:p>Ótima localização próximo ao ponto de ônibus, supermercados, restaurantes e diversos comércios locais.</text:p>
            <text:p/>
            <text:p> </text:p>
            <text:p/>
            <text:p>Disponível para visitas, agende seu horário e surpreenda-se!</text:p>
            <text:p/>
            <text:p> </text:p>
            <text:p/>
            <text:p>Obs: a área do imóvel anunciado é uma estimativa e deverá ser confirmada junto à certidão de matricula do imóvel, os valores de condomínio e IPTU podem sofrer variações sem aviso prévio e devem ser confirmados junto a administração.</text:p>
            <text:p/>
            <text:p> </text:p>
            <text:p/>
            <text:p>Precisando de correspondente bancário, aprovamos seu credito em 24 horas!</text:p>
            <text:p/>
            <text:p> </text:p>
            <text:p/>
            <text:p>Entre em contato conosco e agende sua visita!</text:p>
            <text:p> </text:p>
            <text:p/>
            <text:p>CRECI J 29.101</text:p>
          </table:table-cell>
          <table:table-cell office:value-type="string" calcext:value-type="string">
            <text:p>https://www.dfimoveis.com.br/imovel/casa-2-quartos-venda-ceilandia-norte-ceilandia-df-qno-18-conjunto-30-1064316</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21 Conjunto A</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ascente</text:p>
          </table:table-cell>
          <table:table-cell table:number-columns-repeated="2" office:value-type="string" calcext:value-type="string">
            <text:p>250,00 m²</text:p>
          </table:table-cell>
          <table:table-cell office:value-type="float" office:value="630" calcext:value-type="float">
            <text:p>630</text:p>
          </table:table-cell>
          <table:table-cell office:value-type="string" calcext:value-type="string">
            <text:p>Varanda, Cozinha Espaçosa</text:p>
          </table:table-cell>
          <table:table-cell office:value-type="float" office:value="-15.8132216" calcext:value-type="float">
            <text:p>-15.8132216</text:p>
          </table:table-cell>
          <table:table-cell office:value-type="float" office:value="-48.1191274" calcext:value-type="float">
            <text:p>-48.1191274</text:p>
          </table:table-cell>
          <table:table-cell office:value-type="string" calcext:value-type="string">
            <text:p>Ferola Empreendimentos Imobiliários</text:p>
          </table:table-cell>
          <table:table-cell office:value-type="float" office:value="11476" calcext:value-type="float">
            <text:p>11476</text:p>
          </table:table-cell>
          <table:table-cell office:value-type="float" office:value="5561995011044" calcext:value-type="float">
            <text:p>5561995011044</text:p>
          </table:table-cell>
          <table:table-cell office:value-type="string" calcext:value-type="string">
            <text:p>(61) 99501 </text:p>
            <text:p>                                             </text:p>
            <text:p>                                         </text:p>
            <text:p>                             </text:p>
            <text:p>                             - 1044 </text:p>
            <text:p>                                 </text:p>
            <text:p>                                       </text:p>
            <text:p>                                 </text:p>
            <text:p>                             </text:p>
            <text:p/>
            <text:p>         </text:p>
            <text:p>                             </text:p>
            <text:p>                                         </text:p>
            <text:p>                                             </text:p>
            <text:p>                                                 </text:p>
            <text:p>                                                 (61) 99501 </text:p>
            <text:p>                                             </text:p>
            <text:p>                                         </text:p>
            <text:p>                             </text:p>
            <text:p>                             - 1044 </text:p>
            <text:p>                                 </text:p>
            <text:p>                                       </text:p>
            <text:p>                                 </text:p>
            <text:p>                             </text:p>
            <text:p/>
            <text:p>         </text:p>
            <text:p>                             </text:p>
            <text:p>                                         </text:p>
            <text:p>                                             </text:p>
            <text:p>                                                 </text:p>
            <text:p>                                                 (61) 99501 </text:p>
            <text:p>                                             </text:p>
            <text:p>                                         </text:p>
            <text:p>                             </text:p>
            <text:p>                             - 1044 </text:p>
            <text:p>                                 </text:p>
            <text:p>                                       </text:p>
            <text:p>                                 </text:p>
            <text:p>                             </text:p>
            <text:p/>
            <text:p>         </text:p>
            <text:p>                             </text:p>
            <text:p>                                         </text:p>
            <text:p>                                             </text:p>
            <text:p>                                                 </text:p>
            <text:p>                                                 (61) 99501 </text:p>
            <text:p>                                             </text:p>
            <text:p>                                         </text:p>
            <text:p>                             </text:p>
            <text:p>                             - 1044</text:p>
          </table:table-cell>
          <table:table-cell office:value-type="string" calcext:value-type="string">
            <text:p>489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N 21 - <text:s/>- CASA NA LAGE - ACEITA FINANCIAMENTO <text:s/>- PRÓXIMO METRÔ, PARADA DE ÔNIBUS E COM</text:p>
          </table:table-cell>
          <table:table-cell office:value-type="string" calcext:value-type="string">
            <text:p>FEROLA A MAIS ACESSADA DE BRASILIA VENDE CASA NA QNN 21 - , - CASA NA LAGE - ACEITA FINANCIAMENTO  - PRÓXIMO METRÔ, PARADA DE ÔNIBUS E COMERCIO LOCAL</text:p>
            <text:p/>
            <text:p>CASA </text:p>
            <text:p>03 QUARTOS</text:p>
            <text:p>01 BANHEIROS </text:p>
            <text:p>QUINTAL</text:p>
            <text:p>GARAGEM PARA 02 CARROS </text:p>
            <text:p>FRENTE PARA A PISTA</text:p>
            <text:p/>
            <text:p>-PRÓXIMO</text:p>
            <text:p>METRÔ</text:p>
            <text:p>PARADA DE ÔNIBUS </text:p>
            <text:p>ESCOLAS </text:p>
            <text:p>POSTO DE SAÚDE </text:p>
            <text:p/>
            <text:p> - EQUIPE FEROLA </text:p>
            <text:p/>
            <text:p>JARBAS (61) , - Creci: 18.898/DF</text:p>
            <text:p/>
            <text:p>BONFIM , - Creci: 10.390/DF</text:p>
            <text:p>LILIAN , - Creci: 7.952/DF</text:p>
            <text:p>EDSON , - Creci: 27.192/DF </text:p>
            <text:p>BEATRIZ , - Creci: 28.707/DF</text:p>
            <text:p>FERNANDA , - Creci: 14.240/DF</text:p>
            <text:p>WEDER (61) 9., - Creci: 30.759/DF</text:p>
            <text:p>MARCOS , - Creci: 11.811/DF</text:p>
            <text:p/>
            <text:p>AVALIAÇÃO GRATUITA: - , - ,</text:p>
            <text:p>FEROLA EMPREENDIMENTOS IMOBILIÁRIOS. </text:p>
            <text:p>, </text:p>
            <text:p/>
            <text:p>A MELHOR DE BRASÍLIA!!! </text:p>
            <text:p/>
          </table:table-cell>
          <table:table-cell office:value-type="string" calcext:value-type="string">
            <text:p>https://www.dfimoveis.com.br/imovel/casa-3-quartos-venda-ceilandia-norte-ceilandia-df-qnn-21-conjunto-a-856233</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Área Especial 02</text:p>
          </table:table-cell>
          <table:table-cell office:value-type="float" office:value="3" calcext:value-type="float">
            <text:p>3</text:p>
          </table:table-cell>
          <table:table-cell table:number-columns-repeated="2" office:value-type="float" office:value="2" calcext:value-type="float">
            <text:p>2</text:p>
          </table:table-cell>
          <table:table-cell office:value-type="string" calcext:value-type="string">
            <text:p>Não encontrado</text:p>
          </table:table-cell>
          <table:table-cell office:value-type="string" calcext:value-type="string">
            <text:p>180,00 m²</text:p>
          </table:table-cell>
          <table:table-cell office:value-type="string" calcext:value-type="string">
            <text:p>358,00 m²</text:p>
          </table:table-cell>
          <table:table-cell office:value-type="float" office:value="339" calcext:value-type="float">
            <text:p>339</text:p>
          </table:table-cell>
          <table:table-cell office:value-type="string" calcext:value-type="string">
            <text:p>Lavabo</text:p>
          </table:table-cell>
          <table:table-cell office:value-type="float" office:value="-15.8084504" calcext:value-type="float">
            <text:p>-15.8084504</text:p>
          </table:table-cell>
          <table:table-cell office:value-type="float" office:value="-48.1009354" calcext:value-type="float">
            <text:p>-48.1009354</text:p>
          </table:table-cell>
          <table:table-cell office:value-type="string" calcext:value-type="string">
            <text:p>Sampaio Imóveis DF</text:p>
          </table:table-cell>
          <table:table-cell office:value-type="float" office:value="21946" calcext:value-type="float">
            <text:p>21946</text:p>
          </table:table-cell>
          <table:table-cell office:value-type="float" office:value="556133720330" calcext:value-type="float">
            <text:p>556133720330</text:p>
          </table:table-cell>
          <table:table-cell office:value-type="string" calcext:value-type="string">
            <text:p>(61) 3372 </text:p>
            <text:p>                                             </text:p>
            <text:p>                                         </text:p>
            <text:p>                             </text:p>
            <text:p>                             - 0330 </text:p>
            <text:p>                                 </text:p>
            <text:p>                                       </text:p>
            <text:p>                                 </text:p>
            <text:p>                             </text:p>
            <text:p/>
            <text:p>         </text:p>
            <text:p>                             </text:p>
            <text:p>                                         </text:p>
            <text:p>                                             </text:p>
            <text:p>                                                 </text:p>
            <text:p>                                                 (61) 3372 </text:p>
            <text:p>                                             </text:p>
            <text:p>                                         </text:p>
            <text:p>                             </text:p>
            <text:p>                             - 0330 </text:p>
            <text:p>                                 </text:p>
            <text:p>                                       </text:p>
            <text:p>                                 </text:p>
            <text:p>                             </text:p>
            <text:p/>
            <text:p>         </text:p>
            <text:p>                             </text:p>
            <text:p>                                         </text:p>
            <text:p>                                             </text:p>
            <text:p>                                                 </text:p>
            <text:p>                                                 (61) 3372 </text:p>
            <text:p>                                             </text:p>
            <text:p>                                         </text:p>
            <text:p>                             </text:p>
            <text:p>                             - 0330 </text:p>
            <text:p>                                 </text:p>
            <text:p>                                       </text:p>
            <text:p>                                 </text:p>
            <text:p>                             </text:p>
            <text:p/>
            <text:p>         </text:p>
            <text:p>                             </text:p>
            <text:p>                                         </text:p>
            <text:p>                                             </text:p>
            <text:p>                                                 </text:p>
            <text:p>                                                 (61) 3372 </text:p>
            <text:p>                                             </text:p>
            <text:p>                                         </text:p>
            <text:p>                             </text:p>
            <text:p>                             - 0330</text:p>
          </table:table-cell>
          <table:table-cell office:value-type="string" calcext:value-type="string">
            <text:p>44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com 3 dormitórios à venda, 180 m² por R$ 339.000,00 - Ceilândia Norte - Ceilândia/DF</text:p>
          </table:table-cell>
          <table:table-cell office:value-type="string" calcext:value-type="string">
            <text:p>Casa com 3 Quartos sendo 02 suítes no Condominio Quintas Amarante!</text:p>
            <text:p/>
            <text:p>Esta é a oportunidade que você esperava para adquirir uma casa moderna e bem localizada.</text:p>
            <text:p/>
            <text:p>Características do imóvel:</text:p>
            <text:p>- Área total: 358,18 m²</text:p>
            <text:p>- Área construída: 180 m²</text:p>
            <text:p/>
            <text:p>- 3 Quartos (2 suítes)</text:p>
            <text:p>- 1 Banheiro social</text:p>
            <text:p>- 1 Lavabo</text:p>
            <text:p>- Sala de jantar</text:p>
            <text:p>- Cozinha</text:p>
            <text:p>- Área de serviço</text:p>
            <text:p/>
            <text:p>Infraestrutura:</text:p>
            <text:p>- 2 vagas de garagem</text:p>
            <text:p>- Imóvel na laje</text:p>
            <text:p>- Portas e janelas com blindagem</text:p>
            <text:p>- Piso em porcelanato</text:p>
            <text:p>- Condomínio: R$ 180,00</text:p>
            <text:p/>
            <text:p>Vantagens:</text:p>
            <text:p>- Ideal para quem procura segurança e conforto</text:p>
            <text:p>- Acabamento de alta qualidade</text:p>
            <text:p>- Espaços bem distribuídos</text:p>
            <text:p>- Localização excelente</text:p>
            <text:p/>
            <text:p>Para mais informações:</text:p>
            <text:p>- Telefone: , ou ,</text:p>
            <text:p>- Instagram: @sampaioimoveisdf</text:p>
            <text:p>- Site: sampaioimoveisdf.com.br</text:p>
            <text:p/>
            <text:p>Não perca essa oportunidade! Agende sua visita agora mesmo.</text:p>
          </table:table-cell>
          <table:table-cell office:value-type="string" calcext:value-type="string">
            <text:p>https://www.dfimoveis.com.br/imovel/casa-3-quartos-venda-ceilandia-norte-ceilandia-df-area-especial-02-1062379</text:p>
          </table:table-cell>
        </table:table-row>
        <table:table-row table:style-name="ro5">
          <table:table-cell office:value-type="string" calcext:value-type="string">
            <text:p>CEILÂNDIA</text:p>
          </table:table-cell>
          <table:table-cell office:value-type="string" calcext:value-type="string">
            <text:p>CEILANDIA NORTE</text:p>
          </table:table-cell>
          <table:table-cell office:value-type="string" calcext:value-type="string">
            <text:p>QNR 3</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Não encontrado</text:p>
          </table:table-cell>
          <table:table-cell office:value-type="string" calcext:value-type="string">
            <text:p>150,00 m²</text:p>
          </table:table-cell>
          <table:table-cell office:value-type="string" calcext:value-type="string">
            <text:p>Não encontrado</text:p>
          </table:table-cell>
          <table:table-cell office:value-type="float" office:value="127" calcext:value-type="float">
            <text:p>127</text:p>
          </table:table-cell>
          <table:table-cell/>
          <table:table-cell office:value-type="float" office:value="-15.8053189" calcext:value-type="float">
            <text:p>-15.8053189</text:p>
          </table:table-cell>
          <table:table-cell office:value-type="float" office:value="-48.1491207" calcext:value-type="float">
            <text:p>-48.1491207</text:p>
          </table:table-cell>
          <table:table-cell office:value-type="string" calcext:value-type="string">
            <text:p>Rede</text:p>
          </table:table-cell>
          <table:table-cell office:value-type="float" office:value="9785" calcext:value-type="float">
            <text:p>9785</text:p>
          </table:table-cell>
          <table:table-cell office:value-type="float" office:value="5561981183584" calcext:value-type="float">
            <text:p>5561981183584</text:p>
          </table:table-cell>
          <table:table-cell office:value-type="string" calcext:value-type="string">
            <text:p>(61) 98118 </text:p>
            <text:p>                                             </text:p>
            <text:p>                                         </text:p>
            <text:p>                             </text:p>
            <text:p>                             - 3584 </text:p>
            <text:p>                                 </text:p>
            <text:p>                                       </text:p>
            <text:p>                                 </text:p>
            <text:p>                             </text:p>
            <text:p>                             </text:p>
            <text:p>                                         </text:p>
            <text:p>                                             </text:p>
            <text:p>                                                 </text:p>
            <text:p>                                                 (61) 98445 </text:p>
            <text:p>                                             </text:p>
            <text:p>                                         </text:p>
            <text:p>                             </text:p>
            <text:p>                             - 1659 </text:p>
            <text:p>                                 </text:p>
            <text:p>                                       </text:p>
            <text:p>                                 </text:p>
            <text:p>                             </text:p>
            <text:p/>
            <text:p>         </text:p>
            <text:p>                             </text:p>
            <text:p>                                         </text:p>
            <text:p>                                             </text:p>
            <text:p>                                                 </text:p>
            <text:p>                                                 (61) 98118 </text:p>
            <text:p>                                             </text:p>
            <text:p>                                         </text:p>
            <text:p>                             </text:p>
            <text:p>                             - 3584 </text:p>
            <text:p>                                 </text:p>
            <text:p>                                       </text:p>
            <text:p>                                 </text:p>
            <text:p>                             </text:p>
            <text:p>                             </text:p>
            <text:p>                                         </text:p>
            <text:p>                                             </text:p>
            <text:p>                                                 </text:p>
            <text:p>                                                 (61) 98445 </text:p>
            <text:p>                                             </text:p>
            <text:p>                                         </text:p>
            <text:p>                             </text:p>
            <text:p>                             - 1659 </text:p>
            <text:p>                                 </text:p>
            <text:p>                                       </text:p>
            <text:p>                                 </text:p>
            <text:p>                             </text:p>
            <text:p/>
            <text:p>         </text:p>
            <text:p>                             </text:p>
            <text:p>                                         </text:p>
            <text:p>                                             </text:p>
            <text:p>                                                 </text:p>
            <text:p>                                                 (61) 98118 </text:p>
            <text:p>                                             </text:p>
            <text:p>                                         </text:p>
            <text:p>                             </text:p>
            <text:p>                             - 3584 </text:p>
            <text:p>                                 </text:p>
            <text:p>                                       </text:p>
            <text:p>                                 </text:p>
            <text:p>                             </text:p>
            <text:p>                             </text:p>
            <text:p>                                         </text:p>
            <text:p>                                             </text:p>
            <text:p>                                                 </text:p>
            <text:p>                                                 (61) 98445 </text:p>
            <text:p>                                             </text:p>
            <text:p>                                         </text:p>
            <text:p>                             </text:p>
            <text:p>                             - 1659 </text:p>
            <text:p>                                 </text:p>
            <text:p>                                       </text:p>
            <text:p>                                 </text:p>
            <text:p>                             </text:p>
            <text:p/>
            <text:p>         </text:p>
            <text:p>                             </text:p>
            <text:p>                                         </text:p>
            <text:p>                                             </text:p>
            <text:p>                                                 </text:p>
            <text:p>                                                 (61) 98118 </text:p>
            <text:p>                                             </text:p>
            <text:p>                                         </text:p>
            <text:p>                             </text:p>
            <text:p>                             - 3584 </text:p>
            <text:p>                                 </text:p>
            <text:p>                                       </text:p>
            <text:p>                                 </text:p>
            <text:p>                             </text:p>
            <text:p>                             </text:p>
            <text:p>                                         </text:p>
            <text:p>                                             </text:p>
            <text:p>                                                 </text:p>
            <text:p>                                                 (61) 98445 </text:p>
            <text:p>                                             </text:p>
            <text:p>                                         </text:p>
            <text:p>                             </text:p>
            <text:p>                             - 1659</text:p>
          </table:table-cell>
          <table:table-cell office:value-type="string" calcext:value-type="string">
            <text:p>38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Ideal para fazer renda mensal </text:p>
          </table:table-cell>
          <table:table-cell office:value-type="string" calcext:value-type="string">
            <text:p>Lote de esquina com 2  casa de 1 qto sala cozinha banheiro tida na cerâmica e forradas </text:p>
            <text:p>Ideal para alugar ou família grande </text:p>
            <text:p>Boa localização </text:p>
            <text:p>Perto de comércio transporte público escolas </text:p>
            <text:p>Aceito carro até $20.000 como parte de pagamento </text:p>
            <text:p>Contato , zap </text:p>
            <text:p/>
            <text:p/>
          </table:table-cell>
          <table:table-cell office:value-type="string" calcext:value-type="string">
            <text:p>https://www.dfimoveis.com.br/imovel/casa-2-quartos-venda-ceilandia-norte-ceilandia-df-qnr-3-1114578</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9 Conjunto B</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Poente</text:p>
          </table:table-cell>
          <table:table-cell table:number-columns-repeated="2" office:value-type="string" calcext:value-type="string">
            <text:p>144,00 m²</text:p>
          </table:table-cell>
          <table:table-cell office:value-type="float" office:value="395" calcext:value-type="float">
            <text:p>395</text:p>
          </table:table-cell>
          <table:table-cell office:value-type="string" calcext:value-type="string">
            <text:p>Aceita Pets, Área de Serviço, Área de Serviço Coberta , Cozinha Espaçosa</text:p>
          </table:table-cell>
          <table:table-cell office:value-type="float" office:value="-15.8007446" calcext:value-type="float">
            <text:p>-15.8007446</text:p>
          </table:table-cell>
          <table:table-cell office:value-type="float" office:value="-48.1273521" calcext:value-type="float">
            <text:p>-48.1273521</text:p>
          </table:table-cell>
          <table:table-cell office:value-type="string" calcext:value-type="string">
            <text:p>Lucena imóveis DF</text:p>
          </table:table-cell>
          <table:table-cell office:value-type="float" office:value="19635" calcext:value-type="float">
            <text:p>19635</text:p>
          </table:table-cell>
          <table:table-cell office:value-type="float" office:value="5561982094118" calcext:value-type="float">
            <text:p>5561982094118</text:p>
          </table:table-cell>
          <table:table-cell office:value-type="string" calcext:value-type="string">
            <text:p>(61) 98209 </text:p>
            <text:p>                                             </text:p>
            <text:p>                                         </text:p>
            <text:p>                             </text:p>
            <text:p>                             - 4118 </text:p>
            <text:p>                                 </text:p>
            <text:p>                                       </text:p>
            <text:p>                                 </text:p>
            <text:p>                             </text:p>
            <text:p/>
            <text:p>         </text:p>
            <text:p>                             </text:p>
            <text:p>                                         </text:p>
            <text:p>                                             </text:p>
            <text:p>                                                 </text:p>
            <text:p>                                                 (61) 98209 </text:p>
            <text:p>                                             </text:p>
            <text:p>                                         </text:p>
            <text:p>                             </text:p>
            <text:p>                             - 4118 </text:p>
            <text:p>                                 </text:p>
            <text:p>                                       </text:p>
            <text:p>                                 </text:p>
            <text:p>                             </text:p>
            <text:p/>
            <text:p>         </text:p>
            <text:p>                             </text:p>
            <text:p>                                         </text:p>
            <text:p>                                             </text:p>
            <text:p>                                                 </text:p>
            <text:p>                                                 (61) 98209 </text:p>
            <text:p>                                             </text:p>
            <text:p>                                         </text:p>
            <text:p>                             </text:p>
            <text:p>                             - 4118 </text:p>
            <text:p>                                 </text:p>
            <text:p>                                       </text:p>
            <text:p>                                 </text:p>
            <text:p>                             </text:p>
            <text:p/>
            <text:p>         </text:p>
            <text:p>                             </text:p>
            <text:p>                                         </text:p>
            <text:p>                                             </text:p>
            <text:p>                                                 </text:p>
            <text:p>                                                 (61) 98209 </text:p>
            <text:p>                                             </text:p>
            <text:p>                                         </text:p>
            <text:p>                             </text:p>
            <text:p>                             - 4118</text:p>
          </table:table-cell>
          <table:table-cell office:value-type="string" calcext:value-type="string">
            <text:p>42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de esquina, ampla e bem localizada, totalmente quitada e escriturada.</text:p>
          </table:table-cell>
          <table:table-cell office:value-type="string" calcext:value-type="string">
            <text:p>Excelente casa de esquina com 144m², oferecendo conforto e espaço para sua família.</text:p>
            <text:p> O imóvel conta com 3 quartos, sendo 1 suíte, sala ampla, cozinha, banheiro social e área de serviço. Localização privilegiada, próximo ao Centro Olímpico do Setor "O" e à Escola Classe 31 de Ceilândia.</text:p>
            <text:p/>
            <text:p>Destaques:</text:p>
            <text:p>144m² de área construída</text:p>
            <text:p>3 quartos (1 suíte)</text:p>
            <text:p>Sala espaçosa</text:p>
            <text:p>Cozinha </text:p>
            <text:p>Banheiro social</text:p>
            <text:p>Área de serviço</text:p>
            <text:p/>
            <text:p>Casa de esquina</text:p>
            <text:p>Quitada e escriturada</text:p>
            <text:p>Próximo a comércios, escolas e áreas de lazer</text:p>
            <text:p/>
            <text:p>Valor: R$ 395.000,00</text:p>
            <text:p/>
            <text:p>Agende sua visita e aproveite esta oportunidade única!</text:p>
            <text:p/>
            <text:p>Gláucia Lucena</text:p>
            <text:p>Contato: ,</text:p>
            <text:p>CRECI/DF: 19.635</text:p>
          </table:table-cell>
          <table:table-cell office:value-type="string" calcext:value-type="string">
            <text:p>https://www.dfimoveis.com.br/imovel/casa-3-quartos-venda-ceilandia-norte-ceilandia-df-qno-9-conjunto-b-1112655</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O 17 Conjunto E</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ão encontrado</text:p>
          </table:table-cell>
          <table:table-cell office:value-type="string" calcext:value-type="string">
            <text:p>126,00 m²</text:p>
          </table:table-cell>
          <table:table-cell office:value-type="string" calcext:value-type="string">
            <text:p>Não encontrado</text:p>
          </table:table-cell>
          <table:table-cell office:value-type="float" office:value="250" calcext:value-type="float">
            <text:p>250</text:p>
          </table:table-cell>
          <table:table-cell office:value-type="string" calcext:value-type="string">
            <text:p>Varanda</text:p>
          </table:table-cell>
          <table:table-cell office:value-type="float" office:value="-15.8009428" calcext:value-type="float">
            <text:p>-15.8009428</text:p>
          </table:table-cell>
          <table:table-cell office:value-type="float" office:value="-48.1323968" calcext:value-type="float">
            <text:p>-48.1323968</text:p>
          </table:table-cell>
          <table:table-cell office:value-type="string" calcext:value-type="string">
            <text:p>Brasil Capital</text:p>
          </table:table-cell>
          <table:table-cell office:value-type="float" office:value="12572" calcext:value-type="float">
            <text:p>12572</text:p>
          </table:table-cell>
          <table:table-cell office:value-type="float" office:value="5561992110314" calcext:value-type="float">
            <text:p>5561992110314</text:p>
          </table:table-cell>
          <table:table-cell office:value-type="string" calcext:value-type="string">
            <text:p>(61) 3351 </text:p>
            <text:p>                             </text:p>
            <text:p>                             - 0081 </text:p>
            <text:p>                                 </text:p>
            <text:p>                                       </text:p>
            <text:p>                                 </text:p>
            <text:p>                             </text:p>
            <text:p/>
            <text:p>         </text:p>
            <text:p>                             </text:p>
            <text:p>                                     </text:p>
            <text:p>                                     (61) 3351 </text:p>
            <text:p>                             </text:p>
            <text:p>                             - 0081 </text:p>
            <text:p>                                 </text:p>
            <text:p>                                       </text:p>
            <text:p>                                 </text:p>
            <text:p>                             </text:p>
            <text:p/>
            <text:p>         </text:p>
            <text:p>                             </text:p>
            <text:p>                                     </text:p>
            <text:p>                                     (61) 3351 </text:p>
            <text:p>                             </text:p>
            <text:p>                             - 0081 </text:p>
            <text:p>                                 </text:p>
            <text:p>                                       </text:p>
            <text:p>                                 </text:p>
            <text:p>                             </text:p>
            <text:p/>
            <text:p>         </text:p>
            <text:p>                             </text:p>
            <text:p>                                     </text:p>
            <text:p>                                     (61) 3351 </text:p>
            <text:p>                             </text:p>
            <text:p>                             - 0081</text:p>
          </table:table-cell>
          <table:table-cell office:value-type="string" calcext:value-type="string">
            <text:p>367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O 17 Oportunidade unica, sobrado 5 quartos 1 suite, preço de ocasiao!</text:p>
          </table:table-cell>
          <table:table-cell office:value-type="string" calcext:value-type="string">
            <text:p>O.P.O.R.T.U.N.I.D.A.D.E!!! Preço de ocasião, SOBRADO:</text:p>
            <text:p>- 5 quartos, 1 suíte, 2 salas, 2 wc, varanda, quintal, garagem 3 carros, nascente!</text:p>
            <text:p>Pra quem tem visão, no ponto para reformar!</text:p>
            <text:p>Agende logo sua visita!</text:p>
            <text:p/>
            <text:p>Tire suas duvidas com o corretor Luciano Campos ,00 creci 11796 </text:p>
            <text:p> Moyses Campos ,57 creci 14828</text:p>
          </table:table-cell>
          <table:table-cell office:value-type="string" calcext:value-type="string">
            <text:p>https://www.dfimoveis.com.br/imovel/casa-4-quartos-venda-ceilandia-norte-ceilandia-df-qno-17-conjunto-e-942104</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SETOR HABITACIONAL POR DO SOL</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400,00 m²</text:p>
          </table:table-cell>
          <table:table-cell office:value-type="string" calcext:value-type="string">
            <text:p>Não encontrado</text:p>
          </table:table-cell>
          <table:table-cell office:value-type="float" office:value="320" calcext:value-type="float">
            <text:p>320</text:p>
          </table:table-cell>
          <table:table-cell/>
          <table:table-cell office:value-type="float" office:value="-15.8545137" calcext:value-type="float">
            <text:p>-15.8545137</text:p>
          </table:table-cell>
          <table:table-cell office:value-type="float" office:value="-48.1137616" calcext:value-type="float">
            <text:p>-48.1137616</text:p>
          </table:table-cell>
          <table:table-cell office:value-type="string" calcext:value-type="string">
            <text:p>Luciano Danillo Escritório Imobiliário</text:p>
          </table:table-cell>
          <table:table-cell office:value-type="float" office:value="23897" calcext:value-type="float">
            <text:p>23897</text:p>
          </table:table-cell>
          <table:table-cell office:value-type="float" office:value="5561996323939" calcext:value-type="float">
            <text:p>5561996323939</text:p>
          </table:table-cell>
          <table:table-cell office:value-type="string" calcext:value-type="string">
            <text:p>(61) 99632 </text:p>
            <text:p>                                             </text:p>
            <text:p>                                         </text:p>
            <text:p>                             </text:p>
            <text:p>                             - 3939 </text:p>
            <text:p>                                 </text:p>
            <text:p>                                       </text:p>
            <text:p>                                 </text:p>
            <text:p>                             </text:p>
            <text:p/>
            <text:p>         </text:p>
            <text:p>                             </text:p>
            <text:p>                                         </text:p>
            <text:p>                                             </text:p>
            <text:p>                                                 </text:p>
            <text:p>                                                 (61) 99632 </text:p>
            <text:p>                                             </text:p>
            <text:p>                                         </text:p>
            <text:p>                             </text:p>
            <text:p>                             - 3939 </text:p>
            <text:p>                                 </text:p>
            <text:p>                                       </text:p>
            <text:p>                                 </text:p>
            <text:p>                             </text:p>
            <text:p/>
            <text:p>         </text:p>
            <text:p>                             </text:p>
            <text:p>                                         </text:p>
            <text:p>                                             </text:p>
            <text:p>                                                 </text:p>
            <text:p>                                                 (61) 99632 </text:p>
            <text:p>                                             </text:p>
            <text:p>                                         </text:p>
            <text:p>                             </text:p>
            <text:p>                             - 3939 </text:p>
            <text:p>                                 </text:p>
            <text:p>                                       </text:p>
            <text:p>                                 </text:p>
            <text:p>                             </text:p>
            <text:p/>
            <text:p>         </text:p>
            <text:p>                             </text:p>
            <text:p>                                         </text:p>
            <text:p>                                             </text:p>
            <text:p>                                                 </text:p>
            <text:p>                                                 (61) 99632 </text:p>
            <text:p>                                             </text:p>
            <text:p>                                         </text:p>
            <text:p>                             </text:p>
            <text:p>                             - 3939</text:p>
          </table:table-cell>
          <table:table-cell office:value-type="string" calcext:value-type="string">
            <text:p>5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VENDO EXCELENTE CASA EM LOTE DE 400m2 NO PÔR DO SOL, P SUL</text:p>
          </table:table-cell>
          <table:table-cell office:value-type="string" calcext:value-type="string">
            <text:p>Vendo excelente casa em lote de 400m2. Lote espaçoso, com muitas árvores. </text:p>
            <text:p>O imóvel fica em um condomínio fechado, bem organizado, localizado no Pôr do Sol. </text:p>
            <text:p/>
            <text:p>A casa possui 3 quartos, 2 banheiros, sala ampla, cozinha, copa, área de serviço coberta e espaço com gourmet com churrasqueira e mesa de granito. </text:p>
            <text:p/>
            <text:p>Imóvel possui IPTU e escritura de posse.</text:p>
            <text:p/>
            <text:p/>
            <text:p>Valor: R$ 320mil </text:p>
            <text:p/>
            <text:p>Fone: 6 1  9 9 6 3 2  - 3 9 3 9 </text:p>
            <text:p/>
            <text:p>Luciano Danillo</text:p>
            <text:p>Escritório imobiliário</text:p>
            <text:p>Creci-DF 23.897</text:p>
          </table:table-cell>
          <table:table-cell office:value-type="string" calcext:value-type="string">
            <text:p>https://www.dfimoveis.com.br/imovel/casa-3-quartos-venda-ceilandia-norte-ceilandia-df-setor-habitacional-por-do-sol-1131564</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Q 4 Conjunto 6</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ão encontrado</text:p>
          </table:table-cell>
          <table:table-cell table:number-columns-repeated="2" office:value-type="string" calcext:value-type="string">
            <text:p>110,00 m²</text:p>
          </table:table-cell>
          <table:table-cell office:value-type="float" office:value="250" calcext:value-type="float">
            <text:p>250</text:p>
          </table:table-cell>
          <table:table-cell/>
          <table:table-cell office:value-type="float" office:value="-15.8066631" calcext:value-type="float">
            <text:p>-15.8066631</text:p>
          </table:table-cell>
          <table:table-cell office:value-type="float" office:value="-48.1450456" calcext:value-type="float">
            <text:p>-48.1450456</text:p>
          </table:table-cell>
          <table:table-cell office:value-type="string" calcext:value-type="string">
            <text:p>Evangelista</text:p>
          </table:table-cell>
          <table:table-cell office:value-type="float" office:value="27230" calcext:value-type="float">
            <text:p>27230</text:p>
          </table:table-cell>
          <table:table-cell office:value-type="float" office:value="5561981525163" calcext:value-type="float">
            <text:p>5561981525163</text:p>
          </table:table-cell>
          <table:table-cell office:value-type="string" calcext:value-type="string">
            <text:p>(61) 98152 </text:p>
            <text:p>                                             </text:p>
            <text:p>                                         </text:p>
            <text:p>                             </text:p>
            <text:p>                             - 5163 </text:p>
            <text:p>                                 </text:p>
            <text:p>                                       </text:p>
            <text:p>                                 </text:p>
            <text:p>                             </text:p>
            <text:p/>
            <text:p>         </text:p>
            <text:p>                             </text:p>
            <text:p>                                         </text:p>
            <text:p>                                             </text:p>
            <text:p>                                                 </text:p>
            <text:p>                                                 (61) 98152 </text:p>
            <text:p>                                             </text:p>
            <text:p>                                         </text:p>
            <text:p>                             </text:p>
            <text:p>                             - 5163 </text:p>
            <text:p>                                 </text:p>
            <text:p>                                       </text:p>
            <text:p>                                 </text:p>
            <text:p>                             </text:p>
            <text:p/>
            <text:p>         </text:p>
            <text:p>                             </text:p>
            <text:p>                                         </text:p>
            <text:p>                                             </text:p>
            <text:p>                                                 </text:p>
            <text:p>                                                 (61) 98152 </text:p>
            <text:p>                                             </text:p>
            <text:p>                                         </text:p>
            <text:p>                             </text:p>
            <text:p>                             - 5163 </text:p>
            <text:p>                                 </text:p>
            <text:p>                                       </text:p>
            <text:p>                                 </text:p>
            <text:p>                             </text:p>
            <text:p/>
            <text:p>         </text:p>
            <text:p>                             </text:p>
            <text:p>                                         </text:p>
            <text:p>                                             </text:p>
            <text:p>                                                 </text:p>
            <text:p>                                                 (61) 98152 </text:p>
            <text:p>                                             </text:p>
            <text:p>                                         </text:p>
            <text:p>                             </text:p>
            <text:p>                             - 5163</text:p>
          </table:table-cell>
          <table:table-cell office:value-type="string" calcext:value-type="string">
            <text:p>342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
            <text:p/>
            <text:p>Casa 3 quartos na frente do lote e uma com 1 quarto nos fundos, </text:p>
            <text:p>toda na cerâmica e forro com luminárias . Garagem com 2 portões cabe 2 carros . </text:p>
            <text:p>Próxima ao Fort atacadista . Padarias escolas paradas de ônibus e academias . </text:p>
            <text:p>Aceita troca por casa em Brazlândia.</text:p>
            <text:p/>
            <text:p>AGENDE AGORA MESMO A SUA VISITA!!!</text:p>
            <text:p/>
            <text:p>VALORIZA IMÓVEIS</text:p>
            <text:p>CJ: 27230</text:p>
            <text:p>FIXO(WHATSSAP) </text:p>
            <text:p/>
            <text:p>Corretores:</text:p>
            <text:p>Romulo Barreto</text:p>
            <text:p>Creci:21.118</text:p>
            <text:p>Fone:  zap</text:p>
            <text:p>Evangelista</text:p>
            <text:p>Creci-DF 16.819</text:p>
            <text:p>Fone:  - WhatsApp</text:p>
            <text:p/>
            <text:p>"Prezado cliente, valorize o Profissional da sua confiança.</text:p>
            <text:p>Fidelize-se com seu Corretor de imóveis.</text:p>
            <text:p>Exija o CRECI do corretor e tenha a certeza de que está</text:p>
            <text:p>sendo atendido por um Profissional autorizado, credenciado e legal."</text:p>
          </table:table-cell>
          <table:table-cell office:value-type="string" calcext:value-type="string">
            <text:p>https://www.dfimoveis.com.br/imovel/casa-4-quartos-venda-ceilandia-norte-ceilandia-df-qnq-4-conjunto-6-958236</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3 Conjunto N</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ão encontrado</text:p>
          </table:table-cell>
          <table:table-cell table:number-columns-repeated="2" office:value-type="string" calcext:value-type="string">
            <text:p>150,00 m²</text:p>
          </table:table-cell>
          <table:table-cell office:value-type="float" office:value="470" calcext:value-type="float">
            <text:p>470</text:p>
          </table:table-cell>
          <table:table-cell office:value-type="string" calcext:value-type="string">
            <text:p>Área de Lazer, Cozinha com Armários , Piso em Porcelanato </text:p>
          </table:table-cell>
          <table:table-cell office:value-type="float" office:value="-15.79517" calcext:value-type="float">
            <text:p>-15.79517</text:p>
          </table:table-cell>
          <table:table-cell office:value-type="float" office:value="-48.1223866" calcext:value-type="float">
            <text:p>-48.1223866</text:p>
          </table:table-cell>
          <table:table-cell office:value-type="string" calcext:value-type="string">
            <text:p>Silvio Assessoria Imobiliária</text:p>
          </table:table-cell>
          <table:table-cell office:value-type="float" office:value="22714" calcext:value-type="float">
            <text:p>22714</text:p>
          </table:table-cell>
          <table:table-cell office:value-type="float" office:value="5561991555885" calcext:value-type="float">
            <text:p>5561991555885</text:p>
          </table:table-cell>
          <table:table-cell office:value-type="string" calcext:value-type="string">
            <text:p>(61) 99155 </text:p>
            <text:p>                                             </text:p>
            <text:p>                                         </text:p>
            <text:p>                             </text:p>
            <text:p>                             - 5885 </text:p>
            <text:p>                                 </text:p>
            <text:p>                                       </text:p>
            <text:p>                                 </text:p>
            <text:p>                             </text:p>
            <text:p/>
            <text:p>         </text:p>
            <text:p>                             </text:p>
            <text:p>                                         </text:p>
            <text:p>                                             </text:p>
            <text:p>                                                 </text:p>
            <text:p>                                                 (61) 99155 </text:p>
            <text:p>                                             </text:p>
            <text:p>                                         </text:p>
            <text:p>                             </text:p>
            <text:p>                             - 5885 </text:p>
            <text:p>                                 </text:p>
            <text:p>                                       </text:p>
            <text:p>                                 </text:p>
            <text:p>                             </text:p>
            <text:p/>
            <text:p>         </text:p>
            <text:p>                             </text:p>
            <text:p>                                         </text:p>
            <text:p>                                             </text:p>
            <text:p>                                                 </text:p>
            <text:p>                                                 (61) 99155 </text:p>
            <text:p>                                             </text:p>
            <text:p>                                         </text:p>
            <text:p>                             </text:p>
            <text:p>                             - 5885 </text:p>
            <text:p>                                 </text:p>
            <text:p>                                       </text:p>
            <text:p>                                 </text:p>
            <text:p>                             </text:p>
            <text:p/>
            <text:p>         </text:p>
            <text:p>                             </text:p>
            <text:p>                                         </text:p>
            <text:p>                                             </text:p>
            <text:p>                                                 </text:p>
            <text:p>                                                 (61) 99155 </text:p>
            <text:p>                                             </text:p>
            <text:p>                                         </text:p>
            <text:p>                             </text:p>
            <text:p>                             - 5885</text:p>
          </table:table-cell>
          <table:table-cell office:value-type="string" calcext:value-type="string">
            <text:p>15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Oportunidade Linda casa reformada na QNO 03 Ceilândia Norte. </text:p>
            <text:p>Silvio Assessoria Imobiliária</text:p>
            <text:p>Descrição do imóvel:</text:p>
            <text:p>•<text:tab/>3 quartos, sendo 1 suíte </text:p>
            <text:p>•<text:tab/>Sala de estar ampla </text:p>
            <text:p>•<text:tab/>sala de Jantar</text:p>
            <text:p>•<text:tab/>Cozinha americana rica em armários</text:p>
            <text:p>•<text:tab/>Área de Serviço </text:p>
            <text:p>•<text:tab/>Ar condicionado</text:p>
            <text:p>•<text:tab/>Garagem pra 04 carros </text:p>
            <text:p>•<text:tab/>Churrasqueira </text:p>
            <text:p>•<text:tab/>Area privativa 150m2</text:p>
            <text:p>•<text:tab/>Armários Planejados nos Quartos</text:p>
            <text:p>•<text:tab/>Armários planejados na Cozinha</text:p>
            <text:p>•<text:tab/>Armários Planejados nos Banheiros</text:p>
            <text:p/>
            <text:p>Valor do Imóvel: R$ 470.000,00</text:p>
            <text:p>Valor de IPTU: R$ 197,91</text:p>
            <text:p>Aceita Financiamento e FGTS.</text:p>
            <text:p>Localização:</text:p>
            <text:p>Ótima localização. Próximo supermercados padarias, farmácias restaurantes, ponto de ônibus e estação do metrô. </text:p>
            <text:p>Obs.: a área do imóvel anunciado é uma estimativa e deverá ser confirmada junto à certidão de matrícula do imóvel, os valores de condomínio e IPTU podem sofrer variações sem aviso prévio e devem ser confirmados junto a administração.</text:p>
            <text:p>Precisando de correspondente bancário, aprovamos seu credito em 24 horas!</text:p>
            <text:p>Entre em contato conosco e agende sua visita!</text:p>
            <text:p/>
            <text:p>CRECI J 29.101</text:p>
            <text:p/>
            <text:p/>
          </table:table-cell>
          <table:table-cell office:value-type="string" calcext:value-type="string">
            <text:p>https://www.dfimoveis.com.br/imovel/casa-3-quartos-venda-ceilandia-norte-ceilandia-df-qno-3-conjunto-n-1125717</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9 Conjunto A</text:p>
          </table:table-cell>
          <table:table-cell office:value-type="float" office:value="3" calcext:value-type="float">
            <text:p>3</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Nascente</text:p>
          </table:table-cell>
          <table:table-cell table:number-columns-repeated="2" office:value-type="string" calcext:value-type="string">
            <text:p>160,00 m²</text:p>
          </table:table-cell>
          <table:table-cell office:value-type="float" office:value="245" calcext:value-type="float">
            <text:p>245</text:p>
          </table:table-cell>
          <table:table-cell/>
          <table:table-cell office:value-type="float" office:value="-15.8015887" calcext:value-type="float">
            <text:p>-15.8015887</text:p>
          </table:table-cell>
          <table:table-cell office:value-type="float" office:value="-48.1278177" calcext:value-type="float">
            <text:p>-48.1278177</text:p>
          </table:table-cell>
          <table:table-cell office:value-type="string" calcext:value-type="string">
            <text:p>Confiança Bsb Imobiliária</text:p>
          </table:table-cell>
          <table:table-cell office:value-type="float" office:value="21625" calcext:value-type="float">
            <text:p>21625</text:p>
          </table:table-cell>
          <table:table-cell office:value-type="float" office:value="556133517866" calcext:value-type="float">
            <text:p>556133517866</text:p>
          </table:table-cell>
          <table:table-cell office:value-type="string" calcext:value-type="string">
            <text:p>(61) 3351 </text:p>
            <text:p>                                             </text:p>
            <text:p>                                         </text:p>
            <text:p>                             </text:p>
            <text:p>                             - 7866 </text:p>
            <text:p>                                 </text:p>
            <text:p>                                       </text:p>
            <text:p>                                 </text:p>
            <text:p>                             </text:p>
            <text:p/>
            <text:p>         </text:p>
            <text:p>                             </text:p>
            <text:p>                                         </text:p>
            <text:p>                                             </text:p>
            <text:p>                                                 </text:p>
            <text:p>                                                 (61) 3351 </text:p>
            <text:p>                                             </text:p>
            <text:p>                                         </text:p>
            <text:p>                             </text:p>
            <text:p>                             - 7866 </text:p>
            <text:p>                                 </text:p>
            <text:p>                                       </text:p>
            <text:p>                                 </text:p>
            <text:p>                             </text:p>
            <text:p/>
            <text:p>         </text:p>
            <text:p>                             </text:p>
            <text:p>                                         </text:p>
            <text:p>                                             </text:p>
            <text:p>                                                 </text:p>
            <text:p>                                                 (61) 3351 </text:p>
            <text:p>                                             </text:p>
            <text:p>                                         </text:p>
            <text:p>                             </text:p>
            <text:p>                             - 7866 </text:p>
            <text:p>                                 </text:p>
            <text:p>                                       </text:p>
            <text:p>                                 </text:p>
            <text:p>                             </text:p>
            <text:p/>
            <text:p>         </text:p>
            <text:p>                             </text:p>
            <text:p>                                         </text:p>
            <text:p>                                             </text:p>
            <text:p>                                                 </text:p>
            <text:p>                                                 (61) 3351 </text:p>
            <text:p>                                             </text:p>
            <text:p>                                         </text:p>
            <text:p>                             </text:p>
            <text:p>                             - 7866</text:p>
          </table:table-cell>
          <table:table-cell office:value-type="string" calcext:value-type="string">
            <text:p>154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office:value-type="string" calcext:value-type="string">
            <text:p>Não econtrado</text:p>
          </table:table-cell>
          <table:table-cell office:value-type="string" calcext:value-type="string">
            <text:p>1 Andar</text:p>
          </table:table-cell>
          <table:table-cell/>
          <table:table-cell office:value-type="string" calcext:value-type="string">
            <text:p/>
            <text:p/>
            <text:p>EXCELENTE IMÓVEL PARA VENDA EM CEILÂNDIA NORTE</text:p>
            <text:p/>
            <text:p>Localizado na QNO 9, imóvel composto por:</text:p>
            <text:p/>
            <text:p>- 3 quartos ( 1 suite) </text:p>
            <text:p>- Sala </text:p>
            <text:p>- Cozinha </text:p>
            <text:p>- Banheiro social </text:p>
            <text:p>- Varanda</text:p>
            <text:p>- Vaga de garagem para 6 carros </text:p>
            <text:p>- Canil </text:p>
            <text:p/>
            <text:p>Obs: o imóvel possui escritura</text:p>
            <text:p/>
            <text:p>Casa para Venda em região valorizada do bairro Ceilândia Norte (Ceilândia), em Brasília. Não encontrou o que procurava ou deseja mais informações sobre Casa em Brasília? Entre em contato com nossa equipe pelo telefone ,.</text:p>
            <text:p/>
            <text:p>A Confiança Bsb Imobiliária tem mais opções de apartamentos, casas residenciais e comerciais, sobrados, terrenos, lojas e barracões para venda ou locação, além de empreendimentos em construção ou lançamentos na planta em Ceilândia Norte (Ceilândia) e em outras regiões de Brasília. Aqui você encontra milhares de ofertas para encontrar o imóvel que mais combina com seu estilo de vida.</text:p>
            <text:p/>
            <text:p>Negocie seu imóvel de forma totalmente online, com segurança e tranquilidade. Na Confiança Bsb Imobiliária você consegue comprar ou alugar um imóvel em Brasília mesmo não estando na cidade e com a praticidade de fazer tudo online, direto do seu computador ou smartphone. Nós criamos soluções inovadoras para simplificar a relação de proprietários, inquilinos e compradores com o mercado imobiliário.</text:p>
            <text:p/>
            <text:p>Anuncie seu imóvel! É fácil, rápido e gratuito! A Confiança Bsb Imobiliária é uma imobiliária digital com imóveis em diversas cidades do Brasil, incluindo Brasília.</text:p>
            <text:p/>
            <text:p>Na Confiança Bsb Imobiliária você consegue vender ou alugar seu imóvel muito mais rápido do que em imobiliárias tradicionais. Já vendemos e locamos diversos imóveis em Brasília, especialmente em Ceilândia Norte (Ceilândia). Isso porque temos uma equipe de marketing digital focada em produzir campanhas específicas para Brasília, o que aumenta muito o número de contatos interessados e tendo como consequência uma maior chance de vender ou alugar seu imóvel mais rápido. Contamos também com um time de programadores, corretores treinados e uma central de atendimento preparada para atender proprietários e inquilinos.</text:p>
          </table:table-cell>
          <table:table-cell office:value-type="string" calcext:value-type="string">
            <text:p>https://www.dfimoveis.com.br/imovel/casa-3-quartos-venda-ceilandia-norte-ceilandia-df-qno-9-conjunto-a-447005</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3 Conjunto F</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0,01 m²</text:p>
          </table:table-cell>
          <table:table-cell office:value-type="string" calcext:value-type="string">
            <text:p>144,00 m²</text:p>
          </table:table-cell>
          <table:table-cell office:value-type="float" office:value="650" calcext:value-type="float">
            <text:p>650</text:p>
          </table:table-cell>
          <table:table-cell office:value-type="string" calcext:value-type="string">
            <text:p>Projeto de Iluminação, Cozinha Espaçosa, Pintura Nova </text:p>
          </table:table-cell>
          <table:table-cell office:value-type="float" office:value="-15.7970059" calcext:value-type="float">
            <text:p>-15.7970059</text:p>
          </table:table-cell>
          <table:table-cell office:value-type="float" office:value="-48.1237381" calcext:value-type="float">
            <text:p>-48.1237381</text:p>
          </table:table-cell>
          <table:table-cell office:value-type="string" calcext:value-type="string">
            <text:p>MC Imoveis</text:p>
          </table:table-cell>
          <table:table-cell office:value-type="float" office:value="25083" calcext:value-type="float">
            <text:p>25083</text:p>
          </table:table-cell>
          <table:table-cell office:value-type="float" office:value="556133735265" calcext:value-type="float">
            <text:p>556133735265</text:p>
          </table:table-cell>
          <table:table-cell office:value-type="string" calcext:value-type="string">
            <text:p>(61) 3373 </text:p>
            <text:p>                                             </text:p>
            <text:p>                                         </text:p>
            <text:p>                             </text:p>
            <text:p>                             - 5265 </text:p>
            <text:p>                                 </text:p>
            <text:p>                                       </text:p>
            <text:p>                                 </text:p>
            <text:p>                             </text:p>
            <text:p/>
            <text:p>         </text:p>
            <text:p>                             </text:p>
            <text:p>                                         </text:p>
            <text:p>                                             </text:p>
            <text:p>                                                 </text:p>
            <text:p>                                                 (61) 3373 </text:p>
            <text:p>                                             </text:p>
            <text:p>                                         </text:p>
            <text:p>                             </text:p>
            <text:p>                             - 5265 </text:p>
            <text:p>                                 </text:p>
            <text:p>                                       </text:p>
            <text:p>                                 </text:p>
            <text:p>                             </text:p>
            <text:p/>
            <text:p>         </text:p>
            <text:p>                             </text:p>
            <text:p>                                         </text:p>
            <text:p>                                             </text:p>
            <text:p>                                                 </text:p>
            <text:p>                                                 (61) 3373 </text:p>
            <text:p>                                             </text:p>
            <text:p>                                         </text:p>
            <text:p>                             </text:p>
            <text:p>                             - 5265 </text:p>
            <text:p>                                 </text:p>
            <text:p>                                       </text:p>
            <text:p>                                 </text:p>
            <text:p>                             </text:p>
            <text:p/>
            <text:p>         </text:p>
            <text:p>                             </text:p>
            <text:p>                                         </text:p>
            <text:p>                                             </text:p>
            <text:p>                                                 </text:p>
            <text:p>                                                 (61) 3373 </text:p>
            <text:p>                                             </text:p>
            <text:p>                                         </text:p>
            <text:p>                             </text:p>
            <text:p>                             - 5265</text:p>
          </table:table-cell>
          <table:table-cell office:value-type="string" calcext:value-type="string">
            <text:p>42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Localização privilegiada, próximo a comércios e fácil acesso a transportes públicos.</text:p>
          </table:table-cell>
          <table:table-cell office:value-type="string" calcext:value-type="string">
            <text:p/>
            <text:p>QNO 3 conjunto F </text:p>
            <text:p/>
            <text:p>Imóvel novo todo ma laje trazendo um conceito moderno com muito conforto para você e sua família. </text:p>
            <text:p/>
            <text:p>Em uma das melhores localizações composta por:</text:p>
            <text:p/>
            <text:p>3 quartos sendo 1 suite com closet </text:p>
            <text:p>Sala pé direito duplo </text:p>
            <text:p>Cozinha com bancada </text:p>
            <text:p>Banheiro social já com box</text:p>
            <text:p>Área de serviço coberta </text:p>
            <text:p>Garagem pra 2 carros </text:p>
            <text:p>Área gourmet com churrasqueira e bancada. </text:p>
            <text:p/>
            <text:p>R$650.000,00 </text:p>
            <text:p>Aceita financiamento</text:p>
            <text:p/>
            <text:p>Ligue e agende a sua visita</text:p>
            <text:p/>
            <text:p>Brandão - , /CRECI-DF 29.782</text:p>
            <text:p/>
            <text:p>Para comprar ou vender, chame a MC!</text:p>
            <text:p/>
            <text:p>Mc Imóveis - , /CRECI-CJ 25.083</text:p>
            <text:p>Vagner - , /CRECI-DF 17.810</text:p>
            <text:p>Brandão - , /CRECI-DF 29.782</text:p>
            <text:p> </text:p>
          </table:table-cell>
          <table:table-cell office:value-type="string" calcext:value-type="string">
            <text:p>https://www.dfimoveis.com.br/imovel/casa-3-quartos-venda-ceilandia-norte-ceilandia-df-qno-3-conjunto-f-1112749</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10 Conjunto D</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180,00 m²</text:p>
          </table:table-cell>
          <table:table-cell office:value-type="string" calcext:value-type="string">
            <text:p>250,00 m²</text:p>
          </table:table-cell>
          <table:table-cell office:value-type="float" office:value="320" calcext:value-type="float">
            <text:p>320</text:p>
          </table:table-cell>
          <table:table-cell/>
          <table:table-cell office:value-type="float" office:value="-15.800785" calcext:value-type="float">
            <text:p>-15.800785</text:p>
          </table:table-cell>
          <table:table-cell office:value-type="float" office:value="-48.1166986" calcext:value-type="float">
            <text:p>-48.1166986</text:p>
          </table:table-cell>
          <table:table-cell office:value-type="string" calcext:value-type="string">
            <text:p>Sampaio Imóveis DF</text:p>
          </table:table-cell>
          <table:table-cell office:value-type="float" office:value="21946" calcext:value-type="float">
            <text:p>21946</text:p>
          </table:table-cell>
          <table:table-cell office:value-type="float" office:value="556133720330" calcext:value-type="float">
            <text:p>556133720330</text:p>
          </table:table-cell>
          <table:table-cell office:value-type="string" calcext:value-type="string">
            <text:p>(61) 3372 </text:p>
            <text:p>                                             </text:p>
            <text:p>                                         </text:p>
            <text:p>                             </text:p>
            <text:p>                             - 0330 </text:p>
            <text:p>                                 </text:p>
            <text:p>                                       </text:p>
            <text:p>                                 </text:p>
            <text:p>                             </text:p>
            <text:p/>
            <text:p>         </text:p>
            <text:p>                             </text:p>
            <text:p>                                         </text:p>
            <text:p>                                             </text:p>
            <text:p>                                                 </text:p>
            <text:p>                                                 (61) 3372 </text:p>
            <text:p>                                             </text:p>
            <text:p>                                         </text:p>
            <text:p>                             </text:p>
            <text:p>                             - 0330 </text:p>
            <text:p>                                 </text:p>
            <text:p>                                       </text:p>
            <text:p>                                 </text:p>
            <text:p>                             </text:p>
            <text:p/>
            <text:p>         </text:p>
            <text:p>                             </text:p>
            <text:p>                                         </text:p>
            <text:p>                                             </text:p>
            <text:p>                                                 </text:p>
            <text:p>                                                 (61) 3372 </text:p>
            <text:p>                                             </text:p>
            <text:p>                                         </text:p>
            <text:p>                             </text:p>
            <text:p>                             - 0330 </text:p>
            <text:p>                                 </text:p>
            <text:p>                                       </text:p>
            <text:p>                                 </text:p>
            <text:p>                             </text:p>
            <text:p/>
            <text:p>         </text:p>
            <text:p>                             </text:p>
            <text:p>                                         </text:p>
            <text:p>                                             </text:p>
            <text:p>                                                 </text:p>
            <text:p>                                                 (61) 3372 </text:p>
            <text:p>                                             </text:p>
            <text:p>                                         </text:p>
            <text:p>                             </text:p>
            <text:p>                             - 0330</text:p>
          </table:table-cell>
          <table:table-cell office:value-type="string" calcext:value-type="string">
            <text:p>186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COM 3 QUARTOS NA QNM 10 CONJUNTO D - INVESTIMENTO ACESSÍVEL!</text:p>
          </table:table-cell>
          <table:table-cell office:value-type="string" calcext:value-type="string">
            <text:p>Casa com 03 quartos e Casa nos fundos de 01 quarto na QNM 10 Conjunto D!</text:p>
            <text:p/>
            <text:p>Esta é a oportunidade que você esperava para adquirir um imóvel espaçoso e versátil, perfeito para acomodar toda a família.</text:p>
            <text:p/>
            <text:p>CARACTERÍSTICAS:</text:p>
            <text:p/>
            <text:p>Área do terreno: 250m²</text:p>
            <text:p/>
            <text:p>Casa principal:</text:p>
            <text:p> - 03 quartos</text:p>
            <text:p> - Sala</text:p>
            <text:p> - Cozinha</text:p>
            <text:p> - Banheiro social</text:p>
            <text:p> - Casa na laje.</text:p>
            <text:p/>
            <text:p>Casa de Fundos:</text:p>
            <text:p> - 01 quarto</text:p>
            <text:p> - Sala</text:p>
            <text:p> - Cozinha</text:p>
            <text:p> - Banheiro social.</text:p>
            <text:p/>
            <text:p>Garagem:</text:p>
            <text:p> - 02 vagas de garagem.</text:p>
            <text:p/>
            <text:p>VANTAGENS:</text:p>
            <text:p/>
            <text:p>Estrutura sólida e bem distribuída.</text:p>
            <text:p>Amplo espaço para conforto e praticidade.</text:p>
            <text:p>Planta flexível.</text:p>
            <text:p>Localização valorizada</text:p>
            <text:p/>
            <text:p>Para maiores informações entre em contato.</text:p>
            <text:p>Por telefone , ou ,.</text:p>
            <text:p>Instagram: @sampaioimoveisdf.</text:p>
            <text:p>Site: sampaioimoveisdf.com.br.</text:p>
            <text:p/>
            <text:p>Não perca essa oportunidade de investimento!</text:p>
          </table:table-cell>
          <table:table-cell office:value-type="string" calcext:value-type="string">
            <text:p>https://www.dfimoveis.com.br/imovel/casa-3-quartos-venda-ceilandia-norte-ceilandia-df-qnm-10-conjunto-d-968884</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17</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Nascente</text:p>
          </table:table-cell>
          <table:table-cell table:number-columns-repeated="2" office:value-type="string" calcext:value-type="string">
            <text:p>250,00 m²</text:p>
          </table:table-cell>
          <table:table-cell office:value-type="float" office:value="580" calcext:value-type="float">
            <text:p>580</text:p>
          </table:table-cell>
          <table:table-cell office:value-type="string" calcext:value-type="string">
            <text:p>Área de Serviço</text:p>
          </table:table-cell>
          <table:table-cell office:value-type="float" office:value="-15.8226261" calcext:value-type="float">
            <text:p>-15.8226261</text:p>
          </table:table-cell>
          <table:table-cell office:value-type="float" office:value="-48.1160382" calcext:value-type="float">
            <text:p>-48.1160382</text:p>
          </table:table-cell>
          <table:table-cell office:value-type="string" calcext:value-type="string">
            <text:p>Imobiliária Imob e Cia</text:p>
          </table:table-cell>
          <table:table-cell office:value-type="float" office:value="25647" calcext:value-type="float">
            <text:p>25647</text:p>
          </table:table-cell>
          <table:table-cell office:value-type="float" office:value="5561991418859" calcext:value-type="float">
            <text:p>5561991418859</text:p>
          </table:table-cell>
          <table:table-cell office:value-type="string" calcext:value-type="string">
            <text:p>(61) 99141 </text:p>
            <text:p>                                             </text:p>
            <text:p>                                         </text:p>
            <text:p>                             </text:p>
            <text:p>                             - 8859 </text:p>
            <text:p>                                 </text:p>
            <text:p>                                       </text:p>
            <text:p>                                 </text:p>
            <text:p>                             </text:p>
            <text:p/>
            <text:p>         </text:p>
            <text:p>                             </text:p>
            <text:p>                                         </text:p>
            <text:p>                                             </text:p>
            <text:p>                                                 </text:p>
            <text:p>                                                 (61) 99141 </text:p>
            <text:p>                                             </text:p>
            <text:p>                                         </text:p>
            <text:p>                             </text:p>
            <text:p>                             - 8859 </text:p>
            <text:p>                                 </text:p>
            <text:p>                                       </text:p>
            <text:p>                                 </text:p>
            <text:p>                             </text:p>
            <text:p/>
            <text:p>         </text:p>
            <text:p>                             </text:p>
            <text:p>                                         </text:p>
            <text:p>                                             </text:p>
            <text:p>                                                 </text:p>
            <text:p>                                                 (61) 99141 </text:p>
            <text:p>                                             </text:p>
            <text:p>                                         </text:p>
            <text:p>                             </text:p>
            <text:p>                             - 8859 </text:p>
            <text:p>                                 </text:p>
            <text:p>                                       </text:p>
            <text:p>                                 </text:p>
            <text:p>                             </text:p>
            <text:p/>
            <text:p>         </text:p>
            <text:p>                             </text:p>
            <text:p>                                         </text:p>
            <text:p>                                             </text:p>
            <text:p>                                                 </text:p>
            <text:p>                                                 (61) 99141 </text:p>
            <text:p>                                             </text:p>
            <text:p>                                         </text:p>
            <text:p>                             </text:p>
            <text:p>                             - 8859</text:p>
          </table:table-cell>
          <table:table-cell office:value-type="string" calcext:value-type="string">
            <text:p>72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Estamos anunciando este imóvel composto de  uma casa de 4 quartos, sendo 2 suítes, sala com 3 ambientes com conceito aberto, banheiro social, área externa, lavanderia e despensa.</text:p>
            <text:p/>
            <text:p>Localização excelente, próxima a comércios, metrô, Sesc de Ceilândia, UPA, às margens da Avenida Hélio Prates.</text:p>
            <text:p/>
            <text:p>NÃO FINANCIA.</text:p>
            <text:p/>
            <text:p>Agende sua visita. Corretores experientes, prontos para oferecer à você o melhor negócio.</text:p>
            <text:p/>
            <text:p>Imobiliária Imob &amp; Cia: Administramos seu aluguel e simplificamos a burocracia na compra e venda do seu imóvel.</text:p>
            <text:p/>
            <text:p>@imobeciadf - Instagram</text:p>
            <text:p/>
            <text:p>Contato:</text:p>
            <text:p>(61) 9 9 6 2 5 - 6 0 2 3 - Lívio Rocha CRECI/DF: 20.120</text:p>
            <text:p>(61) 9 8 1 5 4 - 2 1 8 2 - Taísa Xavier CRECI/DF: 21.469</text:p>
            <text:p>(61) 4 1 0 1 - 3 5 8 8</text:p>
            <text:p/>
            <text:p>Peritos em Compra, Venda, Avaliação, Locação, Laudo Técnico de Avaliação (para fins judiciais), Financiamentos, Permutas e Documentação Imobiliária.</text:p>
            <text:p/>
            <text:p>Os valores anunciados podem ter sofrido alterações. Consulte antes de fechar o negócio.</text:p>
          </table:table-cell>
          <table:table-cell office:value-type="string" calcext:value-type="string">
            <text:p>https://www.dfimoveis.com.br/imovel/casa-4-quartos-venda-ceilandia-norte-ceilandia-df-qnn-17-1097936</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Q 2</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Perpendicular</text:p>
          </table:table-cell>
          <table:table-cell office:value-type="string" calcext:value-type="string">
            <text:p>80,00 m²</text:p>
          </table:table-cell>
          <table:table-cell office:value-type="string" calcext:value-type="string">
            <text:p>126,00 m²</text:p>
          </table:table-cell>
          <table:table-cell office:value-type="float" office:value="145" calcext:value-type="float">
            <text:p>145</text:p>
          </table:table-cell>
          <table:table-cell office:value-type="string" calcext:value-type="string">
            <text:p>Aceita Pets, Área de Serviço, Portão Eletrônico, Varanda, Área de Serviço Coberta , Cozinha Espaçosa</text:p>
          </table:table-cell>
          <table:table-cell office:value-type="float" office:value="-15.8036219" calcext:value-type="float">
            <text:p>-15.8036219</text:p>
          </table:table-cell>
          <table:table-cell office:value-type="float" office:value="-48.1398169" calcext:value-type="float">
            <text:p>-48.1398169</text:p>
          </table:table-cell>
          <table:table-cell office:value-type="string" calcext:value-type="string">
            <text:p>Marcelo R Mendes</text:p>
          </table:table-cell>
          <table:table-cell office:value-type="float" office:value="32088" calcext:value-type="float">
            <text:p>32088</text:p>
          </table:table-cell>
          <table:table-cell office:value-type="float" office:value="5561992027800" calcext:value-type="float">
            <text:p>5561992027800</text:p>
          </table:table-cell>
          <table:table-cell office:value-type="string" calcext:value-type="string">
            <text:p>(61) 99202 </text:p>
            <text:p>                                             </text:p>
            <text:p>                                         </text:p>
            <text:p>                             </text:p>
            <text:p>                             - 7800 </text:p>
            <text:p>                                 </text:p>
            <text:p>                                       </text:p>
            <text:p>                                 </text:p>
            <text:p>                             </text:p>
            <text:p/>
            <text:p>         </text:p>
            <text:p>                             </text:p>
            <text:p>                                         </text:p>
            <text:p>                                             </text:p>
            <text:p>                                                 </text:p>
            <text:p>                                                 (61) 99202 </text:p>
            <text:p>                                             </text:p>
            <text:p>                                         </text:p>
            <text:p>                             </text:p>
            <text:p>                             - 7800 </text:p>
            <text:p>                                 </text:p>
            <text:p>                                       </text:p>
            <text:p>                                 </text:p>
            <text:p>                             </text:p>
            <text:p/>
            <text:p>         </text:p>
            <text:p>                             </text:p>
            <text:p>                                         </text:p>
            <text:p>                                             </text:p>
            <text:p>                                                 </text:p>
            <text:p>                                                 (61) 99202 </text:p>
            <text:p>                                             </text:p>
            <text:p>                                         </text:p>
            <text:p>                             </text:p>
            <text:p>                             - 7800 </text:p>
            <text:p>                                 </text:p>
            <text:p>                                       </text:p>
            <text:p>                                 </text:p>
            <text:p>                             </text:p>
            <text:p/>
            <text:p>         </text:p>
            <text:p>                             </text:p>
            <text:p>                                         </text:p>
            <text:p>                                             </text:p>
            <text:p>                                                 </text:p>
            <text:p>                                                 (61) 99202 </text:p>
            <text:p>                                             </text:p>
            <text:p>                                         </text:p>
            <text:p>                             </text:p>
            <text:p>                             - 7800</text:p>
          </table:table-cell>
          <table:table-cell office:value-type="string" calcext:value-type="string">
            <text:p>128 dias</text:p>
          </table:table-cell>
          <table:table-cell office:value-type="string" calcext:value-type="string">
            <text:p>Não encontrado</text:p>
          </table:table-cell>
          <table:table-cell office:value-type="string" calcext:value-type="string">
            <text:p>Fundos</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 Oportunidade imperdivel!</text:p>
          </table:table-cell>
          <table:table-cell office:value-type="string" calcext:value-type="string">
            <text:p>URGENTE! Imóvel bem localizado na QNQ 02, possui duas casas no lote e areas de serviço independente. Toda no forro PVC e recém reformada.</text:p>
            <text:p>Oportunidade para uma renda extra alugando uma das casas.</text:p>
            <text:p>ESCRITURADA E REGISTRADA.</text:p>
            <text:p>Valor: 145mil</text:p>
            <text:p/>
            <text:p>NÃO ACEITA FINANCIAMENTO!</text:p>
          </table:table-cell>
          <table:table-cell office:value-type="string" calcext:value-type="string">
            <text:p>https://www.dfimoveis.com.br/imovel/casa-2-quartos-venda-ceilandia-norte-ceilandia-df-qnq-2-1075271</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Q 4</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ão encontrado</text:p>
          </table:table-cell>
          <table:table-cell office:value-type="string" calcext:value-type="string">
            <text:p>90,00 m²</text:p>
          </table:table-cell>
          <table:table-cell office:value-type="string" calcext:value-type="string">
            <text:p>105,00 m²</text:p>
          </table:table-cell>
          <table:table-cell office:value-type="float" office:value="189.9" calcext:value-type="float">
            <text:p>189.9</text:p>
          </table:table-cell>
          <table:table-cell/>
          <table:table-cell office:value-type="float" office:value="-15.8051976" calcext:value-type="float">
            <text:p>-15.8051976</text:p>
          </table:table-cell>
          <table:table-cell office:value-type="float" office:value="-48.1440936" calcext:value-type="float">
            <text:p>-48.1440936</text:p>
          </table:table-cell>
          <table:table-cell office:value-type="string" calcext:value-type="string">
            <text:p>RE/MAX Satélite</text:p>
          </table:table-cell>
          <table:table-cell office:value-type="float" office:value="30598" calcext:value-type="float">
            <text:p>30598</text:p>
          </table:table-cell>
          <table:table-cell office:value-type="float" office:value="5561994507225" calcext:value-type="float">
            <text:p>5561994507225</text:p>
          </table:table-cell>
          <table:table-cell office:value-type="string" calcext:value-type="string">
            <text:p>(61) 3375 </text:p>
            <text:p>                             </text:p>
            <text:p>                             - 3131 </text:p>
            <text:p>                                 </text:p>
            <text:p>                                       </text:p>
            <text:p>                                 </text:p>
            <text:p>                             </text:p>
            <text:p/>
            <text:p>         </text:p>
            <text:p>                             </text:p>
            <text:p>                                     </text:p>
            <text:p>                                     (61) 3375 </text:p>
            <text:p>                             </text:p>
            <text:p>                             - 3131 </text:p>
            <text:p>                                 </text:p>
            <text:p>                                       </text:p>
            <text:p>                                 </text:p>
            <text:p>                             </text:p>
            <text:p/>
            <text:p>         </text:p>
            <text:p>                             </text:p>
            <text:p>                                     </text:p>
            <text:p>                                     (61) 3375 </text:p>
            <text:p>                             </text:p>
            <text:p>                             - 3131 </text:p>
            <text:p>                                 </text:p>
            <text:p>                                       </text:p>
            <text:p>                                 </text:p>
            <text:p>                             </text:p>
            <text:p/>
            <text:p>         </text:p>
            <text:p>                             </text:p>
            <text:p>                                     </text:p>
            <text:p>                                     (61) 3375 </text:p>
            <text:p>                             </text:p>
            <text:p>                             - 3131</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Oportunidade de Aquisição Imperdível na QNQ 04</text:p>
          </table:table-cell>
          <table:table-cell office:value-type="string" calcext:value-type="string">
            <text:p>Situado em uma das áreas mais valorizadas da QNQ, oferecendo fácil acesso a todos os principais pontos da cidade.</text:p>
            <text:p/>
            <text:p>A poucos minutos dos maiores centros de compras da região, garantindo conveniência para suas necessidades diárias.</text:p>
            <text:p/>
            <text:p>Proximidade Fort Atacadista, Faculdade, Escolas e Farmácias: Ideal para famílias, com diversas opções educacionais e de saúde nas proximidades.</text:p>
            <text:p/>
            <text:p>Perto de Padarias e Ponto de Ônibus: Facilita o dia a dia com serviços essenciais e opções de transporte público ao alcance.</text:p>
            <text:p/>
            <text:p>Ótimo Comércio Local: Região com grande variedade de comércios, desde pequenos estabelecimentos a grandes lojas.</text:p>
            <text:p/>
            <text:p>Características do Imóvel:</text:p>
            <text:p>Área Construída: 90 m², oferecendo amplo espaço interno e externo.</text:p>
            <text:p>Quartos: 4, proporcionando acomodações confortáveis para toda a família.</text:p>
            <text:p>Banheiros: 1, facilitando a rotina diária e garantindo privacidade.</text:p>
            <text:p>Sala: Ampla, ideal para recepcionar visitas e criar momentos de convivência.</text:p>
            <text:p>Cozinha: com espaço suficiente para suas atividades culinárias e refeições em família.</text:p>
            <text:p>Garagem: Espaço para 1 carro, garantindo segurança e conforto para seus veículos.</text:p>
            <text:p/>
            <text:p>Espaço Adicional: Laje para pavimento.</text:p>
            <text:p>Vantagens: Ideal para Investimento ou Moradia: Imóvel versátil que atende tanto investidores quanto compradores em busca de uma nova residência.</text:p>
            <text:p/>
            <text:p>Área Bem Distribuída e Funcional: Espaços planejados para oferecer o máximo de conforto e praticidade.</text:p>
            <text:p>Localização Privilegiada: Acesso facilitado a todos os serviços e comércios essenciais, valorizando ainda mais o imóvel.</text:p>
            <text:p/>
            <text:p>Oportunidade de Valorização: Aproveite a valorização do setor e o potencial de crescimento da região.</text:p>
            <text:p/>
            <text:p>Detalhes Adicionais:</text:p>
            <text:p>Imóvel: Pronto para morar ou investir, com estrutura simples.</text:p>
            <text:p/>
            <text:p>Potencial para Personalização: Possibilidade de fazer melhorias e personalizar o espaço conforme suas necessidades e gostos.</text:p>
            <text:p/>
            <text:p>Não perca essa oportunidade única! </text:p>
            <text:p/>
            <text:p>Entre em contato com a REMAX SATÉLITE para mais informações ou para agendar uma visita. </text:p>
            <text:p/>
            <text:p>Descubra tudo o que este imóvel incrível tem a oferecer e faça uma excelente aquisição!</text:p>
          </table:table-cell>
          <table:table-cell office:value-type="string" calcext:value-type="string">
            <text:p>https://www.dfimoveis.com.br/imovel/casa-4-quartos-venda-ceilandia-norte-ceilandia-df-qnq-4-1051248</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19 Conjunto B</text:p>
          </table:table-cell>
          <table:table-cell office:value-type="float" office:value="4" calcext:value-type="float">
            <text:p>4</text:p>
          </table:table-cell>
          <table:table-cell table:number-columns-repeated="2" office:value-type="float" office:value="0" calcext:value-type="float">
            <text:p>0</text:p>
          </table:table-cell>
          <table:table-cell office:value-type="string" calcext:value-type="string">
            <text:p>Não encontrado</text:p>
          </table:table-cell>
          <table:table-cell office:value-type="string" calcext:value-type="string">
            <text:p>160,00 m²</text:p>
          </table:table-cell>
          <table:table-cell office:value-type="string" calcext:value-type="string">
            <text:p>250,00 m²</text:p>
          </table:table-cell>
          <table:table-cell office:value-type="float" office:value="580" calcext:value-type="float">
            <text:p>580</text:p>
          </table:table-cell>
          <table:table-cell/>
          <table:table-cell office:value-type="float" office:value="-15.8161365" calcext:value-type="float">
            <text:p>-15.8161365</text:p>
          </table:table-cell>
          <table:table-cell office:value-type="float" office:value="-48.1180192" calcext:value-type="float">
            <text:p>-48.1180192</text:p>
          </table:table-cell>
          <table:table-cell office:value-type="string" calcext:value-type="string">
            <text:p>Simóvel</text:p>
          </table:table-cell>
          <table:table-cell office:value-type="float" office:value="6041" calcext:value-type="float">
            <text:p>6041</text:p>
          </table:table-cell>
          <table:table-cell office:value-type="float" office:value="556131420404" calcext:value-type="float">
            <text:p>556131420404</text:p>
          </table:table-cell>
          <table:table-cell office:value-type="string" calcext:value-type="string">
            <text:p>(61) 3142 </text:p>
            <text:p>                                             </text:p>
            <text:p>                                         </text:p>
            <text:p>                             </text:p>
            <text:p>                             - 0404 </text:p>
            <text:p>                                 </text:p>
            <text:p>                                       </text:p>
            <text:p>                                 </text:p>
            <text:p>                             </text:p>
            <text:p/>
            <text:p>         </text:p>
            <text:p>                             </text:p>
            <text:p>                                         </text:p>
            <text:p>                                             </text:p>
            <text:p>                                                 </text:p>
            <text:p>                                                 (61) 3142 </text:p>
            <text:p>                                             </text:p>
            <text:p>                                         </text:p>
            <text:p>                             </text:p>
            <text:p>                             - 0404 </text:p>
            <text:p>                                 </text:p>
            <text:p>                                       </text:p>
            <text:p>                                 </text:p>
            <text:p>                             </text:p>
            <text:p/>
            <text:p>         </text:p>
            <text:p>                             </text:p>
            <text:p>                                         </text:p>
            <text:p>                                             </text:p>
            <text:p>                                                 </text:p>
            <text:p>                                                 (61) 3142 </text:p>
            <text:p>                                             </text:p>
            <text:p>                                         </text:p>
            <text:p>                             </text:p>
            <text:p>                             - 0404 </text:p>
            <text:p>                                 </text:p>
            <text:p>                                       </text:p>
            <text:p>                                 </text:p>
            <text:p>                             </text:p>
            <text:p/>
            <text:p>         </text:p>
            <text:p>                             </text:p>
            <text:p>                                         </text:p>
            <text:p>                                             </text:p>
            <text:p>                                                 </text:p>
            <text:p>                                                 (61) 3142 </text:p>
            <text:p>                                             </text:p>
            <text:p>                                         </text:p>
            <text:p>                             </text:p>
            <text:p>                             - 0404</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N 19, lote escriturado de 250m² com autorização comercial, ótima localização R$ 580.000</text:p>
          </table:table-cell>
          <table:table-cell office:value-type="string" calcext:value-type="string">
            <text:p>QNN 19, lote escriturado de 250m² com autorização comercial, ótima localização R$ 580.000</text:p>
            <text:p/>
            <text:p>Localização privilegiada: A menos de 1 km da estação do Metrô Ceilândia Norte, próximo a escolas e pontos de ônibus, com fácil acesso á Hélio Prates, SESC, comércio local forte com mercados, restaurantes, padarias, farmácias, academias e muito mais.</text:p>
            <text:p/>
            <text:p>Galpão funciona uma borracharia e duas kitnets nos fundos, sendo cada uma com:</text:p>
            <text:p/>
            <text:p>- 2 Quartos</text:p>
            <text:p>- Sala</text:p>
            <text:p>- Banheiro</text:p>
            <text:p>- Cozinha</text:p>
            <text:p>- Área de serviço.</text:p>
            <text:p/>
            <text:p>Tem forro, garagem e quintal.</text:p>
            <text:p/>
            <text:p>Entre em contato para mais informações sobre o imóvel - , / (61) 9 , - Nadilson</text:p>
            <text:p/>
            <text:p>Visite também nosso Facebook e Instagram: @simovelimobiliaria</text:p>
            <text:p/>
            <text:p>CRECI-DF: 20233</text:p>
          </table:table-cell>
          <table:table-cell office:value-type="string" calcext:value-type="string">
            <text:p>https://www.dfimoveis.com.br/imovel/casa-4-quartos-venda-ceilandia-norte-ceilandia-df-qnn-19-conjunto-b-519934</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8 Conjunto O</text:p>
          </table:table-cell>
          <table:table-cell office:value-type="float" office:value="7" calcext:value-type="float">
            <text:p>7</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ão encontrado</text:p>
          </table:table-cell>
          <table:table-cell table:number-columns-repeated="2" office:value-type="string" calcext:value-type="string">
            <text:p>250,00 m²</text:p>
          </table:table-cell>
          <table:table-cell office:value-type="float" office:value="600" calcext:value-type="float">
            <text:p>600</text:p>
          </table:table-cell>
          <table:table-cell office:value-type="string" calcext:value-type="string">
            <text:p>Área de Serviço</text:p>
          </table:table-cell>
          <table:table-cell office:value-type="float" office:value="-15.8035418" calcext:value-type="float">
            <text:p>-15.8035418</text:p>
          </table:table-cell>
          <table:table-cell office:value-type="float" office:value="-48.1124479" calcext:value-type="float">
            <text:p>-48.1124479</text:p>
          </table:table-cell>
          <table:table-cell office:value-type="string" calcext:value-type="string">
            <text:p>Beiramar Imóveis</text:p>
          </table:table-cell>
          <table:table-cell office:value-type="float" office:value="20346" calcext:value-type="float">
            <text:p>20346</text:p>
          </table:table-cell>
          <table:table-cell office:value-type="float" office:value="556132621001" calcext:value-type="float">
            <text:p>556132621001</text:p>
          </table:table-cell>
          <table:table-cell office:value-type="string" calcext:value-type="string">
            <text:p>(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Imóvel com 3 Casas, 2 Lojas e 1 Vaga de Garagem à Venda na QNM 08 - Ceilândia</text:p>
          </table:table-cell>
          <table:table-cell office:value-type="string" calcext:value-type="string">
            <text:p>Imóvel com 3 Casas e 2 Lojas para Renda Mensal à Venda na QNM 08, Ceilândia</text:p>
            <text:p/>
            <text:p>Excelente oportunidade de investimento em um imóvel projetado para geração de renda, localizado em uma área estratégica da Ceilândia. Composto por três casas e duas lojas, o imóvel oferece versatilidade e retorno financeiro, ideal para quem busca diversificar seus investimentos no mercado imobiliário.</text:p>
            <text:p/>
            <text:p>Características do Imóvel:</text:p>
            <text:p/>
            <text:p>- Área Total: 250m².</text:p>
            <text:p>- Garagem: 1 vaga disponível.</text:p>
            <text:p>- Número de Casas no Lote: 3.</text:p>
            <text:p>- Posição Solar: Nascente, garantindo boa iluminação natural ao longo do dia.</text:p>
            <text:p>   - Casa da Frente: Composta por 3 quartos, sala e cozinha conjugada e 1 banheiro.</text:p>
            <text:p>   - Casas de Fundos: Duas casas, cada uma com 2 quartos, 1 banheiro, sala e cozinha.</text:p>
            <text:p/>
            <text:p>Lojas:</text:p>
            <text:p/>
            <text:p>- 2 lojas de 26m² cada, localizadas na parte frontal do imóvel, ideais para aluguel comercial e aumento da renda mensal.</text:p>
            <text:p/>
            <text:p>Condições de Venda:</text:p>
            <text:p/>
            <text:p>- Financiamento: Aceita financiamento.</text:p>
            <text:p>- Permuta: Não aceita permuta.</text:p>
            <text:p/>
            <text:p>Este imóvel é uma excelente escolha para quem busca uma propriedade com múltiplas fontes de renda, seja através das locações residenciais ou comerciais.</text:p>
            <text:p/>
            <text:p>Beiramar Imóveis - Há mais de 42 anos ajudando mais de 150 mil pessoas a encontrarem seu lar no Distrito Federal.</text:p>
            <text:p>Para mais informações, ligue: ,.</text:p>
          </table:table-cell>
          <table:table-cell office:value-type="string" calcext:value-type="string">
            <text:p>https://www.dfimoveis.com.br/imovel/casa-4-quartos-venda-ceilandia-norte-ceilandia-df-qnm-8-conjunto-o-1045024</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N 5 Conjunto O</text:p>
          </table:table-cell>
          <table:table-cell office:value-type="float" office:value="8" calcext:value-type="float">
            <text:p>8</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Não encontrado</text:p>
          </table:table-cell>
          <table:table-cell office:value-type="string" calcext:value-type="string">
            <text:p>200,00 m²</text:p>
          </table:table-cell>
          <table:table-cell office:value-type="string" calcext:value-type="string">
            <text:p>250,00 m²</text:p>
          </table:table-cell>
          <table:table-cell office:value-type="float" office:value="350" calcext:value-type="float">
            <text:p>350</text:p>
          </table:table-cell>
          <table:table-cell office:value-type="string" calcext:value-type="string">
            <text:p>Varanda</text:p>
          </table:table-cell>
          <table:table-cell office:value-type="float" office:value="-15.8123091" calcext:value-type="float">
            <text:p>-15.8123091</text:p>
          </table:table-cell>
          <table:table-cell office:value-type="float" office:value="-48.1170901" calcext:value-type="float">
            <text:p>-48.1170901</text:p>
          </table:table-cell>
          <table:table-cell office:value-type="string" calcext:value-type="string">
            <text:p>Imobiliária Lucas</text:p>
          </table:table-cell>
          <table:table-cell office:value-type="float" office:value="6551" calcext:value-type="float">
            <text:p>6551</text:p>
          </table:table-cell>
          <table:table-cell office:value-type="float" office:value="556121067979" calcext:value-type="float">
            <text:p>556121067979</text:p>
          </table:table-cell>
          <table:table-cell office:value-type="string" calcext:value-type="string">
            <text:p>(61) 3351 </text:p>
            <text:p>                             </text:p>
            <text:p>                             - 3747 </text:p>
            <text:p>                                 </text:p>
            <text:p>                                       </text:p>
            <text:p>                                 </text:p>
            <text:p>                             </text:p>
            <text:p/>
            <text:p>         </text:p>
            <text:p>                             </text:p>
            <text:p>                                     </text:p>
            <text:p>                                     (61) 3351 </text:p>
            <text:p>                             </text:p>
            <text:p>                             - 3747 </text:p>
            <text:p>                                 </text:p>
            <text:p>                                       </text:p>
            <text:p>                                 </text:p>
            <text:p>                             </text:p>
            <text:p/>
            <text:p>         </text:p>
            <text:p>                             </text:p>
            <text:p>                                     </text:p>
            <text:p>                                     (61) 3351 </text:p>
            <text:p>                             </text:p>
            <text:p>                             - 3747 </text:p>
            <text:p>                                 </text:p>
            <text:p>                                       </text:p>
            <text:p>                                 </text:p>
            <text:p>                             </text:p>
            <text:p/>
            <text:p>         </text:p>
            <text:p>                             </text:p>
            <text:p>                                     </text:p>
            <text:p>                                     (61) 3351 </text:p>
            <text:p>                             </text:p>
            <text:p>                             - 3747</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À VENDA - QNN 05, CEILÂNDIA - DF INVESTIMENTO GARANTIDO! IMÓVEL 100% LOCADO</text:p>
          </table:table-cell>
          <table:table-cell office:value-type="string" calcext:value-type="string">
            <text:p>Localização privilegiada, a apenas 100 metros da entrada principal do Metrô!</text:p>
            <text:p>Detalhes do imóvel:</text:p>
            <text:p>Terreno com 4 kitnets reformadas</text:p>
            <text:p>Cada kitnet possui:</text:p>
            <text:p>     2 quartos </text:p>
            <text:p>     Sala </text:p>
            <text:p>     Cozinha  </text:p>
            <text:p>     Banheiro social  </text:p>
            <text:p>     Garagem </text:p>
            <text:p>      </text:p>
            <text:p>Todas já alugadas, gerando renda imediata de R$ 3.600/mês!</text:p>
            <text:p>Relógios individuais da Neoenergia</text:p>
            <text:p>CAESB e IPTU rateados entre os moradores </text:p>
            <text:p>Região com ampla infraestrutura:</text:p>
            <text:p>Próximo a uma variedade de comércios</text:p>
            <text:p>A poucos passos do metrô</text:p>
            <text:p>Fácil acesso a serviços essenciais</text:p>
            <text:p>Ótima oportunidade para investidores! Garantia de retorno com imóvel já alugado.</text:p>
            <text:p/>
            <text:p>Agende agora uma visita no seu futuro imóvel. Estamos aguardando você!!</text:p>
            <text:p/>
            <text:p>IMOBILIÁRIA LUCAS -  CJ6551</text:p>
            <text:p>Unidade Taguatinga Sul QSA 11 Lotes 18/19 - ,</text:p>
            <text:p>Unidade Águas Claras Av. Araucárias Lt. 1525 Lj 76 - Metrópole Shopping- ,</text:p>
            <text:p>Valores e condições sujeitos a alteração sem prévio aviso.</text:p>
          </table:table-cell>
          <table:table-cell office:value-type="string" calcext:value-type="string">
            <text:p>https://www.dfimoveis.com.br/imovel/casa-4-quartos-venda-ceilandia-norte-ceilandia-df-qnn-5-conjunto-o-1129193</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23</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ascente</text:p>
          </table:table-cell>
          <table:table-cell office:value-type="string" calcext:value-type="string">
            <text:p>190,00 m²</text:p>
          </table:table-cell>
          <table:table-cell office:value-type="string" calcext:value-type="string">
            <text:p>Não encontrado</text:p>
          </table:table-cell>
          <table:table-cell office:value-type="float" office:value="330" calcext:value-type="float">
            <text:p>330</text:p>
          </table:table-cell>
          <table:table-cell office:value-type="string" calcext:value-type="string">
            <text:p>Aceita Pets, Despensa , Área de Serviço Coberta </text:p>
          </table:table-cell>
          <table:table-cell office:value-type="float" office:value="-15.8076398" calcext:value-type="float">
            <text:p>-15.8076398</text:p>
          </table:table-cell>
          <table:table-cell office:value-type="float" office:value="-48.1234933" calcext:value-type="float">
            <text:p>-48.1234933</text:p>
          </table:table-cell>
          <table:table-cell office:value-type="string" calcext:value-type="string">
            <text:p>Imobthelly</text:p>
          </table:table-cell>
          <table:table-cell office:value-type="float" office:value="21453" calcext:value-type="float">
            <text:p>21453</text:p>
          </table:table-cell>
          <table:table-cell office:value-type="float" office:value="5561992586133" calcext:value-type="float">
            <text:p>5561992586133</text:p>
          </table:table-cell>
          <table:table-cell office:value-type="string" calcext:value-type="string">
            <text:p>(61) 99258 </text:p>
            <text:p>                                             </text:p>
            <text:p>                                         </text:p>
            <text:p>                             </text:p>
            <text:p>                             - 6133 </text:p>
            <text:p>                                 </text:p>
            <text:p>                                       </text:p>
            <text:p>                                 </text:p>
            <text:p>                             </text:p>
            <text:p/>
            <text:p>         </text:p>
            <text:p>                             </text:p>
            <text:p>                                         </text:p>
            <text:p>                                             </text:p>
            <text:p>                                                 </text:p>
            <text:p>                                                 (61) 99258 </text:p>
            <text:p>                                             </text:p>
            <text:p>                                         </text:p>
            <text:p>                             </text:p>
            <text:p>                             - 6133 </text:p>
            <text:p>                                 </text:p>
            <text:p>                                       </text:p>
            <text:p>                                 </text:p>
            <text:p>                             </text:p>
            <text:p/>
            <text:p>         </text:p>
            <text:p>                             </text:p>
            <text:p>                                         </text:p>
            <text:p>                                             </text:p>
            <text:p>                                                 </text:p>
            <text:p>                                                 (61) 99258 </text:p>
            <text:p>                                             </text:p>
            <text:p>                                         </text:p>
            <text:p>                             </text:p>
            <text:p>                             - 6133 </text:p>
            <text:p>                                 </text:p>
            <text:p>                                       </text:p>
            <text:p>                                 </text:p>
            <text:p>                             </text:p>
            <text:p/>
            <text:p>         </text:p>
            <text:p>                             </text:p>
            <text:p>                                         </text:p>
            <text:p>                                             </text:p>
            <text:p>                                                 </text:p>
            <text:p>                                                 (61) 99258 </text:p>
            <text:p>                                             </text:p>
            <text:p>                                         </text:p>
            <text:p>                             </text:p>
            <text:p>                             - 6133</text:p>
          </table:table-cell>
          <table:table-cell office:value-type="string" calcext:value-type="string">
            <text:p>34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EXCELENTE LOCALIZAÇÃO PRÓXIMO AO IESB E ULTRABOX </text:p>
          </table:table-cell>
          <table:table-cell office:value-type="string" calcext:value-type="string">
            <text:p>Exatamente oportunidade QNN 23 Ceilândia norte próximo ao IESB - Ultrabox e escolas.</text:p>
            <text:p/>
            <text:p>Casa 3 quartos sendo 01 suíte - 01 quarto extenso, despensa e uma kit nos fundos, corredores nas laterais , garagem para 4 carros, lote com 250 metros sendo 190 de área construída.</text:p>
            <text:p>Aceita financiamento e FGTS</text:p>
            <text:p/>
            <text:p>Ellys Pessôa </text:p>
            <text:p/>
          </table:table-cell>
          <table:table-cell office:value-type="string" calcext:value-type="string">
            <text:p>https://www.dfimoveis.com.br/imovel/casa-3-quartos-venda-ceilandia-norte-ceilandia-df-qnn-23-1117541</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9 Conjunto A</text:p>
          </table:table-cell>
          <table:table-cell office:value-type="float" office:value="3" calcext:value-type="float">
            <text:p>3</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Não encontrado</text:p>
          </table:table-cell>
          <table:table-cell table:number-columns-repeated="2" office:value-type="string" calcext:value-type="string">
            <text:p>160,00 m²</text:p>
          </table:table-cell>
          <table:table-cell office:value-type="float" office:value="260" calcext:value-type="float">
            <text:p>260</text:p>
          </table:table-cell>
          <table:table-cell/>
          <table:table-cell office:value-type="float" office:value="-15.8015887" calcext:value-type="float">
            <text:p>-15.8015887</text:p>
          </table:table-cell>
          <table:table-cell office:value-type="float" office:value="-48.1278177" calcext:value-type="float">
            <text:p>-48.1278177</text:p>
          </table:table-cell>
          <table:table-cell office:value-type="string" calcext:value-type="string">
            <text:p>Beiramar Imóveis</text:p>
          </table:table-cell>
          <table:table-cell office:value-type="float" office:value="20346" calcext:value-type="float">
            <text:p>20346</text:p>
          </table:table-cell>
          <table:table-cell office:value-type="float" office:value="556132621001" calcext:value-type="float">
            <text:p>556132621001</text:p>
          </table:table-cell>
          <table:table-cell office:value-type="string" calcext:value-type="string">
            <text:p>(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à venda, 3 quartos, 1 suíte, 6 vagas, Ceilândia (Norte) - Brasília/DF</text:p>
          </table:table-cell>
          <table:table-cell office:value-type="string" calcext:value-type="string">
            <text:p>3 quartos, incluindo uma suíteSala espaçosaCozinha funcionalBanheiro socialÁrea de serviço convenienteAmplo quintal com muito espaçoGaragem com capacidade para até 6 veículosPróximo a diversos comércios locaisO proprietário está aberto a permuta por um apartamento no Borges Landeiro e aceita um veículo de menor valor como parte do pagamento. No entanto, não aceita financiamento. Há mais de 42 anos atuando no mercado imobiliário do Distrito Federal, a Beiramar já ajudou mais de 150 mil pessoas a encontrarem seu lar.Para mais informações agende sua visita! </text:p>
          </table:table-cell>
          <table:table-cell office:value-type="string" calcext:value-type="string">
            <text:p>https://www.dfimoveis.com.br/imovel/casa-3-quartos-venda-ceilandia-norte-ceilandia-df-qno-9-conjunto-a-963471</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P 9 Conjunto R</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ão encontrado</text:p>
          </table:table-cell>
          <table:table-cell table:number-columns-repeated="2" office:value-type="string" calcext:value-type="string">
            <text:p>135,00 m²</text:p>
          </table:table-cell>
          <table:table-cell office:value-type="float" office:value="340" calcext:value-type="float">
            <text:p>340</text:p>
          </table:table-cell>
          <table:table-cell/>
          <table:table-cell office:value-type="float" office:value="-15.8176263" calcext:value-type="float">
            <text:p>-15.8176263</text:p>
          </table:table-cell>
          <table:table-cell office:value-type="float" office:value="-48.1278552" calcext:value-type="float">
            <text:p>-48.1278552</text:p>
          </table:table-cell>
          <table:table-cell office:value-type="string" calcext:value-type="string">
            <text:p>Cinzel Imobiliária</text:p>
          </table:table-cell>
          <table:table-cell office:value-type="float" office:value="454" calcext:value-type="float">
            <text:p>454</text:p>
          </table:table-cell>
          <table:table-cell/>
          <table:table-cell office:value-type="string" calcext:value-type="string">
            <text:p>(61) 3351 </text:p>
            <text:p>                             </text:p>
            <text:p>                             - 2929 </text:p>
            <text:p>                                 </text:p>
            <text:p>                                       </text:p>
            <text:p>                                 </text:p>
            <text:p>                             </text:p>
            <text:p/>
            <text:p>         </text:p>
            <text:p>                             </text:p>
            <text:p>                                     </text:p>
            <text:p>                                     (61) 3351 </text:p>
            <text:p>                             </text:p>
            <text:p>                             - 2929 </text:p>
            <text:p>                                 </text:p>
            <text:p>                                       </text:p>
            <text:p>                                 </text:p>
            <text:p>                             </text:p>
            <text:p/>
            <text:p>         </text:p>
            <text:p>                             </text:p>
            <text:p>                                     </text:p>
            <text:p>                                     (61) 3351 </text:p>
            <text:p>                             </text:p>
            <text:p>                             - 2929 </text:p>
            <text:p>                                 </text:p>
            <text:p>                                       </text:p>
            <text:p>                                 </text:p>
            <text:p>                             </text:p>
            <text:p/>
            <text:p>         </text:p>
            <text:p>                             </text:p>
            <text:p>                                     </text:p>
            <text:p>                                     (61) 3351 </text:p>
            <text:p>                             </text:p>
            <text:p>                             - 2929</text:p>
          </table:table-cell>
          <table:table-cell office:value-type="string" calcext:value-type="string">
            <text:p>17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CINZEL IMOBILIÁRIA COM 50 ANOS NO MERCADO IMOBILIÁRIO VENDE CASA NA LAJE E COMPOSTA DE QUATRO QUARTOS SALA, COZINHA AMPLA BANHEIRO SOCIAL, ÁREA DE SERVIÇO E GARAGEM COBERTA.</text:p>
            <text:p/>
            <text:p>TRATAR COM GILVAN ,/</text:p>
          </table:table-cell>
          <table:table-cell office:value-type="string" calcext:value-type="string">
            <text:p>https://www.dfimoveis.com.br/imovel/casa-3-quartos-venda-ceilandia-norte-ceilandia-df-qnp-9-conjunto-r-1124397</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P 15 Conjunto Q</text:p>
          </table:table-cell>
          <table:table-cell office:value-type="float" office:value="7" calcext:value-type="float">
            <text:p>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ão encontrado</text:p>
          </table:table-cell>
          <table:table-cell office:value-type="string" calcext:value-type="string">
            <text:p>200,00 m²</text:p>
          </table:table-cell>
          <table:table-cell office:value-type="string" calcext:value-type="string">
            <text:p>235,00 m²</text:p>
          </table:table-cell>
          <table:table-cell office:value-type="float" office:value="315" calcext:value-type="float">
            <text:p>315</text:p>
          </table:table-cell>
          <table:table-cell office:value-type="string" calcext:value-type="string">
            <text:p>Área de Serviço, Despensa </text:p>
          </table:table-cell>
          <table:table-cell office:value-type="float" office:value="-15.8116075" calcext:value-type="float">
            <text:p>-15.8116075</text:p>
          </table:table-cell>
          <table:table-cell office:value-type="float" office:value="-48.1348386" calcext:value-type="float">
            <text:p>-48.1348386</text:p>
          </table:table-cell>
          <table:table-cell office:value-type="string" calcext:value-type="string">
            <text:p>RE/MAX Satélite</text:p>
          </table:table-cell>
          <table:table-cell office:value-type="float" office:value="30598" calcext:value-type="float">
            <text:p>30598</text:p>
          </table:table-cell>
          <table:table-cell office:value-type="float" office:value="5561994507225" calcext:value-type="float">
            <text:p>5561994507225</text:p>
          </table:table-cell>
          <table:table-cell office:value-type="string" calcext:value-type="string">
            <text:p>(61) 3375 </text:p>
            <text:p>                             </text:p>
            <text:p>                             - 3131 </text:p>
            <text:p>                                 </text:p>
            <text:p>                                       </text:p>
            <text:p>                                 </text:p>
            <text:p>                             </text:p>
            <text:p/>
            <text:p>         </text:p>
            <text:p>                             </text:p>
            <text:p>                                     </text:p>
            <text:p>                                     (61) 3375 </text:p>
            <text:p>                             </text:p>
            <text:p>                             - 3131 </text:p>
            <text:p>                                 </text:p>
            <text:p>                                       </text:p>
            <text:p>                                 </text:p>
            <text:p>                             </text:p>
            <text:p/>
            <text:p>         </text:p>
            <text:p>                             </text:p>
            <text:p>                                     </text:p>
            <text:p>                                     (61) 3375 </text:p>
            <text:p>                             </text:p>
            <text:p>                             - 3131 </text:p>
            <text:p>                                 </text:p>
            <text:p>                                       </text:p>
            <text:p>                                 </text:p>
            <text:p>                             </text:p>
            <text:p/>
            <text:p>         </text:p>
            <text:p>                             </text:p>
            <text:p>                                     </text:p>
            <text:p>                                     (61) 3375 </text:p>
            <text:p>                             </text:p>
            <text:p>                             - 3131</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Oportunidade única sobrado amplo na melhor quadra do P Norte - QNP 15</text:p>
          </table:table-cell>
          <table:table-cell office:value-type="string" calcext:value-type="string">
            <text:p>Se você busca um imóvel espaçoso, bem localizado e com grande potencial de retorno financeiro, essa é a oportunidade perfeita! Esse sobrado foi projetado para quem deseja unir moradia e renda passiva com kit.</text:p>
            <text:p/>
            <text:p>Localização Estratégica:</text:p>
            <text:p>O imóvel oferece acesso rápido a ponto de ônibus, padarias, farmácias e escolas, , oferecendo conveniência para o seu dia-a-dia.</text:p>
            <text:p/>
            <text:p>Características do Imóvel - Sobrado QNP 15:</text:p>
            <text:p/>
            <text:p>1º PAVIMENTO:</text:p>
            <text:p>3 Quartos 1 sendo suíte</text:p>
            <text:p>Sala ampla</text:p>
            <text:p>Cozinha </text:p>
            <text:p>Banheiro social</text:p>
            <text:p/>
            <text:p>2º PAVIMENTO:</text:p>
            <text:p>2 Quartos</text:p>
            <text:p>Sala ampla </text:p>
            <text:p>Cozinha</text:p>
            <text:p>Banheiro social</text:p>
            <text:p> Varanda</text:p>
            <text:p/>
            <text:p>Renda Extra Garantida!</text:p>
            <text:p>Nos fundos tem duas kitnets, cada uma com:</text:p>
            <text:p>1 quarto</text:p>
            <text:p>Sala conjugada com cozinha estilo americana</text:p>
            <text:p>Banheiro social </text:p>
            <text:p/>
            <text:p>Garagem: Espaço para 2 carros e 1 moto, garantindo segurança e praticidade para seus veículos.</text:p>
            <text:p/>
            <text:p>Não perca esta oportunidade! Agende sua visita hoje mesmo e venha conhecer de perto todas as vantagens que este sobrado tem a oferecer!</text:p>
            <text:p/>
            <text:p>Cleber de Jesus </text:p>
            <text:p>Consultor Imobiliário </text:p>
            <text:p/>
          </table:table-cell>
          <table:table-cell office:value-type="string" calcext:value-type="string">
            <text:p>https://www.dfimoveis.com.br/imovel/casa-4-quartos-venda-ceilandia-norte-ceilandia-df-qnp-15-conjunto-q-1116134</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7 Conjunto F</text:p>
          </table:table-cell>
          <table:table-cell office:value-type="float" office:value="7" calcext:value-type="float">
            <text:p>7</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Não encontrado</text:p>
          </table:table-cell>
          <table:table-cell office:value-type="string" calcext:value-type="string">
            <text:p>350,00 m²</text:p>
          </table:table-cell>
          <table:table-cell office:value-type="string" calcext:value-type="string">
            <text:p>Não encontrado</text:p>
          </table:table-cell>
          <table:table-cell office:value-type="float" office:value="395" calcext:value-type="float">
            <text:p>395</text:p>
          </table:table-cell>
          <table:table-cell/>
          <table:table-cell office:value-type="float" office:value="-15.8042146" calcext:value-type="float">
            <text:p>-15.8042146</text:p>
          </table:table-cell>
          <table:table-cell office:value-type="float" office:value="-48.1183524" calcext:value-type="float">
            <text:p>-48.1183524</text:p>
          </table:table-cell>
          <table:table-cell office:value-type="string" calcext:value-type="string">
            <text:p>Luiz Cláudio Corretor de Imóveis</text:p>
          </table:table-cell>
          <table:table-cell office:value-type="float" office:value="11145" calcext:value-type="float">
            <text:p>11145</text:p>
          </table:table-cell>
          <table:table-cell office:value-type="float" office:value="5561999820124" calcext:value-type="float">
            <text:p>5561999820124</text:p>
          </table:table-cell>
          <table:table-cell office:value-type="string" calcext:value-type="string">
            <text:p>(61) 99982 </text:p>
            <text:p>                                             </text:p>
            <text:p>                                         </text:p>
            <text:p>                             </text:p>
            <text:p>                             - 0124 </text:p>
            <text:p>                                 </text:p>
            <text:p>                                       </text:p>
            <text:p>                                 </text:p>
            <text:p>                             </text:p>
            <text:p/>
            <text:p>         </text:p>
            <text:p>                             </text:p>
            <text:p>                                         </text:p>
            <text:p>                                             </text:p>
            <text:p>                                                 </text:p>
            <text:p>                                                 (61) 99982 </text:p>
            <text:p>                                             </text:p>
            <text:p>                                         </text:p>
            <text:p>                             </text:p>
            <text:p>                             - 0124 </text:p>
            <text:p>                                 </text:p>
            <text:p>                                       </text:p>
            <text:p>                                 </text:p>
            <text:p>                             </text:p>
            <text:p/>
            <text:p>         </text:p>
            <text:p>                             </text:p>
            <text:p>                                         </text:p>
            <text:p>                                             </text:p>
            <text:p>                                                 </text:p>
            <text:p>                                                 (61) 99982 </text:p>
            <text:p>                                             </text:p>
            <text:p>                                         </text:p>
            <text:p>                             </text:p>
            <text:p>                             - 0124 </text:p>
            <text:p>                                 </text:p>
            <text:p>                                       </text:p>
            <text:p>                                 </text:p>
            <text:p>                             </text:p>
            <text:p/>
            <text:p>         </text:p>
            <text:p>                             </text:p>
            <text:p>                                         </text:p>
            <text:p>                                             </text:p>
            <text:p>                                                 </text:p>
            <text:p>                                                 (61) 99982 </text:p>
            <text:p>                                             </text:p>
            <text:p>                                         </text:p>
            <text:p>                             </text:p>
            <text:p>                             - 0124</text:p>
          </table:table-cell>
          <table:table-cell office:value-type="string" calcext:value-type="string">
            <text:p>185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EXCELENTE OPORTUNIDADE</text:p>
          </table:table-cell>
          <table:table-cell office:value-type="string" calcext:value-type="string">
            <text:p>ATENÇÃO INVESTIDORES:</text:p>
            <text:p/>
            <text:p>SOBRADO MUITO BOM COM 4 RESIDÊNCIAS</text:p>
            <text:p/>
            <text:p>1. CASA DA FRENTE INFERIOR: SALA, COPA, 2 QUARTOS, BANHEIRO E ÁREA DE SERVIÇO - 1.200,00</text:p>
            <text:p>2. CASA DA FRENTE SUPERIOR: SALA, COPA, 3 QUARTOS, COZINHA E BANHEIRO - 1.400,00</text:p>
            <text:p>3. CASA LATERAL: SALA, QUARTO, COZINHA E BANHEIRO - 600,00</text:p>
            <text:p>4. CASA FUNDOS: SALA, QUARTO, COZINHA, BANHEIRO E ÁREA DE SERVIÇO - 800,00</text:p>
            <text:p/>
            <text:p>LOTE DE 250M²</text:p>
            <text:p/>
            <text:p>LOCALIZAÇÃO ESPETACULAR, PERTO DE TUDO.</text:p>
            <text:p/>
            <text:p>LUIZ CLAUDIO SOARES / NILTA RODOVALHO - , WATSZAP</text:p>
            <text:p>CRECI 11145/DF</text:p>
            <text:p/>
            <text:p>SITE: www.luizsoaresimoveis.com.br</text:p>
            <text:p/>
            <text:p/>
            <text:p/>
          </table:table-cell>
          <table:table-cell office:value-type="string" calcext:value-type="string">
            <text:p>https://www.dfimoveis.com.br/imovel/casa-4-quartos-venda-ceilandia-norte-ceilandia-df-qnn-7-conjunto-f-1042893</text:p>
          </table:table-cell>
        </table:table-row>
        <table:table-row table:style-name="ro3">
          <table:table-cell office:value-type="string" calcext:value-type="string">
            <text:p>CEILÂNDIA</text:p>
          </table:table-cell>
          <table:table-cell office:value-type="string" calcext:value-type="string">
            <text:p>CEILANDIA NORTE</text:p>
          </table:table-cell>
          <table:table-cell office:value-type="string" calcext:value-type="string">
            <text:p>QNO 5 Conjunto K</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ão encontrado</text:p>
          </table:table-cell>
          <table:table-cell table:number-columns-repeated="2" office:value-type="string" calcext:value-type="string">
            <text:p>144,00 m²</text:p>
          </table:table-cell>
          <table:table-cell office:value-type="float" office:value="370" calcext:value-type="float">
            <text:p>370</text:p>
          </table:table-cell>
          <table:table-cell/>
          <table:table-cell office:value-type="float" office:value="-15.7882575" calcext:value-type="float">
            <text:p>-15.7882575</text:p>
          </table:table-cell>
          <table:table-cell office:value-type="float" office:value="-48.12549" calcext:value-type="float">
            <text:p>-48.12549</text:p>
          </table:table-cell>
          <table:table-cell office:value-type="string" calcext:value-type="string">
            <text:p>RE/MAX Satélite</text:p>
          </table:table-cell>
          <table:table-cell office:value-type="float" office:value="30598" calcext:value-type="float">
            <text:p>30598</text:p>
          </table:table-cell>
          <table:table-cell office:value-type="float" office:value="5561994507225" calcext:value-type="float">
            <text:p>5561994507225</text:p>
          </table:table-cell>
          <table:table-cell office:value-type="string" calcext:value-type="string">
            <text:p>(61) 3375 </text:p>
            <text:p>                             </text:p>
            <text:p>                             - 3131 </text:p>
            <text:p>                                 </text:p>
            <text:p>                                       </text:p>
            <text:p>                                 </text:p>
            <text:p>                             </text:p>
            <text:p/>
            <text:p>         </text:p>
            <text:p>                             </text:p>
            <text:p>                                     </text:p>
            <text:p>                                     (61) 3375 </text:p>
            <text:p>                             </text:p>
            <text:p>                             - 3131 </text:p>
            <text:p>                                 </text:p>
            <text:p>                                       </text:p>
            <text:p>                                 </text:p>
            <text:p>                             </text:p>
            <text:p/>
            <text:p>         </text:p>
            <text:p>                             </text:p>
            <text:p>                                     </text:p>
            <text:p>                                     (61) 3375 </text:p>
            <text:p>                             </text:p>
            <text:p>                             - 3131 </text:p>
            <text:p>                                 </text:p>
            <text:p>                                       </text:p>
            <text:p>                                 </text:p>
            <text:p>                             </text:p>
            <text:p/>
            <text:p>         </text:p>
            <text:p>                             </text:p>
            <text:p>                                     </text:p>
            <text:p>                                     (61) 3375 </text:p>
            <text:p>                             </text:p>
            <text:p>                             - 3131</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à Venda no QNO 5 - Setor O</text:p>
          </table:table-cell>
          <table:table-cell office:value-type="string" calcext:value-type="string">
            <text:p>Descrição da Casa: Prática e Confortável</text:p>
            <text:p/>
            <text:p>Conheça esta casa que combina praticidade e conforto, ideal para sua família!</text:p>
            <text:p/>
            <text:p>Características Principais:</text:p>
            <text:p/>
            <text:p>4 Quartos, Sendo 1 Suíte: A suíte proporciona um espaço privativo e tranquilo, enquanto os demais quartos oferecem conforto e versatilidade para acomodar sua família e convidados.</text:p>
            <text:p>2 Banheiros Bem Distribuídos: Estão estrategicamente posicionados para garantir praticidade e conforto no dia a dia, evitando filas e proporcionando maior comodidade para todos os moradores.</text:p>
            <text:p>Sala Ampla: Um espaço generoso para receber amigos e familiares, ideal para momentos especiais e para o convívio diário.</text:p>
            <text:p>Cozinha Funcional: Projetada para atender às suas necessidades de preparo de refeições, com boa circulação e espaço suficiente para todas as suas atividades culinárias.</text:p>
            <text:p>Garagem Espaçosa para 2 Carros: Oferece segurança e praticidade, com amplo espaço para estacionar e proteger seus veículos.</text:p>
            <text:p>Localização Privilegiada:</text:p>
            <text:p/>
            <text:p>Próxima a Escolas: Facilita o acesso à educação para seus filhos, tornando o trajeto diário mais rápido e seguro.</text:p>
            <text:p>Ponto de Ônibus nas Imediações: Proporciona fácil acesso ao transporte público, facilitando deslocamentos para diversos pontos da cidade.</text:p>
            <text:p>Praça e Academia nas Proximidades: Perfeita para quem valoriza lazer e atividades físicas, oferecendo opções para relaxar e manter a forma.</text:p>
            <text:p>Padaria, Mercado e Farmácia: Próximos ao imóvel, oferecendo conveniência para suas necessidades diárias, desde compras rápidas até cuidados de saúde.</text:p>
            <text:p>Lotérica e Restaurantes: Diversas opções de serviços e entretenimento ao redor, para tornar seu dia a dia mais confortável e variado.</text:p>
            <text:p>Localizada no Setor O, esta casa proporciona uma combinação ideal de conforto, funcionalidade e uma localização que atende a todas as suas necessidades.</text:p>
            <text:p/>
            <text:p>Não perca a oportunidade de conhecer pessoalmente esta excelente opção de moradia. Agende sua visita e descubra tudo o que esta casa tem a oferecer!</text:p>
          </table:table-cell>
          <table:table-cell office:value-type="string" calcext:value-type="string">
            <text:p>https://www.dfimoveis.com.br/imovel/casa-4-quartos-venda-ceilandia-norte-ceilandia-df-qno-5-conjunto-k-998554</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5</text:p>
          </table:table-cell>
          <table:table-cell office:value-type="float" office:value="6" calcext:value-type="float">
            <text:p>6</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Não encontrado</text:p>
          </table:table-cell>
          <table:table-cell table:number-columns-repeated="2" office:value-type="string" calcext:value-type="string">
            <text:p>250,00 m²</text:p>
          </table:table-cell>
          <table:table-cell office:value-type="float" office:value="197" calcext:value-type="float">
            <text:p>197</text:p>
          </table:table-cell>
          <table:table-cell/>
          <table:table-cell office:value-type="float" office:value="-15.8049775" calcext:value-type="float">
            <text:p>-15.8049775</text:p>
          </table:table-cell>
          <table:table-cell office:value-type="float" office:value="-48.117985" calcext:value-type="float">
            <text:p>-48.117985</text:p>
          </table:table-cell>
          <table:table-cell office:value-type="string" calcext:value-type="string">
            <text:p>Samuel Imobiliária</text:p>
          </table:table-cell>
          <table:table-cell office:value-type="float" office:value="26046" calcext:value-type="float">
            <text:p>26046</text:p>
          </table:table-cell>
          <table:table-cell office:value-type="float" office:value="5561985746666" calcext:value-type="float">
            <text:p>5561985746666</text:p>
          </table:table-cell>
          <table:table-cell office:value-type="string" calcext:value-type="string">
            <text:p>(61) 98574 </text:p>
            <text:p>                                             </text:p>
            <text:p>                                         </text:p>
            <text:p>                             </text:p>
            <text:p>                             - 6666 </text:p>
            <text:p>                                 </text:p>
            <text:p>                                       </text:p>
            <text:p>                                 </text:p>
            <text:p>                             </text:p>
            <text:p/>
            <text:p>         </text:p>
            <text:p>                             </text:p>
            <text:p>                                         </text:p>
            <text:p>                                             </text:p>
            <text:p>                                                 </text:p>
            <text:p>                                                 (61) 98574 </text:p>
            <text:p>                                             </text:p>
            <text:p>                                         </text:p>
            <text:p>                             </text:p>
            <text:p>                             - 6666 </text:p>
            <text:p>                                 </text:p>
            <text:p>                                       </text:p>
            <text:p>                                 </text:p>
            <text:p>                             </text:p>
            <text:p/>
            <text:p>         </text:p>
            <text:p>                             </text:p>
            <text:p>                                         </text:p>
            <text:p>                                             </text:p>
            <text:p>                                                 </text:p>
            <text:p>                                                 (61) 98574 </text:p>
            <text:p>                                             </text:p>
            <text:p>                                         </text:p>
            <text:p>                             </text:p>
            <text:p>                             - 6666 </text:p>
            <text:p>                                 </text:p>
            <text:p>                                       </text:p>
            <text:p>                                 </text:p>
            <text:p>                             </text:p>
            <text:p/>
            <text:p>         </text:p>
            <text:p>                             </text:p>
            <text:p>                                         </text:p>
            <text:p>                                             </text:p>
            <text:p>                                                 </text:p>
            <text:p>                                                 (61) 98574 </text:p>
            <text:p>                                             </text:p>
            <text:p>                                         </text:p>
            <text:p>                             </text:p>
            <text:p>                             - 6666</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Samuel Imobiliária oferece: Excelente oportunidade para você investidor que busca boa rentabilidade. Com possibilidade de 1.0% a/m.</text:p>
            <text:p>  </text:p>
            <text:p> Localizado na QNN 05, Próximo aos comércios locais e vias principais da Ceilândia.</text:p>
            <text:p>  </text:p>
            <text:p> Distruibuido em um lote de 250m², são 3 Casas. 1° Casa: Contém 3 quartos, sala, cozinha, banheiro social e Forro PVC. 2° Casa: 2 Quartos, sala, cozinha, banheiro social e Forro PVC. 3° Casa: 1 Quarto, Sala, cozinha e banheiro. Todos os imóveis se encontram em excelentes condições.</text:p>
            <text:p>  </text:p>
            <text:p> Possui vagas de garagem para 3 carros</text:p>
            <text:p>  </text:p>
            <text:p> Você que busca uma renda segura, essa é sua oportunidade!</text:p>
            <text:p>  </text:p>
            <text:p> Negociação:</text:p>
            <text:p>  </text:p>
            <text:p> R$ 197.000,00 (Cento e noventa e sete mil reais)</text:p>
            <text:p> NÃO ACEITA FINANCIAMENTO </text:p>
            <text:p>  </text:p>
            <text:p> Imóvel Escriturado!</text:p>
            <text:p>  </text:p>
            <text:p> Agende já uma visita!!!</text:p>
            <text:p>  </text:p>
            <text:p> CORRETORA EMANUELE:,</text:p>
            <text:p>  </text:p>
            <text:p> Pra sair do aluguel, chame o Samuel - Atual.26-03-25</text:p>
          </table:table-cell>
          <table:table-cell office:value-type="string" calcext:value-type="string">
            <text:p>https://www.dfimoveis.com.br/imovel/casa-4-quartos-venda-ceilandia-norte-ceilandia-df-qnn-5-849452</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Q 3 Conjunto 5</text:p>
          </table:table-cell>
          <table:table-cell office:value-type="float" office:value="3" calcext:value-type="float">
            <text:p>3</text:p>
          </table:table-cell>
          <table:table-cell table:number-columns-repeated="2" office:value-type="float" office:value="1" calcext:value-type="float">
            <text:p>1</text:p>
          </table:table-cell>
          <table:table-cell office:value-type="string" calcext:value-type="string">
            <text:p>Não encontrado</text:p>
          </table:table-cell>
          <table:table-cell table:number-columns-repeated="2" office:value-type="string" calcext:value-type="string">
            <text:p>126,00 m²</text:p>
          </table:table-cell>
          <table:table-cell office:value-type="float" office:value="180" calcext:value-type="float">
            <text:p>180</text:p>
          </table:table-cell>
          <table:table-cell/>
          <table:table-cell office:value-type="float" office:value="-15.8047559" calcext:value-type="float">
            <text:p>-15.8047559</text:p>
          </table:table-cell>
          <table:table-cell office:value-type="float" office:value="-48.1431829" calcext:value-type="float">
            <text:p>-48.1431829</text:p>
          </table:table-cell>
          <table:table-cell office:value-type="string" calcext:value-type="string">
            <text:p>Sampaio Imóveis DF</text:p>
          </table:table-cell>
          <table:table-cell office:value-type="float" office:value="21946" calcext:value-type="float">
            <text:p>21946</text:p>
          </table:table-cell>
          <table:table-cell office:value-type="float" office:value="556133720330" calcext:value-type="float">
            <text:p>556133720330</text:p>
          </table:table-cell>
          <table:table-cell office:value-type="string" calcext:value-type="string">
            <text:p>(61) 3372 </text:p>
            <text:p>                                             </text:p>
            <text:p>                                         </text:p>
            <text:p>                             </text:p>
            <text:p>                             - 0330 </text:p>
            <text:p>                                 </text:p>
            <text:p>                                       </text:p>
            <text:p>                                 </text:p>
            <text:p>                             </text:p>
            <text:p/>
            <text:p>         </text:p>
            <text:p>                             </text:p>
            <text:p>                                         </text:p>
            <text:p>                                             </text:p>
            <text:p>                                                 </text:p>
            <text:p>                                                 (61) 3372 </text:p>
            <text:p>                                             </text:p>
            <text:p>                                         </text:p>
            <text:p>                             </text:p>
            <text:p>                             - 0330 </text:p>
            <text:p>                                 </text:p>
            <text:p>                                       </text:p>
            <text:p>                                 </text:p>
            <text:p>                             </text:p>
            <text:p/>
            <text:p>         </text:p>
            <text:p>                             </text:p>
            <text:p>                                         </text:p>
            <text:p>                                             </text:p>
            <text:p>                                                 </text:p>
            <text:p>                                                 (61) 3372 </text:p>
            <text:p>                                             </text:p>
            <text:p>                                         </text:p>
            <text:p>                             </text:p>
            <text:p>                             - 0330 </text:p>
            <text:p>                                 </text:p>
            <text:p>                                       </text:p>
            <text:p>                                 </text:p>
            <text:p>                             </text:p>
            <text:p/>
            <text:p>         </text:p>
            <text:p>                             </text:p>
            <text:p>                                         </text:p>
            <text:p>                                             </text:p>
            <text:p>                                                 </text:p>
            <text:p>                                                 (61) 3372 </text:p>
            <text:p>                                             </text:p>
            <text:p>                                         </text:p>
            <text:p>                             </text:p>
            <text:p>                             - 0330</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com 3 dormitórios à venda, 126 m² por R$ 180.000,00 - Ceilândia Norte - Ceilândia/DF</text:p>
          </table:table-cell>
          <table:table-cell office:value-type="string" calcext:value-type="string">
            <text:p>Casa com 3 Quartos sendo 01 suíte na QNQ 03 Conjunto 05!</text:p>
            <text:p/>
            <text:p>Esta é a oportunidade que você esperava para adquirir um imóvel com escritura e personalizar o acabamento do seu jeito.</text:p>
            <text:p/>
            <text:p>Características do imóvel:</text:p>
            <text:p/>
            <text:p>Área total: 126 m²</text:p>
            <text:p/>
            <text:p>- 3 Quartos (1 suíte)</text:p>
            <text:p>- Sala</text:p>
            <text:p>- Cozinha</text:p>
            <text:p>- Banheiro social</text:p>
            <text:p/>
            <text:p>Infraestrutura:</text:p>
            <text:p>1 vaga de garagem</text:p>
            <text:p>Imóvel com escritura</text:p>
            <text:p>Sem acabamento  ideal para personalizar ao seu gosto</text:p>
            <text:p/>
            <text:p>Vantagens:</text:p>
            <text:p>Excelente opção para quem deseja finalizar a obra conforme suas preferências</text:p>
            <text:p>Estrutura bem distribuída</text:p>
            <text:p>Localização valorizada</text:p>
            <text:p/>
            <text:p>Para mais informações:</text:p>
            <text:p>Telefone: , ou ,</text:p>
            <text:p>Instagram: @sampaioimoveisdf</text:p>
            <text:p>Site: sampaioimoveisdf.com.br</text:p>
            <text:p/>
            <text:p>Não perca essa oportunidade! Agende sua visita agora mesmo.</text:p>
          </table:table-cell>
          <table:table-cell office:value-type="string" calcext:value-type="string">
            <text:p>https://www.dfimoveis.com.br/imovel/casa-3-quartos-venda-ceilandia-norte-ceilandia-df-qnq-3-conjunto-5-1106128</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4 Conjunto H</text:p>
          </table:table-cell>
          <table:table-cell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Não encontrado</text:p>
          </table:table-cell>
          <table:table-cell office:value-type="string" calcext:value-type="string">
            <text:p>72,00 m²</text:p>
          </table:table-cell>
          <table:table-cell office:value-type="string" calcext:value-type="string">
            <text:p>250,00 m²</text:p>
          </table:table-cell>
          <table:table-cell office:value-type="float" office:value="380" calcext:value-type="float">
            <text:p>380</text:p>
          </table:table-cell>
          <table:table-cell/>
          <table:table-cell office:value-type="float" office:value="-15.8123105" calcext:value-type="float">
            <text:p>-15.8123105</text:p>
          </table:table-cell>
          <table:table-cell office:value-type="float" office:value="-48.110285" calcext:value-type="float">
            <text:p>-48.110285</text:p>
          </table:table-cell>
          <table:table-cell office:value-type="string" calcext:value-type="string">
            <text:p>Silvio Assessoria Imobiliária</text:p>
          </table:table-cell>
          <table:table-cell office:value-type="float" office:value="22714" calcext:value-type="float">
            <text:p>22714</text:p>
          </table:table-cell>
          <table:table-cell office:value-type="float" office:value="5561991555885" calcext:value-type="float">
            <text:p>5561991555885</text:p>
          </table:table-cell>
          <table:table-cell office:value-type="string" calcext:value-type="string">
            <text:p>(61) 99155 </text:p>
            <text:p>                                             </text:p>
            <text:p>                                         </text:p>
            <text:p>                             </text:p>
            <text:p>                             - 5885 </text:p>
            <text:p>                                 </text:p>
            <text:p>                                       </text:p>
            <text:p>                                 </text:p>
            <text:p>                             </text:p>
            <text:p/>
            <text:p>         </text:p>
            <text:p>                             </text:p>
            <text:p>                                         </text:p>
            <text:p>                                             </text:p>
            <text:p>                                                 </text:p>
            <text:p>                                                 (61) 99155 </text:p>
            <text:p>                                             </text:p>
            <text:p>                                         </text:p>
            <text:p>                             </text:p>
            <text:p>                             - 5885 </text:p>
            <text:p>                                 </text:p>
            <text:p>                                       </text:p>
            <text:p>                                 </text:p>
            <text:p>                             </text:p>
            <text:p/>
            <text:p>         </text:p>
            <text:p>                             </text:p>
            <text:p>                                         </text:p>
            <text:p>                                             </text:p>
            <text:p>                                                 </text:p>
            <text:p>                                                 (61) 99155 </text:p>
            <text:p>                                             </text:p>
            <text:p>                                         </text:p>
            <text:p>                             </text:p>
            <text:p>                             - 5885 </text:p>
            <text:p>                                 </text:p>
            <text:p>                                       </text:p>
            <text:p>                                 </text:p>
            <text:p>                             </text:p>
            <text:p/>
            <text:p>         </text:p>
            <text:p>                             </text:p>
            <text:p>                                         </text:p>
            <text:p>                                             </text:p>
            <text:p>                                                 </text:p>
            <text:p>                                                 (61) 99155 </text:p>
            <text:p>                                             </text:p>
            <text:p>                                         </text:p>
            <text:p>                             </text:p>
            <text:p>                             - 5885</text:p>
          </table:table-cell>
          <table:table-cell office:value-type="string" calcext:value-type="string">
            <text:p>113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QNM 04- Excelente localização Próximo ao Centro da Ceilândia, farmácias, restaurantes, escolas,</text:p>
          </table:table-cell>
          <table:table-cell office:value-type="string" calcext:value-type="string">
            <text:p>Casa QNM 04- Excelente localização Próximo ao Centro da Ceilândia, farmácias, restaurantes, escolas, Caixa Econômica Federal e vários comércios. </text:p>
            <text:p>*SILVIO ASSESSORIA IMOBILIÁRIA* </text:p>
            <text:p>-3 quartos</text:p>
            <text:p>-1 banheiro</text:p>
            <text:p>-Sala de estar</text:p>
            <text:p>-Cozinha</text:p>
            <text:p>-Área de serviço</text:p>
            <text:p>-garagem</text:p>
            <text:p>Área total 250m²</text:p>
            <text:p>Área útil  72m².</text:p>
            <text:p/>
            <text:p>Não Aceita Financiamento.</text:p>
            <text:p/>
            <text:p>Valor do Imóvel: R$ 380.000,00</text:p>
            <text:p>Valor do IPTU: R$ 655,85</text:p>
            <text:p>Disponível para visitas, agende seu horário e surpreenda-se!</text:p>
            <text:p> </text:p>
            <text:p>Obs: a área do imóvel anunciado é uma estimativa e deverá ser confirmada junto à certidão de matricula do imóvel, os valores de condomínio e IPTU podem sofrer variações sem aviso prévio e devem ser confirmados junto a administração.</text:p>
            <text:p> </text:p>
            <text:p>Precisando de correspondente bancário, aprovamos seu credito em 24 horas!</text:p>
            <text:p> </text:p>
            <text:p>Entre em contato conosco e agende sua visita!</text:p>
            <text:p> </text:p>
            <text:p>CRECI J 29.101</text:p>
            <text:p> </text:p>
            <text:p>Imóvel</text:p>
            <text:p/>
            <text:p/>
            <text:p/>
          </table:table-cell>
          <table:table-cell office:value-type="string" calcext:value-type="string">
            <text:p>https://www.dfimoveis.com.br/imovel/casa-3-quartos-venda-ceilandia-norte-ceilandia-df-qnm-4-conjunto-h-1081706</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5 Conjunto L</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120,00 m²</text:p>
          </table:table-cell>
          <table:table-cell office:value-type="string" calcext:value-type="string">
            <text:p>144,00 m²</text:p>
          </table:table-cell>
          <table:table-cell office:value-type="float" office:value="258" calcext:value-type="float">
            <text:p>258</text:p>
          </table:table-cell>
          <table:table-cell/>
          <table:table-cell office:value-type="float" office:value="-15.8219124" calcext:value-type="float">
            <text:p>-15.8219124</text:p>
          </table:table-cell>
          <table:table-cell office:value-type="float" office:value="-48.1248693" calcext:value-type="float">
            <text:p>-48.1248693</text:p>
          </table:table-cell>
          <table:table-cell office:value-type="string" calcext:value-type="string">
            <text:p>Kelly Imobiliária</text:p>
          </table:table-cell>
          <table:table-cell office:value-type="float" office:value="19658" calcext:value-type="float">
            <text:p>19658</text:p>
          </table:table-cell>
          <table:table-cell office:value-type="float" office:value="556182348247" calcext:value-type="float">
            <text:p>556182348247</text:p>
          </table:table-cell>
          <table:table-cell office:value-type="string" calcext:value-type="string">
            <text:p>(61) 8234 </text:p>
            <text:p>                                             </text:p>
            <text:p>                                         </text:p>
            <text:p>                             </text:p>
            <text:p>                             - 8247 </text:p>
            <text:p>                                 </text:p>
            <text:p>                                       </text:p>
            <text:p>                                 </text:p>
            <text:p>                             </text:p>
            <text:p/>
            <text:p>         </text:p>
            <text:p>                             </text:p>
            <text:p>                                         </text:p>
            <text:p>                                             </text:p>
            <text:p>                                                 </text:p>
            <text:p>                                                 (61) 8234 </text:p>
            <text:p>                                             </text:p>
            <text:p>                                         </text:p>
            <text:p>                             </text:p>
            <text:p>                             - 8247 </text:p>
            <text:p>                                 </text:p>
            <text:p>                                       </text:p>
            <text:p>                                 </text:p>
            <text:p>                             </text:p>
            <text:p/>
            <text:p>         </text:p>
            <text:p>                             </text:p>
            <text:p>                                         </text:p>
            <text:p>                                             </text:p>
            <text:p>                                                 </text:p>
            <text:p>                                                 (61) 8234 </text:p>
            <text:p>                                             </text:p>
            <text:p>                                         </text:p>
            <text:p>                             </text:p>
            <text:p>                             - 8247 </text:p>
            <text:p>                                 </text:p>
            <text:p>                                       </text:p>
            <text:p>                                 </text:p>
            <text:p>                             </text:p>
            <text:p/>
            <text:p>         </text:p>
            <text:p>                             </text:p>
            <text:p>                                         </text:p>
            <text:p>                                             </text:p>
            <text:p>                                                 </text:p>
            <text:p>                                                 (61) 8234 </text:p>
            <text:p>                                             </text:p>
            <text:p>                                         </text:p>
            <text:p>                             </text:p>
            <text:p>                             - 8247</text:p>
          </table:table-cell>
          <table:table-cell office:value-type="string" calcext:value-type="string">
            <text:p>117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VENDE-SE UMA CASA NA CEILANDIA NORTE</text:p>
            <text:p/>
            <text:p>Casa composta de 03 quartos sendo um suíte, sala, cozinha, banheiro social, área de revestida na cerâmica, </text:p>
            <text:p>Garagem coberta no colonial para 02 carros, corredor lateral, forrada, </text:p>
            <text:p>Escriturada</text:p>
            <text:p>Com possibilidade de financiamento</text:p>
            <text:p>Faltando só a averbação de construção. </text:p>
            <text:p>Valor do imóvel: R$258.000,00</text:p>
            <text:p/>
            <text:p>FAZEMOS VENDA/ COMPRA/ ALUGUEL/ HABITE-SE/ AVERBAÇÃO DA ÁREA DO LOTE</text:p>
            <text:p>Administramos seu imóvel!</text:p>
            <text:p>Telefone(s):</text:p>
            <text:p>,-Ligações</text:p>
            <text:p>,-whatsapp</text:p>
            <text:p>PLANTÃO: CORRETOR SOUSA</text:p>
            <text:p>Whatsapp e Ligação ,</text:p>
            <text:p/>
            <text:p>KELLY IMOBILIÁRIA</text:p>
            <text:p>Unidade Samambaia Norte: QS 401, conjunto G , lote 6/7, loja 02.</text:p>
            <text:p>Faço intermédio na compra e venda de imóveis. Presto assessoria em serviços na obtenção de seu habite-se.</text:p>
            <text:p>Facilito pagamento de seu habite-se em até 3X sem juros. Realizo avaliação de imóveis, acompanho todo o andamento do processo do habite-se do financiamento</text:p>
            <text:p>CRECI PF: 19658</text:p>
            <text:p>CRECI PJ: 26293</text:p>
          </table:table-cell>
          <table:table-cell office:value-type="string" calcext:value-type="string">
            <text:p>https://www.dfimoveis.com.br/imovel/casa-3-quartos-venda-ceilandia-norte-ceilandia-df-qnp-5-conjunto-l-1080415</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19</text:p>
          </table:table-cell>
          <table:table-cell office:value-type="float" office:value="6" calcext:value-type="float">
            <text:p>6</text:p>
          </table:table-cell>
          <table:table-cell table:number-columns-repeated="2" office:value-type="float" office:value="0" calcext:value-type="float">
            <text:p>0</text:p>
          </table:table-cell>
          <table:table-cell office:value-type="string" calcext:value-type="string">
            <text:p>Não encontrado</text:p>
          </table:table-cell>
          <table:table-cell office:value-type="string" calcext:value-type="string">
            <text:p>250,00 m²</text:p>
          </table:table-cell>
          <table:table-cell office:value-type="string" calcext:value-type="string">
            <text:p>400,00 m²</text:p>
          </table:table-cell>
          <table:table-cell office:value-type="float" office:value="699" calcext:value-type="float">
            <text:p>699</text:p>
          </table:table-cell>
          <table:table-cell office:value-type="string" calcext:value-type="string">
            <text:p>Área de Serviço, Escritorio </text:p>
          </table:table-cell>
          <table:table-cell office:value-type="float" office:value="-15.8042384" calcext:value-type="float">
            <text:p>-15.8042384</text:p>
          </table:table-cell>
          <table:table-cell office:value-type="float" office:value="-48.1183976" calcext:value-type="float">
            <text:p>-48.1183976</text:p>
          </table:table-cell>
          <table:table-cell office:value-type="string" calcext:value-type="string">
            <text:p>Beiramar Imóveis</text:p>
          </table:table-cell>
          <table:table-cell office:value-type="float" office:value="20346" calcext:value-type="float">
            <text:p>20346</text:p>
          </table:table-cell>
          <table:table-cell office:value-type="float" office:value="556132621001" calcext:value-type="float">
            <text:p>556132621001</text:p>
          </table:table-cell>
          <table:table-cell office:value-type="string" calcext:value-type="string">
            <text:p>(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office:value-type="string" calcext:value-type="string">
            <text:p>Não econtrado</text:p>
          </table:table-cell>
          <table:table-cell office:value-type="string" calcext:value-type="string">
            <text:p>6 Andares</text:p>
          </table:table-cell>
          <table:table-cell office:value-type="string" calcext:value-type="string">
            <text:p>Sobrado à venda, 6 quartos, Ceilândia (Norte) - Brasília/DF</text:p>
          </table:table-cell>
          <table:table-cell office:value-type="string" calcext:value-type="string">
            <text:p>- 1 Quarto <text:s text:c="2"/>- Sala <text:s text:c="4"/>- Cozinha <text:s text:c="5"/>- Banheiro social <text:s text:c="9"/>- Galpão no térreo com aproximadamente 210 m² , ideal para diversos comércios, igreja, cross-fit, comércios em geral . <text:s text:c="9"/>Excelente imóvel na principal da Via Oeste em Ceilândia Norte, próximo ao Centro de Ceilândia, estações do metro , mercados atacadistas, biblioteca pública de Ceilândia, pontos de ônibus, escolas publicas e particulares, comércios variados . <text:s text:c="6"/>Luz individualizadas <text:s text:c="3"/>Água compartilhada <text:s text:c="6"/>Imóvel ideal para investidores !!! <text:s text:c="6"/>Analisa permuta <text:s text:c="3"/>Aceita financiamento e FGTS <text:s text:c="6"/>Agende sua visita .</text:p>
          </table:table-cell>
          <table:table-cell office:value-type="string" calcext:value-type="string">
            <text:p>https://www.dfimoveis.com.br/imovel/casa-4-quartos-venda-ceilandia-norte-ceilandia-df-qnn-19-971855</text:p>
          </table:table-cell>
        </table:table-row>
        <table:table-row table:style-name="ro5">
          <table:table-cell office:value-type="string" calcext:value-type="string">
            <text:p>CEILÂNDIA</text:p>
          </table:table-cell>
          <table:table-cell office:value-type="string" calcext:value-type="string">
            <text:p>CEILANDIA NORTE</text:p>
          </table:table-cell>
          <table:table-cell office:value-type="string" calcext:value-type="string">
            <text:p>QNN 17 Conjunto C</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Nascente</text:p>
          </table:table-cell>
          <table:table-cell table:number-columns-repeated="2" office:value-type="string" calcext:value-type="string">
            <text:p>250,00 m²</text:p>
          </table:table-cell>
          <table:table-cell office:value-type="float" office:value="420" calcext:value-type="float">
            <text:p>420</text:p>
          </table:table-cell>
          <table:table-cell office:value-type="string" calcext:value-type="string">
            <text:p>Aceita Pets, Área de Serviço</text:p>
          </table:table-cell>
          <table:table-cell office:value-type="float" office:value="-15.8225388" calcext:value-type="float">
            <text:p>-15.8225388</text:p>
          </table:table-cell>
          <table:table-cell office:value-type="float" office:value="-48.1167658" calcext:value-type="float">
            <text:p>-48.1167658</text:p>
          </table:table-cell>
          <table:table-cell office:value-type="string" calcext:value-type="string">
            <text:p>NSV Imobiliária e Corretora de Seguros</text:p>
          </table:table-cell>
          <table:table-cell office:value-type="float" office:value="7119" calcext:value-type="float">
            <text:p>7119</text:p>
          </table:table-cell>
          <table:table-cell office:value-type="float" office:value="5561991947202" calcext:value-type="float">
            <text:p>5561991947202</text:p>
          </table:table-cell>
          <table:table-cell office:value-type="string" calcext:value-type="string">
            <text:p>(61) 99194 </text:p>
            <text:p>                                             </text:p>
            <text:p>                                         </text:p>
            <text:p>                             </text:p>
            <text:p>                             - 7202 </text:p>
            <text:p>                                 </text:p>
            <text:p>                                       </text:p>
            <text:p>                                 </text:p>
            <text:p>                             </text:p>
            <text:p>                             </text:p>
            <text:p>                                         </text:p>
            <text:p>                                             </text:p>
            <text:p>                                                 </text:p>
            <text:p>                                                 (61) 99686 </text:p>
            <text:p>                                             </text:p>
            <text:p>                                         </text:p>
            <text:p>                             </text:p>
            <text:p>                             - 0077 </text:p>
            <text:p>                                 </text:p>
            <text:p>                                       </text:p>
            <text:p>                                 </text:p>
            <text:p>                             </text:p>
            <text:p/>
            <text:p>         </text:p>
            <text:p>                             </text:p>
            <text:p>                                         </text:p>
            <text:p>                                             </text:p>
            <text:p>                                                 </text:p>
            <text:p>                                                 (61) 99194 </text:p>
            <text:p>                                             </text:p>
            <text:p>                                         </text:p>
            <text:p>                             </text:p>
            <text:p>                             - 7202 </text:p>
            <text:p>                                 </text:p>
            <text:p>                                       </text:p>
            <text:p>                                 </text:p>
            <text:p>                             </text:p>
            <text:p>                             </text:p>
            <text:p>                                         </text:p>
            <text:p>                                             </text:p>
            <text:p>                                                 </text:p>
            <text:p>                                                 (61) 99686 </text:p>
            <text:p>                                             </text:p>
            <text:p>                                         </text:p>
            <text:p>                             </text:p>
            <text:p>                             - 0077 </text:p>
            <text:p>                                 </text:p>
            <text:p>                                       </text:p>
            <text:p>                                 </text:p>
            <text:p>                             </text:p>
            <text:p/>
            <text:p>         </text:p>
            <text:p>                             </text:p>
            <text:p>                                         </text:p>
            <text:p>                                             </text:p>
            <text:p>                                                 </text:p>
            <text:p>                                                 (61) 99194 </text:p>
            <text:p>                                             </text:p>
            <text:p>                                         </text:p>
            <text:p>                             </text:p>
            <text:p>                             - 7202 </text:p>
            <text:p>                                 </text:p>
            <text:p>                                       </text:p>
            <text:p>                                 </text:p>
            <text:p>                             </text:p>
            <text:p>                             </text:p>
            <text:p>                                         </text:p>
            <text:p>                                             </text:p>
            <text:p>                                                 </text:p>
            <text:p>                                                 (61) 99686 </text:p>
            <text:p>                                             </text:p>
            <text:p>                                         </text:p>
            <text:p>                             </text:p>
            <text:p>                             - 0077 </text:p>
            <text:p>                                 </text:p>
            <text:p>                                       </text:p>
            <text:p>                                 </text:p>
            <text:p>                             </text:p>
            <text:p/>
            <text:p>         </text:p>
            <text:p>                             </text:p>
            <text:p>                                         </text:p>
            <text:p>                                             </text:p>
            <text:p>                                                 </text:p>
            <text:p>                                                 (61) 99194 </text:p>
            <text:p>                                             </text:p>
            <text:p>                                         </text:p>
            <text:p>                             </text:p>
            <text:p>                             - 7202 </text:p>
            <text:p>                                 </text:p>
            <text:p>                                       </text:p>
            <text:p>                                 </text:p>
            <text:p>                             </text:p>
            <text:p>                             </text:p>
            <text:p>                                         </text:p>
            <text:p>                                             </text:p>
            <text:p>                                                 </text:p>
            <text:p>                                                 (61) 99686 </text:p>
            <text:p>                                             </text:p>
            <text:p>                                         </text:p>
            <text:p>                             </text:p>
            <text:p>                             - 0077</text:p>
          </table:table-cell>
          <table:table-cell office:value-type="string" calcext:value-type="string">
            <text:p>227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Próximo da estação Ceilândia Centro, comércio em geral.</text:p>
          </table:table-cell>
          <table:table-cell office:value-type="string" calcext:value-type="string">
            <text:p>QNN 17 - Ceilândia Norte</text:p>
            <text:p>________________________________________</text:p>
            <text:p>Excelente localização:</text:p>
            <text:p>450 metros da Fundação Bradesco</text:p>
            <text:p>500 metros da estação Ceilândia Centro </text:p>
            <text:p>750 metros da Feira do Produtor</text:p>
            <text:p>1,5km da Feira da Ceilândia.</text:p>
            <text:p>________________________________________</text:p>
            <text:p/>
            <text:p>250m² (10x25)</text:p>
            <text:p>Nascente</text:p>
            <text:p>Casa forrada de 3 quartos com 2 edículas independentes de 2 quartos cada</text:p>
            <text:p>Todas alugadas com renda mensal de R$ 3.200,00</text:p>
            <text:p/>
            <text:p>Na casa principal:</text:p>
            <text:p>Sala, cozinha, área de serviço, 3 quartos e 2 banheiros com 3 vagas de garagem.</text:p>
            <text:p/>
            <text:p>2 edículas independentes com 2 quartos, sala, cozinha e banheiro em cada uma delas</text:p>
            <text:p/>
            <text:p>______________________________________</text:p>
            <text:p/>
            <text:p>Não possui habite-se</text:p>
            <text:p>Não aceita financiamento</text:p>
            <text:p/>
            <text:p>______________________________________</text:p>
            <text:p/>
            <text:p>Maiores informações:</text:p>
            <text:p>,</text:p>
            <text:p>NSV Imobiliária e Corretora de Seguros</text:p>
          </table:table-cell>
          <table:table-cell office:value-type="string" calcext:value-type="string">
            <text:p>https://www.dfimoveis.com.br/imovel/casa-3-quartos-venda-ceilandia-norte-ceilandia-df-qnn-17-conjunto-c-1018649</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13 Conjunto C</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Poente</text:p>
          </table:table-cell>
          <table:table-cell office:value-type="string" calcext:value-type="string">
            <text:p>1,05 m²</text:p>
          </table:table-cell>
          <table:table-cell office:value-type="string" calcext:value-type="string">
            <text:p>1,45 m²</text:p>
          </table:table-cell>
          <table:table-cell office:value-type="float" office:value="330" calcext:value-type="float">
            <text:p>330</text:p>
          </table:table-cell>
          <table:table-cell/>
          <table:table-cell office:value-type="float" office:value="-15.8092561" calcext:value-type="float">
            <text:p>-15.8092561</text:p>
          </table:table-cell>
          <table:table-cell office:value-type="float" office:value="-48.1282765" calcext:value-type="float">
            <text:p>-48.1282765</text:p>
          </table:table-cell>
          <table:table-cell office:value-type="string" calcext:value-type="string">
            <text:p>Fernando Santos</text:p>
          </table:table-cell>
          <table:table-cell office:value-type="float" office:value="10940" calcext:value-type="float">
            <text:p>10940</text:p>
          </table:table-cell>
          <table:table-cell office:value-type="float" office:value="5561984451659" calcext:value-type="float">
            <text:p>5561984451659</text:p>
          </table:table-cell>
          <table:table-cell office:value-type="string" calcext:value-type="string">
            <text:p>(61) 98445 </text:p>
            <text:p>                                             </text:p>
            <text:p>                                         </text:p>
            <text:p>                             </text:p>
            <text:p>                             - 1659 </text:p>
            <text:p>                                 </text:p>
            <text:p>                                       </text:p>
            <text:p>                                 </text:p>
            <text:p>                             </text:p>
            <text:p/>
            <text:p>         </text:p>
            <text:p>                             </text:p>
            <text:p>                                         </text:p>
            <text:p>                                             </text:p>
            <text:p>                                                 </text:p>
            <text:p>                                                 (61) 98445 </text:p>
            <text:p>                                             </text:p>
            <text:p>                                         </text:p>
            <text:p>                             </text:p>
            <text:p>                             - 1659 </text:p>
            <text:p>                                 </text:p>
            <text:p>                                       </text:p>
            <text:p>                                 </text:p>
            <text:p>                             </text:p>
            <text:p/>
            <text:p>         </text:p>
            <text:p>                             </text:p>
            <text:p>                                         </text:p>
            <text:p>                                             </text:p>
            <text:p>                                                 </text:p>
            <text:p>                                                 (61) 98445 </text:p>
            <text:p>                                             </text:p>
            <text:p>                                         </text:p>
            <text:p>                             </text:p>
            <text:p>                             - 1659 </text:p>
            <text:p>                                 </text:p>
            <text:p>                                       </text:p>
            <text:p>                                 </text:p>
            <text:p>                             </text:p>
            <text:p/>
            <text:p>         </text:p>
            <text:p>                             </text:p>
            <text:p>                                         </text:p>
            <text:p>                                             </text:p>
            <text:p>                                                 </text:p>
            <text:p>                                                 (61) 98445 </text:p>
            <text:p>                                             </text:p>
            <text:p>                                         </text:p>
            <text:p>                             </text:p>
            <text:p>                             - 1659</text:p>
          </table:table-cell>
          <table:table-cell office:value-type="string" calcext:value-type="string">
            <text:p>71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Ótima localização</text:p>
          </table:table-cell>
          <table:table-cell office:value-type="string" calcext:value-type="string">
            <text:p>Excelente casa com 03 quartos.</text:p>
            <text:p>Sala com 02 ambientes. star/jantar.</text:p>
            <text:p>Banheiro social.</text:p>
            <text:p>Cozinha ampla.</text:p>
            <text:p>Forro de PVC.</text:p>
            <text:p>Área de serviços.</text:p>
            <text:p>Casa de fundos com quarto, sala cozinha e banheiro.</text:p>
            <text:p>Área de serviços individual</text:p>
            <text:p>Garagem Coberta para 03 carrros. </text:p>
            <text:p>Ótima localização.</text:p>
            <text:p>Próximo aos melhores comércios da região.</text:p>
            <text:p>Tratar com Fernando - ,.</text:p>
            <text:p>Creci - 10.940</text:p>
            <text:p/>
          </table:table-cell>
          <table:table-cell office:value-type="string" calcext:value-type="string">
            <text:p>https://www.dfimoveis.com.br/imovel/casa-3-quartos-venda-ceilandia-norte-ceilandia-df-qnp-13-conjunto-c-1098585</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19 Conjunto H</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ão encontrado</text:p>
          </table:table-cell>
          <table:table-cell table:number-columns-repeated="2" office:value-type="string" calcext:value-type="string">
            <text:p>135,00 m²</text:p>
          </table:table-cell>
          <table:table-cell office:value-type="float" office:value="260" calcext:value-type="float">
            <text:p>260</text:p>
          </table:table-cell>
          <table:table-cell/>
          <table:table-cell office:value-type="float" office:value="-15.8074888" calcext:value-type="float">
            <text:p>-15.8074888</text:p>
          </table:table-cell>
          <table:table-cell office:value-type="float" office:value="-48.1360429" calcext:value-type="float">
            <text:p>-48.1360429</text:p>
          </table:table-cell>
          <table:table-cell office:value-type="string" calcext:value-type="string">
            <text:p>Divino Morais</text:p>
          </table:table-cell>
          <table:table-cell office:value-type="float" office:value="15814" calcext:value-type="float">
            <text:p>15814</text:p>
          </table:table-cell>
          <table:table-cell office:value-type="float" office:value="5561981454877" calcext:value-type="float">
            <text:p>5561981454877</text:p>
          </table:table-cell>
          <table:table-cell office:value-type="string" calcext:value-type="string">
            <text:p>(61) 98145 </text:p>
            <text:p>                                             </text:p>
            <text:p>                                         </text:p>
            <text:p>                             </text:p>
            <text:p>                             - 4877 </text:p>
            <text:p>                                 </text:p>
            <text:p>                                       </text:p>
            <text:p>                                 </text:p>
            <text:p>                             </text:p>
            <text:p/>
            <text:p>         </text:p>
            <text:p>                             </text:p>
            <text:p>                                         </text:p>
            <text:p>                                             </text:p>
            <text:p>                                                 </text:p>
            <text:p>                                                 (61) 98145 </text:p>
            <text:p>                                             </text:p>
            <text:p>                                         </text:p>
            <text:p>                             </text:p>
            <text:p>                             - 4877 </text:p>
            <text:p>                                 </text:p>
            <text:p>                                       </text:p>
            <text:p>                                 </text:p>
            <text:p>                             </text:p>
            <text:p/>
            <text:p>         </text:p>
            <text:p>                             </text:p>
            <text:p>                                         </text:p>
            <text:p>                                             </text:p>
            <text:p>                                                 </text:p>
            <text:p>                                                 (61) 98145 </text:p>
            <text:p>                                             </text:p>
            <text:p>                                         </text:p>
            <text:p>                             </text:p>
            <text:p>                             - 4877 </text:p>
            <text:p>                                 </text:p>
            <text:p>                                       </text:p>
            <text:p>                                 </text:p>
            <text:p>                             </text:p>
            <text:p/>
            <text:p>         </text:p>
            <text:p>                             </text:p>
            <text:p>                                         </text:p>
            <text:p>                                             </text:p>
            <text:p>                                                 </text:p>
            <text:p>                                                 (61) 98145 </text:p>
            <text:p>                                             </text:p>
            <text:p>                                         </text:p>
            <text:p>                             </text:p>
            <text:p>                             - 4877</text:p>
          </table:table-cell>
          <table:table-cell office:value-type="string" calcext:value-type="string">
            <text:p>2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Oportunidade Imperdível! Casa Térrea à Venda! </text:p>
            <text:p/>
            <text:p>Você está em busca do lar dos seus sonhos? Conheça esta incrível casa térrea, que está esperando por você! </text:p>
            <text:p>Com um preço excelente e aberto a propostas, essa é a chance que você estava esperando!</text:p>
            <text:p/>
            <text:p>Destaques do imóvel:</text:p>
            <text:p>- Estrutura Sólida: Toda na laje, </text:p>
            <text:p>- Localização Privilegiada: Em um bairro tranquilo, sem casa de fundo, garantindo privacidade.</text:p>
            <text:p>- Acabamento com Potencial: Embora tenha um estilo antigo, a casa é perfeita para quem deseja reformar e personalizar ao seu gosto.</text:p>
            <text:p>- Espaço e Conforto: Sozinha no terreno, com uma linda frente colonial e garagem para 02 carros.</text:p>
            <text:p>- 3 Quartos sendo 1 suíte</text:p>
            <text:p>- Cozinha Grande: Ideal para quem ama cozinhar e receber amigos.</text:p>
            <text:p>- Quintal Livre e Espaçoso: Perfeito para criar uma área gourmet e aproveitar momentos especiais com a família.</text:p>
            <text:p/>
            <text:p>Documentação em Dia: Aceita financiamento, facilitando ainda mais a sua compra!</text:p>
            <text:p/>
            <text:p>Não perca essa chance de transformar essa casa no seu novo lar! Entre em contato e agende uma visita! </text:p>
            <text:p/>
            <text:p>Agendamento:</text:p>
            <text:p>Vanuza Vasconcelos 61.9.,</text:p>
            <text:p>CRECI DF PF 17577</text:p>
            <text:p/>
            <text:p>Os valores e informações constantes no anúncio estão sujeitos a alteração sem aviso prévio e os interessados deverão consultar nossos consultores e certidão de ônus do imóvel.</text:p>
            <text:p/>
            <text:p/>
          </table:table-cell>
          <table:table-cell office:value-type="string" calcext:value-type="string">
            <text:p>https://www.dfimoveis.com.br/imovel/casa-3-quartos-venda-ceilandia-norte-ceilandia-df-qnp-19-conjunto-h-1132845</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20 Conjunto J</text:p>
          </table:table-cell>
          <table:table-cell table:number-columns-repeated="3" office:value-type="float" office:value="4" calcext:value-type="float">
            <text:p>4</text:p>
          </table:table-cell>
          <table:table-cell office:value-type="string" calcext:value-type="string">
            <text:p>Nascente</text:p>
          </table:table-cell>
          <table:table-cell office:value-type="string" calcext:value-type="string">
            <text:p>250,00 m²</text:p>
          </table:table-cell>
          <table:table-cell office:value-type="string" calcext:value-type="string">
            <text:p>300,00 m²</text:p>
          </table:table-cell>
          <table:table-cell office:value-type="float" office:value="850" calcext:value-type="float">
            <text:p>850</text:p>
          </table:table-cell>
          <table:table-cell office:value-type="string" calcext:value-type="string">
            <text:p>Área de Serviço, Cozinha com Armários , Despensa , Lavabo, Portão Eletrônico, Projeto de Iluminação, Área de Serviço Coberta , Piso em Porcelanato , Cozinha Espaçosa</text:p>
          </table:table-cell>
          <table:table-cell office:value-type="float" office:value="-15.8085004" calcext:value-type="float">
            <text:p>-15.8085004</text:p>
          </table:table-cell>
          <table:table-cell office:value-type="float" office:value="-48.1040801" calcext:value-type="float">
            <text:p>-48.1040801</text:p>
          </table:table-cell>
          <table:table-cell office:value-type="string" calcext:value-type="string">
            <text:p>Helenice Catarina</text:p>
          </table:table-cell>
          <table:table-cell office:value-type="float" office:value="6326" calcext:value-type="float">
            <text:p>6326</text:p>
          </table:table-cell>
          <table:table-cell office:value-type="float" office:value="5561981248998" calcext:value-type="float">
            <text:p>5561981248998</text:p>
          </table:table-cell>
          <table:table-cell office:value-type="string" calcext:value-type="string">
            <text:p>(61) 98124 </text:p>
            <text:p>                                             </text:p>
            <text:p>                                         </text:p>
            <text:p>                             </text:p>
            <text:p>                             - 8998 </text:p>
            <text:p>                                 </text:p>
            <text:p>                                       </text:p>
            <text:p>                                 </text:p>
            <text:p>                             </text:p>
            <text:p/>
            <text:p>         </text:p>
            <text:p>                             </text:p>
            <text:p>                                         </text:p>
            <text:p>                                             </text:p>
            <text:p>                                                 </text:p>
            <text:p>                                                 (61) 98124 </text:p>
            <text:p>                                             </text:p>
            <text:p>                                         </text:p>
            <text:p>                             </text:p>
            <text:p>                             - 8998 </text:p>
            <text:p>                                 </text:p>
            <text:p>                                       </text:p>
            <text:p>                                 </text:p>
            <text:p>                             </text:p>
            <text:p/>
            <text:p>         </text:p>
            <text:p>                             </text:p>
            <text:p>                                         </text:p>
            <text:p>                                             </text:p>
            <text:p>                                                 </text:p>
            <text:p>                                                 (61) 98124 </text:p>
            <text:p>                                             </text:p>
            <text:p>                                         </text:p>
            <text:p>                             </text:p>
            <text:p>                             - 8998 </text:p>
            <text:p>                                 </text:p>
            <text:p>                                       </text:p>
            <text:p>                                 </text:p>
            <text:p>                             </text:p>
            <text:p/>
            <text:p>         </text:p>
            <text:p>                             </text:p>
            <text:p>                                         </text:p>
            <text:p>                                             </text:p>
            <text:p>                                                 </text:p>
            <text:p>                                                 (61) 98124 </text:p>
            <text:p>                                             </text:p>
            <text:p>                                         </text:p>
            <text:p>                             </text:p>
            <text:p>                             - 8998</text:p>
          </table:table-cell>
          <table:table-cell office:value-type="string" calcext:value-type="string">
            <text:p>175 dias</text:p>
          </table:table-cell>
          <table:table-cell office:value-type="string" calcext:value-type="string">
            <text:p>Sim</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office:value-type="string" calcext:value-type="string">
            <text:p>Não econtrado</text:p>
          </table:table-cell>
          <table:table-cell office:value-type="string" calcext:value-type="string">
            <text:p>3 Andares</text:p>
          </table:table-cell>
          <table:table-cell office:value-type="string" calcext:value-type="string">
            <text:p>ACABAMENTO DE PRIMEIRA </text:p>
          </table:table-cell>
          <table:table-cell office:value-type="string" calcext:value-type="string">
            <text:p>Sobrado à Venda - QNM 20</text:p>
            <text:p/>
            <text:p>Excelente sobrado com 250m² de área útil, projetado para quem busca conforto e praticidade. Imóvel novo, com acabamento de qualidade, ideal para famílias que desejam um espaço amplo e bem planejado.</text:p>
            <text:p/>
            <text:p>Características do imóvel:</text:p>
            <text:p/>
            <text:p>4 suítes, sendo uma delas Master para maior conforto.</text:p>
            <text:p>Sala ampla, perfeita para receber visitas.</text:p>
            <text:p>Cozinha planejada, com muitos armários.</text:p>
            <text:p>Piso em porcelanato de alta qualidade.</text:p>
            <text:p>Projeto de iluminação para valorizar os ambientes.</text:p>
            <text:p>2 banheiros sociais, incluindo um lavabo.</text:p>
            <text:p>Garagem para 4 carros, espaçosa e prática.</text:p>
            <text:p>Aceita financiamento e FGTS</text:p>
            <text:p>Habite-se aprovado</text:p>
            <text:p>Aceita imóvel de menor valor com escritura</text:p>
            <text:p/>
            <text:p>Agende sua visita com a corretora Helenice Catarina pelo WhatsApp: ,98</text:p>
          </table:table-cell>
          <table:table-cell office:value-type="string" calcext:value-type="string">
            <text:p>https://www.dfimoveis.com.br/imovel/casa-4-quartos-venda-ceilandia-norte-ceilandia-df-qnm-20-conjunto-j-1050582</text:p>
          </table:table-cell>
        </table:table-row>
        <table:table-row table:style-name="ro20">
          <table:table-cell office:value-type="string" calcext:value-type="string">
            <text:p>CEILÂNDIA</text:p>
          </table:table-cell>
          <table:table-cell office:value-type="string" calcext:value-type="string">
            <text:p>CEILANDIA NORTE</text:p>
          </table:table-cell>
          <table:table-cell office:value-type="string" calcext:value-type="string">
            <text:p>QNR 1 Conjunto D</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Não encontrado</text:p>
          </table:table-cell>
          <table:table-cell table:number-columns-repeated="2" office:value-type="string" calcext:value-type="string">
            <text:p>200,00 m²</text:p>
          </table:table-cell>
          <table:table-cell office:value-type="float" office:value="320" calcext:value-type="float">
            <text:p>320</text:p>
          </table:table-cell>
          <table:table-cell office:value-type="string" calcext:value-type="string">
            <text:p>Varanda</text:p>
          </table:table-cell>
          <table:table-cell office:value-type="float" office:value="-15.8081408" calcext:value-type="float">
            <text:p>-15.8081408</text:p>
          </table:table-cell>
          <table:table-cell office:value-type="float" office:value="-48.1521779" calcext:value-type="float">
            <text:p>-48.1521779</text:p>
          </table:table-cell>
          <table:table-cell office:value-type="string" calcext:value-type="string">
            <text:p>Evangelista</text:p>
          </table:table-cell>
          <table:table-cell office:value-type="float" office:value="27230" calcext:value-type="float">
            <text:p>27230</text:p>
          </table:table-cell>
          <table:table-cell office:value-type="float" office:value="5561981525163" calcext:value-type="float">
            <text:p>5561981525163</text:p>
          </table:table-cell>
          <table:table-cell office:value-type="string" calcext:value-type="string">
            <text:p>(61) 98152 </text:p>
            <text:p>                                             </text:p>
            <text:p>                                         </text:p>
            <text:p>                             </text:p>
            <text:p>                             - 5163 </text:p>
            <text:p>                                 </text:p>
            <text:p>                                       </text:p>
            <text:p>                                 </text:p>
            <text:p>                             </text:p>
            <text:p/>
            <text:p>         </text:p>
            <text:p>                             </text:p>
            <text:p>                                         </text:p>
            <text:p>                                             </text:p>
            <text:p>                                                 </text:p>
            <text:p>                                                 (61) 98152 </text:p>
            <text:p>                                             </text:p>
            <text:p>                                         </text:p>
            <text:p>                             </text:p>
            <text:p>                             - 5163 </text:p>
            <text:p>                                 </text:p>
            <text:p>                                       </text:p>
            <text:p>                                 </text:p>
            <text:p>                             </text:p>
            <text:p/>
            <text:p>         </text:p>
            <text:p>                             </text:p>
            <text:p>                                         </text:p>
            <text:p>                                             </text:p>
            <text:p>                                                 </text:p>
            <text:p>                                                 (61) 98152 </text:p>
            <text:p>                                             </text:p>
            <text:p>                                         </text:p>
            <text:p>                             </text:p>
            <text:p>                             - 5163 </text:p>
            <text:p>                                 </text:p>
            <text:p>                                       </text:p>
            <text:p>                                 </text:p>
            <text:p>                             </text:p>
            <text:p/>
            <text:p>         </text:p>
            <text:p>                             </text:p>
            <text:p>                                         </text:p>
            <text:p>                                             </text:p>
            <text:p>                                                 </text:p>
            <text:p>                                                 (61) 98152 </text:p>
            <text:p>                                             </text:p>
            <text:p>                                         </text:p>
            <text:p>                             </text:p>
            <text:p>                             - 5163</text:p>
          </table:table-cell>
          <table:table-cell office:value-type="string" calcext:value-type="string">
            <text:p>342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para Venda em Brasília, Ceilândia Norte (Ceilândia), 5 dormitórios, 2 suítes, 4 banheiros, 4 va</text:p>
          </table:table-cell>
          <table:table-cell office:value-type="string" calcext:value-type="string">
            <text:p>Vendo sobrado de esquina: QNR 01 - CEILÂNDIA</text:p>
            <text:p> </text:p>
            <text:p>(SÃO 2 CASAS, ACESSO INDEPENDENTE, REFORMADAS</text:p>
            <text:p> </text:p>
            <text:p>PINTURA NOVA E PRONTAS PRA MORAR)</text:p>
            <text:p> </text:p>
            <text:p> </text:p>
            <text:p>CASA DE BAIXO:</text:p>
            <text:p> </text:p>
            <text:p> - 3 QUARTOS (1 SUÍTE)</text:p>
            <text:p> </text:p>
            <text:p> - SALA GRANDE</text:p>
            <text:p> </text:p>
            <text:p> - SALA DE JANTAR</text:p>
            <text:p> </text:p>
            <text:p> - CLOSET</text:p>
            <text:p> </text:p>
            <text:p> - COZINHA</text:p>
            <text:p> </text:p>
            <text:p> - BANHEIRO SOCIAL</text:p>
            <text:p> </text:p>
            <text:p> </text:p>
            <text:p>CASA DE CIMA:</text:p>
            <text:p> </text:p>
            <text:p> - VARANDA GRANDE</text:p>
            <text:p> </text:p>
            <text:p> - 2 QUARTOS (1 SUÍTE)</text:p>
            <text:p> </text:p>
            <text:p> - SALA</text:p>
            <text:p> </text:p>
            <text:p> - COZINHA</text:p>
            <text:p> </text:p>
            <text:p> - BANHEIRO SOCIAL</text:p>
            <text:p> </text:p>
            <text:p> </text:p>
            <text:p> </text:p>
            <text:p>GARAGEM PARA 4 CARROS</text:p>
            <text:p> </text:p>
            <text:p>PORTAO ELETRÔNICO</text:p>
            <text:p> </text:p>
            <text:p> </text:p>
            <text:p>Não aceita financiamento!!</text:p>
            <text:p> </text:p>
            <text:p> </text:p>
            <text:p>Ao lado do Restaurante Comunitário, próximo do Terminal de ônibus, da escola CEF 27 e do Fort Atacadista.</text:p>
            <text:p> </text:p>
            <text:p> </text:p>
            <text:p> - </text:p>
            <text:p> </text:p>
            <text:p> - Portão Eletrônico</text:p>
            <text:p> </text:p>
            <text:p> - Área de Serviço</text:p>
            <text:p> </text:p>
            <text:p> - Copa</text:p>
            <text:p> </text:p>
            <text:p> - Cozinha</text:p>
            <text:p> </text:p>
            <text:p> - Bares e Restaurantes</text:p>
            <text:p> </text:p>
            <text:p> - Escola</text:p>
            <text:p> </text:p>
            <text:p> - Farmácia</text:p>
            <text:p> </text:p>
            <text:p> - Supermercado</text:p>
          </table:table-cell>
          <table:table-cell office:value-type="string" calcext:value-type="string">
            <text:p>https://www.dfimoveis.com.br/imovel/casa-4-quartos-venda-ceilandia-norte-ceilandia-df-qnr-1-conjunto-d-681011</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19 Conjunto H</text:p>
          </table:table-cell>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Não encontrado</text:p>
          </table:table-cell>
          <table:table-cell table:number-columns-repeated="2" office:value-type="string" calcext:value-type="string">
            <text:p>250,00 m²</text:p>
          </table:table-cell>
          <table:table-cell office:value-type="float" office:value="268" calcext:value-type="float">
            <text:p>268</text:p>
          </table:table-cell>
          <table:table-cell/>
          <table:table-cell office:value-type="float" office:value="-15.8174384" calcext:value-type="float">
            <text:p>-15.8174384</text:p>
          </table:table-cell>
          <table:table-cell office:value-type="float" office:value="-48.1195937" calcext:value-type="float">
            <text:p>-48.1195937</text:p>
          </table:table-cell>
          <table:table-cell office:value-type="string" calcext:value-type="string">
            <text:p>Beiramar Imóveis</text:p>
          </table:table-cell>
          <table:table-cell office:value-type="float" office:value="20346" calcext:value-type="float">
            <text:p>20346</text:p>
          </table:table-cell>
          <table:table-cell office:value-type="float" office:value="556132621001" calcext:value-type="float">
            <text:p>556132621001</text:p>
          </table:table-cell>
          <table:table-cell office:value-type="string" calcext:value-type="string">
            <text:p>(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text:p>
          </table:table-cell>
          <table:table-cell office:value-type="string" calcext:value-type="string">
            <text:p>213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Lote com Kitinetes à Venda na QNN 19 - Ceilândia Norte</text:p>
          </table:table-cell>
          <table:table-cell office:value-type="string" calcext:value-type="string">
            <text:p>Localização: Esquina comercial com 2 frentes para uma avenida.</text:p>
            <text:p>Estrutura do imóvel principal:</text:p>
            <text:p>2 Quartos</text:p>
            <text:p>Sala</text:p>
            <text:p>Banheiro social</text:p>
            <text:p>Cozinha</text:p>
            <text:p>Área de serviço</text:p>
            <text:p>4 Kitinetes:</text:p>
            <text:p>1 kitinete com 2 Quartos, Sala, Cozinha, Banheiro</text:p>
            <text:p>3 kitinetes com 1 Quarto, Sala, Cozinha, Banheiro</text:p>
            <text:p>Infraestrutura:</text:p>
            <text:p>Luz individual</text:p>
            <text:p>Água comunitária</text:p>
            <text:p>Localização e proximidades:</text:p>
            <text:p/>
            <text:p>Localizado próximo ao metrô Avenida Oeste, comércio local, Sesc, Fundação Bradesco, bancos, centro da Ceilândia e Atacadão.</text:p>
            <text:p>Rendas e potencial de construção:</text:p>
            <text:p/>
            <text:p>Rendas atuais: R$ 2.200,00 (provavelmente mensais)</text:p>
            <text:p>Possibilidade de construção de prédio, com potencial de construção até 4 vezes o tamanho do terreno.</text:p>
            <text:p/>
            <text:p>Há mais de 43 anos atuando no mercado imobiliário do Distrito Federal, a Beiramar já ajudou mais de 150 mil pessoas a encontrarem seu lar.</text:p>
            <text:p/>
            <text:p>Para mais informações agende sua visita! ,</text:p>
            <text:p/>
            <text:p/>
          </table:table-cell>
          <table:table-cell office:value-type="string" calcext:value-type="string">
            <text:p>https://www.dfimoveis.com.br/imovel/casa-2-quartos-venda-ceilandia-norte-ceilandia-df-qnn-19-conjunto-h-963443</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9 Conjunto 3</text:p>
          </table:table-cell>
          <table:table-cell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Não encontrado</text:p>
          </table:table-cell>
          <table:table-cell office:value-type="string" calcext:value-type="string">
            <text:p>100,00 m²</text:p>
          </table:table-cell>
          <table:table-cell office:value-type="string" calcext:value-type="string">
            <text:p>129,00 m²</text:p>
          </table:table-cell>
          <table:table-cell office:value-type="float" office:value="130" calcext:value-type="float">
            <text:p>130</text:p>
          </table:table-cell>
          <table:table-cell/>
          <table:table-cell office:value-type="float" office:value="-15.7932989" calcext:value-type="float">
            <text:p>-15.7932989</text:p>
          </table:table-cell>
          <table:table-cell office:value-type="float" office:value="-48.1394576" calcext:value-type="float">
            <text:p>-48.1394576</text:p>
          </table:table-cell>
          <table:table-cell office:value-type="string" calcext:value-type="string">
            <text:p>Coutinho imóveis</text:p>
          </table:table-cell>
          <table:table-cell office:value-type="float" office:value="19160" calcext:value-type="float">
            <text:p>19160</text:p>
          </table:table-cell>
          <table:table-cell office:value-type="float" office:value="5561984593746" calcext:value-type="float">
            <text:p>5561984593746</text:p>
          </table:table-cell>
          <table:table-cell office:value-type="string" calcext:value-type="string">
            <text:p>(61) 98459 </text:p>
            <text:p>                                             </text:p>
            <text:p>                                         </text:p>
            <text:p>                             </text:p>
            <text:p>                             - 3746 </text:p>
            <text:p>                                 </text:p>
            <text:p>                                       </text:p>
            <text:p>                                 </text:p>
            <text:p>                             </text:p>
            <text:p/>
            <text:p>         </text:p>
            <text:p>                             </text:p>
            <text:p>                                         </text:p>
            <text:p>                                             </text:p>
            <text:p>                                                 </text:p>
            <text:p>                                                 (61) 98459 </text:p>
            <text:p>                                             </text:p>
            <text:p>                                         </text:p>
            <text:p>                             </text:p>
            <text:p>                             - 3746 </text:p>
            <text:p>                                 </text:p>
            <text:p>                                       </text:p>
            <text:p>                                 </text:p>
            <text:p>                             </text:p>
            <text:p/>
            <text:p>         </text:p>
            <text:p>                             </text:p>
            <text:p>                                         </text:p>
            <text:p>                                             </text:p>
            <text:p>                                                 </text:p>
            <text:p>                                                 (61) 98459 </text:p>
            <text:p>                                             </text:p>
            <text:p>                                         </text:p>
            <text:p>                             </text:p>
            <text:p>                             - 3746 </text:p>
            <text:p>                                 </text:p>
            <text:p>                                       </text:p>
            <text:p>                                 </text:p>
            <text:p>                             </text:p>
            <text:p/>
            <text:p>         </text:p>
            <text:p>                             </text:p>
            <text:p>                                         </text:p>
            <text:p>                                             </text:p>
            <text:p>                                                 </text:p>
            <text:p>                                                 (61) 98459 </text:p>
            <text:p>                                             </text:p>
            <text:p>                                         </text:p>
            <text:p>                             </text:p>
            <text:p>                             - 3746</text:p>
          </table:table-cell>
          <table:table-cell office:value-type="string" calcext:value-type="string">
            <text:p>141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text:s/>Expansão do Setor </text:p>
          </table:table-cell>
          <table:table-cell office:value-type="string" calcext:value-type="string">
            <text:p>Imóvel escriturado, não aceita financiamento</text:p>
            <text:p>-02 quartos</text:p>
            <text:p>-sala</text:p>
            <text:p>-cozinha</text:p>
            <text:p>-banheiro</text:p>
            <text:p>-Quintal</text:p>
            <text:p/>
            <text:p>Localização privilegiada:</text:p>
            <text:p>Próximo a UPA, Delegacia, Feira, Posto de Saúde e terminal de ônibus</text:p>
            <text:p>Próximo a supermercados, escolas, Academia</text:p>
            <text:p>Acesso fácil à BR 070</text:p>
            <text:p/>
            <text:p/>
          </table:table-cell>
          <table:table-cell office:value-type="string" calcext:value-type="string">
            <text:p>https://www.dfimoveis.com.br/imovel/casa-2-quartos-venda-ceilandia-norte-ceilandia-df-qno-19-conjunto-3-1069658</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15 Conjunto 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135,00 m²</text:p>
          </table:table-cell>
          <table:table-cell office:value-type="string" calcext:value-type="string">
            <text:p>Não encontrado</text:p>
          </table:table-cell>
          <table:table-cell office:value-type="float" office:value="295" calcext:value-type="float">
            <text:p>295</text:p>
          </table:table-cell>
          <table:table-cell/>
          <table:table-cell office:value-type="float" office:value="-15.8140057" calcext:value-type="float">
            <text:p>-15.8140057</text:p>
          </table:table-cell>
          <table:table-cell office:value-type="float" office:value="-48.1343077" calcext:value-type="float">
            <text:p>-48.1343077</text:p>
          </table:table-cell>
          <table:table-cell office:value-type="string" calcext:value-type="string">
            <text:p>Luciano Danillo Escritório Imobiliário</text:p>
          </table:table-cell>
          <table:table-cell office:value-type="float" office:value="23897" calcext:value-type="float">
            <text:p>23897</text:p>
          </table:table-cell>
          <table:table-cell office:value-type="float" office:value="5561996323939" calcext:value-type="float">
            <text:p>5561996323939</text:p>
          </table:table-cell>
          <table:table-cell office:value-type="string" calcext:value-type="string">
            <text:p>(61) 99632 </text:p>
            <text:p>                                             </text:p>
            <text:p>                                         </text:p>
            <text:p>                             </text:p>
            <text:p>                             - 3939 </text:p>
            <text:p>                                 </text:p>
            <text:p>                                       </text:p>
            <text:p>                                 </text:p>
            <text:p>                             </text:p>
            <text:p/>
            <text:p>         </text:p>
            <text:p>                             </text:p>
            <text:p>                                         </text:p>
            <text:p>                                             </text:p>
            <text:p>                                                 </text:p>
            <text:p>                                                 (61) 99632 </text:p>
            <text:p>                                             </text:p>
            <text:p>                                         </text:p>
            <text:p>                             </text:p>
            <text:p>                             - 3939 </text:p>
            <text:p>                                 </text:p>
            <text:p>                                       </text:p>
            <text:p>                                 </text:p>
            <text:p>                             </text:p>
            <text:p/>
            <text:p>         </text:p>
            <text:p>                             </text:p>
            <text:p>                                         </text:p>
            <text:p>                                             </text:p>
            <text:p>                                                 </text:p>
            <text:p>                                                 (61) 99632 </text:p>
            <text:p>                                             </text:p>
            <text:p>                                         </text:p>
            <text:p>                             </text:p>
            <text:p>                             - 3939 </text:p>
            <text:p>                                 </text:p>
            <text:p>                                       </text:p>
            <text:p>                                 </text:p>
            <text:p>                             </text:p>
            <text:p/>
            <text:p>         </text:p>
            <text:p>                             </text:p>
            <text:p>                                         </text:p>
            <text:p>                                             </text:p>
            <text:p>                                                 </text:p>
            <text:p>                                                 (61) 99632 </text:p>
            <text:p>                                             </text:p>
            <text:p>                                         </text:p>
            <text:p>                             </text:p>
            <text:p>                             - 3939</text:p>
          </table:table-cell>
          <table:table-cell office:value-type="string" calcext:value-type="string">
            <text:p>13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VENDO EXCELENTE CASA NA QNP 15 DO P NORTE, COM 3 QUARTOS</text:p>
          </table:table-cell>
          <table:table-cell office:value-type="string" calcext:value-type="string">
            <text:p>Vendo ótima casa localizada na QNP 15 do P Norte. O imóvel possui 3 quartos sendo um suíte, sala, cozinha, banheiro social, garagem coberta para 2 carros e uma ampla área gourmet com churrasqueira. </text:p>
            <text:p/>
            <text:p>Valor: R$295mil - Aceita financiamento e FGTS</text:p>
            <text:p/>
            <text:p>Fone: 6 1  9 9 6 3 2  - 3 9 3 9 </text:p>
            <text:p/>
            <text:p>Luciano Danillo</text:p>
            <text:p>Escritório imobiliário</text:p>
            <text:p>Creci-DF 23.897</text:p>
          </table:table-cell>
          <table:table-cell office:value-type="string" calcext:value-type="string">
            <text:p>https://www.dfimoveis.com.br/imovel/casa-3-quartos-venda-ceilandia-norte-ceilandia-df-qnp-15-conjunto-t-1126977</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9 Conjunto 19</text:p>
          </table:table-cell>
          <table:table-cell office:value-type="float" office:value="3" calcext:value-type="float">
            <text:p>3</text:p>
          </table:table-cell>
          <table:table-cell table:number-columns-repeated="2" office:value-type="float" office:value="1" calcext:value-type="float">
            <text:p>1</text:p>
          </table:table-cell>
          <table:table-cell office:value-type="string" calcext:value-type="string">
            <text:p>Não encontrado</text:p>
          </table:table-cell>
          <table:table-cell office:value-type="string" calcext:value-type="string">
            <text:p>70,00 m²</text:p>
          </table:table-cell>
          <table:table-cell office:value-type="string" calcext:value-type="string">
            <text:p>Não encontrado</text:p>
          </table:table-cell>
          <table:table-cell office:value-type="float" office:value="215" calcext:value-type="float">
            <text:p>215</text:p>
          </table:table-cell>
          <table:table-cell/>
          <table:table-cell office:value-type="float" office:value="-15.7938654" calcext:value-type="float">
            <text:p>-15.7938654</text:p>
          </table:table-cell>
          <table:table-cell office:value-type="float" office:value="-48.1409321" calcext:value-type="float">
            <text:p>-48.1409321</text:p>
          </table:table-cell>
          <table:table-cell office:value-type="string" calcext:value-type="string">
            <text:p>Wesley Lustosa</text:p>
          </table:table-cell>
          <table:table-cell office:value-type="float" office:value="18530" calcext:value-type="float">
            <text:p>18530</text:p>
          </table:table-cell>
          <table:table-cell office:value-type="float" office:value="5561981647717" calcext:value-type="float">
            <text:p>5561981647717</text:p>
          </table:table-cell>
          <table:table-cell office:value-type="string" calcext:value-type="string">
            <text:p>(61) 98164 </text:p>
            <text:p>                                             </text:p>
            <text:p>                                         </text:p>
            <text:p>                             </text:p>
            <text:p>                             - 7717 </text:p>
            <text:p>                                 </text:p>
            <text:p>                                       </text:p>
            <text:p>                                 </text:p>
            <text:p>                             </text:p>
            <text:p/>
            <text:p>         </text:p>
            <text:p>                             </text:p>
            <text:p>                                         </text:p>
            <text:p>                                             </text:p>
            <text:p>                                                 </text:p>
            <text:p>                                                 (61) 98164 </text:p>
            <text:p>                                             </text:p>
            <text:p>                                         </text:p>
            <text:p>                             </text:p>
            <text:p>                             - 7717 </text:p>
            <text:p>                                 </text:p>
            <text:p>                                       </text:p>
            <text:p>                                 </text:p>
            <text:p>                             </text:p>
            <text:p/>
            <text:p>         </text:p>
            <text:p>                             </text:p>
            <text:p>                                         </text:p>
            <text:p>                                             </text:p>
            <text:p>                                                 </text:p>
            <text:p>                                                 (61) 98164 </text:p>
            <text:p>                                             </text:p>
            <text:p>                                         </text:p>
            <text:p>                             </text:p>
            <text:p>                             - 7717 </text:p>
            <text:p>                                 </text:p>
            <text:p>                                       </text:p>
            <text:p>                                 </text:p>
            <text:p>                             </text:p>
            <text:p/>
            <text:p>         </text:p>
            <text:p>                             </text:p>
            <text:p>                                         </text:p>
            <text:p>                                             </text:p>
            <text:p>                                                 </text:p>
            <text:p>                                                 (61) 98164 </text:p>
            <text:p>                                             </text:p>
            <text:p>                                         </text:p>
            <text:p>                             </text:p>
            <text:p>                             - 7717</text:p>
          </table:table-cell>
          <table:table-cell office:value-type="string" calcext:value-type="string">
            <text:p>16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Casa à Venda na QNO 19 – Excelente Localização</text:p>
            <text:p/>
            <text:p>Ótima oportunidade para adquirir um imóvel bem localizado, próximo à UPA, atacadista, terminal de ônibus e amplo comércio.</text:p>
            <text:p/>
            <text:p>O lote possui 121 metros quadrados (6x21m), com área construída equivalente. O imóvel conta com duas edificações:</text:p>
            <text:p/>
            <text:p>Casa Principal:</text:p>
            <text:p/>
            <text:p>Três quartos, sendo uma suíte</text:p>
            <text:p>Banheiro social</text:p>
            <text:p>Sala</text:p>
            <text:p>Cozinha</text:p>
            <text:p>Lavanderia</text:p>
            <text:p>Churrasqueira</text:p>
            <text:p>Garagem para dois carros</text:p>
            <text:p>Casa de Fundos:</text:p>
            <text:p/>
            <text:p>Dois quartos</text:p>
            <text:p>Cozinha integrada com sala de TV</text:p>
            <text:p>Lavanderia</text:p>
            <text:p>A casa não possui laje, mas está totalmente forrada. O imóvel é escriturado, sem impedimentos, porém não possui Habite-se.</text:p>
            <text:p/>
            <text:p>Valor de venda: R$ 215.000,00</text:p>
            <text:p>Não aceita veículos ou permutas.</text:p>
            <text:p/>
            <text:p>Para mais informações e agendamento de visita, entre em contato.</text:p>
            <text:p/>
            <text:p/>
            <text:p>Wesley Lustosa</text:p>
            <text:p>CRECI 18.530</text:p>
            <text:p>61 9 ,</text:p>
            <text:p>61 9 </text:p>
          </table:table-cell>
          <table:table-cell office:value-type="string" calcext:value-type="string">
            <text:p>https://www.dfimoveis.com.br/imovel/casa-3-quartos-venda-ceilandia-norte-ceilandia-df-qno-19-conjunto-19-1124922</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3 Conjunto J</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ão encontrado</text:p>
          </table:table-cell>
          <table:table-cell office:value-type="string" calcext:value-type="string">
            <text:p>0,01 m²</text:p>
          </table:table-cell>
          <table:table-cell office:value-type="string" calcext:value-type="string">
            <text:p>Não encontrado</text:p>
          </table:table-cell>
          <table:table-cell office:value-type="float" office:value="200" calcext:value-type="float">
            <text:p>200</text:p>
          </table:table-cell>
          <table:table-cell office:value-type="string" calcext:value-type="string">
            <text:p>Cozinha Espaçosa</text:p>
          </table:table-cell>
          <table:table-cell office:value-type="float" office:value="-15.8153711" calcext:value-type="float">
            <text:p>-15.8153711</text:p>
          </table:table-cell>
          <table:table-cell office:value-type="float" office:value="-48.1135436" calcext:value-type="float">
            <text:p>-48.1135436</text:p>
          </table:table-cell>
          <table:table-cell office:value-type="string" calcext:value-type="string">
            <text:p>MC Imoveis</text:p>
          </table:table-cell>
          <table:table-cell office:value-type="float" office:value="25083" calcext:value-type="float">
            <text:p>25083</text:p>
          </table:table-cell>
          <table:table-cell office:value-type="float" office:value="556133735265" calcext:value-type="float">
            <text:p>556133735265</text:p>
          </table:table-cell>
          <table:table-cell office:value-type="string" calcext:value-type="string">
            <text:p>(61) 3373 </text:p>
            <text:p>                                             </text:p>
            <text:p>                                         </text:p>
            <text:p>                             </text:p>
            <text:p>                             - 5265 </text:p>
            <text:p>                                 </text:p>
            <text:p>                                       </text:p>
            <text:p>                                 </text:p>
            <text:p>                             </text:p>
            <text:p/>
            <text:p>         </text:p>
            <text:p>                             </text:p>
            <text:p>                                         </text:p>
            <text:p>                                             </text:p>
            <text:p>                                                 </text:p>
            <text:p>                                                 (61) 3373 </text:p>
            <text:p>                                             </text:p>
            <text:p>                                         </text:p>
            <text:p>                             </text:p>
            <text:p>                             - 5265 </text:p>
            <text:p>                                 </text:p>
            <text:p>                                       </text:p>
            <text:p>                                 </text:p>
            <text:p>                             </text:p>
            <text:p/>
            <text:p>         </text:p>
            <text:p>                             </text:p>
            <text:p>                                         </text:p>
            <text:p>                                             </text:p>
            <text:p>                                                 </text:p>
            <text:p>                                                 (61) 3373 </text:p>
            <text:p>                                             </text:p>
            <text:p>                                         </text:p>
            <text:p>                             </text:p>
            <text:p>                             - 5265 </text:p>
            <text:p>                                 </text:p>
            <text:p>                                       </text:p>
            <text:p>                                 </text:p>
            <text:p>                             </text:p>
            <text:p/>
            <text:p>         </text:p>
            <text:p>                             </text:p>
            <text:p>                                         </text:p>
            <text:p>                                             </text:p>
            <text:p>                                                 </text:p>
            <text:p>                                                 (61) 3373 </text:p>
            <text:p>                                             </text:p>
            <text:p>                                         </text:p>
            <text:p>                             </text:p>
            <text:p>                             - 5265</text:p>
          </table:table-cell>
          <table:table-cell office:value-type="string" calcext:value-type="string">
            <text:p>31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Localização privilegiada, próximo a comercios e fácil acesso a transportes publicos.</text:p>
          </table:table-cell>
          <table:table-cell office:value-type="string" calcext:value-type="string">
            <text:p/>
            <text:p>Qnn 3 Conjunto J</text:p>
            <text:p/>
            <text:p>Imóvel composto por:</text:p>
            <text:p>3 quartos(sendo uma suíte)</text:p>
            <text:p>sala</text:p>
            <text:p>cozinha</text:p>
            <text:p>banheiro social</text:p>
            <text:p>toda na laje.</text:p>
            <text:p/>
            <text:p>Mais duas casas nos fundos com 2 quartos, sala, cozinha e banheiro.</text:p>
            <text:p/>
            <text:p>R$ 200.000,00</text:p>
            <text:p/>
            <text:p>Ligue e agende a sua visita </text:p>
            <text:p/>
            <text:p>Brandão - , /CRECI-DF 29.782</text:p>
            <text:p/>
            <text:p>Mc Imóveis - , /CRECI-CJ 25.083</text:p>
            <text:p/>
            <text:p>Quer comprar ou vender, chame a Mc!</text:p>
          </table:table-cell>
          <table:table-cell office:value-type="string" calcext:value-type="string">
            <text:p>https://www.dfimoveis.com.br/imovel/casa-3-quartos-venda-ceilandia-norte-ceilandia-df-qnn-3-conjunto-j-1118688</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19</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ascente</text:p>
          </table:table-cell>
          <table:table-cell office:value-type="string" calcext:value-type="string">
            <text:p>200,00 m²</text:p>
          </table:table-cell>
          <table:table-cell office:value-type="string" calcext:value-type="string">
            <text:p>Não encontrado</text:p>
          </table:table-cell>
          <table:table-cell office:value-type="float" office:value="230" calcext:value-type="float">
            <text:p>230</text:p>
          </table:table-cell>
          <table:table-cell office:value-type="string" calcext:value-type="string">
            <text:p>Área de Serviço</text:p>
          </table:table-cell>
          <table:table-cell office:value-type="float" office:value="-15.8042384" calcext:value-type="float">
            <text:p>-15.8042384</text:p>
          </table:table-cell>
          <table:table-cell office:value-type="float" office:value="-48.1183976" calcext:value-type="float">
            <text:p>-48.1183976</text:p>
          </table:table-cell>
          <table:table-cell office:value-type="string" calcext:value-type="string">
            <text:p>Oliveira Imóveis</text:p>
          </table:table-cell>
          <table:table-cell office:value-type="float" office:value="3851" calcext:value-type="float">
            <text:p>3851</text:p>
          </table:table-cell>
          <table:table-cell office:value-type="float" office:value="5561999833581" calcext:value-type="float">
            <text:p>5561999833581</text:p>
          </table:table-cell>
          <table:table-cell office:value-type="string" calcext:value-type="string">
            <text:p>(61) 99983 </text:p>
            <text:p>                                             </text:p>
            <text:p>                                         </text:p>
            <text:p>                             </text:p>
            <text:p>                             - 3581 </text:p>
            <text:p>                                 </text:p>
            <text:p>                                       </text:p>
            <text:p>                                 </text:p>
            <text:p>                             </text:p>
            <text:p/>
            <text:p>         </text:p>
            <text:p>                             </text:p>
            <text:p>                                         </text:p>
            <text:p>                                             </text:p>
            <text:p>                                                 </text:p>
            <text:p>                                                 (61) 99983 </text:p>
            <text:p>                                             </text:p>
            <text:p>                                         </text:p>
            <text:p>                             </text:p>
            <text:p>                             - 3581 </text:p>
            <text:p>                                 </text:p>
            <text:p>                                       </text:p>
            <text:p>                                 </text:p>
            <text:p>                             </text:p>
            <text:p/>
            <text:p>         </text:p>
            <text:p>                             </text:p>
            <text:p>                                         </text:p>
            <text:p>                                             </text:p>
            <text:p>                                                 </text:p>
            <text:p>                                                 (61) 99983 </text:p>
            <text:p>                                             </text:p>
            <text:p>                                         </text:p>
            <text:p>                             </text:p>
            <text:p>                             - 3581 </text:p>
            <text:p>                                 </text:p>
            <text:p>                                       </text:p>
            <text:p>                                 </text:p>
            <text:p>                             </text:p>
            <text:p/>
            <text:p>         </text:p>
            <text:p>                             </text:p>
            <text:p>                                         </text:p>
            <text:p>                                             </text:p>
            <text:p>                                                 </text:p>
            <text:p>                                                 (61) 99983 </text:p>
            <text:p>                                             </text:p>
            <text:p>                                         </text:p>
            <text:p>                             </text:p>
            <text:p>                             - 3581</text:p>
          </table:table-cell>
          <table:table-cell office:value-type="string" calcext:value-type="string">
            <text:p>199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CASA COM SEIS RESIDÊNCIAS</text:p>
            <text:p/>
            <text:p/>
            <text:p>- DUAS CASAS DE FUNDOS: </text:p>
            <text:p/>
            <text:p>- sala</text:p>
            <text:p/>
            <text:p>- dois quartos</text:p>
            <text:p/>
            <text:p>- cozinha</text:p>
            <text:p/>
            <text:p>- banheiro</text:p>
            <text:p/>
            <text:p>- área de serviço.  </text:p>
            <text:p/>
            <text:p>QUATRO BARRACOS LATERAIS COM:</text:p>
            <text:p/>
            <text:p/>
            <text:p>- quarto</text:p>
            <text:p/>
            <text:p>- cozinha</text:p>
            <text:p/>
            <text:p>- banheiro. </text:p>
            <text:p/>
            <text:p>Área de serviço coletiva.</text:p>
            <text:p/>
            <text:p>AGENDE UMA VISITA</text:p>
            <text:p/>
            <text:p>CLEIDE MARIA  ,</text:p>
            <text:p/>
            <text:p>SALETE   </text:p>
          </table:table-cell>
          <table:table-cell office:value-type="string" calcext:value-type="string">
            <text:p>https://www.dfimoveis.com.br/imovel/casa-2-quartos-venda-ceilandia-norte-ceilandia-df-qnn-19-1035452</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10</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ão encontrado</text:p>
          </table:table-cell>
          <table:table-cell table:number-columns-repeated="2" office:value-type="string" calcext:value-type="string">
            <text:p>390,00 m²</text:p>
          </table:table-cell>
          <table:table-cell office:value-type="float" office:value="900" calcext:value-type="float">
            <text:p>900</text:p>
          </table:table-cell>
          <table:table-cell/>
          <table:table-cell office:value-type="float" office:value="-15.8001969" calcext:value-type="float">
            <text:p>-15.8001969</text:p>
          </table:table-cell>
          <table:table-cell office:value-type="float" office:value="-48.1169713" calcext:value-type="float">
            <text:p>-48.1169713</text:p>
          </table:table-cell>
          <table:table-cell office:value-type="string" calcext:value-type="string">
            <text:p>Beiramar Imóveis</text:p>
          </table:table-cell>
          <table:table-cell office:value-type="float" office:value="20346" calcext:value-type="float">
            <text:p>20346</text:p>
          </table:table-cell>
          <table:table-cell office:value-type="float" office:value="556132621001" calcext:value-type="float">
            <text:p>556132621001</text:p>
          </table:table-cell>
          <table:table-cell office:value-type="string" calcext:value-type="string">
            <text:p>(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text:p>
          </table:table-cell>
          <table:table-cell office:value-type="string" calcext:value-type="string">
            <text:p>178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Sobrado para venda na QNM10 em Ceilândia Norte</text:p>
          </table:table-cell>
          <table:table-cell office:value-type="string" calcext:value-type="string">
            <text:p>Sobrado com duas unidades habitacionais: a casa principal (sobrado) e uma casa nos fundos. Conta com:</text:p>
            <text:p/>
            <text:p>Sobrado (Casa Principal):</text:p>
            <text:p/>
            <text:p>1º Piso:</text:p>
            <text:p/>
            <text:p>- 1 quarto</text:p>
            <text:p>- Sala</text:p>
            <text:p>- Copa</text:p>
            <text:p>- Cozinha</text:p>
            <text:p>- Banheiro de serviço</text:p>
            <text:p>- Área de serviço coberta</text:p>
            <text:p>- Garagem</text:p>
            <text:p>- 2º Piso:</text:p>
            <text:p/>
            <text:p>- 3 quartos, incluindo 1 suíte com closet e varanda</text:p>
            <text:p>- Sala</text:p>
            <text:p>- Banheiro social</text:p>
            <text:p>- Casa nos Fundos:</text:p>
            <text:p>- 3 quartos</text:p>
            <text:p>- Sala</text:p>
            <text:p>- Banheiro</text:p>
            <text:p>- Cozinha</text:p>
            <text:p>- Outras informações importantes sobre a propriedade:</text:p>
            <text:p/>
            <text:p>Possui habite-se, o que indica que a propriedade está conforme as regulamentações locais e pode ser legalmente habitada.</text:p>
            <text:p/>
            <text:p>Aceita financiamento, o que significa que os compradores podem buscar um empréstimo imobiliário para adquirir a propriedade.</text:p>
            <text:p/>
            <text:p>Aceita FGTS (Fundo de Garantia do Tempo de Serviço), o que pode ser usado pelos compradores como parte do pagamento.</text:p>
            <text:p/>
            <text:p>A propriedade está localizada próxima a comércios locais e transporte público, o que é conveniente para os moradores.</text:p>
            <text:p/>
            <text:p>Se você tiver alguma pergunta específica sobre a propriedade ou precisar de mais informações, sinta-se à vontade para perguntar.</text:p>
            <text:p/>
            <text:p>Há mais de 42 anos atuando no mercado imobiliário do Distrito Federal, a Beiramar já ajudou mais de 150 mil pessoas a encontrarem seu lar.</text:p>
            <text:p/>
            <text:p>Para mais informações agende sua visita! </text:p>
          </table:table-cell>
          <table:table-cell office:value-type="string" calcext:value-type="string">
            <text:p>https://www.dfimoveis.com.br/imovel/casa-4-quartos-venda-ceilandia-norte-ceilandia-df-qnm-10-971833</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N 19 Conjunto L</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140,00 m²</text:p>
          </table:table-cell>
          <table:table-cell office:value-type="string" calcext:value-type="string">
            <text:p>250,00 m²</text:p>
          </table:table-cell>
          <table:table-cell office:value-type="float" office:value="245" calcext:value-type="float">
            <text:p>245</text:p>
          </table:table-cell>
          <table:table-cell/>
          <table:table-cell office:value-type="float" office:value="-15.8176574" calcext:value-type="float">
            <text:p>-15.8176574</text:p>
          </table:table-cell>
          <table:table-cell office:value-type="float" office:value="-48.1205246" calcext:value-type="float">
            <text:p>-48.1205246</text:p>
          </table:table-cell>
          <table:table-cell office:value-type="string" calcext:value-type="string">
            <text:p>Kelly Imobiliária</text:p>
          </table:table-cell>
          <table:table-cell office:value-type="float" office:value="19658" calcext:value-type="float">
            <text:p>19658</text:p>
          </table:table-cell>
          <table:table-cell office:value-type="float" office:value="556182348247" calcext:value-type="float">
            <text:p>556182348247</text:p>
          </table:table-cell>
          <table:table-cell office:value-type="string" calcext:value-type="string">
            <text:p>(61) 8234 </text:p>
            <text:p>                                             </text:p>
            <text:p>                                         </text:p>
            <text:p>                             </text:p>
            <text:p>                             - 8247 </text:p>
            <text:p>                                 </text:p>
            <text:p>                                       </text:p>
            <text:p>                                 </text:p>
            <text:p>                             </text:p>
            <text:p/>
            <text:p>         </text:p>
            <text:p>                             </text:p>
            <text:p>                                         </text:p>
            <text:p>                                             </text:p>
            <text:p>                                                 </text:p>
            <text:p>                                                 (61) 8234 </text:p>
            <text:p>                                             </text:p>
            <text:p>                                         </text:p>
            <text:p>                             </text:p>
            <text:p>                             - 8247 </text:p>
            <text:p>                                 </text:p>
            <text:p>                                       </text:p>
            <text:p>                                 </text:p>
            <text:p>                             </text:p>
            <text:p/>
            <text:p>         </text:p>
            <text:p>                             </text:p>
            <text:p>                                         </text:p>
            <text:p>                                             </text:p>
            <text:p>                                                 </text:p>
            <text:p>                                                 (61) 8234 </text:p>
            <text:p>                                             </text:p>
            <text:p>                                         </text:p>
            <text:p>                             </text:p>
            <text:p>                             - 8247 </text:p>
            <text:p>                                 </text:p>
            <text:p>                                       </text:p>
            <text:p>                                 </text:p>
            <text:p>                             </text:p>
            <text:p/>
            <text:p>         </text:p>
            <text:p>                             </text:p>
            <text:p>                                         </text:p>
            <text:p>                                             </text:p>
            <text:p>                                                 </text:p>
            <text:p>                                                 (61) 8234 </text:p>
            <text:p>                                             </text:p>
            <text:p>                                         </text:p>
            <text:p>                             </text:p>
            <text:p>                             - 8247</text:p>
          </table:table-cell>
          <table:table-cell office:value-type="string" calcext:value-type="string">
            <text:p>133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VENDE-SE UMA CASA NA CEILÂNDIA NORTE</text:p>
            <text:p>Casa composta por: 04 quartos, sala, cozinha, banheiro social, área de serviço</text:p>
            <text:p>Quintal bem amplo no piso grosso garagem coberta no colonial para 02 carros </text:p>
            <text:p>Casa na laje, escriturada e registrada.</text:p>
            <text:p>Aceita Financiamento</text:p>
            <text:p>Possui Laudo técnico/Averbação</text:p>
            <text:p>Valor: R$ 245.000,00</text:p>
            <text:p/>
            <text:p>FAZEMOS VENDA/ COMPRA/ ALUGUEL/ HABITE-SE/ AVERBAÇÃO DA ÁREA DO LOTE</text:p>
            <text:p>Administramos seu imóvel!</text:p>
            <text:p>Telefone(s):</text:p>
            <text:p>, -Ligações</text:p>
            <text:p>, -whatsapp</text:p>
            <text:p>PLANTÃO: CORRETOR SOUSA</text:p>
            <text:p>Whatsapp e Ligação </text:p>
          </table:table-cell>
          <table:table-cell office:value-type="string" calcext:value-type="string">
            <text:p>https://www.dfimoveis.com.br/imovel/casa-4-quartos-venda-ceilandia-norte-ceilandia-df-qnn-19-conjunto-l-1073227</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6 Conjunto F</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ão encontrado</text:p>
          </table:table-cell>
          <table:table-cell table:number-columns-repeated="2" office:value-type="string" calcext:value-type="string">
            <text:p>250,00 m²</text:p>
          </table:table-cell>
          <table:table-cell office:value-type="float" office:value="315" calcext:value-type="float">
            <text:p>315</text:p>
          </table:table-cell>
          <table:table-cell office:value-type="string" calcext:value-type="string">
            <text:p>Aceita Pets, Área de Serviço, Varanda</text:p>
          </table:table-cell>
          <table:table-cell office:value-type="float" office:value="-15.80775" calcext:value-type="float">
            <text:p>-15.80775</text:p>
          </table:table-cell>
          <table:table-cell office:value-type="float" office:value="-48.1133877" calcext:value-type="float">
            <text:p>-48.1133877</text:p>
          </table:table-cell>
          <table:table-cell office:value-type="string" calcext:value-type="string">
            <text:p>Zulene Imóveis Netimóveis</text:p>
          </table:table-cell>
          <table:table-cell office:value-type="float" office:value="24926" calcext:value-type="float">
            <text:p>24926</text:p>
          </table:table-cell>
          <table:table-cell office:value-type="float" office:value="5561991710306" calcext:value-type="float">
            <text:p>5561991710306</text:p>
          </table:table-cell>
          <table:table-cell office:value-type="string" calcext:value-type="string">
            <text:p>(61) 99171 </text:p>
            <text:p>                                             </text:p>
            <text:p>                                         </text:p>
            <text:p>                             </text:p>
            <text:p>                             - 0306 </text:p>
            <text:p>                                 </text:p>
            <text:p>                                       </text:p>
            <text:p>                                 </text:p>
            <text:p>                             </text:p>
            <text:p/>
            <text:p>         </text:p>
            <text:p>                             </text:p>
            <text:p>                                         </text:p>
            <text:p>                                             </text:p>
            <text:p>                                                 </text:p>
            <text:p>                                                 (61) 99171 </text:p>
            <text:p>                                             </text:p>
            <text:p>                                         </text:p>
            <text:p>                             </text:p>
            <text:p>                             - 0306 </text:p>
            <text:p>                                 </text:p>
            <text:p>                                       </text:p>
            <text:p>                                 </text:p>
            <text:p>                             </text:p>
            <text:p/>
            <text:p>         </text:p>
            <text:p>                             </text:p>
            <text:p>                                         </text:p>
            <text:p>                                             </text:p>
            <text:p>                                                 </text:p>
            <text:p>                                                 (61) 99171 </text:p>
            <text:p>                                             </text:p>
            <text:p>                                         </text:p>
            <text:p>                             </text:p>
            <text:p>                             - 0306 </text:p>
            <text:p>                                 </text:p>
            <text:p>                                       </text:p>
            <text:p>                                 </text:p>
            <text:p>                             </text:p>
            <text:p/>
            <text:p>         </text:p>
            <text:p>                             </text:p>
            <text:p>                                         </text:p>
            <text:p>                                             </text:p>
            <text:p>                                                 </text:p>
            <text:p>                                                 (61) 99171 </text:p>
            <text:p>                                             </text:p>
            <text:p>                                         </text:p>
            <text:p>                             </text:p>
            <text:p>                             - 0306</text:p>
          </table:table-cell>
          <table:table-cell office:value-type="string" calcext:value-type="string">
            <text:p>344 dias</text:p>
          </table:table-cell>
          <table:table-cell office:value-type="string" calcext:value-type="string">
            <text:p>Não encontrado</text:p>
          </table:table-cell>
          <table:table-cell office:value-type="string" calcext:value-type="string">
            <text:p>Frente</text:p>
          </table:table-cell>
          <table:table-cell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Boa localização, casa residencial/comercial</text:p>
          </table:table-cell>
          <table:table-cell office:value-type="string" calcext:value-type="string">
            <text:p>Zulene Imóveis Netimóveis vende com exclusividade:</text:p>
            <text:p/>
            <text:p>QNM 06, cj. "F", Cs. 48, CEP 72210-066, CEIL NDIA NORTE - DF . Lote Comercial/Residencial, 250 m². </text:p>
            <text:p/>
            <text:p>Excelente casa com 250 m², terreno residencial/comercial, sendo: </text:p>
            <text:p>01 loja com banheiro </text:p>
            <text:p>Varanda frontal</text:p>
            <text:p>02 salas</text:p>
            <text:p>Banheiro social</text:p>
            <text:p>Cozinha</text:p>
            <text:p>Área serviço</text:p>
            <text:p>01 suíte</text:p>
            <text:p>02 quartos</text:p>
            <text:p>Forro: PVC</text:p>
            <text:p>Garagem para até 03 veículos.</text:p>
            <text:p/>
            <text:p>(Os preços e informações poderão sofrer mudanças sem aviso prévio. Por este motivo, solicitamos a confirmação com nossos consultores).</text:p>
            <text:p/>
            <text:p>Exija o CRECI e certifique-se que está sendo atendido por um profissional legalmente autorizado e credenciado.</text:p>
            <text:p/>
            <text:p>Acesse o nosso site e conheça mais opções!!!  ZULENEIMOVEIS.COM.BR</text:p>
            <text:p/>
            <text:p>*** Correspondente Bancário autorizado:</text:p>
            <text:p>CAIXA – BRB – SANTANDER – ITAU – BRADESCO -  INTER </text:p>
            <text:p>Faça o seu Financiamento Imobiliário conosco!!!</text:p>
            <text:p>Atendimento personalizado!</text:p>
            <text:p>,  /  ,</text:p>
            <text:p>Siga nossas redes sociais: @zuleneimoveis</text:p>
            <text:p>CRECI Jurídico 24926</text:p>
            <text:p/>
          </table:table-cell>
          <table:table-cell office:value-type="string" calcext:value-type="string">
            <text:p>https://www.dfimoveis.com.br/imovel/casa-2-quartos-venda-ceilandia-norte-ceilandia-df-qnm-6-conjunto-f-946851</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P 21 Conjunto J</text:p>
          </table:table-cell>
          <table:table-cell office:value-type="float" office:value="3" calcext:value-type="float">
            <text:p>3</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Não encontrado</text:p>
          </table:table-cell>
          <table:table-cell office:value-type="string" calcext:value-type="string">
            <text:p>0,01 m²</text:p>
          </table:table-cell>
          <table:table-cell office:value-type="string" calcext:value-type="string">
            <text:p>130,00 m²</text:p>
          </table:table-cell>
          <table:table-cell office:value-type="float" office:value="330" calcext:value-type="float">
            <text:p>330</text:p>
          </table:table-cell>
          <table:table-cell office:value-type="string" calcext:value-type="string">
            <text:p>Área de Serviço, Cozinha com Armários , Projeto de Iluminação, Área de Serviço Coberta , Cozinha Espaçosa, Mobiliado </text:p>
          </table:table-cell>
          <table:table-cell office:value-type="float" office:value="-15.8082931" calcext:value-type="float">
            <text:p>-15.8082931</text:p>
          </table:table-cell>
          <table:table-cell office:value-type="float" office:value="-48.1382159" calcext:value-type="float">
            <text:p>-48.1382159</text:p>
          </table:table-cell>
          <table:table-cell office:value-type="string" calcext:value-type="string">
            <text:p>MC Imoveis</text:p>
          </table:table-cell>
          <table:table-cell office:value-type="float" office:value="25083" calcext:value-type="float">
            <text:p>25083</text:p>
          </table:table-cell>
          <table:table-cell office:value-type="float" office:value="556133735265" calcext:value-type="float">
            <text:p>556133735265</text:p>
          </table:table-cell>
          <table:table-cell office:value-type="string" calcext:value-type="string">
            <text:p>(61) 3373 </text:p>
            <text:p>                                             </text:p>
            <text:p>                                         </text:p>
            <text:p>                             </text:p>
            <text:p>                             - 5265 </text:p>
            <text:p>                                 </text:p>
            <text:p>                                       </text:p>
            <text:p>                                 </text:p>
            <text:p>                             </text:p>
            <text:p/>
            <text:p>         </text:p>
            <text:p>                             </text:p>
            <text:p>                                         </text:p>
            <text:p>                                             </text:p>
            <text:p>                                                 </text:p>
            <text:p>                                                 (61) 3373 </text:p>
            <text:p>                                             </text:p>
            <text:p>                                         </text:p>
            <text:p>                             </text:p>
            <text:p>                             - 5265 </text:p>
            <text:p>                                 </text:p>
            <text:p>                                       </text:p>
            <text:p>                                 </text:p>
            <text:p>                             </text:p>
            <text:p/>
            <text:p>         </text:p>
            <text:p>                             </text:p>
            <text:p>                                         </text:p>
            <text:p>                                             </text:p>
            <text:p>                                                 </text:p>
            <text:p>                                                 (61) 3373 </text:p>
            <text:p>                                             </text:p>
            <text:p>                                         </text:p>
            <text:p>                             </text:p>
            <text:p>                             - 5265 </text:p>
            <text:p>                                 </text:p>
            <text:p>                                       </text:p>
            <text:p>                                 </text:p>
            <text:p>                             </text:p>
            <text:p/>
            <text:p>         </text:p>
            <text:p>                             </text:p>
            <text:p>                                         </text:p>
            <text:p>                                             </text:p>
            <text:p>                                                 </text:p>
            <text:p>                                                 (61) 3373 </text:p>
            <text:p>                                             </text:p>
            <text:p>                                         </text:p>
            <text:p>                             </text:p>
            <text:p>                             - 5265</text:p>
          </table:table-cell>
          <table:table-cell office:value-type="string" calcext:value-type="string">
            <text:p>36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Localização privilegiada, próximo a comercios e fácil acesso a transportes publicos.</text:p>
          </table:table-cell>
          <table:table-cell office:value-type="string" calcext:value-type="string">
            <text:p>Sobrado à Venda - QNP 21 </text:p>
            <text:p/>
            <text:p>Excelente sobrado, totalmente quitado e escriturado, disponível para venda. </text:p>
            <text:p/>
            <text:p>3 quartos com móveis planejados  </text:p>
            <text:p>Sala ampla com móveis planejados  </text:p>
            <text:p>Cozinha equipada com armários planejados  </text:p>
            <text:p>Sala de jantar aconchegante  </text:p>
            <text:p>Lavanderia  </text:p>
            <text:p>Garagem para 4 a 6 carros  </text:p>
            <text:p/>
            <text:p>Localização privilegiada, próximo a mercados, padarias, paradas de ônibus, escolas, vila olímpica e comércio em geral. </text:p>
            <text:p/>
            <text:p>Preço: R$ 330 mil. Aceita lote na 26 de setembro, preferência nas ruas 1, 2 ou 3. Não perca essa oportunidade! </text:p>
            <text:p/>
            <text:p>Para mais informações :</text:p>
            <text:p>,  Augusto </text:p>
            <text:p>,  Pedro</text:p>
            <text:p>, MC imóveis </text:p>
          </table:table-cell>
          <table:table-cell office:value-type="string" calcext:value-type="string">
            <text:p>https://www.dfimoveis.com.br/imovel/casa-3-quartos-venda-ceilandia-norte-ceilandia-df-qnp-21-conjunto-j-1115986</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17 Conjunto 23</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ão encontrado</text:p>
          </table:table-cell>
          <table:table-cell office:value-type="string" calcext:value-type="string">
            <text:p>150,00 m²</text:p>
          </table:table-cell>
          <table:table-cell office:value-type="string" calcext:value-type="string">
            <text:p>Não encontrado</text:p>
          </table:table-cell>
          <table:table-cell office:value-type="float" office:value="370" calcext:value-type="float">
            <text:p>370</text:p>
          </table:table-cell>
          <table:table-cell office:value-type="string" calcext:value-type="string">
            <text:p>Área de Serviço</text:p>
          </table:table-cell>
          <table:table-cell office:value-type="float" office:value="-15.7993989" calcext:value-type="float">
            <text:p>-15.7993989</text:p>
          </table:table-cell>
          <table:table-cell office:value-type="float" office:value="-48.1373662" calcext:value-type="float">
            <text:p>-48.1373662</text:p>
          </table:table-cell>
          <table:table-cell office:value-type="string" calcext:value-type="string">
            <text:p>Beiramar Imóveis</text:p>
          </table:table-cell>
          <table:table-cell office:value-type="float" office:value="20346" calcext:value-type="float">
            <text:p>20346</text:p>
          </table:table-cell>
          <table:table-cell office:value-type="float" office:value="556132621001" calcext:value-type="float">
            <text:p>556132621001</text:p>
          </table:table-cell>
          <table:table-cell office:value-type="string" calcext:value-type="string">
            <text:p>(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 </text:p>
            <text:p>                                 </text:p>
            <text:p>                                       </text:p>
            <text:p>                                 </text:p>
            <text:p>                             </text:p>
            <text:p/>
            <text:p>         </text:p>
            <text:p>                             </text:p>
            <text:p>                                         </text:p>
            <text:p>                                             </text:p>
            <text:p>                                                 </text:p>
            <text:p>                                                 (61) 3262 </text:p>
            <text:p>                                             </text:p>
            <text:p>                                         </text:p>
            <text:p>                             </text:p>
            <text:p>                             - 1001</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Casa com 4 Quartos, 1 Vaga de Garagem e Área de Serviço à Venda na QNO 17 - Setor O</text:p>
          </table:table-cell>
          <table:table-cell office:value-type="string" calcext:value-type="string">
            <text:p>Casa com 4 Quartos, 1 Vaga de Garagem e Área de Serviço à Venda na QNO 17 - Setor O</text:p>
            <text:p/>
            <text:p>Ótima oportunidade para quem busca uma casa espaçosa e bem localizada no Setor O. Com um terreno de 150m² e uma excelente distribuição dos cômodos, este imóvel oferece conforto e praticidade para toda a família.</text:p>
            <text:p/>
            <text:p>Características do Imóvel:</text:p>
            <text:p/>
            <text:p>- Área construída: 150m²</text:p>
            <text:p>- 4 quartos espaçosos</text:p>
            <text:p>- Sala bem iluminada e arejada</text:p>
            <text:p>- 2 banheiros sociais</text:p>
            <text:p>- Cozinha funcional</text:p>
            <text:p>- Área de serviço coberta</text:p>
            <text:p>- 1 vaga de garagem coberta</text:p>
            <text:p/>
            <text:p>Diferenciais do Imóvel:</text:p>
            <text:p/>
            <text:p>- Casa escriturada</text:p>
            <text:p>- Ambiente bem iluminado e ventilado</text:p>
            <text:p>- Área murada, garantindo mais privacidade e segurança</text:p>
            <text:p/>
            <text:p>Condições de Compra:</text:p>
            <text:p/>
            <text:p>- Aceita financiamento</text:p>
            <text:p>- Analisa permuta</text:p>
            <text:p/>
            <text:p>Aproveite essa oportunidade e venha conhecer esse imóvel!</text:p>
            <text:p/>
            <text:p>Há mais de 42 anos atuando no mercado imobiliário do Distrito Federal, a Beiramar já ajudou mais de 150 mil pessoas a encontrarem seu lar.</text:p>
            <text:p/>
            <text:p>Para mais informações e agendar sua visita, entre em contato! </text:p>
          </table:table-cell>
          <table:table-cell office:value-type="string" calcext:value-type="string">
            <text:p>https://www.dfimoveis.com.br/imovel/casa-4-quartos-venda-ceilandia-norte-ceilandia-df-qno-17-conjunto-23-1105160</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6 Conjunto J</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Não encontrado</text:p>
          </table:table-cell>
          <table:table-cell office:value-type="string" calcext:value-type="string">
            <text:p>144,00 m²</text:p>
          </table:table-cell>
          <table:table-cell office:value-type="string" calcext:value-type="string">
            <text:p>Não encontrado</text:p>
          </table:table-cell>
          <table:table-cell office:value-type="float" office:value="266" calcext:value-type="float">
            <text:p>266</text:p>
          </table:table-cell>
          <table:table-cell/>
          <table:table-cell office:value-type="float" office:value="-15.789001" calcext:value-type="float">
            <text:p>-15.789001</text:p>
          </table:table-cell>
          <table:table-cell office:value-type="float" office:value="-48.1211453" calcext:value-type="float">
            <text:p>-48.1211453</text:p>
          </table:table-cell>
          <table:table-cell office:value-type="string" calcext:value-type="string">
            <text:p>Simóvel</text:p>
          </table:table-cell>
          <table:table-cell office:value-type="float" office:value="6041" calcext:value-type="float">
            <text:p>6041</text:p>
          </table:table-cell>
          <table:table-cell office:value-type="float" office:value="556131420404" calcext:value-type="float">
            <text:p>556131420404</text:p>
          </table:table-cell>
          <table:table-cell office:value-type="string" calcext:value-type="string">
            <text:p>(61) 3142 </text:p>
            <text:p>                                             </text:p>
            <text:p>                                         </text:p>
            <text:p>                             </text:p>
            <text:p>                             - 0404 </text:p>
            <text:p>                                 </text:p>
            <text:p>                                       </text:p>
            <text:p>                                 </text:p>
            <text:p>                             </text:p>
            <text:p/>
            <text:p>         </text:p>
            <text:p>                             </text:p>
            <text:p>                                         </text:p>
            <text:p>                                             </text:p>
            <text:p>                                                 </text:p>
            <text:p>                                                 (61) 3142 </text:p>
            <text:p>                                             </text:p>
            <text:p>                                         </text:p>
            <text:p>                             </text:p>
            <text:p>                             - 0404 </text:p>
            <text:p>                                 </text:p>
            <text:p>                                       </text:p>
            <text:p>                                 </text:p>
            <text:p>                             </text:p>
            <text:p/>
            <text:p>         </text:p>
            <text:p>                             </text:p>
            <text:p>                                         </text:p>
            <text:p>                                             </text:p>
            <text:p>                                                 </text:p>
            <text:p>                                                 (61) 3142 </text:p>
            <text:p>                                             </text:p>
            <text:p>                                         </text:p>
            <text:p>                             </text:p>
            <text:p>                             - 0404 </text:p>
            <text:p>                                 </text:p>
            <text:p>                                       </text:p>
            <text:p>                                 </text:p>
            <text:p>                             </text:p>
            <text:p/>
            <text:p>         </text:p>
            <text:p>                             </text:p>
            <text:p>                                         </text:p>
            <text:p>                                             </text:p>
            <text:p>                                                 </text:p>
            <text:p>                                                 (61) 3142 </text:p>
            <text:p>                                             </text:p>
            <text:p>                                         </text:p>
            <text:p>                             </text:p>
            <text:p>                             - 0404</text:p>
          </table:table-cell>
          <table:table-cell office:value-type="string" calcext:value-type="string">
            <text:p>178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QNO 6 - casa de 144m², 2 qtos + 2 aptos de 1 qto - R$: 266.000 - ACEITA FINANCIAMENTO</text:p>
          </table:table-cell>
          <table:table-cell office:value-type="string" calcext:value-type="string">
            <text:p>QNO 6 - casa de 144m², 2 qtos + 2 aptos de 1 qto - R$: 266.000 - ACEITA FINANCIAMENTO</text:p>
            <text:p/>
            <text:p>Ótima localização: Próximo a pontos de ônibus, fácil acesso à avenida principal, onde você vai encontrar supermercados, padarias, restaurantes, farmácias, academias e muito mais.</text:p>
            <text:p/>
            <text:p>Casa de 144m² com:</text:p>
            <text:p/>
            <text:p>- Sala ampla</text:p>
            <text:p>- 2 quartos</text:p>
            <text:p>- Banheiro social com box</text:p>
            <text:p>- Cozinha</text:p>
            <text:p>- Área de serviço</text:p>
            <text:p>- Garagem para 3 carros.</text:p>
            <text:p/>
            <text:p>Nos fundos - 2 apartamentos com:</text:p>
            <text:p/>
            <text:p>- Sala</text:p>
            <text:p>- Quarto</text:p>
            <text:p>- Cozinha</text:p>
            <text:p>- Banheiro</text:p>
            <text:p>- Área de serviço.</text:p>
            <text:p/>
            <text:p>Entre em contato para mais informações sobre o imóvel - , / (61) 9 , - Reginaldo / (61) 9 , - Beth</text:p>
            <text:p/>
            <text:p>Visite também nosso Facebook e Instagram: @simovelimobiliaria</text:p>
            <text:p/>
            <text:p>CRECI-DF: 20233</text:p>
          </table:table-cell>
          <table:table-cell office:value-type="string" calcext:value-type="string">
            <text:p>https://www.dfimoveis.com.br/imovel/casa-4-quartos-venda-ceilandia-norte-ceilandia-df-qno-6-conjunto-j-835709</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R 3 Conjunto C</text:p>
          </table:table-cell>
          <table:table-cell office:value-type="float" office:value="4" calcext:value-type="float">
            <text:p>4</text:p>
          </table:table-cell>
          <table:table-cell table:number-columns-repeated="2" office:value-type="float" office:value="0" calcext:value-type="float">
            <text:p>0</text:p>
          </table:table-cell>
          <table:table-cell office:value-type="string" calcext:value-type="string">
            <text:p>Não encontrado</text:p>
          </table:table-cell>
          <table:table-cell office:value-type="string" calcext:value-type="string">
            <text:p>370,00 m²</text:p>
          </table:table-cell>
          <table:table-cell office:value-type="string" calcext:value-type="string">
            <text:p>130,00 m²</text:p>
          </table:table-cell>
          <table:table-cell office:value-type="float" office:value="390" calcext:value-type="float">
            <text:p>390</text:p>
          </table:table-cell>
          <table:table-cell office:value-type="string" calcext:value-type="string">
            <text:p>Ar Condicionado</text:p>
          </table:table-cell>
          <table:table-cell office:value-type="float" office:value="-15.8002296" calcext:value-type="float">
            <text:p>-15.8002296</text:p>
          </table:table-cell>
          <table:table-cell office:value-type="float" office:value="-48.120642" calcext:value-type="float">
            <text:p>-48.120642</text:p>
          </table:table-cell>
          <table:table-cell office:value-type="string" calcext:value-type="string">
            <text:p>RE/Max Evo</text:p>
          </table:table-cell>
          <table:table-cell office:value-type="float" office:value="30954" calcext:value-type="float">
            <text:p>30954</text:p>
          </table:table-cell>
          <table:table-cell office:value-type="float" office:value="5561995189051" calcext:value-type="float">
            <text:p>5561995189051</text:p>
          </table:table-cell>
          <table:table-cell office:value-type="string" calcext:value-type="string">
            <text:p>(61) 99518 </text:p>
            <text:p>                                             </text:p>
            <text:p>                                         </text:p>
            <text:p>                             </text:p>
            <text:p>                             - 9051 </text:p>
            <text:p>                                 </text:p>
            <text:p>                                       </text:p>
            <text:p>                                 </text:p>
            <text:p>                             </text:p>
            <text:p/>
            <text:p>         </text:p>
            <text:p>                             </text:p>
            <text:p>                                         </text:p>
            <text:p>                                             </text:p>
            <text:p>                                                 </text:p>
            <text:p>                                                 (61) 99518 </text:p>
            <text:p>                                             </text:p>
            <text:p>                                         </text:p>
            <text:p>                             </text:p>
            <text:p>                             - 9051 </text:p>
            <text:p>                                 </text:p>
            <text:p>                                       </text:p>
            <text:p>                                 </text:p>
            <text:p>                             </text:p>
            <text:p/>
            <text:p>         </text:p>
            <text:p>                             </text:p>
            <text:p>                                         </text:p>
            <text:p>                                             </text:p>
            <text:p>                                                 </text:p>
            <text:p>                                                 (61) 99518 </text:p>
            <text:p>                                             </text:p>
            <text:p>                                         </text:p>
            <text:p>                             </text:p>
            <text:p>                             - 9051 </text:p>
            <text:p>                                 </text:p>
            <text:p>                                       </text:p>
            <text:p>                                 </text:p>
            <text:p>                             </text:p>
            <text:p/>
            <text:p>         </text:p>
            <text:p>                             </text:p>
            <text:p>                                         </text:p>
            <text:p>                                             </text:p>
            <text:p>                                                 </text:p>
            <text:p>                                                 (61) 99518 </text:p>
            <text:p>                                             </text:p>
            <text:p>                                         </text:p>
            <text:p>                             </text:p>
            <text:p>                             - 9051</text:p>
          </table:table-cell>
          <table:table-cell office:value-type="string" calcext:value-type="string">
            <text:p>Não informado</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office:value-type="string" calcext:value-type="string">
            <text:p>Sobrado com Loja Comercial - Excelente oportunidade para investimento</text:p>
          </table:table-cell>
          <table:table-cell office:value-type="string" calcext:value-type="string">
            <text:p>Sobrado com 3 apartamentos e loja comercial espaçosa</text:p>
            <text:p/>
            <text:p>Oportunidade imperdível! Sobrado com área útil de 370 m² e área total de 130 m², composto por 3 apartamentos e uma loja comercial ampla no térreo.</text:p>
            <text:p/>
            <text:p>Características:</text:p>
            <text:p/>
            <text:p>Loja comercial: Espaço ideal para diversos tipos de negócio, com grande visibilidade e excelente metragem, perfeita para quem busca empreender.</text:p>
            <text:p>10 ambientes: O imóvel possui uma configuração versátil, ideal para atender diferentes necessidades.</text:p>
            <text:p>4 dormitórios: Quartos espaçosos, com potencial para multifuncionalidade, podendo ser utilizados como escritórios ou salas de jogos.</text:p>
            <text:p>Sala de estar espaçosa: Equipado com painel de televisão instalado, oferecendo um espaço acolhedor para receber amigos e familiares.</text:p>
            <text:p>2 banheiros: Com box, proporcionando conforto e privacidade.</text:p>
            <text:p>Área de lazer: Destaca-se pela churrasqueira, ideal para confraternizações e momentos de descontração em família.</text:p>
            <text:p>Este imóvel oferece um ótimo potencial de investimento, seja para quem busca uma renda extra com locação ou para quem deseja montar o próprio negócio no térreo. Localizado em uma região estratégica, com fácil acesso a comércios, transporte público e outros serviços essenciais.</text:p>
            <text:p/>
            <text:p>Entre em contato para mais informações ou agendar uma visita!</text:p>
            <text:p/>
            <text:p>Fábio Caetano </text:p>
            <text:p>,</text:p>
            <text:p/>
            <text:p>Tiago Brito</text:p>
            <text:p/>
          </table:table-cell>
          <table:table-cell office:value-type="string" calcext:value-type="string">
            <text:p>https://www.dfimoveis.com.br/imovel/casa-4-quartos-venda-ceilandia-norte-ceilandia-df-qnr-3-conjunto-c-1086820</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M 10 Conjunto B</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ão encontrado</text:p>
          </table:table-cell>
          <table:table-cell office:value-type="string" calcext:value-type="string">
            <text:p>250,00 m²</text:p>
          </table:table-cell>
          <table:table-cell office:value-type="string" calcext:value-type="string">
            <text:p>Não encontrado</text:p>
          </table:table-cell>
          <table:table-cell office:value-type="float" office:value="365" calcext:value-type="float">
            <text:p>365</text:p>
          </table:table-cell>
          <table:table-cell office:value-type="string" calcext:value-type="string">
            <text:p>Aceita Pets, Área de Serviço, Cozinha com Armários , Área de Serviço Coberta , Cozinha Espaçosa</text:p>
          </table:table-cell>
          <table:table-cell office:value-type="float" office:value="-15.800394" calcext:value-type="float">
            <text:p>-15.800394</text:p>
          </table:table-cell>
          <table:table-cell office:value-type="float" office:value="-48.1183524" calcext:value-type="float">
            <text:p>-48.1183524</text:p>
          </table:table-cell>
          <table:table-cell office:value-type="string" calcext:value-type="string">
            <text:p>Leão Imóveis</text:p>
          </table:table-cell>
          <table:table-cell office:value-type="float" office:value="23922" calcext:value-type="float">
            <text:p>23922</text:p>
          </table:table-cell>
          <table:table-cell office:value-type="float" office:value="556137031515" calcext:value-type="float">
            <text:p>556137031515</text:p>
          </table:table-cell>
          <table:table-cell office:value-type="string" calcext:value-type="string">
            <text:p>(61) 3703 </text:p>
            <text:p>                                             </text:p>
            <text:p>                                         </text:p>
            <text:p>                             </text:p>
            <text:p>                             - 1515 </text:p>
            <text:p>                                 </text:p>
            <text:p>                                       </text:p>
            <text:p>                                 </text:p>
            <text:p>                             </text:p>
            <text:p/>
            <text:p>         </text:p>
            <text:p>                             </text:p>
            <text:p>                                         </text:p>
            <text:p>                                             </text:p>
            <text:p>                                                 </text:p>
            <text:p>                                                 (61) 3703 </text:p>
            <text:p>                                             </text:p>
            <text:p>                                         </text:p>
            <text:p>                             </text:p>
            <text:p>                             - 1515 </text:p>
            <text:p>                                 </text:p>
            <text:p>                                       </text:p>
            <text:p>                                 </text:p>
            <text:p>                             </text:p>
            <text:p/>
            <text:p>         </text:p>
            <text:p>                             </text:p>
            <text:p>                                         </text:p>
            <text:p>                                             </text:p>
            <text:p>                                                 </text:p>
            <text:p>                                                 (61) 3703 </text:p>
            <text:p>                                             </text:p>
            <text:p>                                         </text:p>
            <text:p>                             </text:p>
            <text:p>                             - 1515 </text:p>
            <text:p>                                 </text:p>
            <text:p>                                       </text:p>
            <text:p>                                 </text:p>
            <text:p>                             </text:p>
            <text:p/>
            <text:p>         </text:p>
            <text:p>                             </text:p>
            <text:p>                                         </text:p>
            <text:p>                                             </text:p>
            <text:p>                                                 </text:p>
            <text:p>                                                 (61) 3703 </text:p>
            <text:p>                                             </text:p>
            <text:p>                                         </text:p>
            <text:p>                             </text:p>
            <text:p>                             - 1515</text:p>
          </table:table-cell>
          <table:table-cell office:value-type="string" calcext:value-type="string">
            <text:p>105 dias</text:p>
          </table:table-cell>
          <table:table-cell table:number-columns-repeated="3"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
            <text:p>Casa de 3 Quartos, sendo 1 Suíte - QNM 10 Conjunto B Ceilândia Norte </text:p>
            <text:p/>
            <text:p>Localização: QNM 10 Conjunto B Ceilândia Norte </text:p>
            <text:p>Área Útil: 250 m² (10 de frente x 25 pelas laterais) </text:p>
            <text:p/>
            <text:p>Destaques do Imóvel: </text:p>
            <text:p>• Casa na Laje </text:p>
            <text:p>• 3 quartos grandes, sendo 1 suíte e ventilados</text:p>
            <text:p>• Sala estar e jantar</text:p>
            <text:p>• Cozinha</text:p>
            <text:p>• Área de serviço </text:p>
            <text:p>• Banheiro social </text:p>
            <text:p>• Garagem para até 3 carros</text:p>
            <text:p/>
            <text:p>Diferenciais: </text:p>
            <text:p>•  Conta com uma casa simples no fundo do lote, sendo 2 quartos, sala, cozinha e banheiro</text:p>
            <text:p>•  Próximo ao Supermercado Supercei, colégios, parada, comércio local e a 1 km da estação do metrô terminal</text:p>
            <text:p/>
            <text:p>Casa escriturada e registrada, não possui habite-se. </text:p>
            <text:p/>
            <text:p>Estamos presentes no Distrito Federal e entorno do DF, com equipe de corretores credenciados e preparados para melhor atendê-lo (a) e ajudar na conquista de mais um sonho </text:p>
            <text:p>Entre em contato com um de nossos corretores e agende uma visita!</text:p>
            <text:p>( 6 1 ) 3 7 0 3 – 1 5 1 5   ( 6 1 ) 9 9 8 5 0 – 5 9 9 9</text:p>
            <text:p> (G. C.)</text:p>
            <text:p>CRECI: CJ/DF 23922</text:p>
            <text:p/>
            <text:p/>
          </table:table-cell>
          <table:table-cell office:value-type="string" calcext:value-type="string">
            <text:p>https://www.dfimoveis.com.br/imovel/casa-3-quartos-venda-ceilandia-norte-ceilandia-df-qnm-10-conjunto-b-856116</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O 20 Conjunto 9</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Não encontrado</text:p>
          </table:table-cell>
          <table:table-cell office:value-type="string" calcext:value-type="string">
            <text:p>100,00 m²</text:p>
          </table:table-cell>
          <table:table-cell office:value-type="string" calcext:value-type="string">
            <text:p>Não encontrado</text:p>
          </table:table-cell>
          <table:table-cell office:value-type="float" office:value="355" calcext:value-type="float">
            <text:p>355</text:p>
          </table:table-cell>
          <table:table-cell/>
          <table:table-cell office:value-type="float" office:value="-15.7898946" calcext:value-type="float">
            <text:p>-15.7898946</text:p>
          </table:table-cell>
          <table:table-cell office:value-type="float" office:value="-48.1421739" calcext:value-type="float">
            <text:p>-48.1421739</text:p>
          </table:table-cell>
          <table:table-cell office:value-type="string" calcext:value-type="string">
            <text:p>Robson Imobiliária</text:p>
          </table:table-cell>
          <table:table-cell office:value-type="float" office:value="27219" calcext:value-type="float">
            <text:p>27219</text:p>
          </table:table-cell>
          <table:table-cell office:value-type="float" office:value="5561991182346" calcext:value-type="float">
            <text:p>5561991182346</text:p>
          </table:table-cell>
          <table:table-cell office:value-type="string" calcext:value-type="string">
            <text:p>(61) 99118 </text:p>
            <text:p>                                             </text:p>
            <text:p>                                         </text:p>
            <text:p>                             </text:p>
            <text:p>                             - 2346 </text:p>
            <text:p>                                 </text:p>
            <text:p>                                       </text:p>
            <text:p>                                 </text:p>
            <text:p>                             </text:p>
            <text:p/>
            <text:p>         </text:p>
            <text:p>                             </text:p>
            <text:p>                                         </text:p>
            <text:p>                                             </text:p>
            <text:p>                                                 </text:p>
            <text:p>                                                 (61) 99118 </text:p>
            <text:p>                                             </text:p>
            <text:p>                                         </text:p>
            <text:p>                             </text:p>
            <text:p>                             - 2346 </text:p>
            <text:p>                                 </text:p>
            <text:p>                                       </text:p>
            <text:p>                                 </text:p>
            <text:p>                             </text:p>
            <text:p/>
            <text:p>         </text:p>
            <text:p>                             </text:p>
            <text:p>                                         </text:p>
            <text:p>                                             </text:p>
            <text:p>                                                 </text:p>
            <text:p>                                                 (61) 99118 </text:p>
            <text:p>                                             </text:p>
            <text:p>                                         </text:p>
            <text:p>                             </text:p>
            <text:p>                             - 2346 </text:p>
            <text:p>                                 </text:p>
            <text:p>                                       </text:p>
            <text:p>                                 </text:p>
            <text:p>                             </text:p>
            <text:p/>
            <text:p>         </text:p>
            <text:p>                             </text:p>
            <text:p>                                         </text:p>
            <text:p>                                             </text:p>
            <text:p>                                                 </text:p>
            <text:p>                                                 (61) 99118 </text:p>
            <text:p>                                             </text:p>
            <text:p>                                         </text:p>
            <text:p>                             </text:p>
            <text:p>                             - 2346</text:p>
          </table:table-cell>
          <table:table-cell office:value-type="string" calcext:value-type="string">
            <text:p>1267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
            <text:p>Vendo casa com ótima localização no Setor "O" 1 barraco nos fundos.</text:p>
            <text:p/>
            <text:p>Casa com:</text:p>
            <text:p>-2 quartos,</text:p>
            <text:p>-1 banheiro social,</text:p>
            <text:p>-toda na laje,</text:p>
            <text:p>-toda no piso porcelanato,</text:p>
            <text:p>-garagem para 3 carros.</text:p>
            <text:p/>
            <text:p>Barraco nos fundos com:</text:p>
            <text:p>-1 quarto,</text:p>
            <text:p>-sala,</text:p>
            <text:p>-cozinha,</text:p>
            <text:p>-banheiro.</text:p>
            <text:p/>
            <text:p>Aceita financiamento!</text:p>
            <text:p/>
            <text:p>Mais informações:</text:p>
            <text:p/>
            <text:p>,  Robson</text:p>
            <text:p>, Flávia</text:p>
          </table:table-cell>
          <table:table-cell office:value-type="string" calcext:value-type="string">
            <text:p>https://www.dfimoveis.com.br/imovel/casa-2-quartos-venda-ceilandia-norte-ceilandia-df-qno-20-conjunto-9-377710</text:p>
          </table:table-cell>
        </table:table-row>
        <table:table-row table:style-name="ro2">
          <table:table-cell office:value-type="string" calcext:value-type="string">
            <text:p>CEILÂNDIA</text:p>
          </table:table-cell>
          <table:table-cell office:value-type="string" calcext:value-type="string">
            <text:p>CEILANDIA NORTE</text:p>
          </table:table-cell>
          <table:table-cell office:value-type="string" calcext:value-type="string">
            <text:p>QNQ 2 Conjunto 18</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ão encontrado</text:p>
          </table:table-cell>
          <table:table-cell office:value-type="string" calcext:value-type="string">
            <text:p>90,00 m²</text:p>
          </table:table-cell>
          <table:table-cell office:value-type="string" calcext:value-type="string">
            <text:p>Não encontrado</text:p>
          </table:table-cell>
          <table:table-cell office:value-type="float" office:value="285" calcext:value-type="float">
            <text:p>285</text:p>
          </table:table-cell>
          <table:table-cell/>
          <table:table-cell office:value-type="float" office:value="-15.8036741" calcext:value-type="float">
            <text:p>-15.8036741</text:p>
          </table:table-cell>
          <table:table-cell office:value-type="float" office:value="-48.1420187" calcext:value-type="float">
            <text:p>-48.1420187</text:p>
          </table:table-cell>
          <table:table-cell office:value-type="string" calcext:value-type="string">
            <text:p>Dias imóveis</text:p>
          </table:table-cell>
          <table:table-cell office:value-type="float" office:value="7374" calcext:value-type="float">
            <text:p>7374</text:p>
          </table:table-cell>
          <table:table-cell office:value-type="float" office:value="5561996069700" calcext:value-type="float">
            <text:p>5561996069700</text:p>
          </table:table-cell>
          <table:table-cell office:value-type="string" calcext:value-type="string">
            <text:p>(61) 99606 </text:p>
            <text:p>                                             </text:p>
            <text:p>                                         </text:p>
            <text:p>                             </text:p>
            <text:p>                             - 9700 </text:p>
            <text:p>                                 </text:p>
            <text:p>                                       </text:p>
            <text:p>                                 </text:p>
            <text:p>                             </text:p>
            <text:p/>
            <text:p>         </text:p>
            <text:p>                             </text:p>
            <text:p>                                         </text:p>
            <text:p>                                             </text:p>
            <text:p>                                                 </text:p>
            <text:p>                                                 (61) 99606 </text:p>
            <text:p>                                             </text:p>
            <text:p>                                         </text:p>
            <text:p>                             </text:p>
            <text:p>                             - 9700 </text:p>
            <text:p>                                 </text:p>
            <text:p>                                       </text:p>
            <text:p>                                 </text:p>
            <text:p>                             </text:p>
            <text:p/>
            <text:p>         </text:p>
            <text:p>                             </text:p>
            <text:p>                                         </text:p>
            <text:p>                                             </text:p>
            <text:p>                                                 </text:p>
            <text:p>                                                 (61) 99606 </text:p>
            <text:p>                                             </text:p>
            <text:p>                                         </text:p>
            <text:p>                             </text:p>
            <text:p>                             - 9700 </text:p>
            <text:p>                                 </text:p>
            <text:p>                                       </text:p>
            <text:p>                                 </text:p>
            <text:p>                             </text:p>
            <text:p/>
            <text:p>         </text:p>
            <text:p>                             </text:p>
            <text:p>                                         </text:p>
            <text:p>                                             </text:p>
            <text:p>                                                 </text:p>
            <text:p>                                                 (61) 99606 </text:p>
            <text:p>                                             </text:p>
            <text:p>                                         </text:p>
            <text:p>                             </text:p>
            <text:p>                             - 9700</text:p>
          </table:table-cell>
          <table:table-cell office:value-type="string" calcext:value-type="string">
            <text:p>168 dias</text:p>
          </table:table-cell>
          <table:table-cell office:value-type="string" calcext:value-type="string">
            <text:p>Sim</text:p>
          </table:table-cell>
          <table:table-cell table:number-columns-repeated="2" office:value-type="string" calcext:value-type="string">
            <text:p>Não encontrado</text:p>
          </table:table-cell>
          <table:table-cell office:value-type="string" calcext:value-type="string">
            <text:p>27/03/2025</text:p>
          </table:table-cell>
          <table:table-cell table:number-columns-repeated="2" office:value-type="string" calcext:value-type="string">
            <text:p>Não econtrado</text:p>
          </table:table-cell>
          <table:table-cell/>
          <table:table-cell office:value-type="string" calcext:value-type="string">
            <text:p>Vendo Excelente casa com 90 metros quadrados, 02 garagens, portao na frente, na QNQ 02, conjunto  18 ,  Ceilandia Norte, 03 quartos sendo 1 suite, quitada, escriturada com habite se.</text:p>
            <text:p>Aceita financiamento bancario.</text:p>
            <text:p>interessados ligar , telefone/whatsapp</text:p>
            <text:p/>
          </table:table-cell>
          <table:table-cell office:value-type="string" calcext:value-type="string">
            <text:p>https://www.dfimoveis.com.br/imovel/casa-3-quartos-venda-ceilandia-norte-ceilandia-df-qnq-2-conjunto-18-1054383</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2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document-statistic meta:table-count="1" meta:cell-count="10221" meta:object-count="0"/>
    <meta:generator>LibreOffice/25.2.1.2$Linux_X86_64 LibreOffice_project/d3abf4aee5fd705e4a92bba33a32f40bc4e56f49</meta:generator>
  </office:meta>
</office:document-meta>
</file>